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ndom_8" table:style-name="ta1">
        <table:shapes>
          <draw:frame draw:z-index="0" draw:style-name="gr1" draw:text-style-name="P1" svg:width="15.999cm" svg:height="8.999cm" svg:x="28.145cm" svg:y="0.1cm">
            <draw:object draw:notify-on-update-of-ranges="random_8.N1:random_8.N1 random_8.N2:random_8.N301 random_8.O1:random_8.O1 random_8.O2:random_8.O3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196" calcext:value-type="float">
            <text:p>1196</text:p>
          </table:table-cell>
          <table:table-cell office:value-type="float" office:value="1137" calcext:value-type="float">
            <text:p>1137</text:p>
          </table:table-cell>
          <table:table-cell office:value-type="float" office:value="1393" calcext:value-type="float">
            <text:p>1393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11.9" calcext:value-type="float">
            <text:p>211.9</text:p>
          </table:table-cell>
          <table:table-cell office:value-type="float" office:value="273.25" calcext:value-type="float">
            <text:p>273.25</text:p>
          </table:table-cell>
          <table:table-cell office:value-type="float" office:value="264.05" calcext:value-type="float">
            <text:p>264.05</text:p>
          </table:table-cell>
          <table:table-cell office:value-type="float" office:value="187.25" calcext:value-type="float">
            <text:p>187.25</text:p>
          </table:table-cell>
          <table:table-cell table:number-columns-repeated="2"/>
          <table:table-cell table:formula="of:=AVERAGE([.A2:.E2])" office:value-type="float" office:value="1265.6" calcext:value-type="float">
            <text:p>1265.6</text:p>
          </table:table-cell>
          <table:table-cell table:formula="of:=AVERAGE([.G2:.K2])" office:value-type="float" office:value="232.69" calcext:value-type="float">
            <text:p>232.69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718" calcext:value-type="float">
            <text:p>1718</text:p>
          </table:table-cell>
          <table:table-cell office:value-type="float" office:value="1462" calcext:value-type="float">
            <text:p>1462</text:p>
          </table:table-cell>
          <table:table-cell office:value-type="float" office:value="2043" calcext:value-type="float">
            <text:p>2043</text:p>
          </table:table-cell>
          <table:table-cell office:value-type="float" office:value="1395" calcext:value-type="float">
            <text:p>1395</text:p>
          </table:table-cell>
          <table:table-cell/>
          <table:table-cell office:value-type="float" office:value="483.12" calcext:value-type="float">
            <text:p>483.12</text:p>
          </table:table-cell>
          <table:table-cell office:value-type="float" office:value="470.27" calcext:value-type="float">
            <text:p>470.27</text:p>
          </table:table-cell>
          <table:table-cell office:value-type="float" office:value="409.87" calcext:value-type="float">
            <text:p>409.87</text:p>
          </table:table-cell>
          <table:table-cell office:value-type="float" office:value="517.54" calcext:value-type="float">
            <text:p>517.54</text:p>
          </table:table-cell>
          <table:table-cell office:value-type="float" office:value="398.65" calcext:value-type="float">
            <text:p>398.65</text:p>
          </table:table-cell>
          <table:table-cell table:number-columns-repeated="2"/>
          <table:table-cell table:formula="of:=AVERAGE([.A3:.E3])" office:value-type="float" office:value="1575" calcext:value-type="float">
            <text:p>1575</text:p>
          </table:table-cell>
          <table:table-cell table:formula="of:=AVERAGE([.G3:.K3])" office:value-type="float" office:value="455.89" calcext:value-type="float">
            <text:p>455.89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798" calcext:value-type="float">
            <text:p>1798</text:p>
          </table:table-cell>
          <table:table-cell office:value-type="float" office:value="1637" calcext:value-type="float">
            <text:p>1637</text:p>
          </table:table-cell>
          <table:table-cell office:value-type="float" office:value="1817" calcext:value-type="float">
            <text:p>1817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float" office:value="523.62" calcext:value-type="float">
            <text:p>523.62</text:p>
          </table:table-cell>
          <table:table-cell office:value-type="float" office:value="704.31" calcext:value-type="float">
            <text:p>704.31</text:p>
          </table:table-cell>
          <table:table-cell office:value-type="float" office:value="571.47" calcext:value-type="float">
            <text:p>571.47</text:p>
          </table:table-cell>
          <table:table-cell office:value-type="float" office:value="646.17" calcext:value-type="float">
            <text:p>646.17</text:p>
          </table:table-cell>
          <table:table-cell office:value-type="float" office:value="548.26" calcext:value-type="float">
            <text:p>548.26</text:p>
          </table:table-cell>
          <table:table-cell table:number-columns-repeated="2"/>
          <table:table-cell table:formula="of:=AVERAGE([.A4:.E4])" office:value-type="float" office:value="1625.4" calcext:value-type="float">
            <text:p>1625.4</text:p>
          </table:table-cell>
          <table:table-cell table:formula="of:=AVERAGE([.G4:.K4])" office:value-type="float" office:value="598.766" calcext:value-type="float">
            <text:p>598.76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535" calcext:value-type="float">
            <text:p>2535</text:p>
          </table:table-cell>
          <table:table-cell office:value-type="float" office:value="1502" calcext:value-type="float">
            <text:p>1502</text:p>
          </table:table-cell>
          <table:table-cell office:value-type="float" office:value="1742" calcext:value-type="float">
            <text:p>1742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float" office:value="454.69" calcext:value-type="float">
            <text:p>454.69</text:p>
          </table:table-cell>
          <table:table-cell office:value-type="float" office:value="468.41" calcext:value-type="float">
            <text:p>468.41</text:p>
          </table:table-cell>
          <table:table-cell office:value-type="float" office:value="736.53" calcext:value-type="float">
            <text:p>736.53</text:p>
          </table:table-cell>
          <table:table-cell office:value-type="float" office:value="727.77" calcext:value-type="float">
            <text:p>727.77</text:p>
          </table:table-cell>
          <table:table-cell office:value-type="float" office:value="647.15" calcext:value-type="float">
            <text:p>647.15</text:p>
          </table:table-cell>
          <table:table-cell table:number-columns-repeated="2"/>
          <table:table-cell table:formula="of:=AVERAGE([.A5:.E5])" office:value-type="float" office:value="1752.2" calcext:value-type="float">
            <text:p>1752.2</text:p>
          </table:table-cell>
          <table:table-cell table:formula="of:=AVERAGE([.G5:.K5])" office:value-type="float" office:value="606.91" calcext:value-type="float">
            <text:p>606.9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300" calcext:value-type="float">
            <text:p>2300</text:p>
          </table:table-cell>
          <table:table-cell office:value-type="float" office:value="1687" calcext:value-type="float">
            <text:p>1687</text:p>
          </table:table-cell>
          <table:table-cell office:value-type="float" office:value="1955" calcext:value-type="float">
            <text:p>1955</text:p>
          </table:table-cell>
          <table:table-cell office:value-type="float" office:value="1652" calcext:value-type="float">
            <text:p>1652</text:p>
          </table:table-cell>
          <table:table-cell/>
          <table:table-cell office:value-type="float" office:value="594.92" calcext:value-type="float">
            <text:p>594.92</text:p>
          </table:table-cell>
          <table:table-cell office:value-type="float" office:value="674.33" calcext:value-type="float">
            <text:p>674.33</text:p>
          </table:table-cell>
          <table:table-cell office:value-type="float" office:value="716.6" calcext:value-type="float">
            <text:p>716.6</text:p>
          </table:table-cell>
          <table:table-cell office:value-type="float" office:value="597.11" calcext:value-type="float">
            <text:p>597.11</text:p>
          </table:table-cell>
          <table:table-cell office:value-type="float" office:value="567.47" calcext:value-type="float">
            <text:p>567.47</text:p>
          </table:table-cell>
          <table:table-cell table:number-columns-repeated="2"/>
          <table:table-cell table:formula="of:=AVERAGE([.A6:.E6])" office:value-type="float" office:value="1813.2" calcext:value-type="float">
            <text:p>1813.2</text:p>
          </table:table-cell>
          <table:table-cell table:formula="of:=AVERAGE([.G6:.K6])" office:value-type="float" office:value="630.086" calcext:value-type="float">
            <text:p>630.08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218" calcext:value-type="float">
            <text:p>2218</text:p>
          </table:table-cell>
          <table:table-cell office:value-type="float" office:value="2031" calcext:value-type="float">
            <text:p>2031</text:p>
          </table:table-cell>
          <table:table-cell office:value-type="float" office:value="1557" calcext:value-type="float">
            <text:p>1557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715.32" calcext:value-type="float">
            <text:p>715.32</text:p>
          </table:table-cell>
          <table:table-cell office:value-type="float" office:value="795.32" calcext:value-type="float">
            <text:p>795.32</text:p>
          </table:table-cell>
          <table:table-cell office:value-type="float" office:value="964.1" calcext:value-type="float">
            <text:p>964.1</text:p>
          </table:table-cell>
          <table:table-cell office:value-type="float" office:value="656.29" calcext:value-type="float">
            <text:p>656.29</text:p>
          </table:table-cell>
          <table:table-cell office:value-type="float" office:value="659.49" calcext:value-type="float">
            <text:p>659.49</text:p>
          </table:table-cell>
          <table:table-cell table:number-columns-repeated="2"/>
          <table:table-cell table:formula="of:=AVERAGE([.A7:.E7])" office:value-type="float" office:value="1801.6" calcext:value-type="float">
            <text:p>1801.6</text:p>
          </table:table-cell>
          <table:table-cell table:formula="of:=AVERAGE([.G7:.K7])" office:value-type="float" office:value="758.104" calcext:value-type="float">
            <text:p>758.10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19" calcext:value-type="float">
            <text:p>2119</text:p>
          </table:table-cell>
          <table:table-cell office:value-type="float" office:value="1789" calcext:value-type="float">
            <text:p>1789</text:p>
          </table:table-cell>
          <table:table-cell office:value-type="float" office:value="1439" calcext:value-type="float">
            <text:p>1439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float" office:value="745.56" calcext:value-type="float">
            <text:p>745.56</text:p>
          </table:table-cell>
          <table:table-cell office:value-type="float" office:value="886.81" calcext:value-type="float">
            <text:p>886.81</text:p>
          </table:table-cell>
          <table:table-cell office:value-type="float" office:value="906.2" calcext:value-type="float">
            <text:p>906.2</text:p>
          </table:table-cell>
          <table:table-cell office:value-type="float" office:value="668.08" calcext:value-type="float">
            <text:p>668.08</text:p>
          </table:table-cell>
          <table:table-cell office:value-type="float" office:value="537.77" calcext:value-type="float">
            <text:p>537.77</text:p>
          </table:table-cell>
          <table:table-cell table:number-columns-repeated="2"/>
          <table:table-cell table:formula="of:=AVERAGE([.A8:.E8])" office:value-type="float" office:value="1744.6" calcext:value-type="float">
            <text:p>1744.6</text:p>
          </table:table-cell>
          <table:table-cell table:formula="of:=AVERAGE([.G8:.K8])" office:value-type="float" office:value="748.884" calcext:value-type="float">
            <text:p>748.884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160" calcext:value-type="float">
            <text:p>2160</text:p>
          </table:table-cell>
          <table:table-cell table:number-columns-repeated="2" office:value-type="float" office:value="1787" calcext:value-type="float">
            <text:p>1787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float" office:value="813.91" calcext:value-type="float">
            <text:p>813.91</text:p>
          </table:table-cell>
          <table:table-cell office:value-type="float" office:value="898.54" calcext:value-type="float">
            <text:p>898.54</text:p>
          </table:table-cell>
          <table:table-cell office:value-type="float" office:value="915.66" calcext:value-type="float">
            <text:p>915.66</text:p>
          </table:table-cell>
          <table:table-cell office:value-type="float" office:value="674.34" calcext:value-type="float">
            <text:p>674.34</text:p>
          </table:table-cell>
          <table:table-cell office:value-type="float" office:value="755.9" calcext:value-type="float">
            <text:p>755.9</text:p>
          </table:table-cell>
          <table:table-cell table:number-columns-repeated="2"/>
          <table:table-cell table:formula="of:=AVERAGE([.A9:.E9])" office:value-type="float" office:value="1930.4" calcext:value-type="float">
            <text:p>1930.4</text:p>
          </table:table-cell>
          <table:table-cell table:formula="of:=AVERAGE([.G9:.K9])" office:value-type="float" office:value="811.67" calcext:value-type="float">
            <text:p>811.67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237" calcext:value-type="float">
            <text:p>2237</text:p>
          </table:table-cell>
          <table:table-cell office:value-type="float" office:value="1962" calcext:value-type="float">
            <text:p>1962</text:p>
          </table:table-cell>
          <table:table-cell office:value-type="float" office:value="1635" calcext:value-type="float">
            <text:p>163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797.75" calcext:value-type="float">
            <text:p>797.75</text:p>
          </table:table-cell>
          <table:table-cell office:value-type="float" office:value="891.81" calcext:value-type="float">
            <text:p>891.81</text:p>
          </table:table-cell>
          <table:table-cell office:value-type="float" office:value="868.78" calcext:value-type="float">
            <text:p>868.78</text:p>
          </table:table-cell>
          <table:table-cell office:value-type="float" office:value="705.67" calcext:value-type="float">
            <text:p>705.67</text:p>
          </table:table-cell>
          <table:table-cell office:value-type="float" office:value="788.4" calcext:value-type="float">
            <text:p>788.4</text:p>
          </table:table-cell>
          <table:table-cell table:number-columns-repeated="2"/>
          <table:table-cell table:formula="of:=AVERAGE([.A10:.E10])" office:value-type="float" office:value="1901.4" calcext:value-type="float">
            <text:p>1901.4</text:p>
          </table:table-cell>
          <table:table-cell table:formula="of:=AVERAGE([.G10:.K10])" office:value-type="float" office:value="810.482" calcext:value-type="float">
            <text:p>810.48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166" calcext:value-type="float">
            <text:p>2166</text:p>
          </table:table-cell>
          <table:table-cell office:value-type="float" office:value="1737" calcext:value-type="float">
            <text:p>1737</text:p>
          </table:table-cell>
          <table:table-cell office:value-type="float" office:value="1879" calcext:value-type="float">
            <text:p>1879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932.69" calcext:value-type="float">
            <text:p>932.69</text:p>
          </table:table-cell>
          <table:table-cell office:value-type="float" office:value="909.33" calcext:value-type="float">
            <text:p>909.33</text:p>
          </table:table-cell>
          <table:table-cell office:value-type="float" office:value="815.03" calcext:value-type="float">
            <text:p>815.03</text:p>
          </table:table-cell>
          <table:table-cell office:value-type="float" office:value="813" calcext:value-type="float">
            <text:p>813</text:p>
          </table:table-cell>
          <table:table-cell office:value-type="float" office:value="716.51" calcext:value-type="float">
            <text:p>716.51</text:p>
          </table:table-cell>
          <table:table-cell table:number-columns-repeated="2"/>
          <table:table-cell table:formula="of:=AVERAGE([.A11:.E11])" office:value-type="float" office:value="1927.6" calcext:value-type="float">
            <text:p>1927.6</text:p>
          </table:table-cell>
          <table:table-cell table:formula="of:=AVERAGE([.G11:.K11])" office:value-type="float" office:value="837.312" calcext:value-type="float">
            <text:p>837.312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090" calcext:value-type="float">
            <text:p>2090</text:p>
          </table:table-cell>
          <table:table-cell office:value-type="float" office:value="1637" calcext:value-type="float">
            <text:p>1637</text:p>
          </table:table-cell>
          <table:table-cell office:value-type="float" office:value="1954" calcext:value-type="float">
            <text:p>1954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839.47" calcext:value-type="float">
            <text:p>839.47</text:p>
          </table:table-cell>
          <table:table-cell office:value-type="float" office:value="1029.77" calcext:value-type="float">
            <text:p>1029.77</text:p>
          </table:table-cell>
          <table:table-cell office:value-type="float" office:value="823.92" calcext:value-type="float">
            <text:p>823.92</text:p>
          </table:table-cell>
          <table:table-cell office:value-type="float" office:value="826.07" calcext:value-type="float">
            <text:p>826.07</text:p>
          </table:table-cell>
          <table:table-cell office:value-type="float" office:value="867.14" calcext:value-type="float">
            <text:p>867.14</text:p>
          </table:table-cell>
          <table:table-cell table:number-columns-repeated="2"/>
          <table:table-cell table:formula="of:=AVERAGE([.A12:.E12])" office:value-type="float" office:value="1837.8" calcext:value-type="float">
            <text:p>1837.8</text:p>
          </table:table-cell>
          <table:table-cell table:formula="of:=AVERAGE([.G12:.K12])" office:value-type="float" office:value="877.274" calcext:value-type="float">
            <text:p>877.27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893" calcext:value-type="float">
            <text:p>1893</text:p>
          </table:table-cell>
          <table:table-cell office:value-type="float" office:value="1787" calcext:value-type="float">
            <text:p>1787</text:p>
          </table:table-cell>
          <table:table-cell office:value-type="float" office:value="1891" calcext:value-type="float">
            <text:p>1891</text:p>
          </table:table-cell>
          <table:table-cell office:value-type="float" office:value="1645" calcext:value-type="float">
            <text:p>1645</text:p>
          </table:table-cell>
          <table:table-cell/>
          <table:table-cell office:value-type="float" office:value="810.09" calcext:value-type="float">
            <text:p>810.09</text:p>
          </table:table-cell>
          <table:table-cell office:value-type="float" office:value="919.57" calcext:value-type="float">
            <text:p>919.57</text:p>
          </table:table-cell>
          <table:table-cell office:value-type="float" office:value="867.85" calcext:value-type="float">
            <text:p>867.85</text:p>
          </table:table-cell>
          <table:table-cell office:value-type="float" office:value="852.75" calcext:value-type="float">
            <text:p>852.75</text:p>
          </table:table-cell>
          <table:table-cell office:value-type="float" office:value="700.03" calcext:value-type="float">
            <text:p>700.03</text:p>
          </table:table-cell>
          <table:table-cell table:number-columns-repeated="2"/>
          <table:table-cell table:formula="of:=AVERAGE([.A13:.E13])" office:value-type="float" office:value="1798.8" calcext:value-type="float">
            <text:p>1798.8</text:p>
          </table:table-cell>
          <table:table-cell table:formula="of:=AVERAGE([.G13:.K13])" office:value-type="float" office:value="830.058" calcext:value-type="float">
            <text:p>830.058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114" calcext:value-type="float">
            <text:p>2114</text:p>
          </table:table-cell>
          <table:table-cell office:value-type="float" office:value="1667" calcext:value-type="float">
            <text:p>1667</text:p>
          </table:table-cell>
          <table:table-cell office:value-type="float" office:value="1779" calcext:value-type="float">
            <text:p>1779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924.11" calcext:value-type="float">
            <text:p>924.11</text:p>
          </table:table-cell>
          <table:table-cell office:value-type="float" office:value="1026.65" calcext:value-type="float">
            <text:p>1026.65</text:p>
          </table:table-cell>
          <table:table-cell office:value-type="float" office:value="819.29" calcext:value-type="float">
            <text:p>819.29</text:p>
          </table:table-cell>
          <table:table-cell office:value-type="float" office:value="843.63" calcext:value-type="float">
            <text:p>843.63</text:p>
          </table:table-cell>
          <table:table-cell office:value-type="float" office:value="728.45" calcext:value-type="float">
            <text:p>728.45</text:p>
          </table:table-cell>
          <table:table-cell table:number-columns-repeated="2"/>
          <table:table-cell table:formula="of:=AVERAGE([.A14:.E14])" office:value-type="float" office:value="1856" calcext:value-type="float">
            <text:p>1856</text:p>
          </table:table-cell>
          <table:table-cell table:formula="of:=AVERAGE([.G14:.K14])" office:value-type="float" office:value="868.426" calcext:value-type="float">
            <text:p>868.426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058" calcext:value-type="float">
            <text:p>2058</text:p>
          </table:table-cell>
          <table:table-cell office:value-type="float" office:value="1934" calcext:value-type="float">
            <text:p>1934</text:p>
          </table:table-cell>
          <table:table-cell office:value-type="float" office:value="1822" calcext:value-type="float">
            <text:p>1822</text:p>
          </table:table-cell>
          <table:table-cell office:value-type="float" office:value="1682" calcext:value-type="float">
            <text:p>1682</text:p>
          </table:table-cell>
          <table:table-cell/>
          <table:table-cell office:value-type="float" office:value="879.57" calcext:value-type="float">
            <text:p>879.57</text:p>
          </table:table-cell>
          <table:table-cell office:value-type="float" office:value="1036.18" calcext:value-type="float">
            <text:p>1036.18</text:p>
          </table:table-cell>
          <table:table-cell office:value-type="float" office:value="873.41" calcext:value-type="float">
            <text:p>873.41</text:p>
          </table:table-cell>
          <table:table-cell office:value-type="float" office:value="804.12" calcext:value-type="float">
            <text:p>804.12</text:p>
          </table:table-cell>
          <table:table-cell office:value-type="float" office:value="602.26" calcext:value-type="float">
            <text:p>602.26</text:p>
          </table:table-cell>
          <table:table-cell table:number-columns-repeated="2"/>
          <table:table-cell table:formula="of:=AVERAGE([.A15:.E15])" office:value-type="float" office:value="1980.6" calcext:value-type="float">
            <text:p>1980.6</text:p>
          </table:table-cell>
          <table:table-cell table:formula="of:=AVERAGE([.G15:.K15])" office:value-type="float" office:value="839.108" calcext:value-type="float">
            <text:p>839.10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271" calcext:value-type="float">
            <text:p>2271</text:p>
          </table:table-cell>
          <table:table-cell office:value-type="float" office:value="1837" calcext:value-type="float">
            <text:p>1837</text:p>
          </table:table-cell>
          <table:table-cell office:value-type="float" office:value="1779" calcext:value-type="float">
            <text:p>1779</text:p>
          </table:table-cell>
          <table:table-cell office:value-type="float" office:value="1798" calcext:value-type="float">
            <text:p>1798</text:p>
          </table:table-cell>
          <table:table-cell/>
          <table:table-cell office:value-type="float" office:value="971.74" calcext:value-type="float">
            <text:p>971.74</text:p>
          </table:table-cell>
          <table:table-cell office:value-type="float" office:value="990.1" calcext:value-type="float">
            <text:p>990.1</text:p>
          </table:table-cell>
          <table:table-cell office:value-type="float" office:value="854.14" calcext:value-type="float">
            <text:p>854.14</text:p>
          </table:table-cell>
          <table:table-cell office:value-type="float" office:value="833.63" calcext:value-type="float">
            <text:p>833.63</text:p>
          </table:table-cell>
          <table:table-cell office:value-type="float" office:value="851.68" calcext:value-type="float">
            <text:p>851.68</text:p>
          </table:table-cell>
          <table:table-cell table:number-columns-repeated="2"/>
          <table:table-cell table:formula="of:=AVERAGE([.A16:.E16])" office:value-type="float" office:value="1931.6" calcext:value-type="float">
            <text:p>1931.6</text:p>
          </table:table-cell>
          <table:table-cell table:formula="of:=AVERAGE([.G16:.K16])" office:value-type="float" office:value="900.258" calcext:value-type="float">
            <text:p>900.25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60" calcext:value-type="float">
            <text:p>2060</text:p>
          </table:table-cell>
          <table:table-cell office:value-type="float" office:value="1798" calcext:value-type="float">
            <text:p>1798</text:p>
          </table:table-cell>
          <table:table-cell office:value-type="float" office:value="2054" calcext:value-type="float">
            <text:p>2054</text:p>
          </table:table-cell>
          <table:table-cell office:value-type="float" office:value="1883" calcext:value-type="float">
            <text:p>1883</text:p>
          </table:table-cell>
          <table:table-cell/>
          <table:table-cell office:value-type="float" office:value="903.22" calcext:value-type="float">
            <text:p>903.22</text:p>
          </table:table-cell>
          <table:table-cell office:value-type="float" office:value="1027.83" calcext:value-type="float">
            <text:p>1027.83</text:p>
          </table:table-cell>
          <table:table-cell office:value-type="float" office:value="886.59" calcext:value-type="float">
            <text:p>886.59</text:p>
          </table:table-cell>
          <table:table-cell office:value-type="float" office:value="809.94" calcext:value-type="float">
            <text:p>809.94</text:p>
          </table:table-cell>
          <table:table-cell office:value-type="float" office:value="707.9" calcext:value-type="float">
            <text:p>707.9</text:p>
          </table:table-cell>
          <table:table-cell table:number-columns-repeated="2"/>
          <table:table-cell table:formula="of:=AVERAGE([.A17:.E17])" office:value-type="float" office:value="1947.4" calcext:value-type="float">
            <text:p>1947.4</text:p>
          </table:table-cell>
          <table:table-cell table:formula="of:=AVERAGE([.G17:.K17])" office:value-type="float" office:value="867.096" calcext:value-type="float">
            <text:p>867.09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162" calcext:value-type="float">
            <text:p>2162</text:p>
          </table:table-cell>
          <table:table-cell office:value-type="float" office:value="1871" calcext:value-type="float">
            <text:p>1871</text:p>
          </table:table-cell>
          <table:table-cell office:value-type="float" office:value="1801" calcext:value-type="float">
            <text:p>1801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852.76" calcext:value-type="float">
            <text:p>852.76</text:p>
          </table:table-cell>
          <table:table-cell office:value-type="float" office:value="1087.68" calcext:value-type="float">
            <text:p>1087.68</text:p>
          </table:table-cell>
          <table:table-cell office:value-type="float" office:value="820.73" calcext:value-type="float">
            <text:p>820.73</text:p>
          </table:table-cell>
          <table:table-cell office:value-type="float" office:value="857.61" calcext:value-type="float">
            <text:p>857.61</text:p>
          </table:table-cell>
          <table:table-cell office:value-type="float" office:value="720.78" calcext:value-type="float">
            <text:p>720.78</text:p>
          </table:table-cell>
          <table:table-cell table:number-columns-repeated="2"/>
          <table:table-cell table:formula="of:=AVERAGE([.A18:.E18])" office:value-type="float" office:value="1885.8" calcext:value-type="float">
            <text:p>1885.8</text:p>
          </table:table-cell>
          <table:table-cell table:formula="of:=AVERAGE([.G18:.K18])" office:value-type="float" office:value="867.912" calcext:value-type="float">
            <text:p>867.91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300" calcext:value-type="float">
            <text:p>2300</text:p>
          </table:table-cell>
          <table:table-cell office:value-type="float" office:value="2012" calcext:value-type="float">
            <text:p>2012</text:p>
          </table:table-cell>
          <table:table-cell office:value-type="float" office:value="1894" calcext:value-type="float">
            <text:p>1894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908.17" calcext:value-type="float">
            <text:p>908.17</text:p>
          </table:table-cell>
          <table:table-cell office:value-type="float" office:value="1158.26" calcext:value-type="float">
            <text:p>1158.26</text:p>
          </table:table-cell>
          <table:table-cell office:value-type="float" office:value="871.69" calcext:value-type="float">
            <text:p>871.69</text:p>
          </table:table-cell>
          <table:table-cell office:value-type="float" office:value="961.54" calcext:value-type="float">
            <text:p>961.54</text:p>
          </table:table-cell>
          <table:table-cell office:value-type="float" office:value="678.99" calcext:value-type="float">
            <text:p>678.99</text:p>
          </table:table-cell>
          <table:table-cell table:number-columns-repeated="2"/>
          <table:table-cell table:formula="of:=AVERAGE([.A19:.E19])" office:value-type="float" office:value="2086.2" calcext:value-type="float">
            <text:p>2086.2</text:p>
          </table:table-cell>
          <table:table-cell table:formula="of:=AVERAGE([.G19:.K19])" office:value-type="float" office:value="915.73" calcext:value-type="float">
            <text:p>915.7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425" calcext:value-type="float">
            <text:p>2425</text:p>
          </table:table-cell>
          <table:table-cell office:value-type="float" office:value="1884" calcext:value-type="float">
            <text:p>1884</text:p>
          </table:table-cell>
          <table:table-cell office:value-type="float" office:value="1724" calcext:value-type="float">
            <text:p>1724</text:p>
          </table:table-cell>
          <table:table-cell office:value-type="float" office:value="1772" calcext:value-type="float">
            <text:p>1772</text:p>
          </table:table-cell>
          <table:table-cell/>
          <table:table-cell office:value-type="float" office:value="986.1" calcext:value-type="float">
            <text:p>986.1</text:p>
          </table:table-cell>
          <table:table-cell office:value-type="float" office:value="1231.68" calcext:value-type="float">
            <text:p>1231.68</text:p>
          </table:table-cell>
          <table:table-cell office:value-type="float" office:value="941.73" calcext:value-type="float">
            <text:p>941.73</text:p>
          </table:table-cell>
          <table:table-cell office:value-type="float" office:value="872.99" calcext:value-type="float">
            <text:p>872.99</text:p>
          </table:table-cell>
          <table:table-cell office:value-type="float" office:value="652.34" calcext:value-type="float">
            <text:p>652.34</text:p>
          </table:table-cell>
          <table:table-cell table:number-columns-repeated="2"/>
          <table:table-cell table:formula="of:=AVERAGE([.A20:.E20])" office:value-type="float" office:value="1979" calcext:value-type="float">
            <text:p>1979</text:p>
          </table:table-cell>
          <table:table-cell table:formula="of:=AVERAGE([.G20:.K20])" office:value-type="float" office:value="936.968" calcext:value-type="float">
            <text:p>936.968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400" calcext:value-type="float">
            <text:p>2400</text:p>
          </table:table-cell>
          <table:table-cell office:value-type="float" office:value="1988" calcext:value-type="float">
            <text:p>1988</text:p>
          </table:table-cell>
          <table:table-cell office:value-type="float" office:value="1954" calcext:value-type="float">
            <text:p>1954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1007.34" calcext:value-type="float">
            <text:p>1007.34</text:p>
          </table:table-cell>
          <table:table-cell office:value-type="float" office:value="1100.49" calcext:value-type="float">
            <text:p>1100.49</text:p>
          </table:table-cell>
          <table:table-cell office:value-type="float" office:value="876.31" calcext:value-type="float">
            <text:p>876.31</text:p>
          </table:table-cell>
          <table:table-cell office:value-type="float" office:value="859.38" calcext:value-type="float">
            <text:p>859.38</text:p>
          </table:table-cell>
          <table:table-cell office:value-type="float" office:value="694.08" calcext:value-type="float">
            <text:p>694.08</text:p>
          </table:table-cell>
          <table:table-cell table:number-columns-repeated="2"/>
          <table:table-cell table:formula="of:=AVERAGE([.A21:.E21])" office:value-type="float" office:value="2069.6" calcext:value-type="float">
            <text:p>2069.6</text:p>
          </table:table-cell>
          <table:table-cell table:formula="of:=AVERAGE([.G21:.K21])" office:value-type="float" office:value="907.52" calcext:value-type="float">
            <text:p>907.52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350" calcext:value-type="float">
            <text:p>2350</text:p>
          </table:table-cell>
          <table:table-cell office:value-type="float" office:value="2112" calcext:value-type="float">
            <text:p>2112</text:p>
          </table:table-cell>
          <table:table-cell office:value-type="float" office:value="1980" calcext:value-type="float">
            <text:p>1980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float" office:value="989.63" calcext:value-type="float">
            <text:p>989.63</text:p>
          </table:table-cell>
          <table:table-cell office:value-type="float" office:value="1110.62" calcext:value-type="float">
            <text:p>1110.62</text:p>
          </table:table-cell>
          <table:table-cell office:value-type="float" office:value="896.6" calcext:value-type="float">
            <text:p>896.6</text:p>
          </table:table-cell>
          <table:table-cell office:value-type="float" office:value="797.12" calcext:value-type="float">
            <text:p>797.12</text:p>
          </table:table-cell>
          <table:table-cell office:value-type="float" office:value="661.85" calcext:value-type="float">
            <text:p>661.85</text:p>
          </table:table-cell>
          <table:table-cell table:number-columns-repeated="2"/>
          <table:table-cell table:formula="of:=AVERAGE([.A22:.E22])" office:value-type="float" office:value="2195.6" calcext:value-type="float">
            <text:p>2195.6</text:p>
          </table:table-cell>
          <table:table-cell table:formula="of:=AVERAGE([.G22:.K22])" office:value-type="float" office:value="891.164" calcext:value-type="float">
            <text:p>891.16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92" calcext:value-type="float">
            <text:p>2092</text:p>
          </table:table-cell>
          <table:table-cell office:value-type="float" office:value="2115" calcext:value-type="float">
            <text:p>2115</text:p>
          </table:table-cell>
          <table:table-cell office:value-type="float" office:value="1899" calcext:value-type="float">
            <text:p>1899</text:p>
          </table:table-cell>
          <table:table-cell office:value-type="float" office:value="1618" calcext:value-type="float">
            <text:p>1618</text:p>
          </table:table-cell>
          <table:table-cell/>
          <table:table-cell office:value-type="float" office:value="936.51" calcext:value-type="float">
            <text:p>936.51</text:p>
          </table:table-cell>
          <table:table-cell office:value-type="float" office:value="1108.41" calcext:value-type="float">
            <text:p>1108.41</text:p>
          </table:table-cell>
          <table:table-cell office:value-type="float" office:value="820.85" calcext:value-type="float">
            <text:p>820.85</text:p>
          </table:table-cell>
          <table:table-cell office:value-type="float" office:value="857.79" calcext:value-type="float">
            <text:p>857.79</text:p>
          </table:table-cell>
          <table:table-cell office:value-type="float" office:value="688.46" calcext:value-type="float">
            <text:p>688.46</text:p>
          </table:table-cell>
          <table:table-cell table:number-columns-repeated="2"/>
          <table:table-cell table:formula="of:=AVERAGE([.A23:.E23])" office:value-type="float" office:value="1933.4" calcext:value-type="float">
            <text:p>1933.4</text:p>
          </table:table-cell>
          <table:table-cell table:formula="of:=AVERAGE([.G23:.K23])" office:value-type="float" office:value="882.404" calcext:value-type="float">
            <text:p>882.404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380" calcext:value-type="float">
            <text:p>2380</text:p>
          </table:table-cell>
          <table:table-cell office:value-type="float" office:value="1737" calcext:value-type="float">
            <text:p>1737</text:p>
          </table:table-cell>
          <table:table-cell office:value-type="float" office:value="1899" calcext:value-type="float">
            <text:p>1899</text:p>
          </table:table-cell>
          <table:table-cell office:value-type="float" office:value="1715" calcext:value-type="float">
            <text:p>1715</text:p>
          </table:table-cell>
          <table:table-cell/>
          <table:table-cell office:value-type="float" office:value="1015.19" calcext:value-type="float">
            <text:p>1015.19</text:p>
          </table:table-cell>
          <table:table-cell office:value-type="float" office:value="1260.9" calcext:value-type="float">
            <text:p>1260.9</text:p>
          </table:table-cell>
          <table:table-cell office:value-type="float" office:value="801.53" calcext:value-type="float">
            <text:p>801.53</text:p>
          </table:table-cell>
          <table:table-cell office:value-type="float" office:value="861.22" calcext:value-type="float">
            <text:p>861.22</text:p>
          </table:table-cell>
          <table:table-cell office:value-type="float" office:value="706.39" calcext:value-type="float">
            <text:p>706.39</text:p>
          </table:table-cell>
          <table:table-cell table:number-columns-repeated="2"/>
          <table:table-cell table:formula="of:=AVERAGE([.A24:.E24])" office:value-type="float" office:value="1925.8" calcext:value-type="float">
            <text:p>1925.8</text:p>
          </table:table-cell>
          <table:table-cell table:formula="of:=AVERAGE([.G24:.K24])" office:value-type="float" office:value="929.046" calcext:value-type="float">
            <text:p>929.046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124" calcext:value-type="float">
            <text:p>2124</text:p>
          </table:table-cell>
          <table:table-cell office:value-type="float" office:value="2012" calcext:value-type="float">
            <text:p>2012</text:p>
          </table:table-cell>
          <table:table-cell office:value-type="float" office:value="1874" calcext:value-type="float">
            <text:p>1874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988.15" calcext:value-type="float">
            <text:p>988.15</text:p>
          </table:table-cell>
          <table:table-cell office:value-type="float" office:value="1108.83" calcext:value-type="float">
            <text:p>1108.83</text:p>
          </table:table-cell>
          <table:table-cell office:value-type="float" office:value="922.68" calcext:value-type="float">
            <text:p>922.68</text:p>
          </table:table-cell>
          <table:table-cell office:value-type="float" office:value="922.09" calcext:value-type="float">
            <text:p>922.09</text:p>
          </table:table-cell>
          <table:table-cell office:value-type="float" office:value="662.18" calcext:value-type="float">
            <text:p>662.18</text:p>
          </table:table-cell>
          <table:table-cell table:number-columns-repeated="2"/>
          <table:table-cell table:formula="of:=AVERAGE([.A25:.E25])" office:value-type="float" office:value="2010.8" calcext:value-type="float">
            <text:p>2010.8</text:p>
          </table:table-cell>
          <table:table-cell table:formula="of:=AVERAGE([.G25:.K25])" office:value-type="float" office:value="920.786" calcext:value-type="float">
            <text:p>920.786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450" calcext:value-type="float">
            <text:p>2450</text:p>
          </table:table-cell>
          <table:table-cell office:value-type="float" office:value="1930" calcext:value-type="float">
            <text:p>1930</text:p>
          </table:table-cell>
          <table:table-cell office:value-type="float" office:value="1980" calcext:value-type="float">
            <text:p>1980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float" office:value="922.57" calcext:value-type="float">
            <text:p>922.57</text:p>
          </table:table-cell>
          <table:table-cell office:value-type="float" office:value="1143.32" calcext:value-type="float">
            <text:p>1143.32</text:p>
          </table:table-cell>
          <table:table-cell office:value-type="float" office:value="923.17" calcext:value-type="float">
            <text:p>923.17</text:p>
          </table:table-cell>
          <table:table-cell office:value-type="float" office:value="873.16" calcext:value-type="float">
            <text:p>873.16</text:p>
          </table:table-cell>
          <table:table-cell office:value-type="float" office:value="698.81" calcext:value-type="float">
            <text:p>698.81</text:p>
          </table:table-cell>
          <table:table-cell table:number-columns-repeated="2"/>
          <table:table-cell table:formula="of:=AVERAGE([.A26:.E26])" office:value-type="float" office:value="2014.8" calcext:value-type="float">
            <text:p>2014.8</text:p>
          </table:table-cell>
          <table:table-cell table:formula="of:=AVERAGE([.G26:.K26])" office:value-type="float" office:value="912.206" calcext:value-type="float">
            <text:p>912.206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525" calcext:value-type="float">
            <text:p>2525</text:p>
          </table:table-cell>
          <table:table-cell office:value-type="float" office:value="2241" calcext:value-type="float">
            <text:p>2241</text:p>
          </table:table-cell>
          <table:table-cell office:value-type="float" office:value="2062" calcext:value-type="float">
            <text:p>2062</text:p>
          </table:table-cell>
          <table:table-cell office:value-type="float" office:value="1833" calcext:value-type="float">
            <text:p>1833</text:p>
          </table:table-cell>
          <table:table-cell/>
          <table:table-cell office:value-type="float" office:value="1022.35" calcext:value-type="float">
            <text:p>1022.35</text:p>
          </table:table-cell>
          <table:table-cell office:value-type="float" office:value="1139.05" calcext:value-type="float">
            <text:p>1139.05</text:p>
          </table:table-cell>
          <table:table-cell office:value-type="float" office:value="871.18" calcext:value-type="float">
            <text:p>871.18</text:p>
          </table:table-cell>
          <table:table-cell office:value-type="float" office:value="867.07" calcext:value-type="float">
            <text:p>867.07</text:p>
          </table:table-cell>
          <table:table-cell office:value-type="float" office:value="705.3" calcext:value-type="float">
            <text:p>705.3</text:p>
          </table:table-cell>
          <table:table-cell table:number-columns-repeated="2"/>
          <table:table-cell table:formula="of:=AVERAGE([.A27:.E27])" office:value-type="float" office:value="2110.6" calcext:value-type="float">
            <text:p>2110.6</text:p>
          </table:table-cell>
          <table:table-cell table:formula="of:=AVERAGE([.G27:.K27])" office:value-type="float" office:value="920.99" calcext:value-type="float">
            <text:p>920.9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350" calcext:value-type="float">
            <text:p>2350</text:p>
          </table:table-cell>
          <table:table-cell office:value-type="float" office:value="1512" calcext:value-type="float">
            <text:p>1512</text:p>
          </table:table-cell>
          <table:table-cell office:value-type="float" office:value="2078" calcext:value-type="float">
            <text:p>2078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973.94" calcext:value-type="float">
            <text:p>973.94</text:p>
          </table:table-cell>
          <table:table-cell office:value-type="float" office:value="1188.86" calcext:value-type="float">
            <text:p>1188.86</text:p>
          </table:table-cell>
          <table:table-cell office:value-type="float" office:value="828.96" calcext:value-type="float">
            <text:p>828.96</text:p>
          </table:table-cell>
          <table:table-cell office:value-type="float" office:value="886.82" calcext:value-type="float">
            <text:p>886.82</text:p>
          </table:table-cell>
          <table:table-cell office:value-type="float" office:value="676.7" calcext:value-type="float">
            <text:p>676.7</text:p>
          </table:table-cell>
          <table:table-cell table:number-columns-repeated="2"/>
          <table:table-cell table:formula="of:=AVERAGE([.A28:.E28])" office:value-type="float" office:value="1955.2" calcext:value-type="float">
            <text:p>1955.2</text:p>
          </table:table-cell>
          <table:table-cell table:formula="of:=AVERAGE([.G28:.K28])" office:value-type="float" office:value="911.056" calcext:value-type="float">
            <text:p>911.05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060" calcext:value-type="float">
            <text:p>2060</text:p>
          </table:table-cell>
          <table:table-cell office:value-type="float" office:value="1868" calcext:value-type="float">
            <text:p>1868</text:p>
          </table:table-cell>
          <table:table-cell office:value-type="float" office:value="2142" calcext:value-type="float">
            <text:p>2142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953.44" calcext:value-type="float">
            <text:p>953.44</text:p>
          </table:table-cell>
          <table:table-cell office:value-type="float" office:value="1127.17" calcext:value-type="float">
            <text:p>1127.17</text:p>
          </table:table-cell>
          <table:table-cell office:value-type="float" office:value="913.96" calcext:value-type="float">
            <text:p>913.96</text:p>
          </table:table-cell>
          <table:table-cell office:value-type="float" office:value="954.99" calcext:value-type="float">
            <text:p>954.99</text:p>
          </table:table-cell>
          <table:table-cell office:value-type="float" office:value="644.48" calcext:value-type="float">
            <text:p>644.48</text:p>
          </table:table-cell>
          <table:table-cell table:number-columns-repeated="2"/>
          <table:table-cell table:formula="of:=AVERAGE([.A29:.E29])" office:value-type="float" office:value="1881.2" calcext:value-type="float">
            <text:p>1881.2</text:p>
          </table:table-cell>
          <table:table-cell table:formula="of:=AVERAGE([.G29:.K29])" office:value-type="float" office:value="918.808" calcext:value-type="float">
            <text:p>918.80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335" calcext:value-type="float">
            <text:p>2335</text:p>
          </table:table-cell>
          <table:table-cell office:value-type="float" office:value="1980" calcext:value-type="float">
            <text:p>1980</text:p>
          </table:table-cell>
          <table:table-cell office:value-type="float" office:value="2124" calcext:value-type="float">
            <text:p>2124</text:p>
          </table:table-cell>
          <table:table-cell office:value-type="float" office:value="1897" calcext:value-type="float">
            <text:p>1897</text:p>
          </table:table-cell>
          <table:table-cell/>
          <table:table-cell office:value-type="float" office:value="1018.57" calcext:value-type="float">
            <text:p>1018.57</text:p>
          </table:table-cell>
          <table:table-cell office:value-type="float" office:value="1168.96" calcext:value-type="float">
            <text:p>1168.96</text:p>
          </table:table-cell>
          <table:table-cell office:value-type="float" office:value="872.45" calcext:value-type="float">
            <text:p>872.45</text:p>
          </table:table-cell>
          <table:table-cell office:value-type="float" office:value="902.57" calcext:value-type="float">
            <text:p>902.57</text:p>
          </table:table-cell>
          <table:table-cell office:value-type="float" office:value="601.75" calcext:value-type="float">
            <text:p>601.75</text:p>
          </table:table-cell>
          <table:table-cell table:number-columns-repeated="2"/>
          <table:table-cell table:formula="of:=AVERAGE([.A30:.E30])" office:value-type="float" office:value="2043.8" calcext:value-type="float">
            <text:p>2043.8</text:p>
          </table:table-cell>
          <table:table-cell table:formula="of:=AVERAGE([.G30:.K30])" office:value-type="float" office:value="912.86" calcext:value-type="float">
            <text:p>912.8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418" calcext:value-type="float">
            <text:p>2418</text:p>
          </table:table-cell>
          <table:table-cell office:value-type="float" office:value="2034" calcext:value-type="float">
            <text:p>2034</text:p>
          </table:table-cell>
          <table:table-cell office:value-type="float" office:value="1844" calcext:value-type="float">
            <text:p>1844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024.32" calcext:value-type="float">
            <text:p>1024.32</text:p>
          </table:table-cell>
          <table:table-cell office:value-type="float" office:value="1223.07" calcext:value-type="float">
            <text:p>1223.07</text:p>
          </table:table-cell>
          <table:table-cell office:value-type="float" office:value="929.92" calcext:value-type="float">
            <text:p>929.92</text:p>
          </table:table-cell>
          <table:table-cell office:value-type="float" office:value="957.07" calcext:value-type="float">
            <text:p>957.07</text:p>
          </table:table-cell>
          <table:table-cell office:value-type="float" office:value="735.51" calcext:value-type="float">
            <text:p>735.51</text:p>
          </table:table-cell>
          <table:table-cell table:number-columns-repeated="2"/>
          <table:table-cell table:formula="of:=AVERAGE([.A31:.E31])" office:value-type="float" office:value="2011.8" calcext:value-type="float">
            <text:p>2011.8</text:p>
          </table:table-cell>
          <table:table-cell table:formula="of:=AVERAGE([.G31:.K31])" office:value-type="float" office:value="973.978" calcext:value-type="float">
            <text:p>973.978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186" calcext:value-type="float">
            <text:p>2186</text:p>
          </table:table-cell>
          <table:table-cell office:value-type="float" office:value="2024" calcext:value-type="float">
            <text:p>2024</text:p>
          </table:table-cell>
          <table:table-cell office:value-type="float" office:value="1887" calcext:value-type="float">
            <text:p>1887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float" office:value="1009.03" calcext:value-type="float">
            <text:p>1009.03</text:p>
          </table:table-cell>
          <table:table-cell office:value-type="float" office:value="1174.68" calcext:value-type="float">
            <text:p>1174.68</text:p>
          </table:table-cell>
          <table:table-cell office:value-type="float" office:value="949.41" calcext:value-type="float">
            <text:p>949.41</text:p>
          </table:table-cell>
          <table:table-cell office:value-type="float" office:value="1039.27" calcext:value-type="float">
            <text:p>1039.27</text:p>
          </table:table-cell>
          <table:table-cell office:value-type="float" office:value="792.09" calcext:value-type="float">
            <text:p>792.09</text:p>
          </table:table-cell>
          <table:table-cell table:number-columns-repeated="2"/>
          <table:table-cell table:formula="of:=AVERAGE([.A32:.E32])" office:value-type="float" office:value="1997.8" calcext:value-type="float">
            <text:p>1997.8</text:p>
          </table:table-cell>
          <table:table-cell table:formula="of:=AVERAGE([.G32:.K32])" office:value-type="float" office:value="992.896" calcext:value-type="float">
            <text:p>992.896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250" calcext:value-type="float">
            <text:p>2250</text:p>
          </table:table-cell>
          <table:table-cell office:value-type="float" office:value="1837" calcext:value-type="float">
            <text:p>1837</text:p>
          </table:table-cell>
          <table:table-cell office:value-type="float" office:value="2070" calcext:value-type="float">
            <text:p>2070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float" office:value="1015.52" calcext:value-type="float">
            <text:p>1015.52</text:p>
          </table:table-cell>
          <table:table-cell office:value-type="float" office:value="1148.26" calcext:value-type="float">
            <text:p>1148.26</text:p>
          </table:table-cell>
          <table:table-cell office:value-type="float" office:value="903.72" calcext:value-type="float">
            <text:p>903.72</text:p>
          </table:table-cell>
          <table:table-cell office:value-type="float" office:value="1057.86" calcext:value-type="float">
            <text:p>1057.86</text:p>
          </table:table-cell>
          <table:table-cell office:value-type="float" office:value="745.08" calcext:value-type="float">
            <text:p>745.08</text:p>
          </table:table-cell>
          <table:table-cell table:number-columns-repeated="2"/>
          <table:table-cell table:formula="of:=AVERAGE([.A33:.E33])" office:value-type="float" office:value="2080.8" calcext:value-type="float">
            <text:p>2080.8</text:p>
          </table:table-cell>
          <table:table-cell table:formula="of:=AVERAGE([.G33:.K33])" office:value-type="float" office:value="974.088" calcext:value-type="float">
            <text:p>974.088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038" calcext:value-type="float">
            <text:p>2038</text:p>
          </table:table-cell>
          <table:table-cell office:value-type="float" office:value="1837" calcext:value-type="float">
            <text:p>1837</text:p>
          </table:table-cell>
          <table:table-cell office:value-type="float" office:value="1762" calcext:value-type="float">
            <text:p>1762</text:p>
          </table:table-cell>
          <table:table-cell/>
          <table:table-cell office:value-type="float" office:value="1073.9" calcext:value-type="float">
            <text:p>1073.9</text:p>
          </table:table-cell>
          <table:table-cell office:value-type="float" office:value="1162.78" calcext:value-type="float">
            <text:p>1162.78</text:p>
          </table:table-cell>
          <table:table-cell office:value-type="float" office:value="963.09" calcext:value-type="float">
            <text:p>963.09</text:p>
          </table:table-cell>
          <table:table-cell office:value-type="float" office:value="951.73" calcext:value-type="float">
            <text:p>951.73</text:p>
          </table:table-cell>
          <table:table-cell office:value-type="float" office:value="726.31" calcext:value-type="float">
            <text:p>726.31</text:p>
          </table:table-cell>
          <table:table-cell table:number-columns-repeated="2"/>
          <table:table-cell table:formula="of:=AVERAGE([.A34:.E34])" office:value-type="float" office:value="2071.2" calcext:value-type="float">
            <text:p>2071.2</text:p>
          </table:table-cell>
          <table:table-cell table:formula="of:=AVERAGE([.G34:.K34])" office:value-type="float" office:value="975.562" calcext:value-type="float">
            <text:p>975.562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400" calcext:value-type="float">
            <text:p>2400</text:p>
          </table:table-cell>
          <table:table-cell office:value-type="float" office:value="1752" calcext:value-type="float">
            <text:p>1752</text:p>
          </table:table-cell>
          <table:table-cell office:value-type="float" office:value="2062" calcext:value-type="float">
            <text:p>2062</text:p>
          </table:table-cell>
          <table:table-cell office:value-type="float" office:value="1647" calcext:value-type="float">
            <text:p>1647</text:p>
          </table:table-cell>
          <table:table-cell/>
          <table:table-cell office:value-type="float" office:value="959.18" calcext:value-type="float">
            <text:p>959.18</text:p>
          </table:table-cell>
          <table:table-cell office:value-type="float" office:value="1121.26" calcext:value-type="float">
            <text:p>1121.26</text:p>
          </table:table-cell>
          <table:table-cell office:value-type="float" office:value="972.81" calcext:value-type="float">
            <text:p>972.81</text:p>
          </table:table-cell>
          <table:table-cell office:value-type="float" office:value="956.83" calcext:value-type="float">
            <text:p>956.83</text:p>
          </table:table-cell>
          <table:table-cell office:value-type="float" office:value="683.2" calcext:value-type="float">
            <text:p>683.2</text:p>
          </table:table-cell>
          <table:table-cell table:number-columns-repeated="2"/>
          <table:table-cell table:formula="of:=AVERAGE([.A35:.E35])" office:value-type="float" office:value="2204.8" calcext:value-type="float">
            <text:p>2204.8</text:p>
          </table:table-cell>
          <table:table-cell table:formula="of:=AVERAGE([.G35:.K35])" office:value-type="float" office:value="938.656" calcext:value-type="float">
            <text:p>938.656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168" calcext:value-type="float">
            <text:p>2168</text:p>
          </table:table-cell>
          <table:table-cell office:value-type="float" office:value="1787" calcext:value-type="float">
            <text:p>1787</text:p>
          </table:table-cell>
          <table:table-cell office:value-type="float" office:value="2014" calcext:value-type="float">
            <text:p>201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84.56" calcext:value-type="float">
            <text:p>984.56</text:p>
          </table:table-cell>
          <table:table-cell office:value-type="float" office:value="1175.1" calcext:value-type="float">
            <text:p>1175.1</text:p>
          </table:table-cell>
          <table:table-cell office:value-type="float" office:value="992.91" calcext:value-type="float">
            <text:p>992.91</text:p>
          </table:table-cell>
          <table:table-cell office:value-type="float" office:value="1003.18" calcext:value-type="float">
            <text:p>1003.18</text:p>
          </table:table-cell>
          <table:table-cell office:value-type="float" office:value="714.1" calcext:value-type="float">
            <text:p>714.1</text:p>
          </table:table-cell>
          <table:table-cell table:number-columns-repeated="2"/>
          <table:table-cell table:formula="of:=AVERAGE([.A36:.E36])" office:value-type="float" office:value="2003.6" calcext:value-type="float">
            <text:p>2003.6</text:p>
          </table:table-cell>
          <table:table-cell table:formula="of:=AVERAGE([.G36:.K36])" office:value-type="float" office:value="973.97" calcext:value-type="float">
            <text:p>973.9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250" calcext:value-type="float">
            <text:p>2250</text:p>
          </table:table-cell>
          <table:table-cell office:value-type="float" office:value="1787" calcext:value-type="float">
            <text:p>1787</text:p>
          </table:table-cell>
          <table:table-cell office:value-type="float" office:value="2008" calcext:value-type="float">
            <text:p>200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107.56" calcext:value-type="float">
            <text:p>1107.56</text:p>
          </table:table-cell>
          <table:table-cell office:value-type="float" office:value="1214.67" calcext:value-type="float">
            <text:p>1214.67</text:p>
          </table:table-cell>
          <table:table-cell office:value-type="float" office:value="945.74" calcext:value-type="float">
            <text:p>945.74</text:p>
          </table:table-cell>
          <table:table-cell office:value-type="float" office:value="997.65" calcext:value-type="float">
            <text:p>997.65</text:p>
          </table:table-cell>
          <table:table-cell office:value-type="float" office:value="728.14" calcext:value-type="float">
            <text:p>728.14</text:p>
          </table:table-cell>
          <table:table-cell table:number-columns-repeated="2"/>
          <table:table-cell table:formula="of:=AVERAGE([.A37:.E37])" office:value-type="float" office:value="2071.2" calcext:value-type="float">
            <text:p>2071.2</text:p>
          </table:table-cell>
          <table:table-cell table:formula="of:=AVERAGE([.G37:.K37])" office:value-type="float" office:value="998.752" calcext:value-type="float">
            <text:p>998.75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318" calcext:value-type="float">
            <text:p>2318</text:p>
          </table:table-cell>
          <table:table-cell office:value-type="float" office:value="2287" calcext:value-type="float">
            <text:p>2287</text:p>
          </table:table-cell>
          <table:table-cell office:value-type="float" office:value="2012" calcext:value-type="float">
            <text:p>2012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076.2" calcext:value-type="float">
            <text:p>1076.2</text:p>
          </table:table-cell>
          <table:table-cell office:value-type="float" office:value="1119.97" calcext:value-type="float">
            <text:p>1119.97</text:p>
          </table:table-cell>
          <table:table-cell office:value-type="float" office:value="893.8" calcext:value-type="float">
            <text:p>893.8</text:p>
          </table:table-cell>
          <table:table-cell office:value-type="float" office:value="968.75" calcext:value-type="float">
            <text:p>968.75</text:p>
          </table:table-cell>
          <table:table-cell office:value-type="float" office:value="765.91" calcext:value-type="float">
            <text:p>765.91</text:p>
          </table:table-cell>
          <table:table-cell table:number-columns-repeated="2"/>
          <table:table-cell table:formula="of:=AVERAGE([.A38:.E38])" office:value-type="float" office:value="2023" calcext:value-type="float">
            <text:p>2023</text:p>
          </table:table-cell>
          <table:table-cell table:formula="of:=AVERAGE([.G38:.K38])" office:value-type="float" office:value="964.926" calcext:value-type="float">
            <text:p>964.926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300" calcext:value-type="float">
            <text:p>2300</text:p>
          </table:table-cell>
          <table:table-cell office:value-type="float" office:value="1687" calcext:value-type="float">
            <text:p>1687</text:p>
          </table:table-cell>
          <table:table-cell office:value-type="float" office:value="1844" calcext:value-type="float">
            <text:p>1844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965.28" calcext:value-type="float">
            <text:p>965.28</text:p>
          </table:table-cell>
          <table:table-cell office:value-type="float" office:value="1150.83" calcext:value-type="float">
            <text:p>1150.83</text:p>
          </table:table-cell>
          <table:table-cell office:value-type="float" office:value="944.37" calcext:value-type="float">
            <text:p>944.37</text:p>
          </table:table-cell>
          <table:table-cell office:value-type="float" office:value="952.09" calcext:value-type="float">
            <text:p>952.09</text:p>
          </table:table-cell>
          <table:table-cell office:value-type="float" office:value="727.21" calcext:value-type="float">
            <text:p>727.21</text:p>
          </table:table-cell>
          <table:table-cell table:number-columns-repeated="2"/>
          <table:table-cell table:formula="of:=AVERAGE([.A39:.E39])" office:value-type="float" office:value="1928.2" calcext:value-type="float">
            <text:p>1928.2</text:p>
          </table:table-cell>
          <table:table-cell table:formula="of:=AVERAGE([.G39:.K39])" office:value-type="float" office:value="947.956" calcext:value-type="float">
            <text:p>947.956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400" calcext:value-type="float">
            <text:p>2400</text:p>
          </table:table-cell>
          <table:table-cell office:value-type="float" office:value="1687" calcext:value-type="float">
            <text:p>1687</text:p>
          </table:table-cell>
          <table:table-cell office:value-type="float" office:value="2062" calcext:value-type="float">
            <text:p>2062</text:p>
          </table:table-cell>
          <table:table-cell office:value-type="float" office:value="1684" calcext:value-type="float">
            <text:p>1684</text:p>
          </table:table-cell>
          <table:table-cell/>
          <table:table-cell office:value-type="float" office:value="1034.42" calcext:value-type="float">
            <text:p>1034.42</text:p>
          </table:table-cell>
          <table:table-cell office:value-type="float" office:value="1050.82" calcext:value-type="float">
            <text:p>1050.82</text:p>
          </table:table-cell>
          <table:table-cell office:value-type="float" office:value="927.75" calcext:value-type="float">
            <text:p>927.75</text:p>
          </table:table-cell>
          <table:table-cell office:value-type="float" office:value="923.35" calcext:value-type="float">
            <text:p>923.35</text:p>
          </table:table-cell>
          <table:table-cell office:value-type="float" office:value="776.43" calcext:value-type="float">
            <text:p>776.43</text:p>
          </table:table-cell>
          <table:table-cell table:number-columns-repeated="2"/>
          <table:table-cell table:formula="of:=AVERAGE([.A40:.E40])" office:value-type="float" office:value="1992" calcext:value-type="float">
            <text:p>1992</text:p>
          </table:table-cell>
          <table:table-cell table:formula="of:=AVERAGE([.G40:.K40])" office:value-type="float" office:value="942.554" calcext:value-type="float">
            <text:p>942.554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350" calcext:value-type="float">
            <text:p>2350</text:p>
          </table:table-cell>
          <table:table-cell office:value-type="float" office:value="2112" calcext:value-type="float">
            <text:p>2112</text:p>
          </table:table-cell>
          <table:table-cell office:value-type="float" office:value="1759" calcext:value-type="float">
            <text:p>1759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1103.81" calcext:value-type="float">
            <text:p>1103.81</text:p>
          </table:table-cell>
          <table:table-cell office:value-type="float" office:value="1131.28" calcext:value-type="float">
            <text:p>1131.28</text:p>
          </table:table-cell>
          <table:table-cell office:value-type="float" office:value="932.18" calcext:value-type="float">
            <text:p>932.18</text:p>
          </table:table-cell>
          <table:table-cell office:value-type="float" office:value="886.78" calcext:value-type="float">
            <text:p>886.78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table:formula="of:=AVERAGE([.A41:.E41])" office:value-type="float" office:value="2022.2" calcext:value-type="float">
            <text:p>2022.2</text:p>
          </table:table-cell>
          <table:table-cell table:formula="of:=AVERAGE([.G41:.K41])" office:value-type="float" office:value="954.21" calcext:value-type="float">
            <text:p>954.2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400" calcext:value-type="float">
            <text:p>2400</text:p>
          </table:table-cell>
          <table:table-cell office:value-type="float" office:value="2062" calcext:value-type="float">
            <text:p>2062</text:p>
          </table:table-cell>
          <table:table-cell office:value-type="float" office:value="2264" calcext:value-type="float">
            <text:p>2264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1074.57" calcext:value-type="float">
            <text:p>1074.57</text:p>
          </table:table-cell>
          <table:table-cell office:value-type="float" office:value="1115.13" calcext:value-type="float">
            <text:p>1115.13</text:p>
          </table:table-cell>
          <table:table-cell office:value-type="float" office:value="1040.04" calcext:value-type="float">
            <text:p>1040.04</text:p>
          </table:table-cell>
          <table:table-cell office:value-type="float" office:value="943.85" calcext:value-type="float">
            <text:p>943.85</text:p>
          </table:table-cell>
          <table:table-cell office:value-type="float" office:value="737.49" calcext:value-type="float">
            <text:p>737.49</text:p>
          </table:table-cell>
          <table:table-cell table:number-columns-repeated="2"/>
          <table:table-cell table:formula="of:=AVERAGE([.A42:.E42])" office:value-type="float" office:value="2100.6" calcext:value-type="float">
            <text:p>2100.6</text:p>
          </table:table-cell>
          <table:table-cell table:formula="of:=AVERAGE([.G42:.K42])" office:value-type="float" office:value="982.216" calcext:value-type="float">
            <text:p>982.216</text:p>
          </table:table-cell>
        </table:table-row>
        <table:table-row table:style-name="ro1">
          <table:table-cell table:number-columns-repeated="2" office:value-type="float" office:value="2268" calcext:value-type="float">
            <text:p>2268</text:p>
          </table:table-cell>
          <table:table-cell office:value-type="float" office:value="1912" calcext:value-type="float">
            <text:p>1912</text:p>
          </table:table-cell>
          <table:table-cell office:value-type="float" office:value="1770" calcext:value-type="float">
            <text:p>1770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1063.58" calcext:value-type="float">
            <text:p>1063.58</text:p>
          </table:table-cell>
          <table:table-cell office:value-type="float" office:value="1115.07" calcext:value-type="float">
            <text:p>1115.07</text:p>
          </table:table-cell>
          <table:table-cell office:value-type="float" office:value="996.2" calcext:value-type="float">
            <text:p>996.2</text:p>
          </table:table-cell>
          <table:table-cell office:value-type="float" office:value="937.38" calcext:value-type="float">
            <text:p>937.38</text:p>
          </table:table-cell>
          <table:table-cell office:value-type="float" office:value="695.45" calcext:value-type="float">
            <text:p>695.45</text:p>
          </table:table-cell>
          <table:table-cell table:number-columns-repeated="2"/>
          <table:table-cell table:formula="of:=AVERAGE([.A43:.E43])" office:value-type="float" office:value="2015" calcext:value-type="float">
            <text:p>2015</text:p>
          </table:table-cell>
          <table:table-cell table:formula="of:=AVERAGE([.G43:.K43])" office:value-type="float" office:value="961.536" calcext:value-type="float">
            <text:p>961.53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350" calcext:value-type="float">
            <text:p>2350</text:p>
          </table:table-cell>
          <table:table-cell office:value-type="float" office:value="1962" calcext:value-type="float">
            <text:p>1962</text:p>
          </table:table-cell>
          <table:table-cell office:value-type="float" office:value="2210" calcext:value-type="float">
            <text:p>2210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1039.85" calcext:value-type="float">
            <text:p>1039.85</text:p>
          </table:table-cell>
          <table:table-cell office:value-type="float" office:value="1067.48" calcext:value-type="float">
            <text:p>1067.48</text:p>
          </table:table-cell>
          <table:table-cell office:value-type="float" office:value="891.3" calcext:value-type="float">
            <text:p>891.3</text:p>
          </table:table-cell>
          <table:table-cell office:value-type="float" office:value="936.82" calcext:value-type="float">
            <text:p>936.82</text:p>
          </table:table-cell>
          <table:table-cell office:value-type="float" office:value="681.57" calcext:value-type="float">
            <text:p>681.57</text:p>
          </table:table-cell>
          <table:table-cell table:number-columns-repeated="2"/>
          <table:table-cell table:formula="of:=AVERAGE([.A44:.E44])" office:value-type="float" office:value="2055" calcext:value-type="float">
            <text:p>2055</text:p>
          </table:table-cell>
          <table:table-cell table:formula="of:=AVERAGE([.G44:.K44])" office:value-type="float" office:value="923.404" calcext:value-type="float">
            <text:p>923.404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371" calcext:value-type="float">
            <text:p>2371</text:p>
          </table:table-cell>
          <table:table-cell office:value-type="float" office:value="1821" calcext:value-type="float">
            <text:p>1821</text:p>
          </table:table-cell>
          <table:table-cell office:value-type="float" office:value="1674" calcext:value-type="float">
            <text:p>1674</text:p>
          </table:table-cell>
          <table:table-cell office:value-type="float" office:value="1853" calcext:value-type="float">
            <text:p>1853</text:p>
          </table:table-cell>
          <table:table-cell/>
          <table:table-cell office:value-type="float" office:value="1065.56" calcext:value-type="float">
            <text:p>1065.56</text:p>
          </table:table-cell>
          <table:table-cell office:value-type="float" office:value="1067.29" calcext:value-type="float">
            <text:p>1067.29</text:p>
          </table:table-cell>
          <table:table-cell office:value-type="float" office:value="948.51" calcext:value-type="float">
            <text:p>948.51</text:p>
          </table:table-cell>
          <table:table-cell office:value-type="float" office:value="875.92" calcext:value-type="float">
            <text:p>875.92</text:p>
          </table:table-cell>
          <table:table-cell office:value-type="float" office:value="819.09" calcext:value-type="float">
            <text:p>819.09</text:p>
          </table:table-cell>
          <table:table-cell table:number-columns-repeated="2"/>
          <table:table-cell table:formula="of:=AVERAGE([.A45:.E45])" office:value-type="float" office:value="2023.4" calcext:value-type="float">
            <text:p>2023.4</text:p>
          </table:table-cell>
          <table:table-cell table:formula="of:=AVERAGE([.G45:.K45])" office:value-type="float" office:value="955.274" calcext:value-type="float">
            <text:p>955.274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268" calcext:value-type="float">
            <text:p>2268</text:p>
          </table:table-cell>
          <table:table-cell office:value-type="float" office:value="1962" calcext:value-type="float">
            <text:p>1962</text:p>
          </table:table-cell>
          <table:table-cell office:value-type="float" office:value="1914" calcext:value-type="float">
            <text:p>1914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float" office:value="1074.29" calcext:value-type="float">
            <text:p>1074.29</text:p>
          </table:table-cell>
          <table:table-cell office:value-type="float" office:value="972.61" calcext:value-type="float">
            <text:p>972.61</text:p>
          </table:table-cell>
          <table:table-cell office:value-type="float" office:value="865.49" calcext:value-type="float">
            <text:p>865.49</text:p>
          </table:table-cell>
          <table:table-cell office:value-type="float" office:value="923.96" calcext:value-type="float">
            <text:p>923.96</text:p>
          </table:table-cell>
          <table:table-cell office:value-type="float" office:value="759.41" calcext:value-type="float">
            <text:p>759.41</text:p>
          </table:table-cell>
          <table:table-cell table:number-columns-repeated="2"/>
          <table:table-cell table:formula="of:=AVERAGE([.A46:.E46])" office:value-type="float" office:value="2024" calcext:value-type="float">
            <text:p>2024</text:p>
          </table:table-cell>
          <table:table-cell table:formula="of:=AVERAGE([.G46:.K46])" office:value-type="float" office:value="919.152" calcext:value-type="float">
            <text:p>919.152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124" calcext:value-type="float">
            <text:p>2124</text:p>
          </table:table-cell>
          <table:table-cell office:value-type="float" office:value="2040" calcext:value-type="float">
            <text:p>2040</text:p>
          </table:table-cell>
          <table:table-cell office:value-type="float" office:value="2104" calcext:value-type="float">
            <text:p>2104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1140.13" calcext:value-type="float">
            <text:p>1140.13</text:p>
          </table:table-cell>
          <table:table-cell office:value-type="float" office:value="1069.18" calcext:value-type="float">
            <text:p>1069.18</text:p>
          </table:table-cell>
          <table:table-cell office:value-type="float" office:value="850.15" calcext:value-type="float">
            <text:p>850.15</text:p>
          </table:table-cell>
          <table:table-cell office:value-type="float" office:value="952.18" calcext:value-type="float">
            <text:p>952.18</text:p>
          </table:table-cell>
          <table:table-cell office:value-type="float" office:value="796.89" calcext:value-type="float">
            <text:p>796.89</text:p>
          </table:table-cell>
          <table:table-cell table:number-columns-repeated="2"/>
          <table:table-cell table:formula="of:=AVERAGE([.A47:.E47])" office:value-type="float" office:value="2098.6" calcext:value-type="float">
            <text:p>2098.6</text:p>
          </table:table-cell>
          <table:table-cell table:formula="of:=AVERAGE([.G47:.K47])" office:value-type="float" office:value="961.706" calcext:value-type="float">
            <text:p>961.706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210" calcext:value-type="float">
            <text:p>2210</text:p>
          </table:table-cell>
          <table:table-cell office:value-type="float" office:value="1673" calcext:value-type="float">
            <text:p>1673</text:p>
          </table:table-cell>
          <table:table-cell office:value-type="float" office:value="1909" calcext:value-type="float">
            <text:p>1909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float" office:value="1078.98" calcext:value-type="float">
            <text:p>1078.98</text:p>
          </table:table-cell>
          <table:table-cell office:value-type="float" office:value="1138.79" calcext:value-type="float">
            <text:p>1138.79</text:p>
          </table:table-cell>
          <table:table-cell office:value-type="float" office:value="932.4" calcext:value-type="float">
            <text:p>932.4</text:p>
          </table:table-cell>
          <table:table-cell office:value-type="float" office:value="906.46" calcext:value-type="float">
            <text:p>906.46</text:p>
          </table:table-cell>
          <table:table-cell office:value-type="float" office:value="780.63" calcext:value-type="float">
            <text:p>780.63</text:p>
          </table:table-cell>
          <table:table-cell table:number-columns-repeated="2"/>
          <table:table-cell table:formula="of:=AVERAGE([.A48:.E48])" office:value-type="float" office:value="1927" calcext:value-type="float">
            <text:p>1927</text:p>
          </table:table-cell>
          <table:table-cell table:formula="of:=AVERAGE([.G48:.K48])" office:value-type="float" office:value="967.452" calcext:value-type="float">
            <text:p>967.45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300" calcext:value-type="float">
            <text:p>2300</text:p>
          </table:table-cell>
          <table:table-cell office:value-type="float" office:value="1912" calcext:value-type="float">
            <text:p>1912</text:p>
          </table:table-cell>
          <table:table-cell office:value-type="float" office:value="1937" calcext:value-type="float">
            <text:p>1937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1061.1" calcext:value-type="float">
            <text:p>1061.1</text:p>
          </table:table-cell>
          <table:table-cell office:value-type="float" office:value="1051.05" calcext:value-type="float">
            <text:p>1051.05</text:p>
          </table:table-cell>
          <table:table-cell office:value-type="float" office:value="881.44" calcext:value-type="float">
            <text:p>881.44</text:p>
          </table:table-cell>
          <table:table-cell office:value-type="float" office:value="902.76" calcext:value-type="float">
            <text:p>902.76</text:p>
          </table:table-cell>
          <table:table-cell office:value-type="float" office:value="765.28" calcext:value-type="float">
            <text:p>765.28</text:p>
          </table:table-cell>
          <table:table-cell table:number-columns-repeated="2"/>
          <table:table-cell table:formula="of:=AVERAGE([.A49:.E49])" office:value-type="float" office:value="1961.6" calcext:value-type="float">
            <text:p>1961.6</text:p>
          </table:table-cell>
          <table:table-cell table:formula="of:=AVERAGE([.G49:.K49])" office:value-type="float" office:value="932.326" calcext:value-type="float">
            <text:p>932.326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400" calcext:value-type="float">
            <text:p>2400</text:p>
          </table:table-cell>
          <table:table-cell office:value-type="float" office:value="2337" calcext:value-type="float">
            <text:p>2337</text:p>
          </table:table-cell>
          <table:table-cell office:value-type="float" office:value="2004" calcext:value-type="float">
            <text:p>2004</text:p>
          </table:table-cell>
          <table:table-cell office:value-type="float" office:value="1561" calcext:value-type="float">
            <text:p>1561</text:p>
          </table:table-cell>
          <table:table-cell/>
          <table:table-cell office:value-type="float" office:value="1035.19" calcext:value-type="float">
            <text:p>1035.19</text:p>
          </table:table-cell>
          <table:table-cell office:value-type="float" office:value="1022.65" calcext:value-type="float">
            <text:p>1022.65</text:p>
          </table:table-cell>
          <table:table-cell office:value-type="float" office:value="899.91" calcext:value-type="float">
            <text:p>899.91</text:p>
          </table:table-cell>
          <table:table-cell office:value-type="float" office:value="912.55" calcext:value-type="float">
            <text:p>912.55</text:p>
          </table:table-cell>
          <table:table-cell office:value-type="float" office:value="790.23" calcext:value-type="float">
            <text:p>790.23</text:p>
          </table:table-cell>
          <table:table-cell table:number-columns-repeated="2"/>
          <table:table-cell table:formula="of:=AVERAGE([.A50:.E50])" office:value-type="float" office:value="2114" calcext:value-type="float">
            <text:p>2114</text:p>
          </table:table-cell>
          <table:table-cell table:formula="of:=AVERAGE([.G50:.K50])" office:value-type="float" office:value="932.106" calcext:value-type="float">
            <text:p>932.106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475" calcext:value-type="float">
            <text:p>2475</text:p>
          </table:table-cell>
          <table:table-cell office:value-type="float" office:value="2012" calcext:value-type="float">
            <text:p>2012</text:p>
          </table:table-cell>
          <table:table-cell office:value-type="float" office:value="1829" calcext:value-type="float">
            <text:p>1829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1087.03" calcext:value-type="float">
            <text:p>1087.03</text:p>
          </table:table-cell>
          <table:table-cell office:value-type="float" office:value="1047.86" calcext:value-type="float">
            <text:p>1047.86</text:p>
          </table:table-cell>
          <table:table-cell office:value-type="float" office:value="895.49" calcext:value-type="float">
            <text:p>895.49</text:p>
          </table:table-cell>
          <table:table-cell office:value-type="float" office:value="865.64" calcext:value-type="float">
            <text:p>865.64</text:p>
          </table:table-cell>
          <table:table-cell office:value-type="float" office:value="831.98" calcext:value-type="float">
            <text:p>831.98</text:p>
          </table:table-cell>
          <table:table-cell table:number-columns-repeated="2"/>
          <table:table-cell table:formula="of:=AVERAGE([.A51:.E51])" office:value-type="float" office:value="2104.2" calcext:value-type="float">
            <text:p>2104.2</text:p>
          </table:table-cell>
          <table:table-cell table:formula="of:=AVERAGE([.G51:.K51])" office:value-type="float" office:value="945.6" calcext:value-type="float">
            <text:p>945.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150" calcext:value-type="float">
            <text:p>2150</text:p>
          </table:table-cell>
          <table:table-cell office:value-type="float" office:value="1657" calcext:value-type="float">
            <text:p>1657</text:p>
          </table:table-cell>
          <table:table-cell office:value-type="float" office:value="1964" calcext:value-type="float">
            <text:p>1964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1070.97" calcext:value-type="float">
            <text:p>1070.97</text:p>
          </table:table-cell>
          <table:table-cell office:value-type="float" office:value="1071.84" calcext:value-type="float">
            <text:p>1071.84</text:p>
          </table:table-cell>
          <table:table-cell office:value-type="float" office:value="859.69" calcext:value-type="float">
            <text:p>859.69</text:p>
          </table:table-cell>
          <table:table-cell office:value-type="float" office:value="901.13" calcext:value-type="float">
            <text:p>901.13</text:p>
          </table:table-cell>
          <table:table-cell office:value-type="float" office:value="796.85" calcext:value-type="float">
            <text:p>796.85</text:p>
          </table:table-cell>
          <table:table-cell table:number-columns-repeated="2"/>
          <table:table-cell table:formula="of:=AVERAGE([.A52:.E52])" office:value-type="float" office:value="1858.2" calcext:value-type="float">
            <text:p>1858.2</text:p>
          </table:table-cell>
          <table:table-cell table:formula="of:=AVERAGE([.G52:.K52])" office:value-type="float" office:value="940.096" calcext:value-type="float">
            <text:p>940.096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216" calcext:value-type="float">
            <text:p>2216</text:p>
          </table:table-cell>
          <table:table-cell office:value-type="float" office:value="1887" calcext:value-type="float">
            <text:p>1887</text:p>
          </table:table-cell>
          <table:table-cell office:value-type="float" office:value="1779" calcext:value-type="float">
            <text:p>1779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float" office:value="958.84" calcext:value-type="float">
            <text:p>958.84</text:p>
          </table:table-cell>
          <table:table-cell office:value-type="float" office:value="1043.28" calcext:value-type="float">
            <text:p>1043.28</text:p>
          </table:table-cell>
          <table:table-cell office:value-type="float" office:value="917.34" calcext:value-type="float">
            <text:p>917.34</text:p>
          </table:table-cell>
          <table:table-cell office:value-type="float" office:value="801.57" calcext:value-type="float">
            <text:p>801.57</text:p>
          </table:table-cell>
          <table:table-cell office:value-type="float" office:value="806.68" calcext:value-type="float">
            <text:p>806.68</text:p>
          </table:table-cell>
          <table:table-cell table:number-columns-repeated="2"/>
          <table:table-cell table:formula="of:=AVERAGE([.A53:.E53])" office:value-type="float" office:value="1970.4" calcext:value-type="float">
            <text:p>1970.4</text:p>
          </table:table-cell>
          <table:table-cell table:formula="of:=AVERAGE([.G53:.K53])" office:value-type="float" office:value="905.542" calcext:value-type="float">
            <text:p>905.542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300" calcext:value-type="float">
            <text:p>2300</text:p>
          </table:table-cell>
          <table:table-cell office:value-type="float" office:value="1981" calcext:value-type="float">
            <text:p>1981</text:p>
          </table:table-cell>
          <table:table-cell office:value-type="float" office:value="2219" calcext:value-type="float">
            <text:p>221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059.28" calcext:value-type="float">
            <text:p>1059.28</text:p>
          </table:table-cell>
          <table:table-cell office:value-type="float" office:value="1047.44" calcext:value-type="float">
            <text:p>1047.44</text:p>
          </table:table-cell>
          <table:table-cell office:value-type="float" office:value="911.91" calcext:value-type="float">
            <text:p>911.91</text:p>
          </table:table-cell>
          <table:table-cell office:value-type="float" office:value="986.51" calcext:value-type="float">
            <text:p>986.51</text:p>
          </table:table-cell>
          <table:table-cell office:value-type="float" office:value="749.09" calcext:value-type="float">
            <text:p>749.09</text:p>
          </table:table-cell>
          <table:table-cell table:number-columns-repeated="2"/>
          <table:table-cell table:formula="of:=AVERAGE([.A54:.E54])" office:value-type="float" office:value="2136.2" calcext:value-type="float">
            <text:p>2136.2</text:p>
          </table:table-cell>
          <table:table-cell table:formula="of:=AVERAGE([.G54:.K54])" office:value-type="float" office:value="950.846" calcext:value-type="float">
            <text:p>950.846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2350" calcext:value-type="float">
            <text:p>2350</text:p>
          </table:table-cell>
          <table:table-cell office:value-type="float" office:value="1859" calcext:value-type="float">
            <text:p>1859</text:p>
          </table:table-cell>
          <table:table-cell office:value-type="float" office:value="1938" calcext:value-type="float">
            <text:p>1938</text:p>
          </table:table-cell>
          <table:table-cell office:value-type="float" office:value="1658" calcext:value-type="float">
            <text:p>1658</text:p>
          </table:table-cell>
          <table:table-cell/>
          <table:table-cell office:value-type="float" office:value="1067.64" calcext:value-type="float">
            <text:p>1067.64</text:p>
          </table:table-cell>
          <table:table-cell office:value-type="float" office:value="1072.22" calcext:value-type="float">
            <text:p>1072.22</text:p>
          </table:table-cell>
          <table:table-cell office:value-type="float" office:value="932.57" calcext:value-type="float">
            <text:p>932.57</text:p>
          </table:table-cell>
          <table:table-cell office:value-type="float" office:value="971.17" calcext:value-type="float">
            <text:p>971.17</text:p>
          </table:table-cell>
          <table:table-cell office:value-type="float" office:value="765.05" calcext:value-type="float">
            <text:p>765.05</text:p>
          </table:table-cell>
          <table:table-cell table:number-columns-repeated="2"/>
          <table:table-cell table:formula="of:=AVERAGE([.A55:.E55])" office:value-type="float" office:value="2045.2" calcext:value-type="float">
            <text:p>2045.2</text:p>
          </table:table-cell>
          <table:table-cell table:formula="of:=AVERAGE([.G55:.K55])" office:value-type="float" office:value="961.73" calcext:value-type="float">
            <text:p>961.73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375" calcext:value-type="float">
            <text:p>2375</text:p>
          </table:table-cell>
          <table:table-cell office:value-type="float" office:value="1912" calcext:value-type="float">
            <text:p>1912</text:p>
          </table:table-cell>
          <table:table-cell office:value-type="float" office:value="1944" calcext:value-type="float">
            <text:p>1944</text:p>
          </table:table-cell>
          <table:table-cell office:value-type="float" office:value="1761" calcext:value-type="float">
            <text:p>1761</text:p>
          </table:table-cell>
          <table:table-cell/>
          <table:table-cell office:value-type="float" office:value="1054.93" calcext:value-type="float">
            <text:p>1054.93</text:p>
          </table:table-cell>
          <table:table-cell office:value-type="float" office:value="1200.9" calcext:value-type="float">
            <text:p>1200.9</text:p>
          </table:table-cell>
          <table:table-cell office:value-type="float" office:value="942.97" calcext:value-type="float">
            <text:p>942.97</text:p>
          </table:table-cell>
          <table:table-cell office:value-type="float" office:value="876.93" calcext:value-type="float">
            <text:p>876.93</text:p>
          </table:table-cell>
          <table:table-cell office:value-type="float" office:value="858.8" calcext:value-type="float">
            <text:p>858.8</text:p>
          </table:table-cell>
          <table:table-cell table:number-columns-repeated="2"/>
          <table:table-cell table:formula="of:=AVERAGE([.A56:.E56])" office:value-type="float" office:value="2189.6" calcext:value-type="float">
            <text:p>2189.6</text:p>
          </table:table-cell>
          <table:table-cell table:formula="of:=AVERAGE([.G56:.K56])" office:value-type="float" office:value="986.906" calcext:value-type="float">
            <text:p>986.906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2265" calcext:value-type="float">
            <text:p>2265</text:p>
          </table:table-cell>
          <table:table-cell office:value-type="float" office:value="1737" calcext:value-type="float">
            <text:p>1737</text:p>
          </table:table-cell>
          <table:table-cell office:value-type="float" office:value="2219" calcext:value-type="float">
            <text:p>2219</text:p>
          </table:table-cell>
          <table:table-cell office:value-type="float" office:value="1923" calcext:value-type="float">
            <text:p>1923</text:p>
          </table:table-cell>
          <table:table-cell/>
          <table:table-cell office:value-type="float" office:value="1004.94" calcext:value-type="float">
            <text:p>1004.94</text:p>
          </table:table-cell>
          <table:table-cell office:value-type="float" office:value="1122.78" calcext:value-type="float">
            <text:p>1122.78</text:p>
          </table:table-cell>
          <table:table-cell office:value-type="float" office:value="925.83" calcext:value-type="float">
            <text:p>925.83</text:p>
          </table:table-cell>
          <table:table-cell office:value-type="float" office:value="904.44" calcext:value-type="float">
            <text:p>904.44</text:p>
          </table:table-cell>
          <table:table-cell office:value-type="float" office:value="882.98" calcext:value-type="float">
            <text:p>882.98</text:p>
          </table:table-cell>
          <table:table-cell table:number-columns-repeated="2"/>
          <table:table-cell table:formula="of:=AVERAGE([.A57:.E57])" office:value-type="float" office:value="2165.4" calcext:value-type="float">
            <text:p>2165.4</text:p>
          </table:table-cell>
          <table:table-cell table:formula="of:=AVERAGE([.G57:.K57])" office:value-type="float" office:value="968.194" calcext:value-type="float">
            <text:p>968.194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2400" calcext:value-type="float">
            <text:p>2400</text:p>
          </table:table-cell>
          <table:table-cell office:value-type="float" office:value="1737" calcext:value-type="float">
            <text:p>1737</text:p>
          </table:table-cell>
          <table:table-cell office:value-type="float" office:value="1795" calcext:value-type="float">
            <text:p>179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990.97" calcext:value-type="float">
            <text:p>990.97</text:p>
          </table:table-cell>
          <table:table-cell office:value-type="float" office:value="1232.87" calcext:value-type="float">
            <text:p>1232.87</text:p>
          </table:table-cell>
          <table:table-cell office:value-type="float" office:value="877.36" calcext:value-type="float">
            <text:p>877.36</text:p>
          </table:table-cell>
          <table:table-cell office:value-type="float" office:value="921.06" calcext:value-type="float">
            <text:p>921.06</text:p>
          </table:table-cell>
          <table:table-cell office:value-type="float" office:value="774.56" calcext:value-type="float">
            <text:p>774.56</text:p>
          </table:table-cell>
          <table:table-cell table:number-columns-repeated="2"/>
          <table:table-cell table:formula="of:=AVERAGE([.A58:.E58])" office:value-type="float" office:value="2079" calcext:value-type="float">
            <text:p>2079</text:p>
          </table:table-cell>
          <table:table-cell table:formula="of:=AVERAGE([.G58:.K58])" office:value-type="float" office:value="959.364" calcext:value-type="float">
            <text:p>959.364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335" calcext:value-type="float">
            <text:p>2335</text:p>
          </table:table-cell>
          <table:table-cell office:value-type="float" office:value="1762" calcext:value-type="float">
            <text:p>1762</text:p>
          </table:table-cell>
          <table:table-cell office:value-type="float" office:value="2104" calcext:value-type="float">
            <text:p>2104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float" office:value="951.57" calcext:value-type="float">
            <text:p>951.57</text:p>
          </table:table-cell>
          <table:table-cell office:value-type="float" office:value="1166.24" calcext:value-type="float">
            <text:p>1166.24</text:p>
          </table:table-cell>
          <table:table-cell office:value-type="float" office:value="955.78" calcext:value-type="float">
            <text:p>955.78</text:p>
          </table:table-cell>
          <table:table-cell office:value-type="float" office:value="911.57" calcext:value-type="float">
            <text:p>911.57</text:p>
          </table:table-cell>
          <table:table-cell office:value-type="float" office:value="796.31" calcext:value-type="float">
            <text:p>796.31</text:p>
          </table:table-cell>
          <table:table-cell table:number-columns-repeated="2"/>
          <table:table-cell table:formula="of:=AVERAGE([.A59:.E59])" office:value-type="float" office:value="2006.2" calcext:value-type="float">
            <text:p>2006.2</text:p>
          </table:table-cell>
          <table:table-cell table:formula="of:=AVERAGE([.G59:.K59])" office:value-type="float" office:value="956.294" calcext:value-type="float">
            <text:p>956.294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400" calcext:value-type="float">
            <text:p>2400</text:p>
          </table:table-cell>
          <table:table-cell office:value-type="float" office:value="1787" calcext:value-type="float">
            <text:p>1787</text:p>
          </table:table-cell>
          <table:table-cell office:value-type="float" office:value="1918" calcext:value-type="float">
            <text:p>1918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963.34" calcext:value-type="float">
            <text:p>963.34</text:p>
          </table:table-cell>
          <table:table-cell office:value-type="float" office:value="1090.84" calcext:value-type="float">
            <text:p>1090.84</text:p>
          </table:table-cell>
          <table:table-cell office:value-type="float" office:value="858.26" calcext:value-type="float">
            <text:p>858.26</text:p>
          </table:table-cell>
          <table:table-cell office:value-type="float" office:value="912.33" calcext:value-type="float">
            <text:p>912.33</text:p>
          </table:table-cell>
          <table:table-cell office:value-type="float" office:value="802.33" calcext:value-type="float">
            <text:p>802.33</text:p>
          </table:table-cell>
          <table:table-cell table:number-columns-repeated="2"/>
          <table:table-cell table:formula="of:=AVERAGE([.A60:.E60])" office:value-type="float" office:value="2030" calcext:value-type="float">
            <text:p>2030</text:p>
          </table:table-cell>
          <table:table-cell table:formula="of:=AVERAGE([.G60:.K60])" office:value-type="float" office:value="925.42" calcext:value-type="float">
            <text:p>925.4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267" calcext:value-type="float">
            <text:p>2267</text:p>
          </table:table-cell>
          <table:table-cell office:value-type="float" office:value="1695" calcext:value-type="float">
            <text:p>1695</text:p>
          </table:table-cell>
          <table:table-cell office:value-type="float" office:value="2012" calcext:value-type="float">
            <text:p>2012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float" office:value="994.04" calcext:value-type="float">
            <text:p>994.04</text:p>
          </table:table-cell>
          <table:table-cell office:value-type="float" office:value="1168.35" calcext:value-type="float">
            <text:p>1168.35</text:p>
          </table:table-cell>
          <table:table-cell office:value-type="float" office:value="989.84" calcext:value-type="float">
            <text:p>989.84</text:p>
          </table:table-cell>
          <table:table-cell office:value-type="float" office:value="847.03" calcext:value-type="float">
            <text:p>847.03</text:p>
          </table:table-cell>
          <table:table-cell office:value-type="float" office:value="817.62" calcext:value-type="float">
            <text:p>817.62</text:p>
          </table:table-cell>
          <table:table-cell table:number-columns-repeated="2"/>
          <table:table-cell table:formula="of:=AVERAGE([.A61:.E61])" office:value-type="float" office:value="1894.6" calcext:value-type="float">
            <text:p>1894.6</text:p>
          </table:table-cell>
          <table:table-cell table:formula="of:=AVERAGE([.G61:.K61])" office:value-type="float" office:value="963.376" calcext:value-type="float">
            <text:p>963.37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294" calcext:value-type="float">
            <text:p>2294</text:p>
          </table:table-cell>
          <table:table-cell office:value-type="float" office:value="1962" calcext:value-type="float">
            <text:p>1962</text:p>
          </table:table-cell>
          <table:table-cell office:value-type="float" office:value="1716" calcext:value-type="float">
            <text:p>1716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1036.42" calcext:value-type="float">
            <text:p>1036.42</text:p>
          </table:table-cell>
          <table:table-cell office:value-type="float" office:value="1163.65" calcext:value-type="float">
            <text:p>1163.65</text:p>
          </table:table-cell>
          <table:table-cell office:value-type="float" office:value="890.85" calcext:value-type="float">
            <text:p>890.85</text:p>
          </table:table-cell>
          <table:table-cell office:value-type="float" office:value="877.42" calcext:value-type="float">
            <text:p>877.42</text:p>
          </table:table-cell>
          <table:table-cell office:value-type="float" office:value="829.25" calcext:value-type="float">
            <text:p>829.25</text:p>
          </table:table-cell>
          <table:table-cell table:number-columns-repeated="2"/>
          <table:table-cell table:formula="of:=AVERAGE([.A62:.E62])" office:value-type="float" office:value="2072.8" calcext:value-type="float">
            <text:p>2072.8</text:p>
          </table:table-cell>
          <table:table-cell table:formula="of:=AVERAGE([.G62:.K62])" office:value-type="float" office:value="959.518" calcext:value-type="float">
            <text:p>959.518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228" calcext:value-type="float">
            <text:p>2228</text:p>
          </table:table-cell>
          <table:table-cell office:value-type="float" office:value="1787" calcext:value-type="float">
            <text:p>1787</text:p>
          </table:table-cell>
          <table:table-cell office:value-type="float" office:value="1687" calcext:value-type="float">
            <text:p>1687</text:p>
          </table:table-cell>
          <table:table-cell office:value-type="float" office:value="1617" calcext:value-type="float">
            <text:p>1617</text:p>
          </table:table-cell>
          <table:table-cell/>
          <table:table-cell office:value-type="float" office:value="1057.5" calcext:value-type="float">
            <text:p>1057.5</text:p>
          </table:table-cell>
          <table:table-cell office:value-type="float" office:value="1150.31" calcext:value-type="float">
            <text:p>1150.31</text:p>
          </table:table-cell>
          <table:table-cell office:value-type="float" office:value="978.79" calcext:value-type="float">
            <text:p>978.79</text:p>
          </table:table-cell>
          <table:table-cell office:value-type="float" office:value="856.75" calcext:value-type="float">
            <text:p>856.75</text:p>
          </table:table-cell>
          <table:table-cell office:value-type="float" office:value="739.71" calcext:value-type="float">
            <text:p>739.71</text:p>
          </table:table-cell>
          <table:table-cell table:number-columns-repeated="2"/>
          <table:table-cell table:formula="of:=AVERAGE([.A63:.E63])" office:value-type="float" office:value="1851.4" calcext:value-type="float">
            <text:p>1851.4</text:p>
          </table:table-cell>
          <table:table-cell table:formula="of:=AVERAGE([.G63:.K63])" office:value-type="float" office:value="956.612" calcext:value-type="float">
            <text:p>956.612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315" calcext:value-type="float">
            <text:p>2315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float" office:value="1065.84" calcext:value-type="float">
            <text:p>1065.84</text:p>
          </table:table-cell>
          <table:table-cell office:value-type="float" office:value="1195.93" calcext:value-type="float">
            <text:p>1195.93</text:p>
          </table:table-cell>
          <table:table-cell office:value-type="float" office:value="1017.84" calcext:value-type="float">
            <text:p>1017.84</text:p>
          </table:table-cell>
          <table:table-cell office:value-type="float" office:value="965.71" calcext:value-type="float">
            <text:p>965.71</text:p>
          </table:table-cell>
          <table:table-cell office:value-type="float" office:value="794.11" calcext:value-type="float">
            <text:p>794.11</text:p>
          </table:table-cell>
          <table:table-cell table:number-columns-repeated="2"/>
          <table:table-cell table:formula="of:=AVERAGE([.A64:.E64])" office:value-type="float" office:value="2122.6" calcext:value-type="float">
            <text:p>2122.6</text:p>
          </table:table-cell>
          <table:table-cell table:formula="of:=AVERAGE([.G64:.K64])" office:value-type="float" office:value="1007.886" calcext:value-type="float">
            <text:p>1007.886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060" calcext:value-type="float">
            <text:p>2060</text:p>
          </table:table-cell>
          <table:table-cell office:value-type="float" office:value="2287" calcext:value-type="float">
            <text:p>2287</text:p>
          </table:table-cell>
          <table:table-cell office:value-type="float" office:value="1929" calcext:value-type="float">
            <text:p>1929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float" office:value="1116.32" calcext:value-type="float">
            <text:p>1116.32</text:p>
          </table:table-cell>
          <table:table-cell office:value-type="float" office:value="1090.09" calcext:value-type="float">
            <text:p>1090.09</text:p>
          </table:table-cell>
          <table:table-cell office:value-type="float" office:value="1027.43" calcext:value-type="float">
            <text:p>1027.43</text:p>
          </table:table-cell>
          <table:table-cell office:value-type="float" office:value="860.91" calcext:value-type="float">
            <text:p>860.91</text:p>
          </table:table-cell>
          <table:table-cell office:value-type="float" office:value="786.04" calcext:value-type="float">
            <text:p>786.04</text:p>
          </table:table-cell>
          <table:table-cell table:number-columns-repeated="2"/>
          <table:table-cell table:formula="of:=AVERAGE([.A65:.E65])" office:value-type="float" office:value="2054.8" calcext:value-type="float">
            <text:p>2054.8</text:p>
          </table:table-cell>
          <table:table-cell table:formula="of:=AVERAGE([.G65:.K65])" office:value-type="float" office:value="976.158" calcext:value-type="float">
            <text:p>976.158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300" calcext:value-type="float">
            <text:p>2300</text:p>
          </table:table-cell>
          <table:table-cell office:value-type="float" office:value="2012" calcext:value-type="float">
            <text:p>2012</text:p>
          </table:table-cell>
          <table:table-cell office:value-type="float" office:value="1799" calcext:value-type="float">
            <text:p>1799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978.68" calcext:value-type="float">
            <text:p>978.68</text:p>
          </table:table-cell>
          <table:table-cell office:value-type="float" office:value="1162.29" calcext:value-type="float">
            <text:p>1162.29</text:p>
          </table:table-cell>
          <table:table-cell office:value-type="float" office:value="983.76" calcext:value-type="float">
            <text:p>983.76</text:p>
          </table:table-cell>
          <table:table-cell office:value-type="float" office:value="926.61" calcext:value-type="float">
            <text:p>926.61</text:p>
          </table:table-cell>
          <table:table-cell office:value-type="float" office:value="807.5" calcext:value-type="float">
            <text:p>807.5</text:p>
          </table:table-cell>
          <table:table-cell table:number-columns-repeated="2"/>
          <table:table-cell table:formula="of:=AVERAGE([.A66:.E66])" office:value-type="float" office:value="2048.8" calcext:value-type="float">
            <text:p>2048.8</text:p>
          </table:table-cell>
          <table:table-cell table:formula="of:=AVERAGE([.G66:.K66])" office:value-type="float" office:value="971.768" calcext:value-type="float">
            <text:p>971.768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166" calcext:value-type="float">
            <text:p>2166</text:p>
          </table:table-cell>
          <table:table-cell office:value-type="float" office:value="1787" calcext:value-type="float">
            <text:p>1787</text:p>
          </table:table-cell>
          <table:table-cell office:value-type="float" office:value="2029" calcext:value-type="float">
            <text:p>2029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float" office:value="1038.82" calcext:value-type="float">
            <text:p>1038.82</text:p>
          </table:table-cell>
          <table:table-cell office:value-type="float" office:value="1097.13" calcext:value-type="float">
            <text:p>1097.13</text:p>
          </table:table-cell>
          <table:table-cell office:value-type="float" office:value="937.52" calcext:value-type="float">
            <text:p>937.52</text:p>
          </table:table-cell>
          <table:table-cell office:value-type="float" office:value="911.46" calcext:value-type="float">
            <text:p>911.46</text:p>
          </table:table-cell>
          <table:table-cell office:value-type="float" office:value="784.45" calcext:value-type="float">
            <text:p>784.45</text:p>
          </table:table-cell>
          <table:table-cell table:number-columns-repeated="2"/>
          <table:table-cell table:formula="of:=AVERAGE([.A67:.E67])" office:value-type="float" office:value="1987.6" calcext:value-type="float">
            <text:p>1987.6</text:p>
          </table:table-cell>
          <table:table-cell table:formula="of:=AVERAGE([.G67:.K67])" office:value-type="float" office:value="953.876" calcext:value-type="float">
            <text:p>953.876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943" calcext:value-type="float">
            <text:p>1943</text:p>
          </table:table-cell>
          <table:table-cell office:value-type="float" office:value="2241" calcext:value-type="float">
            <text:p>2241</text:p>
          </table:table-cell>
          <table:table-cell office:value-type="float" office:value="2287" calcext:value-type="float">
            <text:p>2287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float" office:value="1073.79" calcext:value-type="float">
            <text:p>1073.79</text:p>
          </table:table-cell>
          <table:table-cell office:value-type="float" office:value="1053.05" calcext:value-type="float">
            <text:p>1053.05</text:p>
          </table:table-cell>
          <table:table-cell office:value-type="float" office:value="990.15" calcext:value-type="float">
            <text:p>990.15</text:p>
          </table:table-cell>
          <table:table-cell office:value-type="float" office:value="953.17" calcext:value-type="float">
            <text:p>953.17</text:p>
          </table:table-cell>
          <table:table-cell office:value-type="float" office:value="783.37" calcext:value-type="float">
            <text:p>783.37</text:p>
          </table:table-cell>
          <table:table-cell table:number-columns-repeated="2"/>
          <table:table-cell table:formula="of:=AVERAGE([.A68:.E68])" office:value-type="float" office:value="2053" calcext:value-type="float">
            <text:p>2053</text:p>
          </table:table-cell>
          <table:table-cell table:formula="of:=AVERAGE([.G68:.K68])" office:value-type="float" office:value="970.706" calcext:value-type="float">
            <text:p>970.70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119" calcext:value-type="float">
            <text:p>2119</text:p>
          </table:table-cell>
          <table:table-cell office:value-type="float" office:value="1763" calcext:value-type="float">
            <text:p>1763</text:p>
          </table:table-cell>
          <table:table-cell office:value-type="float" office:value="1968" calcext:value-type="float">
            <text:p>1968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float" office:value="1009.95" calcext:value-type="float">
            <text:p>1009.95</text:p>
          </table:table-cell>
          <table:table-cell office:value-type="float" office:value="1123.59" calcext:value-type="float">
            <text:p>1123.59</text:p>
          </table:table-cell>
          <table:table-cell office:value-type="float" office:value="996.67" calcext:value-type="float">
            <text:p>996.67</text:p>
          </table:table-cell>
          <table:table-cell office:value-type="float" office:value="939.13" calcext:value-type="float">
            <text:p>939.13</text:p>
          </table:table-cell>
          <table:table-cell office:value-type="float" office:value="807.31" calcext:value-type="float">
            <text:p>807.31</text:p>
          </table:table-cell>
          <table:table-cell table:number-columns-repeated="2"/>
          <table:table-cell table:formula="of:=AVERAGE([.A69:.E69])" office:value-type="float" office:value="1879.6" calcext:value-type="float">
            <text:p>1879.6</text:p>
          </table:table-cell>
          <table:table-cell table:formula="of:=AVERAGE([.G69:.K69])" office:value-type="float" office:value="975.33" calcext:value-type="float">
            <text:p>975.3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324" calcext:value-type="float">
            <text:p>2324</text:p>
          </table:table-cell>
          <table:table-cell office:value-type="float" office:value="2346" calcext:value-type="float">
            <text:p>2346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1114.57" calcext:value-type="float">
            <text:p>1114.57</text:p>
          </table:table-cell>
          <table:table-cell office:value-type="float" office:value="1043.48" calcext:value-type="float">
            <text:p>1043.48</text:p>
          </table:table-cell>
          <table:table-cell office:value-type="float" office:value="982.51" calcext:value-type="float">
            <text:p>982.51</text:p>
          </table:table-cell>
          <table:table-cell office:value-type="float" office:value="893.95" calcext:value-type="float">
            <text:p>893.95</text:p>
          </table:table-cell>
          <table:table-cell office:value-type="float" office:value="861.02" calcext:value-type="float">
            <text:p>861.02</text:p>
          </table:table-cell>
          <table:table-cell table:number-columns-repeated="2"/>
          <table:table-cell table:formula="of:=AVERAGE([.A70:.E70])" office:value-type="float" office:value="2151.2" calcext:value-type="float">
            <text:p>2151.2</text:p>
          </table:table-cell>
          <table:table-cell table:formula="of:=AVERAGE([.G70:.K70])" office:value-type="float" office:value="979.106" calcext:value-type="float">
            <text:p>979.1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450" calcext:value-type="float">
            <text:p>2450</text:p>
          </table:table-cell>
          <table:table-cell office:value-type="float" office:value="1962" calcext:value-type="float">
            <text:p>1962</text:p>
          </table:table-cell>
          <table:table-cell office:value-type="float" office:value="1767" calcext:value-type="float">
            <text:p>1767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971.63" calcext:value-type="float">
            <text:p>971.63</text:p>
          </table:table-cell>
          <table:table-cell office:value-type="float" office:value="1244.68" calcext:value-type="float">
            <text:p>1244.68</text:p>
          </table:table-cell>
          <table:table-cell office:value-type="float" office:value="1000.93" calcext:value-type="float">
            <text:p>1000.93</text:p>
          </table:table-cell>
          <table:table-cell office:value-type="float" office:value="903.49" calcext:value-type="float">
            <text:p>903.49</text:p>
          </table:table-cell>
          <table:table-cell office:value-type="float" office:value="822.48" calcext:value-type="float">
            <text:p>822.48</text:p>
          </table:table-cell>
          <table:table-cell table:number-columns-repeated="2"/>
          <table:table-cell table:formula="of:=AVERAGE([.A71:.E71])" office:value-type="float" office:value="1967.8" calcext:value-type="float">
            <text:p>1967.8</text:p>
          </table:table-cell>
          <table:table-cell table:formula="of:=AVERAGE([.G71:.K71])" office:value-type="float" office:value="988.642" calcext:value-type="float">
            <text:p>988.64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400" calcext:value-type="float">
            <text:p>2400</text:p>
          </table:table-cell>
          <table:table-cell office:value-type="float" office:value="1852" calcext:value-type="float">
            <text:p>1852</text:p>
          </table:table-cell>
          <table:table-cell office:value-type="float" office:value="1956" calcext:value-type="float">
            <text:p>1956</text:p>
          </table:table-cell>
          <table:table-cell office:value-type="float" office:value="1922" calcext:value-type="float">
            <text:p>1922</text:p>
          </table:table-cell>
          <table:table-cell/>
          <table:table-cell office:value-type="float" office:value="1081.24" calcext:value-type="float">
            <text:p>1081.24</text:p>
          </table:table-cell>
          <table:table-cell office:value-type="float" office:value="1270.19" calcext:value-type="float">
            <text:p>1270.19</text:p>
          </table:table-cell>
          <table:table-cell office:value-type="float" office:value="967.23" calcext:value-type="float">
            <text:p>967.23</text:p>
          </table:table-cell>
          <table:table-cell office:value-type="float" office:value="906.13" calcext:value-type="float">
            <text:p>906.13</text:p>
          </table:table-cell>
          <table:table-cell office:value-type="float" office:value="849.28" calcext:value-type="float">
            <text:p>849.28</text:p>
          </table:table-cell>
          <table:table-cell table:number-columns-repeated="2"/>
          <table:table-cell table:formula="of:=AVERAGE([.A72:.E72])" office:value-type="float" office:value="2044.6" calcext:value-type="float">
            <text:p>2044.6</text:p>
          </table:table-cell>
          <table:table-cell table:formula="of:=AVERAGE([.G72:.K72])" office:value-type="float" office:value="1014.814" calcext:value-type="float">
            <text:p>1014.814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193" calcext:value-type="float">
            <text:p>2193</text:p>
          </table:table-cell>
          <table:table-cell office:value-type="float" office:value="1999" calcext:value-type="float">
            <text:p>1999</text:p>
          </table:table-cell>
          <table:table-cell office:value-type="float" office:value="2173" calcext:value-type="float">
            <text:p>2173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1114.24" calcext:value-type="float">
            <text:p>1114.24</text:p>
          </table:table-cell>
          <table:table-cell office:value-type="float" office:value="1173.84" calcext:value-type="float">
            <text:p>1173.84</text:p>
          </table:table-cell>
          <table:table-cell office:value-type="float" office:value="1064.54" calcext:value-type="float">
            <text:p>1064.54</text:p>
          </table:table-cell>
          <table:table-cell office:value-type="float" office:value="1004.99" calcext:value-type="float">
            <text:p>1004.99</text:p>
          </table:table-cell>
          <table:table-cell office:value-type="float" office:value="799.97" calcext:value-type="float">
            <text:p>799.97</text:p>
          </table:table-cell>
          <table:table-cell table:number-columns-repeated="2"/>
          <table:table-cell table:formula="of:=AVERAGE([.A73:.E73])" office:value-type="float" office:value="2068.8" calcext:value-type="float">
            <text:p>2068.8</text:p>
          </table:table-cell>
          <table:table-cell table:formula="of:=AVERAGE([.G73:.K73])" office:value-type="float" office:value="1031.516" calcext:value-type="float">
            <text:p>1031.516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450" calcext:value-type="float">
            <text:p>2450</text:p>
          </table:table-cell>
          <table:table-cell office:value-type="float" office:value="2332" calcext:value-type="float">
            <text:p>2332</text:p>
          </table:table-cell>
          <table:table-cell office:value-type="float" office:value="1839" calcext:value-type="float">
            <text:p>1839</text:p>
          </table:table-cell>
          <table:table-cell office:value-type="float" office:value="1762" calcext:value-type="float">
            <text:p>1762</text:p>
          </table:table-cell>
          <table:table-cell/>
          <table:table-cell office:value-type="float" office:value="1086.61" calcext:value-type="float">
            <text:p>1086.61</text:p>
          </table:table-cell>
          <table:table-cell office:value-type="float" office:value="1169.03" calcext:value-type="float">
            <text:p>1169.03</text:p>
          </table:table-cell>
          <table:table-cell office:value-type="float" office:value="1036.23" calcext:value-type="float">
            <text:p>1036.23</text:p>
          </table:table-cell>
          <table:table-cell office:value-type="float" office:value="977.03" calcext:value-type="float">
            <text:p>977.03</text:p>
          </table:table-cell>
          <table:table-cell office:value-type="float" office:value="856.13" calcext:value-type="float">
            <text:p>856.13</text:p>
          </table:table-cell>
          <table:table-cell table:number-columns-repeated="2"/>
          <table:table-cell table:formula="of:=AVERAGE([.A74:.E74])" office:value-type="float" office:value="2146.4" calcext:value-type="float">
            <text:p>2146.4</text:p>
          </table:table-cell>
          <table:table-cell table:formula="of:=AVERAGE([.G74:.K74])" office:value-type="float" office:value="1025.006" calcext:value-type="float">
            <text:p>1025.0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350" calcext:value-type="float">
            <text:p>2350</text:p>
          </table:table-cell>
          <table:table-cell office:value-type="float" office:value="1917" calcext:value-type="float">
            <text:p>1917</text:p>
          </table:table-cell>
          <table:table-cell office:value-type="float" office:value="2104" calcext:value-type="float">
            <text:p>2104</text:p>
          </table:table-cell>
          <table:table-cell office:value-type="float" office:value="1897" calcext:value-type="float">
            <text:p>1897</text:p>
          </table:table-cell>
          <table:table-cell/>
          <table:table-cell office:value-type="float" office:value="1120.02" calcext:value-type="float">
            <text:p>1120.02</text:p>
          </table:table-cell>
          <table:table-cell office:value-type="float" office:value="1260.1" calcext:value-type="float">
            <text:p>1260.1</text:p>
          </table:table-cell>
          <table:table-cell office:value-type="float" office:value="994.25" calcext:value-type="float">
            <text:p>994.25</text:p>
          </table:table-cell>
          <table:table-cell office:value-type="float" office:value="941.02" calcext:value-type="float">
            <text:p>941.02</text:p>
          </table:table-cell>
          <table:table-cell office:value-type="float" office:value="902.78" calcext:value-type="float">
            <text:p>902.78</text:p>
          </table:table-cell>
          <table:table-cell table:number-columns-repeated="2"/>
          <table:table-cell table:formula="of:=AVERAGE([.A75:.E75])" office:value-type="float" office:value="2043.2" calcext:value-type="float">
            <text:p>2043.2</text:p>
          </table:table-cell>
          <table:table-cell table:formula="of:=AVERAGE([.G75:.K75])" office:value-type="float" office:value="1043.634" calcext:value-type="float">
            <text:p>1043.63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060" calcext:value-type="float">
            <text:p>2060</text:p>
          </table:table-cell>
          <table:table-cell office:value-type="float" office:value="2047" calcext:value-type="float">
            <text:p>2047</text:p>
          </table:table-cell>
          <table:table-cell office:value-type="float" office:value="2014" calcext:value-type="float">
            <text:p>2014</text:p>
          </table:table-cell>
          <table:table-cell office:value-type="float" office:value="1783" calcext:value-type="float">
            <text:p>1783</text:p>
          </table:table-cell>
          <table:table-cell/>
          <table:table-cell office:value-type="float" office:value="1085.57" calcext:value-type="float">
            <text:p>1085.57</text:p>
          </table:table-cell>
          <table:table-cell office:value-type="float" office:value="1146.1" calcext:value-type="float">
            <text:p>1146.1</text:p>
          </table:table-cell>
          <table:table-cell office:value-type="float" office:value="970.52" calcext:value-type="float">
            <text:p>970.52</text:p>
          </table:table-cell>
          <table:table-cell office:value-type="float" office:value="932.57" calcext:value-type="float">
            <text:p>932.57</text:p>
          </table:table-cell>
          <table:table-cell office:value-type="float" office:value="799.8" calcext:value-type="float">
            <text:p>799.8</text:p>
          </table:table-cell>
          <table:table-cell table:number-columns-repeated="2"/>
          <table:table-cell table:formula="of:=AVERAGE([.A76:.E76])" office:value-type="float" office:value="1962.6" calcext:value-type="float">
            <text:p>1962.6</text:p>
          </table:table-cell>
          <table:table-cell table:formula="of:=AVERAGE([.G76:.K76])" office:value-type="float" office:value="986.912" calcext:value-type="float">
            <text:p>986.912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525" calcext:value-type="float">
            <text:p>2525</text:p>
          </table:table-cell>
          <table:table-cell office:value-type="float" office:value="2147" calcext:value-type="float">
            <text:p>2147</text:p>
          </table:table-cell>
          <table:table-cell office:value-type="float" office:value="1993" calcext:value-type="float">
            <text:p>1993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float" office:value="1165.89" calcext:value-type="float">
            <text:p>1165.89</text:p>
          </table:table-cell>
          <table:table-cell office:value-type="float" office:value="1191.2" calcext:value-type="float">
            <text:p>1191.2</text:p>
          </table:table-cell>
          <table:table-cell office:value-type="float" office:value="984.56" calcext:value-type="float">
            <text:p>984.56</text:p>
          </table:table-cell>
          <table:table-cell office:value-type="float" office:value="966.44" calcext:value-type="float">
            <text:p>966.44</text:p>
          </table:table-cell>
          <table:table-cell office:value-type="float" office:value="829.14" calcext:value-type="float">
            <text:p>829.14</text:p>
          </table:table-cell>
          <table:table-cell table:number-columns-repeated="2"/>
          <table:table-cell table:formula="of:=AVERAGE([.A77:.E77])" office:value-type="float" office:value="2142.2" calcext:value-type="float">
            <text:p>2142.2</text:p>
          </table:table-cell>
          <table:table-cell table:formula="of:=AVERAGE([.G77:.K77])" office:value-type="float" office:value="1027.446" calcext:value-type="float">
            <text:p>1027.446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468" calcext:value-type="float">
            <text:p>2468</text:p>
          </table:table-cell>
          <table:table-cell office:value-type="float" office:value="2267" calcext:value-type="float">
            <text:p>2267</text:p>
          </table:table-cell>
          <table:table-cell office:value-type="float" office:value="2164" calcext:value-type="float">
            <text:p>2164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float" office:value="1054.9" calcext:value-type="float">
            <text:p>1054.9</text:p>
          </table:table-cell>
          <table:table-cell office:value-type="float" office:value="1240.63" calcext:value-type="float">
            <text:p>1240.63</text:p>
          </table:table-cell>
          <table:table-cell office:value-type="float" office:value="1042.82" calcext:value-type="float">
            <text:p>1042.82</text:p>
          </table:table-cell>
          <table:table-cell office:value-type="float" office:value="853.29" calcext:value-type="float">
            <text:p>853.29</text:p>
          </table:table-cell>
          <table:table-cell office:value-type="float" office:value="850.37" calcext:value-type="float">
            <text:p>850.37</text:p>
          </table:table-cell>
          <table:table-cell table:number-columns-repeated="2"/>
          <table:table-cell table:formula="of:=AVERAGE([.A78:.E78])" office:value-type="float" office:value="2196.4" calcext:value-type="float">
            <text:p>2196.4</text:p>
          </table:table-cell>
          <table:table-cell table:formula="of:=AVERAGE([.G78:.K78])" office:value-type="float" office:value="1008.402" calcext:value-type="float">
            <text:p>1008.40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350" calcext:value-type="float">
            <text:p>2350</text:p>
          </table:table-cell>
          <table:table-cell office:value-type="float" office:value="2050" calcext:value-type="float">
            <text:p>2050</text:p>
          </table:table-cell>
          <table:table-cell office:value-type="float" office:value="2004" calcext:value-type="float">
            <text:p>2004</text:p>
          </table:table-cell>
          <table:table-cell office:value-type="float" office:value="1746" calcext:value-type="float">
            <text:p>1746</text:p>
          </table:table-cell>
          <table:table-cell/>
          <table:table-cell office:value-type="float" office:value="1070.34" calcext:value-type="float">
            <text:p>1070.34</text:p>
          </table:table-cell>
          <table:table-cell office:value-type="float" office:value="1210.6" calcext:value-type="float">
            <text:p>1210.6</text:p>
          </table:table-cell>
          <table:table-cell office:value-type="float" office:value="974.96" calcext:value-type="float">
            <text:p>974.96</text:p>
          </table:table-cell>
          <table:table-cell office:value-type="float" office:value="935.08" calcext:value-type="float">
            <text:p>935.08</text:p>
          </table:table-cell>
          <table:table-cell office:value-type="float" office:value="806.14" calcext:value-type="float">
            <text:p>806.14</text:p>
          </table:table-cell>
          <table:table-cell table:number-columns-repeated="2"/>
          <table:table-cell table:formula="of:=AVERAGE([.A79:.E79])" office:value-type="float" office:value="2034" calcext:value-type="float">
            <text:p>2034</text:p>
          </table:table-cell>
          <table:table-cell table:formula="of:=AVERAGE([.G79:.K79])" office:value-type="float" office:value="999.424" calcext:value-type="float">
            <text:p>999.424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300" calcext:value-type="float">
            <text:p>2300</text:p>
          </table:table-cell>
          <table:table-cell office:value-type="float" office:value="2075" calcext:value-type="float">
            <text:p>2075</text:p>
          </table:table-cell>
          <table:table-cell office:value-type="float" office:value="1862" calcext:value-type="float">
            <text:p>1862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1060.22" calcext:value-type="float">
            <text:p>1060.22</text:p>
          </table:table-cell>
          <table:table-cell office:value-type="float" office:value="1164.25" calcext:value-type="float">
            <text:p>1164.25</text:p>
          </table:table-cell>
          <table:table-cell office:value-type="float" office:value="1033.49" calcext:value-type="float">
            <text:p>1033.49</text:p>
          </table:table-cell>
          <table:table-cell office:value-type="float" office:value="946.1" calcext:value-type="float">
            <text:p>946.1</text:p>
          </table:table-cell>
          <table:table-cell office:value-type="float" office:value="763.05" calcext:value-type="float">
            <text:p>763.05</text:p>
          </table:table-cell>
          <table:table-cell table:number-columns-repeated="2"/>
          <table:table-cell table:formula="of:=AVERAGE([.A80:.E80])" office:value-type="float" office:value="2015.2" calcext:value-type="float">
            <text:p>2015.2</text:p>
          </table:table-cell>
          <table:table-cell table:formula="of:=AVERAGE([.G80:.K80])" office:value-type="float" office:value="993.422" calcext:value-type="float">
            <text:p>993.422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138" calcext:value-type="float">
            <text:p>2138</text:p>
          </table:table-cell>
          <table:table-cell office:value-type="float" office:value="1802" calcext:value-type="float">
            <text:p>1802</text:p>
          </table:table-cell>
          <table:table-cell office:value-type="float" office:value="1924" calcext:value-type="float">
            <text:p>1924</text:p>
          </table:table-cell>
          <table:table-cell office:value-type="float" office:value="1762" calcext:value-type="float">
            <text:p>1762</text:p>
          </table:table-cell>
          <table:table-cell/>
          <table:table-cell office:value-type="float" office:value="1117.62" calcext:value-type="float">
            <text:p>1117.62</text:p>
          </table:table-cell>
          <table:table-cell office:value-type="float" office:value="1055.89" calcext:value-type="float">
            <text:p>1055.89</text:p>
          </table:table-cell>
          <table:table-cell office:value-type="float" office:value="1016.74" calcext:value-type="float">
            <text:p>1016.74</text:p>
          </table:table-cell>
          <table:table-cell office:value-type="float" office:value="1042.96" calcext:value-type="float">
            <text:p>1042.96</text:p>
          </table:table-cell>
          <table:table-cell office:value-type="float" office:value="813.31" calcext:value-type="float">
            <text:p>813.31</text:p>
          </table:table-cell>
          <table:table-cell table:number-columns-repeated="2"/>
          <table:table-cell table:formula="of:=AVERAGE([.A81:.E81])" office:value-type="float" office:value="1966.8" calcext:value-type="float">
            <text:p>1966.8</text:p>
          </table:table-cell>
          <table:table-cell table:formula="of:=AVERAGE([.G81:.K81])" office:value-type="float" office:value="1009.304" calcext:value-type="float">
            <text:p>1009.304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210" calcext:value-type="float">
            <text:p>2210</text:p>
          </table:table-cell>
          <table:table-cell office:value-type="float" office:value="1982" calcext:value-type="float">
            <text:p>1982</text:p>
          </table:table-cell>
          <table:table-cell office:value-type="float" office:value="2024" calcext:value-type="float">
            <text:p>2024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float" office:value="1118.13" calcext:value-type="float">
            <text:p>1118.13</text:p>
          </table:table-cell>
          <table:table-cell office:value-type="float" office:value="1163.09" calcext:value-type="float">
            <text:p>1163.09</text:p>
          </table:table-cell>
          <table:table-cell office:value-type="float" office:value="992.7" calcext:value-type="float">
            <text:p>992.7</text:p>
          </table:table-cell>
          <table:table-cell office:value-type="float" office:value="1010.79" calcext:value-type="float">
            <text:p>1010.79</text:p>
          </table:table-cell>
          <table:table-cell office:value-type="float" office:value="854.37" calcext:value-type="float">
            <text:p>854.37</text:p>
          </table:table-cell>
          <table:table-cell table:number-columns-repeated="2"/>
          <table:table-cell table:formula="of:=AVERAGE([.A82:.E82])" office:value-type="float" office:value="2184.4" calcext:value-type="float">
            <text:p>2184.4</text:p>
          </table:table-cell>
          <table:table-cell table:formula="of:=AVERAGE([.G82:.K82])" office:value-type="float" office:value="1027.816" calcext:value-type="float">
            <text:p>1027.816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300" calcext:value-type="float">
            <text:p>2300</text:p>
          </table:table-cell>
          <table:table-cell office:value-type="float" office:value="2375" calcext:value-type="float">
            <text:p>2375</text:p>
          </table:table-cell>
          <table:table-cell office:value-type="float" office:value="2019" calcext:value-type="float">
            <text:p>2019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float" office:value="1137.77" calcext:value-type="float">
            <text:p>1137.77</text:p>
          </table:table-cell>
          <table:table-cell office:value-type="float" office:value="1192" calcext:value-type="float">
            <text:p>1192</text:p>
          </table:table-cell>
          <table:table-cell office:value-type="float" office:value="1048.73" calcext:value-type="float">
            <text:p>1048.73</text:p>
          </table:table-cell>
          <table:table-cell office:value-type="float" office:value="984.93" calcext:value-type="float">
            <text:p>984.93</text:p>
          </table:table-cell>
          <table:table-cell office:value-type="float" office:value="832.25" calcext:value-type="float">
            <text:p>832.25</text:p>
          </table:table-cell>
          <table:table-cell table:number-columns-repeated="2"/>
          <table:table-cell table:formula="of:=AVERAGE([.A83:.E83])" office:value-type="float" office:value="2158.4" calcext:value-type="float">
            <text:p>2158.4</text:p>
          </table:table-cell>
          <table:table-cell table:formula="of:=AVERAGE([.G83:.K83])" office:value-type="float" office:value="1039.136" calcext:value-type="float">
            <text:p>1039.136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325" calcext:value-type="float">
            <text:p>2325</text:p>
          </table:table-cell>
          <table:table-cell office:value-type="float" office:value="1816" calcext:value-type="float">
            <text:p>1816</text:p>
          </table:table-cell>
          <table:table-cell office:value-type="float" office:value="1897" calcext:value-type="float">
            <text:p>1897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float" office:value="1085.89" calcext:value-type="float">
            <text:p>1085.89</text:p>
          </table:table-cell>
          <table:table-cell office:value-type="float" office:value="1025.16" calcext:value-type="float">
            <text:p>1025.16</text:p>
          </table:table-cell>
          <table:table-cell office:value-type="float" office:value="1080.85" calcext:value-type="float">
            <text:p>1080.85</text:p>
          </table:table-cell>
          <table:table-cell office:value-type="float" office:value="1013.53" calcext:value-type="float">
            <text:p>1013.53</text:p>
          </table:table-cell>
          <table:table-cell office:value-type="float" office:value="815.66" calcext:value-type="float">
            <text:p>815.66</text:p>
          </table:table-cell>
          <table:table-cell table:number-columns-repeated="2"/>
          <table:table-cell table:formula="of:=AVERAGE([.A84:.E84])" office:value-type="float" office:value="2032.2" calcext:value-type="float">
            <text:p>2032.2</text:p>
          </table:table-cell>
          <table:table-cell table:formula="of:=AVERAGE([.G84:.K84])" office:value-type="float" office:value="1004.218" calcext:value-type="float">
            <text:p>1004.218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328" calcext:value-type="float">
            <text:p>2328</text:p>
          </table:table-cell>
          <table:table-cell office:value-type="float" office:value="1962" calcext:value-type="float">
            <text:p>1962</text:p>
          </table:table-cell>
          <table:table-cell office:value-type="float" office:value="1867" calcext:value-type="float">
            <text:p>1867</text:p>
          </table:table-cell>
          <table:table-cell office:value-type="float" office:value="1833" calcext:value-type="float">
            <text:p>1833</text:p>
          </table:table-cell>
          <table:table-cell/>
          <table:table-cell office:value-type="float" office:value="1121.19" calcext:value-type="float">
            <text:p>1121.19</text:p>
          </table:table-cell>
          <table:table-cell office:value-type="float" office:value="1027.95" calcext:value-type="float">
            <text:p>1027.95</text:p>
          </table:table-cell>
          <table:table-cell office:value-type="float" office:value="1094.58" calcext:value-type="float">
            <text:p>1094.58</text:p>
          </table:table-cell>
          <table:table-cell office:value-type="float" office:value="1045.99" calcext:value-type="float">
            <text:p>1045.99</text:p>
          </table:table-cell>
          <table:table-cell office:value-type="float" office:value="870.54" calcext:value-type="float">
            <text:p>870.54</text:p>
          </table:table-cell>
          <table:table-cell table:number-columns-repeated="2"/>
          <table:table-cell table:formula="of:=AVERAGE([.A85:.E85])" office:value-type="float" office:value="2011.6" calcext:value-type="float">
            <text:p>2011.6</text:p>
          </table:table-cell>
          <table:table-cell table:formula="of:=AVERAGE([.G85:.K85])" office:value-type="float" office:value="1032.05" calcext:value-type="float">
            <text:p>1032.0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131" calcext:value-type="float">
            <text:p>2131</text:p>
          </table:table-cell>
          <table:table-cell office:value-type="float" office:value="2337" calcext:value-type="float">
            <text:p>2337</text:p>
          </table:table-cell>
          <table:table-cell office:value-type="float" office:value="2479" calcext:value-type="float">
            <text:p>2479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float" office:value="1021.91" calcext:value-type="float">
            <text:p>1021.91</text:p>
          </table:table-cell>
          <table:table-cell office:value-type="float" office:value="1110.8" calcext:value-type="float">
            <text:p>1110.8</text:p>
          </table:table-cell>
          <table:table-cell office:value-type="float" office:value="1042.27" calcext:value-type="float">
            <text:p>1042.27</text:p>
          </table:table-cell>
          <table:table-cell office:value-type="float" office:value="1082.43" calcext:value-type="float">
            <text:p>1082.43</text:p>
          </table:table-cell>
          <table:table-cell office:value-type="float" office:value="817.01" calcext:value-type="float">
            <text:p>817.01</text:p>
          </table:table-cell>
          <table:table-cell table:number-columns-repeated="2"/>
          <table:table-cell table:formula="of:=AVERAGE([.A86:.E86])" office:value-type="float" office:value="2113.2" calcext:value-type="float">
            <text:p>2113.2</text:p>
          </table:table-cell>
          <table:table-cell table:formula="of:=AVERAGE([.G86:.K86])" office:value-type="float" office:value="1014.884" calcext:value-type="float">
            <text:p>1014.88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124" calcext:value-type="float">
            <text:p>2124</text:p>
          </table:table-cell>
          <table:table-cell office:value-type="float" office:value="1882" calcext:value-type="float">
            <text:p>1882</text:p>
          </table:table-cell>
          <table:table-cell office:value-type="float" office:value="2119" calcext:value-type="float">
            <text:p>2119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1102.97" calcext:value-type="float">
            <text:p>1102.97</text:p>
          </table:table-cell>
          <table:table-cell office:value-type="float" office:value="1125.23" calcext:value-type="float">
            <text:p>1125.23</text:p>
          </table:table-cell>
          <table:table-cell office:value-type="float" office:value="1026.49" calcext:value-type="float">
            <text:p>1026.49</text:p>
          </table:table-cell>
          <table:table-cell office:value-type="float" office:value="1060.32" calcext:value-type="float">
            <text:p>1060.32</text:p>
          </table:table-cell>
          <table:table-cell office:value-type="float" office:value="815.89" calcext:value-type="float">
            <text:p>815.89</text:p>
          </table:table-cell>
          <table:table-cell table:number-columns-repeated="2"/>
          <table:table-cell table:formula="of:=AVERAGE([.A87:.E87])" office:value-type="float" office:value="1998.6" calcext:value-type="float">
            <text:p>1998.6</text:p>
          </table:table-cell>
          <table:table-cell table:formula="of:=AVERAGE([.G87:.K87])" office:value-type="float" office:value="1026.18" calcext:value-type="float">
            <text:p>1026.18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166" calcext:value-type="float">
            <text:p>2166</text:p>
          </table:table-cell>
          <table:table-cell office:value-type="float" office:value="1687" calcext:value-type="float">
            <text:p>1687</text:p>
          </table:table-cell>
          <table:table-cell office:value-type="float" office:value="1914" calcext:value-type="float">
            <text:p>1914</text:p>
          </table:table-cell>
          <table:table-cell office:value-type="float" office:value="1772" calcext:value-type="float">
            <text:p>1772</text:p>
          </table:table-cell>
          <table:table-cell/>
          <table:table-cell office:value-type="float" office:value="1072.18" calcext:value-type="float">
            <text:p>1072.18</text:p>
          </table:table-cell>
          <table:table-cell office:value-type="float" office:value="1066.57" calcext:value-type="float">
            <text:p>1066.57</text:p>
          </table:table-cell>
          <table:table-cell office:value-type="float" office:value="1060.94" calcext:value-type="float">
            <text:p>1060.94</text:p>
          </table:table-cell>
          <table:table-cell office:value-type="float" office:value="967.84" calcext:value-type="float">
            <text:p>967.84</text:p>
          </table:table-cell>
          <table:table-cell office:value-type="float" office:value="786.8" calcext:value-type="float">
            <text:p>786.8</text:p>
          </table:table-cell>
          <table:table-cell table:number-columns-repeated="2"/>
          <table:table-cell table:formula="of:=AVERAGE([.A88:.E88])" office:value-type="float" office:value="1931.4" calcext:value-type="float">
            <text:p>1931.4</text:p>
          </table:table-cell>
          <table:table-cell table:formula="of:=AVERAGE([.G88:.K88])" office:value-type="float" office:value="990.866" calcext:value-type="float">
            <text:p>990.866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250" calcext:value-type="float">
            <text:p>2250</text:p>
          </table:table-cell>
          <table:table-cell office:value-type="float" office:value="1756" calcext:value-type="float">
            <text:p>1756</text:p>
          </table:table-cell>
          <table:table-cell office:value-type="float" office:value="2104" calcext:value-type="float">
            <text:p>2104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float" office:value="1096.59" calcext:value-type="float">
            <text:p>1096.59</text:p>
          </table:table-cell>
          <table:table-cell office:value-type="float" office:value="1138.4" calcext:value-type="float">
            <text:p>1138.4</text:p>
          </table:table-cell>
          <table:table-cell office:value-type="float" office:value="1022.18" calcext:value-type="float">
            <text:p>1022.18</text:p>
          </table:table-cell>
          <table:table-cell office:value-type="float" office:value="967.29" calcext:value-type="float">
            <text:p>967.29</text:p>
          </table:table-cell>
          <table:table-cell office:value-type="float" office:value="772.03" calcext:value-type="float">
            <text:p>772.03</text:p>
          </table:table-cell>
          <table:table-cell table:number-columns-repeated="2"/>
          <table:table-cell table:formula="of:=AVERAGE([.A89:.E89])" office:value-type="float" office:value="2101.4" calcext:value-type="float">
            <text:p>2101.4</text:p>
          </table:table-cell>
          <table:table-cell table:formula="of:=AVERAGE([.G89:.K89])" office:value-type="float" office:value="999.298" calcext:value-type="float">
            <text:p>999.298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425" calcext:value-type="float">
            <text:p>2425</text:p>
          </table:table-cell>
          <table:table-cell office:value-type="float" office:value="1887" calcext:value-type="float">
            <text:p>1887</text:p>
          </table:table-cell>
          <table:table-cell office:value-type="float" office:value="2069" calcext:value-type="float">
            <text:p>2069</text:p>
          </table:table-cell>
          <table:table-cell office:value-type="float" office:value="2205" calcext:value-type="float">
            <text:p>2205</text:p>
          </table:table-cell>
          <table:table-cell/>
          <table:table-cell office:value-type="float" office:value="1185.1" calcext:value-type="float">
            <text:p>1185.1</text:p>
          </table:table-cell>
          <table:table-cell office:value-type="float" office:value="1167.98" calcext:value-type="float">
            <text:p>1167.98</text:p>
          </table:table-cell>
          <table:table-cell office:value-type="float" office:value="1076.48" calcext:value-type="float">
            <text:p>1076.48</text:p>
          </table:table-cell>
          <table:table-cell office:value-type="float" office:value="1021.26" calcext:value-type="float">
            <text:p>1021.26</text:p>
          </table:table-cell>
          <table:table-cell office:value-type="float" office:value="789.54" calcext:value-type="float">
            <text:p>789.54</text:p>
          </table:table-cell>
          <table:table-cell table:number-columns-repeated="2"/>
          <table:table-cell table:formula="of:=AVERAGE([.A90:.E90])" office:value-type="float" office:value="2184.6" calcext:value-type="float">
            <text:p>2184.6</text:p>
          </table:table-cell>
          <table:table-cell table:formula="of:=AVERAGE([.G90:.K90])" office:value-type="float" office:value="1048.072" calcext:value-type="float">
            <text:p>1048.072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124" calcext:value-type="float">
            <text:p>2124</text:p>
          </table:table-cell>
          <table:table-cell office:value-type="float" office:value="2027" calcext:value-type="float">
            <text:p>2027</text:p>
          </table:table-cell>
          <table:table-cell office:value-type="float" office:value="1945" calcext:value-type="float">
            <text:p>1945</text:p>
          </table:table-cell>
          <table:table-cell office:value-type="float" office:value="2165" calcext:value-type="float">
            <text:p>2165</text:p>
          </table:table-cell>
          <table:table-cell/>
          <table:table-cell office:value-type="float" office:value="1191.92" calcext:value-type="float">
            <text:p>1191.92</text:p>
          </table:table-cell>
          <table:table-cell office:value-type="float" office:value="1077.76" calcext:value-type="float">
            <text:p>1077.76</text:p>
          </table:table-cell>
          <table:table-cell office:value-type="float" office:value="1031.03" calcext:value-type="float">
            <text:p>1031.03</text:p>
          </table:table-cell>
          <table:table-cell office:value-type="float" office:value="1034.43" calcext:value-type="float">
            <text:p>1034.43</text:p>
          </table:table-cell>
          <table:table-cell office:value-type="float" office:value="740.6" calcext:value-type="float">
            <text:p>740.6</text:p>
          </table:table-cell>
          <table:table-cell table:number-columns-repeated="2"/>
          <table:table-cell table:formula="of:=AVERAGE([.A91:.E91])" office:value-type="float" office:value="2095.8" calcext:value-type="float">
            <text:p>2095.8</text:p>
          </table:table-cell>
          <table:table-cell table:formula="of:=AVERAGE([.G91:.K91])" office:value-type="float" office:value="1015.148" calcext:value-type="float">
            <text:p>1015.148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006" calcext:value-type="float">
            <text:p>2006</text:p>
          </table:table-cell>
          <table:table-cell office:value-type="float" office:value="2027" calcext:value-type="float">
            <text:p>2027</text:p>
          </table:table-cell>
          <table:table-cell office:value-type="float" office:value="2157" calcext:value-type="float">
            <text:p>2157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float" office:value="1136.14" calcext:value-type="float">
            <text:p>1136.14</text:p>
          </table:table-cell>
          <table:table-cell office:value-type="float" office:value="971.41" calcext:value-type="float">
            <text:p>971.41</text:p>
          </table:table-cell>
          <table:table-cell office:value-type="float" office:value="1042.77" calcext:value-type="float">
            <text:p>1042.77</text:p>
          </table:table-cell>
          <table:table-cell office:value-type="float" office:value="981.34" calcext:value-type="float">
            <text:p>981.34</text:p>
          </table:table-cell>
          <table:table-cell office:value-type="float" office:value="778.53" calcext:value-type="float">
            <text:p>778.53</text:p>
          </table:table-cell>
          <table:table-cell table:number-columns-repeated="2"/>
          <table:table-cell table:formula="of:=AVERAGE([.A92:.E92])" office:value-type="float" office:value="2013.6" calcext:value-type="float">
            <text:p>2013.6</text:p>
          </table:table-cell>
          <table:table-cell table:formula="of:=AVERAGE([.G92:.K92])" office:value-type="float" office:value="982.038" calcext:value-type="float">
            <text:p>982.038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060" calcext:value-type="float">
            <text:p>2060</text:p>
          </table:table-cell>
          <table:table-cell office:value-type="float" office:value="2012" calcext:value-type="float">
            <text:p>2012</text:p>
          </table:table-cell>
          <table:table-cell office:value-type="float" office:value="2054" calcext:value-type="float">
            <text:p>2054</text:p>
          </table:table-cell>
          <table:table-cell office:value-type="float" office:value="2064" calcext:value-type="float">
            <text:p>2064</text:p>
          </table:table-cell>
          <table:table-cell/>
          <table:table-cell office:value-type="float" office:value="1096.16" calcext:value-type="float">
            <text:p>1096.16</text:p>
          </table:table-cell>
          <table:table-cell office:value-type="float" office:value="1008.35" calcext:value-type="float">
            <text:p>1008.35</text:p>
          </table:table-cell>
          <table:table-cell office:value-type="float" office:value="1105" calcext:value-type="float">
            <text:p>1105</text:p>
          </table:table-cell>
          <table:table-cell office:value-type="float" office:value="1030.24" calcext:value-type="float">
            <text:p>1030.24</text:p>
          </table:table-cell>
          <table:table-cell office:value-type="float" office:value="764.57" calcext:value-type="float">
            <text:p>764.57</text:p>
          </table:table-cell>
          <table:table-cell table:number-columns-repeated="2"/>
          <table:table-cell table:formula="of:=AVERAGE([.A93:.E93])" office:value-type="float" office:value="2022.6" calcext:value-type="float">
            <text:p>2022.6</text:p>
          </table:table-cell>
          <table:table-cell table:formula="of:=AVERAGE([.G93:.K93])" office:value-type="float" office:value="1000.864" calcext:value-type="float">
            <text:p>1000.86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24" calcext:value-type="float">
            <text:p>2124</text:p>
          </table:table-cell>
          <table:table-cell office:value-type="float" office:value="1867" calcext:value-type="float">
            <text:p>1867</text:p>
          </table:table-cell>
          <table:table-cell office:value-type="float" office:value="1794" calcext:value-type="float">
            <text:p>1794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float" office:value="1032.06" calcext:value-type="float">
            <text:p>1032.06</text:p>
          </table:table-cell>
          <table:table-cell office:value-type="float" office:value="1075.84" calcext:value-type="float">
            <text:p>1075.84</text:p>
          </table:table-cell>
          <table:table-cell office:value-type="float" office:value="964.13" calcext:value-type="float">
            <text:p>964.13</text:p>
          </table:table-cell>
          <table:table-cell office:value-type="float" office:value="1035.83" calcext:value-type="float">
            <text:p>1035.83</text:p>
          </table:table-cell>
          <table:table-cell office:value-type="float" office:value="816.72" calcext:value-type="float">
            <text:p>816.72</text:p>
          </table:table-cell>
          <table:table-cell table:number-columns-repeated="2"/>
          <table:table-cell table:formula="of:=AVERAGE([.A94:.E94])" office:value-type="float" office:value="1910.4" calcext:value-type="float">
            <text:p>1910.4</text:p>
          </table:table-cell>
          <table:table-cell table:formula="of:=AVERAGE([.G94:.K94])" office:value-type="float" office:value="984.916" calcext:value-type="float">
            <text:p>984.916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350" calcext:value-type="float">
            <text:p>2350</text:p>
          </table:table-cell>
          <table:table-cell office:value-type="float" office:value="2497" calcext:value-type="float">
            <text:p>2497</text:p>
          </table:table-cell>
          <table:table-cell office:value-type="float" office:value="2004" calcext:value-type="float">
            <text:p>2004</text:p>
          </table:table-cell>
          <table:table-cell office:value-type="float" office:value="2052" calcext:value-type="float">
            <text:p>2052</text:p>
          </table:table-cell>
          <table:table-cell/>
          <table:table-cell office:value-type="float" office:value="1116.24" calcext:value-type="float">
            <text:p>1116.24</text:p>
          </table:table-cell>
          <table:table-cell office:value-type="float" office:value="1091.83" calcext:value-type="float">
            <text:p>1091.83</text:p>
          </table:table-cell>
          <table:table-cell office:value-type="float" office:value="1018.63" calcext:value-type="float">
            <text:p>1018.63</text:p>
          </table:table-cell>
          <table:table-cell office:value-type="float" office:value="1044.4" calcext:value-type="float">
            <text:p>1044.4</text:p>
          </table:table-cell>
          <table:table-cell office:value-type="float" office:value="802.75" calcext:value-type="float">
            <text:p>802.75</text:p>
          </table:table-cell>
          <table:table-cell table:number-columns-repeated="2"/>
          <table:table-cell table:formula="of:=AVERAGE([.A95:.E95])" office:value-type="float" office:value="2271.2" calcext:value-type="float">
            <text:p>2271.2</text:p>
          </table:table-cell>
          <table:table-cell table:formula="of:=AVERAGE([.G95:.K95])" office:value-type="float" office:value="1014.77" calcext:value-type="float">
            <text:p>1014.77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350" calcext:value-type="float">
            <text:p>2350</text:p>
          </table:table-cell>
          <table:table-cell office:value-type="float" office:value="1801" calcext:value-type="float">
            <text:p>1801</text:p>
          </table:table-cell>
          <table:table-cell office:value-type="float" office:value="1771" calcext:value-type="float">
            <text:p>1771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float" office:value="1182.56" calcext:value-type="float">
            <text:p>1182.56</text:p>
          </table:table-cell>
          <table:table-cell office:value-type="float" office:value="1092.18" calcext:value-type="float">
            <text:p>1092.18</text:p>
          </table:table-cell>
          <table:table-cell office:value-type="float" office:value="1014.6" calcext:value-type="float">
            <text:p>1014.6</text:p>
          </table:table-cell>
          <table:table-cell office:value-type="float" office:value="914.53" calcext:value-type="float">
            <text:p>914.53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table:formula="of:=AVERAGE([.A96:.E96])" office:value-type="float" office:value="1990.2" calcext:value-type="float">
            <text:p>1990.2</text:p>
          </table:table-cell>
          <table:table-cell table:formula="of:=AVERAGE([.G96:.K96])" office:value-type="float" office:value="993.774" calcext:value-type="float">
            <text:p>993.774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166" calcext:value-type="float">
            <text:p>2166</text:p>
          </table:table-cell>
          <table:table-cell office:value-type="float" office:value="2177" calcext:value-type="float">
            <text:p>2177</text:p>
          </table:table-cell>
          <table:table-cell office:value-type="float" office:value="1979" calcext:value-type="float">
            <text:p>1979</text:p>
          </table:table-cell>
          <table:table-cell office:value-type="float" office:value="1748" calcext:value-type="float">
            <text:p>1748</text:p>
          </table:table-cell>
          <table:table-cell/>
          <table:table-cell office:value-type="float" office:value="1205.4" calcext:value-type="float">
            <text:p>1205.4</text:p>
          </table:table-cell>
          <table:table-cell office:value-type="float" office:value="1070.52" calcext:value-type="float">
            <text:p>1070.52</text:p>
          </table:table-cell>
          <table:table-cell office:value-type="float" office:value="1027.61" calcext:value-type="float">
            <text:p>1027.61</text:p>
          </table:table-cell>
          <table:table-cell office:value-type="float" office:value="1011.33" calcext:value-type="float">
            <text:p>1011.33</text:p>
          </table:table-cell>
          <table:table-cell office:value-type="float" office:value="770.04" calcext:value-type="float">
            <text:p>770.04</text:p>
          </table:table-cell>
          <table:table-cell table:number-columns-repeated="2"/>
          <table:table-cell table:formula="of:=AVERAGE([.A97:.E97])" office:value-type="float" office:value="2043.6" calcext:value-type="float">
            <text:p>2043.6</text:p>
          </table:table-cell>
          <table:table-cell table:formula="of:=AVERAGE([.G97:.K97])" office:value-type="float" office:value="1016.98" calcext:value-type="float">
            <text:p>1016.98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173" calcext:value-type="float">
            <text:p>2173</text:p>
          </table:table-cell>
          <table:table-cell office:value-type="float" office:value="1818" calcext:value-type="float">
            <text:p>1818</text:p>
          </table:table-cell>
          <table:table-cell office:value-type="float" office:value="1872" calcext:value-type="float">
            <text:p>1872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168.4" calcext:value-type="float">
            <text:p>1168.4</text:p>
          </table:table-cell>
          <table:table-cell office:value-type="float" office:value="1056.5" calcext:value-type="float">
            <text:p>1056.5</text:p>
          </table:table-cell>
          <table:table-cell office:value-type="float" office:value="1012.59" calcext:value-type="float">
            <text:p>1012.59</text:p>
          </table:table-cell>
          <table:table-cell office:value-type="float" office:value="919.63" calcext:value-type="float">
            <text:p>919.63</text:p>
          </table:table-cell>
          <table:table-cell office:value-type="float" office:value="839.8" calcext:value-type="float">
            <text:p>839.8</text:p>
          </table:table-cell>
          <table:table-cell table:number-columns-repeated="2"/>
          <table:table-cell table:formula="of:=AVERAGE([.A98:.E98])" office:value-type="float" office:value="1985.8" calcext:value-type="float">
            <text:p>1985.8</text:p>
          </table:table-cell>
          <table:table-cell table:formula="of:=AVERAGE([.G98:.K98])" office:value-type="float" office:value="999.384" calcext:value-type="float">
            <text:p>999.384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139" calcext:value-type="float">
            <text:p>2139</text:p>
          </table:table-cell>
          <table:table-cell office:value-type="float" office:value="2237" calcext:value-type="float">
            <text:p>2237</text:p>
          </table:table-cell>
          <table:table-cell office:value-type="float" office:value="2379" calcext:value-type="float">
            <text:p>2379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float" office:value="1184.97" calcext:value-type="float">
            <text:p>1184.97</text:p>
          </table:table-cell>
          <table:table-cell office:value-type="float" office:value="1086.1" calcext:value-type="float">
            <text:p>1086.1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987.25" calcext:value-type="float">
            <text:p>987.25</text:p>
          </table:table-cell>
          <table:table-cell office:value-type="float" office:value="799.18" calcext:value-type="float">
            <text:p>799.18</text:p>
          </table:table-cell>
          <table:table-cell table:number-columns-repeated="2"/>
          <table:table-cell table:formula="of:=AVERAGE([.A99:.E99])" office:value-type="float" office:value="2270.8" calcext:value-type="float">
            <text:p>2270.8</text:p>
          </table:table-cell>
          <table:table-cell table:formula="of:=AVERAGE([.G99:.K99])" office:value-type="float" office:value="1015.946" calcext:value-type="float">
            <text:p>1015.946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00" calcext:value-type="float">
            <text:p>2600</text:p>
          </table:table-cell>
          <table:table-cell office:value-type="float" office:value="2032" calcext:value-type="float">
            <text:p>2032</text:p>
          </table:table-cell>
          <table:table-cell office:value-type="float" office:value="2097" calcext:value-type="float">
            <text:p>2097</text:p>
          </table:table-cell>
          <table:table-cell office:value-type="float" office:value="1745" calcext:value-type="float">
            <text:p>1745</text:p>
          </table:table-cell>
          <table:table-cell/>
          <table:table-cell office:value-type="float" office:value="1184.45" calcext:value-type="float">
            <text:p>1184.45</text:p>
          </table:table-cell>
          <table:table-cell office:value-type="float" office:value="1070.1" calcext:value-type="float">
            <text:p>1070.1</text:p>
          </table:table-cell>
          <table:table-cell office:value-type="float" office:value="1031.19" calcext:value-type="float">
            <text:p>1031.19</text:p>
          </table:table-cell>
          <table:table-cell office:value-type="float" office:value="1098.02" calcext:value-type="float">
            <text:p>1098.02</text:p>
          </table:table-cell>
          <table:table-cell office:value-type="float" office:value="818.61" calcext:value-type="float">
            <text:p>818.61</text:p>
          </table:table-cell>
          <table:table-cell table:number-columns-repeated="2"/>
          <table:table-cell table:formula="of:=AVERAGE([.A100:.E100])" office:value-type="float" office:value="2208" calcext:value-type="float">
            <text:p>2208</text:p>
          </table:table-cell>
          <table:table-cell table:formula="of:=AVERAGE([.G100:.K100])" office:value-type="float" office:value="1040.474" calcext:value-type="float">
            <text:p>1040.47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160" calcext:value-type="float">
            <text:p>2160</text:p>
          </table:table-cell>
          <table:table-cell office:value-type="float" office:value="2420" calcext:value-type="float">
            <text:p>2420</text:p>
          </table:table-cell>
          <table:table-cell office:value-type="float" office:value="1944" calcext:value-type="float">
            <text:p>1944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102.7" calcext:value-type="float">
            <text:p>1102.7</text:p>
          </table:table-cell>
          <table:table-cell office:value-type="float" office:value="1000.62" calcext:value-type="float">
            <text:p>1000.62</text:p>
          </table:table-cell>
          <table:table-cell office:value-type="float" office:value="1164.66" calcext:value-type="float">
            <text:p>1164.66</text:p>
          </table:table-cell>
          <table:table-cell office:value-type="float" office:value="1101.92" calcext:value-type="float">
            <text:p>1101.92</text:p>
          </table:table-cell>
          <table:table-cell office:value-type="float" office:value="736.21" calcext:value-type="float">
            <text:p>736.21</text:p>
          </table:table-cell>
          <table:table-cell table:number-columns-repeated="2"/>
          <table:table-cell table:formula="of:=AVERAGE([.A101:.E101])" office:value-type="float" office:value="2052.2" calcext:value-type="float">
            <text:p>2052.2</text:p>
          </table:table-cell>
          <table:table-cell table:formula="of:=AVERAGE([.G101:.K101])" office:value-type="float" office:value="1021.222" calcext:value-type="float">
            <text:p>1021.222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450" calcext:value-type="float">
            <text:p>2450</text:p>
          </table:table-cell>
          <table:table-cell office:value-type="float" office:value="2027" calcext:value-type="float">
            <text:p>2027</text:p>
          </table:table-cell>
          <table:table-cell office:value-type="float" office:value="1879" calcext:value-type="float">
            <text:p>1879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float" office:value="1165.53" calcext:value-type="float">
            <text:p>1165.53</text:p>
          </table:table-cell>
          <table:table-cell office:value-type="float" office:value="1124.25" calcext:value-type="float">
            <text:p>1124.25</text:p>
          </table:table-cell>
          <table:table-cell office:value-type="float" office:value="1004.97" calcext:value-type="float">
            <text:p>1004.97</text:p>
          </table:table-cell>
          <table:table-cell office:value-type="float" office:value="1051.9" calcext:value-type="float">
            <text:p>1051.9</text:p>
          </table:table-cell>
          <table:table-cell office:value-type="float" office:value="770.61" calcext:value-type="float">
            <text:p>770.61</text:p>
          </table:table-cell>
          <table:table-cell table:number-columns-repeated="2"/>
          <table:table-cell table:formula="of:=AVERAGE([.A102:.E102])" office:value-type="float" office:value="2036" calcext:value-type="float">
            <text:p>2036</text:p>
          </table:table-cell>
          <table:table-cell table:formula="of:=AVERAGE([.G102:.K102])" office:value-type="float" office:value="1023.452" calcext:value-type="float">
            <text:p>1023.45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400" calcext:value-type="float">
            <text:p>2400</text:p>
          </table:table-cell>
          <table:table-cell office:value-type="float" office:value="2112" calcext:value-type="float">
            <text:p>2112</text:p>
          </table:table-cell>
          <table:table-cell office:value-type="float" office:value="1884" calcext:value-type="float">
            <text:p>1884</text:p>
          </table:table-cell>
          <table:table-cell office:value-type="float" office:value="2103" calcext:value-type="float">
            <text:p>2103</text:p>
          </table:table-cell>
          <table:table-cell/>
          <table:table-cell office:value-type="float" office:value="1035.67" calcext:value-type="float">
            <text:p>1035.67</text:p>
          </table:table-cell>
          <table:table-cell office:value-type="float" office:value="1153.9" calcext:value-type="float">
            <text:p>1153.9</text:p>
          </table:table-cell>
          <table:table-cell office:value-type="float" office:value="1059.45" calcext:value-type="float">
            <text:p>1059.45</text:p>
          </table:table-cell>
          <table:table-cell office:value-type="float" office:value="970.79" calcext:value-type="float">
            <text:p>970.79</text:p>
          </table:table-cell>
          <table:table-cell office:value-type="float" office:value="820.34" calcext:value-type="float">
            <text:p>820.34</text:p>
          </table:table-cell>
          <table:table-cell table:number-columns-repeated="2"/>
          <table:table-cell table:formula="of:=AVERAGE([.A103:.E103])" office:value-type="float" office:value="2090.4" calcext:value-type="float">
            <text:p>2090.4</text:p>
          </table:table-cell>
          <table:table-cell table:formula="of:=AVERAGE([.G103:.K103])" office:value-type="float" office:value="1008.03" calcext:value-type="float">
            <text:p>1008.0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958" calcext:value-type="float">
            <text:p>1958</text:p>
          </table:table-cell>
          <table:table-cell office:value-type="float" office:value="1932" calcext:value-type="float">
            <text:p>1932</text:p>
          </table:table-cell>
          <table:table-cell office:value-type="float" office:value="1916" calcext:value-type="float">
            <text:p>1916</text:p>
          </table:table-cell>
          <table:table-cell office:value-type="float" office:value="2441" calcext:value-type="float">
            <text:p>2441</text:p>
          </table:table-cell>
          <table:table-cell/>
          <table:table-cell office:value-type="float" office:value="1187.63" calcext:value-type="float">
            <text:p>1187.63</text:p>
          </table:table-cell>
          <table:table-cell office:value-type="float" office:value="1136.93" calcext:value-type="float">
            <text:p>1136.93</text:p>
          </table:table-cell>
          <table:table-cell office:value-type="float" office:value="1045.84" calcext:value-type="float">
            <text:p>1045.84</text:p>
          </table:table-cell>
          <table:table-cell office:value-type="float" office:value="972.34" calcext:value-type="float">
            <text:p>972.34</text:p>
          </table:table-cell>
          <table:table-cell office:value-type="float" office:value="842.92" calcext:value-type="float">
            <text:p>842.92</text:p>
          </table:table-cell>
          <table:table-cell table:number-columns-repeated="2"/>
          <table:table-cell table:formula="of:=AVERAGE([.A104:.E104])" office:value-type="float" office:value="2080.2" calcext:value-type="float">
            <text:p>2080.2</text:p>
          </table:table-cell>
          <table:table-cell table:formula="of:=AVERAGE([.G104:.K104])" office:value-type="float" office:value="1037.132" calcext:value-type="float">
            <text:p>1037.132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060" calcext:value-type="float">
            <text:p>2060</text:p>
          </table:table-cell>
          <table:table-cell office:value-type="float" office:value="2092" calcext:value-type="float">
            <text:p>2092</text:p>
          </table:table-cell>
          <table:table-cell office:value-type="float" office:value="2299" calcext:value-type="float">
            <text:p>2299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float" office:value="1165.89" calcext:value-type="float">
            <text:p>1165.89</text:p>
          </table:table-cell>
          <table:table-cell office:value-type="float" office:value="1195.68" calcext:value-type="float">
            <text:p>1195.68</text:p>
          </table:table-cell>
          <table:table-cell office:value-type="float" office:value="1069.87" calcext:value-type="float">
            <text:p>1069.87</text:p>
          </table:table-cell>
          <table:table-cell office:value-type="float" office:value="1010.4" calcext:value-type="float">
            <text:p>1010.4</text:p>
          </table:table-cell>
          <table:table-cell office:value-type="float" office:value="734.21" calcext:value-type="float">
            <text:p>734.21</text:p>
          </table:table-cell>
          <table:table-cell table:number-columns-repeated="2"/>
          <table:table-cell table:formula="of:=AVERAGE([.A105:.E105])" office:value-type="float" office:value="2121.2" calcext:value-type="float">
            <text:p>2121.2</text:p>
          </table:table-cell>
          <table:table-cell table:formula="of:=AVERAGE([.G105:.K105])" office:value-type="float" office:value="1035.21" calcext:value-type="float">
            <text:p>1035.21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2400" calcext:value-type="float">
            <text:p>2400</text:p>
          </table:table-cell>
          <table:table-cell office:value-type="float" office:value="1977" calcext:value-type="float">
            <text:p>1977</text:p>
          </table:table-cell>
          <table:table-cell office:value-type="float" office:value="2029" calcext:value-type="float">
            <text:p>2029</text:p>
          </table:table-cell>
          <table:table-cell office:value-type="float" office:value="1669" calcext:value-type="float">
            <text:p>1669</text:p>
          </table:table-cell>
          <table:table-cell/>
          <table:table-cell office:value-type="float" office:value="1150.48" calcext:value-type="float">
            <text:p>1150.48</text:p>
          </table:table-cell>
          <table:table-cell office:value-type="float" office:value="1224.61" calcext:value-type="float">
            <text:p>1224.61</text:p>
          </table:table-cell>
          <table:table-cell office:value-type="float" office:value="907.83" calcext:value-type="float">
            <text:p>907.83</text:p>
          </table:table-cell>
          <table:table-cell office:value-type="float" office:value="1035.96" calcext:value-type="float">
            <text:p>1035.96</text:p>
          </table:table-cell>
          <table:table-cell office:value-type="float" office:value="782.19" calcext:value-type="float">
            <text:p>782.19</text:p>
          </table:table-cell>
          <table:table-cell table:number-columns-repeated="2"/>
          <table:table-cell table:formula="of:=AVERAGE([.A106:.E106])" office:value-type="float" office:value="2111.6" calcext:value-type="float">
            <text:p>2111.6</text:p>
          </table:table-cell>
          <table:table-cell table:formula="of:=AVERAGE([.G106:.K106])" office:value-type="float" office:value="1020.214" calcext:value-type="float">
            <text:p>1020.214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350" calcext:value-type="float">
            <text:p>2350</text:p>
          </table:table-cell>
          <table:table-cell office:value-type="float" office:value="1962" calcext:value-type="float">
            <text:p>1962</text:p>
          </table:table-cell>
          <table:table-cell office:value-type="float" office:value="1932" calcext:value-type="float">
            <text:p>1932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1107.39" calcext:value-type="float">
            <text:p>1107.39</text:p>
          </table:table-cell>
          <table:table-cell office:value-type="float" office:value="1270.36" calcext:value-type="float">
            <text:p>1270.36</text:p>
          </table:table-cell>
          <table:table-cell office:value-type="float" office:value="995.95" calcext:value-type="float">
            <text:p>995.95</text:p>
          </table:table-cell>
          <table:table-cell office:value-type="float" office:value="975.98" calcext:value-type="float">
            <text:p>975.98</text:p>
          </table:table-cell>
          <table:table-cell office:value-type="float" office:value="809.54" calcext:value-type="float">
            <text:p>809.54</text:p>
          </table:table-cell>
          <table:table-cell table:number-columns-repeated="2"/>
          <table:table-cell table:formula="of:=AVERAGE([.A107:.E107])" office:value-type="float" office:value="2023.2" calcext:value-type="float">
            <text:p>2023.2</text:p>
          </table:table-cell>
          <table:table-cell table:formula="of:=AVERAGE([.G107:.K107])" office:value-type="float" office:value="1031.844" calcext:value-type="float">
            <text:p>1031.844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255" calcext:value-type="float">
            <text:p>2255</text:p>
          </table:table-cell>
          <table:table-cell office:value-type="float" office:value="1962" calcext:value-type="float">
            <text:p>1962</text:p>
          </table:table-cell>
          <table:table-cell office:value-type="float" office:value="2027" calcext:value-type="float">
            <text:p>2027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1146.62" calcext:value-type="float">
            <text:p>1146.62</text:p>
          </table:table-cell>
          <table:table-cell office:value-type="float" office:value="1260.99" calcext:value-type="float">
            <text:p>1260.99</text:p>
          </table:table-cell>
          <table:table-cell office:value-type="float" office:value="1048.01" calcext:value-type="float">
            <text:p>1048.01</text:p>
          </table:table-cell>
          <table:table-cell office:value-type="float" office:value="1045.72" calcext:value-type="float">
            <text:p>1045.72</text:p>
          </table:table-cell>
          <table:table-cell office:value-type="float" office:value="880.32" calcext:value-type="float">
            <text:p>880.32</text:p>
          </table:table-cell>
          <table:table-cell table:number-columns-repeated="2"/>
          <table:table-cell table:formula="of:=AVERAGE([.A108:.E108])" office:value-type="float" office:value="2142.4" calcext:value-type="float">
            <text:p>2142.4</text:p>
          </table:table-cell>
          <table:table-cell table:formula="of:=AVERAGE([.G108:.K108])" office:value-type="float" office:value="1076.332" calcext:value-type="float">
            <text:p>1076.332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099" calcext:value-type="float">
            <text:p>2099</text:p>
          </table:table-cell>
          <table:table-cell office:value-type="float" office:value="1737" calcext:value-type="float">
            <text:p>1737</text:p>
          </table:table-cell>
          <table:table-cell office:value-type="float" office:value="2127" calcext:value-type="float">
            <text:p>2127</text:p>
          </table:table-cell>
          <table:table-cell office:value-type="float" office:value="2205" calcext:value-type="float">
            <text:p>2205</text:p>
          </table:table-cell>
          <table:table-cell/>
          <table:table-cell office:value-type="float" office:value="1216.69" calcext:value-type="float">
            <text:p>1216.69</text:p>
          </table:table-cell>
          <table:table-cell office:value-type="float" office:value="1249.63" calcext:value-type="float">
            <text:p>1249.63</text:p>
          </table:table-cell>
          <table:table-cell office:value-type="float" office:value="957.54" calcext:value-type="float">
            <text:p>957.54</text:p>
          </table:table-cell>
          <table:table-cell office:value-type="float" office:value="1057.52" calcext:value-type="float">
            <text:p>1057.52</text:p>
          </table:table-cell>
          <table:table-cell office:value-type="float" office:value="872.4" calcext:value-type="float">
            <text:p>872.4</text:p>
          </table:table-cell>
          <table:table-cell table:number-columns-repeated="2"/>
          <table:table-cell table:formula="of:=AVERAGE([.A109:.E109])" office:value-type="float" office:value="2155.2" calcext:value-type="float">
            <text:p>2155.2</text:p>
          </table:table-cell>
          <table:table-cell table:formula="of:=AVERAGE([.G109:.K109])" office:value-type="float" office:value="1070.756" calcext:value-type="float">
            <text:p>1070.756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350" calcext:value-type="float">
            <text:p>2350</text:p>
          </table:table-cell>
          <table:table-cell office:value-type="float" office:value="2012" calcext:value-type="float">
            <text:p>2012</text:p>
          </table:table-cell>
          <table:table-cell office:value-type="float" office:value="1974" calcext:value-type="float">
            <text:p>1974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265.75" calcext:value-type="float">
            <text:p>1265.75</text:p>
          </table:table-cell>
          <table:table-cell office:value-type="float" office:value="1179.76" calcext:value-type="float">
            <text:p>1179.76</text:p>
          </table:table-cell>
          <table:table-cell office:value-type="float" office:value="1071.75" calcext:value-type="float">
            <text:p>1071.75</text:p>
          </table:table-cell>
          <table:table-cell office:value-type="float" office:value="1095.08" calcext:value-type="float">
            <text:p>1095.08</text:p>
          </table:table-cell>
          <table:table-cell office:value-type="float" office:value="969.53" calcext:value-type="float">
            <text:p>969.53</text:p>
          </table:table-cell>
          <table:table-cell table:number-columns-repeated="2"/>
          <table:table-cell table:formula="of:=AVERAGE([.A110:.E110])" office:value-type="float" office:value="2259.8" calcext:value-type="float">
            <text:p>2259.8</text:p>
          </table:table-cell>
          <table:table-cell table:formula="of:=AVERAGE([.G110:.K110])" office:value-type="float" office:value="1116.374" calcext:value-type="float">
            <text:p>1116.374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300" calcext:value-type="float">
            <text:p>2300</text:p>
          </table:table-cell>
          <table:table-cell office:value-type="float" office:value="2062" calcext:value-type="float">
            <text:p>2062</text:p>
          </table:table-cell>
          <table:table-cell office:value-type="float" office:value="1849" calcext:value-type="float">
            <text:p>1849</text:p>
          </table:table-cell>
          <table:table-cell office:value-type="float" office:value="2409" calcext:value-type="float">
            <text:p>2409</text:p>
          </table:table-cell>
          <table:table-cell/>
          <table:table-cell office:value-type="float" office:value="1155.05" calcext:value-type="float">
            <text:p>1155.05</text:p>
          </table:table-cell>
          <table:table-cell office:value-type="float" office:value="1219.19" calcext:value-type="float">
            <text:p>1219.19</text:p>
          </table:table-cell>
          <table:table-cell office:value-type="float" office:value="1022.89" calcext:value-type="float">
            <text:p>1022.89</text:p>
          </table:table-cell>
          <table:table-cell office:value-type="float" office:value="1109.25" calcext:value-type="float">
            <text:p>1109.25</text:p>
          </table:table-cell>
          <table:table-cell office:value-type="float" office:value="919.17" calcext:value-type="float">
            <text:p>919.17</text:p>
          </table:table-cell>
          <table:table-cell table:number-columns-repeated="2"/>
          <table:table-cell table:formula="of:=AVERAGE([.A111:.E111])" office:value-type="float" office:value="2195.6" calcext:value-type="float">
            <text:p>2195.6</text:p>
          </table:table-cell>
          <table:table-cell table:formula="of:=AVERAGE([.G111:.K111])" office:value-type="float" office:value="1085.11" calcext:value-type="float">
            <text:p>1085.11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2450" calcext:value-type="float">
            <text:p>2450</text:p>
          </table:table-cell>
          <table:table-cell office:value-type="float" office:value="1980" calcext:value-type="float">
            <text:p>1980</text:p>
          </table:table-cell>
          <table:table-cell office:value-type="float" office:value="2054" calcext:value-type="float">
            <text:p>2054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1118.45" calcext:value-type="float">
            <text:p>1118.45</text:p>
          </table:table-cell>
          <table:table-cell office:value-type="float" office:value="1136.14" calcext:value-type="float">
            <text:p>1136.14</text:p>
          </table:table-cell>
          <table:table-cell office:value-type="float" office:value="939.55" calcext:value-type="float">
            <text:p>939.55</text:p>
          </table:table-cell>
          <table:table-cell office:value-type="float" office:value="1140.74" calcext:value-type="float">
            <text:p>1140.74</text:p>
          </table:table-cell>
          <table:table-cell office:value-type="float" office:value="947.58" calcext:value-type="float">
            <text:p>947.58</text:p>
          </table:table-cell>
          <table:table-cell table:number-columns-repeated="2"/>
          <table:table-cell table:formula="of:=AVERAGE([.A112:.E112])" office:value-type="float" office:value="2349.4" calcext:value-type="float">
            <text:p>2349.4</text:p>
          </table:table-cell>
          <table:table-cell table:formula="of:=AVERAGE([.G112:.K112])" office:value-type="float" office:value="1056.492" calcext:value-type="float">
            <text:p>1056.492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124" calcext:value-type="float">
            <text:p>2124</text:p>
          </table:table-cell>
          <table:table-cell office:value-type="float" office:value="1703" calcext:value-type="float">
            <text:p>1703</text:p>
          </table:table-cell>
          <table:table-cell office:value-type="float" office:value="1969" calcext:value-type="float">
            <text:p>1969</text:p>
          </table:table-cell>
          <table:table-cell office:value-type="float" office:value="2585" calcext:value-type="float">
            <text:p>2585</text:p>
          </table:table-cell>
          <table:table-cell/>
          <table:table-cell office:value-type="float" office:value="1271.36" calcext:value-type="float">
            <text:p>1271.36</text:p>
          </table:table-cell>
          <table:table-cell office:value-type="float" office:value="1180.99" calcext:value-type="float">
            <text:p>1180.99</text:p>
          </table:table-cell>
          <table:table-cell office:value-type="float" office:value="1000.34" calcext:value-type="float">
            <text:p>1000.34</text:p>
          </table:table-cell>
          <table:table-cell office:value-type="float" office:value="897.47" calcext:value-type="float">
            <text:p>897.47</text:p>
          </table:table-cell>
          <table:table-cell office:value-type="float" office:value="873.78" calcext:value-type="float">
            <text:p>873.78</text:p>
          </table:table-cell>
          <table:table-cell table:number-columns-repeated="2"/>
          <table:table-cell table:formula="of:=AVERAGE([.A113:.E113])" office:value-type="float" office:value="2136" calcext:value-type="float">
            <text:p>2136</text:p>
          </table:table-cell>
          <table:table-cell table:formula="of:=AVERAGE([.G113:.K113])" office:value-type="float" office:value="1044.788" calcext:value-type="float">
            <text:p>1044.788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350" calcext:value-type="float">
            <text:p>2350</text:p>
          </table:table-cell>
          <table:table-cell office:value-type="float" office:value="1848" calcext:value-type="float">
            <text:p>1848</text:p>
          </table:table-cell>
          <table:table-cell office:value-type="float" office:value="1771" calcext:value-type="float">
            <text:p>1771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float" office:value="1053.9" calcext:value-type="float">
            <text:p>1053.9</text:p>
          </table:table-cell>
          <table:table-cell office:value-type="float" office:value="1259.22" calcext:value-type="float">
            <text:p>1259.22</text:p>
          </table:table-cell>
          <table:table-cell office:value-type="float" office:value="943.23" calcext:value-type="float">
            <text:p>943.23</text:p>
          </table:table-cell>
          <table:table-cell office:value-type="float" office:value="1011.87" calcext:value-type="float">
            <text:p>1011.87</text:p>
          </table:table-cell>
          <table:table-cell office:value-type="float" office:value="816.06" calcext:value-type="float">
            <text:p>816.06</text:p>
          </table:table-cell>
          <table:table-cell table:number-columns-repeated="2"/>
          <table:table-cell table:formula="of:=AVERAGE([.A114:.E114])" office:value-type="float" office:value="2047.2" calcext:value-type="float">
            <text:p>2047.2</text:p>
          </table:table-cell>
          <table:table-cell table:formula="of:=AVERAGE([.G114:.K114])" office:value-type="float" office:value="1016.856" calcext:value-type="float">
            <text:p>1016.856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2375" calcext:value-type="float">
            <text:p>2375</text:p>
          </table:table-cell>
          <table:table-cell office:value-type="float" office:value="2032" calcext:value-type="float">
            <text:p>2032</text:p>
          </table:table-cell>
          <table:table-cell office:value-type="float" office:value="1851" calcext:value-type="float">
            <text:p>1851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064.34" calcext:value-type="float">
            <text:p>1064.34</text:p>
          </table:table-cell>
          <table:table-cell office:value-type="float" office:value="1263.25" calcext:value-type="float">
            <text:p>1263.25</text:p>
          </table:table-cell>
          <table:table-cell office:value-type="float" office:value="977.66" calcext:value-type="float">
            <text:p>977.66</text:p>
          </table:table-cell>
          <table:table-cell office:value-type="float" office:value="963.99" calcext:value-type="float">
            <text:p>963.99</text:p>
          </table:table-cell>
          <table:table-cell office:value-type="float" office:value="802.06" calcext:value-type="float">
            <text:p>802.06</text:p>
          </table:table-cell>
          <table:table-cell table:number-columns-repeated="2"/>
          <table:table-cell table:formula="of:=AVERAGE([.A115:.E115])" office:value-type="float" office:value="2181.6" calcext:value-type="float">
            <text:p>2181.6</text:p>
          </table:table-cell>
          <table:table-cell table:formula="of:=AVERAGE([.G115:.K115])" office:value-type="float" office:value="1014.26" calcext:value-type="float">
            <text:p>1014.26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2300" calcext:value-type="float">
            <text:p>2300</text:p>
          </table:table-cell>
          <table:table-cell office:value-type="float" office:value="2012" calcext:value-type="float">
            <text:p>2012</text:p>
          </table:table-cell>
          <table:table-cell office:value-type="float" office:value="1749" calcext:value-type="float">
            <text:p>1749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1161.17" calcext:value-type="float">
            <text:p>1161.17</text:p>
          </table:table-cell>
          <table:table-cell office:value-type="float" office:value="1208.62" calcext:value-type="float">
            <text:p>1208.62</text:p>
          </table:table-cell>
          <table:table-cell office:value-type="float" office:value="971.85" calcext:value-type="float">
            <text:p>971.85</text:p>
          </table:table-cell>
          <table:table-cell office:value-type="float" office:value="930.42" calcext:value-type="float">
            <text:p>930.42</text:p>
          </table:table-cell>
          <table:table-cell office:value-type="float" office:value="750.26" calcext:value-type="float">
            <text:p>750.26</text:p>
          </table:table-cell>
          <table:table-cell table:number-columns-repeated="2"/>
          <table:table-cell table:formula="of:=AVERAGE([.A116:.E116])" office:value-type="float" office:value="2168.6" calcext:value-type="float">
            <text:p>2168.6</text:p>
          </table:table-cell>
          <table:table-cell table:formula="of:=AVERAGE([.G116:.K116])" office:value-type="float" office:value="1004.464" calcext:value-type="float">
            <text:p>1004.464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349" calcext:value-type="float">
            <text:p>2349</text:p>
          </table:table-cell>
          <table:table-cell office:value-type="float" office:value="1713" calcext:value-type="float">
            <text:p>1713</text:p>
          </table:table-cell>
          <table:table-cell office:value-type="float" office:value="2062" calcext:value-type="float">
            <text:p>2062</text:p>
          </table:table-cell>
          <table:table-cell office:value-type="float" office:value="1364" calcext:value-type="float">
            <text:p>1364</text:p>
          </table:table-cell>
          <table:table-cell/>
          <table:table-cell office:value-type="float" office:value="1144.65" calcext:value-type="float">
            <text:p>1144.65</text:p>
          </table:table-cell>
          <table:table-cell office:value-type="float" office:value="1134.33" calcext:value-type="float">
            <text:p>1134.33</text:p>
          </table:table-cell>
          <table:table-cell office:value-type="float" office:value="991.82" calcext:value-type="float">
            <text:p>991.82</text:p>
          </table:table-cell>
          <table:table-cell office:value-type="float" office:value="998.15" calcext:value-type="float">
            <text:p>998.15</text:p>
          </table:table-cell>
          <table:table-cell office:value-type="float" office:value="754.46" calcext:value-type="float">
            <text:p>754.46</text:p>
          </table:table-cell>
          <table:table-cell table:number-columns-repeated="2"/>
          <table:table-cell table:formula="of:=AVERAGE([.A117:.E117])" office:value-type="float" office:value="1968.2" calcext:value-type="float">
            <text:p>1968.2</text:p>
          </table:table-cell>
          <table:table-cell table:formula="of:=AVERAGE([.G117:.K117])" office:value-type="float" office:value="1004.682" calcext:value-type="float">
            <text:p>1004.682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400" calcext:value-type="float">
            <text:p>2400</text:p>
          </table:table-cell>
          <table:table-cell office:value-type="float" office:value="2092" calcext:value-type="float">
            <text:p>2092</text:p>
          </table:table-cell>
          <table:table-cell office:value-type="float" office:value="1837" calcext:value-type="float">
            <text:p>1837</text:p>
          </table:table-cell>
          <table:table-cell office:value-type="float" office:value="2098" calcext:value-type="float">
            <text:p>2098</text:p>
          </table:table-cell>
          <table:table-cell/>
          <table:table-cell office:value-type="float" office:value="1107.91" calcext:value-type="float">
            <text:p>1107.91</text:p>
          </table:table-cell>
          <table:table-cell office:value-type="float" office:value="1166.67" calcext:value-type="float">
            <text:p>1166.67</text:p>
          </table:table-cell>
          <table:table-cell office:value-type="float" office:value="1005.08" calcext:value-type="float">
            <text:p>1005.08</text:p>
          </table:table-cell>
          <table:table-cell office:value-type="float" office:value="991.93" calcext:value-type="float">
            <text:p>991.93</text:p>
          </table:table-cell>
          <table:table-cell office:value-type="float" office:value="919.81" calcext:value-type="float">
            <text:p>919.81</text:p>
          </table:table-cell>
          <table:table-cell table:number-columns-repeated="2"/>
          <table:table-cell table:formula="of:=AVERAGE([.A118:.E118])" office:value-type="float" office:value="2164.8" calcext:value-type="float">
            <text:p>2164.8</text:p>
          </table:table-cell>
          <table:table-cell table:formula="of:=AVERAGE([.G118:.K118])" office:value-type="float" office:value="1038.28" calcext:value-type="float">
            <text:p>1038.28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375" calcext:value-type="float">
            <text:p>2375</text:p>
          </table:table-cell>
          <table:table-cell office:value-type="float" office:value="1902" calcext:value-type="float">
            <text:p>1902</text:p>
          </table:table-cell>
          <table:table-cell office:value-type="float" office:value="2104" calcext:value-type="float">
            <text:p>2104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1239.84" calcext:value-type="float">
            <text:p>1239.84</text:p>
          </table:table-cell>
          <table:table-cell office:value-type="float" office:value="1097.15" calcext:value-type="float">
            <text:p>1097.15</text:p>
          </table:table-cell>
          <table:table-cell office:value-type="float" office:value="1006.48" calcext:value-type="float">
            <text:p>1006.48</text:p>
          </table:table-cell>
          <table:table-cell office:value-type="float" office:value="937.36" calcext:value-type="float">
            <text:p>937.36</text:p>
          </table:table-cell>
          <table:table-cell office:value-type="float" office:value="915.19" calcext:value-type="float">
            <text:p>915.19</text:p>
          </table:table-cell>
          <table:table-cell table:number-columns-repeated="2"/>
          <table:table-cell table:formula="of:=AVERAGE([.A119:.E119])" office:value-type="float" office:value="2045.6" calcext:value-type="float">
            <text:p>2045.6</text:p>
          </table:table-cell>
          <table:table-cell table:formula="of:=AVERAGE([.G119:.K119])" office:value-type="float" office:value="1039.204" calcext:value-type="float">
            <text:p>1039.204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75" calcext:value-type="float">
            <text:p>2375</text:p>
          </table:table-cell>
          <table:table-cell office:value-type="float" office:value="2222" calcext:value-type="float">
            <text:p>2222</text:p>
          </table:table-cell>
          <table:table-cell office:value-type="float" office:value="2077" calcext:value-type="float">
            <text:p>2077</text:p>
          </table:table-cell>
          <table:table-cell office:value-type="float" office:value="1877" calcext:value-type="float">
            <text:p>1877</text:p>
          </table:table-cell>
          <table:table-cell/>
          <table:table-cell office:value-type="float" office:value="1171.52" calcext:value-type="float">
            <text:p>1171.52</text:p>
          </table:table-cell>
          <table:table-cell office:value-type="float" office:value="1073.02" calcext:value-type="float">
            <text:p>1073.02</text:p>
          </table:table-cell>
          <table:table-cell office:value-type="float" office:value="1011.18" calcext:value-type="float">
            <text:p>1011.18</text:p>
          </table:table-cell>
          <table:table-cell office:value-type="float" office:value="1025.58" calcext:value-type="float">
            <text:p>1025.58</text:p>
          </table:table-cell>
          <table:table-cell office:value-type="float" office:value="891.3" calcext:value-type="float">
            <text:p>891.3</text:p>
          </table:table-cell>
          <table:table-cell table:number-columns-repeated="2"/>
          <table:table-cell table:formula="of:=AVERAGE([.A120:.E120])" office:value-type="float" office:value="2171" calcext:value-type="float">
            <text:p>2171</text:p>
          </table:table-cell>
          <table:table-cell table:formula="of:=AVERAGE([.G120:.K120])" office:value-type="float" office:value="1034.52" calcext:value-type="float">
            <text:p>1034.52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2024" calcext:value-type="float">
            <text:p>2024</text:p>
          </table:table-cell>
          <table:table-cell office:value-type="float" office:value="1962" calcext:value-type="float">
            <text:p>1962</text:p>
          </table:table-cell>
          <table:table-cell office:value-type="float" office:value="2154" calcext:value-type="float">
            <text:p>2154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1140.63" calcext:value-type="float">
            <text:p>1140.63</text:p>
          </table:table-cell>
          <table:table-cell office:value-type="float" office:value="1097.05" calcext:value-type="float">
            <text:p>1097.05</text:p>
          </table:table-cell>
          <table:table-cell office:value-type="float" office:value="969.48" calcext:value-type="float">
            <text:p>969.48</text:p>
          </table:table-cell>
          <table:table-cell office:value-type="float" office:value="1082.41" calcext:value-type="float">
            <text:p>1082.41</text:p>
          </table:table-cell>
          <table:table-cell office:value-type="float" office:value="881.97" calcext:value-type="float">
            <text:p>881.97</text:p>
          </table:table-cell>
          <table:table-cell table:number-columns-repeated="2"/>
          <table:table-cell table:formula="of:=AVERAGE([.A121:.E121])" office:value-type="float" office:value="2091.4" calcext:value-type="float">
            <text:p>2091.4</text:p>
          </table:table-cell>
          <table:table-cell table:formula="of:=AVERAGE([.G121:.K121])" office:value-type="float" office:value="1034.308" calcext:value-type="float">
            <text:p>1034.308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813" calcext:value-type="float">
            <text:p>1813</text:p>
          </table:table-cell>
          <table:table-cell office:value-type="float" office:value="2012" calcext:value-type="float">
            <text:p>2012</text:p>
          </table:table-cell>
          <table:table-cell office:value-type="float" office:value="1829" calcext:value-type="float">
            <text:p>1829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166.41" calcext:value-type="float">
            <text:p>1166.41</text:p>
          </table:table-cell>
          <table:table-cell office:value-type="float" office:value="1142.54" calcext:value-type="float">
            <text:p>1142.54</text:p>
          </table:table-cell>
          <table:table-cell office:value-type="float" office:value="1112.52" calcext:value-type="float">
            <text:p>1112.52</text:p>
          </table:table-cell>
          <table:table-cell office:value-type="float" office:value="898.08" calcext:value-type="float">
            <text:p>898.08</text:p>
          </table:table-cell>
          <table:table-cell office:value-type="float" office:value="803.75" calcext:value-type="float">
            <text:p>803.75</text:p>
          </table:table-cell>
          <table:table-cell table:number-columns-repeated="2"/>
          <table:table-cell table:formula="of:=AVERAGE([.A122:.E122])" office:value-type="float" office:value="2008.8" calcext:value-type="float">
            <text:p>2008.8</text:p>
          </table:table-cell>
          <table:table-cell table:formula="of:=AVERAGE([.G122:.K122])" office:value-type="float" office:value="1024.66" calcext:value-type="float">
            <text:p>1024.66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400" calcext:value-type="float">
            <text:p>2400</text:p>
          </table:table-cell>
          <table:table-cell office:value-type="float" office:value="1882" calcext:value-type="float">
            <text:p>1882</text:p>
          </table:table-cell>
          <table:table-cell office:value-type="float" office:value="2234" calcext:value-type="float">
            <text:p>2234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1199.01" calcext:value-type="float">
            <text:p>1199.01</text:p>
          </table:table-cell>
          <table:table-cell office:value-type="float" office:value="1139.49" calcext:value-type="float">
            <text:p>1139.49</text:p>
          </table:table-cell>
          <table:table-cell office:value-type="float" office:value="946.28" calcext:value-type="float">
            <text:p>946.28</text:p>
          </table:table-cell>
          <table:table-cell office:value-type="float" office:value="981.19" calcext:value-type="float">
            <text:p>981.19</text:p>
          </table:table-cell>
          <table:table-cell office:value-type="float" office:value="839.55" calcext:value-type="float">
            <text:p>839.55</text:p>
          </table:table-cell>
          <table:table-cell table:number-columns-repeated="2"/>
          <table:table-cell table:formula="of:=AVERAGE([.A123:.E123])" office:value-type="float" office:value="2190.4" calcext:value-type="float">
            <text:p>2190.4</text:p>
          </table:table-cell>
          <table:table-cell table:formula="of:=AVERAGE([.G123:.K123])" office:value-type="float" office:value="1021.104" calcext:value-type="float">
            <text:p>1021.104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085" calcext:value-type="float">
            <text:p>2085</text:p>
          </table:table-cell>
          <table:table-cell office:value-type="float" office:value="2187" calcext:value-type="float">
            <text:p>2187</text:p>
          </table:table-cell>
          <table:table-cell office:value-type="float" office:value="1996" calcext:value-type="float">
            <text:p>1996</text:p>
          </table:table-cell>
          <table:table-cell office:value-type="float" office:value="2326" calcext:value-type="float">
            <text:p>2326</text:p>
          </table:table-cell>
          <table:table-cell/>
          <table:table-cell office:value-type="float" office:value="1162.72" calcext:value-type="float">
            <text:p>1162.72</text:p>
          </table:table-cell>
          <table:table-cell office:value-type="float" office:value="1129.92" calcext:value-type="float">
            <text:p>1129.92</text:p>
          </table:table-cell>
          <table:table-cell office:value-type="float" office:value="1046.63" calcext:value-type="float">
            <text:p>1046.63</text:p>
          </table:table-cell>
          <table:table-cell office:value-type="float" office:value="971.95" calcext:value-type="float">
            <text:p>971.95</text:p>
          </table:table-cell>
          <table:table-cell office:value-type="float" office:value="893.99" calcext:value-type="float">
            <text:p>893.99</text:p>
          </table:table-cell>
          <table:table-cell table:number-columns-repeated="2"/>
          <table:table-cell table:formula="of:=AVERAGE([.A124:.E124])" office:value-type="float" office:value="2150.4" calcext:value-type="float">
            <text:p>2150.4</text:p>
          </table:table-cell>
          <table:table-cell table:formula="of:=AVERAGE([.G124:.K124])" office:value-type="float" office:value="1041.042" calcext:value-type="float">
            <text:p>1041.04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139" calcext:value-type="float">
            <text:p>2139</text:p>
          </table:table-cell>
          <table:table-cell office:value-type="float" office:value="2337" calcext:value-type="float">
            <text:p>2337</text:p>
          </table:table-cell>
          <table:table-cell office:value-type="float" office:value="1779" calcext:value-type="float">
            <text:p>1779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float" office:value="1166.24" calcext:value-type="float">
            <text:p>1166.24</text:p>
          </table:table-cell>
          <table:table-cell office:value-type="float" office:value="1182.31" calcext:value-type="float">
            <text:p>1182.31</text:p>
          </table:table-cell>
          <table:table-cell office:value-type="float" office:value="997.63" calcext:value-type="float">
            <text:p>997.63</text:p>
          </table:table-cell>
          <table:table-cell office:value-type="float" office:value="980.15" calcext:value-type="float">
            <text:p>980.15</text:p>
          </table:table-cell>
          <table:table-cell office:value-type="float" office:value="934.72" calcext:value-type="float">
            <text:p>934.72</text:p>
          </table:table-cell>
          <table:table-cell table:number-columns-repeated="2"/>
          <table:table-cell table:formula="of:=AVERAGE([.A125:.E125])" office:value-type="float" office:value="2141.8" calcext:value-type="float">
            <text:p>2141.8</text:p>
          </table:table-cell>
          <table:table-cell table:formula="of:=AVERAGE([.G125:.K125])" office:value-type="float" office:value="1052.21" calcext:value-type="float">
            <text:p>1052.21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400" calcext:value-type="float">
            <text:p>2400</text:p>
          </table:table-cell>
          <table:table-cell office:value-type="float" office:value="1821" calcext:value-type="float">
            <text:p>1821</text:p>
          </table:table-cell>
          <table:table-cell office:value-type="float" office:value="2104" calcext:value-type="float">
            <text:p>2104</text:p>
          </table:table-cell>
          <table:table-cell office:value-type="float" office:value="2065" calcext:value-type="float">
            <text:p>2065</text:p>
          </table:table-cell>
          <table:table-cell/>
          <table:table-cell office:value-type="float" office:value="1178.85" calcext:value-type="float">
            <text:p>1178.85</text:p>
          </table:table-cell>
          <table:table-cell office:value-type="float" office:value="1197.71" calcext:value-type="float">
            <text:p>1197.71</text:p>
          </table:table-cell>
          <table:table-cell office:value-type="float" office:value="1002.41" calcext:value-type="float">
            <text:p>1002.41</text:p>
          </table:table-cell>
          <table:table-cell office:value-type="float" office:value="946.23" calcext:value-type="float">
            <text:p>946.23</text:p>
          </table:table-cell>
          <table:table-cell office:value-type="float" office:value="924.84" calcext:value-type="float">
            <text:p>924.84</text:p>
          </table:table-cell>
          <table:table-cell table:number-columns-repeated="2"/>
          <table:table-cell table:formula="of:=AVERAGE([.A126:.E126])" office:value-type="float" office:value="2130.2" calcext:value-type="float">
            <text:p>2130.2</text:p>
          </table:table-cell>
          <table:table-cell table:formula="of:=AVERAGE([.G126:.K126])" office:value-type="float" office:value="1050.008" calcext:value-type="float">
            <text:p>1050.008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139" calcext:value-type="float">
            <text:p>2139</text:p>
          </table:table-cell>
          <table:table-cell office:value-type="float" office:value="1786" calcext:value-type="float">
            <text:p>1786</text:p>
          </table:table-cell>
          <table:table-cell office:value-type="float" office:value="2054" calcext:value-type="float">
            <text:p>2054</text:p>
          </table:table-cell>
          <table:table-cell office:value-type="float" office:value="2156" calcext:value-type="float">
            <text:p>2156</text:p>
          </table:table-cell>
          <table:table-cell/>
          <table:table-cell office:value-type="float" office:value="1188.67" calcext:value-type="float">
            <text:p>1188.67</text:p>
          </table:table-cell>
          <table:table-cell office:value-type="float" office:value="1107.1" calcext:value-type="float">
            <text:p>1107.1</text:p>
          </table:table-cell>
          <table:table-cell office:value-type="float" office:value="983.38" calcext:value-type="float">
            <text:p>983.38</text:p>
          </table:table-cell>
          <table:table-cell office:value-type="float" office:value="952.87" calcext:value-type="float">
            <text:p>952.87</text:p>
          </table:table-cell>
          <table:table-cell office:value-type="float" office:value="946.36" calcext:value-type="float">
            <text:p>946.36</text:p>
          </table:table-cell>
          <table:table-cell table:number-columns-repeated="2"/>
          <table:table-cell table:formula="of:=AVERAGE([.A127:.E127])" office:value-type="float" office:value="2085.6" calcext:value-type="float">
            <text:p>2085.6</text:p>
          </table:table-cell>
          <table:table-cell table:formula="of:=AVERAGE([.G127:.K127])" office:value-type="float" office:value="1035.676" calcext:value-type="float">
            <text:p>1035.676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224" calcext:value-type="float">
            <text:p>2224</text:p>
          </table:table-cell>
          <table:table-cell office:value-type="float" office:value="2092" calcext:value-type="float">
            <text:p>2092</text:p>
          </table:table-cell>
          <table:table-cell office:value-type="float" office:value="1798" calcext:value-type="float">
            <text:p>1798</text:p>
          </table:table-cell>
          <table:table-cell office:value-type="float" office:value="1684" calcext:value-type="float">
            <text:p>1684</text:p>
          </table:table-cell>
          <table:table-cell/>
          <table:table-cell office:value-type="float" office:value="1217.03" calcext:value-type="float">
            <text:p>1217.03</text:p>
          </table:table-cell>
          <table:table-cell office:value-type="float" office:value="1163.45" calcext:value-type="float">
            <text:p>1163.45</text:p>
          </table:table-cell>
          <table:table-cell office:value-type="float" office:value="1075.6" calcext:value-type="float">
            <text:p>1075.6</text:p>
          </table:table-cell>
          <table:table-cell office:value-type="float" office:value="876.87" calcext:value-type="float">
            <text:p>876.87</text:p>
          </table:table-cell>
          <table:table-cell office:value-type="float" office:value="867.85" calcext:value-type="float">
            <text:p>867.85</text:p>
          </table:table-cell>
          <table:table-cell table:number-columns-repeated="2"/>
          <table:table-cell table:formula="of:=AVERAGE([.A128:.E128])" office:value-type="float" office:value="2036.2" calcext:value-type="float">
            <text:p>2036.2</text:p>
          </table:table-cell>
          <table:table-cell table:formula="of:=AVERAGE([.G128:.K128])" office:value-type="float" office:value="1040.16" calcext:value-type="float">
            <text:p>1040.16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319" calcext:value-type="float">
            <text:p>2319</text:p>
          </table:table-cell>
          <table:table-cell office:value-type="float" office:value="2352" calcext:value-type="float">
            <text:p>2352</text:p>
          </table:table-cell>
          <table:table-cell office:value-type="float" office:value="1729" calcext:value-type="float">
            <text:p>1729</text:p>
          </table:table-cell>
          <table:table-cell office:value-type="float" office:value="2053" calcext:value-type="float">
            <text:p>2053</text:p>
          </table:table-cell>
          <table:table-cell/>
          <table:table-cell office:value-type="float" office:value="1148.09" calcext:value-type="float">
            <text:p>1148.09</text:p>
          </table:table-cell>
          <table:table-cell office:value-type="float" office:value="1072.87" calcext:value-type="float">
            <text:p>1072.87</text:p>
          </table:table-cell>
          <table:table-cell office:value-type="float" office:value="1007.34" calcext:value-type="float">
            <text:p>1007.34</text:p>
          </table:table-cell>
          <table:table-cell office:value-type="float" office:value="966.28" calcext:value-type="float">
            <text:p>966.28</text:p>
          </table:table-cell>
          <table:table-cell office:value-type="float" office:value="967.89" calcext:value-type="float">
            <text:p>967.89</text:p>
          </table:table-cell>
          <table:table-cell table:number-columns-repeated="2"/>
          <table:table-cell table:formula="of:=AVERAGE([.A129:.E129])" office:value-type="float" office:value="2136.2" calcext:value-type="float">
            <text:p>2136.2</text:p>
          </table:table-cell>
          <table:table-cell table:formula="of:=AVERAGE([.G129:.K129])" office:value-type="float" office:value="1032.494" calcext:value-type="float">
            <text:p>1032.494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2074" calcext:value-type="float">
            <text:p>2074</text:p>
          </table:table-cell>
          <table:table-cell office:value-type="float" office:value="2237" calcext:value-type="float">
            <text:p>2237</text:p>
          </table:table-cell>
          <table:table-cell office:value-type="float" office:value="2054" calcext:value-type="float">
            <text:p>2054</text:p>
          </table:table-cell>
          <table:table-cell office:value-type="float" office:value="2785" calcext:value-type="float">
            <text:p>2785</text:p>
          </table:table-cell>
          <table:table-cell/>
          <table:table-cell office:value-type="float" office:value="1166.66" calcext:value-type="float">
            <text:p>1166.66</text:p>
          </table:table-cell>
          <table:table-cell office:value-type="float" office:value="1168.53" calcext:value-type="float">
            <text:p>1168.53</text:p>
          </table:table-cell>
          <table:table-cell office:value-type="float" office:value="1035.68" calcext:value-type="float">
            <text:p>1035.68</text:p>
          </table:table-cell>
          <table:table-cell office:value-type="float" office:value="1031.35" calcext:value-type="float">
            <text:p>1031.35</text:p>
          </table:table-cell>
          <table:table-cell office:value-type="float" office:value="849.33" calcext:value-type="float">
            <text:p>849.33</text:p>
          </table:table-cell>
          <table:table-cell table:number-columns-repeated="2"/>
          <table:table-cell table:formula="of:=AVERAGE([.A130:.E130])" office:value-type="float" office:value="2311.6" calcext:value-type="float">
            <text:p>2311.6</text:p>
          </table:table-cell>
          <table:table-cell table:formula="of:=AVERAGE([.G130:.K130])" office:value-type="float" office:value="1050.31" calcext:value-type="float">
            <text:p>1050.31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250" calcext:value-type="float">
            <text:p>2250</text:p>
          </table:table-cell>
          <table:table-cell office:value-type="float" office:value="2203" calcext:value-type="float">
            <text:p>2203</text:p>
          </table:table-cell>
          <table:table-cell office:value-type="float" office:value="2104" calcext:value-type="float">
            <text:p>2104</text:p>
          </table:table-cell>
          <table:table-cell office:value-type="float" office:value="2288" calcext:value-type="float">
            <text:p>2288</text:p>
          </table:table-cell>
          <table:table-cell/>
          <table:table-cell office:value-type="float" office:value="1159.32" calcext:value-type="float">
            <text:p>1159.32</text:p>
          </table:table-cell>
          <table:table-cell office:value-type="float" office:value="1252.2" calcext:value-type="float">
            <text:p>1252.2</text:p>
          </table:table-cell>
          <table:table-cell office:value-type="float" office:value="939.54" calcext:value-type="float">
            <text:p>939.54</text:p>
          </table:table-cell>
          <table:table-cell office:value-type="float" office:value="979.62" calcext:value-type="float">
            <text:p>979.62</text:p>
          </table:table-cell>
          <table:table-cell office:value-type="float" office:value="933.51" calcext:value-type="float">
            <text:p>933.51</text:p>
          </table:table-cell>
          <table:table-cell table:number-columns-repeated="2"/>
          <table:table-cell table:formula="of:=AVERAGE([.A131:.E131])" office:value-type="float" office:value="2204.8" calcext:value-type="float">
            <text:p>2204.8</text:p>
          </table:table-cell>
          <table:table-cell table:formula="of:=AVERAGE([.G131:.K131])" office:value-type="float" office:value="1052.838" calcext:value-type="float">
            <text:p>1052.838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1980" calcext:value-type="float">
            <text:p>1980</text:p>
          </table:table-cell>
          <table:table-cell office:value-type="float" office:value="2510" calcext:value-type="float">
            <text:p>2510</text:p>
          </table:table-cell>
          <table:table-cell office:value-type="float" office:value="2346" calcext:value-type="float">
            <text:p>2346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1176.8" calcext:value-type="float">
            <text:p>1176.8</text:p>
          </table:table-cell>
          <table:table-cell office:value-type="float" office:value="1080.62" calcext:value-type="float">
            <text:p>1080.62</text:p>
          </table:table-cell>
          <table:table-cell office:value-type="float" office:value="950.16" calcext:value-type="float">
            <text:p>950.16</text:p>
          </table:table-cell>
          <table:table-cell office:value-type="float" office:value="946.81" calcext:value-type="float">
            <text:p>946.81</text:p>
          </table:table-cell>
          <table:table-cell office:value-type="float" office:value="849.04" calcext:value-type="float">
            <text:p>849.04</text:p>
          </table:table-cell>
          <table:table-cell table:number-columns-repeated="2"/>
          <table:table-cell table:formula="of:=AVERAGE([.A132:.E132])" office:value-type="float" office:value="2211.6" calcext:value-type="float">
            <text:p>2211.6</text:p>
          </table:table-cell>
          <table:table-cell table:formula="of:=AVERAGE([.G132:.K132])" office:value-type="float" office:value="1000.686" calcext:value-type="float">
            <text:p>1000.686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250" calcext:value-type="float">
            <text:p>2250</text:p>
          </table:table-cell>
          <table:table-cell office:value-type="float" office:value="1948" calcext:value-type="float">
            <text:p>1948</text:p>
          </table:table-cell>
          <table:table-cell office:value-type="float" office:value="2030" calcext:value-type="float">
            <text:p>2030</text:p>
          </table:table-cell>
          <table:table-cell office:value-type="float" office:value="2060" calcext:value-type="float">
            <text:p>2060</text:p>
          </table:table-cell>
          <table:table-cell/>
          <table:table-cell office:value-type="float" office:value="1252.84" calcext:value-type="float">
            <text:p>1252.84</text:p>
          </table:table-cell>
          <table:table-cell office:value-type="float" office:value="1075.37" calcext:value-type="float">
            <text:p>1075.37</text:p>
          </table:table-cell>
          <table:table-cell office:value-type="float" office:value="951.85" calcext:value-type="float">
            <text:p>951.85</text:p>
          </table:table-cell>
          <table:table-cell office:value-type="float" office:value="1024.04" calcext:value-type="float">
            <text:p>1024.04</text:p>
          </table:table-cell>
          <table:table-cell office:value-type="float" office:value="854.84" calcext:value-type="float">
            <text:p>854.84</text:p>
          </table:table-cell>
          <table:table-cell table:number-columns-repeated="2"/>
          <table:table-cell table:formula="of:=AVERAGE([.A133:.E133])" office:value-type="float" office:value="2119.2" calcext:value-type="float">
            <text:p>2119.2</text:p>
          </table:table-cell>
          <table:table-cell table:formula="of:=AVERAGE([.G133:.K133])" office:value-type="float" office:value="1031.788" calcext:value-type="float">
            <text:p>1031.7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83" calcext:value-type="float">
            <text:p>1883</text:p>
          </table:table-cell>
          <table:table-cell office:value-type="float" office:value="1779" calcext:value-type="float">
            <text:p>1779</text:p>
          </table:table-cell>
          <table:table-cell office:value-type="float" office:value="2012" calcext:value-type="float">
            <text:p>2012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float" office:value="1208.52" calcext:value-type="float">
            <text:p>1208.52</text:p>
          </table:table-cell>
          <table:table-cell office:value-type="float" office:value="1133.24" calcext:value-type="float">
            <text:p>1133.24</text:p>
          </table:table-cell>
          <table:table-cell office:value-type="float" office:value="989.5" calcext:value-type="float">
            <text:p>989.5</text:p>
          </table:table-cell>
          <table:table-cell office:value-type="float" office:value="1096.02" calcext:value-type="float">
            <text:p>1096.02</text:p>
          </table:table-cell>
          <table:table-cell office:value-type="float" office:value="942.21" calcext:value-type="float">
            <text:p>942.21</text:p>
          </table:table-cell>
          <table:table-cell table:number-columns-repeated="2"/>
          <table:table-cell table:formula="of:=AVERAGE([.A134:.E134])" office:value-type="float" office:value="1914" calcext:value-type="float">
            <text:p>1914</text:p>
          </table:table-cell>
          <table:table-cell table:formula="of:=AVERAGE([.G134:.K134])" office:value-type="float" office:value="1073.898" calcext:value-type="float">
            <text:p>1073.898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375" calcext:value-type="float">
            <text:p>2375</text:p>
          </table:table-cell>
          <table:table-cell office:value-type="float" office:value="1768" calcext:value-type="float">
            <text:p>1768</text:p>
          </table:table-cell>
          <table:table-cell office:value-type="float" office:value="2233" calcext:value-type="float">
            <text:p>2233</text:p>
          </table:table-cell>
          <table:table-cell office:value-type="float" office:value="2092" calcext:value-type="float">
            <text:p>2092</text:p>
          </table:table-cell>
          <table:table-cell/>
          <table:table-cell office:value-type="float" office:value="1109.43" calcext:value-type="float">
            <text:p>1109.43</text:p>
          </table:table-cell>
          <table:table-cell office:value-type="float" office:value="1193.5" calcext:value-type="float">
            <text:p>1193.5</text:p>
          </table:table-cell>
          <table:table-cell office:value-type="float" office:value="964.27" calcext:value-type="float">
            <text:p>964.27</text:p>
          </table:table-cell>
          <table:table-cell office:value-type="float" office:value="992.98" calcext:value-type="float">
            <text:p>992.98</text:p>
          </table:table-cell>
          <table:table-cell office:value-type="float" office:value="899.54" calcext:value-type="float">
            <text:p>899.54</text:p>
          </table:table-cell>
          <table:table-cell table:number-columns-repeated="2"/>
          <table:table-cell table:formula="of:=AVERAGE([.A135:.E135])" office:value-type="float" office:value="2130.8" calcext:value-type="float">
            <text:p>2130.8</text:p>
          </table:table-cell>
          <table:table-cell table:formula="of:=AVERAGE([.G135:.K135])" office:value-type="float" office:value="1031.944" calcext:value-type="float">
            <text:p>1031.944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003" calcext:value-type="float">
            <text:p>2003</text:p>
          </table:table-cell>
          <table:table-cell office:value-type="float" office:value="2107" calcext:value-type="float">
            <text:p>2107</text:p>
          </table:table-cell>
          <table:table-cell office:value-type="float" office:value="1894" calcext:value-type="float">
            <text:p>1894</text:p>
          </table:table-cell>
          <table:table-cell office:value-type="float" office:value="2631" calcext:value-type="float">
            <text:p>2631</text:p>
          </table:table-cell>
          <table:table-cell/>
          <table:table-cell office:value-type="float" office:value="1231.49" calcext:value-type="float">
            <text:p>1231.49</text:p>
          </table:table-cell>
          <table:table-cell office:value-type="float" office:value="1100.82" calcext:value-type="float">
            <text:p>1100.82</text:p>
          </table:table-cell>
          <table:table-cell office:value-type="float" office:value="1044.59" calcext:value-type="float">
            <text:p>1044.59</text:p>
          </table:table-cell>
          <table:table-cell office:value-type="float" office:value="955.67" calcext:value-type="float">
            <text:p>955.67</text:p>
          </table:table-cell>
          <table:table-cell office:value-type="float" office:value="866.27" calcext:value-type="float">
            <text:p>866.27</text:p>
          </table:table-cell>
          <table:table-cell table:number-columns-repeated="2"/>
          <table:table-cell table:formula="of:=AVERAGE([.A136:.E136])" office:value-type="float" office:value="2189.6" calcext:value-type="float">
            <text:p>2189.6</text:p>
          </table:table-cell>
          <table:table-cell table:formula="of:=AVERAGE([.G136:.K136])" office:value-type="float" office:value="1039.768" calcext:value-type="float">
            <text:p>1039.768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843" calcext:value-type="float">
            <text:p>1843</text:p>
          </table:table-cell>
          <table:table-cell office:value-type="float" office:value="1757" calcext:value-type="float">
            <text:p>1757</text:p>
          </table:table-cell>
          <table:table-cell office:value-type="float" office:value="2034" calcext:value-type="float">
            <text:p>2034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203.8" calcext:value-type="float">
            <text:p>1203.8</text:p>
          </table:table-cell>
          <table:table-cell office:value-type="float" office:value="1057.55" calcext:value-type="float">
            <text:p>1057.55</text:p>
          </table:table-cell>
          <table:table-cell office:value-type="float" office:value="980.53" calcext:value-type="float">
            <text:p>980.53</text:p>
          </table:table-cell>
          <table:table-cell office:value-type="float" office:value="1000.35" calcext:value-type="float">
            <text:p>1000.35</text:p>
          </table:table-cell>
          <table:table-cell office:value-type="float" office:value="936.21" calcext:value-type="float">
            <text:p>936.21</text:p>
          </table:table-cell>
          <table:table-cell table:number-columns-repeated="2"/>
          <table:table-cell table:formula="of:=AVERAGE([.A137:.E137])" office:value-type="float" office:value="1938" calcext:value-type="float">
            <text:p>1938</text:p>
          </table:table-cell>
          <table:table-cell table:formula="of:=AVERAGE([.G137:.K137])" office:value-type="float" office:value="1035.688" calcext:value-type="float">
            <text:p>1035.688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943" calcext:value-type="float">
            <text:p>1943</text:p>
          </table:table-cell>
          <table:table-cell office:value-type="float" office:value="1982" calcext:value-type="float">
            <text:p>1982</text:p>
          </table:table-cell>
          <table:table-cell office:value-type="float" office:value="1729" calcext:value-type="float">
            <text:p>1729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1167.65" calcext:value-type="float">
            <text:p>1167.65</text:p>
          </table:table-cell>
          <table:table-cell office:value-type="float" office:value="1154.55" calcext:value-type="float">
            <text:p>1154.55</text:p>
          </table:table-cell>
          <table:table-cell office:value-type="float" office:value="982.12" calcext:value-type="float">
            <text:p>982.12</text:p>
          </table:table-cell>
          <table:table-cell office:value-type="float" office:value="931.49" calcext:value-type="float">
            <text:p>931.49</text:p>
          </table:table-cell>
          <table:table-cell office:value-type="float" office:value="871.9" calcext:value-type="float">
            <text:p>871.9</text:p>
          </table:table-cell>
          <table:table-cell table:number-columns-repeated="2"/>
          <table:table-cell table:formula="of:=AVERAGE([.A138:.E138])" office:value-type="float" office:value="1944" calcext:value-type="float">
            <text:p>1944</text:p>
          </table:table-cell>
          <table:table-cell table:formula="of:=AVERAGE([.G138:.K138])" office:value-type="float" office:value="1021.542" calcext:value-type="float">
            <text:p>1021.542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908" calcext:value-type="float">
            <text:p>1908</text:p>
          </table:table-cell>
          <table:table-cell office:value-type="float" office:value="1843" calcext:value-type="float">
            <text:p>1843</text:p>
          </table:table-cell>
          <table:table-cell office:value-type="float" office:value="2057" calcext:value-type="float">
            <text:p>2057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149.1" calcext:value-type="float">
            <text:p>1149.1</text:p>
          </table:table-cell>
          <table:table-cell office:value-type="float" office:value="1166.4" calcext:value-type="float">
            <text:p>1166.4</text:p>
          </table:table-cell>
          <table:table-cell office:value-type="float" office:value="1023.12" calcext:value-type="float">
            <text:p>1023.12</text:p>
          </table:table-cell>
          <table:table-cell office:value-type="float" office:value="981.32" calcext:value-type="float">
            <text:p>981.32</text:p>
          </table:table-cell>
          <table:table-cell office:value-type="float" office:value="902.25" calcext:value-type="float">
            <text:p>902.25</text:p>
          </table:table-cell>
          <table:table-cell table:number-columns-repeated="2"/>
          <table:table-cell table:formula="of:=AVERAGE([.A139:.E139])" office:value-type="float" office:value="2106" calcext:value-type="float">
            <text:p>2106</text:p>
          </table:table-cell>
          <table:table-cell table:formula="of:=AVERAGE([.G139:.K139])" office:value-type="float" office:value="1044.438" calcext:value-type="float">
            <text:p>1044.438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174" calcext:value-type="float">
            <text:p>2174</text:p>
          </table:table-cell>
          <table:table-cell office:value-type="float" office:value="1737" calcext:value-type="float">
            <text:p>1737</text:p>
          </table:table-cell>
          <table:table-cell office:value-type="float" office:value="1802" calcext:value-type="float">
            <text:p>1802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float" office:value="1236.27" calcext:value-type="float">
            <text:p>1236.27</text:p>
          </table:table-cell>
          <table:table-cell office:value-type="float" office:value="1230.54" calcext:value-type="float">
            <text:p>1230.54</text:p>
          </table:table-cell>
          <table:table-cell office:value-type="float" office:value="995.24" calcext:value-type="float">
            <text:p>995.24</text:p>
          </table:table-cell>
          <table:table-cell office:value-type="float" office:value="908.15" calcext:value-type="float">
            <text:p>908.15</text:p>
          </table:table-cell>
          <table:table-cell office:value-type="float" office:value="911.7" calcext:value-type="float">
            <text:p>911.7</text:p>
          </table:table-cell>
          <table:table-cell table:number-columns-repeated="2"/>
          <table:table-cell table:formula="of:=AVERAGE([.A140:.E140])" office:value-type="float" office:value="2021.6" calcext:value-type="float">
            <text:p>2021.6</text:p>
          </table:table-cell>
          <table:table-cell table:formula="of:=AVERAGE([.G140:.K140])" office:value-type="float" office:value="1056.38" calcext:value-type="float">
            <text:p>1056.38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250" calcext:value-type="float">
            <text:p>2250</text:p>
          </table:table-cell>
          <table:table-cell office:value-type="float" office:value="2157" calcext:value-type="float">
            <text:p>2157</text:p>
          </table:table-cell>
          <table:table-cell office:value-type="float" office:value="2134" calcext:value-type="float">
            <text:p>2134</text:p>
          </table:table-cell>
          <table:table-cell office:value-type="float" office:value="1853" calcext:value-type="float">
            <text:p>1853</text:p>
          </table:table-cell>
          <table:table-cell/>
          <table:table-cell office:value-type="float" office:value="1305.01" calcext:value-type="float">
            <text:p>1305.01</text:p>
          </table:table-cell>
          <table:table-cell office:value-type="float" office:value="1213.33" calcext:value-type="float">
            <text:p>1213.33</text:p>
          </table:table-cell>
          <table:table-cell office:value-type="float" office:value="1022" calcext:value-type="float">
            <text:p>1022</text:p>
          </table:table-cell>
          <table:table-cell office:value-type="float" office:value="1075.69" calcext:value-type="float">
            <text:p>1075.69</text:p>
          </table:table-cell>
          <table:table-cell office:value-type="float" office:value="907.5" calcext:value-type="float">
            <text:p>907.5</text:p>
          </table:table-cell>
          <table:table-cell table:number-columns-repeated="2"/>
          <table:table-cell table:formula="of:=AVERAGE([.A141:.E141])" office:value-type="float" office:value="2132.4" calcext:value-type="float">
            <text:p>2132.4</text:p>
          </table:table-cell>
          <table:table-cell table:formula="of:=AVERAGE([.G141:.K141])" office:value-type="float" office:value="1104.706" calcext:value-type="float">
            <text:p>1104.706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2339" calcext:value-type="float">
            <text:p>2339</text:p>
          </table:table-cell>
          <table:table-cell office:value-type="float" office:value="2243" calcext:value-type="float">
            <text:p>2243</text:p>
          </table:table-cell>
          <table:table-cell office:value-type="float" office:value="2259" calcext:value-type="float">
            <text:p>225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188.19" calcext:value-type="float">
            <text:p>1188.19</text:p>
          </table:table-cell>
          <table:table-cell office:value-type="float" office:value="1221.72" calcext:value-type="float">
            <text:p>1221.72</text:p>
          </table:table-cell>
          <table:table-cell office:value-type="float" office:value="958.14" calcext:value-type="float">
            <text:p>958.14</text:p>
          </table:table-cell>
          <table:table-cell office:value-type="float" office:value="1064.52" calcext:value-type="float">
            <text:p>1064.52</text:p>
          </table:table-cell>
          <table:table-cell office:value-type="float" office:value="886.33" calcext:value-type="float">
            <text:p>886.33</text:p>
          </table:table-cell>
          <table:table-cell table:number-columns-repeated="2"/>
          <table:table-cell table:formula="of:=AVERAGE([.A142:.E142])" office:value-type="float" office:value="2323.4" calcext:value-type="float">
            <text:p>2323.4</text:p>
          </table:table-cell>
          <table:table-cell table:formula="of:=AVERAGE([.G142:.K142])" office:value-type="float" office:value="1063.78" calcext:value-type="float">
            <text:p>1063.78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918" calcext:value-type="float">
            <text:p>1918</text:p>
          </table:table-cell>
          <table:table-cell office:value-type="float" office:value="1912" calcext:value-type="float">
            <text:p>1912</text:p>
          </table:table-cell>
          <table:table-cell office:value-type="float" office:value="1837" calcext:value-type="float">
            <text:p>1837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float" office:value="1104.67" calcext:value-type="float">
            <text:p>1104.67</text:p>
          </table:table-cell>
          <table:table-cell office:value-type="float" office:value="1151.32" calcext:value-type="float">
            <text:p>1151.32</text:p>
          </table:table-cell>
          <table:table-cell office:value-type="float" office:value="968.17" calcext:value-type="float">
            <text:p>968.17</text:p>
          </table:table-cell>
          <table:table-cell office:value-type="float" office:value="981.41" calcext:value-type="float">
            <text:p>981.41</text:p>
          </table:table-cell>
          <table:table-cell office:value-type="float" office:value="928.44" calcext:value-type="float">
            <text:p>928.44</text:p>
          </table:table-cell>
          <table:table-cell table:number-columns-repeated="2"/>
          <table:table-cell table:formula="of:=AVERAGE([.A143:.E143])" office:value-type="float" office:value="1953.4" calcext:value-type="float">
            <text:p>1953.4</text:p>
          </table:table-cell>
          <table:table-cell table:formula="of:=AVERAGE([.G143:.K143])" office:value-type="float" office:value="1026.802" calcext:value-type="float">
            <text:p>1026.80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400" calcext:value-type="float">
            <text:p>2400</text:p>
          </table:table-cell>
          <table:table-cell office:value-type="float" office:value="2012" calcext:value-type="float">
            <text:p>2012</text:p>
          </table:table-cell>
          <table:table-cell office:value-type="float" office:value="2425" calcext:value-type="float">
            <text:p>2425</text:p>
          </table:table-cell>
          <table:table-cell office:value-type="float" office:value="2413" calcext:value-type="float">
            <text:p>2413</text:p>
          </table:table-cell>
          <table:table-cell/>
          <table:table-cell office:value-type="float" office:value="1222.33" calcext:value-type="float">
            <text:p>1222.33</text:p>
          </table:table-cell>
          <table:table-cell office:value-type="float" office:value="1214.4" calcext:value-type="float">
            <text:p>1214.4</text:p>
          </table:table-cell>
          <table:table-cell office:value-type="float" office:value="988.56" calcext:value-type="float">
            <text:p>988.56</text:p>
          </table:table-cell>
          <table:table-cell office:value-type="float" office:value="1175.04" calcext:value-type="float">
            <text:p>1175.04</text:p>
          </table:table-cell>
          <table:table-cell office:value-type="float" office:value="879.25" calcext:value-type="float">
            <text:p>879.25</text:p>
          </table:table-cell>
          <table:table-cell table:number-columns-repeated="2"/>
          <table:table-cell table:formula="of:=AVERAGE([.A144:.E144])" office:value-type="float" office:value="2249" calcext:value-type="float">
            <text:p>2249</text:p>
          </table:table-cell>
          <table:table-cell table:formula="of:=AVERAGE([.G144:.K144])" office:value-type="float" office:value="1095.916" calcext:value-type="float">
            <text:p>1095.916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300" calcext:value-type="float">
            <text:p>2300</text:p>
          </table:table-cell>
          <table:table-cell office:value-type="float" office:value="1767" calcext:value-type="float">
            <text:p>1767</text:p>
          </table:table-cell>
          <table:table-cell office:value-type="float" office:value="2189" calcext:value-type="float">
            <text:p>2189</text:p>
          </table:table-cell>
          <table:table-cell office:value-type="float" office:value="2070" calcext:value-type="float">
            <text:p>2070</text:p>
          </table:table-cell>
          <table:table-cell/>
          <table:table-cell office:value-type="float" office:value="1233.58" calcext:value-type="float">
            <text:p>1233.58</text:p>
          </table:table-cell>
          <table:table-cell office:value-type="float" office:value="1291.67" calcext:value-type="float">
            <text:p>1291.67</text:p>
          </table:table-cell>
          <table:table-cell office:value-type="float" office:value="973.25" calcext:value-type="float">
            <text:p>973.25</text:p>
          </table:table-cell>
          <table:table-cell office:value-type="float" office:value="957.44" calcext:value-type="float">
            <text:p>957.44</text:p>
          </table:table-cell>
          <table:table-cell office:value-type="float" office:value="836.37" calcext:value-type="float">
            <text:p>836.37</text:p>
          </table:table-cell>
          <table:table-cell table:number-columns-repeated="2"/>
          <table:table-cell table:formula="of:=AVERAGE([.A145:.E145])" office:value-type="float" office:value="2131.8" calcext:value-type="float">
            <text:p>2131.8</text:p>
          </table:table-cell>
          <table:table-cell table:formula="of:=AVERAGE([.G145:.K145])" office:value-type="float" office:value="1058.462" calcext:value-type="float">
            <text:p>1058.462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078" calcext:value-type="float">
            <text:p>2078</text:p>
          </table:table-cell>
          <table:table-cell office:value-type="float" office:value="1912" calcext:value-type="float">
            <text:p>1912</text:p>
          </table:table-cell>
          <table:table-cell office:value-type="float" office:value="2119" calcext:value-type="float">
            <text:p>2119</text:p>
          </table:table-cell>
          <table:table-cell office:value-type="float" office:value="2553" calcext:value-type="float">
            <text:p>2553</text:p>
          </table:table-cell>
          <table:table-cell/>
          <table:table-cell office:value-type="float" office:value="1231.66" calcext:value-type="float">
            <text:p>1231.66</text:p>
          </table:table-cell>
          <table:table-cell office:value-type="float" office:value="1263.97" calcext:value-type="float">
            <text:p>1263.97</text:p>
          </table:table-cell>
          <table:table-cell office:value-type="float" office:value="971.49" calcext:value-type="float">
            <text:p>971.49</text:p>
          </table:table-cell>
          <table:table-cell office:value-type="float" office:value="1082.64" calcext:value-type="float">
            <text:p>1082.64</text:p>
          </table:table-cell>
          <table:table-cell office:value-type="float" office:value="861.7" calcext:value-type="float">
            <text:p>861.7</text:p>
          </table:table-cell>
          <table:table-cell table:number-columns-repeated="2"/>
          <table:table-cell table:formula="of:=AVERAGE([.A146:.E146])" office:value-type="float" office:value="2237.4" calcext:value-type="float">
            <text:p>2237.4</text:p>
          </table:table-cell>
          <table:table-cell table:formula="of:=AVERAGE([.G146:.K146])" office:value-type="float" office:value="1082.292" calcext:value-type="float">
            <text:p>1082.2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400" calcext:value-type="float">
            <text:p>2400</text:p>
          </table:table-cell>
          <table:table-cell office:value-type="float" office:value="1755" calcext:value-type="float">
            <text:p>1755</text:p>
          </table:table-cell>
          <table:table-cell office:value-type="float" office:value="2344" calcext:value-type="float">
            <text:p>2344</text:p>
          </table:table-cell>
          <table:table-cell office:value-type="float" office:value="1851" calcext:value-type="float">
            <text:p>1851</text:p>
          </table:table-cell>
          <table:table-cell/>
          <table:table-cell office:value-type="float" office:value="1237.84" calcext:value-type="float">
            <text:p>1237.84</text:p>
          </table:table-cell>
          <table:table-cell office:value-type="float" office:value="1169.37" calcext:value-type="float">
            <text:p>1169.37</text:p>
          </table:table-cell>
          <table:table-cell office:value-type="float" office:value="981.38" calcext:value-type="float">
            <text:p>981.38</text:p>
          </table:table-cell>
          <table:table-cell office:value-type="float" office:value="1088.52" calcext:value-type="float">
            <text:p>1088.52</text:p>
          </table:table-cell>
          <table:table-cell office:value-type="float" office:value="880.33" calcext:value-type="float">
            <text:p>880.33</text:p>
          </table:table-cell>
          <table:table-cell table:number-columns-repeated="2"/>
          <table:table-cell table:formula="of:=AVERAGE([.A147:.E147])" office:value-type="float" office:value="2079.6" calcext:value-type="float">
            <text:p>2079.6</text:p>
          </table:table-cell>
          <table:table-cell table:formula="of:=AVERAGE([.G147:.K147])" office:value-type="float" office:value="1071.488" calcext:value-type="float">
            <text:p>1071.488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166" calcext:value-type="float">
            <text:p>2166</text:p>
          </table:table-cell>
          <table:table-cell office:value-type="float" office:value="1880" calcext:value-type="float">
            <text:p>1880</text:p>
          </table:table-cell>
          <table:table-cell office:value-type="float" office:value="2337" calcext:value-type="float">
            <text:p>233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1171.3" calcext:value-type="float">
            <text:p>1171.3</text:p>
          </table:table-cell>
          <table:table-cell office:value-type="float" office:value="1219.71" calcext:value-type="float">
            <text:p>1219.71</text:p>
          </table:table-cell>
          <table:table-cell office:value-type="float" office:value="984.59" calcext:value-type="float">
            <text:p>984.59</text:p>
          </table:table-cell>
          <table:table-cell office:value-type="float" office:value="985.54" calcext:value-type="float">
            <text:p>985.54</text:p>
          </table:table-cell>
          <table:table-cell office:value-type="float" office:value="918.02" calcext:value-type="float">
            <text:p>918.02</text:p>
          </table:table-cell>
          <table:table-cell table:number-columns-repeated="2"/>
          <table:table-cell table:formula="of:=AVERAGE([.A148:.E148])" office:value-type="float" office:value="2081.2" calcext:value-type="float">
            <text:p>2081.2</text:p>
          </table:table-cell>
          <table:table-cell table:formula="of:=AVERAGE([.G148:.K148])" office:value-type="float" office:value="1055.832" calcext:value-type="float">
            <text:p>1055.832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2224" calcext:value-type="float">
            <text:p>2224</text:p>
          </table:table-cell>
          <table:table-cell office:value-type="float" office:value="1956" calcext:value-type="float">
            <text:p>1956</text:p>
          </table:table-cell>
          <table:table-cell office:value-type="float" office:value="2409" calcext:value-type="float">
            <text:p>2409</text:p>
          </table:table-cell>
          <table:table-cell office:value-type="float" office:value="1856" calcext:value-type="float">
            <text:p>1856</text:p>
          </table:table-cell>
          <table:table-cell/>
          <table:table-cell office:value-type="float" office:value="1172.66" calcext:value-type="float">
            <text:p>1172.66</text:p>
          </table:table-cell>
          <table:table-cell office:value-type="float" office:value="1176.97" calcext:value-type="float">
            <text:p>1176.97</text:p>
          </table:table-cell>
          <table:table-cell office:value-type="float" office:value="1000.95" calcext:value-type="float">
            <text:p>1000.95</text:p>
          </table:table-cell>
          <table:table-cell office:value-type="float" office:value="936.31" calcext:value-type="float">
            <text:p>936.31</text:p>
          </table:table-cell>
          <table:table-cell office:value-type="float" office:value="886.21" calcext:value-type="float">
            <text:p>886.21</text:p>
          </table:table-cell>
          <table:table-cell table:number-columns-repeated="2"/>
          <table:table-cell table:formula="of:=AVERAGE([.A149:.E149])" office:value-type="float" office:value="2276.6" calcext:value-type="float">
            <text:p>2276.6</text:p>
          </table:table-cell>
          <table:table-cell table:formula="of:=AVERAGE([.G149:.K149])" office:value-type="float" office:value="1034.62" calcext:value-type="float">
            <text:p>1034.6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088" calcext:value-type="float">
            <text:p>2088</text:p>
          </table:table-cell>
          <table:table-cell office:value-type="float" office:value="1875" calcext:value-type="float">
            <text:p>1875</text:p>
          </table:table-cell>
          <table:table-cell office:value-type="float" office:value="2024" calcext:value-type="float">
            <text:p>2024</text:p>
          </table:table-cell>
          <table:table-cell office:value-type="float" office:value="2122" calcext:value-type="float">
            <text:p>2122</text:p>
          </table:table-cell>
          <table:table-cell/>
          <table:table-cell office:value-type="float" office:value="1177.69" calcext:value-type="float">
            <text:p>1177.69</text:p>
          </table:table-cell>
          <table:table-cell office:value-type="float" office:value="1197.98" calcext:value-type="float">
            <text:p>1197.98</text:p>
          </table:table-cell>
          <table:table-cell office:value-type="float" office:value="1015.58" calcext:value-type="float">
            <text:p>1015.58</text:p>
          </table:table-cell>
          <table:table-cell office:value-type="float" office:value="1088.08" calcext:value-type="float">
            <text:p>1088.08</text:p>
          </table:table-cell>
          <table:table-cell office:value-type="float" office:value="942.71" calcext:value-type="float">
            <text:p>942.71</text:p>
          </table:table-cell>
          <table:table-cell table:number-columns-repeated="2"/>
          <table:table-cell table:formula="of:=AVERAGE([.A150:.E150])" office:value-type="float" office:value="2095.8" calcext:value-type="float">
            <text:p>2095.8</text:p>
          </table:table-cell>
          <table:table-cell table:formula="of:=AVERAGE([.G150:.K150])" office:value-type="float" office:value="1084.408" calcext:value-type="float">
            <text:p>1084.408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2368" calcext:value-type="float">
            <text:p>2368</text:p>
          </table:table-cell>
          <table:table-cell office:value-type="float" office:value="1802" calcext:value-type="float">
            <text:p>1802</text:p>
          </table:table-cell>
          <table:table-cell office:value-type="float" office:value="2251" calcext:value-type="float">
            <text:p>2251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float" office:value="1201.38" calcext:value-type="float">
            <text:p>1201.38</text:p>
          </table:table-cell>
          <table:table-cell office:value-type="float" office:value="1264.67" calcext:value-type="float">
            <text:p>1264.67</text:p>
          </table:table-cell>
          <table:table-cell office:value-type="float" office:value="1002.72" calcext:value-type="float">
            <text:p>1002.72</text:p>
          </table:table-cell>
          <table:table-cell office:value-type="float" office:value="1152.69" calcext:value-type="float">
            <text:p>1152.69</text:p>
          </table:table-cell>
          <table:table-cell office:value-type="float" office:value="909.73" calcext:value-type="float">
            <text:p>909.73</text:p>
          </table:table-cell>
          <table:table-cell table:number-columns-repeated="2"/>
          <table:table-cell table:formula="of:=AVERAGE([.A151:.E151])" office:value-type="float" office:value="2109" calcext:value-type="float">
            <text:p>2109</text:p>
          </table:table-cell>
          <table:table-cell table:formula="of:=AVERAGE([.G151:.K151])" office:value-type="float" office:value="1106.238" calcext:value-type="float">
            <text:p>1106.23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400" calcext:value-type="float">
            <text:p>2400</text:p>
          </table:table-cell>
          <table:table-cell office:value-type="float" office:value="1997" calcext:value-type="float">
            <text:p>1997</text:p>
          </table:table-cell>
          <table:table-cell office:value-type="float" office:value="1864" calcext:value-type="float">
            <text:p>1864</text:p>
          </table:table-cell>
          <table:table-cell office:value-type="float" office:value="2270" calcext:value-type="float">
            <text:p>2270</text:p>
          </table:table-cell>
          <table:table-cell/>
          <table:table-cell office:value-type="float" office:value="1253.91" calcext:value-type="float">
            <text:p>1253.91</text:p>
          </table:table-cell>
          <table:table-cell office:value-type="float" office:value="1241.43" calcext:value-type="float">
            <text:p>1241.43</text:p>
          </table:table-cell>
          <table:table-cell office:value-type="float" office:value="944.54" calcext:value-type="float">
            <text:p>944.54</text:p>
          </table:table-cell>
          <table:table-cell office:value-type="float" office:value="996.72" calcext:value-type="float">
            <text:p>996.72</text:p>
          </table:table-cell>
          <table:table-cell office:value-type="float" office:value="919.7" calcext:value-type="float">
            <text:p>919.7</text:p>
          </table:table-cell>
          <table:table-cell table:number-columns-repeated="2"/>
          <table:table-cell table:formula="of:=AVERAGE([.A152:.E152])" office:value-type="float" office:value="2154.2" calcext:value-type="float">
            <text:p>2154.2</text:p>
          </table:table-cell>
          <table:table-cell table:formula="of:=AVERAGE([.G152:.K152])" office:value-type="float" office:value="1071.26" calcext:value-type="float">
            <text:p>1071.26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181" calcext:value-type="float">
            <text:p>2181</text:p>
          </table:table-cell>
          <table:table-cell office:value-type="float" office:value="2112" calcext:value-type="float">
            <text:p>2112</text:p>
          </table:table-cell>
          <table:table-cell office:value-type="float" office:value="2087" calcext:value-type="float">
            <text:p>2087</text:p>
          </table:table-cell>
          <table:table-cell office:value-type="float" office:value="2347" calcext:value-type="float">
            <text:p>2347</text:p>
          </table:table-cell>
          <table:table-cell/>
          <table:table-cell office:value-type="float" office:value="1285.97" calcext:value-type="float">
            <text:p>1285.97</text:p>
          </table:table-cell>
          <table:table-cell office:value-type="float" office:value="1166.94" calcext:value-type="float">
            <text:p>1166.94</text:p>
          </table:table-cell>
          <table:table-cell office:value-type="float" office:value="1017.67" calcext:value-type="float">
            <text:p>1017.67</text:p>
          </table:table-cell>
          <table:table-cell office:value-type="float" office:value="1032.68" calcext:value-type="float">
            <text:p>1032.68</text:p>
          </table:table-cell>
          <table:table-cell office:value-type="float" office:value="898.48" calcext:value-type="float">
            <text:p>898.48</text:p>
          </table:table-cell>
          <table:table-cell table:number-columns-repeated="2"/>
          <table:table-cell table:formula="of:=AVERAGE([.A153:.E153])" office:value-type="float" office:value="2184.4" calcext:value-type="float">
            <text:p>2184.4</text:p>
          </table:table-cell>
          <table:table-cell table:formula="of:=AVERAGE([.G153:.K153])" office:value-type="float" office:value="1080.348" calcext:value-type="float">
            <text:p>1080.34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425" calcext:value-type="float">
            <text:p>2425</text:p>
          </table:table-cell>
          <table:table-cell office:value-type="float" office:value="2071" calcext:value-type="float">
            <text:p>2071</text:p>
          </table:table-cell>
          <table:table-cell office:value-type="float" office:value="1914" calcext:value-type="float">
            <text:p>1914</text:p>
          </table:table-cell>
          <table:table-cell office:value-type="float" office:value="2619" calcext:value-type="float">
            <text:p>2619</text:p>
          </table:table-cell>
          <table:table-cell/>
          <table:table-cell office:value-type="float" office:value="1161.59" calcext:value-type="float">
            <text:p>1161.59</text:p>
          </table:table-cell>
          <table:table-cell office:value-type="float" office:value="1106.5" calcext:value-type="float">
            <text:p>1106.5</text:p>
          </table:table-cell>
          <table:table-cell office:value-type="float" office:value="957.65" calcext:value-type="float">
            <text:p>957.65</text:p>
          </table:table-cell>
          <table:table-cell office:value-type="float" office:value="1017.87" calcext:value-type="float">
            <text:p>1017.87</text:p>
          </table:table-cell>
          <table:table-cell office:value-type="float" office:value="902.21" calcext:value-type="float">
            <text:p>902.21</text:p>
          </table:table-cell>
          <table:table-cell table:number-columns-repeated="2"/>
          <table:table-cell table:formula="of:=AVERAGE([.A154:.E154])" office:value-type="float" office:value="2255.8" calcext:value-type="float">
            <text:p>2255.8</text:p>
          </table:table-cell>
          <table:table-cell table:formula="of:=AVERAGE([.G154:.K154])" office:value-type="float" office:value="1029.164" calcext:value-type="float">
            <text:p>1029.164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250" calcext:value-type="float">
            <text:p>2250</text:p>
          </table:table-cell>
          <table:table-cell office:value-type="float" office:value="1952" calcext:value-type="float">
            <text:p>1952</text:p>
          </table:table-cell>
          <table:table-cell office:value-type="float" office:value="2012" calcext:value-type="float">
            <text:p>2012</text:p>
          </table:table-cell>
          <table:table-cell office:value-type="float" office:value="1758" calcext:value-type="float">
            <text:p>1758</text:p>
          </table:table-cell>
          <table:table-cell/>
          <table:table-cell office:value-type="float" office:value="1187.86" calcext:value-type="float">
            <text:p>1187.86</text:p>
          </table:table-cell>
          <table:table-cell office:value-type="float" office:value="1230.17" calcext:value-type="float">
            <text:p>1230.17</text:p>
          </table:table-cell>
          <table:table-cell office:value-type="float" office:value="986.9" calcext:value-type="float">
            <text:p>986.9</text:p>
          </table:table-cell>
          <table:table-cell office:value-type="float" office:value="1017.56" calcext:value-type="float">
            <text:p>1017.56</text:p>
          </table:table-cell>
          <table:table-cell office:value-type="float" office:value="987.29" calcext:value-type="float">
            <text:p>987.29</text:p>
          </table:table-cell>
          <table:table-cell table:number-columns-repeated="2"/>
          <table:table-cell table:formula="of:=AVERAGE([.A155:.E155])" office:value-type="float" office:value="2040.4" calcext:value-type="float">
            <text:p>2040.4</text:p>
          </table:table-cell>
          <table:table-cell table:formula="of:=AVERAGE([.G155:.K155])" office:value-type="float" office:value="1081.956" calcext:value-type="float">
            <text:p>1081.956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297" calcext:value-type="float">
            <text:p>2297</text:p>
          </table:table-cell>
          <table:table-cell office:value-type="float" office:value="2112" calcext:value-type="float">
            <text:p>2112</text:p>
          </table:table-cell>
          <table:table-cell office:value-type="float" office:value="2076" calcext:value-type="float">
            <text:p>2076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178.19" calcext:value-type="float">
            <text:p>1178.19</text:p>
          </table:table-cell>
          <table:table-cell office:value-type="float" office:value="1158.35" calcext:value-type="float">
            <text:p>1158.35</text:p>
          </table:table-cell>
          <table:table-cell office:value-type="float" office:value="1023.73" calcext:value-type="float">
            <text:p>1023.73</text:p>
          </table:table-cell>
          <table:table-cell office:value-type="float" office:value="1094.74" calcext:value-type="float">
            <text:p>1094.74</text:p>
          </table:table-cell>
          <table:table-cell office:value-type="float" office:value="874.34" calcext:value-type="float">
            <text:p>874.34</text:p>
          </table:table-cell>
          <table:table-cell table:number-columns-repeated="2"/>
          <table:table-cell table:formula="of:=AVERAGE([.A156:.E156])" office:value-type="float" office:value="2169.4" calcext:value-type="float">
            <text:p>2169.4</text:p>
          </table:table-cell>
          <table:table-cell table:formula="of:=AVERAGE([.G156:.K156])" office:value-type="float" office:value="1065.87" calcext:value-type="float">
            <text:p>1065.87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450" calcext:value-type="float">
            <text:p>2450</text:p>
          </table:table-cell>
          <table:table-cell office:value-type="float" office:value="1697" calcext:value-type="float">
            <text:p>1697</text:p>
          </table:table-cell>
          <table:table-cell office:value-type="float" office:value="2613" calcext:value-type="float">
            <text:p>2613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float" office:value="1302.97" calcext:value-type="float">
            <text:p>1302.97</text:p>
          </table:table-cell>
          <table:table-cell office:value-type="float" office:value="1219.51" calcext:value-type="float">
            <text:p>1219.51</text:p>
          </table:table-cell>
          <table:table-cell office:value-type="float" office:value="934.26" calcext:value-type="float">
            <text:p>934.26</text:p>
          </table:table-cell>
          <table:table-cell office:value-type="float" office:value="1032.21" calcext:value-type="float">
            <text:p>1032.21</text:p>
          </table:table-cell>
          <table:table-cell office:value-type="float" office:value="955.37" calcext:value-type="float">
            <text:p>955.37</text:p>
          </table:table-cell>
          <table:table-cell table:number-columns-repeated="2"/>
          <table:table-cell table:formula="of:=AVERAGE([.A157:.E157])" office:value-type="float" office:value="2280.4" calcext:value-type="float">
            <text:p>2280.4</text:p>
          </table:table-cell>
          <table:table-cell table:formula="of:=AVERAGE([.G157:.K157])" office:value-type="float" office:value="1088.864" calcext:value-type="float">
            <text:p>1088.864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300" calcext:value-type="float">
            <text:p>2300</text:p>
          </table:table-cell>
          <table:table-cell office:value-type="float" office:value="1738" calcext:value-type="float">
            <text:p>1738</text:p>
          </table:table-cell>
          <table:table-cell office:value-type="float" office:value="2022" calcext:value-type="float">
            <text:p>2022</text:p>
          </table:table-cell>
          <table:table-cell office:value-type="float" office:value="1745" calcext:value-type="float">
            <text:p>1745</text:p>
          </table:table-cell>
          <table:table-cell/>
          <table:table-cell office:value-type="float" office:value="1219.56" calcext:value-type="float">
            <text:p>1219.56</text:p>
          </table:table-cell>
          <table:table-cell office:value-type="float" office:value="1174.42" calcext:value-type="float">
            <text:p>1174.42</text:p>
          </table:table-cell>
          <table:table-cell office:value-type="float" office:value="954.15" calcext:value-type="float">
            <text:p>954.15</text:p>
          </table:table-cell>
          <table:table-cell office:value-type="float" office:value="1083.86" calcext:value-type="float">
            <text:p>1083.86</text:p>
          </table:table-cell>
          <table:table-cell office:value-type="float" office:value="930.35" calcext:value-type="float">
            <text:p>930.35</text:p>
          </table:table-cell>
          <table:table-cell table:number-columns-repeated="2"/>
          <table:table-cell table:formula="of:=AVERAGE([.A158:.E158])" office:value-type="float" office:value="2010.6" calcext:value-type="float">
            <text:p>2010.6</text:p>
          </table:table-cell>
          <table:table-cell table:formula="of:=AVERAGE([.G158:.K158])" office:value-type="float" office:value="1072.468" calcext:value-type="float">
            <text:p>1072.468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368" calcext:value-type="float">
            <text:p>2368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2153" calcext:value-type="float">
            <text:p>2153</text:p>
          </table:table-cell>
          <table:table-cell/>
          <table:table-cell office:value-type="float" office:value="1280.64" calcext:value-type="float">
            <text:p>1280.64</text:p>
          </table:table-cell>
          <table:table-cell office:value-type="float" office:value="1131.83" calcext:value-type="float">
            <text:p>1131.83</text:p>
          </table:table-cell>
          <table:table-cell office:value-type="float" office:value="807.91" calcext:value-type="float">
            <text:p>807.91</text:p>
          </table:table-cell>
          <table:table-cell office:value-type="float" office:value="1050.12" calcext:value-type="float">
            <text:p>1050.12</text:p>
          </table:table-cell>
          <table:table-cell office:value-type="float" office:value="1024.57" calcext:value-type="float">
            <text:p>1024.57</text:p>
          </table:table-cell>
          <table:table-cell table:number-columns-repeated="2"/>
          <table:table-cell table:formula="of:=AVERAGE([.A159:.E159])" office:value-type="float" office:value="2194.2" calcext:value-type="float">
            <text:p>2194.2</text:p>
          </table:table-cell>
          <table:table-cell table:formula="of:=AVERAGE([.G159:.K159])" office:value-type="float" office:value="1059.014" calcext:value-type="float">
            <text:p>1059.01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216" calcext:value-type="float">
            <text:p>2216</text:p>
          </table:table-cell>
          <table:table-cell office:value-type="float" office:value="1817" calcext:value-type="float">
            <text:p>1817</text:p>
          </table:table-cell>
          <table:table-cell office:value-type="float" office:value="2217" calcext:value-type="float">
            <text:p>2217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1305.29" calcext:value-type="float">
            <text:p>1305.29</text:p>
          </table:table-cell>
          <table:table-cell office:value-type="float" office:value="1165.86" calcext:value-type="float">
            <text:p>1165.86</text:p>
          </table:table-cell>
          <table:table-cell office:value-type="float" office:value="964.64" calcext:value-type="float">
            <text:p>964.64</text:p>
          </table:table-cell>
          <table:table-cell office:value-type="float" office:value="1104.57" calcext:value-type="float">
            <text:p>1104.57</text:p>
          </table:table-cell>
          <table:table-cell office:value-type="float" office:value="1003.46" calcext:value-type="float">
            <text:p>1003.46</text:p>
          </table:table-cell>
          <table:table-cell table:number-columns-repeated="2"/>
          <table:table-cell table:formula="of:=AVERAGE([.A160:.E160])" office:value-type="float" office:value="2151.6" calcext:value-type="float">
            <text:p>2151.6</text:p>
          </table:table-cell>
          <table:table-cell table:formula="of:=AVERAGE([.G160:.K160])" office:value-type="float" office:value="1108.764" calcext:value-type="float">
            <text:p>1108.764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316" calcext:value-type="float">
            <text:p>2316</text:p>
          </table:table-cell>
          <table:table-cell office:value-type="float" office:value="2172" calcext:value-type="float">
            <text:p>2172</text:p>
          </table:table-cell>
          <table:table-cell office:value-type="float" office:value="2014" calcext:value-type="float">
            <text:p>2014</text:p>
          </table:table-cell>
          <table:table-cell office:value-type="float" office:value="2064" calcext:value-type="float">
            <text:p>2064</text:p>
          </table:table-cell>
          <table:table-cell/>
          <table:table-cell office:value-type="float" office:value="1259.78" calcext:value-type="float">
            <text:p>1259.78</text:p>
          </table:table-cell>
          <table:table-cell office:value-type="float" office:value="1239.56" calcext:value-type="float">
            <text:p>1239.56</text:p>
          </table:table-cell>
          <table:table-cell office:value-type="float" office:value="963.32" calcext:value-type="float">
            <text:p>963.32</text:p>
          </table:table-cell>
          <table:table-cell office:value-type="float" office:value="1123.95" calcext:value-type="float">
            <text:p>1123.95</text:p>
          </table:table-cell>
          <table:table-cell office:value-type="float" office:value="1027.06" calcext:value-type="float">
            <text:p>1027.06</text:p>
          </table:table-cell>
          <table:table-cell table:number-columns-repeated="2"/>
          <table:table-cell table:formula="of:=AVERAGE([.A161:.E161])" office:value-type="float" office:value="2210.8" calcext:value-type="float">
            <text:p>2210.8</text:p>
          </table:table-cell>
          <table:table-cell table:formula="of:=AVERAGE([.G161:.K161])" office:value-type="float" office:value="1122.734" calcext:value-type="float">
            <text:p>1122.734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525" calcext:value-type="float">
            <text:p>2525</text:p>
          </table:table-cell>
          <table:table-cell office:value-type="float" office:value="2272" calcext:value-type="float">
            <text:p>2272</text:p>
          </table:table-cell>
          <table:table-cell office:value-type="float" office:value="2140" calcext:value-type="float">
            <text:p>2140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1322.91" calcext:value-type="float">
            <text:p>1322.91</text:p>
          </table:table-cell>
          <table:table-cell office:value-type="float" office:value="1181.85" calcext:value-type="float">
            <text:p>1181.85</text:p>
          </table:table-cell>
          <table:table-cell office:value-type="float" office:value="982.15" calcext:value-type="float">
            <text:p>982.15</text:p>
          </table:table-cell>
          <table:table-cell office:value-type="float" office:value="1079.94" calcext:value-type="float">
            <text:p>1079.94</text:p>
          </table:table-cell>
          <table:table-cell office:value-type="float" office:value="934.01" calcext:value-type="float">
            <text:p>934.01</text:p>
          </table:table-cell>
          <table:table-cell table:number-columns-repeated="2"/>
          <table:table-cell table:formula="of:=AVERAGE([.A162:.E162])" office:value-type="float" office:value="2308.6" calcext:value-type="float">
            <text:p>2308.6</text:p>
          </table:table-cell>
          <table:table-cell table:formula="of:=AVERAGE([.G162:.K162])" office:value-type="float" office:value="1100.172" calcext:value-type="float">
            <text:p>1100.172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2400" calcext:value-type="float">
            <text:p>2400</text:p>
          </table:table-cell>
          <table:table-cell office:value-type="float" office:value="1917" calcext:value-type="float">
            <text:p>1917</text:p>
          </table:table-cell>
          <table:table-cell office:value-type="float" office:value="1914" calcext:value-type="float">
            <text:p>1914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float" office:value="1260.14" calcext:value-type="float">
            <text:p>1260.14</text:p>
          </table:table-cell>
          <table:table-cell office:value-type="float" office:value="1179.03" calcext:value-type="float">
            <text:p>1179.03</text:p>
          </table:table-cell>
          <table:table-cell office:value-type="float" office:value="856.35" calcext:value-type="float">
            <text:p>856.35</text:p>
          </table:table-cell>
          <table:table-cell office:value-type="float" office:value="956.01" calcext:value-type="float">
            <text:p>956.01</text:p>
          </table:table-cell>
          <table:table-cell office:value-type="float" office:value="927.55" calcext:value-type="float">
            <text:p>927.55</text:p>
          </table:table-cell>
          <table:table-cell table:number-columns-repeated="2"/>
          <table:table-cell table:formula="of:=AVERAGE([.A163:.E163])" office:value-type="float" office:value="2200.4" calcext:value-type="float">
            <text:p>2200.4</text:p>
          </table:table-cell>
          <table:table-cell table:formula="of:=AVERAGE([.G163:.K163])" office:value-type="float" office:value="1035.816" calcext:value-type="float">
            <text:p>1035.816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350" calcext:value-type="float">
            <text:p>2350</text:p>
          </table:table-cell>
          <table:table-cell office:value-type="float" office:value="1982" calcext:value-type="float">
            <text:p>1982</text:p>
          </table:table-cell>
          <table:table-cell office:value-type="float" office:value="1829" calcext:value-type="float">
            <text:p>1829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1344.38" calcext:value-type="float">
            <text:p>1344.38</text:p>
          </table:table-cell>
          <table:table-cell office:value-type="float" office:value="1131.3" calcext:value-type="float">
            <text:p>1131.3</text:p>
          </table:table-cell>
          <table:table-cell office:value-type="float" office:value="899.81" calcext:value-type="float">
            <text:p>899.81</text:p>
          </table:table-cell>
          <table:table-cell office:value-type="float" office:value="1021.38" calcext:value-type="float">
            <text:p>1021.38</text:p>
          </table:table-cell>
          <table:table-cell office:value-type="float" office:value="866.27" calcext:value-type="float">
            <text:p>866.27</text:p>
          </table:table-cell>
          <table:table-cell table:number-columns-repeated="2"/>
          <table:table-cell table:formula="of:=AVERAGE([.A164:.E164])" office:value-type="float" office:value="2161.2" calcext:value-type="float">
            <text:p>2161.2</text:p>
          </table:table-cell>
          <table:table-cell table:formula="of:=AVERAGE([.G164:.K164])" office:value-type="float" office:value="1052.628" calcext:value-type="float">
            <text:p>1052.628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2350" calcext:value-type="float">
            <text:p>2350</text:p>
          </table:table-cell>
          <table:table-cell office:value-type="float" office:value="1932" calcext:value-type="float">
            <text:p>1932</text:p>
          </table:table-cell>
          <table:table-cell office:value-type="float" office:value="2078" calcext:value-type="float">
            <text:p>2078</text:p>
          </table:table-cell>
          <table:table-cell office:value-type="float" office:value="2194" calcext:value-type="float">
            <text:p>2194</text:p>
          </table:table-cell>
          <table:table-cell/>
          <table:table-cell office:value-type="float" office:value="1299.97" calcext:value-type="float">
            <text:p>1299.97</text:p>
          </table:table-cell>
          <table:table-cell office:value-type="float" office:value="1111.19" calcext:value-type="float">
            <text:p>1111.19</text:p>
          </table:table-cell>
          <table:table-cell office:value-type="float" office:value="972.74" calcext:value-type="float">
            <text:p>972.74</text:p>
          </table:table-cell>
          <table:table-cell office:value-type="float" office:value="1075.85" calcext:value-type="float">
            <text:p>1075.85</text:p>
          </table:table-cell>
          <table:table-cell office:value-type="float" office:value="1035.8" calcext:value-type="float">
            <text:p>1035.8</text:p>
          </table:table-cell>
          <table:table-cell table:number-columns-repeated="2"/>
          <table:table-cell table:formula="of:=AVERAGE([.A165:.E165])" office:value-type="float" office:value="2213.8" calcext:value-type="float">
            <text:p>2213.8</text:p>
          </table:table-cell>
          <table:table-cell table:formula="of:=AVERAGE([.G165:.K165])" office:value-type="float" office:value="1099.11" calcext:value-type="float">
            <text:p>1099.11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295" calcext:value-type="float">
            <text:p>2295</text:p>
          </table:table-cell>
          <table:table-cell office:value-type="float" office:value="2237" calcext:value-type="float">
            <text:p>2237</text:p>
          </table:table-cell>
          <table:table-cell office:value-type="float" office:value="2239" calcext:value-type="float">
            <text:p>2239</text:p>
          </table:table-cell>
          <table:table-cell office:value-type="float" office:value="1751" calcext:value-type="float">
            <text:p>1751</text:p>
          </table:table-cell>
          <table:table-cell/>
          <table:table-cell office:value-type="float" office:value="1243.8" calcext:value-type="float">
            <text:p>1243.8</text:p>
          </table:table-cell>
          <table:table-cell office:value-type="float" office:value="1168.18" calcext:value-type="float">
            <text:p>1168.18</text:p>
          </table:table-cell>
          <table:table-cell office:value-type="float" office:value="1030.13" calcext:value-type="float">
            <text:p>1030.13</text:p>
          </table:table-cell>
          <table:table-cell office:value-type="float" office:value="1099.43" calcext:value-type="float">
            <text:p>1099.43</text:p>
          </table:table-cell>
          <table:table-cell office:value-type="float" office:value="972.52" calcext:value-type="float">
            <text:p>972.52</text:p>
          </table:table-cell>
          <table:table-cell table:number-columns-repeated="2"/>
          <table:table-cell table:formula="of:=AVERAGE([.A166:.E166])" office:value-type="float" office:value="2170.2" calcext:value-type="float">
            <text:p>2170.2</text:p>
          </table:table-cell>
          <table:table-cell table:formula="of:=AVERAGE([.G166:.K166])" office:value-type="float" office:value="1102.812" calcext:value-type="float">
            <text:p>1102.812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500" calcext:value-type="float">
            <text:p>2500</text:p>
          </table:table-cell>
          <table:table-cell office:value-type="float" office:value="2057" calcext:value-type="float">
            <text:p>2057</text:p>
          </table:table-cell>
          <table:table-cell office:value-type="float" office:value="2119" calcext:value-type="float">
            <text:p>2119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300.21" calcext:value-type="float">
            <text:p>1300.21</text:p>
          </table:table-cell>
          <table:table-cell office:value-type="float" office:value="1238.92" calcext:value-type="float">
            <text:p>1238.92</text:p>
          </table:table-cell>
          <table:table-cell office:value-type="float" office:value="1015.15" calcext:value-type="float">
            <text:p>1015.15</text:p>
          </table:table-cell>
          <table:table-cell office:value-type="float" office:value="1049.19" calcext:value-type="float">
            <text:p>1049.19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table:formula="of:=AVERAGE([.A167:.E167])" office:value-type="float" office:value="2264.6" calcext:value-type="float">
            <text:p>2264.6</text:p>
          </table:table-cell>
          <table:table-cell table:formula="of:=AVERAGE([.G167:.K167])" office:value-type="float" office:value="1111.294" calcext:value-type="float">
            <text:p>1111.294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375" calcext:value-type="float">
            <text:p>2375</text:p>
          </table:table-cell>
          <table:table-cell office:value-type="float" office:value="2463" calcext:value-type="float">
            <text:p>2463</text:p>
          </table:table-cell>
          <table:table-cell office:value-type="float" office:value="1987" calcext:value-type="float">
            <text:p>1987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1291.17" calcext:value-type="float">
            <text:p>1291.17</text:p>
          </table:table-cell>
          <table:table-cell office:value-type="float" office:value="1199.77" calcext:value-type="float">
            <text:p>1199.77</text:p>
          </table:table-cell>
          <table:table-cell office:value-type="float" office:value="1080.35" calcext:value-type="float">
            <text:p>1080.35</text:p>
          </table:table-cell>
          <table:table-cell office:value-type="float" office:value="1095.78" calcext:value-type="float">
            <text:p>1095.78</text:p>
          </table:table-cell>
          <table:table-cell office:value-type="float" office:value="997.52" calcext:value-type="float">
            <text:p>997.52</text:p>
          </table:table-cell>
          <table:table-cell table:number-columns-repeated="2"/>
          <table:table-cell table:formula="of:=AVERAGE([.A168:.E168])" office:value-type="float" office:value="2153.6" calcext:value-type="float">
            <text:p>2153.6</text:p>
          </table:table-cell>
          <table:table-cell table:formula="of:=AVERAGE([.G168:.K168])" office:value-type="float" office:value="1132.918" calcext:value-type="float">
            <text:p>1132.91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450" calcext:value-type="float">
            <text:p>2450</text:p>
          </table:table-cell>
          <table:table-cell office:value-type="float" office:value="1964" calcext:value-type="float">
            <text:p>1964</text:p>
          </table:table-cell>
          <table:table-cell office:value-type="float" office:value="2119" calcext:value-type="float">
            <text:p>2119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1330.7" calcext:value-type="float">
            <text:p>1330.7</text:p>
          </table:table-cell>
          <table:table-cell office:value-type="float" office:value="1254.6" calcext:value-type="float">
            <text:p>1254.6</text:p>
          </table:table-cell>
          <table:table-cell office:value-type="float" office:value="1055.43" calcext:value-type="float">
            <text:p>1055.43</text:p>
          </table:table-cell>
          <table:table-cell office:value-type="float" office:value="1125.33" calcext:value-type="float">
            <text:p>1125.33</text:p>
          </table:table-cell>
          <table:table-cell office:value-type="float" office:value="909.56" calcext:value-type="float">
            <text:p>909.56</text:p>
          </table:table-cell>
          <table:table-cell table:number-columns-repeated="2"/>
          <table:table-cell table:formula="of:=AVERAGE([.A169:.E169])" office:value-type="float" office:value="2100" calcext:value-type="float">
            <text:p>2100</text:p>
          </table:table-cell>
          <table:table-cell table:formula="of:=AVERAGE([.G169:.K169])" office:value-type="float" office:value="1135.124" calcext:value-type="float">
            <text:p>1135.124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255" calcext:value-type="float">
            <text:p>2255</text:p>
          </table:table-cell>
          <table:table-cell office:value-type="float" office:value="1962" calcext:value-type="float">
            <text:p>1962</text:p>
          </table:table-cell>
          <table:table-cell office:value-type="float" office:value="2216" calcext:value-type="float">
            <text:p>2216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float" office:value="1247.66" calcext:value-type="float">
            <text:p>1247.66</text:p>
          </table:table-cell>
          <table:table-cell office:value-type="float" office:value="1175.87" calcext:value-type="float">
            <text:p>1175.87</text:p>
          </table:table-cell>
          <table:table-cell office:value-type="float" office:value="977.34" calcext:value-type="float">
            <text:p>977.34</text:p>
          </table:table-cell>
          <table:table-cell office:value-type="float" office:value="1125.83" calcext:value-type="float">
            <text:p>1125.83</text:p>
          </table:table-cell>
          <table:table-cell office:value-type="float" office:value="977.92" calcext:value-type="float">
            <text:p>977.92</text:p>
          </table:table-cell>
          <table:table-cell table:number-columns-repeated="2"/>
          <table:table-cell table:formula="of:=AVERAGE([.A170:.E170])" office:value-type="float" office:value="2242.2" calcext:value-type="float">
            <text:p>2242.2</text:p>
          </table:table-cell>
          <table:table-cell table:formula="of:=AVERAGE([.G170:.K170])" office:value-type="float" office:value="1100.924" calcext:value-type="float">
            <text:p>1100.924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485" calcext:value-type="float">
            <text:p>2485</text:p>
          </table:table-cell>
          <table:table-cell office:value-type="float" office:value="1847" calcext:value-type="float">
            <text:p>1847</text:p>
          </table:table-cell>
          <table:table-cell office:value-type="float" office:value="1982" calcext:value-type="float">
            <text:p>1982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float" office:value="1316.07" calcext:value-type="float">
            <text:p>1316.07</text:p>
          </table:table-cell>
          <table:table-cell office:value-type="float" office:value="1220.85" calcext:value-type="float">
            <text:p>1220.85</text:p>
          </table:table-cell>
          <table:table-cell office:value-type="float" office:value="1058.48" calcext:value-type="float">
            <text:p>1058.48</text:p>
          </table:table-cell>
          <table:table-cell office:value-type="float" office:value="1016.98" calcext:value-type="float">
            <text:p>1016.98</text:p>
          </table:table-cell>
          <table:table-cell office:value-type="float" office:value="1034.38" calcext:value-type="float">
            <text:p>1034.38</text:p>
          </table:table-cell>
          <table:table-cell table:number-columns-repeated="2"/>
          <table:table-cell table:formula="of:=AVERAGE([.A171:.E171])" office:value-type="float" office:value="2080.8" calcext:value-type="float">
            <text:p>2080.8</text:p>
          </table:table-cell>
          <table:table-cell table:formula="of:=AVERAGE([.G171:.K171])" office:value-type="float" office:value="1129.352" calcext:value-type="float">
            <text:p>1129.35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343" calcext:value-type="float">
            <text:p>2343</text:p>
          </table:table-cell>
          <table:table-cell office:value-type="float" office:value="1809" calcext:value-type="float">
            <text:p>1809</text:p>
          </table:table-cell>
          <table:table-cell office:value-type="float" office:value="1993" calcext:value-type="float">
            <text:p>1993</text:p>
          </table:table-cell>
          <table:table-cell office:value-type="float" office:value="2277" calcext:value-type="float">
            <text:p>2277</text:p>
          </table:table-cell>
          <table:table-cell/>
          <table:table-cell office:value-type="float" office:value="1357.77" calcext:value-type="float">
            <text:p>1357.77</text:p>
          </table:table-cell>
          <table:table-cell office:value-type="float" office:value="1131.08" calcext:value-type="float">
            <text:p>1131.08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1052.82" calcext:value-type="float">
            <text:p>1052.82</text:p>
          </table:table-cell>
          <table:table-cell office:value-type="float" office:value="1003.64" calcext:value-type="float">
            <text:p>1003.64</text:p>
          </table:table-cell>
          <table:table-cell table:number-columns-repeated="2"/>
          <table:table-cell table:formula="of:=AVERAGE([.A172:.E172])" office:value-type="float" office:value="2094.4" calcext:value-type="float">
            <text:p>2094.4</text:p>
          </table:table-cell>
          <table:table-cell table:formula="of:=AVERAGE([.G172:.K172])" office:value-type="float" office:value="1111.006" calcext:value-type="float">
            <text:p>1111.006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239" calcext:value-type="float">
            <text:p>2239</text:p>
          </table:table-cell>
          <table:table-cell office:value-type="float" office:value="1926" calcext:value-type="float">
            <text:p>1926</text:p>
          </table:table-cell>
          <table:table-cell office:value-type="float" office:value="2054" calcext:value-type="float">
            <text:p>2054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1293.67" calcext:value-type="float">
            <text:p>1293.67</text:p>
          </table:table-cell>
          <table:table-cell office:value-type="float" office:value="1117.14" calcext:value-type="float">
            <text:p>1117.14</text:p>
          </table:table-cell>
          <table:table-cell office:value-type="float" office:value="1004.18" calcext:value-type="float">
            <text:p>1004.18</text:p>
          </table:table-cell>
          <table:table-cell office:value-type="float" office:value="1046.61" calcext:value-type="float">
            <text:p>1046.61</text:p>
          </table:table-cell>
          <table:table-cell office:value-type="float" office:value="930.85" calcext:value-type="float">
            <text:p>930.85</text:p>
          </table:table-cell>
          <table:table-cell table:number-columns-repeated="2"/>
          <table:table-cell table:formula="of:=AVERAGE([.A173:.E173])" office:value-type="float" office:value="2197.6" calcext:value-type="float">
            <text:p>2197.6</text:p>
          </table:table-cell>
          <table:table-cell table:formula="of:=AVERAGE([.G173:.K173])" office:value-type="float" office:value="1078.49" calcext:value-type="float">
            <text:p>1078.49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074" calcext:value-type="float">
            <text:p>2074</text:p>
          </table:table-cell>
          <table:table-cell office:value-type="float" office:value="1785" calcext:value-type="float">
            <text:p>1785</text:p>
          </table:table-cell>
          <table:table-cell office:value-type="float" office:value="2042" calcext:value-type="float">
            <text:p>2042</text:p>
          </table:table-cell>
          <table:table-cell office:value-type="float" office:value="2184" calcext:value-type="float">
            <text:p>2184</text:p>
          </table:table-cell>
          <table:table-cell/>
          <table:table-cell office:value-type="float" office:value="1281.1" calcext:value-type="float">
            <text:p>1281.1</text:p>
          </table:table-cell>
          <table:table-cell office:value-type="float" office:value="1078.63" calcext:value-type="float">
            <text:p>1078.63</text:p>
          </table:table-cell>
          <table:table-cell office:value-type="float" office:value="1026.07" calcext:value-type="float">
            <text:p>1026.07</text:p>
          </table:table-cell>
          <table:table-cell office:value-type="float" office:value="1136.65" calcext:value-type="float">
            <text:p>1136.65</text:p>
          </table:table-cell>
          <table:table-cell office:value-type="float" office:value="1042.29" calcext:value-type="float">
            <text:p>1042.29</text:p>
          </table:table-cell>
          <table:table-cell table:number-columns-repeated="2"/>
          <table:table-cell table:formula="of:=AVERAGE([.A174:.E174])" office:value-type="float" office:value="2039" calcext:value-type="float">
            <text:p>2039</text:p>
          </table:table-cell>
          <table:table-cell table:formula="of:=AVERAGE([.G174:.K174])" office:value-type="float" office:value="1112.948" calcext:value-type="float">
            <text:p>1112.948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300" calcext:value-type="float">
            <text:p>2300</text:p>
          </table:table-cell>
          <table:table-cell office:value-type="float" office:value="2380" calcext:value-type="float">
            <text:p>2380</text:p>
          </table:table-cell>
          <table:table-cell office:value-type="float" office:value="2329" calcext:value-type="float">
            <text:p>2329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67.33" calcext:value-type="float">
            <text:p>1267.33</text:p>
          </table:table-cell>
          <table:table-cell office:value-type="float" office:value="1096.44" calcext:value-type="float">
            <text:p>1096.44</text:p>
          </table:table-cell>
          <table:table-cell office:value-type="float" office:value="987.03" calcext:value-type="float">
            <text:p>987.03</text:p>
          </table:table-cell>
          <table:table-cell office:value-type="float" office:value="1174.07" calcext:value-type="float">
            <text:p>1174.07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table:formula="of:=AVERAGE([.A175:.E175])" office:value-type="float" office:value="2245" calcext:value-type="float">
            <text:p>2245</text:p>
          </table:table-cell>
          <table:table-cell table:formula="of:=AVERAGE([.G175:.K175])" office:value-type="float" office:value="1106.374" calcext:value-type="float">
            <text:p>1106.374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239" calcext:value-type="float">
            <text:p>2239</text:p>
          </table:table-cell>
          <table:table-cell office:value-type="float" office:value="2012" calcext:value-type="float">
            <text:p>2012</text:p>
          </table:table-cell>
          <table:table-cell office:value-type="float" office:value="2134" calcext:value-type="float">
            <text:p>2134</text:p>
          </table:table-cell>
          <table:table-cell office:value-type="float" office:value="2556" calcext:value-type="float">
            <text:p>2556</text:p>
          </table:table-cell>
          <table:table-cell/>
          <table:table-cell office:value-type="float" office:value="1416.77" calcext:value-type="float">
            <text:p>1416.77</text:p>
          </table:table-cell>
          <table:table-cell office:value-type="float" office:value="1093.75" calcext:value-type="float">
            <text:p>1093.75</text:p>
          </table:table-cell>
          <table:table-cell office:value-type="float" office:value="1102.87" calcext:value-type="float">
            <text:p>1102.87</text:p>
          </table:table-cell>
          <table:table-cell office:value-type="float" office:value="1095.84" calcext:value-type="float">
            <text:p>1095.84</text:p>
          </table:table-cell>
          <table:table-cell office:value-type="float" office:value="998.3" calcext:value-type="float">
            <text:p>998.3</text:p>
          </table:table-cell>
          <table:table-cell table:number-columns-repeated="2"/>
          <table:table-cell table:formula="of:=AVERAGE([.A176:.E176])" office:value-type="float" office:value="2270.4" calcext:value-type="float">
            <text:p>2270.4</text:p>
          </table:table-cell>
          <table:table-cell table:formula="of:=AVERAGE([.G176:.K176])" office:value-type="float" office:value="1141.506" calcext:value-type="float">
            <text:p>1141.5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394" calcext:value-type="float">
            <text:p>2394</text:p>
          </table:table-cell>
          <table:table-cell office:value-type="float" office:value="2227" calcext:value-type="float">
            <text:p>2227</text:p>
          </table:table-cell>
          <table:table-cell office:value-type="float" office:value="1894" calcext:value-type="float">
            <text:p>189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305.71" calcext:value-type="float">
            <text:p>1305.71</text:p>
          </table:table-cell>
          <table:table-cell office:value-type="float" office:value="1098.26" calcext:value-type="float">
            <text:p>1098.26</text:p>
          </table:table-cell>
          <table:table-cell office:value-type="float" office:value="1020.02" calcext:value-type="float">
            <text:p>1020.02</text:p>
          </table:table-cell>
          <table:table-cell office:value-type="float" office:value="1055.56" calcext:value-type="float">
            <text:p>1055.56</text:p>
          </table:table-cell>
          <table:table-cell office:value-type="float" office:value="966.7" calcext:value-type="float">
            <text:p>966.7</text:p>
          </table:table-cell>
          <table:table-cell table:number-columns-repeated="2"/>
          <table:table-cell table:formula="of:=AVERAGE([.A177:.E177])" office:value-type="float" office:value="2102" calcext:value-type="float">
            <text:p>2102</text:p>
          </table:table-cell>
          <table:table-cell table:formula="of:=AVERAGE([.G177:.K177])" office:value-type="float" office:value="1089.25" calcext:value-type="float">
            <text:p>1089.2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274" calcext:value-type="float">
            <text:p>2274</text:p>
          </table:table-cell>
          <table:table-cell office:value-type="float" office:value="2112" calcext:value-type="float">
            <text:p>2112</text:p>
          </table:table-cell>
          <table:table-cell office:value-type="float" office:value="1974" calcext:value-type="float">
            <text:p>1974</text:p>
          </table:table-cell>
          <table:table-cell office:value-type="float" office:value="2191" calcext:value-type="float">
            <text:p>2191</text:p>
          </table:table-cell>
          <table:table-cell/>
          <table:table-cell office:value-type="float" office:value="1301.42" calcext:value-type="float">
            <text:p>1301.42</text:p>
          </table:table-cell>
          <table:table-cell office:value-type="float" office:value="1194.27" calcext:value-type="float">
            <text:p>1194.27</text:p>
          </table:table-cell>
          <table:table-cell office:value-type="float" office:value="1065.7" calcext:value-type="float">
            <text:p>1065.7</text:p>
          </table:table-cell>
          <table:table-cell office:value-type="float" office:value="1128.97" calcext:value-type="float">
            <text:p>1128.97</text:p>
          </table:table-cell>
          <table:table-cell office:value-type="float" office:value="946.7" calcext:value-type="float">
            <text:p>946.7</text:p>
          </table:table-cell>
          <table:table-cell table:number-columns-repeated="2"/>
          <table:table-cell table:formula="of:=AVERAGE([.A178:.E178])" office:value-type="float" office:value="2162.2" calcext:value-type="float">
            <text:p>2162.2</text:p>
          </table:table-cell>
          <table:table-cell table:formula="of:=AVERAGE([.G178:.K178])" office:value-type="float" office:value="1127.412" calcext:value-type="float">
            <text:p>1127.41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425" calcext:value-type="float">
            <text:p>2425</text:p>
          </table:table-cell>
          <table:table-cell office:value-type="float" office:value="2207" calcext:value-type="float">
            <text:p>2207</text:p>
          </table:table-cell>
          <table:table-cell office:value-type="float" office:value="2004" calcext:value-type="float">
            <text:p>2004</text:p>
          </table:table-cell>
          <table:table-cell office:value-type="float" office:value="1923" calcext:value-type="float">
            <text:p>1923</text:p>
          </table:table-cell>
          <table:table-cell/>
          <table:table-cell office:value-type="float" office:value="1308.7" calcext:value-type="float">
            <text:p>1308.7</text:p>
          </table:table-cell>
          <table:table-cell office:value-type="float" office:value="1250.42" calcext:value-type="float">
            <text:p>1250.42</text:p>
          </table:table-cell>
          <table:table-cell office:value-type="float" office:value="1055.19" calcext:value-type="float">
            <text:p>1055.19</text:p>
          </table:table-cell>
          <table:table-cell office:value-type="float" office:value="1084.95" calcext:value-type="float">
            <text:p>1084.95</text:p>
          </table:table-cell>
          <table:table-cell office:value-type="float" office:value="967.59" calcext:value-type="float">
            <text:p>967.59</text:p>
          </table:table-cell>
          <table:table-cell table:number-columns-repeated="2"/>
          <table:table-cell table:formula="of:=AVERAGE([.A179:.E179])" office:value-type="float" office:value="2122.4" calcext:value-type="float">
            <text:p>2122.4</text:p>
          </table:table-cell>
          <table:table-cell table:formula="of:=AVERAGE([.G179:.K179])" office:value-type="float" office:value="1133.37" calcext:value-type="float">
            <text:p>1133.37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435" calcext:value-type="float">
            <text:p>2435</text:p>
          </table:table-cell>
          <table:table-cell office:value-type="float" office:value="2079" calcext:value-type="float">
            <text:p>2079</text:p>
          </table:table-cell>
          <table:table-cell office:value-type="float" office:value="2066" calcext:value-type="float">
            <text:p>2066</text:p>
          </table:table-cell>
          <table:table-cell office:value-type="float" office:value="2255" calcext:value-type="float">
            <text:p>2255</text:p>
          </table:table-cell>
          <table:table-cell/>
          <table:table-cell office:value-type="float" office:value="1321.44" calcext:value-type="float">
            <text:p>1321.44</text:p>
          </table:table-cell>
          <table:table-cell office:value-type="float" office:value="1058.95" calcext:value-type="float">
            <text:p>1058.95</text:p>
          </table:table-cell>
          <table:table-cell office:value-type="float" office:value="1019.14" calcext:value-type="float">
            <text:p>1019.14</text:p>
          </table:table-cell>
          <table:table-cell office:value-type="float" office:value="1095.8" calcext:value-type="float">
            <text:p>1095.8</text:p>
          </table:table-cell>
          <table:table-cell office:value-type="float" office:value="928.02" calcext:value-type="float">
            <text:p>928.02</text:p>
          </table:table-cell>
          <table:table-cell table:number-columns-repeated="2"/>
          <table:table-cell table:formula="of:=AVERAGE([.A180:.E180])" office:value-type="float" office:value="2204.8" calcext:value-type="float">
            <text:p>2204.8</text:p>
          </table:table-cell>
          <table:table-cell table:formula="of:=AVERAGE([.G180:.K180])" office:value-type="float" office:value="1084.67" calcext:value-type="float">
            <text:p>1084.67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2450" calcext:value-type="float">
            <text:p>2450</text:p>
          </table:table-cell>
          <table:table-cell office:value-type="float" office:value="2172" calcext:value-type="float">
            <text:p>2172</text:p>
          </table:table-cell>
          <table:table-cell office:value-type="float" office:value="2054" calcext:value-type="float">
            <text:p>2054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1304.8" calcext:value-type="float">
            <text:p>1304.8</text:p>
          </table:table-cell>
          <table:table-cell office:value-type="float" office:value="1160.45" calcext:value-type="float">
            <text:p>1160.45</text:p>
          </table:table-cell>
          <table:table-cell office:value-type="float" office:value="1062.29" calcext:value-type="float">
            <text:p>1062.29</text:p>
          </table:table-cell>
          <table:table-cell office:value-type="float" office:value="1074.06" calcext:value-type="float">
            <text:p>1074.06</text:p>
          </table:table-cell>
          <table:table-cell office:value-type="float" office:value="948.17" calcext:value-type="float">
            <text:p>948.17</text:p>
          </table:table-cell>
          <table:table-cell table:number-columns-repeated="2"/>
          <table:table-cell table:formula="of:=AVERAGE([.A181:.E181])" office:value-type="float" office:value="2299.2" calcext:value-type="float">
            <text:p>2299.2</text:p>
          </table:table-cell>
          <table:table-cell table:formula="of:=AVERAGE([.G181:.K181])" office:value-type="float" office:value="1109.954" calcext:value-type="float">
            <text:p>1109.95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375" calcext:value-type="float">
            <text:p>2375</text:p>
          </table:table-cell>
          <table:table-cell office:value-type="float" office:value="1869" calcext:value-type="float">
            <text:p>1869</text:p>
          </table:table-cell>
          <table:table-cell office:value-type="float" office:value="1849" calcext:value-type="float">
            <text:p>1849</text:p>
          </table:table-cell>
          <table:table-cell office:value-type="float" office:value="2210" calcext:value-type="float">
            <text:p>2210</text:p>
          </table:table-cell>
          <table:table-cell/>
          <table:table-cell office:value-type="float" office:value="1282.66" calcext:value-type="float">
            <text:p>1282.66</text:p>
          </table:table-cell>
          <table:table-cell office:value-type="float" office:value="1069.34" calcext:value-type="float">
            <text:p>1069.34</text:p>
          </table:table-cell>
          <table:table-cell office:value-type="float" office:value="981.64" calcext:value-type="float">
            <text:p>981.64</text:p>
          </table:table-cell>
          <table:table-cell office:value-type="float" office:value="1136.99" calcext:value-type="float">
            <text:p>1136.99</text:p>
          </table:table-cell>
          <table:table-cell office:value-type="float" office:value="990.08" calcext:value-type="float">
            <text:p>990.08</text:p>
          </table:table-cell>
          <table:table-cell table:number-columns-repeated="2"/>
          <table:table-cell table:formula="of:=AVERAGE([.A182:.E182])" office:value-type="float" office:value="2076.6" calcext:value-type="float">
            <text:p>2076.6</text:p>
          </table:table-cell>
          <table:table-cell table:formula="of:=AVERAGE([.G182:.K182])" office:value-type="float" office:value="1092.142" calcext:value-type="float">
            <text:p>1092.142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174" calcext:value-type="float">
            <text:p>2174</text:p>
          </table:table-cell>
          <table:table-cell office:value-type="float" office:value="2193" calcext:value-type="float">
            <text:p>2193</text:p>
          </table:table-cell>
          <table:table-cell office:value-type="float" office:value="1949" calcext:value-type="float">
            <text:p>1949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387.09" calcext:value-type="float">
            <text:p>1387.09</text:p>
          </table:table-cell>
          <table:table-cell office:value-type="float" office:value="1136.62" calcext:value-type="float">
            <text:p>1136.62</text:p>
          </table:table-cell>
          <table:table-cell office:value-type="float" office:value="981.53" calcext:value-type="float">
            <text:p>981.53</text:p>
          </table:table-cell>
          <table:table-cell office:value-type="float" office:value="968.71" calcext:value-type="float">
            <text:p>968.71</text:p>
          </table:table-cell>
          <table:table-cell office:value-type="float" office:value="996.22" calcext:value-type="float">
            <text:p>996.22</text:p>
          </table:table-cell>
          <table:table-cell table:number-columns-repeated="2"/>
          <table:table-cell table:formula="of:=AVERAGE([.A183:.E183])" office:value-type="float" office:value="2177.8" calcext:value-type="float">
            <text:p>2177.8</text:p>
          </table:table-cell>
          <table:table-cell table:formula="of:=AVERAGE([.G183:.K183])" office:value-type="float" office:value="1094.034" calcext:value-type="float">
            <text:p>1094.034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060" calcext:value-type="float">
            <text:p>2060</text:p>
          </table:table-cell>
          <table:table-cell office:value-type="float" office:value="1836" calcext:value-type="float">
            <text:p>1836</text:p>
          </table:table-cell>
          <table:table-cell office:value-type="float" office:value="1916" calcext:value-type="float">
            <text:p>1916</text:p>
          </table:table-cell>
          <table:table-cell office:value-type="float" office:value="2341" calcext:value-type="float">
            <text:p>2341</text:p>
          </table:table-cell>
          <table:table-cell/>
          <table:table-cell office:value-type="float" office:value="1339.4" calcext:value-type="float">
            <text:p>1339.4</text:p>
          </table:table-cell>
          <table:table-cell office:value-type="float" office:value="1114.75" calcext:value-type="float">
            <text:p>1114.75</text:p>
          </table:table-cell>
          <table:table-cell office:value-type="float" office:value="1066.34" calcext:value-type="float">
            <text:p>1066.34</text:p>
          </table:table-cell>
          <table:table-cell office:value-type="float" office:value="1036.8" calcext:value-type="float">
            <text:p>1036.8</text:p>
          </table:table-cell>
          <table:table-cell office:value-type="float" office:value="1029.22" calcext:value-type="float">
            <text:p>1029.22</text:p>
          </table:table-cell>
          <table:table-cell table:number-columns-repeated="2"/>
          <table:table-cell table:formula="of:=AVERAGE([.A184:.E184])" office:value-type="float" office:value="2089.4" calcext:value-type="float">
            <text:p>2089.4</text:p>
          </table:table-cell>
          <table:table-cell table:formula="of:=AVERAGE([.G184:.K184])" office:value-type="float" office:value="1117.302" calcext:value-type="float">
            <text:p>1117.302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139" calcext:value-type="float">
            <text:p>2139</text:p>
          </table:table-cell>
          <table:table-cell office:value-type="float" office:value="2014" calcext:value-type="float">
            <text:p>2014</text:p>
          </table:table-cell>
          <table:table-cell office:value-type="float" office:value="2274" calcext:value-type="float">
            <text:p>2274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1355.34" calcext:value-type="float">
            <text:p>1355.34</text:p>
          </table:table-cell>
          <table:table-cell office:value-type="float" office:value="1229.36" calcext:value-type="float">
            <text:p>1229.36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981.09" calcext:value-type="float">
            <text:p>981.09</text:p>
          </table:table-cell>
          <table:table-cell office:value-type="float" office:value="988.45" calcext:value-type="float">
            <text:p>988.45</text:p>
          </table:table-cell>
          <table:table-cell table:number-columns-repeated="2"/>
          <table:table-cell table:formula="of:=AVERAGE([.A185:.E185])" office:value-type="float" office:value="2176" calcext:value-type="float">
            <text:p>2176</text:p>
          </table:table-cell>
          <table:table-cell table:formula="of:=AVERAGE([.G185:.K185])" office:value-type="float" office:value="1112.842" calcext:value-type="float">
            <text:p>1112.842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350" calcext:value-type="float">
            <text:p>2350</text:p>
          </table:table-cell>
          <table:table-cell office:value-type="float" office:value="1917" calcext:value-type="float">
            <text:p>1917</text:p>
          </table:table-cell>
          <table:table-cell office:value-type="float" office:value="2100" calcext:value-type="float">
            <text:p>2100</text:p>
          </table:table-cell>
          <table:table-cell office:value-type="float" office:value="2361" calcext:value-type="float">
            <text:p>2361</text:p>
          </table:table-cell>
          <table:table-cell/>
          <table:table-cell office:value-type="float" office:value="1282.89" calcext:value-type="float">
            <text:p>1282.89</text:p>
          </table:table-cell>
          <table:table-cell office:value-type="float" office:value="1234.27" calcext:value-type="float">
            <text:p>1234.27</text:p>
          </table:table-cell>
          <table:table-cell office:value-type="float" office:value="894.38" calcext:value-type="float">
            <text:p>894.38</text:p>
          </table:table-cell>
          <table:table-cell office:value-type="float" office:value="1122.84" calcext:value-type="float">
            <text:p>1122.84</text:p>
          </table:table-cell>
          <table:table-cell office:value-type="float" office:value="975.21" calcext:value-type="float">
            <text:p>975.21</text:p>
          </table:table-cell>
          <table:table-cell table:number-columns-repeated="2"/>
          <table:table-cell table:formula="of:=AVERAGE([.A186:.E186])" office:value-type="float" office:value="2208.2" calcext:value-type="float">
            <text:p>2208.2</text:p>
          </table:table-cell>
          <table:table-cell table:formula="of:=AVERAGE([.G186:.K186])" office:value-type="float" office:value="1101.918" calcext:value-type="float">
            <text:p>1101.918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367" calcext:value-type="float">
            <text:p>2367</text:p>
          </table:table-cell>
          <table:table-cell office:value-type="float" office:value="2295" calcext:value-type="float">
            <text:p>2295</text:p>
          </table:table-cell>
          <table:table-cell office:value-type="float" office:value="2234" calcext:value-type="float">
            <text:p>2234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379.84" calcext:value-type="float">
            <text:p>1379.84</text:p>
          </table:table-cell>
          <table:table-cell office:value-type="float" office:value="1157.35" calcext:value-type="float">
            <text:p>1157.35</text:p>
          </table:table-cell>
          <table:table-cell office:value-type="float" office:value="1040.07" calcext:value-type="float">
            <text:p>1040.07</text:p>
          </table:table-cell>
          <table:table-cell office:value-type="float" office:value="1174.85" calcext:value-type="float">
            <text:p>1174.85</text:p>
          </table:table-cell>
          <table:table-cell office:value-type="float" office:value="962.77" calcext:value-type="float">
            <text:p>962.77</text:p>
          </table:table-cell>
          <table:table-cell table:number-columns-repeated="2"/>
          <table:table-cell table:formula="of:=AVERAGE([.A187:.E187])" office:value-type="float" office:value="2316.2" calcext:value-type="float">
            <text:p>2316.2</text:p>
          </table:table-cell>
          <table:table-cell table:formula="of:=AVERAGE([.G187:.K187])" office:value-type="float" office:value="1142.976" calcext:value-type="float">
            <text:p>1142.97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400" calcext:value-type="float">
            <text:p>2400</text:p>
          </table:table-cell>
          <table:table-cell office:value-type="float" office:value="2227" calcext:value-type="float">
            <text:p>2227</text:p>
          </table:table-cell>
          <table:table-cell office:value-type="float" office:value="2280" calcext:value-type="float">
            <text:p>2280</text:p>
          </table:table-cell>
          <table:table-cell office:value-type="float" office:value="2263" calcext:value-type="float">
            <text:p>2263</text:p>
          </table:table-cell>
          <table:table-cell/>
          <table:table-cell office:value-type="float" office:value="1376.27" calcext:value-type="float">
            <text:p>1376.27</text:p>
          </table:table-cell>
          <table:table-cell office:value-type="float" office:value="1174.55" calcext:value-type="float">
            <text:p>1174.55</text:p>
          </table:table-cell>
          <table:table-cell office:value-type="float" office:value="1015.53" calcext:value-type="float">
            <text:p>1015.53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959.15" calcext:value-type="float">
            <text:p>959.15</text:p>
          </table:table-cell>
          <table:table-cell table:number-columns-repeated="2"/>
          <table:table-cell table:formula="of:=AVERAGE([.A188:.E188])" office:value-type="float" office:value="2264" calcext:value-type="float">
            <text:p>2264</text:p>
          </table:table-cell>
          <table:table-cell table:formula="of:=AVERAGE([.G188:.K188])" office:value-type="float" office:value="1134.036" calcext:value-type="float">
            <text:p>1134.036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2321" calcext:value-type="float">
            <text:p>2321</text:p>
          </table:table-cell>
          <table:table-cell office:value-type="float" office:value="2302" calcext:value-type="float">
            <text:p>2302</text:p>
          </table:table-cell>
          <table:table-cell office:value-type="float" office:value="1869" calcext:value-type="float">
            <text:p>1869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331.94" calcext:value-type="float">
            <text:p>1331.94</text:p>
          </table:table-cell>
          <table:table-cell office:value-type="float" office:value="1098.05" calcext:value-type="float">
            <text:p>1098.05</text:p>
          </table:table-cell>
          <table:table-cell office:value-type="float" office:value="1041.8" calcext:value-type="float">
            <text:p>1041.8</text:p>
          </table:table-cell>
          <table:table-cell office:value-type="float" office:value="1127.32" calcext:value-type="float">
            <text:p>1127.32</text:p>
          </table:table-cell>
          <table:table-cell office:value-type="float" office:value="944.22" calcext:value-type="float">
            <text:p>944.22</text:p>
          </table:table-cell>
          <table:table-cell table:number-columns-repeated="2"/>
          <table:table-cell table:formula="of:=AVERAGE([.A189:.E189])" office:value-type="float" office:value="2274.4" calcext:value-type="float">
            <text:p>2274.4</text:p>
          </table:table-cell>
          <table:table-cell table:formula="of:=AVERAGE([.G189:.K189])" office:value-type="float" office:value="1108.666" calcext:value-type="float">
            <text:p>1108.666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239" calcext:value-type="float">
            <text:p>2239</text:p>
          </table:table-cell>
          <table:table-cell office:value-type="float" office:value="1964" calcext:value-type="float">
            <text:p>1964</text:p>
          </table:table-cell>
          <table:table-cell office:value-type="float" office:value="2184" calcext:value-type="float">
            <text:p>2184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float" office:value="1407.09" calcext:value-type="float">
            <text:p>1407.09</text:p>
          </table:table-cell>
          <table:table-cell office:value-type="float" office:value="1187.96" calcext:value-type="float">
            <text:p>1187.96</text:p>
          </table:table-cell>
          <table:table-cell office:value-type="float" office:value="1003.34" calcext:value-type="float">
            <text:p>1003.34</text:p>
          </table:table-cell>
          <table:table-cell office:value-type="float" office:value="1091.58" calcext:value-type="float">
            <text:p>1091.58</text:p>
          </table:table-cell>
          <table:table-cell office:value-type="float" office:value="933.57" calcext:value-type="float">
            <text:p>933.57</text:p>
          </table:table-cell>
          <table:table-cell table:number-columns-repeated="2"/>
          <table:table-cell table:formula="of:=AVERAGE([.A190:.E190])" office:value-type="float" office:value="2183.4" calcext:value-type="float">
            <text:p>2183.4</text:p>
          </table:table-cell>
          <table:table-cell table:formula="of:=AVERAGE([.G190:.K190])" office:value-type="float" office:value="1124.708" calcext:value-type="float">
            <text:p>1124.70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267" calcext:value-type="float">
            <text:p>2267</text:p>
          </table:table-cell>
          <table:table-cell office:value-type="float" office:value="1849" calcext:value-type="float">
            <text:p>1849</text:p>
          </table:table-cell>
          <table:table-cell office:value-type="float" office:value="1879" calcext:value-type="float">
            <text:p>1879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float" office:value="1386.33" calcext:value-type="float">
            <text:p>1386.33</text:p>
          </table:table-cell>
          <table:table-cell office:value-type="float" office:value="1167.37" calcext:value-type="float">
            <text:p>1167.37</text:p>
          </table:table-cell>
          <table:table-cell office:value-type="float" office:value="974.59" calcext:value-type="float">
            <text:p>974.59</text:p>
          </table:table-cell>
          <table:table-cell office:value-type="float" office:value="1061.55" calcext:value-type="float">
            <text:p>1061.55</text:p>
          </table:table-cell>
          <table:table-cell office:value-type="float" office:value="1008.6" calcext:value-type="float">
            <text:p>1008.6</text:p>
          </table:table-cell>
          <table:table-cell table:number-columns-repeated="2"/>
          <table:table-cell table:formula="of:=AVERAGE([.A191:.E191])" office:value-type="float" office:value="2015.2" calcext:value-type="float">
            <text:p>2015.2</text:p>
          </table:table-cell>
          <table:table-cell table:formula="of:=AVERAGE([.G191:.K191])" office:value-type="float" office:value="1119.688" calcext:value-type="float">
            <text:p>1119.688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350" calcext:value-type="float">
            <text:p>2350</text:p>
          </table:table-cell>
          <table:table-cell office:value-type="float" office:value="1817" calcext:value-type="float">
            <text:p>1817</text:p>
          </table:table-cell>
          <table:table-cell office:value-type="float" office:value="2077" calcext:value-type="float">
            <text:p>2077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339.02" calcext:value-type="float">
            <text:p>1339.02</text:p>
          </table:table-cell>
          <table:table-cell office:value-type="float" office:value="1182.67" calcext:value-type="float">
            <text:p>1182.67</text:p>
          </table:table-cell>
          <table:table-cell office:value-type="float" office:value="1036.99" calcext:value-type="float">
            <text:p>1036.99</text:p>
          </table:table-cell>
          <table:table-cell office:value-type="float" office:value="1128.41" calcext:value-type="float">
            <text:p>1128.41</text:p>
          </table:table-cell>
          <table:table-cell office:value-type="float" office:value="1057.85" calcext:value-type="float">
            <text:p>1057.85</text:p>
          </table:table-cell>
          <table:table-cell table:number-columns-repeated="2"/>
          <table:table-cell table:formula="of:=AVERAGE([.A192:.E192])" office:value-type="float" office:value="2203.8" calcext:value-type="float">
            <text:p>2203.8</text:p>
          </table:table-cell>
          <table:table-cell table:formula="of:=AVERAGE([.G192:.K192])" office:value-type="float" office:value="1148.988" calcext:value-type="float">
            <text:p>1148.988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250" calcext:value-type="float">
            <text:p>2250</text:p>
          </table:table-cell>
          <table:table-cell office:value-type="float" office:value="1834" calcext:value-type="float">
            <text:p>1834</text:p>
          </table:table-cell>
          <table:table-cell office:value-type="float" office:value="1927" calcext:value-type="float">
            <text:p>1927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386.91" calcext:value-type="float">
            <text:p>1386.91</text:p>
          </table:table-cell>
          <table:table-cell office:value-type="float" office:value="1169.09" calcext:value-type="float">
            <text:p>1169.09</text:p>
          </table:table-cell>
          <table:table-cell office:value-type="float" office:value="1002.67" calcext:value-type="float">
            <text:p>1002.67</text:p>
          </table:table-cell>
          <table:table-cell office:value-type="float" office:value="1057.13" calcext:value-type="float">
            <text:p>1057.13</text:p>
          </table:table-cell>
          <table:table-cell office:value-type="float" office:value="997.7" calcext:value-type="float">
            <text:p>997.7</text:p>
          </table:table-cell>
          <table:table-cell table:number-columns-repeated="2"/>
          <table:table-cell table:formula="of:=AVERAGE([.A193:.E193])" office:value-type="float" office:value="2165.8" calcext:value-type="float">
            <text:p>2165.8</text:p>
          </table:table-cell>
          <table:table-cell table:formula="of:=AVERAGE([.G193:.K193])" office:value-type="float" office:value="1122.7" calcext:value-type="float">
            <text:p>1122.7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293" calcext:value-type="float">
            <text:p>2293</text:p>
          </table:table-cell>
          <table:table-cell office:value-type="float" office:value="2012" calcext:value-type="float">
            <text:p>2012</text:p>
          </table:table-cell>
          <table:table-cell office:value-type="float" office:value="2054" calcext:value-type="float">
            <text:p>2054</text:p>
          </table:table-cell>
          <table:table-cell office:value-type="float" office:value="2279" calcext:value-type="float">
            <text:p>2279</text:p>
          </table:table-cell>
          <table:table-cell/>
          <table:table-cell office:value-type="float" office:value="1366.7" calcext:value-type="float">
            <text:p>1366.7</text:p>
          </table:table-cell>
          <table:table-cell office:value-type="float" office:value="1196.87" calcext:value-type="float">
            <text:p>1196.87</text:p>
          </table:table-cell>
          <table:table-cell office:value-type="float" office:value="1028.57" calcext:value-type="float">
            <text:p>1028.57</text:p>
          </table:table-cell>
          <table:table-cell office:value-type="float" office:value="1117.84" calcext:value-type="float">
            <text:p>1117.84</text:p>
          </table:table-cell>
          <table:table-cell office:value-type="float" office:value="929.36" calcext:value-type="float">
            <text:p>929.36</text:p>
          </table:table-cell>
          <table:table-cell table:number-columns-repeated="2"/>
          <table:table-cell table:formula="of:=AVERAGE([.A194:.E194])" office:value-type="float" office:value="2273.6" calcext:value-type="float">
            <text:p>2273.6</text:p>
          </table:table-cell>
          <table:table-cell table:formula="of:=AVERAGE([.G194:.K194])" office:value-type="float" office:value="1127.868" calcext:value-type="float">
            <text:p>1127.868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400" calcext:value-type="float">
            <text:p>2400</text:p>
          </table:table-cell>
          <table:table-cell office:value-type="float" office:value="2341" calcext:value-type="float">
            <text:p>2341</text:p>
          </table:table-cell>
          <table:table-cell office:value-type="float" office:value="2104" calcext:value-type="float">
            <text:p>2104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1413.19" calcext:value-type="float">
            <text:p>1413.19</text:p>
          </table:table-cell>
          <table:table-cell office:value-type="float" office:value="1148.49" calcext:value-type="float">
            <text:p>1148.49</text:p>
          </table:table-cell>
          <table:table-cell office:value-type="float" office:value="1076.35" calcext:value-type="float">
            <text:p>1076.35</text:p>
          </table:table-cell>
          <table:table-cell office:value-type="float" office:value="1103.77" calcext:value-type="float">
            <text:p>1103.77</text:p>
          </table:table-cell>
          <table:table-cell office:value-type="float" office:value="1021.39" calcext:value-type="float">
            <text:p>1021.39</text:p>
          </table:table-cell>
          <table:table-cell table:number-columns-repeated="2"/>
          <table:table-cell table:formula="of:=AVERAGE([.A195:.E195])" office:value-type="float" office:value="2265.6" calcext:value-type="float">
            <text:p>2265.6</text:p>
          </table:table-cell>
          <table:table-cell table:formula="of:=AVERAGE([.G195:.K195])" office:value-type="float" office:value="1152.638" calcext:value-type="float">
            <text:p>1152.638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425" calcext:value-type="float">
            <text:p>2425</text:p>
          </table:table-cell>
          <table:table-cell office:value-type="float" office:value="2222" calcext:value-type="float">
            <text:p>2222</text:p>
          </table:table-cell>
          <table:table-cell office:value-type="float" office:value="2044" calcext:value-type="float">
            <text:p>2044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524.64" calcext:value-type="float">
            <text:p>1524.64</text:p>
          </table:table-cell>
          <table:table-cell office:value-type="float" office:value="1238.52" calcext:value-type="float">
            <text:p>1238.52</text:p>
          </table:table-cell>
          <table:table-cell office:value-type="float" office:value="1110.72" calcext:value-type="float">
            <text:p>1110.72</text:p>
          </table:table-cell>
          <table:table-cell office:value-type="float" office:value="1043.21" calcext:value-type="float">
            <text:p>1043.21</text:p>
          </table:table-cell>
          <table:table-cell office:value-type="float" office:value="1029.96" calcext:value-type="float">
            <text:p>1029.96</text:p>
          </table:table-cell>
          <table:table-cell table:number-columns-repeated="2"/>
          <table:table-cell table:formula="of:=AVERAGE([.A196:.E196])" office:value-type="float" office:value="2278.6" calcext:value-type="float">
            <text:p>2278.6</text:p>
          </table:table-cell>
          <table:table-cell table:formula="of:=AVERAGE([.G196:.K196])" office:value-type="float" office:value="1189.41" calcext:value-type="float">
            <text:p>1189.41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2425" calcext:value-type="float">
            <text:p>2425</text:p>
          </table:table-cell>
          <table:table-cell office:value-type="float" office:value="2142" calcext:value-type="float">
            <text:p>2142</text:p>
          </table:table-cell>
          <table:table-cell office:value-type="float" office:value="1969" calcext:value-type="float">
            <text:p>1969</text:p>
          </table:table-cell>
          <table:table-cell office:value-type="float" office:value="2209" calcext:value-type="float">
            <text:p>2209</text:p>
          </table:table-cell>
          <table:table-cell/>
          <table:table-cell office:value-type="float" office:value="1440.1" calcext:value-type="float">
            <text:p>1440.1</text:p>
          </table:table-cell>
          <table:table-cell office:value-type="float" office:value="1252.73" calcext:value-type="float">
            <text:p>1252.73</text:p>
          </table:table-cell>
          <table:table-cell office:value-type="float" office:value="1039.39" calcext:value-type="float">
            <text:p>1039.39</text:p>
          </table:table-cell>
          <table:table-cell office:value-type="float" office:value="1137.99" calcext:value-type="float">
            <text:p>1137.99</text:p>
          </table:table-cell>
          <table:table-cell office:value-type="float" office:value="891.83" calcext:value-type="float">
            <text:p>891.83</text:p>
          </table:table-cell>
          <table:table-cell table:number-columns-repeated="2"/>
          <table:table-cell table:formula="of:=AVERAGE([.A197:.E197])" office:value-type="float" office:value="2235.6" calcext:value-type="float">
            <text:p>2235.6</text:p>
          </table:table-cell>
          <table:table-cell table:formula="of:=AVERAGE([.G197:.K197])" office:value-type="float" office:value="1152.408" calcext:value-type="float">
            <text:p>1152.408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943" calcext:value-type="float">
            <text:p>1943</text:p>
          </table:table-cell>
          <table:table-cell office:value-type="float" office:value="2222" calcext:value-type="float">
            <text:p>2222</text:p>
          </table:table-cell>
          <table:table-cell office:value-type="float" office:value="2250" calcext:value-type="float">
            <text:p>2250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449.76" calcext:value-type="float">
            <text:p>1449.76</text:p>
          </table:table-cell>
          <table:table-cell office:value-type="float" office:value="1058.01" calcext:value-type="float">
            <text:p>1058.01</text:p>
          </table:table-cell>
          <table:table-cell office:value-type="float" office:value="1025.23" calcext:value-type="float">
            <text:p>1025.23</text:p>
          </table:table-cell>
          <table:table-cell office:value-type="float" office:value="1145.61" calcext:value-type="float">
            <text:p>1145.61</text:p>
          </table:table-cell>
          <table:table-cell office:value-type="float" office:value="909.19" calcext:value-type="float">
            <text:p>909.19</text:p>
          </table:table-cell>
          <table:table-cell table:number-columns-repeated="2"/>
          <table:table-cell table:formula="of:=AVERAGE([.A198:.E198])" office:value-type="float" office:value="2216" calcext:value-type="float">
            <text:p>2216</text:p>
          </table:table-cell>
          <table:table-cell table:formula="of:=AVERAGE([.G198:.K198])" office:value-type="float" office:value="1117.56" calcext:value-type="float">
            <text:p>1117.56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425" calcext:value-type="float">
            <text:p>2425</text:p>
          </table:table-cell>
          <table:table-cell office:value-type="float" office:value="1965" calcext:value-type="float">
            <text:p>1965</text:p>
          </table:table-cell>
          <table:table-cell office:value-type="float" office:value="1900" calcext:value-type="float">
            <text:p>1900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425.05" calcext:value-type="float">
            <text:p>1425.05</text:p>
          </table:table-cell>
          <table:table-cell office:value-type="float" office:value="1133.55" calcext:value-type="float">
            <text:p>1133.55</text:p>
          </table:table-cell>
          <table:table-cell office:value-type="float" office:value="1034.49" calcext:value-type="float">
            <text:p>1034.49</text:p>
          </table:table-cell>
          <table:table-cell office:value-type="float" office:value="1125.98" calcext:value-type="float">
            <text:p>1125.98</text:p>
          </table:table-cell>
          <table:table-cell office:value-type="float" office:value="871.59" calcext:value-type="float">
            <text:p>871.59</text:p>
          </table:table-cell>
          <table:table-cell table:number-columns-repeated="2"/>
          <table:table-cell table:formula="of:=AVERAGE([.A199:.E199])" office:value-type="float" office:value="2192.6" calcext:value-type="float">
            <text:p>2192.6</text:p>
          </table:table-cell>
          <table:table-cell table:formula="of:=AVERAGE([.G199:.K199])" office:value-type="float" office:value="1118.132" calcext:value-type="float">
            <text:p>1118.132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418" calcext:value-type="float">
            <text:p>2418</text:p>
          </table:table-cell>
          <table:table-cell office:value-type="float" office:value="1932" calcext:value-type="float">
            <text:p>1932</text:p>
          </table:table-cell>
          <table:table-cell office:value-type="float" office:value="2064" calcext:value-type="float">
            <text:p>2064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129.53" calcext:value-type="float">
            <text:p>1129.53</text:p>
          </table:table-cell>
          <table:table-cell office:value-type="float" office:value="1116.53" calcext:value-type="float">
            <text:p>1116.53</text:p>
          </table:table-cell>
          <table:table-cell office:value-type="float" office:value="1021.64" calcext:value-type="float">
            <text:p>1021.64</text:p>
          </table:table-cell>
          <table:table-cell office:value-type="float" office:value="1084.35" calcext:value-type="float">
            <text:p>1084.35</text:p>
          </table:table-cell>
          <table:table-cell office:value-type="float" office:value="867.33" calcext:value-type="float">
            <text:p>867.33</text:p>
          </table:table-cell>
          <table:table-cell table:number-columns-repeated="2"/>
          <table:table-cell table:formula="of:=AVERAGE([.A200:.E200])" office:value-type="float" office:value="2194.6" calcext:value-type="float">
            <text:p>2194.6</text:p>
          </table:table-cell>
          <table:table-cell table:formula="of:=AVERAGE([.G200:.K200])" office:value-type="float" office:value="1043.876" calcext:value-type="float">
            <text:p>1043.876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300" calcext:value-type="float">
            <text:p>2300</text:p>
          </table:table-cell>
          <table:table-cell office:value-type="float" office:value="2017" calcext:value-type="float">
            <text:p>2017</text:p>
          </table:table-cell>
          <table:table-cell office:value-type="float" office:value="1972" calcext:value-type="float">
            <text:p>1972</text:p>
          </table:table-cell>
          <table:table-cell office:value-type="float" office:value="2120" calcext:value-type="float">
            <text:p>2120</text:p>
          </table:table-cell>
          <table:table-cell/>
          <table:table-cell office:value-type="float" office:value="1230.2" calcext:value-type="float">
            <text:p>1230.2</text:p>
          </table:table-cell>
          <table:table-cell office:value-type="float" office:value="1208.57" calcext:value-type="float">
            <text:p>1208.57</text:p>
          </table:table-cell>
          <table:table-cell office:value-type="float" office:value="987.39" calcext:value-type="float">
            <text:p>987.39</text:p>
          </table:table-cell>
          <table:table-cell office:value-type="float" office:value="1061.43" calcext:value-type="float">
            <text:p>1061.43</text:p>
          </table:table-cell>
          <table:table-cell office:value-type="float" office:value="899.36" calcext:value-type="float">
            <text:p>899.36</text:p>
          </table:table-cell>
          <table:table-cell table:number-columns-repeated="2"/>
          <table:table-cell table:formula="of:=AVERAGE([.A201:.E201])" office:value-type="float" office:value="2137.2" calcext:value-type="float">
            <text:p>2137.2</text:p>
          </table:table-cell>
          <table:table-cell table:formula="of:=AVERAGE([.G201:.K201])" office:value-type="float" office:value="1077.39" calcext:value-type="float">
            <text:p>1077.39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189" calcext:value-type="float">
            <text:p>2189</text:p>
          </table:table-cell>
          <table:table-cell office:value-type="float" office:value="2302" calcext:value-type="float">
            <text:p>2302</text:p>
          </table:table-cell>
          <table:table-cell office:value-type="float" office:value="2050" calcext:value-type="float">
            <text:p>2050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219.25" calcext:value-type="float">
            <text:p>1219.25</text:p>
          </table:table-cell>
          <table:table-cell office:value-type="float" office:value="1147.25" calcext:value-type="float">
            <text:p>1147.25</text:p>
          </table:table-cell>
          <table:table-cell office:value-type="float" office:value="1167.24" calcext:value-type="float">
            <text:p>1167.24</text:p>
          </table:table-cell>
          <table:table-cell office:value-type="float" office:value="1061.93" calcext:value-type="float">
            <text:p>1061.93</text:p>
          </table:table-cell>
          <table:table-cell office:value-type="float" office:value="933.93" calcext:value-type="float">
            <text:p>933.93</text:p>
          </table:table-cell>
          <table:table-cell table:number-columns-repeated="2"/>
          <table:table-cell table:formula="of:=AVERAGE([.A202:.E202])" office:value-type="float" office:value="2307.4" calcext:value-type="float">
            <text:p>2307.4</text:p>
          </table:table-cell>
          <table:table-cell table:formula="of:=AVERAGE([.G202:.K202])" office:value-type="float" office:value="1105.92" calcext:value-type="float">
            <text:p>1105.92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074" calcext:value-type="float">
            <text:p>2074</text:p>
          </table:table-cell>
          <table:table-cell office:value-type="float" office:value="2437" calcext:value-type="float">
            <text:p>2437</text:p>
          </table:table-cell>
          <table:table-cell office:value-type="float" office:value="2024" calcext:value-type="float">
            <text:p>2024</text:p>
          </table:table-cell>
          <table:table-cell office:value-type="float" office:value="2226" calcext:value-type="float">
            <text:p>2226</text:p>
          </table:table-cell>
          <table:table-cell/>
          <table:table-cell office:value-type="float" office:value="1238.05" calcext:value-type="float">
            <text:p>1238.05</text:p>
          </table:table-cell>
          <table:table-cell office:value-type="float" office:value="1160.29" calcext:value-type="float">
            <text:p>1160.29</text:p>
          </table:table-cell>
          <table:table-cell office:value-type="float" office:value="1044.79" calcext:value-type="float">
            <text:p>1044.79</text:p>
          </table:table-cell>
          <table:table-cell office:value-type="float" office:value="1108.66" calcext:value-type="float">
            <text:p>1108.66</text:p>
          </table:table-cell>
          <table:table-cell office:value-type="float" office:value="911.4" calcext:value-type="float">
            <text:p>911.4</text:p>
          </table:table-cell>
          <table:table-cell table:number-columns-repeated="2"/>
          <table:table-cell table:formula="of:=AVERAGE([.A203:.E203])" office:value-type="float" office:value="2218" calcext:value-type="float">
            <text:p>2218</text:p>
          </table:table-cell>
          <table:table-cell table:formula="of:=AVERAGE([.G203:.K203])" office:value-type="float" office:value="1092.638" calcext:value-type="float">
            <text:p>1092.638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2400" calcext:value-type="float">
            <text:p>2400</text:p>
          </table:table-cell>
          <table:table-cell office:value-type="float" office:value="2027" calcext:value-type="float">
            <text:p>2027</text:p>
          </table:table-cell>
          <table:table-cell office:value-type="float" office:value="1997" calcext:value-type="float">
            <text:p>1997</text:p>
          </table:table-cell>
          <table:table-cell office:value-type="float" office:value="1688" calcext:value-type="float">
            <text:p>1688</text:p>
          </table:table-cell>
          <table:table-cell/>
          <table:table-cell office:value-type="float" office:value="1266.13" calcext:value-type="float">
            <text:p>1266.13</text:p>
          </table:table-cell>
          <table:table-cell office:value-type="float" office:value="1271.28" calcext:value-type="float">
            <text:p>1271.28</text:p>
          </table:table-cell>
          <table:table-cell office:value-type="float" office:value="1071.02" calcext:value-type="float">
            <text:p>1071.02</text:p>
          </table:table-cell>
          <table:table-cell office:value-type="float" office:value="1027.4" calcext:value-type="float">
            <text:p>1027.4</text:p>
          </table:table-cell>
          <table:table-cell office:value-type="float" office:value="854.58" calcext:value-type="float">
            <text:p>854.58</text:p>
          </table:table-cell>
          <table:table-cell table:number-columns-repeated="2"/>
          <table:table-cell table:formula="of:=AVERAGE([.A204:.E204])" office:value-type="float" office:value="2148" calcext:value-type="float">
            <text:p>2148</text:p>
          </table:table-cell>
          <table:table-cell table:formula="of:=AVERAGE([.G204:.K204])" office:value-type="float" office:value="1098.082" calcext:value-type="float">
            <text:p>1098.082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268" calcext:value-type="float">
            <text:p>2268</text:p>
          </table:table-cell>
          <table:table-cell office:value-type="float" office:value="2276" calcext:value-type="float">
            <text:p>2276</text:p>
          </table:table-cell>
          <table:table-cell office:value-type="float" office:value="2062" calcext:value-type="float">
            <text:p>2062</text:p>
          </table:table-cell>
          <table:table-cell office:value-type="float" office:value="2219" calcext:value-type="float">
            <text:p>2219</text:p>
          </table:table-cell>
          <table:table-cell/>
          <table:table-cell office:value-type="float" office:value="1380.09" calcext:value-type="float">
            <text:p>1380.09</text:p>
          </table:table-cell>
          <table:table-cell office:value-type="float" office:value="1258.3" calcext:value-type="float">
            <text:p>1258.3</text:p>
          </table:table-cell>
          <table:table-cell office:value-type="float" office:value="1054.84" calcext:value-type="float">
            <text:p>1054.84</text:p>
          </table:table-cell>
          <table:table-cell office:value-type="float" office:value="1122.72" calcext:value-type="float">
            <text:p>1122.72</text:p>
          </table:table-cell>
          <table:table-cell office:value-type="float" office:value="853.24" calcext:value-type="float">
            <text:p>853.24</text:p>
          </table:table-cell>
          <table:table-cell table:number-columns-repeated="2"/>
          <table:table-cell table:formula="of:=AVERAGE([.A205:.E205])" office:value-type="float" office:value="2338.6" calcext:value-type="float">
            <text:p>2338.6</text:p>
          </table:table-cell>
          <table:table-cell table:formula="of:=AVERAGE([.G205:.K205])" office:value-type="float" office:value="1133.838" calcext:value-type="float">
            <text:p>1133.838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120" calcext:value-type="float">
            <text:p>2120</text:p>
          </table:table-cell>
          <table:table-cell office:value-type="float" office:value="2068" calcext:value-type="float">
            <text:p>2068</text:p>
          </table:table-cell>
          <table:table-cell office:value-type="float" office:value="1979" calcext:value-type="float">
            <text:p>1979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1314.1" calcext:value-type="float">
            <text:p>1314.1</text:p>
          </table:table-cell>
          <table:table-cell office:value-type="float" office:value="1194.68" calcext:value-type="float">
            <text:p>1194.68</text:p>
          </table:table-cell>
          <table:table-cell office:value-type="float" office:value="1035.71" calcext:value-type="float">
            <text:p>1035.71</text:p>
          </table:table-cell>
          <table:table-cell office:value-type="float" office:value="1110.58" calcext:value-type="float">
            <text:p>1110.58</text:p>
          </table:table-cell>
          <table:table-cell office:value-type="float" office:value="945.2" calcext:value-type="float">
            <text:p>945.2</text:p>
          </table:table-cell>
          <table:table-cell table:number-columns-repeated="2"/>
          <table:table-cell table:formula="of:=AVERAGE([.A206:.E206])" office:value-type="float" office:value="2106.8" calcext:value-type="float">
            <text:p>2106.8</text:p>
          </table:table-cell>
          <table:table-cell table:formula="of:=AVERAGE([.G206:.K206])" office:value-type="float" office:value="1120.054" calcext:value-type="float">
            <text:p>1120.054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2350" calcext:value-type="float">
            <text:p>2350</text:p>
          </table:table-cell>
          <table:table-cell office:value-type="float" office:value="2316" calcext:value-type="float">
            <text:p>2316</text:p>
          </table:table-cell>
          <table:table-cell office:value-type="float" office:value="1907" calcext:value-type="float">
            <text:p>1907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1296.99" calcext:value-type="float">
            <text:p>1296.99</text:p>
          </table:table-cell>
          <table:table-cell office:value-type="float" office:value="1184.25" calcext:value-type="float">
            <text:p>1184.25</text:p>
          </table:table-cell>
          <table:table-cell office:value-type="float" office:value="942.48" calcext:value-type="float">
            <text:p>942.48</text:p>
          </table:table-cell>
          <table:table-cell office:value-type="float" office:value="1087.49" calcext:value-type="float">
            <text:p>1087.49</text:p>
          </table:table-cell>
          <table:table-cell office:value-type="float" office:value="950.38" calcext:value-type="float">
            <text:p>950.38</text:p>
          </table:table-cell>
          <table:table-cell table:number-columns-repeated="2"/>
          <table:table-cell table:formula="of:=AVERAGE([.A207:.E207])" office:value-type="float" office:value="2278.8" calcext:value-type="float">
            <text:p>2278.8</text:p>
          </table:table-cell>
          <table:table-cell table:formula="of:=AVERAGE([.G207:.K207])" office:value-type="float" office:value="1092.318" calcext:value-type="float">
            <text:p>1092.318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400" calcext:value-type="float">
            <text:p>2400</text:p>
          </table:table-cell>
          <table:table-cell office:value-type="float" office:value="2050" calcext:value-type="float">
            <text:p>2050</text:p>
          </table:table-cell>
          <table:table-cell office:value-type="float" office:value="1891" calcext:value-type="float">
            <text:p>1891</text:p>
          </table:table-cell>
          <table:table-cell office:value-type="float" office:value="1774" calcext:value-type="float">
            <text:p>1774</text:p>
          </table:table-cell>
          <table:table-cell/>
          <table:table-cell office:value-type="float" office:value="1328.14" calcext:value-type="float">
            <text:p>1328.14</text:p>
          </table:table-cell>
          <table:table-cell office:value-type="float" office:value="1169.97" calcext:value-type="float">
            <text:p>1169.97</text:p>
          </table:table-cell>
          <table:table-cell office:value-type="float" office:value="1137.72" calcext:value-type="float">
            <text:p>1137.72</text:p>
          </table:table-cell>
          <table:table-cell office:value-type="float" office:value="1054.27" calcext:value-type="float">
            <text:p>1054.27</text:p>
          </table:table-cell>
          <table:table-cell office:value-type="float" office:value="938.65" calcext:value-type="float">
            <text:p>938.65</text:p>
          </table:table-cell>
          <table:table-cell table:number-columns-repeated="2"/>
          <table:table-cell table:formula="of:=AVERAGE([.A208:.E208])" office:value-type="float" office:value="2183.6" calcext:value-type="float">
            <text:p>2183.6</text:p>
          </table:table-cell>
          <table:table-cell table:formula="of:=AVERAGE([.G208:.K208])" office:value-type="float" office:value="1125.75" calcext:value-type="float">
            <text:p>1125.75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365" calcext:value-type="float">
            <text:p>2365</text:p>
          </table:table-cell>
          <table:table-cell office:value-type="float" office:value="1912" calcext:value-type="float">
            <text:p>1912</text:p>
          </table:table-cell>
          <table:table-cell office:value-type="float" office:value="2002" calcext:value-type="float">
            <text:p>2002</text:p>
          </table:table-cell>
          <table:table-cell office:value-type="float" office:value="1856" calcext:value-type="float">
            <text:p>1856</text:p>
          </table:table-cell>
          <table:table-cell/>
          <table:table-cell office:value-type="float" office:value="1299.82" calcext:value-type="float">
            <text:p>1299.82</text:p>
          </table:table-cell>
          <table:table-cell office:value-type="float" office:value="1189.53" calcext:value-type="float">
            <text:p>1189.53</text:p>
          </table:table-cell>
          <table:table-cell office:value-type="float" office:value="1083.51" calcext:value-type="float">
            <text:p>1083.51</text:p>
          </table:table-cell>
          <table:table-cell office:value-type="float" office:value="1113.18" calcext:value-type="float">
            <text:p>1113.18</text:p>
          </table:table-cell>
          <table:table-cell office:value-type="float" office:value="918.15" calcext:value-type="float">
            <text:p>918.15</text:p>
          </table:table-cell>
          <table:table-cell table:number-columns-repeated="2"/>
          <table:table-cell table:formula="of:=AVERAGE([.A209:.E209])" office:value-type="float" office:value="2148.6" calcext:value-type="float">
            <text:p>2148.6</text:p>
          </table:table-cell>
          <table:table-cell table:formula="of:=AVERAGE([.G209:.K209])" office:value-type="float" office:value="1120.838" calcext:value-type="float">
            <text:p>1120.838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2350" calcext:value-type="float">
            <text:p>2350</text:p>
          </table:table-cell>
          <table:table-cell office:value-type="float" office:value="2207" calcext:value-type="float">
            <text:p>2207</text:p>
          </table:table-cell>
          <table:table-cell office:value-type="float" office:value="2215" calcext:value-type="float">
            <text:p>2215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296.59" calcext:value-type="float">
            <text:p>1296.59</text:p>
          </table:table-cell>
          <table:table-cell office:value-type="float" office:value="1143.86" calcext:value-type="float">
            <text:p>1143.86</text:p>
          </table:table-cell>
          <table:table-cell office:value-type="float" office:value="1051.28" calcext:value-type="float">
            <text:p>1051.28</text:p>
          </table:table-cell>
          <table:table-cell office:value-type="float" office:value="1049.44" calcext:value-type="float">
            <text:p>1049.44</text:p>
          </table:table-cell>
          <table:table-cell office:value-type="float" office:value="903.73" calcext:value-type="float">
            <text:p>903.73</text:p>
          </table:table-cell>
          <table:table-cell table:number-columns-repeated="2"/>
          <table:table-cell table:formula="of:=AVERAGE([.A210:.E210])" office:value-type="float" office:value="2336" calcext:value-type="float">
            <text:p>2336</text:p>
          </table:table-cell>
          <table:table-cell table:formula="of:=AVERAGE([.G210:.K210])" office:value-type="float" office:value="1088.98" calcext:value-type="float">
            <text:p>1088.98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300" calcext:value-type="float">
            <text:p>2300</text:p>
          </table:table-cell>
          <table:table-cell office:value-type="float" office:value="2062" calcext:value-type="float">
            <text:p>2062</text:p>
          </table:table-cell>
          <table:table-cell office:value-type="float" office:value="2104" calcext:value-type="float">
            <text:p>2104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float" office:value="1261.98" calcext:value-type="float">
            <text:p>1261.98</text:p>
          </table:table-cell>
          <table:table-cell office:value-type="float" office:value="1257.01" calcext:value-type="float">
            <text:p>1257.01</text:p>
          </table:table-cell>
          <table:table-cell office:value-type="float" office:value="1122.27" calcext:value-type="float">
            <text:p>1122.27</text:p>
          </table:table-cell>
          <table:table-cell office:value-type="float" office:value="1058.05" calcext:value-type="float">
            <text:p>1058.05</text:p>
          </table:table-cell>
          <table:table-cell office:value-type="float" office:value="943.69" calcext:value-type="float">
            <text:p>943.69</text:p>
          </table:table-cell>
          <table:table-cell table:number-columns-repeated="2"/>
          <table:table-cell table:formula="of:=AVERAGE([.A211:.E211])" office:value-type="float" office:value="2143.4" calcext:value-type="float">
            <text:p>2143.4</text:p>
          </table:table-cell>
          <table:table-cell table:formula="of:=AVERAGE([.G211:.K211])" office:value-type="float" office:value="1128.6" calcext:value-type="float">
            <text:p>1128.6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float" office:value="1242.04" calcext:value-type="float">
            <text:p>1242.04</text:p>
          </table:table-cell>
          <table:table-cell office:value-type="float" office:value="1169.52" calcext:value-type="float">
            <text:p>1169.52</text:p>
          </table:table-cell>
          <table:table-cell office:value-type="float" office:value="1018.56" calcext:value-type="float">
            <text:p>1018.56</text:p>
          </table:table-cell>
          <table:table-cell office:value-type="float" office:value="1127.87" calcext:value-type="float">
            <text:p>1127.87</text:p>
          </table:table-cell>
          <table:table-cell office:value-type="float" office:value="975.15" calcext:value-type="float">
            <text:p>975.15</text:p>
          </table:table-cell>
          <table:table-cell table:number-columns-repeated="2"/>
          <table:table-cell table:formula="of:=AVERAGE([.A212:.E212])" office:value-type="float" office:value="2121.2" calcext:value-type="float">
            <text:p>2121.2</text:p>
          </table:table-cell>
          <table:table-cell table:formula="of:=AVERAGE([.G212:.K212])" office:value-type="float" office:value="1106.628" calcext:value-type="float">
            <text:p>1106.628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485" calcext:value-type="float">
            <text:p>2485</text:p>
          </table:table-cell>
          <table:table-cell office:value-type="float" office:value="2012" calcext:value-type="float">
            <text:p>2012</text:p>
          </table:table-cell>
          <table:table-cell office:value-type="float" office:value="2151" calcext:value-type="float">
            <text:p>2151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1310.16" calcext:value-type="float">
            <text:p>1310.16</text:p>
          </table:table-cell>
          <table:table-cell office:value-type="float" office:value="1140.81" calcext:value-type="float">
            <text:p>1140.81</text:p>
          </table:table-cell>
          <table:table-cell office:value-type="float" office:value="1075.15" calcext:value-type="float">
            <text:p>1075.15</text:p>
          </table:table-cell>
          <table:table-cell office:value-type="float" office:value="1194.89" calcext:value-type="float">
            <text:p>1194.89</text:p>
          </table:table-cell>
          <table:table-cell office:value-type="float" office:value="1049.62" calcext:value-type="float">
            <text:p>1049.62</text:p>
          </table:table-cell>
          <table:table-cell table:number-columns-repeated="2"/>
          <table:table-cell table:formula="of:=AVERAGE([.A213:.E213])" office:value-type="float" office:value="2250" calcext:value-type="float">
            <text:p>2250</text:p>
          </table:table-cell>
          <table:table-cell table:formula="of:=AVERAGE([.G213:.K213])" office:value-type="float" office:value="1154.126" calcext:value-type="float">
            <text:p>1154.126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354" calcext:value-type="float">
            <text:p>2354</text:p>
          </table:table-cell>
          <table:table-cell office:value-type="float" office:value="2372" calcext:value-type="float">
            <text:p>2372</text:p>
          </table:table-cell>
          <table:table-cell office:value-type="float" office:value="2139" calcext:value-type="float">
            <text:p>2139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float" office:value="1340.95" calcext:value-type="float">
            <text:p>1340.95</text:p>
          </table:table-cell>
          <table:table-cell office:value-type="float" office:value="1105.12" calcext:value-type="float">
            <text:p>1105.12</text:p>
          </table:table-cell>
          <table:table-cell office:value-type="float" office:value="1003.41" calcext:value-type="float">
            <text:p>1003.41</text:p>
          </table:table-cell>
          <table:table-cell office:value-type="float" office:value="1175.43" calcext:value-type="float">
            <text:p>1175.43</text:p>
          </table:table-cell>
          <table:table-cell office:value-type="float" office:value="1037.7" calcext:value-type="float">
            <text:p>1037.7</text:p>
          </table:table-cell>
          <table:table-cell table:number-columns-repeated="2"/>
          <table:table-cell table:formula="of:=AVERAGE([.A214:.E214])" office:value-type="float" office:value="2223.8" calcext:value-type="float">
            <text:p>2223.8</text:p>
          </table:table-cell>
          <table:table-cell table:formula="of:=AVERAGE([.G214:.K214])" office:value-type="float" office:value="1132.522" calcext:value-type="float">
            <text:p>1132.52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239" calcext:value-type="float">
            <text:p>2239</text:p>
          </table:table-cell>
          <table:table-cell office:value-type="float" office:value="2012" calcext:value-type="float">
            <text:p>2012</text:p>
          </table:table-cell>
          <table:table-cell office:value-type="float" office:value="2119" calcext:value-type="float">
            <text:p>2119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float" office:value="1265.81" calcext:value-type="float">
            <text:p>1265.81</text:p>
          </table:table-cell>
          <table:table-cell office:value-type="float" office:value="1152.29" calcext:value-type="float">
            <text:p>1152.29</text:p>
          </table:table-cell>
          <table:table-cell office:value-type="float" office:value="941.63" calcext:value-type="float">
            <text:p>941.63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1008.88" calcext:value-type="float">
            <text:p>1008.88</text:p>
          </table:table-cell>
          <table:table-cell table:number-columns-repeated="2"/>
          <table:table-cell table:formula="of:=AVERAGE([.A215:.E215])" office:value-type="float" office:value="2150.2" calcext:value-type="float">
            <text:p>2150.2</text:p>
          </table:table-cell>
          <table:table-cell table:formula="of:=AVERAGE([.G215:.K215])" office:value-type="float" office:value="1096.032" calcext:value-type="float">
            <text:p>1096.032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089" calcext:value-type="float">
            <text:p>2089</text:p>
          </table:table-cell>
          <table:table-cell office:value-type="float" office:value="2543" calcext:value-type="float">
            <text:p>2543</text:p>
          </table:table-cell>
          <table:table-cell office:value-type="float" office:value="1919" calcext:value-type="float">
            <text:p>1919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float" office:value="1277.58" calcext:value-type="float">
            <text:p>1277.58</text:p>
          </table:table-cell>
          <table:table-cell office:value-type="float" office:value="1113.44" calcext:value-type="float">
            <text:p>1113.44</text:p>
          </table:table-cell>
          <table:table-cell office:value-type="float" office:value="964.9" calcext:value-type="float">
            <text:p>964.9</text:p>
          </table:table-cell>
          <table:table-cell office:value-type="float" office:value="1192.15" calcext:value-type="float">
            <text:p>1192.15</text:p>
          </table:table-cell>
          <table:table-cell office:value-type="float" office:value="943.32" calcext:value-type="float">
            <text:p>943.32</text:p>
          </table:table-cell>
          <table:table-cell table:number-columns-repeated="2"/>
          <table:table-cell table:formula="of:=AVERAGE([.A216:.E216])" office:value-type="float" office:value="2329.8" calcext:value-type="float">
            <text:p>2329.8</text:p>
          </table:table-cell>
          <table:table-cell table:formula="of:=AVERAGE([.G216:.K216])" office:value-type="float" office:value="1098.278" calcext:value-type="float">
            <text:p>1098.27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400" calcext:value-type="float">
            <text:p>2400</text:p>
          </table:table-cell>
          <table:table-cell office:value-type="float" office:value="2092" calcext:value-type="float">
            <text:p>2092</text:p>
          </table:table-cell>
          <table:table-cell office:value-type="float" office:value="1963" calcext:value-type="float">
            <text:p>196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227.95" calcext:value-type="float">
            <text:p>1227.95</text:p>
          </table:table-cell>
          <table:table-cell office:value-type="float" office:value="1176.71" calcext:value-type="float">
            <text:p>1176.71</text:p>
          </table:table-cell>
          <table:table-cell office:value-type="float" office:value="1001.1" calcext:value-type="float">
            <text:p>1001.1</text:p>
          </table:table-cell>
          <table:table-cell office:value-type="float" office:value="1175.46" calcext:value-type="float">
            <text:p>1175.46</text:p>
          </table:table-cell>
          <table:table-cell office:value-type="float" office:value="1005.77" calcext:value-type="float">
            <text:p>1005.77</text:p>
          </table:table-cell>
          <table:table-cell table:number-columns-repeated="2"/>
          <table:table-cell table:formula="of:=AVERAGE([.A217:.E217])" office:value-type="float" office:value="2102.2" calcext:value-type="float">
            <text:p>2102.2</text:p>
          </table:table-cell>
          <table:table-cell table:formula="of:=AVERAGE([.G217:.K217])" office:value-type="float" office:value="1117.398" calcext:value-type="float">
            <text:p>1117.398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300" calcext:value-type="float">
            <text:p>2300</text:p>
          </table:table-cell>
          <table:table-cell office:value-type="float" office:value="1821" calcext:value-type="float">
            <text:p>1821</text:p>
          </table:table-cell>
          <table:table-cell office:value-type="float" office:value="1979" calcext:value-type="float">
            <text:p>1979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1304.47" calcext:value-type="float">
            <text:p>1304.47</text:p>
          </table:table-cell>
          <table:table-cell office:value-type="float" office:value="1163" calcext:value-type="float">
            <text:p>1163</text:p>
          </table:table-cell>
          <table:table-cell office:value-type="float" office:value="913.7" calcext:value-type="float">
            <text:p>913.7</text:p>
          </table:table-cell>
          <table:table-cell office:value-type="float" office:value="1022.75" calcext:value-type="float">
            <text:p>1022.75</text:p>
          </table:table-cell>
          <table:table-cell office:value-type="float" office:value="983.23" calcext:value-type="float">
            <text:p>983.23</text:p>
          </table:table-cell>
          <table:table-cell table:number-columns-repeated="2"/>
          <table:table-cell table:formula="of:=AVERAGE([.A218:.E218])" office:value-type="float" office:value="2144.6" calcext:value-type="float">
            <text:p>2144.6</text:p>
          </table:table-cell>
          <table:table-cell table:formula="of:=AVERAGE([.G218:.K218])" office:value-type="float" office:value="1077.43" calcext:value-type="float">
            <text:p>1077.43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2139" calcext:value-type="float">
            <text:p>2139</text:p>
          </table:table-cell>
          <table:table-cell office:value-type="float" office:value="2142" calcext:value-type="float">
            <text:p>2142</text:p>
          </table:table-cell>
          <table:table-cell office:value-type="float" office:value="2123" calcext:value-type="float">
            <text:p>2123</text:p>
          </table:table-cell>
          <table:table-cell office:value-type="float" office:value="2408" calcext:value-type="float">
            <text:p>2408</text:p>
          </table:table-cell>
          <table:table-cell/>
          <table:table-cell office:value-type="float" office:value="1324.86" calcext:value-type="float">
            <text:p>1324.86</text:p>
          </table:table-cell>
          <table:table-cell office:value-type="float" office:value="1175.2" calcext:value-type="float">
            <text:p>1175.2</text:p>
          </table:table-cell>
          <table:table-cell office:value-type="float" office:value="948.61" calcext:value-type="float">
            <text:p>948.61</text:p>
          </table:table-cell>
          <table:table-cell office:value-type="float" office:value="1106.33" calcext:value-type="float">
            <text:p>1106.33</text:p>
          </table:table-cell>
          <table:table-cell office:value-type="float" office:value="964.45" calcext:value-type="float">
            <text:p>964.45</text:p>
          </table:table-cell>
          <table:table-cell table:number-columns-repeated="2"/>
          <table:table-cell table:formula="of:=AVERAGE([.A219:.E219])" office:value-type="float" office:value="2289" calcext:value-type="float">
            <text:p>2289</text:p>
          </table:table-cell>
          <table:table-cell table:formula="of:=AVERAGE([.G219:.K219])" office:value-type="float" office:value="1103.89" calcext:value-type="float">
            <text:p>1103.89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250" calcext:value-type="float">
            <text:p>2250</text:p>
          </table:table-cell>
          <table:table-cell office:value-type="float" office:value="1881" calcext:value-type="float">
            <text:p>1881</text:p>
          </table:table-cell>
          <table:table-cell office:value-type="float" office:value="2077" calcext:value-type="float">
            <text:p>2077</text:p>
          </table:table-cell>
          <table:table-cell office:value-type="float" office:value="2694" calcext:value-type="float">
            <text:p>2694</text:p>
          </table:table-cell>
          <table:table-cell/>
          <table:table-cell office:value-type="float" office:value="1400.08" calcext:value-type="float">
            <text:p>1400.08</text:p>
          </table:table-cell>
          <table:table-cell office:value-type="float" office:value="1165.15" calcext:value-type="float">
            <text:p>1165.15</text:p>
          </table:table-cell>
          <table:table-cell office:value-type="float" office:value="960.48" calcext:value-type="float">
            <text:p>960.48</text:p>
          </table:table-cell>
          <table:table-cell office:value-type="float" office:value="1068.42" calcext:value-type="float">
            <text:p>1068.42</text:p>
          </table:table-cell>
          <table:table-cell office:value-type="float" office:value="916.81" calcext:value-type="float">
            <text:p>916.81</text:p>
          </table:table-cell>
          <table:table-cell table:number-columns-repeated="2"/>
          <table:table-cell table:formula="of:=AVERAGE([.A220:.E220])" office:value-type="float" office:value="2253.6" calcext:value-type="float">
            <text:p>2253.6</text:p>
          </table:table-cell>
          <table:table-cell table:formula="of:=AVERAGE([.G220:.K220])" office:value-type="float" office:value="1102.188" calcext:value-type="float">
            <text:p>1102.188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390" calcext:value-type="float">
            <text:p>2390</text:p>
          </table:table-cell>
          <table:table-cell office:value-type="float" office:value="1737" calcext:value-type="float">
            <text:p>1737</text:p>
          </table:table-cell>
          <table:table-cell office:value-type="float" office:value="2329" calcext:value-type="float">
            <text:p>2329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219.59" calcext:value-type="float">
            <text:p>1219.59</text:p>
          </table:table-cell>
          <table:table-cell office:value-type="float" office:value="1143.84" calcext:value-type="float">
            <text:p>1143.84</text:p>
          </table:table-cell>
          <table:table-cell office:value-type="float" office:value="924.9" calcext:value-type="float">
            <text:p>924.9</text:p>
          </table:table-cell>
          <table:table-cell office:value-type="float" office:value="1058.34" calcext:value-type="float">
            <text:p>1058.34</text:p>
          </table:table-cell>
          <table:table-cell office:value-type="float" office:value="921.92" calcext:value-type="float">
            <text:p>921.92</text:p>
          </table:table-cell>
          <table:table-cell table:number-columns-repeated="2"/>
          <table:table-cell table:formula="of:=AVERAGE([.A221:.E221])" office:value-type="float" office:value="2226.2" calcext:value-type="float">
            <text:p>2226.2</text:p>
          </table:table-cell>
          <table:table-cell table:formula="of:=AVERAGE([.G221:.K221])" office:value-type="float" office:value="1053.718" calcext:value-type="float">
            <text:p>1053.718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2365" calcext:value-type="float">
            <text:p>2365</text:p>
          </table:table-cell>
          <table:table-cell office:value-type="float" office:value="2107" calcext:value-type="float">
            <text:p>2107</text:p>
          </table:table-cell>
          <table:table-cell office:value-type="float" office:value="2038" calcext:value-type="float">
            <text:p>2038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1304.44" calcext:value-type="float">
            <text:p>1304.44</text:p>
          </table:table-cell>
          <table:table-cell office:value-type="float" office:value="1156.37" calcext:value-type="float">
            <text:p>1156.37</text:p>
          </table:table-cell>
          <table:table-cell office:value-type="float" office:value="939.39" calcext:value-type="float">
            <text:p>939.39</text:p>
          </table:table-cell>
          <table:table-cell office:value-type="float" office:value="1066.41" calcext:value-type="float">
            <text:p>1066.41</text:p>
          </table:table-cell>
          <table:table-cell office:value-type="float" office:value="870.67" calcext:value-type="float">
            <text:p>870.67</text:p>
          </table:table-cell>
          <table:table-cell table:number-columns-repeated="2"/>
          <table:table-cell table:formula="of:=AVERAGE([.A222:.E222])" office:value-type="float" office:value="2187" calcext:value-type="float">
            <text:p>2187</text:p>
          </table:table-cell>
          <table:table-cell table:formula="of:=AVERAGE([.G222:.K222])" office:value-type="float" office:value="1067.456" calcext:value-type="float">
            <text:p>1067.456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2375" calcext:value-type="float">
            <text:p>2375</text:p>
          </table:table-cell>
          <table:table-cell office:value-type="float" office:value="2317" calcext:value-type="float">
            <text:p>2317</text:p>
          </table:table-cell>
          <table:table-cell office:value-type="float" office:value="1945" calcext:value-type="float">
            <text:p>1945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1225.77" calcext:value-type="float">
            <text:p>1225.77</text:p>
          </table:table-cell>
          <table:table-cell office:value-type="float" office:value="1233.28" calcext:value-type="float">
            <text:p>1233.28</text:p>
          </table:table-cell>
          <table:table-cell office:value-type="float" office:value="935.91" calcext:value-type="float">
            <text:p>935.91</text:p>
          </table:table-cell>
          <table:table-cell office:value-type="float" office:value="1070.83" calcext:value-type="float">
            <text:p>1070.83</text:p>
          </table:table-cell>
          <table:table-cell office:value-type="float" office:value="912.81" calcext:value-type="float">
            <text:p>912.81</text:p>
          </table:table-cell>
          <table:table-cell table:number-columns-repeated="2"/>
          <table:table-cell table:formula="of:=AVERAGE([.A223:.E223])" office:value-type="float" office:value="2370" calcext:value-type="float">
            <text:p>2370</text:p>
          </table:table-cell>
          <table:table-cell table:formula="of:=AVERAGE([.G223:.K223])" office:value-type="float" office:value="1075.72" calcext:value-type="float">
            <text:p>1075.72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124" calcext:value-type="float">
            <text:p>2124</text:p>
          </table:table-cell>
          <table:table-cell office:value-type="float" office:value="2165" calcext:value-type="float">
            <text:p>2165</text:p>
          </table:table-cell>
          <table:table-cell office:value-type="float" office:value="2302" calcext:value-type="float">
            <text:p>2302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1377.74" calcext:value-type="float">
            <text:p>1377.74</text:p>
          </table:table-cell>
          <table:table-cell office:value-type="float" office:value="1108.93" calcext:value-type="float">
            <text:p>1108.93</text:p>
          </table:table-cell>
          <table:table-cell office:value-type="float" office:value="929.73" calcext:value-type="float">
            <text:p>929.73</text:p>
          </table:table-cell>
          <table:table-cell office:value-type="float" office:value="1115.81" calcext:value-type="float">
            <text:p>1115.81</text:p>
          </table:table-cell>
          <table:table-cell office:value-type="float" office:value="902.36" calcext:value-type="float">
            <text:p>902.36</text:p>
          </table:table-cell>
          <table:table-cell table:number-columns-repeated="2"/>
          <table:table-cell table:formula="of:=AVERAGE([.A224:.E224])" office:value-type="float" office:value="2311.8" calcext:value-type="float">
            <text:p>2311.8</text:p>
          </table:table-cell>
          <table:table-cell table:formula="of:=AVERAGE([.G224:.K224])" office:value-type="float" office:value="1086.914" calcext:value-type="float">
            <text:p>1086.914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2425" calcext:value-type="float">
            <text:p>2425</text:p>
          </table:table-cell>
          <table:table-cell office:value-type="float" office:value="2032" calcext:value-type="float">
            <text:p>2032</text:p>
          </table:table-cell>
          <table:table-cell office:value-type="float" office:value="2194" calcext:value-type="float">
            <text:p>2194</text:p>
          </table:table-cell>
          <table:table-cell office:value-type="float" office:value="2026" calcext:value-type="float">
            <text:p>2026</text:p>
          </table:table-cell>
          <table:table-cell/>
          <table:table-cell office:value-type="float" office:value="1371.71" calcext:value-type="float">
            <text:p>1371.71</text:p>
          </table:table-cell>
          <table:table-cell office:value-type="float" office:value="1315.97" calcext:value-type="float">
            <text:p>1315.97</text:p>
          </table:table-cell>
          <table:table-cell office:value-type="float" office:value="999.32" calcext:value-type="float">
            <text:p>999.32</text:p>
          </table:table-cell>
          <table:table-cell office:value-type="float" office:value="1111.01" calcext:value-type="float">
            <text:p>1111.01</text:p>
          </table:table-cell>
          <table:table-cell office:value-type="float" office:value="906.95" calcext:value-type="float">
            <text:p>906.95</text:p>
          </table:table-cell>
          <table:table-cell table:number-columns-repeated="2"/>
          <table:table-cell table:formula="of:=AVERAGE([.A225:.E225])" office:value-type="float" office:value="2242" calcext:value-type="float">
            <text:p>2242</text:p>
          </table:table-cell>
          <table:table-cell table:formula="of:=AVERAGE([.G225:.K225])" office:value-type="float" office:value="1140.992" calcext:value-type="float">
            <text:p>1140.992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415" calcext:value-type="float">
            <text:p>2415</text:p>
          </table:table-cell>
          <table:table-cell office:value-type="float" office:value="1817" calcext:value-type="float">
            <text:p>1817</text:p>
          </table:table-cell>
          <table:table-cell office:value-type="float" office:value="1986" calcext:value-type="float">
            <text:p>1986</text:p>
          </table:table-cell>
          <table:table-cell office:value-type="float" office:value="2063" calcext:value-type="float">
            <text:p>2063</text:p>
          </table:table-cell>
          <table:table-cell/>
          <table:table-cell office:value-type="float" office:value="1339.89" calcext:value-type="float">
            <text:p>1339.89</text:p>
          </table:table-cell>
          <table:table-cell office:value-type="float" office:value="1272.54" calcext:value-type="float">
            <text:p>1272.54</text:p>
          </table:table-cell>
          <table:table-cell office:value-type="float" office:value="982.46" calcext:value-type="float">
            <text:p>982.46</text:p>
          </table:table-cell>
          <table:table-cell office:value-type="float" office:value="1106.89" calcext:value-type="float">
            <text:p>1106.89</text:p>
          </table:table-cell>
          <table:table-cell office:value-type="float" office:value="978.32" calcext:value-type="float">
            <text:p>978.32</text:p>
          </table:table-cell>
          <table:table-cell table:number-columns-repeated="2"/>
          <table:table-cell table:formula="of:=AVERAGE([.A226:.E226])" office:value-type="float" office:value="2083.2" calcext:value-type="float">
            <text:p>2083.2</text:p>
          </table:table-cell>
          <table:table-cell table:formula="of:=AVERAGE([.G226:.K226])" office:value-type="float" office:value="1136.02" calcext:value-type="float">
            <text:p>1136.02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415" calcext:value-type="float">
            <text:p>2415</text:p>
          </table:table-cell>
          <table:table-cell office:value-type="float" office:value="2505" calcext:value-type="float">
            <text:p>2505</text:p>
          </table:table-cell>
          <table:table-cell office:value-type="float" office:value="2122" calcext:value-type="float">
            <text:p>2122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1353.62" calcext:value-type="float">
            <text:p>1353.62</text:p>
          </table:table-cell>
          <table:table-cell office:value-type="float" office:value="1193.66" calcext:value-type="float">
            <text:p>1193.66</text:p>
          </table:table-cell>
          <table:table-cell office:value-type="float" office:value="1015.97" calcext:value-type="float">
            <text:p>1015.97</text:p>
          </table:table-cell>
          <table:table-cell office:value-type="float" office:value="1088.61" calcext:value-type="float">
            <text:p>1088.61</text:p>
          </table:table-cell>
          <table:table-cell office:value-type="float" office:value="1009.07" calcext:value-type="float">
            <text:p>1009.07</text:p>
          </table:table-cell>
          <table:table-cell table:number-columns-repeated="2"/>
          <table:table-cell table:formula="of:=AVERAGE([.A227:.E227])" office:value-type="float" office:value="2357.8" calcext:value-type="float">
            <text:p>2357.8</text:p>
          </table:table-cell>
          <table:table-cell table:formula="of:=AVERAGE([.G227:.K227])" office:value-type="float" office:value="1132.186" calcext:value-type="float">
            <text:p>1132.186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345" calcext:value-type="float">
            <text:p>2345</text:p>
          </table:table-cell>
          <table:table-cell office:value-type="float" office:value="1787" calcext:value-type="float">
            <text:p>1787</text:p>
          </table:table-cell>
          <table:table-cell office:value-type="float" office:value="2102" calcext:value-type="float">
            <text:p>2102</text:p>
          </table:table-cell>
          <table:table-cell office:value-type="float" office:value="2076" calcext:value-type="float">
            <text:p>2076</text:p>
          </table:table-cell>
          <table:table-cell/>
          <table:table-cell office:value-type="float" office:value="1291.25" calcext:value-type="float">
            <text:p>1291.25</text:p>
          </table:table-cell>
          <table:table-cell office:value-type="float" office:value="1205.85" calcext:value-type="float">
            <text:p>1205.85</text:p>
          </table:table-cell>
          <table:table-cell office:value-type="float" office:value="934.3" calcext:value-type="float">
            <text:p>934.3</text:p>
          </table:table-cell>
          <table:table-cell office:value-type="float" office:value="1170.03" calcext:value-type="float">
            <text:p>1170.03</text:p>
          </table:table-cell>
          <table:table-cell office:value-type="float" office:value="950.74" calcext:value-type="float">
            <text:p>950.74</text:p>
          </table:table-cell>
          <table:table-cell table:number-columns-repeated="2"/>
          <table:table-cell table:formula="of:=AVERAGE([.A228:.E228])" office:value-type="float" office:value="2098" calcext:value-type="float">
            <text:p>2098</text:p>
          </table:table-cell>
          <table:table-cell table:formula="of:=AVERAGE([.G228:.K228])" office:value-type="float" office:value="1110.434" calcext:value-type="float">
            <text:p>1110.434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400" calcext:value-type="float">
            <text:p>2400</text:p>
          </table:table-cell>
          <table:table-cell office:value-type="float" office:value="1719" calcext:value-type="float">
            <text:p>1719</text:p>
          </table:table-cell>
          <table:table-cell office:value-type="float" office:value="1967" calcext:value-type="float">
            <text:p>1967</text:p>
          </table:table-cell>
          <table:table-cell office:value-type="float" office:value="2377" calcext:value-type="float">
            <text:p>2377</text:p>
          </table:table-cell>
          <table:table-cell/>
          <table:table-cell office:value-type="float" office:value="1292.11" calcext:value-type="float">
            <text:p>1292.11</text:p>
          </table:table-cell>
          <table:table-cell office:value-type="float" office:value="1168.66" calcext:value-type="float">
            <text:p>1168.66</text:p>
          </table:table-cell>
          <table:table-cell office:value-type="float" office:value="904.83" calcext:value-type="float">
            <text:p>904.83</text:p>
          </table:table-cell>
          <table:table-cell office:value-type="float" office:value="1111.82" calcext:value-type="float">
            <text:p>1111.82</text:p>
          </table:table-cell>
          <table:table-cell office:value-type="float" office:value="984.15" calcext:value-type="float">
            <text:p>984.15</text:p>
          </table:table-cell>
          <table:table-cell table:number-columns-repeated="2"/>
          <table:table-cell table:formula="of:=AVERAGE([.A229:.E229])" office:value-type="float" office:value="2162.4" calcext:value-type="float">
            <text:p>2162.4</text:p>
          </table:table-cell>
          <table:table-cell table:formula="of:=AVERAGE([.G229:.K229])" office:value-type="float" office:value="1092.314" calcext:value-type="float">
            <text:p>1092.314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2475" calcext:value-type="float">
            <text:p>2475</text:p>
          </table:table-cell>
          <table:table-cell office:value-type="float" office:value="2047" calcext:value-type="float">
            <text:p>2047</text:p>
          </table:table-cell>
          <table:table-cell office:value-type="float" office:value="1879" calcext:value-type="float">
            <text:p>1879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float" office:value="1300.27" calcext:value-type="float">
            <text:p>1300.27</text:p>
          </table:table-cell>
          <table:table-cell office:value-type="float" office:value="1155.34" calcext:value-type="float">
            <text:p>1155.34</text:p>
          </table:table-cell>
          <table:table-cell office:value-type="float" office:value="894.68" calcext:value-type="float">
            <text:p>894.68</text:p>
          </table:table-cell>
          <table:table-cell office:value-type="float" office:value="1151.62" calcext:value-type="float">
            <text:p>1151.62</text:p>
          </table:table-cell>
          <table:table-cell office:value-type="float" office:value="970.37" calcext:value-type="float">
            <text:p>970.37</text:p>
          </table:table-cell>
          <table:table-cell table:number-columns-repeated="2"/>
          <table:table-cell table:formula="of:=AVERAGE([.A230:.E230])" office:value-type="float" office:value="2168.2" calcext:value-type="float">
            <text:p>2168.2</text:p>
          </table:table-cell>
          <table:table-cell table:formula="of:=AVERAGE([.G230:.K230])" office:value-type="float" office:value="1094.456" calcext:value-type="float">
            <text:p>1094.456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2189" calcext:value-type="float">
            <text:p>2189</text:p>
          </table:table-cell>
          <table:table-cell office:value-type="float" office:value="2192" calcext:value-type="float">
            <text:p>2192</text:p>
          </table:table-cell>
          <table:table-cell office:value-type="float" office:value="2184" calcext:value-type="float">
            <text:p>2184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1292.69" calcext:value-type="float">
            <text:p>1292.69</text:p>
          </table:table-cell>
          <table:table-cell office:value-type="float" office:value="1190.68" calcext:value-type="float">
            <text:p>1190.68</text:p>
          </table:table-cell>
          <table:table-cell office:value-type="float" office:value="905.59" calcext:value-type="float">
            <text:p>905.59</text:p>
          </table:table-cell>
          <table:table-cell office:value-type="float" office:value="1206.71" calcext:value-type="float">
            <text:p>1206.71</text:p>
          </table:table-cell>
          <table:table-cell office:value-type="float" office:value="942.91" calcext:value-type="float">
            <text:p>942.91</text:p>
          </table:table-cell>
          <table:table-cell table:number-columns-repeated="2"/>
          <table:table-cell table:formula="of:=AVERAGE([.A231:.E231])" office:value-type="float" office:value="2322" calcext:value-type="float">
            <text:p>2322</text:p>
          </table:table-cell>
          <table:table-cell table:formula="of:=AVERAGE([.G231:.K231])" office:value-type="float" office:value="1107.716" calcext:value-type="float">
            <text:p>1107.716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184" calcext:value-type="float">
            <text:p>2184</text:p>
          </table:table-cell>
          <table:table-cell office:value-type="float" office:value="1637" calcext:value-type="float">
            <text:p>1637</text:p>
          </table:table-cell>
          <table:table-cell office:value-type="float" office:value="2307" calcext:value-type="float">
            <text:p>2307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float" office:value="1303.01" calcext:value-type="float">
            <text:p>1303.01</text:p>
          </table:table-cell>
          <table:table-cell office:value-type="float" office:value="1159.82" calcext:value-type="float">
            <text:p>1159.82</text:p>
          </table:table-cell>
          <table:table-cell office:value-type="float" office:value="905.93" calcext:value-type="float">
            <text:p>905.93</text:p>
          </table:table-cell>
          <table:table-cell office:value-type="float" office:value="1119.27" calcext:value-type="float">
            <text:p>1119.27</text:p>
          </table:table-cell>
          <table:table-cell office:value-type="float" office:value="910.85" calcext:value-type="float">
            <text:p>910.85</text:p>
          </table:table-cell>
          <table:table-cell table:number-columns-repeated="2"/>
          <table:table-cell table:formula="of:=AVERAGE([.A232:.E232])" office:value-type="float" office:value="2129.8" calcext:value-type="float">
            <text:p>2129.8</text:p>
          </table:table-cell>
          <table:table-cell table:formula="of:=AVERAGE([.G232:.K232])" office:value-type="float" office:value="1079.776" calcext:value-type="float">
            <text:p>1079.776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254" calcext:value-type="float">
            <text:p>2254</text:p>
          </table:table-cell>
          <table:table-cell office:value-type="float" office:value="1912" calcext:value-type="float">
            <text:p>1912</text:p>
          </table:table-cell>
          <table:table-cell office:value-type="float" office:value="1849" calcext:value-type="float">
            <text:p>1849</text:p>
          </table:table-cell>
          <table:table-cell office:value-type="float" office:value="2379" calcext:value-type="float">
            <text:p>2379</text:p>
          </table:table-cell>
          <table:table-cell/>
          <table:table-cell office:value-type="float" office:value="1254.92" calcext:value-type="float">
            <text:p>1254.92</text:p>
          </table:table-cell>
          <table:table-cell office:value-type="float" office:value="1181.76" calcext:value-type="float">
            <text:p>1181.76</text:p>
          </table:table-cell>
          <table:table-cell office:value-type="float" office:value="990.02" calcext:value-type="float">
            <text:p>990.02</text:p>
          </table:table-cell>
          <table:table-cell office:value-type="float" office:value="1071.5" calcext:value-type="float">
            <text:p>1071.5</text:p>
          </table:table-cell>
          <table:table-cell office:value-type="float" office:value="939.95" calcext:value-type="float">
            <text:p>939.95</text:p>
          </table:table-cell>
          <table:table-cell table:number-columns-repeated="2"/>
          <table:table-cell table:formula="of:=AVERAGE([.A233:.E233])" office:value-type="float" office:value="2164.6" calcext:value-type="float">
            <text:p>2164.6</text:p>
          </table:table-cell>
          <table:table-cell table:formula="of:=AVERAGE([.G233:.K233])" office:value-type="float" office:value="1087.63" calcext:value-type="float">
            <text:p>1087.6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430" calcext:value-type="float">
            <text:p>2430</text:p>
          </table:table-cell>
          <table:table-cell office:value-type="float" office:value="1802" calcext:value-type="float">
            <text:p>1802</text:p>
          </table:table-cell>
          <table:table-cell office:value-type="float" office:value="2302" calcext:value-type="float">
            <text:p>230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266.4" calcext:value-type="float">
            <text:p>1266.4</text:p>
          </table:table-cell>
          <table:table-cell office:value-type="float" office:value="1229.21" calcext:value-type="float">
            <text:p>1229.21</text:p>
          </table:table-cell>
          <table:table-cell office:value-type="float" office:value="930.03" calcext:value-type="float">
            <text:p>930.03</text:p>
          </table:table-cell>
          <table:table-cell office:value-type="float" office:value="1128.54" calcext:value-type="float">
            <text:p>1128.54</text:p>
          </table:table-cell>
          <table:table-cell office:value-type="float" office:value="885.55" calcext:value-type="float">
            <text:p>885.55</text:p>
          </table:table-cell>
          <table:table-cell table:number-columns-repeated="2"/>
          <table:table-cell table:formula="of:=AVERAGE([.A234:.E234])" office:value-type="float" office:value="2181.2" calcext:value-type="float">
            <text:p>2181.2</text:p>
          </table:table-cell>
          <table:table-cell table:formula="of:=AVERAGE([.G234:.K234])" office:value-type="float" office:value="1087.946" calcext:value-type="float">
            <text:p>1087.946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480" calcext:value-type="float">
            <text:p>2480</text:p>
          </table:table-cell>
          <table:table-cell office:value-type="float" office:value="1672" calcext:value-type="float">
            <text:p>1672</text:p>
          </table:table-cell>
          <table:table-cell office:value-type="float" office:value="2037" calcext:value-type="float">
            <text:p>2037</text:p>
          </table:table-cell>
          <table:table-cell office:value-type="float" office:value="2041" calcext:value-type="float">
            <text:p>2041</text:p>
          </table:table-cell>
          <table:table-cell/>
          <table:table-cell office:value-type="float" office:value="1259.65" calcext:value-type="float">
            <text:p>1259.65</text:p>
          </table:table-cell>
          <table:table-cell office:value-type="float" office:value="1146.71" calcext:value-type="float">
            <text:p>1146.71</text:p>
          </table:table-cell>
          <table:table-cell office:value-type="float" office:value="817.35" calcext:value-type="float">
            <text:p>817.35</text:p>
          </table:table-cell>
          <table:table-cell office:value-type="float" office:value="1005.1" calcext:value-type="float">
            <text:p>1005.1</text:p>
          </table:table-cell>
          <table:table-cell office:value-type="float" office:value="871.67" calcext:value-type="float">
            <text:p>871.67</text:p>
          </table:table-cell>
          <table:table-cell table:number-columns-repeated="2"/>
          <table:table-cell table:formula="of:=AVERAGE([.A235:.E235])" office:value-type="float" office:value="2165.8" calcext:value-type="float">
            <text:p>2165.8</text:p>
          </table:table-cell>
          <table:table-cell table:formula="of:=AVERAGE([.G235:.K235])" office:value-type="float" office:value="1020.096" calcext:value-type="float">
            <text:p>1020.096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440" calcext:value-type="float">
            <text:p>2440</text:p>
          </table:table-cell>
          <table:table-cell office:value-type="float" office:value="1834" calcext:value-type="float">
            <text:p>1834</text:p>
          </table:table-cell>
          <table:table-cell office:value-type="float" office:value="2123" calcext:value-type="float">
            <text:p>2123</text:p>
          </table:table-cell>
          <table:table-cell office:value-type="float" office:value="2135" calcext:value-type="float">
            <text:p>2135</text:p>
          </table:table-cell>
          <table:table-cell/>
          <table:table-cell office:value-type="float" office:value="1331.68" calcext:value-type="float">
            <text:p>1331.68</text:p>
          </table:table-cell>
          <table:table-cell office:value-type="float" office:value="1264.63" calcext:value-type="float">
            <text:p>1264.63</text:p>
          </table:table-cell>
          <table:table-cell office:value-type="float" office:value="858.83" calcext:value-type="float">
            <text:p>858.83</text:p>
          </table:table-cell>
          <table:table-cell office:value-type="float" office:value="1047.18" calcext:value-type="float">
            <text:p>1047.18</text:p>
          </table:table-cell>
          <table:table-cell office:value-type="float" office:value="860.01" calcext:value-type="float">
            <text:p>860.01</text:p>
          </table:table-cell>
          <table:table-cell table:number-columns-repeated="2"/>
          <table:table-cell table:formula="of:=AVERAGE([.A236:.E236])" office:value-type="float" office:value="2225.4" calcext:value-type="float">
            <text:p>2225.4</text:p>
          </table:table-cell>
          <table:table-cell table:formula="of:=AVERAGE([.G236:.K236])" office:value-type="float" office:value="1072.466" calcext:value-type="float">
            <text:p>1072.466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325" calcext:value-type="float">
            <text:p>2325</text:p>
          </table:table-cell>
          <table:table-cell office:value-type="float" office:value="2307" calcext:value-type="float">
            <text:p>2307</text:p>
          </table:table-cell>
          <table:table-cell office:value-type="float" office:value="2079" calcext:value-type="float">
            <text:p>2079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1248.55" calcext:value-type="float">
            <text:p>1248.55</text:p>
          </table:table-cell>
          <table:table-cell office:value-type="float" office:value="1212.09" calcext:value-type="float">
            <text:p>1212.09</text:p>
          </table:table-cell>
          <table:table-cell office:value-type="float" office:value="930.26" calcext:value-type="float">
            <text:p>930.26</text:p>
          </table:table-cell>
          <table:table-cell office:value-type="float" office:value="1158.83" calcext:value-type="float">
            <text:p>1158.83</text:p>
          </table:table-cell>
          <table:table-cell office:value-type="float" office:value="912.61" calcext:value-type="float">
            <text:p>912.61</text:p>
          </table:table-cell>
          <table:table-cell table:number-columns-repeated="2"/>
          <table:table-cell table:formula="of:=AVERAGE([.A237:.E237])" office:value-type="float" office:value="2217.2" calcext:value-type="float">
            <text:p>2217.2</text:p>
          </table:table-cell>
          <table:table-cell table:formula="of:=AVERAGE([.G237:.K237])" office:value-type="float" office:value="1092.468" calcext:value-type="float">
            <text:p>1092.468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2049" calcext:value-type="float">
            <text:p>2049</text:p>
          </table:table-cell>
          <table:table-cell office:value-type="float" office:value="2337" calcext:value-type="float">
            <text:p>2337</text:p>
          </table:table-cell>
          <table:table-cell office:value-type="float" office:value="2093" calcext:value-type="float">
            <text:p>2093</text:p>
          </table:table-cell>
          <table:table-cell office:value-type="float" office:value="2233" calcext:value-type="float">
            <text:p>2233</text:p>
          </table:table-cell>
          <table:table-cell/>
          <table:table-cell office:value-type="float" office:value="1297.61" calcext:value-type="float">
            <text:p>1297.61</text:p>
          </table:table-cell>
          <table:table-cell office:value-type="float" office:value="1206.24" calcext:value-type="float">
            <text:p>1206.24</text:p>
          </table:table-cell>
          <table:table-cell office:value-type="float" office:value="954.36" calcext:value-type="float">
            <text:p>954.36</text:p>
          </table:table-cell>
          <table:table-cell office:value-type="float" office:value="1207.44" calcext:value-type="float">
            <text:p>1207.44</text:p>
          </table:table-cell>
          <table:table-cell office:value-type="float" office:value="853.88" calcext:value-type="float">
            <text:p>853.88</text:p>
          </table:table-cell>
          <table:table-cell table:number-columns-repeated="2"/>
          <table:table-cell table:formula="of:=AVERAGE([.A238:.E238])" office:value-type="float" office:value="2284.2" calcext:value-type="float">
            <text:p>2284.2</text:p>
          </table:table-cell>
          <table:table-cell table:formula="of:=AVERAGE([.G238:.K238])" office:value-type="float" office:value="1103.906" calcext:value-type="float">
            <text:p>1103.906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2350" calcext:value-type="float">
            <text:p>2350</text:p>
          </table:table-cell>
          <table:table-cell office:value-type="float" office:value="1912" calcext:value-type="float">
            <text:p>1912</text:p>
          </table:table-cell>
          <table:table-cell office:value-type="float" office:value="2079" calcext:value-type="float">
            <text:p>2079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float" office:value="1147.77" calcext:value-type="float">
            <text:p>1147.77</text:p>
          </table:table-cell>
          <table:table-cell office:value-type="float" office:value="1256.32" calcext:value-type="float">
            <text:p>1256.32</text:p>
          </table:table-cell>
          <table:table-cell office:value-type="float" office:value="959.69" calcext:value-type="float">
            <text:p>959.69</text:p>
          </table:table-cell>
          <table:table-cell office:value-type="float" office:value="1072.32" calcext:value-type="float">
            <text:p>1072.32</text:p>
          </table:table-cell>
          <table:table-cell office:value-type="float" office:value="937.34" calcext:value-type="float">
            <text:p>937.34</text:p>
          </table:table-cell>
          <table:table-cell table:number-columns-repeated="2"/>
          <table:table-cell table:formula="of:=AVERAGE([.A239:.E239])" office:value-type="float" office:value="2224" calcext:value-type="float">
            <text:p>2224</text:p>
          </table:table-cell>
          <table:table-cell table:formula="of:=AVERAGE([.G239:.K239])" office:value-type="float" office:value="1074.688" calcext:value-type="float">
            <text:p>1074.688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490" calcext:value-type="float">
            <text:p>2490</text:p>
          </table:table-cell>
          <table:table-cell office:value-type="float" office:value="1882" calcext:value-type="float">
            <text:p>1882</text:p>
          </table:table-cell>
          <table:table-cell office:value-type="float" office:value="2137" calcext:value-type="float">
            <text:p>2137</text:p>
          </table:table-cell>
          <table:table-cell office:value-type="float" office:value="2418" calcext:value-type="float">
            <text:p>2418</text:p>
          </table:table-cell>
          <table:table-cell/>
          <table:table-cell office:value-type="float" office:value="1322.86" calcext:value-type="float">
            <text:p>1322.86</text:p>
          </table:table-cell>
          <table:table-cell office:value-type="float" office:value="1154.53" calcext:value-type="float">
            <text:p>1154.53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1120.69" calcext:value-type="float">
            <text:p>1120.69</text:p>
          </table:table-cell>
          <table:table-cell office:value-type="float" office:value="840.41" calcext:value-type="float">
            <text:p>840.41</text:p>
          </table:table-cell>
          <table:table-cell table:number-columns-repeated="2"/>
          <table:table-cell table:formula="of:=AVERAGE([.A240:.E240])" office:value-type="float" office:value="2277.2" calcext:value-type="float">
            <text:p>2277.2</text:p>
          </table:table-cell>
          <table:table-cell table:formula="of:=AVERAGE([.G240:.K240])" office:value-type="float" office:value="1089.614" calcext:value-type="float">
            <text:p>1089.614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239" calcext:value-type="float">
            <text:p>2239</text:p>
          </table:table-cell>
          <table:table-cell office:value-type="float" office:value="1930" calcext:value-type="float">
            <text:p>1930</text:p>
          </table:table-cell>
          <table:table-cell office:value-type="float" office:value="2107" calcext:value-type="float">
            <text:p>2107</text:p>
          </table:table-cell>
          <table:table-cell office:value-type="float" office:value="2660" calcext:value-type="float">
            <text:p>2660</text:p>
          </table:table-cell>
          <table:table-cell/>
          <table:table-cell office:value-type="float" office:value="1259.81" calcext:value-type="float">
            <text:p>1259.81</text:p>
          </table:table-cell>
          <table:table-cell office:value-type="float" office:value="1205.92" calcext:value-type="float">
            <text:p>1205.92</text:p>
          </table:table-cell>
          <table:table-cell office:value-type="float" office:value="986.98" calcext:value-type="float">
            <text:p>986.98</text:p>
          </table:table-cell>
          <table:table-cell office:value-type="float" office:value="1129.79" calcext:value-type="float">
            <text:p>1129.79</text:p>
          </table:table-cell>
          <table:table-cell office:value-type="float" office:value="978.12" calcext:value-type="float">
            <text:p>978.12</text:p>
          </table:table-cell>
          <table:table-cell table:number-columns-repeated="2"/>
          <table:table-cell table:formula="of:=AVERAGE([.A241:.E241])" office:value-type="float" office:value="2231.4" calcext:value-type="float">
            <text:p>2231.4</text:p>
          </table:table-cell>
          <table:table-cell table:formula="of:=AVERAGE([.G241:.K241])" office:value-type="float" office:value="1112.124" calcext:value-type="float">
            <text:p>1112.124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250" calcext:value-type="float">
            <text:p>2250</text:p>
          </table:table-cell>
          <table:table-cell office:value-type="float" office:value="2237" calcext:value-type="float">
            <text:p>2237</text:p>
          </table:table-cell>
          <table:table-cell office:value-type="float" office:value="2104" calcext:value-type="float">
            <text:p>2104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1260.85" calcext:value-type="float">
            <text:p>1260.85</text:p>
          </table:table-cell>
          <table:table-cell office:value-type="float" office:value="1159.53" calcext:value-type="float">
            <text:p>1159.53</text:p>
          </table:table-cell>
          <table:table-cell office:value-type="float" office:value="937.43" calcext:value-type="float">
            <text:p>937.43</text:p>
          </table:table-cell>
          <table:table-cell office:value-type="float" office:value="1063.9" calcext:value-type="float">
            <text:p>1063.9</text:p>
          </table:table-cell>
          <table:table-cell office:value-type="float" office:value="931.44" calcext:value-type="float">
            <text:p>931.44</text:p>
          </table:table-cell>
          <table:table-cell table:number-columns-repeated="2"/>
          <table:table-cell table:formula="of:=AVERAGE([.A242:.E242])" office:value-type="float" office:value="2165.4" calcext:value-type="float">
            <text:p>2165.4</text:p>
          </table:table-cell>
          <table:table-cell table:formula="of:=AVERAGE([.G242:.K242])" office:value-type="float" office:value="1070.63" calcext:value-type="float">
            <text:p>1070.63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304" calcext:value-type="float">
            <text:p>2304</text:p>
          </table:table-cell>
          <table:table-cell office:value-type="float" office:value="2247" calcext:value-type="float">
            <text:p>2247</text:p>
          </table:table-cell>
          <table:table-cell office:value-type="float" office:value="1992" calcext:value-type="float">
            <text:p>1992</text:p>
          </table:table-cell>
          <table:table-cell office:value-type="float" office:value="2026" calcext:value-type="float">
            <text:p>2026</text:p>
          </table:table-cell>
          <table:table-cell/>
          <table:table-cell office:value-type="float" office:value="1253.55" calcext:value-type="float">
            <text:p>1253.55</text:p>
          </table:table-cell>
          <table:table-cell office:value-type="float" office:value="1193.79" calcext:value-type="float">
            <text:p>1193.79</text:p>
          </table:table-cell>
          <table:table-cell office:value-type="float" office:value="942.11" calcext:value-type="float">
            <text:p>942.11</text:p>
          </table:table-cell>
          <table:table-cell office:value-type="float" office:value="1067.33" calcext:value-type="float">
            <text:p>1067.33</text:p>
          </table:table-cell>
          <table:table-cell office:value-type="float" office:value="952.72" calcext:value-type="float">
            <text:p>952.72</text:p>
          </table:table-cell>
          <table:table-cell table:number-columns-repeated="2"/>
          <table:table-cell table:formula="of:=AVERAGE([.A243:.E243])" office:value-type="float" office:value="2165" calcext:value-type="float">
            <text:p>2165</text:p>
          </table:table-cell>
          <table:table-cell table:formula="of:=AVERAGE([.G243:.K243])" office:value-type="float" office:value="1081.9" calcext:value-type="float">
            <text:p>1081.9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365" calcext:value-type="float">
            <text:p>2365</text:p>
          </table:table-cell>
          <table:table-cell office:value-type="float" office:value="1962" calcext:value-type="float">
            <text:p>1962</text:p>
          </table:table-cell>
          <table:table-cell office:value-type="float" office:value="1999" calcext:value-type="float">
            <text:p>1999</text:p>
          </table:table-cell>
          <table:table-cell office:value-type="float" office:value="1891" calcext:value-type="float">
            <text:p>1891</text:p>
          </table:table-cell>
          <table:table-cell/>
          <table:table-cell office:value-type="float" office:value="1248.1" calcext:value-type="float">
            <text:p>1248.1</text:p>
          </table:table-cell>
          <table:table-cell office:value-type="float" office:value="1276.01" calcext:value-type="float">
            <text:p>1276.01</text:p>
          </table:table-cell>
          <table:table-cell office:value-type="float" office:value="958.06" calcext:value-type="float">
            <text:p>958.06</text:p>
          </table:table-cell>
          <table:table-cell office:value-type="float" office:value="1037.21" calcext:value-type="float">
            <text:p>1037.21</text:p>
          </table:table-cell>
          <table:table-cell office:value-type="float" office:value="932.14" calcext:value-type="float">
            <text:p>932.14</text:p>
          </table:table-cell>
          <table:table-cell table:number-columns-repeated="2"/>
          <table:table-cell table:formula="of:=AVERAGE([.A244:.E244])" office:value-type="float" office:value="2153.2" calcext:value-type="float">
            <text:p>2153.2</text:p>
          </table:table-cell>
          <table:table-cell table:formula="of:=AVERAGE([.G244:.K244])" office:value-type="float" office:value="1090.304" calcext:value-type="float">
            <text:p>1090.304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253" calcext:value-type="float">
            <text:p>2253</text:p>
          </table:table-cell>
          <table:table-cell office:value-type="float" office:value="1787" calcext:value-type="float">
            <text:p>1787</text:p>
          </table:table-cell>
          <table:table-cell office:value-type="float" office:value="2151" calcext:value-type="float">
            <text:p>2151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300.11" calcext:value-type="float">
            <text:p>1300.11</text:p>
          </table:table-cell>
          <table:table-cell office:value-type="float" office:value="1306.24" calcext:value-type="float">
            <text:p>1306.24</text:p>
          </table:table-cell>
          <table:table-cell office:value-type="float" office:value="985.83" calcext:value-type="float">
            <text:p>985.83</text:p>
          </table:table-cell>
          <table:table-cell office:value-type="float" office:value="1073.2" calcext:value-type="float">
            <text:p>1073.2</text:p>
          </table:table-cell>
          <table:table-cell office:value-type="float" office:value="968.75" calcext:value-type="float">
            <text:p>968.75</text:p>
          </table:table-cell>
          <table:table-cell table:number-columns-repeated="2"/>
          <table:table-cell table:formula="of:=AVERAGE([.A245:.E245])" office:value-type="float" office:value="2075.8" calcext:value-type="float">
            <text:p>2075.8</text:p>
          </table:table-cell>
          <table:table-cell table:formula="of:=AVERAGE([.G245:.K245])" office:value-type="float" office:value="1126.826" calcext:value-type="float">
            <text:p>1126.826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465" calcext:value-type="float">
            <text:p>2465</text:p>
          </table:table-cell>
          <table:table-cell office:value-type="float" office:value="2012" calcext:value-type="float">
            <text:p>2012</text:p>
          </table:table-cell>
          <table:table-cell office:value-type="float" office:value="1959" calcext:value-type="float">
            <text:p>1959</text:p>
          </table:table-cell>
          <table:table-cell office:value-type="float" office:value="2108" calcext:value-type="float">
            <text:p>2108</text:p>
          </table:table-cell>
          <table:table-cell/>
          <table:table-cell office:value-type="float" office:value="1309.31" calcext:value-type="float">
            <text:p>1309.31</text:p>
          </table:table-cell>
          <table:table-cell office:value-type="float" office:value="1313.8" calcext:value-type="float">
            <text:p>1313.8</text:p>
          </table:table-cell>
          <table:table-cell office:value-type="float" office:value="952.18" calcext:value-type="float">
            <text:p>952.18</text:p>
          </table:table-cell>
          <table:table-cell office:value-type="float" office:value="1111.13" calcext:value-type="float">
            <text:p>1111.13</text:p>
          </table:table-cell>
          <table:table-cell office:value-type="float" office:value="908.28" calcext:value-type="float">
            <text:p>908.28</text:p>
          </table:table-cell>
          <table:table-cell table:number-columns-repeated="2"/>
          <table:table-cell table:formula="of:=AVERAGE([.A246:.E246])" office:value-type="float" office:value="2233.6" calcext:value-type="float">
            <text:p>2233.6</text:p>
          </table:table-cell>
          <table:table-cell table:formula="of:=AVERAGE([.G246:.K246])" office:value-type="float" office:value="1118.94" calcext:value-type="float">
            <text:p>1118.94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2530" calcext:value-type="float">
            <text:p>2530</text:p>
          </table:table-cell>
          <table:table-cell office:value-type="float" office:value="1837" calcext:value-type="float">
            <text:p>1837</text:p>
          </table:table-cell>
          <table:table-cell office:value-type="float" office:value="1972" calcext:value-type="float">
            <text:p>1972</text:p>
          </table:table-cell>
          <table:table-cell office:value-type="float" office:value="2064" calcext:value-type="float">
            <text:p>2064</text:p>
          </table:table-cell>
          <table:table-cell/>
          <table:table-cell office:value-type="float" office:value="1376.56" calcext:value-type="float">
            <text:p>1376.56</text:p>
          </table:table-cell>
          <table:table-cell office:value-type="float" office:value="1260.79" calcext:value-type="float">
            <text:p>1260.79</text:p>
          </table:table-cell>
          <table:table-cell office:value-type="float" office:value="926.95" calcext:value-type="float">
            <text:p>926.95</text:p>
          </table:table-cell>
          <table:table-cell office:value-type="float" office:value="1049.35" calcext:value-type="float">
            <text:p>1049.35</text:p>
          </table:table-cell>
          <table:table-cell office:value-type="float" office:value="961.19" calcext:value-type="float">
            <text:p>961.19</text:p>
          </table:table-cell>
          <table:table-cell table:number-columns-repeated="2"/>
          <table:table-cell table:formula="of:=AVERAGE([.A247:.E247])" office:value-type="float" office:value="2168" calcext:value-type="float">
            <text:p>2168</text:p>
          </table:table-cell>
          <table:table-cell table:formula="of:=AVERAGE([.G247:.K247])" office:value-type="float" office:value="1114.968" calcext:value-type="float">
            <text:p>1114.96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2269" calcext:value-type="float">
            <text:p>2269</text:p>
          </table:table-cell>
          <table:table-cell office:value-type="float" office:value="2039" calcext:value-type="float">
            <text:p>2039</text:p>
          </table:table-cell>
          <table:table-cell office:value-type="float" office:value="2004" calcext:value-type="float">
            <text:p>2004</text:p>
          </table:table-cell>
          <table:table-cell office:value-type="float" office:value="1876" calcext:value-type="float">
            <text:p>1876</text:p>
          </table:table-cell>
          <table:table-cell/>
          <table:table-cell office:value-type="float" office:value="1257.2" calcext:value-type="float">
            <text:p>1257.2</text:p>
          </table:table-cell>
          <table:table-cell office:value-type="float" office:value="1202.32" calcext:value-type="float">
            <text:p>1202.32</text:p>
          </table:table-cell>
          <table:table-cell office:value-type="float" office:value="948.86" calcext:value-type="float">
            <text:p>948.86</text:p>
          </table:table-cell>
          <table:table-cell office:value-type="float" office:value="1027.33" calcext:value-type="float">
            <text:p>1027.33</text:p>
          </table:table-cell>
          <table:table-cell office:value-type="float" office:value="991.43" calcext:value-type="float">
            <text:p>991.43</text:p>
          </table:table-cell>
          <table:table-cell table:number-columns-repeated="2"/>
          <table:table-cell table:formula="of:=AVERAGE([.A248:.E248])" office:value-type="float" office:value="2145.4" calcext:value-type="float">
            <text:p>2145.4</text:p>
          </table:table-cell>
          <table:table-cell table:formula="of:=AVERAGE([.G248:.K248])" office:value-type="float" office:value="1085.428" calcext:value-type="float">
            <text:p>1085.428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107" calcext:value-type="float">
            <text:p>2107</text:p>
          </table:table-cell>
          <table:table-cell office:value-type="float" office:value="1834" calcext:value-type="float">
            <text:p>1834</text:p>
          </table:table-cell>
          <table:table-cell office:value-type="float" office:value="2478" calcext:value-type="float">
            <text:p>2478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float" office:value="1255.6" calcext:value-type="float">
            <text:p>1255.6</text:p>
          </table:table-cell>
          <table:table-cell office:value-type="float" office:value="1148.76" calcext:value-type="float">
            <text:p>1148.76</text:p>
          </table:table-cell>
          <table:table-cell office:value-type="float" office:value="929.58" calcext:value-type="float">
            <text:p>929.58</text:p>
          </table:table-cell>
          <table:table-cell office:value-type="float" office:value="1084.96" calcext:value-type="float">
            <text:p>1084.96</text:p>
          </table:table-cell>
          <table:table-cell office:value-type="float" office:value="1049.97" calcext:value-type="float">
            <text:p>1049.97</text:p>
          </table:table-cell>
          <table:table-cell table:number-columns-repeated="2"/>
          <table:table-cell table:formula="of:=AVERAGE([.A249:.E249])" office:value-type="float" office:value="2325.8" calcext:value-type="float">
            <text:p>2325.8</text:p>
          </table:table-cell>
          <table:table-cell table:formula="of:=AVERAGE([.G249:.K249])" office:value-type="float" office:value="1093.774" calcext:value-type="float">
            <text:p>1093.774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190" calcext:value-type="float">
            <text:p>2190</text:p>
          </table:table-cell>
          <table:table-cell office:value-type="float" office:value="1978" calcext:value-type="float">
            <text:p>1978</text:p>
          </table:table-cell>
          <table:table-cell office:value-type="float" office:value="1992" calcext:value-type="float">
            <text:p>1992</text:p>
          </table:table-cell>
          <table:table-cell office:value-type="float" office:value="2183" calcext:value-type="float">
            <text:p>2183</text:p>
          </table:table-cell>
          <table:table-cell/>
          <table:table-cell office:value-type="float" office:value="1333.26" calcext:value-type="float">
            <text:p>1333.26</text:p>
          </table:table-cell>
          <table:table-cell office:value-type="float" office:value="1184.6" calcext:value-type="float">
            <text:p>1184.6</text:p>
          </table:table-cell>
          <table:table-cell office:value-type="float" office:value="918.06" calcext:value-type="float">
            <text:p>918.06</text:p>
          </table:table-cell>
          <table:table-cell office:value-type="float" office:value="1003.95" calcext:value-type="float">
            <text:p>1003.95</text:p>
          </table:table-cell>
          <table:table-cell office:value-type="float" office:value="1025.43" calcext:value-type="float">
            <text:p>1025.43</text:p>
          </table:table-cell>
          <table:table-cell table:number-columns-repeated="2"/>
          <table:table-cell table:formula="of:=AVERAGE([.A250:.E250])" office:value-type="float" office:value="2141.4" calcext:value-type="float">
            <text:p>2141.4</text:p>
          </table:table-cell>
          <table:table-cell table:formula="of:=AVERAGE([.G250:.K250])" office:value-type="float" office:value="1093.06" calcext:value-type="float">
            <text:p>1093.06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074" calcext:value-type="float">
            <text:p>2074</text:p>
          </table:table-cell>
          <table:table-cell office:value-type="float" office:value="2015" calcext:value-type="float">
            <text:p>2015</text:p>
          </table:table-cell>
          <table:table-cell office:value-type="float" office:value="1960" calcext:value-type="float">
            <text:p>1960</text:p>
          </table:table-cell>
          <table:table-cell office:value-type="float" office:value="2545" calcext:value-type="float">
            <text:p>2545</text:p>
          </table:table-cell>
          <table:table-cell/>
          <table:table-cell office:value-type="float" office:value="1273.83" calcext:value-type="float">
            <text:p>1273.83</text:p>
          </table:table-cell>
          <table:table-cell office:value-type="float" office:value="1152.9" calcext:value-type="float">
            <text:p>1152.9</text:p>
          </table:table-cell>
          <table:table-cell office:value-type="float" office:value="947.07" calcext:value-type="float">
            <text:p>947.07</text:p>
          </table:table-cell>
          <table:table-cell office:value-type="float" office:value="982.1" calcext:value-type="float">
            <text:p>982.1</text:p>
          </table:table-cell>
          <table:table-cell office:value-type="float" office:value="941.67" calcext:value-type="float">
            <text:p>941.67</text:p>
          </table:table-cell>
          <table:table-cell table:number-columns-repeated="2"/>
          <table:table-cell table:formula="of:=AVERAGE([.A251:.E251])" office:value-type="float" office:value="2141.2" calcext:value-type="float">
            <text:p>2141.2</text:p>
          </table:table-cell>
          <table:table-cell table:formula="of:=AVERAGE([.G251:.K251])" office:value-type="float" office:value="1059.514" calcext:value-type="float">
            <text:p>1059.514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2300" calcext:value-type="float">
            <text:p>2300</text:p>
          </table:table-cell>
          <table:table-cell office:value-type="float" office:value="1841" calcext:value-type="float">
            <text:p>1841</text:p>
          </table:table-cell>
          <table:table-cell office:value-type="float" office:value="1899" calcext:value-type="float">
            <text:p>1899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1361.19" calcext:value-type="float">
            <text:p>1361.19</text:p>
          </table:table-cell>
          <table:table-cell office:value-type="float" office:value="1079.76" calcext:value-type="float">
            <text:p>1079.76</text:p>
          </table:table-cell>
          <table:table-cell office:value-type="float" office:value="991.1" calcext:value-type="float">
            <text:p>991.1</text:p>
          </table:table-cell>
          <table:table-cell office:value-type="float" office:value="961.52" calcext:value-type="float">
            <text:p>961.52</text:p>
          </table:table-cell>
          <table:table-cell office:value-type="float" office:value="966.28" calcext:value-type="float">
            <text:p>966.28</text:p>
          </table:table-cell>
          <table:table-cell table:number-columns-repeated="2"/>
          <table:table-cell table:formula="of:=AVERAGE([.A252:.E252])" office:value-type="float" office:value="2331.2" calcext:value-type="float">
            <text:p>2331.2</text:p>
          </table:table-cell>
          <table:table-cell table:formula="of:=AVERAGE([.G252:.K252])" office:value-type="float" office:value="1071.97" calcext:value-type="float">
            <text:p>1071.97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285" calcext:value-type="float">
            <text:p>2285</text:p>
          </table:table-cell>
          <table:table-cell office:value-type="float" office:value="1728" calcext:value-type="float">
            <text:p>1728</text:p>
          </table:table-cell>
          <table:table-cell office:value-type="float" office:value="1829" calcext:value-type="float">
            <text:p>1829</text:p>
          </table:table-cell>
          <table:table-cell office:value-type="float" office:value="2486" calcext:value-type="float">
            <text:p>2486</text:p>
          </table:table-cell>
          <table:table-cell/>
          <table:table-cell office:value-type="float" office:value="1348.53" calcext:value-type="float">
            <text:p>1348.53</text:p>
          </table:table-cell>
          <table:table-cell office:value-type="float" office:value="1226.3" calcext:value-type="float">
            <text:p>1226.3</text:p>
          </table:table-cell>
          <table:table-cell office:value-type="float" office:value="899.04" calcext:value-type="float">
            <text:p>899.04</text:p>
          </table:table-cell>
          <table:table-cell office:value-type="float" office:value="1040.49" calcext:value-type="float">
            <text:p>1040.49</text:p>
          </table:table-cell>
          <table:table-cell office:value-type="float" office:value="921.32" calcext:value-type="float">
            <text:p>921.32</text:p>
          </table:table-cell>
          <table:table-cell table:number-columns-repeated="2"/>
          <table:table-cell table:formula="of:=AVERAGE([.A253:.E253])" office:value-type="float" office:value="2223.2" calcext:value-type="float">
            <text:p>2223.2</text:p>
          </table:table-cell>
          <table:table-cell table:formula="of:=AVERAGE([.G253:.K253])" office:value-type="float" office:value="1087.136" calcext:value-type="float">
            <text:p>1087.13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375" calcext:value-type="float">
            <text:p>2375</text:p>
          </table:table-cell>
          <table:table-cell office:value-type="float" office:value="1737" calcext:value-type="float">
            <text:p>1737</text:p>
          </table:table-cell>
          <table:table-cell office:value-type="float" office:value="1917" calcext:value-type="float">
            <text:p>1917</text:p>
          </table:table-cell>
          <table:table-cell office:value-type="float" office:value="2845" calcext:value-type="float">
            <text:p>2845</text:p>
          </table:table-cell>
          <table:table-cell/>
          <table:table-cell office:value-type="float" office:value="1467.69" calcext:value-type="float">
            <text:p>1467.69</text:p>
          </table:table-cell>
          <table:table-cell office:value-type="float" office:value="1064.47" calcext:value-type="float">
            <text:p>1064.47</text:p>
          </table:table-cell>
          <table:table-cell office:value-type="float" office:value="838.04" calcext:value-type="float">
            <text:p>838.04</text:p>
          </table:table-cell>
          <table:table-cell office:value-type="float" office:value="1051.54" calcext:value-type="float">
            <text:p>1051.54</text:p>
          </table:table-cell>
          <table:table-cell office:value-type="float" office:value="1005.44" calcext:value-type="float">
            <text:p>1005.44</text:p>
          </table:table-cell>
          <table:table-cell table:number-columns-repeated="2"/>
          <table:table-cell table:formula="of:=AVERAGE([.A254:.E254])" office:value-type="float" office:value="2292.8" calcext:value-type="float">
            <text:p>2292.8</text:p>
          </table:table-cell>
          <table:table-cell table:formula="of:=AVERAGE([.G254:.K254])" office:value-type="float" office:value="1085.436" calcext:value-type="float">
            <text:p>1085.436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250" calcext:value-type="float">
            <text:p>2250</text:p>
          </table:table-cell>
          <table:table-cell office:value-type="float" office:value="1960" calcext:value-type="float">
            <text:p>1960</text:p>
          </table:table-cell>
          <table:table-cell office:value-type="float" office:value="1944" calcext:value-type="float">
            <text:p>1944</text:p>
          </table:table-cell>
          <table:table-cell office:value-type="float" office:value="2645" calcext:value-type="float">
            <text:p>2645</text:p>
          </table:table-cell>
          <table:table-cell/>
          <table:table-cell office:value-type="float" office:value="1451.29" calcext:value-type="float">
            <text:p>1451.29</text:p>
          </table:table-cell>
          <table:table-cell office:value-type="float" office:value="1056.35" calcext:value-type="float">
            <text:p>1056.35</text:p>
          </table:table-cell>
          <table:table-cell office:value-type="float" office:value="889.11" calcext:value-type="float">
            <text:p>889.11</text:p>
          </table:table-cell>
          <table:table-cell office:value-type="float" office:value="958.29" calcext:value-type="float">
            <text:p>958.29</text:p>
          </table:table-cell>
          <table:table-cell office:value-type="float" office:value="935.32" calcext:value-type="float">
            <text:p>935.32</text:p>
          </table:table-cell>
          <table:table-cell table:number-columns-repeated="2"/>
          <table:table-cell table:formula="of:=AVERAGE([.A255:.E255])" office:value-type="float" office:value="2372" calcext:value-type="float">
            <text:p>2372</text:p>
          </table:table-cell>
          <table:table-cell table:formula="of:=AVERAGE([.G255:.K255])" office:value-type="float" office:value="1058.072" calcext:value-type="float">
            <text:p>1058.072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189" calcext:value-type="float">
            <text:p>2189</text:p>
          </table:table-cell>
          <table:table-cell office:value-type="float" office:value="2012" calcext:value-type="float">
            <text:p>2012</text:p>
          </table:table-cell>
          <table:table-cell office:value-type="float" office:value="2241" calcext:value-type="float">
            <text:p>2241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423.82" calcext:value-type="float">
            <text:p>1423.82</text:p>
          </table:table-cell>
          <table:table-cell office:value-type="float" office:value="1221.56" calcext:value-type="float">
            <text:p>1221.56</text:p>
          </table:table-cell>
          <table:table-cell office:value-type="float" office:value="929.29" calcext:value-type="float">
            <text:p>929.29</text:p>
          </table:table-cell>
          <table:table-cell office:value-type="float" office:value="1061.78" calcext:value-type="float">
            <text:p>1061.78</text:p>
          </table:table-cell>
          <table:table-cell office:value-type="float" office:value="919.62" calcext:value-type="float">
            <text:p>919.62</text:p>
          </table:table-cell>
          <table:table-cell table:number-columns-repeated="2"/>
          <table:table-cell table:formula="of:=AVERAGE([.A256:.E256])" office:value-type="float" office:value="2125" calcext:value-type="float">
            <text:p>2125</text:p>
          </table:table-cell>
          <table:table-cell table:formula="of:=AVERAGE([.G256:.K256])" office:value-type="float" office:value="1111.214" calcext:value-type="float">
            <text:p>1111.214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390" calcext:value-type="float">
            <text:p>2390</text:p>
          </table:table-cell>
          <table:table-cell office:value-type="float" office:value="1834" calcext:value-type="float">
            <text:p>1834</text:p>
          </table:table-cell>
          <table:table-cell office:value-type="float" office:value="2104" calcext:value-type="float">
            <text:p>2104</text:p>
          </table:table-cell>
          <table:table-cell office:value-type="float" office:value="2133" calcext:value-type="float">
            <text:p>2133</text:p>
          </table:table-cell>
          <table:table-cell/>
          <table:table-cell office:value-type="float" office:value="1451.76" calcext:value-type="float">
            <text:p>1451.76</text:p>
          </table:table-cell>
          <table:table-cell office:value-type="float" office:value="1066.61" calcext:value-type="float">
            <text:p>1066.61</text:p>
          </table:table-cell>
          <table:table-cell office:value-type="float" office:value="881.37" calcext:value-type="float">
            <text:p>881.37</text:p>
          </table:table-cell>
          <table:table-cell office:value-type="float" office:value="979.64" calcext:value-type="float">
            <text:p>979.64</text:p>
          </table:table-cell>
          <table:table-cell office:value-type="float" office:value="936.1" calcext:value-type="float">
            <text:p>936.1</text:p>
          </table:table-cell>
          <table:table-cell table:number-columns-repeated="2"/>
          <table:table-cell table:formula="of:=AVERAGE([.A257:.E257])" office:value-type="float" office:value="2189.8" calcext:value-type="float">
            <text:p>2189.8</text:p>
          </table:table-cell>
          <table:table-cell table:formula="of:=AVERAGE([.G257:.K257])" office:value-type="float" office:value="1063.096" calcext:value-type="float">
            <text:p>1063.096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2224" calcext:value-type="float">
            <text:p>2224</text:p>
          </table:table-cell>
          <table:table-cell office:value-type="float" office:value="1749" calcext:value-type="float">
            <text:p>1749</text:p>
          </table:table-cell>
          <table:table-cell office:value-type="float" office:value="1879" calcext:value-type="float">
            <text:p>1879</text:p>
          </table:table-cell>
          <table:table-cell office:value-type="float" office:value="2549" calcext:value-type="float">
            <text:p>2549</text:p>
          </table:table-cell>
          <table:table-cell/>
          <table:table-cell office:value-type="float" office:value="1413.56" calcext:value-type="float">
            <text:p>1413.56</text:p>
          </table:table-cell>
          <table:table-cell office:value-type="float" office:value="1097.35" calcext:value-type="float">
            <text:p>1097.35</text:p>
          </table:table-cell>
          <table:table-cell office:value-type="float" office:value="951.35" calcext:value-type="float">
            <text:p>951.35</text:p>
          </table:table-cell>
          <table:table-cell office:value-type="float" office:value="985" calcext:value-type="float">
            <text:p>985</text:p>
          </table:table-cell>
          <table:table-cell office:value-type="float" office:value="921.18" calcext:value-type="float">
            <text:p>921.18</text:p>
          </table:table-cell>
          <table:table-cell table:number-columns-repeated="2"/>
          <table:table-cell table:formula="of:=AVERAGE([.A258:.E258])" office:value-type="float" office:value="2127" calcext:value-type="float">
            <text:p>2127</text:p>
          </table:table-cell>
          <table:table-cell table:formula="of:=AVERAGE([.G258:.K258])" office:value-type="float" office:value="1073.688" calcext:value-type="float">
            <text:p>1073.688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300" calcext:value-type="float">
            <text:p>2300</text:p>
          </table:table-cell>
          <table:table-cell office:value-type="float" office:value="1837" calcext:value-type="float">
            <text:p>1837</text:p>
          </table:table-cell>
          <table:table-cell office:value-type="float" office:value="1922" calcext:value-type="float">
            <text:p>1922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469.41" calcext:value-type="float">
            <text:p>1469.41</text:p>
          </table:table-cell>
          <table:table-cell office:value-type="float" office:value="1088.94" calcext:value-type="float">
            <text:p>1088.94</text:p>
          </table:table-cell>
          <table:table-cell office:value-type="float" office:value="938.71" calcext:value-type="float">
            <text:p>938.71</text:p>
          </table:table-cell>
          <table:table-cell office:value-type="float" office:value="1015.51" calcext:value-type="float">
            <text:p>1015.51</text:p>
          </table:table-cell>
          <table:table-cell office:value-type="float" office:value="1040.85" calcext:value-type="float">
            <text:p>1040.85</text:p>
          </table:table-cell>
          <table:table-cell table:number-columns-repeated="2"/>
          <table:table-cell table:formula="of:=AVERAGE([.A259:.E259])" office:value-type="float" office:value="2147.2" calcext:value-type="float">
            <text:p>2147.2</text:p>
          </table:table-cell>
          <table:table-cell table:formula="of:=AVERAGE([.G259:.K259])" office:value-type="float" office:value="1110.684" calcext:value-type="float">
            <text:p>1110.684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450" calcext:value-type="float">
            <text:p>2450</text:p>
          </table:table-cell>
          <table:table-cell office:value-type="float" office:value="2341" calcext:value-type="float">
            <text:p>2341</text:p>
          </table:table-cell>
          <table:table-cell office:value-type="float" office:value="1859" calcext:value-type="float">
            <text:p>1859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567.81" calcext:value-type="float">
            <text:p>1567.81</text:p>
          </table:table-cell>
          <table:table-cell office:value-type="float" office:value="1088.6" calcext:value-type="float">
            <text:p>1088.6</text:p>
          </table:table-cell>
          <table:table-cell office:value-type="float" office:value="1041.74" calcext:value-type="float">
            <text:p>1041.74</text:p>
          </table:table-cell>
          <table:table-cell office:value-type="float" office:value="1032.18" calcext:value-type="float">
            <text:p>1032.18</text:p>
          </table:table-cell>
          <table:table-cell office:value-type="float" office:value="1041.93" calcext:value-type="float">
            <text:p>1041.93</text:p>
          </table:table-cell>
          <table:table-cell table:number-columns-repeated="2"/>
          <table:table-cell table:formula="of:=AVERAGE([.A260:.E260])" office:value-type="float" office:value="2223.4" calcext:value-type="float">
            <text:p>2223.4</text:p>
          </table:table-cell>
          <table:table-cell table:formula="of:=AVERAGE([.G260:.K260])" office:value-type="float" office:value="1154.452" calcext:value-type="float">
            <text:p>1154.452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250" calcext:value-type="float">
            <text:p>2250</text:p>
          </table:table-cell>
          <table:table-cell office:value-type="float" office:value="1787" calcext:value-type="float">
            <text:p>1787</text:p>
          </table:table-cell>
          <table:table-cell office:value-type="float" office:value="2084" calcext:value-type="float">
            <text:p>2084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float" office:value="1426.95" calcext:value-type="float">
            <text:p>1426.95</text:p>
          </table:table-cell>
          <table:table-cell office:value-type="float" office:value="1135.39" calcext:value-type="float">
            <text:p>1135.39</text:p>
          </table:table-cell>
          <table:table-cell office:value-type="float" office:value="966.98" calcext:value-type="float">
            <text:p>966.98</text:p>
          </table:table-cell>
          <table:table-cell office:value-type="float" office:value="1026.78" calcext:value-type="float">
            <text:p>1026.78</text:p>
          </table:table-cell>
          <table:table-cell office:value-type="float" office:value="1041.89" calcext:value-type="float">
            <text:p>1041.89</text:p>
          </table:table-cell>
          <table:table-cell table:number-columns-repeated="2"/>
          <table:table-cell table:formula="of:=AVERAGE([.A261:.E261])" office:value-type="float" office:value="2087.6" calcext:value-type="float">
            <text:p>2087.6</text:p>
          </table:table-cell>
          <table:table-cell table:formula="of:=AVERAGE([.G261:.K261])" office:value-type="float" office:value="1119.598" calcext:value-type="float">
            <text:p>1119.598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365" calcext:value-type="float">
            <text:p>2365</text:p>
          </table:table-cell>
          <table:table-cell office:value-type="float" office:value="1814" calcext:value-type="float">
            <text:p>1814</text:p>
          </table:table-cell>
          <table:table-cell office:value-type="float" office:value="2078" calcext:value-type="float">
            <text:p>2078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float" office:value="1456.13" calcext:value-type="float">
            <text:p>1456.13</text:p>
          </table:table-cell>
          <table:table-cell office:value-type="float" office:value="1125.28" calcext:value-type="float">
            <text:p>1125.28</text:p>
          </table:table-cell>
          <table:table-cell office:value-type="float" office:value="932.23" calcext:value-type="float">
            <text:p>932.23</text:p>
          </table:table-cell>
          <table:table-cell office:value-type="float" office:value="1100.3" calcext:value-type="float">
            <text:p>1100.3</text:p>
          </table:table-cell>
          <table:table-cell office:value-type="float" office:value="972.06" calcext:value-type="float">
            <text:p>972.06</text:p>
          </table:table-cell>
          <table:table-cell table:number-columns-repeated="2"/>
          <table:table-cell table:formula="of:=AVERAGE([.A262:.E262])" office:value-type="float" office:value="2073.8" calcext:value-type="float">
            <text:p>2073.8</text:p>
          </table:table-cell>
          <table:table-cell table:formula="of:=AVERAGE([.G262:.K262])" office:value-type="float" office:value="1117.2" calcext:value-type="float">
            <text:p>1117.2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2300" calcext:value-type="float">
            <text:p>2300</text:p>
          </table:table-cell>
          <table:table-cell office:value-type="float" office:value="1962" calcext:value-type="float">
            <text:p>1962</text:p>
          </table:table-cell>
          <table:table-cell office:value-type="float" office:value="2227" calcext:value-type="float">
            <text:p>2227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float" office:value="1475.16" calcext:value-type="float">
            <text:p>1475.16</text:p>
          </table:table-cell>
          <table:table-cell office:value-type="float" office:value="1221.47" calcext:value-type="float">
            <text:p>1221.47</text:p>
          </table:table-cell>
          <table:table-cell office:value-type="float" office:value="958" calcext:value-type="float">
            <text:p>958</text:p>
          </table:table-cell>
          <table:table-cell office:value-type="float" office:value="1104.81" calcext:value-type="float">
            <text:p>1104.81</text:p>
          </table:table-cell>
          <table:table-cell office:value-type="float" office:value="937.75" calcext:value-type="float">
            <text:p>937.75</text:p>
          </table:table-cell>
          <table:table-cell table:number-columns-repeated="2"/>
          <table:table-cell table:formula="of:=AVERAGE([.A263:.E263])" office:value-type="float" office:value="2183.2" calcext:value-type="float">
            <text:p>2183.2</text:p>
          </table:table-cell>
          <table:table-cell table:formula="of:=AVERAGE([.G263:.K263])" office:value-type="float" office:value="1139.438" calcext:value-type="float">
            <text:p>1139.43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139" calcext:value-type="float">
            <text:p>2139</text:p>
          </table:table-cell>
          <table:table-cell office:value-type="float" office:value="1687" calcext:value-type="float">
            <text:p>1687</text:p>
          </table:table-cell>
          <table:table-cell office:value-type="float" office:value="1972" calcext:value-type="float">
            <text:p>1972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float" office:value="1230.48" calcext:value-type="float">
            <text:p>1230.48</text:p>
          </table:table-cell>
          <table:table-cell office:value-type="float" office:value="1135.92" calcext:value-type="float">
            <text:p>1135.92</text:p>
          </table:table-cell>
          <table:table-cell office:value-type="float" office:value="980.67" calcext:value-type="float">
            <text:p>980.67</text:p>
          </table:table-cell>
          <table:table-cell office:value-type="float" office:value="1020.72" calcext:value-type="float">
            <text:p>1020.72</text:p>
          </table:table-cell>
          <table:table-cell office:value-type="float" office:value="883.36" calcext:value-type="float">
            <text:p>883.36</text:p>
          </table:table-cell>
          <table:table-cell table:number-columns-repeated="2"/>
          <table:table-cell table:formula="of:=AVERAGE([.A264:.E264])" office:value-type="float" office:value="1949" calcext:value-type="float">
            <text:p>1949</text:p>
          </table:table-cell>
          <table:table-cell table:formula="of:=AVERAGE([.G264:.K264])" office:value-type="float" office:value="1050.23" calcext:value-type="float">
            <text:p>1050.2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315" calcext:value-type="float">
            <text:p>2315</text:p>
          </table:table-cell>
          <table:table-cell office:value-type="float" office:value="1964" calcext:value-type="float">
            <text:p>1964</text:p>
          </table:table-cell>
          <table:table-cell office:value-type="float" office:value="2052" calcext:value-type="float">
            <text:p>2052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float" office:value="1166.38" calcext:value-type="float">
            <text:p>1166.38</text:p>
          </table:table-cell>
          <table:table-cell office:value-type="float" office:value="1194.76" calcext:value-type="float">
            <text:p>1194.76</text:p>
          </table:table-cell>
          <table:table-cell office:value-type="float" office:value="1038.3" calcext:value-type="float">
            <text:p>1038.3</text:p>
          </table:table-cell>
          <table:table-cell office:value-type="float" office:value="1056.66" calcext:value-type="float">
            <text:p>1056.66</text:p>
          </table:table-cell>
          <table:table-cell office:value-type="float" office:value="972.08" calcext:value-type="float">
            <text:p>972.08</text:p>
          </table:table-cell>
          <table:table-cell table:number-columns-repeated="2"/>
          <table:table-cell table:formula="of:=AVERAGE([.A265:.E265])" office:value-type="float" office:value="2107" calcext:value-type="float">
            <text:p>2107</text:p>
          </table:table-cell>
          <table:table-cell table:formula="of:=AVERAGE([.G265:.K265])" office:value-type="float" office:value="1085.636" calcext:value-type="float">
            <text:p>1085.636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475" calcext:value-type="float">
            <text:p>2475</text:p>
          </table:table-cell>
          <table:table-cell office:value-type="float" office:value="1787" calcext:value-type="float">
            <text:p>1787</text:p>
          </table:table-cell>
          <table:table-cell office:value-type="float" office:value="1982" calcext:value-type="float">
            <text:p>1982</text:p>
          </table:table-cell>
          <table:table-cell office:value-type="float" office:value="1618" calcext:value-type="float">
            <text:p>1618</text:p>
          </table:table-cell>
          <table:table-cell/>
          <table:table-cell office:value-type="float" office:value="1321.75" calcext:value-type="float">
            <text:p>1321.75</text:p>
          </table:table-cell>
          <table:table-cell office:value-type="float" office:value="1083.52" calcext:value-type="float">
            <text:p>1083.52</text:p>
          </table:table-cell>
          <table:table-cell office:value-type="float" office:value="976.36" calcext:value-type="float">
            <text:p>976.36</text:p>
          </table:table-cell>
          <table:table-cell office:value-type="float" office:value="1135.08" calcext:value-type="float">
            <text:p>1135.08</text:p>
          </table:table-cell>
          <table:table-cell office:value-type="float" office:value="885.91" calcext:value-type="float">
            <text:p>885.91</text:p>
          </table:table-cell>
          <table:table-cell table:number-columns-repeated="2"/>
          <table:table-cell table:formula="of:=AVERAGE([.A266:.E266])" office:value-type="float" office:value="2016.2" calcext:value-type="float">
            <text:p>2016.2</text:p>
          </table:table-cell>
          <table:table-cell table:formula="of:=AVERAGE([.G266:.K266])" office:value-type="float" office:value="1080.524" calcext:value-type="float">
            <text:p>1080.524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380" calcext:value-type="float">
            <text:p>2380</text:p>
          </table:table-cell>
          <table:table-cell office:value-type="float" office:value="1737" calcext:value-type="float">
            <text:p>1737</text:p>
          </table:table-cell>
          <table:table-cell office:value-type="float" office:value="1919" calcext:value-type="float">
            <text:p>1919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1393.29" calcext:value-type="float">
            <text:p>1393.29</text:p>
          </table:table-cell>
          <table:table-cell office:value-type="float" office:value="1143.83" calcext:value-type="float">
            <text:p>1143.83</text:p>
          </table:table-cell>
          <table:table-cell office:value-type="float" office:value="914.68" calcext:value-type="float">
            <text:p>914.68</text:p>
          </table:table-cell>
          <table:table-cell office:value-type="float" office:value="1073.33" calcext:value-type="float">
            <text:p>1073.33</text:p>
          </table:table-cell>
          <table:table-cell office:value-type="float" office:value="900.05" calcext:value-type="float">
            <text:p>900.05</text:p>
          </table:table-cell>
          <table:table-cell table:number-columns-repeated="2"/>
          <table:table-cell table:formula="of:=AVERAGE([.A267:.E267])" office:value-type="float" office:value="2007.2" calcext:value-type="float">
            <text:p>2007.2</text:p>
          </table:table-cell>
          <table:table-cell table:formula="of:=AVERAGE([.G267:.K267])" office:value-type="float" office:value="1085.036" calcext:value-type="float">
            <text:p>1085.036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231" calcext:value-type="float">
            <text:p>2231</text:p>
          </table:table-cell>
          <table:table-cell office:value-type="float" office:value="1802" calcext:value-type="float">
            <text:p>1802</text:p>
          </table:table-cell>
          <table:table-cell office:value-type="float" office:value="2039" calcext:value-type="float">
            <text:p>2039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float" office:value="1317.4" calcext:value-type="float">
            <text:p>1317.4</text:p>
          </table:table-cell>
          <table:table-cell office:value-type="float" office:value="1043.61" calcext:value-type="float">
            <text:p>1043.61</text:p>
          </table:table-cell>
          <table:table-cell office:value-type="float" office:value="953.97" calcext:value-type="float">
            <text:p>953.97</text:p>
          </table:table-cell>
          <table:table-cell office:value-type="float" office:value="1008.26" calcext:value-type="float">
            <text:p>1008.26</text:p>
          </table:table-cell>
          <table:table-cell office:value-type="float" office:value="986.59" calcext:value-type="float">
            <text:p>986.59</text:p>
          </table:table-cell>
          <table:table-cell table:number-columns-repeated="2"/>
          <table:table-cell table:formula="of:=AVERAGE([.A268:.E268])" office:value-type="float" office:value="2129.2" calcext:value-type="float">
            <text:p>2129.2</text:p>
          </table:table-cell>
          <table:table-cell table:formula="of:=AVERAGE([.G268:.K268])" office:value-type="float" office:value="1061.966" calcext:value-type="float">
            <text:p>1061.96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325" calcext:value-type="float">
            <text:p>2325</text:p>
          </table:table-cell>
          <table:table-cell office:value-type="float" office:value="1944" calcext:value-type="float">
            <text:p>1944</text:p>
          </table:table-cell>
          <table:table-cell office:value-type="float" office:value="2022" calcext:value-type="float">
            <text:p>2022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331.59" calcext:value-type="float">
            <text:p>1331.59</text:p>
          </table:table-cell>
          <table:table-cell office:value-type="float" office:value="1173.56" calcext:value-type="float">
            <text:p>1173.56</text:p>
          </table:table-cell>
          <table:table-cell office:value-type="float" office:value="969.23" calcext:value-type="float">
            <text:p>969.23</text:p>
          </table:table-cell>
          <table:table-cell office:value-type="float" office:value="1032.61" calcext:value-type="float">
            <text:p>1032.61</text:p>
          </table:table-cell>
          <table:table-cell office:value-type="float" office:value="1014.05" calcext:value-type="float">
            <text:p>1014.05</text:p>
          </table:table-cell>
          <table:table-cell table:number-columns-repeated="2"/>
          <table:table-cell table:formula="of:=AVERAGE([.A269:.E269])" office:value-type="float" office:value="2023.8" calcext:value-type="float">
            <text:p>2023.8</text:p>
          </table:table-cell>
          <table:table-cell table:formula="of:=AVERAGE([.G269:.K269])" office:value-type="float" office:value="1104.208" calcext:value-type="float">
            <text:p>1104.208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425" calcext:value-type="float">
            <text:p>2425</text:p>
          </table:table-cell>
          <table:table-cell office:value-type="float" office:value="1962" calcext:value-type="float">
            <text:p>1962</text:p>
          </table:table-cell>
          <table:table-cell office:value-type="float" office:value="1832" calcext:value-type="float">
            <text:p>1832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float" office:value="1239.71" calcext:value-type="float">
            <text:p>1239.71</text:p>
          </table:table-cell>
          <table:table-cell office:value-type="float" office:value="1188.28" calcext:value-type="float">
            <text:p>1188.28</text:p>
          </table:table-cell>
          <table:table-cell office:value-type="float" office:value="980.5" calcext:value-type="float">
            <text:p>980.5</text:p>
          </table:table-cell>
          <table:table-cell office:value-type="float" office:value="1083.25" calcext:value-type="float">
            <text:p>1083.25</text:p>
          </table:table-cell>
          <table:table-cell office:value-type="float" office:value="956.51" calcext:value-type="float">
            <text:p>956.51</text:p>
          </table:table-cell>
          <table:table-cell table:number-columns-repeated="2"/>
          <table:table-cell table:formula="of:=AVERAGE([.A270:.E270])" office:value-type="float" office:value="2049" calcext:value-type="float">
            <text:p>2049</text:p>
          </table:table-cell>
          <table:table-cell table:formula="of:=AVERAGE([.G270:.K270])" office:value-type="float" office:value="1089.65" calcext:value-type="float">
            <text:p>1089.65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224" calcext:value-type="float">
            <text:p>2224</text:p>
          </table:table-cell>
          <table:table-cell office:value-type="float" office:value="2525" calcext:value-type="float">
            <text:p>2525</text:p>
          </table:table-cell>
          <table:table-cell office:value-type="float" office:value="2012" calcext:value-type="float">
            <text:p>2012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1304.26" calcext:value-type="float">
            <text:p>1304.26</text:p>
          </table:table-cell>
          <table:table-cell office:value-type="float" office:value="1165.02" calcext:value-type="float">
            <text:p>1165.02</text:p>
          </table:table-cell>
          <table:table-cell office:value-type="float" office:value="944.71" calcext:value-type="float">
            <text:p>944.71</text:p>
          </table:table-cell>
          <table:table-cell office:value-type="float" office:value="1105.94" calcext:value-type="float">
            <text:p>1105.94</text:p>
          </table:table-cell>
          <table:table-cell office:value-type="float" office:value="1054.83" calcext:value-type="float">
            <text:p>1054.83</text:p>
          </table:table-cell>
          <table:table-cell table:number-columns-repeated="2"/>
          <table:table-cell table:formula="of:=AVERAGE([.A271:.E271])" office:value-type="float" office:value="2165.6" calcext:value-type="float">
            <text:p>2165.6</text:p>
          </table:table-cell>
          <table:table-cell table:formula="of:=AVERAGE([.G271:.K271])" office:value-type="float" office:value="1114.952" calcext:value-type="float">
            <text:p>1114.952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139" calcext:value-type="float">
            <text:p>2139</text:p>
          </table:table-cell>
          <table:table-cell office:value-type="float" office:value="1814" calcext:value-type="float">
            <text:p>1814</text:p>
          </table:table-cell>
          <table:table-cell office:value-type="float" office:value="2327" calcext:value-type="float">
            <text:p>2327</text:p>
          </table:table-cell>
          <table:table-cell office:value-type="float" office:value="2119" calcext:value-type="float">
            <text:p>2119</text:p>
          </table:table-cell>
          <table:table-cell/>
          <table:table-cell office:value-type="float" office:value="1441.82" calcext:value-type="float">
            <text:p>1441.82</text:p>
          </table:table-cell>
          <table:table-cell office:value-type="float" office:value="1190.03" calcext:value-type="float">
            <text:p>1190.03</text:p>
          </table:table-cell>
          <table:table-cell office:value-type="float" office:value="1003.78" calcext:value-type="float">
            <text:p>1003.78</text:p>
          </table:table-cell>
          <table:table-cell office:value-type="float" office:value="1060.86" calcext:value-type="float">
            <text:p>1060.86</text:p>
          </table:table-cell>
          <table:table-cell office:value-type="float" office:value="1007.84" calcext:value-type="float">
            <text:p>1007.84</text:p>
          </table:table-cell>
          <table:table-cell table:number-columns-repeated="2"/>
          <table:table-cell table:formula="of:=AVERAGE([.A272:.E272])" office:value-type="float" office:value="2152.8" calcext:value-type="float">
            <text:p>2152.8</text:p>
          </table:table-cell>
          <table:table-cell table:formula="of:=AVERAGE([.G272:.K272])" office:value-type="float" office:value="1140.866" calcext:value-type="float">
            <text:p>1140.866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155" calcext:value-type="float">
            <text:p>2155</text:p>
          </table:table-cell>
          <table:table-cell office:value-type="float" office:value="1849" calcext:value-type="float">
            <text:p>1849</text:p>
          </table:table-cell>
          <table:table-cell office:value-type="float" office:value="2152" calcext:value-type="float">
            <text:p>2152</text:p>
          </table:table-cell>
          <table:table-cell office:value-type="float" office:value="2254" calcext:value-type="float">
            <text:p>2254</text:p>
          </table:table-cell>
          <table:table-cell/>
          <table:table-cell office:value-type="float" office:value="1328.95" calcext:value-type="float">
            <text:p>1328.95</text:p>
          </table:table-cell>
          <table:table-cell office:value-type="float" office:value="1228.6" calcext:value-type="float">
            <text:p>1228.6</text:p>
          </table:table-cell>
          <table:table-cell office:value-type="float" office:value="948.59" calcext:value-type="float">
            <text:p>948.59</text:p>
          </table:table-cell>
          <table:table-cell office:value-type="float" office:value="1154.93" calcext:value-type="float">
            <text:p>1154.93</text:p>
          </table:table-cell>
          <table:table-cell office:value-type="float" office:value="1070.73" calcext:value-type="float">
            <text:p>1070.73</text:p>
          </table:table-cell>
          <table:table-cell table:number-columns-repeated="2"/>
          <table:table-cell table:formula="of:=AVERAGE([.A273:.E273])" office:value-type="float" office:value="2104.2" calcext:value-type="float">
            <text:p>2104.2</text:p>
          </table:table-cell>
          <table:table-cell table:formula="of:=AVERAGE([.G273:.K273])" office:value-type="float" office:value="1146.36" calcext:value-type="float">
            <text:p>1146.36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390" calcext:value-type="float">
            <text:p>2390</text:p>
          </table:table-cell>
          <table:table-cell office:value-type="float" office:value="1737" calcext:value-type="float">
            <text:p>1737</text:p>
          </table:table-cell>
          <table:table-cell office:value-type="float" office:value="2157" calcext:value-type="float">
            <text:p>2157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float" office:value="1385.89" calcext:value-type="float">
            <text:p>1385.89</text:p>
          </table:table-cell>
          <table:table-cell office:value-type="float" office:value="1134.56" calcext:value-type="float">
            <text:p>1134.56</text:p>
          </table:table-cell>
          <table:table-cell office:value-type="float" office:value="974.63" calcext:value-type="float">
            <text:p>974.63</text:p>
          </table:table-cell>
          <table:table-cell office:value-type="float" office:value="1078.34" calcext:value-type="float">
            <text:p>1078.34</text:p>
          </table:table-cell>
          <table:table-cell office:value-type="float" office:value="1005.2" calcext:value-type="float">
            <text:p>1005.2</text:p>
          </table:table-cell>
          <table:table-cell table:number-columns-repeated="2"/>
          <table:table-cell table:formula="of:=AVERAGE([.A274:.E274])" office:value-type="float" office:value="2057.4" calcext:value-type="float">
            <text:p>2057.4</text:p>
          </table:table-cell>
          <table:table-cell table:formula="of:=AVERAGE([.G274:.K274])" office:value-type="float" office:value="1115.724" calcext:value-type="float">
            <text:p>1115.724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245" calcext:value-type="float">
            <text:p>2245</text:p>
          </table:table-cell>
          <table:table-cell office:value-type="float" office:value="1932" calcext:value-type="float">
            <text:p>1932</text:p>
          </table:table-cell>
          <table:table-cell office:value-type="float" office:value="1967" calcext:value-type="float">
            <text:p>1967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1429.89" calcext:value-type="float">
            <text:p>1429.89</text:p>
          </table:table-cell>
          <table:table-cell office:value-type="float" office:value="1094.9" calcext:value-type="float">
            <text:p>1094.9</text:p>
          </table:table-cell>
          <table:table-cell office:value-type="float" office:value="1002.82" calcext:value-type="float">
            <text:p>1002.82</text:p>
          </table:table-cell>
          <table:table-cell office:value-type="float" office:value="1092.67" calcext:value-type="float">
            <text:p>1092.67</text:p>
          </table:table-cell>
          <table:table-cell office:value-type="float" office:value="985.91" calcext:value-type="float">
            <text:p>985.91</text:p>
          </table:table-cell>
          <table:table-cell table:number-columns-repeated="2"/>
          <table:table-cell table:formula="of:=AVERAGE([.A275:.E275])" office:value-type="float" office:value="2048.6" calcext:value-type="float">
            <text:p>2048.6</text:p>
          </table:table-cell>
          <table:table-cell table:formula="of:=AVERAGE([.G275:.K275])" office:value-type="float" office:value="1121.238" calcext:value-type="float">
            <text:p>1121.238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400" calcext:value-type="float">
            <text:p>2400</text:p>
          </table:table-cell>
          <table:table-cell office:value-type="float" office:value="1879" calcext:value-type="float">
            <text:p>1879</text:p>
          </table:table-cell>
          <table:table-cell office:value-type="float" office:value="2107" calcext:value-type="float">
            <text:p>2107</text:p>
          </table:table-cell>
          <table:table-cell office:value-type="float" office:value="2031" calcext:value-type="float">
            <text:p>2031</text:p>
          </table:table-cell>
          <table:table-cell/>
          <table:table-cell office:value-type="float" office:value="1193.03" calcext:value-type="float">
            <text:p>1193.03</text:p>
          </table:table-cell>
          <table:table-cell office:value-type="float" office:value="1114.96" calcext:value-type="float">
            <text:p>1114.96</text:p>
          </table:table-cell>
          <table:table-cell office:value-type="float" office:value="964.14" calcext:value-type="float">
            <text:p>964.14</text:p>
          </table:table-cell>
          <table:table-cell office:value-type="float" office:value="1143.77" calcext:value-type="float">
            <text:p>1143.77</text:p>
          </table:table-cell>
          <table:table-cell office:value-type="float" office:value="1017.71" calcext:value-type="float">
            <text:p>1017.71</text:p>
          </table:table-cell>
          <table:table-cell table:number-columns-repeated="2"/>
          <table:table-cell table:formula="of:=AVERAGE([.A276:.E276])" office:value-type="float" office:value="2134.6" calcext:value-type="float">
            <text:p>2134.6</text:p>
          </table:table-cell>
          <table:table-cell table:formula="of:=AVERAGE([.G276:.K276])" office:value-type="float" office:value="1086.722" calcext:value-type="float">
            <text:p>1086.722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255" calcext:value-type="float">
            <text:p>2255</text:p>
          </table:table-cell>
          <table:table-cell office:value-type="float" office:value="1912" calcext:value-type="float">
            <text:p>1912</text:p>
          </table:table-cell>
          <table:table-cell office:value-type="float" office:value="2107" calcext:value-type="float">
            <text:p>210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96.89" calcext:value-type="float">
            <text:p>1396.89</text:p>
          </table:table-cell>
          <table:table-cell office:value-type="float" office:value="1167.92" calcext:value-type="float">
            <text:p>1167.92</text:p>
          </table:table-cell>
          <table:table-cell office:value-type="float" office:value="971.87" calcext:value-type="float">
            <text:p>971.87</text:p>
          </table:table-cell>
          <table:table-cell office:value-type="float" office:value="983.2" calcext:value-type="float">
            <text:p>983.2</text:p>
          </table:table-cell>
          <table:table-cell office:value-type="float" office:value="983.97" calcext:value-type="float">
            <text:p>983.97</text:p>
          </table:table-cell>
          <table:table-cell table:number-columns-repeated="2"/>
          <table:table-cell table:formula="of:=AVERAGE([.A277:.E277])" office:value-type="float" office:value="2212" calcext:value-type="float">
            <text:p>2212</text:p>
          </table:table-cell>
          <table:table-cell table:formula="of:=AVERAGE([.G277:.K277])" office:value-type="float" office:value="1100.77" calcext:value-type="float">
            <text:p>1100.77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400" calcext:value-type="float">
            <text:p>2400</text:p>
          </table:table-cell>
          <table:table-cell office:value-type="float" office:value="1962" calcext:value-type="float">
            <text:p>1962</text:p>
          </table:table-cell>
          <table:table-cell office:value-type="float" office:value="1994" calcext:value-type="float">
            <text:p>1994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1326.19" calcext:value-type="float">
            <text:p>1326.19</text:p>
          </table:table-cell>
          <table:table-cell office:value-type="float" office:value="1103.31" calcext:value-type="float">
            <text:p>1103.31</text:p>
          </table:table-cell>
          <table:table-cell office:value-type="float" office:value="877.44" calcext:value-type="float">
            <text:p>877.44</text:p>
          </table:table-cell>
          <table:table-cell office:value-type="float" office:value="1058.73" calcext:value-type="float">
            <text:p>1058.73</text:p>
          </table:table-cell>
          <table:table-cell office:value-type="float" office:value="991.18" calcext:value-type="float">
            <text:p>991.18</text:p>
          </table:table-cell>
          <table:table-cell table:number-columns-repeated="2"/>
          <table:table-cell table:formula="of:=AVERAGE([.A278:.E278])" office:value-type="float" office:value="2082.6" calcext:value-type="float">
            <text:p>2082.6</text:p>
          </table:table-cell>
          <table:table-cell table:formula="of:=AVERAGE([.G278:.K278])" office:value-type="float" office:value="1071.37" calcext:value-type="float">
            <text:p>1071.3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074" calcext:value-type="float">
            <text:p>2074</text:p>
          </table:table-cell>
          <table:table-cell office:value-type="float" office:value="1799" calcext:value-type="float">
            <text:p>1799</text:p>
          </table:table-cell>
          <table:table-cell office:value-type="float" office:value="2092" calcext:value-type="float">
            <text:p>2092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1342.45" calcext:value-type="float">
            <text:p>1342.45</text:p>
          </table:table-cell>
          <table:table-cell office:value-type="float" office:value="1126.51" calcext:value-type="float">
            <text:p>1126.51</text:p>
          </table:table-cell>
          <table:table-cell office:value-type="float" office:value="849.76" calcext:value-type="float">
            <text:p>849.76</text:p>
          </table:table-cell>
          <table:table-cell office:value-type="float" office:value="1062.78" calcext:value-type="float">
            <text:p>1062.78</text:p>
          </table:table-cell>
          <table:table-cell office:value-type="float" office:value="954.45" calcext:value-type="float">
            <text:p>954.45</text:p>
          </table:table-cell>
          <table:table-cell table:number-columns-repeated="2"/>
          <table:table-cell table:formula="of:=AVERAGE([.A279:.E279])" office:value-type="float" office:value="2064.6" calcext:value-type="float">
            <text:p>2064.6</text:p>
          </table:table-cell>
          <table:table-cell table:formula="of:=AVERAGE([.G279:.K279])" office:value-type="float" office:value="1067.19" calcext:value-type="float">
            <text:p>1067.19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250" calcext:value-type="float">
            <text:p>2250</text:p>
          </table:table-cell>
          <table:table-cell office:value-type="float" office:value="1624" calcext:value-type="float">
            <text:p>1624</text:p>
          </table:table-cell>
          <table:table-cell office:value-type="float" office:value="2034" calcext:value-type="float">
            <text:p>2034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1247.13" calcext:value-type="float">
            <text:p>1247.13</text:p>
          </table:table-cell>
          <table:table-cell office:value-type="float" office:value="1135.25" calcext:value-type="float">
            <text:p>1135.25</text:p>
          </table:table-cell>
          <table:table-cell office:value-type="float" office:value="882.96" calcext:value-type="float">
            <text:p>882.96</text:p>
          </table:table-cell>
          <table:table-cell office:value-type="float" office:value="1111.56" calcext:value-type="float">
            <text:p>1111.56</text:p>
          </table:table-cell>
          <table:table-cell office:value-type="float" office:value="1023.07" calcext:value-type="float">
            <text:p>1023.07</text:p>
          </table:table-cell>
          <table:table-cell table:number-columns-repeated="2"/>
          <table:table-cell table:formula="of:=AVERAGE([.A280:.E280])" office:value-type="float" office:value="2040.8" calcext:value-type="float">
            <text:p>2040.8</text:p>
          </table:table-cell>
          <table:table-cell table:formula="of:=AVERAGE([.G280:.K280])" office:value-type="float" office:value="1079.994" calcext:value-type="float">
            <text:p>1079.994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124" calcext:value-type="float">
            <text:p>2124</text:p>
          </table:table-cell>
          <table:table-cell office:value-type="float" office:value="2237" calcext:value-type="float">
            <text:p>2237</text:p>
          </table:table-cell>
          <table:table-cell office:value-type="float" office:value="1863" calcext:value-type="float">
            <text:p>1863</text:p>
          </table:table-cell>
          <table:table-cell office:value-type="float" office:value="2052" calcext:value-type="float">
            <text:p>2052</text:p>
          </table:table-cell>
          <table:table-cell/>
          <table:table-cell office:value-type="float" office:value="1383.01" calcext:value-type="float">
            <text:p>1383.01</text:p>
          </table:table-cell>
          <table:table-cell office:value-type="float" office:value="1097.23" calcext:value-type="float">
            <text:p>1097.23</text:p>
          </table:table-cell>
          <table:table-cell office:value-type="float" office:value="863.98" calcext:value-type="float">
            <text:p>863.98</text:p>
          </table:table-cell>
          <table:table-cell office:value-type="float" office:value="1040.94" calcext:value-type="float">
            <text:p>1040.94</text:p>
          </table:table-cell>
          <table:table-cell office:value-type="float" office:value="1055.55" calcext:value-type="float">
            <text:p>1055.55</text:p>
          </table:table-cell>
          <table:table-cell table:number-columns-repeated="2"/>
          <table:table-cell table:formula="of:=AVERAGE([.A281:.E281])" office:value-type="float" office:value="2138.2" calcext:value-type="float">
            <text:p>2138.2</text:p>
          </table:table-cell>
          <table:table-cell table:formula="of:=AVERAGE([.G281:.K281])" office:value-type="float" office:value="1088.142" calcext:value-type="float">
            <text:p>1088.142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119" calcext:value-type="float">
            <text:p>2119</text:p>
          </table:table-cell>
          <table:table-cell office:value-type="float" office:value="1689" calcext:value-type="float">
            <text:p>1689</text:p>
          </table:table-cell>
          <table:table-cell office:value-type="float" office:value="1949" calcext:value-type="float">
            <text:p>1949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float" office:value="1361.08" calcext:value-type="float">
            <text:p>1361.08</text:p>
          </table:table-cell>
          <table:table-cell office:value-type="float" office:value="1153.5" calcext:value-type="float">
            <text:p>1153.5</text:p>
          </table:table-cell>
          <table:table-cell office:value-type="float" office:value="834.14" calcext:value-type="float">
            <text:p>834.14</text:p>
          </table:table-cell>
          <table:table-cell office:value-type="float" office:value="1086.08" calcext:value-type="float">
            <text:p>1086.08</text:p>
          </table:table-cell>
          <table:table-cell office:value-type="float" office:value="977.51" calcext:value-type="float">
            <text:p>977.51</text:p>
          </table:table-cell>
          <table:table-cell table:number-columns-repeated="2"/>
          <table:table-cell table:formula="of:=AVERAGE([.A282:.E282])" office:value-type="float" office:value="2018.4" calcext:value-type="float">
            <text:p>2018.4</text:p>
          </table:table-cell>
          <table:table-cell table:formula="of:=AVERAGE([.G282:.K282])" office:value-type="float" office:value="1082.462" calcext:value-type="float">
            <text:p>1082.462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400" calcext:value-type="float">
            <text:p>2400</text:p>
          </table:table-cell>
          <table:table-cell office:value-type="float" office:value="1912" calcext:value-type="float">
            <text:p>1912</text:p>
          </table:table-cell>
          <table:table-cell office:value-type="float" office:value="2290" calcext:value-type="float">
            <text:p>2290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1366.15" calcext:value-type="float">
            <text:p>1366.15</text:p>
          </table:table-cell>
          <table:table-cell office:value-type="float" office:value="1212.3" calcext:value-type="float">
            <text:p>1212.3</text:p>
          </table:table-cell>
          <table:table-cell office:value-type="float" office:value="907.55" calcext:value-type="float">
            <text:p>907.55</text:p>
          </table:table-cell>
          <table:table-cell office:value-type="float" office:value="1131.42" calcext:value-type="float">
            <text:p>1131.42</text:p>
          </table:table-cell>
          <table:table-cell office:value-type="float" office:value="954.18" calcext:value-type="float">
            <text:p>954.18</text:p>
          </table:table-cell>
          <table:table-cell table:number-columns-repeated="2"/>
          <table:table-cell table:formula="of:=AVERAGE([.A283:.E283])" office:value-type="float" office:value="2241.4" calcext:value-type="float">
            <text:p>2241.4</text:p>
          </table:table-cell>
          <table:table-cell table:formula="of:=AVERAGE([.G283:.K283])" office:value-type="float" office:value="1114.32" calcext:value-type="float">
            <text:p>1114.32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425" calcext:value-type="float">
            <text:p>2425</text:p>
          </table:table-cell>
          <table:table-cell office:value-type="float" office:value="1922" calcext:value-type="float">
            <text:p>1922</text:p>
          </table:table-cell>
          <table:table-cell office:value-type="float" office:value="2001" calcext:value-type="float">
            <text:p>2001</text:p>
          </table:table-cell>
          <table:table-cell office:value-type="float" office:value="2152" calcext:value-type="float">
            <text:p>2152</text:p>
          </table:table-cell>
          <table:table-cell/>
          <table:table-cell office:value-type="float" office:value="1383.03" calcext:value-type="float">
            <text:p>1383.03</text:p>
          </table:table-cell>
          <table:table-cell office:value-type="float" office:value="1180.54" calcext:value-type="float">
            <text:p>1180.54</text:p>
          </table:table-cell>
          <table:table-cell office:value-type="float" office:value="986.93" calcext:value-type="float">
            <text:p>986.93</text:p>
          </table:table-cell>
          <table:table-cell office:value-type="float" office:value="1076.24" calcext:value-type="float">
            <text:p>1076.24</text:p>
          </table:table-cell>
          <table:table-cell office:value-type="float" office:value="976.07" calcext:value-type="float">
            <text:p>976.07</text:p>
          </table:table-cell>
          <table:table-cell table:number-columns-repeated="2"/>
          <table:table-cell table:formula="of:=AVERAGE([.A284:.E284])" office:value-type="float" office:value="2231.6" calcext:value-type="float">
            <text:p>2231.6</text:p>
          </table:table-cell>
          <table:table-cell table:formula="of:=AVERAGE([.G284:.K284])" office:value-type="float" office:value="1120.562" calcext:value-type="float">
            <text:p>1120.562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350" calcext:value-type="float">
            <text:p>2350</text:p>
          </table:table-cell>
          <table:table-cell office:value-type="float" office:value="2272" calcext:value-type="float">
            <text:p>2272</text:p>
          </table:table-cell>
          <table:table-cell office:value-type="float" office:value="2142" calcext:value-type="float">
            <text:p>2142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1241.37" calcext:value-type="float">
            <text:p>1241.37</text:p>
          </table:table-cell>
          <table:table-cell office:value-type="float" office:value="1263.76" calcext:value-type="float">
            <text:p>1263.76</text:p>
          </table:table-cell>
          <table:table-cell office:value-type="float" office:value="1081.73" calcext:value-type="float">
            <text:p>1081.73</text:p>
          </table:table-cell>
          <table:table-cell office:value-type="float" office:value="1096.5" calcext:value-type="float">
            <text:p>1096.5</text:p>
          </table:table-cell>
          <table:table-cell office:value-type="float" office:value="882.09" calcext:value-type="float">
            <text:p>882.09</text:p>
          </table:table-cell>
          <table:table-cell table:number-columns-repeated="2"/>
          <table:table-cell table:formula="of:=AVERAGE([.A285:.E285])" office:value-type="float" office:value="2278.8" calcext:value-type="float">
            <text:p>2278.8</text:p>
          </table:table-cell>
          <table:table-cell table:formula="of:=AVERAGE([.G285:.K285])" office:value-type="float" office:value="1113.09" calcext:value-type="float">
            <text:p>1113.09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400" calcext:value-type="float">
            <text:p>2400</text:p>
          </table:table-cell>
          <table:table-cell office:value-type="float" office:value="1882" calcext:value-type="float">
            <text:p>1882</text:p>
          </table:table-cell>
          <table:table-cell office:value-type="float" office:value="2207" calcext:value-type="float">
            <text:p>2207</text:p>
          </table:table-cell>
          <table:table-cell office:value-type="float" office:value="2143" calcext:value-type="float">
            <text:p>2143</text:p>
          </table:table-cell>
          <table:table-cell/>
          <table:table-cell office:value-type="float" office:value="1293.56" calcext:value-type="float">
            <text:p>1293.56</text:p>
          </table:table-cell>
          <table:table-cell office:value-type="float" office:value="1167.58" calcext:value-type="float">
            <text:p>1167.58</text:p>
          </table:table-cell>
          <table:table-cell office:value-type="float" office:value="1001.69" calcext:value-type="float">
            <text:p>1001.69</text:p>
          </table:table-cell>
          <table:table-cell office:value-type="float" office:value="1122.64" calcext:value-type="float">
            <text:p>1122.64</text:p>
          </table:table-cell>
          <table:table-cell office:value-type="float" office:value="1014.15" calcext:value-type="float">
            <text:p>1014.15</text:p>
          </table:table-cell>
          <table:table-cell table:number-columns-repeated="2"/>
          <table:table-cell table:formula="of:=AVERAGE([.A286:.E286])" office:value-type="float" office:value="2192" calcext:value-type="float">
            <text:p>2192</text:p>
          </table:table-cell>
          <table:table-cell table:formula="of:=AVERAGE([.G286:.K286])" office:value-type="float" office:value="1119.924" calcext:value-type="float">
            <text:p>1119.924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322" calcext:value-type="float">
            <text:p>2322</text:p>
          </table:table-cell>
          <table:table-cell office:value-type="float" office:value="2062" calcext:value-type="float">
            <text:p>2062</text:p>
          </table:table-cell>
          <table:table-cell office:value-type="float" office:value="1847" calcext:value-type="float">
            <text:p>1847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1429.26" calcext:value-type="float">
            <text:p>1429.26</text:p>
          </table:table-cell>
          <table:table-cell office:value-type="float" office:value="1092.61" calcext:value-type="float">
            <text:p>1092.61</text:p>
          </table:table-cell>
          <table:table-cell office:value-type="float" office:value="954.21" calcext:value-type="float">
            <text:p>954.21</text:p>
          </table:table-cell>
          <table:table-cell office:value-type="float" office:value="1021.37" calcext:value-type="float">
            <text:p>1021.37</text:p>
          </table:table-cell>
          <table:table-cell office:value-type="float" office:value="937.39" calcext:value-type="float">
            <text:p>937.39</text:p>
          </table:table-cell>
          <table:table-cell table:number-columns-repeated="2"/>
          <table:table-cell table:formula="of:=AVERAGE([.A287:.E287])" office:value-type="float" office:value="2079.8" calcext:value-type="float">
            <text:p>2079.8</text:p>
          </table:table-cell>
          <table:table-cell table:formula="of:=AVERAGE([.G287:.K287])" office:value-type="float" office:value="1086.968" calcext:value-type="float">
            <text:p>1086.968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365" calcext:value-type="float">
            <text:p>2365</text:p>
          </table:table-cell>
          <table:table-cell office:value-type="float" office:value="1652" calcext:value-type="float">
            <text:p>1652</text:p>
          </table:table-cell>
          <table:table-cell office:value-type="float" office:value="2297" calcext:value-type="float">
            <text:p>2297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1313.5" calcext:value-type="float">
            <text:p>1313.5</text:p>
          </table:table-cell>
          <table:table-cell office:value-type="float" office:value="1198.77" calcext:value-type="float">
            <text:p>1198.77</text:p>
          </table:table-cell>
          <table:table-cell office:value-type="float" office:value="862.15" calcext:value-type="float">
            <text:p>862.15</text:p>
          </table:table-cell>
          <table:table-cell office:value-type="float" office:value="1072.33" calcext:value-type="float">
            <text:p>1072.33</text:p>
          </table:table-cell>
          <table:table-cell office:value-type="float" office:value="954.82" calcext:value-type="float">
            <text:p>954.82</text:p>
          </table:table-cell>
          <table:table-cell table:number-columns-repeated="2"/>
          <table:table-cell table:formula="of:=AVERAGE([.A288:.E288])" office:value-type="float" office:value="2093.6" calcext:value-type="float">
            <text:p>2093.6</text:p>
          </table:table-cell>
          <table:table-cell table:formula="of:=AVERAGE([.G288:.K288])" office:value-type="float" office:value="1080.314" calcext:value-type="float">
            <text:p>1080.314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2269" calcext:value-type="float">
            <text:p>2269</text:p>
          </table:table-cell>
          <table:table-cell office:value-type="float" office:value="1931" calcext:value-type="float">
            <text:p>1931</text:p>
          </table:table-cell>
          <table:table-cell office:value-type="float" office:value="2239" calcext:value-type="float">
            <text:p>2239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1208.2" calcext:value-type="float">
            <text:p>1208.2</text:p>
          </table:table-cell>
          <table:table-cell office:value-type="float" office:value="1160.91" calcext:value-type="float">
            <text:p>1160.91</text:p>
          </table:table-cell>
          <table:table-cell office:value-type="float" office:value="983.51" calcext:value-type="float">
            <text:p>983.51</text:p>
          </table:table-cell>
          <table:table-cell office:value-type="float" office:value="1054.06" calcext:value-type="float">
            <text:p>1054.06</text:p>
          </table:table-cell>
          <table:table-cell office:value-type="float" office:value="911.43" calcext:value-type="float">
            <text:p>911.43</text:p>
          </table:table-cell>
          <table:table-cell table:number-columns-repeated="2"/>
          <table:table-cell table:formula="of:=AVERAGE([.A289:.E289])" office:value-type="float" office:value="2142.2" calcext:value-type="float">
            <text:p>2142.2</text:p>
          </table:table-cell>
          <table:table-cell table:formula="of:=AVERAGE([.G289:.K289])" office:value-type="float" office:value="1063.622" calcext:value-type="float">
            <text:p>1063.622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094" calcext:value-type="float">
            <text:p>2094</text:p>
          </table:table-cell>
          <table:table-cell office:value-type="float" office:value="1977" calcext:value-type="float">
            <text:p>1977</text:p>
          </table:table-cell>
          <table:table-cell office:value-type="float" office:value="1873" calcext:value-type="float">
            <text:p>1873</text:p>
          </table:table-cell>
          <table:table-cell office:value-type="float" office:value="1866" calcext:value-type="float">
            <text:p>1866</text:p>
          </table:table-cell>
          <table:table-cell/>
          <table:table-cell office:value-type="float" office:value="1271.28" calcext:value-type="float">
            <text:p>1271.28</text:p>
          </table:table-cell>
          <table:table-cell office:value-type="float" office:value="1229.05" calcext:value-type="float">
            <text:p>1229.05</text:p>
          </table:table-cell>
          <table:table-cell office:value-type="float" office:value="997.14" calcext:value-type="float">
            <text:p>997.14</text:p>
          </table:table-cell>
          <table:table-cell office:value-type="float" office:value="1033.53" calcext:value-type="float">
            <text:p>1033.53</text:p>
          </table:table-cell>
          <table:table-cell office:value-type="float" office:value="892.94" calcext:value-type="float">
            <text:p>892.94</text:p>
          </table:table-cell>
          <table:table-cell table:number-columns-repeated="2"/>
          <table:table-cell table:formula="of:=AVERAGE([.A290:.E290])" office:value-type="float" office:value="2049" calcext:value-type="float">
            <text:p>2049</text:p>
          </table:table-cell>
          <table:table-cell table:formula="of:=AVERAGE([.G290:.K290])" office:value-type="float" office:value="1084.788" calcext:value-type="float">
            <text:p>1084.788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2196" calcext:value-type="float">
            <text:p>2196</text:p>
          </table:table-cell>
          <table:table-cell office:value-type="float" office:value="1787" calcext:value-type="float">
            <text:p>1787</text:p>
          </table:table-cell>
          <table:table-cell office:value-type="float" office:value="2170" calcext:value-type="float">
            <text:p>2170</text:p>
          </table:table-cell>
          <table:table-cell office:value-type="float" office:value="2190" calcext:value-type="float">
            <text:p>2190</text:p>
          </table:table-cell>
          <table:table-cell/>
          <table:table-cell office:value-type="float" office:value="1473.54" calcext:value-type="float">
            <text:p>1473.54</text:p>
          </table:table-cell>
          <table:table-cell office:value-type="float" office:value="1230.2" calcext:value-type="float">
            <text:p>1230.2</text:p>
          </table:table-cell>
          <table:table-cell office:value-type="float" office:value="1081.33" calcext:value-type="float">
            <text:p>1081.33</text:p>
          </table:table-cell>
          <table:table-cell office:value-type="float" office:value="1079.91" calcext:value-type="float">
            <text:p>1079.91</text:p>
          </table:table-cell>
          <table:table-cell office:value-type="float" office:value="980.96" calcext:value-type="float">
            <text:p>980.96</text:p>
          </table:table-cell>
          <table:table-cell table:number-columns-repeated="2"/>
          <table:table-cell table:formula="of:=AVERAGE([.A291:.E291])" office:value-type="float" office:value="2255.2" calcext:value-type="float">
            <text:p>2255.2</text:p>
          </table:table-cell>
          <table:table-cell table:formula="of:=AVERAGE([.G291:.K291])" office:value-type="float" office:value="1169.188" calcext:value-type="float">
            <text:p>1169.188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2346" calcext:value-type="float">
            <text:p>2346</text:p>
          </table:table-cell>
          <table:table-cell office:value-type="float" office:value="2127" calcext:value-type="float">
            <text:p>2127</text:p>
          </table:table-cell>
          <table:table-cell office:value-type="float" office:value="2164" calcext:value-type="float">
            <text:p>2164</text:p>
          </table:table-cell>
          <table:table-cell office:value-type="float" office:value="2319" calcext:value-type="float">
            <text:p>2319</text:p>
          </table:table-cell>
          <table:table-cell/>
          <table:table-cell office:value-type="float" office:value="1347.4" calcext:value-type="float">
            <text:p>1347.4</text:p>
          </table:table-cell>
          <table:table-cell office:value-type="float" office:value="1180.78" calcext:value-type="float">
            <text:p>1180.78</text:p>
          </table:table-cell>
          <table:table-cell office:value-type="float" office:value="944.07" calcext:value-type="float">
            <text:p>944.07</text:p>
          </table:table-cell>
          <table:table-cell office:value-type="float" office:value="1013.27" calcext:value-type="float">
            <text:p>1013.27</text:p>
          </table:table-cell>
          <table:table-cell office:value-type="float" office:value="976.62" calcext:value-type="float">
            <text:p>976.62</text:p>
          </table:table-cell>
          <table:table-cell table:number-columns-repeated="2"/>
          <table:table-cell table:formula="of:=AVERAGE([.A292:.E292])" office:value-type="float" office:value="2333.8" calcext:value-type="float">
            <text:p>2333.8</text:p>
          </table:table-cell>
          <table:table-cell table:formula="of:=AVERAGE([.G292:.K292])" office:value-type="float" office:value="1092.428" calcext:value-type="float">
            <text:p>1092.428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2300" calcext:value-type="float">
            <text:p>2300</text:p>
          </table:table-cell>
          <table:table-cell office:value-type="float" office:value="2104" calcext:value-type="float">
            <text:p>2104</text:p>
          </table:table-cell>
          <table:table-cell office:value-type="float" office:value="1834" calcext:value-type="float">
            <text:p>1834</text:p>
          </table:table-cell>
          <table:table-cell office:value-type="float" office:value="2142" calcext:value-type="float">
            <text:p>2142</text:p>
          </table:table-cell>
          <table:table-cell/>
          <table:table-cell office:value-type="float" office:value="1421.36" calcext:value-type="float">
            <text:p>1421.36</text:p>
          </table:table-cell>
          <table:table-cell office:value-type="float" office:value="1174.64" calcext:value-type="float">
            <text:p>1174.64</text:p>
          </table:table-cell>
          <table:table-cell office:value-type="float" office:value="1013.3" calcext:value-type="float">
            <text:p>1013.3</text:p>
          </table:table-cell>
          <table:table-cell office:value-type="float" office:value="1070.24" calcext:value-type="float">
            <text:p>1070.24</text:p>
          </table:table-cell>
          <table:table-cell office:value-type="float" office:value="960.72" calcext:value-type="float">
            <text:p>960.72</text:p>
          </table:table-cell>
          <table:table-cell table:number-columns-repeated="2"/>
          <table:table-cell table:formula="of:=AVERAGE([.A293:.E293])" office:value-type="float" office:value="2259.2" calcext:value-type="float">
            <text:p>2259.2</text:p>
          </table:table-cell>
          <table:table-cell table:formula="of:=AVERAGE([.G293:.K293])" office:value-type="float" office:value="1128.052" calcext:value-type="float">
            <text:p>1128.052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300" calcext:value-type="float">
            <text:p>2300</text:p>
          </table:table-cell>
          <table:table-cell office:value-type="float" office:value="1947" calcext:value-type="float">
            <text:p>1947</text:p>
          </table:table-cell>
          <table:table-cell office:value-type="float" office:value="2002" calcext:value-type="float">
            <text:p>2002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float" office:value="1376.97" calcext:value-type="float">
            <text:p>1376.97</text:p>
          </table:table-cell>
          <table:table-cell office:value-type="float" office:value="1205.69" calcext:value-type="float">
            <text:p>1205.69</text:p>
          </table:table-cell>
          <table:table-cell office:value-type="float" office:value="901.79" calcext:value-type="float">
            <text:p>901.79</text:p>
          </table:table-cell>
          <table:table-cell office:value-type="float" office:value="1071.36" calcext:value-type="float">
            <text:p>1071.36</text:p>
          </table:table-cell>
          <table:table-cell office:value-type="float" office:value="878.86" calcext:value-type="float">
            <text:p>878.86</text:p>
          </table:table-cell>
          <table:table-cell table:number-columns-repeated="2"/>
          <table:table-cell table:formula="of:=AVERAGE([.A294:.E294])" office:value-type="float" office:value="2118.8" calcext:value-type="float">
            <text:p>2118.8</text:p>
          </table:table-cell>
          <table:table-cell table:formula="of:=AVERAGE([.G294:.K294])" office:value-type="float" office:value="1086.934" calcext:value-type="float">
            <text:p>1086.934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2300" calcext:value-type="float">
            <text:p>2300</text:p>
          </table:table-cell>
          <table:table-cell office:value-type="float" office:value="1973" calcext:value-type="float">
            <text:p>1973</text:p>
          </table:table-cell>
          <table:table-cell office:value-type="float" office:value="1866" calcext:value-type="float">
            <text:p>1866</text:p>
          </table:table-cell>
          <table:table-cell office:value-type="float" office:value="2045" calcext:value-type="float">
            <text:p>2045</text:p>
          </table:table-cell>
          <table:table-cell/>
          <table:table-cell office:value-type="float" office:value="1398.91" calcext:value-type="float">
            <text:p>1398.91</text:p>
          </table:table-cell>
          <table:table-cell office:value-type="float" office:value="1222.05" calcext:value-type="float">
            <text:p>1222.05</text:p>
          </table:table-cell>
          <table:table-cell office:value-type="float" office:value="947.17" calcext:value-type="float">
            <text:p>947.17</text:p>
          </table:table-cell>
          <table:table-cell office:value-type="float" office:value="999.59" calcext:value-type="float">
            <text:p>999.59</text:p>
          </table:table-cell>
          <table:table-cell office:value-type="float" office:value="886.76" calcext:value-type="float">
            <text:p>886.76</text:p>
          </table:table-cell>
          <table:table-cell table:number-columns-repeated="2"/>
          <table:table-cell table:formula="of:=AVERAGE([.A295:.E295])" office:value-type="float" office:value="2167.2" calcext:value-type="float">
            <text:p>2167.2</text:p>
          </table:table-cell>
          <table:table-cell table:formula="of:=AVERAGE([.G295:.K295])" office:value-type="float" office:value="1090.896" calcext:value-type="float">
            <text:p>1090.896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2365" calcext:value-type="float">
            <text:p>2365</text:p>
          </table:table-cell>
          <table:table-cell office:value-type="float" office:value="1932" calcext:value-type="float">
            <text:p>1932</text:p>
          </table:table-cell>
          <table:table-cell office:value-type="float" office:value="2087" calcext:value-type="float">
            <text:p>208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339.59" calcext:value-type="float">
            <text:p>1339.59</text:p>
          </table:table-cell>
          <table:table-cell office:value-type="float" office:value="1191.88" calcext:value-type="float">
            <text:p>1191.88</text:p>
          </table:table-cell>
          <table:table-cell office:value-type="float" office:value="953.94" calcext:value-type="float">
            <text:p>953.94</text:p>
          </table:table-cell>
          <table:table-cell office:value-type="float" office:value="1012.4" calcext:value-type="float">
            <text:p>1012.4</text:p>
          </table:table-cell>
          <table:table-cell office:value-type="float" office:value="973.3" calcext:value-type="float">
            <text:p>973.3</text:p>
          </table:table-cell>
          <table:table-cell table:number-columns-repeated="2"/>
          <table:table-cell table:formula="of:=AVERAGE([.A296:.E296])" office:value-type="float" office:value="2164.8" calcext:value-type="float">
            <text:p>2164.8</text:p>
          </table:table-cell>
          <table:table-cell table:formula="of:=AVERAGE([.G296:.K296])" office:value-type="float" office:value="1094.222" calcext:value-type="float">
            <text:p>1094.222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375" calcext:value-type="float">
            <text:p>2375</text:p>
          </table:table-cell>
          <table:table-cell office:value-type="float" office:value="2255" calcext:value-type="float">
            <text:p>2255</text:p>
          </table:table-cell>
          <table:table-cell office:value-type="float" office:value="2232" calcext:value-type="float">
            <text:p>2232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float" office:value="1489.45" calcext:value-type="float">
            <text:p>1489.45</text:p>
          </table:table-cell>
          <table:table-cell office:value-type="float" office:value="1260.01" calcext:value-type="float">
            <text:p>1260.01</text:p>
          </table:table-cell>
          <table:table-cell office:value-type="float" office:value="1034.78" calcext:value-type="float">
            <text:p>1034.78</text:p>
          </table:table-cell>
          <table:table-cell office:value-type="float" office:value="1066.94" calcext:value-type="float">
            <text:p>1066.94</text:p>
          </table:table-cell>
          <table:table-cell office:value-type="float" office:value="884.02" calcext:value-type="float">
            <text:p>884.02</text:p>
          </table:table-cell>
          <table:table-cell table:number-columns-repeated="2"/>
          <table:table-cell table:formula="of:=AVERAGE([.A297:.E297])" office:value-type="float" office:value="2325" calcext:value-type="float">
            <text:p>2325</text:p>
          </table:table-cell>
          <table:table-cell table:formula="of:=AVERAGE([.G297:.K297])" office:value-type="float" office:value="1147.04" calcext:value-type="float">
            <text:p>1147.04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250" calcext:value-type="float">
            <text:p>2250</text:p>
          </table:table-cell>
          <table:table-cell office:value-type="float" office:value="2287" calcext:value-type="float">
            <text:p>2287</text:p>
          </table:table-cell>
          <table:table-cell office:value-type="float" office:value="2282" calcext:value-type="float">
            <text:p>2282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1432.03" calcext:value-type="float">
            <text:p>1432.03</text:p>
          </table:table-cell>
          <table:table-cell office:value-type="float" office:value="1203.13" calcext:value-type="float">
            <text:p>1203.13</text:p>
          </table:table-cell>
          <table:table-cell office:value-type="float" office:value="1023.63" calcext:value-type="float">
            <text:p>1023.63</text:p>
          </table:table-cell>
          <table:table-cell office:value-type="float" office:value="1094.62" calcext:value-type="float">
            <text:p>1094.62</text:p>
          </table:table-cell>
          <table:table-cell office:value-type="float" office:value="895.32" calcext:value-type="float">
            <text:p>895.32</text:p>
          </table:table-cell>
          <table:table-cell table:number-columns-repeated="2"/>
          <table:table-cell table:formula="of:=AVERAGE([.A298:.E298])" office:value-type="float" office:value="2354.4" calcext:value-type="float">
            <text:p>2354.4</text:p>
          </table:table-cell>
          <table:table-cell table:formula="of:=AVERAGE([.G298:.K298])" office:value-type="float" office:value="1129.746" calcext:value-type="float">
            <text:p>1129.746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096" calcext:value-type="float">
            <text:p>2096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2043" calcext:value-type="float">
            <text:p>2043</text:p>
          </table:table-cell>
          <table:table-cell/>
          <table:table-cell office:value-type="float" office:value="1437.41" calcext:value-type="float">
            <text:p>1437.41</text:p>
          </table:table-cell>
          <table:table-cell office:value-type="float" office:value="1106.36" calcext:value-type="float">
            <text:p>1106.36</text:p>
          </table:table-cell>
          <table:table-cell office:value-type="float" office:value="1065.18" calcext:value-type="float">
            <text:p>1065.18</text:p>
          </table:table-cell>
          <table:table-cell office:value-type="float" office:value="1039.71" calcext:value-type="float">
            <text:p>1039.71</text:p>
          </table:table-cell>
          <table:table-cell office:value-type="float" office:value="931.39" calcext:value-type="float">
            <text:p>931.39</text:p>
          </table:table-cell>
          <table:table-cell table:number-columns-repeated="2"/>
          <table:table-cell table:formula="of:=AVERAGE([.A299:.E299])" office:value-type="float" office:value="2113.8" calcext:value-type="float">
            <text:p>2113.8</text:p>
          </table:table-cell>
          <table:table-cell table:formula="of:=AVERAGE([.G299:.K299])" office:value-type="float" office:value="1116.01" calcext:value-type="float">
            <text:p>1116.01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224" calcext:value-type="float">
            <text:p>2224</text:p>
          </table:table-cell>
          <table:table-cell office:value-type="float" office:value="1980" calcext:value-type="float">
            <text:p>1980</text:p>
          </table:table-cell>
          <table:table-cell office:value-type="float" office:value="2212" calcext:value-type="float">
            <text:p>2212</text:p>
          </table:table-cell>
          <table:table-cell office:value-type="float" office:value="2325" calcext:value-type="float">
            <text:p>2325</text:p>
          </table:table-cell>
          <table:table-cell/>
          <table:table-cell office:value-type="float" office:value="1470.13" calcext:value-type="float">
            <text:p>1470.13</text:p>
          </table:table-cell>
          <table:table-cell office:value-type="float" office:value="1264.43" calcext:value-type="float">
            <text:p>1264.43</text:p>
          </table:table-cell>
          <table:table-cell office:value-type="float" office:value="1016.73" calcext:value-type="float">
            <text:p>1016.73</text:p>
          </table:table-cell>
          <table:table-cell office:value-type="float" office:value="1042.65" calcext:value-type="float">
            <text:p>1042.65</text:p>
          </table:table-cell>
          <table:table-cell office:value-type="float" office:value="916.16" calcext:value-type="float">
            <text:p>916.16</text:p>
          </table:table-cell>
          <table:table-cell table:number-columns-repeated="2"/>
          <table:table-cell table:formula="of:=AVERAGE([.A300:.E300])" office:value-type="float" office:value="2256.8" calcext:value-type="float">
            <text:p>2256.8</text:p>
          </table:table-cell>
          <table:table-cell table:formula="of:=AVERAGE([.G300:.K300])" office:value-type="float" office:value="1142.02" calcext:value-type="float">
            <text:p>1142.02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250" calcext:value-type="float">
            <text:p>2250</text:p>
          </table:table-cell>
          <table:table-cell office:value-type="float" office:value="1898" calcext:value-type="float">
            <text:p>1898</text:p>
          </table:table-cell>
          <table:table-cell office:value-type="float" office:value="2037" calcext:value-type="float">
            <text:p>2037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float" office:value="1365.95" calcext:value-type="float">
            <text:p>1365.95</text:p>
          </table:table-cell>
          <table:table-cell office:value-type="float" office:value="1274.02" calcext:value-type="float">
            <text:p>1274.02</text:p>
          </table:table-cell>
          <table:table-cell office:value-type="float" office:value="940.27" calcext:value-type="float">
            <text:p>940.27</text:p>
          </table:table-cell>
          <table:table-cell office:value-type="float" office:value="1042" calcext:value-type="float">
            <text:p>1042</text:p>
          </table:table-cell>
          <table:table-cell office:value-type="float" office:value="934.93" calcext:value-type="float">
            <text:p>934.93</text:p>
          </table:table-cell>
          <table:table-cell table:number-columns-repeated="2"/>
          <table:table-cell table:formula="of:=AVERAGE([.A301:.E301])" office:value-type="float" office:value="2079.6" calcext:value-type="float">
            <text:p>2079.6</text:p>
          </table:table-cell>
          <table:table-cell table:formula="of:=AVERAGE([.G301:.K301])" office:value-type="float" office:value="1111.434" calcext:value-type="float">
            <text:p>1111.434</text:p>
          </table:table-cell>
        </table:table-row>
      </table:table>
      <table:table table:name="shannonAvg_8" table:style-name="ta1">
        <table:shapes>
          <draw:frame draw:z-index="0" draw:style-name="gr1" draw:text-style-name="P1" svg:width="15.999cm" svg:height="8.999cm" svg:x="28.145cm" svg:y="0.1cm">
            <draw:object draw:notify-on-update-of-ranges="shannonAvg_8.N1:shannonAvg_8.N1 shannonAvg_8.N2:shannonAvg_8.N301 shannonAvg_8.O1:shannonAvg_8.O1 shannonAvg_8.O2:shannonAvg_8.O3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504" calcext:value-type="float">
            <text:p>1504</text:p>
          </table:table-cell>
          <table:table-cell office:value-type="float" office:value="1026" calcext:value-type="float">
            <text:p>1026</text:p>
          </table:table-cell>
          <table:table-cell office:value-type="float" office:value="1118" calcext:value-type="float">
            <text:p>1118</text:p>
          </table:table-cell>
          <table:table-cell office:value-type="float" office:value="1277" calcext:value-type="float">
            <text:p>1277</text:p>
          </table:table-cell>
          <table:table-cell/>
          <table:table-cell office:value-type="float" office:value="198.63" calcext:value-type="float">
            <text:p>198.63</text:p>
          </table:table-cell>
          <table:table-cell office:value-type="float" office:value="245.89" calcext:value-type="float">
            <text:p>245.89</text:p>
          </table:table-cell>
          <table:table-cell office:value-type="float" office:value="186.64" calcext:value-type="float">
            <text:p>186.64</text:p>
          </table:table-cell>
          <table:table-cell office:value-type="float" office:value="242.71" calcext:value-type="float">
            <text:p>242.71</text:p>
          </table:table-cell>
          <table:table-cell office:value-type="float" office:value="170.36" calcext:value-type="float">
            <text:p>170.36</text:p>
          </table:table-cell>
          <table:table-cell table:number-columns-repeated="2"/>
          <table:table-cell table:formula="of:=AVERAGE([.A2:.E2])" office:value-type="float" office:value="1227.6" calcext:value-type="float">
            <text:p>1227.6</text:p>
          </table:table-cell>
          <table:table-cell table:formula="of:=AVERAGE([.G2:.K2])" office:value-type="float" office:value="208.846" calcext:value-type="float">
            <text:p>208.84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763" calcext:value-type="float">
            <text:p>1763</text:p>
          </table:table-cell>
          <table:table-cell office:value-type="float" office:value="1493" calcext:value-type="float">
            <text:p>1493</text:p>
          </table:table-cell>
          <table:table-cell office:value-type="float" office:value="1524" calcext:value-type="float">
            <text:p>1524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float" office:value="496.11" calcext:value-type="float">
            <text:p>496.11</text:p>
          </table:table-cell>
          <table:table-cell office:value-type="float" office:value="557.18" calcext:value-type="float">
            <text:p>557.18</text:p>
          </table:table-cell>
          <table:table-cell office:value-type="float" office:value="402.99" calcext:value-type="float">
            <text:p>402.99</text:p>
          </table:table-cell>
          <table:table-cell office:value-type="float" office:value="448.06" calcext:value-type="float">
            <text:p>448.06</text:p>
          </table:table-cell>
          <table:table-cell office:value-type="float" office:value="399.39" calcext:value-type="float">
            <text:p>399.39</text:p>
          </table:table-cell>
          <table:table-cell table:number-columns-repeated="2"/>
          <table:table-cell table:formula="of:=AVERAGE([.A3:.E3])" office:value-type="float" office:value="1496.2" calcext:value-type="float">
            <text:p>1496.2</text:p>
          </table:table-cell>
          <table:table-cell table:formula="of:=AVERAGE([.G3:.K3])" office:value-type="float" office:value="460.746" calcext:value-type="float">
            <text:p>460.74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143" calcext:value-type="float">
            <text:p>2143</text:p>
          </table:table-cell>
          <table:table-cell office:value-type="float" office:value="1553" calcext:value-type="float">
            <text:p>1553</text:p>
          </table:table-cell>
          <table:table-cell office:value-type="float" office:value="1562" calcext:value-type="float">
            <text:p>1562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float" office:value="689.01" calcext:value-type="float">
            <text:p>689.01</text:p>
          </table:table-cell>
          <table:table-cell office:value-type="float" office:value="744.32" calcext:value-type="float">
            <text:p>744.32</text:p>
          </table:table-cell>
          <table:table-cell office:value-type="float" office:value="508.44" calcext:value-type="float">
            <text:p>508.44</text:p>
          </table:table-cell>
          <table:table-cell office:value-type="float" office:value="651.62" calcext:value-type="float">
            <text:p>651.62</text:p>
          </table:table-cell>
          <table:table-cell office:value-type="float" office:value="498.4" calcext:value-type="float">
            <text:p>498.4</text:p>
          </table:table-cell>
          <table:table-cell table:number-columns-repeated="2"/>
          <table:table-cell table:formula="of:=AVERAGE([.A4:.E4])" office:value-type="float" office:value="1679.2" calcext:value-type="float">
            <text:p>1679.2</text:p>
          </table:table-cell>
          <table:table-cell table:formula="of:=AVERAGE([.G4:.K4])" office:value-type="float" office:value="618.358" calcext:value-type="float">
            <text:p>618.358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743" calcext:value-type="float">
            <text:p>1743</text:p>
          </table:table-cell>
          <table:table-cell office:value-type="float" office:value="1491" calcext:value-type="float">
            <text:p>1491</text:p>
          </table:table-cell>
          <table:table-cell office:value-type="float" office:value="1600" calcext:value-type="float">
            <text:p>1600</text:p>
          </table:table-cell>
          <table:table-cell office:value-type="float" office:value="1572" calcext:value-type="float">
            <text:p>1572</text:p>
          </table:table-cell>
          <table:table-cell/>
          <table:table-cell office:value-type="float" office:value="848.12" calcext:value-type="float">
            <text:p>848.12</text:p>
          </table:table-cell>
          <table:table-cell office:value-type="float" office:value="1044.97" calcext:value-type="float">
            <text:p>1044.97</text:p>
          </table:table-cell>
          <table:table-cell office:value-type="float" office:value="598.14" calcext:value-type="float">
            <text:p>598.14</text:p>
          </table:table-cell>
          <table:table-cell office:value-type="float" office:value="610.85" calcext:value-type="float">
            <text:p>610.85</text:p>
          </table:table-cell>
          <table:table-cell office:value-type="float" office:value="730.84" calcext:value-type="float">
            <text:p>730.84</text:p>
          </table:table-cell>
          <table:table-cell table:number-columns-repeated="2"/>
          <table:table-cell table:formula="of:=AVERAGE([.A5:.E5])" office:value-type="float" office:value="1672.8" calcext:value-type="float">
            <text:p>1672.8</text:p>
          </table:table-cell>
          <table:table-cell table:formula="of:=AVERAGE([.G5:.K5])" office:value-type="float" office:value="766.584" calcext:value-type="float">
            <text:p>766.584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763" calcext:value-type="float">
            <text:p>2763</text:p>
          </table:table-cell>
          <table:table-cell office:value-type="float" office:value="1429" calcext:value-type="float">
            <text:p>1429</text:p>
          </table:table-cell>
          <table:table-cell office:value-type="float" office:value="1987" calcext:value-type="float">
            <text:p>1987</text:p>
          </table:table-cell>
          <table:table-cell office:value-type="float" office:value="1923" calcext:value-type="float">
            <text:p>1923</text:p>
          </table:table-cell>
          <table:table-cell/>
          <table:table-cell office:value-type="float" office:value="869.61" calcext:value-type="float">
            <text:p>869.61</text:p>
          </table:table-cell>
          <table:table-cell office:value-type="float" office:value="985.86" calcext:value-type="float">
            <text:p>985.86</text:p>
          </table:table-cell>
          <table:table-cell office:value-type="float" office:value="649.98" calcext:value-type="float">
            <text:p>649.98</text:p>
          </table:table-cell>
          <table:table-cell office:value-type="float" office:value="782.66" calcext:value-type="float">
            <text:p>782.66</text:p>
          </table:table-cell>
          <table:table-cell office:value-type="float" office:value="677.81" calcext:value-type="float">
            <text:p>677.81</text:p>
          </table:table-cell>
          <table:table-cell table:number-columns-repeated="2"/>
          <table:table-cell table:formula="of:=AVERAGE([.A6:.E6])" office:value-type="float" office:value="1964.6" calcext:value-type="float">
            <text:p>1964.6</text:p>
          </table:table-cell>
          <table:table-cell table:formula="of:=AVERAGE([.G6:.K6])" office:value-type="float" office:value="793.184" calcext:value-type="float">
            <text:p>793.18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328" calcext:value-type="float">
            <text:p>2328</text:p>
          </table:table-cell>
          <table:table-cell office:value-type="float" office:value="1897" calcext:value-type="float">
            <text:p>1897</text:p>
          </table:table-cell>
          <table:table-cell office:value-type="float" office:value="1617" calcext:value-type="float">
            <text:p>1617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float" office:value="973.78" calcext:value-type="float">
            <text:p>973.78</text:p>
          </table:table-cell>
          <table:table-cell office:value-type="float" office:value="1045.7" calcext:value-type="float">
            <text:p>1045.7</text:p>
          </table:table-cell>
          <table:table-cell office:value-type="float" office:value="728.69" calcext:value-type="float">
            <text:p>728.69</text:p>
          </table:table-cell>
          <table:table-cell office:value-type="float" office:value="799.99" calcext:value-type="float">
            <text:p>799.99</text:p>
          </table:table-cell>
          <table:table-cell office:value-type="float" office:value="751.89" calcext:value-type="float">
            <text:p>751.89</text:p>
          </table:table-cell>
          <table:table-cell table:number-columns-repeated="2"/>
          <table:table-cell table:formula="of:=AVERAGE([.A7:.E7])" office:value-type="float" office:value="1945.2" calcext:value-type="float">
            <text:p>1945.2</text:p>
          </table:table-cell>
          <table:table-cell table:formula="of:=AVERAGE([.G7:.K7])" office:value-type="float" office:value="860.01" calcext:value-type="float">
            <text:p>860.01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973" calcext:value-type="float">
            <text:p>1973</text:p>
          </table:table-cell>
          <table:table-cell office:value-type="float" office:value="1922" calcext:value-type="float">
            <text:p>1922</text:p>
          </table:table-cell>
          <table:table-cell office:value-type="float" office:value="1863" calcext:value-type="float">
            <text:p>1863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102.24" calcext:value-type="float">
            <text:p>1102.24</text:p>
          </table:table-cell>
          <table:table-cell office:value-type="float" office:value="1053.62" calcext:value-type="float">
            <text:p>1053.62</text:p>
          </table:table-cell>
          <table:table-cell office:value-type="float" office:value="775.02" calcext:value-type="float">
            <text:p>775.02</text:p>
          </table:table-cell>
          <table:table-cell office:value-type="float" office:value="833.73" calcext:value-type="float">
            <text:p>833.73</text:p>
          </table:table-cell>
          <table:table-cell office:value-type="float" office:value="838.58" calcext:value-type="float">
            <text:p>838.58</text:p>
          </table:table-cell>
          <table:table-cell table:number-columns-repeated="2"/>
          <table:table-cell table:formula="of:=AVERAGE([.A8:.E8])" office:value-type="float" office:value="1977.8" calcext:value-type="float">
            <text:p>1977.8</text:p>
          </table:table-cell>
          <table:table-cell table:formula="of:=AVERAGE([.G8:.K8])" office:value-type="float" office:value="920.638" calcext:value-type="float">
            <text:p>920.638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840" calcext:value-type="float">
            <text:p>1840</text:p>
          </table:table-cell>
          <table:table-cell office:value-type="float" office:value="1810" calcext:value-type="float">
            <text:p>1810</text:p>
          </table:table-cell>
          <table:table-cell office:value-type="float" office:value="1858" calcext:value-type="float">
            <text:p>1858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float" office:value="1132.65" calcext:value-type="float">
            <text:p>1132.65</text:p>
          </table:table-cell>
          <table:table-cell office:value-type="float" office:value="1021.45" calcext:value-type="float">
            <text:p>1021.45</text:p>
          </table:table-cell>
          <table:table-cell office:value-type="float" office:value="793.33" calcext:value-type="float">
            <text:p>793.33</text:p>
          </table:table-cell>
          <table:table-cell office:value-type="float" office:value="808.43" calcext:value-type="float">
            <text:p>808.43</text:p>
          </table:table-cell>
          <table:table-cell office:value-type="float" office:value="917.32" calcext:value-type="float">
            <text:p>917.32</text:p>
          </table:table-cell>
          <table:table-cell table:number-columns-repeated="2"/>
          <table:table-cell table:formula="of:=AVERAGE([.A9:.E9])" office:value-type="float" office:value="1931.4" calcext:value-type="float">
            <text:p>1931.4</text:p>
          </table:table-cell>
          <table:table-cell table:formula="of:=AVERAGE([.G9:.K9])" office:value-type="float" office:value="934.636" calcext:value-type="float">
            <text:p>934.636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368" calcext:value-type="float">
            <text:p>2368</text:p>
          </table:table-cell>
          <table:table-cell office:value-type="float" office:value="2240" calcext:value-type="float">
            <text:p>2240</text:p>
          </table:table-cell>
          <table:table-cell office:value-type="float" office:value="1922" calcext:value-type="float">
            <text:p>1922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1146.84" calcext:value-type="float">
            <text:p>1146.84</text:p>
          </table:table-cell>
          <table:table-cell office:value-type="float" office:value="1032.78" calcext:value-type="float">
            <text:p>1032.78</text:p>
          </table:table-cell>
          <table:table-cell office:value-type="float" office:value="897.33" calcext:value-type="float">
            <text:p>897.33</text:p>
          </table:table-cell>
          <table:table-cell office:value-type="float" office:value="827.65" calcext:value-type="float">
            <text:p>827.65</text:p>
          </table:table-cell>
          <table:table-cell office:value-type="float" office:value="843.83" calcext:value-type="float">
            <text:p>843.83</text:p>
          </table:table-cell>
          <table:table-cell table:number-columns-repeated="2"/>
          <table:table-cell table:formula="of:=AVERAGE([.A10:.E10])" office:value-type="float" office:value="2181" calcext:value-type="float">
            <text:p>2181</text:p>
          </table:table-cell>
          <table:table-cell table:formula="of:=AVERAGE([.G10:.K10])" office:value-type="float" office:value="949.686" calcext:value-type="float">
            <text:p>949.68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168" calcext:value-type="float">
            <text:p>2168</text:p>
          </table:table-cell>
          <table:table-cell office:value-type="float" office:value="2208" calcext:value-type="float">
            <text:p>2208</text:p>
          </table:table-cell>
          <table:table-cell office:value-type="float" office:value="1526" calcext:value-type="float">
            <text:p>1526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937.71" calcext:value-type="float">
            <text:p>937.71</text:p>
          </table:table-cell>
          <table:table-cell office:value-type="float" office:value="1115.29" calcext:value-type="float">
            <text:p>1115.29</text:p>
          </table:table-cell>
          <table:table-cell office:value-type="float" office:value="924.16" calcext:value-type="float">
            <text:p>924.16</text:p>
          </table:table-cell>
          <table:table-cell office:value-type="float" office:value="791.9" calcext:value-type="float">
            <text:p>791.9</text:p>
          </table:table-cell>
          <table:table-cell office:value-type="float" office:value="808.77" calcext:value-type="float">
            <text:p>808.77</text:p>
          </table:table-cell>
          <table:table-cell table:number-columns-repeated="2"/>
          <table:table-cell table:formula="of:=AVERAGE([.A11:.E11])" office:value-type="float" office:value="1897" calcext:value-type="float">
            <text:p>1897</text:p>
          </table:table-cell>
          <table:table-cell table:formula="of:=AVERAGE([.G11:.K11])" office:value-type="float" office:value="915.566" calcext:value-type="float">
            <text:p>915.566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553" calcext:value-type="float">
            <text:p>2553</text:p>
          </table:table-cell>
          <table:table-cell office:value-type="float" office:value="2111" calcext:value-type="float">
            <text:p>2111</text:p>
          </table:table-cell>
          <table:table-cell office:value-type="float" office:value="1878" calcext:value-type="float">
            <text:p>1878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float" office:value="1089.83" calcext:value-type="float">
            <text:p>1089.83</text:p>
          </table:table-cell>
          <table:table-cell office:value-type="float" office:value="1057.98" calcext:value-type="float">
            <text:p>1057.98</text:p>
          </table:table-cell>
          <table:table-cell office:value-type="float" office:value="921.55" calcext:value-type="float">
            <text:p>921.55</text:p>
          </table:table-cell>
          <table:table-cell office:value-type="float" office:value="950.06" calcext:value-type="float">
            <text:p>950.06</text:p>
          </table:table-cell>
          <table:table-cell office:value-type="float" office:value="822.29" calcext:value-type="float">
            <text:p>822.29</text:p>
          </table:table-cell>
          <table:table-cell table:number-columns-repeated="2"/>
          <table:table-cell table:formula="of:=AVERAGE([.A12:.E12])" office:value-type="float" office:value="2104.8" calcext:value-type="float">
            <text:p>2104.8</text:p>
          </table:table-cell>
          <table:table-cell table:formula="of:=AVERAGE([.G12:.K12])" office:value-type="float" office:value="968.342" calcext:value-type="float">
            <text:p>968.34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337" calcext:value-type="float">
            <text:p>2337</text:p>
          </table:table-cell>
          <table:table-cell office:value-type="float" office:value="2373" calcext:value-type="float">
            <text:p>2373</text:p>
          </table:table-cell>
          <table:table-cell office:value-type="float" office:value="1811" calcext:value-type="float">
            <text:p>1811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057.94" calcext:value-type="float">
            <text:p>1057.94</text:p>
          </table:table-cell>
          <table:table-cell office:value-type="float" office:value="1120.9" calcext:value-type="float">
            <text:p>1120.9</text:p>
          </table:table-cell>
          <table:table-cell office:value-type="float" office:value="1003.57" calcext:value-type="float">
            <text:p>1003.57</text:p>
          </table:table-cell>
          <table:table-cell office:value-type="float" office:value="958.01" calcext:value-type="float">
            <text:p>958.01</text:p>
          </table:table-cell>
          <table:table-cell office:value-type="float" office:value="891.29" calcext:value-type="float">
            <text:p>891.29</text:p>
          </table:table-cell>
          <table:table-cell table:number-columns-repeated="2"/>
          <table:table-cell table:formula="of:=AVERAGE([.A13:.E13])" office:value-type="float" office:value="2107.8" calcext:value-type="float">
            <text:p>2107.8</text:p>
          </table:table-cell>
          <table:table-cell table:formula="of:=AVERAGE([.G13:.K13])" office:value-type="float" office:value="1006.342" calcext:value-type="float">
            <text:p>1006.34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307" calcext:value-type="float">
            <text:p>2307</text:p>
          </table:table-cell>
          <table:table-cell office:value-type="float" office:value="1933" calcext:value-type="float">
            <text:p>1933</text:p>
          </table:table-cell>
          <table:table-cell office:value-type="float" office:value="2062" calcext:value-type="float">
            <text:p>2062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122.13" calcext:value-type="float">
            <text:p>1122.13</text:p>
          </table:table-cell>
          <table:table-cell office:value-type="float" office:value="1056.37" calcext:value-type="float">
            <text:p>1056.37</text:p>
          </table:table-cell>
          <table:table-cell office:value-type="float" office:value="980.03" calcext:value-type="float">
            <text:p>980.03</text:p>
          </table:table-cell>
          <table:table-cell office:value-type="float" office:value="936.5" calcext:value-type="float">
            <text:p>936.5</text:p>
          </table:table-cell>
          <table:table-cell office:value-type="float" office:value="905.47" calcext:value-type="float">
            <text:p>905.47</text:p>
          </table:table-cell>
          <table:table-cell table:number-columns-repeated="2"/>
          <table:table-cell table:formula="of:=AVERAGE([.A14:.E14])" office:value-type="float" office:value="2012.6" calcext:value-type="float">
            <text:p>2012.6</text:p>
          </table:table-cell>
          <table:table-cell table:formula="of:=AVERAGE([.G14:.K14])" office:value-type="float" office:value="1000.1" calcext:value-type="float">
            <text:p>1000.1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343" calcext:value-type="float">
            <text:p>2343</text:p>
          </table:table-cell>
          <table:table-cell office:value-type="float" office:value="2001" calcext:value-type="float">
            <text:p>2001</text:p>
          </table:table-cell>
          <table:table-cell office:value-type="float" office:value="1798" calcext:value-type="float">
            <text:p>1798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029.92" calcext:value-type="float">
            <text:p>1029.92</text:p>
          </table:table-cell>
          <table:table-cell office:value-type="float" office:value="787.42" calcext:value-type="float">
            <text:p>787.42</text:p>
          </table:table-cell>
          <table:table-cell office:value-type="float" office:value="923.31" calcext:value-type="float">
            <text:p>923.31</text:p>
          </table:table-cell>
          <table:table-cell office:value-type="float" office:value="1022.39" calcext:value-type="float">
            <text:p>1022.39</text:p>
          </table:table-cell>
          <table:table-cell office:value-type="float" office:value="963.28" calcext:value-type="float">
            <text:p>963.28</text:p>
          </table:table-cell>
          <table:table-cell table:number-columns-repeated="2"/>
          <table:table-cell table:formula="of:=AVERAGE([.A15:.E15])" office:value-type="float" office:value="2035.6" calcext:value-type="float">
            <text:p>2035.6</text:p>
          </table:table-cell>
          <table:table-cell table:formula="of:=AVERAGE([.G15:.K15])" office:value-type="float" office:value="945.264" calcext:value-type="float">
            <text:p>945.26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183" calcext:value-type="float">
            <text:p>2183</text:p>
          </table:table-cell>
          <table:table-cell office:value-type="float" office:value="1883" calcext:value-type="float">
            <text:p>1883</text:p>
          </table:table-cell>
          <table:table-cell office:value-type="float" office:value="1895" calcext:value-type="float">
            <text:p>1895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float" office:value="842.36" calcext:value-type="float">
            <text:p>842.36</text:p>
          </table:table-cell>
          <table:table-cell office:value-type="float" office:value="844.28" calcext:value-type="float">
            <text:p>844.28</text:p>
          </table:table-cell>
          <table:table-cell office:value-type="float" office:value="990.06" calcext:value-type="float">
            <text:p>990.06</text:p>
          </table:table-cell>
          <table:table-cell office:value-type="float" office:value="948.43" calcext:value-type="float">
            <text:p>948.43</text:p>
          </table:table-cell>
          <table:table-cell office:value-type="float" office:value="961.35" calcext:value-type="float">
            <text:p>961.35</text:p>
          </table:table-cell>
          <table:table-cell table:number-columns-repeated="2"/>
          <table:table-cell table:formula="of:=AVERAGE([.A16:.E16])" office:value-type="float" office:value="1911.4" calcext:value-type="float">
            <text:p>1911.4</text:p>
          </table:table-cell>
          <table:table-cell table:formula="of:=AVERAGE([.G16:.K16])" office:value-type="float" office:value="917.296" calcext:value-type="float">
            <text:p>917.296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708" calcext:value-type="float">
            <text:p>2708</text:p>
          </table:table-cell>
          <table:table-cell office:value-type="float" office:value="2148" calcext:value-type="float">
            <text:p>2148</text:p>
          </table:table-cell>
          <table:table-cell office:value-type="float" office:value="2128" calcext:value-type="float">
            <text:p>2128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float" office:value="1037.27" calcext:value-type="float">
            <text:p>1037.27</text:p>
          </table:table-cell>
          <table:table-cell office:value-type="float" office:value="1032.76" calcext:value-type="float">
            <text:p>1032.76</text:p>
          </table:table-cell>
          <table:table-cell office:value-type="float" office:value="978.79" calcext:value-type="float">
            <text:p>978.79</text:p>
          </table:table-cell>
          <table:table-cell office:value-type="float" office:value="969.97" calcext:value-type="float">
            <text:p>969.97</text:p>
          </table:table-cell>
          <table:table-cell office:value-type="float" office:value="883.98" calcext:value-type="float">
            <text:p>883.98</text:p>
          </table:table-cell>
          <table:table-cell table:number-columns-repeated="2"/>
          <table:table-cell table:formula="of:=AVERAGE([.A17:.E17])" office:value-type="float" office:value="2194.4" calcext:value-type="float">
            <text:p>2194.4</text:p>
          </table:table-cell>
          <table:table-cell table:formula="of:=AVERAGE([.G17:.K17])" office:value-type="float" office:value="980.554" calcext:value-type="float">
            <text:p>980.554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019" calcext:value-type="float">
            <text:p>2019</text:p>
          </table:table-cell>
          <table:table-cell office:value-type="float" office:value="2002" calcext:value-type="float">
            <text:p>2002</text:p>
          </table:table-cell>
          <table:table-cell office:value-type="float" office:value="2183" calcext:value-type="float">
            <text:p>2183</text:p>
          </table:table-cell>
          <table:table-cell office:value-type="float" office:value="1873" calcext:value-type="float">
            <text:p>1873</text:p>
          </table:table-cell>
          <table:table-cell/>
          <table:table-cell office:value-type="float" office:value="1064.64" calcext:value-type="float">
            <text:p>1064.64</text:p>
          </table:table-cell>
          <table:table-cell office:value-type="float" office:value="1109.31" calcext:value-type="float">
            <text:p>1109.31</text:p>
          </table:table-cell>
          <table:table-cell office:value-type="float" office:value="948.94" calcext:value-type="float">
            <text:p>948.94</text:p>
          </table:table-cell>
          <table:table-cell office:value-type="float" office:value="878.85" calcext:value-type="float">
            <text:p>878.85</text:p>
          </table:table-cell>
          <table:table-cell office:value-type="float" office:value="932.57" calcext:value-type="float">
            <text:p>932.57</text:p>
          </table:table-cell>
          <table:table-cell table:number-columns-repeated="2"/>
          <table:table-cell table:formula="of:=AVERAGE([.A18:.E18])" office:value-type="float" office:value="2024.4" calcext:value-type="float">
            <text:p>2024.4</text:p>
          </table:table-cell>
          <table:table-cell table:formula="of:=AVERAGE([.G18:.K18])" office:value-type="float" office:value="986.862" calcext:value-type="float">
            <text:p>986.862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276" calcext:value-type="float">
            <text:p>2276</text:p>
          </table:table-cell>
          <table:table-cell office:value-type="float" office:value="2228" calcext:value-type="float">
            <text:p>2228</text:p>
          </table:table-cell>
          <table:table-cell office:value-type="float" office:value="2105" calcext:value-type="float">
            <text:p>2105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079.56" calcext:value-type="float">
            <text:p>1079.56</text:p>
          </table:table-cell>
          <table:table-cell office:value-type="float" office:value="1118.35" calcext:value-type="float">
            <text:p>1118.35</text:p>
          </table:table-cell>
          <table:table-cell office:value-type="float" office:value="1104.59" calcext:value-type="float">
            <text:p>1104.59</text:p>
          </table:table-cell>
          <table:table-cell office:value-type="float" office:value="1060.25" calcext:value-type="float">
            <text:p>1060.25</text:p>
          </table:table-cell>
          <table:table-cell office:value-type="float" office:value="980.56" calcext:value-type="float">
            <text:p>980.56</text:p>
          </table:table-cell>
          <table:table-cell table:number-columns-repeated="2"/>
          <table:table-cell table:formula="of:=AVERAGE([.A19:.E19])" office:value-type="float" office:value="2142.2" calcext:value-type="float">
            <text:p>2142.2</text:p>
          </table:table-cell>
          <table:table-cell table:formula="of:=AVERAGE([.G19:.K19])" office:value-type="float" office:value="1068.662" calcext:value-type="float">
            <text:p>1068.662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483" calcext:value-type="float">
            <text:p>2483</text:p>
          </table:table-cell>
          <table:table-cell office:value-type="float" office:value="2459" calcext:value-type="float">
            <text:p>2459</text:p>
          </table:table-cell>
          <table:table-cell office:value-type="float" office:value="1964" calcext:value-type="float">
            <text:p>1964</text:p>
          </table:table-cell>
          <table:table-cell office:value-type="float" office:value="2083" calcext:value-type="float">
            <text:p>2083</text:p>
          </table:table-cell>
          <table:table-cell/>
          <table:table-cell office:value-type="float" office:value="1220.24" calcext:value-type="float">
            <text:p>1220.24</text:p>
          </table:table-cell>
          <table:table-cell office:value-type="float" office:value="1234.27" calcext:value-type="float">
            <text:p>1234.27</text:p>
          </table:table-cell>
          <table:table-cell office:value-type="float" office:value="966.43" calcext:value-type="float">
            <text:p>966.43</text:p>
          </table:table-cell>
          <table:table-cell office:value-type="float" office:value="993.31" calcext:value-type="float">
            <text:p>993.31</text:p>
          </table:table-cell>
          <table:table-cell office:value-type="float" office:value="978.47" calcext:value-type="float">
            <text:p>978.47</text:p>
          </table:table-cell>
          <table:table-cell table:number-columns-repeated="2"/>
          <table:table-cell table:formula="of:=AVERAGE([.A20:.E20])" office:value-type="float" office:value="2247.4" calcext:value-type="float">
            <text:p>2247.4</text:p>
          </table:table-cell>
          <table:table-cell table:formula="of:=AVERAGE([.G20:.K20])" office:value-type="float" office:value="1078.544" calcext:value-type="float">
            <text:p>1078.544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480" calcext:value-type="float">
            <text:p>2480</text:p>
          </table:table-cell>
          <table:table-cell office:value-type="float" office:value="1973" calcext:value-type="float">
            <text:p>1973</text:p>
          </table:table-cell>
          <table:table-cell office:value-type="float" office:value="1873" calcext:value-type="float">
            <text:p>1873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183.45" calcext:value-type="float">
            <text:p>1183.45</text:p>
          </table:table-cell>
          <table:table-cell office:value-type="float" office:value="1061.86" calcext:value-type="float">
            <text:p>1061.86</text:p>
          </table:table-cell>
          <table:table-cell office:value-type="float" office:value="968.2" calcext:value-type="float">
            <text:p>968.2</text:p>
          </table:table-cell>
          <table:table-cell office:value-type="float" office:value="913.92" calcext:value-type="float">
            <text:p>913.92</text:p>
          </table:table-cell>
          <table:table-cell office:value-type="float" office:value="920.22" calcext:value-type="float">
            <text:p>920.22</text:p>
          </table:table-cell>
          <table:table-cell table:number-columns-repeated="2"/>
          <table:table-cell table:formula="of:=AVERAGE([.A21:.E21])" office:value-type="float" office:value="2046.4" calcext:value-type="float">
            <text:p>2046.4</text:p>
          </table:table-cell>
          <table:table-cell table:formula="of:=AVERAGE([.G21:.K21])" office:value-type="float" office:value="1009.53" calcext:value-type="float">
            <text:p>1009.5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590" calcext:value-type="float">
            <text:p>2590</text:p>
          </table:table-cell>
          <table:table-cell office:value-type="float" office:value="2188" calcext:value-type="float">
            <text:p>2188</text:p>
          </table:table-cell>
          <table:table-cell office:value-type="float" office:value="1763" calcext:value-type="float">
            <text:p>1763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141.57" calcext:value-type="float">
            <text:p>1141.57</text:p>
          </table:table-cell>
          <table:table-cell office:value-type="float" office:value="1206.15" calcext:value-type="float">
            <text:p>1206.15</text:p>
          </table:table-cell>
          <table:table-cell office:value-type="float" office:value="1017.4" calcext:value-type="float">
            <text:p>1017.4</text:p>
          </table:table-cell>
          <table:table-cell office:value-type="float" office:value="1053.27" calcext:value-type="float">
            <text:p>1053.27</text:p>
          </table:table-cell>
          <table:table-cell office:value-type="float" office:value="872.93" calcext:value-type="float">
            <text:p>872.93</text:p>
          </table:table-cell>
          <table:table-cell table:number-columns-repeated="2"/>
          <table:table-cell table:formula="of:=AVERAGE([.A22:.E22])" office:value-type="float" office:value="2080.4" calcext:value-type="float">
            <text:p>2080.4</text:p>
          </table:table-cell>
          <table:table-cell table:formula="of:=AVERAGE([.G22:.K22])" office:value-type="float" office:value="1058.264" calcext:value-type="float">
            <text:p>1058.264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317" calcext:value-type="float">
            <text:p>2317</text:p>
          </table:table-cell>
          <table:table-cell office:value-type="float" office:value="2573" calcext:value-type="float">
            <text:p>2573</text:p>
          </table:table-cell>
          <table:table-cell office:value-type="float" office:value="2023" calcext:value-type="float">
            <text:p>2023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1158.8" calcext:value-type="float">
            <text:p>1158.8</text:p>
          </table:table-cell>
          <table:table-cell office:value-type="float" office:value="1140.49" calcext:value-type="float">
            <text:p>1140.49</text:p>
          </table:table-cell>
          <table:table-cell office:value-type="float" office:value="1063.36" calcext:value-type="float">
            <text:p>1063.36</text:p>
          </table:table-cell>
          <table:table-cell office:value-type="float" office:value="944.77" calcext:value-type="float">
            <text:p>944.77</text:p>
          </table:table-cell>
          <table:table-cell office:value-type="float" office:value="968.73" calcext:value-type="float">
            <text:p>968.73</text:p>
          </table:table-cell>
          <table:table-cell table:number-columns-repeated="2"/>
          <table:table-cell table:formula="of:=AVERAGE([.A23:.E23])" office:value-type="float" office:value="2203.8" calcext:value-type="float">
            <text:p>2203.8</text:p>
          </table:table-cell>
          <table:table-cell table:formula="of:=AVERAGE([.G23:.K23])" office:value-type="float" office:value="1055.23" calcext:value-type="float">
            <text:p>1055.23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283" calcext:value-type="float">
            <text:p>2283</text:p>
          </table:table-cell>
          <table:table-cell office:value-type="float" office:value="2222" calcext:value-type="float">
            <text:p>2222</text:p>
          </table:table-cell>
          <table:table-cell office:value-type="float" office:value="2083" calcext:value-type="float">
            <text:p>2083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132.62" calcext:value-type="float">
            <text:p>1132.62</text:p>
          </table:table-cell>
          <table:table-cell office:value-type="float" office:value="1112.45" calcext:value-type="float">
            <text:p>1112.45</text:p>
          </table:table-cell>
          <table:table-cell office:value-type="float" office:value="986.04" calcext:value-type="float">
            <text:p>986.04</text:p>
          </table:table-cell>
          <table:table-cell office:value-type="float" office:value="1024.17" calcext:value-type="float">
            <text:p>1024.17</text:p>
          </table:table-cell>
          <table:table-cell office:value-type="float" office:value="1006.23" calcext:value-type="float">
            <text:p>1006.23</text:p>
          </table:table-cell>
          <table:table-cell table:number-columns-repeated="2"/>
          <table:table-cell table:formula="of:=AVERAGE([.A24:.E24])" office:value-type="float" office:value="2096.8" calcext:value-type="float">
            <text:p>2096.8</text:p>
          </table:table-cell>
          <table:table-cell table:formula="of:=AVERAGE([.G24:.K24])" office:value-type="float" office:value="1052.302" calcext:value-type="float">
            <text:p>1052.30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2385" calcext:value-type="float">
            <text:p>2385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191.19" calcext:value-type="float">
            <text:p>1191.19</text:p>
          </table:table-cell>
          <table:table-cell office:value-type="float" office:value="1164" calcext:value-type="float">
            <text:p>1164</text:p>
          </table:table-cell>
          <table:table-cell office:value-type="float" office:value="972.93" calcext:value-type="float">
            <text:p>972.93</text:p>
          </table:table-cell>
          <table:table-cell office:value-type="float" office:value="1062.75" calcext:value-type="float">
            <text:p>1062.75</text:p>
          </table:table-cell>
          <table:table-cell office:value-type="float" office:value="985.54" calcext:value-type="float">
            <text:p>985.54</text:p>
          </table:table-cell>
          <table:table-cell table:number-columns-repeated="2"/>
          <table:table-cell table:formula="of:=AVERAGE([.A25:.E25])" office:value-type="float" office:value="2061.4" calcext:value-type="float">
            <text:p>2061.4</text:p>
          </table:table-cell>
          <table:table-cell table:formula="of:=AVERAGE([.G25:.K25])" office:value-type="float" office:value="1075.282" calcext:value-type="float">
            <text:p>1075.282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346" calcext:value-type="float">
            <text:p>2346</text:p>
          </table:table-cell>
          <table:table-cell office:value-type="float" office:value="2319" calcext:value-type="float">
            <text:p>2319</text:p>
          </table:table-cell>
          <table:table-cell office:value-type="float" office:value="1695" calcext:value-type="float">
            <text:p>1695</text:p>
          </table:table-cell>
          <table:table-cell office:value-type="float" office:value="2318" calcext:value-type="float">
            <text:p>2318</text:p>
          </table:table-cell>
          <table:table-cell/>
          <table:table-cell office:value-type="float" office:value="1123.87" calcext:value-type="float">
            <text:p>1123.87</text:p>
          </table:table-cell>
          <table:table-cell office:value-type="float" office:value="1077.4" calcext:value-type="float">
            <text:p>1077.4</text:p>
          </table:table-cell>
          <table:table-cell office:value-type="float" office:value="997.79" calcext:value-type="float">
            <text:p>997.79</text:p>
          </table:table-cell>
          <table:table-cell office:value-type="float" office:value="1017.57" calcext:value-type="float">
            <text:p>1017.57</text:p>
          </table:table-cell>
          <table:table-cell office:value-type="float" office:value="937.11" calcext:value-type="float">
            <text:p>937.11</text:p>
          </table:table-cell>
          <table:table-cell table:number-columns-repeated="2"/>
          <table:table-cell table:formula="of:=AVERAGE([.A26:.E26])" office:value-type="float" office:value="2192.2" calcext:value-type="float">
            <text:p>2192.2</text:p>
          </table:table-cell>
          <table:table-cell table:formula="of:=AVERAGE([.G26:.K26])" office:value-type="float" office:value="1030.748" calcext:value-type="float">
            <text:p>1030.748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350" calcext:value-type="float">
            <text:p>2350</text:p>
          </table:table-cell>
          <table:table-cell office:value-type="float" office:value="2279" calcext:value-type="float">
            <text:p>2279</text:p>
          </table:table-cell>
          <table:table-cell office:value-type="float" office:value="2006" calcext:value-type="float">
            <text:p>2006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30.06" calcext:value-type="float">
            <text:p>1230.06</text:p>
          </table:table-cell>
          <table:table-cell office:value-type="float" office:value="1154.47" calcext:value-type="float">
            <text:p>1154.47</text:p>
          </table:table-cell>
          <table:table-cell office:value-type="float" office:value="1094.86" calcext:value-type="float">
            <text:p>1094.86</text:p>
          </table:table-cell>
          <table:table-cell office:value-type="float" office:value="1043.48" calcext:value-type="float">
            <text:p>1043.48</text:p>
          </table:table-cell>
          <table:table-cell office:value-type="float" office:value="991.1" calcext:value-type="float">
            <text:p>991.1</text:p>
          </table:table-cell>
          <table:table-cell table:number-columns-repeated="2"/>
          <table:table-cell table:formula="of:=AVERAGE([.A27:.E27])" office:value-type="float" office:value="2164.2" calcext:value-type="float">
            <text:p>2164.2</text:p>
          </table:table-cell>
          <table:table-cell table:formula="of:=AVERAGE([.G27:.K27])" office:value-type="float" office:value="1102.794" calcext:value-type="float">
            <text:p>1102.794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815" calcext:value-type="float">
            <text:p>2815</text:p>
          </table:table-cell>
          <table:table-cell office:value-type="float" office:value="2466" calcext:value-type="float">
            <text:p>2466</text:p>
          </table:table-cell>
          <table:table-cell office:value-type="float" office:value="2088" calcext:value-type="float">
            <text:p>2088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144.34" calcext:value-type="float">
            <text:p>1144.34</text:p>
          </table:table-cell>
          <table:table-cell office:value-type="float" office:value="1094.84" calcext:value-type="float">
            <text:p>1094.84</text:p>
          </table:table-cell>
          <table:table-cell office:value-type="float" office:value="1078.02" calcext:value-type="float">
            <text:p>1078.02</text:p>
          </table:table-cell>
          <table:table-cell office:value-type="float" office:value="1032.37" calcext:value-type="float">
            <text:p>1032.37</text:p>
          </table:table-cell>
          <table:table-cell office:value-type="float" office:value="938.61" calcext:value-type="float">
            <text:p>938.61</text:p>
          </table:table-cell>
          <table:table-cell table:number-columns-repeated="2"/>
          <table:table-cell table:formula="of:=AVERAGE([.A28:.E28])" office:value-type="float" office:value="2293" calcext:value-type="float">
            <text:p>2293</text:p>
          </table:table-cell>
          <table:table-cell table:formula="of:=AVERAGE([.G28:.K28])" office:value-type="float" office:value="1057.636" calcext:value-type="float">
            <text:p>1057.636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058" calcext:value-type="float">
            <text:p>2058</text:p>
          </table:table-cell>
          <table:table-cell office:value-type="float" office:value="2438" calcext:value-type="float">
            <text:p>2438</text:p>
          </table:table-cell>
          <table:table-cell office:value-type="float" office:value="2094" calcext:value-type="float">
            <text:p>2094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1227.66" calcext:value-type="float">
            <text:p>1227.66</text:p>
          </table:table-cell>
          <table:table-cell office:value-type="float" office:value="1237.54" calcext:value-type="float">
            <text:p>1237.54</text:p>
          </table:table-cell>
          <table:table-cell office:value-type="float" office:value="1019.7" calcext:value-type="float">
            <text:p>1019.7</text:p>
          </table:table-cell>
          <table:table-cell office:value-type="float" office:value="1066.43" calcext:value-type="float">
            <text:p>1066.43</text:p>
          </table:table-cell>
          <table:table-cell office:value-type="float" office:value="979.35" calcext:value-type="float">
            <text:p>979.35</text:p>
          </table:table-cell>
          <table:table-cell table:number-columns-repeated="2"/>
          <table:table-cell table:formula="of:=AVERAGE([.A29:.E29])" office:value-type="float" office:value="2141.2" calcext:value-type="float">
            <text:p>2141.2</text:p>
          </table:table-cell>
          <table:table-cell table:formula="of:=AVERAGE([.G29:.K29])" office:value-type="float" office:value="1106.136" calcext:value-type="float">
            <text:p>1106.136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463" calcext:value-type="float">
            <text:p>2463</text:p>
          </table:table-cell>
          <table:table-cell office:value-type="float" office:value="2308" calcext:value-type="float">
            <text:p>2308</text:p>
          </table:table-cell>
          <table:table-cell office:value-type="float" office:value="2406" calcext:value-type="float">
            <text:p>2406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247.7" calcext:value-type="float">
            <text:p>1247.7</text:p>
          </table:table-cell>
          <table:table-cell office:value-type="float" office:value="1274.96" calcext:value-type="float">
            <text:p>1274.96</text:p>
          </table:table-cell>
          <table:table-cell office:value-type="float" office:value="975.95" calcext:value-type="float">
            <text:p>975.95</text:p>
          </table:table-cell>
          <table:table-cell office:value-type="float" office:value="1144.62" calcext:value-type="float">
            <text:p>1144.62</text:p>
          </table:table-cell>
          <table:table-cell office:value-type="float" office:value="940.83" calcext:value-type="float">
            <text:p>940.83</text:p>
          </table:table-cell>
          <table:table-cell table:number-columns-repeated="2"/>
          <table:table-cell table:formula="of:=AVERAGE([.A30:.E30])" office:value-type="float" office:value="2227" calcext:value-type="float">
            <text:p>2227</text:p>
          </table:table-cell>
          <table:table-cell table:formula="of:=AVERAGE([.G30:.K30])" office:value-type="float" office:value="1116.812" calcext:value-type="float">
            <text:p>1116.812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093" calcext:value-type="float">
            <text:p>2093</text:p>
          </table:table-cell>
          <table:table-cell office:value-type="float" office:value="2198" calcext:value-type="float">
            <text:p>2198</text:p>
          </table:table-cell>
          <table:table-cell office:value-type="float" office:value="1711" calcext:value-type="float">
            <text:p>1711</text:p>
          </table:table-cell>
          <table:table-cell office:value-type="float" office:value="1948" calcext:value-type="float">
            <text:p>1948</text:p>
          </table:table-cell>
          <table:table-cell/>
          <table:table-cell office:value-type="float" office:value="1207.42" calcext:value-type="float">
            <text:p>1207.42</text:p>
          </table:table-cell>
          <table:table-cell office:value-type="float" office:value="1169.46" calcext:value-type="float">
            <text:p>1169.46</text:p>
          </table:table-cell>
          <table:table-cell office:value-type="float" office:value="1044.22" calcext:value-type="float">
            <text:p>1044.22</text:p>
          </table:table-cell>
          <table:table-cell office:value-type="float" office:value="1107.64" calcext:value-type="float">
            <text:p>1107.64</text:p>
          </table:table-cell>
          <table:table-cell office:value-type="float" office:value="953.18" calcext:value-type="float">
            <text:p>953.18</text:p>
          </table:table-cell>
          <table:table-cell table:number-columns-repeated="2"/>
          <table:table-cell table:formula="of:=AVERAGE([.A31:.E31])" office:value-type="float" office:value="2046.2" calcext:value-type="float">
            <text:p>2046.2</text:p>
          </table:table-cell>
          <table:table-cell table:formula="of:=AVERAGE([.G31:.K31])" office:value-type="float" office:value="1096.384" calcext:value-type="float">
            <text:p>1096.384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043" calcext:value-type="float">
            <text:p>2043</text:p>
          </table:table-cell>
          <table:table-cell office:value-type="float" office:value="1788" calcext:value-type="float">
            <text:p>1788</text:p>
          </table:table-cell>
          <table:table-cell office:value-type="float" office:value="2301" calcext:value-type="float">
            <text:p>2301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136.95" calcext:value-type="float">
            <text:p>1136.95</text:p>
          </table:table-cell>
          <table:table-cell office:value-type="float" office:value="1208.44" calcext:value-type="float">
            <text:p>1208.44</text:p>
          </table:table-cell>
          <table:table-cell office:value-type="float" office:value="983.62" calcext:value-type="float">
            <text:p>983.62</text:p>
          </table:table-cell>
          <table:table-cell office:value-type="float" office:value="1050.87" calcext:value-type="float">
            <text:p>1050.87</text:p>
          </table:table-cell>
          <table:table-cell office:value-type="float" office:value="997.17" calcext:value-type="float">
            <text:p>997.17</text:p>
          </table:table-cell>
          <table:table-cell table:number-columns-repeated="2"/>
          <table:table-cell table:formula="of:=AVERAGE([.A32:.E32])" office:value-type="float" office:value="2001.2" calcext:value-type="float">
            <text:p>2001.2</text:p>
          </table:table-cell>
          <table:table-cell table:formula="of:=AVERAGE([.G32:.K32])" office:value-type="float" office:value="1075.41" calcext:value-type="float">
            <text:p>1075.41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485" calcext:value-type="float">
            <text:p>2485</text:p>
          </table:table-cell>
          <table:table-cell office:value-type="float" office:value="2259" calcext:value-type="float">
            <text:p>2259</text:p>
          </table:table-cell>
          <table:table-cell office:value-type="float" office:value="1947" calcext:value-type="float">
            <text:p>1947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1183.59" calcext:value-type="float">
            <text:p>1183.59</text:p>
          </table:table-cell>
          <table:table-cell office:value-type="float" office:value="1184.5" calcext:value-type="float">
            <text:p>1184.5</text:p>
          </table:table-cell>
          <table:table-cell office:value-type="float" office:value="925.99" calcext:value-type="float">
            <text:p>925.99</text:p>
          </table:table-cell>
          <table:table-cell office:value-type="float" office:value="1148.49" calcext:value-type="float">
            <text:p>1148.49</text:p>
          </table:table-cell>
          <table:table-cell office:value-type="float" office:value="962.24" calcext:value-type="float">
            <text:p>962.24</text:p>
          </table:table-cell>
          <table:table-cell table:number-columns-repeated="2"/>
          <table:table-cell table:formula="of:=AVERAGE([.A33:.E33])" office:value-type="float" office:value="2196.4" calcext:value-type="float">
            <text:p>2196.4</text:p>
          </table:table-cell>
          <table:table-cell table:formula="of:=AVERAGE([.G33:.K33])" office:value-type="float" office:value="1080.962" calcext:value-type="float">
            <text:p>1080.962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168" calcext:value-type="float">
            <text:p>2168</text:p>
          </table:table-cell>
          <table:table-cell office:value-type="float" office:value="2133" calcext:value-type="float">
            <text:p>2133</text:p>
          </table:table-cell>
          <table:table-cell office:value-type="float" office:value="1988" calcext:value-type="float">
            <text:p>1988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20.11" calcext:value-type="float">
            <text:p>1220.11</text:p>
          </table:table-cell>
          <table:table-cell office:value-type="float" office:value="1232.32" calcext:value-type="float">
            <text:p>1232.32</text:p>
          </table:table-cell>
          <table:table-cell office:value-type="float" office:value="892.36" calcext:value-type="float">
            <text:p>892.36</text:p>
          </table:table-cell>
          <table:table-cell office:value-type="float" office:value="1081.19" calcext:value-type="float">
            <text:p>1081.19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AVERAGE([.A34:.E34])" office:value-type="float" office:value="2084" calcext:value-type="float">
            <text:p>2084</text:p>
          </table:table-cell>
          <table:table-cell table:formula="of:=AVERAGE([.G34:.K34])" office:value-type="float" office:value="1089.196" calcext:value-type="float">
            <text:p>1089.196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338" calcext:value-type="float">
            <text:p>2338</text:p>
          </table:table-cell>
          <table:table-cell office:value-type="float" office:value="1943" calcext:value-type="float">
            <text:p>1943</text:p>
          </table:table-cell>
          <table:table-cell office:value-type="float" office:value="2530" calcext:value-type="float">
            <text:p>2530</text:p>
          </table:table-cell>
          <table:table-cell office:value-type="float" office:value="2184" calcext:value-type="float">
            <text:p>2184</text:p>
          </table:table-cell>
          <table:table-cell/>
          <table:table-cell office:value-type="float" office:value="1080.51" calcext:value-type="float">
            <text:p>1080.51</text:p>
          </table:table-cell>
          <table:table-cell office:value-type="float" office:value="1188.61" calcext:value-type="float">
            <text:p>1188.61</text:p>
          </table:table-cell>
          <table:table-cell office:value-type="float" office:value="982.5" calcext:value-type="float">
            <text:p>982.5</text:p>
          </table:table-cell>
          <table:table-cell office:value-type="float" office:value="1114.49" calcext:value-type="float">
            <text:p>1114.49</text:p>
          </table:table-cell>
          <table:table-cell office:value-type="float" office:value="960.76" calcext:value-type="float">
            <text:p>960.76</text:p>
          </table:table-cell>
          <table:table-cell table:number-columns-repeated="2"/>
          <table:table-cell table:formula="of:=AVERAGE([.A35:.E35])" office:value-type="float" office:value="2210.6" calcext:value-type="float">
            <text:p>2210.6</text:p>
          </table:table-cell>
          <table:table-cell table:formula="of:=AVERAGE([.G35:.K35])" office:value-type="float" office:value="1065.374" calcext:value-type="float">
            <text:p>1065.374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278" calcext:value-type="float">
            <text:p>2278</text:p>
          </table:table-cell>
          <table:table-cell office:value-type="float" office:value="2151" calcext:value-type="float">
            <text:p>2151</text:p>
          </table:table-cell>
          <table:table-cell office:value-type="float" office:value="1979" calcext:value-type="float">
            <text:p>1979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159.33" calcext:value-type="float">
            <text:p>1159.33</text:p>
          </table:table-cell>
          <table:table-cell office:value-type="float" office:value="1182.72" calcext:value-type="float">
            <text:p>1182.72</text:p>
          </table:table-cell>
          <table:table-cell office:value-type="float" office:value="940.03" calcext:value-type="float">
            <text:p>940.03</text:p>
          </table:table-cell>
          <table:table-cell office:value-type="float" office:value="1108.36" calcext:value-type="float">
            <text:p>1108.36</text:p>
          </table:table-cell>
          <table:table-cell office:value-type="float" office:value="1003.92" calcext:value-type="float">
            <text:p>1003.92</text:p>
          </table:table-cell>
          <table:table-cell table:number-columns-repeated="2"/>
          <table:table-cell table:formula="of:=AVERAGE([.A36:.E36])" office:value-type="float" office:value="2169.2" calcext:value-type="float">
            <text:p>2169.2</text:p>
          </table:table-cell>
          <table:table-cell table:formula="of:=AVERAGE([.G36:.K36])" office:value-type="float" office:value="1078.872" calcext:value-type="float">
            <text:p>1078.872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128" calcext:value-type="float">
            <text:p>2128</text:p>
          </table:table-cell>
          <table:table-cell office:value-type="float" office:value="2255" calcext:value-type="float">
            <text:p>2255</text:p>
          </table:table-cell>
          <table:table-cell office:value-type="float" office:value="1899" calcext:value-type="float">
            <text:p>1899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194.43" calcext:value-type="float">
            <text:p>1194.43</text:p>
          </table:table-cell>
          <table:table-cell office:value-type="float" office:value="1238.17" calcext:value-type="float">
            <text:p>1238.17</text:p>
          </table:table-cell>
          <table:table-cell office:value-type="float" office:value="1024.64" calcext:value-type="float">
            <text:p>1024.64</text:p>
          </table:table-cell>
          <table:table-cell office:value-type="float" office:value="1050.7" calcext:value-type="float">
            <text:p>1050.7</text:p>
          </table:table-cell>
          <table:table-cell office:value-type="float" office:value="1045.28" calcext:value-type="float">
            <text:p>1045.28</text:p>
          </table:table-cell>
          <table:table-cell table:number-columns-repeated="2"/>
          <table:table-cell table:formula="of:=AVERAGE([.A37:.E37])" office:value-type="float" office:value="2026.6" calcext:value-type="float">
            <text:p>2026.6</text:p>
          </table:table-cell>
          <table:table-cell table:formula="of:=AVERAGE([.G37:.K37])" office:value-type="float" office:value="1110.644" calcext:value-type="float">
            <text:p>1110.64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942" calcext:value-type="float">
            <text:p>1942</text:p>
          </table:table-cell>
          <table:table-cell office:value-type="float" office:value="1954" calcext:value-type="float">
            <text:p>1954</text:p>
          </table:table-cell>
          <table:table-cell office:value-type="float" office:value="2548" calcext:value-type="float">
            <text:p>2548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float" office:value="1046.54" calcext:value-type="float">
            <text:p>1046.54</text:p>
          </table:table-cell>
          <table:table-cell office:value-type="float" office:value="1152.56" calcext:value-type="float">
            <text:p>1152.56</text:p>
          </table:table-cell>
          <table:table-cell office:value-type="float" office:value="936.95" calcext:value-type="float">
            <text:p>936.95</text:p>
          </table:table-cell>
          <table:table-cell office:value-type="float" office:value="1036.52" calcext:value-type="float">
            <text:p>1036.52</text:p>
          </table:table-cell>
          <table:table-cell office:value-type="float" office:value="1049.81" calcext:value-type="float">
            <text:p>1049.81</text:p>
          </table:table-cell>
          <table:table-cell table:number-columns-repeated="2"/>
          <table:table-cell table:formula="of:=AVERAGE([.A38:.E38])" office:value-type="float" office:value="2050.8" calcext:value-type="float">
            <text:p>2050.8</text:p>
          </table:table-cell>
          <table:table-cell table:formula="of:=AVERAGE([.G38:.K38])" office:value-type="float" office:value="1044.476" calcext:value-type="float">
            <text:p>1044.476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288" calcext:value-type="float">
            <text:p>2288</text:p>
          </table:table-cell>
          <table:table-cell office:value-type="float" office:value="2093" calcext:value-type="float">
            <text:p>2093</text:p>
          </table:table-cell>
          <table:table-cell office:value-type="float" office:value="2110" calcext:value-type="float">
            <text:p>2110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1063.37" calcext:value-type="float">
            <text:p>1063.37</text:p>
          </table:table-cell>
          <table:table-cell office:value-type="float" office:value="1179.37" calcext:value-type="float">
            <text:p>1179.37</text:p>
          </table:table-cell>
          <table:table-cell office:value-type="float" office:value="952.22" calcext:value-type="float">
            <text:p>952.22</text:p>
          </table:table-cell>
          <table:table-cell office:value-type="float" office:value="1052.84" calcext:value-type="float">
            <text:p>1052.84</text:p>
          </table:table-cell>
          <table:table-cell office:value-type="float" office:value="1024.36" calcext:value-type="float">
            <text:p>1024.36</text:p>
          </table:table-cell>
          <table:table-cell table:number-columns-repeated="2"/>
          <table:table-cell table:formula="of:=AVERAGE([.A39:.E39])" office:value-type="float" office:value="2137.4" calcext:value-type="float">
            <text:p>2137.4</text:p>
          </table:table-cell>
          <table:table-cell table:formula="of:=AVERAGE([.G39:.K39])" office:value-type="float" office:value="1054.432" calcext:value-type="float">
            <text:p>1054.432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168" calcext:value-type="float">
            <text:p>2168</text:p>
          </table:table-cell>
          <table:table-cell office:value-type="float" office:value="2173" calcext:value-type="float">
            <text:p>2173</text:p>
          </table:table-cell>
          <table:table-cell office:value-type="float" office:value="2329" calcext:value-type="float">
            <text:p>2329</text:p>
          </table:table-cell>
          <table:table-cell office:value-type="float" office:value="1893" calcext:value-type="float">
            <text:p>1893</text:p>
          </table:table-cell>
          <table:table-cell/>
          <table:table-cell office:value-type="float" office:value="1097.27" calcext:value-type="float">
            <text:p>1097.27</text:p>
          </table:table-cell>
          <table:table-cell office:value-type="float" office:value="1228.45" calcext:value-type="float">
            <text:p>1228.45</text:p>
          </table:table-cell>
          <table:table-cell office:value-type="float" office:value="1026.35" calcext:value-type="float">
            <text:p>1026.35</text:p>
          </table:table-cell>
          <table:table-cell office:value-type="float" office:value="1129.7" calcext:value-type="float">
            <text:p>1129.7</text:p>
          </table:table-cell>
          <table:table-cell office:value-type="float" office:value="988.79" calcext:value-type="float">
            <text:p>988.79</text:p>
          </table:table-cell>
          <table:table-cell table:number-columns-repeated="2"/>
          <table:table-cell table:formula="of:=AVERAGE([.A40:.E40])" office:value-type="float" office:value="2176.2" calcext:value-type="float">
            <text:p>2176.2</text:p>
          </table:table-cell>
          <table:table-cell table:formula="of:=AVERAGE([.G40:.K40])" office:value-type="float" office:value="1094.112" calcext:value-type="float">
            <text:p>1094.11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088" calcext:value-type="float">
            <text:p>2088</text:p>
          </table:table-cell>
          <table:table-cell office:value-type="float" office:value="2364" calcext:value-type="float">
            <text:p>2364</text:p>
          </table:table-cell>
          <table:table-cell office:value-type="float" office:value="2187" calcext:value-type="float">
            <text:p>2187</text:p>
          </table:table-cell>
          <table:table-cell office:value-type="float" office:value="2418" calcext:value-type="float">
            <text:p>2418</text:p>
          </table:table-cell>
          <table:table-cell/>
          <table:table-cell office:value-type="float" office:value="1142.12" calcext:value-type="float">
            <text:p>1142.12</text:p>
          </table:table-cell>
          <table:table-cell office:value-type="float" office:value="1188.55" calcext:value-type="float">
            <text:p>1188.55</text:p>
          </table:table-cell>
          <table:table-cell office:value-type="float" office:value="991.74" calcext:value-type="float">
            <text:p>991.74</text:p>
          </table:table-cell>
          <table:table-cell office:value-type="float" office:value="1070.19" calcext:value-type="float">
            <text:p>1070.19</text:p>
          </table:table-cell>
          <table:table-cell office:value-type="float" office:value="969.16" calcext:value-type="float">
            <text:p>969.16</text:p>
          </table:table-cell>
          <table:table-cell table:number-columns-repeated="2"/>
          <table:table-cell table:formula="of:=AVERAGE([.A41:.E41])" office:value-type="float" office:value="2191" calcext:value-type="float">
            <text:p>2191</text:p>
          </table:table-cell>
          <table:table-cell table:formula="of:=AVERAGE([.G41:.K41])" office:value-type="float" office:value="1072.352" calcext:value-type="float">
            <text:p>1072.352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058" calcext:value-type="float">
            <text:p>2058</text:p>
          </table:table-cell>
          <table:table-cell office:value-type="float" office:value="2413" calcext:value-type="float">
            <text:p>2413</text:p>
          </table:table-cell>
          <table:table-cell office:value-type="float" office:value="1953" calcext:value-type="float">
            <text:p>1953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1167.99" calcext:value-type="float">
            <text:p>1167.99</text:p>
          </table:table-cell>
          <table:table-cell office:value-type="float" office:value="1191.65" calcext:value-type="float">
            <text:p>1191.65</text:p>
          </table:table-cell>
          <table:table-cell office:value-type="float" office:value="964.55" calcext:value-type="float">
            <text:p>964.55</text:p>
          </table:table-cell>
          <table:table-cell office:value-type="float" office:value="1115.58" calcext:value-type="float">
            <text:p>1115.58</text:p>
          </table:table-cell>
          <table:table-cell office:value-type="float" office:value="985.89" calcext:value-type="float">
            <text:p>985.89</text:p>
          </table:table-cell>
          <table:table-cell table:number-columns-repeated="2"/>
          <table:table-cell table:formula="of:=AVERAGE([.A42:.E42])" office:value-type="float" office:value="2139.4" calcext:value-type="float">
            <text:p>2139.4</text:p>
          </table:table-cell>
          <table:table-cell table:formula="of:=AVERAGE([.G42:.K42])" office:value-type="float" office:value="1085.132" calcext:value-type="float">
            <text:p>1085.13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910" calcext:value-type="float">
            <text:p>1910</text:p>
          </table:table-cell>
          <table:table-cell office:value-type="float" office:value="2023" calcext:value-type="float">
            <text:p>2023</text:p>
          </table:table-cell>
          <table:table-cell office:value-type="float" office:value="1899" calcext:value-type="float">
            <text:p>1899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1166.88" calcext:value-type="float">
            <text:p>1166.88</text:p>
          </table:table-cell>
          <table:table-cell office:value-type="float" office:value="1165.1" calcext:value-type="float">
            <text:p>1165.1</text:p>
          </table:table-cell>
          <table:table-cell office:value-type="float" office:value="1030.47" calcext:value-type="float">
            <text:p>1030.47</text:p>
          </table:table-cell>
          <table:table-cell office:value-type="float" office:value="1029.46" calcext:value-type="float">
            <text:p>1029.46</text:p>
          </table:table-cell>
          <table:table-cell office:value-type="float" office:value="949.97" calcext:value-type="float">
            <text:p>949.97</text:p>
          </table:table-cell>
          <table:table-cell table:number-columns-repeated="2"/>
          <table:table-cell table:formula="of:=AVERAGE([.A43:.E43])" office:value-type="float" office:value="1982.4" calcext:value-type="float">
            <text:p>1982.4</text:p>
          </table:table-cell>
          <table:table-cell table:formula="of:=AVERAGE([.G43:.K43])" office:value-type="float" office:value="1068.376" calcext:value-type="float">
            <text:p>1068.376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2138" calcext:value-type="float">
            <text:p>2138</text:p>
          </table:table-cell>
          <table:table-cell office:value-type="float" office:value="2158" calcext:value-type="float">
            <text:p>2158</text:p>
          </table:table-cell>
          <table:table-cell office:value-type="float" office:value="2228" calcext:value-type="float">
            <text:p>2228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153.32" calcext:value-type="float">
            <text:p>1153.32</text:p>
          </table:table-cell>
          <table:table-cell office:value-type="float" office:value="1154.53" calcext:value-type="float">
            <text:p>1154.53</text:p>
          </table:table-cell>
          <table:table-cell office:value-type="float" office:value="1075.8" calcext:value-type="float">
            <text:p>1075.8</text:p>
          </table:table-cell>
          <table:table-cell office:value-type="float" office:value="1063.74" calcext:value-type="float">
            <text:p>1063.74</text:p>
          </table:table-cell>
          <table:table-cell office:value-type="float" office:value="996.47" calcext:value-type="float">
            <text:p>996.47</text:p>
          </table:table-cell>
          <table:table-cell table:number-columns-repeated="2"/>
          <table:table-cell table:formula="of:=AVERAGE([.A44:.E44])" office:value-type="float" office:value="2170.6" calcext:value-type="float">
            <text:p>2170.6</text:p>
          </table:table-cell>
          <table:table-cell table:formula="of:=AVERAGE([.G44:.K44])" office:value-type="float" office:value="1088.772" calcext:value-type="float">
            <text:p>1088.772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198" calcext:value-type="float">
            <text:p>2198</text:p>
          </table:table-cell>
          <table:table-cell office:value-type="float" office:value="2760" calcext:value-type="float">
            <text:p>2760</text:p>
          </table:table-cell>
          <table:table-cell office:value-type="float" office:value="2467" calcext:value-type="float">
            <text:p>2467</text:p>
          </table:table-cell>
          <table:table-cell office:value-type="float" office:value="1833" calcext:value-type="float">
            <text:p>1833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1182.11" calcext:value-type="float">
            <text:p>1182.11</text:p>
          </table:table-cell>
          <table:table-cell office:value-type="float" office:value="1030.72" calcext:value-type="float">
            <text:p>1030.72</text:p>
          </table:table-cell>
          <table:table-cell office:value-type="float" office:value="1137.51" calcext:value-type="float">
            <text:p>1137.51</text:p>
          </table:table-cell>
          <table:table-cell office:value-type="float" office:value="1112.51" calcext:value-type="float">
            <text:p>1112.51</text:p>
          </table:table-cell>
          <table:table-cell table:number-columns-repeated="2"/>
          <table:table-cell table:formula="of:=AVERAGE([.A45:.E45])" office:value-type="float" office:value="2330.2" calcext:value-type="float">
            <text:p>2330.2</text:p>
          </table:table-cell>
          <table:table-cell table:formula="of:=AVERAGE([.G45:.K45])" office:value-type="float" office:value="1130.77" calcext:value-type="float">
            <text:p>1130.77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219" calcext:value-type="float">
            <text:p>2219</text:p>
          </table:table-cell>
          <table:table-cell office:value-type="float" office:value="2576" calcext:value-type="float">
            <text:p>2576</text:p>
          </table:table-cell>
          <table:table-cell office:value-type="float" office:value="2114" calcext:value-type="float">
            <text:p>2114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float" office:value="1182.6" calcext:value-type="float">
            <text:p>1182.6</text:p>
          </table:table-cell>
          <table:table-cell office:value-type="float" office:value="1183.92" calcext:value-type="float">
            <text:p>1183.92</text:p>
          </table:table-cell>
          <table:table-cell office:value-type="float" office:value="1031.92" calcext:value-type="float">
            <text:p>1031.92</text:p>
          </table:table-cell>
          <table:table-cell office:value-type="float" office:value="1079.71" calcext:value-type="float">
            <text:p>1079.71</text:p>
          </table:table-cell>
          <table:table-cell office:value-type="float" office:value="1031.07" calcext:value-type="float">
            <text:p>1031.07</text:p>
          </table:table-cell>
          <table:table-cell table:number-columns-repeated="2"/>
          <table:table-cell table:formula="of:=AVERAGE([.A46:.E46])" office:value-type="float" office:value="2244.6" calcext:value-type="float">
            <text:p>2244.6</text:p>
          </table:table-cell>
          <table:table-cell table:formula="of:=AVERAGE([.G46:.K46])" office:value-type="float" office:value="1101.844" calcext:value-type="float">
            <text:p>1101.844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934" calcext:value-type="float">
            <text:p>1934</text:p>
          </table:table-cell>
          <table:table-cell office:value-type="float" office:value="2183" calcext:value-type="float">
            <text:p>2183</text:p>
          </table:table-cell>
          <table:table-cell office:value-type="float" office:value="2235" calcext:value-type="float">
            <text:p>2235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1211.75" calcext:value-type="float">
            <text:p>1211.75</text:p>
          </table:table-cell>
          <table:table-cell office:value-type="float" office:value="1280.2" calcext:value-type="float">
            <text:p>1280.2</text:p>
          </table:table-cell>
          <table:table-cell office:value-type="float" office:value="1222.29" calcext:value-type="float">
            <text:p>1222.29</text:p>
          </table:table-cell>
          <table:table-cell office:value-type="float" office:value="1133.12" calcext:value-type="float">
            <text:p>1133.12</text:p>
          </table:table-cell>
          <table:table-cell office:value-type="float" office:value="1031.85" calcext:value-type="float">
            <text:p>1031.85</text:p>
          </table:table-cell>
          <table:table-cell table:number-columns-repeated="2"/>
          <table:table-cell table:formula="of:=AVERAGE([.A47:.E47])" office:value-type="float" office:value="2112.4" calcext:value-type="float">
            <text:p>2112.4</text:p>
          </table:table-cell>
          <table:table-cell table:formula="of:=AVERAGE([.G47:.K47])" office:value-type="float" office:value="1175.842" calcext:value-type="float">
            <text:p>1175.842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324" calcext:value-type="float">
            <text:p>2324</text:p>
          </table:table-cell>
          <table:table-cell office:value-type="float" office:value="2358" calcext:value-type="float">
            <text:p>2358</text:p>
          </table:table-cell>
          <table:table-cell office:value-type="float" office:value="2392" calcext:value-type="float">
            <text:p>2392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231.82" calcext:value-type="float">
            <text:p>1231.82</text:p>
          </table:table-cell>
          <table:table-cell office:value-type="float" office:value="1218.5" calcext:value-type="float">
            <text:p>1218.5</text:p>
          </table:table-cell>
          <table:table-cell office:value-type="float" office:value="1166.46" calcext:value-type="float">
            <text:p>1166.46</text:p>
          </table:table-cell>
          <table:table-cell office:value-type="float" office:value="1170.42" calcext:value-type="float">
            <text:p>1170.42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AVERAGE([.A48:.E48])" office:value-type="float" office:value="2274" calcext:value-type="float">
            <text:p>2274</text:p>
          </table:table-cell>
          <table:table-cell table:formula="of:=AVERAGE([.G48:.K48])" office:value-type="float" office:value="1162.44" calcext:value-type="float">
            <text:p>1162.44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588" calcext:value-type="float">
            <text:p>2588</text:p>
          </table:table-cell>
          <table:table-cell office:value-type="float" office:value="2438" calcext:value-type="float">
            <text:p>2438</text:p>
          </table:table-cell>
          <table:table-cell office:value-type="float" office:value="2359" calcext:value-type="float">
            <text:p>2359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160.82" calcext:value-type="float">
            <text:p>1160.82</text:p>
          </table:table-cell>
          <table:table-cell office:value-type="float" office:value="1197.97" calcext:value-type="float">
            <text:p>1197.97</text:p>
          </table:table-cell>
          <table:table-cell office:value-type="float" office:value="1101.13" calcext:value-type="float">
            <text:p>1101.13</text:p>
          </table:table-cell>
          <table:table-cell office:value-type="float" office:value="1107.2" calcext:value-type="float">
            <text:p>1107.2</text:p>
          </table:table-cell>
          <table:table-cell office:value-type="float" office:value="927.43" calcext:value-type="float">
            <text:p>927.43</text:p>
          </table:table-cell>
          <table:table-cell table:number-columns-repeated="2"/>
          <table:table-cell table:formula="of:=AVERAGE([.A49:.E49])" office:value-type="float" office:value="2273.8" calcext:value-type="float">
            <text:p>2273.8</text:p>
          </table:table-cell>
          <table:table-cell table:formula="of:=AVERAGE([.G49:.K49])" office:value-type="float" office:value="1098.91" calcext:value-type="float">
            <text:p>1098.91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928" calcext:value-type="float">
            <text:p>1928</text:p>
          </table:table-cell>
          <table:table-cell office:value-type="float" office:value="2079" calcext:value-type="float">
            <text:p>2079</text:p>
          </table:table-cell>
          <table:table-cell office:value-type="float" office:value="2219" calcext:value-type="float">
            <text:p>2219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float" office:value="1277.09" calcext:value-type="float">
            <text:p>1277.09</text:p>
          </table:table-cell>
          <table:table-cell office:value-type="float" office:value="1106.85" calcext:value-type="float">
            <text:p>1106.85</text:p>
          </table:table-cell>
          <table:table-cell office:value-type="float" office:value="1119.4" calcext:value-type="float">
            <text:p>1119.4</text:p>
          </table:table-cell>
          <table:table-cell office:value-type="float" office:value="1167.86" calcext:value-type="float">
            <text:p>1167.86</text:p>
          </table:table-cell>
          <table:table-cell office:value-type="float" office:value="1005.98" calcext:value-type="float">
            <text:p>1005.98</text:p>
          </table:table-cell>
          <table:table-cell table:number-columns-repeated="2"/>
          <table:table-cell table:formula="of:=AVERAGE([.A50:.E50])" office:value-type="float" office:value="2082.6" calcext:value-type="float">
            <text:p>2082.6</text:p>
          </table:table-cell>
          <table:table-cell table:formula="of:=AVERAGE([.G50:.K50])" office:value-type="float" office:value="1135.436" calcext:value-type="float">
            <text:p>1135.436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012" calcext:value-type="float">
            <text:p>2012</text:p>
          </table:table-cell>
          <table:table-cell office:value-type="float" office:value="2230" calcext:value-type="float">
            <text:p>2230</text:p>
          </table:table-cell>
          <table:table-cell office:value-type="float" office:value="1848" calcext:value-type="float">
            <text:p>1848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1215.46" calcext:value-type="float">
            <text:p>1215.46</text:p>
          </table:table-cell>
          <table:table-cell office:value-type="float" office:value="1185.48" calcext:value-type="float">
            <text:p>1185.48</text:p>
          </table:table-cell>
          <table:table-cell office:value-type="float" office:value="1007.1" calcext:value-type="float">
            <text:p>1007.1</text:p>
          </table:table-cell>
          <table:table-cell office:value-type="float" office:value="1004.6" calcext:value-type="float">
            <text:p>1004.6</text:p>
          </table:table-cell>
          <table:table-cell office:value-type="float" office:value="963.69" calcext:value-type="float">
            <text:p>963.69</text:p>
          </table:table-cell>
          <table:table-cell table:number-columns-repeated="2"/>
          <table:table-cell table:formula="of:=AVERAGE([.A51:.E51])" office:value-type="float" office:value="2077.8" calcext:value-type="float">
            <text:p>2077.8</text:p>
          </table:table-cell>
          <table:table-cell table:formula="of:=AVERAGE([.G51:.K51])" office:value-type="float" office:value="1075.266" calcext:value-type="float">
            <text:p>1075.266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143" calcext:value-type="float">
            <text:p>2143</text:p>
          </table:table-cell>
          <table:table-cell office:value-type="float" office:value="2298" calcext:value-type="float">
            <text:p>2298</text:p>
          </table:table-cell>
          <table:table-cell office:value-type="float" office:value="2370" calcext:value-type="float">
            <text:p>2370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321.33" calcext:value-type="float">
            <text:p>1321.33</text:p>
          </table:table-cell>
          <table:table-cell office:value-type="float" office:value="1193.36" calcext:value-type="float">
            <text:p>1193.36</text:p>
          </table:table-cell>
          <table:table-cell office:value-type="float" office:value="1122.84" calcext:value-type="float">
            <text:p>1122.84</text:p>
          </table:table-cell>
          <table:table-cell office:value-type="float" office:value="1019.77" calcext:value-type="float">
            <text:p>1019.77</text:p>
          </table:table-cell>
          <table:table-cell office:value-type="float" office:value="986.95" calcext:value-type="float">
            <text:p>986.95</text:p>
          </table:table-cell>
          <table:table-cell table:number-columns-repeated="2"/>
          <table:table-cell table:formula="of:=AVERAGE([.A52:.E52])" office:value-type="float" office:value="2157.4" calcext:value-type="float">
            <text:p>2157.4</text:p>
          </table:table-cell>
          <table:table-cell table:formula="of:=AVERAGE([.G52:.K52])" office:value-type="float" office:value="1128.85" calcext:value-type="float">
            <text:p>1128.85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968" calcext:value-type="float">
            <text:p>1968</text:p>
          </table:table-cell>
          <table:table-cell office:value-type="float" office:value="2478" calcext:value-type="float">
            <text:p>2478</text:p>
          </table:table-cell>
          <table:table-cell office:value-type="float" office:value="1891" calcext:value-type="float">
            <text:p>1891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246.76" calcext:value-type="float">
            <text:p>1246.76</text:p>
          </table:table-cell>
          <table:table-cell office:value-type="float" office:value="1152.73" calcext:value-type="float">
            <text:p>1152.73</text:p>
          </table:table-cell>
          <table:table-cell office:value-type="float" office:value="1042.67" calcext:value-type="float">
            <text:p>1042.67</text:p>
          </table:table-cell>
          <table:table-cell office:value-type="float" office:value="1042.89" calcext:value-type="float">
            <text:p>1042.89</text:p>
          </table:table-cell>
          <table:table-cell office:value-type="float" office:value="1016.28" calcext:value-type="float">
            <text:p>1016.28</text:p>
          </table:table-cell>
          <table:table-cell table:number-columns-repeated="2"/>
          <table:table-cell table:formula="of:=AVERAGE([.A53:.E53])" office:value-type="float" office:value="2130.8" calcext:value-type="float">
            <text:p>2130.8</text:p>
          </table:table-cell>
          <table:table-cell table:formula="of:=AVERAGE([.G53:.K53])" office:value-type="float" office:value="1100.266" calcext:value-type="float">
            <text:p>1100.266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875" calcext:value-type="float">
            <text:p>1875</text:p>
          </table:table-cell>
          <table:table-cell office:value-type="float" office:value="2176" calcext:value-type="float">
            <text:p>2176</text:p>
          </table:table-cell>
          <table:table-cell office:value-type="float" office:value="1858" calcext:value-type="float">
            <text:p>1858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242.4" calcext:value-type="float">
            <text:p>1242.4</text:p>
          </table:table-cell>
          <table:table-cell office:value-type="float" office:value="1143.81" calcext:value-type="float">
            <text:p>1143.81</text:p>
          </table:table-cell>
          <table:table-cell office:value-type="float" office:value="926.73" calcext:value-type="float">
            <text:p>926.73</text:p>
          </table:table-cell>
          <table:table-cell office:value-type="float" office:value="972.65" calcext:value-type="float">
            <text:p>972.65</text:p>
          </table:table-cell>
          <table:table-cell office:value-type="float" office:value="1025.93" calcext:value-type="float">
            <text:p>1025.93</text:p>
          </table:table-cell>
          <table:table-cell table:number-columns-repeated="2"/>
          <table:table-cell table:formula="of:=AVERAGE([.A54:.E54])" office:value-type="float" office:value="2022.8" calcext:value-type="float">
            <text:p>2022.8</text:p>
          </table:table-cell>
          <table:table-cell table:formula="of:=AVERAGE([.G54:.K54])" office:value-type="float" office:value="1062.304" calcext:value-type="float">
            <text:p>1062.304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018" calcext:value-type="float">
            <text:p>2018</text:p>
          </table:table-cell>
          <table:table-cell office:value-type="float" office:value="2849" calcext:value-type="float">
            <text:p>2849</text:p>
          </table:table-cell>
          <table:table-cell office:value-type="float" office:value="2133" calcext:value-type="float">
            <text:p>2133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float" office:value="1202.56" calcext:value-type="float">
            <text:p>1202.56</text:p>
          </table:table-cell>
          <table:table-cell office:value-type="float" office:value="1135.65" calcext:value-type="float">
            <text:p>1135.65</text:p>
          </table:table-cell>
          <table:table-cell office:value-type="float" office:value="923.28" calcext:value-type="float">
            <text:p>923.28</text:p>
          </table:table-cell>
          <table:table-cell office:value-type="float" office:value="1071.56" calcext:value-type="float">
            <text:p>1071.56</text:p>
          </table:table-cell>
          <table:table-cell office:value-type="float" office:value="990.19" calcext:value-type="float">
            <text:p>990.19</text:p>
          </table:table-cell>
          <table:table-cell table:number-columns-repeated="2"/>
          <table:table-cell table:formula="of:=AVERAGE([.A55:.E55])" office:value-type="float" office:value="2290.8" calcext:value-type="float">
            <text:p>2290.8</text:p>
          </table:table-cell>
          <table:table-cell table:formula="of:=AVERAGE([.G55:.K55])" office:value-type="float" office:value="1064.648" calcext:value-type="float">
            <text:p>1064.648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849" calcext:value-type="float">
            <text:p>1849</text:p>
          </table:table-cell>
          <table:table-cell office:value-type="float" office:value="2308" calcext:value-type="float">
            <text:p>2308</text:p>
          </table:table-cell>
          <table:table-cell office:value-type="float" office:value="2343" calcext:value-type="float">
            <text:p>2343</text:p>
          </table:table-cell>
          <table:table-cell office:value-type="float" office:value="2123" calcext:value-type="float">
            <text:p>2123</text:p>
          </table:table-cell>
          <table:table-cell/>
          <table:table-cell office:value-type="float" office:value="1310.86" calcext:value-type="float">
            <text:p>1310.86</text:p>
          </table:table-cell>
          <table:table-cell office:value-type="float" office:value="1206.65" calcext:value-type="float">
            <text:p>1206.65</text:p>
          </table:table-cell>
          <table:table-cell office:value-type="float" office:value="1018.47" calcext:value-type="float">
            <text:p>1018.47</text:p>
          </table:table-cell>
          <table:table-cell office:value-type="float" office:value="1107.51" calcext:value-type="float">
            <text:p>1107.51</text:p>
          </table:table-cell>
          <table:table-cell office:value-type="float" office:value="987.44" calcext:value-type="float">
            <text:p>987.44</text:p>
          </table:table-cell>
          <table:table-cell table:number-columns-repeated="2"/>
          <table:table-cell table:formula="of:=AVERAGE([.A56:.E56])" office:value-type="float" office:value="2175.2" calcext:value-type="float">
            <text:p>2175.2</text:p>
          </table:table-cell>
          <table:table-cell table:formula="of:=AVERAGE([.G56:.K56])" office:value-type="float" office:value="1126.186" calcext:value-type="float">
            <text:p>1126.186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987" calcext:value-type="float">
            <text:p>1987</text:p>
          </table:table-cell>
          <table:table-cell office:value-type="float" office:value="2348" calcext:value-type="float">
            <text:p>2348</text:p>
          </table:table-cell>
          <table:table-cell office:value-type="float" office:value="2460" calcext:value-type="float">
            <text:p>2460</text:p>
          </table:table-cell>
          <table:table-cell office:value-type="float" office:value="1748" calcext:value-type="float">
            <text:p>1748</text:p>
          </table:table-cell>
          <table:table-cell/>
          <table:table-cell office:value-type="float" office:value="1288.36" calcext:value-type="float">
            <text:p>1288.36</text:p>
          </table:table-cell>
          <table:table-cell office:value-type="float" office:value="1107.57" calcext:value-type="float">
            <text:p>1107.57</text:p>
          </table:table-cell>
          <table:table-cell office:value-type="float" office:value="1016.34" calcext:value-type="float">
            <text:p>1016.34</text:p>
          </table:table-cell>
          <table:table-cell office:value-type="float" office:value="1146.36" calcext:value-type="float">
            <text:p>1146.36</text:p>
          </table:table-cell>
          <table:table-cell office:value-type="float" office:value="984.02" calcext:value-type="float">
            <text:p>984.02</text:p>
          </table:table-cell>
          <table:table-cell table:number-columns-repeated="2"/>
          <table:table-cell table:formula="of:=AVERAGE([.A57:.E57])" office:value-type="float" office:value="2141.2" calcext:value-type="float">
            <text:p>2141.2</text:p>
          </table:table-cell>
          <table:table-cell table:formula="of:=AVERAGE([.G57:.K57])" office:value-type="float" office:value="1108.53" calcext:value-type="float">
            <text:p>1108.53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188" calcext:value-type="float">
            <text:p>2188</text:p>
          </table:table-cell>
          <table:table-cell office:value-type="float" office:value="2505" calcext:value-type="float">
            <text:p>2505</text:p>
          </table:table-cell>
          <table:table-cell office:value-type="float" office:value="2141" calcext:value-type="float">
            <text:p>2141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51.52" calcext:value-type="float">
            <text:p>1251.52</text:p>
          </table:table-cell>
          <table:table-cell office:value-type="float" office:value="1122.15" calcext:value-type="float">
            <text:p>1122.15</text:p>
          </table:table-cell>
          <table:table-cell office:value-type="float" office:value="926.76" calcext:value-type="float">
            <text:p>926.76</text:p>
          </table:table-cell>
          <table:table-cell office:value-type="float" office:value="959.48" calcext:value-type="float">
            <text:p>959.48</text:p>
          </table:table-cell>
          <table:table-cell office:value-type="float" office:value="937.72" calcext:value-type="float">
            <text:p>937.72</text:p>
          </table:table-cell>
          <table:table-cell table:number-columns-repeated="2"/>
          <table:table-cell table:formula="of:=AVERAGE([.A58:.E58])" office:value-type="float" office:value="2192" calcext:value-type="float">
            <text:p>2192</text:p>
          </table:table-cell>
          <table:table-cell table:formula="of:=AVERAGE([.G58:.K58])" office:value-type="float" office:value="1039.526" calcext:value-type="float">
            <text:p>1039.526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313" calcext:value-type="float">
            <text:p>2313</text:p>
          </table:table-cell>
          <table:table-cell office:value-type="float" office:value="2009" calcext:value-type="float">
            <text:p>2009</text:p>
          </table:table-cell>
          <table:table-cell office:value-type="float" office:value="2087" calcext:value-type="float">
            <text:p>2087</text:p>
          </table:table-cell>
          <table:table-cell office:value-type="float" office:value="1901" calcext:value-type="float">
            <text:p>1901</text:p>
          </table:table-cell>
          <table:table-cell/>
          <table:table-cell office:value-type="float" office:value="1279.55" calcext:value-type="float">
            <text:p>1279.55</text:p>
          </table:table-cell>
          <table:table-cell office:value-type="float" office:value="1160.23" calcext:value-type="float">
            <text:p>1160.23</text:p>
          </table:table-cell>
          <table:table-cell office:value-type="float" office:value="1021.3" calcext:value-type="float">
            <text:p>1021.3</text:p>
          </table:table-cell>
          <table:table-cell office:value-type="float" office:value="1042.75" calcext:value-type="float">
            <text:p>1042.75</text:p>
          </table:table-cell>
          <table:table-cell office:value-type="float" office:value="1042.43" calcext:value-type="float">
            <text:p>1042.43</text:p>
          </table:table-cell>
          <table:table-cell table:number-columns-repeated="2"/>
          <table:table-cell table:formula="of:=AVERAGE([.A59:.E59])" office:value-type="float" office:value="2111.6" calcext:value-type="float">
            <text:p>2111.6</text:p>
          </table:table-cell>
          <table:table-cell table:formula="of:=AVERAGE([.G59:.K59])" office:value-type="float" office:value="1109.252" calcext:value-type="float">
            <text:p>1109.252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270" calcext:value-type="float">
            <text:p>2270</text:p>
          </table:table-cell>
          <table:table-cell office:value-type="float" office:value="2551" calcext:value-type="float">
            <text:p>2551</text:p>
          </table:table-cell>
          <table:table-cell office:value-type="float" office:value="2028" calcext:value-type="float">
            <text:p>2028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237.6" calcext:value-type="float">
            <text:p>1237.6</text:p>
          </table:table-cell>
          <table:table-cell office:value-type="float" office:value="1135.42" calcext:value-type="float">
            <text:p>1135.42</text:p>
          </table:table-cell>
          <table:table-cell office:value-type="float" office:value="1155.4" calcext:value-type="float">
            <text:p>1155.4</text:p>
          </table:table-cell>
          <table:table-cell office:value-type="float" office:value="1107.39" calcext:value-type="float">
            <text:p>1107.39</text:p>
          </table:table-cell>
          <table:table-cell office:value-type="float" office:value="950.54" calcext:value-type="float">
            <text:p>950.54</text:p>
          </table:table-cell>
          <table:table-cell table:number-columns-repeated="2"/>
          <table:table-cell table:formula="of:=AVERAGE([.A60:.E60])" office:value-type="float" office:value="2200" calcext:value-type="float">
            <text:p>2200</text:p>
          </table:table-cell>
          <table:table-cell table:formula="of:=AVERAGE([.G60:.K60])" office:value-type="float" office:value="1117.27" calcext:value-type="float">
            <text:p>1117.27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972" calcext:value-type="float">
            <text:p>1972</text:p>
          </table:table-cell>
          <table:table-cell office:value-type="float" office:value="2139" calcext:value-type="float">
            <text:p>2139</text:p>
          </table:table-cell>
          <table:table-cell office:value-type="float" office:value="2120" calcext:value-type="float">
            <text:p>2120</text:p>
          </table:table-cell>
          <table:table-cell office:value-type="float" office:value="2218" calcext:value-type="float">
            <text:p>2218</text:p>
          </table:table-cell>
          <table:table-cell/>
          <table:table-cell office:value-type="float" office:value="1262.95" calcext:value-type="float">
            <text:p>1262.95</text:p>
          </table:table-cell>
          <table:table-cell office:value-type="float" office:value="1118.32" calcext:value-type="float">
            <text:p>1118.32</text:p>
          </table:table-cell>
          <table:table-cell office:value-type="float" office:value="983.73" calcext:value-type="float">
            <text:p>983.73</text:p>
          </table:table-cell>
          <table:table-cell office:value-type="float" office:value="1059.22" calcext:value-type="float">
            <text:p>1059.22</text:p>
          </table:table-cell>
          <table:table-cell office:value-type="float" office:value="909.29" calcext:value-type="float">
            <text:p>909.29</text:p>
          </table:table-cell>
          <table:table-cell table:number-columns-repeated="2"/>
          <table:table-cell table:formula="of:=AVERAGE([.A61:.E61])" office:value-type="float" office:value="2103.4" calcext:value-type="float">
            <text:p>2103.4</text:p>
          </table:table-cell>
          <table:table-cell table:formula="of:=AVERAGE([.G61:.K61])" office:value-type="float" office:value="1066.702" calcext:value-type="float">
            <text:p>1066.70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121" calcext:value-type="float">
            <text:p>2121</text:p>
          </table:table-cell>
          <table:table-cell office:value-type="float" office:value="2393" calcext:value-type="float">
            <text:p>2393</text:p>
          </table:table-cell>
          <table:table-cell office:value-type="float" office:value="2245" calcext:value-type="float">
            <text:p>2245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1300.81" calcext:value-type="float">
            <text:p>1300.81</text:p>
          </table:table-cell>
          <table:table-cell office:value-type="float" office:value="1075.98" calcext:value-type="float">
            <text:p>1075.98</text:p>
          </table:table-cell>
          <table:table-cell office:value-type="float" office:value="1037.68" calcext:value-type="float">
            <text:p>1037.68</text:p>
          </table:table-cell>
          <table:table-cell office:value-type="float" office:value="1042.72" calcext:value-type="float">
            <text:p>1042.72</text:p>
          </table:table-cell>
          <table:table-cell office:value-type="float" office:value="1027.64" calcext:value-type="float">
            <text:p>1027.64</text:p>
          </table:table-cell>
          <table:table-cell table:number-columns-repeated="2"/>
          <table:table-cell table:formula="of:=AVERAGE([.A62:.E62])" office:value-type="float" office:value="2173.8" calcext:value-type="float">
            <text:p>2173.8</text:p>
          </table:table-cell>
          <table:table-cell table:formula="of:=AVERAGE([.G62:.K62])" office:value-type="float" office:value="1096.966" calcext:value-type="float">
            <text:p>1096.966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247" calcext:value-type="float">
            <text:p>2247</text:p>
          </table:table-cell>
          <table:table-cell office:value-type="float" office:value="2466" calcext:value-type="float">
            <text:p>2466</text:p>
          </table:table-cell>
          <table:table-cell office:value-type="float" office:value="1731" calcext:value-type="float">
            <text:p>1731</text:p>
          </table:table-cell>
          <table:table-cell office:value-type="float" office:value="2270" calcext:value-type="float">
            <text:p>2270</text:p>
          </table:table-cell>
          <table:table-cell/>
          <table:table-cell office:value-type="float" office:value="1230.19" calcext:value-type="float">
            <text:p>1230.19</text:p>
          </table:table-cell>
          <table:table-cell office:value-type="float" office:value="1255.14" calcext:value-type="float">
            <text:p>1255.14</text:p>
          </table:table-cell>
          <table:table-cell office:value-type="float" office:value="1182.5" calcext:value-type="float">
            <text:p>1182.5</text:p>
          </table:table-cell>
          <table:table-cell office:value-type="float" office:value="1076.3" calcext:value-type="float">
            <text:p>1076.3</text:p>
          </table:table-cell>
          <table:table-cell office:value-type="float" office:value="1015.58" calcext:value-type="float">
            <text:p>1015.58</text:p>
          </table:table-cell>
          <table:table-cell table:number-columns-repeated="2"/>
          <table:table-cell table:formula="of:=AVERAGE([.A63:.E63])" office:value-type="float" office:value="2180.4" calcext:value-type="float">
            <text:p>2180.4</text:p>
          </table:table-cell>
          <table:table-cell table:formula="of:=AVERAGE([.G63:.K63])" office:value-type="float" office:value="1151.942" calcext:value-type="float">
            <text:p>1151.942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043" calcext:value-type="float">
            <text:p>2043</text:p>
          </table:table-cell>
          <table:table-cell office:value-type="float" office:value="2153" calcext:value-type="float">
            <text:p>2153</text:p>
          </table:table-cell>
          <table:table-cell office:value-type="float" office:value="2059" calcext:value-type="float">
            <text:p>2059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310.92" calcext:value-type="float">
            <text:p>1310.92</text:p>
          </table:table-cell>
          <table:table-cell office:value-type="float" office:value="1179.26" calcext:value-type="float">
            <text:p>1179.26</text:p>
          </table:table-cell>
          <table:table-cell office:value-type="float" office:value="1056.42" calcext:value-type="float">
            <text:p>1056.42</text:p>
          </table:table-cell>
          <table:table-cell office:value-type="float" office:value="1127.71" calcext:value-type="float">
            <text:p>1127.71</text:p>
          </table:table-cell>
          <table:table-cell office:value-type="float" office:value="969.47" calcext:value-type="float">
            <text:p>969.47</text:p>
          </table:table-cell>
          <table:table-cell table:number-columns-repeated="2"/>
          <table:table-cell table:formula="of:=AVERAGE([.A64:.E64])" office:value-type="float" office:value="2097.2" calcext:value-type="float">
            <text:p>2097.2</text:p>
          </table:table-cell>
          <table:table-cell table:formula="of:=AVERAGE([.G64:.K64])" office:value-type="float" office:value="1128.756" calcext:value-type="float">
            <text:p>1128.756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278" calcext:value-type="float">
            <text:p>2278</text:p>
          </table:table-cell>
          <table:table-cell office:value-type="float" office:value="2016" calcext:value-type="float">
            <text:p>2016</text:p>
          </table:table-cell>
          <table:table-cell office:value-type="float" office:value="1935" calcext:value-type="float">
            <text:p>1935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229.95" calcext:value-type="float">
            <text:p>1229.95</text:p>
          </table:table-cell>
          <table:table-cell office:value-type="float" office:value="1216.93" calcext:value-type="float">
            <text:p>1216.93</text:p>
          </table:table-cell>
          <table:table-cell office:value-type="float" office:value="1201.68" calcext:value-type="float">
            <text:p>1201.68</text:p>
          </table:table-cell>
          <table:table-cell office:value-type="float" office:value="1147.73" calcext:value-type="float">
            <text:p>1147.73</text:p>
          </table:table-cell>
          <table:table-cell office:value-type="float" office:value="944.27" calcext:value-type="float">
            <text:p>944.27</text:p>
          </table:table-cell>
          <table:table-cell table:number-columns-repeated="2"/>
          <table:table-cell table:formula="of:=AVERAGE([.A65:.E65])" office:value-type="float" office:value="2093.2" calcext:value-type="float">
            <text:p>2093.2</text:p>
          </table:table-cell>
          <table:table-cell table:formula="of:=AVERAGE([.G65:.K65])" office:value-type="float" office:value="1148.112" calcext:value-type="float">
            <text:p>1148.112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883" calcext:value-type="float">
            <text:p>1883</text:p>
          </table:table-cell>
          <table:table-cell office:value-type="float" office:value="2646" calcext:value-type="float">
            <text:p>2646</text:p>
          </table:table-cell>
          <table:table-cell office:value-type="float" office:value="2232" calcext:value-type="float">
            <text:p>2232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1070.01" calcext:value-type="float">
            <text:p>1070.01</text:p>
          </table:table-cell>
          <table:table-cell office:value-type="float" office:value="1176.14" calcext:value-type="float">
            <text:p>1176.14</text:p>
          </table:table-cell>
          <table:table-cell office:value-type="float" office:value="1149.04" calcext:value-type="float">
            <text:p>1149.04</text:p>
          </table:table-cell>
          <table:table-cell office:value-type="float" office:value="1165.95" calcext:value-type="float">
            <text:p>1165.95</text:p>
          </table:table-cell>
          <table:table-cell office:value-type="float" office:value="882.66" calcext:value-type="float">
            <text:p>882.66</text:p>
          </table:table-cell>
          <table:table-cell table:number-columns-repeated="2"/>
          <table:table-cell table:formula="of:=AVERAGE([.A66:.E66])" office:value-type="float" office:value="2178.2" calcext:value-type="float">
            <text:p>2178.2</text:p>
          </table:table-cell>
          <table:table-cell table:formula="of:=AVERAGE([.G66:.K66])" office:value-type="float" office:value="1088.76" calcext:value-type="float">
            <text:p>1088.76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075" calcext:value-type="float">
            <text:p>2075</text:p>
          </table:table-cell>
          <table:table-cell office:value-type="float" office:value="2389" calcext:value-type="float">
            <text:p>2389</text:p>
          </table:table-cell>
          <table:table-cell office:value-type="float" office:value="2336" calcext:value-type="float">
            <text:p>2336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099.88" calcext:value-type="float">
            <text:p>1099.88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017.76" calcext:value-type="float">
            <text:p>1017.76</text:p>
          </table:table-cell>
          <table:table-cell office:value-type="float" office:value="1214.38" calcext:value-type="float">
            <text:p>1214.38</text:p>
          </table:table-cell>
          <table:table-cell office:value-type="float" office:value="920.98" calcext:value-type="float">
            <text:p>920.98</text:p>
          </table:table-cell>
          <table:table-cell table:number-columns-repeated="2"/>
          <table:table-cell table:formula="of:=AVERAGE([.A67:.E67])" office:value-type="float" office:value="2145.4" calcext:value-type="float">
            <text:p>2145.4</text:p>
          </table:table-cell>
          <table:table-cell table:formula="of:=AVERAGE([.G67:.K67])" office:value-type="float" office:value="1096.624" calcext:value-type="float">
            <text:p>1096.624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038" calcext:value-type="float">
            <text:p>2038</text:p>
          </table:table-cell>
          <table:table-cell office:value-type="float" office:value="1979" calcext:value-type="float">
            <text:p>1979</text:p>
          </table:table-cell>
          <table:table-cell office:value-type="float" office:value="2331" calcext:value-type="float">
            <text:p>2331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23.77" calcext:value-type="float">
            <text:p>1223.77</text:p>
          </table:table-cell>
          <table:table-cell office:value-type="float" office:value="1165.61" calcext:value-type="float">
            <text:p>1165.61</text:p>
          </table:table-cell>
          <table:table-cell office:value-type="float" office:value="1074.74" calcext:value-type="float">
            <text:p>1074.74</text:p>
          </table:table-cell>
          <table:table-cell office:value-type="float" office:value="1182.91" calcext:value-type="float">
            <text:p>1182.91</text:p>
          </table:table-cell>
          <table:table-cell office:value-type="float" office:value="937.38" calcext:value-type="float">
            <text:p>937.38</text:p>
          </table:table-cell>
          <table:table-cell table:number-columns-repeated="2"/>
          <table:table-cell table:formula="of:=AVERAGE([.A68:.E68])" office:value-type="float" office:value="2066.6" calcext:value-type="float">
            <text:p>2066.6</text:p>
          </table:table-cell>
          <table:table-cell table:formula="of:=AVERAGE([.G68:.K68])" office:value-type="float" office:value="1116.882" calcext:value-type="float">
            <text:p>1116.882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908" calcext:value-type="float">
            <text:p>1908</text:p>
          </table:table-cell>
          <table:table-cell office:value-type="float" office:value="2678" calcext:value-type="float">
            <text:p>2678</text:p>
          </table:table-cell>
          <table:table-cell office:value-type="float" office:value="2482" calcext:value-type="float">
            <text:p>2482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172.23" calcext:value-type="float">
            <text:p>1172.23</text:p>
          </table:table-cell>
          <table:table-cell office:value-type="float" office:value="1068.57" calcext:value-type="float">
            <text:p>1068.57</text:p>
          </table:table-cell>
          <table:table-cell office:value-type="float" office:value="1080.93" calcext:value-type="float">
            <text:p>1080.93</text:p>
          </table:table-cell>
          <table:table-cell office:value-type="float" office:value="1094.31" calcext:value-type="float">
            <text:p>1094.31</text:p>
          </table:table-cell>
          <table:table-cell office:value-type="float" office:value="976.17" calcext:value-type="float">
            <text:p>976.17</text:p>
          </table:table-cell>
          <table:table-cell table:number-columns-repeated="2"/>
          <table:table-cell table:formula="of:=AVERAGE([.A69:.E69])" office:value-type="float" office:value="2256.8" calcext:value-type="float">
            <text:p>2256.8</text:p>
          </table:table-cell>
          <table:table-cell table:formula="of:=AVERAGE([.G69:.K69])" office:value-type="float" office:value="1078.442" calcext:value-type="float">
            <text:p>1078.44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103" calcext:value-type="float">
            <text:p>2103</text:p>
          </table:table-cell>
          <table:table-cell office:value-type="float" office:value="2298" calcext:value-type="float">
            <text:p>2298</text:p>
          </table:table-cell>
          <table:table-cell office:value-type="float" office:value="2227" calcext:value-type="float">
            <text:p>2227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1209.04" calcext:value-type="float">
            <text:p>1209.04</text:p>
          </table:table-cell>
          <table:table-cell office:value-type="float" office:value="1102.18" calcext:value-type="float">
            <text:p>1102.18</text:p>
          </table:table-cell>
          <table:table-cell office:value-type="float" office:value="1152.81" calcext:value-type="float">
            <text:p>1152.81</text:p>
          </table:table-cell>
          <table:table-cell office:value-type="float" office:value="1058.63" calcext:value-type="float">
            <text:p>1058.63</text:p>
          </table:table-cell>
          <table:table-cell office:value-type="float" office:value="971.34" calcext:value-type="float">
            <text:p>971.34</text:p>
          </table:table-cell>
          <table:table-cell table:number-columns-repeated="2"/>
          <table:table-cell table:formula="of:=AVERAGE([.A70:.E70])" office:value-type="float" office:value="2057.8" calcext:value-type="float">
            <text:p>2057.8</text:p>
          </table:table-cell>
          <table:table-cell table:formula="of:=AVERAGE([.G70:.K70])" office:value-type="float" office:value="1098.8" calcext:value-type="float">
            <text:p>1098.8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281" calcext:value-type="float">
            <text:p>2281</text:p>
          </table:table-cell>
          <table:table-cell office:value-type="float" office:value="2199" calcext:value-type="float">
            <text:p>2199</text:p>
          </table:table-cell>
          <table:table-cell office:value-type="float" office:value="1833" calcext:value-type="float">
            <text:p>1833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float" office:value="1256.63" calcext:value-type="float">
            <text:p>1256.63</text:p>
          </table:table-cell>
          <table:table-cell office:value-type="float" office:value="1169.92" calcext:value-type="float">
            <text:p>1169.92</text:p>
          </table:table-cell>
          <table:table-cell office:value-type="float" office:value="1077.85" calcext:value-type="float">
            <text:p>1077.85</text:p>
          </table:table-cell>
          <table:table-cell office:value-type="float" office:value="1135.77" calcext:value-type="float">
            <text:p>1135.77</text:p>
          </table:table-cell>
          <table:table-cell office:value-type="float" office:value="996.69" calcext:value-type="float">
            <text:p>996.69</text:p>
          </table:table-cell>
          <table:table-cell table:number-columns-repeated="2"/>
          <table:table-cell table:formula="of:=AVERAGE([.A71:.E71])" office:value-type="float" office:value="2120.6" calcext:value-type="float">
            <text:p>2120.6</text:p>
          </table:table-cell>
          <table:table-cell table:formula="of:=AVERAGE([.G71:.K71])" office:value-type="float" office:value="1127.372" calcext:value-type="float">
            <text:p>1127.372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950" calcext:value-type="float">
            <text:p>1950</text:p>
          </table:table-cell>
          <table:table-cell office:value-type="float" office:value="2465" calcext:value-type="float">
            <text:p>2465</text:p>
          </table:table-cell>
          <table:table-cell office:value-type="float" office:value="2457" calcext:value-type="float">
            <text:p>2457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float" office:value="1263.84" calcext:value-type="float">
            <text:p>1263.84</text:p>
          </table:table-cell>
          <table:table-cell office:value-type="float" office:value="1211.88" calcext:value-type="float">
            <text:p>1211.88</text:p>
          </table:table-cell>
          <table:table-cell office:value-type="float" office:value="1040.44" calcext:value-type="float">
            <text:p>1040.44</text:p>
          </table:table-cell>
          <table:table-cell office:value-type="float" office:value="1099.71" calcext:value-type="float">
            <text:p>1099.71</text:p>
          </table:table-cell>
          <table:table-cell office:value-type="float" office:value="1099.65" calcext:value-type="float">
            <text:p>1099.65</text:p>
          </table:table-cell>
          <table:table-cell table:number-columns-repeated="2"/>
          <table:table-cell table:formula="of:=AVERAGE([.A72:.E72])" office:value-type="float" office:value="2239.6" calcext:value-type="float">
            <text:p>2239.6</text:p>
          </table:table-cell>
          <table:table-cell table:formula="of:=AVERAGE([.G72:.K72])" office:value-type="float" office:value="1143.104" calcext:value-type="float">
            <text:p>1143.104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948" calcext:value-type="float">
            <text:p>1948</text:p>
          </table:table-cell>
          <table:table-cell office:value-type="float" office:value="2118" calcext:value-type="float">
            <text:p>2118</text:p>
          </table:table-cell>
          <table:table-cell office:value-type="float" office:value="2270" calcext:value-type="float">
            <text:p>2270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223.95" calcext:value-type="float">
            <text:p>1223.95</text:p>
          </table:table-cell>
          <table:table-cell office:value-type="float" office:value="1126.6" calcext:value-type="float">
            <text:p>1126.6</text:p>
          </table:table-cell>
          <table:table-cell office:value-type="float" office:value="1037.59" calcext:value-type="float">
            <text:p>1037.59</text:p>
          </table:table-cell>
          <table:table-cell office:value-type="float" office:value="1115.2" calcext:value-type="float">
            <text:p>1115.2</text:p>
          </table:table-cell>
          <table:table-cell office:value-type="float" office:value="1056.45" calcext:value-type="float">
            <text:p>1056.45</text:p>
          </table:table-cell>
          <table:table-cell table:number-columns-repeated="2"/>
          <table:table-cell table:formula="of:=AVERAGE([.A73:.E73])" office:value-type="float" office:value="2151" calcext:value-type="float">
            <text:p>2151</text:p>
          </table:table-cell>
          <table:table-cell table:formula="of:=AVERAGE([.G73:.K73])" office:value-type="float" office:value="1111.958" calcext:value-type="float">
            <text:p>1111.958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068" calcext:value-type="float">
            <text:p>2068</text:p>
          </table:table-cell>
          <table:table-cell office:value-type="float" office:value="2370" calcext:value-type="float">
            <text:p>2370</text:p>
          </table:table-cell>
          <table:table-cell office:value-type="float" office:value="2055" calcext:value-type="float">
            <text:p>2055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1212.46" calcext:value-type="float">
            <text:p>1212.46</text:p>
          </table:table-cell>
          <table:table-cell office:value-type="float" office:value="1121.22" calcext:value-type="float">
            <text:p>1121.22</text:p>
          </table:table-cell>
          <table:table-cell office:value-type="float" office:value="1095.98" calcext:value-type="float">
            <text:p>1095.98</text:p>
          </table:table-cell>
          <table:table-cell office:value-type="float" office:value="1066.38" calcext:value-type="float">
            <text:p>1066.38</text:p>
          </table:table-cell>
          <table:table-cell office:value-type="float" office:value="1023.16" calcext:value-type="float">
            <text:p>1023.16</text:p>
          </table:table-cell>
          <table:table-cell table:number-columns-repeated="2"/>
          <table:table-cell table:formula="of:=AVERAGE([.A74:.E74])" office:value-type="float" office:value="2084" calcext:value-type="float">
            <text:p>2084</text:p>
          </table:table-cell>
          <table:table-cell table:formula="of:=AVERAGE([.G74:.K74])" office:value-type="float" office:value="1103.84" calcext:value-type="float">
            <text:p>1103.84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003" calcext:value-type="float">
            <text:p>2003</text:p>
          </table:table-cell>
          <table:table-cell office:value-type="float" office:value="2188" calcext:value-type="float">
            <text:p>2188</text:p>
          </table:table-cell>
          <table:table-cell office:value-type="float" office:value="2097" calcext:value-type="float">
            <text:p>2097</text:p>
          </table:table-cell>
          <table:table-cell office:value-type="float" office:value="2055" calcext:value-type="float">
            <text:p>2055</text:p>
          </table:table-cell>
          <table:table-cell/>
          <table:table-cell office:value-type="float" office:value="1184.6" calcext:value-type="float">
            <text:p>1184.6</text:p>
          </table:table-cell>
          <table:table-cell office:value-type="float" office:value="1157.34" calcext:value-type="float">
            <text:p>1157.34</text:p>
          </table:table-cell>
          <table:table-cell office:value-type="float" office:value="947.99" calcext:value-type="float">
            <text:p>947.99</text:p>
          </table:table-cell>
          <table:table-cell office:value-type="float" office:value="1038.9" calcext:value-type="float">
            <text:p>1038.9</text:p>
          </table:table-cell>
          <table:table-cell office:value-type="float" office:value="1115.37" calcext:value-type="float">
            <text:p>1115.37</text:p>
          </table:table-cell>
          <table:table-cell table:number-columns-repeated="2"/>
          <table:table-cell table:formula="of:=AVERAGE([.A75:.E75])" office:value-type="float" office:value="2122.2" calcext:value-type="float">
            <text:p>2122.2</text:p>
          </table:table-cell>
          <table:table-cell table:formula="of:=AVERAGE([.G75:.K75])" office:value-type="float" office:value="1088.84" calcext:value-type="float">
            <text:p>1088.84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503" calcext:value-type="float">
            <text:p>2503</text:p>
          </table:table-cell>
          <table:table-cell office:value-type="float" office:value="2283" calcext:value-type="float">
            <text:p>2283</text:p>
          </table:table-cell>
          <table:table-cell office:value-type="float" office:value="2295" calcext:value-type="float">
            <text:p>2295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39.33" calcext:value-type="float">
            <text:p>1239.33</text:p>
          </table:table-cell>
          <table:table-cell office:value-type="float" office:value="1163.86" calcext:value-type="float">
            <text:p>1163.86</text:p>
          </table:table-cell>
          <table:table-cell office:value-type="float" office:value="1044.58" calcext:value-type="float">
            <text:p>1044.58</text:p>
          </table:table-cell>
          <table:table-cell office:value-type="float" office:value="1149.05" calcext:value-type="float">
            <text:p>1149.05</text:p>
          </table:table-cell>
          <table:table-cell office:value-type="float" office:value="1033.4" calcext:value-type="float">
            <text:p>1033.4</text:p>
          </table:table-cell>
          <table:table-cell table:number-columns-repeated="2"/>
          <table:table-cell table:formula="of:=AVERAGE([.A76:.E76])" office:value-type="float" office:value="2206.4" calcext:value-type="float">
            <text:p>2206.4</text:p>
          </table:table-cell>
          <table:table-cell table:formula="of:=AVERAGE([.G76:.K76])" office:value-type="float" office:value="1126.044" calcext:value-type="float">
            <text:p>1126.044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937" calcext:value-type="float">
            <text:p>1937</text:p>
          </table:table-cell>
          <table:table-cell office:value-type="float" office:value="2158" calcext:value-type="float">
            <text:p>2158</text:p>
          </table:table-cell>
          <table:table-cell office:value-type="float" office:value="2045" calcext:value-type="float">
            <text:p>2045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223.72" calcext:value-type="float">
            <text:p>1223.72</text:p>
          </table:table-cell>
          <table:table-cell office:value-type="float" office:value="1060.26" calcext:value-type="float">
            <text:p>1060.26</text:p>
          </table:table-cell>
          <table:table-cell office:value-type="float" office:value="1029.23" calcext:value-type="float">
            <text:p>1029.23</text:p>
          </table:table-cell>
          <table:table-cell office:value-type="float" office:value="1042.44" calcext:value-type="float">
            <text:p>1042.44</text:p>
          </table:table-cell>
          <table:table-cell office:value-type="float" office:value="972.88" calcext:value-type="float">
            <text:p>972.88</text:p>
          </table:table-cell>
          <table:table-cell table:number-columns-repeated="2"/>
          <table:table-cell table:formula="of:=AVERAGE([.A77:.E77])" office:value-type="float" office:value="2008.8" calcext:value-type="float">
            <text:p>2008.8</text:p>
          </table:table-cell>
          <table:table-cell table:formula="of:=AVERAGE([.G77:.K77])" office:value-type="float" office:value="1065.706" calcext:value-type="float">
            <text:p>1065.706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2183" calcext:value-type="float">
            <text:p>2183</text:p>
          </table:table-cell>
          <table:table-cell office:value-type="float" office:value="2583" calcext:value-type="float">
            <text:p>2583</text:p>
          </table:table-cell>
          <table:table-cell office:value-type="float" office:value="1994" calcext:value-type="float">
            <text:p>1994</text:p>
          </table:table-cell>
          <table:table-cell office:value-type="float" office:value="2156" calcext:value-type="float">
            <text:p>2156</text:p>
          </table:table-cell>
          <table:table-cell/>
          <table:table-cell office:value-type="float" office:value="1237.06" calcext:value-type="float">
            <text:p>1237.06</text:p>
          </table:table-cell>
          <table:table-cell office:value-type="float" office:value="1178.7" calcext:value-type="float">
            <text:p>1178.7</text:p>
          </table:table-cell>
          <table:table-cell office:value-type="float" office:value="1042.84" calcext:value-type="float">
            <text:p>1042.84</text:p>
          </table:table-cell>
          <table:table-cell office:value-type="float" office:value="1038.72" calcext:value-type="float">
            <text:p>1038.72</text:p>
          </table:table-cell>
          <table:table-cell office:value-type="float" office:value="1004.12" calcext:value-type="float">
            <text:p>1004.12</text:p>
          </table:table-cell>
          <table:table-cell table:number-columns-repeated="2"/>
          <table:table-cell table:formula="of:=AVERAGE([.A78:.E78])" office:value-type="float" office:value="2287.8" calcext:value-type="float">
            <text:p>2287.8</text:p>
          </table:table-cell>
          <table:table-cell table:formula="of:=AVERAGE([.G78:.K78])" office:value-type="float" office:value="1100.288" calcext:value-type="float">
            <text:p>1100.288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104" calcext:value-type="float">
            <text:p>2104</text:p>
          </table:table-cell>
          <table:table-cell office:value-type="float" office:value="2164" calcext:value-type="float">
            <text:p>2164</text:p>
          </table:table-cell>
          <table:table-cell office:value-type="float" office:value="2403" calcext:value-type="float">
            <text:p>2403</text:p>
          </table:table-cell>
          <table:table-cell office:value-type="float" office:value="2124" calcext:value-type="float">
            <text:p>2124</text:p>
          </table:table-cell>
          <table:table-cell/>
          <table:table-cell office:value-type="float" office:value="1211.48" calcext:value-type="float">
            <text:p>1211.48</text:p>
          </table:table-cell>
          <table:table-cell office:value-type="float" office:value="1061.11" calcext:value-type="float">
            <text:p>1061.11</text:p>
          </table:table-cell>
          <table:table-cell office:value-type="float" office:value="1115.37" calcext:value-type="float">
            <text:p>1115.37</text:p>
          </table:table-cell>
          <table:table-cell office:value-type="float" office:value="1104.2" calcext:value-type="float">
            <text:p>1104.2</text:p>
          </table:table-cell>
          <table:table-cell office:value-type="float" office:value="1027.03" calcext:value-type="float">
            <text:p>1027.03</text:p>
          </table:table-cell>
          <table:table-cell table:number-columns-repeated="2"/>
          <table:table-cell table:formula="of:=AVERAGE([.A79:.E79])" office:value-type="float" office:value="2198.4" calcext:value-type="float">
            <text:p>2198.4</text:p>
          </table:table-cell>
          <table:table-cell table:formula="of:=AVERAGE([.G79:.K79])" office:value-type="float" office:value="1103.838" calcext:value-type="float">
            <text:p>1103.838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627" calcext:value-type="float">
            <text:p>2627</text:p>
          </table:table-cell>
          <table:table-cell office:value-type="float" office:value="2048" calcext:value-type="float">
            <text:p>2048</text:p>
          </table:table-cell>
          <table:table-cell office:value-type="float" office:value="2558" calcext:value-type="float">
            <text:p>2558</text:p>
          </table:table-cell>
          <table:table-cell office:value-type="float" office:value="2336" calcext:value-type="float">
            <text:p>2336</text:p>
          </table:table-cell>
          <table:table-cell/>
          <table:table-cell office:value-type="float" office:value="1163.52" calcext:value-type="float">
            <text:p>1163.52</text:p>
          </table:table-cell>
          <table:table-cell office:value-type="float" office:value="1224.74" calcext:value-type="float">
            <text:p>1224.74</text:p>
          </table:table-cell>
          <table:table-cell office:value-type="float" office:value="1001.83" calcext:value-type="float">
            <text:p>1001.83</text:p>
          </table:table-cell>
          <table:table-cell office:value-type="float" office:value="1087.92" calcext:value-type="float">
            <text:p>1087.92</text:p>
          </table:table-cell>
          <table:table-cell office:value-type="float" office:value="963.68" calcext:value-type="float">
            <text:p>963.68</text:p>
          </table:table-cell>
          <table:table-cell table:number-columns-repeated="2"/>
          <table:table-cell table:formula="of:=AVERAGE([.A80:.E80])" office:value-type="float" office:value="2334.2" calcext:value-type="float">
            <text:p>2334.2</text:p>
          </table:table-cell>
          <table:table-cell table:formula="of:=AVERAGE([.G80:.K80])" office:value-type="float" office:value="1088.338" calcext:value-type="float">
            <text:p>1088.338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881" calcext:value-type="float">
            <text:p>1881</text:p>
          </table:table-cell>
          <table:table-cell office:value-type="float" office:value="2008" calcext:value-type="float">
            <text:p>2008</text:p>
          </table:table-cell>
          <table:table-cell office:value-type="float" office:value="2695" calcext:value-type="float">
            <text:p>2695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float" office:value="1255.62" calcext:value-type="float">
            <text:p>1255.62</text:p>
          </table:table-cell>
          <table:table-cell office:value-type="float" office:value="1058.77" calcext:value-type="float">
            <text:p>1058.77</text:p>
          </table:table-cell>
          <table:table-cell office:value-type="float" office:value="973.44" calcext:value-type="float">
            <text:p>973.44</text:p>
          </table:table-cell>
          <table:table-cell office:value-type="float" office:value="1121.42" calcext:value-type="float">
            <text:p>1121.42</text:p>
          </table:table-cell>
          <table:table-cell office:value-type="float" office:value="1049.04" calcext:value-type="float">
            <text:p>1049.04</text:p>
          </table:table-cell>
          <table:table-cell table:number-columns-repeated="2"/>
          <table:table-cell table:formula="of:=AVERAGE([.A81:.E81])" office:value-type="float" office:value="2161.2" calcext:value-type="float">
            <text:p>2161.2</text:p>
          </table:table-cell>
          <table:table-cell table:formula="of:=AVERAGE([.G81:.K81])" office:value-type="float" office:value="1091.658" calcext:value-type="float">
            <text:p>1091.658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075" calcext:value-type="float">
            <text:p>2075</text:p>
          </table:table-cell>
          <table:table-cell office:value-type="float" office:value="2388" calcext:value-type="float">
            <text:p>2388</text:p>
          </table:table-cell>
          <table:table-cell office:value-type="float" office:value="2292" calcext:value-type="float">
            <text:p>2292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float" office:value="1194.07" calcext:value-type="float">
            <text:p>1194.07</text:p>
          </table:table-cell>
          <table:table-cell office:value-type="float" office:value="1106.89" calcext:value-type="float">
            <text:p>1106.89</text:p>
          </table:table-cell>
          <table:table-cell office:value-type="float" office:value="1053.97" calcext:value-type="float">
            <text:p>1053.97</text:p>
          </table:table-cell>
          <table:table-cell office:value-type="float" office:value="1129.81" calcext:value-type="float">
            <text:p>1129.81</text:p>
          </table:table-cell>
          <table:table-cell office:value-type="float" office:value="1085.32" calcext:value-type="float">
            <text:p>1085.32</text:p>
          </table:table-cell>
          <table:table-cell table:number-columns-repeated="2"/>
          <table:table-cell table:formula="of:=AVERAGE([.A82:.E82])" office:value-type="float" office:value="2258.4" calcext:value-type="float">
            <text:p>2258.4</text:p>
          </table:table-cell>
          <table:table-cell table:formula="of:=AVERAGE([.G82:.K82])" office:value-type="float" office:value="1114.012" calcext:value-type="float">
            <text:p>1114.012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087" calcext:value-type="float">
            <text:p>2087</text:p>
          </table:table-cell>
          <table:table-cell office:value-type="float" office:value="2047" calcext:value-type="float">
            <text:p>2047</text:p>
          </table:table-cell>
          <table:table-cell office:value-type="float" office:value="2360" calcext:value-type="float">
            <text:p>2360</text:p>
          </table:table-cell>
          <table:table-cell office:value-type="float" office:value="1831" calcext:value-type="float">
            <text:p>1831</text:p>
          </table:table-cell>
          <table:table-cell/>
          <table:table-cell office:value-type="float" office:value="1189.43" calcext:value-type="float">
            <text:p>1189.43</text:p>
          </table:table-cell>
          <table:table-cell office:value-type="float" office:value="1097.66" calcext:value-type="float">
            <text:p>1097.66</text:p>
          </table:table-cell>
          <table:table-cell office:value-type="float" office:value="1047.28" calcext:value-type="float">
            <text:p>1047.28</text:p>
          </table:table-cell>
          <table:table-cell office:value-type="float" office:value="1120.7" calcext:value-type="float">
            <text:p>1120.7</text:p>
          </table:table-cell>
          <table:table-cell office:value-type="float" office:value="1008.44" calcext:value-type="float">
            <text:p>1008.44</text:p>
          </table:table-cell>
          <table:table-cell table:number-columns-repeated="2"/>
          <table:table-cell table:formula="of:=AVERAGE([.A83:.E83])" office:value-type="float" office:value="2111.6" calcext:value-type="float">
            <text:p>2111.6</text:p>
          </table:table-cell>
          <table:table-cell table:formula="of:=AVERAGE([.G83:.K83])" office:value-type="float" office:value="1092.702" calcext:value-type="float">
            <text:p>1092.702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213" calcext:value-type="float">
            <text:p>2213</text:p>
          </table:table-cell>
          <table:table-cell office:value-type="float" office:value="2221" calcext:value-type="float">
            <text:p>2221</text:p>
          </table:table-cell>
          <table:table-cell office:value-type="float" office:value="2385" calcext:value-type="float">
            <text:p>2385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48.34" calcext:value-type="float">
            <text:p>1248.34</text:p>
          </table:table-cell>
          <table:table-cell office:value-type="float" office:value="1108.08" calcext:value-type="float">
            <text:p>1108.08</text:p>
          </table:table-cell>
          <table:table-cell office:value-type="float" office:value="1089.76" calcext:value-type="float">
            <text:p>1089.76</text:p>
          </table:table-cell>
          <table:table-cell office:value-type="float" office:value="1107.55" calcext:value-type="float">
            <text:p>1107.55</text:p>
          </table:table-cell>
          <table:table-cell office:value-type="float" office:value="1000.82" calcext:value-type="float">
            <text:p>1000.82</text:p>
          </table:table-cell>
          <table:table-cell table:number-columns-repeated="2"/>
          <table:table-cell table:formula="of:=AVERAGE([.A84:.E84])" office:value-type="float" office:value="2183.6" calcext:value-type="float">
            <text:p>2183.6</text:p>
          </table:table-cell>
          <table:table-cell table:formula="of:=AVERAGE([.G84:.K84])" office:value-type="float" office:value="1110.91" calcext:value-type="float">
            <text:p>1110.91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957" calcext:value-type="float">
            <text:p>1957</text:p>
          </table:table-cell>
          <table:table-cell office:value-type="float" office:value="2663" calcext:value-type="float">
            <text:p>2663</text:p>
          </table:table-cell>
          <table:table-cell office:value-type="float" office:value="2070" calcext:value-type="float">
            <text:p>2070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float" office:value="1270.64" calcext:value-type="float">
            <text:p>1270.64</text:p>
          </table:table-cell>
          <table:table-cell office:value-type="float" office:value="1145.05" calcext:value-type="float">
            <text:p>1145.05</text:p>
          </table:table-cell>
          <table:table-cell office:value-type="float" office:value="984.87" calcext:value-type="float">
            <text:p>984.87</text:p>
          </table:table-cell>
          <table:table-cell office:value-type="float" office:value="1090.18" calcext:value-type="float">
            <text:p>1090.18</text:p>
          </table:table-cell>
          <table:table-cell office:value-type="float" office:value="1018.78" calcext:value-type="float">
            <text:p>1018.78</text:p>
          </table:table-cell>
          <table:table-cell table:number-columns-repeated="2"/>
          <table:table-cell table:formula="of:=AVERAGE([.A85:.E85])" office:value-type="float" office:value="2134.4" calcext:value-type="float">
            <text:p>2134.4</text:p>
          </table:table-cell>
          <table:table-cell table:formula="of:=AVERAGE([.G85:.K85])" office:value-type="float" office:value="1101.904" calcext:value-type="float">
            <text:p>1101.904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892" calcext:value-type="float">
            <text:p>1892</text:p>
          </table:table-cell>
          <table:table-cell office:value-type="float" office:value="2216" calcext:value-type="float">
            <text:p>2216</text:p>
          </table:table-cell>
          <table:table-cell office:value-type="float" office:value="2347" calcext:value-type="float">
            <text:p>2347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270.84" calcext:value-type="float">
            <text:p>1270.84</text:p>
          </table:table-cell>
          <table:table-cell office:value-type="float" office:value="1138.19" calcext:value-type="float">
            <text:p>1138.19</text:p>
          </table:table-cell>
          <table:table-cell office:value-type="float" office:value="991.1" calcext:value-type="float">
            <text:p>991.1</text:p>
          </table:table-cell>
          <table:table-cell office:value-type="float" office:value="1142.09" calcext:value-type="float">
            <text:p>1142.09</text:p>
          </table:table-cell>
          <table:table-cell office:value-type="float" office:value="943.63" calcext:value-type="float">
            <text:p>943.63</text:p>
          </table:table-cell>
          <table:table-cell table:number-columns-repeated="2"/>
          <table:table-cell table:formula="of:=AVERAGE([.A86:.E86])" office:value-type="float" office:value="2147" calcext:value-type="float">
            <text:p>2147</text:p>
          </table:table-cell>
          <table:table-cell table:formula="of:=AVERAGE([.G86:.K86])" office:value-type="float" office:value="1097.17" calcext:value-type="float">
            <text:p>1097.17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338" calcext:value-type="float">
            <text:p>2338</text:p>
          </table:table-cell>
          <table:table-cell office:value-type="float" office:value="1979" calcext:value-type="float">
            <text:p>1979</text:p>
          </table:table-cell>
          <table:table-cell office:value-type="float" office:value="2154" calcext:value-type="float">
            <text:p>215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107.01" calcext:value-type="float">
            <text:p>1107.01</text:p>
          </table:table-cell>
          <table:table-cell office:value-type="float" office:value="1198.4" calcext:value-type="float">
            <text:p>1198.4</text:p>
          </table:table-cell>
          <table:table-cell office:value-type="float" office:value="1072.15" calcext:value-type="float">
            <text:p>1072.15</text:p>
          </table:table-cell>
          <table:table-cell office:value-type="float" office:value="1071.48" calcext:value-type="float">
            <text:p>1071.48</text:p>
          </table:table-cell>
          <table:table-cell office:value-type="float" office:value="1029.02" calcext:value-type="float">
            <text:p>1029.02</text:p>
          </table:table-cell>
          <table:table-cell table:number-columns-repeated="2"/>
          <table:table-cell table:formula="of:=AVERAGE([.A87:.E87])" office:value-type="float" office:value="2138.4" calcext:value-type="float">
            <text:p>2138.4</text:p>
          </table:table-cell>
          <table:table-cell table:formula="of:=AVERAGE([.G87:.K87])" office:value-type="float" office:value="1095.612" calcext:value-type="float">
            <text:p>1095.612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163" calcext:value-type="float">
            <text:p>2163</text:p>
          </table:table-cell>
          <table:table-cell office:value-type="float" office:value="2137" calcext:value-type="float">
            <text:p>2137</text:p>
          </table:table-cell>
          <table:table-cell office:value-type="float" office:value="2184" calcext:value-type="float">
            <text:p>2184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262.31" calcext:value-type="float">
            <text:p>1262.31</text:p>
          </table:table-cell>
          <table:table-cell office:value-type="float" office:value="1074.92" calcext:value-type="float">
            <text:p>1074.92</text:p>
          </table:table-cell>
          <table:table-cell office:value-type="float" office:value="1068.24" calcext:value-type="float">
            <text:p>1068.24</text:p>
          </table:table-cell>
          <table:table-cell office:value-type="float" office:value="1130.81" calcext:value-type="float">
            <text:p>1130.81</text:p>
          </table:table-cell>
          <table:table-cell office:value-type="float" office:value="968.99" calcext:value-type="float">
            <text:p>968.99</text:p>
          </table:table-cell>
          <table:table-cell table:number-columns-repeated="2"/>
          <table:table-cell table:formula="of:=AVERAGE([.A88:.E88])" office:value-type="float" office:value="2116.8" calcext:value-type="float">
            <text:p>2116.8</text:p>
          </table:table-cell>
          <table:table-cell table:formula="of:=AVERAGE([.G88:.K88])" office:value-type="float" office:value="1101.054" calcext:value-type="float">
            <text:p>1101.054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260" calcext:value-type="float">
            <text:p>2260</text:p>
          </table:table-cell>
          <table:table-cell office:value-type="float" office:value="2525" calcext:value-type="float">
            <text:p>2525</text:p>
          </table:table-cell>
          <table:table-cell office:value-type="float" office:value="2103" calcext:value-type="float">
            <text:p>2103</text:p>
          </table:table-cell>
          <table:table-cell office:value-type="float" office:value="1869" calcext:value-type="float">
            <text:p>1869</text:p>
          </table:table-cell>
          <table:table-cell/>
          <table:table-cell office:value-type="float" office:value="1263.76" calcext:value-type="float">
            <text:p>1263.76</text:p>
          </table:table-cell>
          <table:table-cell office:value-type="float" office:value="1177.54" calcext:value-type="float">
            <text:p>1177.54</text:p>
          </table:table-cell>
          <table:table-cell office:value-type="float" office:value="1096.16" calcext:value-type="float">
            <text:p>1096.16</text:p>
          </table:table-cell>
          <table:table-cell office:value-type="float" office:value="1190.88" calcext:value-type="float">
            <text:p>1190.88</text:p>
          </table:table-cell>
          <table:table-cell office:value-type="float" office:value="1027.8" calcext:value-type="float">
            <text:p>1027.8</text:p>
          </table:table-cell>
          <table:table-cell table:number-columns-repeated="2"/>
          <table:table-cell table:formula="of:=AVERAGE([.A89:.E89])" office:value-type="float" office:value="2174.8" calcext:value-type="float">
            <text:p>2174.8</text:p>
          </table:table-cell>
          <table:table-cell table:formula="of:=AVERAGE([.G89:.K89])" office:value-type="float" office:value="1151.228" calcext:value-type="float">
            <text:p>1151.228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010" calcext:value-type="float">
            <text:p>2010</text:p>
          </table:table-cell>
          <table:table-cell office:value-type="float" office:value="2087" calcext:value-type="float">
            <text:p>2087</text:p>
          </table:table-cell>
          <table:table-cell office:value-type="float" office:value="2014" calcext:value-type="float">
            <text:p>2014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float" office:value="1177.73" calcext:value-type="float">
            <text:p>1177.73</text:p>
          </table:table-cell>
          <table:table-cell office:value-type="float" office:value="1113.43" calcext:value-type="float">
            <text:p>1113.43</text:p>
          </table:table-cell>
          <table:table-cell office:value-type="float" office:value="1027.36" calcext:value-type="float">
            <text:p>1027.36</text:p>
          </table:table-cell>
          <table:table-cell office:value-type="float" office:value="1095.03" calcext:value-type="float">
            <text:p>1095.03</text:p>
          </table:table-cell>
          <table:table-cell office:value-type="float" office:value="1006.46" calcext:value-type="float">
            <text:p>1006.46</text:p>
          </table:table-cell>
          <table:table-cell table:number-columns-repeated="2"/>
          <table:table-cell table:formula="of:=AVERAGE([.A90:.E90])" office:value-type="float" office:value="2022.6" calcext:value-type="float">
            <text:p>2022.6</text:p>
          </table:table-cell>
          <table:table-cell table:formula="of:=AVERAGE([.G90:.K90])" office:value-type="float" office:value="1084.002" calcext:value-type="float">
            <text:p>1084.002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993" calcext:value-type="float">
            <text:p>1993</text:p>
          </table:table-cell>
          <table:table-cell office:value-type="float" office:value="2047" calcext:value-type="float">
            <text:p>2047</text:p>
          </table:table-cell>
          <table:table-cell office:value-type="float" office:value="2132" calcext:value-type="float">
            <text:p>2132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float" office:value="1209.91" calcext:value-type="float">
            <text:p>1209.91</text:p>
          </table:table-cell>
          <table:table-cell office:value-type="float" office:value="968.74" calcext:value-type="float">
            <text:p>968.74</text:p>
          </table:table-cell>
          <table:table-cell office:value-type="float" office:value="1024.8" calcext:value-type="float">
            <text:p>1024.8</text:p>
          </table:table-cell>
          <table:table-cell office:value-type="float" office:value="1132.18" calcext:value-type="float">
            <text:p>1132.18</text:p>
          </table:table-cell>
          <table:table-cell office:value-type="float" office:value="1030.05" calcext:value-type="float">
            <text:p>1030.05</text:p>
          </table:table-cell>
          <table:table-cell table:number-columns-repeated="2"/>
          <table:table-cell table:formula="of:=AVERAGE([.A91:.E91])" office:value-type="float" office:value="2056.2" calcext:value-type="float">
            <text:p>2056.2</text:p>
          </table:table-cell>
          <table:table-cell table:formula="of:=AVERAGE([.G91:.K91])" office:value-type="float" office:value="1073.136" calcext:value-type="float">
            <text:p>1073.136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052" calcext:value-type="float">
            <text:p>2052</text:p>
          </table:table-cell>
          <table:table-cell office:value-type="float" office:value="2002" calcext:value-type="float">
            <text:p>2002</text:p>
          </table:table-cell>
          <table:table-cell office:value-type="float" office:value="2738" calcext:value-type="float">
            <text:p>2738</text:p>
          </table:table-cell>
          <table:table-cell office:value-type="float" office:value="1678" calcext:value-type="float">
            <text:p>1678</text:p>
          </table:table-cell>
          <table:table-cell/>
          <table:table-cell office:value-type="float" office:value="1170.92" calcext:value-type="float">
            <text:p>1170.92</text:p>
          </table:table-cell>
          <table:table-cell office:value-type="float" office:value="1082.55" calcext:value-type="float">
            <text:p>1082.55</text:p>
          </table:table-cell>
          <table:table-cell office:value-type="float" office:value="1033.41" calcext:value-type="float">
            <text:p>1033.41</text:p>
          </table:table-cell>
          <table:table-cell office:value-type="float" office:value="1114.48" calcext:value-type="float">
            <text:p>1114.48</text:p>
          </table:table-cell>
          <table:table-cell office:value-type="float" office:value="1015.87" calcext:value-type="float">
            <text:p>1015.87</text:p>
          </table:table-cell>
          <table:table-cell table:number-columns-repeated="2"/>
          <table:table-cell table:formula="of:=AVERAGE([.A92:.E92])" office:value-type="float" office:value="2140.6" calcext:value-type="float">
            <text:p>2140.6</text:p>
          </table:table-cell>
          <table:table-cell table:formula="of:=AVERAGE([.G92:.K92])" office:value-type="float" office:value="1083.446" calcext:value-type="float">
            <text:p>1083.446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898" calcext:value-type="float">
            <text:p>1898</text:p>
          </table:table-cell>
          <table:table-cell office:value-type="float" office:value="1873" calcext:value-type="float">
            <text:p>1873</text:p>
          </table:table-cell>
          <table:table-cell office:value-type="float" office:value="2005" calcext:value-type="float">
            <text:p>2005</text:p>
          </table:table-cell>
          <table:table-cell office:value-type="float" office:value="2045" calcext:value-type="float">
            <text:p>2045</text:p>
          </table:table-cell>
          <table:table-cell/>
          <table:table-cell office:value-type="float" office:value="1204.18" calcext:value-type="float">
            <text:p>1204.18</text:p>
          </table:table-cell>
          <table:table-cell office:value-type="float" office:value="1155.24" calcext:value-type="float">
            <text:p>1155.24</text:p>
          </table:table-cell>
          <table:table-cell office:value-type="float" office:value="1006.31" calcext:value-type="float">
            <text:p>1006.31</text:p>
          </table:table-cell>
          <table:table-cell office:value-type="float" office:value="1110.96" calcext:value-type="float">
            <text:p>1110.96</text:p>
          </table:table-cell>
          <table:table-cell office:value-type="float" office:value="1011.39" calcext:value-type="float">
            <text:p>1011.39</text:p>
          </table:table-cell>
          <table:table-cell table:number-columns-repeated="2"/>
          <table:table-cell table:formula="of:=AVERAGE([.A93:.E93])" office:value-type="float" office:value="1982.8" calcext:value-type="float">
            <text:p>1982.8</text:p>
          </table:table-cell>
          <table:table-cell table:formula="of:=AVERAGE([.G93:.K93])" office:value-type="float" office:value="1097.616" calcext:value-type="float">
            <text:p>1097.616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990" calcext:value-type="float">
            <text:p>1990</text:p>
          </table:table-cell>
          <table:table-cell office:value-type="float" office:value="1906" calcext:value-type="float">
            <text:p>1906</text:p>
          </table:table-cell>
          <table:table-cell office:value-type="float" office:value="2092" calcext:value-type="float">
            <text:p>2092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12.29" calcext:value-type="float">
            <text:p>1212.29</text:p>
          </table:table-cell>
          <table:table-cell office:value-type="float" office:value="1225.02" calcext:value-type="float">
            <text:p>1225.02</text:p>
          </table:table-cell>
          <table:table-cell office:value-type="float" office:value="934.28" calcext:value-type="float">
            <text:p>934.28</text:p>
          </table:table-cell>
          <table:table-cell office:value-type="float" office:value="1046.51" calcext:value-type="float">
            <text:p>1046.51</text:p>
          </table:table-cell>
          <table:table-cell office:value-type="float" office:value="1001.1" calcext:value-type="float">
            <text:p>1001.1</text:p>
          </table:table-cell>
          <table:table-cell table:number-columns-repeated="2"/>
          <table:table-cell table:formula="of:=AVERAGE([.A94:.E94])" office:value-type="float" office:value="1969.8" calcext:value-type="float">
            <text:p>1969.8</text:p>
          </table:table-cell>
          <table:table-cell table:formula="of:=AVERAGE([.G94:.K94])" office:value-type="float" office:value="1083.84" calcext:value-type="float">
            <text:p>1083.84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153" calcext:value-type="float">
            <text:p>2153</text:p>
          </table:table-cell>
          <table:table-cell office:value-type="float" office:value="2478" calcext:value-type="float">
            <text:p>2478</text:p>
          </table:table-cell>
          <table:table-cell table:number-columns-repeated="2" office:value-type="float" office:value="1868" calcext:value-type="float">
            <text:p>1868</text:p>
          </table:table-cell>
          <table:table-cell/>
          <table:table-cell office:value-type="float" office:value="1252.34" calcext:value-type="float">
            <text:p>1252.34</text:p>
          </table:table-cell>
          <table:table-cell office:value-type="float" office:value="1140.12" calcext:value-type="float">
            <text:p>1140.12</text:p>
          </table:table-cell>
          <table:table-cell office:value-type="float" office:value="1076.62" calcext:value-type="float">
            <text:p>1076.62</text:p>
          </table:table-cell>
          <table:table-cell office:value-type="float" office:value="1036.61" calcext:value-type="float">
            <text:p>1036.61</text:p>
          </table:table-cell>
          <table:table-cell office:value-type="float" office:value="946.54" calcext:value-type="float">
            <text:p>946.54</text:p>
          </table:table-cell>
          <table:table-cell table:number-columns-repeated="2"/>
          <table:table-cell table:formula="of:=AVERAGE([.A95:.E95])" office:value-type="float" office:value="2137" calcext:value-type="float">
            <text:p>2137</text:p>
          </table:table-cell>
          <table:table-cell table:formula="of:=AVERAGE([.G95:.K95])" office:value-type="float" office:value="1090.446" calcext:value-type="float">
            <text:p>1090.446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233" calcext:value-type="float">
            <text:p>2233</text:p>
          </table:table-cell>
          <table:table-cell office:value-type="float" office:value="2057" calcext:value-type="float">
            <text:p>2057</text:p>
          </table:table-cell>
          <table:table-cell office:value-type="float" office:value="2350" calcext:value-type="float">
            <text:p>2350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294.58" calcext:value-type="float">
            <text:p>1294.58</text:p>
          </table:table-cell>
          <table:table-cell office:value-type="float" office:value="1146.51" calcext:value-type="float">
            <text:p>1146.51</text:p>
          </table:table-cell>
          <table:table-cell office:value-type="float" office:value="992.14" calcext:value-type="float">
            <text:p>992.14</text:p>
          </table:table-cell>
          <table:table-cell office:value-type="float" office:value="1142.26" calcext:value-type="float">
            <text:p>1142.26</text:p>
          </table:table-cell>
          <table:table-cell office:value-type="float" office:value="920.42" calcext:value-type="float">
            <text:p>920.42</text:p>
          </table:table-cell>
          <table:table-cell table:number-columns-repeated="2"/>
          <table:table-cell table:formula="of:=AVERAGE([.A96:.E96])" office:value-type="float" office:value="2117.8" calcext:value-type="float">
            <text:p>2117.8</text:p>
          </table:table-cell>
          <table:table-cell table:formula="of:=AVERAGE([.G96:.K96])" office:value-type="float" office:value="1099.182" calcext:value-type="float">
            <text:p>1099.182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068" calcext:value-type="float">
            <text:p>2068</text:p>
          </table:table-cell>
          <table:table-cell office:value-type="float" office:value="1946" calcext:value-type="float">
            <text:p>1946</text:p>
          </table:table-cell>
          <table:table-cell office:value-type="float" office:value="1895" calcext:value-type="float">
            <text:p>1895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1262.79" calcext:value-type="float">
            <text:p>1262.79</text:p>
          </table:table-cell>
          <table:table-cell office:value-type="float" office:value="1116.2" calcext:value-type="float">
            <text:p>1116.2</text:p>
          </table:table-cell>
          <table:table-cell office:value-type="float" office:value="1058.62" calcext:value-type="float">
            <text:p>1058.62</text:p>
          </table:table-cell>
          <table:table-cell office:value-type="float" office:value="1083.52" calcext:value-type="float">
            <text:p>1083.52</text:p>
          </table:table-cell>
          <table:table-cell office:value-type="float" office:value="899.88" calcext:value-type="float">
            <text:p>899.88</text:p>
          </table:table-cell>
          <table:table-cell table:number-columns-repeated="2"/>
          <table:table-cell table:formula="of:=AVERAGE([.A97:.E97])" office:value-type="float" office:value="2015.4" calcext:value-type="float">
            <text:p>2015.4</text:p>
          </table:table-cell>
          <table:table-cell table:formula="of:=AVERAGE([.G97:.K97])" office:value-type="float" office:value="1084.202" calcext:value-type="float">
            <text:p>1084.202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313" calcext:value-type="float">
            <text:p>2313</text:p>
          </table:table-cell>
          <table:table-cell office:value-type="float" office:value="1837" calcext:value-type="float">
            <text:p>1837</text:p>
          </table:table-cell>
          <table:table-cell office:value-type="float" office:value="2073" calcext:value-type="float">
            <text:p>2073</text:p>
          </table:table-cell>
          <table:table-cell office:value-type="float" office:value="2082" calcext:value-type="float">
            <text:p>2082</text:p>
          </table:table-cell>
          <table:table-cell/>
          <table:table-cell office:value-type="float" office:value="1207.97" calcext:value-type="float">
            <text:p>1207.97</text:p>
          </table:table-cell>
          <table:table-cell office:value-type="float" office:value="1156.15" calcext:value-type="float">
            <text:p>1156.15</text:p>
          </table:table-cell>
          <table:table-cell office:value-type="float" office:value="967.12" calcext:value-type="float">
            <text:p>967.12</text:p>
          </table:table-cell>
          <table:table-cell office:value-type="float" office:value="1097.81" calcext:value-type="float">
            <text:p>1097.81</text:p>
          </table:table-cell>
          <table:table-cell office:value-type="float" office:value="958.32" calcext:value-type="float">
            <text:p>958.32</text:p>
          </table:table-cell>
          <table:table-cell table:number-columns-repeated="2"/>
          <table:table-cell table:formula="of:=AVERAGE([.A98:.E98])" office:value-type="float" office:value="2123.2" calcext:value-type="float">
            <text:p>2123.2</text:p>
          </table:table-cell>
          <table:table-cell table:formula="of:=AVERAGE([.G98:.K98])" office:value-type="float" office:value="1077.474" calcext:value-type="float">
            <text:p>1077.47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141" calcext:value-type="float">
            <text:p>2141</text:p>
          </table:table-cell>
          <table:table-cell office:value-type="float" office:value="2092" calcext:value-type="float">
            <text:p>2092</text:p>
          </table:table-cell>
          <table:table-cell office:value-type="float" office:value="2460" calcext:value-type="float">
            <text:p>2460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191.61" calcext:value-type="float">
            <text:p>1191.61</text:p>
          </table:table-cell>
          <table:table-cell office:value-type="float" office:value="1211.81" calcext:value-type="float">
            <text:p>1211.81</text:p>
          </table:table-cell>
          <table:table-cell office:value-type="float" office:value="1007.98" calcext:value-type="float">
            <text:p>1007.98</text:p>
          </table:table-cell>
          <table:table-cell office:value-type="float" office:value="1108.95" calcext:value-type="float">
            <text:p>1108.95</text:p>
          </table:table-cell>
          <table:table-cell office:value-type="float" office:value="970.95" calcext:value-type="float">
            <text:p>970.95</text:p>
          </table:table-cell>
          <table:table-cell table:number-columns-repeated="2"/>
          <table:table-cell table:formula="of:=AVERAGE([.A99:.E99])" office:value-type="float" office:value="2194.2" calcext:value-type="float">
            <text:p>2194.2</text:p>
          </table:table-cell>
          <table:table-cell table:formula="of:=AVERAGE([.G99:.K99])" office:value-type="float" office:value="1098.26" calcext:value-type="float">
            <text:p>1098.26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024" calcext:value-type="float">
            <text:p>2024</text:p>
          </table:table-cell>
          <table:table-cell office:value-type="float" office:value="2247" calcext:value-type="float">
            <text:p>2247</text:p>
          </table:table-cell>
          <table:table-cell office:value-type="float" office:value="1945" calcext:value-type="float">
            <text:p>1945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float" office:value="1171.39" calcext:value-type="float">
            <text:p>1171.39</text:p>
          </table:table-cell>
          <table:table-cell office:value-type="float" office:value="1085.44" calcext:value-type="float">
            <text:p>1085.44</text:p>
          </table:table-cell>
          <table:table-cell office:value-type="float" office:value="1031.99" calcext:value-type="float">
            <text:p>1031.99</text:p>
          </table:table-cell>
          <table:table-cell office:value-type="float" office:value="1139.35" calcext:value-type="float">
            <text:p>1139.35</text:p>
          </table:table-cell>
          <table:table-cell office:value-type="float" office:value="966.84" calcext:value-type="float">
            <text:p>966.84</text:p>
          </table:table-cell>
          <table:table-cell table:number-columns-repeated="2"/>
          <table:table-cell table:formula="of:=AVERAGE([.A100:.E100])" office:value-type="float" office:value="2013.2" calcext:value-type="float">
            <text:p>2013.2</text:p>
          </table:table-cell>
          <table:table-cell table:formula="of:=AVERAGE([.G100:.K100])" office:value-type="float" office:value="1079.002" calcext:value-type="float">
            <text:p>1079.002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384" calcext:value-type="float">
            <text:p>2384</text:p>
          </table:table-cell>
          <table:table-cell office:value-type="float" office:value="2043" calcext:value-type="float">
            <text:p>2043</text:p>
          </table:table-cell>
          <table:table-cell office:value-type="float" office:value="1938" calcext:value-type="float">
            <text:p>1938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float" office:value="1278.85" calcext:value-type="float">
            <text:p>1278.85</text:p>
          </table:table-cell>
          <table:table-cell office:value-type="float" office:value="1236.63" calcext:value-type="float">
            <text:p>1236.63</text:p>
          </table:table-cell>
          <table:table-cell office:value-type="float" office:value="1111.85" calcext:value-type="float">
            <text:p>1111.85</text:p>
          </table:table-cell>
          <table:table-cell office:value-type="float" office:value="1055.02" calcext:value-type="float">
            <text:p>1055.02</text:p>
          </table:table-cell>
          <table:table-cell office:value-type="float" office:value="976.45" calcext:value-type="float">
            <text:p>976.45</text:p>
          </table:table-cell>
          <table:table-cell table:number-columns-repeated="2"/>
          <table:table-cell table:formula="of:=AVERAGE([.A101:.E101])" office:value-type="float" office:value="2131" calcext:value-type="float">
            <text:p>2131</text:p>
          </table:table-cell>
          <table:table-cell table:formula="of:=AVERAGE([.G101:.K101])" office:value-type="float" office:value="1131.76" calcext:value-type="float">
            <text:p>1131.76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523" calcext:value-type="float">
            <text:p>2523</text:p>
          </table:table-cell>
          <table:table-cell office:value-type="float" office:value="2223" calcext:value-type="float">
            <text:p>2223</text:p>
          </table:table-cell>
          <table:table-cell office:value-type="float" office:value="2048" calcext:value-type="float">
            <text:p>2048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1261.46" calcext:value-type="float">
            <text:p>1261.46</text:p>
          </table:table-cell>
          <table:table-cell office:value-type="float" office:value="1258.93" calcext:value-type="float">
            <text:p>1258.93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087.73" calcext:value-type="float">
            <text:p>1087.73</text:p>
          </table:table-cell>
          <table:table-cell office:value-type="float" office:value="927.2" calcext:value-type="float">
            <text:p>927.2</text:p>
          </table:table-cell>
          <table:table-cell table:number-columns-repeated="2"/>
          <table:table-cell table:formula="of:=AVERAGE([.A102:.E102])" office:value-type="float" office:value="2192.2" calcext:value-type="float">
            <text:p>2192.2</text:p>
          </table:table-cell>
          <table:table-cell table:formula="of:=AVERAGE([.G102:.K102])" office:value-type="float" office:value="1119.878" calcext:value-type="float">
            <text:p>1119.87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013" calcext:value-type="float">
            <text:p>2013</text:p>
          </table:table-cell>
          <table:table-cell office:value-type="float" office:value="2107" calcext:value-type="float">
            <text:p>2107</text:p>
          </table:table-cell>
          <table:table-cell office:value-type="float" office:value="1866" calcext:value-type="float">
            <text:p>1866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174.81" calcext:value-type="float">
            <text:p>1174.81</text:p>
          </table:table-cell>
          <table:table-cell office:value-type="float" office:value="1107.29" calcext:value-type="float">
            <text:p>1107.29</text:p>
          </table:table-cell>
          <table:table-cell office:value-type="float" office:value="1154.73" calcext:value-type="float">
            <text:p>1154.73</text:p>
          </table:table-cell>
          <table:table-cell office:value-type="float" office:value="1098.73" calcext:value-type="float">
            <text:p>1098.73</text:p>
          </table:table-cell>
          <table:table-cell office:value-type="float" office:value="947.99" calcext:value-type="float">
            <text:p>947.99</text:p>
          </table:table-cell>
          <table:table-cell table:number-columns-repeated="2"/>
          <table:table-cell table:formula="of:=AVERAGE([.A103:.E103])" office:value-type="float" office:value="1977.4" calcext:value-type="float">
            <text:p>1977.4</text:p>
          </table:table-cell>
          <table:table-cell table:formula="of:=AVERAGE([.G103:.K103])" office:value-type="float" office:value="1096.71" calcext:value-type="float">
            <text:p>1096.71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278" calcext:value-type="float">
            <text:p>2278</text:p>
          </table:table-cell>
          <table:table-cell office:value-type="float" office:value="2057" calcext:value-type="float">
            <text:p>2057</text:p>
          </table:table-cell>
          <table:table-cell office:value-type="float" office:value="2019" calcext:value-type="float">
            <text:p>2019</text:p>
          </table:table-cell>
          <table:table-cell office:value-type="float" office:value="2074" calcext:value-type="float">
            <text:p>2074</text:p>
          </table:table-cell>
          <table:table-cell/>
          <table:table-cell office:value-type="float" office:value="1204.67" calcext:value-type="float">
            <text:p>1204.67</text:p>
          </table:table-cell>
          <table:table-cell office:value-type="float" office:value="1186.76" calcext:value-type="float">
            <text:p>1186.76</text:p>
          </table:table-cell>
          <table:table-cell office:value-type="float" office:value="1095.54" calcext:value-type="float">
            <text:p>1095.54</text:p>
          </table:table-cell>
          <table:table-cell office:value-type="float" office:value="996.28" calcext:value-type="float">
            <text:p>996.28</text:p>
          </table:table-cell>
          <table:table-cell office:value-type="float" office:value="933.34" calcext:value-type="float">
            <text:p>933.34</text:p>
          </table:table-cell>
          <table:table-cell table:number-columns-repeated="2"/>
          <table:table-cell table:formula="of:=AVERAGE([.A104:.E104])" office:value-type="float" office:value="2156.8" calcext:value-type="float">
            <text:p>2156.8</text:p>
          </table:table-cell>
          <table:table-cell table:formula="of:=AVERAGE([.G104:.K104])" office:value-type="float" office:value="1083.318" calcext:value-type="float">
            <text:p>1083.318</text:p>
          </table:table-cell>
        </table:table-row>
        <table:table-row table:style-name="ro1">
          <table:table-cell table:number-columns-repeated="2" office:value-type="float" office:value="2148" calcext:value-type="float">
            <text:p>2148</text:p>
          </table:table-cell>
          <table:table-cell office:value-type="float" office:value="2113" calcext:value-type="float">
            <text:p>2113</text:p>
          </table:table-cell>
          <table:table-cell office:value-type="float" office:value="2283" calcext:value-type="float">
            <text:p>2283</text:p>
          </table:table-cell>
          <table:table-cell office:value-type="float" office:value="2120" calcext:value-type="float">
            <text:p>2120</text:p>
          </table:table-cell>
          <table:table-cell/>
          <table:table-cell office:value-type="float" office:value="1209.7" calcext:value-type="float">
            <text:p>1209.7</text:p>
          </table:table-cell>
          <table:table-cell office:value-type="float" office:value="1254.49" calcext:value-type="float">
            <text:p>1254.49</text:p>
          </table:table-cell>
          <table:table-cell office:value-type="float" office:value="1019.36" calcext:value-type="float">
            <text:p>1019.36</text:p>
          </table:table-cell>
          <table:table-cell office:value-type="float" office:value="1096.38" calcext:value-type="float">
            <text:p>1096.38</text:p>
          </table:table-cell>
          <table:table-cell office:value-type="float" office:value="982.91" calcext:value-type="float">
            <text:p>982.91</text:p>
          </table:table-cell>
          <table:table-cell table:number-columns-repeated="2"/>
          <table:table-cell table:formula="of:=AVERAGE([.A105:.E105])" office:value-type="float" office:value="2162.4" calcext:value-type="float">
            <text:p>2162.4</text:p>
          </table:table-cell>
          <table:table-cell table:formula="of:=AVERAGE([.G105:.K105])" office:value-type="float" office:value="1112.568" calcext:value-type="float">
            <text:p>1112.568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123" calcext:value-type="float">
            <text:p>2123</text:p>
          </table:table-cell>
          <table:table-cell office:value-type="float" office:value="2017" calcext:value-type="float">
            <text:p>2017</text:p>
          </table:table-cell>
          <table:table-cell office:value-type="float" office:value="1993" calcext:value-type="float">
            <text:p>1993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1147.46" calcext:value-type="float">
            <text:p>1147.46</text:p>
          </table:table-cell>
          <table:table-cell office:value-type="float" office:value="1208.68" calcext:value-type="float">
            <text:p>1208.68</text:p>
          </table:table-cell>
          <table:table-cell office:value-type="float" office:value="1077.41" calcext:value-type="float">
            <text:p>1077.41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873.39" calcext:value-type="float">
            <text:p>873.39</text:p>
          </table:table-cell>
          <table:table-cell table:number-columns-repeated="2"/>
          <table:table-cell table:formula="of:=AVERAGE([.A106:.E106])" office:value-type="float" office:value="2007.8" calcext:value-type="float">
            <text:p>2007.8</text:p>
          </table:table-cell>
          <table:table-cell table:formula="of:=AVERAGE([.G106:.K106])" office:value-type="float" office:value="1081.338" calcext:value-type="float">
            <text:p>1081.338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978" calcext:value-type="float">
            <text:p>1978</text:p>
          </table:table-cell>
          <table:table-cell office:value-type="float" office:value="2235" calcext:value-type="float">
            <text:p>2235</text:p>
          </table:table-cell>
          <table:table-cell office:value-type="float" office:value="1962" calcext:value-type="float">
            <text:p>1962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float" office:value="1142.56" calcext:value-type="float">
            <text:p>1142.56</text:p>
          </table:table-cell>
          <table:table-cell office:value-type="float" office:value="1180.05" calcext:value-type="float">
            <text:p>1180.05</text:p>
          </table:table-cell>
          <table:table-cell office:value-type="float" office:value="1133.2" calcext:value-type="float">
            <text:p>1133.2</text:p>
          </table:table-cell>
          <table:table-cell office:value-type="float" office:value="1014.96" calcext:value-type="float">
            <text:p>1014.96</text:p>
          </table:table-cell>
          <table:table-cell office:value-type="float" office:value="944.83" calcext:value-type="float">
            <text:p>944.83</text:p>
          </table:table-cell>
          <table:table-cell table:number-columns-repeated="2"/>
          <table:table-cell table:formula="of:=AVERAGE([.A107:.E107])" office:value-type="float" office:value="2086.2" calcext:value-type="float">
            <text:p>2086.2</text:p>
          </table:table-cell>
          <table:table-cell table:formula="of:=AVERAGE([.G107:.K107])" office:value-type="float" office:value="1083.12" calcext:value-type="float">
            <text:p>1083.12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366" calcext:value-type="float">
            <text:p>2366</text:p>
          </table:table-cell>
          <table:table-cell office:value-type="float" office:value="2161" calcext:value-type="float">
            <text:p>2161</text:p>
          </table:table-cell>
          <table:table-cell office:value-type="float" office:value="2138" calcext:value-type="float">
            <text:p>213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238.28" calcext:value-type="float">
            <text:p>1238.28</text:p>
          </table:table-cell>
          <table:table-cell office:value-type="float" office:value="1183.84" calcext:value-type="float">
            <text:p>1183.84</text:p>
          </table:table-cell>
          <table:table-cell office:value-type="float" office:value="1039.45" calcext:value-type="float">
            <text:p>1039.45</text:p>
          </table:table-cell>
          <table:table-cell office:value-type="float" office:value="1085.46" calcext:value-type="float">
            <text:p>1085.46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table:formula="of:=AVERAGE([.A108:.E108])" office:value-type="float" office:value="2170.2" calcext:value-type="float">
            <text:p>2170.2</text:p>
          </table:table-cell>
          <table:table-cell table:formula="of:=AVERAGE([.G108:.K108])" office:value-type="float" office:value="1080.806" calcext:value-type="float">
            <text:p>1080.806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035" calcext:value-type="float">
            <text:p>2035</text:p>
          </table:table-cell>
          <table:table-cell office:value-type="float" office:value="1888" calcext:value-type="float">
            <text:p>1888</text:p>
          </table:table-cell>
          <table:table-cell office:value-type="float" office:value="2066" calcext:value-type="float">
            <text:p>2066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199.48" calcext:value-type="float">
            <text:p>1199.48</text:p>
          </table:table-cell>
          <table:table-cell office:value-type="float" office:value="1250.51" calcext:value-type="float">
            <text:p>1250.51</text:p>
          </table:table-cell>
          <table:table-cell office:value-type="float" office:value="1066.4" calcext:value-type="float">
            <text:p>1066.4</text:p>
          </table:table-cell>
          <table:table-cell office:value-type="float" office:value="1069.44" calcext:value-type="float">
            <text:p>1069.44</text:p>
          </table:table-cell>
          <table:table-cell office:value-type="float" office:value="918.36" calcext:value-type="float">
            <text:p>918.36</text:p>
          </table:table-cell>
          <table:table-cell table:number-columns-repeated="2"/>
          <table:table-cell table:formula="of:=AVERAGE([.A109:.E109])" office:value-type="float" office:value="2044.4" calcext:value-type="float">
            <text:p>2044.4</text:p>
          </table:table-cell>
          <table:table-cell table:formula="of:=AVERAGE([.G109:.K109])" office:value-type="float" office:value="1100.838" calcext:value-type="float">
            <text:p>1100.838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148" calcext:value-type="float">
            <text:p>2148</text:p>
          </table:table-cell>
          <table:table-cell office:value-type="float" office:value="2305" calcext:value-type="float">
            <text:p>2305</text:p>
          </table:table-cell>
          <table:table-cell office:value-type="float" office:value="1853" calcext:value-type="float">
            <text:p>1853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float" office:value="1200.51" calcext:value-type="float">
            <text:p>1200.51</text:p>
          </table:table-cell>
          <table:table-cell office:value-type="float" office:value="1198.8" calcext:value-type="float">
            <text:p>1198.8</text:p>
          </table:table-cell>
          <table:table-cell office:value-type="float" office:value="1043.68" calcext:value-type="float">
            <text:p>1043.68</text:p>
          </table:table-cell>
          <table:table-cell office:value-type="float" office:value="1044.08" calcext:value-type="float">
            <text:p>1044.08</text:p>
          </table:table-cell>
          <table:table-cell office:value-type="float" office:value="934.1" calcext:value-type="float">
            <text:p>934.1</text:p>
          </table:table-cell>
          <table:table-cell table:number-columns-repeated="2"/>
          <table:table-cell table:formula="of:=AVERAGE([.A110:.E110])" office:value-type="float" office:value="2087.8" calcext:value-type="float">
            <text:p>2087.8</text:p>
          </table:table-cell>
          <table:table-cell table:formula="of:=AVERAGE([.G110:.K110])" office:value-type="float" office:value="1084.234" calcext:value-type="float">
            <text:p>1084.23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152" calcext:value-type="float">
            <text:p>2152</text:p>
          </table:table-cell>
          <table:table-cell office:value-type="float" office:value="2348" calcext:value-type="float">
            <text:p>2348</text:p>
          </table:table-cell>
          <table:table-cell office:value-type="float" office:value="2093" calcext:value-type="float">
            <text:p>2093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1237.18" calcext:value-type="float">
            <text:p>1237.18</text:p>
          </table:table-cell>
          <table:table-cell office:value-type="float" office:value="1177.19" calcext:value-type="float">
            <text:p>1177.19</text:p>
          </table:table-cell>
          <table:table-cell office:value-type="float" office:value="1056.73" calcext:value-type="float">
            <text:p>1056.73</text:p>
          </table:table-cell>
          <table:table-cell office:value-type="float" office:value="1112.99" calcext:value-type="float">
            <text:p>1112.99</text:p>
          </table:table-cell>
          <table:table-cell office:value-type="float" office:value="939.92" calcext:value-type="float">
            <text:p>939.92</text:p>
          </table:table-cell>
          <table:table-cell table:number-columns-repeated="2"/>
          <table:table-cell table:formula="of:=AVERAGE([.A111:.E111])" office:value-type="float" office:value="2061.4" calcext:value-type="float">
            <text:p>2061.4</text:p>
          </table:table-cell>
          <table:table-cell table:formula="of:=AVERAGE([.G111:.K111])" office:value-type="float" office:value="1104.802" calcext:value-type="float">
            <text:p>1104.802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2278" calcext:value-type="float">
            <text:p>2278</text:p>
          </table:table-cell>
          <table:table-cell office:value-type="float" office:value="2063" calcext:value-type="float">
            <text:p>2063</text:p>
          </table:table-cell>
          <table:table-cell office:value-type="float" office:value="2093" calcext:value-type="float">
            <text:p>2093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300.33" calcext:value-type="float">
            <text:p>1300.33</text:p>
          </table:table-cell>
          <table:table-cell office:value-type="float" office:value="1261.62" calcext:value-type="float">
            <text:p>1261.62</text:p>
          </table:table-cell>
          <table:table-cell office:value-type="float" office:value="999.65" calcext:value-type="float">
            <text:p>999.65</text:p>
          </table:table-cell>
          <table:table-cell office:value-type="float" office:value="1127.69" calcext:value-type="float">
            <text:p>1127.69</text:p>
          </table:table-cell>
          <table:table-cell office:value-type="float" office:value="936.4" calcext:value-type="float">
            <text:p>936.4</text:p>
          </table:table-cell>
          <table:table-cell table:number-columns-repeated="2"/>
          <table:table-cell table:formula="of:=AVERAGE([.A112:.E112])" office:value-type="float" office:value="2157" calcext:value-type="float">
            <text:p>2157</text:p>
          </table:table-cell>
          <table:table-cell table:formula="of:=AVERAGE([.G112:.K112])" office:value-type="float" office:value="1125.138" calcext:value-type="float">
            <text:p>1125.138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48" calcext:value-type="float">
            <text:p>2048</text:p>
          </table:table-cell>
          <table:table-cell office:value-type="float" office:value="2460" calcext:value-type="float">
            <text:p>2460</text:p>
          </table:table-cell>
          <table:table-cell office:value-type="float" office:value="1866" calcext:value-type="float">
            <text:p>1866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float" office:value="1134.01" calcext:value-type="float">
            <text:p>1134.01</text:p>
          </table:table-cell>
          <table:table-cell office:value-type="float" office:value="1214.88" calcext:value-type="float">
            <text:p>1214.88</text:p>
          </table:table-cell>
          <table:table-cell office:value-type="float" office:value="1100.01" calcext:value-type="float">
            <text:p>1100.01</text:p>
          </table:table-cell>
          <table:table-cell office:value-type="float" office:value="1041.18" calcext:value-type="float">
            <text:p>1041.18</text:p>
          </table:table-cell>
          <table:table-cell office:value-type="float" office:value="971.84" calcext:value-type="float">
            <text:p>971.84</text:p>
          </table:table-cell>
          <table:table-cell table:number-columns-repeated="2"/>
          <table:table-cell table:formula="of:=AVERAGE([.A113:.E113])" office:value-type="float" office:value="2147.2" calcext:value-type="float">
            <text:p>2147.2</text:p>
          </table:table-cell>
          <table:table-cell table:formula="of:=AVERAGE([.G113:.K113])" office:value-type="float" office:value="1092.384" calcext:value-type="float">
            <text:p>1092.38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28" calcext:value-type="float">
            <text:p>2028</text:p>
          </table:table-cell>
          <table:table-cell office:value-type="float" office:value="2237" calcext:value-type="float">
            <text:p>2237</text:p>
          </table:table-cell>
          <table:table-cell office:value-type="float" office:value="2099" calcext:value-type="float">
            <text:p>2099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116.53" calcext:value-type="float">
            <text:p>1116.53</text:p>
          </table:table-cell>
          <table:table-cell office:value-type="float" office:value="1218.93" calcext:value-type="float">
            <text:p>1218.93</text:p>
          </table:table-cell>
          <table:table-cell office:value-type="float" office:value="1055.6" calcext:value-type="float">
            <text:p>1055.6</text:p>
          </table:table-cell>
          <table:table-cell office:value-type="float" office:value="1059.77" calcext:value-type="float">
            <text:p>1059.77</text:p>
          </table:table-cell>
          <table:table-cell office:value-type="float" office:value="953.15" calcext:value-type="float">
            <text:p>953.15</text:p>
          </table:table-cell>
          <table:table-cell table:number-columns-repeated="2"/>
          <table:table-cell table:formula="of:=AVERAGE([.A114:.E114])" office:value-type="float" office:value="2082" calcext:value-type="float">
            <text:p>2082</text:p>
          </table:table-cell>
          <table:table-cell table:formula="of:=AVERAGE([.G114:.K114])" office:value-type="float" office:value="1080.796" calcext:value-type="float">
            <text:p>1080.796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387" calcext:value-type="float">
            <text:p>2387</text:p>
          </table:table-cell>
          <table:table-cell office:value-type="float" office:value="2037" calcext:value-type="float">
            <text:p>2037</text:p>
          </table:table-cell>
          <table:table-cell office:value-type="float" office:value="2425" calcext:value-type="float">
            <text:p>2425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1246.11" calcext:value-type="float">
            <text:p>1246.11</text:p>
          </table:table-cell>
          <table:table-cell office:value-type="float" office:value="1266.69" calcext:value-type="float">
            <text:p>1266.69</text:p>
          </table:table-cell>
          <table:table-cell office:value-type="float" office:value="1044.93" calcext:value-type="float">
            <text:p>1044.93</text:p>
          </table:table-cell>
          <table:table-cell office:value-type="float" office:value="1127.43" calcext:value-type="float">
            <text:p>1127.43</text:p>
          </table:table-cell>
          <table:table-cell office:value-type="float" office:value="1014.98" calcext:value-type="float">
            <text:p>1014.98</text:p>
          </table:table-cell>
          <table:table-cell table:number-columns-repeated="2"/>
          <table:table-cell table:formula="of:=AVERAGE([.A115:.E115])" office:value-type="float" office:value="2204.6" calcext:value-type="float">
            <text:p>2204.6</text:p>
          </table:table-cell>
          <table:table-cell table:formula="of:=AVERAGE([.G115:.K115])" office:value-type="float" office:value="1140.028" calcext:value-type="float">
            <text:p>1140.028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118" calcext:value-type="float">
            <text:p>2118</text:p>
          </table:table-cell>
          <table:table-cell office:value-type="float" office:value="2393" calcext:value-type="float">
            <text:p>2393</text:p>
          </table:table-cell>
          <table:table-cell office:value-type="float" office:value="1945" calcext:value-type="float">
            <text:p>1945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143.15" calcext:value-type="float">
            <text:p>1143.15</text:p>
          </table:table-cell>
          <table:table-cell office:value-type="float" office:value="1195.9" calcext:value-type="float">
            <text:p>1195.9</text:p>
          </table:table-cell>
          <table:table-cell office:value-type="float" office:value="1096.72" calcext:value-type="float">
            <text:p>1096.72</text:p>
          </table:table-cell>
          <table:table-cell office:value-type="float" office:value="1091.01" calcext:value-type="float">
            <text:p>1091.01</text:p>
          </table:table-cell>
          <table:table-cell office:value-type="float" office:value="983.57" calcext:value-type="float">
            <text:p>983.57</text:p>
          </table:table-cell>
          <table:table-cell table:number-columns-repeated="2"/>
          <table:table-cell table:formula="of:=AVERAGE([.A116:.E116])" office:value-type="float" office:value="2142.2" calcext:value-type="float">
            <text:p>2142.2</text:p>
          </table:table-cell>
          <table:table-cell table:formula="of:=AVERAGE([.G116:.K116])" office:value-type="float" office:value="1102.07" calcext:value-type="float">
            <text:p>1102.07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158" calcext:value-type="float">
            <text:p>2158</text:p>
          </table:table-cell>
          <table:table-cell office:value-type="float" office:value="2678" calcext:value-type="float">
            <text:p>2678</text:p>
          </table:table-cell>
          <table:table-cell office:value-type="float" office:value="2468" calcext:value-type="float">
            <text:p>2468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992.19" calcext:value-type="float">
            <text:p>992.19</text:p>
          </table:table-cell>
          <table:table-cell office:value-type="float" office:value="1219.98" calcext:value-type="float">
            <text:p>1219.98</text:p>
          </table:table-cell>
          <table:table-cell office:value-type="float" office:value="1112.01" calcext:value-type="float">
            <text:p>1112.01</text:p>
          </table:table-cell>
          <table:table-cell office:value-type="float" office:value="954.89" calcext:value-type="float">
            <text:p>954.89</text:p>
          </table:table-cell>
          <table:table-cell office:value-type="float" office:value="894.78" calcext:value-type="float">
            <text:p>894.78</text:p>
          </table:table-cell>
          <table:table-cell table:number-columns-repeated="2"/>
          <table:table-cell table:formula="of:=AVERAGE([.A117:.E117])" office:value-type="float" office:value="2238.2" calcext:value-type="float">
            <text:p>2238.2</text:p>
          </table:table-cell>
          <table:table-cell table:formula="of:=AVERAGE([.G117:.K117])" office:value-type="float" office:value="1034.77" calcext:value-type="float">
            <text:p>1034.77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108" calcext:value-type="float">
            <text:p>2108</text:p>
          </table:table-cell>
          <table:table-cell office:value-type="float" office:value="2371" calcext:value-type="float">
            <text:p>2371</text:p>
          </table:table-cell>
          <table:table-cell office:value-type="float" office:value="2003" calcext:value-type="float">
            <text:p>2003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179.96" calcext:value-type="float">
            <text:p>1179.96</text:p>
          </table:table-cell>
          <table:table-cell office:value-type="float" office:value="1141.77" calcext:value-type="float">
            <text:p>1141.77</text:p>
          </table:table-cell>
          <table:table-cell office:value-type="float" office:value="997.78" calcext:value-type="float">
            <text:p>997.78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921.33" calcext:value-type="float">
            <text:p>921.33</text:p>
          </table:table-cell>
          <table:table-cell table:number-columns-repeated="2"/>
          <table:table-cell table:formula="of:=AVERAGE([.A118:.E118])" office:value-type="float" office:value="2101.6" calcext:value-type="float">
            <text:p>2101.6</text:p>
          </table:table-cell>
          <table:table-cell table:formula="of:=AVERAGE([.G118:.K118])" office:value-type="float" office:value="1051.058" calcext:value-type="float">
            <text:p>1051.058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453" calcext:value-type="float">
            <text:p>2453</text:p>
          </table:table-cell>
          <table:table-cell office:value-type="float" office:value="2258" calcext:value-type="float">
            <text:p>2258</text:p>
          </table:table-cell>
          <table:table-cell office:value-type="float" office:value="2067" calcext:value-type="float">
            <text:p>206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221.81" calcext:value-type="float">
            <text:p>1221.81</text:p>
          </table:table-cell>
          <table:table-cell office:value-type="float" office:value="1146.73" calcext:value-type="float">
            <text:p>1146.73</text:p>
          </table:table-cell>
          <table:table-cell office:value-type="float" office:value="1113.1" calcext:value-type="float">
            <text:p>1113.1</text:p>
          </table:table-cell>
          <table:table-cell office:value-type="float" office:value="1079.07" calcext:value-type="float">
            <text:p>1079.07</text:p>
          </table:table-cell>
          <table:table-cell office:value-type="float" office:value="965.92" calcext:value-type="float">
            <text:p>965.92</text:p>
          </table:table-cell>
          <table:table-cell table:number-columns-repeated="2"/>
          <table:table-cell table:formula="of:=AVERAGE([.A119:.E119])" office:value-type="float" office:value="2213.8" calcext:value-type="float">
            <text:p>2213.8</text:p>
          </table:table-cell>
          <table:table-cell table:formula="of:=AVERAGE([.G119:.K119])" office:value-type="float" office:value="1105.326" calcext:value-type="float">
            <text:p>1105.326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978" calcext:value-type="float">
            <text:p>1978</text:p>
          </table:table-cell>
          <table:table-cell office:value-type="float" office:value="2260" calcext:value-type="float">
            <text:p>2260</text:p>
          </table:table-cell>
          <table:table-cell office:value-type="float" office:value="2144" calcext:value-type="float">
            <text:p>2144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226.99" calcext:value-type="float">
            <text:p>1226.99</text:p>
          </table:table-cell>
          <table:table-cell office:value-type="float" office:value="1186.51" calcext:value-type="float">
            <text:p>1186.51</text:p>
          </table:table-cell>
          <table:table-cell office:value-type="float" office:value="1041.19" calcext:value-type="float">
            <text:p>1041.19</text:p>
          </table:table-cell>
          <table:table-cell office:value-type="float" office:value="1082.85" calcext:value-type="float">
            <text:p>1082.85</text:p>
          </table:table-cell>
          <table:table-cell office:value-type="float" office:value="1004.07" calcext:value-type="float">
            <text:p>1004.07</text:p>
          </table:table-cell>
          <table:table-cell table:number-columns-repeated="2"/>
          <table:table-cell table:formula="of:=AVERAGE([.A120:.E120])" office:value-type="float" office:value="2093.6" calcext:value-type="float">
            <text:p>2093.6</text:p>
          </table:table-cell>
          <table:table-cell table:formula="of:=AVERAGE([.G120:.K120])" office:value-type="float" office:value="1108.322" calcext:value-type="float">
            <text:p>1108.322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199" calcext:value-type="float">
            <text:p>2199</text:p>
          </table:table-cell>
          <table:table-cell office:value-type="float" office:value="2028" calcext:value-type="float">
            <text:p>2028</text:p>
          </table:table-cell>
          <table:table-cell office:value-type="float" office:value="1893" calcext:value-type="float">
            <text:p>1893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float" office:value="1188.21" calcext:value-type="float">
            <text:p>1188.21</text:p>
          </table:table-cell>
          <table:table-cell office:value-type="float" office:value="1146.9" calcext:value-type="float">
            <text:p>1146.9</text:p>
          </table:table-cell>
          <table:table-cell office:value-type="float" office:value="1013.56" calcext:value-type="float">
            <text:p>1013.56</text:p>
          </table:table-cell>
          <table:table-cell office:value-type="float" office:value="1070.94" calcext:value-type="float">
            <text:p>1070.94</text:p>
          </table:table-cell>
          <table:table-cell office:value-type="float" office:value="942.27" calcext:value-type="float">
            <text:p>942.27</text:p>
          </table:table-cell>
          <table:table-cell table:number-columns-repeated="2"/>
          <table:table-cell table:formula="of:=AVERAGE([.A121:.E121])" office:value-type="float" office:value="1988.4" calcext:value-type="float">
            <text:p>1988.4</text:p>
          </table:table-cell>
          <table:table-cell table:formula="of:=AVERAGE([.G121:.K121])" office:value-type="float" office:value="1072.376" calcext:value-type="float">
            <text:p>1072.376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958" calcext:value-type="float">
            <text:p>1958</text:p>
          </table:table-cell>
          <table:table-cell office:value-type="float" office:value="2215" calcext:value-type="float">
            <text:p>2215</text:p>
          </table:table-cell>
          <table:table-cell office:value-type="float" office:value="2223" calcext:value-type="float">
            <text:p>2223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212.57" calcext:value-type="float">
            <text:p>1212.57</text:p>
          </table:table-cell>
          <table:table-cell office:value-type="float" office:value="1155.65" calcext:value-type="float">
            <text:p>1155.65</text:p>
          </table:table-cell>
          <table:table-cell office:value-type="float" office:value="978.47" calcext:value-type="float">
            <text:p>978.47</text:p>
          </table:table-cell>
          <table:table-cell office:value-type="float" office:value="1108.12" calcext:value-type="float">
            <text:p>1108.12</text:p>
          </table:table-cell>
          <table:table-cell office:value-type="float" office:value="979.36" calcext:value-type="float">
            <text:p>979.36</text:p>
          </table:table-cell>
          <table:table-cell table:number-columns-repeated="2"/>
          <table:table-cell table:formula="of:=AVERAGE([.A122:.E122])" office:value-type="float" office:value="2087.6" calcext:value-type="float">
            <text:p>2087.6</text:p>
          </table:table-cell>
          <table:table-cell table:formula="of:=AVERAGE([.G122:.K122])" office:value-type="float" office:value="1086.834" calcext:value-type="float">
            <text:p>1086.834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286" calcext:value-type="float">
            <text:p>2286</text:p>
          </table:table-cell>
          <table:table-cell office:value-type="float" office:value="2278" calcext:value-type="float">
            <text:p>2278</text:p>
          </table:table-cell>
          <table:table-cell office:value-type="float" office:value="1909" calcext:value-type="float">
            <text:p>1909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07.41" calcext:value-type="float">
            <text:p>1207.41</text:p>
          </table:table-cell>
          <table:table-cell office:value-type="float" office:value="1170.73" calcext:value-type="float">
            <text:p>1170.73</text:p>
          </table:table-cell>
          <table:table-cell office:value-type="float" office:value="995.2" calcext:value-type="float">
            <text:p>995.2</text:p>
          </table:table-cell>
          <table:table-cell office:value-type="float" office:value="1127.87" calcext:value-type="float">
            <text:p>1127.87</text:p>
          </table:table-cell>
          <table:table-cell office:value-type="float" office:value="963.29" calcext:value-type="float">
            <text:p>963.29</text:p>
          </table:table-cell>
          <table:table-cell table:number-columns-repeated="2"/>
          <table:table-cell table:formula="of:=AVERAGE([.A123:.E123])" office:value-type="float" office:value="2091.8" calcext:value-type="float">
            <text:p>2091.8</text:p>
          </table:table-cell>
          <table:table-cell table:formula="of:=AVERAGE([.G123:.K123])" office:value-type="float" office:value="1092.9" calcext:value-type="float">
            <text:p>1092.9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303" calcext:value-type="float">
            <text:p>2303</text:p>
          </table:table-cell>
          <table:table-cell office:value-type="float" office:value="2103" calcext:value-type="float">
            <text:p>2103</text:p>
          </table:table-cell>
          <table:table-cell office:value-type="float" office:value="2080" calcext:value-type="float">
            <text:p>2080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147.6" calcext:value-type="float">
            <text:p>1147.6</text:p>
          </table:table-cell>
          <table:table-cell office:value-type="float" office:value="1222.25" calcext:value-type="float">
            <text:p>1222.25</text:p>
          </table:table-cell>
          <table:table-cell office:value-type="float" office:value="958.01" calcext:value-type="float">
            <text:p>958.01</text:p>
          </table:table-cell>
          <table:table-cell office:value-type="float" office:value="1106.79" calcext:value-type="float">
            <text:p>1106.79</text:p>
          </table:table-cell>
          <table:table-cell office:value-type="float" office:value="955.23" calcext:value-type="float">
            <text:p>955.23</text:p>
          </table:table-cell>
          <table:table-cell table:number-columns-repeated="2"/>
          <table:table-cell table:formula="of:=AVERAGE([.A124:.E124])" office:value-type="float" office:value="2069.2" calcext:value-type="float">
            <text:p>2069.2</text:p>
          </table:table-cell>
          <table:table-cell table:formula="of:=AVERAGE([.G124:.K124])" office:value-type="float" office:value="1077.976" calcext:value-type="float">
            <text:p>1077.976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123" calcext:value-type="float">
            <text:p>2123</text:p>
          </table:table-cell>
          <table:table-cell office:value-type="float" office:value="2817" calcext:value-type="float">
            <text:p>2817</text:p>
          </table:table-cell>
          <table:table-cell office:value-type="float" office:value="2212" calcext:value-type="float">
            <text:p>2212</text:p>
          </table:table-cell>
          <table:table-cell office:value-type="float" office:value="1893" calcext:value-type="float">
            <text:p>1893</text:p>
          </table:table-cell>
          <table:table-cell/>
          <table:table-cell office:value-type="float" office:value="1176.05" calcext:value-type="float">
            <text:p>1176.05</text:p>
          </table:table-cell>
          <table:table-cell office:value-type="float" office:value="1219.44" calcext:value-type="float">
            <text:p>1219.44</text:p>
          </table:table-cell>
          <table:table-cell office:value-type="float" office:value="1058.66" calcext:value-type="float">
            <text:p>1058.66</text:p>
          </table:table-cell>
          <table:table-cell office:value-type="float" office:value="1080.24" calcext:value-type="float">
            <text:p>1080.24</text:p>
          </table:table-cell>
          <table:table-cell office:value-type="float" office:value="1024.57" calcext:value-type="float">
            <text:p>1024.57</text:p>
          </table:table-cell>
          <table:table-cell table:number-columns-repeated="2"/>
          <table:table-cell table:formula="of:=AVERAGE([.A125:.E125])" office:value-type="float" office:value="2219.6" calcext:value-type="float">
            <text:p>2219.6</text:p>
          </table:table-cell>
          <table:table-cell table:formula="of:=AVERAGE([.G125:.K125])" office:value-type="float" office:value="1111.792" calcext:value-type="float">
            <text:p>1111.792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045" calcext:value-type="float">
            <text:p>2045</text:p>
          </table:table-cell>
          <table:table-cell office:value-type="float" office:value="2318" calcext:value-type="float">
            <text:p>2318</text:p>
          </table:table-cell>
          <table:table-cell office:value-type="float" office:value="2011" calcext:value-type="float">
            <text:p>2011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1109.43" calcext:value-type="float">
            <text:p>1109.43</text:p>
          </table:table-cell>
          <table:table-cell office:value-type="float" office:value="1118.1" calcext:value-type="float">
            <text:p>1118.1</text:p>
          </table:table-cell>
          <table:table-cell office:value-type="float" office:value="1050.66" calcext:value-type="float">
            <text:p>1050.66</text:p>
          </table:table-cell>
          <table:table-cell office:value-type="float" office:value="1071.11" calcext:value-type="float">
            <text:p>1071.11</text:p>
          </table:table-cell>
          <table:table-cell office:value-type="float" office:value="1027.18" calcext:value-type="float">
            <text:p>1027.18</text:p>
          </table:table-cell>
          <table:table-cell table:number-columns-repeated="2"/>
          <table:table-cell table:formula="of:=AVERAGE([.A126:.E126])" office:value-type="float" office:value="2081.2" calcext:value-type="float">
            <text:p>2081.2</text:p>
          </table:table-cell>
          <table:table-cell table:formula="of:=AVERAGE([.G126:.K126])" office:value-type="float" office:value="1075.296" calcext:value-type="float">
            <text:p>1075.296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983" calcext:value-type="float">
            <text:p>1983</text:p>
          </table:table-cell>
          <table:table-cell office:value-type="float" office:value="2173" calcext:value-type="float">
            <text:p>2173</text:p>
          </table:table-cell>
          <table:table-cell office:value-type="float" office:value="2444" calcext:value-type="float">
            <text:p>2444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float" office:value="1158.58" calcext:value-type="float">
            <text:p>1158.58</text:p>
          </table:table-cell>
          <table:table-cell office:value-type="float" office:value="1087.91" calcext:value-type="float">
            <text:p>1087.91</text:p>
          </table:table-cell>
          <table:table-cell office:value-type="float" office:value="995.38" calcext:value-type="float">
            <text:p>995.38</text:p>
          </table:table-cell>
          <table:table-cell office:value-type="float" office:value="1065.85" calcext:value-type="float">
            <text:p>1065.85</text:p>
          </table:table-cell>
          <table:table-cell office:value-type="float" office:value="1017.64" calcext:value-type="float">
            <text:p>1017.64</text:p>
          </table:table-cell>
          <table:table-cell table:number-columns-repeated="2"/>
          <table:table-cell table:formula="of:=AVERAGE([.A127:.E127])" office:value-type="float" office:value="2152.6" calcext:value-type="float">
            <text:p>2152.6</text:p>
          </table:table-cell>
          <table:table-cell table:formula="of:=AVERAGE([.G127:.K127])" office:value-type="float" office:value="1065.072" calcext:value-type="float">
            <text:p>1065.072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343" calcext:value-type="float">
            <text:p>2343</text:p>
          </table:table-cell>
          <table:table-cell office:value-type="float" office:value="1953" calcext:value-type="float">
            <text:p>1953</text:p>
          </table:table-cell>
          <table:table-cell office:value-type="float" office:value="2059" calcext:value-type="float">
            <text:p>2059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155.5" calcext:value-type="float">
            <text:p>1155.5</text:p>
          </table:table-cell>
          <table:table-cell office:value-type="float" office:value="1061.32" calcext:value-type="float">
            <text:p>1061.32</text:p>
          </table:table-cell>
          <table:table-cell office:value-type="float" office:value="1096.82" calcext:value-type="float">
            <text:p>1096.82</text:p>
          </table:table-cell>
          <table:table-cell office:value-type="float" office:value="1090.89" calcext:value-type="float">
            <text:p>1090.89</text:p>
          </table:table-cell>
          <table:table-cell office:value-type="float" office:value="981.11" calcext:value-type="float">
            <text:p>981.11</text:p>
          </table:table-cell>
          <table:table-cell table:number-columns-repeated="2"/>
          <table:table-cell table:formula="of:=AVERAGE([.A128:.E128])" office:value-type="float" office:value="2042.2" calcext:value-type="float">
            <text:p>2042.2</text:p>
          </table:table-cell>
          <table:table-cell table:formula="of:=AVERAGE([.G128:.K128])" office:value-type="float" office:value="1077.128" calcext:value-type="float">
            <text:p>1077.128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050" calcext:value-type="float">
            <text:p>2050</text:p>
          </table:table-cell>
          <table:table-cell office:value-type="float" office:value="1920" calcext:value-type="float">
            <text:p>1920</text:p>
          </table:table-cell>
          <table:table-cell office:value-type="float" office:value="1899" calcext:value-type="float">
            <text:p>1899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173.23" calcext:value-type="float">
            <text:p>1173.23</text:p>
          </table:table-cell>
          <table:table-cell office:value-type="float" office:value="1196.15" calcext:value-type="float">
            <text:p>1196.15</text:p>
          </table:table-cell>
          <table:table-cell office:value-type="float" office:value="1029.14" calcext:value-type="float">
            <text:p>1029.14</text:p>
          </table:table-cell>
          <table:table-cell office:value-type="float" office:value="1140.63" calcext:value-type="float">
            <text:p>1140.63</text:p>
          </table:table-cell>
          <table:table-cell office:value-type="float" office:value="1078.5" calcext:value-type="float">
            <text:p>1078.5</text:p>
          </table:table-cell>
          <table:table-cell table:number-columns-repeated="2"/>
          <table:table-cell table:formula="of:=AVERAGE([.A129:.E129])" office:value-type="float" office:value="1968.2" calcext:value-type="float">
            <text:p>1968.2</text:p>
          </table:table-cell>
          <table:table-cell table:formula="of:=AVERAGE([.G129:.K129])" office:value-type="float" office:value="1123.53" calcext:value-type="float">
            <text:p>1123.5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143" calcext:value-type="float">
            <text:p>2143</text:p>
          </table:table-cell>
          <table:table-cell office:value-type="float" office:value="1988" calcext:value-type="float">
            <text:p>1988</text:p>
          </table:table-cell>
          <table:table-cell office:value-type="float" office:value="2425" calcext:value-type="float">
            <text:p>2425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float" office:value="1221.67" calcext:value-type="float">
            <text:p>1221.67</text:p>
          </table:table-cell>
          <table:table-cell office:value-type="float" office:value="1080.97" calcext:value-type="float">
            <text:p>1080.97</text:p>
          </table:table-cell>
          <table:table-cell office:value-type="float" office:value="1083.23" calcext:value-type="float">
            <text:p>1083.23</text:p>
          </table:table-cell>
          <table:table-cell office:value-type="float" office:value="1069.75" calcext:value-type="float">
            <text:p>1069.75</text:p>
          </table:table-cell>
          <table:table-cell office:value-type="float" office:value="1035.1" calcext:value-type="float">
            <text:p>1035.1</text:p>
          </table:table-cell>
          <table:table-cell table:number-columns-repeated="2"/>
          <table:table-cell table:formula="of:=AVERAGE([.A130:.E130])" office:value-type="float" office:value="2034" calcext:value-type="float">
            <text:p>2034</text:p>
          </table:table-cell>
          <table:table-cell table:formula="of:=AVERAGE([.G130:.K130])" office:value-type="float" office:value="1098.144" calcext:value-type="float">
            <text:p>1098.144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078" calcext:value-type="float">
            <text:p>2078</text:p>
          </table:table-cell>
          <table:table-cell office:value-type="float" office:value="2115" calcext:value-type="float">
            <text:p>2115</text:p>
          </table:table-cell>
          <table:table-cell office:value-type="float" office:value="2198" calcext:value-type="float">
            <text:p>2198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1284.5" calcext:value-type="float">
            <text:p>1284.5</text:p>
          </table:table-cell>
          <table:table-cell office:value-type="float" office:value="1106.53" calcext:value-type="float">
            <text:p>1106.53</text:p>
          </table:table-cell>
          <table:table-cell office:value-type="float" office:value="1145.43" calcext:value-type="float">
            <text:p>1145.43</text:p>
          </table:table-cell>
          <table:table-cell office:value-type="float" office:value="1117.02" calcext:value-type="float">
            <text:p>1117.02</text:p>
          </table:table-cell>
          <table:table-cell office:value-type="float" office:value="968.73" calcext:value-type="float">
            <text:p>968.73</text:p>
          </table:table-cell>
          <table:table-cell table:number-columns-repeated="2"/>
          <table:table-cell table:formula="of:=AVERAGE([.A131:.E131])" office:value-type="float" office:value="2085.6" calcext:value-type="float">
            <text:p>2085.6</text:p>
          </table:table-cell>
          <table:table-cell table:formula="of:=AVERAGE([.G131:.K131])" office:value-type="float" office:value="1124.442" calcext:value-type="float">
            <text:p>1124.442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403" calcext:value-type="float">
            <text:p>2403</text:p>
          </table:table-cell>
          <table:table-cell office:value-type="float" office:value="1953" calcext:value-type="float">
            <text:p>1953</text:p>
          </table:table-cell>
          <table:table-cell office:value-type="float" office:value="2035" calcext:value-type="float">
            <text:p>2035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float" office:value="1227.87" calcext:value-type="float">
            <text:p>1227.87</text:p>
          </table:table-cell>
          <table:table-cell office:value-type="float" office:value="1230.19" calcext:value-type="float">
            <text:p>1230.19</text:p>
          </table:table-cell>
          <table:table-cell office:value-type="float" office:value="1096.28" calcext:value-type="float">
            <text:p>1096.28</text:p>
          </table:table-cell>
          <table:table-cell office:value-type="float" office:value="1122.32" calcext:value-type="float">
            <text:p>1122.32</text:p>
          </table:table-cell>
          <table:table-cell office:value-type="float" office:value="1012.99" calcext:value-type="float">
            <text:p>1012.99</text:p>
          </table:table-cell>
          <table:table-cell table:number-columns-repeated="2"/>
          <table:table-cell table:formula="of:=AVERAGE([.A132:.E132])" office:value-type="float" office:value="2108.2" calcext:value-type="float">
            <text:p>2108.2</text:p>
          </table:table-cell>
          <table:table-cell table:formula="of:=AVERAGE([.G132:.K132])" office:value-type="float" office:value="1137.93" calcext:value-type="float">
            <text:p>1137.93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223" calcext:value-type="float">
            <text:p>2223</text:p>
          </table:table-cell>
          <table:table-cell office:value-type="float" office:value="1988" calcext:value-type="float">
            <text:p>1988</text:p>
          </table:table-cell>
          <table:table-cell office:value-type="float" office:value="1866" calcext:value-type="float">
            <text:p>1866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222.11" calcext:value-type="float">
            <text:p>1222.11</text:p>
          </table:table-cell>
          <table:table-cell office:value-type="float" office:value="1048.72" calcext:value-type="float">
            <text:p>1048.72</text:p>
          </table:table-cell>
          <table:table-cell office:value-type="float" office:value="1090.71" calcext:value-type="float">
            <text:p>1090.71</text:p>
          </table:table-cell>
          <table:table-cell office:value-type="float" office:value="1078.09" calcext:value-type="float">
            <text:p>1078.09</text:p>
          </table:table-cell>
          <table:table-cell office:value-type="float" office:value="1037.56" calcext:value-type="float">
            <text:p>1037.56</text:p>
          </table:table-cell>
          <table:table-cell table:number-columns-repeated="2"/>
          <table:table-cell table:formula="of:=AVERAGE([.A133:.E133])" office:value-type="float" office:value="2058.2" calcext:value-type="float">
            <text:p>2058.2</text:p>
          </table:table-cell>
          <table:table-cell table:formula="of:=AVERAGE([.G133:.K133])" office:value-type="float" office:value="1095.438" calcext:value-type="float">
            <text:p>1095.438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108" calcext:value-type="float">
            <text:p>2108</text:p>
          </table:table-cell>
          <table:table-cell office:value-type="float" office:value="2240" calcext:value-type="float">
            <text:p>2240</text:p>
          </table:table-cell>
          <table:table-cell office:value-type="float" office:value="2383" calcext:value-type="float">
            <text:p>2383</text:p>
          </table:table-cell>
          <table:table-cell office:value-type="float" office:value="2119" calcext:value-type="float">
            <text:p>2119</text:p>
          </table:table-cell>
          <table:table-cell/>
          <table:table-cell office:value-type="float" office:value="1251.02" calcext:value-type="float">
            <text:p>1251.02</text:p>
          </table:table-cell>
          <table:table-cell office:value-type="float" office:value="1109.46" calcext:value-type="float">
            <text:p>1109.46</text:p>
          </table:table-cell>
          <table:table-cell office:value-type="float" office:value="999.22" calcext:value-type="float">
            <text:p>999.22</text:p>
          </table:table-cell>
          <table:table-cell office:value-type="float" office:value="1071.44" calcext:value-type="float">
            <text:p>1071.44</text:p>
          </table:table-cell>
          <table:table-cell office:value-type="float" office:value="1087.53" calcext:value-type="float">
            <text:p>1087.53</text:p>
          </table:table-cell>
          <table:table-cell table:number-columns-repeated="2"/>
          <table:table-cell table:formula="of:=AVERAGE([.A134:.E134])" office:value-type="float" office:value="2250.2" calcext:value-type="float">
            <text:p>2250.2</text:p>
          </table:table-cell>
          <table:table-cell table:formula="of:=AVERAGE([.G134:.K134])" office:value-type="float" office:value="1103.734" calcext:value-type="float">
            <text:p>1103.734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038" calcext:value-type="float">
            <text:p>2038</text:p>
          </table:table-cell>
          <table:table-cell office:value-type="float" office:value="2233" calcext:value-type="float">
            <text:p>2233</text:p>
          </table:table-cell>
          <table:table-cell office:value-type="float" office:value="2171" calcext:value-type="float">
            <text:p>2171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float" office:value="1178.43" calcext:value-type="float">
            <text:p>1178.43</text:p>
          </table:table-cell>
          <table:table-cell office:value-type="float" office:value="1185.87" calcext:value-type="float">
            <text:p>1185.87</text:p>
          </table:table-cell>
          <table:table-cell office:value-type="float" office:value="1016.01" calcext:value-type="float">
            <text:p>1016.01</text:p>
          </table:table-cell>
          <table:table-cell office:value-type="float" office:value="1089.27" calcext:value-type="float">
            <text:p>1089.27</text:p>
          </table:table-cell>
          <table:table-cell office:value-type="float" office:value="1082.66" calcext:value-type="float">
            <text:p>1082.66</text:p>
          </table:table-cell>
          <table:table-cell table:number-columns-repeated="2"/>
          <table:table-cell table:formula="of:=AVERAGE([.A135:.E135])" office:value-type="float" office:value="2125.2" calcext:value-type="float">
            <text:p>2125.2</text:p>
          </table:table-cell>
          <table:table-cell table:formula="of:=AVERAGE([.G135:.K135])" office:value-type="float" office:value="1110.448" calcext:value-type="float">
            <text:p>1110.448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088" calcext:value-type="float">
            <text:p>2088</text:p>
          </table:table-cell>
          <table:table-cell office:value-type="float" office:value="1892" calcext:value-type="float">
            <text:p>1892</text:p>
          </table:table-cell>
          <table:table-cell office:value-type="float" office:value="2492" calcext:value-type="float">
            <text:p>2492</text:p>
          </table:table-cell>
          <table:table-cell office:value-type="float" office:value="2064" calcext:value-type="float">
            <text:p>2064</text:p>
          </table:table-cell>
          <table:table-cell/>
          <table:table-cell office:value-type="float" office:value="1345.23" calcext:value-type="float">
            <text:p>1345.23</text:p>
          </table:table-cell>
          <table:table-cell office:value-type="float" office:value="1121.8" calcext:value-type="float">
            <text:p>1121.8</text:p>
          </table:table-cell>
          <table:table-cell office:value-type="float" office:value="1103.33" calcext:value-type="float">
            <text:p>1103.33</text:p>
          </table:table-cell>
          <table:table-cell office:value-type="float" office:value="1083.67" calcext:value-type="float">
            <text:p>1083.67</text:p>
          </table:table-cell>
          <table:table-cell office:value-type="float" office:value="1131.41" calcext:value-type="float">
            <text:p>1131.41</text:p>
          </table:table-cell>
          <table:table-cell table:number-columns-repeated="2"/>
          <table:table-cell table:formula="of:=AVERAGE([.A136:.E136])" office:value-type="float" office:value="2180.8" calcext:value-type="float">
            <text:p>2180.8</text:p>
          </table:table-cell>
          <table:table-cell table:formula="of:=AVERAGE([.G136:.K136])" office:value-type="float" office:value="1157.088" calcext:value-type="float">
            <text:p>1157.088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08" calcext:value-type="float">
            <text:p>2008</text:p>
          </table:table-cell>
          <table:table-cell office:value-type="float" office:value="1962" calcext:value-type="float">
            <text:p>1962</text:p>
          </table:table-cell>
          <table:table-cell office:value-type="float" office:value="2184" calcext:value-type="float">
            <text:p>2184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266.47" calcext:value-type="float">
            <text:p>1266.47</text:p>
          </table:table-cell>
          <table:table-cell office:value-type="float" office:value="1130.86" calcext:value-type="float">
            <text:p>1130.86</text:p>
          </table:table-cell>
          <table:table-cell office:value-type="float" office:value="1043.49" calcext:value-type="float">
            <text:p>1043.49</text:p>
          </table:table-cell>
          <table:table-cell office:value-type="float" office:value="1072.02" calcext:value-type="float">
            <text:p>1072.02</text:p>
          </table:table-cell>
          <table:table-cell office:value-type="float" office:value="1151.35" calcext:value-type="float">
            <text:p>1151.35</text:p>
          </table:table-cell>
          <table:table-cell table:number-columns-repeated="2"/>
          <table:table-cell table:formula="of:=AVERAGE([.A137:.E137])" office:value-type="float" office:value="2045" calcext:value-type="float">
            <text:p>2045</text:p>
          </table:table-cell>
          <table:table-cell table:formula="of:=AVERAGE([.G137:.K137])" office:value-type="float" office:value="1132.838" calcext:value-type="float">
            <text:p>1132.838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143" calcext:value-type="float">
            <text:p>2143</text:p>
          </table:table-cell>
          <table:table-cell office:value-type="float" office:value="2336" calcext:value-type="float">
            <text:p>2336</text:p>
          </table:table-cell>
          <table:table-cell office:value-type="float" office:value="2091" calcext:value-type="float">
            <text:p>2091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07.03" calcext:value-type="float">
            <text:p>1207.03</text:p>
          </table:table-cell>
          <table:table-cell office:value-type="float" office:value="1165.32" calcext:value-type="float">
            <text:p>1165.32</text:p>
          </table:table-cell>
          <table:table-cell office:value-type="float" office:value="1026.96" calcext:value-type="float">
            <text:p>1026.96</text:p>
          </table:table-cell>
          <table:table-cell office:value-type="float" office:value="1026.87" calcext:value-type="float">
            <text:p>1026.87</text:p>
          </table:table-cell>
          <table:table-cell office:value-type="float" office:value="1051.99" calcext:value-type="float">
            <text:p>1051.99</text:p>
          </table:table-cell>
          <table:table-cell table:number-columns-repeated="2"/>
          <table:table-cell table:formula="of:=AVERAGE([.A138:.E138])" office:value-type="float" office:value="2166.2" calcext:value-type="float">
            <text:p>2166.2</text:p>
          </table:table-cell>
          <table:table-cell table:formula="of:=AVERAGE([.G138:.K138])" office:value-type="float" office:value="1095.634" calcext:value-type="float">
            <text:p>1095.63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018" calcext:value-type="float">
            <text:p>2018</text:p>
          </table:table-cell>
          <table:table-cell office:value-type="float" office:value="2043" calcext:value-type="float">
            <text:p>2043</text:p>
          </table:table-cell>
          <table:table-cell office:value-type="float" office:value="2188" calcext:value-type="float">
            <text:p>2188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267.92" calcext:value-type="float">
            <text:p>1267.92</text:p>
          </table:table-cell>
          <table:table-cell office:value-type="float" office:value="1218.29" calcext:value-type="float">
            <text:p>1218.29</text:p>
          </table:table-cell>
          <table:table-cell office:value-type="float" office:value="946.51" calcext:value-type="float">
            <text:p>946.51</text:p>
          </table:table-cell>
          <table:table-cell office:value-type="float" office:value="1032.16" calcext:value-type="float">
            <text:p>1032.16</text:p>
          </table:table-cell>
          <table:table-cell office:value-type="float" office:value="1080.26" calcext:value-type="float">
            <text:p>1080.26</text:p>
          </table:table-cell>
          <table:table-cell table:number-columns-repeated="2"/>
          <table:table-cell table:formula="of:=AVERAGE([.A139:.E139])" office:value-type="float" office:value="1993.8" calcext:value-type="float">
            <text:p>1993.8</text:p>
          </table:table-cell>
          <table:table-cell table:formula="of:=AVERAGE([.G139:.K139])" office:value-type="float" office:value="1109.028" calcext:value-type="float">
            <text:p>1109.028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043" calcext:value-type="float">
            <text:p>2043</text:p>
          </table:table-cell>
          <table:table-cell office:value-type="float" office:value="2041" calcext:value-type="float">
            <text:p>2041</text:p>
          </table:table-cell>
          <table:table-cell office:value-type="float" office:value="2053" calcext:value-type="float">
            <text:p>2053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246.78" calcext:value-type="float">
            <text:p>1246.78</text:p>
          </table:table-cell>
          <table:table-cell office:value-type="float" office:value="1144.85" calcext:value-type="float">
            <text:p>1144.85</text:p>
          </table:table-cell>
          <table:table-cell office:value-type="float" office:value="1059.69" calcext:value-type="float">
            <text:p>1059.69</text:p>
          </table:table-cell>
          <table:table-cell office:value-type="float" office:value="1002.44" calcext:value-type="float">
            <text:p>1002.44</text:p>
          </table:table-cell>
          <table:table-cell office:value-type="float" office:value="1014.59" calcext:value-type="float">
            <text:p>1014.59</text:p>
          </table:table-cell>
          <table:table-cell table:number-columns-repeated="2"/>
          <table:table-cell table:formula="of:=AVERAGE([.A140:.E140])" office:value-type="float" office:value="2099.6" calcext:value-type="float">
            <text:p>2099.6</text:p>
          </table:table-cell>
          <table:table-cell table:formula="of:=AVERAGE([.G140:.K140])" office:value-type="float" office:value="1093.67" calcext:value-type="float">
            <text:p>1093.6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78" calcext:value-type="float">
            <text:p>2078</text:p>
          </table:table-cell>
          <table:table-cell office:value-type="float" office:value="1828" calcext:value-type="float">
            <text:p>1828</text:p>
          </table:table-cell>
          <table:table-cell office:value-type="float" office:value="2067" calcext:value-type="float">
            <text:p>2067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237.06" calcext:value-type="float">
            <text:p>1237.06</text:p>
          </table:table-cell>
          <table:table-cell office:value-type="float" office:value="1159.14" calcext:value-type="float">
            <text:p>1159.14</text:p>
          </table:table-cell>
          <table:table-cell office:value-type="float" office:value="1102.32" calcext:value-type="float">
            <text:p>1102.32</text:p>
          </table:table-cell>
          <table:table-cell office:value-type="float" office:value="1101.01" calcext:value-type="float">
            <text:p>1101.01</text:p>
          </table:table-cell>
          <table:table-cell office:value-type="float" office:value="1092.34" calcext:value-type="float">
            <text:p>1092.34</text:p>
          </table:table-cell>
          <table:table-cell table:number-columns-repeated="2"/>
          <table:table-cell table:formula="of:=AVERAGE([.A141:.E141])" office:value-type="float" office:value="2018.2" calcext:value-type="float">
            <text:p>2018.2</text:p>
          </table:table-cell>
          <table:table-cell table:formula="of:=AVERAGE([.G141:.K141])" office:value-type="float" office:value="1138.374" calcext:value-type="float">
            <text:p>1138.374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163" calcext:value-type="float">
            <text:p>2163</text:p>
          </table:table-cell>
          <table:table-cell office:value-type="float" office:value="1888" calcext:value-type="float">
            <text:p>1888</text:p>
          </table:table-cell>
          <table:table-cell office:value-type="float" office:value="2028" calcext:value-type="float">
            <text:p>2028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1242.36" calcext:value-type="float">
            <text:p>1242.36</text:p>
          </table:table-cell>
          <table:table-cell office:value-type="float" office:value="1177.98" calcext:value-type="float">
            <text:p>1177.98</text:p>
          </table:table-cell>
          <table:table-cell office:value-type="float" office:value="996.85" calcext:value-type="float">
            <text:p>996.85</text:p>
          </table:table-cell>
          <table:table-cell office:value-type="float" office:value="1036.84" calcext:value-type="float">
            <text:p>1036.84</text:p>
          </table:table-cell>
          <table:table-cell office:value-type="float" office:value="1086.32" calcext:value-type="float">
            <text:p>1086.32</text:p>
          </table:table-cell>
          <table:table-cell table:number-columns-repeated="2"/>
          <table:table-cell table:formula="of:=AVERAGE([.A142:.E142])" office:value-type="float" office:value="2114.6" calcext:value-type="float">
            <text:p>2114.6</text:p>
          </table:table-cell>
          <table:table-cell table:formula="of:=AVERAGE([.G142:.K142])" office:value-type="float" office:value="1108.07" calcext:value-type="float">
            <text:p>1108.07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260" calcext:value-type="float">
            <text:p>2260</text:p>
          </table:table-cell>
          <table:table-cell office:value-type="float" office:value="1923" calcext:value-type="float">
            <text:p>1923</text:p>
          </table:table-cell>
          <table:table-cell office:value-type="float" office:value="2157" calcext:value-type="float">
            <text:p>2157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1292.75" calcext:value-type="float">
            <text:p>1292.75</text:p>
          </table:table-cell>
          <table:table-cell office:value-type="float" office:value="1148.57" calcext:value-type="float">
            <text:p>1148.57</text:p>
          </table:table-cell>
          <table:table-cell office:value-type="float" office:value="1107.43" calcext:value-type="float">
            <text:p>1107.43</text:p>
          </table:table-cell>
          <table:table-cell office:value-type="float" office:value="1056.76" calcext:value-type="float">
            <text:p>1056.76</text:p>
          </table:table-cell>
          <table:table-cell office:value-type="float" office:value="1077.75" calcext:value-type="float">
            <text:p>1077.75</text:p>
          </table:table-cell>
          <table:table-cell table:number-columns-repeated="2"/>
          <table:table-cell table:formula="of:=AVERAGE([.A143:.E143])" office:value-type="float" office:value="2107.6" calcext:value-type="float">
            <text:p>2107.6</text:p>
          </table:table-cell>
          <table:table-cell table:formula="of:=AVERAGE([.G143:.K143])" office:value-type="float" office:value="1136.652" calcext:value-type="float">
            <text:p>1136.652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068" calcext:value-type="float">
            <text:p>2068</text:p>
          </table:table-cell>
          <table:table-cell office:value-type="float" office:value="2297" calcext:value-type="float">
            <text:p>2297</text:p>
          </table:table-cell>
          <table:table-cell office:value-type="float" office:value="2425" calcext:value-type="float">
            <text:p>2425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1351.76" calcext:value-type="float">
            <text:p>1351.76</text:p>
          </table:table-cell>
          <table:table-cell office:value-type="float" office:value="1100.4" calcext:value-type="float">
            <text:p>1100.4</text:p>
          </table:table-cell>
          <table:table-cell office:value-type="float" office:value="1074.44" calcext:value-type="float">
            <text:p>1074.44</text:p>
          </table:table-cell>
          <table:table-cell office:value-type="float" office:value="1058.73" calcext:value-type="float">
            <text:p>1058.73</text:p>
          </table:table-cell>
          <table:table-cell office:value-type="float" office:value="1106.93" calcext:value-type="float">
            <text:p>1106.93</text:p>
          </table:table-cell>
          <table:table-cell table:number-columns-repeated="2"/>
          <table:table-cell table:formula="of:=AVERAGE([.A144:.E144])" office:value-type="float" office:value="2209.6" calcext:value-type="float">
            <text:p>2209.6</text:p>
          </table:table-cell>
          <table:table-cell table:formula="of:=AVERAGE([.G144:.K144])" office:value-type="float" office:value="1138.452" calcext:value-type="float">
            <text:p>1138.45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938" calcext:value-type="float">
            <text:p>1938</text:p>
          </table:table-cell>
          <table:table-cell office:value-type="float" office:value="2173" calcext:value-type="float">
            <text:p>2173</text:p>
          </table:table-cell>
          <table:table-cell office:value-type="float" office:value="2250" calcext:value-type="float">
            <text:p>2250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309.45" calcext:value-type="float">
            <text:p>1309.45</text:p>
          </table:table-cell>
          <table:table-cell office:value-type="float" office:value="1205.29" calcext:value-type="float">
            <text:p>1205.29</text:p>
          </table:table-cell>
          <table:table-cell office:value-type="float" office:value="1089.53" calcext:value-type="float">
            <text:p>1089.53</text:p>
          </table:table-cell>
          <table:table-cell office:value-type="float" office:value="1118.42" calcext:value-type="float">
            <text:p>1118.42</text:p>
          </table:table-cell>
          <table:table-cell office:value-type="float" office:value="1043.9" calcext:value-type="float">
            <text:p>1043.9</text:p>
          </table:table-cell>
          <table:table-cell table:number-columns-repeated="2"/>
          <table:table-cell table:formula="of:=AVERAGE([.A145:.E145])" office:value-type="float" office:value="2127.8" calcext:value-type="float">
            <text:p>2127.8</text:p>
          </table:table-cell>
          <table:table-cell table:formula="of:=AVERAGE([.G145:.K145])" office:value-type="float" office:value="1153.318" calcext:value-type="float">
            <text:p>1153.31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308" calcext:value-type="float">
            <text:p>2308</text:p>
          </table:table-cell>
          <table:table-cell office:value-type="float" office:value="2381" calcext:value-type="float">
            <text:p>2381</text:p>
          </table:table-cell>
          <table:table-cell office:value-type="float" office:value="2103" calcext:value-type="float">
            <text:p>2103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float" office:value="1298.27" calcext:value-type="float">
            <text:p>1298.27</text:p>
          </table:table-cell>
          <table:table-cell office:value-type="float" office:value="1217.86" calcext:value-type="float">
            <text:p>1217.86</text:p>
          </table:table-cell>
          <table:table-cell office:value-type="float" office:value="987.15" calcext:value-type="float">
            <text:p>987.15</text:p>
          </table:table-cell>
          <table:table-cell office:value-type="float" office:value="1103.83" calcext:value-type="float">
            <text:p>1103.83</text:p>
          </table:table-cell>
          <table:table-cell office:value-type="float" office:value="934.62" calcext:value-type="float">
            <text:p>934.62</text:p>
          </table:table-cell>
          <table:table-cell table:number-columns-repeated="2"/>
          <table:table-cell table:formula="of:=AVERAGE([.A146:.E146])" office:value-type="float" office:value="2297.6" calcext:value-type="float">
            <text:p>2297.6</text:p>
          </table:table-cell>
          <table:table-cell table:formula="of:=AVERAGE([.G146:.K146])" office:value-type="float" office:value="1108.346" calcext:value-type="float">
            <text:p>1108.346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230" calcext:value-type="float">
            <text:p>2230</text:p>
          </table:table-cell>
          <table:table-cell office:value-type="float" office:value="2321" calcext:value-type="float">
            <text:p>2321</text:p>
          </table:table-cell>
          <table:table-cell office:value-type="float" office:value="2425" calcext:value-type="float">
            <text:p>2425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float" office:value="1198.7" calcext:value-type="float">
            <text:p>1198.7</text:p>
          </table:table-cell>
          <table:table-cell office:value-type="float" office:value="1243.27" calcext:value-type="float">
            <text:p>1243.27</text:p>
          </table:table-cell>
          <table:table-cell office:value-type="float" office:value="1090.6" calcext:value-type="float">
            <text:p>1090.6</text:p>
          </table:table-cell>
          <table:table-cell office:value-type="float" office:value="1126.93" calcext:value-type="float">
            <text:p>1126.93</text:p>
          </table:table-cell>
          <table:table-cell office:value-type="float" office:value="995.97" calcext:value-type="float">
            <text:p>995.97</text:p>
          </table:table-cell>
          <table:table-cell table:number-columns-repeated="2"/>
          <table:table-cell table:formula="of:=AVERAGE([.A147:.E147])" office:value-type="float" office:value="2235.4" calcext:value-type="float">
            <text:p>2235.4</text:p>
          </table:table-cell>
          <table:table-cell table:formula="of:=AVERAGE([.G147:.K147])" office:value-type="float" office:value="1131.094" calcext:value-type="float">
            <text:p>1131.094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2248" calcext:value-type="float">
            <text:p>2248</text:p>
          </table:table-cell>
          <table:table-cell office:value-type="float" office:value="2521" calcext:value-type="float">
            <text:p>2521</text:p>
          </table:table-cell>
          <table:table-cell office:value-type="float" office:value="2307" calcext:value-type="float">
            <text:p>2307</text:p>
          </table:table-cell>
          <table:table-cell office:value-type="float" office:value="1783" calcext:value-type="float">
            <text:p>1783</text:p>
          </table:table-cell>
          <table:table-cell/>
          <table:table-cell office:value-type="float" office:value="1353.91" calcext:value-type="float">
            <text:p>1353.91</text:p>
          </table:table-cell>
          <table:table-cell office:value-type="float" office:value="1178.68" calcext:value-type="float">
            <text:p>1178.68</text:p>
          </table:table-cell>
          <table:table-cell office:value-type="float" office:value="1087.44" calcext:value-type="float">
            <text:p>1087.44</text:p>
          </table:table-cell>
          <table:table-cell office:value-type="float" office:value="1099.73" calcext:value-type="float">
            <text:p>1099.73</text:p>
          </table:table-cell>
          <table:table-cell office:value-type="float" office:value="1079.21" calcext:value-type="float">
            <text:p>1079.21</text:p>
          </table:table-cell>
          <table:table-cell table:number-columns-repeated="2"/>
          <table:table-cell table:formula="of:=AVERAGE([.A148:.E148])" office:value-type="float" office:value="2323.6" calcext:value-type="float">
            <text:p>2323.6</text:p>
          </table:table-cell>
          <table:table-cell table:formula="of:=AVERAGE([.G148:.K148])" office:value-type="float" office:value="1159.794" calcext:value-type="float">
            <text:p>1159.794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361" calcext:value-type="float">
            <text:p>2361</text:p>
          </table:table-cell>
          <table:table-cell office:value-type="float" office:value="2308" calcext:value-type="float">
            <text:p>2308</text:p>
          </table:table-cell>
          <table:table-cell office:value-type="float" office:value="2237" calcext:value-type="float">
            <text:p>2237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float" office:value="1248.64" calcext:value-type="float">
            <text:p>1248.64</text:p>
          </table:table-cell>
          <table:table-cell office:value-type="float" office:value="1168.29" calcext:value-type="float">
            <text:p>1168.29</text:p>
          </table:table-cell>
          <table:table-cell office:value-type="float" office:value="1145.04" calcext:value-type="float">
            <text:p>1145.04</text:p>
          </table:table-cell>
          <table:table-cell office:value-type="float" office:value="1070.25" calcext:value-type="float">
            <text:p>1070.25</text:p>
          </table:table-cell>
          <table:table-cell office:value-type="float" office:value="1086.83" calcext:value-type="float">
            <text:p>1086.83</text:p>
          </table:table-cell>
          <table:table-cell table:number-columns-repeated="2"/>
          <table:table-cell table:formula="of:=AVERAGE([.A149:.E149])" office:value-type="float" office:value="2350.8" calcext:value-type="float">
            <text:p>2350.8</text:p>
          </table:table-cell>
          <table:table-cell table:formula="of:=AVERAGE([.G149:.K149])" office:value-type="float" office:value="1143.81" calcext:value-type="float">
            <text:p>1143.81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355" calcext:value-type="float">
            <text:p>2355</text:p>
          </table:table-cell>
          <table:table-cell office:value-type="float" office:value="1818" calcext:value-type="float">
            <text:p>1818</text:p>
          </table:table-cell>
          <table:table-cell office:value-type="float" office:value="2590" calcext:value-type="float">
            <text:p>2590</text:p>
          </table:table-cell>
          <table:table-cell office:value-type="float" office:value="1883" calcext:value-type="float">
            <text:p>1883</text:p>
          </table:table-cell>
          <table:table-cell/>
          <table:table-cell office:value-type="float" office:value="1170.67" calcext:value-type="float">
            <text:p>1170.67</text:p>
          </table:table-cell>
          <table:table-cell office:value-type="float" office:value="1175.64" calcext:value-type="float">
            <text:p>1175.64</text:p>
          </table:table-cell>
          <table:table-cell office:value-type="float" office:value="1025.69" calcext:value-type="float">
            <text:p>1025.69</text:p>
          </table:table-cell>
          <table:table-cell office:value-type="float" office:value="1086.85" calcext:value-type="float">
            <text:p>1086.85</text:p>
          </table:table-cell>
          <table:table-cell office:value-type="float" office:value="1015.92" calcext:value-type="float">
            <text:p>1015.92</text:p>
          </table:table-cell>
          <table:table-cell table:number-columns-repeated="2"/>
          <table:table-cell table:formula="of:=AVERAGE([.A150:.E150])" office:value-type="float" office:value="2260.8" calcext:value-type="float">
            <text:p>2260.8</text:p>
          </table:table-cell>
          <table:table-cell table:formula="of:=AVERAGE([.G150:.K150])" office:value-type="float" office:value="1094.954" calcext:value-type="float">
            <text:p>1094.954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347" calcext:value-type="float">
            <text:p>2347</text:p>
          </table:table-cell>
          <table:table-cell office:value-type="float" office:value="1887" calcext:value-type="float">
            <text:p>1887</text:p>
          </table:table-cell>
          <table:table-cell office:value-type="float" office:value="2174" calcext:value-type="float">
            <text:p>2174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286.41" calcext:value-type="float">
            <text:p>1286.41</text:p>
          </table:table-cell>
          <table:table-cell office:value-type="float" office:value="1181.88" calcext:value-type="float">
            <text:p>1181.88</text:p>
          </table:table-cell>
          <table:table-cell office:value-type="float" office:value="1064.05" calcext:value-type="float">
            <text:p>1064.05</text:p>
          </table:table-cell>
          <table:table-cell office:value-type="float" office:value="1100.9" calcext:value-type="float">
            <text:p>1100.9</text:p>
          </table:table-cell>
          <table:table-cell office:value-type="float" office:value="1042.62" calcext:value-type="float">
            <text:p>1042.62</text:p>
          </table:table-cell>
          <table:table-cell table:number-columns-repeated="2"/>
          <table:table-cell table:formula="of:=AVERAGE([.A151:.E151])" office:value-type="float" office:value="2186.2" calcext:value-type="float">
            <text:p>2186.2</text:p>
          </table:table-cell>
          <table:table-cell table:formula="of:=AVERAGE([.G151:.K151])" office:value-type="float" office:value="1135.172" calcext:value-type="float">
            <text:p>1135.172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2293" calcext:value-type="float">
            <text:p>2293</text:p>
          </table:table-cell>
          <table:table-cell office:value-type="float" office:value="1940" calcext:value-type="float">
            <text:p>1940</text:p>
          </table:table-cell>
          <table:table-cell office:value-type="float" office:value="2168" calcext:value-type="float">
            <text:p>2168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float" office:value="1160.53" calcext:value-type="float">
            <text:p>1160.53</text:p>
          </table:table-cell>
          <table:table-cell office:value-type="float" office:value="1140.61" calcext:value-type="float">
            <text:p>1140.61</text:p>
          </table:table-cell>
          <table:table-cell office:value-type="float" office:value="945.04" calcext:value-type="float">
            <text:p>945.04</text:p>
          </table:table-cell>
          <table:table-cell office:value-type="float" office:value="1090.61" calcext:value-type="float">
            <text:p>1090.61</text:p>
          </table:table-cell>
          <table:table-cell office:value-type="float" office:value="1000.52" calcext:value-type="float">
            <text:p>1000.52</text:p>
          </table:table-cell>
          <table:table-cell table:number-columns-repeated="2"/>
          <table:table-cell table:formula="of:=AVERAGE([.A152:.E152])" office:value-type="float" office:value="2199.2" calcext:value-type="float">
            <text:p>2199.2</text:p>
          </table:table-cell>
          <table:table-cell table:formula="of:=AVERAGE([.G152:.K152])" office:value-type="float" office:value="1067.462" calcext:value-type="float">
            <text:p>1067.462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898" calcext:value-type="float">
            <text:p>1898</text:p>
          </table:table-cell>
          <table:table-cell office:value-type="float" office:value="2660" calcext:value-type="float">
            <text:p>2660</text:p>
          </table:table-cell>
          <table:table-cell office:value-type="float" office:value="2450" calcext:value-type="float">
            <text:p>2450</text:p>
          </table:table-cell>
          <table:table-cell office:value-type="float" office:value="2103" calcext:value-type="float">
            <text:p>2103</text:p>
          </table:table-cell>
          <table:table-cell/>
          <table:table-cell office:value-type="float" office:value="1168.73" calcext:value-type="float">
            <text:p>1168.73</text:p>
          </table:table-cell>
          <table:table-cell office:value-type="float" office:value="1219.53" calcext:value-type="float">
            <text:p>1219.53</text:p>
          </table:table-cell>
          <table:table-cell office:value-type="float" office:value="1038.89" calcext:value-type="float">
            <text:p>1038.89</text:p>
          </table:table-cell>
          <table:table-cell office:value-type="float" office:value="1097.06" calcext:value-type="float">
            <text:p>1097.06</text:p>
          </table:table-cell>
          <table:table-cell office:value-type="float" office:value="1104.64" calcext:value-type="float">
            <text:p>1104.64</text:p>
          </table:table-cell>
          <table:table-cell table:number-columns-repeated="2"/>
          <table:table-cell table:formula="of:=AVERAGE([.A153:.E153])" office:value-type="float" office:value="2314.8" calcext:value-type="float">
            <text:p>2314.8</text:p>
          </table:table-cell>
          <table:table-cell table:formula="of:=AVERAGE([.G153:.K153])" office:value-type="float" office:value="1125.77" calcext:value-type="float">
            <text:p>1125.7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863" calcext:value-type="float">
            <text:p>1863</text:p>
          </table:table-cell>
          <table:table-cell office:value-type="float" office:value="2007" calcext:value-type="float">
            <text:p>2007</text:p>
          </table:table-cell>
          <table:table-cell office:value-type="float" office:value="2123" calcext:value-type="float">
            <text:p>2123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1338.08" calcext:value-type="float">
            <text:p>1338.08</text:p>
          </table:table-cell>
          <table:table-cell office:value-type="float" office:value="1080.33" calcext:value-type="float">
            <text:p>1080.33</text:p>
          </table:table-cell>
          <table:table-cell office:value-type="float" office:value="1072.23" calcext:value-type="float">
            <text:p>1072.23</text:p>
          </table:table-cell>
          <table:table-cell office:value-type="float" office:value="1022.93" calcext:value-type="float">
            <text:p>1022.93</text:p>
          </table:table-cell>
          <table:table-cell office:value-type="float" office:value="1042.34" calcext:value-type="float">
            <text:p>1042.34</text:p>
          </table:table-cell>
          <table:table-cell table:number-columns-repeated="2"/>
          <table:table-cell table:formula="of:=AVERAGE([.A154:.E154])" office:value-type="float" office:value="2154.8" calcext:value-type="float">
            <text:p>2154.8</text:p>
          </table:table-cell>
          <table:table-cell table:formula="of:=AVERAGE([.G154:.K154])" office:value-type="float" office:value="1111.182" calcext:value-type="float">
            <text:p>1111.182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952" calcext:value-type="float">
            <text:p>1952</text:p>
          </table:table-cell>
          <table:table-cell office:value-type="float" office:value="2228" calcext:value-type="float">
            <text:p>2228</text:p>
          </table:table-cell>
          <table:table-cell office:value-type="float" office:value="2385" calcext:value-type="float">
            <text:p>2385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274.37" calcext:value-type="float">
            <text:p>1274.37</text:p>
          </table:table-cell>
          <table:table-cell office:value-type="float" office:value="1143.84" calcext:value-type="float">
            <text:p>1143.84</text:p>
          </table:table-cell>
          <table:table-cell office:value-type="float" office:value="962.91" calcext:value-type="float">
            <text:p>962.91</text:p>
          </table:table-cell>
          <table:table-cell office:value-type="float" office:value="1131.13" calcext:value-type="float">
            <text:p>1131.13</text:p>
          </table:table-cell>
          <table:table-cell office:value-type="float" office:value="1071.03" calcext:value-type="float">
            <text:p>1071.03</text:p>
          </table:table-cell>
          <table:table-cell table:number-columns-repeated="2"/>
          <table:table-cell table:formula="of:=AVERAGE([.A155:.E155])" office:value-type="float" office:value="2211.6" calcext:value-type="float">
            <text:p>2211.6</text:p>
          </table:table-cell>
          <table:table-cell table:formula="of:=AVERAGE([.G155:.K155])" office:value-type="float" office:value="1116.656" calcext:value-type="float">
            <text:p>1116.656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153" calcext:value-type="float">
            <text:p>2153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358.37" calcext:value-type="float">
            <text:p>1358.37</text:p>
          </table:table-cell>
          <table:table-cell office:value-type="float" office:value="1169.71" calcext:value-type="float">
            <text:p>1169.71</text:p>
          </table:table-cell>
          <table:table-cell office:value-type="float" office:value="1026.04" calcext:value-type="float">
            <text:p>1026.04</text:p>
          </table:table-cell>
          <table:table-cell office:value-type="float" office:value="1132.83" calcext:value-type="float">
            <text:p>1132.83</text:p>
          </table:table-cell>
          <table:table-cell office:value-type="float" office:value="1044.84" calcext:value-type="float">
            <text:p>1044.84</text:p>
          </table:table-cell>
          <table:table-cell table:number-columns-repeated="2"/>
          <table:table-cell table:formula="of:=AVERAGE([.A156:.E156])" office:value-type="float" office:value="2125.2" calcext:value-type="float">
            <text:p>2125.2</text:p>
          </table:table-cell>
          <table:table-cell table:formula="of:=AVERAGE([.G156:.K156])" office:value-type="float" office:value="1146.358" calcext:value-type="float">
            <text:p>1146.358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998" calcext:value-type="float">
            <text:p>1998</text:p>
          </table:table-cell>
          <table:table-cell office:value-type="float" office:value="2085" calcext:value-type="float">
            <text:p>2085</text:p>
          </table:table-cell>
          <table:table-cell office:value-type="float" office:value="2498" calcext:value-type="float">
            <text:p>2498</text:p>
          </table:table-cell>
          <table:table-cell office:value-type="float" office:value="2383" calcext:value-type="float">
            <text:p>2383</text:p>
          </table:table-cell>
          <table:table-cell/>
          <table:table-cell office:value-type="float" office:value="1312.17" calcext:value-type="float">
            <text:p>1312.17</text:p>
          </table:table-cell>
          <table:table-cell office:value-type="float" office:value="1037.95" calcext:value-type="float">
            <text:p>1037.95</text:p>
          </table:table-cell>
          <table:table-cell office:value-type="float" office:value="1120.64" calcext:value-type="float">
            <text:p>1120.64</text:p>
          </table:table-cell>
          <table:table-cell office:value-type="float" office:value="1060.99" calcext:value-type="float">
            <text:p>1060.99</text:p>
          </table:table-cell>
          <table:table-cell office:value-type="float" office:value="1079.03" calcext:value-type="float">
            <text:p>1079.03</text:p>
          </table:table-cell>
          <table:table-cell table:number-columns-repeated="2"/>
          <table:table-cell table:formula="of:=AVERAGE([.A157:.E157])" office:value-type="float" office:value="2282.4" calcext:value-type="float">
            <text:p>2282.4</text:p>
          </table:table-cell>
          <table:table-cell table:formula="of:=AVERAGE([.G157:.K157])" office:value-type="float" office:value="1122.156" calcext:value-type="float">
            <text:p>1122.156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968" calcext:value-type="float">
            <text:p>1968</text:p>
          </table:table-cell>
          <table:table-cell office:value-type="float" office:value="1823" calcext:value-type="float">
            <text:p>1823</text:p>
          </table:table-cell>
          <table:table-cell office:value-type="float" office:value="2167" calcext:value-type="float">
            <text:p>2167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1280.59" calcext:value-type="float">
            <text:p>1280.59</text:p>
          </table:table-cell>
          <table:table-cell office:value-type="float" office:value="1187.25" calcext:value-type="float">
            <text:p>1187.25</text:p>
          </table:table-cell>
          <table:table-cell office:value-type="float" office:value="1062.24" calcext:value-type="float">
            <text:p>1062.24</text:p>
          </table:table-cell>
          <table:table-cell office:value-type="float" office:value="1050.71" calcext:value-type="float">
            <text:p>1050.71</text:p>
          </table:table-cell>
          <table:table-cell office:value-type="float" office:value="1140.72" calcext:value-type="float">
            <text:p>1140.72</text:p>
          </table:table-cell>
          <table:table-cell table:number-columns-repeated="2"/>
          <table:table-cell table:formula="of:=AVERAGE([.A158:.E158])" office:value-type="float" office:value="2052.4" calcext:value-type="float">
            <text:p>2052.4</text:p>
          </table:table-cell>
          <table:table-cell table:formula="of:=AVERAGE([.G158:.K158])" office:value-type="float" office:value="1144.302" calcext:value-type="float">
            <text:p>1144.302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2108" calcext:value-type="float">
            <text:p>2108</text:p>
          </table:table-cell>
          <table:table-cell office:value-type="float" office:value="2042" calcext:value-type="float">
            <text:p>2042</text:p>
          </table:table-cell>
          <table:table-cell office:value-type="float" office:value="2124" calcext:value-type="float">
            <text:p>2124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414.48" calcext:value-type="float">
            <text:p>1414.48</text:p>
          </table:table-cell>
          <table:table-cell office:value-type="float" office:value="1065.97" calcext:value-type="float">
            <text:p>1065.97</text:p>
          </table:table-cell>
          <table:table-cell office:value-type="float" office:value="1071.77" calcext:value-type="float">
            <text:p>1071.77</text:p>
          </table:table-cell>
          <table:table-cell office:value-type="float" office:value="1155.58" calcext:value-type="float">
            <text:p>1155.58</text:p>
          </table:table-cell>
          <table:table-cell office:value-type="float" office:value="1106.86" calcext:value-type="float">
            <text:p>1106.86</text:p>
          </table:table-cell>
          <table:table-cell table:number-columns-repeated="2"/>
          <table:table-cell table:formula="of:=AVERAGE([.A159:.E159])" office:value-type="float" office:value="2201.6" calcext:value-type="float">
            <text:p>2201.6</text:p>
          </table:table-cell>
          <table:table-cell table:formula="of:=AVERAGE([.G159:.K159])" office:value-type="float" office:value="1162.932" calcext:value-type="float">
            <text:p>1162.932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978" calcext:value-type="float">
            <text:p>1978</text:p>
          </table:table-cell>
          <table:table-cell office:value-type="float" office:value="2574" calcext:value-type="float">
            <text:p>2574</text:p>
          </table:table-cell>
          <table:table-cell office:value-type="float" office:value="2074" calcext:value-type="float">
            <text:p>2074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float" office:value="1421.51" calcext:value-type="float">
            <text:p>1421.51</text:p>
          </table:table-cell>
          <table:table-cell office:value-type="float" office:value="1259.38" calcext:value-type="float">
            <text:p>1259.38</text:p>
          </table:table-cell>
          <table:table-cell office:value-type="float" office:value="1141.07" calcext:value-type="float">
            <text:p>1141.07</text:p>
          </table:table-cell>
          <table:table-cell office:value-type="float" office:value="1087.11" calcext:value-type="float">
            <text:p>1087.11</text:p>
          </table:table-cell>
          <table:table-cell office:value-type="float" office:value="1142.86" calcext:value-type="float">
            <text:p>1142.86</text:p>
          </table:table-cell>
          <table:table-cell table:number-columns-repeated="2"/>
          <table:table-cell table:formula="of:=AVERAGE([.A160:.E160])" office:value-type="float" office:value="2205.2" calcext:value-type="float">
            <text:p>2205.2</text:p>
          </table:table-cell>
          <table:table-cell table:formula="of:=AVERAGE([.G160:.K160])" office:value-type="float" office:value="1210.386" calcext:value-type="float">
            <text:p>1210.386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943" calcext:value-type="float">
            <text:p>1943</text:p>
          </table:table-cell>
          <table:table-cell office:value-type="float" office:value="2439" calcext:value-type="float">
            <text:p>2439</text:p>
          </table:table-cell>
          <table:table-cell office:value-type="float" office:value="2475" calcext:value-type="float">
            <text:p>2475</text:p>
          </table:table-cell>
          <table:table-cell office:value-type="float" office:value="2143" calcext:value-type="float">
            <text:p>2143</text:p>
          </table:table-cell>
          <table:table-cell/>
          <table:table-cell office:value-type="float" office:value="1396.66" calcext:value-type="float">
            <text:p>1396.66</text:p>
          </table:table-cell>
          <table:table-cell office:value-type="float" office:value="1115.91" calcext:value-type="float">
            <text:p>1115.91</text:p>
          </table:table-cell>
          <table:table-cell office:value-type="float" office:value="1031.1" calcext:value-type="float">
            <text:p>1031.1</text:p>
          </table:table-cell>
          <table:table-cell office:value-type="float" office:value="1212.85" calcext:value-type="float">
            <text:p>1212.85</text:p>
          </table:table-cell>
          <table:table-cell office:value-type="float" office:value="1140.26" calcext:value-type="float">
            <text:p>1140.26</text:p>
          </table:table-cell>
          <table:table-cell table:number-columns-repeated="2"/>
          <table:table-cell table:formula="of:=AVERAGE([.A161:.E161])" office:value-type="float" office:value="2305.6" calcext:value-type="float">
            <text:p>2305.6</text:p>
          </table:table-cell>
          <table:table-cell table:formula="of:=AVERAGE([.G161:.K161])" office:value-type="float" office:value="1179.356" calcext:value-type="float">
            <text:p>1179.356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2802" calcext:value-type="float">
            <text:p>2802</text:p>
          </table:table-cell>
          <table:table-cell office:value-type="float" office:value="2452" calcext:value-type="float">
            <text:p>2452</text:p>
          </table:table-cell>
          <table:table-cell office:value-type="float" office:value="2036" calcext:value-type="float">
            <text:p>2036</text:p>
          </table:table-cell>
          <table:table-cell office:value-type="float" office:value="1772" calcext:value-type="float">
            <text:p>1772</text:p>
          </table:table-cell>
          <table:table-cell/>
          <table:table-cell office:value-type="float" office:value="1377.38" calcext:value-type="float">
            <text:p>1377.38</text:p>
          </table:table-cell>
          <table:table-cell office:value-type="float" office:value="1209.71" calcext:value-type="float">
            <text:p>1209.71</text:p>
          </table:table-cell>
          <table:table-cell office:value-type="float" office:value="1101.06" calcext:value-type="float">
            <text:p>1101.06</text:p>
          </table:table-cell>
          <table:table-cell office:value-type="float" office:value="1125.88" calcext:value-type="float">
            <text:p>1125.88</text:p>
          </table:table-cell>
          <table:table-cell office:value-type="float" office:value="1109.57" calcext:value-type="float">
            <text:p>1109.57</text:p>
          </table:table-cell>
          <table:table-cell table:number-columns-repeated="2"/>
          <table:table-cell table:formula="of:=AVERAGE([.A162:.E162])" office:value-type="float" office:value="2341" calcext:value-type="float">
            <text:p>2341</text:p>
          </table:table-cell>
          <table:table-cell table:formula="of:=AVERAGE([.G162:.K162])" office:value-type="float" office:value="1184.72" calcext:value-type="float">
            <text:p>1184.72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2088" calcext:value-type="float">
            <text:p>2088</text:p>
          </table:table-cell>
          <table:table-cell office:value-type="float" office:value="1997" calcext:value-type="float">
            <text:p>1997</text:p>
          </table:table-cell>
          <table:table-cell office:value-type="float" office:value="2124" calcext:value-type="float">
            <text:p>2124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376.74" calcext:value-type="float">
            <text:p>1376.74</text:p>
          </table:table-cell>
          <table:table-cell office:value-type="float" office:value="1087.27" calcext:value-type="float">
            <text:p>1087.27</text:p>
          </table:table-cell>
          <table:table-cell office:value-type="float" office:value="1047.44" calcext:value-type="float">
            <text:p>1047.44</text:p>
          </table:table-cell>
          <table:table-cell office:value-type="float" office:value="1157.57" calcext:value-type="float">
            <text:p>1157.57</text:p>
          </table:table-cell>
          <table:table-cell office:value-type="float" office:value="1045.75" calcext:value-type="float">
            <text:p>1045.75</text:p>
          </table:table-cell>
          <table:table-cell table:number-columns-repeated="2"/>
          <table:table-cell table:formula="of:=AVERAGE([.A163:.E163])" office:value-type="float" office:value="2124" calcext:value-type="float">
            <text:p>2124</text:p>
          </table:table-cell>
          <table:table-cell table:formula="of:=AVERAGE([.G163:.K163])" office:value-type="float" office:value="1142.954" calcext:value-type="float">
            <text:p>1142.954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138" calcext:value-type="float">
            <text:p>2138</text:p>
          </table:table-cell>
          <table:table-cell office:value-type="float" office:value="2263" calcext:value-type="float">
            <text:p>2263</text:p>
          </table:table-cell>
          <table:table-cell office:value-type="float" office:value="2008" calcext:value-type="float">
            <text:p>2008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43.2" calcext:value-type="float">
            <text:p>1443.2</text:p>
          </table:table-cell>
          <table:table-cell office:value-type="float" office:value="1201.36" calcext:value-type="float">
            <text:p>1201.36</text:p>
          </table:table-cell>
          <table:table-cell office:value-type="float" office:value="1063.6" calcext:value-type="float">
            <text:p>1063.6</text:p>
          </table:table-cell>
          <table:table-cell office:value-type="float" office:value="1065.54" calcext:value-type="float">
            <text:p>1065.54</text:p>
          </table:table-cell>
          <table:table-cell office:value-type="float" office:value="1102.62" calcext:value-type="float">
            <text:p>1102.62</text:p>
          </table:table-cell>
          <table:table-cell table:number-columns-repeated="2"/>
          <table:table-cell table:formula="of:=AVERAGE([.A164:.E164])" office:value-type="float" office:value="2133.2" calcext:value-type="float">
            <text:p>2133.2</text:p>
          </table:table-cell>
          <table:table-cell table:formula="of:=AVERAGE([.G164:.K164])" office:value-type="float" office:value="1175.264" calcext:value-type="float">
            <text:p>1175.264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2407" calcext:value-type="float">
            <text:p>2407</text:p>
          </table:table-cell>
          <table:table-cell office:value-type="float" office:value="1973" calcext:value-type="float">
            <text:p>1973</text:p>
          </table:table-cell>
          <table:table-cell office:value-type="float" office:value="2319" calcext:value-type="float">
            <text:p>2319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11.57" calcext:value-type="float">
            <text:p>1411.57</text:p>
          </table:table-cell>
          <table:table-cell office:value-type="float" office:value="1196.26" calcext:value-type="float">
            <text:p>1196.26</text:p>
          </table:table-cell>
          <table:table-cell office:value-type="float" office:value="1043.02" calcext:value-type="float">
            <text:p>1043.02</text:p>
          </table:table-cell>
          <table:table-cell office:value-type="float" office:value="1177.48" calcext:value-type="float">
            <text:p>1177.48</text:p>
          </table:table-cell>
          <table:table-cell office:value-type="float" office:value="1070.04" calcext:value-type="float">
            <text:p>1070.04</text:p>
          </table:table-cell>
          <table:table-cell table:number-columns-repeated="2"/>
          <table:table-cell table:formula="of:=AVERAGE([.A165:.E165])" office:value-type="float" office:value="2272" calcext:value-type="float">
            <text:p>2272</text:p>
          </table:table-cell>
          <table:table-cell table:formula="of:=AVERAGE([.G165:.K165])" office:value-type="float" office:value="1179.674" calcext:value-type="float">
            <text:p>1179.67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2428" calcext:value-type="float">
            <text:p>2428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1455.59" calcext:value-type="float">
            <text:p>1455.59</text:p>
          </table:table-cell>
          <table:table-cell office:value-type="float" office:value="1166.68" calcext:value-type="float">
            <text:p>1166.68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1221.26" calcext:value-type="float">
            <text:p>1221.26</text:p>
          </table:table-cell>
          <table:table-cell office:value-type="float" office:value="1076.46" calcext:value-type="float">
            <text:p>1076.46</text:p>
          </table:table-cell>
          <table:table-cell table:number-columns-repeated="2"/>
          <table:table-cell table:formula="of:=AVERAGE([.A166:.E166])" office:value-type="float" office:value="2367.4" calcext:value-type="float">
            <text:p>2367.4</text:p>
          </table:table-cell>
          <table:table-cell table:formula="of:=AVERAGE([.G166:.K166])" office:value-type="float" office:value="1185.956" calcext:value-type="float">
            <text:p>1185.956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178" calcext:value-type="float">
            <text:p>2178</text:p>
          </table:table-cell>
          <table:table-cell office:value-type="float" office:value="2153" calcext:value-type="float">
            <text:p>2153</text:p>
          </table:table-cell>
          <table:table-cell office:value-type="float" office:value="2400" calcext:value-type="float">
            <text:p>2400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337.25" calcext:value-type="float">
            <text:p>1337.25</text:p>
          </table:table-cell>
          <table:table-cell office:value-type="float" office:value="1207.08" calcext:value-type="float">
            <text:p>1207.08</text:p>
          </table:table-cell>
          <table:table-cell office:value-type="float" office:value="1082.6" calcext:value-type="float">
            <text:p>1082.6</text:p>
          </table:table-cell>
          <table:table-cell office:value-type="float" office:value="1184.37" calcext:value-type="float">
            <text:p>1184.37</text:p>
          </table:table-cell>
          <table:table-cell office:value-type="float" office:value="1106.33" calcext:value-type="float">
            <text:p>1106.33</text:p>
          </table:table-cell>
          <table:table-cell table:number-columns-repeated="2"/>
          <table:table-cell table:formula="of:=AVERAGE([.A167:.E167])" office:value-type="float" office:value="2166.8" calcext:value-type="float">
            <text:p>2166.8</text:p>
          </table:table-cell>
          <table:table-cell table:formula="of:=AVERAGE([.G167:.K167])" office:value-type="float" office:value="1183.526" calcext:value-type="float">
            <text:p>1183.526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018" calcext:value-type="float">
            <text:p>2018</text:p>
          </table:table-cell>
          <table:table-cell office:value-type="float" office:value="2218" calcext:value-type="float">
            <text:p>2218</text:p>
          </table:table-cell>
          <table:table-cell office:value-type="float" office:value="2333" calcext:value-type="float">
            <text:p>2333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1416.72" calcext:value-type="float">
            <text:p>1416.72</text:p>
          </table:table-cell>
          <table:table-cell office:value-type="float" office:value="1199.91" calcext:value-type="float">
            <text:p>1199.91</text:p>
          </table:table-cell>
          <table:table-cell office:value-type="float" office:value="996.06" calcext:value-type="float">
            <text:p>996.06</text:p>
          </table:table-cell>
          <table:table-cell office:value-type="float" office:value="1095.59" calcext:value-type="float">
            <text:p>1095.59</text:p>
          </table:table-cell>
          <table:table-cell office:value-type="float" office:value="1067.72" calcext:value-type="float">
            <text:p>1067.72</text:p>
          </table:table-cell>
          <table:table-cell table:number-columns-repeated="2"/>
          <table:table-cell table:formula="of:=AVERAGE([.A168:.E168])" office:value-type="float" office:value="2261.4" calcext:value-type="float">
            <text:p>2261.4</text:p>
          </table:table-cell>
          <table:table-cell table:formula="of:=AVERAGE([.G168:.K168])" office:value-type="float" office:value="1155.2" calcext:value-type="float">
            <text:p>1155.2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280" calcext:value-type="float">
            <text:p>2280</text:p>
          </table:table-cell>
          <table:table-cell office:value-type="float" office:value="1888" calcext:value-type="float">
            <text:p>1888</text:p>
          </table:table-cell>
          <table:table-cell office:value-type="float" office:value="2415" calcext:value-type="float">
            <text:p>2415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float" office:value="1404.1" calcext:value-type="float">
            <text:p>1404.1</text:p>
          </table:table-cell>
          <table:table-cell office:value-type="float" office:value="1158.92" calcext:value-type="float">
            <text:p>1158.92</text:p>
          </table:table-cell>
          <table:table-cell office:value-type="float" office:value="1052.8" calcext:value-type="float">
            <text:p>1052.8</text:p>
          </table:table-cell>
          <table:table-cell office:value-type="float" office:value="1168.44" calcext:value-type="float">
            <text:p>1168.44</text:p>
          </table:table-cell>
          <table:table-cell office:value-type="float" office:value="1110.06" calcext:value-type="float">
            <text:p>1110.06</text:p>
          </table:table-cell>
          <table:table-cell table:number-columns-repeated="2"/>
          <table:table-cell table:formula="of:=AVERAGE([.A169:.E169])" office:value-type="float" office:value="2154.8" calcext:value-type="float">
            <text:p>2154.8</text:p>
          </table:table-cell>
          <table:table-cell table:formula="of:=AVERAGE([.G169:.K169])" office:value-type="float" office:value="1178.864" calcext:value-type="float">
            <text:p>1178.864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286" calcext:value-type="float">
            <text:p>2286</text:p>
          </table:table-cell>
          <table:table-cell office:value-type="float" office:value="1937" calcext:value-type="float">
            <text:p>1937</text:p>
          </table:table-cell>
          <table:table-cell office:value-type="float" office:value="2130" calcext:value-type="float">
            <text:p>2130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480.05" calcext:value-type="float">
            <text:p>1480.05</text:p>
          </table:table-cell>
          <table:table-cell office:value-type="float" office:value="1135.63" calcext:value-type="float">
            <text:p>1135.63</text:p>
          </table:table-cell>
          <table:table-cell office:value-type="float" office:value="1038.88" calcext:value-type="float">
            <text:p>1038.88</text:p>
          </table:table-cell>
          <table:table-cell office:value-type="float" office:value="1139.61" calcext:value-type="float">
            <text:p>1139.61</text:p>
          </table:table-cell>
          <table:table-cell office:value-type="float" office:value="1097.39" calcext:value-type="float">
            <text:p>1097.39</text:p>
          </table:table-cell>
          <table:table-cell table:number-columns-repeated="2"/>
          <table:table-cell table:formula="of:=AVERAGE([.A170:.E170])" office:value-type="float" office:value="2175.2" calcext:value-type="float">
            <text:p>2175.2</text:p>
          </table:table-cell>
          <table:table-cell table:formula="of:=AVERAGE([.G170:.K170])" office:value-type="float" office:value="1178.312" calcext:value-type="float">
            <text:p>1178.312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273" calcext:value-type="float">
            <text:p>2273</text:p>
          </table:table-cell>
          <table:table-cell office:value-type="float" office:value="1913" calcext:value-type="float">
            <text:p>1913</text:p>
          </table:table-cell>
          <table:table-cell office:value-type="float" office:value="2173" calcext:value-type="float">
            <text:p>2173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395.89" calcext:value-type="float">
            <text:p>1395.89</text:p>
          </table:table-cell>
          <table:table-cell office:value-type="float" office:value="1116.04" calcext:value-type="float">
            <text:p>1116.04</text:p>
          </table:table-cell>
          <table:table-cell office:value-type="float" office:value="1045.45" calcext:value-type="float">
            <text:p>1045.45</text:p>
          </table:table-cell>
          <table:table-cell office:value-type="float" office:value="1165.49" calcext:value-type="float">
            <text:p>1165.49</text:p>
          </table:table-cell>
          <table:table-cell office:value-type="float" office:value="1068.7" calcext:value-type="float">
            <text:p>1068.7</text:p>
          </table:table-cell>
          <table:table-cell table:number-columns-repeated="2"/>
          <table:table-cell table:formula="of:=AVERAGE([.A171:.E171])" office:value-type="float" office:value="2145" calcext:value-type="float">
            <text:p>2145</text:p>
          </table:table-cell>
          <table:table-cell table:formula="of:=AVERAGE([.G171:.K171])" office:value-type="float" office:value="1158.314" calcext:value-type="float">
            <text:p>1158.314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368" calcext:value-type="float">
            <text:p>2368</text:p>
          </table:table-cell>
          <table:table-cell office:value-type="float" office:value="2283" calcext:value-type="float">
            <text:p>2283</text:p>
          </table:table-cell>
          <table:table-cell office:value-type="float" office:value="2368" calcext:value-type="float">
            <text:p>2368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355.27" calcext:value-type="float">
            <text:p>1355.27</text:p>
          </table:table-cell>
          <table:table-cell office:value-type="float" office:value="1136.74" calcext:value-type="float">
            <text:p>1136.74</text:p>
          </table:table-cell>
          <table:table-cell office:value-type="float" office:value="1113.6" calcext:value-type="float">
            <text:p>1113.6</text:p>
          </table:table-cell>
          <table:table-cell office:value-type="float" office:value="1181.02" calcext:value-type="float">
            <text:p>1181.02</text:p>
          </table:table-cell>
          <table:table-cell office:value-type="float" office:value="1074.56" calcext:value-type="float">
            <text:p>1074.56</text:p>
          </table:table-cell>
          <table:table-cell table:number-columns-repeated="2"/>
          <table:table-cell table:formula="of:=AVERAGE([.A172:.E172])" office:value-type="float" office:value="2298.4" calcext:value-type="float">
            <text:p>2298.4</text:p>
          </table:table-cell>
          <table:table-cell table:formula="of:=AVERAGE([.G172:.K172])" office:value-type="float" office:value="1172.238" calcext:value-type="float">
            <text:p>1172.238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228" calcext:value-type="float">
            <text:p>2228</text:p>
          </table:table-cell>
          <table:table-cell office:value-type="float" office:value="1908" calcext:value-type="float">
            <text:p>1908</text:p>
          </table:table-cell>
          <table:table-cell office:value-type="float" office:value="2317" calcext:value-type="float">
            <text:p>2317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1429.45" calcext:value-type="float">
            <text:p>1429.45</text:p>
          </table:table-cell>
          <table:table-cell office:value-type="float" office:value="1193.89" calcext:value-type="float">
            <text:p>1193.89</text:p>
          </table:table-cell>
          <table:table-cell office:value-type="float" office:value="1101.41" calcext:value-type="float">
            <text:p>1101.41</text:p>
          </table:table-cell>
          <table:table-cell office:value-type="float" office:value="1240.88" calcext:value-type="float">
            <text:p>1240.88</text:p>
          </table:table-cell>
          <table:table-cell office:value-type="float" office:value="1144.63" calcext:value-type="float">
            <text:p>1144.63</text:p>
          </table:table-cell>
          <table:table-cell table:number-columns-repeated="2"/>
          <table:table-cell table:formula="of:=AVERAGE([.A173:.E173])" office:value-type="float" office:value="2120.4" calcext:value-type="float">
            <text:p>2120.4</text:p>
          </table:table-cell>
          <table:table-cell table:formula="of:=AVERAGE([.G173:.K173])" office:value-type="float" office:value="1222.052" calcext:value-type="float">
            <text:p>1222.052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2448" calcext:value-type="float">
            <text:p>2448</text:p>
          </table:table-cell>
          <table:table-cell office:value-type="float" office:value="2304" calcext:value-type="float">
            <text:p>2304</text:p>
          </table:table-cell>
          <table:table-cell office:value-type="float" office:value="2300" calcext:value-type="float">
            <text:p>2300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370.77" calcext:value-type="float">
            <text:p>1370.77</text:p>
          </table:table-cell>
          <table:table-cell office:value-type="float" office:value="1128.02" calcext:value-type="float">
            <text:p>1128.02</text:p>
          </table:table-cell>
          <table:table-cell office:value-type="float" office:value="1144.23" calcext:value-type="float">
            <text:p>1144.23</text:p>
          </table:table-cell>
          <table:table-cell office:value-type="float" office:value="1195.2" calcext:value-type="float">
            <text:p>1195.2</text:p>
          </table:table-cell>
          <table:table-cell office:value-type="float" office:value="1116.69" calcext:value-type="float">
            <text:p>1116.69</text:p>
          </table:table-cell>
          <table:table-cell table:number-columns-repeated="2"/>
          <table:table-cell table:formula="of:=AVERAGE([.A174:.E174])" office:value-type="float" office:value="2355.6" calcext:value-type="float">
            <text:p>2355.6</text:p>
          </table:table-cell>
          <table:table-cell table:formula="of:=AVERAGE([.G174:.K174])" office:value-type="float" office:value="1190.982" calcext:value-type="float">
            <text:p>1190.982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213" calcext:value-type="float">
            <text:p>2213</text:p>
          </table:table-cell>
          <table:table-cell office:value-type="float" office:value="2058" calcext:value-type="float">
            <text:p>2058</text:p>
          </table:table-cell>
          <table:table-cell office:value-type="float" office:value="2158" calcext:value-type="float">
            <text:p>2158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float" office:value="1551.28" calcext:value-type="float">
            <text:p>1551.28</text:p>
          </table:table-cell>
          <table:table-cell office:value-type="float" office:value="1075.81" calcext:value-type="float">
            <text:p>1075.81</text:p>
          </table:table-cell>
          <table:table-cell office:value-type="float" office:value="1196.01" calcext:value-type="float">
            <text:p>1196.01</text:p>
          </table:table-cell>
          <table:table-cell office:value-type="float" office:value="1199.95" calcext:value-type="float">
            <text:p>1199.95</text:p>
          </table:table-cell>
          <table:table-cell office:value-type="float" office:value="1112.11" calcext:value-type="float">
            <text:p>1112.11</text:p>
          </table:table-cell>
          <table:table-cell table:number-columns-repeated="2"/>
          <table:table-cell table:formula="of:=AVERAGE([.A175:.E175])" office:value-type="float" office:value="2215.6" calcext:value-type="float">
            <text:p>2215.6</text:p>
          </table:table-cell>
          <table:table-cell table:formula="of:=AVERAGE([.G175:.K175])" office:value-type="float" office:value="1227.032" calcext:value-type="float">
            <text:p>1227.032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148" calcext:value-type="float">
            <text:p>2148</text:p>
          </table:table-cell>
          <table:table-cell office:value-type="float" office:value="2873" calcext:value-type="float">
            <text:p>2873</text:p>
          </table:table-cell>
          <table:table-cell office:value-type="float" office:value="2483" calcext:value-type="float">
            <text:p>2483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float" office:value="1453.25" calcext:value-type="float">
            <text:p>1453.25</text:p>
          </table:table-cell>
          <table:table-cell office:value-type="float" office:value="1243.6" calcext:value-type="float">
            <text:p>1243.6</text:p>
          </table:table-cell>
          <table:table-cell office:value-type="float" office:value="1118.18" calcext:value-type="float">
            <text:p>1118.18</text:p>
          </table:table-cell>
          <table:table-cell office:value-type="float" office:value="1224.77" calcext:value-type="float">
            <text:p>1224.77</text:p>
          </table:table-cell>
          <table:table-cell office:value-type="float" office:value="1096.34" calcext:value-type="float">
            <text:p>1096.34</text:p>
          </table:table-cell>
          <table:table-cell table:number-columns-repeated="2"/>
          <table:table-cell table:formula="of:=AVERAGE([.A176:.E176])" office:value-type="float" office:value="2331.2" calcext:value-type="float">
            <text:p>2331.2</text:p>
          </table:table-cell>
          <table:table-cell table:formula="of:=AVERAGE([.G176:.K176])" office:value-type="float" office:value="1227.228" calcext:value-type="float">
            <text:p>1227.228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188" calcext:value-type="float">
            <text:p>2188</text:p>
          </table:table-cell>
          <table:table-cell office:value-type="float" office:value="2533" calcext:value-type="float">
            <text:p>2533</text:p>
          </table:table-cell>
          <table:table-cell office:value-type="float" office:value="2515" calcext:value-type="float">
            <text:p>2515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452.14" calcext:value-type="float">
            <text:p>1452.14</text:p>
          </table:table-cell>
          <table:table-cell office:value-type="float" office:value="1129.41" calcext:value-type="float">
            <text:p>1129.41</text:p>
          </table:table-cell>
          <table:table-cell office:value-type="float" office:value="1098.11" calcext:value-type="float">
            <text:p>1098.11</text:p>
          </table:table-cell>
          <table:table-cell office:value-type="float" office:value="1162.59" calcext:value-type="float">
            <text:p>1162.59</text:p>
          </table:table-cell>
          <table:table-cell office:value-type="float" office:value="1057.73" calcext:value-type="float">
            <text:p>1057.73</text:p>
          </table:table-cell>
          <table:table-cell table:number-columns-repeated="2"/>
          <table:table-cell table:formula="of:=AVERAGE([.A177:.E177])" office:value-type="float" office:value="2308.8" calcext:value-type="float">
            <text:p>2308.8</text:p>
          </table:table-cell>
          <table:table-cell table:formula="of:=AVERAGE([.G177:.K177])" office:value-type="float" office:value="1179.996" calcext:value-type="float">
            <text:p>1179.996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113" calcext:value-type="float">
            <text:p>2113</text:p>
          </table:table-cell>
          <table:table-cell office:value-type="float" office:value="2277" calcext:value-type="float">
            <text:p>2277</text:p>
          </table:table-cell>
          <table:table-cell office:value-type="float" office:value="2093" calcext:value-type="float">
            <text:p>2093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38.53" calcext:value-type="float">
            <text:p>1438.53</text:p>
          </table:table-cell>
          <table:table-cell office:value-type="float" office:value="1140.45" calcext:value-type="float">
            <text:p>1140.45</text:p>
          </table:table-cell>
          <table:table-cell office:value-type="float" office:value="1146.34" calcext:value-type="float">
            <text:p>1146.34</text:p>
          </table:table-cell>
          <table:table-cell office:value-type="float" office:value="1153.13" calcext:value-type="float">
            <text:p>1153.13</text:p>
          </table:table-cell>
          <table:table-cell office:value-type="float" office:value="1110.07" calcext:value-type="float">
            <text:p>1110.07</text:p>
          </table:table-cell>
          <table:table-cell table:number-columns-repeated="2"/>
          <table:table-cell table:formula="of:=AVERAGE([.A178:.E178])" office:value-type="float" office:value="2131.6" calcext:value-type="float">
            <text:p>2131.6</text:p>
          </table:table-cell>
          <table:table-cell table:formula="of:=AVERAGE([.G178:.K178])" office:value-type="float" office:value="1197.704" calcext:value-type="float">
            <text:p>1197.704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916" calcext:value-type="float">
            <text:p>1916</text:p>
          </table:table-cell>
          <table:table-cell office:value-type="float" office:value="2513" calcext:value-type="float">
            <text:p>2513</text:p>
          </table:table-cell>
          <table:table-cell office:value-type="float" office:value="2058" calcext:value-type="float">
            <text:p>2058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34.15" calcext:value-type="float">
            <text:p>1434.15</text:p>
          </table:table-cell>
          <table:table-cell office:value-type="float" office:value="1198.46" calcext:value-type="float">
            <text:p>1198.46</text:p>
          </table:table-cell>
          <table:table-cell office:value-type="float" office:value="1099.31" calcext:value-type="float">
            <text:p>1099.31</text:p>
          </table:table-cell>
          <table:table-cell office:value-type="float" office:value="1099.11" calcext:value-type="float">
            <text:p>1099.11</text:p>
          </table:table-cell>
          <table:table-cell office:value-type="float" office:value="1101.95" calcext:value-type="float">
            <text:p>1101.95</text:p>
          </table:table-cell>
          <table:table-cell table:number-columns-repeated="2"/>
          <table:table-cell table:formula="of:=AVERAGE([.A179:.E179])" office:value-type="float" office:value="2199.2" calcext:value-type="float">
            <text:p>2199.2</text:p>
          </table:table-cell>
          <table:table-cell table:formula="of:=AVERAGE([.G179:.K179])" office:value-type="float" office:value="1186.596" calcext:value-type="float">
            <text:p>1186.596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333" calcext:value-type="float">
            <text:p>2333</text:p>
          </table:table-cell>
          <table:table-cell office:value-type="float" office:value="2713" calcext:value-type="float">
            <text:p>2713</text:p>
          </table:table-cell>
          <table:table-cell office:value-type="float" office:value="2273" calcext:value-type="float">
            <text:p>2273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456.5" calcext:value-type="float">
            <text:p>1456.5</text:p>
          </table:table-cell>
          <table:table-cell office:value-type="float" office:value="1089.4" calcext:value-type="float">
            <text:p>1089.4</text:p>
          </table:table-cell>
          <table:table-cell office:value-type="float" office:value="1160.91" calcext:value-type="float">
            <text:p>1160.91</text:p>
          </table:table-cell>
          <table:table-cell office:value-type="float" office:value="1096.25" calcext:value-type="float">
            <text:p>1096.25</text:p>
          </table:table-cell>
          <table:table-cell office:value-type="float" office:value="1203.4" calcext:value-type="float">
            <text:p>1203.4</text:p>
          </table:table-cell>
          <table:table-cell table:number-columns-repeated="2"/>
          <table:table-cell table:formula="of:=AVERAGE([.A180:.E180])" office:value-type="float" office:value="2353.2" calcext:value-type="float">
            <text:p>2353.2</text:p>
          </table:table-cell>
          <table:table-cell table:formula="of:=AVERAGE([.G180:.K180])" office:value-type="float" office:value="1201.292" calcext:value-type="float">
            <text:p>1201.292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2" office:value-type="float" office:value="2188" calcext:value-type="float">
            <text:p>2188</text:p>
          </table:table-cell>
          <table:table-cell office:value-type="float" office:value="2530" calcext:value-type="float">
            <text:p>2530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407.43" calcext:value-type="float">
            <text:p>1407.43</text:p>
          </table:table-cell>
          <table:table-cell office:value-type="float" office:value="1203.09" calcext:value-type="float">
            <text:p>1203.09</text:p>
          </table:table-cell>
          <table:table-cell office:value-type="float" office:value="1034.73" calcext:value-type="float">
            <text:p>1034.73</text:p>
          </table:table-cell>
          <table:table-cell office:value-type="float" office:value="1236.95" calcext:value-type="float">
            <text:p>1236.95</text:p>
          </table:table-cell>
          <table:table-cell office:value-type="float" office:value="1015.23" calcext:value-type="float">
            <text:p>1015.23</text:p>
          </table:table-cell>
          <table:table-cell table:number-columns-repeated="2"/>
          <table:table-cell table:formula="of:=AVERAGE([.A181:.E181])" office:value-type="float" office:value="2292.4" calcext:value-type="float">
            <text:p>2292.4</text:p>
          </table:table-cell>
          <table:table-cell table:formula="of:=AVERAGE([.G181:.K181])" office:value-type="float" office:value="1179.486" calcext:value-type="float">
            <text:p>1179.486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078" calcext:value-type="float">
            <text:p>2078</text:p>
          </table:table-cell>
          <table:table-cell office:value-type="float" office:value="1928" calcext:value-type="float">
            <text:p>1928</text:p>
          </table:table-cell>
          <table:table-cell office:value-type="float" office:value="2265" calcext:value-type="float">
            <text:p>2265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06.91" calcext:value-type="float">
            <text:p>1406.91</text:p>
          </table:table-cell>
          <table:table-cell office:value-type="float" office:value="1091.95" calcext:value-type="float">
            <text:p>1091.95</text:p>
          </table:table-cell>
          <table:table-cell office:value-type="float" office:value="1153.8" calcext:value-type="float">
            <text:p>1153.8</text:p>
          </table:table-cell>
          <table:table-cell office:value-type="float" office:value="1238.83" calcext:value-type="float">
            <text:p>1238.83</text:p>
          </table:table-cell>
          <table:table-cell office:value-type="float" office:value="1000.57" calcext:value-type="float">
            <text:p>1000.57</text:p>
          </table:table-cell>
          <table:table-cell table:number-columns-repeated="2"/>
          <table:table-cell table:formula="of:=AVERAGE([.A182:.E182])" office:value-type="float" office:value="2094.2" calcext:value-type="float">
            <text:p>2094.2</text:p>
          </table:table-cell>
          <table:table-cell table:formula="of:=AVERAGE([.G182:.K182])" office:value-type="float" office:value="1178.412" calcext:value-type="float">
            <text:p>1178.412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2506" calcext:value-type="float">
            <text:p>2506</text:p>
          </table:table-cell>
          <table:table-cell office:value-type="float" office:value="2117" calcext:value-type="float">
            <text:p>2117</text:p>
          </table:table-cell>
          <table:table-cell office:value-type="float" office:value="2455" calcext:value-type="float">
            <text:p>2455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429.21" calcext:value-type="float">
            <text:p>1429.21</text:p>
          </table:table-cell>
          <table:table-cell office:value-type="float" office:value="1127.55" calcext:value-type="float">
            <text:p>1127.55</text:p>
          </table:table-cell>
          <table:table-cell office:value-type="float" office:value="1168.98" calcext:value-type="float">
            <text:p>1168.98</text:p>
          </table:table-cell>
          <table:table-cell office:value-type="float" office:value="1189.16" calcext:value-type="float">
            <text:p>1189.16</text:p>
          </table:table-cell>
          <table:table-cell office:value-type="float" office:value="1152.11" calcext:value-type="float">
            <text:p>1152.11</text:p>
          </table:table-cell>
          <table:table-cell table:number-columns-repeated="2"/>
          <table:table-cell table:formula="of:=AVERAGE([.A183:.E183])" office:value-type="float" office:value="2344.8" calcext:value-type="float">
            <text:p>2344.8</text:p>
          </table:table-cell>
          <table:table-cell table:formula="of:=AVERAGE([.G183:.K183])" office:value-type="float" office:value="1213.402" calcext:value-type="float">
            <text:p>1213.402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2218" calcext:value-type="float">
            <text:p>2218</text:p>
          </table:table-cell>
          <table:table-cell office:value-type="float" office:value="2227" calcext:value-type="float">
            <text:p>2227</text:p>
          </table:table-cell>
          <table:table-cell office:value-type="float" office:value="2610" calcext:value-type="float">
            <text:p>261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92.62" calcext:value-type="float">
            <text:p>1392.62</text:p>
          </table:table-cell>
          <table:table-cell office:value-type="float" office:value="1196.24" calcext:value-type="float">
            <text:p>1196.24</text:p>
          </table:table-cell>
          <table:table-cell office:value-type="float" office:value="1097.67" calcext:value-type="float">
            <text:p>1097.67</text:p>
          </table:table-cell>
          <table:table-cell office:value-type="float" office:value="1160.03" calcext:value-type="float">
            <text:p>1160.03</text:p>
          </table:table-cell>
          <table:table-cell office:value-type="float" office:value="1134.44" calcext:value-type="float">
            <text:p>1134.44</text:p>
          </table:table-cell>
          <table:table-cell table:number-columns-repeated="2"/>
          <table:table-cell table:formula="of:=AVERAGE([.A184:.E184])" office:value-type="float" office:value="2324.2" calcext:value-type="float">
            <text:p>2324.2</text:p>
          </table:table-cell>
          <table:table-cell table:formula="of:=AVERAGE([.G184:.K184])" office:value-type="float" office:value="1196.2" calcext:value-type="float">
            <text:p>1196.2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2208" calcext:value-type="float">
            <text:p>2208</text:p>
          </table:table-cell>
          <table:table-cell office:value-type="float" office:value="2212" calcext:value-type="float">
            <text:p>2212</text:p>
          </table:table-cell>
          <table:table-cell office:value-type="float" office:value="2400" calcext:value-type="float">
            <text:p>2400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72.78" calcext:value-type="float">
            <text:p>1472.78</text:p>
          </table:table-cell>
          <table:table-cell office:value-type="float" office:value="1163.2" calcext:value-type="float">
            <text:p>1163.2</text:p>
          </table:table-cell>
          <table:table-cell office:value-type="float" office:value="1152.95" calcext:value-type="float">
            <text:p>1152.95</text:p>
          </table:table-cell>
          <table:table-cell office:value-type="float" office:value="1236.55" calcext:value-type="float">
            <text:p>1236.55</text:p>
          </table:table-cell>
          <table:table-cell office:value-type="float" office:value="1115.44" calcext:value-type="float">
            <text:p>1115.44</text:p>
          </table:table-cell>
          <table:table-cell table:number-columns-repeated="2"/>
          <table:table-cell table:formula="of:=AVERAGE([.A185:.E185])" office:value-type="float" office:value="2254.2" calcext:value-type="float">
            <text:p>2254.2</text:p>
          </table:table-cell>
          <table:table-cell table:formula="of:=AVERAGE([.G185:.K185])" office:value-type="float" office:value="1228.184" calcext:value-type="float">
            <text:p>1228.18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418" calcext:value-type="float">
            <text:p>2418</text:p>
          </table:table-cell>
          <table:table-cell office:value-type="float" office:value="2211" calcext:value-type="float">
            <text:p>2211</text:p>
          </table:table-cell>
          <table:table-cell office:value-type="float" office:value="2157" calcext:value-type="float">
            <text:p>2157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563.33" calcext:value-type="float">
            <text:p>1563.33</text:p>
          </table:table-cell>
          <table:table-cell office:value-type="float" office:value="1089.1" calcext:value-type="float">
            <text:p>1089.1</text:p>
          </table:table-cell>
          <table:table-cell office:value-type="float" office:value="1212.07" calcext:value-type="float">
            <text:p>1212.07</text:p>
          </table:table-cell>
          <table:table-cell office:value-type="float" office:value="1170.4" calcext:value-type="float">
            <text:p>1170.4</text:p>
          </table:table-cell>
          <table:table-cell office:value-type="float" office:value="1112.63" calcext:value-type="float">
            <text:p>1112.63</text:p>
          </table:table-cell>
          <table:table-cell table:number-columns-repeated="2"/>
          <table:table-cell table:formula="of:=AVERAGE([.A186:.E186])" office:value-type="float" office:value="2212.8" calcext:value-type="float">
            <text:p>2212.8</text:p>
          </table:table-cell>
          <table:table-cell table:formula="of:=AVERAGE([.G186:.K186])" office:value-type="float" office:value="1229.506" calcext:value-type="float">
            <text:p>1229.506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298" calcext:value-type="float">
            <text:p>2298</text:p>
          </table:table-cell>
          <table:table-cell office:value-type="float" office:value="2116" calcext:value-type="float">
            <text:p>2116</text:p>
          </table:table-cell>
          <table:table-cell office:value-type="float" office:value="2387" calcext:value-type="float">
            <text:p>2387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float" office:value="1505.29" calcext:value-type="float">
            <text:p>1505.29</text:p>
          </table:table-cell>
          <table:table-cell office:value-type="float" office:value="1059.05" calcext:value-type="float">
            <text:p>1059.05</text:p>
          </table:table-cell>
          <table:table-cell office:value-type="float" office:value="1199.7" calcext:value-type="float">
            <text:p>1199.7</text:p>
          </table:table-cell>
          <table:table-cell office:value-type="float" office:value="1133.34" calcext:value-type="float">
            <text:p>1133.34</text:p>
          </table:table-cell>
          <table:table-cell office:value-type="float" office:value="1194.17" calcext:value-type="float">
            <text:p>1194.17</text:p>
          </table:table-cell>
          <table:table-cell table:number-columns-repeated="2"/>
          <table:table-cell table:formula="of:=AVERAGE([.A187:.E187])" office:value-type="float" office:value="2277.2" calcext:value-type="float">
            <text:p>2277.2</text:p>
          </table:table-cell>
          <table:table-cell table:formula="of:=AVERAGE([.G187:.K187])" office:value-type="float" office:value="1218.31" calcext:value-type="float">
            <text:p>1218.31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963" calcext:value-type="float">
            <text:p>1963</text:p>
          </table:table-cell>
          <table:table-cell office:value-type="float" office:value="2492" calcext:value-type="float">
            <text:p>2492</text:p>
          </table:table-cell>
          <table:table-cell office:value-type="float" office:value="2400" calcext:value-type="float">
            <text:p>2400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627.18" calcext:value-type="float">
            <text:p>1627.18</text:p>
          </table:table-cell>
          <table:table-cell office:value-type="float" office:value="1133.06" calcext:value-type="float">
            <text:p>1133.06</text:p>
          </table:table-cell>
          <table:table-cell office:value-type="float" office:value="1254.4" calcext:value-type="float">
            <text:p>1254.4</text:p>
          </table:table-cell>
          <table:table-cell office:value-type="float" office:value="1158.2" calcext:value-type="float">
            <text:p>1158.2</text:p>
          </table:table-cell>
          <table:table-cell office:value-type="float" office:value="1134.45" calcext:value-type="float">
            <text:p>1134.45</text:p>
          </table:table-cell>
          <table:table-cell table:number-columns-repeated="2"/>
          <table:table-cell table:formula="of:=AVERAGE([.A188:.E188])" office:value-type="float" office:value="2261" calcext:value-type="float">
            <text:p>2261</text:p>
          </table:table-cell>
          <table:table-cell table:formula="of:=AVERAGE([.G188:.K188])" office:value-type="float" office:value="1261.458" calcext:value-type="float">
            <text:p>1261.458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278" calcext:value-type="float">
            <text:p>2278</text:p>
          </table:table-cell>
          <table:table-cell office:value-type="float" office:value="2377" calcext:value-type="float">
            <text:p>2377</text:p>
          </table:table-cell>
          <table:table-cell office:value-type="float" office:value="2062" calcext:value-type="float">
            <text:p>2062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509.3" calcext:value-type="float">
            <text:p>1509.3</text:p>
          </table:table-cell>
          <table:table-cell office:value-type="float" office:value="1075.8" calcext:value-type="float">
            <text:p>1075.8</text:p>
          </table:table-cell>
          <table:table-cell office:value-type="float" office:value="1174.33" calcext:value-type="float">
            <text:p>1174.33</text:p>
          </table:table-cell>
          <table:table-cell office:value-type="float" office:value="1184.17" calcext:value-type="float">
            <text:p>1184.17</text:p>
          </table:table-cell>
          <table:table-cell office:value-type="float" office:value="1041.35" calcext:value-type="float">
            <text:p>1041.35</text:p>
          </table:table-cell>
          <table:table-cell table:number-columns-repeated="2"/>
          <table:table-cell table:formula="of:=AVERAGE([.A189:.E189])" office:value-type="float" office:value="2270.6" calcext:value-type="float">
            <text:p>2270.6</text:p>
          </table:table-cell>
          <table:table-cell table:formula="of:=AVERAGE([.G189:.K189])" office:value-type="float" office:value="1196.99" calcext:value-type="float">
            <text:p>1196.99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192" calcext:value-type="float">
            <text:p>2192</text:p>
          </table:table-cell>
          <table:table-cell office:value-type="float" office:value="2373" calcext:value-type="float">
            <text:p>2373</text:p>
          </table:table-cell>
          <table:table-cell office:value-type="float" office:value="2043" calcext:value-type="float">
            <text:p>2043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591.01" calcext:value-type="float">
            <text:p>1591.01</text:p>
          </table:table-cell>
          <table:table-cell office:value-type="float" office:value="1266.08" calcext:value-type="float">
            <text:p>1266.08</text:p>
          </table:table-cell>
          <table:table-cell office:value-type="float" office:value="1231.52" calcext:value-type="float">
            <text:p>1231.52</text:p>
          </table:table-cell>
          <table:table-cell office:value-type="float" office:value="1181.34" calcext:value-type="float">
            <text:p>1181.34</text:p>
          </table:table-cell>
          <table:table-cell office:value-type="float" office:value="1124.83" calcext:value-type="float">
            <text:p>1124.83</text:p>
          </table:table-cell>
          <table:table-cell table:number-columns-repeated="2"/>
          <table:table-cell table:formula="of:=AVERAGE([.A190:.E190])" office:value-type="float" office:value="2200" calcext:value-type="float">
            <text:p>2200</text:p>
          </table:table-cell>
          <table:table-cell table:formula="of:=AVERAGE([.G190:.K190])" office:value-type="float" office:value="1278.956" calcext:value-type="float">
            <text:p>1278.956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217" calcext:value-type="float">
            <text:p>2217</text:p>
          </table:table-cell>
          <table:table-cell office:value-type="float" office:value="2282" calcext:value-type="float">
            <text:p>2282</text:p>
          </table:table-cell>
          <table:table-cell office:value-type="float" office:value="2383" calcext:value-type="float">
            <text:p>2383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530.46" calcext:value-type="float">
            <text:p>1530.46</text:p>
          </table:table-cell>
          <table:table-cell office:value-type="float" office:value="1154.21" calcext:value-type="float">
            <text:p>1154.21</text:p>
          </table:table-cell>
          <table:table-cell office:value-type="float" office:value="1235.72" calcext:value-type="float">
            <text:p>1235.72</text:p>
          </table:table-cell>
          <table:table-cell office:value-type="float" office:value="1100.2" calcext:value-type="float">
            <text:p>1100.2</text:p>
          </table:table-cell>
          <table:table-cell office:value-type="float" office:value="1141.63" calcext:value-type="float">
            <text:p>1141.63</text:p>
          </table:table-cell>
          <table:table-cell table:number-columns-repeated="2"/>
          <table:table-cell table:formula="of:=AVERAGE([.A191:.E191])" office:value-type="float" office:value="2232.6" calcext:value-type="float">
            <text:p>2232.6</text:p>
          </table:table-cell>
          <table:table-cell table:formula="of:=AVERAGE([.G191:.K191])" office:value-type="float" office:value="1232.444" calcext:value-type="float">
            <text:p>1232.444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2038" calcext:value-type="float">
            <text:p>2038</text:p>
          </table:table-cell>
          <table:table-cell office:value-type="float" office:value="2172" calcext:value-type="float">
            <text:p>2172</text:p>
          </table:table-cell>
          <table:table-cell office:value-type="float" office:value="1931" calcext:value-type="float">
            <text:p>1931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500.9" calcext:value-type="float">
            <text:p>1500.9</text:p>
          </table:table-cell>
          <table:table-cell office:value-type="float" office:value="1197.75" calcext:value-type="float">
            <text:p>1197.75</text:p>
          </table:table-cell>
          <table:table-cell office:value-type="float" office:value="1219.18" calcext:value-type="float">
            <text:p>1219.18</text:p>
          </table:table-cell>
          <table:table-cell office:value-type="float" office:value="1116.76" calcext:value-type="float">
            <text:p>1116.76</text:p>
          </table:table-cell>
          <table:table-cell office:value-type="float" office:value="1138.89" calcext:value-type="float">
            <text:p>1138.89</text:p>
          </table:table-cell>
          <table:table-cell table:number-columns-repeated="2"/>
          <table:table-cell table:formula="of:=AVERAGE([.A192:.E192])" office:value-type="float" office:value="2150.6" calcext:value-type="float">
            <text:p>2150.6</text:p>
          </table:table-cell>
          <table:table-cell table:formula="of:=AVERAGE([.G192:.K192])" office:value-type="float" office:value="1234.696" calcext:value-type="float">
            <text:p>1234.696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196" calcext:value-type="float">
            <text:p>2196</text:p>
          </table:table-cell>
          <table:table-cell office:value-type="float" office:value="2827" calcext:value-type="float">
            <text:p>2827</text:p>
          </table:table-cell>
          <table:table-cell office:value-type="float" office:value="2250" calcext:value-type="float">
            <text:p>2250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606.2" calcext:value-type="float">
            <text:p>1606.2</text:p>
          </table:table-cell>
          <table:table-cell office:value-type="float" office:value="1119.89" calcext:value-type="float">
            <text:p>1119.89</text:p>
          </table:table-cell>
          <table:table-cell office:value-type="float" office:value="1170.36" calcext:value-type="float">
            <text:p>1170.36</text:p>
          </table:table-cell>
          <table:table-cell office:value-type="float" office:value="1168.04" calcext:value-type="float">
            <text:p>1168.04</text:p>
          </table:table-cell>
          <table:table-cell office:value-type="float" office:value="1061.93" calcext:value-type="float">
            <text:p>1061.93</text:p>
          </table:table-cell>
          <table:table-cell table:number-columns-repeated="2"/>
          <table:table-cell table:formula="of:=AVERAGE([.A193:.E193])" office:value-type="float" office:value="2410.8" calcext:value-type="float">
            <text:p>2410.8</text:p>
          </table:table-cell>
          <table:table-cell table:formula="of:=AVERAGE([.G193:.K193])" office:value-type="float" office:value="1225.284" calcext:value-type="float">
            <text:p>1225.284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183" calcext:value-type="float">
            <text:p>2183</text:p>
          </table:table-cell>
          <table:table-cell office:value-type="float" office:value="2287" calcext:value-type="float">
            <text:p>2287</text:p>
          </table:table-cell>
          <table:table-cell office:value-type="float" office:value="2193" calcext:value-type="float">
            <text:p>2193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1562.38" calcext:value-type="float">
            <text:p>1562.38</text:p>
          </table:table-cell>
          <table:table-cell office:value-type="float" office:value="1157.49" calcext:value-type="float">
            <text:p>1157.49</text:p>
          </table:table-cell>
          <table:table-cell office:value-type="float" office:value="1234.87" calcext:value-type="float">
            <text:p>1234.87</text:p>
          </table:table-cell>
          <table:table-cell office:value-type="float" office:value="1167" calcext:value-type="float">
            <text:p>1167</text:p>
          </table:table-cell>
          <table:table-cell office:value-type="float" office:value="1133.23" calcext:value-type="float">
            <text:p>1133.23</text:p>
          </table:table-cell>
          <table:table-cell table:number-columns-repeated="2"/>
          <table:table-cell table:formula="of:=AVERAGE([.A194:.E194])" office:value-type="float" office:value="2321.2" calcext:value-type="float">
            <text:p>2321.2</text:p>
          </table:table-cell>
          <table:table-cell table:formula="of:=AVERAGE([.G194:.K194])" office:value-type="float" office:value="1250.994" calcext:value-type="float">
            <text:p>1250.994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2263" calcext:value-type="float">
            <text:p>2263</text:p>
          </table:table-cell>
          <table:table-cell office:value-type="float" office:value="2131" calcext:value-type="float">
            <text:p>2131</text:p>
          </table:table-cell>
          <table:table-cell office:value-type="float" office:value="2375" calcext:value-type="float">
            <text:p>2375</text:p>
          </table:table-cell>
          <table:table-cell office:value-type="float" office:value="2418" calcext:value-type="float">
            <text:p>2418</text:p>
          </table:table-cell>
          <table:table-cell/>
          <table:table-cell office:value-type="float" office:value="1517.14" calcext:value-type="float">
            <text:p>1517.14</text:p>
          </table:table-cell>
          <table:table-cell office:value-type="float" office:value="1280.09" calcext:value-type="float">
            <text:p>1280.09</text:p>
          </table:table-cell>
          <table:table-cell office:value-type="float" office:value="1133.17" calcext:value-type="float">
            <text:p>1133.17</text:p>
          </table:table-cell>
          <table:table-cell office:value-type="float" office:value="1233.09" calcext:value-type="float">
            <text:p>1233.09</text:p>
          </table:table-cell>
          <table:table-cell office:value-type="float" office:value="1158.82" calcext:value-type="float">
            <text:p>1158.82</text:p>
          </table:table-cell>
          <table:table-cell table:number-columns-repeated="2"/>
          <table:table-cell table:formula="of:=AVERAGE([.A195:.E195])" office:value-type="float" office:value="2387" calcext:value-type="float">
            <text:p>2387</text:p>
          </table:table-cell>
          <table:table-cell table:formula="of:=AVERAGE([.G195:.K195])" office:value-type="float" office:value="1264.462" calcext:value-type="float">
            <text:p>1264.462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243" calcext:value-type="float">
            <text:p>2243</text:p>
          </table:table-cell>
          <table:table-cell office:value-type="float" office:value="2537" calcext:value-type="float">
            <text:p>2537</text:p>
          </table:table-cell>
          <table:table-cell office:value-type="float" office:value="2382" calcext:value-type="float">
            <text:p>2382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538.75" calcext:value-type="float">
            <text:p>1538.75</text:p>
          </table:table-cell>
          <table:table-cell office:value-type="float" office:value="1185" calcext:value-type="float">
            <text:p>1185</text:p>
          </table:table-cell>
          <table:table-cell office:value-type="float" office:value="1093.65" calcext:value-type="float">
            <text:p>1093.65</text:p>
          </table:table-cell>
          <table:table-cell office:value-type="float" office:value="1244.77" calcext:value-type="float">
            <text:p>1244.77</text:p>
          </table:table-cell>
          <table:table-cell office:value-type="float" office:value="1204.8" calcext:value-type="float">
            <text:p>1204.8</text:p>
          </table:table-cell>
          <table:table-cell table:number-columns-repeated="2"/>
          <table:table-cell table:formula="of:=AVERAGE([.A196:.E196])" office:value-type="float" office:value="2363" calcext:value-type="float">
            <text:p>2363</text:p>
          </table:table-cell>
          <table:table-cell table:formula="of:=AVERAGE([.G196:.K196])" office:value-type="float" office:value="1253.394" calcext:value-type="float">
            <text:p>1253.394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2258" calcext:value-type="float">
            <text:p>2258</text:p>
          </table:table-cell>
          <table:table-cell office:value-type="float" office:value="2468" calcext:value-type="float">
            <text:p>2468</text:p>
          </table:table-cell>
          <table:table-cell office:value-type="float" office:value="2405" calcext:value-type="float">
            <text:p>2405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635.3" calcext:value-type="float">
            <text:p>1635.3</text:p>
          </table:table-cell>
          <table:table-cell office:value-type="float" office:value="1176.33" calcext:value-type="float">
            <text:p>1176.33</text:p>
          </table:table-cell>
          <table:table-cell office:value-type="float" office:value="1176.38" calcext:value-type="float">
            <text:p>1176.38</text:p>
          </table:table-cell>
          <table:table-cell office:value-type="float" office:value="1210.74" calcext:value-type="float">
            <text:p>1210.74</text:p>
          </table:table-cell>
          <table:table-cell office:value-type="float" office:value="1126.5" calcext:value-type="float">
            <text:p>1126.5</text:p>
          </table:table-cell>
          <table:table-cell table:number-columns-repeated="2"/>
          <table:table-cell table:formula="of:=AVERAGE([.A197:.E197])" office:value-type="float" office:value="2376.4" calcext:value-type="float">
            <text:p>2376.4</text:p>
          </table:table-cell>
          <table:table-cell table:formula="of:=AVERAGE([.G197:.K197])" office:value-type="float" office:value="1265.05" calcext:value-type="float">
            <text:p>1265.05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2278" calcext:value-type="float">
            <text:p>2278</text:p>
          </table:table-cell>
          <table:table-cell office:value-type="float" office:value="2663" calcext:value-type="float">
            <text:p>2663</text:p>
          </table:table-cell>
          <table:table-cell office:value-type="float" office:value="2218" calcext:value-type="float">
            <text:p>2218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float" office:value="1406.96" calcext:value-type="float">
            <text:p>1406.96</text:p>
          </table:table-cell>
          <table:table-cell office:value-type="float" office:value="1094.03" calcext:value-type="float">
            <text:p>1094.03</text:p>
          </table:table-cell>
          <table:table-cell office:value-type="float" office:value="1072.03" calcext:value-type="float">
            <text:p>1072.03</text:p>
          </table:table-cell>
          <table:table-cell office:value-type="float" office:value="1169.46" calcext:value-type="float">
            <text:p>1169.46</text:p>
          </table:table-cell>
          <table:table-cell office:value-type="float" office:value="1142.28" calcext:value-type="float">
            <text:p>1142.28</text:p>
          </table:table-cell>
          <table:table-cell table:number-columns-repeated="2"/>
          <table:table-cell table:formula="of:=AVERAGE([.A198:.E198])" office:value-type="float" office:value="2288.6" calcext:value-type="float">
            <text:p>2288.6</text:p>
          </table:table-cell>
          <table:table-cell table:formula="of:=AVERAGE([.G198:.K198])" office:value-type="float" office:value="1176.952" calcext:value-type="float">
            <text:p>1176.952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123" calcext:value-type="float">
            <text:p>2123</text:p>
          </table:table-cell>
          <table:table-cell office:value-type="float" office:value="2765" calcext:value-type="float">
            <text:p>2765</text:p>
          </table:table-cell>
          <table:table-cell office:value-type="float" office:value="2650" calcext:value-type="float">
            <text:p>2650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float" office:value="1474.26" calcext:value-type="float">
            <text:p>1474.26</text:p>
          </table:table-cell>
          <table:table-cell office:value-type="float" office:value="1106.65" calcext:value-type="float">
            <text:p>1106.65</text:p>
          </table:table-cell>
          <table:table-cell office:value-type="float" office:value="1087.94" calcext:value-type="float">
            <text:p>1087.94</text:p>
          </table:table-cell>
          <table:table-cell office:value-type="float" office:value="1239.27" calcext:value-type="float">
            <text:p>1239.27</text:p>
          </table:table-cell>
          <table:table-cell office:value-type="float" office:value="1130.18" calcext:value-type="float">
            <text:p>1130.18</text:p>
          </table:table-cell>
          <table:table-cell table:number-columns-repeated="2"/>
          <table:table-cell table:formula="of:=AVERAGE([.A199:.E199])" office:value-type="float" office:value="2437.2" calcext:value-type="float">
            <text:p>2437.2</text:p>
          </table:table-cell>
          <table:table-cell table:formula="of:=AVERAGE([.G199:.K199])" office:value-type="float" office:value="1207.66" calcext:value-type="float">
            <text:p>1207.66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2348" calcext:value-type="float">
            <text:p>2348</text:p>
          </table:table-cell>
          <table:table-cell office:value-type="float" office:value="2937" calcext:value-type="float">
            <text:p>2937</text:p>
          </table:table-cell>
          <table:table-cell office:value-type="float" office:value="2543" calcext:value-type="float">
            <text:p>2543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float" office:value="1527.31" calcext:value-type="float">
            <text:p>1527.31</text:p>
          </table:table-cell>
          <table:table-cell office:value-type="float" office:value="1221.4" calcext:value-type="float">
            <text:p>1221.4</text:p>
          </table:table-cell>
          <table:table-cell office:value-type="float" office:value="1126.16" calcext:value-type="float">
            <text:p>1126.16</text:p>
          </table:table-cell>
          <table:table-cell office:value-type="float" office:value="1122.11" calcext:value-type="float">
            <text:p>1122.11</text:p>
          </table:table-cell>
          <table:table-cell office:value-type="float" office:value="1160.29" calcext:value-type="float">
            <text:p>1160.29</text:p>
          </table:table-cell>
          <table:table-cell table:number-columns-repeated="2"/>
          <table:table-cell table:formula="of:=AVERAGE([.A200:.E200])" office:value-type="float" office:value="2475.8" calcext:value-type="float">
            <text:p>2475.8</text:p>
          </table:table-cell>
          <table:table-cell table:formula="of:=AVERAGE([.G200:.K200])" office:value-type="float" office:value="1231.454" calcext:value-type="float">
            <text:p>1231.454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348" calcext:value-type="float">
            <text:p>2348</text:p>
          </table:table-cell>
          <table:table-cell office:value-type="float" office:value="2070" calcext:value-type="float">
            <text:p>2070</text:p>
          </table:table-cell>
          <table:table-cell office:value-type="float" office:value="2294" calcext:value-type="float">
            <text:p>2294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1577.73" calcext:value-type="float">
            <text:p>1577.73</text:p>
          </table:table-cell>
          <table:table-cell office:value-type="float" office:value="1227.41" calcext:value-type="float">
            <text:p>1227.41</text:p>
          </table:table-cell>
          <table:table-cell office:value-type="float" office:value="1199.98" calcext:value-type="float">
            <text:p>1199.98</text:p>
          </table:table-cell>
          <table:table-cell office:value-type="float" office:value="1149.96" calcext:value-type="float">
            <text:p>1149.96</text:p>
          </table:table-cell>
          <table:table-cell office:value-type="float" office:value="1067.65" calcext:value-type="float">
            <text:p>1067.65</text:p>
          </table:table-cell>
          <table:table-cell table:number-columns-repeated="2"/>
          <table:table-cell table:formula="of:=AVERAGE([.A201:.E201])" office:value-type="float" office:value="2224" calcext:value-type="float">
            <text:p>2224</text:p>
          </table:table-cell>
          <table:table-cell table:formula="of:=AVERAGE([.G201:.K201])" office:value-type="float" office:value="1244.546" calcext:value-type="float">
            <text:p>1244.546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2343" calcext:value-type="float">
            <text:p>2343</text:p>
          </table:table-cell>
          <table:table-cell office:value-type="float" office:value="2492" calcext:value-type="float">
            <text:p>2492</text:p>
          </table:table-cell>
          <table:table-cell office:value-type="float" office:value="2333" calcext:value-type="float">
            <text:p>2333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658.33" calcext:value-type="float">
            <text:p>1658.33</text:p>
          </table:table-cell>
          <table:table-cell office:value-type="float" office:value="1185.67" calcext:value-type="float">
            <text:p>1185.67</text:p>
          </table:table-cell>
          <table:table-cell office:value-type="float" office:value="1241.18" calcext:value-type="float">
            <text:p>1241.18</text:p>
          </table:table-cell>
          <table:table-cell office:value-type="float" office:value="1118.83" calcext:value-type="float">
            <text:p>1118.83</text:p>
          </table:table-cell>
          <table:table-cell office:value-type="float" office:value="1054.27" calcext:value-type="float">
            <text:p>1054.27</text:p>
          </table:table-cell>
          <table:table-cell table:number-columns-repeated="2"/>
          <table:table-cell table:formula="of:=AVERAGE([.A202:.E202])" office:value-type="float" office:value="2354.4" calcext:value-type="float">
            <text:p>2354.4</text:p>
          </table:table-cell>
          <table:table-cell table:formula="of:=AVERAGE([.G202:.K202])" office:value-type="float" office:value="1251.656" calcext:value-type="float">
            <text:p>1251.656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2167" calcext:value-type="float">
            <text:p>2167</text:p>
          </table:table-cell>
          <table:table-cell office:value-type="float" office:value="2970" calcext:value-type="float">
            <text:p>2970</text:p>
          </table:table-cell>
          <table:table-cell office:value-type="float" office:value="2362" calcext:value-type="float">
            <text:p>2362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13.38" calcext:value-type="float">
            <text:p>1613.38</text:p>
          </table:table-cell>
          <table:table-cell office:value-type="float" office:value="1190.41" calcext:value-type="float">
            <text:p>1190.41</text:p>
          </table:table-cell>
          <table:table-cell office:value-type="float" office:value="1282.18" calcext:value-type="float">
            <text:p>1282.18</text:p>
          </table:table-cell>
          <table:table-cell office:value-type="float" office:value="1167.59" calcext:value-type="float">
            <text:p>1167.59</text:p>
          </table:table-cell>
          <table:table-cell office:value-type="float" office:value="1111.31" calcext:value-type="float">
            <text:p>1111.31</text:p>
          </table:table-cell>
          <table:table-cell table:number-columns-repeated="2"/>
          <table:table-cell table:formula="of:=AVERAGE([.A203:.E203])" office:value-type="float" office:value="2425" calcext:value-type="float">
            <text:p>2425</text:p>
          </table:table-cell>
          <table:table-cell table:formula="of:=AVERAGE([.G203:.K203])" office:value-type="float" office:value="1272.974" calcext:value-type="float">
            <text:p>1272.974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663" calcext:value-type="float">
            <text:p>2663</text:p>
          </table:table-cell>
          <table:table-cell office:value-type="float" office:value="2288" calcext:value-type="float">
            <text:p>2288</text:p>
          </table:table-cell>
          <table:table-cell office:value-type="float" office:value="2167" calcext:value-type="float">
            <text:p>2167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float" office:value="1484.61" calcext:value-type="float">
            <text:p>1484.61</text:p>
          </table:table-cell>
          <table:table-cell office:value-type="float" office:value="1286.6" calcext:value-type="float">
            <text:p>1286.6</text:p>
          </table:table-cell>
          <table:table-cell office:value-type="float" office:value="1127.5" calcext:value-type="float">
            <text:p>1127.5</text:p>
          </table:table-cell>
          <table:table-cell office:value-type="float" office:value="1224.13" calcext:value-type="float">
            <text:p>1224.13</text:p>
          </table:table-cell>
          <table:table-cell office:value-type="float" office:value="1094.17" calcext:value-type="float">
            <text:p>1094.17</text:p>
          </table:table-cell>
          <table:table-cell table:number-columns-repeated="2"/>
          <table:table-cell table:formula="of:=AVERAGE([.A204:.E204])" office:value-type="float" office:value="2362.8" calcext:value-type="float">
            <text:p>2362.8</text:p>
          </table:table-cell>
          <table:table-cell table:formula="of:=AVERAGE([.G204:.K204])" office:value-type="float" office:value="1243.402" calcext:value-type="float">
            <text:p>1243.402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398" calcext:value-type="float">
            <text:p>2398</text:p>
          </table:table-cell>
          <table:table-cell office:value-type="float" office:value="2372" calcext:value-type="float">
            <text:p>2372</text:p>
          </table:table-cell>
          <table:table-cell office:value-type="float" office:value="2312" calcext:value-type="float">
            <text:p>2312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554.3" calcext:value-type="float">
            <text:p>1554.3</text:p>
          </table:table-cell>
          <table:table-cell office:value-type="float" office:value="1278.83" calcext:value-type="float">
            <text:p>1278.83</text:p>
          </table:table-cell>
          <table:table-cell office:value-type="float" office:value="1084.73" calcext:value-type="float">
            <text:p>1084.73</text:p>
          </table:table-cell>
          <table:table-cell office:value-type="float" office:value="1098.54" calcext:value-type="float">
            <text:p>1098.54</text:p>
          </table:table-cell>
          <table:table-cell office:value-type="float" office:value="1059.81" calcext:value-type="float">
            <text:p>1059.81</text:p>
          </table:table-cell>
          <table:table-cell table:number-columns-repeated="2"/>
          <table:table-cell table:formula="of:=AVERAGE([.A205:.E205])" office:value-type="float" office:value="2321.6" calcext:value-type="float">
            <text:p>2321.6</text:p>
          </table:table-cell>
          <table:table-cell table:formula="of:=AVERAGE([.G205:.K205])" office:value-type="float" office:value="1215.242" calcext:value-type="float">
            <text:p>1215.242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333" calcext:value-type="float">
            <text:p>2333</text:p>
          </table:table-cell>
          <table:table-cell office:value-type="float" office:value="2547" calcext:value-type="float">
            <text:p>2547</text:p>
          </table:table-cell>
          <table:table-cell office:value-type="float" office:value="2370" calcext:value-type="float">
            <text:p>2370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156.19" calcext:value-type="float">
            <text:p>1156.19</text:p>
          </table:table-cell>
          <table:table-cell office:value-type="float" office:value="1192.67" calcext:value-type="float">
            <text:p>1192.67</text:p>
          </table:table-cell>
          <table:table-cell office:value-type="float" office:value="1168.27" calcext:value-type="float">
            <text:p>1168.27</text:p>
          </table:table-cell>
          <table:table-cell office:value-type="float" office:value="1116.19" calcext:value-type="float">
            <text:p>1116.19</text:p>
          </table:table-cell>
          <table:table-cell table:number-columns-repeated="2"/>
          <table:table-cell table:formula="of:=AVERAGE([.A206:.E206])" office:value-type="float" office:value="2413.2" calcext:value-type="float">
            <text:p>2413.2</text:p>
          </table:table-cell>
          <table:table-cell table:formula="of:=AVERAGE([.G206:.K206])" office:value-type="float" office:value="1238.864" calcext:value-type="float">
            <text:p>1238.864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063" calcext:value-type="float">
            <text:p>2063</text:p>
          </table:table-cell>
          <table:table-cell office:value-type="float" office:value="2182" calcext:value-type="float">
            <text:p>2182</text:p>
          </table:table-cell>
          <table:table-cell office:value-type="float" office:value="2580" calcext:value-type="float">
            <text:p>2580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float" office:value="1574.14" calcext:value-type="float">
            <text:p>1574.14</text:p>
          </table:table-cell>
          <table:table-cell office:value-type="float" office:value="1269.05" calcext:value-type="float">
            <text:p>1269.05</text:p>
          </table:table-cell>
          <table:table-cell office:value-type="float" office:value="1156.36" calcext:value-type="float">
            <text:p>1156.36</text:p>
          </table:table-cell>
          <table:table-cell office:value-type="float" office:value="1133.62" calcext:value-type="float">
            <text:p>1133.62</text:p>
          </table:table-cell>
          <table:table-cell office:value-type="float" office:value="1109.32" calcext:value-type="float">
            <text:p>1109.32</text:p>
          </table:table-cell>
          <table:table-cell table:number-columns-repeated="2"/>
          <table:table-cell table:formula="of:=AVERAGE([.A207:.E207])" office:value-type="float" office:value="2305.4" calcext:value-type="float">
            <text:p>2305.4</text:p>
          </table:table-cell>
          <table:table-cell table:formula="of:=AVERAGE([.G207:.K207])" office:value-type="float" office:value="1248.498" calcext:value-type="float">
            <text:p>1248.498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2263" calcext:value-type="float">
            <text:p>2263</text:p>
          </table:table-cell>
          <table:table-cell office:value-type="float" office:value="2072" calcext:value-type="float">
            <text:p>2072</text:p>
          </table:table-cell>
          <table:table-cell office:value-type="float" office:value="2218" calcext:value-type="float">
            <text:p>2218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1521.33" calcext:value-type="float">
            <text:p>1521.33</text:p>
          </table:table-cell>
          <table:table-cell office:value-type="float" office:value="1224.1" calcext:value-type="float">
            <text:p>1224.1</text:p>
          </table:table-cell>
          <table:table-cell office:value-type="float" office:value="1170.48" calcext:value-type="float">
            <text:p>1170.48</text:p>
          </table:table-cell>
          <table:table-cell office:value-type="float" office:value="1092.7" calcext:value-type="float">
            <text:p>1092.7</text:p>
          </table:table-cell>
          <table:table-cell office:value-type="float" office:value="1033.7" calcext:value-type="float">
            <text:p>1033.7</text:p>
          </table:table-cell>
          <table:table-cell table:number-columns-repeated="2"/>
          <table:table-cell table:formula="of:=AVERAGE([.A208:.E208])" office:value-type="float" office:value="2238" calcext:value-type="float">
            <text:p>2238</text:p>
          </table:table-cell>
          <table:table-cell table:formula="of:=AVERAGE([.G208:.K208])" office:value-type="float" office:value="1208.462" calcext:value-type="float">
            <text:p>1208.462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155" calcext:value-type="float">
            <text:p>2155</text:p>
          </table:table-cell>
          <table:table-cell office:value-type="float" office:value="2632" calcext:value-type="float">
            <text:p>2632</text:p>
          </table:table-cell>
          <table:table-cell office:value-type="float" office:value="2325" calcext:value-type="float">
            <text:p>2325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500.16" calcext:value-type="float">
            <text:p>1500.16</text:p>
          </table:table-cell>
          <table:table-cell office:value-type="float" office:value="1226.58" calcext:value-type="float">
            <text:p>1226.58</text:p>
          </table:table-cell>
          <table:table-cell office:value-type="float" office:value="1241.87" calcext:value-type="float">
            <text:p>1241.87</text:p>
          </table:table-cell>
          <table:table-cell office:value-type="float" office:value="1117.07" calcext:value-type="float">
            <text:p>1117.07</text:p>
          </table:table-cell>
          <table:table-cell office:value-type="float" office:value="1017.31" calcext:value-type="float">
            <text:p>1017.31</text:p>
          </table:table-cell>
          <table:table-cell table:number-columns-repeated="2"/>
          <table:table-cell table:formula="of:=AVERAGE([.A209:.E209])" office:value-type="float" office:value="2353" calcext:value-type="float">
            <text:p>2353</text:p>
          </table:table-cell>
          <table:table-cell table:formula="of:=AVERAGE([.G209:.K209])" office:value-type="float" office:value="1220.598" calcext:value-type="float">
            <text:p>1220.598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408" calcext:value-type="float">
            <text:p>2408</text:p>
          </table:table-cell>
          <table:table-cell office:value-type="float" office:value="2166" calcext:value-type="float">
            <text:p>2166</text:p>
          </table:table-cell>
          <table:table-cell office:value-type="float" office:value="2125" calcext:value-type="float">
            <text:p>2125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float" office:value="1467.86" calcext:value-type="float">
            <text:p>1467.86</text:p>
          </table:table-cell>
          <table:table-cell office:value-type="float" office:value="1229.12" calcext:value-type="float">
            <text:p>1229.12</text:p>
          </table:table-cell>
          <table:table-cell office:value-type="float" office:value="1062.03" calcext:value-type="float">
            <text:p>1062.03</text:p>
          </table:table-cell>
          <table:table-cell office:value-type="float" office:value="1170.11" calcext:value-type="float">
            <text:p>1170.11</text:p>
          </table:table-cell>
          <table:table-cell office:value-type="float" office:value="1077.43" calcext:value-type="float">
            <text:p>1077.43</text:p>
          </table:table-cell>
          <table:table-cell table:number-columns-repeated="2"/>
          <table:table-cell table:formula="of:=AVERAGE([.A210:.E210])" office:value-type="float" office:value="2228.2" calcext:value-type="float">
            <text:p>2228.2</text:p>
          </table:table-cell>
          <table:table-cell table:formula="of:=AVERAGE([.G210:.K210])" office:value-type="float" office:value="1201.31" calcext:value-type="float">
            <text:p>1201.31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228" calcext:value-type="float">
            <text:p>2228</text:p>
          </table:table-cell>
          <table:table-cell office:value-type="float" office:value="1927" calcext:value-type="float">
            <text:p>1927</text:p>
          </table:table-cell>
          <table:table-cell office:value-type="float" office:value="2363" calcext:value-type="float">
            <text:p>2363</text:p>
          </table:table-cell>
          <table:table-cell office:value-type="float" office:value="1783" calcext:value-type="float">
            <text:p>1783</text:p>
          </table:table-cell>
          <table:table-cell/>
          <table:table-cell office:value-type="float" office:value="1441.23" calcext:value-type="float">
            <text:p>1441.23</text:p>
          </table:table-cell>
          <table:table-cell office:value-type="float" office:value="1187.5" calcext:value-type="float">
            <text:p>1187.5</text:p>
          </table:table-cell>
          <table:table-cell office:value-type="float" office:value="1102.29" calcext:value-type="float">
            <text:p>1102.29</text:p>
          </table:table-cell>
          <table:table-cell office:value-type="float" office:value="1162.11" calcext:value-type="float">
            <text:p>1162.11</text:p>
          </table:table-cell>
          <table:table-cell office:value-type="float" office:value="1100.52" calcext:value-type="float">
            <text:p>1100.52</text:p>
          </table:table-cell>
          <table:table-cell table:number-columns-repeated="2"/>
          <table:table-cell table:formula="of:=AVERAGE([.A211:.E211])" office:value-type="float" office:value="2220.8" calcext:value-type="float">
            <text:p>2220.8</text:p>
          </table:table-cell>
          <table:table-cell table:formula="of:=AVERAGE([.G211:.K211])" office:value-type="float" office:value="1198.73" calcext:value-type="float">
            <text:p>1198.73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540" calcext:value-type="float">
            <text:p>2540</text:p>
          </table:table-cell>
          <table:table-cell office:value-type="float" office:value="2417" calcext:value-type="float">
            <text:p>2417</text:p>
          </table:table-cell>
          <table:table-cell office:value-type="float" office:value="2372" calcext:value-type="float">
            <text:p>2372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556.79" calcext:value-type="float">
            <text:p>1556.79</text:p>
          </table:table-cell>
          <table:table-cell office:value-type="float" office:value="1277.32" calcext:value-type="float">
            <text:p>1277.32</text:p>
          </table:table-cell>
          <table:table-cell office:value-type="float" office:value="1148.37" calcext:value-type="float">
            <text:p>1148.37</text:p>
          </table:table-cell>
          <table:table-cell office:value-type="float" office:value="1171.72" calcext:value-type="float">
            <text:p>1171.72</text:p>
          </table:table-cell>
          <table:table-cell office:value-type="float" office:value="1080.68" calcext:value-type="float">
            <text:p>1080.68</text:p>
          </table:table-cell>
          <table:table-cell table:number-columns-repeated="2"/>
          <table:table-cell table:formula="of:=AVERAGE([.A212:.E212])" office:value-type="float" office:value="2435.4" calcext:value-type="float">
            <text:p>2435.4</text:p>
          </table:table-cell>
          <table:table-cell table:formula="of:=AVERAGE([.G212:.K212])" office:value-type="float" office:value="1246.976" calcext:value-type="float">
            <text:p>1246.976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523" calcext:value-type="float">
            <text:p>2523</text:p>
          </table:table-cell>
          <table:table-cell office:value-type="float" office:value="2163" calcext:value-type="float">
            <text:p>2163</text:p>
          </table:table-cell>
          <table:table-cell office:value-type="float" office:value="2500" calcext:value-type="float">
            <text:p>2500</text:p>
          </table:table-cell>
          <table:table-cell office:value-type="float" office:value="2143" calcext:value-type="float">
            <text:p>2143</text:p>
          </table:table-cell>
          <table:table-cell/>
          <table:table-cell office:value-type="float" office:value="1440.83" calcext:value-type="float">
            <text:p>1440.83</text:p>
          </table:table-cell>
          <table:table-cell office:value-type="float" office:value="1285.06" calcext:value-type="float">
            <text:p>1285.06</text:p>
          </table:table-cell>
          <table:table-cell office:value-type="float" office:value="1108.79" calcext:value-type="float">
            <text:p>1108.79</text:p>
          </table:table-cell>
          <table:table-cell office:value-type="float" office:value="1135.86" calcext:value-type="float">
            <text:p>1135.86</text:p>
          </table:table-cell>
          <table:table-cell office:value-type="float" office:value="1179.38" calcext:value-type="float">
            <text:p>1179.38</text:p>
          </table:table-cell>
          <table:table-cell table:number-columns-repeated="2"/>
          <table:table-cell table:formula="of:=AVERAGE([.A213:.E213])" office:value-type="float" office:value="2394.6" calcext:value-type="float">
            <text:p>2394.6</text:p>
          </table:table-cell>
          <table:table-cell table:formula="of:=AVERAGE([.G213:.K213])" office:value-type="float" office:value="1229.984" calcext:value-type="float">
            <text:p>1229.984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2663" calcext:value-type="float">
            <text:p>2663</text:p>
          </table:table-cell>
          <table:table-cell office:value-type="float" office:value="2077" calcext:value-type="float">
            <text:p>2077</text:p>
          </table:table-cell>
          <table:table-cell office:value-type="float" office:value="2124" calcext:value-type="float">
            <text:p>2124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505.65" calcext:value-type="float">
            <text:p>1505.65</text:p>
          </table:table-cell>
          <table:table-cell office:value-type="float" office:value="1286.64" calcext:value-type="float">
            <text:p>1286.64</text:p>
          </table:table-cell>
          <table:table-cell office:value-type="float" office:value="1216.84" calcext:value-type="float">
            <text:p>1216.84</text:p>
          </table:table-cell>
          <table:table-cell office:value-type="float" office:value="1154.11" calcext:value-type="float">
            <text:p>1154.11</text:p>
          </table:table-cell>
          <table:table-cell office:value-type="float" office:value="1127.51" calcext:value-type="float">
            <text:p>1127.51</text:p>
          </table:table-cell>
          <table:table-cell table:number-columns-repeated="2"/>
          <table:table-cell table:formula="of:=AVERAGE([.A214:.E214])" office:value-type="float" office:value="2271" calcext:value-type="float">
            <text:p>2271</text:p>
          </table:table-cell>
          <table:table-cell table:formula="of:=AVERAGE([.G214:.K214])" office:value-type="float" office:value="1258.15" calcext:value-type="float">
            <text:p>1258.15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308" calcext:value-type="float">
            <text:p>2308</text:p>
          </table:table-cell>
          <table:table-cell office:value-type="float" office:value="2083" calcext:value-type="float">
            <text:p>2083</text:p>
          </table:table-cell>
          <table:table-cell office:value-type="float" office:value="2143" calcext:value-type="float">
            <text:p>2143</text:p>
          </table:table-cell>
          <table:table-cell office:value-type="float" office:value="1905" calcext:value-type="float">
            <text:p>1905</text:p>
          </table:table-cell>
          <table:table-cell/>
          <table:table-cell office:value-type="float" office:value="1531.96" calcext:value-type="float">
            <text:p>1531.96</text:p>
          </table:table-cell>
          <table:table-cell office:value-type="float" office:value="1285.24" calcext:value-type="float">
            <text:p>1285.24</text:p>
          </table:table-cell>
          <table:table-cell office:value-type="float" office:value="1168.1" calcext:value-type="float">
            <text:p>1168.1</text:p>
          </table:table-cell>
          <table:table-cell office:value-type="float" office:value="1169.48" calcext:value-type="float">
            <text:p>1169.48</text:p>
          </table:table-cell>
          <table:table-cell office:value-type="float" office:value="1021.55" calcext:value-type="float">
            <text:p>1021.55</text:p>
          </table:table-cell>
          <table:table-cell table:number-columns-repeated="2"/>
          <table:table-cell table:formula="of:=AVERAGE([.A215:.E215])" office:value-type="float" office:value="2255.4" calcext:value-type="float">
            <text:p>2255.4</text:p>
          </table:table-cell>
          <table:table-cell table:formula="of:=AVERAGE([.G215:.K215])" office:value-type="float" office:value="1235.266" calcext:value-type="float">
            <text:p>1235.26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300" calcext:value-type="float">
            <text:p>2300</text:p>
          </table:table-cell>
          <table:table-cell office:value-type="float" office:value="2257" calcext:value-type="float">
            <text:p>2257</text:p>
          </table:table-cell>
          <table:table-cell office:value-type="float" office:value="2444" calcext:value-type="float">
            <text:p>2444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614.91" calcext:value-type="float">
            <text:p>1614.91</text:p>
          </table:table-cell>
          <table:table-cell office:value-type="float" office:value="1224.22" calcext:value-type="float">
            <text:p>1224.22</text:p>
          </table:table-cell>
          <table:table-cell office:value-type="float" office:value="1189.99" calcext:value-type="float">
            <text:p>1189.99</text:p>
          </table:table-cell>
          <table:table-cell office:value-type="float" office:value="1105.19" calcext:value-type="float">
            <text:p>1105.19</text:p>
          </table:table-cell>
          <table:table-cell office:value-type="float" office:value="1068.9" calcext:value-type="float">
            <text:p>1068.9</text:p>
          </table:table-cell>
          <table:table-cell table:number-columns-repeated="2"/>
          <table:table-cell table:formula="of:=AVERAGE([.A216:.E216])" office:value-type="float" office:value="2267.8" calcext:value-type="float">
            <text:p>2267.8</text:p>
          </table:table-cell>
          <table:table-cell table:formula="of:=AVERAGE([.G216:.K216])" office:value-type="float" office:value="1240.642" calcext:value-type="float">
            <text:p>1240.642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2208" calcext:value-type="float">
            <text:p>2208</text:p>
          </table:table-cell>
          <table:table-cell office:value-type="float" office:value="2203" calcext:value-type="float">
            <text:p>2203</text:p>
          </table:table-cell>
          <table:table-cell office:value-type="float" office:value="2433" calcext:value-type="float">
            <text:p>2433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518.31" calcext:value-type="float">
            <text:p>1518.31</text:p>
          </table:table-cell>
          <table:table-cell office:value-type="float" office:value="1167.8" calcext:value-type="float">
            <text:p>1167.8</text:p>
          </table:table-cell>
          <table:table-cell office:value-type="float" office:value="1141.98" calcext:value-type="float">
            <text:p>1141.98</text:p>
          </table:table-cell>
          <table:table-cell office:value-type="float" office:value="1116.65" calcext:value-type="float">
            <text:p>1116.65</text:p>
          </table:table-cell>
          <table:table-cell office:value-type="float" office:value="1077.95" calcext:value-type="float">
            <text:p>1077.95</text:p>
          </table:table-cell>
          <table:table-cell table:number-columns-repeated="2"/>
          <table:table-cell table:formula="of:=AVERAGE([.A217:.E217])" office:value-type="float" office:value="2329.4" calcext:value-type="float">
            <text:p>2329.4</text:p>
          </table:table-cell>
          <table:table-cell table:formula="of:=AVERAGE([.G217:.K217])" office:value-type="float" office:value="1204.538" calcext:value-type="float">
            <text:p>1204.538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2743" calcext:value-type="float">
            <text:p>2743</text:p>
          </table:table-cell>
          <table:table-cell office:value-type="float" office:value="2349" calcext:value-type="float">
            <text:p>2349</text:p>
          </table:table-cell>
          <table:table-cell office:value-type="float" office:value="2456" calcext:value-type="float">
            <text:p>2456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39.9" calcext:value-type="float">
            <text:p>1439.9</text:p>
          </table:table-cell>
          <table:table-cell office:value-type="float" office:value="1070.48" calcext:value-type="float">
            <text:p>1070.48</text:p>
          </table:table-cell>
          <table:table-cell office:value-type="float" office:value="1186" calcext:value-type="float">
            <text:p>1186</text:p>
          </table:table-cell>
          <table:table-cell office:value-type="float" office:value="1205.86" calcext:value-type="float">
            <text:p>1205.86</text:p>
          </table:table-cell>
          <table:table-cell office:value-type="float" office:value="1132.36" calcext:value-type="float">
            <text:p>1132.36</text:p>
          </table:table-cell>
          <table:table-cell table:number-columns-repeated="2"/>
          <table:table-cell table:formula="of:=AVERAGE([.A218:.E218])" office:value-type="float" office:value="2403.6" calcext:value-type="float">
            <text:p>2403.6</text:p>
          </table:table-cell>
          <table:table-cell table:formula="of:=AVERAGE([.G218:.K218])" office:value-type="float" office:value="1206.92" calcext:value-type="float">
            <text:p>1206.92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483" calcext:value-type="float">
            <text:p>2483</text:p>
          </table:table-cell>
          <table:table-cell office:value-type="float" office:value="2723" calcext:value-type="float">
            <text:p>2723</text:p>
          </table:table-cell>
          <table:table-cell office:value-type="float" office:value="2084" calcext:value-type="float">
            <text:p>2084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30.26" calcext:value-type="float">
            <text:p>1430.26</text:p>
          </table:table-cell>
          <table:table-cell office:value-type="float" office:value="1126.44" calcext:value-type="float">
            <text:p>1126.44</text:p>
          </table:table-cell>
          <table:table-cell office:value-type="float" office:value="1204.15" calcext:value-type="float">
            <text:p>1204.15</text:p>
          </table:table-cell>
          <table:table-cell office:value-type="float" office:value="1004.15" calcext:value-type="float">
            <text:p>1004.15</text:p>
          </table:table-cell>
          <table:table-cell office:value-type="float" office:value="1144.92" calcext:value-type="float">
            <text:p>1144.92</text:p>
          </table:table-cell>
          <table:table-cell table:number-columns-repeated="2"/>
          <table:table-cell table:formula="of:=AVERAGE([.A219:.E219])" office:value-type="float" office:value="2317.8" calcext:value-type="float">
            <text:p>2317.8</text:p>
          </table:table-cell>
          <table:table-cell table:formula="of:=AVERAGE([.G219:.K219])" office:value-type="float" office:value="1181.984" calcext:value-type="float">
            <text:p>1181.984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283" calcext:value-type="float">
            <text:p>2283</text:p>
          </table:table-cell>
          <table:table-cell office:value-type="float" office:value="1902" calcext:value-type="float">
            <text:p>1902</text:p>
          </table:table-cell>
          <table:table-cell office:value-type="float" office:value="2425" calcext:value-type="float">
            <text:p>2425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428.21" calcext:value-type="float">
            <text:p>1428.21</text:p>
          </table:table-cell>
          <table:table-cell office:value-type="float" office:value="1136.24" calcext:value-type="float">
            <text:p>1136.24</text:p>
          </table:table-cell>
          <table:table-cell office:value-type="float" office:value="1116.73" calcext:value-type="float">
            <text:p>1116.73</text:p>
          </table:table-cell>
          <table:table-cell office:value-type="float" office:value="1084.54" calcext:value-type="float">
            <text:p>1084.54</text:p>
          </table:table-cell>
          <table:table-cell office:value-type="float" office:value="1070.59" calcext:value-type="float">
            <text:p>1070.59</text:p>
          </table:table-cell>
          <table:table-cell table:number-columns-repeated="2"/>
          <table:table-cell table:formula="of:=AVERAGE([.A220:.E220])" office:value-type="float" office:value="2181.2" calcext:value-type="float">
            <text:p>2181.2</text:p>
          </table:table-cell>
          <table:table-cell table:formula="of:=AVERAGE([.G220:.K220])" office:value-type="float" office:value="1167.262" calcext:value-type="float">
            <text:p>1167.262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293" calcext:value-type="float">
            <text:p>2293</text:p>
          </table:table-cell>
          <table:table-cell office:value-type="float" office:value="2507" calcext:value-type="float">
            <text:p>2507</text:p>
          </table:table-cell>
          <table:table-cell office:value-type="float" office:value="2391" calcext:value-type="float">
            <text:p>2391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1212.66" calcext:value-type="float">
            <text:p>1212.66</text:p>
          </table:table-cell>
          <table:table-cell office:value-type="float" office:value="1140" calcext:value-type="float">
            <text:p>1140</text:p>
          </table:table-cell>
          <table:table-cell office:value-type="float" office:value="1034.23" calcext:value-type="float">
            <text:p>1034.23</text:p>
          </table:table-cell>
          <table:table-cell office:value-type="float" office:value="1075.1" calcext:value-type="float">
            <text:p>1075.1</text:p>
          </table:table-cell>
          <table:table-cell table:number-columns-repeated="2"/>
          <table:table-cell table:formula="of:=AVERAGE([.A221:.E221])" office:value-type="float" office:value="2376.4" calcext:value-type="float">
            <text:p>2376.4</text:p>
          </table:table-cell>
          <table:table-cell table:formula="of:=AVERAGE([.G221:.K221])" office:value-type="float" office:value="1193.598" calcext:value-type="float">
            <text:p>1193.598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583" calcext:value-type="float">
            <text:p>2583</text:p>
          </table:table-cell>
          <table:table-cell office:value-type="float" office:value="2130" calcext:value-type="float">
            <text:p>2130</text:p>
          </table:table-cell>
          <table:table-cell office:value-type="float" office:value="2575" calcext:value-type="float">
            <text:p>2575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527.11" calcext:value-type="float">
            <text:p>1527.11</text:p>
          </table:table-cell>
          <table:table-cell office:value-type="float" office:value="1179.67" calcext:value-type="float">
            <text:p>1179.67</text:p>
          </table:table-cell>
          <table:table-cell office:value-type="float" office:value="1179.51" calcext:value-type="float">
            <text:p>1179.51</text:p>
          </table:table-cell>
          <table:table-cell office:value-type="float" office:value="1087.59" calcext:value-type="float">
            <text:p>1087.59</text:p>
          </table:table-cell>
          <table:table-cell office:value-type="float" office:value="1069.47" calcext:value-type="float">
            <text:p>1069.47</text:p>
          </table:table-cell>
          <table:table-cell table:number-columns-repeated="2"/>
          <table:table-cell table:formula="of:=AVERAGE([.A222:.E222])" office:value-type="float" office:value="2324.6" calcext:value-type="float">
            <text:p>2324.6</text:p>
          </table:table-cell>
          <table:table-cell table:formula="of:=AVERAGE([.G222:.K222])" office:value-type="float" office:value="1208.67" calcext:value-type="float">
            <text:p>1208.67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2458" calcext:value-type="float">
            <text:p>2458</text:p>
          </table:table-cell>
          <table:table-cell office:value-type="float" office:value="2298" calcext:value-type="float">
            <text:p>2298</text:p>
          </table:table-cell>
          <table:table-cell office:value-type="float" office:value="2500" calcext:value-type="float">
            <text:p>2500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544.78" calcext:value-type="float">
            <text:p>1544.78</text:p>
          </table:table-cell>
          <table:table-cell office:value-type="float" office:value="1180.28" calcext:value-type="float">
            <text:p>1180.28</text:p>
          </table:table-cell>
          <table:table-cell office:value-type="float" office:value="1152.34" calcext:value-type="float">
            <text:p>1152.34</text:p>
          </table:table-cell>
          <table:table-cell office:value-type="float" office:value="1166.07" calcext:value-type="float">
            <text:p>1166.07</text:p>
          </table:table-cell>
          <table:table-cell office:value-type="float" office:value="1108.27" calcext:value-type="float">
            <text:p>1108.27</text:p>
          </table:table-cell>
          <table:table-cell table:number-columns-repeated="2"/>
          <table:table-cell table:formula="of:=AVERAGE([.A223:.E223])" office:value-type="float" office:value="2342.4" calcext:value-type="float">
            <text:p>2342.4</text:p>
          </table:table-cell>
          <table:table-cell table:formula="of:=AVERAGE([.G223:.K223])" office:value-type="float" office:value="1230.348" calcext:value-type="float">
            <text:p>1230.348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463" calcext:value-type="float">
            <text:p>2463</text:p>
          </table:table-cell>
          <table:table-cell office:value-type="float" office:value="2199" calcext:value-type="float">
            <text:p>2199</text:p>
          </table:table-cell>
          <table:table-cell office:value-type="float" office:value="2093" calcext:value-type="float">
            <text:p>2093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float" office:value="1549.09" calcext:value-type="float">
            <text:p>1549.09</text:p>
          </table:table-cell>
          <table:table-cell office:value-type="float" office:value="1323.02" calcext:value-type="float">
            <text:p>1323.02</text:p>
          </table:table-cell>
          <table:table-cell office:value-type="float" office:value="1150.57" calcext:value-type="float">
            <text:p>1150.57</text:p>
          </table:table-cell>
          <table:table-cell office:value-type="float" office:value="1071.78" calcext:value-type="float">
            <text:p>1071.78</text:p>
          </table:table-cell>
          <table:table-cell office:value-type="float" office:value="1143.29" calcext:value-type="float">
            <text:p>1143.29</text:p>
          </table:table-cell>
          <table:table-cell table:number-columns-repeated="2"/>
          <table:table-cell table:formula="of:=AVERAGE([.A224:.E224])" office:value-type="float" office:value="2234" calcext:value-type="float">
            <text:p>2234</text:p>
          </table:table-cell>
          <table:table-cell table:formula="of:=AVERAGE([.G224:.K224])" office:value-type="float" office:value="1247.55" calcext:value-type="float">
            <text:p>1247.55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358" calcext:value-type="float">
            <text:p>2358</text:p>
          </table:table-cell>
          <table:table-cell office:value-type="float" office:value="2287" calcext:value-type="float">
            <text:p>2287</text:p>
          </table:table-cell>
          <table:table-cell office:value-type="float" office:value="2057" calcext:value-type="float">
            <text:p>2057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564.33" calcext:value-type="float">
            <text:p>1564.33</text:p>
          </table:table-cell>
          <table:table-cell office:value-type="float" office:value="1288.12" calcext:value-type="float">
            <text:p>1288.12</text:p>
          </table:table-cell>
          <table:table-cell office:value-type="float" office:value="1191.57" calcext:value-type="float">
            <text:p>1191.57</text:p>
          </table:table-cell>
          <table:table-cell office:value-type="float" office:value="1095.14" calcext:value-type="float">
            <text:p>1095.14</text:p>
          </table:table-cell>
          <table:table-cell office:value-type="float" office:value="1035.6" calcext:value-type="float">
            <text:p>1035.6</text:p>
          </table:table-cell>
          <table:table-cell table:number-columns-repeated="2"/>
          <table:table-cell table:formula="of:=AVERAGE([.A225:.E225])" office:value-type="float" office:value="2207.6" calcext:value-type="float">
            <text:p>2207.6</text:p>
          </table:table-cell>
          <table:table-cell table:formula="of:=AVERAGE([.G225:.K225])" office:value-type="float" office:value="1234.952" calcext:value-type="float">
            <text:p>1234.952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083" calcext:value-type="float">
            <text:p>2083</text:p>
          </table:table-cell>
          <table:table-cell office:value-type="float" office:value="2002" calcext:value-type="float">
            <text:p>2002</text:p>
          </table:table-cell>
          <table:table-cell office:value-type="float" office:value="2212" calcext:value-type="float">
            <text:p>2212</text:p>
          </table:table-cell>
          <table:table-cell office:value-type="float" office:value="1877" calcext:value-type="float">
            <text:p>1877</text:p>
          </table:table-cell>
          <table:table-cell/>
          <table:table-cell office:value-type="float" office:value="1447.72" calcext:value-type="float">
            <text:p>1447.72</text:p>
          </table:table-cell>
          <table:table-cell office:value-type="float" office:value="1264.98" calcext:value-type="float">
            <text:p>1264.98</text:p>
          </table:table-cell>
          <table:table-cell office:value-type="float" office:value="1119.62" calcext:value-type="float">
            <text:p>1119.62</text:p>
          </table:table-cell>
          <table:table-cell office:value-type="float" office:value="1189.68" calcext:value-type="float">
            <text:p>1189.68</text:p>
          </table:table-cell>
          <table:table-cell office:value-type="float" office:value="1062.5" calcext:value-type="float">
            <text:p>1062.5</text:p>
          </table:table-cell>
          <table:table-cell table:number-columns-repeated="2"/>
          <table:table-cell table:formula="of:=AVERAGE([.A226:.E226])" office:value-type="float" office:value="2172.8" calcext:value-type="float">
            <text:p>2172.8</text:p>
          </table:table-cell>
          <table:table-cell table:formula="of:=AVERAGE([.G226:.K226])" office:value-type="float" office:value="1216.9" calcext:value-type="float">
            <text:p>1216.9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850" calcext:value-type="float">
            <text:p>2850</text:p>
          </table:table-cell>
          <table:table-cell office:value-type="float" office:value="1967" calcext:value-type="float">
            <text:p>1967</text:p>
          </table:table-cell>
          <table:table-cell office:value-type="float" office:value="2788" calcext:value-type="float">
            <text:p>2788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float" office:value="1476.13" calcext:value-type="float">
            <text:p>1476.13</text:p>
          </table:table-cell>
          <table:table-cell office:value-type="float" office:value="1288.6" calcext:value-type="float">
            <text:p>1288.6</text:p>
          </table:table-cell>
          <table:table-cell office:value-type="float" office:value="1095.74" calcext:value-type="float">
            <text:p>1095.74</text:p>
          </table:table-cell>
          <table:table-cell office:value-type="float" office:value="1184.44" calcext:value-type="float">
            <text:p>1184.44</text:p>
          </table:table-cell>
          <table:table-cell office:value-type="float" office:value="1064.75" calcext:value-type="float">
            <text:p>1064.75</text:p>
          </table:table-cell>
          <table:table-cell table:number-columns-repeated="2"/>
          <table:table-cell table:formula="of:=AVERAGE([.A227:.E227])" office:value-type="float" office:value="2389.2" calcext:value-type="float">
            <text:p>2389.2</text:p>
          </table:table-cell>
          <table:table-cell table:formula="of:=AVERAGE([.G227:.K227])" office:value-type="float" office:value="1221.932" calcext:value-type="float">
            <text:p>1221.932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2263" calcext:value-type="float">
            <text:p>2263</text:p>
          </table:table-cell>
          <table:table-cell office:value-type="float" office:value="1967" calcext:value-type="float">
            <text:p>1967</text:p>
          </table:table-cell>
          <table:table-cell office:value-type="float" office:value="2268" calcext:value-type="float">
            <text:p>2268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481.97" calcext:value-type="float">
            <text:p>1481.97</text:p>
          </table:table-cell>
          <table:table-cell office:value-type="float" office:value="1202.79" calcext:value-type="float">
            <text:p>1202.79</text:p>
          </table:table-cell>
          <table:table-cell office:value-type="float" office:value="1201.99" calcext:value-type="float">
            <text:p>1201.99</text:p>
          </table:table-cell>
          <table:table-cell office:value-type="float" office:value="1167.28" calcext:value-type="float">
            <text:p>1167.28</text:p>
          </table:table-cell>
          <table:table-cell office:value-type="float" office:value="1098.57" calcext:value-type="float">
            <text:p>1098.57</text:p>
          </table:table-cell>
          <table:table-cell table:number-columns-repeated="2"/>
          <table:table-cell table:formula="of:=AVERAGE([.A228:.E228])" office:value-type="float" office:value="2177.8" calcext:value-type="float">
            <text:p>2177.8</text:p>
          </table:table-cell>
          <table:table-cell table:formula="of:=AVERAGE([.G228:.K228])" office:value-type="float" office:value="1230.52" calcext:value-type="float">
            <text:p>1230.52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2643" calcext:value-type="float">
            <text:p>2643</text:p>
          </table:table-cell>
          <table:table-cell office:value-type="float" office:value="2083" calcext:value-type="float">
            <text:p>2083</text:p>
          </table:table-cell>
          <table:table-cell office:value-type="float" office:value="2475" calcext:value-type="float">
            <text:p>2475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float" office:value="1505.26" calcext:value-type="float">
            <text:p>1505.26</text:p>
          </table:table-cell>
          <table:table-cell office:value-type="float" office:value="1248.9" calcext:value-type="float">
            <text:p>1248.9</text:p>
          </table:table-cell>
          <table:table-cell office:value-type="float" office:value="1229.61" calcext:value-type="float">
            <text:p>1229.61</text:p>
          </table:table-cell>
          <table:table-cell office:value-type="float" office:value="1218.86" calcext:value-type="float">
            <text:p>1218.86</text:p>
          </table:table-cell>
          <table:table-cell office:value-type="float" office:value="1092.47" calcext:value-type="float">
            <text:p>1092.47</text:p>
          </table:table-cell>
          <table:table-cell table:number-columns-repeated="2"/>
          <table:table-cell table:formula="of:=AVERAGE([.A229:.E229])" office:value-type="float" office:value="2313" calcext:value-type="float">
            <text:p>2313</text:p>
          </table:table-cell>
          <table:table-cell table:formula="of:=AVERAGE([.G229:.K229])" office:value-type="float" office:value="1259.02" calcext:value-type="float">
            <text:p>1259.02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658" calcext:value-type="float">
            <text:p>2658</text:p>
          </table:table-cell>
          <table:table-cell office:value-type="float" office:value="2217" calcext:value-type="float">
            <text:p>2217</text:p>
          </table:table-cell>
          <table:table-cell office:value-type="float" office:value="2580" calcext:value-type="float">
            <text:p>2580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1521.58" calcext:value-type="float">
            <text:p>1521.58</text:p>
          </table:table-cell>
          <table:table-cell office:value-type="float" office:value="1207.56" calcext:value-type="float">
            <text:p>1207.56</text:p>
          </table:table-cell>
          <table:table-cell office:value-type="float" office:value="1192.33" calcext:value-type="float">
            <text:p>1192.33</text:p>
          </table:table-cell>
          <table:table-cell office:value-type="float" office:value="1234.58" calcext:value-type="float">
            <text:p>1234.58</text:p>
          </table:table-cell>
          <table:table-cell office:value-type="float" office:value="1082.85" calcext:value-type="float">
            <text:p>1082.85</text:p>
          </table:table-cell>
          <table:table-cell table:number-columns-repeated="2"/>
          <table:table-cell table:formula="of:=AVERAGE([.A230:.E230])" office:value-type="float" office:value="2365" calcext:value-type="float">
            <text:p>2365</text:p>
          </table:table-cell>
          <table:table-cell table:formula="of:=AVERAGE([.G230:.K230])" office:value-type="float" office:value="1247.78" calcext:value-type="float">
            <text:p>1247.7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370" calcext:value-type="float">
            <text:p>2370</text:p>
          </table:table-cell>
          <table:table-cell office:value-type="float" office:value="2437" calcext:value-type="float">
            <text:p>2437</text:p>
          </table:table-cell>
          <table:table-cell office:value-type="float" office:value="2344" calcext:value-type="float">
            <text:p>2344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554.53" calcext:value-type="float">
            <text:p>1554.53</text:p>
          </table:table-cell>
          <table:table-cell office:value-type="float" office:value="1196.36" calcext:value-type="float">
            <text:p>1196.36</text:p>
          </table:table-cell>
          <table:table-cell office:value-type="float" office:value="1177.55" calcext:value-type="float">
            <text:p>1177.55</text:p>
          </table:table-cell>
          <table:table-cell office:value-type="float" office:value="1260.33" calcext:value-type="float">
            <text:p>1260.33</text:p>
          </table:table-cell>
          <table:table-cell office:value-type="float" office:value="1037.04" calcext:value-type="float">
            <text:p>1037.04</text:p>
          </table:table-cell>
          <table:table-cell table:number-columns-repeated="2"/>
          <table:table-cell table:formula="of:=AVERAGE([.A231:.E231])" office:value-type="float" office:value="2388.8" calcext:value-type="float">
            <text:p>2388.8</text:p>
          </table:table-cell>
          <table:table-cell table:formula="of:=AVERAGE([.G231:.K231])" office:value-type="float" office:value="1245.162" calcext:value-type="float">
            <text:p>1245.16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447" calcext:value-type="float">
            <text:p>2447</text:p>
          </table:table-cell>
          <table:table-cell office:value-type="float" office:value="2542" calcext:value-type="float">
            <text:p>2542</text:p>
          </table:table-cell>
          <table:table-cell office:value-type="float" office:value="2268" calcext:value-type="float">
            <text:p>2268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float" office:value="1561.63" calcext:value-type="float">
            <text:p>1561.63</text:p>
          </table:table-cell>
          <table:table-cell office:value-type="float" office:value="1230.7" calcext:value-type="float">
            <text:p>1230.7</text:p>
          </table:table-cell>
          <table:table-cell office:value-type="float" office:value="1202.45" calcext:value-type="float">
            <text:p>1202.45</text:p>
          </table:table-cell>
          <table:table-cell office:value-type="float" office:value="1219.94" calcext:value-type="float">
            <text:p>1219.94</text:p>
          </table:table-cell>
          <table:table-cell office:value-type="float" office:value="1059.3" calcext:value-type="float">
            <text:p>1059.3</text:p>
          </table:table-cell>
          <table:table-cell table:number-columns-repeated="2"/>
          <table:table-cell table:formula="of:=AVERAGE([.A232:.E232])" office:value-type="float" office:value="2450.2" calcext:value-type="float">
            <text:p>2450.2</text:p>
          </table:table-cell>
          <table:table-cell table:formula="of:=AVERAGE([.G232:.K232])" office:value-type="float" office:value="1254.804" calcext:value-type="float">
            <text:p>1254.804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2308" calcext:value-type="float">
            <text:p>2308</text:p>
          </table:table-cell>
          <table:table-cell office:value-type="float" office:value="2432" calcext:value-type="float">
            <text:p>2432</text:p>
          </table:table-cell>
          <table:table-cell office:value-type="float" office:value="2400" calcext:value-type="float">
            <text:p>2400</text:p>
          </table:table-cell>
          <table:table-cell office:value-type="float" office:value="1783" calcext:value-type="float">
            <text:p>1783</text:p>
          </table:table-cell>
          <table:table-cell/>
          <table:table-cell office:value-type="float" office:value="1512.61" calcext:value-type="float">
            <text:p>1512.61</text:p>
          </table:table-cell>
          <table:table-cell office:value-type="float" office:value="1132.21" calcext:value-type="float">
            <text:p>1132.21</text:p>
          </table:table-cell>
          <table:table-cell office:value-type="float" office:value="1211.46" calcext:value-type="float">
            <text:p>1211.46</text:p>
          </table:table-cell>
          <table:table-cell office:value-type="float" office:value="1201.56" calcext:value-type="float">
            <text:p>1201.56</text:p>
          </table:table-cell>
          <table:table-cell office:value-type="float" office:value="1074.59" calcext:value-type="float">
            <text:p>1074.59</text:p>
          </table:table-cell>
          <table:table-cell table:number-columns-repeated="2"/>
          <table:table-cell table:formula="of:=AVERAGE([.A233:.E233])" office:value-type="float" office:value="2315.2" calcext:value-type="float">
            <text:p>2315.2</text:p>
          </table:table-cell>
          <table:table-cell table:formula="of:=AVERAGE([.G233:.K233])" office:value-type="float" office:value="1226.486" calcext:value-type="float">
            <text:p>1226.486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878" calcext:value-type="float">
            <text:p>1878</text:p>
          </table:table-cell>
          <table:table-cell office:value-type="float" office:value="2195" calcext:value-type="float">
            <text:p>2195</text:p>
          </table:table-cell>
          <table:table-cell office:value-type="float" office:value="2489" calcext:value-type="float">
            <text:p>2489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float" office:value="1648.07" calcext:value-type="float">
            <text:p>1648.07</text:p>
          </table:table-cell>
          <table:table-cell office:value-type="float" office:value="1039.53" calcext:value-type="float">
            <text:p>1039.53</text:p>
          </table:table-cell>
          <table:table-cell office:value-type="float" office:value="1263.5" calcext:value-type="float">
            <text:p>1263.5</text:p>
          </table:table-cell>
          <table:table-cell office:value-type="float" office:value="1249.56" calcext:value-type="float">
            <text:p>1249.56</text:p>
          </table:table-cell>
          <table:table-cell office:value-type="float" office:value="1100.89" calcext:value-type="float">
            <text:p>1100.89</text:p>
          </table:table-cell>
          <table:table-cell table:number-columns-repeated="2"/>
          <table:table-cell table:formula="of:=AVERAGE([.A234:.E234])" office:value-type="float" office:value="2253.2" calcext:value-type="float">
            <text:p>2253.2</text:p>
          </table:table-cell>
          <table:table-cell table:formula="of:=AVERAGE([.G234:.K234])" office:value-type="float" office:value="1260.31" calcext:value-type="float">
            <text:p>1260.31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145" calcext:value-type="float">
            <text:p>2145</text:p>
          </table:table-cell>
          <table:table-cell office:value-type="float" office:value="2457" calcext:value-type="float">
            <text:p>2457</text:p>
          </table:table-cell>
          <table:table-cell office:value-type="float" office:value="2300" calcext:value-type="float">
            <text:p>2300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544.64" calcext:value-type="float">
            <text:p>1544.64</text:p>
          </table:table-cell>
          <table:table-cell office:value-type="float" office:value="1111.03" calcext:value-type="float">
            <text:p>1111.03</text:p>
          </table:table-cell>
          <table:table-cell office:value-type="float" office:value="1065.98" calcext:value-type="float">
            <text:p>1065.98</text:p>
          </table:table-cell>
          <table:table-cell office:value-type="float" office:value="1218.83" calcext:value-type="float">
            <text:p>1218.83</text:p>
          </table:table-cell>
          <table:table-cell office:value-type="float" office:value="1065.88" calcext:value-type="float">
            <text:p>1065.88</text:p>
          </table:table-cell>
          <table:table-cell table:number-columns-repeated="2"/>
          <table:table-cell table:formula="of:=AVERAGE([.A235:.E235])" office:value-type="float" office:value="2300" calcext:value-type="float">
            <text:p>2300</text:p>
          </table:table-cell>
          <table:table-cell table:formula="of:=AVERAGE([.G235:.K235])" office:value-type="float" office:value="1201.272" calcext:value-type="float">
            <text:p>1201.2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178" calcext:value-type="float">
            <text:p>2178</text:p>
          </table:table-cell>
          <table:table-cell office:value-type="float" office:value="2118" calcext:value-type="float">
            <text:p>2118</text:p>
          </table:table-cell>
          <table:table-cell office:value-type="float" office:value="2360" calcext:value-type="float">
            <text:p>2360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526.37" calcext:value-type="float">
            <text:p>1526.37</text:p>
          </table:table-cell>
          <table:table-cell office:value-type="float" office:value="1264.79" calcext:value-type="float">
            <text:p>1264.79</text:p>
          </table:table-cell>
          <table:table-cell office:value-type="float" office:value="1232.2" calcext:value-type="float">
            <text:p>1232.2</text:p>
          </table:table-cell>
          <table:table-cell office:value-type="float" office:value="1172.63" calcext:value-type="float">
            <text:p>1172.63</text:p>
          </table:table-cell>
          <table:table-cell office:value-type="float" office:value="1022.34" calcext:value-type="float">
            <text:p>1022.34</text:p>
          </table:table-cell>
          <table:table-cell table:number-columns-repeated="2"/>
          <table:table-cell table:formula="of:=AVERAGE([.A236:.E236])" office:value-type="float" office:value="2274.8" calcext:value-type="float">
            <text:p>2274.8</text:p>
          </table:table-cell>
          <table:table-cell table:formula="of:=AVERAGE([.G236:.K236])" office:value-type="float" office:value="1243.666" calcext:value-type="float">
            <text:p>1243.666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370" calcext:value-type="float">
            <text:p>2370</text:p>
          </table:table-cell>
          <table:table-cell office:value-type="float" office:value="2228" calcext:value-type="float">
            <text:p>2228</text:p>
          </table:table-cell>
          <table:table-cell office:value-type="float" office:value="2217" calcext:value-type="float">
            <text:p>2217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588.42" calcext:value-type="float">
            <text:p>1588.42</text:p>
          </table:table-cell>
          <table:table-cell office:value-type="float" office:value="1232.43" calcext:value-type="float">
            <text:p>1232.43</text:p>
          </table:table-cell>
          <table:table-cell office:value-type="float" office:value="1230.06" calcext:value-type="float">
            <text:p>1230.06</text:p>
          </table:table-cell>
          <table:table-cell office:value-type="float" office:value="1242.54" calcext:value-type="float">
            <text:p>1242.54</text:p>
          </table:table-cell>
          <table:table-cell office:value-type="float" office:value="1131.15" calcext:value-type="float">
            <text:p>1131.15</text:p>
          </table:table-cell>
          <table:table-cell table:number-columns-repeated="2"/>
          <table:table-cell table:formula="of:=AVERAGE([.A237:.E237])" office:value-type="float" office:value="2313.4" calcext:value-type="float">
            <text:p>2313.4</text:p>
          </table:table-cell>
          <table:table-cell table:formula="of:=AVERAGE([.G237:.K237])" office:value-type="float" office:value="1284.92" calcext:value-type="float">
            <text:p>1284.92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2146" calcext:value-type="float">
            <text:p>2146</text:p>
          </table:table-cell>
          <table:table-cell office:value-type="float" office:value="2167" calcext:value-type="float">
            <text:p>2167</text:p>
          </table:table-cell>
          <table:table-cell office:value-type="float" office:value="2368" calcext:value-type="float">
            <text:p>2368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float" office:value="1558.35" calcext:value-type="float">
            <text:p>1558.35</text:p>
          </table:table-cell>
          <table:table-cell office:value-type="float" office:value="1186.99" calcext:value-type="float">
            <text:p>1186.99</text:p>
          </table:table-cell>
          <table:table-cell office:value-type="float" office:value="1210.55" calcext:value-type="float">
            <text:p>1210.55</text:p>
          </table:table-cell>
          <table:table-cell office:value-type="float" office:value="1312.86" calcext:value-type="float">
            <text:p>1312.86</text:p>
          </table:table-cell>
          <table:table-cell office:value-type="float" office:value="1032.79" calcext:value-type="float">
            <text:p>1032.79</text:p>
          </table:table-cell>
          <table:table-cell table:number-columns-repeated="2"/>
          <table:table-cell table:formula="of:=AVERAGE([.A238:.E238])" office:value-type="float" office:value="2240" calcext:value-type="float">
            <text:p>2240</text:p>
          </table:table-cell>
          <table:table-cell table:formula="of:=AVERAGE([.G238:.K238])" office:value-type="float" office:value="1260.308" calcext:value-type="float">
            <text:p>1260.308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143" calcext:value-type="float">
            <text:p>2143</text:p>
          </table:table-cell>
          <table:table-cell office:value-type="float" office:value="2596" calcext:value-type="float">
            <text:p>2596</text:p>
          </table:table-cell>
          <table:table-cell office:value-type="float" office:value="2201" calcext:value-type="float">
            <text:p>2201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float" office:value="1498.02" calcext:value-type="float">
            <text:p>1498.02</text:p>
          </table:table-cell>
          <table:table-cell office:value-type="float" office:value="1278.7" calcext:value-type="float">
            <text:p>1278.7</text:p>
          </table:table-cell>
          <table:table-cell office:value-type="float" office:value="1274.08" calcext:value-type="float">
            <text:p>1274.08</text:p>
          </table:table-cell>
          <table:table-cell office:value-type="float" office:value="1248.19" calcext:value-type="float">
            <text:p>1248.19</text:p>
          </table:table-cell>
          <table:table-cell office:value-type="float" office:value="1095.33" calcext:value-type="float">
            <text:p>1095.33</text:p>
          </table:table-cell>
          <table:table-cell table:number-columns-repeated="2"/>
          <table:table-cell table:formula="of:=AVERAGE([.A239:.E239])" office:value-type="float" office:value="2330.6" calcext:value-type="float">
            <text:p>2330.6</text:p>
          </table:table-cell>
          <table:table-cell table:formula="of:=AVERAGE([.G239:.K239])" office:value-type="float" office:value="1278.864" calcext:value-type="float">
            <text:p>1278.864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368" calcext:value-type="float">
            <text:p>2368</text:p>
          </table:table-cell>
          <table:table-cell office:value-type="float" office:value="2405" calcext:value-type="float">
            <text:p>2405</text:p>
          </table:table-cell>
          <table:table-cell office:value-type="float" office:value="2368" calcext:value-type="float">
            <text:p>2368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1532.98" calcext:value-type="float">
            <text:p>1532.98</text:p>
          </table:table-cell>
          <table:table-cell office:value-type="float" office:value="1282.97" calcext:value-type="float">
            <text:p>1282.97</text:p>
          </table:table-cell>
          <table:table-cell office:value-type="float" office:value="1129.91" calcext:value-type="float">
            <text:p>1129.91</text:p>
          </table:table-cell>
          <table:table-cell office:value-type="float" office:value="1260.02" calcext:value-type="float">
            <text:p>1260.02</text:p>
          </table:table-cell>
          <table:table-cell office:value-type="float" office:value="1125.82" calcext:value-type="float">
            <text:p>1125.82</text:p>
          </table:table-cell>
          <table:table-cell table:number-columns-repeated="2"/>
          <table:table-cell table:formula="of:=AVERAGE([.A240:.E240])" office:value-type="float" office:value="2354.8" calcext:value-type="float">
            <text:p>2354.8</text:p>
          </table:table-cell>
          <table:table-cell table:formula="of:=AVERAGE([.G240:.K240])" office:value-type="float" office:value="1266.34" calcext:value-type="float">
            <text:p>1266.34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278" calcext:value-type="float">
            <text:p>2278</text:p>
          </table:table-cell>
          <table:table-cell office:value-type="float" office:value="2622" calcext:value-type="float">
            <text:p>2622</text:p>
          </table:table-cell>
          <table:table-cell office:value-type="float" office:value="2704" calcext:value-type="float">
            <text:p>2704</text:p>
          </table:table-cell>
          <table:table-cell office:value-type="float" office:value="2127" calcext:value-type="float">
            <text:p>2127</text:p>
          </table:table-cell>
          <table:table-cell/>
          <table:table-cell office:value-type="float" office:value="1610.39" calcext:value-type="float">
            <text:p>1610.39</text:p>
          </table:table-cell>
          <table:table-cell office:value-type="float" office:value="1256.25" calcext:value-type="float">
            <text:p>1256.25</text:p>
          </table:table-cell>
          <table:table-cell office:value-type="float" office:value="1265" calcext:value-type="float">
            <text:p>1265</text:p>
          </table:table-cell>
          <table:table-cell office:value-type="float" office:value="1159.93" calcext:value-type="float">
            <text:p>1159.93</text:p>
          </table:table-cell>
          <table:table-cell office:value-type="float" office:value="1022.15" calcext:value-type="float">
            <text:p>1022.15</text:p>
          </table:table-cell>
          <table:table-cell table:number-columns-repeated="2"/>
          <table:table-cell table:formula="of:=AVERAGE([.A241:.E241])" office:value-type="float" office:value="2481.2" calcext:value-type="float">
            <text:p>2481.2</text:p>
          </table:table-cell>
          <table:table-cell table:formula="of:=AVERAGE([.G241:.K241])" office:value-type="float" office:value="1262.744" calcext:value-type="float">
            <text:p>1262.744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2548" calcext:value-type="float">
            <text:p>2548</text:p>
          </table:table-cell>
          <table:table-cell office:value-type="float" office:value="2341" calcext:value-type="float">
            <text:p>2341</text:p>
          </table:table-cell>
          <table:table-cell office:value-type="float" office:value="2366" calcext:value-type="float">
            <text:p>2366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1520.26" calcext:value-type="float">
            <text:p>1520.26</text:p>
          </table:table-cell>
          <table:table-cell office:value-type="float" office:value="1294.88" calcext:value-type="float">
            <text:p>1294.88</text:p>
          </table:table-cell>
          <table:table-cell office:value-type="float" office:value="1231" calcext:value-type="float">
            <text:p>1231</text:p>
          </table:table-cell>
          <table:table-cell office:value-type="float" office:value="1247.47" calcext:value-type="float">
            <text:p>1247.47</text:p>
          </table:table-cell>
          <table:table-cell office:value-type="float" office:value="1143.99" calcext:value-type="float">
            <text:p>1143.99</text:p>
          </table:table-cell>
          <table:table-cell table:number-columns-repeated="2"/>
          <table:table-cell table:formula="of:=AVERAGE([.A242:.E242])" office:value-type="float" office:value="2426.6" calcext:value-type="float">
            <text:p>2426.6</text:p>
          </table:table-cell>
          <table:table-cell table:formula="of:=AVERAGE([.G242:.K242])" office:value-type="float" office:value="1287.52" calcext:value-type="float">
            <text:p>1287.52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425" calcext:value-type="float">
            <text:p>2425</text:p>
          </table:table-cell>
          <table:table-cell office:value-type="float" office:value="2404" calcext:value-type="float">
            <text:p>2404</text:p>
          </table:table-cell>
          <table:table-cell office:value-type="float" office:value="2368" calcext:value-type="float">
            <text:p>2368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58.58" calcext:value-type="float">
            <text:p>1458.58</text:p>
          </table:table-cell>
          <table:table-cell office:value-type="float" office:value="1299.41" calcext:value-type="float">
            <text:p>1299.41</text:p>
          </table:table-cell>
          <table:table-cell office:value-type="float" office:value="1214.68" calcext:value-type="float">
            <text:p>1214.68</text:p>
          </table:table-cell>
          <table:table-cell office:value-type="float" office:value="1303.27" calcext:value-type="float">
            <text:p>1303.27</text:p>
          </table:table-cell>
          <table:table-cell office:value-type="float" office:value="1121.02" calcext:value-type="float">
            <text:p>1121.02</text:p>
          </table:table-cell>
          <table:table-cell table:number-columns-repeated="2"/>
          <table:table-cell table:formula="of:=AVERAGE([.A243:.E243])" office:value-type="float" office:value="2357.6" calcext:value-type="float">
            <text:p>2357.6</text:p>
          </table:table-cell>
          <table:table-cell table:formula="of:=AVERAGE([.G243:.K243])" office:value-type="float" office:value="1279.392" calcext:value-type="float">
            <text:p>1279.392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2048" calcext:value-type="float">
            <text:p>2048</text:p>
          </table:table-cell>
          <table:table-cell office:value-type="float" office:value="2348" calcext:value-type="float">
            <text:p>2348</text:p>
          </table:table-cell>
          <table:table-cell office:value-type="float" office:value="2416" calcext:value-type="float">
            <text:p>2416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22.22" calcext:value-type="float">
            <text:p>1422.22</text:p>
          </table:table-cell>
          <table:table-cell office:value-type="float" office:value="1242.72" calcext:value-type="float">
            <text:p>1242.72</text:p>
          </table:table-cell>
          <table:table-cell office:value-type="float" office:value="1185.87" calcext:value-type="float">
            <text:p>1185.87</text:p>
          </table:table-cell>
          <table:table-cell office:value-type="float" office:value="1302.71" calcext:value-type="float">
            <text:p>1302.71</text:p>
          </table:table-cell>
          <table:table-cell office:value-type="float" office:value="1007.5" calcext:value-type="float">
            <text:p>1007.5</text:p>
          </table:table-cell>
          <table:table-cell table:number-columns-repeated="2"/>
          <table:table-cell table:formula="of:=AVERAGE([.A244:.E244])" office:value-type="float" office:value="2309.6" calcext:value-type="float">
            <text:p>2309.6</text:p>
          </table:table-cell>
          <table:table-cell table:formula="of:=AVERAGE([.G244:.K244])" office:value-type="float" office:value="1232.204" calcext:value-type="float">
            <text:p>1232.204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193" calcext:value-type="float">
            <text:p>2193</text:p>
          </table:table-cell>
          <table:table-cell office:value-type="float" office:value="2264" calcext:value-type="float">
            <text:p>2264</text:p>
          </table:table-cell>
          <table:table-cell office:value-type="float" office:value="2318" calcext:value-type="float">
            <text:p>2318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float" office:value="1492.82" calcext:value-type="float">
            <text:p>1492.82</text:p>
          </table:table-cell>
          <table:table-cell office:value-type="float" office:value="1188.74" calcext:value-type="float">
            <text:p>1188.74</text:p>
          </table:table-cell>
          <table:table-cell office:value-type="float" office:value="1278.32" calcext:value-type="float">
            <text:p>1278.32</text:p>
          </table:table-cell>
          <table:table-cell office:value-type="float" office:value="1261.06" calcext:value-type="float">
            <text:p>1261.06</text:p>
          </table:table-cell>
          <table:table-cell office:value-type="float" office:value="1075.81" calcext:value-type="float">
            <text:p>1075.81</text:p>
          </table:table-cell>
          <table:table-cell table:number-columns-repeated="2"/>
          <table:table-cell table:formula="of:=AVERAGE([.A245:.E245])" office:value-type="float" office:value="2300" calcext:value-type="float">
            <text:p>2300</text:p>
          </table:table-cell>
          <table:table-cell table:formula="of:=AVERAGE([.G245:.K245])" office:value-type="float" office:value="1259.35" calcext:value-type="float">
            <text:p>1259.3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185" calcext:value-type="float">
            <text:p>2185</text:p>
          </table:table-cell>
          <table:table-cell office:value-type="float" office:value="2313" calcext:value-type="float">
            <text:p>2313</text:p>
          </table:table-cell>
          <table:table-cell office:value-type="float" office:value="2378" calcext:value-type="float">
            <text:p>2378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406.08" calcext:value-type="float">
            <text:p>1406.08</text:p>
          </table:table-cell>
          <table:table-cell office:value-type="float" office:value="1149.24" calcext:value-type="float">
            <text:p>1149.24</text:p>
          </table:table-cell>
          <table:table-cell office:value-type="float" office:value="1187.94" calcext:value-type="float">
            <text:p>1187.94</text:p>
          </table:table-cell>
          <table:table-cell office:value-type="float" office:value="1263.28" calcext:value-type="float">
            <text:p>1263.28</text:p>
          </table:table-cell>
          <table:table-cell office:value-type="float" office:value="1089.24" calcext:value-type="float">
            <text:p>1089.24</text:p>
          </table:table-cell>
          <table:table-cell table:number-columns-repeated="2"/>
          <table:table-cell table:formula="of:=AVERAGE([.A246:.E246])" office:value-type="float" office:value="2286.8" calcext:value-type="float">
            <text:p>2286.8</text:p>
          </table:table-cell>
          <table:table-cell table:formula="of:=AVERAGE([.G246:.K246])" office:value-type="float" office:value="1219.156" calcext:value-type="float">
            <text:p>1219.156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2373" calcext:value-type="float">
            <text:p>2373</text:p>
          </table:table-cell>
          <table:table-cell office:value-type="float" office:value="2884" calcext:value-type="float">
            <text:p>2884</text:p>
          </table:table-cell>
          <table:table-cell office:value-type="float" office:value="2258" calcext:value-type="float">
            <text:p>2258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float" office:value="1409.43" calcext:value-type="float">
            <text:p>1409.43</text:p>
          </table:table-cell>
          <table:table-cell office:value-type="float" office:value="1250.6" calcext:value-type="float">
            <text:p>1250.6</text:p>
          </table:table-cell>
          <table:table-cell office:value-type="float" office:value="1185.44" calcext:value-type="float">
            <text:p>1185.44</text:p>
          </table:table-cell>
          <table:table-cell office:value-type="float" office:value="1166.94" calcext:value-type="float">
            <text:p>1166.94</text:p>
          </table:table-cell>
          <table:table-cell office:value-type="float" office:value="1040.93" calcext:value-type="float">
            <text:p>1040.93</text:p>
          </table:table-cell>
          <table:table-cell table:number-columns-repeated="2"/>
          <table:table-cell table:formula="of:=AVERAGE([.A247:.E247])" office:value-type="float" office:value="2378.2" calcext:value-type="float">
            <text:p>2378.2</text:p>
          </table:table-cell>
          <table:table-cell table:formula="of:=AVERAGE([.G247:.K247])" office:value-type="float" office:value="1210.668" calcext:value-type="float">
            <text:p>1210.668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074" calcext:value-type="float">
            <text:p>2074</text:p>
          </table:table-cell>
          <table:table-cell office:value-type="float" office:value="2088" calcext:value-type="float">
            <text:p>2088</text:p>
          </table:table-cell>
          <table:table-cell office:value-type="float" office:value="2240" calcext:value-type="float">
            <text:p>2240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385.6" calcext:value-type="float">
            <text:p>1385.6</text:p>
          </table:table-cell>
          <table:table-cell office:value-type="float" office:value="1221.64" calcext:value-type="float">
            <text:p>1221.64</text:p>
          </table:table-cell>
          <table:table-cell office:value-type="float" office:value="1136.97" calcext:value-type="float">
            <text:p>1136.97</text:p>
          </table:table-cell>
          <table:table-cell office:value-type="float" office:value="1247.84" calcext:value-type="float">
            <text:p>1247.84</text:p>
          </table:table-cell>
          <table:table-cell office:value-type="float" office:value="1071.01" calcext:value-type="float">
            <text:p>1071.01</text:p>
          </table:table-cell>
          <table:table-cell table:number-columns-repeated="2"/>
          <table:table-cell table:formula="of:=AVERAGE([.A248:.E248])" office:value-type="float" office:value="2192" calcext:value-type="float">
            <text:p>2192</text:p>
          </table:table-cell>
          <table:table-cell table:formula="of:=AVERAGE([.G248:.K248])" office:value-type="float" office:value="1212.612" calcext:value-type="float">
            <text:p>1212.61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2248" calcext:value-type="float">
            <text:p>2248</text:p>
          </table:table-cell>
          <table:table-cell office:value-type="float" office:value="2688" calcext:value-type="float">
            <text:p>2688</text:p>
          </table:table-cell>
          <table:table-cell office:value-type="float" office:value="2233" calcext:value-type="float">
            <text:p>2233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325.52" calcext:value-type="float">
            <text:p>1325.52</text:p>
          </table:table-cell>
          <table:table-cell office:value-type="float" office:value="1306.44" calcext:value-type="float">
            <text:p>1306.44</text:p>
          </table:table-cell>
          <table:table-cell office:value-type="float" office:value="1158.9" calcext:value-type="float">
            <text:p>1158.9</text:p>
          </table:table-cell>
          <table:table-cell office:value-type="float" office:value="1266.76" calcext:value-type="float">
            <text:p>1266.76</text:p>
          </table:table-cell>
          <table:table-cell office:value-type="float" office:value="1013.39" calcext:value-type="float">
            <text:p>1013.39</text:p>
          </table:table-cell>
          <table:table-cell table:number-columns-repeated="2"/>
          <table:table-cell table:formula="of:=AVERAGE([.A249:.E249])" office:value-type="float" office:value="2328" calcext:value-type="float">
            <text:p>2328</text:p>
          </table:table-cell>
          <table:table-cell table:formula="of:=AVERAGE([.G249:.K249])" office:value-type="float" office:value="1214.202" calcext:value-type="float">
            <text:p>1214.202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2111" calcext:value-type="float">
            <text:p>2111</text:p>
          </table:table-cell>
          <table:table-cell office:value-type="float" office:value="2482" calcext:value-type="float">
            <text:p>2482</text:p>
          </table:table-cell>
          <table:table-cell office:value-type="float" office:value="2318" calcext:value-type="float">
            <text:p>2318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41.99" calcext:value-type="float">
            <text:p>1441.99</text:p>
          </table:table-cell>
          <table:table-cell office:value-type="float" office:value="1237.48" calcext:value-type="float">
            <text:p>1237.48</text:p>
          </table:table-cell>
          <table:table-cell office:value-type="float" office:value="1218.49" calcext:value-type="float">
            <text:p>1218.49</text:p>
          </table:table-cell>
          <table:table-cell office:value-type="float" office:value="1165.97" calcext:value-type="float">
            <text:p>1165.97</text:p>
          </table:table-cell>
          <table:table-cell office:value-type="float" office:value="1076.68" calcext:value-type="float">
            <text:p>1076.68</text:p>
          </table:table-cell>
          <table:table-cell table:number-columns-repeated="2"/>
          <table:table-cell table:formula="of:=AVERAGE([.A250:.E250])" office:value-type="float" office:value="2288.8" calcext:value-type="float">
            <text:p>2288.8</text:p>
          </table:table-cell>
          <table:table-cell table:formula="of:=AVERAGE([.G250:.K250])" office:value-type="float" office:value="1228.122" calcext:value-type="float">
            <text:p>1228.122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198" calcext:value-type="float">
            <text:p>2198</text:p>
          </table:table-cell>
          <table:table-cell office:value-type="float" office:value="2414" calcext:value-type="float">
            <text:p>2414</text:p>
          </table:table-cell>
          <table:table-cell office:value-type="float" office:value="2170" calcext:value-type="float">
            <text:p>2170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364.46" calcext:value-type="float">
            <text:p>1364.46</text:p>
          </table:table-cell>
          <table:table-cell office:value-type="float" office:value="1253.59" calcext:value-type="float">
            <text:p>1253.59</text:p>
          </table:table-cell>
          <table:table-cell office:value-type="float" office:value="1242.2" calcext:value-type="float">
            <text:p>1242.2</text:p>
          </table:table-cell>
          <table:table-cell office:value-type="float" office:value="1177.17" calcext:value-type="float">
            <text:p>1177.17</text:p>
          </table:table-cell>
          <table:table-cell office:value-type="float" office:value="1090.76" calcext:value-type="float">
            <text:p>1090.76</text:p>
          </table:table-cell>
          <table:table-cell table:number-columns-repeated="2"/>
          <table:table-cell table:formula="of:=AVERAGE([.A251:.E251])" office:value-type="float" office:value="2294" calcext:value-type="float">
            <text:p>2294</text:p>
          </table:table-cell>
          <table:table-cell table:formula="of:=AVERAGE([.G251:.K251])" office:value-type="float" office:value="1225.636" calcext:value-type="float">
            <text:p>1225.636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388" calcext:value-type="float">
            <text:p>2388</text:p>
          </table:table-cell>
          <table:table-cell office:value-type="float" office:value="2660" calcext:value-type="float">
            <text:p>2660</text:p>
          </table:table-cell>
          <table:table-cell office:value-type="float" office:value="2418" calcext:value-type="float">
            <text:p>2418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529.61" calcext:value-type="float">
            <text:p>1529.61</text:p>
          </table:table-cell>
          <table:table-cell office:value-type="float" office:value="1239.96" calcext:value-type="float">
            <text:p>1239.96</text:p>
          </table:table-cell>
          <table:table-cell office:value-type="float" office:value="1308" calcext:value-type="float">
            <text:p>1308</text:p>
          </table:table-cell>
          <table:table-cell office:value-type="float" office:value="1149.48" calcext:value-type="float">
            <text:p>1149.48</text:p>
          </table:table-cell>
          <table:table-cell office:value-type="float" office:value="1087.18" calcext:value-type="float">
            <text:p>1087.18</text:p>
          </table:table-cell>
          <table:table-cell table:number-columns-repeated="2"/>
          <table:table-cell table:formula="of:=AVERAGE([.A252:.E252])" office:value-type="float" office:value="2421.4" calcext:value-type="float">
            <text:p>2421.4</text:p>
          </table:table-cell>
          <table:table-cell table:formula="of:=AVERAGE([.G252:.K252])" office:value-type="float" office:value="1262.846" calcext:value-type="float">
            <text:p>1262.84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193" calcext:value-type="float">
            <text:p>2193</text:p>
          </table:table-cell>
          <table:table-cell office:value-type="float" office:value="2818" calcext:value-type="float">
            <text:p>2818</text:p>
          </table:table-cell>
          <table:table-cell office:value-type="float" office:value="2186" calcext:value-type="float">
            <text:p>2186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67.54" calcext:value-type="float">
            <text:p>1467.54</text:p>
          </table:table-cell>
          <table:table-cell office:value-type="float" office:value="1301.2" calcext:value-type="float">
            <text:p>1301.2</text:p>
          </table:table-cell>
          <table:table-cell office:value-type="float" office:value="1192.03" calcext:value-type="float">
            <text:p>1192.03</text:p>
          </table:table-cell>
          <table:table-cell office:value-type="float" office:value="1223.06" calcext:value-type="float">
            <text:p>1223.06</text:p>
          </table:table-cell>
          <table:table-cell office:value-type="float" office:value="1062.72" calcext:value-type="float">
            <text:p>1062.72</text:p>
          </table:table-cell>
          <table:table-cell table:number-columns-repeated="2"/>
          <table:table-cell table:formula="of:=AVERAGE([.A253:.E253])" office:value-type="float" office:value="2311" calcext:value-type="float">
            <text:p>2311</text:p>
          </table:table-cell>
          <table:table-cell table:formula="of:=AVERAGE([.G253:.K253])" office:value-type="float" office:value="1249.31" calcext:value-type="float">
            <text:p>1249.31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2233" calcext:value-type="float">
            <text:p>2233</text:p>
          </table:table-cell>
          <table:table-cell office:value-type="float" office:value="2633" calcext:value-type="float">
            <text:p>2633</text:p>
          </table:table-cell>
          <table:table-cell office:value-type="float" office:value="2350" calcext:value-type="float">
            <text:p>2350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372.55" calcext:value-type="float">
            <text:p>1372.55</text:p>
          </table:table-cell>
          <table:table-cell office:value-type="float" office:value="1308.38" calcext:value-type="float">
            <text:p>1308.38</text:p>
          </table:table-cell>
          <table:table-cell office:value-type="float" office:value="1151.82" calcext:value-type="float">
            <text:p>1151.82</text:p>
          </table:table-cell>
          <table:table-cell office:value-type="float" office:value="1105.41" calcext:value-type="float">
            <text:p>1105.41</text:p>
          </table:table-cell>
          <table:table-cell office:value-type="float" office:value="1053.17" calcext:value-type="float">
            <text:p>1053.17</text:p>
          </table:table-cell>
          <table:table-cell table:number-columns-repeated="2"/>
          <table:table-cell table:formula="of:=AVERAGE([.A254:.E254])" office:value-type="float" office:value="2420.8" calcext:value-type="float">
            <text:p>2420.8</text:p>
          </table:table-cell>
          <table:table-cell table:formula="of:=AVERAGE([.G254:.K254])" office:value-type="float" office:value="1198.266" calcext:value-type="float">
            <text:p>1198.266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358" calcext:value-type="float">
            <text:p>2358</text:p>
          </table:table-cell>
          <table:table-cell office:value-type="float" office:value="3015" calcext:value-type="float">
            <text:p>3015</text:p>
          </table:table-cell>
          <table:table-cell office:value-type="float" office:value="2465" calcext:value-type="float">
            <text:p>2465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355.67" calcext:value-type="float">
            <text:p>1355.67</text:p>
          </table:table-cell>
          <table:table-cell office:value-type="float" office:value="1311.18" calcext:value-type="float">
            <text:p>1311.18</text:p>
          </table:table-cell>
          <table:table-cell office:value-type="float" office:value="1394" calcext:value-type="float">
            <text:p>1394</text:p>
          </table:table-cell>
          <table:table-cell office:value-type="float" office:value="1236.5" calcext:value-type="float">
            <text:p>1236.5</text:p>
          </table:table-cell>
          <table:table-cell office:value-type="float" office:value="1047.05" calcext:value-type="float">
            <text:p>1047.05</text:p>
          </table:table-cell>
          <table:table-cell table:number-columns-repeated="2"/>
          <table:table-cell table:formula="of:=AVERAGE([.A255:.E255])" office:value-type="float" office:value="2472.2" calcext:value-type="float">
            <text:p>2472.2</text:p>
          </table:table-cell>
          <table:table-cell table:formula="of:=AVERAGE([.G255:.K255])" office:value-type="float" office:value="1268.88" calcext:value-type="float">
            <text:p>1268.88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303" calcext:value-type="float">
            <text:p>2303</text:p>
          </table:table-cell>
          <table:table-cell office:value-type="float" office:value="2975" calcext:value-type="float">
            <text:p>2975</text:p>
          </table:table-cell>
          <table:table-cell office:value-type="float" office:value="2233" calcext:value-type="float">
            <text:p>2233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float" office:value="1347.83" calcext:value-type="float">
            <text:p>1347.83</text:p>
          </table:table-cell>
          <table:table-cell office:value-type="float" office:value="1398.13" calcext:value-type="float">
            <text:p>1398.13</text:p>
          </table:table-cell>
          <table:table-cell office:value-type="float" office:value="1287.29" calcext:value-type="float">
            <text:p>1287.29</text:p>
          </table:table-cell>
          <table:table-cell office:value-type="float" office:value="1110.05" calcext:value-type="float">
            <text:p>1110.05</text:p>
          </table:table-cell>
          <table:table-cell office:value-type="float" office:value="1045.23" calcext:value-type="float">
            <text:p>1045.23</text:p>
          </table:table-cell>
          <table:table-cell table:number-columns-repeated="2"/>
          <table:table-cell table:formula="of:=AVERAGE([.A256:.E256])" office:value-type="float" office:value="2465.4" calcext:value-type="float">
            <text:p>2465.4</text:p>
          </table:table-cell>
          <table:table-cell table:formula="of:=AVERAGE([.G256:.K256])" office:value-type="float" office:value="1237.706" calcext:value-type="float">
            <text:p>1237.706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2708" calcext:value-type="float">
            <text:p>2708</text:p>
          </table:table-cell>
          <table:table-cell office:value-type="float" office:value="2643" calcext:value-type="float">
            <text:p>2643</text:p>
          </table:table-cell>
          <table:table-cell office:value-type="float" office:value="2093" calcext:value-type="float">
            <text:p>2093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482.77" calcext:value-type="float">
            <text:p>1482.77</text:p>
          </table:table-cell>
          <table:table-cell office:value-type="float" office:value="1338.15" calcext:value-type="float">
            <text:p>1338.15</text:p>
          </table:table-cell>
          <table:table-cell office:value-type="float" office:value="1377.31" calcext:value-type="float">
            <text:p>1377.31</text:p>
          </table:table-cell>
          <table:table-cell office:value-type="float" office:value="1096.76" calcext:value-type="float">
            <text:p>1096.76</text:p>
          </table:table-cell>
          <table:table-cell office:value-type="float" office:value="1045.67" calcext:value-type="float">
            <text:p>1045.67</text:p>
          </table:table-cell>
          <table:table-cell table:number-columns-repeated="2"/>
          <table:table-cell table:formula="of:=AVERAGE([.A257:.E257])" office:value-type="float" office:value="2423" calcext:value-type="float">
            <text:p>2423</text:p>
          </table:table-cell>
          <table:table-cell table:formula="of:=AVERAGE([.G257:.K257])" office:value-type="float" office:value="1268.132" calcext:value-type="float">
            <text:p>1268.132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348" calcext:value-type="float">
            <text:p>2348</text:p>
          </table:table-cell>
          <table:table-cell office:value-type="float" office:value="2429" calcext:value-type="float">
            <text:p>2429</text:p>
          </table:table-cell>
          <table:table-cell office:value-type="float" office:value="2186" calcext:value-type="float">
            <text:p>2186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float" office:value="1464.32" calcext:value-type="float">
            <text:p>1464.32</text:p>
          </table:table-cell>
          <table:table-cell office:value-type="float" office:value="1330.69" calcext:value-type="float">
            <text:p>1330.69</text:p>
          </table:table-cell>
          <table:table-cell office:value-type="float" office:value="1353.8" calcext:value-type="float">
            <text:p>1353.8</text:p>
          </table:table-cell>
          <table:table-cell office:value-type="float" office:value="1236.22" calcext:value-type="float">
            <text:p>1236.22</text:p>
          </table:table-cell>
          <table:table-cell office:value-type="float" office:value="1056.11" calcext:value-type="float">
            <text:p>1056.11</text:p>
          </table:table-cell>
          <table:table-cell table:number-columns-repeated="2"/>
          <table:table-cell table:formula="of:=AVERAGE([.A258:.E258])" office:value-type="float" office:value="2344.2" calcext:value-type="float">
            <text:p>2344.2</text:p>
          </table:table-cell>
          <table:table-cell table:formula="of:=AVERAGE([.G258:.K258])" office:value-type="float" office:value="1288.228" calcext:value-type="float">
            <text:p>1288.228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2313" calcext:value-type="float">
            <text:p>2313</text:p>
          </table:table-cell>
          <table:table-cell office:value-type="float" office:value="2035" calcext:value-type="float">
            <text:p>2035</text:p>
          </table:table-cell>
          <table:table-cell office:value-type="float" office:value="2093" calcext:value-type="float">
            <text:p>2093</text:p>
          </table:table-cell>
          <table:table-cell office:value-type="float" office:value="2059" calcext:value-type="float">
            <text:p>2059</text:p>
          </table:table-cell>
          <table:table-cell/>
          <table:table-cell office:value-type="float" office:value="1443.73" calcext:value-type="float">
            <text:p>1443.73</text:p>
          </table:table-cell>
          <table:table-cell office:value-type="float" office:value="1313.24" calcext:value-type="float">
            <text:p>1313.24</text:p>
          </table:table-cell>
          <table:table-cell office:value-type="float" office:value="1257.25" calcext:value-type="float">
            <text:p>1257.25</text:p>
          </table:table-cell>
          <table:table-cell office:value-type="float" office:value="1149.04" calcext:value-type="float">
            <text:p>1149.04</text:p>
          </table:table-cell>
          <table:table-cell office:value-type="float" office:value="1014.22" calcext:value-type="float">
            <text:p>1014.22</text:p>
          </table:table-cell>
          <table:table-cell table:number-columns-repeated="2"/>
          <table:table-cell table:formula="of:=AVERAGE([.A259:.E259])" office:value-type="float" office:value="2293" calcext:value-type="float">
            <text:p>2293</text:p>
          </table:table-cell>
          <table:table-cell table:formula="of:=AVERAGE([.G259:.K259])" office:value-type="float" office:value="1235.496" calcext:value-type="float">
            <text:p>1235.496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2183" calcext:value-type="float">
            <text:p>2183</text:p>
          </table:table-cell>
          <table:table-cell office:value-type="float" office:value="2488" calcext:value-type="float">
            <text:p>2488</text:p>
          </table:table-cell>
          <table:table-cell office:value-type="float" office:value="2555" calcext:value-type="float">
            <text:p>2555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float" office:value="1565.5" calcext:value-type="float">
            <text:p>1565.5</text:p>
          </table:table-cell>
          <table:table-cell office:value-type="float" office:value="1224.42" calcext:value-type="float">
            <text:p>1224.42</text:p>
          </table:table-cell>
          <table:table-cell office:value-type="float" office:value="1291.76" calcext:value-type="float">
            <text:p>1291.76</text:p>
          </table:table-cell>
          <table:table-cell office:value-type="float" office:value="1158.82" calcext:value-type="float">
            <text:p>1158.82</text:p>
          </table:table-cell>
          <table:table-cell office:value-type="float" office:value="1111.52" calcext:value-type="float">
            <text:p>1111.52</text:p>
          </table:table-cell>
          <table:table-cell table:number-columns-repeated="2"/>
          <table:table-cell table:formula="of:=AVERAGE([.A260:.E260])" office:value-type="float" office:value="2438" calcext:value-type="float">
            <text:p>2438</text:p>
          </table:table-cell>
          <table:table-cell table:formula="of:=AVERAGE([.G260:.K260])" office:value-type="float" office:value="1270.404" calcext:value-type="float">
            <text:p>1270.404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2548" calcext:value-type="float">
            <text:p>2548</text:p>
          </table:table-cell>
          <table:table-cell office:value-type="float" office:value="2965" calcext:value-type="float">
            <text:p>2965</text:p>
          </table:table-cell>
          <table:table-cell office:value-type="float" office:value="2643" calcext:value-type="float">
            <text:p>2643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503.95" calcext:value-type="float">
            <text:p>1503.95</text:p>
          </table:table-cell>
          <table:table-cell office:value-type="float" office:value="1321.99" calcext:value-type="float">
            <text:p>1321.99</text:p>
          </table:table-cell>
          <table:table-cell office:value-type="float" office:value="1326.58" calcext:value-type="float">
            <text:p>1326.58</text:p>
          </table:table-cell>
          <table:table-cell office:value-type="float" office:value="1246.62" calcext:value-type="float">
            <text:p>1246.62</text:p>
          </table:table-cell>
          <table:table-cell office:value-type="float" office:value="1008.66" calcext:value-type="float">
            <text:p>1008.66</text:p>
          </table:table-cell>
          <table:table-cell table:number-columns-repeated="2"/>
          <table:table-cell table:formula="of:=AVERAGE([.A261:.E261])" office:value-type="float" office:value="2552.4" calcext:value-type="float">
            <text:p>2552.4</text:p>
          </table:table-cell>
          <table:table-cell table:formula="of:=AVERAGE([.G261:.K261])" office:value-type="float" office:value="1281.56" calcext:value-type="float">
            <text:p>1281.56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2420" calcext:value-type="float">
            <text:p>2420</text:p>
          </table:table-cell>
          <table:table-cell office:value-type="float" office:value="2316" calcext:value-type="float">
            <text:p>2316</text:p>
          </table:table-cell>
          <table:table-cell office:value-type="float" office:value="2415" calcext:value-type="float">
            <text:p>2415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float" office:value="1557.84" calcext:value-type="float">
            <text:p>1557.84</text:p>
          </table:table-cell>
          <table:table-cell office:value-type="float" office:value="1242.35" calcext:value-type="float">
            <text:p>1242.35</text:p>
          </table:table-cell>
          <table:table-cell office:value-type="float" office:value="1358.13" calcext:value-type="float">
            <text:p>1358.13</text:p>
          </table:table-cell>
          <table:table-cell office:value-type="float" office:value="1168.06" calcext:value-type="float">
            <text:p>1168.06</text:p>
          </table:table-cell>
          <table:table-cell office:value-type="float" office:value="982.3" calcext:value-type="float">
            <text:p>982.3</text:p>
          </table:table-cell>
          <table:table-cell table:number-columns-repeated="2"/>
          <table:table-cell table:formula="of:=AVERAGE([.A262:.E262])" office:value-type="float" office:value="2418.4" calcext:value-type="float">
            <text:p>2418.4</text:p>
          </table:table-cell>
          <table:table-cell table:formula="of:=AVERAGE([.G262:.K262])" office:value-type="float" office:value="1261.736" calcext:value-type="float">
            <text:p>1261.736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463" calcext:value-type="float">
            <text:p>2463</text:p>
          </table:table-cell>
          <table:table-cell office:value-type="float" office:value="2410" calcext:value-type="float">
            <text:p>2410</text:p>
          </table:table-cell>
          <table:table-cell office:value-type="float" office:value="2368" calcext:value-type="float">
            <text:p>2368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452.27" calcext:value-type="float">
            <text:p>1452.27</text:p>
          </table:table-cell>
          <table:table-cell office:value-type="float" office:value="1289.27" calcext:value-type="float">
            <text:p>1289.27</text:p>
          </table:table-cell>
          <table:table-cell office:value-type="float" office:value="1319.43" calcext:value-type="float">
            <text:p>1319.43</text:p>
          </table:table-cell>
          <table:table-cell office:value-type="float" office:value="1131.53" calcext:value-type="float">
            <text:p>1131.53</text:p>
          </table:table-cell>
          <table:table-cell office:value-type="float" office:value="1030.74" calcext:value-type="float">
            <text:p>1030.74</text:p>
          </table:table-cell>
          <table:table-cell table:number-columns-repeated="2"/>
          <table:table-cell table:formula="of:=AVERAGE([.A263:.E263])" office:value-type="float" office:value="2394.8" calcext:value-type="float">
            <text:p>2394.8</text:p>
          </table:table-cell>
          <table:table-cell table:formula="of:=AVERAGE([.G263:.K263])" office:value-type="float" office:value="1244.648" calcext:value-type="float">
            <text:p>1244.648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2139" calcext:value-type="float">
            <text:p>2139</text:p>
          </table:table-cell>
          <table:table-cell office:value-type="float" office:value="2620" calcext:value-type="float">
            <text:p>2620</text:p>
          </table:table-cell>
          <table:table-cell office:value-type="float" office:value="2046" calcext:value-type="float">
            <text:p>2046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481.96" calcext:value-type="float">
            <text:p>1481.96</text:p>
          </table:table-cell>
          <table:table-cell office:value-type="float" office:value="1252.98" calcext:value-type="float">
            <text:p>1252.98</text:p>
          </table:table-cell>
          <table:table-cell office:value-type="float" office:value="1406.94" calcext:value-type="float">
            <text:p>1406.94</text:p>
          </table:table-cell>
          <table:table-cell office:value-type="float" office:value="1131.49" calcext:value-type="float">
            <text:p>1131.49</text:p>
          </table:table-cell>
          <table:table-cell office:value-type="float" office:value="1048.27" calcext:value-type="float">
            <text:p>1048.27</text:p>
          </table:table-cell>
          <table:table-cell table:number-columns-repeated="2"/>
          <table:table-cell table:formula="of:=AVERAGE([.A264:.E264])" office:value-type="float" office:value="2317" calcext:value-type="float">
            <text:p>2317</text:p>
          </table:table-cell>
          <table:table-cell table:formula="of:=AVERAGE([.G264:.K264])" office:value-type="float" office:value="1264.328" calcext:value-type="float">
            <text:p>1264.328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2238" calcext:value-type="float">
            <text:p>2238</text:p>
          </table:table-cell>
          <table:table-cell office:value-type="float" office:value="3035" calcext:value-type="float">
            <text:p>3035</text:p>
          </table:table-cell>
          <table:table-cell office:value-type="float" office:value="2408" calcext:value-type="float">
            <text:p>2408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1458.99" calcext:value-type="float">
            <text:p>1458.99</text:p>
          </table:table-cell>
          <table:table-cell office:value-type="float" office:value="1256.51" calcext:value-type="float">
            <text:p>1256.51</text:p>
          </table:table-cell>
          <table:table-cell office:value-type="float" office:value="1430.67" calcext:value-type="float">
            <text:p>1430.67</text:p>
          </table:table-cell>
          <table:table-cell office:value-type="float" office:value="1095.51" calcext:value-type="float">
            <text:p>1095.51</text:p>
          </table:table-cell>
          <table:table-cell office:value-type="float" office:value="1067.29" calcext:value-type="float">
            <text:p>1067.29</text:p>
          </table:table-cell>
          <table:table-cell table:number-columns-repeated="2"/>
          <table:table-cell table:formula="of:=AVERAGE([.A265:.E265])" office:value-type="float" office:value="2506.8" calcext:value-type="float">
            <text:p>2506.8</text:p>
          </table:table-cell>
          <table:table-cell table:formula="of:=AVERAGE([.G265:.K265])" office:value-type="float" office:value="1261.794" calcext:value-type="float">
            <text:p>1261.794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2209" calcext:value-type="float">
            <text:p>2209</text:p>
          </table:table-cell>
          <table:table-cell office:value-type="float" office:value="2522" calcext:value-type="float">
            <text:p>2522</text:p>
          </table:table-cell>
          <table:table-cell office:value-type="float" office:value="2318" calcext:value-type="float">
            <text:p>2318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409.21" calcext:value-type="float">
            <text:p>1409.21</text:p>
          </table:table-cell>
          <table:table-cell office:value-type="float" office:value="1260.74" calcext:value-type="float">
            <text:p>1260.74</text:p>
          </table:table-cell>
          <table:table-cell office:value-type="float" office:value="1295.46" calcext:value-type="float">
            <text:p>1295.46</text:p>
          </table:table-cell>
          <table:table-cell office:value-type="float" office:value="1192.7" calcext:value-type="float">
            <text:p>1192.7</text:p>
          </table:table-cell>
          <table:table-cell office:value-type="float" office:value="1075.91" calcext:value-type="float">
            <text:p>1075.91</text:p>
          </table:table-cell>
          <table:table-cell table:number-columns-repeated="2"/>
          <table:table-cell table:formula="of:=AVERAGE([.A266:.E266])" office:value-type="float" office:value="2444" calcext:value-type="float">
            <text:p>2444</text:p>
          </table:table-cell>
          <table:table-cell table:formula="of:=AVERAGE([.G266:.K266])" office:value-type="float" office:value="1246.804" calcext:value-type="float">
            <text:p>1246.804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188" calcext:value-type="float">
            <text:p>2188</text:p>
          </table:table-cell>
          <table:table-cell office:value-type="float" office:value="2455" calcext:value-type="float">
            <text:p>2455</text:p>
          </table:table-cell>
          <table:table-cell office:value-type="float" office:value="2383" calcext:value-type="float">
            <text:p>2383</text:p>
          </table:table-cell>
          <table:table-cell office:value-type="float" office:value="2065" calcext:value-type="float">
            <text:p>2065</text:p>
          </table:table-cell>
          <table:table-cell/>
          <table:table-cell office:value-type="float" office:value="1416.77" calcext:value-type="float">
            <text:p>1416.77</text:p>
          </table:table-cell>
          <table:table-cell office:value-type="float" office:value="1257.14" calcext:value-type="float">
            <text:p>1257.14</text:p>
          </table:table-cell>
          <table:table-cell office:value-type="float" office:value="1281.18" calcext:value-type="float">
            <text:p>1281.18</text:p>
          </table:table-cell>
          <table:table-cell office:value-type="float" office:value="1152.32" calcext:value-type="float">
            <text:p>1152.32</text:p>
          </table:table-cell>
          <table:table-cell office:value-type="float" office:value="1027.9" calcext:value-type="float">
            <text:p>1027.9</text:p>
          </table:table-cell>
          <table:table-cell table:number-columns-repeated="2"/>
          <table:table-cell table:formula="of:=AVERAGE([.A267:.E267])" office:value-type="float" office:value="2375.2" calcext:value-type="float">
            <text:p>2375.2</text:p>
          </table:table-cell>
          <table:table-cell table:formula="of:=AVERAGE([.G267:.K267])" office:value-type="float" office:value="1227.062" calcext:value-type="float">
            <text:p>1227.06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518" calcext:value-type="float">
            <text:p>2518</text:p>
          </table:table-cell>
          <table:table-cell office:value-type="float" office:value="2605" calcext:value-type="float">
            <text:p>2605</text:p>
          </table:table-cell>
          <table:table-cell office:value-type="float" office:value="1993" calcext:value-type="float">
            <text:p>1993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float" office:value="1450.2" calcext:value-type="float">
            <text:p>1450.2</text:p>
          </table:table-cell>
          <table:table-cell office:value-type="float" office:value="1388.04" calcext:value-type="float">
            <text:p>1388.04</text:p>
          </table:table-cell>
          <table:table-cell office:value-type="float" office:value="1309.21" calcext:value-type="float">
            <text:p>1309.21</text:p>
          </table:table-cell>
          <table:table-cell office:value-type="float" office:value="1146.22" calcext:value-type="float">
            <text:p>1146.22</text:p>
          </table:table-cell>
          <table:table-cell office:value-type="float" office:value="1065.9" calcext:value-type="float">
            <text:p>1065.9</text:p>
          </table:table-cell>
          <table:table-cell table:number-columns-repeated="2"/>
          <table:table-cell table:formula="of:=AVERAGE([.A268:.E268])" office:value-type="float" office:value="2377.8" calcext:value-type="float">
            <text:p>2377.8</text:p>
          </table:table-cell>
          <table:table-cell table:formula="of:=AVERAGE([.G268:.K268])" office:value-type="float" office:value="1271.914" calcext:value-type="float">
            <text:p>1271.914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413" calcext:value-type="float">
            <text:p>2413</text:p>
          </table:table-cell>
          <table:table-cell office:value-type="float" office:value="2432" calcext:value-type="float">
            <text:p>2432</text:p>
          </table:table-cell>
          <table:table-cell office:value-type="float" office:value="2200" calcext:value-type="float">
            <text:p>2200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1469.75" calcext:value-type="float">
            <text:p>1469.75</text:p>
          </table:table-cell>
          <table:table-cell office:value-type="float" office:value="1303" calcext:value-type="float">
            <text:p>1303</text:p>
          </table:table-cell>
          <table:table-cell office:value-type="float" office:value="1238.21" calcext:value-type="float">
            <text:p>1238.21</text:p>
          </table:table-cell>
          <table:table-cell office:value-type="float" office:value="1064.42" calcext:value-type="float">
            <text:p>1064.42</text:p>
          </table:table-cell>
          <table:table-cell office:value-type="float" office:value="1156.69" calcext:value-type="float">
            <text:p>1156.69</text:p>
          </table:table-cell>
          <table:table-cell table:number-columns-repeated="2"/>
          <table:table-cell table:formula="of:=AVERAGE([.A269:.E269])" office:value-type="float" office:value="2366.2" calcext:value-type="float">
            <text:p>2366.2</text:p>
          </table:table-cell>
          <table:table-cell table:formula="of:=AVERAGE([.G269:.K269])" office:value-type="float" office:value="1246.414" calcext:value-type="float">
            <text:p>1246.414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613" calcext:value-type="float">
            <text:p>2613</text:p>
          </table:table-cell>
          <table:table-cell office:value-type="float" office:value="2168" calcext:value-type="float">
            <text:p>2168</text:p>
          </table:table-cell>
          <table:table-cell office:value-type="float" office:value="2043" calcext:value-type="float">
            <text:p>2043</text:p>
          </table:table-cell>
          <table:table-cell office:value-type="float" office:value="2045" calcext:value-type="float">
            <text:p>2045</text:p>
          </table:table-cell>
          <table:table-cell/>
          <table:table-cell office:value-type="float" office:value="1496.66" calcext:value-type="float">
            <text:p>1496.66</text:p>
          </table:table-cell>
          <table:table-cell office:value-type="float" office:value="1276.24" calcext:value-type="float">
            <text:p>1276.24</text:p>
          </table:table-cell>
          <table:table-cell office:value-type="float" office:value="1276.79" calcext:value-type="float">
            <text:p>1276.79</text:p>
          </table:table-cell>
          <table:table-cell office:value-type="float" office:value="1092.44" calcext:value-type="float">
            <text:p>1092.44</text:p>
          </table:table-cell>
          <table:table-cell office:value-type="float" office:value="1139.25" calcext:value-type="float">
            <text:p>1139.25</text:p>
          </table:table-cell>
          <table:table-cell table:number-columns-repeated="2"/>
          <table:table-cell table:formula="of:=AVERAGE([.A270:.E270])" office:value-type="float" office:value="2339.8" calcext:value-type="float">
            <text:p>2339.8</text:p>
          </table:table-cell>
          <table:table-cell table:formula="of:=AVERAGE([.G270:.K270])" office:value-type="float" office:value="1256.276" calcext:value-type="float">
            <text:p>1256.276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2408" calcext:value-type="float">
            <text:p>2408</text:p>
          </table:table-cell>
          <table:table-cell office:value-type="float" office:value="2709" calcext:value-type="float">
            <text:p>2709</text:p>
          </table:table-cell>
          <table:table-cell office:value-type="float" office:value="2193" calcext:value-type="float">
            <text:p>2193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1524.77" calcext:value-type="float">
            <text:p>1524.77</text:p>
          </table:table-cell>
          <table:table-cell office:value-type="float" office:value="1290.12" calcext:value-type="float">
            <text:p>1290.12</text:p>
          </table:table-cell>
          <table:table-cell office:value-type="float" office:value="1223.95" calcext:value-type="float">
            <text:p>1223.95</text:p>
          </table:table-cell>
          <table:table-cell office:value-type="float" office:value="1139.58" calcext:value-type="float">
            <text:p>1139.58</text:p>
          </table:table-cell>
          <table:table-cell office:value-type="float" office:value="1122.06" calcext:value-type="float">
            <text:p>1122.06</text:p>
          </table:table-cell>
          <table:table-cell table:number-columns-repeated="2"/>
          <table:table-cell table:formula="of:=AVERAGE([.A271:.E271])" office:value-type="float" office:value="2398" calcext:value-type="float">
            <text:p>2398</text:p>
          </table:table-cell>
          <table:table-cell table:formula="of:=AVERAGE([.G271:.K271])" office:value-type="float" office:value="1260.096" calcext:value-type="float">
            <text:p>1260.096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523" calcext:value-type="float">
            <text:p>2523</text:p>
          </table:table-cell>
          <table:table-cell office:value-type="float" office:value="2739" calcext:value-type="float">
            <text:p>2739</text:p>
          </table:table-cell>
          <table:table-cell office:value-type="float" office:value="1978" calcext:value-type="float">
            <text:p>197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1471.71" calcext:value-type="float">
            <text:p>1471.71</text:p>
          </table:table-cell>
          <table:table-cell office:value-type="float" office:value="1205.41" calcext:value-type="float">
            <text:p>1205.41</text:p>
          </table:table-cell>
          <table:table-cell office:value-type="float" office:value="1288.84" calcext:value-type="float">
            <text:p>1288.84</text:p>
          </table:table-cell>
          <table:table-cell office:value-type="float" office:value="1106.69" calcext:value-type="float">
            <text:p>1106.69</text:p>
          </table:table-cell>
          <table:table-cell office:value-type="float" office:value="1055.6" calcext:value-type="float">
            <text:p>1055.6</text:p>
          </table:table-cell>
          <table:table-cell table:number-columns-repeated="2"/>
          <table:table-cell table:formula="of:=AVERAGE([.A272:.E272])" office:value-type="float" office:value="2375" calcext:value-type="float">
            <text:p>2375</text:p>
          </table:table-cell>
          <table:table-cell table:formula="of:=AVERAGE([.G272:.K272])" office:value-type="float" office:value="1225.65" calcext:value-type="float">
            <text:p>1225.65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333" calcext:value-type="float">
            <text:p>2333</text:p>
          </table:table-cell>
          <table:table-cell office:value-type="float" office:value="2453" calcext:value-type="float">
            <text:p>2453</text:p>
          </table:table-cell>
          <table:table-cell office:value-type="float" office:value="2198" calcext:value-type="float">
            <text:p>2198</text:p>
          </table:table-cell>
          <table:table-cell office:value-type="float" office:value="1768" calcext:value-type="float">
            <text:p>1768</text:p>
          </table:table-cell>
          <table:table-cell/>
          <table:table-cell office:value-type="float" office:value="1568.01" calcext:value-type="float">
            <text:p>1568.01</text:p>
          </table:table-cell>
          <table:table-cell office:value-type="float" office:value="1300.83" calcext:value-type="float">
            <text:p>1300.83</text:p>
          </table:table-cell>
          <table:table-cell office:value-type="float" office:value="1340.23" calcext:value-type="float">
            <text:p>1340.23</text:p>
          </table:table-cell>
          <table:table-cell office:value-type="float" office:value="1186.16" calcext:value-type="float">
            <text:p>1186.16</text:p>
          </table:table-cell>
          <table:table-cell office:value-type="float" office:value="1136.38" calcext:value-type="float">
            <text:p>1136.38</text:p>
          </table:table-cell>
          <table:table-cell table:number-columns-repeated="2"/>
          <table:table-cell table:formula="of:=AVERAGE([.A273:.E273])" office:value-type="float" office:value="2308" calcext:value-type="float">
            <text:p>2308</text:p>
          </table:table-cell>
          <table:table-cell table:formula="of:=AVERAGE([.G273:.K273])" office:value-type="float" office:value="1306.322" calcext:value-type="float">
            <text:p>1306.322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2428" calcext:value-type="float">
            <text:p>2428</text:p>
          </table:table-cell>
          <table:table-cell office:value-type="float" office:value="2693" calcext:value-type="float">
            <text:p>2693</text:p>
          </table:table-cell>
          <table:table-cell office:value-type="float" office:value="2368" calcext:value-type="float">
            <text:p>2368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1464.79" calcext:value-type="float">
            <text:p>1464.79</text:p>
          </table:table-cell>
          <table:table-cell office:value-type="float" office:value="1220.55" calcext:value-type="float">
            <text:p>1220.55</text:p>
          </table:table-cell>
          <table:table-cell office:value-type="float" office:value="1236.22" calcext:value-type="float">
            <text:p>1236.22</text:p>
          </table:table-cell>
          <table:table-cell office:value-type="float" office:value="1152.37" calcext:value-type="float">
            <text:p>1152.37</text:p>
          </table:table-cell>
          <table:table-cell office:value-type="float" office:value="1107.37" calcext:value-type="float">
            <text:p>1107.37</text:p>
          </table:table-cell>
          <table:table-cell table:number-columns-repeated="2"/>
          <table:table-cell table:formula="of:=AVERAGE([.A274:.E274])" office:value-type="float" office:value="2475" calcext:value-type="float">
            <text:p>2475</text:p>
          </table:table-cell>
          <table:table-cell table:formula="of:=AVERAGE([.G274:.K274])" office:value-type="float" office:value="1236.26" calcext:value-type="float">
            <text:p>1236.26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343" calcext:value-type="float">
            <text:p>2343</text:p>
          </table:table-cell>
          <table:table-cell office:value-type="float" office:value="2704" calcext:value-type="float">
            <text:p>2704</text:p>
          </table:table-cell>
          <table:table-cell office:value-type="float" office:value="2318" calcext:value-type="float">
            <text:p>2318</text:p>
          </table:table-cell>
          <table:table-cell office:value-type="float" office:value="2143" calcext:value-type="float">
            <text:p>2143</text:p>
          </table:table-cell>
          <table:table-cell/>
          <table:table-cell office:value-type="float" office:value="1570.36" calcext:value-type="float">
            <text:p>1570.36</text:p>
          </table:table-cell>
          <table:table-cell office:value-type="float" office:value="1234.09" calcext:value-type="float">
            <text:p>1234.09</text:p>
          </table:table-cell>
          <table:table-cell office:value-type="float" office:value="1329.23" calcext:value-type="float">
            <text:p>1329.23</text:p>
          </table:table-cell>
          <table:table-cell office:value-type="float" office:value="1207.02" calcext:value-type="float">
            <text:p>1207.02</text:p>
          </table:table-cell>
          <table:table-cell office:value-type="float" office:value="1069.52" calcext:value-type="float">
            <text:p>1069.52</text:p>
          </table:table-cell>
          <table:table-cell table:number-columns-repeated="2"/>
          <table:table-cell table:formula="of:=AVERAGE([.A275:.E275])" office:value-type="float" office:value="2472.6" calcext:value-type="float">
            <text:p>2472.6</text:p>
          </table:table-cell>
          <table:table-cell table:formula="of:=AVERAGE([.G275:.K275])" office:value-type="float" office:value="1282.044" calcext:value-type="float">
            <text:p>1282.044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2311" calcext:value-type="float">
            <text:p>2311</text:p>
          </table:table-cell>
          <table:table-cell office:value-type="float" office:value="2565" calcext:value-type="float">
            <text:p>2565</text:p>
          </table:table-cell>
          <table:table-cell office:value-type="float" office:value="2294" calcext:value-type="float">
            <text:p>2294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537.17" calcext:value-type="float">
            <text:p>1537.17</text:p>
          </table:table-cell>
          <table:table-cell office:value-type="float" office:value="1250.77" calcext:value-type="float">
            <text:p>1250.77</text:p>
          </table:table-cell>
          <table:table-cell office:value-type="float" office:value="1324.63" calcext:value-type="float">
            <text:p>1324.63</text:p>
          </table:table-cell>
          <table:table-cell office:value-type="float" office:value="1144.82" calcext:value-type="float">
            <text:p>1144.82</text:p>
          </table:table-cell>
          <table:table-cell office:value-type="float" office:value="1098.52" calcext:value-type="float">
            <text:p>1098.52</text:p>
          </table:table-cell>
          <table:table-cell table:number-columns-repeated="2"/>
          <table:table-cell table:formula="of:=AVERAGE([.A276:.E276])" office:value-type="float" office:value="2458.6" calcext:value-type="float">
            <text:p>2458.6</text:p>
          </table:table-cell>
          <table:table-cell table:formula="of:=AVERAGE([.G276:.K276])" office:value-type="float" office:value="1271.182" calcext:value-type="float">
            <text:p>1271.182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248" calcext:value-type="float">
            <text:p>2248</text:p>
          </table:table-cell>
          <table:table-cell office:value-type="float" office:value="2839" calcext:value-type="float">
            <text:p>2839</text:p>
          </table:table-cell>
          <table:table-cell office:value-type="float" office:value="1989" calcext:value-type="float">
            <text:p>1989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1470.15" calcext:value-type="float">
            <text:p>1470.15</text:p>
          </table:table-cell>
          <table:table-cell office:value-type="float" office:value="1270.21" calcext:value-type="float">
            <text:p>1270.21</text:p>
          </table:table-cell>
          <table:table-cell office:value-type="float" office:value="1277.98" calcext:value-type="float">
            <text:p>1277.98</text:p>
          </table:table-cell>
          <table:table-cell office:value-type="float" office:value="1098.26" calcext:value-type="float">
            <text:p>1098.26</text:p>
          </table:table-cell>
          <table:table-cell office:value-type="float" office:value="1095.71" calcext:value-type="float">
            <text:p>1095.71</text:p>
          </table:table-cell>
          <table:table-cell table:number-columns-repeated="2"/>
          <table:table-cell table:formula="of:=AVERAGE([.A277:.E277])" office:value-type="float" office:value="2410.4" calcext:value-type="float">
            <text:p>2410.4</text:p>
          </table:table-cell>
          <table:table-cell table:formula="of:=AVERAGE([.G277:.K277])" office:value-type="float" office:value="1242.462" calcext:value-type="float">
            <text:p>1242.462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648" calcext:value-type="float">
            <text:p>2648</text:p>
          </table:table-cell>
          <table:table-cell office:value-type="float" office:value="2910" calcext:value-type="float">
            <text:p>2910</text:p>
          </table:table-cell>
          <table:table-cell office:value-type="float" office:value="1927" calcext:value-type="float">
            <text:p>1927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float" office:value="1485.5" calcext:value-type="float">
            <text:p>1485.5</text:p>
          </table:table-cell>
          <table:table-cell office:value-type="float" office:value="1431.03" calcext:value-type="float">
            <text:p>1431.03</text:p>
          </table:table-cell>
          <table:table-cell office:value-type="float" office:value="1318.22" calcext:value-type="float">
            <text:p>1318.22</text:p>
          </table:table-cell>
          <table:table-cell office:value-type="float" office:value="1016.24" calcext:value-type="float">
            <text:p>1016.24</text:p>
          </table:table-cell>
          <table:table-cell office:value-type="float" office:value="1074.98" calcext:value-type="float">
            <text:p>1074.98</text:p>
          </table:table-cell>
          <table:table-cell table:number-columns-repeated="2"/>
          <table:table-cell table:formula="of:=AVERAGE([.A278:.E278])" office:value-type="float" office:value="2423" calcext:value-type="float">
            <text:p>2423</text:p>
          </table:table-cell>
          <table:table-cell table:formula="of:=AVERAGE([.G278:.K278])" office:value-type="float" office:value="1265.194" calcext:value-type="float">
            <text:p>1265.194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363" calcext:value-type="float">
            <text:p>2363</text:p>
          </table:table-cell>
          <table:table-cell office:value-type="float" office:value="2675" calcext:value-type="float">
            <text:p>2675</text:p>
          </table:table-cell>
          <table:table-cell office:value-type="float" office:value="2268" calcext:value-type="float">
            <text:p>2268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float" office:value="1544.49" calcext:value-type="float">
            <text:p>1544.49</text:p>
          </table:table-cell>
          <table:table-cell office:value-type="float" office:value="1334.28" calcext:value-type="float">
            <text:p>1334.28</text:p>
          </table:table-cell>
          <table:table-cell office:value-type="float" office:value="1329.25" calcext:value-type="float">
            <text:p>1329.25</text:p>
          </table:table-cell>
          <table:table-cell office:value-type="float" office:value="1114.43" calcext:value-type="float">
            <text:p>1114.43</text:p>
          </table:table-cell>
          <table:table-cell office:value-type="float" office:value="1088.56" calcext:value-type="float">
            <text:p>1088.56</text:p>
          </table:table-cell>
          <table:table-cell table:number-columns-repeated="2"/>
          <table:table-cell table:formula="of:=AVERAGE([.A279:.E279])" office:value-type="float" office:value="2397.6" calcext:value-type="float">
            <text:p>2397.6</text:p>
          </table:table-cell>
          <table:table-cell table:formula="of:=AVERAGE([.G279:.K279])" office:value-type="float" office:value="1282.202" calcext:value-type="float">
            <text:p>1282.202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428" calcext:value-type="float">
            <text:p>2428</text:p>
          </table:table-cell>
          <table:table-cell office:value-type="float" office:value="3140" calcext:value-type="float">
            <text:p>3140</text:p>
          </table:table-cell>
          <table:table-cell office:value-type="float" office:value="2288" calcext:value-type="float">
            <text:p>2288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00.07" calcext:value-type="float">
            <text:p>1600.07</text:p>
          </table:table-cell>
          <table:table-cell office:value-type="float" office:value="1358.04" calcext:value-type="float">
            <text:p>1358.04</text:p>
          </table:table-cell>
          <table:table-cell office:value-type="float" office:value="1331.89" calcext:value-type="float">
            <text:p>1331.89</text:p>
          </table:table-cell>
          <table:table-cell office:value-type="float" office:value="1178.55" calcext:value-type="float">
            <text:p>1178.55</text:p>
          </table:table-cell>
          <table:table-cell office:value-type="float" office:value="1039.59" calcext:value-type="float">
            <text:p>1039.59</text:p>
          </table:table-cell>
          <table:table-cell table:number-columns-repeated="2"/>
          <table:table-cell table:formula="of:=AVERAGE([.A280:.E280])" office:value-type="float" office:value="2526.4" calcext:value-type="float">
            <text:p>2526.4</text:p>
          </table:table-cell>
          <table:table-cell table:formula="of:=AVERAGE([.G280:.K280])" office:value-type="float" office:value="1301.628" calcext:value-type="float">
            <text:p>1301.628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2227" calcext:value-type="float">
            <text:p>2227</text:p>
          </table:table-cell>
          <table:table-cell office:value-type="float" office:value="3210" calcext:value-type="float">
            <text:p>3210</text:p>
          </table:table-cell>
          <table:table-cell office:value-type="float" office:value="2176" calcext:value-type="float">
            <text:p>2176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float" office:value="1406.37" calcext:value-type="float">
            <text:p>1406.37</text:p>
          </table:table-cell>
          <table:table-cell office:value-type="float" office:value="1367.42" calcext:value-type="float">
            <text:p>1367.42</text:p>
          </table:table-cell>
          <table:table-cell office:value-type="float" office:value="1285.26" calcext:value-type="float">
            <text:p>1285.26</text:p>
          </table:table-cell>
          <table:table-cell office:value-type="float" office:value="1188.29" calcext:value-type="float">
            <text:p>1188.29</text:p>
          </table:table-cell>
          <table:table-cell office:value-type="float" office:value="1101.64" calcext:value-type="float">
            <text:p>1101.64</text:p>
          </table:table-cell>
          <table:table-cell table:number-columns-repeated="2"/>
          <table:table-cell table:formula="of:=AVERAGE([.A281:.E281])" office:value-type="float" office:value="2496.2" calcext:value-type="float">
            <text:p>2496.2</text:p>
          </table:table-cell>
          <table:table-cell table:formula="of:=AVERAGE([.G281:.K281])" office:value-type="float" office:value="1269.796" calcext:value-type="float">
            <text:p>1269.796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513" calcext:value-type="float">
            <text:p>2513</text:p>
          </table:table-cell>
          <table:table-cell office:value-type="float" office:value="2495" calcext:value-type="float">
            <text:p>2495</text:p>
          </table:table-cell>
          <table:table-cell office:value-type="float" office:value="2278" calcext:value-type="float">
            <text:p>2278</text:p>
          </table:table-cell>
          <table:table-cell office:value-type="float" office:value="2051" calcext:value-type="float">
            <text:p>2051</text:p>
          </table:table-cell>
          <table:table-cell/>
          <table:table-cell office:value-type="float" office:value="1545.43" calcext:value-type="float">
            <text:p>1545.43</text:p>
          </table:table-cell>
          <table:table-cell office:value-type="float" office:value="1444.2" calcext:value-type="float">
            <text:p>1444.2</text:p>
          </table:table-cell>
          <table:table-cell office:value-type="float" office:value="1317.46" calcext:value-type="float">
            <text:p>1317.46</text:p>
          </table:table-cell>
          <table:table-cell office:value-type="float" office:value="1169.16" calcext:value-type="float">
            <text:p>1169.16</text:p>
          </table:table-cell>
          <table:table-cell office:value-type="float" office:value="1062.73" calcext:value-type="float">
            <text:p>1062.73</text:p>
          </table:table-cell>
          <table:table-cell table:number-columns-repeated="2"/>
          <table:table-cell table:formula="of:=AVERAGE([.A282:.E282])" office:value-type="float" office:value="2415.4" calcext:value-type="float">
            <text:p>2415.4</text:p>
          </table:table-cell>
          <table:table-cell table:formula="of:=AVERAGE([.G282:.K282])" office:value-type="float" office:value="1307.796" calcext:value-type="float">
            <text:p>1307.796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288" calcext:value-type="float">
            <text:p>2288</text:p>
          </table:table-cell>
          <table:table-cell office:value-type="float" office:value="2911" calcext:value-type="float">
            <text:p>2911</text:p>
          </table:table-cell>
          <table:table-cell office:value-type="float" office:value="1988" calcext:value-type="float">
            <text:p>1988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1526.63" calcext:value-type="float">
            <text:p>1526.63</text:p>
          </table:table-cell>
          <table:table-cell office:value-type="float" office:value="1428.12" calcext:value-type="float">
            <text:p>1428.12</text:p>
          </table:table-cell>
          <table:table-cell office:value-type="float" office:value="1495.48" calcext:value-type="float">
            <text:p>1495.48</text:p>
          </table:table-cell>
          <table:table-cell office:value-type="float" office:value="1093.99" calcext:value-type="float">
            <text:p>1093.99</text:p>
          </table:table-cell>
          <table:table-cell office:value-type="float" office:value="1055.29" calcext:value-type="float">
            <text:p>1055.29</text:p>
          </table:table-cell>
          <table:table-cell table:number-columns-repeated="2"/>
          <table:table-cell table:formula="of:=AVERAGE([.A283:.E283])" office:value-type="float" office:value="2403.2" calcext:value-type="float">
            <text:p>2403.2</text:p>
          </table:table-cell>
          <table:table-cell table:formula="of:=AVERAGE([.G283:.K283])" office:value-type="float" office:value="1319.902" calcext:value-type="float">
            <text:p>1319.90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458" calcext:value-type="float">
            <text:p>2458</text:p>
          </table:table-cell>
          <table:table-cell office:value-type="float" office:value="2295" calcext:value-type="float">
            <text:p>2295</text:p>
          </table:table-cell>
          <table:table-cell office:value-type="float" office:value="2329" calcext:value-type="float">
            <text:p>2329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1528.29" calcext:value-type="float">
            <text:p>1528.29</text:p>
          </table:table-cell>
          <table:table-cell office:value-type="float" office:value="1368.41" calcext:value-type="float">
            <text:p>1368.41</text:p>
          </table:table-cell>
          <table:table-cell office:value-type="float" office:value="1369.73" calcext:value-type="float">
            <text:p>1369.73</text:p>
          </table:table-cell>
          <table:table-cell office:value-type="float" office:value="1162.23" calcext:value-type="float">
            <text:p>1162.23</text:p>
          </table:table-cell>
          <table:table-cell office:value-type="float" office:value="1050.56" calcext:value-type="float">
            <text:p>1050.56</text:p>
          </table:table-cell>
          <table:table-cell table:number-columns-repeated="2"/>
          <table:table-cell table:formula="of:=AVERAGE([.A284:.E284])" office:value-type="float" office:value="2361.2" calcext:value-type="float">
            <text:p>2361.2</text:p>
          </table:table-cell>
          <table:table-cell table:formula="of:=AVERAGE([.G284:.K284])" office:value-type="float" office:value="1295.844" calcext:value-type="float">
            <text:p>1295.844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2192" calcext:value-type="float">
            <text:p>2192</text:p>
          </table:table-cell>
          <table:table-cell office:value-type="float" office:value="2563" calcext:value-type="float">
            <text:p>2563</text:p>
          </table:table-cell>
          <table:table-cell office:value-type="float" office:value="2073" calcext:value-type="float">
            <text:p>2073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float" office:value="1504.63" calcext:value-type="float">
            <text:p>1504.63</text:p>
          </table:table-cell>
          <table:table-cell office:value-type="float" office:value="1371.5" calcext:value-type="float">
            <text:p>1371.5</text:p>
          </table:table-cell>
          <table:table-cell office:value-type="float" office:value="1375.86" calcext:value-type="float">
            <text:p>1375.86</text:p>
          </table:table-cell>
          <table:table-cell office:value-type="float" office:value="1198.45" calcext:value-type="float">
            <text:p>1198.45</text:p>
          </table:table-cell>
          <table:table-cell office:value-type="float" office:value="968.59" calcext:value-type="float">
            <text:p>968.59</text:p>
          </table:table-cell>
          <table:table-cell table:number-columns-repeated="2"/>
          <table:table-cell table:formula="of:=AVERAGE([.A285:.E285])" office:value-type="float" office:value="2401.8" calcext:value-type="float">
            <text:p>2401.8</text:p>
          </table:table-cell>
          <table:table-cell table:formula="of:=AVERAGE([.G285:.K285])" office:value-type="float" office:value="1283.806" calcext:value-type="float">
            <text:p>1283.806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2723" calcext:value-type="float">
            <text:p>2723</text:p>
          </table:table-cell>
          <table:table-cell office:value-type="float" office:value="2208" calcext:value-type="float">
            <text:p>2208</text:p>
          </table:table-cell>
          <table:table-cell office:value-type="float" office:value="1933" calcext:value-type="float">
            <text:p>1933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441.66" calcext:value-type="float">
            <text:p>1441.66</text:p>
          </table:table-cell>
          <table:table-cell office:value-type="float" office:value="1375.36" calcext:value-type="float">
            <text:p>1375.36</text:p>
          </table:table-cell>
          <table:table-cell office:value-type="float" office:value="1349.59" calcext:value-type="float">
            <text:p>1349.59</text:p>
          </table:table-cell>
          <table:table-cell office:value-type="float" office:value="1118.57" calcext:value-type="float">
            <text:p>1118.57</text:p>
          </table:table-cell>
          <table:table-cell office:value-type="float" office:value="1006.81" calcext:value-type="float">
            <text:p>1006.81</text:p>
          </table:table-cell>
          <table:table-cell table:number-columns-repeated="2"/>
          <table:table-cell table:formula="of:=AVERAGE([.A286:.E286])" office:value-type="float" office:value="2453.8" calcext:value-type="float">
            <text:p>2453.8</text:p>
          </table:table-cell>
          <table:table-cell table:formula="of:=AVERAGE([.G286:.K286])" office:value-type="float" office:value="1258.398" calcext:value-type="float">
            <text:p>1258.398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715" calcext:value-type="float">
            <text:p>2715</text:p>
          </table:table-cell>
          <table:table-cell office:value-type="float" office:value="2700" calcext:value-type="float">
            <text:p>2700</text:p>
          </table:table-cell>
          <table:table-cell office:value-type="float" office:value="2053" calcext:value-type="float">
            <text:p>2053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1468.73" calcext:value-type="float">
            <text:p>1468.73</text:p>
          </table:table-cell>
          <table:table-cell office:value-type="float" office:value="1395.66" calcext:value-type="float">
            <text:p>1395.66</text:p>
          </table:table-cell>
          <table:table-cell office:value-type="float" office:value="1320.21" calcext:value-type="float">
            <text:p>1320.21</text:p>
          </table:table-cell>
          <table:table-cell office:value-type="float" office:value="1151.71" calcext:value-type="float">
            <text:p>1151.71</text:p>
          </table:table-cell>
          <table:table-cell office:value-type="float" office:value="1054.53" calcext:value-type="float">
            <text:p>1054.53</text:p>
          </table:table-cell>
          <table:table-cell table:number-columns-repeated="2"/>
          <table:table-cell table:formula="of:=AVERAGE([.A287:.E287])" office:value-type="float" office:value="2443.2" calcext:value-type="float">
            <text:p>2443.2</text:p>
          </table:table-cell>
          <table:table-cell table:formula="of:=AVERAGE([.G287:.K287])" office:value-type="float" office:value="1278.168" calcext:value-type="float">
            <text:p>1278.168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808" calcext:value-type="float">
            <text:p>2808</text:p>
          </table:table-cell>
          <table:table-cell office:value-type="float" office:value="2615" calcext:value-type="float">
            <text:p>2615</text:p>
          </table:table-cell>
          <table:table-cell office:value-type="float" office:value="1993" calcext:value-type="float">
            <text:p>1993</text:p>
          </table:table-cell>
          <table:table-cell office:value-type="float" office:value="2505" calcext:value-type="float">
            <text:p>2505</text:p>
          </table:table-cell>
          <table:table-cell/>
          <table:table-cell office:value-type="float" office:value="1526.06" calcext:value-type="float">
            <text:p>1526.06</text:p>
          </table:table-cell>
          <table:table-cell office:value-type="float" office:value="1333.4" calcext:value-type="float">
            <text:p>1333.4</text:p>
          </table:table-cell>
          <table:table-cell office:value-type="float" office:value="1239.11" calcext:value-type="float">
            <text:p>1239.11</text:p>
          </table:table-cell>
          <table:table-cell office:value-type="float" office:value="1150.53" calcext:value-type="float">
            <text:p>1150.53</text:p>
          </table:table-cell>
          <table:table-cell office:value-type="float" office:value="1040.31" calcext:value-type="float">
            <text:p>1040.31</text:p>
          </table:table-cell>
          <table:table-cell table:number-columns-repeated="2"/>
          <table:table-cell table:formula="of:=AVERAGE([.A288:.E288])" office:value-type="float" office:value="2560" calcext:value-type="float">
            <text:p>2560</text:p>
          </table:table-cell>
          <table:table-cell table:formula="of:=AVERAGE([.G288:.K288])" office:value-type="float" office:value="1257.882" calcext:value-type="float">
            <text:p>1257.882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188" calcext:value-type="float">
            <text:p>3188</text:p>
          </table:table-cell>
          <table:table-cell office:value-type="float" office:value="2593" calcext:value-type="float">
            <text:p>2593</text:p>
          </table:table-cell>
          <table:table-cell office:value-type="float" office:value="2294" calcext:value-type="float">
            <text:p>229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439.6" calcext:value-type="float">
            <text:p>1439.6</text:p>
          </table:table-cell>
          <table:table-cell office:value-type="float" office:value="1375.13" calcext:value-type="float">
            <text:p>1375.13</text:p>
          </table:table-cell>
          <table:table-cell office:value-type="float" office:value="1310.11" calcext:value-type="float">
            <text:p>1310.11</text:p>
          </table:table-cell>
          <table:table-cell office:value-type="float" office:value="1114.75" calcext:value-type="float">
            <text:p>1114.75</text:p>
          </table:table-cell>
          <table:table-cell office:value-type="float" office:value="972.54" calcext:value-type="float">
            <text:p>972.54</text:p>
          </table:table-cell>
          <table:table-cell table:number-columns-repeated="2"/>
          <table:table-cell table:formula="of:=AVERAGE([.A289:.E289])" office:value-type="float" office:value="2580.6" calcext:value-type="float">
            <text:p>2580.6</text:p>
          </table:table-cell>
          <table:table-cell table:formula="of:=AVERAGE([.G289:.K289])" office:value-type="float" office:value="1242.426" calcext:value-type="float">
            <text:p>1242.42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143" calcext:value-type="float">
            <text:p>2143</text:p>
          </table:table-cell>
          <table:table-cell office:value-type="float" office:value="2357" calcext:value-type="float">
            <text:p>2357</text:p>
          </table:table-cell>
          <table:table-cell office:value-type="float" office:value="2063" calcext:value-type="float">
            <text:p>2063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424.87" calcext:value-type="float">
            <text:p>1424.87</text:p>
          </table:table-cell>
          <table:table-cell office:value-type="float" office:value="1293.94" calcext:value-type="float">
            <text:p>1293.94</text:p>
          </table:table-cell>
          <table:table-cell office:value-type="float" office:value="1338.37" calcext:value-type="float">
            <text:p>1338.37</text:p>
          </table:table-cell>
          <table:table-cell office:value-type="float" office:value="1142.65" calcext:value-type="float">
            <text:p>1142.65</text:p>
          </table:table-cell>
          <table:table-cell office:value-type="float" office:value="1048.68" calcext:value-type="float">
            <text:p>1048.68</text:p>
          </table:table-cell>
          <table:table-cell table:number-columns-repeated="2"/>
          <table:table-cell table:formula="of:=AVERAGE([.A290:.E290])" office:value-type="float" office:value="2300.8" calcext:value-type="float">
            <text:p>2300.8</text:p>
          </table:table-cell>
          <table:table-cell table:formula="of:=AVERAGE([.G290:.K290])" office:value-type="float" office:value="1249.702" calcext:value-type="float">
            <text:p>1249.702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768" calcext:value-type="float">
            <text:p>2768</text:p>
          </table:table-cell>
          <table:table-cell office:value-type="float" office:value="2720" calcext:value-type="float">
            <text:p>2720</text:p>
          </table:table-cell>
          <table:table-cell office:value-type="float" office:value="1940" calcext:value-type="float">
            <text:p>1940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1580.26" calcext:value-type="float">
            <text:p>1580.26</text:p>
          </table:table-cell>
          <table:table-cell office:value-type="float" office:value="1379.76" calcext:value-type="float">
            <text:p>1379.76</text:p>
          </table:table-cell>
          <table:table-cell office:value-type="float" office:value="1380.81" calcext:value-type="float">
            <text:p>1380.81</text:p>
          </table:table-cell>
          <table:table-cell office:value-type="float" office:value="1154.36" calcext:value-type="float">
            <text:p>1154.36</text:p>
          </table:table-cell>
          <table:table-cell office:value-type="float" office:value="1014.3" calcext:value-type="float">
            <text:p>1014.3</text:p>
          </table:table-cell>
          <table:table-cell table:number-columns-repeated="2"/>
          <table:table-cell table:formula="of:=AVERAGE([.A291:.E291])" office:value-type="float" office:value="2418.4" calcext:value-type="float">
            <text:p>2418.4</text:p>
          </table:table-cell>
          <table:table-cell table:formula="of:=AVERAGE([.G291:.K291])" office:value-type="float" office:value="1301.898" calcext:value-type="float">
            <text:p>1301.898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2623" calcext:value-type="float">
            <text:p>2623</text:p>
          </table:table-cell>
          <table:table-cell office:value-type="float" office:value="2713" calcext:value-type="float">
            <text:p>2713</text:p>
          </table:table-cell>
          <table:table-cell office:value-type="float" office:value="2038" calcext:value-type="float">
            <text:p>2038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456.26" calcext:value-type="float">
            <text:p>1456.26</text:p>
          </table:table-cell>
          <table:table-cell office:value-type="float" office:value="1434.76" calcext:value-type="float">
            <text:p>1434.76</text:p>
          </table:table-cell>
          <table:table-cell office:value-type="float" office:value="1371.65" calcext:value-type="float">
            <text:p>1371.65</text:p>
          </table:table-cell>
          <table:table-cell office:value-type="float" office:value="1205.17" calcext:value-type="float">
            <text:p>1205.17</text:p>
          </table:table-cell>
          <table:table-cell office:value-type="float" office:value="1005.58" calcext:value-type="float">
            <text:p>1005.58</text:p>
          </table:table-cell>
          <table:table-cell table:number-columns-repeated="2"/>
          <table:table-cell table:formula="of:=AVERAGE([.A292:.E292])" office:value-type="float" office:value="2433.4" calcext:value-type="float">
            <text:p>2433.4</text:p>
          </table:table-cell>
          <table:table-cell table:formula="of:=AVERAGE([.G292:.K292])" office:value-type="float" office:value="1294.684" calcext:value-type="float">
            <text:p>1294.684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502" calcext:value-type="float">
            <text:p>2502</text:p>
          </table:table-cell>
          <table:table-cell office:value-type="float" office:value="2377" calcext:value-type="float">
            <text:p>2377</text:p>
          </table:table-cell>
          <table:table-cell office:value-type="float" office:value="2193" calcext:value-type="float">
            <text:p>2193</text:p>
          </table:table-cell>
          <table:table-cell office:value-type="float" office:value="2102" calcext:value-type="float">
            <text:p>2102</text:p>
          </table:table-cell>
          <table:table-cell/>
          <table:table-cell office:value-type="float" office:value="1465.44" calcext:value-type="float">
            <text:p>1465.44</text:p>
          </table:table-cell>
          <table:table-cell office:value-type="float" office:value="1398.58" calcext:value-type="float">
            <text:p>1398.58</text:p>
          </table:table-cell>
          <table:table-cell office:value-type="float" office:value="1254.51" calcext:value-type="float">
            <text:p>1254.51</text:p>
          </table:table-cell>
          <table:table-cell office:value-type="float" office:value="1141.11" calcext:value-type="float">
            <text:p>1141.11</text:p>
          </table:table-cell>
          <table:table-cell office:value-type="float" office:value="1019.87" calcext:value-type="float">
            <text:p>1019.87</text:p>
          </table:table-cell>
          <table:table-cell table:number-columns-repeated="2"/>
          <table:table-cell table:formula="of:=AVERAGE([.A293:.E293])" office:value-type="float" office:value="2438.8" calcext:value-type="float">
            <text:p>2438.8</text:p>
          </table:table-cell>
          <table:table-cell table:formula="of:=AVERAGE([.G293:.K293])" office:value-type="float" office:value="1255.902" calcext:value-type="float">
            <text:p>1255.902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843" calcext:value-type="float">
            <text:p>2843</text:p>
          </table:table-cell>
          <table:table-cell office:value-type="float" office:value="2688" calcext:value-type="float">
            <text:p>2688</text:p>
          </table:table-cell>
          <table:table-cell office:value-type="float" office:value="1978" calcext:value-type="float">
            <text:p>1978</text:p>
          </table:table-cell>
          <table:table-cell office:value-type="float" office:value="2248" calcext:value-type="float">
            <text:p>2248</text:p>
          </table:table-cell>
          <table:table-cell/>
          <table:table-cell office:value-type="float" office:value="1511.73" calcext:value-type="float">
            <text:p>1511.73</text:p>
          </table:table-cell>
          <table:table-cell office:value-type="float" office:value="1334.14" calcext:value-type="float">
            <text:p>1334.14</text:p>
          </table:table-cell>
          <table:table-cell office:value-type="float" office:value="1368.27" calcext:value-type="float">
            <text:p>1368.27</text:p>
          </table:table-cell>
          <table:table-cell office:value-type="float" office:value="1052.29" calcext:value-type="float">
            <text:p>1052.29</text:p>
          </table:table-cell>
          <table:table-cell office:value-type="float" office:value="998.62" calcext:value-type="float">
            <text:p>998.62</text:p>
          </table:table-cell>
          <table:table-cell table:number-columns-repeated="2"/>
          <table:table-cell table:formula="of:=AVERAGE([.A294:.E294])" office:value-type="float" office:value="2503.4" calcext:value-type="float">
            <text:p>2503.4</text:p>
          </table:table-cell>
          <table:table-cell table:formula="of:=AVERAGE([.G294:.K294])" office:value-type="float" office:value="1253.01" calcext:value-type="float">
            <text:p>1253.01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548" calcext:value-type="float">
            <text:p>2548</text:p>
          </table:table-cell>
          <table:table-cell office:value-type="float" office:value="2390" calcext:value-type="float">
            <text:p>2390</text:p>
          </table:table-cell>
          <table:table-cell office:value-type="float" office:value="1977" calcext:value-type="float">
            <text:p>1977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float" office:value="1506.38" calcext:value-type="float">
            <text:p>1506.38</text:p>
          </table:table-cell>
          <table:table-cell office:value-type="float" office:value="1312.44" calcext:value-type="float">
            <text:p>1312.44</text:p>
          </table:table-cell>
          <table:table-cell office:value-type="float" office:value="1240.84" calcext:value-type="float">
            <text:p>1240.84</text:p>
          </table:table-cell>
          <table:table-cell office:value-type="float" office:value="1105.75" calcext:value-type="float">
            <text:p>1105.75</text:p>
          </table:table-cell>
          <table:table-cell office:value-type="float" office:value="1031.37" calcext:value-type="float">
            <text:p>1031.37</text:p>
          </table:table-cell>
          <table:table-cell table:number-columns-repeated="2"/>
          <table:table-cell table:formula="of:=AVERAGE([.A295:.E295])" office:value-type="float" office:value="2306.2" calcext:value-type="float">
            <text:p>2306.2</text:p>
          </table:table-cell>
          <table:table-cell table:formula="of:=AVERAGE([.G295:.K295])" office:value-type="float" office:value="1239.356" calcext:value-type="float">
            <text:p>1239.356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383" calcext:value-type="float">
            <text:p>2383</text:p>
          </table:table-cell>
          <table:table-cell office:value-type="float" office:value="2815" calcext:value-type="float">
            <text:p>2815</text:p>
          </table:table-cell>
          <table:table-cell office:value-type="float" office:value="2037" calcext:value-type="float">
            <text:p>203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442.39" calcext:value-type="float">
            <text:p>1442.39</text:p>
          </table:table-cell>
          <table:table-cell office:value-type="float" office:value="1286.26" calcext:value-type="float">
            <text:p>1286.26</text:p>
          </table:table-cell>
          <table:table-cell office:value-type="float" office:value="1288.54" calcext:value-type="float">
            <text:p>1288.54</text:p>
          </table:table-cell>
          <table:table-cell office:value-type="float" office:value="1153.24" calcext:value-type="float">
            <text:p>1153.24</text:p>
          </table:table-cell>
          <table:table-cell office:value-type="float" office:value="983.03" calcext:value-type="float">
            <text:p>983.03</text:p>
          </table:table-cell>
          <table:table-cell table:number-columns-repeated="2"/>
          <table:table-cell table:formula="of:=AVERAGE([.A296:.E296])" office:value-type="float" office:value="2409.6" calcext:value-type="float">
            <text:p>2409.6</text:p>
          </table:table-cell>
          <table:table-cell table:formula="of:=AVERAGE([.G296:.K296])" office:value-type="float" office:value="1230.692" calcext:value-type="float">
            <text:p>1230.69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165" calcext:value-type="float">
            <text:p>2165</text:p>
          </table:table-cell>
          <table:table-cell office:value-type="float" office:value="2532" calcext:value-type="float">
            <text:p>2532</text:p>
          </table:table-cell>
          <table:table-cell office:value-type="float" office:value="2073" calcext:value-type="float">
            <text:p>2073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1413.53" calcext:value-type="float">
            <text:p>1413.53</text:p>
          </table:table-cell>
          <table:table-cell office:value-type="float" office:value="1339.9" calcext:value-type="float">
            <text:p>1339.9</text:p>
          </table:table-cell>
          <table:table-cell office:value-type="float" office:value="1249" calcext:value-type="float">
            <text:p>1249</text:p>
          </table:table-cell>
          <table:table-cell office:value-type="float" office:value="1087.26" calcext:value-type="float">
            <text:p>1087.26</text:p>
          </table:table-cell>
          <table:table-cell office:value-type="float" office:value="1053.64" calcext:value-type="float">
            <text:p>1053.64</text:p>
          </table:table-cell>
          <table:table-cell table:number-columns-repeated="2"/>
          <table:table-cell table:formula="of:=AVERAGE([.A297:.E297])" office:value-type="float" office:value="2273.8" calcext:value-type="float">
            <text:p>2273.8</text:p>
          </table:table-cell>
          <table:table-cell table:formula="of:=AVERAGE([.G297:.K297])" office:value-type="float" office:value="1228.666" calcext:value-type="float">
            <text:p>1228.666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2328" calcext:value-type="float">
            <text:p>2328</text:p>
          </table:table-cell>
          <table:table-cell office:value-type="float" office:value="2530" calcext:value-type="float">
            <text:p>2530</text:p>
          </table:table-cell>
          <table:table-cell office:value-type="float" office:value="1858" calcext:value-type="float">
            <text:p>1858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float" office:value="1485.74" calcext:value-type="float">
            <text:p>1485.74</text:p>
          </table:table-cell>
          <table:table-cell office:value-type="float" office:value="1358.88" calcext:value-type="float">
            <text:p>1358.88</text:p>
          </table:table-cell>
          <table:table-cell office:value-type="float" office:value="1290.64" calcext:value-type="float">
            <text:p>1290.64</text:p>
          </table:table-cell>
          <table:table-cell office:value-type="float" office:value="1059.42" calcext:value-type="float">
            <text:p>1059.42</text:p>
          </table:table-cell>
          <table:table-cell office:value-type="float" office:value="1092.26" calcext:value-type="float">
            <text:p>1092.26</text:p>
          </table:table-cell>
          <table:table-cell table:number-columns-repeated="2"/>
          <table:table-cell table:formula="of:=AVERAGE([.A298:.E298])" office:value-type="float" office:value="2328" calcext:value-type="float">
            <text:p>2328</text:p>
          </table:table-cell>
          <table:table-cell table:formula="of:=AVERAGE([.G298:.K298])" office:value-type="float" office:value="1257.388" calcext:value-type="float">
            <text:p>1257.388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2368" calcext:value-type="float">
            <text:p>2368</text:p>
          </table:table-cell>
          <table:table-cell office:value-type="float" office:value="2512" calcext:value-type="float">
            <text:p>2512</text:p>
          </table:table-cell>
          <table:table-cell office:value-type="float" office:value="2262" calcext:value-type="float">
            <text:p>2262</text:p>
          </table:table-cell>
          <table:table-cell office:value-type="float" office:value="2279" calcext:value-type="float">
            <text:p>2279</text:p>
          </table:table-cell>
          <table:table-cell/>
          <table:table-cell office:value-type="float" office:value="1477.79" calcext:value-type="float">
            <text:p>1477.79</text:p>
          </table:table-cell>
          <table:table-cell office:value-type="float" office:value="1424.8" calcext:value-type="float">
            <text:p>1424.8</text:p>
          </table:table-cell>
          <table:table-cell office:value-type="float" office:value="1376.37" calcext:value-type="float">
            <text:p>1376.37</text:p>
          </table:table-cell>
          <table:table-cell office:value-type="float" office:value="1140.33" calcext:value-type="float">
            <text:p>1140.33</text:p>
          </table:table-cell>
          <table:table-cell office:value-type="float" office:value="1116.16" calcext:value-type="float">
            <text:p>1116.16</text:p>
          </table:table-cell>
          <table:table-cell table:number-columns-repeated="2"/>
          <table:table-cell table:formula="of:=AVERAGE([.A299:.E299])" office:value-type="float" office:value="2415" calcext:value-type="float">
            <text:p>2415</text:p>
          </table:table-cell>
          <table:table-cell table:formula="of:=AVERAGE([.G299:.K299])" office:value-type="float" office:value="1307.09" calcext:value-type="float">
            <text:p>1307.09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2138" calcext:value-type="float">
            <text:p>2138</text:p>
          </table:table-cell>
          <table:table-cell office:value-type="float" office:value="2287" calcext:value-type="float">
            <text:p>2287</text:p>
          </table:table-cell>
          <table:table-cell office:value-type="float" office:value="2598" calcext:value-type="float">
            <text:p>2598</text:p>
          </table:table-cell>
          <table:table-cell office:value-type="float" office:value="2310" calcext:value-type="float">
            <text:p>2310</text:p>
          </table:table-cell>
          <table:table-cell/>
          <table:table-cell office:value-type="float" office:value="1568.39" calcext:value-type="float">
            <text:p>1568.39</text:p>
          </table:table-cell>
          <table:table-cell office:value-type="float" office:value="1312.64" calcext:value-type="float">
            <text:p>1312.64</text:p>
          </table:table-cell>
          <table:table-cell office:value-type="float" office:value="1303.31" calcext:value-type="float">
            <text:p>1303.31</text:p>
          </table:table-cell>
          <table:table-cell office:value-type="float" office:value="1047.46" calcext:value-type="float">
            <text:p>1047.46</text:p>
          </table:table-cell>
          <table:table-cell office:value-type="float" office:value="1127.87" calcext:value-type="float">
            <text:p>1127.87</text:p>
          </table:table-cell>
          <table:table-cell table:number-columns-repeated="2"/>
          <table:table-cell table:formula="of:=AVERAGE([.A300:.E300])" office:value-type="float" office:value="2457.2" calcext:value-type="float">
            <text:p>2457.2</text:p>
          </table:table-cell>
          <table:table-cell table:formula="of:=AVERAGE([.G300:.K300])" office:value-type="float" office:value="1271.934" calcext:value-type="float">
            <text:p>1271.934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318" calcext:value-type="float">
            <text:p>2318</text:p>
          </table:table-cell>
          <table:table-cell office:value-type="float" office:value="2573" calcext:value-type="float">
            <text:p>2573</text:p>
          </table:table-cell>
          <table:table-cell office:value-type="float" office:value="1852" calcext:value-type="float">
            <text:p>1852</text:p>
          </table:table-cell>
          <table:table-cell office:value-type="float" office:value="2365" calcext:value-type="float">
            <text:p>2365</text:p>
          </table:table-cell>
          <table:table-cell/>
          <table:table-cell office:value-type="float" office:value="1491.01" calcext:value-type="float">
            <text:p>1491.01</text:p>
          </table:table-cell>
          <table:table-cell office:value-type="float" office:value="1418.4" calcext:value-type="float">
            <text:p>1418.4</text:p>
          </table:table-cell>
          <table:table-cell office:value-type="float" office:value="1402.02" calcext:value-type="float">
            <text:p>1402.02</text:p>
          </table:table-cell>
          <table:table-cell office:value-type="float" office:value="1103.21" calcext:value-type="float">
            <text:p>1103.21</text:p>
          </table:table-cell>
          <table:table-cell office:value-type="float" office:value="1162.2" calcext:value-type="float">
            <text:p>1162.2</text:p>
          </table:table-cell>
          <table:table-cell table:number-columns-repeated="2"/>
          <table:table-cell table:formula="of:=AVERAGE([.A301:.E301])" office:value-type="float" office:value="2339.6" calcext:value-type="float">
            <text:p>2339.6</text:p>
          </table:table-cell>
          <table:table-cell table:formula="of:=AVERAGE([.G301:.K301])" office:value-type="float" office:value="1315.368" calcext:value-type="float">
            <text:p>1315.368</text:p>
          </table:table-cell>
        </table:table-row>
      </table:table>
      <table:table table:name="random_16" table:style-name="ta1">
        <table:shapes>
          <draw:frame draw:z-index="0" draw:style-name="gr1" draw:text-style-name="P1" svg:width="15.999cm" svg:height="8.999cm" svg:x="28.145cm" svg:y="0.1cm">
            <draw:object draw:notify-on-update-of-ranges="random_16.N1:random_16.N1 random_16.N2:random_16.N301 random_16.O1:random_16.O1 random_16.O2:random_16.O3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069" calcext:value-type="float">
            <text:p>1069</text:p>
          </table:table-cell>
          <table:table-cell office:value-type="float" office:value="1004" calcext:value-type="float">
            <text:p>1004</text:p>
          </table:table-cell>
          <table:table-cell office:value-type="float" office:value="1604" calcext:value-type="float">
            <text:p>1604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float" office:value="311.58" calcext:value-type="float">
            <text:p>311.58</text:p>
          </table:table-cell>
          <table:table-cell office:value-type="float" office:value="89.16" calcext:value-type="float">
            <text:p>89.16</text:p>
          </table:table-cell>
          <table:table-cell office:value-type="float" office:value="196.4" calcext:value-type="float">
            <text:p>196.4</text:p>
          </table:table-cell>
          <table:table-cell office:value-type="float" office:value="210.01" calcext:value-type="float">
            <text:p>210.01</text:p>
          </table:table-cell>
          <table:table-cell office:value-type="float" office:value="206.41" calcext:value-type="float">
            <text:p>206.41</text:p>
          </table:table-cell>
          <table:table-cell table:number-columns-repeated="2"/>
          <table:table-cell table:formula="of:=AVERAGE([.A2:.E2])" office:value-type="float" office:value="1538.6" calcext:value-type="float">
            <text:p>1538.6</text:p>
          </table:table-cell>
          <table:table-cell table:formula="of:=AVERAGE([.G2:.K2])" office:value-type="float" office:value="202.712" calcext:value-type="float">
            <text:p>202.7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07" calcext:value-type="float">
            <text:p>1807</text:p>
          </table:table-cell>
          <table:table-cell office:value-type="float" office:value="1383" calcext:value-type="float">
            <text:p>1383</text:p>
          </table:table-cell>
          <table:table-cell office:value-type="float" office:value="1818" calcext:value-type="float">
            <text:p>1818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502.07" calcext:value-type="float">
            <text:p>502.07</text:p>
          </table:table-cell>
          <table:table-cell office:value-type="float" office:value="416.9" calcext:value-type="float">
            <text:p>416.9</text:p>
          </table:table-cell>
          <table:table-cell office:value-type="float" office:value="488.35" calcext:value-type="float">
            <text:p>488.35</text:p>
          </table:table-cell>
          <table:table-cell office:value-type="float" office:value="438.09" calcext:value-type="float">
            <text:p>438.09</text:p>
          </table:table-cell>
          <table:table-cell office:value-type="float" office:value="466.58" calcext:value-type="float">
            <text:p>466.58</text:p>
          </table:table-cell>
          <table:table-cell table:number-columns-repeated="2"/>
          <table:table-cell table:formula="of:=AVERAGE([.A3:.E3])" office:value-type="float" office:value="1714.4" calcext:value-type="float">
            <text:p>1714.4</text:p>
          </table:table-cell>
          <table:table-cell table:formula="of:=AVERAGE([.G3:.K3])" office:value-type="float" office:value="462.398" calcext:value-type="float">
            <text:p>462.39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817" calcext:value-type="float">
            <text:p>1817</text:p>
          </table:table-cell>
          <table:table-cell office:value-type="float" office:value="1918" calcext:value-type="float">
            <text:p>1918</text:p>
          </table:table-cell>
          <table:table-cell office:value-type="float" office:value="1339" calcext:value-type="float">
            <text:p>1339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float" office:value="652.54" calcext:value-type="float">
            <text:p>652.54</text:p>
          </table:table-cell>
          <table:table-cell office:value-type="float" office:value="530.39" calcext:value-type="float">
            <text:p>530.39</text:p>
          </table:table-cell>
          <table:table-cell office:value-type="float" office:value="640.67" calcext:value-type="float">
            <text:p>640.67</text:p>
          </table:table-cell>
          <table:table-cell office:value-type="float" office:value="452.38" calcext:value-type="float">
            <text:p>452.38</text:p>
          </table:table-cell>
          <table:table-cell office:value-type="float" office:value="704.55" calcext:value-type="float">
            <text:p>704.55</text:p>
          </table:table-cell>
          <table:table-cell table:number-columns-repeated="2"/>
          <table:table-cell table:formula="of:=AVERAGE([.A4:.E4])" office:value-type="float" office:value="1839" calcext:value-type="float">
            <text:p>1839</text:p>
          </table:table-cell>
          <table:table-cell table:formula="of:=AVERAGE([.G4:.K4])" office:value-type="float" office:value="596.106" calcext:value-type="float">
            <text:p>596.10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967" calcext:value-type="float">
            <text:p>1967</text:p>
          </table:table-cell>
          <table:table-cell office:value-type="float" office:value="1493" calcext:value-type="float">
            <text:p>1493</text:p>
          </table:table-cell>
          <table:table-cell office:value-type="float" office:value="1993" calcext:value-type="float">
            <text:p>1993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919.82" calcext:value-type="float">
            <text:p>919.82</text:p>
          </table:table-cell>
          <table:table-cell office:value-type="float" office:value="595.73" calcext:value-type="float">
            <text:p>595.73</text:p>
          </table:table-cell>
          <table:table-cell office:value-type="float" office:value="566.58" calcext:value-type="float">
            <text:p>566.58</text:p>
          </table:table-cell>
          <table:table-cell office:value-type="float" office:value="717.31" calcext:value-type="float">
            <text:p>717.31</text:p>
          </table:table-cell>
          <table:table-cell office:value-type="float" office:value="853.97" calcext:value-type="float">
            <text:p>853.97</text:p>
          </table:table-cell>
          <table:table-cell table:number-columns-repeated="2"/>
          <table:table-cell table:formula="of:=AVERAGE([.A5:.E5])" office:value-type="float" office:value="2012.6" calcext:value-type="float">
            <text:p>2012.6</text:p>
          </table:table-cell>
          <table:table-cell table:formula="of:=AVERAGE([.G5:.K5])" office:value-type="float" office:value="730.682" calcext:value-type="float">
            <text:p>730.682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989" calcext:value-type="float">
            <text:p>1989</text:p>
          </table:table-cell>
          <table:table-cell office:value-type="float" office:value="1693" calcext:value-type="float">
            <text:p>1693</text:p>
          </table:table-cell>
          <table:table-cell office:value-type="float" office:value="1880" calcext:value-type="float">
            <text:p>1880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862.48" calcext:value-type="float">
            <text:p>862.48</text:p>
          </table:table-cell>
          <table:table-cell office:value-type="float" office:value="644.52" calcext:value-type="float">
            <text:p>644.52</text:p>
          </table:table-cell>
          <table:table-cell office:value-type="float" office:value="635.46" calcext:value-type="float">
            <text:p>635.46</text:p>
          </table:table-cell>
          <table:table-cell office:value-type="float" office:value="832.87" calcext:value-type="float">
            <text:p>832.87</text:p>
          </table:table-cell>
          <table:table-cell office:value-type="float" office:value="984.67" calcext:value-type="float">
            <text:p>984.67</text:p>
          </table:table-cell>
          <table:table-cell table:number-columns-repeated="2"/>
          <table:table-cell table:formula="of:=AVERAGE([.A6:.E6])" office:value-type="float" office:value="2052" calcext:value-type="float">
            <text:p>2052</text:p>
          </table:table-cell>
          <table:table-cell table:formula="of:=AVERAGE([.G6:.K6]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897" calcext:value-type="float">
            <text:p>1897</text:p>
          </table:table-cell>
          <table:table-cell office:value-type="float" office:value="1953" calcext:value-type="float">
            <text:p>1953</text:p>
          </table:table-cell>
          <table:table-cell office:value-type="float" office:value="1815" calcext:value-type="float">
            <text:p>1815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float" office:value="976.36" calcext:value-type="float">
            <text:p>976.36</text:p>
          </table:table-cell>
          <table:table-cell office:value-type="float" office:value="720.44" calcext:value-type="float">
            <text:p>720.44</text:p>
          </table:table-cell>
          <table:table-cell office:value-type="float" office:value="752.5" calcext:value-type="float">
            <text:p>752.5</text:p>
          </table:table-cell>
          <table:table-cell office:value-type="float" office:value="752.07" calcext:value-type="float">
            <text:p>752.07</text:p>
          </table:table-cell>
          <table:table-cell office:value-type="float" office:value="957.99" calcext:value-type="float">
            <text:p>957.99</text:p>
          </table:table-cell>
          <table:table-cell table:number-columns-repeated="2"/>
          <table:table-cell table:formula="of:=AVERAGE([.A7:.E7])" office:value-type="float" office:value="2184.2" calcext:value-type="float">
            <text:p>2184.2</text:p>
          </table:table-cell>
          <table:table-cell table:formula="of:=AVERAGE([.G7:.K7])" office:value-type="float" office:value="831.872" calcext:value-type="float">
            <text:p>831.872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827" calcext:value-type="float">
            <text:p>1827</text:p>
          </table:table-cell>
          <table:table-cell office:value-type="float" office:value="2153" calcext:value-type="float">
            <text:p>2153</text:p>
          </table:table-cell>
          <table:table-cell office:value-type="float" office:value="1736" calcext:value-type="float">
            <text:p>1736</text:p>
          </table:table-cell>
          <table:table-cell office:value-type="float" office:value="2310" calcext:value-type="float">
            <text:p>2310</text:p>
          </table:table-cell>
          <table:table-cell/>
          <table:table-cell office:value-type="float" office:value="1094.62" calcext:value-type="float">
            <text:p>1094.62</text:p>
          </table:table-cell>
          <table:table-cell office:value-type="float" office:value="846.37" calcext:value-type="float">
            <text:p>846.37</text:p>
          </table:table-cell>
          <table:table-cell office:value-type="float" office:value="759.39" calcext:value-type="float">
            <text:p>759.39</text:p>
          </table:table-cell>
          <table:table-cell office:value-type="float" office:value="790.6" calcext:value-type="float">
            <text:p>790.6</text:p>
          </table:table-cell>
          <table:table-cell office:value-type="float" office:value="1006.21" calcext:value-type="float">
            <text:p>1006.21</text:p>
          </table:table-cell>
          <table:table-cell table:number-columns-repeated="2"/>
          <table:table-cell table:formula="of:=AVERAGE([.A8:.E8])" office:value-type="float" office:value="2159.2" calcext:value-type="float">
            <text:p>2159.2</text:p>
          </table:table-cell>
          <table:table-cell table:formula="of:=AVERAGE([.G8:.K8])" office:value-type="float" office:value="899.438" calcext:value-type="float">
            <text:p>899.438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003" calcext:value-type="float">
            <text:p>2003</text:p>
          </table:table-cell>
          <table:table-cell office:value-type="float" office:value="1893" calcext:value-type="float">
            <text:p>1893</text:p>
          </table:table-cell>
          <table:table-cell office:value-type="float" office:value="2026" calcext:value-type="float">
            <text:p>2026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148.56" calcext:value-type="float">
            <text:p>1148.56</text:p>
          </table:table-cell>
          <table:table-cell office:value-type="float" office:value="912.81" calcext:value-type="float">
            <text:p>912.81</text:p>
          </table:table-cell>
          <table:table-cell office:value-type="float" office:value="891.04" calcext:value-type="float">
            <text:p>891.04</text:p>
          </table:table-cell>
          <table:table-cell office:value-type="float" office:value="941.76" calcext:value-type="float">
            <text:p>941.76</text:p>
          </table:table-cell>
          <table:table-cell office:value-type="float" office:value="952.6" calcext:value-type="float">
            <text:p>952.6</text:p>
          </table:table-cell>
          <table:table-cell table:number-columns-repeated="2"/>
          <table:table-cell table:formula="of:=AVERAGE([.A9:.E9])" office:value-type="float" office:value="2211.2" calcext:value-type="float">
            <text:p>2211.2</text:p>
          </table:table-cell>
          <table:table-cell table:formula="of:=AVERAGE([.G9:.K9])" office:value-type="float" office:value="969.354" calcext:value-type="float">
            <text:p>969.354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123" calcext:value-type="float">
            <text:p>2123</text:p>
          </table:table-cell>
          <table:table-cell office:value-type="float" office:value="1893" calcext:value-type="float">
            <text:p>1893</text:p>
          </table:table-cell>
          <table:table-cell office:value-type="float" office:value="2300" calcext:value-type="float">
            <text:p>2300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098.52" calcext:value-type="float">
            <text:p>1098.52</text:p>
          </table:table-cell>
          <table:table-cell office:value-type="float" office:value="947.13" calcext:value-type="float">
            <text:p>947.13</text:p>
          </table:table-cell>
          <table:table-cell office:value-type="float" office:value="968.36" calcext:value-type="float">
            <text:p>968.36</text:p>
          </table:table-cell>
          <table:table-cell office:value-type="float" office:value="1026.44" calcext:value-type="float">
            <text:p>1026.44</text:p>
          </table:table-cell>
          <table:table-cell office:value-type="float" office:value="987.52" calcext:value-type="float">
            <text:p>987.52</text:p>
          </table:table-cell>
          <table:table-cell table:number-columns-repeated="2"/>
          <table:table-cell table:formula="of:=AVERAGE([.A10:.E10])" office:value-type="float" office:value="2230.4" calcext:value-type="float">
            <text:p>2230.4</text:p>
          </table:table-cell>
          <table:table-cell table:formula="of:=AVERAGE([.G10:.K10])" office:value-type="float" office:value="1005.594" calcext:value-type="float">
            <text:p>1005.594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943" calcext:value-type="float">
            <text:p>1943</text:p>
          </table:table-cell>
          <table:table-cell office:value-type="float" office:value="1858" calcext:value-type="float">
            <text:p>1858</text:p>
          </table:table-cell>
          <table:table-cell office:value-type="float" office:value="2048" calcext:value-type="float">
            <text:p>2048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058.31" calcext:value-type="float">
            <text:p>1058.31</text:p>
          </table:table-cell>
          <table:table-cell office:value-type="float" office:value="938.92" calcext:value-type="float">
            <text:p>938.92</text:p>
          </table:table-cell>
          <table:table-cell office:value-type="float" office:value="961.47" calcext:value-type="float">
            <text:p>961.47</text:p>
          </table:table-cell>
          <table:table-cell office:value-type="float" office:value="1094.04" calcext:value-type="float">
            <text:p>1094.04</text:p>
          </table:table-cell>
          <table:table-cell office:value-type="float" office:value="1018.69" calcext:value-type="float">
            <text:p>1018.69</text:p>
          </table:table-cell>
          <table:table-cell table:number-columns-repeated="2"/>
          <table:table-cell table:formula="of:=AVERAGE([.A11:.E11])" office:value-type="float" office:value="2205.8" calcext:value-type="float">
            <text:p>2205.8</text:p>
          </table:table-cell>
          <table:table-cell table:formula="of:=AVERAGE([.G11:.K11])" office:value-type="float" office:value="1014.286" calcext:value-type="float">
            <text:p>1014.286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928" calcext:value-type="float">
            <text:p>1928</text:p>
          </table:table-cell>
          <table:table-cell office:value-type="float" office:value="1903" calcext:value-type="float">
            <text:p>1903</text:p>
          </table:table-cell>
          <table:table-cell office:value-type="float" office:value="2268" calcext:value-type="float">
            <text:p>2268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089.61" calcext:value-type="float">
            <text:p>1089.61</text:p>
          </table:table-cell>
          <table:table-cell office:value-type="float" office:value="911.11" calcext:value-type="float">
            <text:p>911.11</text:p>
          </table:table-cell>
          <table:table-cell office:value-type="float" office:value="938.12" calcext:value-type="float">
            <text:p>938.12</text:p>
          </table:table-cell>
          <table:table-cell office:value-type="float" office:value="886.9" calcext:value-type="float">
            <text:p>886.9</text:p>
          </table:table-cell>
          <table:table-cell office:value-type="float" office:value="1068.35" calcext:value-type="float">
            <text:p>1068.35</text:p>
          </table:table-cell>
          <table:table-cell table:number-columns-repeated="2"/>
          <table:table-cell table:formula="of:=AVERAGE([.A12:.E12])" office:value-type="float" office:value="2210.8" calcext:value-type="float">
            <text:p>2210.8</text:p>
          </table:table-cell>
          <table:table-cell table:formula="of:=AVERAGE([.G12:.K12])" office:value-type="float" office:value="978.818" calcext:value-type="float">
            <text:p>978.818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988" calcext:value-type="float">
            <text:p>1988</text:p>
          </table:table-cell>
          <table:table-cell office:value-type="float" office:value="1873" calcext:value-type="float">
            <text:p>1873</text:p>
          </table:table-cell>
          <table:table-cell office:value-type="float" office:value="2250" calcext:value-type="float">
            <text:p>2250</text:p>
          </table:table-cell>
          <table:table-cell office:value-type="float" office:value="2380" calcext:value-type="float">
            <text:p>2380</text:p>
          </table:table-cell>
          <table:table-cell/>
          <table:table-cell office:value-type="float" office:value="1312.53" calcext:value-type="float">
            <text:p>1312.53</text:p>
          </table:table-cell>
          <table:table-cell office:value-type="float" office:value="959.24" calcext:value-type="float">
            <text:p>959.24</text:p>
          </table:table-cell>
          <table:table-cell office:value-type="float" office:value="911.14" calcext:value-type="float">
            <text:p>911.14</text:p>
          </table:table-cell>
          <table:table-cell office:value-type="float" office:value="937.87" calcext:value-type="float">
            <text:p>937.87</text:p>
          </table:table-cell>
          <table:table-cell office:value-type="float" office:value="1073.38" calcext:value-type="float">
            <text:p>1073.38</text:p>
          </table:table-cell>
          <table:table-cell table:number-columns-repeated="2"/>
          <table:table-cell table:formula="of:=AVERAGE([.A13:.E13])" office:value-type="float" office:value="2296.2" calcext:value-type="float">
            <text:p>2296.2</text:p>
          </table:table-cell>
          <table:table-cell table:formula="of:=AVERAGE([.G13:.K13])" office:value-type="float" office:value="1038.832" calcext:value-type="float">
            <text:p>1038.832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088" calcext:value-type="float">
            <text:p>2088</text:p>
          </table:table-cell>
          <table:table-cell office:value-type="float" office:value="1813" calcext:value-type="float">
            <text:p>1813</text:p>
          </table:table-cell>
          <table:table-cell office:value-type="float" office:value="1903" calcext:value-type="float">
            <text:p>1903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float" office:value="1197.81" calcext:value-type="float">
            <text:p>1197.81</text:p>
          </table:table-cell>
          <table:table-cell office:value-type="float" office:value="1059.19" calcext:value-type="float">
            <text:p>1059.19</text:p>
          </table:table-cell>
          <table:table-cell office:value-type="float" office:value="1056.8" calcext:value-type="float">
            <text:p>1056.8</text:p>
          </table:table-cell>
          <table:table-cell office:value-type="float" office:value="971.39" calcext:value-type="float">
            <text:p>971.39</text:p>
          </table:table-cell>
          <table:table-cell office:value-type="float" office:value="982.85" calcext:value-type="float">
            <text:p>982.85</text:p>
          </table:table-cell>
          <table:table-cell table:number-columns-repeated="2"/>
          <table:table-cell table:formula="of:=AVERAGE([.A14:.E14])" office:value-type="float" office:value="2143" calcext:value-type="float">
            <text:p>2143</text:p>
          </table:table-cell>
          <table:table-cell table:formula="of:=AVERAGE([.G14:.K14])" office:value-type="float" office:value="1053.608" calcext:value-type="float">
            <text:p>1053.608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862" calcext:value-type="float">
            <text:p>1862</text:p>
          </table:table-cell>
          <table:table-cell office:value-type="float" office:value="1954" calcext:value-type="float">
            <text:p>1954</text:p>
          </table:table-cell>
          <table:table-cell office:value-type="float" office:value="2106" calcext:value-type="float">
            <text:p>2106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float" office:value="1331.17" calcext:value-type="float">
            <text:p>1331.17</text:p>
          </table:table-cell>
          <table:table-cell office:value-type="float" office:value="933.41" calcext:value-type="float">
            <text:p>933.41</text:p>
          </table:table-cell>
          <table:table-cell office:value-type="float" office:value="963.98" calcext:value-type="float">
            <text:p>963.98</text:p>
          </table:table-cell>
          <table:table-cell office:value-type="float" office:value="997.88" calcext:value-type="float">
            <text:p>997.88</text:p>
          </table:table-cell>
          <table:table-cell office:value-type="float" office:value="1032.3" calcext:value-type="float">
            <text:p>1032.3</text:p>
          </table:table-cell>
          <table:table-cell table:number-columns-repeated="2"/>
          <table:table-cell table:formula="of:=AVERAGE([.A15:.E15])" office:value-type="float" office:value="2219.6" calcext:value-type="float">
            <text:p>2219.6</text:p>
          </table:table-cell>
          <table:table-cell table:formula="of:=AVERAGE([.G15:.K15])" office:value-type="float" office:value="1051.748" calcext:value-type="float">
            <text:p>1051.748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108" calcext:value-type="float">
            <text:p>2108</text:p>
          </table:table-cell>
          <table:table-cell office:value-type="float" office:value="1847" calcext:value-type="float">
            <text:p>1847</text:p>
          </table:table-cell>
          <table:table-cell office:value-type="float" office:value="2268" calcext:value-type="float">
            <text:p>2268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float" office:value="1379.59" calcext:value-type="float">
            <text:p>1379.59</text:p>
          </table:table-cell>
          <table:table-cell office:value-type="float" office:value="1054.28" calcext:value-type="float">
            <text:p>1054.28</text:p>
          </table:table-cell>
          <table:table-cell office:value-type="float" office:value="1097.17" calcext:value-type="float">
            <text:p>1097.17</text:p>
          </table:table-cell>
          <table:table-cell office:value-type="float" office:value="982.96" calcext:value-type="float">
            <text:p>982.96</text:p>
          </table:table-cell>
          <table:table-cell office:value-type="float" office:value="1087.6" calcext:value-type="float">
            <text:p>1087.6</text:p>
          </table:table-cell>
          <table:table-cell table:number-columns-repeated="2"/>
          <table:table-cell table:formula="of:=AVERAGE([.A16:.E16])" office:value-type="float" office:value="2228.8" calcext:value-type="float">
            <text:p>2228.8</text:p>
          </table:table-cell>
          <table:table-cell table:formula="of:=AVERAGE([.G16:.K16])" office:value-type="float" office:value="1120.32" calcext:value-type="float">
            <text:p>1120.32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2088" calcext:value-type="float">
            <text:p>2088</text:p>
          </table:table-cell>
          <table:table-cell office:value-type="float" office:value="1868" calcext:value-type="float">
            <text:p>1868</text:p>
          </table:table-cell>
          <table:table-cell office:value-type="float" office:value="1929" calcext:value-type="float">
            <text:p>1929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float" office:value="1228.2" calcext:value-type="float">
            <text:p>1228.2</text:p>
          </table:table-cell>
          <table:table-cell office:value-type="float" office:value="1052.87" calcext:value-type="float">
            <text:p>1052.87</text:p>
          </table:table-cell>
          <table:table-cell office:value-type="float" office:value="973.66" calcext:value-type="float">
            <text:p>973.66</text:p>
          </table:table-cell>
          <table:table-cell office:value-type="float" office:value="920.14" calcext:value-type="float">
            <text:p>920.14</text:p>
          </table:table-cell>
          <table:table-cell office:value-type="float" office:value="1049.49" calcext:value-type="float">
            <text:p>1049.49</text:p>
          </table:table-cell>
          <table:table-cell table:number-columns-repeated="2"/>
          <table:table-cell table:formula="of:=AVERAGE([.A17:.E17])" office:value-type="float" office:value="2176" calcext:value-type="float">
            <text:p>2176</text:p>
          </table:table-cell>
          <table:table-cell table:formula="of:=AVERAGE([.G17:.K17])" office:value-type="float" office:value="1044.872" calcext:value-type="float">
            <text:p>1044.87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058" calcext:value-type="float">
            <text:p>2058</text:p>
          </table:table-cell>
          <table:table-cell office:value-type="float" office:value="2018" calcext:value-type="float">
            <text:p>2018</text:p>
          </table:table-cell>
          <table:table-cell office:value-type="float" office:value="1768" calcext:value-type="float">
            <text:p>1768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float" office:value="1348.42" calcext:value-type="float">
            <text:p>1348.42</text:p>
          </table:table-cell>
          <table:table-cell office:value-type="float" office:value="1029.44" calcext:value-type="float">
            <text:p>1029.44</text:p>
          </table:table-cell>
          <table:table-cell office:value-type="float" office:value="1059.88" calcext:value-type="float">
            <text:p>1059.88</text:p>
          </table:table-cell>
          <table:table-cell office:value-type="float" office:value="919.29" calcext:value-type="float">
            <text:p>919.29</text:p>
          </table:table-cell>
          <table:table-cell office:value-type="float" office:value="1111.44" calcext:value-type="float">
            <text:p>1111.44</text:p>
          </table:table-cell>
          <table:table-cell table:number-columns-repeated="2"/>
          <table:table-cell table:formula="of:=AVERAGE([.A18:.E18])" office:value-type="float" office:value="2158" calcext:value-type="float">
            <text:p>2158</text:p>
          </table:table-cell>
          <table:table-cell table:formula="of:=AVERAGE([.G18:.K18])" office:value-type="float" office:value="1093.694" calcext:value-type="float">
            <text:p>1093.694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058" calcext:value-type="float">
            <text:p>2058</text:p>
          </table:table-cell>
          <table:table-cell office:value-type="float" office:value="2118" calcext:value-type="float">
            <text:p>2118</text:p>
          </table:table-cell>
          <table:table-cell office:value-type="float" office:value="2250" calcext:value-type="float">
            <text:p>2250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413.16" calcext:value-type="float">
            <text:p>1413.16</text:p>
          </table:table-cell>
          <table:table-cell office:value-type="float" office:value="1194.82" calcext:value-type="float">
            <text:p>1194.82</text:p>
          </table:table-cell>
          <table:table-cell office:value-type="float" office:value="1072.86" calcext:value-type="float">
            <text:p>1072.86</text:p>
          </table:table-cell>
          <table:table-cell office:value-type="float" office:value="1026.68" calcext:value-type="float">
            <text:p>1026.68</text:p>
          </table:table-cell>
          <table:table-cell office:value-type="float" office:value="1078.38" calcext:value-type="float">
            <text:p>1078.38</text:p>
          </table:table-cell>
          <table:table-cell table:number-columns-repeated="2"/>
          <table:table-cell table:formula="of:=AVERAGE([.A19:.E19])" office:value-type="float" office:value="2316.6" calcext:value-type="float">
            <text:p>2316.6</text:p>
          </table:table-cell>
          <table:table-cell table:formula="of:=AVERAGE([.G19:.K19])" office:value-type="float" office:value="1157.18" calcext:value-type="float">
            <text:p>1157.1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988" calcext:value-type="float">
            <text:p>1988</text:p>
          </table:table-cell>
          <table:table-cell office:value-type="float" office:value="1923" calcext:value-type="float">
            <text:p>1923</text:p>
          </table:table-cell>
          <table:table-cell office:value-type="float" office:value="2350" calcext:value-type="float">
            <text:p>2350</text:p>
          </table:table-cell>
          <table:table-cell office:value-type="float" office:value="2205" calcext:value-type="float">
            <text:p>2205</text:p>
          </table:table-cell>
          <table:table-cell/>
          <table:table-cell office:value-type="float" office:value="1312.4" calcext:value-type="float">
            <text:p>1312.4</text:p>
          </table:table-cell>
          <table:table-cell office:value-type="float" office:value="1212.97" calcext:value-type="float">
            <text:p>1212.97</text:p>
          </table:table-cell>
          <table:table-cell office:value-type="float" office:value="1040.57" calcext:value-type="float">
            <text:p>1040.57</text:p>
          </table:table-cell>
          <table:table-cell office:value-type="float" office:value="956.09" calcext:value-type="float">
            <text:p>956.09</text:p>
          </table:table-cell>
          <table:table-cell office:value-type="float" office:value="1153.32" calcext:value-type="float">
            <text:p>1153.32</text:p>
          </table:table-cell>
          <table:table-cell table:number-columns-repeated="2"/>
          <table:table-cell table:formula="of:=AVERAGE([.A20:.E20])" office:value-type="float" office:value="2299.2" calcext:value-type="float">
            <text:p>2299.2</text:p>
          </table:table-cell>
          <table:table-cell table:formula="of:=AVERAGE([.G20:.K20])" office:value-type="float" office:value="1135.07" calcext:value-type="float">
            <text:p>1135.07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923" calcext:value-type="float">
            <text:p>1923</text:p>
          </table:table-cell>
          <table:table-cell office:value-type="float" office:value="1803" calcext:value-type="float">
            <text:p>1803</text:p>
          </table:table-cell>
          <table:table-cell office:value-type="float" office:value="2268" calcext:value-type="float">
            <text:p>2268</text:p>
          </table:table-cell>
          <table:table-cell office:value-type="float" office:value="2146" calcext:value-type="float">
            <text:p>2146</text:p>
          </table:table-cell>
          <table:table-cell/>
          <table:table-cell office:value-type="float" office:value="1332.62" calcext:value-type="float">
            <text:p>1332.62</text:p>
          </table:table-cell>
          <table:table-cell office:value-type="float" office:value="1205.67" calcext:value-type="float">
            <text:p>1205.67</text:p>
          </table:table-cell>
          <table:table-cell office:value-type="float" office:value="923.65" calcext:value-type="float">
            <text:p>923.65</text:p>
          </table:table-cell>
          <table:table-cell office:value-type="float" office:value="1098.07" calcext:value-type="float">
            <text:p>1098.07</text:p>
          </table:table-cell>
          <table:table-cell office:value-type="float" office:value="1039.54" calcext:value-type="float">
            <text:p>1039.54</text:p>
          </table:table-cell>
          <table:table-cell table:number-columns-repeated="2"/>
          <table:table-cell table:formula="of:=AVERAGE([.A21:.E21])" office:value-type="float" office:value="2195" calcext:value-type="float">
            <text:p>2195</text:p>
          </table:table-cell>
          <table:table-cell table:formula="of:=AVERAGE([.G21:.K21])" office:value-type="float" office:value="1119.91" calcext:value-type="float">
            <text:p>1119.91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153" calcext:value-type="float">
            <text:p>2153</text:p>
          </table:table-cell>
          <table:table-cell office:value-type="float" office:value="2137" calcext:value-type="float">
            <text:p>2137</text:p>
          </table:table-cell>
          <table:table-cell table:number-columns-repeated="2" office:value-type="float" office:value="2350" calcext:value-type="float">
            <text:p>2350</text:p>
          </table:table-cell>
          <table:table-cell/>
          <table:table-cell office:value-type="float" office:value="1398.8" calcext:value-type="float">
            <text:p>1398.8</text:p>
          </table:table-cell>
          <table:table-cell office:value-type="float" office:value="1126.83" calcext:value-type="float">
            <text:p>1126.83</text:p>
          </table:table-cell>
          <table:table-cell office:value-type="float" office:value="974.18" calcext:value-type="float">
            <text:p>974.18</text:p>
          </table:table-cell>
          <table:table-cell office:value-type="float" office:value="1054.42" calcext:value-type="float">
            <text:p>1054.42</text:p>
          </table:table-cell>
          <table:table-cell office:value-type="float" office:value="1097.82" calcext:value-type="float">
            <text:p>1097.82</text:p>
          </table:table-cell>
          <table:table-cell table:number-columns-repeated="2"/>
          <table:table-cell table:formula="of:=AVERAGE([.A22:.E22])" office:value-type="float" office:value="2396" calcext:value-type="float">
            <text:p>2396</text:p>
          </table:table-cell>
          <table:table-cell table:formula="of:=AVERAGE([.G22:.K22])" office:value-type="float" office:value="1130.41" calcext:value-type="float">
            <text:p>1130.4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897" calcext:value-type="float">
            <text:p>1897</text:p>
          </table:table-cell>
          <table:table-cell office:value-type="float" office:value="2018" calcext:value-type="float">
            <text:p>2018</text:p>
          </table:table-cell>
          <table:table-cell office:value-type="float" office:value="1993" calcext:value-type="float">
            <text:p>1993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float" office:value="1467.64" calcext:value-type="float">
            <text:p>1467.64</text:p>
          </table:table-cell>
          <table:table-cell office:value-type="float" office:value="1135.44" calcext:value-type="float">
            <text:p>1135.44</text:p>
          </table:table-cell>
          <table:table-cell office:value-type="float" office:value="945.71" calcext:value-type="float">
            <text:p>945.71</text:p>
          </table:table-cell>
          <table:table-cell office:value-type="float" office:value="991.4" calcext:value-type="float">
            <text:p>991.4</text:p>
          </table:table-cell>
          <table:table-cell office:value-type="float" office:value="986.18" calcext:value-type="float">
            <text:p>986.18</text:p>
          </table:table-cell>
          <table:table-cell table:number-columns-repeated="2"/>
          <table:table-cell table:formula="of:=AVERAGE([.A23:.E23])" office:value-type="float" office:value="2189.6" calcext:value-type="float">
            <text:p>2189.6</text:p>
          </table:table-cell>
          <table:table-cell table:formula="of:=AVERAGE([.G23:.K23])" office:value-type="float" office:value="1105.274" calcext:value-type="float">
            <text:p>1105.274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093" calcext:value-type="float">
            <text:p>2093</text:p>
          </table:table-cell>
          <table:table-cell office:value-type="float" office:value="1858" calcext:value-type="float">
            <text:p>1858</text:p>
          </table:table-cell>
          <table:table-cell office:value-type="float" office:value="2218" calcext:value-type="float">
            <text:p>2218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1221.99" calcext:value-type="float">
            <text:p>1221.99</text:p>
          </table:table-cell>
          <table:table-cell office:value-type="float" office:value="1212.24" calcext:value-type="float">
            <text:p>1212.24</text:p>
          </table:table-cell>
          <table:table-cell office:value-type="float" office:value="1034.98" calcext:value-type="float">
            <text:p>1034.98</text:p>
          </table:table-cell>
          <table:table-cell office:value-type="float" office:value="1016.54" calcext:value-type="float">
            <text:p>1016.54</text:p>
          </table:table-cell>
          <table:table-cell office:value-type="float" office:value="1110.69" calcext:value-type="float">
            <text:p>1110.69</text:p>
          </table:table-cell>
          <table:table-cell table:number-columns-repeated="2"/>
          <table:table-cell table:formula="of:=AVERAGE([.A24:.E24])" office:value-type="float" office:value="2208.6" calcext:value-type="float">
            <text:p>2208.6</text:p>
          </table:table-cell>
          <table:table-cell table:formula="of:=AVERAGE([.G24:.K24])" office:value-type="float" office:value="1119.288" calcext:value-type="float">
            <text:p>1119.288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088" calcext:value-type="float">
            <text:p>2088</text:p>
          </table:table-cell>
          <table:table-cell office:value-type="float" office:value="2098" calcext:value-type="float">
            <text:p>2098</text:p>
          </table:table-cell>
          <table:table-cell office:value-type="float" office:value="2325" calcext:value-type="float">
            <text:p>2325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float" office:value="1333.45" calcext:value-type="float">
            <text:p>1333.45</text:p>
          </table:table-cell>
          <table:table-cell office:value-type="float" office:value="1135.23" calcext:value-type="float">
            <text:p>1135.23</text:p>
          </table:table-cell>
          <table:table-cell office:value-type="float" office:value="1079.98" calcext:value-type="float">
            <text:p>1079.98</text:p>
          </table:table-cell>
          <table:table-cell office:value-type="float" office:value="963.5" calcext:value-type="float">
            <text:p>963.5</text:p>
          </table:table-cell>
          <table:table-cell office:value-type="float" office:value="1083.48" calcext:value-type="float">
            <text:p>1083.48</text:p>
          </table:table-cell>
          <table:table-cell table:number-columns-repeated="2"/>
          <table:table-cell table:formula="of:=AVERAGE([.A25:.E25])" office:value-type="float" office:value="2302.4" calcext:value-type="float">
            <text:p>2302.4</text:p>
          </table:table-cell>
          <table:table-cell table:formula="of:=AVERAGE([.G25:.K25])" office:value-type="float" office:value="1119.128" calcext:value-type="float">
            <text:p>1119.128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043" calcext:value-type="float">
            <text:p>2043</text:p>
          </table:table-cell>
          <table:table-cell office:value-type="float" office:value="1938" calcext:value-type="float">
            <text:p>1938</text:p>
          </table:table-cell>
          <table:table-cell office:value-type="float" office:value="1943" calcext:value-type="float">
            <text:p>1943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311.99" calcext:value-type="float">
            <text:p>1311.99</text:p>
          </table:table-cell>
          <table:table-cell office:value-type="float" office:value="1215.94" calcext:value-type="float">
            <text:p>1215.94</text:p>
          </table:table-cell>
          <table:table-cell office:value-type="float" office:value="1076.92" calcext:value-type="float">
            <text:p>1076.92</text:p>
          </table:table-cell>
          <table:table-cell office:value-type="float" office:value="879.92" calcext:value-type="float">
            <text:p>879.92</text:p>
          </table:table-cell>
          <table:table-cell office:value-type="float" office:value="1054.94" calcext:value-type="float">
            <text:p>1054.94</text:p>
          </table:table-cell>
          <table:table-cell table:number-columns-repeated="2"/>
          <table:table-cell table:formula="of:=AVERAGE([.A26:.E26])" office:value-type="float" office:value="2229.8" calcext:value-type="float">
            <text:p>2229.8</text:p>
          </table:table-cell>
          <table:table-cell table:formula="of:=AVERAGE([.G26:.K26])" office:value-type="float" office:value="1107.942" calcext:value-type="float">
            <text:p>1107.942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478" calcext:value-type="float">
            <text:p>2478</text:p>
          </table:table-cell>
          <table:table-cell office:value-type="float" office:value="2023" calcext:value-type="float">
            <text:p>2023</text:p>
          </table:table-cell>
          <table:table-cell office:value-type="float" office:value="2056" calcext:value-type="float">
            <text:p>2056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1386.13" calcext:value-type="float">
            <text:p>1386.13</text:p>
          </table:table-cell>
          <table:table-cell office:value-type="float" office:value="1044.21" calcext:value-type="float">
            <text:p>1044.21</text:p>
          </table:table-cell>
          <table:table-cell office:value-type="float" office:value="1046.11" calcext:value-type="float">
            <text:p>1046.11</text:p>
          </table:table-cell>
          <table:table-cell office:value-type="float" office:value="977.7" calcext:value-type="float">
            <text:p>977.7</text:p>
          </table:table-cell>
          <table:table-cell office:value-type="float" office:value="1028.81" calcext:value-type="float">
            <text:p>1028.81</text:p>
          </table:table-cell>
          <table:table-cell table:number-columns-repeated="2"/>
          <table:table-cell table:formula="of:=AVERAGE([.A27:.E27])" office:value-type="float" office:value="2321.4" calcext:value-type="float">
            <text:p>2321.4</text:p>
          </table:table-cell>
          <table:table-cell table:formula="of:=AVERAGE([.G27:.K27])" office:value-type="float" office:value="1096.592" calcext:value-type="float">
            <text:p>1096.59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028" calcext:value-type="float">
            <text:p>2028</text:p>
          </table:table-cell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float" office:value="1331.1" calcext:value-type="float">
            <text:p>1331.1</text:p>
          </table:table-cell>
          <table:table-cell office:value-type="float" office:value="1140.88" calcext:value-type="float">
            <text:p>1140.88</text:p>
          </table:table-cell>
          <table:table-cell office:value-type="float" office:value="1059.93" calcext:value-type="float">
            <text:p>1059.93</text:p>
          </table:table-cell>
          <table:table-cell office:value-type="float" office:value="1001.14" calcext:value-type="float">
            <text:p>1001.14</text:p>
          </table:table-cell>
          <table:table-cell office:value-type="float" office:value="1128.45" calcext:value-type="float">
            <text:p>1128.45</text:p>
          </table:table-cell>
          <table:table-cell table:number-columns-repeated="2"/>
          <table:table-cell table:formula="of:=AVERAGE([.A28:.E28])" office:value-type="float" office:value="2263.2" calcext:value-type="float">
            <text:p>2263.2</text:p>
          </table:table-cell>
          <table:table-cell table:formula="of:=AVERAGE([.G28:.K28])" office:value-type="float" office:value="1132.3" calcext:value-type="float">
            <text:p>1132.3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958" calcext:value-type="float">
            <text:p>1958</text:p>
          </table:table-cell>
          <table:table-cell office:value-type="float" office:value="1988" calcext:value-type="float">
            <text:p>1988</text:p>
          </table:table-cell>
          <table:table-cell office:value-type="float" office:value="1913" calcext:value-type="float">
            <text:p>1913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447.95" calcext:value-type="float">
            <text:p>1447.95</text:p>
          </table:table-cell>
          <table:table-cell office:value-type="float" office:value="1160.15" calcext:value-type="float">
            <text:p>1160.15</text:p>
          </table:table-cell>
          <table:table-cell office:value-type="float" office:value="979.21" calcext:value-type="float">
            <text:p>979.21</text:p>
          </table:table-cell>
          <table:table-cell office:value-type="float" office:value="958.84" calcext:value-type="float">
            <text:p>958.84</text:p>
          </table:table-cell>
          <table:table-cell office:value-type="float" office:value="1074.53" calcext:value-type="float">
            <text:p>1074.53</text:p>
          </table:table-cell>
          <table:table-cell table:number-columns-repeated="2"/>
          <table:table-cell table:formula="of:=AVERAGE([.A29:.E29])" office:value-type="float" office:value="2202.8" calcext:value-type="float">
            <text:p>2202.8</text:p>
          </table:table-cell>
          <table:table-cell table:formula="of:=AVERAGE([.G29:.K29])" office:value-type="float" office:value="1124.136" calcext:value-type="float">
            <text:p>1124.136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958" calcext:value-type="float">
            <text:p>1958</text:p>
          </table:table-cell>
          <table:table-cell office:value-type="float" office:value="2008" calcext:value-type="float">
            <text:p>2008</text:p>
          </table:table-cell>
          <table:table-cell office:value-type="float" office:value="2058" calcext:value-type="float">
            <text:p>2058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18.77" calcext:value-type="float">
            <text:p>1418.77</text:p>
          </table:table-cell>
          <table:table-cell office:value-type="float" office:value="1170.95" calcext:value-type="float">
            <text:p>1170.95</text:p>
          </table:table-cell>
          <table:table-cell office:value-type="float" office:value="1060.23" calcext:value-type="float">
            <text:p>1060.23</text:p>
          </table:table-cell>
          <table:table-cell office:value-type="float" office:value="1011.91" calcext:value-type="float">
            <text:p>1011.91</text:p>
          </table:table-cell>
          <table:table-cell office:value-type="float" office:value="1038.74" calcext:value-type="float">
            <text:p>1038.74</text:p>
          </table:table-cell>
          <table:table-cell table:number-columns-repeated="2"/>
          <table:table-cell table:formula="of:=AVERAGE([.A30:.E30])" office:value-type="float" office:value="2201.8" calcext:value-type="float">
            <text:p>2201.8</text:p>
          </table:table-cell>
          <table:table-cell table:formula="of:=AVERAGE([.G30:.K30])" office:value-type="float" office:value="1140.12" calcext:value-type="float">
            <text:p>1140.12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093" calcext:value-type="float">
            <text:p>2093</text:p>
          </table:table-cell>
          <table:table-cell office:value-type="float" office:value="1959" calcext:value-type="float">
            <text:p>1959</text:p>
          </table:table-cell>
          <table:table-cell office:value-type="float" office:value="1893" calcext:value-type="float">
            <text:p>1893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21.36" calcext:value-type="float">
            <text:p>1421.36</text:p>
          </table:table-cell>
          <table:table-cell office:value-type="float" office:value="1214.74" calcext:value-type="float">
            <text:p>1214.74</text:p>
          </table:table-cell>
          <table:table-cell office:value-type="float" office:value="1092.15" calcext:value-type="float">
            <text:p>1092.15</text:p>
          </table:table-cell>
          <table:table-cell office:value-type="float" office:value="941.53" calcext:value-type="float">
            <text:p>941.53</text:p>
          </table:table-cell>
          <table:table-cell office:value-type="float" office:value="1053.42" calcext:value-type="float">
            <text:p>1053.42</text:p>
          </table:table-cell>
          <table:table-cell table:number-columns-repeated="2"/>
          <table:table-cell table:formula="of:=AVERAGE([.A31:.E31])" office:value-type="float" office:value="2217" calcext:value-type="float">
            <text:p>2217</text:p>
          </table:table-cell>
          <table:table-cell table:formula="of:=AVERAGE([.G31:.K31])" office:value-type="float" office:value="1144.64" calcext:value-type="float">
            <text:p>1144.64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073" calcext:value-type="float">
            <text:p>2073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2350" calcext:value-type="float">
            <text:p>2350</text:p>
          </table:table-cell>
          <table:table-cell/>
          <table:table-cell office:value-type="float" office:value="1460.15" calcext:value-type="float">
            <text:p>1460.15</text:p>
          </table:table-cell>
          <table:table-cell office:value-type="float" office:value="1181.4" calcext:value-type="float">
            <text:p>1181.4</text:p>
          </table:table-cell>
          <table:table-cell office:value-type="float" office:value="1039.79" calcext:value-type="float">
            <text:p>1039.79</text:p>
          </table:table-cell>
          <table:table-cell office:value-type="float" office:value="1020.02" calcext:value-type="float">
            <text:p>1020.02</text:p>
          </table:table-cell>
          <table:table-cell office:value-type="float" office:value="1105.24" calcext:value-type="float">
            <text:p>1105.24</text:p>
          </table:table-cell>
          <table:table-cell table:number-columns-repeated="2"/>
          <table:table-cell table:formula="of:=AVERAGE([.A32:.E32])" office:value-type="float" office:value="2288.2" calcext:value-type="float">
            <text:p>2288.2</text:p>
          </table:table-cell>
          <table:table-cell table:formula="of:=AVERAGE([.G32:.K32])" office:value-type="float" office:value="1161.32" calcext:value-type="float">
            <text:p>1161.32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2093" calcext:value-type="float">
            <text:p>2093</text:p>
          </table:table-cell>
          <table:table-cell office:value-type="float" office:value="2118" calcext:value-type="float">
            <text:p>2118</text:p>
          </table:table-cell>
          <table:table-cell office:value-type="float" office:value="1977" calcext:value-type="float">
            <text:p>1977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float" office:value="1316.17" calcext:value-type="float">
            <text:p>1316.17</text:p>
          </table:table-cell>
          <table:table-cell office:value-type="float" office:value="1138.31" calcext:value-type="float">
            <text:p>1138.31</text:p>
          </table:table-cell>
          <table:table-cell office:value-type="float" office:value="1022.2" calcext:value-type="float">
            <text:p>1022.2</text:p>
          </table:table-cell>
          <table:table-cell office:value-type="float" office:value="948.41" calcext:value-type="float">
            <text:p>948.41</text:p>
          </table:table-cell>
          <table:table-cell office:value-type="float" office:value="1143.3" calcext:value-type="float">
            <text:p>1143.3</text:p>
          </table:table-cell>
          <table:table-cell table:number-columns-repeated="2"/>
          <table:table-cell table:formula="of:=AVERAGE([.A33:.E33])" office:value-type="float" office:value="2283.8" calcext:value-type="float">
            <text:p>2283.8</text:p>
          </table:table-cell>
          <table:table-cell table:formula="of:=AVERAGE([.G33:.K33])" office:value-type="float" office:value="1113.678" calcext:value-type="float">
            <text:p>1113.67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93" calcext:value-type="float">
            <text:p>2093</text:p>
          </table:table-cell>
          <table:table-cell office:value-type="float" office:value="2233" calcext:value-type="float">
            <text:p>2233</text:p>
          </table:table-cell>
          <table:table-cell office:value-type="float" office:value="1929" calcext:value-type="float">
            <text:p>1929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378.6" calcext:value-type="float">
            <text:p>1378.6</text:p>
          </table:table-cell>
          <table:table-cell office:value-type="float" office:value="1130.22" calcext:value-type="float">
            <text:p>1130.22</text:p>
          </table:table-cell>
          <table:table-cell office:value-type="float" office:value="1030.42" calcext:value-type="float">
            <text:p>1030.42</text:p>
          </table:table-cell>
          <table:table-cell office:value-type="float" office:value="898.92" calcext:value-type="float">
            <text:p>898.92</text:p>
          </table:table-cell>
          <table:table-cell office:value-type="float" office:value="1152.31" calcext:value-type="float">
            <text:p>1152.31</text:p>
          </table:table-cell>
          <table:table-cell table:number-columns-repeated="2"/>
          <table:table-cell table:formula="of:=AVERAGE([.A34:.E34])" office:value-type="float" office:value="2291" calcext:value-type="float">
            <text:p>2291</text:p>
          </table:table-cell>
          <table:table-cell table:formula="of:=AVERAGE([.G34:.K34])" office:value-type="float" office:value="1118.094" calcext:value-type="float">
            <text:p>1118.094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997" calcext:value-type="float">
            <text:p>1997</text:p>
          </table:table-cell>
          <table:table-cell office:value-type="float" office:value="2029" calcext:value-type="float">
            <text:p>2029</text:p>
          </table:table-cell>
          <table:table-cell office:value-type="float" office:value="2250" calcext:value-type="float">
            <text:p>2250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57.89" calcext:value-type="float">
            <text:p>1457.89</text:p>
          </table:table-cell>
          <table:table-cell office:value-type="float" office:value="1246.8" calcext:value-type="float">
            <text:p>1246.8</text:p>
          </table:table-cell>
          <table:table-cell office:value-type="float" office:value="1093.68" calcext:value-type="float">
            <text:p>1093.68</text:p>
          </table:table-cell>
          <table:table-cell office:value-type="float" office:value="997.25" calcext:value-type="float">
            <text:p>997.25</text:p>
          </table:table-cell>
          <table:table-cell office:value-type="float" office:value="1052.42" calcext:value-type="float">
            <text:p>1052.42</text:p>
          </table:table-cell>
          <table:table-cell table:number-columns-repeated="2"/>
          <table:table-cell table:formula="of:=AVERAGE([.A35:.E35])" office:value-type="float" office:value="2277" calcext:value-type="float">
            <text:p>2277</text:p>
          </table:table-cell>
          <table:table-cell table:formula="of:=AVERAGE([.G35:.K35])" office:value-type="float" office:value="1169.608" calcext:value-type="float">
            <text:p>1169.608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007" calcext:value-type="float">
            <text:p>2007</text:p>
          </table:table-cell>
          <table:table-cell office:value-type="float" office:value="2053" calcext:value-type="float">
            <text:p>2053</text:p>
          </table:table-cell>
          <table:table-cell office:value-type="float" office:value="2088" calcext:value-type="float">
            <text:p>2088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417.74" calcext:value-type="float">
            <text:p>1417.74</text:p>
          </table:table-cell>
          <table:table-cell office:value-type="float" office:value="1170.42" calcext:value-type="float">
            <text:p>1170.42</text:p>
          </table:table-cell>
          <table:table-cell office:value-type="float" office:value="1060.44" calcext:value-type="float">
            <text:p>1060.44</text:p>
          </table:table-cell>
          <table:table-cell office:value-type="float" office:value="983.51" calcext:value-type="float">
            <text:p>983.51</text:p>
          </table:table-cell>
          <table:table-cell office:value-type="float" office:value="992.93" calcext:value-type="float">
            <text:p>992.93</text:p>
          </table:table-cell>
          <table:table-cell table:number-columns-repeated="2"/>
          <table:table-cell table:formula="of:=AVERAGE([.A36:.E36])" office:value-type="float" office:value="2282.6" calcext:value-type="float">
            <text:p>2282.6</text:p>
          </table:table-cell>
          <table:table-cell table:formula="of:=AVERAGE([.G36:.K36])" office:value-type="float" office:value="1125.008" calcext:value-type="float">
            <text:p>1125.008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943" calcext:value-type="float">
            <text:p>1943</text:p>
          </table:table-cell>
          <table:table-cell office:value-type="float" office:value="1983" calcext:value-type="float">
            <text:p>1983</text:p>
          </table:table-cell>
          <table:table-cell office:value-type="float" office:value="2252" calcext:value-type="float">
            <text:p>2252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float" office:value="1386.47" calcext:value-type="float">
            <text:p>1386.47</text:p>
          </table:table-cell>
          <table:table-cell office:value-type="float" office:value="1218.84" calcext:value-type="float">
            <text:p>1218.84</text:p>
          </table:table-cell>
          <table:table-cell office:value-type="float" office:value="969.04" calcext:value-type="float">
            <text:p>969.04</text:p>
          </table:table-cell>
          <table:table-cell office:value-type="float" office:value="1082.83" calcext:value-type="float">
            <text:p>1082.83</text:p>
          </table:table-cell>
          <table:table-cell office:value-type="float" office:value="1057.71" calcext:value-type="float">
            <text:p>1057.71</text:p>
          </table:table-cell>
          <table:table-cell table:number-columns-repeated="2"/>
          <table:table-cell table:formula="of:=AVERAGE([.A37:.E37])" office:value-type="float" office:value="2217.8" calcext:value-type="float">
            <text:p>2217.8</text:p>
          </table:table-cell>
          <table:table-cell table:formula="of:=AVERAGE([.G37:.K37])" office:value-type="float" office:value="1142.978" calcext:value-type="float">
            <text:p>1142.978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173" calcext:value-type="float">
            <text:p>2173</text:p>
          </table:table-cell>
          <table:table-cell office:value-type="float" office:value="2113" calcext:value-type="float">
            <text:p>2113</text:p>
          </table:table-cell>
          <table:table-cell office:value-type="float" office:value="2352" calcext:value-type="float">
            <text:p>2352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386.02" calcext:value-type="float">
            <text:p>1386.02</text:p>
          </table:table-cell>
          <table:table-cell office:value-type="float" office:value="1077.63" calcext:value-type="float">
            <text:p>1077.63</text:p>
          </table:table-cell>
          <table:table-cell office:value-type="float" office:value="914.82" calcext:value-type="float">
            <text:p>914.82</text:p>
          </table:table-cell>
          <table:table-cell office:value-type="float" office:value="1034.47" calcext:value-type="float">
            <text:p>1034.47</text:p>
          </table:table-cell>
          <table:table-cell office:value-type="float" office:value="1063.79" calcext:value-type="float">
            <text:p>1063.79</text:p>
          </table:table-cell>
          <table:table-cell table:number-columns-repeated="2"/>
          <table:table-cell table:formula="of:=AVERAGE([.A38:.E38])" office:value-type="float" office:value="2332.6" calcext:value-type="float">
            <text:p>2332.6</text:p>
          </table:table-cell>
          <table:table-cell table:formula="of:=AVERAGE([.G38:.K38])" office:value-type="float" office:value="1095.346" calcext:value-type="float">
            <text:p>1095.346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2088" calcext:value-type="float">
            <text:p>2088</text:p>
          </table:table-cell>
          <table:table-cell office:value-type="float" office:value="2078" calcext:value-type="float">
            <text:p>2078</text:p>
          </table:table-cell>
          <table:table-cell office:value-type="float" office:value="2034" calcext:value-type="float">
            <text:p>2034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float" office:value="1267.07" calcext:value-type="float">
            <text:p>1267.07</text:p>
          </table:table-cell>
          <table:table-cell office:value-type="float" office:value="1246.5" calcext:value-type="float">
            <text:p>1246.5</text:p>
          </table:table-cell>
          <table:table-cell office:value-type="float" office:value="1053.32" calcext:value-type="float">
            <text:p>1053.32</text:p>
          </table:table-cell>
          <table:table-cell office:value-type="float" office:value="1076.42" calcext:value-type="float">
            <text:p>1076.42</text:p>
          </table:table-cell>
          <table:table-cell office:value-type="float" office:value="955.93" calcext:value-type="float">
            <text:p>955.93</text:p>
          </table:table-cell>
          <table:table-cell table:number-columns-repeated="2"/>
          <table:table-cell table:formula="of:=AVERAGE([.A39:.E39])" office:value-type="float" office:value="2185" calcext:value-type="float">
            <text:p>2185</text:p>
          </table:table-cell>
          <table:table-cell table:formula="of:=AVERAGE([.G39:.K39])" office:value-type="float" office:value="1119.848" calcext:value-type="float">
            <text:p>1119.848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299" calcext:value-type="float">
            <text:p>2299</text:p>
          </table:table-cell>
          <table:table-cell office:value-type="float" office:value="2043" calcext:value-type="float">
            <text:p>2043</text:p>
          </table:table-cell>
          <table:table-cell office:value-type="float" office:value="2400" calcext:value-type="float">
            <text:p>2400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float" office:value="1316.95" calcext:value-type="float">
            <text:p>1316.95</text:p>
          </table:table-cell>
          <table:table-cell office:value-type="float" office:value="1191.15" calcext:value-type="float">
            <text:p>1191.15</text:p>
          </table:table-cell>
          <table:table-cell office:value-type="float" office:value="988.27" calcext:value-type="float">
            <text:p>988.27</text:p>
          </table:table-cell>
          <table:table-cell office:value-type="float" office:value="1049.61" calcext:value-type="float">
            <text:p>1049.61</text:p>
          </table:table-cell>
          <table:table-cell office:value-type="float" office:value="1081.65" calcext:value-type="float">
            <text:p>1081.65</text:p>
          </table:table-cell>
          <table:table-cell table:number-columns-repeated="2"/>
          <table:table-cell table:formula="of:=AVERAGE([.A40:.E40])" office:value-type="float" office:value="2291.2" calcext:value-type="float">
            <text:p>2291.2</text:p>
          </table:table-cell>
          <table:table-cell table:formula="of:=AVERAGE([.G40:.K40])" office:value-type="float" office:value="1125.526" calcext:value-type="float">
            <text:p>1125.526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2000" calcext:value-type="float">
            <text:p>2000</text:p>
          </table:table-cell>
          <table:table-cell office:value-type="float" office:value="2063" calcext:value-type="float">
            <text:p>2063</text:p>
          </table:table-cell>
          <table:table-cell office:value-type="float" office:value="2252" calcext:value-type="float">
            <text:p>2252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float" office:value="1446.95" calcext:value-type="float">
            <text:p>1446.95</text:p>
          </table:table-cell>
          <table:table-cell office:value-type="float" office:value="1067.6" calcext:value-type="float">
            <text:p>1067.6</text:p>
          </table:table-cell>
          <table:table-cell office:value-type="float" office:value="967.71" calcext:value-type="float">
            <text:p>967.71</text:p>
          </table:table-cell>
          <table:table-cell office:value-type="float" office:value="1056.17" calcext:value-type="float">
            <text:p>1056.17</text:p>
          </table:table-cell>
          <table:table-cell office:value-type="float" office:value="1088.24" calcext:value-type="float">
            <text:p>1088.24</text:p>
          </table:table-cell>
          <table:table-cell table:number-columns-repeated="2"/>
          <table:table-cell table:formula="of:=AVERAGE([.A41:.E41])" office:value-type="float" office:value="2325.8" calcext:value-type="float">
            <text:p>2325.8</text:p>
          </table:table-cell>
          <table:table-cell table:formula="of:=AVERAGE([.G41:.K41])" office:value-type="float" office:value="1125.334" calcext:value-type="float">
            <text:p>1125.334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2137" calcext:value-type="float">
            <text:p>2137</text:p>
          </table:table-cell>
          <table:table-cell office:value-type="float" office:value="1848" calcext:value-type="float">
            <text:p>1848</text:p>
          </table:table-cell>
          <table:table-cell office:value-type="float" office:value="2204" calcext:value-type="float">
            <text:p>2204</text:p>
          </table:table-cell>
          <table:table-cell office:value-type="float" office:value="2146" calcext:value-type="float">
            <text:p>2146</text:p>
          </table:table-cell>
          <table:table-cell/>
          <table:table-cell office:value-type="float" office:value="1431.32" calcext:value-type="float">
            <text:p>1431.32</text:p>
          </table:table-cell>
          <table:table-cell office:value-type="float" office:value="1186.83" calcext:value-type="float">
            <text:p>1186.83</text:p>
          </table:table-cell>
          <table:table-cell office:value-type="float" office:value="1015.3" calcext:value-type="float">
            <text:p>1015.3</text:p>
          </table:table-cell>
          <table:table-cell office:value-type="float" office:value="1073.71" calcext:value-type="float">
            <text:p>1073.71</text:p>
          </table:table-cell>
          <table:table-cell office:value-type="float" office:value="1083.64" calcext:value-type="float">
            <text:p>1083.64</text:p>
          </table:table-cell>
          <table:table-cell table:number-columns-repeated="2"/>
          <table:table-cell table:formula="of:=AVERAGE([.A42:.E42])" office:value-type="float" office:value="2216" calcext:value-type="float">
            <text:p>2216</text:p>
          </table:table-cell>
          <table:table-cell table:formula="of:=AVERAGE([.G42:.K42])" office:value-type="float" office:value="1158.16" calcext:value-type="float">
            <text:p>1158.16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073" calcext:value-type="float">
            <text:p>2073</text:p>
          </table:table-cell>
          <table:table-cell office:value-type="float" office:value="1941" calcext:value-type="float">
            <text:p>1941</text:p>
          </table:table-cell>
          <table:table-cell office:value-type="float" office:value="2079" calcext:value-type="float">
            <text:p>2079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float" office:value="1399.35" calcext:value-type="float">
            <text:p>1399.35</text:p>
          </table:table-cell>
          <table:table-cell office:value-type="float" office:value="1132.7" calcext:value-type="float">
            <text:p>1132.7</text:p>
          </table:table-cell>
          <table:table-cell office:value-type="float" office:value="1011.15" calcext:value-type="float">
            <text:p>1011.15</text:p>
          </table:table-cell>
          <table:table-cell office:value-type="float" office:value="996.51" calcext:value-type="float">
            <text:p>996.51</text:p>
          </table:table-cell>
          <table:table-cell office:value-type="float" office:value="1116.59" calcext:value-type="float">
            <text:p>1116.59</text:p>
          </table:table-cell>
          <table:table-cell table:number-columns-repeated="2"/>
          <table:table-cell table:formula="of:=AVERAGE([.A43:.E43])" office:value-type="float" office:value="2222.6" calcext:value-type="float">
            <text:p>2222.6</text:p>
          </table:table-cell>
          <table:table-cell table:formula="of:=AVERAGE([.G43:.K43])" office:value-type="float" office:value="1131.26" calcext:value-type="float">
            <text:p>1131.26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132" calcext:value-type="float">
            <text:p>2132</text:p>
          </table:table-cell>
          <table:table-cell office:value-type="float" office:value="1993" calcext:value-type="float">
            <text:p>1993</text:p>
          </table:table-cell>
          <table:table-cell office:value-type="float" office:value="2250" calcext:value-type="float">
            <text:p>2250</text:p>
          </table:table-cell>
          <table:table-cell office:value-type="float" office:value="2335" calcext:value-type="float">
            <text:p>2335</text:p>
          </table:table-cell>
          <table:table-cell/>
          <table:table-cell office:value-type="float" office:value="1417.68" calcext:value-type="float">
            <text:p>1417.68</text:p>
          </table:table-cell>
          <table:table-cell office:value-type="float" office:value="1158.24" calcext:value-type="float">
            <text:p>1158.24</text:p>
          </table:table-cell>
          <table:table-cell office:value-type="float" office:value="999.1" calcext:value-type="float">
            <text:p>999.1</text:p>
          </table:table-cell>
          <table:table-cell office:value-type="float" office:value="1121.39" calcext:value-type="float">
            <text:p>1121.39</text:p>
          </table:table-cell>
          <table:table-cell office:value-type="float" office:value="1153.21" calcext:value-type="float">
            <text:p>1153.21</text:p>
          </table:table-cell>
          <table:table-cell table:number-columns-repeated="2"/>
          <table:table-cell table:formula="of:=AVERAGE([.A44:.E44])" office:value-type="float" office:value="2287" calcext:value-type="float">
            <text:p>2287</text:p>
          </table:table-cell>
          <table:table-cell table:formula="of:=AVERAGE([.G44:.K44])" office:value-type="float" office:value="1169.924" calcext:value-type="float">
            <text:p>1169.924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907" calcext:value-type="float">
            <text:p>1907</text:p>
          </table:table-cell>
          <table:table-cell office:value-type="float" office:value="1883" calcext:value-type="float">
            <text:p>1883</text:p>
          </table:table-cell>
          <table:table-cell office:value-type="float" office:value="2189" calcext:value-type="float">
            <text:p>2189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477.85" calcext:value-type="float">
            <text:p>1477.85</text:p>
          </table:table-cell>
          <table:table-cell office:value-type="float" office:value="1192.16" calcext:value-type="float">
            <text:p>1192.16</text:p>
          </table:table-cell>
          <table:table-cell office:value-type="float" office:value="993.56" calcext:value-type="float">
            <text:p>993.56</text:p>
          </table:table-cell>
          <table:table-cell office:value-type="float" office:value="1045.43" calcext:value-type="float">
            <text:p>1045.43</text:p>
          </table:table-cell>
          <table:table-cell office:value-type="float" office:value="1058.05" calcext:value-type="float">
            <text:p>1058.05</text:p>
          </table:table-cell>
          <table:table-cell table:number-columns-repeated="2"/>
          <table:table-cell table:formula="of:=AVERAGE([.A45:.E45])" office:value-type="float" office:value="2294.8" calcext:value-type="float">
            <text:p>2294.8</text:p>
          </table:table-cell>
          <table:table-cell table:formula="of:=AVERAGE([.G45:.K45])" office:value-type="float" office:value="1153.41" calcext:value-type="float">
            <text:p>1153.41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038" calcext:value-type="float">
            <text:p>2038</text:p>
          </table:table-cell>
          <table:table-cell office:value-type="float" office:value="1948" calcext:value-type="float">
            <text:p>1948</text:p>
          </table:table-cell>
          <table:table-cell office:value-type="float" office:value="2425" calcext:value-type="float">
            <text:p>2425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337.14" calcext:value-type="float">
            <text:p>1337.14</text:p>
          </table:table-cell>
          <table:table-cell office:value-type="float" office:value="1203.35" calcext:value-type="float">
            <text:p>1203.35</text:p>
          </table:table-cell>
          <table:table-cell office:value-type="float" office:value="998" calcext:value-type="float">
            <text:p>998</text:p>
          </table:table-cell>
          <table:table-cell office:value-type="float" office:value="1055.03" calcext:value-type="float">
            <text:p>1055.03</text:p>
          </table:table-cell>
          <table:table-cell office:value-type="float" office:value="1113.31" calcext:value-type="float">
            <text:p>1113.31</text:p>
          </table:table-cell>
          <table:table-cell table:number-columns-repeated="2"/>
          <table:table-cell table:formula="of:=AVERAGE([.A46:.E46])" office:value-type="float" office:value="2312.2" calcext:value-type="float">
            <text:p>2312.2</text:p>
          </table:table-cell>
          <table:table-cell table:formula="of:=AVERAGE([.G46:.K46])" office:value-type="float" office:value="1141.366" calcext:value-type="float">
            <text:p>1141.36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988" calcext:value-type="float">
            <text:p>1988</text:p>
          </table:table-cell>
          <table:table-cell office:value-type="float" office:value="1983" calcext:value-type="float">
            <text:p>1983</text:p>
          </table:table-cell>
          <table:table-cell office:value-type="float" office:value="2350" calcext:value-type="float">
            <text:p>2350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21.66" calcext:value-type="float">
            <text:p>1421.66</text:p>
          </table:table-cell>
          <table:table-cell office:value-type="float" office:value="1247.27" calcext:value-type="float">
            <text:p>1247.27</text:p>
          </table:table-cell>
          <table:table-cell office:value-type="float" office:value="1035.1" calcext:value-type="float">
            <text:p>1035.1</text:p>
          </table:table-cell>
          <table:table-cell office:value-type="float" office:value="1024.15" calcext:value-type="float">
            <text:p>1024.15</text:p>
          </table:table-cell>
          <table:table-cell office:value-type="float" office:value="1131.95" calcext:value-type="float">
            <text:p>1131.95</text:p>
          </table:table-cell>
          <table:table-cell table:number-columns-repeated="2"/>
          <table:table-cell table:formula="of:=AVERAGE([.A47:.E47])" office:value-type="float" office:value="2296.2" calcext:value-type="float">
            <text:p>2296.2</text:p>
          </table:table-cell>
          <table:table-cell table:formula="of:=AVERAGE([.G47:.K47])" office:value-type="float" office:value="1172.026" calcext:value-type="float">
            <text:p>1172.026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2028" calcext:value-type="float">
            <text:p>2028</text:p>
          </table:table-cell>
          <table:table-cell office:value-type="float" office:value="2373" calcext:value-type="float">
            <text:p>2373</text:p>
          </table:table-cell>
          <table:table-cell office:value-type="float" office:value="2043" calcext:value-type="float">
            <text:p>2043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333.59" calcext:value-type="float">
            <text:p>1333.59</text:p>
          </table:table-cell>
          <table:table-cell office:value-type="float" office:value="1152.82" calcext:value-type="float">
            <text:p>1152.82</text:p>
          </table:table-cell>
          <table:table-cell office:value-type="float" office:value="1090.62" calcext:value-type="float">
            <text:p>1090.62</text:p>
          </table:table-cell>
          <table:table-cell office:value-type="float" office:value="1065.7" calcext:value-type="float">
            <text:p>1065.7</text:p>
          </table:table-cell>
          <table:table-cell office:value-type="float" office:value="1127.02" calcext:value-type="float">
            <text:p>1127.02</text:p>
          </table:table-cell>
          <table:table-cell table:number-columns-repeated="2"/>
          <table:table-cell table:formula="of:=AVERAGE([.A48:.E48])" office:value-type="float" office:value="2315.8" calcext:value-type="float">
            <text:p>2315.8</text:p>
          </table:table-cell>
          <table:table-cell table:formula="of:=AVERAGE([.G48:.K48])" office:value-type="float" office:value="1153.95" calcext:value-type="float">
            <text:p>1153.95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953" calcext:value-type="float">
            <text:p>1953</text:p>
          </table:table-cell>
          <table:table-cell office:value-type="float" office:value="1923" calcext:value-type="float">
            <text:p>1923</text:p>
          </table:table-cell>
          <table:table-cell office:value-type="float" office:value="2120" calcext:value-type="float">
            <text:p>2120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29.34" calcext:value-type="float">
            <text:p>1429.34</text:p>
          </table:table-cell>
          <table:table-cell office:value-type="float" office:value="1186.17" calcext:value-type="float">
            <text:p>1186.17</text:p>
          </table:table-cell>
          <table:table-cell office:value-type="float" office:value="1029.64" calcext:value-type="float">
            <text:p>1029.64</text:p>
          </table:table-cell>
          <table:table-cell office:value-type="float" office:value="1084.82" calcext:value-type="float">
            <text:p>1084.82</text:p>
          </table:table-cell>
          <table:table-cell office:value-type="float" office:value="1178.3" calcext:value-type="float">
            <text:p>1178.3</text:p>
          </table:table-cell>
          <table:table-cell table:number-columns-repeated="2"/>
          <table:table-cell table:formula="of:=AVERAGE([.A49:.E49])" office:value-type="float" office:value="2241.8" calcext:value-type="float">
            <text:p>2241.8</text:p>
          </table:table-cell>
          <table:table-cell table:formula="of:=AVERAGE([.G49:.K49])" office:value-type="float" office:value="1181.654" calcext:value-type="float">
            <text:p>1181.654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928" calcext:value-type="float">
            <text:p>1928</text:p>
          </table:table-cell>
          <table:table-cell office:value-type="float" office:value="2142" calcext:value-type="float">
            <text:p>2142</text:p>
          </table:table-cell>
          <table:table-cell office:value-type="float" office:value="1985" calcext:value-type="float">
            <text:p>1985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264.41" calcext:value-type="float">
            <text:p>1264.41</text:p>
          </table:table-cell>
          <table:table-cell office:value-type="float" office:value="1102.75" calcext:value-type="float">
            <text:p>1102.75</text:p>
          </table:table-cell>
          <table:table-cell office:value-type="float" office:value="1055.36" calcext:value-type="float">
            <text:p>1055.36</text:p>
          </table:table-cell>
          <table:table-cell office:value-type="float" office:value="917.61" calcext:value-type="float">
            <text:p>917.61</text:p>
          </table:table-cell>
          <table:table-cell office:value-type="float" office:value="1046.63" calcext:value-type="float">
            <text:p>1046.63</text:p>
          </table:table-cell>
          <table:table-cell table:number-columns-repeated="2"/>
          <table:table-cell table:formula="of:=AVERAGE([.A50:.E50])" office:value-type="float" office:value="2252" calcext:value-type="float">
            <text:p>2252</text:p>
          </table:table-cell>
          <table:table-cell table:formula="of:=AVERAGE([.G50:.K50])" office:value-type="float" office:value="1077.352" calcext:value-type="float">
            <text:p>1077.35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978" calcext:value-type="float">
            <text:p>1978</text:p>
          </table:table-cell>
          <table:table-cell office:value-type="float" office:value="2003" calcext:value-type="float">
            <text:p>2003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272.24" calcext:value-type="float">
            <text:p>1272.24</text:p>
          </table:table-cell>
          <table:table-cell office:value-type="float" office:value="1203.76" calcext:value-type="float">
            <text:p>1203.76</text:p>
          </table:table-cell>
          <table:table-cell office:value-type="float" office:value="1012.96" calcext:value-type="float">
            <text:p>1012.96</text:p>
          </table:table-cell>
          <table:table-cell office:value-type="float" office:value="990.75" calcext:value-type="float">
            <text:p>990.75</text:p>
          </table:table-cell>
          <table:table-cell office:value-type="float" office:value="1137.12" calcext:value-type="float">
            <text:p>1137.12</text:p>
          </table:table-cell>
          <table:table-cell table:number-columns-repeated="2"/>
          <table:table-cell table:formula="of:=AVERAGE([.A51:.E51])" office:value-type="float" office:value="2308.2" calcext:value-type="float">
            <text:p>2308.2</text:p>
          </table:table-cell>
          <table:table-cell table:formula="of:=AVERAGE([.G51:.K51])" office:value-type="float" office:value="1123.366" calcext:value-type="float">
            <text:p>1123.366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928" calcext:value-type="float">
            <text:p>1928</text:p>
          </table:table-cell>
          <table:table-cell office:value-type="float" office:value="2047" calcext:value-type="float">
            <text:p>2047</text:p>
          </table:table-cell>
          <table:table-cell office:value-type="float" office:value="2418" calcext:value-type="float">
            <text:p>2418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259.87" calcext:value-type="float">
            <text:p>1259.87</text:p>
          </table:table-cell>
          <table:table-cell office:value-type="float" office:value="1122.52" calcext:value-type="float">
            <text:p>1122.52</text:p>
          </table:table-cell>
          <table:table-cell office:value-type="float" office:value="1027.92" calcext:value-type="float">
            <text:p>1027.92</text:p>
          </table:table-cell>
          <table:table-cell office:value-type="float" office:value="1041.46" calcext:value-type="float">
            <text:p>1041.46</text:p>
          </table:table-cell>
          <table:table-cell office:value-type="float" office:value="1204.33" calcext:value-type="float">
            <text:p>1204.33</text:p>
          </table:table-cell>
          <table:table-cell table:number-columns-repeated="2"/>
          <table:table-cell table:formula="of:=AVERAGE([.A52:.E52])" office:value-type="float" office:value="2327.6" calcext:value-type="float">
            <text:p>2327.6</text:p>
          </table:table-cell>
          <table:table-cell table:formula="of:=AVERAGE([.G52:.K52])" office:value-type="float" office:value="1131.22" calcext:value-type="float">
            <text:p>1131.22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2123" calcext:value-type="float">
            <text:p>2123</text:p>
          </table:table-cell>
          <table:table-cell office:value-type="float" office:value="2010" calcext:value-type="float">
            <text:p>2010</text:p>
          </table:table-cell>
          <table:table-cell office:value-type="float" office:value="2124" calcext:value-type="float">
            <text:p>2124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64.98" calcext:value-type="float">
            <text:p>1464.98</text:p>
          </table:table-cell>
          <table:table-cell office:value-type="float" office:value="1207.89" calcext:value-type="float">
            <text:p>1207.89</text:p>
          </table:table-cell>
          <table:table-cell office:value-type="float" office:value="1055.83" calcext:value-type="float">
            <text:p>1055.83</text:p>
          </table:table-cell>
          <table:table-cell office:value-type="float" office:value="1100.11" calcext:value-type="float">
            <text:p>1100.11</text:p>
          </table:table-cell>
          <table:table-cell office:value-type="float" office:value="1137.84" calcext:value-type="float">
            <text:p>1137.84</text:p>
          </table:table-cell>
          <table:table-cell table:number-columns-repeated="2"/>
          <table:table-cell table:formula="of:=AVERAGE([.A53:.E53])" office:value-type="float" office:value="2332.4" calcext:value-type="float">
            <text:p>2332.4</text:p>
          </table:table-cell>
          <table:table-cell table:formula="of:=AVERAGE([.G53:.K53])" office:value-type="float" office:value="1193.33" calcext:value-type="float">
            <text:p>1193.33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1893" calcext:value-type="float">
            <text:p>1893</text:p>
          </table:table-cell>
          <table:table-cell office:value-type="float" office:value="2134" calcext:value-type="float">
            <text:p>2134</text:p>
          </table:table-cell>
          <table:table-cell office:value-type="float" office:value="1961" calcext:value-type="float">
            <text:p>1961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434.5" calcext:value-type="float">
            <text:p>1434.5</text:p>
          </table:table-cell>
          <table:table-cell office:value-type="float" office:value="1173.52" calcext:value-type="float">
            <text:p>1173.52</text:p>
          </table:table-cell>
          <table:table-cell office:value-type="float" office:value="1049.32" calcext:value-type="float">
            <text:p>1049.32</text:p>
          </table:table-cell>
          <table:table-cell office:value-type="float" office:value="1076.75" calcext:value-type="float">
            <text:p>1076.75</text:p>
          </table:table-cell>
          <table:table-cell office:value-type="float" office:value="1183.57" calcext:value-type="float">
            <text:p>1183.57</text:p>
          </table:table-cell>
          <table:table-cell table:number-columns-repeated="2"/>
          <table:table-cell table:formula="of:=AVERAGE([.A54:.E54])" office:value-type="float" office:value="2288.6" calcext:value-type="float">
            <text:p>2288.6</text:p>
          </table:table-cell>
          <table:table-cell table:formula="of:=AVERAGE([.G54:.K54])" office:value-type="float" office:value="1183.532" calcext:value-type="float">
            <text:p>1183.532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993" calcext:value-type="float">
            <text:p>1993</text:p>
          </table:table-cell>
          <table:table-cell office:value-type="float" office:value="2118" calcext:value-type="float">
            <text:p>2118</text:p>
          </table:table-cell>
          <table:table-cell office:value-type="float" office:value="2029" calcext:value-type="float">
            <text:p>2029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278.41" calcext:value-type="float">
            <text:p>1278.41</text:p>
          </table:table-cell>
          <table:table-cell office:value-type="float" office:value="1254.34" calcext:value-type="float">
            <text:p>1254.34</text:p>
          </table:table-cell>
          <table:table-cell office:value-type="float" office:value="1067.09" calcext:value-type="float">
            <text:p>1067.09</text:p>
          </table:table-cell>
          <table:table-cell office:value-type="float" office:value="1053.39" calcext:value-type="float">
            <text:p>1053.39</text:p>
          </table:table-cell>
          <table:table-cell office:value-type="float" office:value="1176.29" calcext:value-type="float">
            <text:p>1176.29</text:p>
          </table:table-cell>
          <table:table-cell table:number-columns-repeated="2"/>
          <table:table-cell table:formula="of:=AVERAGE([.A55:.E55])" office:value-type="float" office:value="2277" calcext:value-type="float">
            <text:p>2277</text:p>
          </table:table-cell>
          <table:table-cell table:formula="of:=AVERAGE([.G55:.K55])" office:value-type="float" office:value="1165.904" calcext:value-type="float">
            <text:p>1165.904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988" calcext:value-type="float">
            <text:p>1988</text:p>
          </table:table-cell>
          <table:table-cell office:value-type="float" office:value="1923" calcext:value-type="float">
            <text:p>1923</text:p>
          </table:table-cell>
          <table:table-cell office:value-type="float" office:value="1993" calcext:value-type="float">
            <text:p>1993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48.85" calcext:value-type="float">
            <text:p>1348.85</text:p>
          </table:table-cell>
          <table:table-cell office:value-type="float" office:value="1178.17" calcext:value-type="float">
            <text:p>1178.17</text:p>
          </table:table-cell>
          <table:table-cell office:value-type="float" office:value="1058.49" calcext:value-type="float">
            <text:p>1058.49</text:p>
          </table:table-cell>
          <table:table-cell office:value-type="float" office:value="967.99" calcext:value-type="float">
            <text:p>967.99</text:p>
          </table:table-cell>
          <table:table-cell office:value-type="float" office:value="1184.68" calcext:value-type="float">
            <text:p>1184.68</text:p>
          </table:table-cell>
          <table:table-cell table:number-columns-repeated="2"/>
          <table:table-cell table:formula="of:=AVERAGE([.A56:.E56])" office:value-type="float" office:value="2172.6" calcext:value-type="float">
            <text:p>2172.6</text:p>
          </table:table-cell>
          <table:table-cell table:formula="of:=AVERAGE([.G56:.K56])" office:value-type="float" office:value="1147.636" calcext:value-type="float">
            <text:p>1147.63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958" calcext:value-type="float">
            <text:p>1958</text:p>
          </table:table-cell>
          <table:table-cell office:value-type="float" office:value="1873" calcext:value-type="float">
            <text:p>1873</text:p>
          </table:table-cell>
          <table:table-cell office:value-type="float" office:value="2171" calcext:value-type="float">
            <text:p>2171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81.19" calcext:value-type="float">
            <text:p>1481.19</text:p>
          </table:table-cell>
          <table:table-cell office:value-type="float" office:value="1220.53" calcext:value-type="float">
            <text:p>1220.53</text:p>
          </table:table-cell>
          <table:table-cell office:value-type="float" office:value="967.67" calcext:value-type="float">
            <text:p>967.67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1203.7" calcext:value-type="float">
            <text:p>1203.7</text:p>
          </table:table-cell>
          <table:table-cell table:number-columns-repeated="2"/>
          <table:table-cell table:formula="of:=AVERAGE([.A57:.E57])" office:value-type="float" office:value="2232.4" calcext:value-type="float">
            <text:p>2232.4</text:p>
          </table:table-cell>
          <table:table-cell table:formula="of:=AVERAGE([.G57:.K57])" office:value-type="float" office:value="1176.576" calcext:value-type="float">
            <text:p>1176.576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028" calcext:value-type="float">
            <text:p>2028</text:p>
          </table:table-cell>
          <table:table-cell office:value-type="float" office:value="1911" calcext:value-type="float">
            <text:p>1911</text:p>
          </table:table-cell>
          <table:table-cell office:value-type="float" office:value="1929" calcext:value-type="float">
            <text:p>1929</text:p>
          </table:table-cell>
          <table:table-cell office:value-type="float" office:value="2418" calcext:value-type="float">
            <text:p>2418</text:p>
          </table:table-cell>
          <table:table-cell/>
          <table:table-cell office:value-type="float" office:value="1538.91" calcext:value-type="float">
            <text:p>1538.91</text:p>
          </table:table-cell>
          <table:table-cell office:value-type="float" office:value="1173.77" calcext:value-type="float">
            <text:p>1173.77</text:p>
          </table:table-cell>
          <table:table-cell office:value-type="float" office:value="1040.03" calcext:value-type="float">
            <text:p>1040.03</text:p>
          </table:table-cell>
          <table:table-cell office:value-type="float" office:value="1075.43" calcext:value-type="float">
            <text:p>1075.43</text:p>
          </table:table-cell>
          <table:table-cell office:value-type="float" office:value="1222.11" calcext:value-type="float">
            <text:p>1222.11</text:p>
          </table:table-cell>
          <table:table-cell table:number-columns-repeated="2"/>
          <table:table-cell table:formula="of:=AVERAGE([.A58:.E58])" office:value-type="float" office:value="2229.2" calcext:value-type="float">
            <text:p>2229.2</text:p>
          </table:table-cell>
          <table:table-cell table:formula="of:=AVERAGE([.G58:.K58])" office:value-type="float" office:value="1210.05" calcext:value-type="float">
            <text:p>1210.05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2138" calcext:value-type="float">
            <text:p>2138</text:p>
          </table:table-cell>
          <table:table-cell office:value-type="float" office:value="1903" calcext:value-type="float">
            <text:p>1903</text:p>
          </table:table-cell>
          <table:table-cell office:value-type="float" office:value="2168" calcext:value-type="float">
            <text:p>2168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421.6" calcext:value-type="float">
            <text:p>1421.6</text:p>
          </table:table-cell>
          <table:table-cell office:value-type="float" office:value="1213.03" calcext:value-type="float">
            <text:p>1213.03</text:p>
          </table:table-cell>
          <table:table-cell office:value-type="float" office:value="986.32" calcext:value-type="float">
            <text:p>986.32</text:p>
          </table:table-cell>
          <table:table-cell office:value-type="float" office:value="1080.96" calcext:value-type="float">
            <text:p>1080.96</text:p>
          </table:table-cell>
          <table:table-cell office:value-type="float" office:value="1205.38" calcext:value-type="float">
            <text:p>1205.38</text:p>
          </table:table-cell>
          <table:table-cell table:number-columns-repeated="2"/>
          <table:table-cell table:formula="of:=AVERAGE([.A59:.E59])" office:value-type="float" office:value="2259" calcext:value-type="float">
            <text:p>2259</text:p>
          </table:table-cell>
          <table:table-cell table:formula="of:=AVERAGE([.G59:.K59])" office:value-type="float" office:value="1181.458" calcext:value-type="float">
            <text:p>1181.45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318" calcext:value-type="float">
            <text:p>2318</text:p>
          </table:table-cell>
          <table:table-cell office:value-type="float" office:value="1943" calcext:value-type="float">
            <text:p>1943</text:p>
          </table:table-cell>
          <table:table-cell office:value-type="float" office:value="2318" calcext:value-type="float">
            <text:p>2318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345.15" calcext:value-type="float">
            <text:p>1345.15</text:p>
          </table:table-cell>
          <table:table-cell office:value-type="float" office:value="1180.46" calcext:value-type="float">
            <text:p>1180.46</text:p>
          </table:table-cell>
          <table:table-cell office:value-type="float" office:value="974.36" calcext:value-type="float">
            <text:p>974.36</text:p>
          </table:table-cell>
          <table:table-cell office:value-type="float" office:value="1062.26" calcext:value-type="float">
            <text:p>1062.26</text:p>
          </table:table-cell>
          <table:table-cell office:value-type="float" office:value="1249.58" calcext:value-type="float">
            <text:p>1249.58</text:p>
          </table:table-cell>
          <table:table-cell table:number-columns-repeated="2"/>
          <table:table-cell table:formula="of:=AVERAGE([.A60:.E60])" office:value-type="float" office:value="2364.8" calcext:value-type="float">
            <text:p>2364.8</text:p>
          </table:table-cell>
          <table:table-cell table:formula="of:=AVERAGE([.G60:.K60])" office:value-type="float" office:value="1162.362" calcext:value-type="float">
            <text:p>1162.36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043" calcext:value-type="float">
            <text:p>2043</text:p>
          </table:table-cell>
          <table:table-cell office:value-type="float" office:value="1988" calcext:value-type="float">
            <text:p>1988</text:p>
          </table:table-cell>
          <table:table-cell office:value-type="float" office:value="1943" calcext:value-type="float">
            <text:p>1943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06.29" calcext:value-type="float">
            <text:p>1406.29</text:p>
          </table:table-cell>
          <table:table-cell office:value-type="float" office:value="1169.91" calcext:value-type="float">
            <text:p>1169.91</text:p>
          </table:table-cell>
          <table:table-cell office:value-type="float" office:value="982.56" calcext:value-type="float">
            <text:p>982.56</text:p>
          </table:table-cell>
          <table:table-cell office:value-type="float" office:value="1032.11" calcext:value-type="float">
            <text:p>1032.11</text:p>
          </table:table-cell>
          <table:table-cell office:value-type="float" office:value="1283.64" calcext:value-type="float">
            <text:p>1283.64</text:p>
          </table:table-cell>
          <table:table-cell table:number-columns-repeated="2"/>
          <table:table-cell table:formula="of:=AVERAGE([.A61:.E61])" office:value-type="float" office:value="2182.8" calcext:value-type="float">
            <text:p>2182.8</text:p>
          </table:table-cell>
          <table:table-cell table:formula="of:=AVERAGE([.G61:.K61])" office:value-type="float" office:value="1174.902" calcext:value-type="float">
            <text:p>1174.902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978" calcext:value-type="float">
            <text:p>1978</text:p>
          </table:table-cell>
          <table:table-cell office:value-type="float" office:value="1800" calcext:value-type="float">
            <text:p>1800</text:p>
          </table:table-cell>
          <table:table-cell office:value-type="float" office:value="2325" calcext:value-type="float">
            <text:p>2325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309.08" calcext:value-type="float">
            <text:p>1309.08</text:p>
          </table:table-cell>
          <table:table-cell office:value-type="float" office:value="1149.69" calcext:value-type="float">
            <text:p>1149.69</text:p>
          </table:table-cell>
          <table:table-cell office:value-type="float" office:value="968.51" calcext:value-type="float">
            <text:p>968.51</text:p>
          </table:table-cell>
          <table:table-cell office:value-type="float" office:value="1123.37" calcext:value-type="float">
            <text:p>1123.37</text:p>
          </table:table-cell>
          <table:table-cell office:value-type="float" office:value="1181.18" calcext:value-type="float">
            <text:p>1181.18</text:p>
          </table:table-cell>
          <table:table-cell table:number-columns-repeated="2"/>
          <table:table-cell table:formula="of:=AVERAGE([.A62:.E62])" office:value-type="float" office:value="2315.6" calcext:value-type="float">
            <text:p>2315.6</text:p>
          </table:table-cell>
          <table:table-cell table:formula="of:=AVERAGE([.G62:.K62])" office:value-type="float" office:value="1146.366" calcext:value-type="float">
            <text:p>1146.366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088" calcext:value-type="float">
            <text:p>2088</text:p>
          </table:table-cell>
          <table:table-cell office:value-type="float" office:value="1823" calcext:value-type="float">
            <text:p>1823</text:p>
          </table:table-cell>
          <table:table-cell office:value-type="float" office:value="2028" calcext:value-type="float">
            <text:p>2028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05.82" calcext:value-type="float">
            <text:p>1305.82</text:p>
          </table:table-cell>
          <table:table-cell office:value-type="float" office:value="1202.99" calcext:value-type="float">
            <text:p>1202.99</text:p>
          </table:table-cell>
          <table:table-cell office:value-type="float" office:value="1029.23" calcext:value-type="float">
            <text:p>1029.23</text:p>
          </table:table-cell>
          <table:table-cell office:value-type="float" office:value="1142.88" calcext:value-type="float">
            <text:p>1142.88</text:p>
          </table:table-cell>
          <table:table-cell office:value-type="float" office:value="1192.22" calcext:value-type="float">
            <text:p>1192.22</text:p>
          </table:table-cell>
          <table:table-cell table:number-columns-repeated="2"/>
          <table:table-cell table:formula="of:=AVERAGE([.A63:.E63])" office:value-type="float" office:value="2234.8" calcext:value-type="float">
            <text:p>2234.8</text:p>
          </table:table-cell>
          <table:table-cell table:formula="of:=AVERAGE([.G63:.K63])" office:value-type="float" office:value="1174.628" calcext:value-type="float">
            <text:p>1174.628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253" calcext:value-type="float">
            <text:p>2253</text:p>
          </table:table-cell>
          <table:table-cell office:value-type="float" office:value="2093" calcext:value-type="float">
            <text:p>2093</text:p>
          </table:table-cell>
          <table:table-cell office:value-type="float" office:value="2104" calcext:value-type="float">
            <text:p>2104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340.67" calcext:value-type="float">
            <text:p>1340.67</text:p>
          </table:table-cell>
          <table:table-cell office:value-type="float" office:value="1153.09" calcext:value-type="float">
            <text:p>1153.09</text:p>
          </table:table-cell>
          <table:table-cell office:value-type="float" office:value="940.89" calcext:value-type="float">
            <text:p>940.8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1126.57" calcext:value-type="float">
            <text:p>1126.57</text:p>
          </table:table-cell>
          <table:table-cell table:number-columns-repeated="2"/>
          <table:table-cell table:formula="of:=AVERAGE([.A64:.E64])" office:value-type="float" office:value="2337" calcext:value-type="float">
            <text:p>2337</text:p>
          </table:table-cell>
          <table:table-cell table:formula="of:=AVERAGE([.G64:.K64])" office:value-type="float" office:value="1129.006" calcext:value-type="float">
            <text:p>1129.006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012" calcext:value-type="float">
            <text:p>2012</text:p>
          </table:table-cell>
          <table:table-cell office:value-type="float" office:value="2058" calcext:value-type="float">
            <text:p>2058</text:p>
          </table:table-cell>
          <table:table-cell office:value-type="float" office:value="2229" calcext:value-type="float">
            <text:p>2229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430.99" calcext:value-type="float">
            <text:p>1430.99</text:p>
          </table:table-cell>
          <table:table-cell office:value-type="float" office:value="1306.72" calcext:value-type="float">
            <text:p>1306.72</text:p>
          </table:table-cell>
          <table:table-cell office:value-type="float" office:value="966.86" calcext:value-type="float">
            <text:p>966.86</text:p>
          </table:table-cell>
          <table:table-cell office:value-type="float" office:value="1046.26" calcext:value-type="float">
            <text:p>1046.26</text:p>
          </table:table-cell>
          <table:table-cell office:value-type="float" office:value="1229.5" calcext:value-type="float">
            <text:p>1229.5</text:p>
          </table:table-cell>
          <table:table-cell table:number-columns-repeated="2"/>
          <table:table-cell table:formula="of:=AVERAGE([.A65:.E65])" office:value-type="float" office:value="2351.8" calcext:value-type="float">
            <text:p>2351.8</text:p>
          </table:table-cell>
          <table:table-cell table:formula="of:=AVERAGE([.G65:.K65])" office:value-type="float" office:value="1196.066" calcext:value-type="float">
            <text:p>1196.066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008" calcext:value-type="float">
            <text:p>2008</text:p>
          </table:table-cell>
          <table:table-cell office:value-type="float" office:value="1963" calcext:value-type="float">
            <text:p>1963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20.31" calcext:value-type="float">
            <text:p>1320.31</text:p>
          </table:table-cell>
          <table:table-cell office:value-type="float" office:value="1265.44" calcext:value-type="float">
            <text:p>1265.44</text:p>
          </table:table-cell>
          <table:table-cell office:value-type="float" office:value="1026.89" calcext:value-type="float">
            <text:p>1026.89</text:p>
          </table:table-cell>
          <table:table-cell office:value-type="float" office:value="1049.92" calcext:value-type="float">
            <text:p>1049.92</text:p>
          </table:table-cell>
          <table:table-cell office:value-type="float" office:value="1200.47" calcext:value-type="float">
            <text:p>1200.47</text:p>
          </table:table-cell>
          <table:table-cell table:number-columns-repeated="2"/>
          <table:table-cell table:formula="of:=AVERAGE([.A66:.E66])" office:value-type="float" office:value="2256.2" calcext:value-type="float">
            <text:p>2256.2</text:p>
          </table:table-cell>
          <table:table-cell table:formula="of:=AVERAGE([.G66:.K66])" office:value-type="float" office:value="1172.606" calcext:value-type="float">
            <text:p>1172.60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153" calcext:value-type="float">
            <text:p>2153</text:p>
          </table:table-cell>
          <table:table-cell office:value-type="float" office:value="2018" calcext:value-type="float">
            <text:p>2018</text:p>
          </table:table-cell>
          <table:table-cell office:value-type="float" office:value="2318" calcext:value-type="float">
            <text:p>2318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35.45" calcext:value-type="float">
            <text:p>1435.45</text:p>
          </table:table-cell>
          <table:table-cell office:value-type="float" office:value="1168.14" calcext:value-type="float">
            <text:p>1168.14</text:p>
          </table:table-cell>
          <table:table-cell office:value-type="float" office:value="1081.16" calcext:value-type="float">
            <text:p>1081.16</text:p>
          </table:table-cell>
          <table:table-cell office:value-type="float" office:value="1038.32" calcext:value-type="float">
            <text:p>1038.32</text:p>
          </table:table-cell>
          <table:table-cell office:value-type="float" office:value="1249.28" calcext:value-type="float">
            <text:p>1249.28</text:p>
          </table:table-cell>
          <table:table-cell table:number-columns-repeated="2"/>
          <table:table-cell table:formula="of:=AVERAGE([.A67:.E67])" office:value-type="float" office:value="2309.8" calcext:value-type="float">
            <text:p>2309.8</text:p>
          </table:table-cell>
          <table:table-cell table:formula="of:=AVERAGE([.G67:.K67])" office:value-type="float" office:value="1194.47" calcext:value-type="float">
            <text:p>1194.47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443" calcext:value-type="float">
            <text:p>2443</text:p>
          </table:table-cell>
          <table:table-cell office:value-type="float" office:value="1808" calcext:value-type="float">
            <text:p>1808</text:p>
          </table:table-cell>
          <table:table-cell office:value-type="float" office:value="2107" calcext:value-type="float">
            <text:p>2107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00.56" calcext:value-type="float">
            <text:p>1300.56</text:p>
          </table:table-cell>
          <table:table-cell office:value-type="float" office:value="1106.86" calcext:value-type="float">
            <text:p>1106.86</text:p>
          </table:table-cell>
          <table:table-cell office:value-type="float" office:value="956.36" calcext:value-type="float">
            <text:p>956.36</text:p>
          </table:table-cell>
          <table:table-cell office:value-type="float" office:value="1091.83" calcext:value-type="float">
            <text:p>1091.83</text:p>
          </table:table-cell>
          <table:table-cell office:value-type="float" office:value="1124.76" calcext:value-type="float">
            <text:p>1124.76</text:p>
          </table:table-cell>
          <table:table-cell table:number-columns-repeated="2"/>
          <table:table-cell table:formula="of:=AVERAGE([.A68:.E68])" office:value-type="float" office:value="2299.6" calcext:value-type="float">
            <text:p>2299.6</text:p>
          </table:table-cell>
          <table:table-cell table:formula="of:=AVERAGE([.G68:.K68])" office:value-type="float" office:value="1116.074" calcext:value-type="float">
            <text:p>1116.074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973" calcext:value-type="float">
            <text:p>1973</text:p>
          </table:table-cell>
          <table:table-cell office:value-type="float" office:value="1988" calcext:value-type="float">
            <text:p>1988</text:p>
          </table:table-cell>
          <table:table-cell office:value-type="float" office:value="1893" calcext:value-type="float">
            <text:p>1893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293.28" calcext:value-type="float">
            <text:p>1293.28</text:p>
          </table:table-cell>
          <table:table-cell office:value-type="float" office:value="960.35" calcext:value-type="float">
            <text:p>960.35</text:p>
          </table:table-cell>
          <table:table-cell office:value-type="float" office:value="1043.63" calcext:value-type="float">
            <text:p>1043.63</text:p>
          </table:table-cell>
          <table:table-cell office:value-type="float" office:value="1221.93" calcext:value-type="float">
            <text:p>1221.93</text:p>
          </table:table-cell>
          <table:table-cell table:number-columns-repeated="2"/>
          <table:table-cell table:formula="of:=AVERAGE([.A69:.E69])" office:value-type="float" office:value="2187.8" calcext:value-type="float">
            <text:p>2187.8</text:p>
          </table:table-cell>
          <table:table-cell table:formula="of:=AVERAGE([.G69:.K69])" office:value-type="float" office:value="1194.238" calcext:value-type="float">
            <text:p>1194.238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070" calcext:value-type="float">
            <text:p>2070</text:p>
          </table:table-cell>
          <table:table-cell office:value-type="float" office:value="2191" calcext:value-type="float">
            <text:p>2191</text:p>
          </table:table-cell>
          <table:table-cell office:value-type="float" office:value="1883" calcext:value-type="float">
            <text:p>1883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1374.16" calcext:value-type="float">
            <text:p>1374.16</text:p>
          </table:table-cell>
          <table:table-cell office:value-type="float" office:value="1270.51" calcext:value-type="float">
            <text:p>1270.51</text:p>
          </table:table-cell>
          <table:table-cell office:value-type="float" office:value="1081.12" calcext:value-type="float">
            <text:p>1081.12</text:p>
          </table:table-cell>
          <table:table-cell office:value-type="float" office:value="1097.41" calcext:value-type="float">
            <text:p>1097.41</text:p>
          </table:table-cell>
          <table:table-cell office:value-type="float" office:value="1295.72" calcext:value-type="float">
            <text:p>1295.72</text:p>
          </table:table-cell>
          <table:table-cell table:number-columns-repeated="2"/>
          <table:table-cell table:formula="of:=AVERAGE([.A70:.E70])" office:value-type="float" office:value="2279.8" calcext:value-type="float">
            <text:p>2279.8</text:p>
          </table:table-cell>
          <table:table-cell table:formula="of:=AVERAGE([.G70:.K70])" office:value-type="float" office:value="1223.784" calcext:value-type="float">
            <text:p>1223.784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043" calcext:value-type="float">
            <text:p>2043</text:p>
          </table:table-cell>
          <table:table-cell office:value-type="float" office:value="2048" calcext:value-type="float">
            <text:p>2048</text:p>
          </table:table-cell>
          <table:table-cell office:value-type="float" office:value="2434" calcext:value-type="float">
            <text:p>2434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float" office:value="1390.78" calcext:value-type="float">
            <text:p>1390.78</text:p>
          </table:table-cell>
          <table:table-cell office:value-type="float" office:value="1248.92" calcext:value-type="float">
            <text:p>1248.92</text:p>
          </table:table-cell>
          <table:table-cell office:value-type="float" office:value="1005.27" calcext:value-type="float">
            <text:p>1005.27</text:p>
          </table:table-cell>
          <table:table-cell office:value-type="float" office:value="1094.82" calcext:value-type="float">
            <text:p>1094.82</text:p>
          </table:table-cell>
          <table:table-cell office:value-type="float" office:value="1213.7" calcext:value-type="float">
            <text:p>1213.7</text:p>
          </table:table-cell>
          <table:table-cell table:number-columns-repeated="2"/>
          <table:table-cell table:formula="of:=AVERAGE([.A71:.E71])" office:value-type="float" office:value="2325" calcext:value-type="float">
            <text:p>2325</text:p>
          </table:table-cell>
          <table:table-cell table:formula="of:=AVERAGE([.G71:.K71])" office:value-type="float" office:value="1190.698" calcext:value-type="float">
            <text:p>1190.698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043" calcext:value-type="float">
            <text:p>2043</text:p>
          </table:table-cell>
          <table:table-cell office:value-type="float" office:value="1988" calcext:value-type="float">
            <text:p>1988</text:p>
          </table:table-cell>
          <table:table-cell office:value-type="float" office:value="2056" calcext:value-type="float">
            <text:p>2056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37.66" calcext:value-type="float">
            <text:p>1337.66</text:p>
          </table:table-cell>
          <table:table-cell office:value-type="float" office:value="1255.43" calcext:value-type="float">
            <text:p>1255.43</text:p>
          </table:table-cell>
          <table:table-cell office:value-type="float" office:value="1052.48" calcext:value-type="float">
            <text:p>1052.48</text:p>
          </table:table-cell>
          <table:table-cell office:value-type="float" office:value="1121.95" calcext:value-type="float">
            <text:p>1121.95</text:p>
          </table:table-cell>
          <table:table-cell office:value-type="float" office:value="1224.2" calcext:value-type="float">
            <text:p>1224.2</text:p>
          </table:table-cell>
          <table:table-cell table:number-columns-repeated="2"/>
          <table:table-cell table:formula="of:=AVERAGE([.A72:.E72])" office:value-type="float" office:value="2187.2" calcext:value-type="float">
            <text:p>2187.2</text:p>
          </table:table-cell>
          <table:table-cell table:formula="of:=AVERAGE([.G72:.K72])" office:value-type="float" office:value="1198.344" calcext:value-type="float">
            <text:p>1198.344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993" calcext:value-type="float">
            <text:p>1993</text:p>
          </table:table-cell>
          <table:table-cell office:value-type="float" office:value="2058" calcext:value-type="float">
            <text:p>2058</text:p>
          </table:table-cell>
          <table:table-cell office:value-type="float" office:value="2300" calcext:value-type="float">
            <text:p>2300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326.12" calcext:value-type="float">
            <text:p>1326.12</text:p>
          </table:table-cell>
          <table:table-cell office:value-type="float" office:value="1174.5" calcext:value-type="float">
            <text:p>1174.5</text:p>
          </table:table-cell>
          <table:table-cell office:value-type="float" office:value="1004.93" calcext:value-type="float">
            <text:p>1004.93</text:p>
          </table:table-cell>
          <table:table-cell office:value-type="float" office:value="1066.25" calcext:value-type="float">
            <text:p>1066.25</text:p>
          </table:table-cell>
          <table:table-cell office:value-type="float" office:value="1202.93" calcext:value-type="float">
            <text:p>1202.93</text:p>
          </table:table-cell>
          <table:table-cell table:number-columns-repeated="2"/>
          <table:table-cell table:formula="of:=AVERAGE([.A73:.E73])" office:value-type="float" office:value="2312.2" calcext:value-type="float">
            <text:p>2312.2</text:p>
          </table:table-cell>
          <table:table-cell table:formula="of:=AVERAGE([.G73:.K73])" office:value-type="float" office:value="1154.946" calcext:value-type="float">
            <text:p>1154.94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23" calcext:value-type="float">
            <text:p>2023</text:p>
          </table:table-cell>
          <table:table-cell office:value-type="float" office:value="1821" calcext:value-type="float">
            <text:p>1821</text:p>
          </table:table-cell>
          <table:table-cell office:value-type="float" office:value="2040" calcext:value-type="float">
            <text:p>2040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52.84" calcext:value-type="float">
            <text:p>1452.84</text:p>
          </table:table-cell>
          <table:table-cell office:value-type="float" office:value="1286.97" calcext:value-type="float">
            <text:p>1286.97</text:p>
          </table:table-cell>
          <table:table-cell office:value-type="float" office:value="1024.32" calcext:value-type="float">
            <text:p>1024.32</text:p>
          </table:table-cell>
          <table:table-cell office:value-type="float" office:value="1093.03" calcext:value-type="float">
            <text:p>1093.03</text:p>
          </table:table-cell>
          <table:table-cell office:value-type="float" office:value="1289.47" calcext:value-type="float">
            <text:p>1289.47</text:p>
          </table:table-cell>
          <table:table-cell table:number-columns-repeated="2"/>
          <table:table-cell table:formula="of:=AVERAGE([.A74:.E74])" office:value-type="float" office:value="2216.8" calcext:value-type="float">
            <text:p>2216.8</text:p>
          </table:table-cell>
          <table:table-cell table:formula="of:=AVERAGE([.G74:.K74])" office:value-type="float" office:value="1229.326" calcext:value-type="float">
            <text:p>1229.326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2123" calcext:value-type="float">
            <text:p>2123</text:p>
          </table:table-cell>
          <table:table-cell office:value-type="float" office:value="1847" calcext:value-type="float">
            <text:p>1847</text:p>
          </table:table-cell>
          <table:table-cell office:value-type="float" office:value="1893" calcext:value-type="float">
            <text:p>1893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1469.75" calcext:value-type="float">
            <text:p>1469.75</text:p>
          </table:table-cell>
          <table:table-cell office:value-type="float" office:value="1284.92" calcext:value-type="float">
            <text:p>1284.92</text:p>
          </table:table-cell>
          <table:table-cell office:value-type="float" office:value="1026.49" calcext:value-type="float">
            <text:p>1026.49</text:p>
          </table:table-cell>
          <table:table-cell office:value-type="float" office:value="1028.17" calcext:value-type="float">
            <text:p>1028.17</text:p>
          </table:table-cell>
          <table:table-cell office:value-type="float" office:value="1283.02" calcext:value-type="float">
            <text:p>1283.02</text:p>
          </table:table-cell>
          <table:table-cell table:number-columns-repeated="2"/>
          <table:table-cell table:formula="of:=AVERAGE([.A75:.E75])" office:value-type="float" office:value="2188.2" calcext:value-type="float">
            <text:p>2188.2</text:p>
          </table:table-cell>
          <table:table-cell table:formula="of:=AVERAGE([.G75:.K75])" office:value-type="float" office:value="1218.47" calcext:value-type="float">
            <text:p>1218.47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2237" calcext:value-type="float">
            <text:p>2237</text:p>
          </table:table-cell>
          <table:table-cell table:number-columns-repeated="2" office:value-type="float" office:value="1993" calcext:value-type="float">
            <text:p>1993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96.23" calcext:value-type="float">
            <text:p>1396.23</text:p>
          </table:table-cell>
          <table:table-cell office:value-type="float" office:value="1244.22" calcext:value-type="float">
            <text:p>1244.22</text:p>
          </table:table-cell>
          <table:table-cell office:value-type="float" office:value="963.36" calcext:value-type="float">
            <text:p>963.36</text:p>
          </table:table-cell>
          <table:table-cell office:value-type="float" office:value="983.59" calcext:value-type="float">
            <text:p>983.59</text:p>
          </table:table-cell>
          <table:table-cell office:value-type="float" office:value="1208.15" calcext:value-type="float">
            <text:p>1208.15</text:p>
          </table:table-cell>
          <table:table-cell table:number-columns-repeated="2"/>
          <table:table-cell table:formula="of:=AVERAGE([.A76:.E76])" office:value-type="float" office:value="2261.6" calcext:value-type="float">
            <text:p>2261.6</text:p>
          </table:table-cell>
          <table:table-cell table:formula="of:=AVERAGE([.G76:.K76])" office:value-type="float" office:value="1159.11" calcext:value-type="float">
            <text:p>1159.11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033" calcext:value-type="float">
            <text:p>2033</text:p>
          </table:table-cell>
          <table:table-cell office:value-type="float" office:value="1858" calcext:value-type="float">
            <text:p>1858</text:p>
          </table:table-cell>
          <table:table-cell office:value-type="float" office:value="1993" calcext:value-type="float">
            <text:p>1993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04.05" calcext:value-type="float">
            <text:p>1404.05</text:p>
          </table:table-cell>
          <table:table-cell office:value-type="float" office:value="1263.57" calcext:value-type="float">
            <text:p>1263.57</text:p>
          </table:table-cell>
          <table:table-cell office:value-type="float" office:value="1061.64" calcext:value-type="float">
            <text:p>1061.64</text:p>
          </table:table-cell>
          <table:table-cell office:value-type="float" office:value="948.7" calcext:value-type="float">
            <text:p>948.7</text:p>
          </table:table-cell>
          <table:table-cell office:value-type="float" office:value="1159.64" calcext:value-type="float">
            <text:p>1159.64</text:p>
          </table:table-cell>
          <table:table-cell table:number-columns-repeated="2"/>
          <table:table-cell table:formula="of:=AVERAGE([.A77:.E77])" office:value-type="float" office:value="2200.8" calcext:value-type="float">
            <text:p>2200.8</text:p>
          </table:table-cell>
          <table:table-cell table:formula="of:=AVERAGE([.G77:.K77])" office:value-type="float" office:value="1167.52" calcext:value-type="float">
            <text:p>1167.52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123" calcext:value-type="float">
            <text:p>2123</text:p>
          </table:table-cell>
          <table:table-cell office:value-type="float" office:value="2013" calcext:value-type="float">
            <text:p>2013</text:p>
          </table:table-cell>
          <table:table-cell office:value-type="float" office:value="2154" calcext:value-type="float">
            <text:p>2154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11.63" calcext:value-type="float">
            <text:p>1311.63</text:p>
          </table:table-cell>
          <table:table-cell office:value-type="float" office:value="1187.84" calcext:value-type="float">
            <text:p>1187.84</text:p>
          </table:table-cell>
          <table:table-cell office:value-type="float" office:value="974.38" calcext:value-type="float">
            <text:p>974.38</text:p>
          </table:table-cell>
          <table:table-cell office:value-type="float" office:value="1069.86" calcext:value-type="float">
            <text:p>1069.86</text:p>
          </table:table-cell>
          <table:table-cell office:value-type="float" office:value="1283.82" calcext:value-type="float">
            <text:p>1283.82</text:p>
          </table:table-cell>
          <table:table-cell table:number-columns-repeated="2"/>
          <table:table-cell table:formula="of:=AVERAGE([.A78:.E78])" office:value-type="float" office:value="2294" calcext:value-type="float">
            <text:p>2294</text:p>
          </table:table-cell>
          <table:table-cell table:formula="of:=AVERAGE([.G78:.K78])" office:value-type="float" office:value="1165.506" calcext:value-type="float">
            <text:p>1165.50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328" calcext:value-type="float">
            <text:p>2328</text:p>
          </table:table-cell>
          <table:table-cell office:value-type="float" office:value="1978" calcext:value-type="float">
            <text:p>1978</text:p>
          </table:table-cell>
          <table:table-cell office:value-type="float" office:value="1929" calcext:value-type="float">
            <text:p>1929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417.91" calcext:value-type="float">
            <text:p>1417.91</text:p>
          </table:table-cell>
          <table:table-cell office:value-type="float" office:value="1332.5" calcext:value-type="float">
            <text:p>1332.5</text:p>
          </table:table-cell>
          <table:table-cell office:value-type="float" office:value="1034.02" calcext:value-type="float">
            <text:p>1034.02</text:p>
          </table:table-cell>
          <table:table-cell office:value-type="float" office:value="956.17" calcext:value-type="float">
            <text:p>956.17</text:p>
          </table:table-cell>
          <table:table-cell office:value-type="float" office:value="1304.91" calcext:value-type="float">
            <text:p>1304.91</text:p>
          </table:table-cell>
          <table:table-cell table:number-columns-repeated="2"/>
          <table:table-cell table:formula="of:=AVERAGE([.A79:.E79])" office:value-type="float" office:value="2292" calcext:value-type="float">
            <text:p>2292</text:p>
          </table:table-cell>
          <table:table-cell table:formula="of:=AVERAGE([.G79:.K79])" office:value-type="float" office:value="1209.102" calcext:value-type="float">
            <text:p>1209.102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015" calcext:value-type="float">
            <text:p>2015</text:p>
          </table:table-cell>
          <table:table-cell office:value-type="float" office:value="2023" calcext:value-type="float">
            <text:p>2023</text:p>
          </table:table-cell>
          <table:table-cell office:value-type="float" office:value="1893" calcext:value-type="float">
            <text:p>1893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10.06" calcext:value-type="float">
            <text:p>1410.06</text:p>
          </table:table-cell>
          <table:table-cell office:value-type="float" office:value="1250.07" calcext:value-type="float">
            <text:p>1250.07</text:p>
          </table:table-cell>
          <table:table-cell office:value-type="float" office:value="994.66" calcext:value-type="float">
            <text:p>994.66</text:p>
          </table:table-cell>
          <table:table-cell office:value-type="float" office:value="991.7" calcext:value-type="float">
            <text:p>991.7</text:p>
          </table:table-cell>
          <table:table-cell office:value-type="float" office:value="1160.99" calcext:value-type="float">
            <text:p>1160.99</text:p>
          </table:table-cell>
          <table:table-cell table:number-columns-repeated="2"/>
          <table:table-cell table:formula="of:=AVERAGE([.A80:.E80])" office:value-type="float" office:value="2225.2" calcext:value-type="float">
            <text:p>2225.2</text:p>
          </table:table-cell>
          <table:table-cell table:formula="of:=AVERAGE([.G80:.K80])" office:value-type="float" office:value="1161.496" calcext:value-type="float">
            <text:p>1161.496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167" calcext:value-type="float">
            <text:p>2167</text:p>
          </table:table-cell>
          <table:table-cell office:value-type="float" office:value="2003" calcext:value-type="float">
            <text:p>2003</text:p>
          </table:table-cell>
          <table:table-cell office:value-type="float" office:value="1736" calcext:value-type="float">
            <text:p>1736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02.93" calcext:value-type="float">
            <text:p>1302.93</text:p>
          </table:table-cell>
          <table:table-cell office:value-type="float" office:value="1276.22" calcext:value-type="float">
            <text:p>1276.22</text:p>
          </table:table-cell>
          <table:table-cell office:value-type="float" office:value="1052.86" calcext:value-type="float">
            <text:p>1052.86</text:p>
          </table:table-cell>
          <table:table-cell office:value-type="float" office:value="1012.14" calcext:value-type="float">
            <text:p>1012.14</text:p>
          </table:table-cell>
          <table:table-cell office:value-type="float" office:value="1207.22" calcext:value-type="float">
            <text:p>1207.22</text:p>
          </table:table-cell>
          <table:table-cell table:number-columns-repeated="2"/>
          <table:table-cell table:formula="of:=AVERAGE([.A81:.E81])" office:value-type="float" office:value="2235.2" calcext:value-type="float">
            <text:p>2235.2</text:p>
          </table:table-cell>
          <table:table-cell table:formula="of:=AVERAGE([.G81:.K81])" office:value-type="float" office:value="1170.274" calcext:value-type="float">
            <text:p>1170.274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108" calcext:value-type="float">
            <text:p>2108</text:p>
          </table:table-cell>
          <table:table-cell office:value-type="float" office:value="2053" calcext:value-type="float">
            <text:p>2053</text:p>
          </table:table-cell>
          <table:table-cell office:value-type="float" office:value="2168" calcext:value-type="float">
            <text:p>2168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269.7" calcext:value-type="float">
            <text:p>1269.7</text:p>
          </table:table-cell>
          <table:table-cell office:value-type="float" office:value="1251.57" calcext:value-type="float">
            <text:p>1251.57</text:p>
          </table:table-cell>
          <table:table-cell office:value-type="float" office:value="1087.22" calcext:value-type="float">
            <text:p>1087.22</text:p>
          </table:table-cell>
          <table:table-cell office:value-type="float" office:value="1047.69" calcext:value-type="float">
            <text:p>1047.69</text:p>
          </table:table-cell>
          <table:table-cell office:value-type="float" office:value="1235.58" calcext:value-type="float">
            <text:p>1235.58</text:p>
          </table:table-cell>
          <table:table-cell table:number-columns-repeated="2"/>
          <table:table-cell table:formula="of:=AVERAGE([.A82:.E82])" office:value-type="float" office:value="2288.8" calcext:value-type="float">
            <text:p>2288.8</text:p>
          </table:table-cell>
          <table:table-cell table:formula="of:=AVERAGE([.G82:.K82])" office:value-type="float" office:value="1178.352" calcext:value-type="float">
            <text:p>1178.352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092" calcext:value-type="float">
            <text:p>2092</text:p>
          </table:table-cell>
          <table:table-cell office:value-type="float" office:value="1946" calcext:value-type="float">
            <text:p>1946</text:p>
          </table:table-cell>
          <table:table-cell office:value-type="float" office:value="1936" calcext:value-type="float">
            <text:p>1936</text:p>
          </table:table-cell>
          <table:table-cell office:value-type="float" office:value="2575" calcext:value-type="float">
            <text:p>2575</text:p>
          </table:table-cell>
          <table:table-cell/>
          <table:table-cell office:value-type="float" office:value="1295.72" calcext:value-type="float">
            <text:p>1295.72</text:p>
          </table:table-cell>
          <table:table-cell office:value-type="float" office:value="1240.91" calcext:value-type="float">
            <text:p>1240.91</text:p>
          </table:table-cell>
          <table:table-cell office:value-type="float" office:value="984.76" calcext:value-type="float">
            <text:p>984.76</text:p>
          </table:table-cell>
          <table:table-cell office:value-type="float" office:value="1076.75" calcext:value-type="float">
            <text:p>1076.75</text:p>
          </table:table-cell>
          <table:table-cell office:value-type="float" office:value="1317.44" calcext:value-type="float">
            <text:p>1317.44</text:p>
          </table:table-cell>
          <table:table-cell table:number-columns-repeated="2"/>
          <table:table-cell table:formula="of:=AVERAGE([.A83:.E83])" office:value-type="float" office:value="2267.8" calcext:value-type="float">
            <text:p>2267.8</text:p>
          </table:table-cell>
          <table:table-cell table:formula="of:=AVERAGE([.G83:.K83])" office:value-type="float" office:value="1183.116" calcext:value-type="float">
            <text:p>1183.11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288" calcext:value-type="float">
            <text:p>2288</text:p>
          </table:table-cell>
          <table:table-cell office:value-type="float" office:value="1998" calcext:value-type="float">
            <text:p>1998</text:p>
          </table:table-cell>
          <table:table-cell office:value-type="float" office:value="1929" calcext:value-type="float">
            <text:p>1929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71.65" calcext:value-type="float">
            <text:p>1471.65</text:p>
          </table:table-cell>
          <table:table-cell office:value-type="float" office:value="1278.49" calcext:value-type="float">
            <text:p>1278.49</text:p>
          </table:table-cell>
          <table:table-cell office:value-type="float" office:value="897.64" calcext:value-type="float">
            <text:p>897.64</text:p>
          </table:table-cell>
          <table:table-cell office:value-type="float" office:value="1021.81" calcext:value-type="float">
            <text:p>1021.81</text:p>
          </table:table-cell>
          <table:table-cell office:value-type="float" office:value="1219.92" calcext:value-type="float">
            <text:p>1219.92</text:p>
          </table:table-cell>
          <table:table-cell table:number-columns-repeated="2"/>
          <table:table-cell table:formula="of:=AVERAGE([.A84:.E84])" office:value-type="float" office:value="2273" calcext:value-type="float">
            <text:p>2273</text:p>
          </table:table-cell>
          <table:table-cell table:formula="of:=AVERAGE([.G84:.K84])" office:value-type="float" office:value="1177.902" calcext:value-type="float">
            <text:p>1177.902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897" calcext:value-type="float">
            <text:p>1897</text:p>
          </table:table-cell>
          <table:table-cell office:value-type="float" office:value="2168" calcext:value-type="float">
            <text:p>2168</text:p>
          </table:table-cell>
          <table:table-cell office:value-type="float" office:value="2003" calcext:value-type="float">
            <text:p>2003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397.53" calcext:value-type="float">
            <text:p>1397.53</text:p>
          </table:table-cell>
          <table:table-cell office:value-type="float" office:value="1233.47" calcext:value-type="float">
            <text:p>1233.47</text:p>
          </table:table-cell>
          <table:table-cell office:value-type="float" office:value="970.42" calcext:value-type="float">
            <text:p>970.42</text:p>
          </table:table-cell>
          <table:table-cell office:value-type="float" office:value="1022.21" calcext:value-type="float">
            <text:p>1022.21</text:p>
          </table:table-cell>
          <table:table-cell office:value-type="float" office:value="1301.34" calcext:value-type="float">
            <text:p>1301.34</text:p>
          </table:table-cell>
          <table:table-cell table:number-columns-repeated="2"/>
          <table:table-cell table:formula="of:=AVERAGE([.A85:.E85])" office:value-type="float" office:value="2229.2" calcext:value-type="float">
            <text:p>2229.2</text:p>
          </table:table-cell>
          <table:table-cell table:formula="of:=AVERAGE([.G85:.K85])" office:value-type="float" office:value="1184.994" calcext:value-type="float">
            <text:p>1184.994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157" calcext:value-type="float">
            <text:p>2157</text:p>
          </table:table-cell>
          <table:table-cell office:value-type="float" office:value="1928" calcext:value-type="float">
            <text:p>1928</text:p>
          </table:table-cell>
          <table:table-cell office:value-type="float" office:value="2204" calcext:value-type="float">
            <text:p>2204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409.98" calcext:value-type="float">
            <text:p>1409.98</text:p>
          </table:table-cell>
          <table:table-cell office:value-type="float" office:value="1281.24" calcext:value-type="float">
            <text:p>1281.24</text:p>
          </table:table-cell>
          <table:table-cell office:value-type="float" office:value="992.52" calcext:value-type="float">
            <text:p>992.52</text:p>
          </table:table-cell>
          <table:table-cell office:value-type="float" office:value="1038.63" calcext:value-type="float">
            <text:p>1038.63</text:p>
          </table:table-cell>
          <table:table-cell office:value-type="float" office:value="1250.52" calcext:value-type="float">
            <text:p>1250.52</text:p>
          </table:table-cell>
          <table:table-cell table:number-columns-repeated="2"/>
          <table:table-cell table:formula="of:=AVERAGE([.A86:.E86])" office:value-type="float" office:value="2294.8" calcext:value-type="float">
            <text:p>2294.8</text:p>
          </table:table-cell>
          <table:table-cell table:formula="of:=AVERAGE([.G86:.K86])" office:value-type="float" office:value="1194.578" calcext:value-type="float">
            <text:p>1194.578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067" calcext:value-type="float">
            <text:p>2067</text:p>
          </table:table-cell>
          <table:table-cell office:value-type="float" office:value="2008" calcext:value-type="float">
            <text:p>2008</text:p>
          </table:table-cell>
          <table:table-cell office:value-type="float" office:value="2218" calcext:value-type="float">
            <text:p>2218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38.64" calcext:value-type="float">
            <text:p>1438.64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003.63" calcext:value-type="float">
            <text:p>1003.63</text:p>
          </table:table-cell>
          <table:table-cell office:value-type="float" office:value="999.5" calcext:value-type="float">
            <text:p>999.5</text:p>
          </table:table-cell>
          <table:table-cell office:value-type="float" office:value="1244.48" calcext:value-type="float">
            <text:p>1244.48</text:p>
          </table:table-cell>
          <table:table-cell table:number-columns-repeated="2"/>
          <table:table-cell table:formula="of:=AVERAGE([.A87:.E87])" office:value-type="float" office:value="2279.6" calcext:value-type="float">
            <text:p>2279.6</text:p>
          </table:table-cell>
          <table:table-cell table:formula="of:=AVERAGE([.G87:.K87])" office:value-type="float" office:value="1183.018" calcext:value-type="float">
            <text:p>1183.018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2108" calcext:value-type="float">
            <text:p>2108</text:p>
          </table:table-cell>
          <table:table-cell office:value-type="float" office:value="1928" calcext:value-type="float">
            <text:p>1928</text:p>
          </table:table-cell>
          <table:table-cell office:value-type="float" office:value="2268" calcext:value-type="float">
            <text:p>2268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58.62" calcext:value-type="float">
            <text:p>1358.62</text:p>
          </table:table-cell>
          <table:table-cell office:value-type="float" office:value="1249.63" calcext:value-type="float">
            <text:p>1249.63</text:p>
          </table:table-cell>
          <table:table-cell office:value-type="float" office:value="1055.89" calcext:value-type="float">
            <text:p>1055.89</text:p>
          </table:table-cell>
          <table:table-cell office:value-type="float" office:value="1039.16" calcext:value-type="float">
            <text:p>1039.16</text:p>
          </table:table-cell>
          <table:table-cell office:value-type="float" office:value="1285.7" calcext:value-type="float">
            <text:p>1285.7</text:p>
          </table:table-cell>
          <table:table-cell table:number-columns-repeated="2"/>
          <table:table-cell table:formula="of:=AVERAGE([.A88:.E88])" office:value-type="float" office:value="2246.6" calcext:value-type="float">
            <text:p>2246.6</text:p>
          </table:table-cell>
          <table:table-cell table:formula="of:=AVERAGE([.G88:.K88])" office:value-type="float" office:value="1197.8" calcext:value-type="float">
            <text:p>1197.8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075" calcext:value-type="float">
            <text:p>2075</text:p>
          </table:table-cell>
          <table:table-cell office:value-type="float" office:value="1918" calcext:value-type="float">
            <text:p>1918</text:p>
          </table:table-cell>
          <table:table-cell office:value-type="float" office:value="2168" calcext:value-type="float">
            <text:p>2168</text:p>
          </table:table-cell>
          <table:table-cell office:value-type="float" office:value="2515" calcext:value-type="float">
            <text:p>2515</text:p>
          </table:table-cell>
          <table:table-cell/>
          <table:table-cell office:value-type="float" office:value="1288.79" calcext:value-type="float">
            <text:p>1288.79</text:p>
          </table:table-cell>
          <table:table-cell office:value-type="float" office:value="1350.5" calcext:value-type="float">
            <text:p>1350.5</text:p>
          </table:table-cell>
          <table:table-cell office:value-type="float" office:value="954.21" calcext:value-type="float">
            <text:p>954.21</text:p>
          </table:table-cell>
          <table:table-cell office:value-type="float" office:value="1063.39" calcext:value-type="float">
            <text:p>1063.39</text:p>
          </table:table-cell>
          <table:table-cell office:value-type="float" office:value="1242.55" calcext:value-type="float">
            <text:p>1242.55</text:p>
          </table:table-cell>
          <table:table-cell table:number-columns-repeated="2"/>
          <table:table-cell table:formula="of:=AVERAGE([.A89:.E89])" office:value-type="float" office:value="2283.2" calcext:value-type="float">
            <text:p>2283.2</text:p>
          </table:table-cell>
          <table:table-cell table:formula="of:=AVERAGE([.G89:.K89])" office:value-type="float" office:value="1179.888" calcext:value-type="float">
            <text:p>1179.888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2202" calcext:value-type="float">
            <text:p>2202</text:p>
          </table:table-cell>
          <table:table-cell office:value-type="float" office:value="1913" calcext:value-type="float">
            <text:p>1913</text:p>
          </table:table-cell>
          <table:table-cell office:value-type="float" office:value="2368" calcext:value-type="float">
            <text:p>2368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28.13" calcext:value-type="float">
            <text:p>1328.13</text:p>
          </table:table-cell>
          <table:table-cell office:value-type="float" office:value="1239.84" calcext:value-type="float">
            <text:p>1239.84</text:p>
          </table:table-cell>
          <table:table-cell office:value-type="float" office:value="955.25" calcext:value-type="float">
            <text:p>955.25</text:p>
          </table:table-cell>
          <table:table-cell office:value-type="float" office:value="1049.82" calcext:value-type="float">
            <text:p>1049.82</text:p>
          </table:table-cell>
          <table:table-cell office:value-type="float" office:value="1266.91" calcext:value-type="float">
            <text:p>1266.91</text:p>
          </table:table-cell>
          <table:table-cell table:number-columns-repeated="2"/>
          <table:table-cell table:formula="of:=AVERAGE([.A90:.E90])" office:value-type="float" office:value="2385.6" calcext:value-type="float">
            <text:p>2385.6</text:p>
          </table:table-cell>
          <table:table-cell table:formula="of:=AVERAGE([.G90:.K90])" office:value-type="float" office:value="1167.99" calcext:value-type="float">
            <text:p>1167.99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107" calcext:value-type="float">
            <text:p>2107</text:p>
          </table:table-cell>
          <table:table-cell office:value-type="float" office:value="1883" calcext:value-type="float">
            <text:p>1883</text:p>
          </table:table-cell>
          <table:table-cell office:value-type="float" office:value="1893" calcext:value-type="float">
            <text:p>1893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48.82" calcext:value-type="float">
            <text:p>1448.82</text:p>
          </table:table-cell>
          <table:table-cell office:value-type="float" office:value="1243.45" calcext:value-type="float">
            <text:p>1243.45</text:p>
          </table:table-cell>
          <table:table-cell office:value-type="float" office:value="1048.37" calcext:value-type="float">
            <text:p>1048.37</text:p>
          </table:table-cell>
          <table:table-cell office:value-type="float" office:value="1015.95" calcext:value-type="float">
            <text:p>1015.95</text:p>
          </table:table-cell>
          <table:table-cell office:value-type="float" office:value="1153.53" calcext:value-type="float">
            <text:p>1153.53</text:p>
          </table:table-cell>
          <table:table-cell table:number-columns-repeated="2"/>
          <table:table-cell table:formula="of:=AVERAGE([.A91:.E91])" office:value-type="float" office:value="2202.6" calcext:value-type="float">
            <text:p>2202.6</text:p>
          </table:table-cell>
          <table:table-cell table:formula="of:=AVERAGE([.G91:.K91])" office:value-type="float" office:value="1182.024" calcext:value-type="float">
            <text:p>1182.024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963" calcext:value-type="float">
            <text:p>1963</text:p>
          </table:table-cell>
          <table:table-cell office:value-type="float" office:value="1993" calcext:value-type="float">
            <text:p>1993</text:p>
          </table:table-cell>
          <table:table-cell office:value-type="float" office:value="1879" calcext:value-type="float">
            <text:p>1879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314.94" calcext:value-type="float">
            <text:p>1314.94</text:p>
          </table:table-cell>
          <table:table-cell office:value-type="float" office:value="1272.82" calcext:value-type="float">
            <text:p>1272.82</text:p>
          </table:table-cell>
          <table:table-cell office:value-type="float" office:value="1081.43" calcext:value-type="float">
            <text:p>1081.43</text:p>
          </table:table-cell>
          <table:table-cell office:value-type="float" office:value="1020.5" calcext:value-type="float">
            <text:p>1020.5</text:p>
          </table:table-cell>
          <table:table-cell office:value-type="float" office:value="1236.78" calcext:value-type="float">
            <text:p>1236.78</text:p>
          </table:table-cell>
          <table:table-cell table:number-columns-repeated="2"/>
          <table:table-cell table:formula="of:=AVERAGE([.A92:.E92])" office:value-type="float" office:value="2181.2" calcext:value-type="float">
            <text:p>2181.2</text:p>
          </table:table-cell>
          <table:table-cell table:formula="of:=AVERAGE([.G92:.K92])" office:value-type="float" office:value="1185.294" calcext:value-type="float">
            <text:p>1185.294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128" calcext:value-type="float">
            <text:p>2128</text:p>
          </table:table-cell>
          <table:table-cell office:value-type="float" office:value="1813" calcext:value-type="float">
            <text:p>1813</text:p>
          </table:table-cell>
          <table:table-cell office:value-type="float" office:value="2154" calcext:value-type="float">
            <text:p>2154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1377.58" calcext:value-type="float">
            <text:p>1377.58</text:p>
          </table:table-cell>
          <table:table-cell office:value-type="float" office:value="1281.3" calcext:value-type="float">
            <text:p>1281.3</text:p>
          </table:table-cell>
          <table:table-cell office:value-type="float" office:value="1006.59" calcext:value-type="float">
            <text:p>1006.59</text:p>
          </table:table-cell>
          <table:table-cell office:value-type="float" office:value="1061.14" calcext:value-type="float">
            <text:p>1061.14</text:p>
          </table:table-cell>
          <table:table-cell office:value-type="float" office:value="1291.26" calcext:value-type="float">
            <text:p>1291.26</text:p>
          </table:table-cell>
          <table:table-cell table:number-columns-repeated="2"/>
          <table:table-cell table:formula="of:=AVERAGE([.A93:.E93])" office:value-type="float" office:value="2220" calcext:value-type="float">
            <text:p>2220</text:p>
          </table:table-cell>
          <table:table-cell table:formula="of:=AVERAGE([.G93:.K93])" office:value-type="float" office:value="1203.574" calcext:value-type="float">
            <text:p>1203.57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237" calcext:value-type="float">
            <text:p>2237</text:p>
          </table:table-cell>
          <table:table-cell office:value-type="float" office:value="1952" calcext:value-type="float">
            <text:p>1952</text:p>
          </table:table-cell>
          <table:table-cell office:value-type="float" office:value="2140" calcext:value-type="float">
            <text:p>2140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float" office:value="1341.31" calcext:value-type="float">
            <text:p>1341.31</text:p>
          </table:table-cell>
          <table:table-cell office:value-type="float" office:value="1341.86" calcext:value-type="float">
            <text:p>1341.86</text:p>
          </table:table-cell>
          <table:table-cell office:value-type="float" office:value="1063.69" calcext:value-type="float">
            <text:p>1063.69</text:p>
          </table:table-cell>
          <table:table-cell office:value-type="float" office:value="950.51" calcext:value-type="float">
            <text:p>950.51</text:p>
          </table:table-cell>
          <table:table-cell office:value-type="float" office:value="1231.28" calcext:value-type="float">
            <text:p>1231.28</text:p>
          </table:table-cell>
          <table:table-cell table:number-columns-repeated="2"/>
          <table:table-cell table:formula="of:=AVERAGE([.A94:.E94])" office:value-type="float" office:value="2285.8" calcext:value-type="float">
            <text:p>2285.8</text:p>
          </table:table-cell>
          <table:table-cell table:formula="of:=AVERAGE([.G94:.K94])" office:value-type="float" office:value="1185.73" calcext:value-type="float">
            <text:p>1185.7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058" calcext:value-type="float">
            <text:p>2058</text:p>
          </table:table-cell>
          <table:table-cell office:value-type="float" office:value="1918" calcext:value-type="float">
            <text:p>1918</text:p>
          </table:table-cell>
          <table:table-cell office:value-type="float" office:value="2287" calcext:value-type="float">
            <text:p>2287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1325.66" calcext:value-type="float">
            <text:p>1325.66</text:p>
          </table:table-cell>
          <table:table-cell office:value-type="float" office:value="1346.76" calcext:value-type="float">
            <text:p>1346.76</text:p>
          </table:table-cell>
          <table:table-cell office:value-type="float" office:value="1046.91" calcext:value-type="float">
            <text:p>1046.91</text:p>
          </table:table-cell>
          <table:table-cell office:value-type="float" office:value="971.99" calcext:value-type="float">
            <text:p>971.99</text:p>
          </table:table-cell>
          <table:table-cell office:value-type="float" office:value="1213.48" calcext:value-type="float">
            <text:p>1213.48</text:p>
          </table:table-cell>
          <table:table-cell table:number-columns-repeated="2"/>
          <table:table-cell table:formula="of:=AVERAGE([.A95:.E95])" office:value-type="float" office:value="2348.6" calcext:value-type="float">
            <text:p>2348.6</text:p>
          </table:table-cell>
          <table:table-cell table:formula="of:=AVERAGE([.G95:.K95])" office:value-type="float" office:value="1180.96" calcext:value-type="float">
            <text:p>1180.96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023" calcext:value-type="float">
            <text:p>2023</text:p>
          </table:table-cell>
          <table:table-cell office:value-type="float" office:value="1939" calcext:value-type="float">
            <text:p>1939</text:p>
          </table:table-cell>
          <table:table-cell office:value-type="float" office:value="2076" calcext:value-type="float">
            <text:p>2076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254.61" calcext:value-type="float">
            <text:p>1254.61</text:p>
          </table:table-cell>
          <table:table-cell office:value-type="float" office:value="1248.67" calcext:value-type="float">
            <text:p>1248.67</text:p>
          </table:table-cell>
          <table:table-cell office:value-type="float" office:value="936.85" calcext:value-type="float">
            <text:p>936.85</text:p>
          </table:table-cell>
          <table:table-cell office:value-type="float" office:value="912" calcext:value-type="float">
            <text:p>912</text:p>
          </table:table-cell>
          <table:table-cell office:value-type="float" office:value="1177.77" calcext:value-type="float">
            <text:p>1177.77</text:p>
          </table:table-cell>
          <table:table-cell table:number-columns-repeated="2"/>
          <table:table-cell table:formula="of:=AVERAGE([.A96:.E96])" office:value-type="float" office:value="2232.6" calcext:value-type="float">
            <text:p>2232.6</text:p>
          </table:table-cell>
          <table:table-cell table:formula="of:=AVERAGE([.G96:.K96])" office:value-type="float" office:value="1105.98" calcext:value-type="float">
            <text:p>1105.98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288" calcext:value-type="float">
            <text:p>2288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float" office:value="1206.56" calcext:value-type="float">
            <text:p>1206.56</text:p>
          </table:table-cell>
          <table:table-cell office:value-type="float" office:value="1256.15" calcext:value-type="float">
            <text:p>1256.15</text:p>
          </table:table-cell>
          <table:table-cell office:value-type="float" office:value="993.69" calcext:value-type="float">
            <text:p>993.69</text:p>
          </table:table-cell>
          <table:table-cell office:value-type="float" office:value="1038.61" calcext:value-type="float">
            <text:p>1038.61</text:p>
          </table:table-cell>
          <table:table-cell office:value-type="float" office:value="1206.43" calcext:value-type="float">
            <text:p>1206.43</text:p>
          </table:table-cell>
          <table:table-cell table:number-columns-repeated="2"/>
          <table:table-cell table:formula="of:=AVERAGE([.A97:.E97])" office:value-type="float" office:value="2335" calcext:value-type="float">
            <text:p>2335</text:p>
          </table:table-cell>
          <table:table-cell table:formula="of:=AVERAGE([.G97:.K97])" office:value-type="float" office:value="1140.288" calcext:value-type="float">
            <text:p>1140.288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2008" calcext:value-type="float">
            <text:p>2008</text:p>
          </table:table-cell>
          <table:table-cell office:value-type="float" office:value="1918" calcext:value-type="float">
            <text:p>1918</text:p>
          </table:table-cell>
          <table:table-cell office:value-type="float" office:value="1943" calcext:value-type="float">
            <text:p>1943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268.15" calcext:value-type="float">
            <text:p>1268.15</text:p>
          </table:table-cell>
          <table:table-cell office:value-type="float" office:value="1289.1" calcext:value-type="float">
            <text:p>1289.1</text:p>
          </table:table-cell>
          <table:table-cell office:value-type="float" office:value="1040.18" calcext:value-type="float">
            <text:p>1040.18</text:p>
          </table:table-cell>
          <table:table-cell office:value-type="float" office:value="946.3" calcext:value-type="float">
            <text:p>946.3</text:p>
          </table:table-cell>
          <table:table-cell office:value-type="float" office:value="1260.96" calcext:value-type="float">
            <text:p>1260.96</text:p>
          </table:table-cell>
          <table:table-cell table:number-columns-repeated="2"/>
          <table:table-cell table:formula="of:=AVERAGE([.A98:.E98])" office:value-type="float" office:value="2190.8" calcext:value-type="float">
            <text:p>2190.8</text:p>
          </table:table-cell>
          <table:table-cell table:formula="of:=AVERAGE([.G98:.K98])" office:value-type="float" office:value="1160.938" calcext:value-type="float">
            <text:p>1160.93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88" calcext:value-type="float">
            <text:p>2088</text:p>
          </table:table-cell>
          <table:table-cell office:value-type="float" office:value="1861" calcext:value-type="float">
            <text:p>1861</text:p>
          </table:table-cell>
          <table:table-cell office:value-type="float" office:value="1979" calcext:value-type="float">
            <text:p>1979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212.77" calcext:value-type="float">
            <text:p>1212.77</text:p>
          </table:table-cell>
          <table:table-cell office:value-type="float" office:value="1172.38" calcext:value-type="float">
            <text:p>1172.38</text:p>
          </table:table-cell>
          <table:table-cell office:value-type="float" office:value="1059.58" calcext:value-type="float">
            <text:p>1059.58</text:p>
          </table:table-cell>
          <table:table-cell office:value-type="float" office:value="849.3" calcext:value-type="float">
            <text:p>849.3</text:p>
          </table:table-cell>
          <table:table-cell office:value-type="float" office:value="1246.7" calcext:value-type="float">
            <text:p>1246.7</text:p>
          </table:table-cell>
          <table:table-cell table:number-columns-repeated="2"/>
          <table:table-cell table:formula="of:=AVERAGE([.A99:.E99])" office:value-type="float" office:value="2185.6" calcext:value-type="float">
            <text:p>2185.6</text:p>
          </table:table-cell>
          <table:table-cell table:formula="of:=AVERAGE([.G99:.K99])" office:value-type="float" office:value="1108.146" calcext:value-type="float">
            <text:p>1108.14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73" calcext:value-type="float">
            <text:p>2073</text:p>
          </table:table-cell>
          <table:table-cell office:value-type="float" office:value="1868" calcext:value-type="float">
            <text:p>1868</text:p>
          </table:table-cell>
          <table:table-cell office:value-type="float" office:value="1993" calcext:value-type="float">
            <text:p>1993</text:p>
          </table:table-cell>
          <table:table-cell office:value-type="float" office:value="2733" calcext:value-type="float">
            <text:p>2733</text:p>
          </table:table-cell>
          <table:table-cell/>
          <table:table-cell office:value-type="float" office:value="1282.67" calcext:value-type="float">
            <text:p>1282.67</text:p>
          </table:table-cell>
          <table:table-cell office:value-type="float" office:value="1180.83" calcext:value-type="float">
            <text:p>1180.83</text:p>
          </table:table-cell>
          <table:table-cell office:value-type="float" office:value="1002.46" calcext:value-type="float">
            <text:p>1002.46</text:p>
          </table:table-cell>
          <table:table-cell office:value-type="float" office:value="861.14" calcext:value-type="float">
            <text:p>861.14</text:p>
          </table:table-cell>
          <table:table-cell office:value-type="float" office:value="1253.75" calcext:value-type="float">
            <text:p>1253.75</text:p>
          </table:table-cell>
          <table:table-cell table:number-columns-repeated="2"/>
          <table:table-cell table:formula="of:=AVERAGE([.A100:.E100])" office:value-type="float" office:value="2293.4" calcext:value-type="float">
            <text:p>2293.4</text:p>
          </table:table-cell>
          <table:table-cell table:formula="of:=AVERAGE([.G100:.K100])" office:value-type="float" office:value="1116.17" calcext:value-type="float">
            <text:p>1116.17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853" calcext:value-type="float">
            <text:p>1853</text:p>
          </table:table-cell>
          <table:table-cell office:value-type="float" office:value="1846" calcext:value-type="float">
            <text:p>1846</text:p>
          </table:table-cell>
          <table:table-cell office:value-type="float" office:value="1768" calcext:value-type="float">
            <text:p>1768</text:p>
          </table:table-cell>
          <table:table-cell office:value-type="float" office:value="2346" calcext:value-type="float">
            <text:p>2346</text:p>
          </table:table-cell>
          <table:table-cell/>
          <table:table-cell office:value-type="float" office:value="1245.43" calcext:value-type="float">
            <text:p>1245.43</text:p>
          </table:table-cell>
          <table:table-cell office:value-type="float" office:value="1226" calcext:value-type="float">
            <text:p>1226</text:p>
          </table:table-cell>
          <table:table-cell office:value-type="float" office:value="986.79" calcext:value-type="float">
            <text:p>986.79</text:p>
          </table:table-cell>
          <table:table-cell office:value-type="float" office:value="819.89" calcext:value-type="float">
            <text:p>819.89</text:p>
          </table:table-cell>
          <table:table-cell office:value-type="float" office:value="1318.5" calcext:value-type="float">
            <text:p>1318.5</text:p>
          </table:table-cell>
          <table:table-cell table:number-columns-repeated="2"/>
          <table:table-cell table:formula="of:=AVERAGE([.A101:.E101])" office:value-type="float" office:value="2083.6" calcext:value-type="float">
            <text:p>2083.6</text:p>
          </table:table-cell>
          <table:table-cell table:formula="of:=AVERAGE([.G101:.K101])" office:value-type="float" office:value="1119.322" calcext:value-type="float">
            <text:p>1119.322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008" calcext:value-type="float">
            <text:p>2008</text:p>
          </table:table-cell>
          <table:table-cell office:value-type="float" office:value="1858" calcext:value-type="float">
            <text:p>1858</text:p>
          </table:table-cell>
          <table:table-cell office:value-type="float" office:value="1943" calcext:value-type="float">
            <text:p>1943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124.42" calcext:value-type="float">
            <text:p>1124.42</text:p>
          </table:table-cell>
          <table:table-cell office:value-type="float" office:value="1312.81" calcext:value-type="float">
            <text:p>1312.81</text:p>
          </table:table-cell>
          <table:table-cell office:value-type="float" office:value="1058.31" calcext:value-type="float">
            <text:p>1058.31</text:p>
          </table:table-cell>
          <table:table-cell office:value-type="float" office:value="968.08" calcext:value-type="float">
            <text:p>968.08</text:p>
          </table:table-cell>
          <table:table-cell office:value-type="float" office:value="1358.31" calcext:value-type="float">
            <text:p>1358.31</text:p>
          </table:table-cell>
          <table:table-cell table:number-columns-repeated="2"/>
          <table:table-cell table:formula="of:=AVERAGE([.A102:.E102])" office:value-type="float" office:value="2203.8" calcext:value-type="float">
            <text:p>2203.8</text:p>
          </table:table-cell>
          <table:table-cell table:formula="of:=AVERAGE([.G102:.K102])" office:value-type="float" office:value="1164.386" calcext:value-type="float">
            <text:p>1164.386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003" calcext:value-type="float">
            <text:p>2003</text:p>
          </table:table-cell>
          <table:table-cell office:value-type="float" office:value="1988" calcext:value-type="float">
            <text:p>1988</text:p>
          </table:table-cell>
          <table:table-cell office:value-type="float" office:value="2178" calcext:value-type="float">
            <text:p>2178</text:p>
          </table:table-cell>
          <table:table-cell office:value-type="float" office:value="2399" calcext:value-type="float">
            <text:p>2399</text:p>
          </table:table-cell>
          <table:table-cell/>
          <table:table-cell office:value-type="float" office:value="1189.77" calcext:value-type="float">
            <text:p>1189.77</text:p>
          </table:table-cell>
          <table:table-cell office:value-type="float" office:value="1175.68" calcext:value-type="float">
            <text:p>1175.68</text:p>
          </table:table-cell>
          <table:table-cell office:value-type="float" office:value="1146.94" calcext:value-type="float">
            <text:p>1146.94</text:p>
          </table:table-cell>
          <table:table-cell office:value-type="float" office:value="932.37" calcext:value-type="float">
            <text:p>932.37</text:p>
          </table:table-cell>
          <table:table-cell office:value-type="float" office:value="1224.12" calcext:value-type="float">
            <text:p>1224.12</text:p>
          </table:table-cell>
          <table:table-cell table:number-columns-repeated="2"/>
          <table:table-cell table:formula="of:=AVERAGE([.A103:.E103])" office:value-type="float" office:value="2251.6" calcext:value-type="float">
            <text:p>2251.6</text:p>
          </table:table-cell>
          <table:table-cell table:formula="of:=AVERAGE([.G103:.K103])" office:value-type="float" office:value="1133.776" calcext:value-type="float">
            <text:p>1133.776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936" calcext:value-type="float">
            <text:p>1936</text:p>
          </table:table-cell>
          <table:table-cell office:value-type="float" office:value="2263" calcext:value-type="float">
            <text:p>2263</text:p>
          </table:table-cell>
          <table:table-cell office:value-type="float" office:value="1855" calcext:value-type="float">
            <text:p>1855</text:p>
          </table:table-cell>
          <table:table-cell office:value-type="float" office:value="2146" calcext:value-type="float">
            <text:p>2146</text:p>
          </table:table-cell>
          <table:table-cell/>
          <table:table-cell office:value-type="float" office:value="1222.91" calcext:value-type="float">
            <text:p>1222.91</text:p>
          </table:table-cell>
          <table:table-cell office:value-type="float" office:value="1175.11" calcext:value-type="float">
            <text:p>1175.11</text:p>
          </table:table-cell>
          <table:table-cell office:value-type="float" office:value="1058.54" calcext:value-type="float">
            <text:p>1058.54</text:p>
          </table:table-cell>
          <table:table-cell office:value-type="float" office:value="914.08" calcext:value-type="float">
            <text:p>914.08</text:p>
          </table:table-cell>
          <table:table-cell office:value-type="float" office:value="1240.59" calcext:value-type="float">
            <text:p>1240.59</text:p>
          </table:table-cell>
          <table:table-cell table:number-columns-repeated="2"/>
          <table:table-cell table:formula="of:=AVERAGE([.A104:.E104])" office:value-type="float" office:value="2185" calcext:value-type="float">
            <text:p>2185</text:p>
          </table:table-cell>
          <table:table-cell table:formula="of:=AVERAGE([.G104:.K104])" office:value-type="float" office:value="1122.246" calcext:value-type="float">
            <text:p>1122.246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906" calcext:value-type="float">
            <text:p>1906</text:p>
          </table:table-cell>
          <table:table-cell office:value-type="float" office:value="1853" calcext:value-type="float">
            <text:p>1853</text:p>
          </table:table-cell>
          <table:table-cell office:value-type="float" office:value="2104" calcext:value-type="float">
            <text:p>2104</text:p>
          </table:table-cell>
          <table:table-cell office:value-type="float" office:value="2468" calcext:value-type="float">
            <text:p>2468</text:p>
          </table:table-cell>
          <table:table-cell/>
          <table:table-cell office:value-type="float" office:value="1148.5" calcext:value-type="float">
            <text:p>1148.5</text:p>
          </table:table-cell>
          <table:table-cell office:value-type="float" office:value="1270.6" calcext:value-type="float">
            <text:p>1270.6</text:p>
          </table:table-cell>
          <table:table-cell office:value-type="float" office:value="955.54" calcext:value-type="float">
            <text:p>955.54</text:p>
          </table:table-cell>
          <table:table-cell office:value-type="float" office:value="986.78" calcext:value-type="float">
            <text:p>986.78</text:p>
          </table:table-cell>
          <table:table-cell office:value-type="float" office:value="1292.58" calcext:value-type="float">
            <text:p>1292.58</text:p>
          </table:table-cell>
          <table:table-cell table:number-columns-repeated="2"/>
          <table:table-cell table:formula="of:=AVERAGE([.A105:.E105])" office:value-type="float" office:value="2224.2" calcext:value-type="float">
            <text:p>2224.2</text:p>
          </table:table-cell>
          <table:table-cell table:formula="of:=AVERAGE([.G105:.K105])" office:value-type="float" office:value="1130.8" calcext:value-type="float">
            <text:p>1130.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023" calcext:value-type="float">
            <text:p>2023</text:p>
          </table:table-cell>
          <table:table-cell office:value-type="float" office:value="1834" calcext:value-type="float">
            <text:p>1834</text:p>
          </table:table-cell>
          <table:table-cell office:value-type="float" office:value="2135" calcext:value-type="float">
            <text:p>2135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float" office:value="1214.68" calcext:value-type="float">
            <text:p>1214.68</text:p>
          </table:table-cell>
          <table:table-cell office:value-type="float" office:value="1231.23" calcext:value-type="float">
            <text:p>1231.23</text:p>
          </table:table-cell>
          <table:table-cell office:value-type="float" office:value="1031.79" calcext:value-type="float">
            <text:p>1031.79</text:p>
          </table:table-cell>
          <table:table-cell office:value-type="float" office:value="1019.15" calcext:value-type="float">
            <text:p>1019.15</text:p>
          </table:table-cell>
          <table:table-cell office:value-type="float" office:value="1245.18" calcext:value-type="float">
            <text:p>1245.18</text:p>
          </table:table-cell>
          <table:table-cell table:number-columns-repeated="2"/>
          <table:table-cell table:formula="of:=AVERAGE([.A106:.E106])" office:value-type="float" office:value="2259.6" calcext:value-type="float">
            <text:p>2259.6</text:p>
          </table:table-cell>
          <table:table-cell table:formula="of:=AVERAGE([.G106:.K106])" office:value-type="float" office:value="1148.406" calcext:value-type="float">
            <text:p>1148.406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293" calcext:value-type="float">
            <text:p>2293</text:p>
          </table:table-cell>
          <table:table-cell office:value-type="float" office:value="1903" calcext:value-type="float">
            <text:p>1903</text:p>
          </table:table-cell>
          <table:table-cell office:value-type="float" office:value="1943" calcext:value-type="float">
            <text:p>1943</text:p>
          </table:table-cell>
          <table:table-cell office:value-type="float" office:value="2305" calcext:value-type="float">
            <text:p>2305</text:p>
          </table:table-cell>
          <table:table-cell/>
          <table:table-cell office:value-type="float" office:value="1325.6" calcext:value-type="float">
            <text:p>1325.6</text:p>
          </table:table-cell>
          <table:table-cell office:value-type="float" office:value="1223.41" calcext:value-type="float">
            <text:p>1223.41</text:p>
          </table:table-cell>
          <table:table-cell office:value-type="float" office:value="1029.07" calcext:value-type="float">
            <text:p>1029.07</text:p>
          </table:table-cell>
          <table:table-cell office:value-type="float" office:value="977.93" calcext:value-type="float">
            <text:p>977.93</text:p>
          </table:table-cell>
          <table:table-cell office:value-type="float" office:value="1221.12" calcext:value-type="float">
            <text:p>1221.12</text:p>
          </table:table-cell>
          <table:table-cell table:number-columns-repeated="2"/>
          <table:table-cell table:formula="of:=AVERAGE([.A107:.E107])" office:value-type="float" office:value="2245.8" calcext:value-type="float">
            <text:p>2245.8</text:p>
          </table:table-cell>
          <table:table-cell table:formula="of:=AVERAGE([.G107:.K107])" office:value-type="float" office:value="1155.426" calcext:value-type="float">
            <text:p>1155.426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2" office:value-type="float" office:value="1983" calcext:value-type="float">
            <text:p>1983</text:p>
          </table:table-cell>
          <table:table-cell office:value-type="float" office:value="1993" calcext:value-type="float">
            <text:p>1993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281.97" calcext:value-type="float">
            <text:p>1281.97</text:p>
          </table:table-cell>
          <table:table-cell office:value-type="float" office:value="1229.99" calcext:value-type="float">
            <text:p>1229.99</text:p>
          </table:table-cell>
          <table:table-cell office:value-type="float" office:value="1069.62" calcext:value-type="float">
            <text:p>1069.62</text:p>
          </table:table-cell>
          <table:table-cell office:value-type="float" office:value="919.56" calcext:value-type="float">
            <text:p>919.56</text:p>
          </table:table-cell>
          <table:table-cell office:value-type="float" office:value="1229.76" calcext:value-type="float">
            <text:p>1229.76</text:p>
          </table:table-cell>
          <table:table-cell table:number-columns-repeated="2"/>
          <table:table-cell table:formula="of:=AVERAGE([.A108:.E108])" office:value-type="float" office:value="2224.8" calcext:value-type="float">
            <text:p>2224.8</text:p>
          </table:table-cell>
          <table:table-cell table:formula="of:=AVERAGE([.G108:.K108])" office:value-type="float" office:value="1146.18" calcext:value-type="float">
            <text:p>1146.18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083" calcext:value-type="float">
            <text:p>2083</text:p>
          </table:table-cell>
          <table:table-cell office:value-type="float" office:value="1953" calcext:value-type="float">
            <text:p>1953</text:p>
          </table:table-cell>
          <table:table-cell office:value-type="float" office:value="2325" calcext:value-type="float">
            <text:p>2325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1266.99" calcext:value-type="float">
            <text:p>1266.99</text:p>
          </table:table-cell>
          <table:table-cell office:value-type="float" office:value="1184.53" calcext:value-type="float">
            <text:p>1184.53</text:p>
          </table:table-cell>
          <table:table-cell office:value-type="float" office:value="1090.36" calcext:value-type="float">
            <text:p>1090.36</text:p>
          </table:table-cell>
          <table:table-cell office:value-type="float" office:value="925.55" calcext:value-type="float">
            <text:p>925.55</text:p>
          </table:table-cell>
          <table:table-cell office:value-type="float" office:value="1197.72" calcext:value-type="float">
            <text:p>1197.72</text:p>
          </table:table-cell>
          <table:table-cell table:number-columns-repeated="2"/>
          <table:table-cell table:formula="of:=AVERAGE([.A109:.E109])" office:value-type="float" office:value="2323.2" calcext:value-type="float">
            <text:p>2323.2</text:p>
          </table:table-cell>
          <table:table-cell table:formula="of:=AVERAGE([.G109:.K109])" office:value-type="float" office:value="1133.03" calcext:value-type="float">
            <text:p>1133.03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993" calcext:value-type="float">
            <text:p>1993</text:p>
          </table:table-cell>
          <table:table-cell office:value-type="float" office:value="1933" calcext:value-type="float">
            <text:p>1933</text:p>
          </table:table-cell>
          <table:table-cell office:value-type="float" office:value="2214" calcext:value-type="float">
            <text:p>2214</text:p>
          </table:table-cell>
          <table:table-cell office:value-type="float" office:value="2380" calcext:value-type="float">
            <text:p>2380</text:p>
          </table:table-cell>
          <table:table-cell/>
          <table:table-cell office:value-type="float" office:value="1272.43" calcext:value-type="float">
            <text:p>1272.43</text:p>
          </table:table-cell>
          <table:table-cell office:value-type="float" office:value="1261.88" calcext:value-type="float">
            <text:p>1261.88</text:p>
          </table:table-cell>
          <table:table-cell office:value-type="float" office:value="1015.12" calcext:value-type="float">
            <text:p>1015.12</text:p>
          </table:table-cell>
          <table:table-cell office:value-type="float" office:value="1012.9" calcext:value-type="float">
            <text:p>1012.9</text:p>
          </table:table-cell>
          <table:table-cell office:value-type="float" office:value="1255.32" calcext:value-type="float">
            <text:p>1255.32</text:p>
          </table:table-cell>
          <table:table-cell table:number-columns-repeated="2"/>
          <table:table-cell table:formula="of:=AVERAGE([.A110:.E110])" office:value-type="float" office:value="2275" calcext:value-type="float">
            <text:p>2275</text:p>
          </table:table-cell>
          <table:table-cell table:formula="of:=AVERAGE([.G110:.K110])" office:value-type="float" office:value="1163.53" calcext:value-type="float">
            <text:p>1163.53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2042" calcext:value-type="float">
            <text:p>2042</text:p>
          </table:table-cell>
          <table:table-cell office:value-type="float" office:value="2483" calcext:value-type="float">
            <text:p>2483</text:p>
          </table:table-cell>
          <table:table-cell office:value-type="float" office:value="2027" calcext:value-type="float">
            <text:p>2027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float" office:value="1246.36" calcext:value-type="float">
            <text:p>1246.36</text:p>
          </table:table-cell>
          <table:table-cell office:value-type="float" office:value="1194.59" calcext:value-type="float">
            <text:p>1194.59</text:p>
          </table:table-cell>
          <table:table-cell office:value-type="float" office:value="1148.8" calcext:value-type="float">
            <text:p>1148.8</text:p>
          </table:table-cell>
          <table:table-cell office:value-type="float" office:value="1070.6" calcext:value-type="float">
            <text:p>1070.6</text:p>
          </table:table-cell>
          <table:table-cell office:value-type="float" office:value="1169.85" calcext:value-type="float">
            <text:p>1169.85</text:p>
          </table:table-cell>
          <table:table-cell table:number-columns-repeated="2"/>
          <table:table-cell table:formula="of:=AVERAGE([.A111:.E111])" office:value-type="float" office:value="2296.6" calcext:value-type="float">
            <text:p>2296.6</text:p>
          </table:table-cell>
          <table:table-cell table:formula="of:=AVERAGE([.G111:.K111])" office:value-type="float" office:value="1166.04" calcext:value-type="float">
            <text:p>1166.0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222" calcext:value-type="float">
            <text:p>2222</text:p>
          </table:table-cell>
          <table:table-cell office:value-type="float" office:value="2145" calcext:value-type="float">
            <text:p>2145</text:p>
          </table:table-cell>
          <table:table-cell office:value-type="float" office:value="2268" calcext:value-type="float">
            <text:p>2268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1307.38" calcext:value-type="float">
            <text:p>1307.38</text:p>
          </table:table-cell>
          <table:table-cell office:value-type="float" office:value="1254.5" calcext:value-type="float">
            <text:p>1254.5</text:p>
          </table:table-cell>
          <table:table-cell office:value-type="float" office:value="1136.23" calcext:value-type="float">
            <text:p>1136.23</text:p>
          </table:table-cell>
          <table:table-cell office:value-type="float" office:value="1026.15" calcext:value-type="float">
            <text:p>1026.15</text:p>
          </table:table-cell>
          <table:table-cell office:value-type="float" office:value="1110.3" calcext:value-type="float">
            <text:p>1110.3</text:p>
          </table:table-cell>
          <table:table-cell table:number-columns-repeated="2"/>
          <table:table-cell table:formula="of:=AVERAGE([.A112:.E112])" office:value-type="float" office:value="2365" calcext:value-type="float">
            <text:p>2365</text:p>
          </table:table-cell>
          <table:table-cell table:formula="of:=AVERAGE([.G112:.K112])" office:value-type="float" office:value="1166.912" calcext:value-type="float">
            <text:p>1166.9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218" calcext:value-type="float">
            <text:p>2218</text:p>
          </table:table-cell>
          <table:table-cell office:value-type="float" office:value="1883" calcext:value-type="float">
            <text:p>1883</text:p>
          </table:table-cell>
          <table:table-cell office:value-type="float" office:value="2029" calcext:value-type="float">
            <text:p>2029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270.91" calcext:value-type="float">
            <text:p>1270.91</text:p>
          </table:table-cell>
          <table:table-cell office:value-type="float" office:value="1315.47" calcext:value-type="float">
            <text:p>1315.47</text:p>
          </table:table-cell>
          <table:table-cell office:value-type="float" office:value="1130.24" calcext:value-type="float">
            <text:p>1130.24</text:p>
          </table:table-cell>
          <table:table-cell office:value-type="float" office:value="841.38" calcext:value-type="float">
            <text:p>841.38</text:p>
          </table:table-cell>
          <table:table-cell office:value-type="float" office:value="1173.91" calcext:value-type="float">
            <text:p>1173.91</text:p>
          </table:table-cell>
          <table:table-cell table:number-columns-repeated="2"/>
          <table:table-cell table:formula="of:=AVERAGE([.A113:.E113])" office:value-type="float" office:value="2266" calcext:value-type="float">
            <text:p>2266</text:p>
          </table:table-cell>
          <table:table-cell table:formula="of:=AVERAGE([.G113:.K113])" office:value-type="float" office:value="1146.382" calcext:value-type="float">
            <text:p>1146.382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2218" calcext:value-type="float">
            <text:p>2218</text:p>
          </table:table-cell>
          <table:table-cell office:value-type="float" office:value="1918" calcext:value-type="float">
            <text:p>1918</text:p>
          </table:table-cell>
          <table:table-cell office:value-type="float" office:value="2039" calcext:value-type="float">
            <text:p>2039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1324.86" calcext:value-type="float">
            <text:p>1324.86</text:p>
          </table:table-cell>
          <table:table-cell office:value-type="float" office:value="1214.37" calcext:value-type="float">
            <text:p>1214.37</text:p>
          </table:table-cell>
          <table:table-cell office:value-type="float" office:value="1130.91" calcext:value-type="float">
            <text:p>1130.91</text:p>
          </table:table-cell>
          <table:table-cell office:value-type="float" office:value="919.24" calcext:value-type="float">
            <text:p>919.24</text:p>
          </table:table-cell>
          <table:table-cell office:value-type="float" office:value="1275.84" calcext:value-type="float">
            <text:p>1275.84</text:p>
          </table:table-cell>
          <table:table-cell table:number-columns-repeated="2"/>
          <table:table-cell table:formula="of:=AVERAGE([.A114:.E114])" office:value-type="float" office:value="2276.2" calcext:value-type="float">
            <text:p>2276.2</text:p>
          </table:table-cell>
          <table:table-cell table:formula="of:=AVERAGE([.G114:.K114])" office:value-type="float" office:value="1173.044" calcext:value-type="float">
            <text:p>1173.044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155" calcext:value-type="float">
            <text:p>2155</text:p>
          </table:table-cell>
          <table:table-cell office:value-type="float" office:value="2075" calcext:value-type="float">
            <text:p>2075</text:p>
          </table:table-cell>
          <table:table-cell office:value-type="float" office:value="2254" calcext:value-type="float">
            <text:p>2254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float" office:value="1329.97" calcext:value-type="float">
            <text:p>1329.97</text:p>
          </table:table-cell>
          <table:table-cell office:value-type="float" office:value="1367.97" calcext:value-type="float">
            <text:p>1367.97</text:p>
          </table:table-cell>
          <table:table-cell office:value-type="float" office:value="1005.74" calcext:value-type="float">
            <text:p>1005.74</text:p>
          </table:table-cell>
          <table:table-cell office:value-type="float" office:value="932.59" calcext:value-type="float">
            <text:p>932.59</text:p>
          </table:table-cell>
          <table:table-cell office:value-type="float" office:value="1151.53" calcext:value-type="float">
            <text:p>1151.53</text:p>
          </table:table-cell>
          <table:table-cell table:number-columns-repeated="2"/>
          <table:table-cell table:formula="of:=AVERAGE([.A115:.E115])" office:value-type="float" office:value="2288" calcext:value-type="float">
            <text:p>2288</text:p>
          </table:table-cell>
          <table:table-cell table:formula="of:=AVERAGE([.G115:.K115])" office:value-type="float" office:value="1157.56" calcext:value-type="float">
            <text:p>1157.5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58" calcext:value-type="float">
            <text:p>2058</text:p>
          </table:table-cell>
          <table:table-cell office:value-type="float" office:value="1848" calcext:value-type="float">
            <text:p>1848</text:p>
          </table:table-cell>
          <table:table-cell office:value-type="float" office:value="1943" calcext:value-type="float">
            <text:p>1943</text:p>
          </table:table-cell>
          <table:table-cell office:value-type="float" office:value="2695" calcext:value-type="float">
            <text:p>2695</text:p>
          </table:table-cell>
          <table:table-cell/>
          <table:table-cell office:value-type="float" office:value="1166.48" calcext:value-type="float">
            <text:p>1166.48</text:p>
          </table:table-cell>
          <table:table-cell office:value-type="float" office:value="1296.27" calcext:value-type="float">
            <text:p>1296.27</text:p>
          </table:table-cell>
          <table:table-cell office:value-type="float" office:value="1009.37" calcext:value-type="float">
            <text:p>1009.37</text:p>
          </table:table-cell>
          <table:table-cell office:value-type="float" office:value="948.31" calcext:value-type="float">
            <text:p>948.31</text:p>
          </table:table-cell>
          <table:table-cell office:value-type="float" office:value="1119.7" calcext:value-type="float">
            <text:p>1119.7</text:p>
          </table:table-cell>
          <table:table-cell table:number-columns-repeated="2"/>
          <table:table-cell table:formula="of:=AVERAGE([.A116:.E116])" office:value-type="float" office:value="2248.8" calcext:value-type="float">
            <text:p>2248.8</text:p>
          </table:table-cell>
          <table:table-cell table:formula="of:=AVERAGE([.G116:.K116])" office:value-type="float" office:value="1108.026" calcext:value-type="float">
            <text:p>1108.026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047" calcext:value-type="float">
            <text:p>2047</text:p>
          </table:table-cell>
          <table:table-cell office:value-type="float" office:value="1993" calcext:value-type="float">
            <text:p>1993</text:p>
          </table:table-cell>
          <table:table-cell office:value-type="float" office:value="2268" calcext:value-type="float">
            <text:p>2268</text:p>
          </table:table-cell>
          <table:table-cell office:value-type="float" office:value="2261" calcext:value-type="float">
            <text:p>2261</text:p>
          </table:table-cell>
          <table:table-cell/>
          <table:table-cell office:value-type="float" office:value="1266.06" calcext:value-type="float">
            <text:p>1266.06</text:p>
          </table:table-cell>
          <table:table-cell office:value-type="float" office:value="1245.43" calcext:value-type="float">
            <text:p>1245.43</text:p>
          </table:table-cell>
          <table:table-cell office:value-type="float" office:value="983.32" calcext:value-type="float">
            <text:p>983.32</text:p>
          </table:table-cell>
          <table:table-cell office:value-type="float" office:value="1097.85" calcext:value-type="float">
            <text:p>1097.85</text:p>
          </table:table-cell>
          <table:table-cell office:value-type="float" office:value="1199.73" calcext:value-type="float">
            <text:p>1199.73</text:p>
          </table:table-cell>
          <table:table-cell table:number-columns-repeated="2"/>
          <table:table-cell table:formula="of:=AVERAGE([.A117:.E117])" office:value-type="float" office:value="2231.8" calcext:value-type="float">
            <text:p>2231.8</text:p>
          </table:table-cell>
          <table:table-cell table:formula="of:=AVERAGE([.G117:.K117])" office:value-type="float" office:value="1158.478" calcext:value-type="float">
            <text:p>1158.478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108" calcext:value-type="float">
            <text:p>2108</text:p>
          </table:table-cell>
          <table:table-cell office:value-type="float" office:value="1883" calcext:value-type="float">
            <text:p>1883</text:p>
          </table:table-cell>
          <table:table-cell office:value-type="float" office:value="1809" calcext:value-type="float">
            <text:p>1809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1232.66" calcext:value-type="float">
            <text:p>1232.66</text:p>
          </table:table-cell>
          <table:table-cell office:value-type="float" office:value="1203.61" calcext:value-type="float">
            <text:p>1203.61</text:p>
          </table:table-cell>
          <table:table-cell office:value-type="float" office:value="1062.66" calcext:value-type="float">
            <text:p>1062.66</text:p>
          </table:table-cell>
          <table:table-cell office:value-type="float" office:value="963.8" calcext:value-type="float">
            <text:p>963.8</text:p>
          </table:table-cell>
          <table:table-cell office:value-type="float" office:value="1239.73" calcext:value-type="float">
            <text:p>1239.73</text:p>
          </table:table-cell>
          <table:table-cell table:number-columns-repeated="2"/>
          <table:table-cell table:formula="of:=AVERAGE([.A118:.E118])" office:value-type="float" office:value="2150" calcext:value-type="float">
            <text:p>2150</text:p>
          </table:table-cell>
          <table:table-cell table:formula="of:=AVERAGE([.G118:.K118])" office:value-type="float" office:value="1140.492" calcext:value-type="float">
            <text:p>1140.492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2158" calcext:value-type="float">
            <text:p>2158</text:p>
          </table:table-cell>
          <table:table-cell office:value-type="float" office:value="2108" calcext:value-type="float">
            <text:p>2108</text:p>
          </table:table-cell>
          <table:table-cell office:value-type="float" office:value="1929" calcext:value-type="float">
            <text:p>1929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267.09" calcext:value-type="float">
            <text:p>1267.09</text:p>
          </table:table-cell>
          <table:table-cell office:value-type="float" office:value="1276.1" calcext:value-type="float">
            <text:p>1276.1</text:p>
          </table:table-cell>
          <table:table-cell office:value-type="float" office:value="1124.62" calcext:value-type="float">
            <text:p>1124.62</text:p>
          </table:table-cell>
          <table:table-cell office:value-type="float" office:value="997.52" calcext:value-type="float">
            <text:p>997.52</text:p>
          </table:table-cell>
          <table:table-cell office:value-type="float" office:value="1270.39" calcext:value-type="float">
            <text:p>1270.39</text:p>
          </table:table-cell>
          <table:table-cell table:number-columns-repeated="2"/>
          <table:table-cell table:formula="of:=AVERAGE([.A119:.E119])" office:value-type="float" office:value="2320" calcext:value-type="float">
            <text:p>2320</text:p>
          </table:table-cell>
          <table:table-cell table:formula="of:=AVERAGE([.G119:.K119])" office:value-type="float" office:value="1187.144" calcext:value-type="float">
            <text:p>1187.144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023" calcext:value-type="float">
            <text:p>2023</text:p>
          </table:table-cell>
          <table:table-cell office:value-type="float" office:value="1883" calcext:value-type="float">
            <text:p>1883</text:p>
          </table:table-cell>
          <table:table-cell office:value-type="float" office:value="2008" calcext:value-type="float">
            <text:p>2008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float" office:value="1341.84" calcext:value-type="float">
            <text:p>1341.84</text:p>
          </table:table-cell>
          <table:table-cell office:value-type="float" office:value="1220.61" calcext:value-type="float">
            <text:p>1220.61</text:p>
          </table:table-cell>
          <table:table-cell office:value-type="float" office:value="1046.15" calcext:value-type="float">
            <text:p>1046.15</text:p>
          </table:table-cell>
          <table:table-cell office:value-type="float" office:value="1028.39" calcext:value-type="float">
            <text:p>1028.39</text:p>
          </table:table-cell>
          <table:table-cell office:value-type="float" office:value="1276.3" calcext:value-type="float">
            <text:p>1276.3</text:p>
          </table:table-cell>
          <table:table-cell table:number-columns-repeated="2"/>
          <table:table-cell table:formula="of:=AVERAGE([.A120:.E120])" office:value-type="float" office:value="2176" calcext:value-type="float">
            <text:p>2176</text:p>
          </table:table-cell>
          <table:table-cell table:formula="of:=AVERAGE([.G120:.K120])" office:value-type="float" office:value="1182.658" calcext:value-type="float">
            <text:p>1182.658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988" calcext:value-type="float">
            <text:p>1988</text:p>
          </table:table-cell>
          <table:table-cell office:value-type="float" office:value="2191" calcext:value-type="float">
            <text:p>2191</text:p>
          </table:table-cell>
          <table:table-cell office:value-type="float" office:value="1929" calcext:value-type="float">
            <text:p>1929</text:p>
          </table:table-cell>
          <table:table-cell office:value-type="float" office:value="2434" calcext:value-type="float">
            <text:p>2434</text:p>
          </table:table-cell>
          <table:table-cell/>
          <table:table-cell office:value-type="float" office:value="1217.33" calcext:value-type="float">
            <text:p>1217.33</text:p>
          </table:table-cell>
          <table:table-cell office:value-type="float" office:value="1296.19" calcext:value-type="float">
            <text:p>1296.19</text:p>
          </table:table-cell>
          <table:table-cell office:value-type="float" office:value="1135.47" calcext:value-type="float">
            <text:p>1135.47</text:p>
          </table:table-cell>
          <table:table-cell office:value-type="float" office:value="947.62" calcext:value-type="float">
            <text:p>947.62</text:p>
          </table:table-cell>
          <table:table-cell office:value-type="float" office:value="1198.41" calcext:value-type="float">
            <text:p>1198.41</text:p>
          </table:table-cell>
          <table:table-cell table:number-columns-repeated="2"/>
          <table:table-cell table:formula="of:=AVERAGE([.A121:.E121])" office:value-type="float" office:value="2197.4" calcext:value-type="float">
            <text:p>2197.4</text:p>
          </table:table-cell>
          <table:table-cell table:formula="of:=AVERAGE([.G121:.K121])" office:value-type="float" office:value="1159.004" calcext:value-type="float">
            <text:p>1159.004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2108" calcext:value-type="float">
            <text:p>2108</text:p>
          </table:table-cell>
          <table:table-cell office:value-type="float" office:value="2018" calcext:value-type="float">
            <text:p>2018</text:p>
          </table:table-cell>
          <table:table-cell office:value-type="float" office:value="2218" calcext:value-type="float">
            <text:p>2218</text:p>
          </table:table-cell>
          <table:table-cell office:value-type="float" office:value="2514" calcext:value-type="float">
            <text:p>2514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float" office:value="1181.46" calcext:value-type="float">
            <text:p>1181.46</text:p>
          </table:table-cell>
          <table:table-cell office:value-type="float" office:value="1127.63" calcext:value-type="float">
            <text:p>1127.63</text:p>
          </table:table-cell>
          <table:table-cell office:value-type="float" office:value="1028.34" calcext:value-type="float">
            <text:p>1028.34</text:p>
          </table:table-cell>
          <table:table-cell office:value-type="float" office:value="1103.64" calcext:value-type="float">
            <text:p>1103.64</text:p>
          </table:table-cell>
          <table:table-cell table:number-columns-repeated="2"/>
          <table:table-cell table:formula="of:=AVERAGE([.A122:.E122])" office:value-type="float" office:value="2292.6" calcext:value-type="float">
            <text:p>2292.6</text:p>
          </table:table-cell>
          <table:table-cell table:formula="of:=AVERAGE([.G122:.K122])" office:value-type="float" office:value="1134.014" calcext:value-type="float">
            <text:p>1134.014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336" calcext:value-type="float">
            <text:p>2336</text:p>
          </table:table-cell>
          <table:table-cell office:value-type="float" office:value="2053" calcext:value-type="float">
            <text:p>2053</text:p>
          </table:table-cell>
          <table:table-cell office:value-type="float" office:value="1943" calcext:value-type="float">
            <text:p>1943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1293.7" calcext:value-type="float">
            <text:p>1293.7</text:p>
          </table:table-cell>
          <table:table-cell office:value-type="float" office:value="1297.6" calcext:value-type="float">
            <text:p>1297.6</text:p>
          </table:table-cell>
          <table:table-cell office:value-type="float" office:value="995.46" calcext:value-type="float">
            <text:p>995.46</text:p>
          </table:table-cell>
          <table:table-cell office:value-type="float" office:value="1013.78" calcext:value-type="float">
            <text:p>1013.78</text:p>
          </table:table-cell>
          <table:table-cell office:value-type="float" office:value="1277.24" calcext:value-type="float">
            <text:p>1277.24</text:p>
          </table:table-cell>
          <table:table-cell table:number-columns-repeated="2"/>
          <table:table-cell table:formula="of:=AVERAGE([.A123:.E123])" office:value-type="float" office:value="2324.4" calcext:value-type="float">
            <text:p>2324.4</text:p>
          </table:table-cell>
          <table:table-cell table:formula="of:=AVERAGE([.G123:.K123])" office:value-type="float" office:value="1175.556" calcext:value-type="float">
            <text:p>1175.556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172" calcext:value-type="float">
            <text:p>2172</text:p>
          </table:table-cell>
          <table:table-cell office:value-type="float" office:value="2088" calcext:value-type="float">
            <text:p>2088</text:p>
          </table:table-cell>
          <table:table-cell office:value-type="float" office:value="1869" calcext:value-type="float">
            <text:p>1869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1170.48" calcext:value-type="float">
            <text:p>1170.48</text:p>
          </table:table-cell>
          <table:table-cell office:value-type="float" office:value="1216.43" calcext:value-type="float">
            <text:p>1216.43</text:p>
          </table:table-cell>
          <table:table-cell office:value-type="float" office:value="1162.86" calcext:value-type="float">
            <text:p>1162.86</text:p>
          </table:table-cell>
          <table:table-cell office:value-type="float" office:value="951.27" calcext:value-type="float">
            <text:p>951.27</text:p>
          </table:table-cell>
          <table:table-cell office:value-type="float" office:value="1199.37" calcext:value-type="float">
            <text:p>1199.37</text:p>
          </table:table-cell>
          <table:table-cell table:number-columns-repeated="2"/>
          <table:table-cell table:formula="of:=AVERAGE([.A124:.E124])" office:value-type="float" office:value="2194.2" calcext:value-type="float">
            <text:p>2194.2</text:p>
          </table:table-cell>
          <table:table-cell table:formula="of:=AVERAGE([.G124:.K124])" office:value-type="float" office:value="1140.082" calcext:value-type="float">
            <text:p>1140.08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023" calcext:value-type="float">
            <text:p>2023</text:p>
          </table:table-cell>
          <table:table-cell office:value-type="float" office:value="1738" calcext:value-type="float">
            <text:p>1738</text:p>
          </table:table-cell>
          <table:table-cell office:value-type="float" office:value="1993" calcext:value-type="float">
            <text:p>1993</text:p>
          </table:table-cell>
          <table:table-cell office:value-type="float" office:value="2280" calcext:value-type="float">
            <text:p>2280</text:p>
          </table:table-cell>
          <table:table-cell/>
          <table:table-cell office:value-type="float" office:value="1271.14" calcext:value-type="float">
            <text:p>1271.14</text:p>
          </table:table-cell>
          <table:table-cell office:value-type="float" office:value="1200.89" calcext:value-type="float">
            <text:p>1200.89</text:p>
          </table:table-cell>
          <table:table-cell office:value-type="float" office:value="1036.31" calcext:value-type="float">
            <text:p>1036.31</text:p>
          </table:table-cell>
          <table:table-cell office:value-type="float" office:value="966.69" calcext:value-type="float">
            <text:p>966.69</text:p>
          </table:table-cell>
          <table:table-cell office:value-type="float" office:value="1238.72" calcext:value-type="float">
            <text:p>1238.72</text:p>
          </table:table-cell>
          <table:table-cell table:number-columns-repeated="2"/>
          <table:table-cell table:formula="of:=AVERAGE([.A125:.E125])" office:value-type="float" office:value="2140.8" calcext:value-type="float">
            <text:p>2140.8</text:p>
          </table:table-cell>
          <table:table-cell table:formula="of:=AVERAGE([.G125:.K125])" office:value-type="float" office:value="1142.75" calcext:value-type="float">
            <text:p>1142.75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058" calcext:value-type="float">
            <text:p>2058</text:p>
          </table:table-cell>
          <table:table-cell office:value-type="float" office:value="1913" calcext:value-type="float">
            <text:p>1913</text:p>
          </table:table-cell>
          <table:table-cell office:value-type="float" office:value="1879" calcext:value-type="float">
            <text:p>1879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278.52" calcext:value-type="float">
            <text:p>1278.52</text:p>
          </table:table-cell>
          <table:table-cell office:value-type="float" office:value="1229.61" calcext:value-type="float">
            <text:p>1229.61</text:p>
          </table:table-cell>
          <table:table-cell office:value-type="float" office:value="1054.9" calcext:value-type="float">
            <text:p>1054.9</text:p>
          </table:table-cell>
          <table:table-cell office:value-type="float" office:value="904.7" calcext:value-type="float">
            <text:p>904.7</text:p>
          </table:table-cell>
          <table:table-cell office:value-type="float" office:value="1145.77" calcext:value-type="float">
            <text:p>1145.77</text:p>
          </table:table-cell>
          <table:table-cell table:number-columns-repeated="2"/>
          <table:table-cell table:formula="of:=AVERAGE([.A126:.E126])" office:value-type="float" office:value="2132.8" calcext:value-type="float">
            <text:p>2132.8</text:p>
          </table:table-cell>
          <table:table-cell table:formula="of:=AVERAGE([.G126:.K126])" office:value-type="float" office:value="1122.7" calcext:value-type="float">
            <text:p>1122.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122" calcext:value-type="float">
            <text:p>2122</text:p>
          </table:table-cell>
          <table:table-cell office:value-type="float" office:value="1818" calcext:value-type="float">
            <text:p>1818</text:p>
          </table:table-cell>
          <table:table-cell office:value-type="float" office:value="2400" calcext:value-type="float">
            <text:p>2400</text:p>
          </table:table-cell>
          <table:table-cell office:value-type="float" office:value="2413" calcext:value-type="float">
            <text:p>2413</text:p>
          </table:table-cell>
          <table:table-cell/>
          <table:table-cell office:value-type="float" office:value="1274.55" calcext:value-type="float">
            <text:p>1274.55</text:p>
          </table:table-cell>
          <table:table-cell office:value-type="float" office:value="1214.08" calcext:value-type="float">
            <text:p>1214.08</text:p>
          </table:table-cell>
          <table:table-cell office:value-type="float" office:value="1062.38" calcext:value-type="float">
            <text:p>1062.38</text:p>
          </table:table-cell>
          <table:table-cell office:value-type="float" office:value="1111.31" calcext:value-type="float">
            <text:p>1111.31</text:p>
          </table:table-cell>
          <table:table-cell office:value-type="float" office:value="1294.05" calcext:value-type="float">
            <text:p>1294.05</text:p>
          </table:table-cell>
          <table:table-cell table:number-columns-repeated="2"/>
          <table:table-cell table:formula="of:=AVERAGE([.A127:.E127])" office:value-type="float" office:value="2284.6" calcext:value-type="float">
            <text:p>2284.6</text:p>
          </table:table-cell>
          <table:table-cell table:formula="of:=AVERAGE([.G127:.K127])" office:value-type="float" office:value="1191.274" calcext:value-type="float">
            <text:p>1191.274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993" calcext:value-type="float">
            <text:p>1993</text:p>
          </table:table-cell>
          <table:table-cell office:value-type="float" office:value="1898" calcext:value-type="float">
            <text:p>1898</text:p>
          </table:table-cell>
          <table:table-cell office:value-type="float" office:value="2298" calcext:value-type="float">
            <text:p>2298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155.01" calcext:value-type="float">
            <text:p>1155.01</text:p>
          </table:table-cell>
          <table:table-cell office:value-type="float" office:value="1219.11" calcext:value-type="float">
            <text:p>1219.11</text:p>
          </table:table-cell>
          <table:table-cell office:value-type="float" office:value="1097.95" calcext:value-type="float">
            <text:p>1097.95</text:p>
          </table:table-cell>
          <table:table-cell office:value-type="float" office:value="943.64" calcext:value-type="float">
            <text:p>943.64</text:p>
          </table:table-cell>
          <table:table-cell office:value-type="float" office:value="1169.14" calcext:value-type="float">
            <text:p>1169.14</text:p>
          </table:table-cell>
          <table:table-cell table:number-columns-repeated="2"/>
          <table:table-cell table:formula="of:=AVERAGE([.A128:.E128])" office:value-type="float" office:value="2223.4" calcext:value-type="float">
            <text:p>2223.4</text:p>
          </table:table-cell>
          <table:table-cell table:formula="of:=AVERAGE([.G128:.K128])" office:value-type="float" office:value="1116.97" calcext:value-type="float">
            <text:p>1116.97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167" calcext:value-type="float">
            <text:p>2167</text:p>
          </table:table-cell>
          <table:table-cell office:value-type="float" office:value="1810" calcext:value-type="float">
            <text:p>1810</text:p>
          </table:table-cell>
          <table:table-cell office:value-type="float" office:value="2144" calcext:value-type="float">
            <text:p>2144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1321.95" calcext:value-type="float">
            <text:p>1321.95</text:p>
          </table:table-cell>
          <table:table-cell office:value-type="float" office:value="1067.99" calcext:value-type="float">
            <text:p>1067.99</text:p>
          </table:table-cell>
          <table:table-cell office:value-type="float" office:value="1134.7" calcext:value-type="float">
            <text:p>1134.7</text:p>
          </table:table-cell>
          <table:table-cell office:value-type="float" office:value="1039.78" calcext:value-type="float">
            <text:p>1039.78</text:p>
          </table:table-cell>
          <table:table-cell office:value-type="float" office:value="1213.03" calcext:value-type="float">
            <text:p>1213.03</text:p>
          </table:table-cell>
          <table:table-cell table:number-columns-repeated="2"/>
          <table:table-cell table:formula="of:=AVERAGE([.A129:.E129])" office:value-type="float" office:value="2236.2" calcext:value-type="float">
            <text:p>2236.2</text:p>
          </table:table-cell>
          <table:table-cell table:formula="of:=AVERAGE([.G129:.K129])" office:value-type="float" office:value="1155.49" calcext:value-type="float">
            <text:p>1155.4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268" calcext:value-type="float">
            <text:p>2268</text:p>
          </table:table-cell>
          <table:table-cell office:value-type="float" office:value="2063" calcext:value-type="float">
            <text:p>2063</text:p>
          </table:table-cell>
          <table:table-cell office:value-type="float" office:value="2093" calcext:value-type="float">
            <text:p>2093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1315.88" calcext:value-type="float">
            <text:p>1315.88</text:p>
          </table:table-cell>
          <table:table-cell office:value-type="float" office:value="1272.41" calcext:value-type="float">
            <text:p>1272.41</text:p>
          </table:table-cell>
          <table:table-cell office:value-type="float" office:value="1049.87" calcext:value-type="float">
            <text:p>1049.87</text:p>
          </table:table-cell>
          <table:table-cell office:value-type="float" office:value="1028.1" calcext:value-type="float">
            <text:p>1028.1</text:p>
          </table:table-cell>
          <table:table-cell office:value-type="float" office:value="1223.99" calcext:value-type="float">
            <text:p>1223.99</text:p>
          </table:table-cell>
          <table:table-cell table:number-columns-repeated="2"/>
          <table:table-cell table:formula="of:=AVERAGE([.A130:.E130])" office:value-type="float" office:value="2338.8" calcext:value-type="float">
            <text:p>2338.8</text:p>
          </table:table-cell>
          <table:table-cell table:formula="of:=AVERAGE([.G130:.K130])" office:value-type="float" office:value="1178.05" calcext:value-type="float">
            <text:p>1178.05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158" calcext:value-type="float">
            <text:p>2158</text:p>
          </table:table-cell>
          <table:table-cell office:value-type="float" office:value="1783" calcext:value-type="float">
            <text:p>1783</text:p>
          </table:table-cell>
          <table:table-cell office:value-type="float" office:value="1943" calcext:value-type="float">
            <text:p>1943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1221.13" calcext:value-type="float">
            <text:p>1221.13</text:p>
          </table:table-cell>
          <table:table-cell office:value-type="float" office:value="1246.46" calcext:value-type="float">
            <text:p>1246.46</text:p>
          </table:table-cell>
          <table:table-cell office:value-type="float" office:value="1073.55" calcext:value-type="float">
            <text:p>1073.55</text:p>
          </table:table-cell>
          <table:table-cell office:value-type="float" office:value="1066.58" calcext:value-type="float">
            <text:p>1066.58</text:p>
          </table:table-cell>
          <table:table-cell office:value-type="float" office:value="1162.38" calcext:value-type="float">
            <text:p>1162.38</text:p>
          </table:table-cell>
          <table:table-cell table:number-columns-repeated="2"/>
          <table:table-cell table:formula="of:=AVERAGE([.A131:.E131])" office:value-type="float" office:value="2190.8" calcext:value-type="float">
            <text:p>2190.8</text:p>
          </table:table-cell>
          <table:table-cell table:formula="of:=AVERAGE([.G131:.K131])" office:value-type="float" office:value="1154.02" calcext:value-type="float">
            <text:p>1154.02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058" calcext:value-type="float">
            <text:p>2058</text:p>
          </table:table-cell>
          <table:table-cell office:value-type="float" office:value="1998" calcext:value-type="float">
            <text:p>1998</text:p>
          </table:table-cell>
          <table:table-cell office:value-type="float" office:value="2250" calcext:value-type="float">
            <text:p>2250</text:p>
          </table:table-cell>
          <table:table-cell office:value-type="float" office:value="2465" calcext:value-type="float">
            <text:p>2465</text:p>
          </table:table-cell>
          <table:table-cell/>
          <table:table-cell office:value-type="float" office:value="1280.04" calcext:value-type="float">
            <text:p>1280.04</text:p>
          </table:table-cell>
          <table:table-cell office:value-type="float" office:value="1200.34" calcext:value-type="float">
            <text:p>1200.34</text:p>
          </table:table-cell>
          <table:table-cell office:value-type="float" office:value="1129.83" calcext:value-type="float">
            <text:p>1129.83</text:p>
          </table:table-cell>
          <table:table-cell office:value-type="float" office:value="1075.98" calcext:value-type="float">
            <text:p>1075.98</text:p>
          </table:table-cell>
          <table:table-cell office:value-type="float" office:value="1183.61" calcext:value-type="float">
            <text:p>1183.61</text:p>
          </table:table-cell>
          <table:table-cell table:number-columns-repeated="2"/>
          <table:table-cell table:formula="of:=AVERAGE([.A132:.E132])" office:value-type="float" office:value="2320.2" calcext:value-type="float">
            <text:p>2320.2</text:p>
          </table:table-cell>
          <table:table-cell table:formula="of:=AVERAGE([.G132:.K132])" office:value-type="float" office:value="1173.96" calcext:value-type="float">
            <text:p>1173.96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028" calcext:value-type="float">
            <text:p>2028</text:p>
          </table:table-cell>
          <table:table-cell office:value-type="float" office:value="1888" calcext:value-type="float">
            <text:p>1888</text:p>
          </table:table-cell>
          <table:table-cell office:value-type="float" office:value="2203" calcext:value-type="float">
            <text:p>2203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289.85" calcext:value-type="float">
            <text:p>1289.85</text:p>
          </table:table-cell>
          <table:table-cell office:value-type="float" office:value="1236.35" calcext:value-type="float">
            <text:p>1236.35</text:p>
          </table:table-cell>
          <table:table-cell office:value-type="float" office:value="1060.51" calcext:value-type="float">
            <text:p>1060.51</text:p>
          </table:table-cell>
          <table:table-cell office:value-type="float" office:value="1097.02" calcext:value-type="float">
            <text:p>1097.02</text:p>
          </table:table-cell>
          <table:table-cell office:value-type="float" office:value="1170.99" calcext:value-type="float">
            <text:p>1170.99</text:p>
          </table:table-cell>
          <table:table-cell table:number-columns-repeated="2"/>
          <table:table-cell table:formula="of:=AVERAGE([.A133:.E133])" office:value-type="float" office:value="2242" calcext:value-type="float">
            <text:p>2242</text:p>
          </table:table-cell>
          <table:table-cell table:formula="of:=AVERAGE([.G133:.K133])" office:value-type="float" office:value="1170.944" calcext:value-type="float">
            <text:p>1170.944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928" calcext:value-type="float">
            <text:p>1928</text:p>
          </table:table-cell>
          <table:table-cell office:value-type="float" office:value="1938" calcext:value-type="float">
            <text:p>1938</text:p>
          </table:table-cell>
          <table:table-cell office:value-type="float" office:value="2207" calcext:value-type="float">
            <text:p>2207</text:p>
          </table:table-cell>
          <table:table-cell office:value-type="float" office:value="2420" calcext:value-type="float">
            <text:p>2420</text:p>
          </table:table-cell>
          <table:table-cell/>
          <table:table-cell office:value-type="float" office:value="1394.7" calcext:value-type="float">
            <text:p>1394.7</text:p>
          </table:table-cell>
          <table:table-cell office:value-type="float" office:value="1204.37" calcext:value-type="float">
            <text:p>1204.37</text:p>
          </table:table-cell>
          <table:table-cell office:value-type="float" office:value="1025.24" calcext:value-type="float">
            <text:p>1025.24</text:p>
          </table:table-cell>
          <table:table-cell office:value-type="float" office:value="1056.69" calcext:value-type="float">
            <text:p>1056.69</text:p>
          </table:table-cell>
          <table:table-cell office:value-type="float" office:value="1164.37" calcext:value-type="float">
            <text:p>1164.37</text:p>
          </table:table-cell>
          <table:table-cell table:number-columns-repeated="2"/>
          <table:table-cell table:formula="of:=AVERAGE([.A134:.E134])" office:value-type="float" office:value="2274.6" calcext:value-type="float">
            <text:p>2274.6</text:p>
          </table:table-cell>
          <table:table-cell table:formula="of:=AVERAGE([.G134:.K134])" office:value-type="float" office:value="1169.074" calcext:value-type="float">
            <text:p>1169.074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948" calcext:value-type="float">
            <text:p>1948</text:p>
          </table:table-cell>
          <table:table-cell office:value-type="float" office:value="1898" calcext:value-type="float">
            <text:p>1898</text:p>
          </table:table-cell>
          <table:table-cell office:value-type="float" office:value="2013" calcext:value-type="float">
            <text:p>2013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324.16" calcext:value-type="float">
            <text:p>1324.16</text:p>
          </table:table-cell>
          <table:table-cell office:value-type="float" office:value="1120.35" calcext:value-type="float">
            <text:p>1120.35</text:p>
          </table:table-cell>
          <table:table-cell office:value-type="float" office:value="1046.52" calcext:value-type="float">
            <text:p>1046.52</text:p>
          </table:table-cell>
          <table:table-cell office:value-type="float" office:value="992.31" calcext:value-type="float">
            <text:p>992.31</text:p>
          </table:table-cell>
          <table:table-cell office:value-type="float" office:value="1189.73" calcext:value-type="float">
            <text:p>1189.73</text:p>
          </table:table-cell>
          <table:table-cell table:number-columns-repeated="2"/>
          <table:table-cell table:formula="of:=AVERAGE([.A135:.E135])" office:value-type="float" office:value="2198.8" calcext:value-type="float">
            <text:p>2198.8</text:p>
          </table:table-cell>
          <table:table-cell table:formula="of:=AVERAGE([.G135:.K135])" office:value-type="float" office:value="1134.614" calcext:value-type="float">
            <text:p>1134.614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913" calcext:value-type="float">
            <text:p>1913</text:p>
          </table:table-cell>
          <table:table-cell office:value-type="float" office:value="1864" calcext:value-type="float">
            <text:p>1864</text:p>
          </table:table-cell>
          <table:table-cell office:value-type="float" office:value="2434" calcext:value-type="float">
            <text:p>2434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float" office:value="1269.87" calcext:value-type="float">
            <text:p>1269.87</text:p>
          </table:table-cell>
          <table:table-cell office:value-type="float" office:value="1156.97" calcext:value-type="float">
            <text:p>1156.97</text:p>
          </table:table-cell>
          <table:table-cell office:value-type="float" office:value="1039.67" calcext:value-type="float">
            <text:p>1039.67</text:p>
          </table:table-cell>
          <table:table-cell office:value-type="float" office:value="1044.17" calcext:value-type="float">
            <text:p>1044.17</text:p>
          </table:table-cell>
          <table:table-cell office:value-type="float" office:value="1248.05" calcext:value-type="float">
            <text:p>1248.05</text:p>
          </table:table-cell>
          <table:table-cell table:number-columns-repeated="2"/>
          <table:table-cell table:formula="of:=AVERAGE([.A136:.E136])" office:value-type="float" office:value="2320.2" calcext:value-type="float">
            <text:p>2320.2</text:p>
          </table:table-cell>
          <table:table-cell table:formula="of:=AVERAGE([.G136:.K136])" office:value-type="float" office:value="1151.746" calcext:value-type="float">
            <text:p>1151.746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978" calcext:value-type="float">
            <text:p>1978</text:p>
          </table:table-cell>
          <table:table-cell office:value-type="float" office:value="2006" calcext:value-type="float">
            <text:p>2006</text:p>
          </table:table-cell>
          <table:table-cell office:value-type="float" office:value="2147" calcext:value-type="float">
            <text:p>2147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476.32" calcext:value-type="float">
            <text:p>1476.32</text:p>
          </table:table-cell>
          <table:table-cell office:value-type="float" office:value="1167.24" calcext:value-type="float">
            <text:p>1167.24</text:p>
          </table:table-cell>
          <table:table-cell office:value-type="float" office:value="1055.43" calcext:value-type="float">
            <text:p>1055.43</text:p>
          </table:table-cell>
          <table:table-cell office:value-type="float" office:value="1104.65" calcext:value-type="float">
            <text:p>1104.65</text:p>
          </table:table-cell>
          <table:table-cell office:value-type="float" office:value="1205.63" calcext:value-type="float">
            <text:p>1205.63</text:p>
          </table:table-cell>
          <table:table-cell table:number-columns-repeated="2"/>
          <table:table-cell table:formula="of:=AVERAGE([.A137:.E137])" office:value-type="float" office:value="2316.2" calcext:value-type="float">
            <text:p>2316.2</text:p>
          </table:table-cell>
          <table:table-cell table:formula="of:=AVERAGE([.G137:.K137])" office:value-type="float" office:value="1201.854" calcext:value-type="float">
            <text:p>1201.854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928" calcext:value-type="float">
            <text:p>1928</text:p>
          </table:table-cell>
          <table:table-cell office:value-type="float" office:value="2083" calcext:value-type="float">
            <text:p>2083</text:p>
          </table:table-cell>
          <table:table-cell office:value-type="float" office:value="1943" calcext:value-type="float">
            <text:p>1943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1418.8" calcext:value-type="float">
            <text:p>1418.8</text:p>
          </table:table-cell>
          <table:table-cell office:value-type="float" office:value="1222.42" calcext:value-type="float">
            <text:p>1222.42</text:p>
          </table:table-cell>
          <table:table-cell office:value-type="float" office:value="1097.81" calcext:value-type="float">
            <text:p>1097.81</text:p>
          </table:table-cell>
          <table:table-cell office:value-type="float" office:value="1019.68" calcext:value-type="float">
            <text:p>1019.68</text:p>
          </table:table-cell>
          <table:table-cell office:value-type="float" office:value="1190.66" calcext:value-type="float">
            <text:p>1190.66</text:p>
          </table:table-cell>
          <table:table-cell table:number-columns-repeated="2"/>
          <table:table-cell table:formula="of:=AVERAGE([.A138:.E138])" office:value-type="float" office:value="2243.8" calcext:value-type="float">
            <text:p>2243.8</text:p>
          </table:table-cell>
          <table:table-cell table:formula="of:=AVERAGE([.G138:.K138])" office:value-type="float" office:value="1189.874" calcext:value-type="float">
            <text:p>1189.874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023" calcext:value-type="float">
            <text:p>2023</text:p>
          </table:table-cell>
          <table:table-cell office:value-type="float" office:value="2189" calcext:value-type="float">
            <text:p>2189</text:p>
          </table:table-cell>
          <table:table-cell office:value-type="float" office:value="2369" calcext:value-type="float">
            <text:p>2369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1424.54" calcext:value-type="float">
            <text:p>1424.54</text:p>
          </table:table-cell>
          <table:table-cell office:value-type="float" office:value="1177.32" calcext:value-type="float">
            <text:p>1177.32</text:p>
          </table:table-cell>
          <table:table-cell office:value-type="float" office:value="1070.58" calcext:value-type="float">
            <text:p>1070.58</text:p>
          </table:table-cell>
          <table:table-cell office:value-type="float" office:value="985.63" calcext:value-type="float">
            <text:p>985.63</text:p>
          </table:table-cell>
          <table:table-cell office:value-type="float" office:value="1208.21" calcext:value-type="float">
            <text:p>1208.21</text:p>
          </table:table-cell>
          <table:table-cell table:number-columns-repeated="2"/>
          <table:table-cell table:formula="of:=AVERAGE([.A139:.E139])" office:value-type="float" office:value="2300.2" calcext:value-type="float">
            <text:p>2300.2</text:p>
          </table:table-cell>
          <table:table-cell table:formula="of:=AVERAGE([.G139:.K139])" office:value-type="float" office:value="1173.256" calcext:value-type="float">
            <text:p>1173.256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963" calcext:value-type="float">
            <text:p>1963</text:p>
          </table:table-cell>
          <table:table-cell office:value-type="float" office:value="2008" calcext:value-type="float">
            <text:p>2008</text:p>
          </table:table-cell>
          <table:table-cell office:value-type="float" office:value="2450" calcext:value-type="float">
            <text:p>2450</text:p>
          </table:table-cell>
          <table:table-cell office:value-type="float" office:value="2399" calcext:value-type="float">
            <text:p>2399</text:p>
          </table:table-cell>
          <table:table-cell/>
          <table:table-cell office:value-type="float" office:value="1271.91" calcext:value-type="float">
            <text:p>1271.91</text:p>
          </table:table-cell>
          <table:table-cell office:value-type="float" office:value="1225.25" calcext:value-type="float">
            <text:p>1225.25</text:p>
          </table:table-cell>
          <table:table-cell office:value-type="float" office:value="1147.04" calcext:value-type="float">
            <text:p>1147.04</text:p>
          </table:table-cell>
          <table:table-cell office:value-type="float" office:value="1027.15" calcext:value-type="float">
            <text:p>1027.15</text:p>
          </table:table-cell>
          <table:table-cell office:value-type="float" office:value="1192.97" calcext:value-type="float">
            <text:p>1192.97</text:p>
          </table:table-cell>
          <table:table-cell table:number-columns-repeated="2"/>
          <table:table-cell table:formula="of:=AVERAGE([.A140:.E140])" office:value-type="float" office:value="2317" calcext:value-type="float">
            <text:p>2317</text:p>
          </table:table-cell>
          <table:table-cell table:formula="of:=AVERAGE([.G140:.K140])" office:value-type="float" office:value="1172.864" calcext:value-type="float">
            <text:p>1172.86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108" calcext:value-type="float">
            <text:p>2108</text:p>
          </table:table-cell>
          <table:table-cell office:value-type="float" office:value="2055" calcext:value-type="float">
            <text:p>2055</text:p>
          </table:table-cell>
          <table:table-cell office:value-type="float" office:value="2304" calcext:value-type="float">
            <text:p>2304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1460.59" calcext:value-type="float">
            <text:p>1460.59</text:p>
          </table:table-cell>
          <table:table-cell office:value-type="float" office:value="1103.32" calcext:value-type="float">
            <text:p>1103.32</text:p>
          </table:table-cell>
          <table:table-cell office:value-type="float" office:value="1061.29" calcext:value-type="float">
            <text:p>1061.29</text:p>
          </table:table-cell>
          <table:table-cell office:value-type="float" office:value="1057.62" calcext:value-type="float">
            <text:p>1057.62</text:p>
          </table:table-cell>
          <table:table-cell office:value-type="float" office:value="1215.06" calcext:value-type="float">
            <text:p>1215.06</text:p>
          </table:table-cell>
          <table:table-cell table:number-columns-repeated="2"/>
          <table:table-cell table:formula="of:=AVERAGE([.A141:.E141])" office:value-type="float" office:value="2328.4" calcext:value-type="float">
            <text:p>2328.4</text:p>
          </table:table-cell>
          <table:table-cell table:formula="of:=AVERAGE([.G141:.K141])" office:value-type="float" office:value="1179.576" calcext:value-type="float">
            <text:p>1179.576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863" calcext:value-type="float">
            <text:p>1863</text:p>
          </table:table-cell>
          <table:table-cell office:value-type="float" office:value="2014" calcext:value-type="float">
            <text:p>2014</text:p>
          </table:table-cell>
          <table:table-cell office:value-type="float" office:value="2218" calcext:value-type="float">
            <text:p>2218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1460.47" calcext:value-type="float">
            <text:p>1460.47</text:p>
          </table:table-cell>
          <table:table-cell office:value-type="float" office:value="1238.12" calcext:value-type="float">
            <text:p>1238.12</text:p>
          </table:table-cell>
          <table:table-cell office:value-type="float" office:value="1036.08" calcext:value-type="float">
            <text:p>1036.08</text:p>
          </table:table-cell>
          <table:table-cell office:value-type="float" office:value="1008.34" calcext:value-type="float">
            <text:p>1008.34</text:p>
          </table:table-cell>
          <table:table-cell office:value-type="float" office:value="1203.24" calcext:value-type="float">
            <text:p>1203.24</text:p>
          </table:table-cell>
          <table:table-cell table:number-columns-repeated="2"/>
          <table:table-cell table:formula="of:=AVERAGE([.A142:.E142])" office:value-type="float" office:value="2356" calcext:value-type="float">
            <text:p>2356</text:p>
          </table:table-cell>
          <table:table-cell table:formula="of:=AVERAGE([.G142:.K142])" office:value-type="float" office:value="1189.25" calcext:value-type="float">
            <text:p>1189.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63" calcext:value-type="float">
            <text:p>1863</text:p>
          </table:table-cell>
          <table:table-cell office:value-type="float" office:value="1968" calcext:value-type="float">
            <text:p>1968</text:p>
          </table:table-cell>
          <table:table-cell office:value-type="float" office:value="1844" calcext:value-type="float">
            <text:p>1844</text:p>
          </table:table-cell>
          <table:table-cell office:value-type="float" office:value="2515" calcext:value-type="float">
            <text:p>2515</text:p>
          </table:table-cell>
          <table:table-cell/>
          <table:table-cell office:value-type="float" office:value="1341.45" calcext:value-type="float">
            <text:p>1341.45</text:p>
          </table:table-cell>
          <table:table-cell office:value-type="float" office:value="1189.1" calcext:value-type="float">
            <text:p>1189.1</text:p>
          </table:table-cell>
          <table:table-cell office:value-type="float" office:value="1073.53" calcext:value-type="float">
            <text:p>1073.53</text:p>
          </table:table-cell>
          <table:table-cell office:value-type="float" office:value="948.98" calcext:value-type="float">
            <text:p>948.98</text:p>
          </table:table-cell>
          <table:table-cell office:value-type="float" office:value="1155.92" calcext:value-type="float">
            <text:p>1155.92</text:p>
          </table:table-cell>
          <table:table-cell table:number-columns-repeated="2"/>
          <table:table-cell table:formula="of:=AVERAGE([.A143:.E143])" office:value-type="float" office:value="2198" calcext:value-type="float">
            <text:p>2198</text:p>
          </table:table-cell>
          <table:table-cell table:formula="of:=AVERAGE([.G143:.K143])" office:value-type="float" office:value="1141.796" calcext:value-type="float">
            <text:p>1141.796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1998" calcext:value-type="float">
            <text:p>1998</text:p>
          </table:table-cell>
          <table:table-cell office:value-type="float" office:value="1923" calcext:value-type="float">
            <text:p>1923</text:p>
          </table:table-cell>
          <table:table-cell office:value-type="float" office:value="2154" calcext:value-type="float">
            <text:p>2154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1470.74" calcext:value-type="float">
            <text:p>1470.74</text:p>
          </table:table-cell>
          <table:table-cell office:value-type="float" office:value="1202.73" calcext:value-type="float">
            <text:p>1202.73</text:p>
          </table:table-cell>
          <table:table-cell office:value-type="float" office:value="1056.6" calcext:value-type="float">
            <text:p>1056.6</text:p>
          </table:table-cell>
          <table:table-cell office:value-type="float" office:value="1054.11" calcext:value-type="float">
            <text:p>1054.11</text:p>
          </table:table-cell>
          <table:table-cell office:value-type="float" office:value="1087.13" calcext:value-type="float">
            <text:p>1087.13</text:p>
          </table:table-cell>
          <table:table-cell table:number-columns-repeated="2"/>
          <table:table-cell table:formula="of:=AVERAGE([.A144:.E144])" office:value-type="float" office:value="2233.8" calcext:value-type="float">
            <text:p>2233.8</text:p>
          </table:table-cell>
          <table:table-cell table:formula="of:=AVERAGE([.G144:.K144])" office:value-type="float" office:value="1174.262" calcext:value-type="float">
            <text:p>1174.26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163" calcext:value-type="float">
            <text:p>2163</text:p>
          </table:table-cell>
          <table:table-cell office:value-type="float" office:value="2153" calcext:value-type="float">
            <text:p>2153</text:p>
          </table:table-cell>
          <table:table-cell office:value-type="float" office:value="2268" calcext:value-type="float">
            <text:p>2268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26.52" calcext:value-type="float">
            <text:p>1426.52</text:p>
          </table:table-cell>
          <table:table-cell office:value-type="float" office:value="1271.37" calcext:value-type="float">
            <text:p>1271.37</text:p>
          </table:table-cell>
          <table:table-cell office:value-type="float" office:value="1078.71" calcext:value-type="float">
            <text:p>1078.71</text:p>
          </table:table-cell>
          <table:table-cell office:value-type="float" office:value="899.16" calcext:value-type="float">
            <text:p>899.16</text:p>
          </table:table-cell>
          <table:table-cell office:value-type="float" office:value="1041.23" calcext:value-type="float">
            <text:p>1041.23</text:p>
          </table:table-cell>
          <table:table-cell table:number-columns-repeated="2"/>
          <table:table-cell table:formula="of:=AVERAGE([.A145:.E145])" office:value-type="float" office:value="2396.8" calcext:value-type="float">
            <text:p>2396.8</text:p>
          </table:table-cell>
          <table:table-cell table:formula="of:=AVERAGE([.G145:.K145])" office:value-type="float" office:value="1143.398" calcext:value-type="float">
            <text:p>1143.398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953" calcext:value-type="float">
            <text:p>1953</text:p>
          </table:table-cell>
          <table:table-cell office:value-type="float" office:value="1848" calcext:value-type="float">
            <text:p>1848</text:p>
          </table:table-cell>
          <table:table-cell office:value-type="float" office:value="1847" calcext:value-type="float">
            <text:p>1847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float" office:value="1445.31" calcext:value-type="float">
            <text:p>1445.31</text:p>
          </table:table-cell>
          <table:table-cell office:value-type="float" office:value="1101.63" calcext:value-type="float">
            <text:p>1101.63</text:p>
          </table:table-cell>
          <table:table-cell office:value-type="float" office:value="1042.28" calcext:value-type="float">
            <text:p>1042.28</text:p>
          </table:table-cell>
          <table:table-cell office:value-type="float" office:value="907.84" calcext:value-type="float">
            <text:p>907.84</text:p>
          </table:table-cell>
          <table:table-cell office:value-type="float" office:value="1094.67" calcext:value-type="float">
            <text:p>1094.67</text:p>
          </table:table-cell>
          <table:table-cell table:number-columns-repeated="2"/>
          <table:table-cell table:formula="of:=AVERAGE([.A146:.E146])" office:value-type="float" office:value="2162.8" calcext:value-type="float">
            <text:p>2162.8</text:p>
          </table:table-cell>
          <table:table-cell table:formula="of:=AVERAGE([.G146:.K146])" office:value-type="float" office:value="1118.346" calcext:value-type="float">
            <text:p>1118.346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842" calcext:value-type="float">
            <text:p>1842</text:p>
          </table:table-cell>
          <table:table-cell office:value-type="float" office:value="2053" calcext:value-type="float">
            <text:p>2053</text:p>
          </table:table-cell>
          <table:table-cell office:value-type="float" office:value="2162" calcext:value-type="float">
            <text:p>2162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1322.74" calcext:value-type="float">
            <text:p>1322.74</text:p>
          </table:table-cell>
          <table:table-cell office:value-type="float" office:value="1269.26" calcext:value-type="float">
            <text:p>1269.26</text:p>
          </table:table-cell>
          <table:table-cell office:value-type="float" office:value="1099.71" calcext:value-type="float">
            <text:p>1099.71</text:p>
          </table:table-cell>
          <table:table-cell office:value-type="float" office:value="861.36" calcext:value-type="float">
            <text:p>861.36</text:p>
          </table:table-cell>
          <table:table-cell office:value-type="float" office:value="1161.11" calcext:value-type="float">
            <text:p>1161.11</text:p>
          </table:table-cell>
          <table:table-cell table:number-columns-repeated="2"/>
          <table:table-cell table:formula="of:=AVERAGE([.A147:.E147])" office:value-type="float" office:value="2181.2" calcext:value-type="float">
            <text:p>2181.2</text:p>
          </table:table-cell>
          <table:table-cell table:formula="of:=AVERAGE([.G147:.K147])" office:value-type="float" office:value="1142.836" calcext:value-type="float">
            <text:p>1142.836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883" calcext:value-type="float">
            <text:p>1883</text:p>
          </table:table-cell>
          <table:table-cell office:value-type="float" office:value="1923" calcext:value-type="float">
            <text:p>1923</text:p>
          </table:table-cell>
          <table:table-cell office:value-type="float" office:value="2056" calcext:value-type="float">
            <text:p>2056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float" office:value="1427.43" calcext:value-type="float">
            <text:p>1427.43</text:p>
          </table:table-cell>
          <table:table-cell office:value-type="float" office:value="1185.07" calcext:value-type="float">
            <text:p>1185.07</text:p>
          </table:table-cell>
          <table:table-cell office:value-type="float" office:value="1083.28" calcext:value-type="float">
            <text:p>1083.28</text:p>
          </table:table-cell>
          <table:table-cell office:value-type="float" office:value="938.58" calcext:value-type="float">
            <text:p>938.58</text:p>
          </table:table-cell>
          <table:table-cell office:value-type="float" office:value="1034.55" calcext:value-type="float">
            <text:p>1034.55</text:p>
          </table:table-cell>
          <table:table-cell table:number-columns-repeated="2"/>
          <table:table-cell table:formula="of:=AVERAGE([.A148:.E148])" office:value-type="float" office:value="2193.6" calcext:value-type="float">
            <text:p>2193.6</text:p>
          </table:table-cell>
          <table:table-cell table:formula="of:=AVERAGE([.G148:.K148])" office:value-type="float" office:value="1133.782" calcext:value-type="float">
            <text:p>1133.782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993" calcext:value-type="float">
            <text:p>1993</text:p>
          </table:table-cell>
          <table:table-cell office:value-type="float" office:value="2253" calcext:value-type="float">
            <text:p>2253</text:p>
          </table:table-cell>
          <table:table-cell office:value-type="float" office:value="2223" calcext:value-type="float">
            <text:p>2223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286.86" calcext:value-type="float">
            <text:p>1286.86</text:p>
          </table:table-cell>
          <table:table-cell office:value-type="float" office:value="1207.17" calcext:value-type="float">
            <text:p>1207.17</text:p>
          </table:table-cell>
          <table:table-cell office:value-type="float" office:value="1104.24" calcext:value-type="float">
            <text:p>1104.24</text:p>
          </table:table-cell>
          <table:table-cell office:value-type="float" office:value="928.73" calcext:value-type="float">
            <text:p>928.73</text:p>
          </table:table-cell>
          <table:table-cell office:value-type="float" office:value="1062.57" calcext:value-type="float">
            <text:p>1062.57</text:p>
          </table:table-cell>
          <table:table-cell table:number-columns-repeated="2"/>
          <table:table-cell table:formula="of:=AVERAGE([.A149:.E149])" office:value-type="float" office:value="2358.8" calcext:value-type="float">
            <text:p>2358.8</text:p>
          </table:table-cell>
          <table:table-cell table:formula="of:=AVERAGE([.G149:.K149])" office:value-type="float" office:value="1117.914" calcext:value-type="float">
            <text:p>1117.91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958" calcext:value-type="float">
            <text:p>1958</text:p>
          </table:table-cell>
          <table:table-cell office:value-type="float" office:value="2153" calcext:value-type="float">
            <text:p>2153</text:p>
          </table:table-cell>
          <table:table-cell office:value-type="float" office:value="2076" calcext:value-type="float">
            <text:p>207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400.57" calcext:value-type="float">
            <text:p>1400.57</text:p>
          </table:table-cell>
          <table:table-cell office:value-type="float" office:value="1250.63" calcext:value-type="float">
            <text:p>1250.63</text:p>
          </table:table-cell>
          <table:table-cell office:value-type="float" office:value="1137.38" calcext:value-type="float">
            <text:p>1137.38</text:p>
          </table:table-cell>
          <table:table-cell office:value-type="float" office:value="892.72" calcext:value-type="float">
            <text:p>892.72</text:p>
          </table:table-cell>
          <table:table-cell office:value-type="float" office:value="1015.46" calcext:value-type="float">
            <text:p>1015.46</text:p>
          </table:table-cell>
          <table:table-cell table:number-columns-repeated="2"/>
          <table:table-cell table:formula="of:=AVERAGE([.A150:.E150])" office:value-type="float" office:value="2267.4" calcext:value-type="float">
            <text:p>2267.4</text:p>
          </table:table-cell>
          <table:table-cell table:formula="of:=AVERAGE([.G150:.K150])" office:value-type="float" office:value="1139.352" calcext:value-type="float">
            <text:p>1139.352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908" calcext:value-type="float">
            <text:p>1908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1303.1" calcext:value-type="float">
            <text:p>1303.1</text:p>
          </table:table-cell>
          <table:table-cell office:value-type="float" office:value="1158.99" calcext:value-type="float">
            <text:p>1158.99</text:p>
          </table:table-cell>
          <table:table-cell office:value-type="float" office:value="1123.48" calcext:value-type="float">
            <text:p>1123.48</text:p>
          </table:table-cell>
          <table:table-cell office:value-type="float" office:value="850" calcext:value-type="float">
            <text:p>850</text:p>
          </table:table-cell>
          <table:table-cell office:value-type="float" office:value="1089.79" calcext:value-type="float">
            <text:p>1089.79</text:p>
          </table:table-cell>
          <table:table-cell table:number-columns-repeated="2"/>
          <table:table-cell table:formula="of:=AVERAGE([.A151:.E151])" office:value-type="float" office:value="2220.6" calcext:value-type="float">
            <text:p>2220.6</text:p>
          </table:table-cell>
          <table:table-cell table:formula="of:=AVERAGE([.G151:.K151])" office:value-type="float" office:value="1105.072" calcext:value-type="float">
            <text:p>1105.072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956" calcext:value-type="float">
            <text:p>1956</text:p>
          </table:table-cell>
          <table:table-cell office:value-type="float" office:value="2083" calcext:value-type="float">
            <text:p>2083</text:p>
          </table:table-cell>
          <table:table-cell office:value-type="float" office:value="2029" calcext:value-type="float">
            <text:p>2029</text:p>
          </table:table-cell>
          <table:table-cell office:value-type="float" office:value="2345" calcext:value-type="float">
            <text:p>2345</text:p>
          </table:table-cell>
          <table:table-cell/>
          <table:table-cell office:value-type="float" office:value="1250.92" calcext:value-type="float">
            <text:p>1250.92</text:p>
          </table:table-cell>
          <table:table-cell office:value-type="float" office:value="1162.42" calcext:value-type="float">
            <text:p>1162.42</text:p>
          </table:table-cell>
          <table:table-cell office:value-type="float" office:value="1060" calcext:value-type="float">
            <text:p>1060</text:p>
          </table:table-cell>
          <table:table-cell office:value-type="float" office:value="929.27" calcext:value-type="float">
            <text:p>929.27</text:p>
          </table:table-cell>
          <table:table-cell office:value-type="float" office:value="1148.56" calcext:value-type="float">
            <text:p>1148.56</text:p>
          </table:table-cell>
          <table:table-cell table:number-columns-repeated="2"/>
          <table:table-cell table:formula="of:=AVERAGE([.A152:.E152])" office:value-type="float" office:value="2261.6" calcext:value-type="float">
            <text:p>2261.6</text:p>
          </table:table-cell>
          <table:table-cell table:formula="of:=AVERAGE([.G152:.K152])" office:value-type="float" office:value="1110.234" calcext:value-type="float">
            <text:p>1110.234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124" calcext:value-type="float">
            <text:p>2124</text:p>
          </table:table-cell>
          <table:table-cell office:value-type="float" office:value="1913" calcext:value-type="float">
            <text:p>1913</text:p>
          </table:table-cell>
          <table:table-cell office:value-type="float" office:value="2079" calcext:value-type="float">
            <text:p>2079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361.34" calcext:value-type="float">
            <text:p>1361.34</text:p>
          </table:table-cell>
          <table:table-cell office:value-type="float" office:value="1209.8" calcext:value-type="float">
            <text:p>1209.8</text:p>
          </table:table-cell>
          <table:table-cell office:value-type="float" office:value="1103.63" calcext:value-type="float">
            <text:p>1103.63</text:p>
          </table:table-cell>
          <table:table-cell office:value-type="float" office:value="948.31" calcext:value-type="float">
            <text:p>948.31</text:p>
          </table:table-cell>
          <table:table-cell office:value-type="float" office:value="1133.37" calcext:value-type="float">
            <text:p>1133.37</text:p>
          </table:table-cell>
          <table:table-cell table:number-columns-repeated="2"/>
          <table:table-cell table:formula="of:=AVERAGE([.A153:.E153])" office:value-type="float" office:value="2250.4" calcext:value-type="float">
            <text:p>2250.4</text:p>
          </table:table-cell>
          <table:table-cell table:formula="of:=AVERAGE([.G153:.K153])" office:value-type="float" office:value="1151.29" calcext:value-type="float">
            <text:p>1151.29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2038" calcext:value-type="float">
            <text:p>2038</text:p>
          </table:table-cell>
          <table:table-cell office:value-type="float" office:value="1913" calcext:value-type="float">
            <text:p>1913</text:p>
          </table:table-cell>
          <table:table-cell office:value-type="float" office:value="1979" calcext:value-type="float">
            <text:p>1979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386.57" calcext:value-type="float">
            <text:p>1386.57</text:p>
          </table:table-cell>
          <table:table-cell office:value-type="float" office:value="1222.98" calcext:value-type="float">
            <text:p>1222.98</text:p>
          </table:table-cell>
          <table:table-cell office:value-type="float" office:value="1119.22" calcext:value-type="float">
            <text:p>1119.22</text:p>
          </table:table-cell>
          <table:table-cell office:value-type="float" office:value="1001.94" calcext:value-type="float">
            <text:p>1001.94</text:p>
          </table:table-cell>
          <table:table-cell office:value-type="float" office:value="1171.01" calcext:value-type="float">
            <text:p>1171.01</text:p>
          </table:table-cell>
          <table:table-cell table:number-columns-repeated="2"/>
          <table:table-cell table:formula="of:=AVERAGE([.A154:.E154])" office:value-type="float" office:value="2251" calcext:value-type="float">
            <text:p>2251</text:p>
          </table:table-cell>
          <table:table-cell table:formula="of:=AVERAGE([.G154:.K154])" office:value-type="float" office:value="1180.344" calcext:value-type="float">
            <text:p>1180.344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1928" calcext:value-type="float">
            <text:p>1928</text:p>
          </table:table-cell>
          <table:table-cell office:value-type="float" office:value="2088" calcext:value-type="float">
            <text:p>2088</text:p>
          </table:table-cell>
          <table:table-cell office:value-type="float" office:value="2143" calcext:value-type="float">
            <text:p>2143</text:p>
          </table:table-cell>
          <table:table-cell office:value-type="float" office:value="2507" calcext:value-type="float">
            <text:p>2507</text:p>
          </table:table-cell>
          <table:table-cell/>
          <table:table-cell office:value-type="float" office:value="1426.66" calcext:value-type="float">
            <text:p>1426.66</text:p>
          </table:table-cell>
          <table:table-cell office:value-type="float" office:value="1212.05" calcext:value-type="float">
            <text:p>1212.05</text:p>
          </table:table-cell>
          <table:table-cell office:value-type="float" office:value="1117.44" calcext:value-type="float">
            <text:p>1117.44</text:p>
          </table:table-cell>
          <table:table-cell office:value-type="float" office:value="1000.93" calcext:value-type="float">
            <text:p>1000.93</text:p>
          </table:table-cell>
          <table:table-cell office:value-type="float" office:value="1218.79" calcext:value-type="float">
            <text:p>1218.79</text:p>
          </table:table-cell>
          <table:table-cell table:number-columns-repeated="2"/>
          <table:table-cell table:formula="of:=AVERAGE([.A155:.E155])" office:value-type="float" office:value="2322.2" calcext:value-type="float">
            <text:p>2322.2</text:p>
          </table:table-cell>
          <table:table-cell table:formula="of:=AVERAGE([.G155:.K155])" office:value-type="float" office:value="1195.174" calcext:value-type="float">
            <text:p>1195.174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088" calcext:value-type="float">
            <text:p>2088</text:p>
          </table:table-cell>
          <table:table-cell office:value-type="float" office:value="1948" calcext:value-type="float">
            <text:p>1948</text:p>
          </table:table-cell>
          <table:table-cell office:value-type="float" office:value="2104" calcext:value-type="float">
            <text:p>2104</text:p>
          </table:table-cell>
          <table:table-cell office:value-type="float" office:value="2519" calcext:value-type="float">
            <text:p>2519</text:p>
          </table:table-cell>
          <table:table-cell/>
          <table:table-cell office:value-type="float" office:value="1301.94" calcext:value-type="float">
            <text:p>1301.94</text:p>
          </table:table-cell>
          <table:table-cell office:value-type="float" office:value="1130.28" calcext:value-type="float">
            <text:p>1130.28</text:p>
          </table:table-cell>
          <table:table-cell office:value-type="float" office:value="1060.41" calcext:value-type="float">
            <text:p>1060.41</text:p>
          </table:table-cell>
          <table:table-cell office:value-type="float" office:value="949.21" calcext:value-type="float">
            <text:p>949.21</text:p>
          </table:table-cell>
          <table:table-cell office:value-type="float" office:value="1205.69" calcext:value-type="float">
            <text:p>1205.69</text:p>
          </table:table-cell>
          <table:table-cell table:number-columns-repeated="2"/>
          <table:table-cell table:formula="of:=AVERAGE([.A156:.E156])" office:value-type="float" office:value="2228.6" calcext:value-type="float">
            <text:p>2228.6</text:p>
          </table:table-cell>
          <table:table-cell table:formula="of:=AVERAGE([.G156:.K156])" office:value-type="float" office:value="1129.506" calcext:value-type="float">
            <text:p>1129.50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008" calcext:value-type="float">
            <text:p>2008</text:p>
          </table:table-cell>
          <table:table-cell office:value-type="float" office:value="1913" calcext:value-type="float">
            <text:p>1913</text:p>
          </table:table-cell>
          <table:table-cell office:value-type="float" office:value="2008" calcext:value-type="float">
            <text:p>2008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1369.56" calcext:value-type="float">
            <text:p>1369.56</text:p>
          </table:table-cell>
          <table:table-cell office:value-type="float" office:value="1213.89" calcext:value-type="float">
            <text:p>1213.89</text:p>
          </table:table-cell>
          <table:table-cell office:value-type="float" office:value="1051.28" calcext:value-type="float">
            <text:p>1051.28</text:p>
          </table:table-cell>
          <table:table-cell office:value-type="float" office:value="979.63" calcext:value-type="float">
            <text:p>979.63</text:p>
          </table:table-cell>
          <table:table-cell office:value-type="float" office:value="1132.75" calcext:value-type="float">
            <text:p>1132.75</text:p>
          </table:table-cell>
          <table:table-cell table:number-columns-repeated="2"/>
          <table:table-cell table:formula="of:=AVERAGE([.A157:.E157])" office:value-type="float" office:value="2221.2" calcext:value-type="float">
            <text:p>2221.2</text:p>
          </table:table-cell>
          <table:table-cell table:formula="of:=AVERAGE([.G157:.K157])" office:value-type="float" office:value="1149.422" calcext:value-type="float">
            <text:p>1149.422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058" calcext:value-type="float">
            <text:p>2058</text:p>
          </table:table-cell>
          <table:table-cell office:value-type="float" office:value="1956" calcext:value-type="float">
            <text:p>1956</text:p>
          </table:table-cell>
          <table:table-cell office:value-type="float" office:value="2130" calcext:value-type="float">
            <text:p>2130</text:p>
          </table:table-cell>
          <table:table-cell office:value-type="float" office:value="2210" calcext:value-type="float">
            <text:p>2210</text:p>
          </table:table-cell>
          <table:table-cell/>
          <table:table-cell office:value-type="float" office:value="1391.39" calcext:value-type="float">
            <text:p>1391.39</text:p>
          </table:table-cell>
          <table:table-cell office:value-type="float" office:value="1147.13" calcext:value-type="float">
            <text:p>1147.13</text:p>
          </table:table-cell>
          <table:table-cell office:value-type="float" office:value="1151.71" calcext:value-type="float">
            <text:p>1151.71</text:p>
          </table:table-cell>
          <table:table-cell office:value-type="float" office:value="974.22" calcext:value-type="float">
            <text:p>974.22</text:p>
          </table:table-cell>
          <table:table-cell office:value-type="float" office:value="1133.43" calcext:value-type="float">
            <text:p>1133.43</text:p>
          </table:table-cell>
          <table:table-cell table:number-columns-repeated="2"/>
          <table:table-cell table:formula="of:=AVERAGE([.A158:.E158])" office:value-type="float" office:value="2246.8" calcext:value-type="float">
            <text:p>2246.8</text:p>
          </table:table-cell>
          <table:table-cell table:formula="of:=AVERAGE([.G158:.K158])" office:value-type="float" office:value="1159.576" calcext:value-type="float">
            <text:p>1159.57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953" calcext:value-type="float">
            <text:p>1953</text:p>
          </table:table-cell>
          <table:table-cell office:value-type="float" office:value="1978" calcext:value-type="float">
            <text:p>1978</text:p>
          </table:table-cell>
          <table:table-cell office:value-type="float" office:value="2268" calcext:value-type="float">
            <text:p>226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51.29" calcext:value-type="float">
            <text:p>1351.29</text:p>
          </table:table-cell>
          <table:table-cell office:value-type="float" office:value="1200.77" calcext:value-type="float">
            <text:p>1200.77</text:p>
          </table:table-cell>
          <table:table-cell office:value-type="float" office:value="1166.17" calcext:value-type="float">
            <text:p>1166.17</text:p>
          </table:table-cell>
          <table:table-cell office:value-type="float" office:value="955.67" calcext:value-type="float">
            <text:p>955.67</text:p>
          </table:table-cell>
          <table:table-cell office:value-type="float" office:value="1117.33" calcext:value-type="float">
            <text:p>1117.33</text:p>
          </table:table-cell>
          <table:table-cell table:number-columns-repeated="2"/>
          <table:table-cell table:formula="of:=AVERAGE([.A159:.E159])" office:value-type="float" office:value="2169.4" calcext:value-type="float">
            <text:p>2169.4</text:p>
          </table:table-cell>
          <table:table-cell table:formula="of:=AVERAGE([.G159:.K159])" office:value-type="float" office:value="1158.246" calcext:value-type="float">
            <text:p>1158.246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991" calcext:value-type="float">
            <text:p>1991</text:p>
          </table:table-cell>
          <table:table-cell office:value-type="float" office:value="1953" calcext:value-type="float">
            <text:p>1953</text:p>
          </table:table-cell>
          <table:table-cell office:value-type="float" office:value="2204" calcext:value-type="float">
            <text:p>2204</text:p>
          </table:table-cell>
          <table:table-cell office:value-type="float" office:value="2295" calcext:value-type="float">
            <text:p>2295</text:p>
          </table:table-cell>
          <table:table-cell/>
          <table:table-cell office:value-type="float" office:value="1384.48" calcext:value-type="float">
            <text:p>1384.48</text:p>
          </table:table-cell>
          <table:table-cell office:value-type="float" office:value="1184.32" calcext:value-type="float">
            <text:p>1184.32</text:p>
          </table:table-cell>
          <table:table-cell office:value-type="float" office:value="1084.61" calcext:value-type="float">
            <text:p>1084.61</text:p>
          </table:table-cell>
          <table:table-cell office:value-type="float" office:value="963.57" calcext:value-type="float">
            <text:p>963.57</text:p>
          </table:table-cell>
          <table:table-cell office:value-type="float" office:value="1118.63" calcext:value-type="float">
            <text:p>1118.63</text:p>
          </table:table-cell>
          <table:table-cell table:number-columns-repeated="2"/>
          <table:table-cell table:formula="of:=AVERAGE([.A160:.E160])" office:value-type="float" office:value="2286.6" calcext:value-type="float">
            <text:p>2286.6</text:p>
          </table:table-cell>
          <table:table-cell table:formula="of:=AVERAGE([.G160:.K160])" office:value-type="float" office:value="1147.122" calcext:value-type="float">
            <text:p>1147.122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023" calcext:value-type="float">
            <text:p>2023</text:p>
          </table:table-cell>
          <table:table-cell office:value-type="float" office:value="1978" calcext:value-type="float">
            <text:p>1978</text:p>
          </table:table-cell>
          <table:table-cell office:value-type="float" office:value="1829" calcext:value-type="float">
            <text:p>1829</text:p>
          </table:table-cell>
          <table:table-cell office:value-type="float" office:value="2217" calcext:value-type="float">
            <text:p>2217</text:p>
          </table:table-cell>
          <table:table-cell/>
          <table:table-cell office:value-type="float" office:value="1318.77" calcext:value-type="float">
            <text:p>1318.77</text:p>
          </table:table-cell>
          <table:table-cell office:value-type="float" office:value="1298.56" calcext:value-type="float">
            <text:p>1298.56</text:p>
          </table:table-cell>
          <table:table-cell office:value-type="float" office:value="1065.15" calcext:value-type="float">
            <text:p>1065.15</text:p>
          </table:table-cell>
          <table:table-cell office:value-type="float" office:value="957.72" calcext:value-type="float">
            <text:p>957.72</text:p>
          </table:table-cell>
          <table:table-cell office:value-type="float" office:value="1281.91" calcext:value-type="float">
            <text:p>1281.91</text:p>
          </table:table-cell>
          <table:table-cell table:number-columns-repeated="2"/>
          <table:table-cell table:formula="of:=AVERAGE([.A161:.E161])" office:value-type="float" office:value="2118.4" calcext:value-type="float">
            <text:p>2118.4</text:p>
          </table:table-cell>
          <table:table-cell table:formula="of:=AVERAGE([.G161:.K161])" office:value-type="float" office:value="1184.422" calcext:value-type="float">
            <text:p>1184.422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923" calcext:value-type="float">
            <text:p>1923</text:p>
          </table:table-cell>
          <table:table-cell office:value-type="float" office:value="2138" calcext:value-type="float">
            <text:p>2138</text:p>
          </table:table-cell>
          <table:table-cell office:value-type="float" office:value="1989" calcext:value-type="float">
            <text:p>1989</text:p>
          </table:table-cell>
          <table:table-cell office:value-type="float" office:value="2380" calcext:value-type="float">
            <text:p>2380</text:p>
          </table:table-cell>
          <table:table-cell/>
          <table:table-cell office:value-type="float" office:value="1333.29" calcext:value-type="float">
            <text:p>1333.29</text:p>
          </table:table-cell>
          <table:table-cell office:value-type="float" office:value="1110.32" calcext:value-type="float">
            <text:p>1110.32</text:p>
          </table:table-cell>
          <table:table-cell office:value-type="float" office:value="1075.6" calcext:value-type="float">
            <text:p>1075.6</text:p>
          </table:table-cell>
          <table:table-cell office:value-type="float" office:value="921.46" calcext:value-type="float">
            <text:p>921.46</text:p>
          </table:table-cell>
          <table:table-cell office:value-type="float" office:value="1241.59" calcext:value-type="float">
            <text:p>1241.59</text:p>
          </table:table-cell>
          <table:table-cell table:number-columns-repeated="2"/>
          <table:table-cell table:formula="of:=AVERAGE([.A162:.E162])" office:value-type="float" office:value="2229" calcext:value-type="float">
            <text:p>2229</text:p>
          </table:table-cell>
          <table:table-cell table:formula="of:=AVERAGE([.G162:.K162])" office:value-type="float" office:value="1136.452" calcext:value-type="float">
            <text:p>1136.452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2023" calcext:value-type="float">
            <text:p>2023</text:p>
          </table:table-cell>
          <table:table-cell office:value-type="float" office:value="1848" calcext:value-type="float">
            <text:p>1848</text:p>
          </table:table-cell>
          <table:table-cell office:value-type="float" office:value="2204" calcext:value-type="float">
            <text:p>2204</text:p>
          </table:table-cell>
          <table:table-cell office:value-type="float" office:value="2541" calcext:value-type="float">
            <text:p>2541</text:p>
          </table:table-cell>
          <table:table-cell/>
          <table:table-cell office:value-type="float" office:value="1317.64" calcext:value-type="float">
            <text:p>1317.64</text:p>
          </table:table-cell>
          <table:table-cell office:value-type="float" office:value="1184.82" calcext:value-type="float">
            <text:p>1184.82</text:p>
          </table:table-cell>
          <table:table-cell office:value-type="float" office:value="1126.65" calcext:value-type="float">
            <text:p>1126.65</text:p>
          </table:table-cell>
          <table:table-cell office:value-type="float" office:value="899.81" calcext:value-type="float">
            <text:p>899.81</text:p>
          </table:table-cell>
          <table:table-cell office:value-type="float" office:value="1263.64" calcext:value-type="float">
            <text:p>1263.64</text:p>
          </table:table-cell>
          <table:table-cell table:number-columns-repeated="2"/>
          <table:table-cell table:formula="of:=AVERAGE([.A163:.E163])" office:value-type="float" office:value="2258.4" calcext:value-type="float">
            <text:p>2258.4</text:p>
          </table:table-cell>
          <table:table-cell table:formula="of:=AVERAGE([.G163:.K163])" office:value-type="float" office:value="1158.512" calcext:value-type="float">
            <text:p>1158.512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108" calcext:value-type="float">
            <text:p>2108</text:p>
          </table:table-cell>
          <table:table-cell office:value-type="float" office:value="2313" calcext:value-type="float">
            <text:p>2313</text:p>
          </table:table-cell>
          <table:table-cell office:value-type="float" office:value="1815" calcext:value-type="float">
            <text:p>1815</text:p>
          </table:table-cell>
          <table:table-cell office:value-type="float" office:value="2345" calcext:value-type="float">
            <text:p>2345</text:p>
          </table:table-cell>
          <table:table-cell/>
          <table:table-cell office:value-type="float" office:value="1422.59" calcext:value-type="float">
            <text:p>1422.59</text:p>
          </table:table-cell>
          <table:table-cell office:value-type="float" office:value="1236.31" calcext:value-type="float">
            <text:p>1236.31</text:p>
          </table:table-cell>
          <table:table-cell office:value-type="float" office:value="1043.98" calcext:value-type="float">
            <text:p>1043.98</text:p>
          </table:table-cell>
          <table:table-cell office:value-type="float" office:value="1002.09" calcext:value-type="float">
            <text:p>1002.09</text:p>
          </table:table-cell>
          <table:table-cell office:value-type="float" office:value="1188.19" calcext:value-type="float">
            <text:p>1188.19</text:p>
          </table:table-cell>
          <table:table-cell table:number-columns-repeated="2"/>
          <table:table-cell table:formula="of:=AVERAGE([.A164:.E164])" office:value-type="float" office:value="2279.2" calcext:value-type="float">
            <text:p>2279.2</text:p>
          </table:table-cell>
          <table:table-cell table:formula="of:=AVERAGE([.G164:.K164])" office:value-type="float" office:value="1178.632" calcext:value-type="float">
            <text:p>1178.63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958" calcext:value-type="float">
            <text:p>1958</text:p>
          </table:table-cell>
          <table:table-cell office:value-type="float" office:value="2018" calcext:value-type="float">
            <text:p>2018</text:p>
          </table:table-cell>
          <table:table-cell office:value-type="float" office:value="2265" calcext:value-type="float">
            <text:p>2265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float" office:value="1278.01" calcext:value-type="float">
            <text:p>1278.01</text:p>
          </table:table-cell>
          <table:table-cell office:value-type="float" office:value="1286.25" calcext:value-type="float">
            <text:p>1286.25</text:p>
          </table:table-cell>
          <table:table-cell office:value-type="float" office:value="1102.49" calcext:value-type="float">
            <text:p>1102.49</text:p>
          </table:table-cell>
          <table:table-cell office:value-type="float" office:value="1029.54" calcext:value-type="float">
            <text:p>1029.54</text:p>
          </table:table-cell>
          <table:table-cell office:value-type="float" office:value="1272.35" calcext:value-type="float">
            <text:p>1272.35</text:p>
          </table:table-cell>
          <table:table-cell table:number-columns-repeated="2"/>
          <table:table-cell table:formula="of:=AVERAGE([.A165:.E165])" office:value-type="float" office:value="2239.4" calcext:value-type="float">
            <text:p>2239.4</text:p>
          </table:table-cell>
          <table:table-cell table:formula="of:=AVERAGE([.G165:.K165])" office:value-type="float" office:value="1193.728" calcext:value-type="float">
            <text:p>1193.728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238" calcext:value-type="float">
            <text:p>2238</text:p>
          </table:table-cell>
          <table:table-cell office:value-type="float" office:value="2072" calcext:value-type="float">
            <text:p>2072</text:p>
          </table:table-cell>
          <table:table-cell office:value-type="float" office:value="2113" calcext:value-type="float">
            <text:p>2113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float" office:value="1317.5" calcext:value-type="float">
            <text:p>1317.5</text:p>
          </table:table-cell>
          <table:table-cell office:value-type="float" office:value="1245.68" calcext:value-type="float">
            <text:p>1245.68</text:p>
          </table:table-cell>
          <table:table-cell office:value-type="float" office:value="1161" calcext:value-type="float">
            <text:p>1161</text:p>
          </table:table-cell>
          <table:table-cell office:value-type="float" office:value="963.48" calcext:value-type="float">
            <text:p>963.48</text:p>
          </table:table-cell>
          <table:table-cell office:value-type="float" office:value="1194.08" calcext:value-type="float">
            <text:p>1194.08</text:p>
          </table:table-cell>
          <table:table-cell table:number-columns-repeated="2"/>
          <table:table-cell table:formula="of:=AVERAGE([.A166:.E166])" office:value-type="float" office:value="2269.4" calcext:value-type="float">
            <text:p>2269.4</text:p>
          </table:table-cell>
          <table:table-cell table:formula="of:=AVERAGE([.G166:.K166])" office:value-type="float" office:value="1176.348" calcext:value-type="float">
            <text:p>1176.3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628" calcext:value-type="float">
            <text:p>2628</text:p>
          </table:table-cell>
          <table:table-cell office:value-type="float" office:value="1953" calcext:value-type="float">
            <text:p>1953</text:p>
          </table:table-cell>
          <table:table-cell office:value-type="float" office:value="2168" calcext:value-type="float">
            <text:p>2168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270.39" calcext:value-type="float">
            <text:p>1270.39</text:p>
          </table:table-cell>
          <table:table-cell office:value-type="float" office:value="1231.9" calcext:value-type="float">
            <text:p>1231.9</text:p>
          </table:table-cell>
          <table:table-cell office:value-type="float" office:value="1121.06" calcext:value-type="float">
            <text:p>1121.06</text:p>
          </table:table-cell>
          <table:table-cell office:value-type="float" office:value="930.28" calcext:value-type="float">
            <text:p>930.28</text:p>
          </table:table-cell>
          <table:table-cell office:value-type="float" office:value="1256.57" calcext:value-type="float">
            <text:p>1256.57</text:p>
          </table:table-cell>
          <table:table-cell table:number-columns-repeated="2"/>
          <table:table-cell table:formula="of:=AVERAGE([.A167:.E167])" office:value-type="float" office:value="2359.8" calcext:value-type="float">
            <text:p>2359.8</text:p>
          </table:table-cell>
          <table:table-cell table:formula="of:=AVERAGE([.G167:.K167])" office:value-type="float" office:value="1162.04" calcext:value-type="float">
            <text:p>1162.04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008" calcext:value-type="float">
            <text:p>2008</text:p>
          </table:table-cell>
          <table:table-cell office:value-type="float" office:value="1998" calcext:value-type="float">
            <text:p>1998</text:p>
          </table:table-cell>
          <table:table-cell office:value-type="float" office:value="2400" calcext:value-type="float">
            <text:p>2400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1226.22" calcext:value-type="float">
            <text:p>1226.22</text:p>
          </table:table-cell>
          <table:table-cell office:value-type="float" office:value="1276.34" calcext:value-type="float">
            <text:p>1276.34</text:p>
          </table:table-cell>
          <table:table-cell office:value-type="float" office:value="1136.25" calcext:value-type="float">
            <text:p>1136.25</text:p>
          </table:table-cell>
          <table:table-cell office:value-type="float" office:value="943.43" calcext:value-type="float">
            <text:p>943.43</text:p>
          </table:table-cell>
          <table:table-cell office:value-type="float" office:value="1200.25" calcext:value-type="float">
            <text:p>1200.25</text:p>
          </table:table-cell>
          <table:table-cell table:number-columns-repeated="2"/>
          <table:table-cell table:formula="of:=AVERAGE([.A168:.E168])" office:value-type="float" office:value="2327.2" calcext:value-type="float">
            <text:p>2327.2</text:p>
          </table:table-cell>
          <table:table-cell table:formula="of:=AVERAGE([.G168:.K168])" office:value-type="float" office:value="1156.498" calcext:value-type="float">
            <text:p>1156.498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093" calcext:value-type="float">
            <text:p>2093</text:p>
          </table:table-cell>
          <table:table-cell office:value-type="float" office:value="1903" calcext:value-type="float">
            <text:p>1903</text:p>
          </table:table-cell>
          <table:table-cell office:value-type="float" office:value="2318" calcext:value-type="float">
            <text:p>2318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306.4" calcext:value-type="float">
            <text:p>1306.4</text:p>
          </table:table-cell>
          <table:table-cell office:value-type="float" office:value="1235.77" calcext:value-type="float">
            <text:p>1235.77</text:p>
          </table:table-cell>
          <table:table-cell office:value-type="float" office:value="1089.55" calcext:value-type="float">
            <text:p>1089.55</text:p>
          </table:table-cell>
          <table:table-cell office:value-type="float" office:value="1011.43" calcext:value-type="float">
            <text:p>1011.43</text:p>
          </table:table-cell>
          <table:table-cell office:value-type="float" office:value="1258.12" calcext:value-type="float">
            <text:p>1258.12</text:p>
          </table:table-cell>
          <table:table-cell table:number-columns-repeated="2"/>
          <table:table-cell table:formula="of:=AVERAGE([.A169:.E169])" office:value-type="float" office:value="2270.8" calcext:value-type="float">
            <text:p>2270.8</text:p>
          </table:table-cell>
          <table:table-cell table:formula="of:=AVERAGE([.G169:.K169])" office:value-type="float" office:value="1180.254" calcext:value-type="float">
            <text:p>1180.254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082" calcext:value-type="float">
            <text:p>2082</text:p>
          </table:table-cell>
          <table:table-cell office:value-type="float" office:value="1978" calcext:value-type="float">
            <text:p>1978</text:p>
          </table:table-cell>
          <table:table-cell office:value-type="float" office:value="1958" calcext:value-type="float">
            <text:p>1958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344.31" calcext:value-type="float">
            <text:p>1344.31</text:p>
          </table:table-cell>
          <table:table-cell office:value-type="float" office:value="1237.06" calcext:value-type="float">
            <text:p>1237.06</text:p>
          </table:table-cell>
          <table:table-cell office:value-type="float" office:value="1149.48" calcext:value-type="float">
            <text:p>1149.48</text:p>
          </table:table-cell>
          <table:table-cell office:value-type="float" office:value="1010.75" calcext:value-type="float">
            <text:p>1010.75</text:p>
          </table:table-cell>
          <table:table-cell office:value-type="float" office:value="1215.58" calcext:value-type="float">
            <text:p>1215.58</text:p>
          </table:table-cell>
          <table:table-cell table:number-columns-repeated="2"/>
          <table:table-cell table:formula="of:=AVERAGE([.A170:.E170])" office:value-type="float" office:value="2266.6" calcext:value-type="float">
            <text:p>2266.6</text:p>
          </table:table-cell>
          <table:table-cell table:formula="of:=AVERAGE([.G170:.K170])" office:value-type="float" office:value="1191.436" calcext:value-type="float">
            <text:p>1191.436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2091" calcext:value-type="float">
            <text:p>2091</text:p>
          </table:table-cell>
          <table:table-cell office:value-type="float" office:value="1924" calcext:value-type="float">
            <text:p>1924</text:p>
          </table:table-cell>
          <table:table-cell office:value-type="float" office:value="2168" calcext:value-type="float">
            <text:p>2168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369.94" calcext:value-type="float">
            <text:p>1369.94</text:p>
          </table:table-cell>
          <table:table-cell office:value-type="float" office:value="1207.73" calcext:value-type="float">
            <text:p>1207.73</text:p>
          </table:table-cell>
          <table:table-cell office:value-type="float" office:value="1050.63" calcext:value-type="float">
            <text:p>1050.63</text:p>
          </table:table-cell>
          <table:table-cell office:value-type="float" office:value="1035.86" calcext:value-type="float">
            <text:p>1035.86</text:p>
          </table:table-cell>
          <table:table-cell office:value-type="float" office:value="1303.57" calcext:value-type="float">
            <text:p>1303.57</text:p>
          </table:table-cell>
          <table:table-cell table:number-columns-repeated="2"/>
          <table:table-cell table:formula="of:=AVERAGE([.A171:.E171])" office:value-type="float" office:value="2304.2" calcext:value-type="float">
            <text:p>2304.2</text:p>
          </table:table-cell>
          <table:table-cell table:formula="of:=AVERAGE([.G171:.K171])" office:value-type="float" office:value="1193.546" calcext:value-type="float">
            <text:p>1193.546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975" calcext:value-type="float">
            <text:p>1975</text:p>
          </table:table-cell>
          <table:table-cell office:value-type="float" office:value="1924" calcext:value-type="float">
            <text:p>1924</text:p>
          </table:table-cell>
          <table:table-cell office:value-type="float" office:value="2204" calcext:value-type="float">
            <text:p>2204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362.47" calcext:value-type="float">
            <text:p>1362.47</text:p>
          </table:table-cell>
          <table:table-cell office:value-type="float" office:value="1235.58" calcext:value-type="float">
            <text:p>1235.58</text:p>
          </table:table-cell>
          <table:table-cell office:value-type="float" office:value="1124.56" calcext:value-type="float">
            <text:p>1124.56</text:p>
          </table:table-cell>
          <table:table-cell office:value-type="float" office:value="1033.98" calcext:value-type="float">
            <text:p>1033.98</text:p>
          </table:table-cell>
          <table:table-cell office:value-type="float" office:value="1330.56" calcext:value-type="float">
            <text:p>1330.56</text:p>
          </table:table-cell>
          <table:table-cell table:number-columns-repeated="2"/>
          <table:table-cell table:formula="of:=AVERAGE([.A172:.E172])" office:value-type="float" office:value="2238.6" calcext:value-type="float">
            <text:p>2238.6</text:p>
          </table:table-cell>
          <table:table-cell table:formula="of:=AVERAGE([.G172:.K172])" office:value-type="float" office:value="1217.43" calcext:value-type="float">
            <text:p>1217.43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988" calcext:value-type="float">
            <text:p>1988</text:p>
          </table:table-cell>
          <table:table-cell office:value-type="float" office:value="1888" calcext:value-type="float">
            <text:p>1888</text:p>
          </table:table-cell>
          <table:table-cell office:value-type="float" office:value="2290" calcext:value-type="float">
            <text:p>2290</text:p>
          </table:table-cell>
          <table:table-cell office:value-type="float" office:value="2295" calcext:value-type="float">
            <text:p>2295</text:p>
          </table:table-cell>
          <table:table-cell/>
          <table:table-cell office:value-type="float" office:value="1230.06" calcext:value-type="float">
            <text:p>1230.06</text:p>
          </table:table-cell>
          <table:table-cell office:value-type="float" office:value="1246.39" calcext:value-type="float">
            <text:p>1246.39</text:p>
          </table:table-cell>
          <table:table-cell office:value-type="float" office:value="1020.74" calcext:value-type="float">
            <text:p>1020.74</text:p>
          </table:table-cell>
          <table:table-cell office:value-type="float" office:value="1042.73" calcext:value-type="float">
            <text:p>1042.73</text:p>
          </table:table-cell>
          <table:table-cell office:value-type="float" office:value="1266.55" calcext:value-type="float">
            <text:p>1266.55</text:p>
          </table:table-cell>
          <table:table-cell table:number-columns-repeated="2"/>
          <table:table-cell table:formula="of:=AVERAGE([.A173:.E173])" office:value-type="float" office:value="2203.2" calcext:value-type="float">
            <text:p>2203.2</text:p>
          </table:table-cell>
          <table:table-cell table:formula="of:=AVERAGE([.G173:.K173])" office:value-type="float" office:value="1161.294" calcext:value-type="float">
            <text:p>1161.294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893" calcext:value-type="float">
            <text:p>1893</text:p>
          </table:table-cell>
          <table:table-cell office:value-type="float" office:value="1943" calcext:value-type="float">
            <text:p>1943</text:p>
          </table:table-cell>
          <table:table-cell office:value-type="float" office:value="2043" calcext:value-type="float">
            <text:p>2043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1274.74" calcext:value-type="float">
            <text:p>1274.74</text:p>
          </table:table-cell>
          <table:table-cell office:value-type="float" office:value="1195.29" calcext:value-type="float">
            <text:p>1195.29</text:p>
          </table:table-cell>
          <table:table-cell office:value-type="float" office:value="1096.87" calcext:value-type="float">
            <text:p>1096.87</text:p>
          </table:table-cell>
          <table:table-cell office:value-type="float" office:value="1044.56" calcext:value-type="float">
            <text:p>1044.56</text:p>
          </table:table-cell>
          <table:table-cell office:value-type="float" office:value="1364.19" calcext:value-type="float">
            <text:p>1364.19</text:p>
          </table:table-cell>
          <table:table-cell table:number-columns-repeated="2"/>
          <table:table-cell table:formula="of:=AVERAGE([.A174:.E174])" office:value-type="float" office:value="2254.8" calcext:value-type="float">
            <text:p>2254.8</text:p>
          </table:table-cell>
          <table:table-cell table:formula="of:=AVERAGE([.G174:.K174])" office:value-type="float" office:value="1195.13" calcext:value-type="float">
            <text:p>1195.13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008" calcext:value-type="float">
            <text:p>2008</text:p>
          </table:table-cell>
          <table:table-cell office:value-type="float" office:value="2018" calcext:value-type="float">
            <text:p>2018</text:p>
          </table:table-cell>
          <table:table-cell office:value-type="float" office:value="2250" calcext:value-type="float">
            <text:p>2250</text:p>
          </table:table-cell>
          <table:table-cell office:value-type="float" office:value="2790" calcext:value-type="float">
            <text:p>2790</text:p>
          </table:table-cell>
          <table:table-cell/>
          <table:table-cell office:value-type="float" office:value="1394.84" calcext:value-type="float">
            <text:p>1394.84</text:p>
          </table:table-cell>
          <table:table-cell office:value-type="float" office:value="1214.64" calcext:value-type="float">
            <text:p>1214.64</text:p>
          </table:table-cell>
          <table:table-cell office:value-type="float" office:value="1065.42" calcext:value-type="float">
            <text:p>1065.42</text:p>
          </table:table-cell>
          <table:table-cell office:value-type="float" office:value="985.26" calcext:value-type="float">
            <text:p>985.26</text:p>
          </table:table-cell>
          <table:table-cell office:value-type="float" office:value="1327.71" calcext:value-type="float">
            <text:p>1327.71</text:p>
          </table:table-cell>
          <table:table-cell table:number-columns-repeated="2"/>
          <table:table-cell table:formula="of:=AVERAGE([.A175:.E175])" office:value-type="float" office:value="2360.2" calcext:value-type="float">
            <text:p>2360.2</text:p>
          </table:table-cell>
          <table:table-cell table:formula="of:=AVERAGE([.G175:.K175])" office:value-type="float" office:value="1197.574" calcext:value-type="float">
            <text:p>1197.574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123" calcext:value-type="float">
            <text:p>2123</text:p>
          </table:table-cell>
          <table:table-cell office:value-type="float" office:value="1883" calcext:value-type="float">
            <text:p>1883</text:p>
          </table:table-cell>
          <table:table-cell office:value-type="float" office:value="2104" calcext:value-type="float">
            <text:p>2104</text:p>
          </table:table-cell>
          <table:table-cell office:value-type="float" office:value="2518" calcext:value-type="float">
            <text:p>2518</text:p>
          </table:table-cell>
          <table:table-cell/>
          <table:table-cell office:value-type="float" office:value="1245.45" calcext:value-type="float">
            <text:p>1245.45</text:p>
          </table:table-cell>
          <table:table-cell office:value-type="float" office:value="1221.05" calcext:value-type="float">
            <text:p>1221.05</text:p>
          </table:table-cell>
          <table:table-cell office:value-type="float" office:value="1082.72" calcext:value-type="float">
            <text:p>1082.72</text:p>
          </table:table-cell>
          <table:table-cell office:value-type="float" office:value="1005.27" calcext:value-type="float">
            <text:p>1005.27</text:p>
          </table:table-cell>
          <table:table-cell office:value-type="float" office:value="1263.82" calcext:value-type="float">
            <text:p>1263.82</text:p>
          </table:table-cell>
          <table:table-cell table:number-columns-repeated="2"/>
          <table:table-cell table:formula="of:=AVERAGE([.A176:.E176])" office:value-type="float" office:value="2218.4" calcext:value-type="float">
            <text:p>2218.4</text:p>
          </table:table-cell>
          <table:table-cell table:formula="of:=AVERAGE([.G176:.K176])" office:value-type="float" office:value="1163.662" calcext:value-type="float">
            <text:p>1163.662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2073" calcext:value-type="float">
            <text:p>2073</text:p>
          </table:table-cell>
          <table:table-cell office:value-type="float" office:value="2229" calcext:value-type="float">
            <text:p>2229</text:p>
          </table:table-cell>
          <table:table-cell office:value-type="float" office:value="2250" calcext:value-type="float">
            <text:p>2250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319.38" calcext:value-type="float">
            <text:p>1319.38</text:p>
          </table:table-cell>
          <table:table-cell office:value-type="float" office:value="1240.72" calcext:value-type="float">
            <text:p>1240.72</text:p>
          </table:table-cell>
          <table:table-cell office:value-type="float" office:value="1175.74" calcext:value-type="float">
            <text:p>1175.74</text:p>
          </table:table-cell>
          <table:table-cell office:value-type="float" office:value="1050.32" calcext:value-type="float">
            <text:p>1050.32</text:p>
          </table:table-cell>
          <table:table-cell office:value-type="float" office:value="1228.38" calcext:value-type="float">
            <text:p>1228.38</text:p>
          </table:table-cell>
          <table:table-cell table:number-columns-repeated="2"/>
          <table:table-cell table:formula="of:=AVERAGE([.A177:.E177])" office:value-type="float" office:value="2349.4" calcext:value-type="float">
            <text:p>2349.4</text:p>
          </table:table-cell>
          <table:table-cell table:formula="of:=AVERAGE([.G177:.K177])" office:value-type="float" office:value="1202.908" calcext:value-type="float">
            <text:p>1202.908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978" calcext:value-type="float">
            <text:p>1978</text:p>
          </table:table-cell>
          <table:table-cell office:value-type="float" office:value="2031" calcext:value-type="float">
            <text:p>2031</text:p>
          </table:table-cell>
          <table:table-cell office:value-type="float" office:value="2043" calcext:value-type="float">
            <text:p>2043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354.92" calcext:value-type="float">
            <text:p>1354.92</text:p>
          </table:table-cell>
          <table:table-cell office:value-type="float" office:value="1135.98" calcext:value-type="float">
            <text:p>1135.98</text:p>
          </table:table-cell>
          <table:table-cell office:value-type="float" office:value="1123.74" calcext:value-type="float">
            <text:p>1123.74</text:p>
          </table:table-cell>
          <table:table-cell office:value-type="float" office:value="1013.31" calcext:value-type="float">
            <text:p>1013.31</text:p>
          </table:table-cell>
          <table:table-cell office:value-type="float" office:value="1257.22" calcext:value-type="float">
            <text:p>1257.22</text:p>
          </table:table-cell>
          <table:table-cell table:number-columns-repeated="2"/>
          <table:table-cell table:formula="of:=AVERAGE([.A178:.E178])" office:value-type="float" office:value="2317.4" calcext:value-type="float">
            <text:p>2317.4</text:p>
          </table:table-cell>
          <table:table-cell table:formula="of:=AVERAGE([.G178:.K178])" office:value-type="float" office:value="1177.034" calcext:value-type="float">
            <text:p>1177.034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088" calcext:value-type="float">
            <text:p>2088</text:p>
          </table:table-cell>
          <table:table-cell office:value-type="float" office:value="2315" calcext:value-type="float">
            <text:p>2315</text:p>
          </table:table-cell>
          <table:table-cell office:value-type="float" office:value="2283" calcext:value-type="float">
            <text:p>2283</text:p>
          </table:table-cell>
          <table:table-cell office:value-type="float" office:value="2255" calcext:value-type="float">
            <text:p>2255</text:p>
          </table:table-cell>
          <table:table-cell/>
          <table:table-cell office:value-type="float" office:value="1422.51" calcext:value-type="float">
            <text:p>1422.51</text:p>
          </table:table-cell>
          <table:table-cell office:value-type="float" office:value="1162.32" calcext:value-type="float">
            <text:p>1162.32</text:p>
          </table:table-cell>
          <table:table-cell office:value-type="float" office:value="1071.16" calcext:value-type="float">
            <text:p>1071.16</text:p>
          </table:table-cell>
          <table:table-cell office:value-type="float" office:value="1036.88" calcext:value-type="float">
            <text:p>1036.88</text:p>
          </table:table-cell>
          <table:table-cell office:value-type="float" office:value="1319.65" calcext:value-type="float">
            <text:p>1319.65</text:p>
          </table:table-cell>
          <table:table-cell table:number-columns-repeated="2"/>
          <table:table-cell table:formula="of:=AVERAGE([.A179:.E179])" office:value-type="float" office:value="2380.2" calcext:value-type="float">
            <text:p>2380.2</text:p>
          </table:table-cell>
          <table:table-cell table:formula="of:=AVERAGE([.G179:.K179])" office:value-type="float" office:value="1202.504" calcext:value-type="float">
            <text:p>1202.504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188" calcext:value-type="float">
            <text:p>2188</text:p>
          </table:table-cell>
          <table:table-cell office:value-type="float" office:value="1964" calcext:value-type="float">
            <text:p>1964</text:p>
          </table:table-cell>
          <table:table-cell office:value-type="float" office:value="1879" calcext:value-type="float">
            <text:p>1879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432.96" calcext:value-type="float">
            <text:p>1432.96</text:p>
          </table:table-cell>
          <table:table-cell office:value-type="float" office:value="1334.16" calcext:value-type="float">
            <text:p>1334.16</text:p>
          </table:table-cell>
          <table:table-cell office:value-type="float" office:value="1127.15" calcext:value-type="float">
            <text:p>1127.15</text:p>
          </table:table-cell>
          <table:table-cell office:value-type="float" office:value="1024.77" calcext:value-type="float">
            <text:p>1024.77</text:p>
          </table:table-cell>
          <table:table-cell office:value-type="float" office:value="1281.26" calcext:value-type="float">
            <text:p>1281.26</text:p>
          </table:table-cell>
          <table:table-cell table:number-columns-repeated="2"/>
          <table:table-cell table:formula="of:=AVERAGE([.A180:.E180])" office:value-type="float" office:value="2251.2" calcext:value-type="float">
            <text:p>2251.2</text:p>
          </table:table-cell>
          <table:table-cell table:formula="of:=AVERAGE([.G180:.K180])" office:value-type="float" office:value="1240.06" calcext:value-type="float">
            <text:p>1240.06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173" calcext:value-type="float">
            <text:p>2173</text:p>
          </table:table-cell>
          <table:table-cell office:value-type="float" office:value="1953" calcext:value-type="float">
            <text:p>1953</text:p>
          </table:table-cell>
          <table:table-cell office:value-type="float" office:value="2368" calcext:value-type="float">
            <text:p>2368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float" office:value="1318.76" calcext:value-type="float">
            <text:p>1318.76</text:p>
          </table:table-cell>
          <table:table-cell office:value-type="float" office:value="1254.9" calcext:value-type="float">
            <text:p>1254.9</text:p>
          </table:table-cell>
          <table:table-cell office:value-type="float" office:value="1060.91" calcext:value-type="float">
            <text:p>1060.91</text:p>
          </table:table-cell>
          <table:table-cell office:value-type="float" office:value="1029.67" calcext:value-type="float">
            <text:p>1029.67</text:p>
          </table:table-cell>
          <table:table-cell office:value-type="float" office:value="1235.39" calcext:value-type="float">
            <text:p>1235.39</text:p>
          </table:table-cell>
          <table:table-cell table:number-columns-repeated="2"/>
          <table:table-cell table:formula="of:=AVERAGE([.A181:.E181])" office:value-type="float" office:value="2286.8" calcext:value-type="float">
            <text:p>2286.8</text:p>
          </table:table-cell>
          <table:table-cell table:formula="of:=AVERAGE([.G181:.K181])" office:value-type="float" office:value="1179.926" calcext:value-type="float">
            <text:p>1179.926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053" calcext:value-type="float">
            <text:p>2053</text:p>
          </table:table-cell>
          <table:table-cell office:value-type="float" office:value="1963" calcext:value-type="float">
            <text:p>1963</text:p>
          </table:table-cell>
          <table:table-cell office:value-type="float" office:value="2350" calcext:value-type="float">
            <text:p>2350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1336.67" calcext:value-type="float">
            <text:p>1336.67</text:p>
          </table:table-cell>
          <table:table-cell office:value-type="float" office:value="1166.46" calcext:value-type="float">
            <text:p>1166.46</text:p>
          </table:table-cell>
          <table:table-cell office:value-type="float" office:value="1055.23" calcext:value-type="float">
            <text:p>1055.23</text:p>
          </table:table-cell>
          <table:table-cell office:value-type="float" office:value="1041.68" calcext:value-type="float">
            <text:p>1041.68</text:p>
          </table:table-cell>
          <table:table-cell office:value-type="float" office:value="1269.52" calcext:value-type="float">
            <text:p>1269.52</text:p>
          </table:table-cell>
          <table:table-cell table:number-columns-repeated="2"/>
          <table:table-cell table:formula="of:=AVERAGE([.A182:.E182])" office:value-type="float" office:value="2281.8" calcext:value-type="float">
            <text:p>2281.8</text:p>
          </table:table-cell>
          <table:table-cell table:formula="of:=AVERAGE([.G182:.K182])" office:value-type="float" office:value="1173.912" calcext:value-type="float">
            <text:p>1173.912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008" calcext:value-type="float">
            <text:p>2008</text:p>
          </table:table-cell>
          <table:table-cell office:value-type="float" office:value="1886" calcext:value-type="float">
            <text:p>1886</text:p>
          </table:table-cell>
          <table:table-cell office:value-type="float" office:value="1915" calcext:value-type="float">
            <text:p>1915</text:p>
          </table:table-cell>
          <table:table-cell office:value-type="float" office:value="2333" calcext:value-type="float">
            <text:p>2333</text:p>
          </table:table-cell>
          <table:table-cell/>
          <table:table-cell office:value-type="float" office:value="1378.39" calcext:value-type="float">
            <text:p>1378.39</text:p>
          </table:table-cell>
          <table:table-cell office:value-type="float" office:value="1213.01" calcext:value-type="float">
            <text:p>1213.01</text:p>
          </table:table-cell>
          <table:table-cell office:value-type="float" office:value="1177.93" calcext:value-type="float">
            <text:p>1177.93</text:p>
          </table:table-cell>
          <table:table-cell office:value-type="float" office:value="1016.22" calcext:value-type="float">
            <text:p>1016.22</text:p>
          </table:table-cell>
          <table:table-cell office:value-type="float" office:value="1321.66" calcext:value-type="float">
            <text:p>1321.66</text:p>
          </table:table-cell>
          <table:table-cell table:number-columns-repeated="2"/>
          <table:table-cell table:formula="of:=AVERAGE([.A183:.E183])" office:value-type="float" office:value="2175.4" calcext:value-type="float">
            <text:p>2175.4</text:p>
          </table:table-cell>
          <table:table-cell table:formula="of:=AVERAGE([.G183:.K183])" office:value-type="float" office:value="1221.442" calcext:value-type="float">
            <text:p>1221.442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093" calcext:value-type="float">
            <text:p>2093</text:p>
          </table:table-cell>
          <table:table-cell office:value-type="float" office:value="2077" calcext:value-type="float">
            <text:p>2077</text:p>
          </table:table-cell>
          <table:table-cell office:value-type="float" office:value="1879" calcext:value-type="float">
            <text:p>1879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1457.42" calcext:value-type="float">
            <text:p>1457.42</text:p>
          </table:table-cell>
          <table:table-cell office:value-type="float" office:value="1226.82" calcext:value-type="float">
            <text:p>1226.82</text:p>
          </table:table-cell>
          <table:table-cell office:value-type="float" office:value="1165.96" calcext:value-type="float">
            <text:p>1165.96</text:p>
          </table:table-cell>
          <table:table-cell office:value-type="float" office:value="961.88" calcext:value-type="float">
            <text:p>961.88</text:p>
          </table:table-cell>
          <table:table-cell office:value-type="float" office:value="1393.27" calcext:value-type="float">
            <text:p>1393.27</text:p>
          </table:table-cell>
          <table:table-cell table:number-columns-repeated="2"/>
          <table:table-cell table:formula="of:=AVERAGE([.A184:.E184])" office:value-type="float" office:value="2304.8" calcext:value-type="float">
            <text:p>2304.8</text:p>
          </table:table-cell>
          <table:table-cell table:formula="of:=AVERAGE([.G184:.K184])" office:value-type="float" office:value="1241.07" calcext:value-type="float">
            <text:p>1241.07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993" calcext:value-type="float">
            <text:p>1993</text:p>
          </table:table-cell>
          <table:table-cell office:value-type="float" office:value="2359" calcext:value-type="float">
            <text:p>2359</text:p>
          </table:table-cell>
          <table:table-cell office:value-type="float" office:value="2104" calcext:value-type="float">
            <text:p>2104</text:p>
          </table:table-cell>
          <table:table-cell office:value-type="float" office:value="2543" calcext:value-type="float">
            <text:p>2543</text:p>
          </table:table-cell>
          <table:table-cell/>
          <table:table-cell office:value-type="float" office:value="1418.83" calcext:value-type="float">
            <text:p>1418.83</text:p>
          </table:table-cell>
          <table:table-cell office:value-type="float" office:value="1164.11" calcext:value-type="float">
            <text:p>1164.11</text:p>
          </table:table-cell>
          <table:table-cell office:value-type="float" office:value="1165.21" calcext:value-type="float">
            <text:p>1165.21</text:p>
          </table:table-cell>
          <table:table-cell office:value-type="float" office:value="1013.91" calcext:value-type="float">
            <text:p>1013.91</text:p>
          </table:table-cell>
          <table:table-cell office:value-type="float" office:value="1379.79" calcext:value-type="float">
            <text:p>1379.79</text:p>
          </table:table-cell>
          <table:table-cell table:number-columns-repeated="2"/>
          <table:table-cell table:formula="of:=AVERAGE([.A185:.E185])" office:value-type="float" office:value="2368.8" calcext:value-type="float">
            <text:p>2368.8</text:p>
          </table:table-cell>
          <table:table-cell table:formula="of:=AVERAGE([.G185:.K185])" office:value-type="float" office:value="1228.37" calcext:value-type="float">
            <text:p>1228.37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053" calcext:value-type="float">
            <text:p>2053</text:p>
          </table:table-cell>
          <table:table-cell office:value-type="float" office:value="2123" calcext:value-type="float">
            <text:p>2123</text:p>
          </table:table-cell>
          <table:table-cell office:value-type="float" office:value="2186" calcext:value-type="float">
            <text:p>2186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350.64" calcext:value-type="float">
            <text:p>1350.64</text:p>
          </table:table-cell>
          <table:table-cell office:value-type="float" office:value="1237.38" calcext:value-type="float">
            <text:p>1237.38</text:p>
          </table:table-cell>
          <table:table-cell office:value-type="float" office:value="1179" calcext:value-type="float">
            <text:p>1179</text:p>
          </table:table-cell>
          <table:table-cell office:value-type="float" office:value="974.91" calcext:value-type="float">
            <text:p>974.91</text:p>
          </table:table-cell>
          <table:table-cell office:value-type="float" office:value="1307.1" calcext:value-type="float">
            <text:p>1307.1</text:p>
          </table:table-cell>
          <table:table-cell table:number-columns-repeated="2"/>
          <table:table-cell table:formula="of:=AVERAGE([.A186:.E186])" office:value-type="float" office:value="2328.4" calcext:value-type="float">
            <text:p>2328.4</text:p>
          </table:table-cell>
          <table:table-cell table:formula="of:=AVERAGE([.G186:.K186])" office:value-type="float" office:value="1209.806" calcext:value-type="float">
            <text:p>1209.806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058" calcext:value-type="float">
            <text:p>2058</text:p>
          </table:table-cell>
          <table:table-cell office:value-type="float" office:value="1780" calcext:value-type="float">
            <text:p>1780</text:p>
          </table:table-cell>
          <table:table-cell office:value-type="float" office:value="2350" calcext:value-type="float">
            <text:p>2350</text:p>
          </table:table-cell>
          <table:table-cell office:value-type="float" office:value="2221" calcext:value-type="float">
            <text:p>2221</text:p>
          </table:table-cell>
          <table:table-cell/>
          <table:table-cell office:value-type="float" office:value="1355.18" calcext:value-type="float">
            <text:p>1355.18</text:p>
          </table:table-cell>
          <table:table-cell office:value-type="float" office:value="1277.18" calcext:value-type="float">
            <text:p>1277.18</text:p>
          </table:table-cell>
          <table:table-cell office:value-type="float" office:value="1074.57" calcext:value-type="float">
            <text:p>1074.57</text:p>
          </table:table-cell>
          <table:table-cell office:value-type="float" office:value="1003.77" calcext:value-type="float">
            <text:p>1003.77</text:p>
          </table:table-cell>
          <table:table-cell office:value-type="float" office:value="1263.82" calcext:value-type="float">
            <text:p>1263.82</text:p>
          </table:table-cell>
          <table:table-cell table:number-columns-repeated="2"/>
          <table:table-cell table:formula="of:=AVERAGE([.A187:.E187])" office:value-type="float" office:value="2235.8" calcext:value-type="float">
            <text:p>2235.8</text:p>
          </table:table-cell>
          <table:table-cell table:formula="of:=AVERAGE([.G187:.K187])" office:value-type="float" office:value="1194.904" calcext:value-type="float">
            <text:p>1194.904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123" calcext:value-type="float">
            <text:p>2123</text:p>
          </table:table-cell>
          <table:table-cell office:value-type="float" office:value="2048" calcext:value-type="float">
            <text:p>2048</text:p>
          </table:table-cell>
          <table:table-cell office:value-type="float" office:value="2318" calcext:value-type="float">
            <text:p>2318</text:p>
          </table:table-cell>
          <table:table-cell office:value-type="float" office:value="2515" calcext:value-type="float">
            <text:p>2515</text:p>
          </table:table-cell>
          <table:table-cell/>
          <table:table-cell office:value-type="float" office:value="1402.31" calcext:value-type="float">
            <text:p>1402.31</text:p>
          </table:table-cell>
          <table:table-cell office:value-type="float" office:value="1249.39" calcext:value-type="float">
            <text:p>1249.39</text:p>
          </table:table-cell>
          <table:table-cell office:value-type="float" office:value="1133.27" calcext:value-type="float">
            <text:p>1133.27</text:p>
          </table:table-cell>
          <table:table-cell office:value-type="float" office:value="995.12" calcext:value-type="float">
            <text:p>995.12</text:p>
          </table:table-cell>
          <table:table-cell office:value-type="float" office:value="1343.4" calcext:value-type="float">
            <text:p>1343.4</text:p>
          </table:table-cell>
          <table:table-cell table:number-columns-repeated="2"/>
          <table:table-cell table:formula="of:=AVERAGE([.A188:.E188])" office:value-type="float" office:value="2319.8" calcext:value-type="float">
            <text:p>2319.8</text:p>
          </table:table-cell>
          <table:table-cell table:formula="of:=AVERAGE([.G188:.K188])" office:value-type="float" office:value="1224.698" calcext:value-type="float">
            <text:p>1224.698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2093" calcext:value-type="float">
            <text:p>2093</text:p>
          </table:table-cell>
          <table:table-cell office:value-type="float" office:value="1913" calcext:value-type="float">
            <text:p>1913</text:p>
          </table:table-cell>
          <table:table-cell office:value-type="float" office:value="2318" calcext:value-type="float">
            <text:p>2318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float" office:value="1458.82" calcext:value-type="float">
            <text:p>1458.82</text:p>
          </table:table-cell>
          <table:table-cell office:value-type="float" office:value="1214.37" calcext:value-type="float">
            <text:p>1214.37</text:p>
          </table:table-cell>
          <table:table-cell office:value-type="float" office:value="1091.85" calcext:value-type="float">
            <text:p>1091.85</text:p>
          </table:table-cell>
          <table:table-cell office:value-type="float" office:value="988.12" calcext:value-type="float">
            <text:p>988.12</text:p>
          </table:table-cell>
          <table:table-cell office:value-type="float" office:value="1416.46" calcext:value-type="float">
            <text:p>1416.46</text:p>
          </table:table-cell>
          <table:table-cell table:number-columns-repeated="2"/>
          <table:table-cell table:formula="of:=AVERAGE([.A189:.E189])" office:value-type="float" office:value="2316.4" calcext:value-type="float">
            <text:p>2316.4</text:p>
          </table:table-cell>
          <table:table-cell table:formula="of:=AVERAGE([.G189:.K189])" office:value-type="float" office:value="1233.924" calcext:value-type="float">
            <text:p>1233.92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038" calcext:value-type="float">
            <text:p>2038</text:p>
          </table:table-cell>
          <table:table-cell office:value-type="float" office:value="2103" calcext:value-type="float">
            <text:p>2103</text:p>
          </table:table-cell>
          <table:table-cell office:value-type="float" office:value="2393" calcext:value-type="float">
            <text:p>2393</text:p>
          </table:table-cell>
          <table:table-cell office:value-type="float" office:value="2538" calcext:value-type="float">
            <text:p>2538</text:p>
          </table:table-cell>
          <table:table-cell/>
          <table:table-cell office:value-type="float" office:value="1306.1" calcext:value-type="float">
            <text:p>1306.1</text:p>
          </table:table-cell>
          <table:table-cell office:value-type="float" office:value="1234.8" calcext:value-type="float">
            <text:p>1234.8</text:p>
          </table:table-cell>
          <table:table-cell office:value-type="float" office:value="1031.25" calcext:value-type="float">
            <text:p>1031.25</text:p>
          </table:table-cell>
          <table:table-cell office:value-type="float" office:value="982.22" calcext:value-type="float">
            <text:p>982.22</text:p>
          </table:table-cell>
          <table:table-cell office:value-type="float" office:value="1368.44" calcext:value-type="float">
            <text:p>1368.44</text:p>
          </table:table-cell>
          <table:table-cell table:number-columns-repeated="2"/>
          <table:table-cell table:formula="of:=AVERAGE([.A190:.E190])" office:value-type="float" office:value="2340.4" calcext:value-type="float">
            <text:p>2340.4</text:p>
          </table:table-cell>
          <table:table-cell table:formula="of:=AVERAGE([.G190:.K190])" office:value-type="float" office:value="1184.562" calcext:value-type="float">
            <text:p>1184.562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058" calcext:value-type="float">
            <text:p>2058</text:p>
          </table:table-cell>
          <table:table-cell office:value-type="float" office:value="2083" calcext:value-type="float">
            <text:p>2083</text:p>
          </table:table-cell>
          <table:table-cell office:value-type="float" office:value="1768" calcext:value-type="float">
            <text:p>1768</text:p>
          </table:table-cell>
          <table:table-cell office:value-type="float" office:value="2605" calcext:value-type="float">
            <text:p>2605</text:p>
          </table:table-cell>
          <table:table-cell/>
          <table:table-cell office:value-type="float" office:value="1331.09" calcext:value-type="float">
            <text:p>1331.09</text:p>
          </table:table-cell>
          <table:table-cell office:value-type="float" office:value="1252.3" calcext:value-type="float">
            <text:p>1252.3</text:p>
          </table:table-cell>
          <table:table-cell office:value-type="float" office:value="1134.28" calcext:value-type="float">
            <text:p>1134.28</text:p>
          </table:table-cell>
          <table:table-cell office:value-type="float" office:value="865.89" calcext:value-type="float">
            <text:p>865.89</text:p>
          </table:table-cell>
          <table:table-cell office:value-type="float" office:value="1379.13" calcext:value-type="float">
            <text:p>1379.13</text:p>
          </table:table-cell>
          <table:table-cell table:number-columns-repeated="2"/>
          <table:table-cell table:formula="of:=AVERAGE([.A191:.E191])" office:value-type="float" office:value="2219.6" calcext:value-type="float">
            <text:p>2219.6</text:p>
          </table:table-cell>
          <table:table-cell table:formula="of:=AVERAGE([.G191:.K191])" office:value-type="float" office:value="1192.538" calcext:value-type="float">
            <text:p>1192.538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953" calcext:value-type="float">
            <text:p>1953</text:p>
          </table:table-cell>
          <table:table-cell office:value-type="float" office:value="2048" calcext:value-type="float">
            <text:p>2048</text:p>
          </table:table-cell>
          <table:table-cell office:value-type="float" office:value="2368" calcext:value-type="float">
            <text:p>2368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408.45" calcext:value-type="float">
            <text:p>1408.45</text:p>
          </table:table-cell>
          <table:table-cell office:value-type="float" office:value="1216.68" calcext:value-type="float">
            <text:p>1216.68</text:p>
          </table:table-cell>
          <table:table-cell office:value-type="float" office:value="1064.22" calcext:value-type="float">
            <text:p>1064.22</text:p>
          </table:table-cell>
          <table:table-cell office:value-type="float" office:value="873.09" calcext:value-type="float">
            <text:p>873.09</text:p>
          </table:table-cell>
          <table:table-cell office:value-type="float" office:value="1491.38" calcext:value-type="float">
            <text:p>1491.38</text:p>
          </table:table-cell>
          <table:table-cell table:number-columns-repeated="2"/>
          <table:table-cell table:formula="of:=AVERAGE([.A192:.E192])" office:value-type="float" office:value="2338.8" calcext:value-type="float">
            <text:p>2338.8</text:p>
          </table:table-cell>
          <table:table-cell table:formula="of:=AVERAGE([.G192:.K192])" office:value-type="float" office:value="1210.764" calcext:value-type="float">
            <text:p>1210.764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269" calcext:value-type="float">
            <text:p>2269</text:p>
          </table:table-cell>
          <table:table-cell office:value-type="float" office:value="1923" calcext:value-type="float">
            <text:p>1923</text:p>
          </table:table-cell>
          <table:table-cell office:value-type="float" office:value="1534" calcext:value-type="float">
            <text:p>1534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369.9" calcext:value-type="float">
            <text:p>1369.9</text:p>
          </table:table-cell>
          <table:table-cell office:value-type="float" office:value="1328.64" calcext:value-type="float">
            <text:p>1328.64</text:p>
          </table:table-cell>
          <table:table-cell office:value-type="float" office:value="1156.01" calcext:value-type="float">
            <text:p>1156.01</text:p>
          </table:table-cell>
          <table:table-cell office:value-type="float" office:value="875.9" calcext:value-type="float">
            <text:p>875.9</text:p>
          </table:table-cell>
          <table:table-cell office:value-type="float" office:value="1351.41" calcext:value-type="float">
            <text:p>1351.41</text:p>
          </table:table-cell>
          <table:table-cell table:number-columns-repeated="2"/>
          <table:table-cell table:formula="of:=AVERAGE([.A193:.E193])" office:value-type="float" office:value="2164.2" calcext:value-type="float">
            <text:p>2164.2</text:p>
          </table:table-cell>
          <table:table-cell table:formula="of:=AVERAGE([.G193:.K193])" office:value-type="float" office:value="1216.372" calcext:value-type="float">
            <text:p>1216.372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088" calcext:value-type="float">
            <text:p>2088</text:p>
          </table:table-cell>
          <table:table-cell office:value-type="float" office:value="1958" calcext:value-type="float">
            <text:p>1958</text:p>
          </table:table-cell>
          <table:table-cell office:value-type="float" office:value="1799" calcext:value-type="float">
            <text:p>1799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1360.56" calcext:value-type="float">
            <text:p>1360.56</text:p>
          </table:table-cell>
          <table:table-cell office:value-type="float" office:value="1302.32" calcext:value-type="float">
            <text:p>1302.32</text:p>
          </table:table-cell>
          <table:table-cell office:value-type="float" office:value="1081.77" calcext:value-type="float">
            <text:p>1081.77</text:p>
          </table:table-cell>
          <table:table-cell office:value-type="float" office:value="858.62" calcext:value-type="float">
            <text:p>858.62</text:p>
          </table:table-cell>
          <table:table-cell office:value-type="float" office:value="1384.99" calcext:value-type="float">
            <text:p>1384.99</text:p>
          </table:table-cell>
          <table:table-cell table:number-columns-repeated="2"/>
          <table:table-cell table:formula="of:=AVERAGE([.A194:.E194])" office:value-type="float" office:value="2184" calcext:value-type="float">
            <text:p>2184</text:p>
          </table:table-cell>
          <table:table-cell table:formula="of:=AVERAGE([.G194:.K194])" office:value-type="float" office:value="1197.652" calcext:value-type="float">
            <text:p>1197.652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493" calcext:value-type="float">
            <text:p>2493</text:p>
          </table:table-cell>
          <table:table-cell office:value-type="float" office:value="1833" calcext:value-type="float">
            <text:p>1833</text:p>
          </table:table-cell>
          <table:table-cell office:value-type="float" office:value="1768" calcext:value-type="float">
            <text:p>1768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1371.43" calcext:value-type="float">
            <text:p>1371.43</text:p>
          </table:table-cell>
          <table:table-cell office:value-type="float" office:value="1215.61" calcext:value-type="float">
            <text:p>1215.61</text:p>
          </table:table-cell>
          <table:table-cell office:value-type="float" office:value="1002.44" calcext:value-type="float">
            <text:p>1002.44</text:p>
          </table:table-cell>
          <table:table-cell office:value-type="float" office:value="914.15" calcext:value-type="float">
            <text:p>914.15</text:p>
          </table:table-cell>
          <table:table-cell office:value-type="float" office:value="1305.06" calcext:value-type="float">
            <text:p>1305.06</text:p>
          </table:table-cell>
          <table:table-cell table:number-columns-repeated="2"/>
          <table:table-cell table:formula="of:=AVERAGE([.A195:.E195])" office:value-type="float" office:value="2217.8" calcext:value-type="float">
            <text:p>2217.8</text:p>
          </table:table-cell>
          <table:table-cell table:formula="of:=AVERAGE([.G195:.K195])" office:value-type="float" office:value="1161.738" calcext:value-type="float">
            <text:p>1161.73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193" calcext:value-type="float">
            <text:p>2193</text:p>
          </table:table-cell>
          <table:table-cell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1306.59" calcext:value-type="float">
            <text:p>1306.59</text:p>
          </table:table-cell>
          <table:table-cell office:value-type="float" office:value="1172.86" calcext:value-type="float">
            <text:p>1172.86</text:p>
          </table:table-cell>
          <table:table-cell office:value-type="float" office:value="1054.24" calcext:value-type="float">
            <text:p>1054.24</text:p>
          </table:table-cell>
          <table:table-cell office:value-type="float" office:value="855.72" calcext:value-type="float">
            <text:p>855.72</text:p>
          </table:table-cell>
          <table:table-cell office:value-type="float" office:value="1335.62" calcext:value-type="float">
            <text:p>1335.62</text:p>
          </table:table-cell>
          <table:table-cell table:number-columns-repeated="2"/>
          <table:table-cell table:formula="of:=AVERAGE([.A196:.E196])" office:value-type="float" office:value="2318" calcext:value-type="float">
            <text:p>2318</text:p>
          </table:table-cell>
          <table:table-cell table:formula="of:=AVERAGE([.G196:.K196])" office:value-type="float" office:value="1145.006" calcext:value-type="float">
            <text:p>1145.006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988" calcext:value-type="float">
            <text:p>1988</text:p>
          </table:table-cell>
          <table:table-cell office:value-type="float" office:value="2198" calcext:value-type="float">
            <text:p>2198</text:p>
          </table:table-cell>
          <table:table-cell office:value-type="float" office:value="1768" calcext:value-type="float">
            <text:p>1768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float" office:value="1321.53" calcext:value-type="float">
            <text:p>1321.53</text:p>
          </table:table-cell>
          <table:table-cell office:value-type="float" office:value="1183.44" calcext:value-type="float">
            <text:p>1183.44</text:p>
          </table:table-cell>
          <table:table-cell office:value-type="float" office:value="1096.42" calcext:value-type="float">
            <text:p>1096.42</text:p>
          </table:table-cell>
          <table:table-cell office:value-type="float" office:value="961.06" calcext:value-type="float">
            <text:p>961.06</text:p>
          </table:table-cell>
          <table:table-cell office:value-type="float" office:value="1296.01" calcext:value-type="float">
            <text:p>1296.01</text:p>
          </table:table-cell>
          <table:table-cell table:number-columns-repeated="2"/>
          <table:table-cell table:formula="of:=AVERAGE([.A197:.E197])" office:value-type="float" office:value="2210" calcext:value-type="float">
            <text:p>2210</text:p>
          </table:table-cell>
          <table:table-cell table:formula="of:=AVERAGE([.G197:.K197])" office:value-type="float" office:value="1171.692" calcext:value-type="float">
            <text:p>1171.692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893" calcext:value-type="float">
            <text:p>1893</text:p>
          </table:table-cell>
          <table:table-cell office:value-type="float" office:value="2092" calcext:value-type="float">
            <text:p>2092</text:p>
          </table:table-cell>
          <table:table-cell office:value-type="float" office:value="2119" calcext:value-type="float">
            <text:p>2119</text:p>
          </table:table-cell>
          <table:table-cell office:value-type="float" office:value="2635" calcext:value-type="float">
            <text:p>2635</text:p>
          </table:table-cell>
          <table:table-cell/>
          <table:table-cell office:value-type="float" office:value="1330.79" calcext:value-type="float">
            <text:p>1330.79</text:p>
          </table:table-cell>
          <table:table-cell office:value-type="float" office:value="1190.21" calcext:value-type="float">
            <text:p>1190.21</text:p>
          </table:table-cell>
          <table:table-cell office:value-type="float" office:value="1174.23" calcext:value-type="float">
            <text:p>1174.23</text:p>
          </table:table-cell>
          <table:table-cell office:value-type="float" office:value="975.58" calcext:value-type="float">
            <text:p>975.58</text:p>
          </table:table-cell>
          <table:table-cell office:value-type="float" office:value="1283.66" calcext:value-type="float">
            <text:p>1283.66</text:p>
          </table:table-cell>
          <table:table-cell table:number-columns-repeated="2"/>
          <table:table-cell table:formula="of:=AVERAGE([.A198:.E198])" office:value-type="float" office:value="2315.8" calcext:value-type="float">
            <text:p>2315.8</text:p>
          </table:table-cell>
          <table:table-cell table:formula="of:=AVERAGE([.G198:.K198])" office:value-type="float" office:value="1190.894" calcext:value-type="float">
            <text:p>1190.894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983" calcext:value-type="float">
            <text:p>1983</text:p>
          </table:table-cell>
          <table:table-cell office:value-type="float" office:value="2013" calcext:value-type="float">
            <text:p>2013</text:p>
          </table:table-cell>
          <table:table-cell office:value-type="float" office:value="2375" calcext:value-type="float">
            <text:p>2375</text:p>
          </table:table-cell>
          <table:table-cell office:value-type="float" office:value="2265" calcext:value-type="float">
            <text:p>2265</text:p>
          </table:table-cell>
          <table:table-cell/>
          <table:table-cell office:value-type="float" office:value="1388.23" calcext:value-type="float">
            <text:p>1388.23</text:p>
          </table:table-cell>
          <table:table-cell office:value-type="float" office:value="1225.43" calcext:value-type="float">
            <text:p>1225.43</text:p>
          </table:table-cell>
          <table:table-cell office:value-type="float" office:value="1100.52" calcext:value-type="float">
            <text:p>1100.52</text:p>
          </table:table-cell>
          <table:table-cell office:value-type="float" office:value="987.78" calcext:value-type="float">
            <text:p>987.78</text:p>
          </table:table-cell>
          <table:table-cell office:value-type="float" office:value="1248.78" calcext:value-type="float">
            <text:p>1248.78</text:p>
          </table:table-cell>
          <table:table-cell table:number-columns-repeated="2"/>
          <table:table-cell table:formula="of:=AVERAGE([.A199:.E199])" office:value-type="float" office:value="2285.2" calcext:value-type="float">
            <text:p>2285.2</text:p>
          </table:table-cell>
          <table:table-cell table:formula="of:=AVERAGE([.G199:.K199])" office:value-type="float" office:value="1190.148" calcext:value-type="float">
            <text:p>1190.148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388" calcext:value-type="float">
            <text:p>2388</text:p>
          </table:table-cell>
          <table:table-cell office:value-type="float" office:value="2088" calcext:value-type="float">
            <text:p>2088</text:p>
          </table:table-cell>
          <table:table-cell office:value-type="float" office:value="2405" calcext:value-type="float">
            <text:p>2405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1407.04" calcext:value-type="float">
            <text:p>1407.04</text:p>
          </table:table-cell>
          <table:table-cell office:value-type="float" office:value="1162.41" calcext:value-type="float">
            <text:p>1162.41</text:p>
          </table:table-cell>
          <table:table-cell office:value-type="float" office:value="1146.55" calcext:value-type="float">
            <text:p>1146.55</text:p>
          </table:table-cell>
          <table:table-cell office:value-type="float" office:value="1001.79" calcext:value-type="float">
            <text:p>1001.79</text:p>
          </table:table-cell>
          <table:table-cell office:value-type="float" office:value="1372.19" calcext:value-type="float">
            <text:p>1372.19</text:p>
          </table:table-cell>
          <table:table-cell table:number-columns-repeated="2"/>
          <table:table-cell table:formula="of:=AVERAGE([.A200:.E200])" office:value-type="float" office:value="2400.2" calcext:value-type="float">
            <text:p>2400.2</text:p>
          </table:table-cell>
          <table:table-cell table:formula="of:=AVERAGE([.G200:.K200])" office:value-type="float" office:value="1217.996" calcext:value-type="float">
            <text:p>1217.99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053" calcext:value-type="float">
            <text:p>2053</text:p>
          </table:table-cell>
          <table:table-cell office:value-type="float" office:value="1983" calcext:value-type="float">
            <text:p>1983</text:p>
          </table:table-cell>
          <table:table-cell office:value-type="float" office:value="1894" calcext:value-type="float">
            <text:p>1894</text:p>
          </table:table-cell>
          <table:table-cell office:value-type="float" office:value="2395" calcext:value-type="float">
            <text:p>2395</text:p>
          </table:table-cell>
          <table:table-cell/>
          <table:table-cell office:value-type="float" office:value="1478.28" calcext:value-type="float">
            <text:p>1478.28</text:p>
          </table:table-cell>
          <table:table-cell office:value-type="float" office:value="1254.86" calcext:value-type="float">
            <text:p>1254.86</text:p>
          </table:table-cell>
          <table:table-cell office:value-type="float" office:value="1138.24" calcext:value-type="float">
            <text:p>1138.24</text:p>
          </table:table-cell>
          <table:table-cell office:value-type="float" office:value="941.73" calcext:value-type="float">
            <text:p>941.73</text:p>
          </table:table-cell>
          <table:table-cell office:value-type="float" office:value="1272.17" calcext:value-type="float">
            <text:p>1272.17</text:p>
          </table:table-cell>
          <table:table-cell table:number-columns-repeated="2"/>
          <table:table-cell table:formula="of:=AVERAGE([.A201:.E201])" office:value-type="float" office:value="2215" calcext:value-type="float">
            <text:p>2215</text:p>
          </table:table-cell>
          <table:table-cell table:formula="of:=AVERAGE([.G201:.K201])" office:value-type="float" office:value="1217.056" calcext:value-type="float">
            <text:p>1217.056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223" calcext:value-type="float">
            <text:p>2223</text:p>
          </table:table-cell>
          <table:table-cell office:value-type="float" office:value="1878" calcext:value-type="float">
            <text:p>1878</text:p>
          </table:table-cell>
          <table:table-cell office:value-type="float" office:value="1718" calcext:value-type="float">
            <text:p>1718</text:p>
          </table:table-cell>
          <table:table-cell office:value-type="float" office:value="2638" calcext:value-type="float">
            <text:p>2638</text:p>
          </table:table-cell>
          <table:table-cell/>
          <table:table-cell office:value-type="float" office:value="1375.64" calcext:value-type="float">
            <text:p>1375.64</text:p>
          </table:table-cell>
          <table:table-cell office:value-type="float" office:value="1168.3" calcext:value-type="float">
            <text:p>1168.3</text:p>
          </table:table-cell>
          <table:table-cell office:value-type="float" office:value="1002.89" calcext:value-type="float">
            <text:p>1002.89</text:p>
          </table:table-cell>
          <table:table-cell office:value-type="float" office:value="907.84" calcext:value-type="float">
            <text:p>907.84</text:p>
          </table:table-cell>
          <table:table-cell office:value-type="float" office:value="1338.17" calcext:value-type="float">
            <text:p>1338.17</text:p>
          </table:table-cell>
          <table:table-cell table:number-columns-repeated="2"/>
          <table:table-cell table:formula="of:=AVERAGE([.A202:.E202])" office:value-type="float" office:value="2225.4" calcext:value-type="float">
            <text:p>2225.4</text:p>
          </table:table-cell>
          <table:table-cell table:formula="of:=AVERAGE([.G202:.K202])" office:value-type="float" office:value="1158.568" calcext:value-type="float">
            <text:p>1158.568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058" calcext:value-type="float">
            <text:p>2058</text:p>
          </table:table-cell>
          <table:table-cell office:value-type="float" office:value="1983" calcext:value-type="float">
            <text:p>1983</text:p>
          </table:table-cell>
          <table:table-cell office:value-type="float" office:value="2154" calcext:value-type="float">
            <text:p>2154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393.56" calcext:value-type="float">
            <text:p>1393.56</text:p>
          </table:table-cell>
          <table:table-cell office:value-type="float" office:value="1146.27" calcext:value-type="float">
            <text:p>1146.27</text:p>
          </table:table-cell>
          <table:table-cell office:value-type="float" office:value="1151.09" calcext:value-type="float">
            <text:p>1151.09</text:p>
          </table:table-cell>
          <table:table-cell office:value-type="float" office:value="925" calcext:value-type="float">
            <text:p>925</text:p>
          </table:table-cell>
          <table:table-cell office:value-type="float" office:value="1258.34" calcext:value-type="float">
            <text:p>1258.34</text:p>
          </table:table-cell>
          <table:table-cell table:number-columns-repeated="2"/>
          <table:table-cell table:formula="of:=AVERAGE([.A203:.E203])" office:value-type="float" office:value="2306" calcext:value-type="float">
            <text:p>2306</text:p>
          </table:table-cell>
          <table:table-cell table:formula="of:=AVERAGE([.G203:.K203])" office:value-type="float" office:value="1174.852" calcext:value-type="float">
            <text:p>1174.852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978" calcext:value-type="float">
            <text:p>1978</text:p>
          </table:table-cell>
          <table:table-cell office:value-type="float" office:value="2023" calcext:value-type="float">
            <text:p>2023</text:p>
          </table:table-cell>
          <table:table-cell office:value-type="float" office:value="1993" calcext:value-type="float">
            <text:p>1993</text:p>
          </table:table-cell>
          <table:table-cell office:value-type="float" office:value="2585" calcext:value-type="float">
            <text:p>2585</text:p>
          </table:table-cell>
          <table:table-cell/>
          <table:table-cell office:value-type="float" office:value="1228.51" calcext:value-type="float">
            <text:p>1228.51</text:p>
          </table:table-cell>
          <table:table-cell office:value-type="float" office:value="1181.7" calcext:value-type="float">
            <text:p>1181.7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894.11" calcext:value-type="float">
            <text:p>894.11</text:p>
          </table:table-cell>
          <table:table-cell office:value-type="float" office:value="1303.9" calcext:value-type="float">
            <text:p>1303.9</text:p>
          </table:table-cell>
          <table:table-cell table:number-columns-repeated="2"/>
          <table:table-cell table:formula="of:=AVERAGE([.A204:.E204])" office:value-type="float" office:value="2261.8" calcext:value-type="float">
            <text:p>2261.8</text:p>
          </table:table-cell>
          <table:table-cell table:formula="of:=AVERAGE([.G204:.K204])" office:value-type="float" office:value="1143.194" calcext:value-type="float">
            <text:p>1143.194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058" calcext:value-type="float">
            <text:p>2058</text:p>
          </table:table-cell>
          <table:table-cell office:value-type="float" office:value="2018" calcext:value-type="float">
            <text:p>2018</text:p>
          </table:table-cell>
          <table:table-cell office:value-type="float" office:value="2104" calcext:value-type="float">
            <text:p>2104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1391.5" calcext:value-type="float">
            <text:p>1391.5</text:p>
          </table:table-cell>
          <table:table-cell office:value-type="float" office:value="1223.05" calcext:value-type="float">
            <text:p>1223.05</text:p>
          </table:table-cell>
          <table:table-cell office:value-type="float" office:value="1114.03" calcext:value-type="float">
            <text:p>1114.03</text:p>
          </table:table-cell>
          <table:table-cell office:value-type="float" office:value="994.98" calcext:value-type="float">
            <text:p>994.98</text:p>
          </table:table-cell>
          <table:table-cell office:value-type="float" office:value="1339.03" calcext:value-type="float">
            <text:p>1339.03</text:p>
          </table:table-cell>
          <table:table-cell table:number-columns-repeated="2"/>
          <table:table-cell table:formula="of:=AVERAGE([.A205:.E205])" office:value-type="float" office:value="2281" calcext:value-type="float">
            <text:p>2281</text:p>
          </table:table-cell>
          <table:table-cell table:formula="of:=AVERAGE([.G205:.K205])" office:value-type="float" office:value="1212.518" calcext:value-type="float">
            <text:p>1212.51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093" calcext:value-type="float">
            <text:p>2093</text:p>
          </table:table-cell>
          <table:table-cell office:value-type="float" office:value="1902" calcext:value-type="float">
            <text:p>1902</text:p>
          </table:table-cell>
          <table:table-cell office:value-type="float" office:value="2300" calcext:value-type="float">
            <text:p>2300</text:p>
          </table:table-cell>
          <table:table-cell office:value-type="float" office:value="2393" calcext:value-type="float">
            <text:p>2393</text:p>
          </table:table-cell>
          <table:table-cell/>
          <table:table-cell office:value-type="float" office:value="1332.24" calcext:value-type="float">
            <text:p>1332.24</text:p>
          </table:table-cell>
          <table:table-cell office:value-type="float" office:value="1225.13" calcext:value-type="float">
            <text:p>1225.13</text:p>
          </table:table-cell>
          <table:table-cell office:value-type="float" office:value="1097.17" calcext:value-type="float">
            <text:p>1097.17</text:p>
          </table:table-cell>
          <table:table-cell office:value-type="float" office:value="933.2" calcext:value-type="float">
            <text:p>933.2</text:p>
          </table:table-cell>
          <table:table-cell office:value-type="float" office:value="1193.03" calcext:value-type="float">
            <text:p>1193.03</text:p>
          </table:table-cell>
          <table:table-cell table:number-columns-repeated="2"/>
          <table:table-cell table:formula="of:=AVERAGE([.A206:.E206])" office:value-type="float" office:value="2291.6" calcext:value-type="float">
            <text:p>2291.6</text:p>
          </table:table-cell>
          <table:table-cell table:formula="of:=AVERAGE([.G206:.K206])" office:value-type="float" office:value="1156.154" calcext:value-type="float">
            <text:p>1156.15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263" calcext:value-type="float">
            <text:p>2263</text:p>
          </table:table-cell>
          <table:table-cell office:value-type="float" office:value="2180" calcext:value-type="float">
            <text:p>2180</text:p>
          </table:table-cell>
          <table:table-cell office:value-type="float" office:value="1935" calcext:value-type="float">
            <text:p>1935</text:p>
          </table:table-cell>
          <table:table-cell office:value-type="float" office:value="2403" calcext:value-type="float">
            <text:p>2403</text:p>
          </table:table-cell>
          <table:table-cell/>
          <table:table-cell office:value-type="float" office:value="1388.37" calcext:value-type="float">
            <text:p>1388.37</text:p>
          </table:table-cell>
          <table:table-cell office:value-type="float" office:value="1197.79" calcext:value-type="float">
            <text:p>1197.79</text:p>
          </table:table-cell>
          <table:table-cell office:value-type="float" office:value="1166.68" calcext:value-type="float">
            <text:p>1166.68</text:p>
          </table:table-cell>
          <table:table-cell office:value-type="float" office:value="958.51" calcext:value-type="float">
            <text:p>958.51</text:p>
          </table:table-cell>
          <table:table-cell office:value-type="float" office:value="1241.14" calcext:value-type="float">
            <text:p>1241.14</text:p>
          </table:table-cell>
          <table:table-cell table:number-columns-repeated="2"/>
          <table:table-cell table:formula="of:=AVERAGE([.A207:.E207])" office:value-type="float" office:value="2306.2" calcext:value-type="float">
            <text:p>2306.2</text:p>
          </table:table-cell>
          <table:table-cell table:formula="of:=AVERAGE([.G207:.K207])" office:value-type="float" office:value="1190.498" calcext:value-type="float">
            <text:p>1190.498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2088" calcext:value-type="float">
            <text:p>2088</text:p>
          </table:table-cell>
          <table:table-cell office:value-type="float" office:value="1988" calcext:value-type="float">
            <text:p>1988</text:p>
          </table:table-cell>
          <table:table-cell office:value-type="float" office:value="2254" calcext:value-type="float">
            <text:p>2254</text:p>
          </table:table-cell>
          <table:table-cell office:value-type="float" office:value="2266" calcext:value-type="float">
            <text:p>2266</text:p>
          </table:table-cell>
          <table:table-cell/>
          <table:table-cell office:value-type="float" office:value="1331.47" calcext:value-type="float">
            <text:p>1331.47</text:p>
          </table:table-cell>
          <table:table-cell office:value-type="float" office:value="1182.83" calcext:value-type="float">
            <text:p>1182.83</text:p>
          </table:table-cell>
          <table:table-cell office:value-type="float" office:value="1105.23" calcext:value-type="float">
            <text:p>1105.23</text:p>
          </table:table-cell>
          <table:table-cell office:value-type="float" office:value="908.48" calcext:value-type="float">
            <text:p>908.48</text:p>
          </table:table-cell>
          <table:table-cell office:value-type="float" office:value="1145.08" calcext:value-type="float">
            <text:p>1145.08</text:p>
          </table:table-cell>
          <table:table-cell table:number-columns-repeated="2"/>
          <table:table-cell table:formula="of:=AVERAGE([.A208:.E208])" office:value-type="float" office:value="2246.2" calcext:value-type="float">
            <text:p>2246.2</text:p>
          </table:table-cell>
          <table:table-cell table:formula="of:=AVERAGE([.G208:.K208])" office:value-type="float" office:value="1134.618" calcext:value-type="float">
            <text:p>1134.618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158" calcext:value-type="float">
            <text:p>2158</text:p>
          </table:table-cell>
          <table:table-cell office:value-type="float" office:value="1853" calcext:value-type="float">
            <text:p>1853</text:p>
          </table:table-cell>
          <table:table-cell office:value-type="float" office:value="1947" calcext:value-type="float">
            <text:p>1947</text:p>
          </table:table-cell>
          <table:table-cell office:value-type="float" office:value="2383" calcext:value-type="float">
            <text:p>2383</text:p>
          </table:table-cell>
          <table:table-cell/>
          <table:table-cell office:value-type="float" office:value="1448.43" calcext:value-type="float">
            <text:p>1448.43</text:p>
          </table:table-cell>
          <table:table-cell office:value-type="float" office:value="1314.67" calcext:value-type="float">
            <text:p>1314.67</text:p>
          </table:table-cell>
          <table:table-cell office:value-type="float" office:value="1141.08" calcext:value-type="float">
            <text:p>1141.08</text:p>
          </table:table-cell>
          <table:table-cell office:value-type="float" office:value="906.99" calcext:value-type="float">
            <text:p>906.99</text:p>
          </table:table-cell>
          <table:table-cell office:value-type="float" office:value="1231.91" calcext:value-type="float">
            <text:p>1231.91</text:p>
          </table:table-cell>
          <table:table-cell table:number-columns-repeated="2"/>
          <table:table-cell table:formula="of:=AVERAGE([.A209:.E209])" office:value-type="float" office:value="2231.2" calcext:value-type="float">
            <text:p>2231.2</text:p>
          </table:table-cell>
          <table:table-cell table:formula="of:=AVERAGE([.G209:.K209])" office:value-type="float" office:value="1208.616" calcext:value-type="float">
            <text:p>1208.616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023" calcext:value-type="float">
            <text:p>2023</text:p>
          </table:table-cell>
          <table:table-cell office:value-type="float" office:value="2253" calcext:value-type="float">
            <text:p>2253</text:p>
          </table:table-cell>
          <table:table-cell office:value-type="float" office:value="2224" calcext:value-type="float">
            <text:p>2224</text:p>
          </table:table-cell>
          <table:table-cell office:value-type="float" office:value="2370" calcext:value-type="float">
            <text:p>2370</text:p>
          </table:table-cell>
          <table:table-cell/>
          <table:table-cell office:value-type="float" office:value="1320.84" calcext:value-type="float">
            <text:p>1320.84</text:p>
          </table:table-cell>
          <table:table-cell office:value-type="float" office:value="1191.07" calcext:value-type="float">
            <text:p>1191.07</text:p>
          </table:table-cell>
          <table:table-cell office:value-type="float" office:value="1088.43" calcext:value-type="float">
            <text:p>1088.43</text:p>
          </table:table-cell>
          <table:table-cell office:value-type="float" office:value="901.08" calcext:value-type="float">
            <text:p>901.08</text:p>
          </table:table-cell>
          <table:table-cell office:value-type="float" office:value="1309.61" calcext:value-type="float">
            <text:p>1309.61</text:p>
          </table:table-cell>
          <table:table-cell table:number-columns-repeated="2"/>
          <table:table-cell table:formula="of:=AVERAGE([.A210:.E210])" office:value-type="float" office:value="2319" calcext:value-type="float">
            <text:p>2319</text:p>
          </table:table-cell>
          <table:table-cell table:formula="of:=AVERAGE([.G210:.K210])" office:value-type="float" office:value="1162.206" calcext:value-type="float">
            <text:p>1162.206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043" calcext:value-type="float">
            <text:p>2043</text:p>
          </table:table-cell>
          <table:table-cell office:value-type="float" office:value="1903" calcext:value-type="float">
            <text:p>1903</text:p>
          </table:table-cell>
          <table:table-cell office:value-type="float" office:value="2238" calcext:value-type="float">
            <text:p>2238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356.6" calcext:value-type="float">
            <text:p>1356.6</text:p>
          </table:table-cell>
          <table:table-cell office:value-type="float" office:value="1191.72" calcext:value-type="float">
            <text:p>1191.72</text:p>
          </table:table-cell>
          <table:table-cell office:value-type="float" office:value="1086.29" calcext:value-type="float">
            <text:p>1086.29</text:p>
          </table:table-cell>
          <table:table-cell office:value-type="float" office:value="1018.25" calcext:value-type="float">
            <text:p>1018.25</text:p>
          </table:table-cell>
          <table:table-cell office:value-type="float" office:value="1328.77" calcext:value-type="float">
            <text:p>1328.77</text:p>
          </table:table-cell>
          <table:table-cell table:number-columns-repeated="2"/>
          <table:table-cell table:formula="of:=AVERAGE([.A211:.E211])" office:value-type="float" office:value="2226.4" calcext:value-type="float">
            <text:p>2226.4</text:p>
          </table:table-cell>
          <table:table-cell table:formula="of:=AVERAGE([.G211:.K211])" office:value-type="float" office:value="1196.326" calcext:value-type="float">
            <text:p>1196.326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2038" calcext:value-type="float">
            <text:p>2038</text:p>
          </table:table-cell>
          <table:table-cell office:value-type="float" office:value="1993" calcext:value-type="float">
            <text:p>1993</text:p>
          </table:table-cell>
          <table:table-cell office:value-type="float" office:value="2174" calcext:value-type="float">
            <text:p>2174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float" office:value="1333.21" calcext:value-type="float">
            <text:p>1333.21</text:p>
          </table:table-cell>
          <table:table-cell office:value-type="float" office:value="1209.38" calcext:value-type="float">
            <text:p>1209.38</text:p>
          </table:table-cell>
          <table:table-cell office:value-type="float" office:value="1143.85" calcext:value-type="float">
            <text:p>1143.85</text:p>
          </table:table-cell>
          <table:table-cell office:value-type="float" office:value="956.28" calcext:value-type="float">
            <text:p>956.28</text:p>
          </table:table-cell>
          <table:table-cell office:value-type="float" office:value="1273.38" calcext:value-type="float">
            <text:p>1273.38</text:p>
          </table:table-cell>
          <table:table-cell table:number-columns-repeated="2"/>
          <table:table-cell table:formula="of:=AVERAGE([.A212:.E212])" office:value-type="float" office:value="2345" calcext:value-type="float">
            <text:p>2345</text:p>
          </table:table-cell>
          <table:table-cell table:formula="of:=AVERAGE([.G212:.K212])" office:value-type="float" office:value="1183.22" calcext:value-type="float">
            <text:p>1183.22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123" calcext:value-type="float">
            <text:p>2123</text:p>
          </table:table-cell>
          <table:table-cell office:value-type="float" office:value="1943" calcext:value-type="float">
            <text:p>1943</text:p>
          </table:table-cell>
          <table:table-cell office:value-type="float" office:value="1818" calcext:value-type="float">
            <text:p>1818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355.86" calcext:value-type="float">
            <text:p>1355.86</text:p>
          </table:table-cell>
          <table:table-cell office:value-type="float" office:value="1204.93" calcext:value-type="float">
            <text:p>1204.93</text:p>
          </table:table-cell>
          <table:table-cell office:value-type="float" office:value="1028.1" calcext:value-type="float">
            <text:p>1028.1</text:p>
          </table:table-cell>
          <table:table-cell office:value-type="float" office:value="874.64" calcext:value-type="float">
            <text:p>874.64</text:p>
          </table:table-cell>
          <table:table-cell office:value-type="float" office:value="1217.17" calcext:value-type="float">
            <text:p>1217.17</text:p>
          </table:table-cell>
          <table:table-cell table:number-columns-repeated="2"/>
          <table:table-cell table:formula="of:=AVERAGE([.A213:.E213])" office:value-type="float" office:value="2177.8" calcext:value-type="float">
            <text:p>2177.8</text:p>
          </table:table-cell>
          <table:table-cell table:formula="of:=AVERAGE([.G213:.K213])" office:value-type="float" office:value="1136.14" calcext:value-type="float">
            <text:p>1136.14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2333" calcext:value-type="float">
            <text:p>2333</text:p>
          </table:table-cell>
          <table:table-cell office:value-type="float" office:value="2143" calcext:value-type="float">
            <text:p>2143</text:p>
          </table:table-cell>
          <table:table-cell office:value-type="float" office:value="1668" calcext:value-type="float">
            <text:p>1668</text:p>
          </table:table-cell>
          <table:table-cell office:value-type="float" office:value="2174" calcext:value-type="float">
            <text:p>2174</text:p>
          </table:table-cell>
          <table:table-cell/>
          <table:table-cell office:value-type="float" office:value="1239.64" calcext:value-type="float">
            <text:p>1239.64</text:p>
          </table:table-cell>
          <table:table-cell office:value-type="float" office:value="1189.84" calcext:value-type="float">
            <text:p>1189.84</text:p>
          </table:table-cell>
          <table:table-cell office:value-type="float" office:value="1042.66" calcext:value-type="float">
            <text:p>1042.66</text:p>
          </table:table-cell>
          <table:table-cell office:value-type="float" office:value="917.87" calcext:value-type="float">
            <text:p>917.87</text:p>
          </table:table-cell>
          <table:table-cell office:value-type="float" office:value="1268.78" calcext:value-type="float">
            <text:p>1268.78</text:p>
          </table:table-cell>
          <table:table-cell table:number-columns-repeated="2"/>
          <table:table-cell table:formula="of:=AVERAGE([.A214:.E214])" office:value-type="float" office:value="2184.6" calcext:value-type="float">
            <text:p>2184.6</text:p>
          </table:table-cell>
          <table:table-cell table:formula="of:=AVERAGE([.G214:.K214])" office:value-type="float" office:value="1131.758" calcext:value-type="float">
            <text:p>1131.75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58" calcext:value-type="float">
            <text:p>2058</text:p>
          </table:table-cell>
          <table:table-cell office:value-type="float" office:value="2102" calcext:value-type="float">
            <text:p>2102</text:p>
          </table:table-cell>
          <table:table-cell office:value-type="float" office:value="2168" calcext:value-type="float">
            <text:p>2168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417.87" calcext:value-type="float">
            <text:p>1417.87</text:p>
          </table:table-cell>
          <table:table-cell office:value-type="float" office:value="1216.51" calcext:value-type="float">
            <text:p>1216.51</text:p>
          </table:table-cell>
          <table:table-cell office:value-type="float" office:value="1029.78" calcext:value-type="float">
            <text:p>1029.78</text:p>
          </table:table-cell>
          <table:table-cell office:value-type="float" office:value="914.8" calcext:value-type="float">
            <text:p>914.8</text:p>
          </table:table-cell>
          <table:table-cell office:value-type="float" office:value="1252.5" calcext:value-type="float">
            <text:p>1252.5</text:p>
          </table:table-cell>
          <table:table-cell table:number-columns-repeated="2"/>
          <table:table-cell table:formula="of:=AVERAGE([.A215:.E215])" office:value-type="float" office:value="2305.6" calcext:value-type="float">
            <text:p>2305.6</text:p>
          </table:table-cell>
          <table:table-cell table:formula="of:=AVERAGE([.G215:.K215])" office:value-type="float" office:value="1166.292" calcext:value-type="float">
            <text:p>1166.292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163" calcext:value-type="float">
            <text:p>2163</text:p>
          </table:table-cell>
          <table:table-cell office:value-type="float" office:value="1981" calcext:value-type="float">
            <text:p>1981</text:p>
          </table:table-cell>
          <table:table-cell office:value-type="float" office:value="1618" calcext:value-type="float">
            <text:p>1618</text:p>
          </table:table-cell>
          <table:table-cell office:value-type="float" office:value="2585" calcext:value-type="float">
            <text:p>2585</text:p>
          </table:table-cell>
          <table:table-cell/>
          <table:table-cell office:value-type="float" office:value="1341.39" calcext:value-type="float">
            <text:p>1341.39</text:p>
          </table:table-cell>
          <table:table-cell office:value-type="float" office:value="1250.51" calcext:value-type="float">
            <text:p>1250.51</text:p>
          </table:table-cell>
          <table:table-cell office:value-type="float" office:value="1041.13" calcext:value-type="float">
            <text:p>1041.13</text:p>
          </table:table-cell>
          <table:table-cell office:value-type="float" office:value="855.49" calcext:value-type="float">
            <text:p>855.49</text:p>
          </table:table-cell>
          <table:table-cell office:value-type="float" office:value="1173.99" calcext:value-type="float">
            <text:p>1173.99</text:p>
          </table:table-cell>
          <table:table-cell table:number-columns-repeated="2"/>
          <table:table-cell table:formula="of:=AVERAGE([.A216:.E216])" office:value-type="float" office:value="2200.4" calcext:value-type="float">
            <text:p>2200.4</text:p>
          </table:table-cell>
          <table:table-cell table:formula="of:=AVERAGE([.G216:.K216])" office:value-type="float" office:value="1132.502" calcext:value-type="float">
            <text:p>1132.502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117" calcext:value-type="float">
            <text:p>2117</text:p>
          </table:table-cell>
          <table:table-cell office:value-type="float" office:value="2018" calcext:value-type="float">
            <text:p>2018</text:p>
          </table:table-cell>
          <table:table-cell office:value-type="float" office:value="2204" calcext:value-type="float">
            <text:p>2204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1269.66" calcext:value-type="float">
            <text:p>1269.66</text:p>
          </table:table-cell>
          <table:table-cell office:value-type="float" office:value="1217.12" calcext:value-type="float">
            <text:p>1217.12</text:p>
          </table:table-cell>
          <table:table-cell office:value-type="float" office:value="1086.85" calcext:value-type="float">
            <text:p>1086.85</text:p>
          </table:table-cell>
          <table:table-cell office:value-type="float" office:value="897.19" calcext:value-type="float">
            <text:p>897.19</text:p>
          </table:table-cell>
          <table:table-cell office:value-type="float" office:value="1220.86" calcext:value-type="float">
            <text:p>1220.86</text:p>
          </table:table-cell>
          <table:table-cell table:number-columns-repeated="2"/>
          <table:table-cell table:formula="of:=AVERAGE([.A217:.E217])" office:value-type="float" office:value="2303.8" calcext:value-type="float">
            <text:p>2303.8</text:p>
          </table:table-cell>
          <table:table-cell table:formula="of:=AVERAGE([.G217:.K217])" office:value-type="float" office:value="1138.336" calcext:value-type="float">
            <text:p>1138.336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302" calcext:value-type="float">
            <text:p>2302</text:p>
          </table:table-cell>
          <table:table-cell office:value-type="float" office:value="2207" calcext:value-type="float">
            <text:p>2207</text:p>
          </table:table-cell>
          <table:table-cell office:value-type="float" office:value="2565" calcext:value-type="float">
            <text:p>2565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362.12" calcext:value-type="float">
            <text:p>1362.12</text:p>
          </table:table-cell>
          <table:table-cell office:value-type="float" office:value="1251.13" calcext:value-type="float">
            <text:p>1251.13</text:p>
          </table:table-cell>
          <table:table-cell office:value-type="float" office:value="1091.3" calcext:value-type="float">
            <text:p>1091.3</text:p>
          </table:table-cell>
          <table:table-cell office:value-type="float" office:value="987.76" calcext:value-type="float">
            <text:p>987.76</text:p>
          </table:table-cell>
          <table:table-cell office:value-type="float" office:value="1112.24" calcext:value-type="float">
            <text:p>1112.24</text:p>
          </table:table-cell>
          <table:table-cell table:number-columns-repeated="2"/>
          <table:table-cell table:formula="of:=AVERAGE([.A218:.E218])" office:value-type="float" office:value="2415.8" calcext:value-type="float">
            <text:p>2415.8</text:p>
          </table:table-cell>
          <table:table-cell table:formula="of:=AVERAGE([.G218:.K218])" office:value-type="float" office:value="1160.91" calcext:value-type="float">
            <text:p>1160.9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023" calcext:value-type="float">
            <text:p>2023</text:p>
          </table:table-cell>
          <table:table-cell office:value-type="float" office:value="2003" calcext:value-type="float">
            <text:p>2003</text:p>
          </table:table-cell>
          <table:table-cell office:value-type="float" office:value="1943" calcext:value-type="float">
            <text:p>1943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float" office:value="1381.62" calcext:value-type="float">
            <text:p>1381.62</text:p>
          </table:table-cell>
          <table:table-cell office:value-type="float" office:value="1305.25" calcext:value-type="float">
            <text:p>1305.25</text:p>
          </table:table-cell>
          <table:table-cell office:value-type="float" office:value="1029.61" calcext:value-type="float">
            <text:p>1029.61</text:p>
          </table:table-cell>
          <table:table-cell office:value-type="float" office:value="925.4" calcext:value-type="float">
            <text:p>925.4</text:p>
          </table:table-cell>
          <table:table-cell office:value-type="float" office:value="1382.54" calcext:value-type="float">
            <text:p>1382.54</text:p>
          </table:table-cell>
          <table:table-cell table:number-columns-repeated="2"/>
          <table:table-cell table:formula="of:=AVERAGE([.A219:.E219])" office:value-type="float" office:value="2289.8" calcext:value-type="float">
            <text:p>2289.8</text:p>
          </table:table-cell>
          <table:table-cell table:formula="of:=AVERAGE([.G219:.K219])" office:value-type="float" office:value="1204.884" calcext:value-type="float">
            <text:p>1204.884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944" calcext:value-type="float">
            <text:p>1944</text:p>
          </table:table-cell>
          <table:table-cell table:number-columns-repeated="2" office:value-type="float" office:value="1918" calcext:value-type="float">
            <text:p>1918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1394.11" calcext:value-type="float">
            <text:p>1394.11</text:p>
          </table:table-cell>
          <table:table-cell office:value-type="float" office:value="1184.39" calcext:value-type="float">
            <text:p>1184.39</text:p>
          </table:table-cell>
          <table:table-cell office:value-type="float" office:value="1092.65" calcext:value-type="float">
            <text:p>1092.65</text:p>
          </table:table-cell>
          <table:table-cell office:value-type="float" office:value="920.83" calcext:value-type="float">
            <text:p>920.83</text:p>
          </table:table-cell>
          <table:table-cell office:value-type="float" office:value="1101.64" calcext:value-type="float">
            <text:p>1101.64</text:p>
          </table:table-cell>
          <table:table-cell table:number-columns-repeated="2"/>
          <table:table-cell table:formula="of:=AVERAGE([.A220:.E220])" office:value-type="float" office:value="2196" calcext:value-type="float">
            <text:p>2196</text:p>
          </table:table-cell>
          <table:table-cell table:formula="of:=AVERAGE([.G220:.K220])" office:value-type="float" office:value="1138.724" calcext:value-type="float">
            <text:p>1138.72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153" calcext:value-type="float">
            <text:p>2153</text:p>
          </table:table-cell>
          <table:table-cell office:value-type="float" office:value="2018" calcext:value-type="float">
            <text:p>2018</text:p>
          </table:table-cell>
          <table:table-cell office:value-type="float" office:value="1754" calcext:value-type="float">
            <text:p>1754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1346.42" calcext:value-type="float">
            <text:p>1346.42</text:p>
          </table:table-cell>
          <table:table-cell office:value-type="float" office:value="1239.45" calcext:value-type="float">
            <text:p>1239.45</text:p>
          </table:table-cell>
          <table:table-cell office:value-type="float" office:value="1143.43" calcext:value-type="float">
            <text:p>1143.43</text:p>
          </table:table-cell>
          <table:table-cell office:value-type="float" office:value="879.11" calcext:value-type="float">
            <text:p>879.11</text:p>
          </table:table-cell>
          <table:table-cell office:value-type="float" office:value="1177.17" calcext:value-type="float">
            <text:p>1177.17</text:p>
          </table:table-cell>
          <table:table-cell table:number-columns-repeated="2"/>
          <table:table-cell table:formula="of:=AVERAGE([.A221:.E221])" office:value-type="float" office:value="2226" calcext:value-type="float">
            <text:p>2226</text:p>
          </table:table-cell>
          <table:table-cell table:formula="of:=AVERAGE([.G221:.K221])" office:value-type="float" office:value="1157.116" calcext:value-type="float">
            <text:p>1157.116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102" calcext:value-type="float">
            <text:p>2102</text:p>
          </table:table-cell>
          <table:table-cell office:value-type="float" office:value="2214" calcext:value-type="float">
            <text:p>2214</text:p>
          </table:table-cell>
          <table:table-cell office:value-type="float" office:value="2280" calcext:value-type="float">
            <text:p>2280</text:p>
          </table:table-cell>
          <table:table-cell office:value-type="float" office:value="2275" calcext:value-type="float">
            <text:p>2275</text:p>
          </table:table-cell>
          <table:table-cell/>
          <table:table-cell office:value-type="float" office:value="1329.27" calcext:value-type="float">
            <text:p>1329.27</text:p>
          </table:table-cell>
          <table:table-cell office:value-type="float" office:value="1332.45" calcext:value-type="float">
            <text:p>1332.45</text:p>
          </table:table-cell>
          <table:table-cell office:value-type="float" office:value="1073.43" calcext:value-type="float">
            <text:p>1073.43</text:p>
          </table:table-cell>
          <table:table-cell office:value-type="float" office:value="986.82" calcext:value-type="float">
            <text:p>986.82</text:p>
          </table:table-cell>
          <table:table-cell office:value-type="float" office:value="1280.45" calcext:value-type="float">
            <text:p>1280.45</text:p>
          </table:table-cell>
          <table:table-cell table:number-columns-repeated="2"/>
          <table:table-cell table:formula="of:=AVERAGE([.A222:.E222])" office:value-type="float" office:value="2283.2" calcext:value-type="float">
            <text:p>2283.2</text:p>
          </table:table-cell>
          <table:table-cell table:formula="of:=AVERAGE([.G222:.K222])" office:value-type="float" office:value="1200.484" calcext:value-type="float">
            <text:p>1200.484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008" calcext:value-type="float">
            <text:p>2008</text:p>
          </table:table-cell>
          <table:table-cell office:value-type="float" office:value="1926" calcext:value-type="float">
            <text:p>1926</text:p>
          </table:table-cell>
          <table:table-cell office:value-type="float" office:value="2154" calcext:value-type="float">
            <text:p>2154</text:p>
          </table:table-cell>
          <table:table-cell office:value-type="float" office:value="2415" calcext:value-type="float">
            <text:p>2415</text:p>
          </table:table-cell>
          <table:table-cell/>
          <table:table-cell office:value-type="float" office:value="1233.78" calcext:value-type="float">
            <text:p>1233.78</text:p>
          </table:table-cell>
          <table:table-cell office:value-type="float" office:value="1293.93" calcext:value-type="float">
            <text:p>1293.93</text:p>
          </table:table-cell>
          <table:table-cell office:value-type="float" office:value="1134.32" calcext:value-type="float">
            <text:p>1134.32</text:p>
          </table:table-cell>
          <table:table-cell office:value-type="float" office:value="989.87" calcext:value-type="float">
            <text:p>989.87</text:p>
          </table:table-cell>
          <table:table-cell office:value-type="float" office:value="1309.22" calcext:value-type="float">
            <text:p>1309.22</text:p>
          </table:table-cell>
          <table:table-cell table:number-columns-repeated="2"/>
          <table:table-cell table:formula="of:=AVERAGE([.A223:.E223])" office:value-type="float" office:value="2241.6" calcext:value-type="float">
            <text:p>2241.6</text:p>
          </table:table-cell>
          <table:table-cell table:formula="of:=AVERAGE([.G223:.K223])" office:value-type="float" office:value="1192.224" calcext:value-type="float">
            <text:p>1192.224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993" calcext:value-type="float">
            <text:p>1993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300" calcext:value-type="float">
            <text:p>2300</text:p>
          </table:table-cell>
          <table:table-cell/>
          <table:table-cell office:value-type="float" office:value="1328.04" calcext:value-type="float">
            <text:p>1328.04</text:p>
          </table:table-cell>
          <table:table-cell office:value-type="float" office:value="1315.2" calcext:value-type="float">
            <text:p>1315.2</text:p>
          </table:table-cell>
          <table:table-cell office:value-type="float" office:value="1114.61" calcext:value-type="float">
            <text:p>1114.61</text:p>
          </table:table-cell>
          <table:table-cell office:value-type="float" office:value="970.28" calcext:value-type="float">
            <text:p>970.28</text:p>
          </table:table-cell>
          <table:table-cell office:value-type="float" office:value="1296.15" calcext:value-type="float">
            <text:p>1296.15</text:p>
          </table:table-cell>
          <table:table-cell table:number-columns-repeated="2"/>
          <table:table-cell table:formula="of:=AVERAGE([.A224:.E224])" office:value-type="float" office:value="2280.8" calcext:value-type="float">
            <text:p>2280.8</text:p>
          </table:table-cell>
          <table:table-cell table:formula="of:=AVERAGE([.G224:.K224])" office:value-type="float" office:value="1204.856" calcext:value-type="float">
            <text:p>1204.856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988" calcext:value-type="float">
            <text:p>1988</text:p>
          </table:table-cell>
          <table:table-cell office:value-type="float" office:value="1908" calcext:value-type="float">
            <text:p>1908</text:p>
          </table:table-cell>
          <table:table-cell office:value-type="float" office:value="2238" calcext:value-type="float">
            <text:p>2238</text:p>
          </table:table-cell>
          <table:table-cell office:value-type="float" office:value="2217" calcext:value-type="float">
            <text:p>2217</text:p>
          </table:table-cell>
          <table:table-cell/>
          <table:table-cell office:value-type="float" office:value="1415.68" calcext:value-type="float">
            <text:p>1415.68</text:p>
          </table:table-cell>
          <table:table-cell office:value-type="float" office:value="1279.81" calcext:value-type="float">
            <text:p>1279.81</text:p>
          </table:table-cell>
          <table:table-cell office:value-type="float" office:value="1082.38" calcext:value-type="float">
            <text:p>1082.38</text:p>
          </table:table-cell>
          <table:table-cell office:value-type="float" office:value="1093.9" calcext:value-type="float">
            <text:p>1093.9</text:p>
          </table:table-cell>
          <table:table-cell office:value-type="float" office:value="1261.28" calcext:value-type="float">
            <text:p>1261.28</text:p>
          </table:table-cell>
          <table:table-cell table:number-columns-repeated="2"/>
          <table:table-cell table:formula="of:=AVERAGE([.A225:.E225])" office:value-type="float" office:value="2224.2" calcext:value-type="float">
            <text:p>2224.2</text:p>
          </table:table-cell>
          <table:table-cell table:formula="of:=AVERAGE([.G225:.K225])" office:value-type="float" office:value="1226.61" calcext:value-type="float">
            <text:p>1226.61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2363" calcext:value-type="float">
            <text:p>2363</text:p>
          </table:table-cell>
          <table:table-cell office:value-type="float" office:value="2180" calcext:value-type="float">
            <text:p>2180</text:p>
          </table:table-cell>
          <table:table-cell office:value-type="float" office:value="2104" calcext:value-type="float">
            <text:p>2104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float" office:value="1453.62" calcext:value-type="float">
            <text:p>1453.62</text:p>
          </table:table-cell>
          <table:table-cell office:value-type="float" office:value="1221.66" calcext:value-type="float">
            <text:p>1221.66</text:p>
          </table:table-cell>
          <table:table-cell office:value-type="float" office:value="1014.85" calcext:value-type="float">
            <text:p>1014.85</text:p>
          </table:table-cell>
          <table:table-cell office:value-type="float" office:value="977.8" calcext:value-type="float">
            <text:p>977.8</text:p>
          </table:table-cell>
          <table:table-cell office:value-type="float" office:value="1265.98" calcext:value-type="float">
            <text:p>1265.98</text:p>
          </table:table-cell>
          <table:table-cell table:number-columns-repeated="2"/>
          <table:table-cell table:formula="of:=AVERAGE([.A226:.E226])" office:value-type="float" office:value="2409.8" calcext:value-type="float">
            <text:p>2409.8</text:p>
          </table:table-cell>
          <table:table-cell table:formula="of:=AVERAGE([.G226:.K226])" office:value-type="float" office:value="1186.782" calcext:value-type="float">
            <text:p>1186.78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058" calcext:value-type="float">
            <text:p>2058</text:p>
          </table:table-cell>
          <table:table-cell office:value-type="float" office:value="2433" calcext:value-type="float">
            <text:p>2433</text:p>
          </table:table-cell>
          <table:table-cell office:value-type="float" office:value="1815" calcext:value-type="float">
            <text:p>1815</text:p>
          </table:table-cell>
          <table:table-cell office:value-type="float" office:value="2386" calcext:value-type="float">
            <text:p>2386</text:p>
          </table:table-cell>
          <table:table-cell/>
          <table:table-cell office:value-type="float" office:value="1487.88" calcext:value-type="float">
            <text:p>1487.88</text:p>
          </table:table-cell>
          <table:table-cell office:value-type="float" office:value="1297.02" calcext:value-type="float">
            <text:p>1297.02</text:p>
          </table:table-cell>
          <table:table-cell office:value-type="float" office:value="1001.13" calcext:value-type="float">
            <text:p>1001.13</text:p>
          </table:table-cell>
          <table:table-cell office:value-type="float" office:value="936.17" calcext:value-type="float">
            <text:p>936.17</text:p>
          </table:table-cell>
          <table:table-cell office:value-type="float" office:value="1288.18" calcext:value-type="float">
            <text:p>1288.18</text:p>
          </table:table-cell>
          <table:table-cell table:number-columns-repeated="2"/>
          <table:table-cell table:formula="of:=AVERAGE([.A227:.E227])" office:value-type="float" office:value="2282.4" calcext:value-type="float">
            <text:p>2282.4</text:p>
          </table:table-cell>
          <table:table-cell table:formula="of:=AVERAGE([.G227:.K227])" office:value-type="float" office:value="1202.076" calcext:value-type="float">
            <text:p>1202.07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988" calcext:value-type="float">
            <text:p>1988</text:p>
          </table:table-cell>
          <table:table-cell office:value-type="float" office:value="1953" calcext:value-type="float">
            <text:p>1953</text:p>
          </table:table-cell>
          <table:table-cell office:value-type="float" office:value="2146" calcext:value-type="float">
            <text:p>2146</text:p>
          </table:table-cell>
          <table:table-cell office:value-type="float" office:value="2308" calcext:value-type="float">
            <text:p>2308</text:p>
          </table:table-cell>
          <table:table-cell/>
          <table:table-cell office:value-type="float" office:value="1365.17" calcext:value-type="float">
            <text:p>1365.17</text:p>
          </table:table-cell>
          <table:table-cell office:value-type="float" office:value="1257.73" calcext:value-type="float">
            <text:p>1257.73</text:p>
          </table:table-cell>
          <table:table-cell office:value-type="float" office:value="1104.74" calcext:value-type="float">
            <text:p>1104.74</text:p>
          </table:table-cell>
          <table:table-cell office:value-type="float" office:value="1015.04" calcext:value-type="float">
            <text:p>1015.04</text:p>
          </table:table-cell>
          <table:table-cell office:value-type="float" office:value="1211.24" calcext:value-type="float">
            <text:p>1211.24</text:p>
          </table:table-cell>
          <table:table-cell table:number-columns-repeated="2"/>
          <table:table-cell table:formula="of:=AVERAGE([.A228:.E228])" office:value-type="float" office:value="2231" calcext:value-type="float">
            <text:p>2231</text:p>
          </table:table-cell>
          <table:table-cell table:formula="of:=AVERAGE([.G228:.K228])" office:value-type="float" office:value="1190.784" calcext:value-type="float">
            <text:p>1190.784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298" calcext:value-type="float">
            <text:p>2298</text:p>
          </table:table-cell>
          <table:table-cell office:value-type="float" office:value="2020" calcext:value-type="float">
            <text:p>2020</text:p>
          </table:table-cell>
          <table:table-cell office:value-type="float" office:value="2325" calcext:value-type="float">
            <text:p>2325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1376.66" calcext:value-type="float">
            <text:p>1376.66</text:p>
          </table:table-cell>
          <table:table-cell office:value-type="float" office:value="1248.31" calcext:value-type="float">
            <text:p>1248.31</text:p>
          </table:table-cell>
          <table:table-cell office:value-type="float" office:value="1002.36" calcext:value-type="float">
            <text:p>1002.36</text:p>
          </table:table-cell>
          <table:table-cell office:value-type="float" office:value="1082.82" calcext:value-type="float">
            <text:p>1082.82</text:p>
          </table:table-cell>
          <table:table-cell office:value-type="float" office:value="1242.74" calcext:value-type="float">
            <text:p>1242.74</text:p>
          </table:table-cell>
          <table:table-cell table:number-columns-repeated="2"/>
          <table:table-cell table:formula="of:=AVERAGE([.A229:.E229])" office:value-type="float" office:value="2414.4" calcext:value-type="float">
            <text:p>2414.4</text:p>
          </table:table-cell>
          <table:table-cell table:formula="of:=AVERAGE([.G229:.K229])" office:value-type="float" office:value="1190.578" calcext:value-type="float">
            <text:p>1190.578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058" calcext:value-type="float">
            <text:p>2058</text:p>
          </table:table-cell>
          <table:table-cell office:value-type="float" office:value="1956" calcext:value-type="float">
            <text:p>1956</text:p>
          </table:table-cell>
          <table:table-cell office:value-type="float" office:value="2468" calcext:value-type="float">
            <text:p>2468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1253.42" calcext:value-type="float">
            <text:p>1253.42</text:p>
          </table:table-cell>
          <table:table-cell office:value-type="float" office:value="1320.3" calcext:value-type="float">
            <text:p>1320.3</text:p>
          </table:table-cell>
          <table:table-cell office:value-type="float" office:value="1068.97" calcext:value-type="float">
            <text:p>1068.97</text:p>
          </table:table-cell>
          <table:table-cell office:value-type="float" office:value="1056.79" calcext:value-type="float">
            <text:p>1056.79</text:p>
          </table:table-cell>
          <table:table-cell office:value-type="float" office:value="1132.15" calcext:value-type="float">
            <text:p>1132.15</text:p>
          </table:table-cell>
          <table:table-cell table:number-columns-repeated="2"/>
          <table:table-cell table:formula="of:=AVERAGE([.A230:.E230])" office:value-type="float" office:value="2349.8" calcext:value-type="float">
            <text:p>2349.8</text:p>
          </table:table-cell>
          <table:table-cell table:formula="of:=AVERAGE([.G230:.K230])" office:value-type="float" office:value="1166.326" calcext:value-type="float">
            <text:p>1166.326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068" calcext:value-type="float">
            <text:p>2068</text:p>
          </table:table-cell>
          <table:table-cell office:value-type="float" office:value="1928" calcext:value-type="float">
            <text:p>1928</text:p>
          </table:table-cell>
          <table:table-cell office:value-type="float" office:value="1993" calcext:value-type="float">
            <text:p>1993</text:p>
          </table:table-cell>
          <table:table-cell office:value-type="float" office:value="2483" calcext:value-type="float">
            <text:p>2483</text:p>
          </table:table-cell>
          <table:table-cell/>
          <table:table-cell office:value-type="float" office:value="1263.21" calcext:value-type="float">
            <text:p>1263.21</text:p>
          </table:table-cell>
          <table:table-cell office:value-type="float" office:value="1351.68" calcext:value-type="float">
            <text:p>1351.68</text:p>
          </table:table-cell>
          <table:table-cell office:value-type="float" office:value="1078.07" calcext:value-type="float">
            <text:p>1078.07</text:p>
          </table:table-cell>
          <table:table-cell office:value-type="float" office:value="1021.89" calcext:value-type="float">
            <text:p>1021.89</text:p>
          </table:table-cell>
          <table:table-cell office:value-type="float" office:value="1220.12" calcext:value-type="float">
            <text:p>1220.12</text:p>
          </table:table-cell>
          <table:table-cell table:number-columns-repeated="2"/>
          <table:table-cell table:formula="of:=AVERAGE([.A231:.E231])" office:value-type="float" office:value="2191.2" calcext:value-type="float">
            <text:p>2191.2</text:p>
          </table:table-cell>
          <table:table-cell table:formula="of:=AVERAGE([.G231:.K231])" office:value-type="float" office:value="1186.994" calcext:value-type="float">
            <text:p>1186.994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133" calcext:value-type="float">
            <text:p>2133</text:p>
          </table:table-cell>
          <table:table-cell office:value-type="float" office:value="1849" calcext:value-type="float">
            <text:p>1849</text:p>
          </table:table-cell>
          <table:table-cell office:value-type="float" office:value="2348" calcext:value-type="float">
            <text:p>2348</text:p>
          </table:table-cell>
          <table:table-cell office:value-type="float" office:value="2438" calcext:value-type="float">
            <text:p>2438</text:p>
          </table:table-cell>
          <table:table-cell/>
          <table:table-cell office:value-type="float" office:value="1179.61" calcext:value-type="float">
            <text:p>1179.61</text:p>
          </table:table-cell>
          <table:table-cell office:value-type="float" office:value="1300.32" calcext:value-type="float">
            <text:p>1300.32</text:p>
          </table:table-cell>
          <table:table-cell office:value-type="float" office:value="982.56" calcext:value-type="float">
            <text:p>982.56</text:p>
          </table:table-cell>
          <table:table-cell office:value-type="float" office:value="997.95" calcext:value-type="float">
            <text:p>997.95</text:p>
          </table:table-cell>
          <table:table-cell office:value-type="float" office:value="1335.31" calcext:value-type="float">
            <text:p>1335.31</text:p>
          </table:table-cell>
          <table:table-cell table:number-columns-repeated="2"/>
          <table:table-cell table:formula="of:=AVERAGE([.A232:.E232])" office:value-type="float" office:value="2296.6" calcext:value-type="float">
            <text:p>2296.6</text:p>
          </table:table-cell>
          <table:table-cell table:formula="of:=AVERAGE([.G232:.K232])" office:value-type="float" office:value="1159.15" calcext:value-type="float">
            <text:p>1159.15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108" calcext:value-type="float">
            <text:p>2108</text:p>
          </table:table-cell>
          <table:table-cell office:value-type="float" office:value="1926" calcext:value-type="float">
            <text:p>1926</text:p>
          </table:table-cell>
          <table:table-cell office:value-type="float" office:value="2418" calcext:value-type="float">
            <text:p>2418</text:p>
          </table:table-cell>
          <table:table-cell office:value-type="float" office:value="2299" calcext:value-type="float">
            <text:p>2299</text:p>
          </table:table-cell>
          <table:table-cell/>
          <table:table-cell office:value-type="float" office:value="1273.65" calcext:value-type="float">
            <text:p>1273.65</text:p>
          </table:table-cell>
          <table:table-cell office:value-type="float" office:value="1320.93" calcext:value-type="float">
            <text:p>1320.93</text:p>
          </table:table-cell>
          <table:table-cell office:value-type="float" office:value="1065.27" calcext:value-type="float">
            <text:p>1065.27</text:p>
          </table:table-cell>
          <table:table-cell office:value-type="float" office:value="1023.59" calcext:value-type="float">
            <text:p>1023.59</text:p>
          </table:table-cell>
          <table:table-cell office:value-type="float" office:value="1248.94" calcext:value-type="float">
            <text:p>1248.94</text:p>
          </table:table-cell>
          <table:table-cell table:number-columns-repeated="2"/>
          <table:table-cell table:formula="of:=AVERAGE([.A233:.E233])" office:value-type="float" office:value="2237" calcext:value-type="float">
            <text:p>2237</text:p>
          </table:table-cell>
          <table:table-cell table:formula="of:=AVERAGE([.G233:.K233])" office:value-type="float" office:value="1186.476" calcext:value-type="float">
            <text:p>1186.476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153" calcext:value-type="float">
            <text:p>2153</text:p>
          </table:table-cell>
          <table:table-cell office:value-type="float" office:value="1858" calcext:value-type="float">
            <text:p>1858</text:p>
          </table:table-cell>
          <table:table-cell office:value-type="float" office:value="1993" calcext:value-type="float">
            <text:p>1993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1351.01" calcext:value-type="float">
            <text:p>1351.01</text:p>
          </table:table-cell>
          <table:table-cell office:value-type="float" office:value="1389.99" calcext:value-type="float">
            <text:p>1389.99</text:p>
          </table:table-cell>
          <table:table-cell office:value-type="float" office:value="1040.32" calcext:value-type="float">
            <text:p>1040.32</text:p>
          </table:table-cell>
          <table:table-cell office:value-type="float" office:value="979.73" calcext:value-type="float">
            <text:p>979.73</text:p>
          </table:table-cell>
          <table:table-cell office:value-type="float" office:value="1248.44" calcext:value-type="float">
            <text:p>1248.44</text:p>
          </table:table-cell>
          <table:table-cell table:number-columns-repeated="2"/>
          <table:table-cell table:formula="of:=AVERAGE([.A234:.E234])" office:value-type="float" office:value="2212.6" calcext:value-type="float">
            <text:p>2212.6</text:p>
          </table:table-cell>
          <table:table-cell table:formula="of:=AVERAGE([.G234:.K234])" office:value-type="float" office:value="1201.898" calcext:value-type="float">
            <text:p>1201.898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2173" calcext:value-type="float">
            <text:p>2173</text:p>
          </table:table-cell>
          <table:table-cell office:value-type="float" office:value="1913" calcext:value-type="float">
            <text:p>1913</text:p>
          </table:table-cell>
          <table:table-cell office:value-type="float" office:value="2232" calcext:value-type="float">
            <text:p>2232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float" office:value="1264.39" calcext:value-type="float">
            <text:p>1264.39</text:p>
          </table:table-cell>
          <table:table-cell office:value-type="float" office:value="1282.85" calcext:value-type="float">
            <text:p>1282.85</text:p>
          </table:table-cell>
          <table:table-cell office:value-type="float" office:value="1054.34" calcext:value-type="float">
            <text:p>1054.34</text:p>
          </table:table-cell>
          <table:table-cell office:value-type="float" office:value="954.38" calcext:value-type="float">
            <text:p>954.38</text:p>
          </table:table-cell>
          <table:table-cell office:value-type="float" office:value="1378.9" calcext:value-type="float">
            <text:p>1378.9</text:p>
          </table:table-cell>
          <table:table-cell table:number-columns-repeated="2"/>
          <table:table-cell table:formula="of:=AVERAGE([.A235:.E235])" office:value-type="float" office:value="2294" calcext:value-type="float">
            <text:p>2294</text:p>
          </table:table-cell>
          <table:table-cell table:formula="of:=AVERAGE([.G235:.K235])" office:value-type="float" office:value="1186.972" calcext:value-type="float">
            <text:p>1186.97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063" calcext:value-type="float">
            <text:p>2063</text:p>
          </table:table-cell>
          <table:table-cell office:value-type="float" office:value="1838" calcext:value-type="float">
            <text:p>1838</text:p>
          </table:table-cell>
          <table:table-cell office:value-type="float" office:value="2172" calcext:value-type="float">
            <text:p>2172</text:p>
          </table:table-cell>
          <table:table-cell office:value-type="float" office:value="2585" calcext:value-type="float">
            <text:p>2585</text:p>
          </table:table-cell>
          <table:table-cell/>
          <table:table-cell office:value-type="float" office:value="1338.1" calcext:value-type="float">
            <text:p>1338.1</text:p>
          </table:table-cell>
          <table:table-cell office:value-type="float" office:value="1341.82" calcext:value-type="float">
            <text:p>1341.82</text:p>
          </table:table-cell>
          <table:table-cell office:value-type="float" office:value="984.55" calcext:value-type="float">
            <text:p>984.55</text:p>
          </table:table-cell>
          <table:table-cell office:value-type="float" office:value="986.77" calcext:value-type="float">
            <text:p>986.77</text:p>
          </table:table-cell>
          <table:table-cell office:value-type="float" office:value="1410.39" calcext:value-type="float">
            <text:p>1410.39</text:p>
          </table:table-cell>
          <table:table-cell table:number-columns-repeated="2"/>
          <table:table-cell table:formula="of:=AVERAGE([.A236:.E236])" office:value-type="float" office:value="2281.6" calcext:value-type="float">
            <text:p>2281.6</text:p>
          </table:table-cell>
          <table:table-cell table:formula="of:=AVERAGE([.G236:.K236])" office:value-type="float" office:value="1212.326" calcext:value-type="float">
            <text:p>1212.326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058" calcext:value-type="float">
            <text:p>2058</text:p>
          </table:table-cell>
          <table:table-cell office:value-type="float" office:value="1856" calcext:value-type="float">
            <text:p>1856</text:p>
          </table:table-cell>
          <table:table-cell office:value-type="float" office:value="1879" calcext:value-type="float">
            <text:p>1879</text:p>
          </table:table-cell>
          <table:table-cell office:value-type="float" office:value="2362" calcext:value-type="float">
            <text:p>2362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1328.06" calcext:value-type="float">
            <text:p>1328.06</text:p>
          </table:table-cell>
          <table:table-cell office:value-type="float" office:value="936.45" calcext:value-type="float">
            <text:p>936.45</text:p>
          </table:table-cell>
          <table:table-cell office:value-type="float" office:value="942.48" calcext:value-type="float">
            <text:p>942.48</text:p>
          </table:table-cell>
          <table:table-cell office:value-type="float" office:value="1271.43" calcext:value-type="float">
            <text:p>1271.43</text:p>
          </table:table-cell>
          <table:table-cell table:number-columns-repeated="2"/>
          <table:table-cell table:formula="of:=AVERAGE([.A237:.E237])" office:value-type="float" office:value="2175" calcext:value-type="float">
            <text:p>2175</text:p>
          </table:table-cell>
          <table:table-cell table:formula="of:=AVERAGE([.G237:.K237])" office:value-type="float" office:value="1158.084" calcext:value-type="float">
            <text:p>1158.084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058" calcext:value-type="float">
            <text:p>2058</text:p>
          </table:table-cell>
          <table:table-cell office:value-type="float" office:value="1988" calcext:value-type="float">
            <text:p>1988</text:p>
          </table:table-cell>
          <table:table-cell office:value-type="float" office:value="2104" calcext:value-type="float">
            <text:p>2104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float" office:value="1158.81" calcext:value-type="float">
            <text:p>1158.81</text:p>
          </table:table-cell>
          <table:table-cell office:value-type="float" office:value="1341.99" calcext:value-type="float">
            <text:p>1341.99</text:p>
          </table:table-cell>
          <table:table-cell office:value-type="float" office:value="911" calcext:value-type="float">
            <text:p>911</text:p>
          </table:table-cell>
          <table:table-cell office:value-type="float" office:value="962.52" calcext:value-type="float">
            <text:p>962.52</text:p>
          </table:table-cell>
          <table:table-cell office:value-type="float" office:value="1188.35" calcext:value-type="float">
            <text:p>1188.35</text:p>
          </table:table-cell>
          <table:table-cell table:number-columns-repeated="2"/>
          <table:table-cell table:formula="of:=AVERAGE([.A238:.E238])" office:value-type="float" office:value="2193.8" calcext:value-type="float">
            <text:p>2193.8</text:p>
          </table:table-cell>
          <table:table-cell table:formula="of:=AVERAGE([.G238:.K238])" office:value-type="float" office:value="1112.534" calcext:value-type="float">
            <text:p>1112.534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123" calcext:value-type="float">
            <text:p>2123</text:p>
          </table:table-cell>
          <table:table-cell office:value-type="float" office:value="1823" calcext:value-type="float">
            <text:p>1823</text:p>
          </table:table-cell>
          <table:table-cell office:value-type="float" office:value="2104" calcext:value-type="float">
            <text:p>2104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1213.04" calcext:value-type="float">
            <text:p>1213.04</text:p>
          </table:table-cell>
          <table:table-cell office:value-type="float" office:value="1231.24" calcext:value-type="float">
            <text:p>1231.24</text:p>
          </table:table-cell>
          <table:table-cell office:value-type="float" office:value="972.19" calcext:value-type="float">
            <text:p>972.19</text:p>
          </table:table-cell>
          <table:table-cell office:value-type="float" office:value="874.41" calcext:value-type="float">
            <text:p>874.41</text:p>
          </table:table-cell>
          <table:table-cell office:value-type="float" office:value="1337.29" calcext:value-type="float">
            <text:p>1337.29</text:p>
          </table:table-cell>
          <table:table-cell table:number-columns-repeated="2"/>
          <table:table-cell table:formula="of:=AVERAGE([.A239:.E239])" office:value-type="float" office:value="2256.4" calcext:value-type="float">
            <text:p>2256.4</text:p>
          </table:table-cell>
          <table:table-cell table:formula="of:=AVERAGE([.G239:.K239])" office:value-type="float" office:value="1125.634" calcext:value-type="float">
            <text:p>1125.63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93" calcext:value-type="float">
            <text:p>1993</text:p>
          </table:table-cell>
          <table:table-cell office:value-type="float" office:value="1753" calcext:value-type="float">
            <text:p>1753</text:p>
          </table:table-cell>
          <table:table-cell office:value-type="float" office:value="2154" calcext:value-type="float">
            <text:p>2154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285.41" calcext:value-type="float">
            <text:p>1285.41</text:p>
          </table:table-cell>
          <table:table-cell office:value-type="float" office:value="1412.75" calcext:value-type="float">
            <text:p>1412.75</text:p>
          </table:table-cell>
          <table:table-cell office:value-type="float" office:value="907.29" calcext:value-type="float">
            <text:p>907.29</text:p>
          </table:table-cell>
          <table:table-cell office:value-type="float" office:value="915.37" calcext:value-type="float">
            <text:p>915.37</text:p>
          </table:table-cell>
          <table:table-cell office:value-type="float" office:value="1203.62" calcext:value-type="float">
            <text:p>1203.62</text:p>
          </table:table-cell>
          <table:table-cell table:number-columns-repeated="2"/>
          <table:table-cell table:formula="of:=AVERAGE([.A240:.E240])" office:value-type="float" office:value="2120" calcext:value-type="float">
            <text:p>2120</text:p>
          </table:table-cell>
          <table:table-cell table:formula="of:=AVERAGE([.G240:.K240])" office:value-type="float" office:value="1144.888" calcext:value-type="float">
            <text:p>1144.888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128" calcext:value-type="float">
            <text:p>2128</text:p>
          </table:table-cell>
          <table:table-cell office:value-type="float" office:value="1863" calcext:value-type="float">
            <text:p>1863</text:p>
          </table:table-cell>
          <table:table-cell office:value-type="float" office:value="2368" calcext:value-type="float">
            <text:p>2368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float" office:value="1272.66" calcext:value-type="float">
            <text:p>1272.66</text:p>
          </table:table-cell>
          <table:table-cell office:value-type="float" office:value="1244.48" calcext:value-type="float">
            <text:p>1244.48</text:p>
          </table:table-cell>
          <table:table-cell office:value-type="float" office:value="968.85" calcext:value-type="float">
            <text:p>968.85</text:p>
          </table:table-cell>
          <table:table-cell office:value-type="float" office:value="1020.01" calcext:value-type="float">
            <text:p>1020.01</text:p>
          </table:table-cell>
          <table:table-cell office:value-type="float" office:value="1375.09" calcext:value-type="float">
            <text:p>1375.09</text:p>
          </table:table-cell>
          <table:table-cell table:number-columns-repeated="2"/>
          <table:table-cell table:formula="of:=AVERAGE([.A241:.E241])" office:value-type="float" office:value="2294.6" calcext:value-type="float">
            <text:p>2294.6</text:p>
          </table:table-cell>
          <table:table-cell table:formula="of:=AVERAGE([.G241:.K241])" office:value-type="float" office:value="1176.218" calcext:value-type="float">
            <text:p>1176.218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936" calcext:value-type="float">
            <text:p>1936</text:p>
          </table:table-cell>
          <table:table-cell office:value-type="float" office:value="1915" calcext:value-type="float">
            <text:p>1915</text:p>
          </table:table-cell>
          <table:table-cell office:value-type="float" office:value="2318" calcext:value-type="float">
            <text:p>2318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1342.21" calcext:value-type="float">
            <text:p>1342.21</text:p>
          </table:table-cell>
          <table:table-cell office:value-type="float" office:value="1144.26" calcext:value-type="float">
            <text:p>1144.26</text:p>
          </table:table-cell>
          <table:table-cell office:value-type="float" office:value="980.51" calcext:value-type="float">
            <text:p>980.51</text:p>
          </table:table-cell>
          <table:table-cell office:value-type="float" office:value="940.94" calcext:value-type="float">
            <text:p>940.94</text:p>
          </table:table-cell>
          <table:table-cell office:value-type="float" office:value="1249.69" calcext:value-type="float">
            <text:p>1249.69</text:p>
          </table:table-cell>
          <table:table-cell table:number-columns-repeated="2"/>
          <table:table-cell table:formula="of:=AVERAGE([.A242:.E242])" office:value-type="float" office:value="2255.4" calcext:value-type="float">
            <text:p>2255.4</text:p>
          </table:table-cell>
          <table:table-cell table:formula="of:=AVERAGE([.G242:.K242])" office:value-type="float" office:value="1131.522" calcext:value-type="float">
            <text:p>1131.522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228" calcext:value-type="float">
            <text:p>2228</text:p>
          </table:table-cell>
          <table:table-cell office:value-type="float" office:value="2002" calcext:value-type="float">
            <text:p>2002</text:p>
          </table:table-cell>
          <table:table-cell office:value-type="float" office:value="2116" calcext:value-type="float">
            <text:p>2116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float" office:value="1262.11" calcext:value-type="float">
            <text:p>1262.11</text:p>
          </table:table-cell>
          <table:table-cell office:value-type="float" office:value="1230.53" calcext:value-type="float">
            <text:p>1230.53</text:p>
          </table:table-cell>
          <table:table-cell office:value-type="float" office:value="996.98" calcext:value-type="float">
            <text:p>996.98</text:p>
          </table:table-cell>
          <table:table-cell office:value-type="float" office:value="997.71" calcext:value-type="float">
            <text:p>997.71</text:p>
          </table:table-cell>
          <table:table-cell office:value-type="float" office:value="1354.01" calcext:value-type="float">
            <text:p>1354.01</text:p>
          </table:table-cell>
          <table:table-cell table:number-columns-repeated="2"/>
          <table:table-cell table:formula="of:=AVERAGE([.A243:.E243])" office:value-type="float" office:value="2251.8" calcext:value-type="float">
            <text:p>2251.8</text:p>
          </table:table-cell>
          <table:table-cell table:formula="of:=AVERAGE([.G243:.K243])" office:value-type="float" office:value="1168.268" calcext:value-type="float">
            <text:p>1168.268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058" calcext:value-type="float">
            <text:p>2058</text:p>
          </table:table-cell>
          <table:table-cell office:value-type="float" office:value="1886" calcext:value-type="float">
            <text:p>1886</text:p>
          </table:table-cell>
          <table:table-cell office:value-type="float" office:value="2029" calcext:value-type="float">
            <text:p>2029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297.05" calcext:value-type="float">
            <text:p>1297.05</text:p>
          </table:table-cell>
          <table:table-cell office:value-type="float" office:value="1280.57" calcext:value-type="float">
            <text:p>1280.57</text:p>
          </table:table-cell>
          <table:table-cell office:value-type="float" office:value="1091.37" calcext:value-type="float">
            <text:p>1091.37</text:p>
          </table:table-cell>
          <table:table-cell office:value-type="float" office:value="974.9" calcext:value-type="float">
            <text:p>974.9</text:p>
          </table:table-cell>
          <table:table-cell office:value-type="float" office:value="1317.27" calcext:value-type="float">
            <text:p>1317.27</text:p>
          </table:table-cell>
          <table:table-cell table:number-columns-repeated="2"/>
          <table:table-cell table:formula="of:=AVERAGE([.A244:.E244])" office:value-type="float" office:value="2192.6" calcext:value-type="float">
            <text:p>2192.6</text:p>
          </table:table-cell>
          <table:table-cell table:formula="of:=AVERAGE([.G244:.K244])" office:value-type="float" office:value="1192.232" calcext:value-type="float">
            <text:p>1192.232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1993" calcext:value-type="float">
            <text:p>1993</text:p>
          </table:table-cell>
          <table:table-cell office:value-type="float" office:value="1903" calcext:value-type="float">
            <text:p>1903</text:p>
          </table:table-cell>
          <table:table-cell office:value-type="float" office:value="2219" calcext:value-type="float">
            <text:p>2219</text:p>
          </table:table-cell>
          <table:table-cell office:value-type="float" office:value="2815" calcext:value-type="float">
            <text:p>2815</text:p>
          </table:table-cell>
          <table:table-cell/>
          <table:table-cell office:value-type="float" office:value="1172.72" calcext:value-type="float">
            <text:p>1172.72</text:p>
          </table:table-cell>
          <table:table-cell office:value-type="float" office:value="1183.66" calcext:value-type="float">
            <text:p>1183.66</text:p>
          </table:table-cell>
          <table:table-cell office:value-type="float" office:value="924.58" calcext:value-type="float">
            <text:p>924.58</text:p>
          </table:table-cell>
          <table:table-cell office:value-type="float" office:value="1052.26" calcext:value-type="float">
            <text:p>1052.26</text:p>
          </table:table-cell>
          <table:table-cell office:value-type="float" office:value="1306.84" calcext:value-type="float">
            <text:p>1306.84</text:p>
          </table:table-cell>
          <table:table-cell table:number-columns-repeated="2"/>
          <table:table-cell table:formula="of:=AVERAGE([.A245:.E245])" office:value-type="float" office:value="2252.8" calcext:value-type="float">
            <text:p>2252.8</text:p>
          </table:table-cell>
          <table:table-cell table:formula="of:=AVERAGE([.G245:.K245])" office:value-type="float" office:value="1128.012" calcext:value-type="float">
            <text:p>1128.012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108" calcext:value-type="float">
            <text:p>2108</text:p>
          </table:table-cell>
          <table:table-cell office:value-type="float" office:value="1833" calcext:value-type="float">
            <text:p>1833</text:p>
          </table:table-cell>
          <table:table-cell office:value-type="float" office:value="2160" calcext:value-type="float">
            <text:p>2160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float" office:value="1283.57" calcext:value-type="float">
            <text:p>1283.57</text:p>
          </table:table-cell>
          <table:table-cell office:value-type="float" office:value="1280.9" calcext:value-type="float">
            <text:p>1280.9</text:p>
          </table:table-cell>
          <table:table-cell office:value-type="float" office:value="941.8" calcext:value-type="float">
            <text:p>941.8</text:p>
          </table:table-cell>
          <table:table-cell office:value-type="float" office:value="1082.92" calcext:value-type="float">
            <text:p>1082.92</text:p>
          </table:table-cell>
          <table:table-cell office:value-type="float" office:value="1301.43" calcext:value-type="float">
            <text:p>1301.43</text:p>
          </table:table-cell>
          <table:table-cell table:number-columns-repeated="2"/>
          <table:table-cell table:formula="of:=AVERAGE([.A246:.E246])" office:value-type="float" office:value="2256.4" calcext:value-type="float">
            <text:p>2256.4</text:p>
          </table:table-cell>
          <table:table-cell table:formula="of:=AVERAGE([.G246:.K246])" office:value-type="float" office:value="1178.124" calcext:value-type="float">
            <text:p>1178.124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2103" calcext:value-type="float">
            <text:p>2103</text:p>
          </table:table-cell>
          <table:table-cell office:value-type="float" office:value="1961" calcext:value-type="float">
            <text:p>1961</text:p>
          </table:table-cell>
          <table:table-cell office:value-type="float" office:value="1993" calcext:value-type="float">
            <text:p>1993</text:p>
          </table:table-cell>
          <table:table-cell office:value-type="float" office:value="2198" calcext:value-type="float">
            <text:p>2198</text:p>
          </table:table-cell>
          <table:table-cell/>
          <table:table-cell office:value-type="float" office:value="1379.69" calcext:value-type="float">
            <text:p>1379.69</text:p>
          </table:table-cell>
          <table:table-cell office:value-type="float" office:value="1240.69" calcext:value-type="float">
            <text:p>1240.69</text:p>
          </table:table-cell>
          <table:table-cell office:value-type="float" office:value="975.56" calcext:value-type="float">
            <text:p>975.56</text:p>
          </table:table-cell>
          <table:table-cell office:value-type="float" office:value="1036.98" calcext:value-type="float">
            <text:p>1036.98</text:p>
          </table:table-cell>
          <table:table-cell office:value-type="float" office:value="1178.72" calcext:value-type="float">
            <text:p>1178.72</text:p>
          </table:table-cell>
          <table:table-cell table:number-columns-repeated="2"/>
          <table:table-cell table:formula="of:=AVERAGE([.A247:.E247])" office:value-type="float" office:value="2168.8" calcext:value-type="float">
            <text:p>2168.8</text:p>
          </table:table-cell>
          <table:table-cell table:formula="of:=AVERAGE([.G247:.K247])" office:value-type="float" office:value="1162.328" calcext:value-type="float">
            <text:p>1162.328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032" calcext:value-type="float">
            <text:p>2032</text:p>
          </table:table-cell>
          <table:table-cell office:value-type="float" office:value="1888" calcext:value-type="float">
            <text:p>1888</text:p>
          </table:table-cell>
          <table:table-cell office:value-type="float" office:value="2450" calcext:value-type="float">
            <text:p>2450</text:p>
          </table:table-cell>
          <table:table-cell office:value-type="float" office:value="2231" calcext:value-type="float">
            <text:p>2231</text:p>
          </table:table-cell>
          <table:table-cell/>
          <table:table-cell office:value-type="float" office:value="1257.5" calcext:value-type="float">
            <text:p>1257.5</text:p>
          </table:table-cell>
          <table:table-cell office:value-type="float" office:value="1145.84" calcext:value-type="float">
            <text:p>1145.84</text:p>
          </table:table-cell>
          <table:table-cell office:value-type="float" office:value="930.44" calcext:value-type="float">
            <text:p>930.44</text:p>
          </table:table-cell>
          <table:table-cell office:value-type="float" office:value="1070.14" calcext:value-type="float">
            <text:p>1070.14</text:p>
          </table:table-cell>
          <table:table-cell office:value-type="float" office:value="1254.39" calcext:value-type="float">
            <text:p>1254.39</text:p>
          </table:table-cell>
          <table:table-cell table:number-columns-repeated="2"/>
          <table:table-cell table:formula="of:=AVERAGE([.A248:.E248])" office:value-type="float" office:value="2254.2" calcext:value-type="float">
            <text:p>2254.2</text:p>
          </table:table-cell>
          <table:table-cell table:formula="of:=AVERAGE([.G248:.K248])" office:value-type="float" office:value="1131.662" calcext:value-type="float">
            <text:p>1131.662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298" calcext:value-type="float">
            <text:p>2298</text:p>
          </table:table-cell>
          <table:table-cell office:value-type="float" office:value="2148" calcext:value-type="float">
            <text:p>2148</text:p>
          </table:table-cell>
          <table:table-cell office:value-type="float" office:value="2043" calcext:value-type="float">
            <text:p>2043</text:p>
          </table:table-cell>
          <table:table-cell office:value-type="float" office:value="2658" calcext:value-type="float">
            <text:p>2658</text:p>
          </table:table-cell>
          <table:table-cell/>
          <table:table-cell office:value-type="float" office:value="1373.48" calcext:value-type="float">
            <text:p>1373.48</text:p>
          </table:table-cell>
          <table:table-cell office:value-type="float" office:value="1164.69" calcext:value-type="float">
            <text:p>1164.69</text:p>
          </table:table-cell>
          <table:table-cell office:value-type="float" office:value="924.34" calcext:value-type="float">
            <text:p>924.34</text:p>
          </table:table-cell>
          <table:table-cell office:value-type="float" office:value="1084.34" calcext:value-type="float">
            <text:p>1084.34</text:p>
          </table:table-cell>
          <table:table-cell office:value-type="float" office:value="1327.22" calcext:value-type="float">
            <text:p>1327.22</text:p>
          </table:table-cell>
          <table:table-cell table:number-columns-repeated="2"/>
          <table:table-cell table:formula="of:=AVERAGE([.A249:.E249])" office:value-type="float" office:value="2351.2" calcext:value-type="float">
            <text:p>2351.2</text:p>
          </table:table-cell>
          <table:table-cell table:formula="of:=AVERAGE([.G249:.K249])" office:value-type="float" office:value="1174.814" calcext:value-type="float">
            <text:p>1174.814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123" calcext:value-type="float">
            <text:p>2123</text:p>
          </table:table-cell>
          <table:table-cell office:value-type="float" office:value="1888" calcext:value-type="float">
            <text:p>1888</text:p>
          </table:table-cell>
          <table:table-cell office:value-type="float" office:value="2254" calcext:value-type="float">
            <text:p>2254</text:p>
          </table:table-cell>
          <table:table-cell office:value-type="float" office:value="2478" calcext:value-type="float">
            <text:p>2478</text:p>
          </table:table-cell>
          <table:table-cell/>
          <table:table-cell office:value-type="float" office:value="1275.11" calcext:value-type="float">
            <text:p>1275.11</text:p>
          </table:table-cell>
          <table:table-cell office:value-type="float" office:value="1108.74" calcext:value-type="float">
            <text:p>1108.74</text:p>
          </table:table-cell>
          <table:table-cell office:value-type="float" office:value="929.63" calcext:value-type="float">
            <text:p>929.63</text:p>
          </table:table-cell>
          <table:table-cell office:value-type="float" office:value="960.39" calcext:value-type="float">
            <text:p>960.39</text:p>
          </table:table-cell>
          <table:table-cell office:value-type="float" office:value="1279.37" calcext:value-type="float">
            <text:p>1279.37</text:p>
          </table:table-cell>
          <table:table-cell table:number-columns-repeated="2"/>
          <table:table-cell table:formula="of:=AVERAGE([.A250:.E250])" office:value-type="float" office:value="2266.6" calcext:value-type="float">
            <text:p>2266.6</text:p>
          </table:table-cell>
          <table:table-cell table:formula="of:=AVERAGE([.G250:.K250])" office:value-type="float" office:value="1110.648" calcext:value-type="float">
            <text:p>1110.64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958" calcext:value-type="float">
            <text:p>1958</text:p>
          </table:table-cell>
          <table:table-cell office:value-type="float" office:value="1845" calcext:value-type="float">
            <text:p>1845</text:p>
          </table:table-cell>
          <table:table-cell office:value-type="float" office:value="2029" calcext:value-type="float">
            <text:p>2029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float" office:value="1245.54" calcext:value-type="float">
            <text:p>1245.54</text:p>
          </table:table-cell>
          <table:table-cell office:value-type="float" office:value="1179.29" calcext:value-type="float">
            <text:p>1179.29</text:p>
          </table:table-cell>
          <table:table-cell office:value-type="float" office:value="1040.15" calcext:value-type="float">
            <text:p>1040.15</text:p>
          </table:table-cell>
          <table:table-cell office:value-type="float" office:value="1061.44" calcext:value-type="float">
            <text:p>1061.44</text:p>
          </table:table-cell>
          <table:table-cell office:value-type="float" office:value="1182.81" calcext:value-type="float">
            <text:p>1182.81</text:p>
          </table:table-cell>
          <table:table-cell table:number-columns-repeated="2"/>
          <table:table-cell table:formula="of:=AVERAGE([.A251:.E251])" office:value-type="float" office:value="2150.6" calcext:value-type="float">
            <text:p>2150.6</text:p>
          </table:table-cell>
          <table:table-cell table:formula="of:=AVERAGE([.G251:.K251])" office:value-type="float" office:value="1141.846" calcext:value-type="float">
            <text:p>1141.846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958" calcext:value-type="float">
            <text:p>1958</text:p>
          </table:table-cell>
          <table:table-cell office:value-type="float" office:value="2192" calcext:value-type="float">
            <text:p>2192</text:p>
          </table:table-cell>
          <table:table-cell office:value-type="float" office:value="1979" calcext:value-type="float">
            <text:p>1979</text:p>
          </table:table-cell>
          <table:table-cell office:value-type="float" office:value="2211" calcext:value-type="float">
            <text:p>2211</text:p>
          </table:table-cell>
          <table:table-cell/>
          <table:table-cell office:value-type="float" office:value="1290.74" calcext:value-type="float">
            <text:p>1290.74</text:p>
          </table:table-cell>
          <table:table-cell office:value-type="float" office:value="1210.67" calcext:value-type="float">
            <text:p>1210.67</text:p>
          </table:table-cell>
          <table:table-cell office:value-type="float" office:value="984.92" calcext:value-type="float">
            <text:p>984.92</text:p>
          </table:table-cell>
          <table:table-cell office:value-type="float" office:value="1004.53" calcext:value-type="float">
            <text:p>1004.53</text:p>
          </table:table-cell>
          <table:table-cell office:value-type="float" office:value="1196.18" calcext:value-type="float">
            <text:p>1196.18</text:p>
          </table:table-cell>
          <table:table-cell table:number-columns-repeated="2"/>
          <table:table-cell table:formula="of:=AVERAGE([.A252:.E252])" office:value-type="float" office:value="2180.8" calcext:value-type="float">
            <text:p>2180.8</text:p>
          </table:table-cell>
          <table:table-cell table:formula="of:=AVERAGE([.G252:.K252])" office:value-type="float" office:value="1137.408" calcext:value-type="float">
            <text:p>1137.408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893" calcext:value-type="float">
            <text:p>1893</text:p>
          </table:table-cell>
          <table:table-cell office:value-type="float" office:value="1758" calcext:value-type="float">
            <text:p>1758</text:p>
          </table:table-cell>
          <table:table-cell office:value-type="float" office:value="2203" calcext:value-type="float">
            <text:p>2203</text:p>
          </table:table-cell>
          <table:table-cell office:value-type="float" office:value="2596" calcext:value-type="float">
            <text:p>2596</text:p>
          </table:table-cell>
          <table:table-cell/>
          <table:table-cell office:value-type="float" office:value="1261.13" calcext:value-type="float">
            <text:p>1261.13</text:p>
          </table:table-cell>
          <table:table-cell office:value-type="float" office:value="1163.21" calcext:value-type="float">
            <text:p>1163.21</text:p>
          </table:table-cell>
          <table:table-cell office:value-type="float" office:value="971.94" calcext:value-type="float">
            <text:p>971.94</text:p>
          </table:table-cell>
          <table:table-cell office:value-type="float" office:value="992.87" calcext:value-type="float">
            <text:p>992.87</text:p>
          </table:table-cell>
          <table:table-cell office:value-type="float" office:value="1338.96" calcext:value-type="float">
            <text:p>1338.96</text:p>
          </table:table-cell>
          <table:table-cell table:number-columns-repeated="2"/>
          <table:table-cell table:formula="of:=AVERAGE([.A253:.E253])" office:value-type="float" office:value="2188" calcext:value-type="float">
            <text:p>2188</text:p>
          </table:table-cell>
          <table:table-cell table:formula="of:=AVERAGE([.G253:.K253])" office:value-type="float" office:value="1145.622" calcext:value-type="float">
            <text:p>1145.62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958" calcext:value-type="float">
            <text:p>1958</text:p>
          </table:table-cell>
          <table:table-cell office:value-type="float" office:value="1998" calcext:value-type="float">
            <text:p>1998</text:p>
          </table:table-cell>
          <table:table-cell office:value-type="float" office:value="2189" calcext:value-type="float">
            <text:p>2189</text:p>
          </table:table-cell>
          <table:table-cell office:value-type="float" office:value="2231" calcext:value-type="float">
            <text:p>2231</text:p>
          </table:table-cell>
          <table:table-cell/>
          <table:table-cell office:value-type="float" office:value="1300.91" calcext:value-type="float">
            <text:p>1300.91</text:p>
          </table:table-cell>
          <table:table-cell office:value-type="float" office:value="1225.99" calcext:value-type="float">
            <text:p>1225.99</text:p>
          </table:table-cell>
          <table:table-cell office:value-type="float" office:value="1019.45" calcext:value-type="float">
            <text:p>1019.45</text:p>
          </table:table-cell>
          <table:table-cell office:value-type="float" office:value="1080.79" calcext:value-type="float">
            <text:p>1080.79</text:p>
          </table:table-cell>
          <table:table-cell office:value-type="float" office:value="1343.59" calcext:value-type="float">
            <text:p>1343.59</text:p>
          </table:table-cell>
          <table:table-cell table:number-columns-repeated="2"/>
          <table:table-cell table:formula="of:=AVERAGE([.A254:.E254])" office:value-type="float" office:value="2197.2" calcext:value-type="float">
            <text:p>2197.2</text:p>
          </table:table-cell>
          <table:table-cell table:formula="of:=AVERAGE([.G254:.K254])" office:value-type="float" office:value="1194.146" calcext:value-type="float">
            <text:p>1194.14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043" calcext:value-type="float">
            <text:p>2043</text:p>
          </table:table-cell>
          <table:table-cell office:value-type="float" office:value="1973" calcext:value-type="float">
            <text:p>1973</text:p>
          </table:table-cell>
          <table:table-cell office:value-type="float" office:value="2093" calcext:value-type="float">
            <text:p>2093</text:p>
          </table:table-cell>
          <table:table-cell office:value-type="float" office:value="2273" calcext:value-type="float">
            <text:p>2273</text:p>
          </table:table-cell>
          <table:table-cell/>
          <table:table-cell office:value-type="float" office:value="1291.98" calcext:value-type="float">
            <text:p>1291.98</text:p>
          </table:table-cell>
          <table:table-cell office:value-type="float" office:value="1207.79" calcext:value-type="float">
            <text:p>1207.79</text:p>
          </table:table-cell>
          <table:table-cell office:value-type="float" office:value="924.85" calcext:value-type="float">
            <text:p>924.85</text:p>
          </table:table-cell>
          <table:table-cell office:value-type="float" office:value="1088.63" calcext:value-type="float">
            <text:p>1088.63</text:p>
          </table:table-cell>
          <table:table-cell office:value-type="float" office:value="1329.23" calcext:value-type="float">
            <text:p>1329.23</text:p>
          </table:table-cell>
          <table:table-cell table:number-columns-repeated="2"/>
          <table:table-cell table:formula="of:=AVERAGE([.A255:.E255])" office:value-type="float" office:value="2190.4" calcext:value-type="float">
            <text:p>2190.4</text:p>
          </table:table-cell>
          <table:table-cell table:formula="of:=AVERAGE([.G255:.K255])" office:value-type="float" office:value="1168.496" calcext:value-type="float">
            <text:p>1168.496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943" calcext:value-type="float">
            <text:p>1943</text:p>
          </table:table-cell>
          <table:table-cell office:value-type="float" office:value="1886" calcext:value-type="float">
            <text:p>1886</text:p>
          </table:table-cell>
          <table:table-cell office:value-type="float" office:value="2350" calcext:value-type="float">
            <text:p>2350</text:p>
          </table:table-cell>
          <table:table-cell office:value-type="float" office:value="2398" calcext:value-type="float">
            <text:p>2398</text:p>
          </table:table-cell>
          <table:table-cell/>
          <table:table-cell office:value-type="float" office:value="1382.08" calcext:value-type="float">
            <text:p>1382.08</text:p>
          </table:table-cell>
          <table:table-cell office:value-type="float" office:value="1285.45" calcext:value-type="float">
            <text:p>1285.45</text:p>
          </table:table-cell>
          <table:table-cell office:value-type="float" office:value="969.24" calcext:value-type="float">
            <text:p>969.24</text:p>
          </table:table-cell>
          <table:table-cell office:value-type="float" office:value="1045" calcext:value-type="float">
            <text:p>1045</text:p>
          </table:table-cell>
          <table:table-cell office:value-type="float" office:value="1409.76" calcext:value-type="float">
            <text:p>1409.76</text:p>
          </table:table-cell>
          <table:table-cell table:number-columns-repeated="2"/>
          <table:table-cell table:formula="of:=AVERAGE([.A256:.E256])" office:value-type="float" office:value="2274.4" calcext:value-type="float">
            <text:p>2274.4</text:p>
          </table:table-cell>
          <table:table-cell table:formula="of:=AVERAGE([.G256:.K256])" office:value-type="float" office:value="1218.306" calcext:value-type="float">
            <text:p>1218.306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058" calcext:value-type="float">
            <text:p>2058</text:p>
          </table:table-cell>
          <table:table-cell office:value-type="float" office:value="2062" calcext:value-type="float">
            <text:p>2062</text:p>
          </table:table-cell>
          <table:table-cell office:value-type="float" office:value="2027" calcext:value-type="float">
            <text:p>2027</text:p>
          </table:table-cell>
          <table:table-cell office:value-type="float" office:value="2385" calcext:value-type="float">
            <text:p>2385</text:p>
          </table:table-cell>
          <table:table-cell/>
          <table:table-cell office:value-type="float" office:value="1411.94" calcext:value-type="float">
            <text:p>1411.94</text:p>
          </table:table-cell>
          <table:table-cell office:value-type="float" office:value="1312.32" calcext:value-type="float">
            <text:p>1312.32</text:p>
          </table:table-cell>
          <table:table-cell office:value-type="float" office:value="913.72" calcext:value-type="float">
            <text:p>913.72</text:p>
          </table:table-cell>
          <table:table-cell office:value-type="float" office:value="1096.92" calcext:value-type="float">
            <text:p>1096.92</text:p>
          </table:table-cell>
          <table:table-cell office:value-type="float" office:value="1311.47" calcext:value-type="float">
            <text:p>1311.47</text:p>
          </table:table-cell>
          <table:table-cell table:number-columns-repeated="2"/>
          <table:table-cell table:formula="of:=AVERAGE([.A257:.E257])" office:value-type="float" office:value="2309.4" calcext:value-type="float">
            <text:p>2309.4</text:p>
          </table:table-cell>
          <table:table-cell table:formula="of:=AVERAGE([.G257:.K257])" office:value-type="float" office:value="1209.274" calcext:value-type="float">
            <text:p>1209.27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973" calcext:value-type="float">
            <text:p>1973</text:p>
          </table:table-cell>
          <table:table-cell office:value-type="float" office:value="2423" calcext:value-type="float">
            <text:p>2423</text:p>
          </table:table-cell>
          <table:table-cell office:value-type="float" office:value="2400" calcext:value-type="float">
            <text:p>2400</text:p>
          </table:table-cell>
          <table:table-cell office:value-type="float" office:value="2259" calcext:value-type="float">
            <text:p>2259</text:p>
          </table:table-cell>
          <table:table-cell/>
          <table:table-cell office:value-type="float" office:value="1216.88" calcext:value-type="float">
            <text:p>1216.88</text:p>
          </table:table-cell>
          <table:table-cell office:value-type="float" office:value="1216.91" calcext:value-type="float">
            <text:p>1216.91</text:p>
          </table:table-cell>
          <table:table-cell office:value-type="float" office:value="1026.4" calcext:value-type="float">
            <text:p>1026.4</text:p>
          </table:table-cell>
          <table:table-cell office:value-type="float" office:value="1080.93" calcext:value-type="float">
            <text:p>1080.93</text:p>
          </table:table-cell>
          <table:table-cell office:value-type="float" office:value="1287.41" calcext:value-type="float">
            <text:p>1287.41</text:p>
          </table:table-cell>
          <table:table-cell table:number-columns-repeated="2"/>
          <table:table-cell table:formula="of:=AVERAGE([.A258:.E258])" office:value-type="float" office:value="2359" calcext:value-type="float">
            <text:p>2359</text:p>
          </table:table-cell>
          <table:table-cell table:formula="of:=AVERAGE([.G258:.K258])" office:value-type="float" office:value="1165.706" calcext:value-type="float">
            <text:p>1165.706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163" calcext:value-type="float">
            <text:p>2163</text:p>
          </table:table-cell>
          <table:table-cell office:value-type="float" office:value="2048" calcext:value-type="float">
            <text:p>2048</text:p>
          </table:table-cell>
          <table:table-cell office:value-type="float" office:value="1971" calcext:value-type="float">
            <text:p>1971</text:p>
          </table:table-cell>
          <table:table-cell office:value-type="float" office:value="2380" calcext:value-type="float">
            <text:p>2380</text:p>
          </table:table-cell>
          <table:table-cell/>
          <table:table-cell office:value-type="float" office:value="1293.5" calcext:value-type="float">
            <text:p>1293.5</text:p>
          </table:table-cell>
          <table:table-cell office:value-type="float" office:value="1225.3" calcext:value-type="float">
            <text:p>1225.3</text:p>
          </table:table-cell>
          <table:table-cell office:value-type="float" office:value="1087.02" calcext:value-type="float">
            <text:p>1087.02</text:p>
          </table:table-cell>
          <table:table-cell office:value-type="float" office:value="994.98" calcext:value-type="float">
            <text:p>994.98</text:p>
          </table:table-cell>
          <table:table-cell office:value-type="float" office:value="1368.19" calcext:value-type="float">
            <text:p>1368.19</text:p>
          </table:table-cell>
          <table:table-cell table:number-columns-repeated="2"/>
          <table:table-cell table:formula="of:=AVERAGE([.A259:.E259])" office:value-type="float" office:value="2269.4" calcext:value-type="float">
            <text:p>2269.4</text:p>
          </table:table-cell>
          <table:table-cell table:formula="of:=AVERAGE([.G259:.K259])" office:value-type="float" office:value="1193.798" calcext:value-type="float">
            <text:p>1193.798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073" calcext:value-type="float">
            <text:p>2073</text:p>
          </table:table-cell>
          <table:table-cell office:value-type="float" office:value="1948" calcext:value-type="float">
            <text:p>1948</text:p>
          </table:table-cell>
          <table:table-cell office:value-type="float" office:value="2365" calcext:value-type="float">
            <text:p>2365</text:p>
          </table:table-cell>
          <table:table-cell office:value-type="float" office:value="2375" calcext:value-type="float">
            <text:p>2375</text:p>
          </table:table-cell>
          <table:table-cell/>
          <table:table-cell office:value-type="float" office:value="1031.25" calcext:value-type="float">
            <text:p>1031.25</text:p>
          </table:table-cell>
          <table:table-cell office:value-type="float" office:value="1245.36" calcext:value-type="float">
            <text:p>1245.36</text:p>
          </table:table-cell>
          <table:table-cell office:value-type="float" office:value="1080.81" calcext:value-type="float">
            <text:p>1080.81</text:p>
          </table:table-cell>
          <table:table-cell office:value-type="float" office:value="1029.5" calcext:value-type="float">
            <text:p>1029.5</text:p>
          </table:table-cell>
          <table:table-cell office:value-type="float" office:value="1402.92" calcext:value-type="float">
            <text:p>1402.92</text:p>
          </table:table-cell>
          <table:table-cell table:number-columns-repeated="2"/>
          <table:table-cell table:formula="of:=AVERAGE([.A260:.E260])" office:value-type="float" office:value="2232" calcext:value-type="float">
            <text:p>2232</text:p>
          </table:table-cell>
          <table:table-cell table:formula="of:=AVERAGE([.G260:.K260])" office:value-type="float" office:value="1157.968" calcext:value-type="float">
            <text:p>1157.968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123" calcext:value-type="float">
            <text:p>2123</text:p>
          </table:table-cell>
          <table:table-cell office:value-type="float" office:value="1988" calcext:value-type="float">
            <text:p>1988</text:p>
          </table:table-cell>
          <table:table-cell office:value-type="float" office:value="2350" calcext:value-type="float">
            <text:p>2350</text:p>
          </table:table-cell>
          <table:table-cell office:value-type="float" office:value="2441" calcext:value-type="float">
            <text:p>2441</text:p>
          </table:table-cell>
          <table:table-cell/>
          <table:table-cell office:value-type="float" office:value="1214.33" calcext:value-type="float">
            <text:p>1214.33</text:p>
          </table:table-cell>
          <table:table-cell office:value-type="float" office:value="1253.19" calcext:value-type="float">
            <text:p>1253.19</text:p>
          </table:table-cell>
          <table:table-cell office:value-type="float" office:value="1037.32" calcext:value-type="float">
            <text:p>1037.32</text:p>
          </table:table-cell>
          <table:table-cell office:value-type="float" office:value="981.92" calcext:value-type="float">
            <text:p>981.92</text:p>
          </table:table-cell>
          <table:table-cell office:value-type="float" office:value="1300.85" calcext:value-type="float">
            <text:p>1300.85</text:p>
          </table:table-cell>
          <table:table-cell table:number-columns-repeated="2"/>
          <table:table-cell table:formula="of:=AVERAGE([.A261:.E261])" office:value-type="float" office:value="2315.4" calcext:value-type="float">
            <text:p>2315.4</text:p>
          </table:table-cell>
          <table:table-cell table:formula="of:=AVERAGE([.G261:.K261])" office:value-type="float" office:value="1157.522" calcext:value-type="float">
            <text:p>1157.52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143" calcext:value-type="float">
            <text:p>2143</text:p>
          </table:table-cell>
          <table:table-cell office:value-type="float" office:value="2173" calcext:value-type="float">
            <text:p>2173</text:p>
          </table:table-cell>
          <table:table-cell office:value-type="float" office:value="2250" calcext:value-type="float">
            <text:p>2250</text:p>
          </table:table-cell>
          <table:table-cell office:value-type="float" office:value="2198" calcext:value-type="float">
            <text:p>2198</text:p>
          </table:table-cell>
          <table:table-cell/>
          <table:table-cell office:value-type="float" office:value="1260.06" calcext:value-type="float">
            <text:p>1260.06</text:p>
          </table:table-cell>
          <table:table-cell office:value-type="float" office:value="1349.07" calcext:value-type="float">
            <text:p>1349.07</text:p>
          </table:table-cell>
          <table:table-cell office:value-type="float" office:value="1032.28" calcext:value-type="float">
            <text:p>1032.28</text:p>
          </table:table-cell>
          <table:table-cell office:value-type="float" office:value="1060.56" calcext:value-type="float">
            <text:p>1060.56</text:p>
          </table:table-cell>
          <table:table-cell office:value-type="float" office:value="1342.86" calcext:value-type="float">
            <text:p>1342.86</text:p>
          </table:table-cell>
          <table:table-cell table:number-columns-repeated="2"/>
          <table:table-cell table:formula="of:=AVERAGE([.A262:.E262])" office:value-type="float" office:value="2268.8" calcext:value-type="float">
            <text:p>2268.8</text:p>
          </table:table-cell>
          <table:table-cell table:formula="of:=AVERAGE([.G262:.K262])" office:value-type="float" office:value="1208.966" calcext:value-type="float">
            <text:p>1208.96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026" calcext:value-type="float">
            <text:p>2026</text:p>
          </table:table-cell>
          <table:table-cell office:value-type="float" office:value="1908" calcext:value-type="float">
            <text:p>1908</text:p>
          </table:table-cell>
          <table:table-cell office:value-type="float" office:value="2300" calcext:value-type="float">
            <text:p>2300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float" office:value="1195.72" calcext:value-type="float">
            <text:p>1195.72</text:p>
          </table:table-cell>
          <table:table-cell office:value-type="float" office:value="1286.51" calcext:value-type="float">
            <text:p>1286.51</text:p>
          </table:table-cell>
          <table:table-cell office:value-type="float" office:value="961.32" calcext:value-type="float">
            <text:p>961.32</text:p>
          </table:table-cell>
          <table:table-cell office:value-type="float" office:value="1042.09" calcext:value-type="float">
            <text:p>1042.09</text:p>
          </table:table-cell>
          <table:table-cell office:value-type="float" office:value="1228.22" calcext:value-type="float">
            <text:p>1228.22</text:p>
          </table:table-cell>
          <table:table-cell table:number-columns-repeated="2"/>
          <table:table-cell table:formula="of:=AVERAGE([.A263:.E263])" office:value-type="float" office:value="2207.6" calcext:value-type="float">
            <text:p>2207.6</text:p>
          </table:table-cell>
          <table:table-cell table:formula="of:=AVERAGE([.G263:.K263])" office:value-type="float" office:value="1142.772" calcext:value-type="float">
            <text:p>1142.77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218" calcext:value-type="float">
            <text:p>2218</text:p>
          </table:table-cell>
          <table:table-cell office:value-type="float" office:value="2148" calcext:value-type="float">
            <text:p>2148</text:p>
          </table:table-cell>
          <table:table-cell office:value-type="float" office:value="2218" calcext:value-type="float">
            <text:p>2218</text:p>
          </table:table-cell>
          <table:table-cell office:value-type="float" office:value="2836" calcext:value-type="float">
            <text:p>2836</text:p>
          </table:table-cell>
          <table:table-cell/>
          <table:table-cell office:value-type="float" office:value="1285.83" calcext:value-type="float">
            <text:p>1285.83</text:p>
          </table:table-cell>
          <table:table-cell office:value-type="float" office:value="1224.55" calcext:value-type="float">
            <text:p>1224.55</text:p>
          </table:table-cell>
          <table:table-cell office:value-type="float" office:value="998.12" calcext:value-type="float">
            <text:p>998.12</text:p>
          </table:table-cell>
          <table:table-cell office:value-type="float" office:value="1015.43" calcext:value-type="float">
            <text:p>1015.43</text:p>
          </table:table-cell>
          <table:table-cell office:value-type="float" office:value="1300.45" calcext:value-type="float">
            <text:p>1300.45</text:p>
          </table:table-cell>
          <table:table-cell table:number-columns-repeated="2"/>
          <table:table-cell table:formula="of:=AVERAGE([.A264:.E264])" office:value-type="float" office:value="2404" calcext:value-type="float">
            <text:p>2404</text:p>
          </table:table-cell>
          <table:table-cell table:formula="of:=AVERAGE([.G264:.K264])" office:value-type="float" office:value="1164.876" calcext:value-type="float">
            <text:p>1164.876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2123" calcext:value-type="float">
            <text:p>2123</text:p>
          </table:table-cell>
          <table:table-cell office:value-type="float" office:value="1833" calcext:value-type="float">
            <text:p>1833</text:p>
          </table:table-cell>
          <table:table-cell office:value-type="float" office:value="2300" calcext:value-type="float">
            <text:p>2300</text:p>
          </table:table-cell>
          <table:table-cell office:value-type="float" office:value="2180" calcext:value-type="float">
            <text:p>2180</text:p>
          </table:table-cell>
          <table:table-cell/>
          <table:table-cell office:value-type="float" office:value="1158.24" calcext:value-type="float">
            <text:p>1158.24</text:p>
          </table:table-cell>
          <table:table-cell office:value-type="float" office:value="1207.51" calcext:value-type="float">
            <text:p>1207.51</text:p>
          </table:table-cell>
          <table:table-cell office:value-type="float" office:value="992.38" calcext:value-type="float">
            <text:p>992.38</text:p>
          </table:table-cell>
          <table:table-cell office:value-type="float" office:value="1051.2" calcext:value-type="float">
            <text:p>1051.2</text:p>
          </table:table-cell>
          <table:table-cell office:value-type="float" office:value="1298.32" calcext:value-type="float">
            <text:p>1298.32</text:p>
          </table:table-cell>
          <table:table-cell table:number-columns-repeated="2"/>
          <table:table-cell table:formula="of:=AVERAGE([.A265:.E265])" office:value-type="float" office:value="2270.2" calcext:value-type="float">
            <text:p>2270.2</text:p>
          </table:table-cell>
          <table:table-cell table:formula="of:=AVERAGE([.G265:.K265])" office:value-type="float" office:value="1141.53" calcext:value-type="float">
            <text:p>1141.53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493" calcext:value-type="float">
            <text:p>2493</text:p>
          </table:table-cell>
          <table:table-cell office:value-type="float" office:value="1953" calcext:value-type="float">
            <text:p>1953</text:p>
          </table:table-cell>
          <table:table-cell office:value-type="float" office:value="2143" calcext:value-type="float">
            <text:p>2143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1147.29" calcext:value-type="float">
            <text:p>1147.29</text:p>
          </table:table-cell>
          <table:table-cell office:value-type="float" office:value="1245.22" calcext:value-type="float">
            <text:p>1245.22</text:p>
          </table:table-cell>
          <table:table-cell office:value-type="float" office:value="942.4" calcext:value-type="float">
            <text:p>942.4</text:p>
          </table:table-cell>
          <table:table-cell office:value-type="float" office:value="1080.8" calcext:value-type="float">
            <text:p>1080.8</text:p>
          </table:table-cell>
          <table:table-cell office:value-type="float" office:value="1327.21" calcext:value-type="float">
            <text:p>1327.21</text:p>
          </table:table-cell>
          <table:table-cell table:number-columns-repeated="2"/>
          <table:table-cell table:formula="of:=AVERAGE([.A266:.E266])" office:value-type="float" office:value="2321.2" calcext:value-type="float">
            <text:p>2321.2</text:p>
          </table:table-cell>
          <table:table-cell table:formula="of:=AVERAGE([.G266:.K266])" office:value-type="float" office:value="1148.584" calcext:value-type="float">
            <text:p>1148.584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124" calcext:value-type="float">
            <text:p>2124</text:p>
          </table:table-cell>
          <table:table-cell office:value-type="float" office:value="2005" calcext:value-type="float">
            <text:p>2005</text:p>
          </table:table-cell>
          <table:table-cell office:value-type="float" office:value="2104" calcext:value-type="float">
            <text:p>2104</text:p>
          </table:table-cell>
          <table:table-cell office:value-type="float" office:value="2485" calcext:value-type="float">
            <text:p>2485</text:p>
          </table:table-cell>
          <table:table-cell/>
          <table:table-cell office:value-type="float" office:value="1187.95" calcext:value-type="float">
            <text:p>1187.95</text:p>
          </table:table-cell>
          <table:table-cell office:value-type="float" office:value="1182.93" calcext:value-type="float">
            <text:p>1182.93</text:p>
          </table:table-cell>
          <table:table-cell office:value-type="float" office:value="895.31" calcext:value-type="float">
            <text:p>895.31</text:p>
          </table:table-cell>
          <table:table-cell office:value-type="float" office:value="1061.85" calcext:value-type="float">
            <text:p>1061.85</text:p>
          </table:table-cell>
          <table:table-cell office:value-type="float" office:value="1462.3" calcext:value-type="float">
            <text:p>1462.3</text:p>
          </table:table-cell>
          <table:table-cell table:number-columns-repeated="2"/>
          <table:table-cell table:formula="of:=AVERAGE([.A267:.E267])" office:value-type="float" office:value="2233.4" calcext:value-type="float">
            <text:p>2233.4</text:p>
          </table:table-cell>
          <table:table-cell table:formula="of:=AVERAGE([.G267:.K267])" office:value-type="float" office:value="1158.068" calcext:value-type="float">
            <text:p>1158.068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138" calcext:value-type="float">
            <text:p>2138</text:p>
          </table:table-cell>
          <table:table-cell office:value-type="float" office:value="1856" calcext:value-type="float">
            <text:p>1856</text:p>
          </table:table-cell>
          <table:table-cell office:value-type="float" office:value="2346" calcext:value-type="float">
            <text:p>2346</text:p>
          </table:table-cell>
          <table:table-cell office:value-type="float" office:value="2239" calcext:value-type="float">
            <text:p>2239</text:p>
          </table:table-cell>
          <table:table-cell/>
          <table:table-cell office:value-type="float" office:value="1239.82" calcext:value-type="float">
            <text:p>1239.82</text:p>
          </table:table-cell>
          <table:table-cell office:value-type="float" office:value="1271.78" calcext:value-type="float">
            <text:p>1271.78</text:p>
          </table:table-cell>
          <table:table-cell office:value-type="float" office:value="940.74" calcext:value-type="float">
            <text:p>940.74</text:p>
          </table:table-cell>
          <table:table-cell office:value-type="float" office:value="1051.49" calcext:value-type="float">
            <text:p>1051.49</text:p>
          </table:table-cell>
          <table:table-cell office:value-type="float" office:value="1318.36" calcext:value-type="float">
            <text:p>1318.36</text:p>
          </table:table-cell>
          <table:table-cell table:number-columns-repeated="2"/>
          <table:table-cell table:formula="of:=AVERAGE([.A268:.E268])" office:value-type="float" office:value="2260.8" calcext:value-type="float">
            <text:p>2260.8</text:p>
          </table:table-cell>
          <table:table-cell table:formula="of:=AVERAGE([.G268:.K268])" office:value-type="float" office:value="1164.438" calcext:value-type="float">
            <text:p>1164.438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2158" calcext:value-type="float">
            <text:p>2158</text:p>
          </table:table-cell>
          <table:table-cell office:value-type="float" office:value="1913" calcext:value-type="float">
            <text:p>1913</text:p>
          </table:table-cell>
          <table:table-cell office:value-type="float" office:value="2375" calcext:value-type="float">
            <text:p>2375</text:p>
          </table:table-cell>
          <table:table-cell office:value-type="float" office:value="2710" calcext:value-type="float">
            <text:p>2710</text:p>
          </table:table-cell>
          <table:table-cell/>
          <table:table-cell office:value-type="float" office:value="1161.38" calcext:value-type="float">
            <text:p>1161.38</text:p>
          </table:table-cell>
          <table:table-cell office:value-type="float" office:value="1212.38" calcext:value-type="float">
            <text:p>1212.38</text:p>
          </table:table-cell>
          <table:table-cell office:value-type="float" office:value="939.02" calcext:value-type="float">
            <text:p>939.02</text:p>
          </table:table-cell>
          <table:table-cell office:value-type="float" office:value="1071.3" calcext:value-type="float">
            <text:p>1071.3</text:p>
          </table:table-cell>
          <table:table-cell office:value-type="float" office:value="1292.61" calcext:value-type="float">
            <text:p>1292.61</text:p>
          </table:table-cell>
          <table:table-cell table:number-columns-repeated="2"/>
          <table:table-cell table:formula="of:=AVERAGE([.A269:.E269])" office:value-type="float" office:value="2330" calcext:value-type="float">
            <text:p>2330</text:p>
          </table:table-cell>
          <table:table-cell table:formula="of:=AVERAGE([.G269:.K269])" office:value-type="float" office:value="1135.338" calcext:value-type="float">
            <text:p>1135.338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413" calcext:value-type="float">
            <text:p>2413</text:p>
          </table:table-cell>
          <table:table-cell office:value-type="float" office:value="2013" calcext:value-type="float">
            <text:p>2013</text:p>
          </table:table-cell>
          <table:table-cell office:value-type="float" office:value="2318" calcext:value-type="float">
            <text:p>2318</text:p>
          </table:table-cell>
          <table:table-cell office:value-type="float" office:value="2607" calcext:value-type="float">
            <text:p>2607</text:p>
          </table:table-cell>
          <table:table-cell/>
          <table:table-cell office:value-type="float" office:value="1271.37" calcext:value-type="float">
            <text:p>1271.37</text:p>
          </table:table-cell>
          <table:table-cell office:value-type="float" office:value="1331.34" calcext:value-type="float">
            <text:p>1331.34</text:p>
          </table:table-cell>
          <table:table-cell office:value-type="float" office:value="988.39" calcext:value-type="float">
            <text:p>988.39</text:p>
          </table:table-cell>
          <table:table-cell office:value-type="float" office:value="1011.09" calcext:value-type="float">
            <text:p>1011.09</text:p>
          </table:table-cell>
          <table:table-cell office:value-type="float" office:value="1385.81" calcext:value-type="float">
            <text:p>1385.81</text:p>
          </table:table-cell>
          <table:table-cell table:number-columns-repeated="2"/>
          <table:table-cell table:formula="of:=AVERAGE([.A270:.E270])" office:value-type="float" office:value="2359.2" calcext:value-type="float">
            <text:p>2359.2</text:p>
          </table:table-cell>
          <table:table-cell table:formula="of:=AVERAGE([.G270:.K270])" office:value-type="float" office:value="1197.6" calcext:value-type="float">
            <text:p>1197.6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023" calcext:value-type="float">
            <text:p>2023</text:p>
          </table:table-cell>
          <table:table-cell office:value-type="float" office:value="2083" calcext:value-type="float">
            <text:p>2083</text:p>
          </table:table-cell>
          <table:table-cell office:value-type="float" office:value="2350" calcext:value-type="float">
            <text:p>2350</text:p>
          </table:table-cell>
          <table:table-cell office:value-type="float" office:value="2295" calcext:value-type="float">
            <text:p>2295</text:p>
          </table:table-cell>
          <table:table-cell/>
          <table:table-cell office:value-type="float" office:value="1314.05" calcext:value-type="float">
            <text:p>1314.05</text:p>
          </table:table-cell>
          <table:table-cell office:value-type="float" office:value="1225.2" calcext:value-type="float">
            <text:p>1225.2</text:p>
          </table:table-cell>
          <table:table-cell office:value-type="float" office:value="1148.32" calcext:value-type="float">
            <text:p>1148.32</text:p>
          </table:table-cell>
          <table:table-cell office:value-type="float" office:value="1026.99" calcext:value-type="float">
            <text:p>1026.99</text:p>
          </table:table-cell>
          <table:table-cell office:value-type="float" office:value="1301.48" calcext:value-type="float">
            <text:p>1301.48</text:p>
          </table:table-cell>
          <table:table-cell table:number-columns-repeated="2"/>
          <table:table-cell table:formula="of:=AVERAGE([.A271:.E271])" office:value-type="float" office:value="2284.2" calcext:value-type="float">
            <text:p>2284.2</text:p>
          </table:table-cell>
          <table:table-cell table:formula="of:=AVERAGE([.G271:.K271])" office:value-type="float" office:value="1203.208" calcext:value-type="float">
            <text:p>1203.208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978" calcext:value-type="float">
            <text:p>1978</text:p>
          </table:table-cell>
          <table:table-cell office:value-type="float" office:value="1848" calcext:value-type="float">
            <text:p>1848</text:p>
          </table:table-cell>
          <table:table-cell office:value-type="float" office:value="2043" calcext:value-type="float">
            <text:p>2043</text:p>
          </table:table-cell>
          <table:table-cell office:value-type="float" office:value="2282" calcext:value-type="float">
            <text:p>2282</text:p>
          </table:table-cell>
          <table:table-cell/>
          <table:table-cell office:value-type="float" office:value="1299.8" calcext:value-type="float">
            <text:p>1299.8</text:p>
          </table:table-cell>
          <table:table-cell office:value-type="float" office:value="1225.04" calcext:value-type="float">
            <text:p>1225.04</text:p>
          </table:table-cell>
          <table:table-cell office:value-type="float" office:value="1095.81" calcext:value-type="float">
            <text:p>1095.81</text:p>
          </table:table-cell>
          <table:table-cell office:value-type="float" office:value="1060.79" calcext:value-type="float">
            <text:p>1060.79</text:p>
          </table:table-cell>
          <table:table-cell office:value-type="float" office:value="1221.84" calcext:value-type="float">
            <text:p>1221.84</text:p>
          </table:table-cell>
          <table:table-cell table:number-columns-repeated="2"/>
          <table:table-cell table:formula="of:=AVERAGE([.A272:.E272])" office:value-type="float" office:value="2127" calcext:value-type="float">
            <text:p>2127</text:p>
          </table:table-cell>
          <table:table-cell table:formula="of:=AVERAGE([.G272:.K272])" office:value-type="float" office:value="1180.656" calcext:value-type="float">
            <text:p>1180.65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218" calcext:value-type="float">
            <text:p>2218</text:p>
          </table:table-cell>
          <table:table-cell office:value-type="float" office:value="1998" calcext:value-type="float">
            <text:p>1998</text:p>
          </table:table-cell>
          <table:table-cell office:value-type="float" office:value="2168" calcext:value-type="float">
            <text:p>2168</text:p>
          </table:table-cell>
          <table:table-cell office:value-type="float" office:value="2470" calcext:value-type="float">
            <text:p>2470</text:p>
          </table:table-cell>
          <table:table-cell/>
          <table:table-cell office:value-type="float" office:value="1309.15" calcext:value-type="float">
            <text:p>1309.15</text:p>
          </table:table-cell>
          <table:table-cell office:value-type="float" office:value="1312" calcext:value-type="float">
            <text:p>1312</text:p>
          </table:table-cell>
          <table:table-cell office:value-type="float" office:value="1024.97" calcext:value-type="float">
            <text:p>1024.97</text:p>
          </table:table-cell>
          <table:table-cell office:value-type="float" office:value="1093.58" calcext:value-type="float">
            <text:p>1093.58</text:p>
          </table:table-cell>
          <table:table-cell office:value-type="float" office:value="1296.41" calcext:value-type="float">
            <text:p>1296.41</text:p>
          </table:table-cell>
          <table:table-cell table:number-columns-repeated="2"/>
          <table:table-cell table:formula="of:=AVERAGE([.A273:.E273])" office:value-type="float" office:value="2320.8" calcext:value-type="float">
            <text:p>2320.8</text:p>
          </table:table-cell>
          <table:table-cell table:formula="of:=AVERAGE([.G273:.K273])" office:value-type="float" office:value="1207.222" calcext:value-type="float">
            <text:p>1207.222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183" calcext:value-type="float">
            <text:p>2183</text:p>
          </table:table-cell>
          <table:table-cell office:value-type="float" office:value="1868" calcext:value-type="float">
            <text:p>1868</text:p>
          </table:table-cell>
          <table:table-cell office:value-type="float" office:value="2500" calcext:value-type="float">
            <text:p>2500</text:p>
          </table:table-cell>
          <table:table-cell office:value-type="float" office:value="2431" calcext:value-type="float">
            <text:p>2431</text:p>
          </table:table-cell>
          <table:table-cell/>
          <table:table-cell office:value-type="float" office:value="1202.46" calcext:value-type="float">
            <text:p>1202.46</text:p>
          </table:table-cell>
          <table:table-cell office:value-type="float" office:value="1307.85" calcext:value-type="float">
            <text:p>1307.85</text:p>
          </table:table-cell>
          <table:table-cell office:value-type="float" office:value="1150.34" calcext:value-type="float">
            <text:p>1150.34</text:p>
          </table:table-cell>
          <table:table-cell office:value-type="float" office:value="1154.52" calcext:value-type="float">
            <text:p>1154.52</text:p>
          </table:table-cell>
          <table:table-cell office:value-type="float" office:value="1290.22" calcext:value-type="float">
            <text:p>1290.22</text:p>
          </table:table-cell>
          <table:table-cell table:number-columns-repeated="2"/>
          <table:table-cell table:formula="of:=AVERAGE([.A274:.E274])" office:value-type="float" office:value="2270.2" calcext:value-type="float">
            <text:p>2270.2</text:p>
          </table:table-cell>
          <table:table-cell table:formula="of:=AVERAGE([.G274:.K274])" office:value-type="float" office:value="1221.078" calcext:value-type="float">
            <text:p>1221.078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063" calcext:value-type="float">
            <text:p>2063</text:p>
          </table:table-cell>
          <table:table-cell office:value-type="float" office:value="1848" calcext:value-type="float">
            <text:p>1848</text:p>
          </table:table-cell>
          <table:table-cell office:value-type="float" office:value="2168" calcext:value-type="float">
            <text:p>2168</text:p>
          </table:table-cell>
          <table:table-cell office:value-type="float" office:value="2446" calcext:value-type="float">
            <text:p>2446</text:p>
          </table:table-cell>
          <table:table-cell/>
          <table:table-cell office:value-type="float" office:value="1309.88" calcext:value-type="float">
            <text:p>1309.88</text:p>
          </table:table-cell>
          <table:table-cell office:value-type="float" office:value="1237.18" calcext:value-type="float">
            <text:p>1237.18</text:p>
          </table:table-cell>
          <table:table-cell office:value-type="float" office:value="979.85" calcext:value-type="float">
            <text:p>979.85</text:p>
          </table:table-cell>
          <table:table-cell office:value-type="float" office:value="1178.84" calcext:value-type="float">
            <text:p>1178.84</text:p>
          </table:table-cell>
          <table:table-cell office:value-type="float" office:value="1239.39" calcext:value-type="float">
            <text:p>1239.39</text:p>
          </table:table-cell>
          <table:table-cell table:number-columns-repeated="2"/>
          <table:table-cell table:formula="of:=AVERAGE([.A275:.E275])" office:value-type="float" office:value="2214" calcext:value-type="float">
            <text:p>2214</text:p>
          </table:table-cell>
          <table:table-cell table:formula="of:=AVERAGE([.G275:.K275])" office:value-type="float" office:value="1189.028" calcext:value-type="float">
            <text:p>1189.028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038" calcext:value-type="float">
            <text:p>2038</text:p>
          </table:table-cell>
          <table:table-cell office:value-type="float" office:value="2386" calcext:value-type="float">
            <text:p>2386</text:p>
          </table:table-cell>
          <table:table-cell office:value-type="float" office:value="2318" calcext:value-type="float">
            <text:p>2318</text:p>
          </table:table-cell>
          <table:table-cell office:value-type="float" office:value="2295" calcext:value-type="float">
            <text:p>2295</text:p>
          </table:table-cell>
          <table:table-cell/>
          <table:table-cell office:value-type="float" office:value="1374.51" calcext:value-type="float">
            <text:p>1374.51</text:p>
          </table:table-cell>
          <table:table-cell office:value-type="float" office:value="1309.37" calcext:value-type="float">
            <text:p>1309.37</text:p>
          </table:table-cell>
          <table:table-cell office:value-type="float" office:value="1081.64" calcext:value-type="float">
            <text:p>1081.64</text:p>
          </table:table-cell>
          <table:table-cell office:value-type="float" office:value="1099.39" calcext:value-type="float">
            <text:p>1099.39</text:p>
          </table:table-cell>
          <table:table-cell office:value-type="float" office:value="1272.22" calcext:value-type="float">
            <text:p>1272.22</text:p>
          </table:table-cell>
          <table:table-cell table:number-columns-repeated="2"/>
          <table:table-cell table:formula="of:=AVERAGE([.A276:.E276])" office:value-type="float" office:value="2366.4" calcext:value-type="float">
            <text:p>2366.4</text:p>
          </table:table-cell>
          <table:table-cell table:formula="of:=AVERAGE([.G276:.K276])" office:value-type="float" office:value="1227.426" calcext:value-type="float">
            <text:p>1227.426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025" calcext:value-type="float">
            <text:p>2025</text:p>
          </table:table-cell>
          <table:table-cell office:value-type="float" office:value="2060" calcext:value-type="float">
            <text:p>2060</text:p>
          </table:table-cell>
          <table:table-cell office:value-type="float" office:value="2169" calcext:value-type="float">
            <text:p>2169</text:p>
          </table:table-cell>
          <table:table-cell office:value-type="float" office:value="2363" calcext:value-type="float">
            <text:p>2363</text:p>
          </table:table-cell>
          <table:table-cell/>
          <table:table-cell office:value-type="float" office:value="1311.76" calcext:value-type="float">
            <text:p>1311.76</text:p>
          </table:table-cell>
          <table:table-cell office:value-type="float" office:value="1157.7" calcext:value-type="float">
            <text:p>1157.7</text:p>
          </table:table-cell>
          <table:table-cell office:value-type="float" office:value="1004.8" calcext:value-type="float">
            <text:p>1004.8</text:p>
          </table:table-cell>
          <table:table-cell office:value-type="float" office:value="896.48" calcext:value-type="float">
            <text:p>896.48</text:p>
          </table:table-cell>
          <table:table-cell office:value-type="float" office:value="1321.01" calcext:value-type="float">
            <text:p>1321.01</text:p>
          </table:table-cell>
          <table:table-cell table:number-columns-repeated="2"/>
          <table:table-cell table:formula="of:=AVERAGE([.A277:.E277])" office:value-type="float" office:value="2204" calcext:value-type="float">
            <text:p>2204</text:p>
          </table:table-cell>
          <table:table-cell table:formula="of:=AVERAGE([.G277:.K277])" office:value-type="float" office:value="1138.35" calcext:value-type="float">
            <text:p>1138.35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008" calcext:value-type="float">
            <text:p>2008</text:p>
          </table:table-cell>
          <table:table-cell office:value-type="float" office:value="1938" calcext:value-type="float">
            <text:p>1938</text:p>
          </table:table-cell>
          <table:table-cell office:value-type="float" office:value="2250" calcext:value-type="float">
            <text:p>2250</text:p>
          </table:table-cell>
          <table:table-cell office:value-type="float" office:value="2351" calcext:value-type="float">
            <text:p>2351</text:p>
          </table:table-cell>
          <table:table-cell/>
          <table:table-cell office:value-type="float" office:value="1315.62" calcext:value-type="float">
            <text:p>1315.62</text:p>
          </table:table-cell>
          <table:table-cell office:value-type="float" office:value="1245.26" calcext:value-type="float">
            <text:p>1245.26</text:p>
          </table:table-cell>
          <table:table-cell office:value-type="float" office:value="965.44" calcext:value-type="float">
            <text:p>965.44</text:p>
          </table:table-cell>
          <table:table-cell office:value-type="float" office:value="1086.03" calcext:value-type="float">
            <text:p>1086.03</text:p>
          </table:table-cell>
          <table:table-cell office:value-type="float" office:value="1324.03" calcext:value-type="float">
            <text:p>1324.03</text:p>
          </table:table-cell>
          <table:table-cell table:number-columns-repeated="2"/>
          <table:table-cell table:formula="of:=AVERAGE([.A278:.E278])" office:value-type="float" office:value="2180" calcext:value-type="float">
            <text:p>2180</text:p>
          </table:table-cell>
          <table:table-cell table:formula="of:=AVERAGE([.G278:.K278])" office:value-type="float" office:value="1187.276" calcext:value-type="float">
            <text:p>1187.27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023" calcext:value-type="float">
            <text:p>2023</text:p>
          </table:table-cell>
          <table:table-cell office:value-type="float" office:value="1988" calcext:value-type="float">
            <text:p>1988</text:p>
          </table:table-cell>
          <table:table-cell office:value-type="float" office:value="2550" calcext:value-type="float">
            <text:p>2550</text:p>
          </table:table-cell>
          <table:table-cell office:value-type="float" office:value="2365" calcext:value-type="float">
            <text:p>2365</text:p>
          </table:table-cell>
          <table:table-cell/>
          <table:table-cell office:value-type="float" office:value="1247.21" calcext:value-type="float">
            <text:p>1247.21</text:p>
          </table:table-cell>
          <table:table-cell office:value-type="float" office:value="1230.78" calcext:value-type="float">
            <text:p>1230.78</text:p>
          </table:table-cell>
          <table:table-cell office:value-type="float" office:value="1028.7" calcext:value-type="float">
            <text:p>1028.7</text:p>
          </table:table-cell>
          <table:table-cell office:value-type="float" office:value="1113.95" calcext:value-type="float">
            <text:p>1113.95</text:p>
          </table:table-cell>
          <table:table-cell office:value-type="float" office:value="1240.89" calcext:value-type="float">
            <text:p>1240.89</text:p>
          </table:table-cell>
          <table:table-cell table:number-columns-repeated="2"/>
          <table:table-cell table:formula="of:=AVERAGE([.A279:.E279])" office:value-type="float" office:value="2313.2" calcext:value-type="float">
            <text:p>2313.2</text:p>
          </table:table-cell>
          <table:table-cell table:formula="of:=AVERAGE([.G279:.K279])" office:value-type="float" office:value="1172.306" calcext:value-type="float">
            <text:p>1172.306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2238" calcext:value-type="float">
            <text:p>2238</text:p>
          </table:table-cell>
          <table:table-cell office:value-type="float" office:value="1888" calcext:value-type="float">
            <text:p>1888</text:p>
          </table:table-cell>
          <table:table-cell office:value-type="float" office:value="2450" calcext:value-type="float">
            <text:p>2450</text:p>
          </table:table-cell>
          <table:table-cell office:value-type="float" office:value="2317" calcext:value-type="float">
            <text:p>2317</text:p>
          </table:table-cell>
          <table:table-cell/>
          <table:table-cell office:value-type="float" office:value="1327.19" calcext:value-type="float">
            <text:p>1327.19</text:p>
          </table:table-cell>
          <table:table-cell office:value-type="float" office:value="1211.73" calcext:value-type="float">
            <text:p>1211.73</text:p>
          </table:table-cell>
          <table:table-cell office:value-type="float" office:value="907.76" calcext:value-type="float">
            <text:p>907.76</text:p>
          </table:table-cell>
          <table:table-cell office:value-type="float" office:value="1128.07" calcext:value-type="float">
            <text:p>1128.07</text:p>
          </table:table-cell>
          <table:table-cell office:value-type="float" office:value="1248.45" calcext:value-type="float">
            <text:p>1248.45</text:p>
          </table:table-cell>
          <table:table-cell table:number-columns-repeated="2"/>
          <table:table-cell table:formula="of:=AVERAGE([.A280:.E280])" office:value-type="float" office:value="2279.6" calcext:value-type="float">
            <text:p>2279.6</text:p>
          </table:table-cell>
          <table:table-cell table:formula="of:=AVERAGE([.G280:.K280])" office:value-type="float" office:value="1164.64" calcext:value-type="float">
            <text:p>1164.64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058" calcext:value-type="float">
            <text:p>2058</text:p>
          </table:table-cell>
          <table:table-cell office:value-type="float" office:value="1893" calcext:value-type="float">
            <text:p>1893</text:p>
          </table:table-cell>
          <table:table-cell office:value-type="float" office:value="2300" calcext:value-type="float">
            <text:p>2300</text:p>
          </table:table-cell>
          <table:table-cell office:value-type="float" office:value="2398" calcext:value-type="float">
            <text:p>2398</text:p>
          </table:table-cell>
          <table:table-cell/>
          <table:table-cell office:value-type="float" office:value="1345.46" calcext:value-type="float">
            <text:p>1345.46</text:p>
          </table:table-cell>
          <table:table-cell office:value-type="float" office:value="1254.62" calcext:value-type="float">
            <text:p>1254.62</text:p>
          </table:table-cell>
          <table:table-cell office:value-type="float" office:value="914.02" calcext:value-type="float">
            <text:p>914.02</text:p>
          </table:table-cell>
          <table:table-cell office:value-type="float" office:value="1081.56" calcext:value-type="float">
            <text:p>1081.56</text:p>
          </table:table-cell>
          <table:table-cell office:value-type="float" office:value="1336.95" calcext:value-type="float">
            <text:p>1336.95</text:p>
          </table:table-cell>
          <table:table-cell table:number-columns-repeated="2"/>
          <table:table-cell table:formula="of:=AVERAGE([.A281:.E281])" office:value-type="float" office:value="2237.8" calcext:value-type="float">
            <text:p>2237.8</text:p>
          </table:table-cell>
          <table:table-cell table:formula="of:=AVERAGE([.G281:.K281])" office:value-type="float" office:value="1186.522" calcext:value-type="float">
            <text:p>1186.522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988" calcext:value-type="float">
            <text:p>1988</text:p>
          </table:table-cell>
          <table:table-cell office:value-type="float" office:value="1938" calcext:value-type="float">
            <text:p>1938</text:p>
          </table:table-cell>
          <table:table-cell office:value-type="float" office:value="2350" calcext:value-type="float">
            <text:p>2350</text:p>
          </table:table-cell>
          <table:table-cell office:value-type="float" office:value="2254" calcext:value-type="float">
            <text:p>2254</text:p>
          </table:table-cell>
          <table:table-cell/>
          <table:table-cell office:value-type="float" office:value="1180.81" calcext:value-type="float">
            <text:p>1180.81</text:p>
          </table:table-cell>
          <table:table-cell office:value-type="float" office:value="1231.3" calcext:value-type="float">
            <text:p>1231.3</text:p>
          </table:table-cell>
          <table:table-cell office:value-type="float" office:value="1003.59" calcext:value-type="float">
            <text:p>1003.59</text:p>
          </table:table-cell>
          <table:table-cell office:value-type="float" office:value="1186.2" calcext:value-type="float">
            <text:p>1186.2</text:p>
          </table:table-cell>
          <table:table-cell office:value-type="float" office:value="1440.17" calcext:value-type="float">
            <text:p>1440.17</text:p>
          </table:table-cell>
          <table:table-cell table:number-columns-repeated="2"/>
          <table:table-cell table:formula="of:=AVERAGE([.A282:.E282])" office:value-type="float" office:value="2301" calcext:value-type="float">
            <text:p>2301</text:p>
          </table:table-cell>
          <table:table-cell table:formula="of:=AVERAGE([.G282:.K282])" office:value-type="float" office:value="1208.414" calcext:value-type="float">
            <text:p>1208.414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1993" calcext:value-type="float">
            <text:p>1993</text:p>
          </table:table-cell>
          <table:table-cell office:value-type="float" office:value="1988" calcext:value-type="float">
            <text:p>1988</text:p>
          </table:table-cell>
          <table:table-cell office:value-type="float" office:value="2058" calcext:value-type="float">
            <text:p>2058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1323.45" calcext:value-type="float">
            <text:p>1323.45</text:p>
          </table:table-cell>
          <table:table-cell office:value-type="float" office:value="1140.34" calcext:value-type="float">
            <text:p>1140.34</text:p>
          </table:table-cell>
          <table:table-cell office:value-type="float" office:value="1062.84" calcext:value-type="float">
            <text:p>1062.84</text:p>
          </table:table-cell>
          <table:table-cell office:value-type="float" office:value="1139.21" calcext:value-type="float">
            <text:p>1139.21</text:p>
          </table:table-cell>
          <table:table-cell office:value-type="float" office:value="1242.26" calcext:value-type="float">
            <text:p>1242.26</text:p>
          </table:table-cell>
          <table:table-cell table:number-columns-repeated="2"/>
          <table:table-cell table:formula="of:=AVERAGE([.A283:.E283])" office:value-type="float" office:value="2205.6" calcext:value-type="float">
            <text:p>2205.6</text:p>
          </table:table-cell>
          <table:table-cell table:formula="of:=AVERAGE([.G283:.K283])" office:value-type="float" office:value="1181.62" calcext:value-type="float">
            <text:p>1181.6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928" calcext:value-type="float">
            <text:p>1928</text:p>
          </table:table-cell>
          <table:table-cell office:value-type="float" office:value="2018" calcext:value-type="float">
            <text:p>2018</text:p>
          </table:table-cell>
          <table:table-cell office:value-type="float" office:value="2043" calcext:value-type="float">
            <text:p>2043</text:p>
          </table:table-cell>
          <table:table-cell office:value-type="float" office:value="2363" calcext:value-type="float">
            <text:p>2363</text:p>
          </table:table-cell>
          <table:table-cell/>
          <table:table-cell office:value-type="float" office:value="1361.07" calcext:value-type="float">
            <text:p>1361.07</text:p>
          </table:table-cell>
          <table:table-cell office:value-type="float" office:value="1237.67" calcext:value-type="float">
            <text:p>1237.67</text:p>
          </table:table-cell>
          <table:table-cell office:value-type="float" office:value="1042.16" calcext:value-type="float">
            <text:p>1042.16</text:p>
          </table:table-cell>
          <table:table-cell office:value-type="float" office:value="1016.28" calcext:value-type="float">
            <text:p>1016.28</text:p>
          </table:table-cell>
          <table:table-cell office:value-type="float" office:value="1294.81" calcext:value-type="float">
            <text:p>1294.81</text:p>
          </table:table-cell>
          <table:table-cell table:number-columns-repeated="2"/>
          <table:table-cell table:formula="of:=AVERAGE([.A284:.E284])" office:value-type="float" office:value="2192.4" calcext:value-type="float">
            <text:p>2192.4</text:p>
          </table:table-cell>
          <table:table-cell table:formula="of:=AVERAGE([.G284:.K284])" office:value-type="float" office:value="1190.398" calcext:value-type="float">
            <text:p>1190.39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163" calcext:value-type="float">
            <text:p>2163</text:p>
          </table:table-cell>
          <table:table-cell office:value-type="float" office:value="2126" calcext:value-type="float">
            <text:p>2126</text:p>
          </table:table-cell>
          <table:table-cell office:value-type="float" office:value="2268" calcext:value-type="float">
            <text:p>2268</text:p>
          </table:table-cell>
          <table:table-cell office:value-type="float" office:value="2204" calcext:value-type="float">
            <text:p>2204</text:p>
          </table:table-cell>
          <table:table-cell/>
          <table:table-cell office:value-type="float" office:value="1322.21" calcext:value-type="float">
            <text:p>1322.21</text:p>
          </table:table-cell>
          <table:table-cell office:value-type="float" office:value="1146.19" calcext:value-type="float">
            <text:p>1146.19</text:p>
          </table:table-cell>
          <table:table-cell office:value-type="float" office:value="1093.17" calcext:value-type="float">
            <text:p>1093.17</text:p>
          </table:table-cell>
          <table:table-cell office:value-type="float" office:value="1004.98" calcext:value-type="float">
            <text:p>1004.98</text:p>
          </table:table-cell>
          <table:table-cell office:value-type="float" office:value="1286.08" calcext:value-type="float">
            <text:p>1286.08</text:p>
          </table:table-cell>
          <table:table-cell table:number-columns-repeated="2"/>
          <table:table-cell table:formula="of:=AVERAGE([.A285:.E285])" office:value-type="float" office:value="2280.2" calcext:value-type="float">
            <text:p>2280.2</text:p>
          </table:table-cell>
          <table:table-cell table:formula="of:=AVERAGE([.G285:.K285])" office:value-type="float" office:value="1170.526" calcext:value-type="float">
            <text:p>1170.526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009" calcext:value-type="float">
            <text:p>2009</text:p>
          </table:table-cell>
          <table:table-cell office:value-type="float" office:value="2268" calcext:value-type="float">
            <text:p>2268</text:p>
          </table:table-cell>
          <table:table-cell office:value-type="float" office:value="2300" calcext:value-type="float">
            <text:p>230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1243.67" calcext:value-type="float">
            <text:p>1243.67</text:p>
          </table:table-cell>
          <table:table-cell office:value-type="float" office:value="1083.35" calcext:value-type="float">
            <text:p>1083.35</text:p>
          </table:table-cell>
          <table:table-cell office:value-type="float" office:value="996.67" calcext:value-type="float">
            <text:p>996.67</text:p>
          </table:table-cell>
          <table:table-cell office:value-type="float" office:value="1085.16" calcext:value-type="float">
            <text:p>1085.16</text:p>
          </table:table-cell>
          <table:table-cell office:value-type="float" office:value="1382.37" calcext:value-type="float">
            <text:p>1382.37</text:p>
          </table:table-cell>
          <table:table-cell table:number-columns-repeated="2"/>
          <table:table-cell table:formula="of:=AVERAGE([.A286:.E286])" office:value-type="float" office:value="2319" calcext:value-type="float">
            <text:p>2319</text:p>
          </table:table-cell>
          <table:table-cell table:formula="of:=AVERAGE([.G286:.K286])" office:value-type="float" office:value="1158.244" calcext:value-type="float">
            <text:p>1158.24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166" calcext:value-type="float">
            <text:p>2166</text:p>
          </table:table-cell>
          <table:table-cell office:value-type="float" office:value="1983" calcext:value-type="float">
            <text:p>1983</text:p>
          </table:table-cell>
          <table:table-cell office:value-type="float" office:value="2263" calcext:value-type="float">
            <text:p>2263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265.3" calcext:value-type="float">
            <text:p>1265.3</text:p>
          </table:table-cell>
          <table:table-cell office:value-type="float" office:value="1225.36" calcext:value-type="float">
            <text:p>1225.36</text:p>
          </table:table-cell>
          <table:table-cell office:value-type="float" office:value="1057.55" calcext:value-type="float">
            <text:p>1057.55</text:p>
          </table:table-cell>
          <table:table-cell office:value-type="float" office:value="1072.33" calcext:value-type="float">
            <text:p>1072.33</text:p>
          </table:table-cell>
          <table:table-cell office:value-type="float" office:value="1302.59" calcext:value-type="float">
            <text:p>1302.59</text:p>
          </table:table-cell>
          <table:table-cell table:number-columns-repeated="2"/>
          <table:table-cell table:formula="of:=AVERAGE([.A287:.E287])" office:value-type="float" office:value="2264.4" calcext:value-type="float">
            <text:p>2264.4</text:p>
          </table:table-cell>
          <table:table-cell table:formula="of:=AVERAGE([.G287:.K287])" office:value-type="float" office:value="1184.626" calcext:value-type="float">
            <text:p>1184.626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333" calcext:value-type="float">
            <text:p>2333</text:p>
          </table:table-cell>
          <table:table-cell office:value-type="float" office:value="2258" calcext:value-type="float">
            <text:p>2258</text:p>
          </table:table-cell>
          <table:table-cell office:value-type="float" office:value="2335" calcext:value-type="float">
            <text:p>2335</text:p>
          </table:table-cell>
          <table:table-cell office:value-type="float" office:value="2399" calcext:value-type="float">
            <text:p>2399</text:p>
          </table:table-cell>
          <table:table-cell/>
          <table:table-cell office:value-type="float" office:value="1382.4" calcext:value-type="float">
            <text:p>1382.4</text:p>
          </table:table-cell>
          <table:table-cell office:value-type="float" office:value="1134.55" calcext:value-type="float">
            <text:p>1134.55</text:p>
          </table:table-cell>
          <table:table-cell office:value-type="float" office:value="1138.48" calcext:value-type="float">
            <text:p>1138.48</text:p>
          </table:table-cell>
          <table:table-cell office:value-type="float" office:value="1079.52" calcext:value-type="float">
            <text:p>1079.52</text:p>
          </table:table-cell>
          <table:table-cell office:value-type="float" office:value="1377.9" calcext:value-type="float">
            <text:p>1377.9</text:p>
          </table:table-cell>
          <table:table-cell table:number-columns-repeated="2"/>
          <table:table-cell table:formula="of:=AVERAGE([.A288:.E288])" office:value-type="float" office:value="2367" calcext:value-type="float">
            <text:p>2367</text:p>
          </table:table-cell>
          <table:table-cell table:formula="of:=AVERAGE([.G288:.K288])" office:value-type="float" office:value="1222.57" calcext:value-type="float">
            <text:p>1222.57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388" calcext:value-type="float">
            <text:p>2388</text:p>
          </table:table-cell>
          <table:table-cell office:value-type="float" office:value="2048" calcext:value-type="float">
            <text:p>2048</text:p>
          </table:table-cell>
          <table:table-cell office:value-type="float" office:value="2500" calcext:value-type="float">
            <text:p>2500</text:p>
          </table:table-cell>
          <table:table-cell office:value-type="float" office:value="2265" calcext:value-type="float">
            <text:p>2265</text:p>
          </table:table-cell>
          <table:table-cell/>
          <table:table-cell office:value-type="float" office:value="1311.65" calcext:value-type="float">
            <text:p>1311.65</text:p>
          </table:table-cell>
          <table:table-cell office:value-type="float" office:value="1247.04" calcext:value-type="float">
            <text:p>1247.04</text:p>
          </table:table-cell>
          <table:table-cell office:value-type="float" office:value="1096.04" calcext:value-type="float">
            <text:p>1096.04</text:p>
          </table:table-cell>
          <table:table-cell office:value-type="float" office:value="1100.27" calcext:value-type="float">
            <text:p>1100.27</text:p>
          </table:table-cell>
          <table:table-cell office:value-type="float" office:value="1221.7" calcext:value-type="float">
            <text:p>1221.7</text:p>
          </table:table-cell>
          <table:table-cell table:number-columns-repeated="2"/>
          <table:table-cell table:formula="of:=AVERAGE([.A289:.E289])" office:value-type="float" office:value="2388.2" calcext:value-type="float">
            <text:p>2388.2</text:p>
          </table:table-cell>
          <table:table-cell table:formula="of:=AVERAGE([.G289:.K289])" office:value-type="float" office:value="1195.34" calcext:value-type="float">
            <text:p>1195.34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318" calcext:value-type="float">
            <text:p>2318</text:p>
          </table:table-cell>
          <table:table-cell office:value-type="float" office:value="2103" calcext:value-type="float">
            <text:p>2103</text:p>
          </table:table-cell>
          <table:table-cell office:value-type="float" office:value="2104" calcext:value-type="float">
            <text:p>2104</text:p>
          </table:table-cell>
          <table:table-cell office:value-type="float" office:value="2255" calcext:value-type="float">
            <text:p>2255</text:p>
          </table:table-cell>
          <table:table-cell/>
          <table:table-cell office:value-type="float" office:value="1284.57" calcext:value-type="float">
            <text:p>1284.57</text:p>
          </table:table-cell>
          <table:table-cell office:value-type="float" office:value="1237.61" calcext:value-type="float">
            <text:p>1237.61</text:p>
          </table:table-cell>
          <table:table-cell office:value-type="float" office:value="1214.93" calcext:value-type="float">
            <text:p>1214.93</text:p>
          </table:table-cell>
          <table:table-cell office:value-type="float" office:value="1103.38" calcext:value-type="float">
            <text:p>1103.38</text:p>
          </table:table-cell>
          <table:table-cell office:value-type="float" office:value="1298.53" calcext:value-type="float">
            <text:p>1298.53</text:p>
          </table:table-cell>
          <table:table-cell table:number-columns-repeated="2"/>
          <table:table-cell table:formula="of:=AVERAGE([.A290:.E290])" office:value-type="float" office:value="2329" calcext:value-type="float">
            <text:p>2329</text:p>
          </table:table-cell>
          <table:table-cell table:formula="of:=AVERAGE([.G290:.K290])" office:value-type="float" office:value="1227.804" calcext:value-type="float">
            <text:p>1227.804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348" calcext:value-type="float">
            <text:p>2348</text:p>
          </table:table-cell>
          <table:table-cell office:value-type="float" office:value="1838" calcext:value-type="float">
            <text:p>1838</text:p>
          </table:table-cell>
          <table:table-cell office:value-type="float" office:value="2133" calcext:value-type="float">
            <text:p>2133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1305.65" calcext:value-type="float">
            <text:p>1305.65</text:p>
          </table:table-cell>
          <table:table-cell office:value-type="float" office:value="1258.75" calcext:value-type="float">
            <text:p>1258.75</text:p>
          </table:table-cell>
          <table:table-cell office:value-type="float" office:value="1086.79" calcext:value-type="float">
            <text:p>1086.79</text:p>
          </table:table-cell>
          <table:table-cell office:value-type="float" office:value="1155.81" calcext:value-type="float">
            <text:p>1155.81</text:p>
          </table:table-cell>
          <table:table-cell office:value-type="float" office:value="1362.23" calcext:value-type="float">
            <text:p>1362.23</text:p>
          </table:table-cell>
          <table:table-cell table:number-columns-repeated="2"/>
          <table:table-cell table:formula="of:=AVERAGE([.A291:.E291])" office:value-type="float" office:value="2323.8" calcext:value-type="float">
            <text:p>2323.8</text:p>
          </table:table-cell>
          <table:table-cell table:formula="of:=AVERAGE([.G291:.K291])" office:value-type="float" office:value="1233.846" calcext:value-type="float">
            <text:p>1233.846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208" calcext:value-type="float">
            <text:p>2208</text:p>
          </table:table-cell>
          <table:table-cell office:value-type="float" office:value="2053" calcext:value-type="float">
            <text:p>2053</text:p>
          </table:table-cell>
          <table:table-cell office:value-type="float" office:value="2093" calcext:value-type="float">
            <text:p>2093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1215.75" calcext:value-type="float">
            <text:p>1215.75</text:p>
          </table:table-cell>
          <table:table-cell office:value-type="float" office:value="1271.38" calcext:value-type="float">
            <text:p>1271.38</text:p>
          </table:table-cell>
          <table:table-cell office:value-type="float" office:value="1190.71" calcext:value-type="float">
            <text:p>1190.71</text:p>
          </table:table-cell>
          <table:table-cell office:value-type="float" office:value="1078.41" calcext:value-type="float">
            <text:p>1078.41</text:p>
          </table:table-cell>
          <table:table-cell office:value-type="float" office:value="1326.36" calcext:value-type="float">
            <text:p>1326.36</text:p>
          </table:table-cell>
          <table:table-cell table:number-columns-repeated="2"/>
          <table:table-cell table:formula="of:=AVERAGE([.A292:.E292])" office:value-type="float" office:value="2222.4" calcext:value-type="float">
            <text:p>2222.4</text:p>
          </table:table-cell>
          <table:table-cell table:formula="of:=AVERAGE([.G292:.K292])" office:value-type="float" office:value="1216.522" calcext:value-type="float">
            <text:p>1216.522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103" calcext:value-type="float">
            <text:p>2103</text:p>
          </table:table-cell>
          <table:table-cell office:value-type="float" office:value="1924" calcext:value-type="float">
            <text:p>1924</text:p>
          </table:table-cell>
          <table:table-cell office:value-type="float" office:value="2268" calcext:value-type="float">
            <text:p>2268</text:p>
          </table:table-cell>
          <table:table-cell office:value-type="float" office:value="2492" calcext:value-type="float">
            <text:p>2492</text:p>
          </table:table-cell>
          <table:table-cell/>
          <table:table-cell office:value-type="float" office:value="1406.91" calcext:value-type="float">
            <text:p>1406.91</text:p>
          </table:table-cell>
          <table:table-cell office:value-type="float" office:value="1216.2" calcext:value-type="float">
            <text:p>1216.2</text:p>
          </table:table-cell>
          <table:table-cell office:value-type="float" office:value="1174.37" calcext:value-type="float">
            <text:p>1174.37</text:p>
          </table:table-cell>
          <table:table-cell office:value-type="float" office:value="1147.93" calcext:value-type="float">
            <text:p>1147.93</text:p>
          </table:table-cell>
          <table:table-cell office:value-type="float" office:value="1283.49" calcext:value-type="float">
            <text:p>1283.49</text:p>
          </table:table-cell>
          <table:table-cell table:number-columns-repeated="2"/>
          <table:table-cell table:formula="of:=AVERAGE([.A293:.E293])" office:value-type="float" office:value="2243.2" calcext:value-type="float">
            <text:p>2243.2</text:p>
          </table:table-cell>
          <table:table-cell table:formula="of:=AVERAGE([.G293:.K293])" office:value-type="float" office:value="1245.78" calcext:value-type="float">
            <text:p>1245.78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223" calcext:value-type="float">
            <text:p>2223</text:p>
          </table:table-cell>
          <table:table-cell office:value-type="float" office:value="2038" calcext:value-type="float">
            <text:p>2038</text:p>
          </table:table-cell>
          <table:table-cell office:value-type="float" office:value="2154" calcext:value-type="float">
            <text:p>2154</text:p>
          </table:table-cell>
          <table:table-cell office:value-type="float" office:value="2406" calcext:value-type="float">
            <text:p>2406</text:p>
          </table:table-cell>
          <table:table-cell/>
          <table:table-cell office:value-type="float" office:value="1220.65" calcext:value-type="float">
            <text:p>1220.65</text:p>
          </table:table-cell>
          <table:table-cell office:value-type="float" office:value="1232.28" calcext:value-type="float">
            <text:p>1232.28</text:p>
          </table:table-cell>
          <table:table-cell office:value-type="float" office:value="1159.22" calcext:value-type="float">
            <text:p>1159.22</text:p>
          </table:table-cell>
          <table:table-cell office:value-type="float" office:value="1051.63" calcext:value-type="float">
            <text:p>1051.63</text:p>
          </table:table-cell>
          <table:table-cell office:value-type="float" office:value="1262.51" calcext:value-type="float">
            <text:p>1262.51</text:p>
          </table:table-cell>
          <table:table-cell table:number-columns-repeated="2"/>
          <table:table-cell table:formula="of:=AVERAGE([.A294:.E294])" office:value-type="float" office:value="2259.2" calcext:value-type="float">
            <text:p>2259.2</text:p>
          </table:table-cell>
          <table:table-cell table:formula="of:=AVERAGE([.G294:.K294])" office:value-type="float" office:value="1185.258" calcext:value-type="float">
            <text:p>1185.258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073" calcext:value-type="float">
            <text:p>2073</text:p>
          </table:table-cell>
          <table:table-cell office:value-type="float" office:value="1888" calcext:value-type="float">
            <text:p>1888</text:p>
          </table:table-cell>
          <table:table-cell office:value-type="float" office:value="2300" calcext:value-type="float">
            <text:p>2300</text:p>
          </table:table-cell>
          <table:table-cell office:value-type="float" office:value="2505" calcext:value-type="float">
            <text:p>2505</text:p>
          </table:table-cell>
          <table:table-cell/>
          <table:table-cell office:value-type="float" office:value="1315.23" calcext:value-type="float">
            <text:p>1315.23</text:p>
          </table:table-cell>
          <table:table-cell office:value-type="float" office:value="1219.84" calcext:value-type="float">
            <text:p>1219.84</text:p>
          </table:table-cell>
          <table:table-cell office:value-type="float" office:value="1096.45" calcext:value-type="float">
            <text:p>1096.45</text:p>
          </table:table-cell>
          <table:table-cell office:value-type="float" office:value="1164.22" calcext:value-type="float">
            <text:p>1164.22</text:p>
          </table:table-cell>
          <table:table-cell office:value-type="float" office:value="1317.98" calcext:value-type="float">
            <text:p>1317.98</text:p>
          </table:table-cell>
          <table:table-cell table:number-columns-repeated="2"/>
          <table:table-cell table:formula="of:=AVERAGE([.A295:.E295])" office:value-type="float" office:value="2273" calcext:value-type="float">
            <text:p>2273</text:p>
          </table:table-cell>
          <table:table-cell table:formula="of:=AVERAGE([.G295:.K295])" office:value-type="float" office:value="1222.744" calcext:value-type="float">
            <text:p>1222.744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058" calcext:value-type="float">
            <text:p>2058</text:p>
          </table:table-cell>
          <table:table-cell office:value-type="float" office:value="2043" calcext:value-type="float">
            <text:p>2043</text:p>
          </table:table-cell>
          <table:table-cell office:value-type="float" office:value="2218" calcext:value-type="float">
            <text:p>2218</text:p>
          </table:table-cell>
          <table:table-cell office:value-type="float" office:value="2295" calcext:value-type="float">
            <text:p>2295</text:p>
          </table:table-cell>
          <table:table-cell/>
          <table:table-cell office:value-type="float" office:value="1285.25" calcext:value-type="float">
            <text:p>1285.25</text:p>
          </table:table-cell>
          <table:table-cell office:value-type="float" office:value="1281.58" calcext:value-type="float">
            <text:p>1281.58</text:p>
          </table:table-cell>
          <table:table-cell office:value-type="float" office:value="1047.51" calcext:value-type="float">
            <text:p>1047.51</text:p>
          </table:table-cell>
          <table:table-cell office:value-type="float" office:value="1111.27" calcext:value-type="float">
            <text:p>1111.27</text:p>
          </table:table-cell>
          <table:table-cell office:value-type="float" office:value="1343.49" calcext:value-type="float">
            <text:p>1343.49</text:p>
          </table:table-cell>
          <table:table-cell table:number-columns-repeated="2"/>
          <table:table-cell table:formula="of:=AVERAGE([.A296:.E296])" office:value-type="float" office:value="2257.8" calcext:value-type="float">
            <text:p>2257.8</text:p>
          </table:table-cell>
          <table:table-cell table:formula="of:=AVERAGE([.G296:.K296])" office:value-type="float" office:value="1213.82" calcext:value-type="float">
            <text:p>1213.82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108" calcext:value-type="float">
            <text:p>2108</text:p>
          </table:table-cell>
          <table:table-cell office:value-type="float" office:value="1943" calcext:value-type="float">
            <text:p>1943</text:p>
          </table:table-cell>
          <table:table-cell office:value-type="float" office:value="1880" calcext:value-type="float">
            <text:p>1880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float" office:value="1358.63" calcext:value-type="float">
            <text:p>1358.63</text:p>
          </table:table-cell>
          <table:table-cell office:value-type="float" office:value="1122.7" calcext:value-type="float">
            <text:p>1122.7</text:p>
          </table:table-cell>
          <table:table-cell office:value-type="float" office:value="1098.41" calcext:value-type="float">
            <text:p>1098.41</text:p>
          </table:table-cell>
          <table:table-cell office:value-type="float" office:value="1092.99" calcext:value-type="float">
            <text:p>1092.99</text:p>
          </table:table-cell>
          <table:table-cell office:value-type="float" office:value="1287.56" calcext:value-type="float">
            <text:p>1287.56</text:p>
          </table:table-cell>
          <table:table-cell table:number-columns-repeated="2"/>
          <table:table-cell table:formula="of:=AVERAGE([.A297:.E297])" office:value-type="float" office:value="2214.2" calcext:value-type="float">
            <text:p>2214.2</text:p>
          </table:table-cell>
          <table:table-cell table:formula="of:=AVERAGE([.G297:.K297])" office:value-type="float" office:value="1192.058" calcext:value-type="float">
            <text:p>1192.058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288" calcext:value-type="float">
            <text:p>2288</text:p>
          </table:table-cell>
          <table:table-cell office:value-type="float" office:value="2053" calcext:value-type="float">
            <text:p>2053</text:p>
          </table:table-cell>
          <table:table-cell office:value-type="float" office:value="2204" calcext:value-type="float">
            <text:p>2204</text:p>
          </table:table-cell>
          <table:table-cell office:value-type="float" office:value="2632" calcext:value-type="float">
            <text:p>2632</text:p>
          </table:table-cell>
          <table:table-cell/>
          <table:table-cell office:value-type="float" office:value="1337.41" calcext:value-type="float">
            <text:p>1337.41</text:p>
          </table:table-cell>
          <table:table-cell office:value-type="float" office:value="1290.9" calcext:value-type="float">
            <text:p>1290.9</text:p>
          </table:table-cell>
          <table:table-cell office:value-type="float" office:value="1110.03" calcext:value-type="float">
            <text:p>1110.03</text:p>
          </table:table-cell>
          <table:table-cell office:value-type="float" office:value="1200.41" calcext:value-type="float">
            <text:p>1200.41</text:p>
          </table:table-cell>
          <table:table-cell office:value-type="float" office:value="1396.46" calcext:value-type="float">
            <text:p>1396.46</text:p>
          </table:table-cell>
          <table:table-cell table:number-columns-repeated="2"/>
          <table:table-cell table:formula="of:=AVERAGE([.A298:.E298])" office:value-type="float" office:value="2320.4" calcext:value-type="float">
            <text:p>2320.4</text:p>
          </table:table-cell>
          <table:table-cell table:formula="of:=AVERAGE([.G298:.K298])" office:value-type="float" office:value="1267.042" calcext:value-type="float">
            <text:p>1267.042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023" calcext:value-type="float">
            <text:p>2023</text:p>
          </table:table-cell>
          <table:table-cell office:value-type="float" office:value="1963" calcext:value-type="float">
            <text:p>1963</text:p>
          </table:table-cell>
          <table:table-cell office:value-type="float" office:value="2043" calcext:value-type="float">
            <text:p>2043</text:p>
          </table:table-cell>
          <table:table-cell office:value-type="float" office:value="2683" calcext:value-type="float">
            <text:p>2683</text:p>
          </table:table-cell>
          <table:table-cell/>
          <table:table-cell office:value-type="float" office:value="1368.96" calcext:value-type="float">
            <text:p>1368.96</text:p>
          </table:table-cell>
          <table:table-cell office:value-type="float" office:value="1241.67" calcext:value-type="float">
            <text:p>1241.67</text:p>
          </table:table-cell>
          <table:table-cell office:value-type="float" office:value="1155.76" calcext:value-type="float">
            <text:p>1155.76</text:p>
          </table:table-cell>
          <table:table-cell office:value-type="float" office:value="1134.22" calcext:value-type="float">
            <text:p>1134.22</text:p>
          </table:table-cell>
          <table:table-cell office:value-type="float" office:value="1401.24" calcext:value-type="float">
            <text:p>1401.24</text:p>
          </table:table-cell>
          <table:table-cell table:number-columns-repeated="2"/>
          <table:table-cell table:formula="of:=AVERAGE([.A299:.E299])" office:value-type="float" office:value="2305.4" calcext:value-type="float">
            <text:p>2305.4</text:p>
          </table:table-cell>
          <table:table-cell table:formula="of:=AVERAGE([.G299:.K299])" office:value-type="float" office:value="1260.37" calcext:value-type="float">
            <text:p>1260.37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493" calcext:value-type="float">
            <text:p>2493</text:p>
          </table:table-cell>
          <table:table-cell office:value-type="float" office:value="2053" calcext:value-type="float">
            <text:p>2053</text:p>
          </table:table-cell>
          <table:table-cell office:value-type="float" office:value="2300" calcext:value-type="float">
            <text:p>2300</text:p>
          </table:table-cell>
          <table:table-cell office:value-type="float" office:value="2701" calcext:value-type="float">
            <text:p>2701</text:p>
          </table:table-cell>
          <table:table-cell/>
          <table:table-cell office:value-type="float" office:value="1291.83" calcext:value-type="float">
            <text:p>1291.83</text:p>
          </table:table-cell>
          <table:table-cell office:value-type="float" office:value="1243.89" calcext:value-type="float">
            <text:p>1243.89</text:p>
          </table:table-cell>
          <table:table-cell office:value-type="float" office:value="1096.29" calcext:value-type="float">
            <text:p>1096.29</text:p>
          </table:table-cell>
          <table:table-cell office:value-type="float" office:value="1064.08" calcext:value-type="float">
            <text:p>1064.08</text:p>
          </table:table-cell>
          <table:table-cell office:value-type="float" office:value="1441.13" calcext:value-type="float">
            <text:p>1441.13</text:p>
          </table:table-cell>
          <table:table-cell table:number-columns-repeated="2"/>
          <table:table-cell table:formula="of:=AVERAGE([.A300:.E300])" office:value-type="float" office:value="2434.4" calcext:value-type="float">
            <text:p>2434.4</text:p>
          </table:table-cell>
          <table:table-cell table:formula="of:=AVERAGE([.G300:.K300])" office:value-type="float" office:value="1227.444" calcext:value-type="float">
            <text:p>1227.44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188" calcext:value-type="float">
            <text:p>2188</text:p>
          </table:table-cell>
          <table:table-cell office:value-type="float" office:value="2024" calcext:value-type="float">
            <text:p>2024</text:p>
          </table:table-cell>
          <table:table-cell office:value-type="float" office:value="2154" calcext:value-type="float">
            <text:p>2154</text:p>
          </table:table-cell>
          <table:table-cell office:value-type="float" office:value="2370" calcext:value-type="float">
            <text:p>2370</text:p>
          </table:table-cell>
          <table:table-cell/>
          <table:table-cell office:value-type="float" office:value="1321.34" calcext:value-type="float">
            <text:p>1321.34</text:p>
          </table:table-cell>
          <table:table-cell office:value-type="float" office:value="1265.9" calcext:value-type="float">
            <text:p>1265.9</text:p>
          </table:table-cell>
          <table:table-cell office:value-type="float" office:value="1111.96" calcext:value-type="float">
            <text:p>1111.96</text:p>
          </table:table-cell>
          <table:table-cell office:value-type="float" office:value="1055.45" calcext:value-type="float">
            <text:p>1055.45</text:p>
          </table:table-cell>
          <table:table-cell office:value-type="float" office:value="1380.58" calcext:value-type="float">
            <text:p>1380.58</text:p>
          </table:table-cell>
          <table:table-cell table:number-columns-repeated="2"/>
          <table:table-cell table:formula="of:=AVERAGE([.A301:.E301])" office:value-type="float" office:value="2281.2" calcext:value-type="float">
            <text:p>2281.2</text:p>
          </table:table-cell>
          <table:table-cell table:formula="of:=AVERAGE([.G301:.K301])" office:value-type="float" office:value="1227.046" calcext:value-type="float">
            <text:p>1227.046</text:p>
          </table:table-cell>
        </table:table-row>
      </table:table>
      <table:table table:name="random_3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13"/>
          <table:table-cell table:formula="of:=AVERAGE([.A2:.E2])" office:value-type="string" office:string-value="" calcext:value-type="error">
            <text:p>#DIV/0!</text:p>
          </table:table-cell>
          <table:table-cell table:formula="of:=AVERAGE([.G2:.K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:.E3])" office:value-type="string" office:string-value="" calcext:value-type="error">
            <text:p>#DIV/0!</text:p>
          </table:table-cell>
          <table:table-cell table:formula="of:=AVERAGE([.G3:.K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:.E4])" office:value-type="string" office:string-value="" calcext:value-type="error">
            <text:p>#DIV/0!</text:p>
          </table:table-cell>
          <table:table-cell table:formula="of:=AVERAGE([.G4:.K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:.E5])" office:value-type="string" office:string-value="" calcext:value-type="error">
            <text:p>#DIV/0!</text:p>
          </table:table-cell>
          <table:table-cell table:formula="of:=AVERAGE([.G5:.K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:.E6])" office:value-type="string" office:string-value="" calcext:value-type="error">
            <text:p>#DIV/0!</text:p>
          </table:table-cell>
          <table:table-cell table:formula="of:=AVERAGE([.G6:.K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:.E7])" office:value-type="string" office:string-value="" calcext:value-type="error">
            <text:p>#DIV/0!</text:p>
          </table:table-cell>
          <table:table-cell table:formula="of:=AVERAGE([.G7:.K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:.E8])" office:value-type="string" office:string-value="" calcext:value-type="error">
            <text:p>#DIV/0!</text:p>
          </table:table-cell>
          <table:table-cell table:formula="of:=AVERAGE([.G8:.K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:.E9])" office:value-type="string" office:string-value="" calcext:value-type="error">
            <text:p>#DIV/0!</text:p>
          </table:table-cell>
          <table:table-cell table:formula="of:=AVERAGE([.G9:.K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:.E10])" office:value-type="string" office:string-value="" calcext:value-type="error">
            <text:p>#DIV/0!</text:p>
          </table:table-cell>
          <table:table-cell table:formula="of:=AVERAGE([.G10:.K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:.E11])" office:value-type="string" office:string-value="" calcext:value-type="error">
            <text:p>#DIV/0!</text:p>
          </table:table-cell>
          <table:table-cell table:formula="of:=AVERAGE([.G11:.K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:.E12])" office:value-type="string" office:string-value="" calcext:value-type="error">
            <text:p>#DIV/0!</text:p>
          </table:table-cell>
          <table:table-cell table:formula="of:=AVERAGE([.G12:.K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:.E13])" office:value-type="string" office:string-value="" calcext:value-type="error">
            <text:p>#DIV/0!</text:p>
          </table:table-cell>
          <table:table-cell table:formula="of:=AVERAGE([.G13:.K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:.E14])" office:value-type="string" office:string-value="" calcext:value-type="error">
            <text:p>#DIV/0!</text:p>
          </table:table-cell>
          <table:table-cell table:formula="of:=AVERAGE([.G14:.K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:.E15])" office:value-type="string" office:string-value="" calcext:value-type="error">
            <text:p>#DIV/0!</text:p>
          </table:table-cell>
          <table:table-cell table:formula="of:=AVERAGE([.G15:.K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:.E16])" office:value-type="string" office:string-value="" calcext:value-type="error">
            <text:p>#DIV/0!</text:p>
          </table:table-cell>
          <table:table-cell table:formula="of:=AVERAGE([.G16:.K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:.E17])" office:value-type="string" office:string-value="" calcext:value-type="error">
            <text:p>#DIV/0!</text:p>
          </table:table-cell>
          <table:table-cell table:formula="of:=AVERAGE([.G17:.K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:.E18])" office:value-type="string" office:string-value="" calcext:value-type="error">
            <text:p>#DIV/0!</text:p>
          </table:table-cell>
          <table:table-cell table:formula="of:=AVERAGE([.G18:.K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:.E19])" office:value-type="string" office:string-value="" calcext:value-type="error">
            <text:p>#DIV/0!</text:p>
          </table:table-cell>
          <table:table-cell table:formula="of:=AVERAGE([.G19:.K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:.E20])" office:value-type="string" office:string-value="" calcext:value-type="error">
            <text:p>#DIV/0!</text:p>
          </table:table-cell>
          <table:table-cell table:formula="of:=AVERAGE([.G20:.K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:.E21])" office:value-type="string" office:string-value="" calcext:value-type="error">
            <text:p>#DIV/0!</text:p>
          </table:table-cell>
          <table:table-cell table:formula="of:=AVERAGE([.G21:.K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:.E22])" office:value-type="string" office:string-value="" calcext:value-type="error">
            <text:p>#DIV/0!</text:p>
          </table:table-cell>
          <table:table-cell table:formula="of:=AVERAGE([.G22:.K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:.E23])" office:value-type="string" office:string-value="" calcext:value-type="error">
            <text:p>#DIV/0!</text:p>
          </table:table-cell>
          <table:table-cell table:formula="of:=AVERAGE([.G23:.K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:.E24])" office:value-type="string" office:string-value="" calcext:value-type="error">
            <text:p>#DIV/0!</text:p>
          </table:table-cell>
          <table:table-cell table:formula="of:=AVERAGE([.G24:.K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:.E25])" office:value-type="string" office:string-value="" calcext:value-type="error">
            <text:p>#DIV/0!</text:p>
          </table:table-cell>
          <table:table-cell table:formula="of:=AVERAGE([.G25:.K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:.E26])" office:value-type="string" office:string-value="" calcext:value-type="error">
            <text:p>#DIV/0!</text:p>
          </table:table-cell>
          <table:table-cell table:formula="of:=AVERAGE([.G26:.K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:.E27])" office:value-type="string" office:string-value="" calcext:value-type="error">
            <text:p>#DIV/0!</text:p>
          </table:table-cell>
          <table:table-cell table:formula="of:=AVERAGE([.G27:.K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:.E28])" office:value-type="string" office:string-value="" calcext:value-type="error">
            <text:p>#DIV/0!</text:p>
          </table:table-cell>
          <table:table-cell table:formula="of:=AVERAGE([.G28:.K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:.E29])" office:value-type="string" office:string-value="" calcext:value-type="error">
            <text:p>#DIV/0!</text:p>
          </table:table-cell>
          <table:table-cell table:formula="of:=AVERAGE([.G29:.K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:.E30])" office:value-type="string" office:string-value="" calcext:value-type="error">
            <text:p>#DIV/0!</text:p>
          </table:table-cell>
          <table:table-cell table:formula="of:=AVERAGE([.G30:.K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1:.E31])" office:value-type="string" office:string-value="" calcext:value-type="error">
            <text:p>#DIV/0!</text:p>
          </table:table-cell>
          <table:table-cell table:formula="of:=AVERAGE([.G31:.K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2:.E32])" office:value-type="string" office:string-value="" calcext:value-type="error">
            <text:p>#DIV/0!</text:p>
          </table:table-cell>
          <table:table-cell table:formula="of:=AVERAGE([.G32:.K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3:.E33])" office:value-type="string" office:string-value="" calcext:value-type="error">
            <text:p>#DIV/0!</text:p>
          </table:table-cell>
          <table:table-cell table:formula="of:=AVERAGE([.G33:.K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4:.E34])" office:value-type="string" office:string-value="" calcext:value-type="error">
            <text:p>#DIV/0!</text:p>
          </table:table-cell>
          <table:table-cell table:formula="of:=AVERAGE([.G34:.K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5:.E35])" office:value-type="string" office:string-value="" calcext:value-type="error">
            <text:p>#DIV/0!</text:p>
          </table:table-cell>
          <table:table-cell table:formula="of:=AVERAGE([.G35:.K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6:.E36])" office:value-type="string" office:string-value="" calcext:value-type="error">
            <text:p>#DIV/0!</text:p>
          </table:table-cell>
          <table:table-cell table:formula="of:=AVERAGE([.G36:.K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7:.E37])" office:value-type="string" office:string-value="" calcext:value-type="error">
            <text:p>#DIV/0!</text:p>
          </table:table-cell>
          <table:table-cell table:formula="of:=AVERAGE([.G37:.K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8:.E38])" office:value-type="string" office:string-value="" calcext:value-type="error">
            <text:p>#DIV/0!</text:p>
          </table:table-cell>
          <table:table-cell table:formula="of:=AVERAGE([.G38:.K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9:.E39])" office:value-type="string" office:string-value="" calcext:value-type="error">
            <text:p>#DIV/0!</text:p>
          </table:table-cell>
          <table:table-cell table:formula="of:=AVERAGE([.G39:.K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0:.E40])" office:value-type="string" office:string-value="" calcext:value-type="error">
            <text:p>#DIV/0!</text:p>
          </table:table-cell>
          <table:table-cell table:formula="of:=AVERAGE([.G40:.K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1:.E41])" office:value-type="string" office:string-value="" calcext:value-type="error">
            <text:p>#DIV/0!</text:p>
          </table:table-cell>
          <table:table-cell table:formula="of:=AVERAGE([.G41:.K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2:.E42])" office:value-type="string" office:string-value="" calcext:value-type="error">
            <text:p>#DIV/0!</text:p>
          </table:table-cell>
          <table:table-cell table:formula="of:=AVERAGE([.G42:.K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3:.E43])" office:value-type="string" office:string-value="" calcext:value-type="error">
            <text:p>#DIV/0!</text:p>
          </table:table-cell>
          <table:table-cell table:formula="of:=AVERAGE([.G43:.K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4:.E44])" office:value-type="string" office:string-value="" calcext:value-type="error">
            <text:p>#DIV/0!</text:p>
          </table:table-cell>
          <table:table-cell table:formula="of:=AVERAGE([.G44:.K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5:.E45])" office:value-type="string" office:string-value="" calcext:value-type="error">
            <text:p>#DIV/0!</text:p>
          </table:table-cell>
          <table:table-cell table:formula="of:=AVERAGE([.G45:.K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6:.E46])" office:value-type="string" office:string-value="" calcext:value-type="error">
            <text:p>#DIV/0!</text:p>
          </table:table-cell>
          <table:table-cell table:formula="of:=AVERAGE([.G46:.K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7:.E47])" office:value-type="string" office:string-value="" calcext:value-type="error">
            <text:p>#DIV/0!</text:p>
          </table:table-cell>
          <table:table-cell table:formula="of:=AVERAGE([.G47:.K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8:.E48])" office:value-type="string" office:string-value="" calcext:value-type="error">
            <text:p>#DIV/0!</text:p>
          </table:table-cell>
          <table:table-cell table:formula="of:=AVERAGE([.G48:.K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9:.E49])" office:value-type="string" office:string-value="" calcext:value-type="error">
            <text:p>#DIV/0!</text:p>
          </table:table-cell>
          <table:table-cell table:formula="of:=AVERAGE([.G49:.K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0:.E50])" office:value-type="string" office:string-value="" calcext:value-type="error">
            <text:p>#DIV/0!</text:p>
          </table:table-cell>
          <table:table-cell table:formula="of:=AVERAGE([.G50:.K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1:.E51])" office:value-type="string" office:string-value="" calcext:value-type="error">
            <text:p>#DIV/0!</text:p>
          </table:table-cell>
          <table:table-cell table:formula="of:=AVERAGE([.G51:.K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2:.E52])" office:value-type="string" office:string-value="" calcext:value-type="error">
            <text:p>#DIV/0!</text:p>
          </table:table-cell>
          <table:table-cell table:formula="of:=AVERAGE([.G52:.K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3:.E53])" office:value-type="string" office:string-value="" calcext:value-type="error">
            <text:p>#DIV/0!</text:p>
          </table:table-cell>
          <table:table-cell table:formula="of:=AVERAGE([.G53:.K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4:.E54])" office:value-type="string" office:string-value="" calcext:value-type="error">
            <text:p>#DIV/0!</text:p>
          </table:table-cell>
          <table:table-cell table:formula="of:=AVERAGE([.G54:.K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5:.E55])" office:value-type="string" office:string-value="" calcext:value-type="error">
            <text:p>#DIV/0!</text:p>
          </table:table-cell>
          <table:table-cell table:formula="of:=AVERAGE([.G55:.K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6:.E56])" office:value-type="string" office:string-value="" calcext:value-type="error">
            <text:p>#DIV/0!</text:p>
          </table:table-cell>
          <table:table-cell table:formula="of:=AVERAGE([.G56:.K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7:.E57])" office:value-type="string" office:string-value="" calcext:value-type="error">
            <text:p>#DIV/0!</text:p>
          </table:table-cell>
          <table:table-cell table:formula="of:=AVERAGE([.G57:.K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8:.E58])" office:value-type="string" office:string-value="" calcext:value-type="error">
            <text:p>#DIV/0!</text:p>
          </table:table-cell>
          <table:table-cell table:formula="of:=AVERAGE([.G58:.K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9:.E59])" office:value-type="string" office:string-value="" calcext:value-type="error">
            <text:p>#DIV/0!</text:p>
          </table:table-cell>
          <table:table-cell table:formula="of:=AVERAGE([.G59:.K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0:.E60])" office:value-type="string" office:string-value="" calcext:value-type="error">
            <text:p>#DIV/0!</text:p>
          </table:table-cell>
          <table:table-cell table:formula="of:=AVERAGE([.G60:.K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1:.E61])" office:value-type="string" office:string-value="" calcext:value-type="error">
            <text:p>#DIV/0!</text:p>
          </table:table-cell>
          <table:table-cell table:formula="of:=AVERAGE([.G61:.K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2:.E62])" office:value-type="string" office:string-value="" calcext:value-type="error">
            <text:p>#DIV/0!</text:p>
          </table:table-cell>
          <table:table-cell table:formula="of:=AVERAGE([.G62:.K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3:.E63])" office:value-type="string" office:string-value="" calcext:value-type="error">
            <text:p>#DIV/0!</text:p>
          </table:table-cell>
          <table:table-cell table:formula="of:=AVERAGE([.G63:.K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4:.E64])" office:value-type="string" office:string-value="" calcext:value-type="error">
            <text:p>#DIV/0!</text:p>
          </table:table-cell>
          <table:table-cell table:formula="of:=AVERAGE([.G64:.K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5:.E65])" office:value-type="string" office:string-value="" calcext:value-type="error">
            <text:p>#DIV/0!</text:p>
          </table:table-cell>
          <table:table-cell table:formula="of:=AVERAGE([.G65:.K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6:.E66])" office:value-type="string" office:string-value="" calcext:value-type="error">
            <text:p>#DIV/0!</text:p>
          </table:table-cell>
          <table:table-cell table:formula="of:=AVERAGE([.G66:.K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7:.E67])" office:value-type="string" office:string-value="" calcext:value-type="error">
            <text:p>#DIV/0!</text:p>
          </table:table-cell>
          <table:table-cell table:formula="of:=AVERAGE([.G67:.K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8:.E68])" office:value-type="string" office:string-value="" calcext:value-type="error">
            <text:p>#DIV/0!</text:p>
          </table:table-cell>
          <table:table-cell table:formula="of:=AVERAGE([.G68:.K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9:.E69])" office:value-type="string" office:string-value="" calcext:value-type="error">
            <text:p>#DIV/0!</text:p>
          </table:table-cell>
          <table:table-cell table:formula="of:=AVERAGE([.G69:.K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0:.E70])" office:value-type="string" office:string-value="" calcext:value-type="error">
            <text:p>#DIV/0!</text:p>
          </table:table-cell>
          <table:table-cell table:formula="of:=AVERAGE([.G70:.K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1:.E71])" office:value-type="string" office:string-value="" calcext:value-type="error">
            <text:p>#DIV/0!</text:p>
          </table:table-cell>
          <table:table-cell table:formula="of:=AVERAGE([.G71:.K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2:.E72])" office:value-type="string" office:string-value="" calcext:value-type="error">
            <text:p>#DIV/0!</text:p>
          </table:table-cell>
          <table:table-cell table:formula="of:=AVERAGE([.G72:.K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3:.E73])" office:value-type="string" office:string-value="" calcext:value-type="error">
            <text:p>#DIV/0!</text:p>
          </table:table-cell>
          <table:table-cell table:formula="of:=AVERAGE([.G73:.K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4:.E74])" office:value-type="string" office:string-value="" calcext:value-type="error">
            <text:p>#DIV/0!</text:p>
          </table:table-cell>
          <table:table-cell table:formula="of:=AVERAGE([.G74:.K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5:.E75])" office:value-type="string" office:string-value="" calcext:value-type="error">
            <text:p>#DIV/0!</text:p>
          </table:table-cell>
          <table:table-cell table:formula="of:=AVERAGE([.G75:.K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6:.E76])" office:value-type="string" office:string-value="" calcext:value-type="error">
            <text:p>#DIV/0!</text:p>
          </table:table-cell>
          <table:table-cell table:formula="of:=AVERAGE([.G76:.K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7:.E77])" office:value-type="string" office:string-value="" calcext:value-type="error">
            <text:p>#DIV/0!</text:p>
          </table:table-cell>
          <table:table-cell table:formula="of:=AVERAGE([.G77:.K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8:.E78])" office:value-type="string" office:string-value="" calcext:value-type="error">
            <text:p>#DIV/0!</text:p>
          </table:table-cell>
          <table:table-cell table:formula="of:=AVERAGE([.G78:.K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9:.E79])" office:value-type="string" office:string-value="" calcext:value-type="error">
            <text:p>#DIV/0!</text:p>
          </table:table-cell>
          <table:table-cell table:formula="of:=AVERAGE([.G79:.K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0:.E80])" office:value-type="string" office:string-value="" calcext:value-type="error">
            <text:p>#DIV/0!</text:p>
          </table:table-cell>
          <table:table-cell table:formula="of:=AVERAGE([.G80:.K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1:.E81])" office:value-type="string" office:string-value="" calcext:value-type="error">
            <text:p>#DIV/0!</text:p>
          </table:table-cell>
          <table:table-cell table:formula="of:=AVERAGE([.G81:.K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2:.E82])" office:value-type="string" office:string-value="" calcext:value-type="error">
            <text:p>#DIV/0!</text:p>
          </table:table-cell>
          <table:table-cell table:formula="of:=AVERAGE([.G82:.K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3:.E83])" office:value-type="string" office:string-value="" calcext:value-type="error">
            <text:p>#DIV/0!</text:p>
          </table:table-cell>
          <table:table-cell table:formula="of:=AVERAGE([.G83:.K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4:.E84])" office:value-type="string" office:string-value="" calcext:value-type="error">
            <text:p>#DIV/0!</text:p>
          </table:table-cell>
          <table:table-cell table:formula="of:=AVERAGE([.G84:.K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5:.E85])" office:value-type="string" office:string-value="" calcext:value-type="error">
            <text:p>#DIV/0!</text:p>
          </table:table-cell>
          <table:table-cell table:formula="of:=AVERAGE([.G85:.K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6:.E86])" office:value-type="string" office:string-value="" calcext:value-type="error">
            <text:p>#DIV/0!</text:p>
          </table:table-cell>
          <table:table-cell table:formula="of:=AVERAGE([.G86:.K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7:.E87])" office:value-type="string" office:string-value="" calcext:value-type="error">
            <text:p>#DIV/0!</text:p>
          </table:table-cell>
          <table:table-cell table:formula="of:=AVERAGE([.G87:.K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8:.E88])" office:value-type="string" office:string-value="" calcext:value-type="error">
            <text:p>#DIV/0!</text:p>
          </table:table-cell>
          <table:table-cell table:formula="of:=AVERAGE([.G88:.K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9:.E89])" office:value-type="string" office:string-value="" calcext:value-type="error">
            <text:p>#DIV/0!</text:p>
          </table:table-cell>
          <table:table-cell table:formula="of:=AVERAGE([.G89:.K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0:.E90])" office:value-type="string" office:string-value="" calcext:value-type="error">
            <text:p>#DIV/0!</text:p>
          </table:table-cell>
          <table:table-cell table:formula="of:=AVERAGE([.G90:.K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1:.E91])" office:value-type="string" office:string-value="" calcext:value-type="error">
            <text:p>#DIV/0!</text:p>
          </table:table-cell>
          <table:table-cell table:formula="of:=AVERAGE([.G91:.K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2:.E92])" office:value-type="string" office:string-value="" calcext:value-type="error">
            <text:p>#DIV/0!</text:p>
          </table:table-cell>
          <table:table-cell table:formula="of:=AVERAGE([.G92:.K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3:.E93])" office:value-type="string" office:string-value="" calcext:value-type="error">
            <text:p>#DIV/0!</text:p>
          </table:table-cell>
          <table:table-cell table:formula="of:=AVERAGE([.G93:.K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4:.E94])" office:value-type="string" office:string-value="" calcext:value-type="error">
            <text:p>#DIV/0!</text:p>
          </table:table-cell>
          <table:table-cell table:formula="of:=AVERAGE([.G94:.K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5:.E95])" office:value-type="string" office:string-value="" calcext:value-type="error">
            <text:p>#DIV/0!</text:p>
          </table:table-cell>
          <table:table-cell table:formula="of:=AVERAGE([.G95:.K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6:.E96])" office:value-type="string" office:string-value="" calcext:value-type="error">
            <text:p>#DIV/0!</text:p>
          </table:table-cell>
          <table:table-cell table:formula="of:=AVERAGE([.G96:.K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7:.E97])" office:value-type="string" office:string-value="" calcext:value-type="error">
            <text:p>#DIV/0!</text:p>
          </table:table-cell>
          <table:table-cell table:formula="of:=AVERAGE([.G97:.K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8:.E98])" office:value-type="string" office:string-value="" calcext:value-type="error">
            <text:p>#DIV/0!</text:p>
          </table:table-cell>
          <table:table-cell table:formula="of:=AVERAGE([.G98:.K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9:.E99])" office:value-type="string" office:string-value="" calcext:value-type="error">
            <text:p>#DIV/0!</text:p>
          </table:table-cell>
          <table:table-cell table:formula="of:=AVERAGE([.G99:.K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0:.E100])" office:value-type="string" office:string-value="" calcext:value-type="error">
            <text:p>#DIV/0!</text:p>
          </table:table-cell>
          <table:table-cell table:formula="of:=AVERAGE([.G100:.K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1:.E101])" office:value-type="string" office:string-value="" calcext:value-type="error">
            <text:p>#DIV/0!</text:p>
          </table:table-cell>
          <table:table-cell table:formula="of:=AVERAGE([.G101:.K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2:.E102])" office:value-type="string" office:string-value="" calcext:value-type="error">
            <text:p>#DIV/0!</text:p>
          </table:table-cell>
          <table:table-cell table:formula="of:=AVERAGE([.G102:.K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3:.E103])" office:value-type="string" office:string-value="" calcext:value-type="error">
            <text:p>#DIV/0!</text:p>
          </table:table-cell>
          <table:table-cell table:formula="of:=AVERAGE([.G103:.K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4:.E104])" office:value-type="string" office:string-value="" calcext:value-type="error">
            <text:p>#DIV/0!</text:p>
          </table:table-cell>
          <table:table-cell table:formula="of:=AVERAGE([.G104:.K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5:.E105])" office:value-type="string" office:string-value="" calcext:value-type="error">
            <text:p>#DIV/0!</text:p>
          </table:table-cell>
          <table:table-cell table:formula="of:=AVERAGE([.G105:.K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6:.E106])" office:value-type="string" office:string-value="" calcext:value-type="error">
            <text:p>#DIV/0!</text:p>
          </table:table-cell>
          <table:table-cell table:formula="of:=AVERAGE([.G106:.K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7:.E107])" office:value-type="string" office:string-value="" calcext:value-type="error">
            <text:p>#DIV/0!</text:p>
          </table:table-cell>
          <table:table-cell table:formula="of:=AVERAGE([.G107:.K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8:.E108])" office:value-type="string" office:string-value="" calcext:value-type="error">
            <text:p>#DIV/0!</text:p>
          </table:table-cell>
          <table:table-cell table:formula="of:=AVERAGE([.G108:.K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9:.E109])" office:value-type="string" office:string-value="" calcext:value-type="error">
            <text:p>#DIV/0!</text:p>
          </table:table-cell>
          <table:table-cell table:formula="of:=AVERAGE([.G109:.K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0:.E110])" office:value-type="string" office:string-value="" calcext:value-type="error">
            <text:p>#DIV/0!</text:p>
          </table:table-cell>
          <table:table-cell table:formula="of:=AVERAGE([.G110:.K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1:.E111])" office:value-type="string" office:string-value="" calcext:value-type="error">
            <text:p>#DIV/0!</text:p>
          </table:table-cell>
          <table:table-cell table:formula="of:=AVERAGE([.G111:.K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2:.E112])" office:value-type="string" office:string-value="" calcext:value-type="error">
            <text:p>#DIV/0!</text:p>
          </table:table-cell>
          <table:table-cell table:formula="of:=AVERAGE([.G112:.K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3:.E113])" office:value-type="string" office:string-value="" calcext:value-type="error">
            <text:p>#DIV/0!</text:p>
          </table:table-cell>
          <table:table-cell table:formula="of:=AVERAGE([.G113:.K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4:.E114])" office:value-type="string" office:string-value="" calcext:value-type="error">
            <text:p>#DIV/0!</text:p>
          </table:table-cell>
          <table:table-cell table:formula="of:=AVERAGE([.G114:.K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5:.E115])" office:value-type="string" office:string-value="" calcext:value-type="error">
            <text:p>#DIV/0!</text:p>
          </table:table-cell>
          <table:table-cell table:formula="of:=AVERAGE([.G115:.K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6:.E116])" office:value-type="string" office:string-value="" calcext:value-type="error">
            <text:p>#DIV/0!</text:p>
          </table:table-cell>
          <table:table-cell table:formula="of:=AVERAGE([.G116:.K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7:.E117])" office:value-type="string" office:string-value="" calcext:value-type="error">
            <text:p>#DIV/0!</text:p>
          </table:table-cell>
          <table:table-cell table:formula="of:=AVERAGE([.G117:.K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8:.E118])" office:value-type="string" office:string-value="" calcext:value-type="error">
            <text:p>#DIV/0!</text:p>
          </table:table-cell>
          <table:table-cell table:formula="of:=AVERAGE([.G118:.K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9:.E119])" office:value-type="string" office:string-value="" calcext:value-type="error">
            <text:p>#DIV/0!</text:p>
          </table:table-cell>
          <table:table-cell table:formula="of:=AVERAGE([.G119:.K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0:.E120])" office:value-type="string" office:string-value="" calcext:value-type="error">
            <text:p>#DIV/0!</text:p>
          </table:table-cell>
          <table:table-cell table:formula="of:=AVERAGE([.G120:.K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1:.E121])" office:value-type="string" office:string-value="" calcext:value-type="error">
            <text:p>#DIV/0!</text:p>
          </table:table-cell>
          <table:table-cell table:formula="of:=AVERAGE([.G121:.K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2:.E122])" office:value-type="string" office:string-value="" calcext:value-type="error">
            <text:p>#DIV/0!</text:p>
          </table:table-cell>
          <table:table-cell table:formula="of:=AVERAGE([.G122:.K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3:.E123])" office:value-type="string" office:string-value="" calcext:value-type="error">
            <text:p>#DIV/0!</text:p>
          </table:table-cell>
          <table:table-cell table:formula="of:=AVERAGE([.G123:.K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4:.E124])" office:value-type="string" office:string-value="" calcext:value-type="error">
            <text:p>#DIV/0!</text:p>
          </table:table-cell>
          <table:table-cell table:formula="of:=AVERAGE([.G124:.K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5:.E125])" office:value-type="string" office:string-value="" calcext:value-type="error">
            <text:p>#DIV/0!</text:p>
          </table:table-cell>
          <table:table-cell table:formula="of:=AVERAGE([.G125:.K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6:.E126])" office:value-type="string" office:string-value="" calcext:value-type="error">
            <text:p>#DIV/0!</text:p>
          </table:table-cell>
          <table:table-cell table:formula="of:=AVERAGE([.G126:.K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7:.E127])" office:value-type="string" office:string-value="" calcext:value-type="error">
            <text:p>#DIV/0!</text:p>
          </table:table-cell>
          <table:table-cell table:formula="of:=AVERAGE([.G127:.K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8:.E128])" office:value-type="string" office:string-value="" calcext:value-type="error">
            <text:p>#DIV/0!</text:p>
          </table:table-cell>
          <table:table-cell table:formula="of:=AVERAGE([.G128:.K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9:.E129])" office:value-type="string" office:string-value="" calcext:value-type="error">
            <text:p>#DIV/0!</text:p>
          </table:table-cell>
          <table:table-cell table:formula="of:=AVERAGE([.G129:.K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0:.E130])" office:value-type="string" office:string-value="" calcext:value-type="error">
            <text:p>#DIV/0!</text:p>
          </table:table-cell>
          <table:table-cell table:formula="of:=AVERAGE([.G130:.K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1:.E131])" office:value-type="string" office:string-value="" calcext:value-type="error">
            <text:p>#DIV/0!</text:p>
          </table:table-cell>
          <table:table-cell table:formula="of:=AVERAGE([.G131:.K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2:.E132])" office:value-type="string" office:string-value="" calcext:value-type="error">
            <text:p>#DIV/0!</text:p>
          </table:table-cell>
          <table:table-cell table:formula="of:=AVERAGE([.G132:.K1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3:.E133])" office:value-type="string" office:string-value="" calcext:value-type="error">
            <text:p>#DIV/0!</text:p>
          </table:table-cell>
          <table:table-cell table:formula="of:=AVERAGE([.G133:.K1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4:.E134])" office:value-type="string" office:string-value="" calcext:value-type="error">
            <text:p>#DIV/0!</text:p>
          </table:table-cell>
          <table:table-cell table:formula="of:=AVERAGE([.G134:.K1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5:.E135])" office:value-type="string" office:string-value="" calcext:value-type="error">
            <text:p>#DIV/0!</text:p>
          </table:table-cell>
          <table:table-cell table:formula="of:=AVERAGE([.G135:.K1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6:.E136])" office:value-type="string" office:string-value="" calcext:value-type="error">
            <text:p>#DIV/0!</text:p>
          </table:table-cell>
          <table:table-cell table:formula="of:=AVERAGE([.G136:.K1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7:.E137])" office:value-type="string" office:string-value="" calcext:value-type="error">
            <text:p>#DIV/0!</text:p>
          </table:table-cell>
          <table:table-cell table:formula="of:=AVERAGE([.G137:.K1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8:.E138])" office:value-type="string" office:string-value="" calcext:value-type="error">
            <text:p>#DIV/0!</text:p>
          </table:table-cell>
          <table:table-cell table:formula="of:=AVERAGE([.G138:.K1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9:.E139])" office:value-type="string" office:string-value="" calcext:value-type="error">
            <text:p>#DIV/0!</text:p>
          </table:table-cell>
          <table:table-cell table:formula="of:=AVERAGE([.G139:.K1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0:.E140])" office:value-type="string" office:string-value="" calcext:value-type="error">
            <text:p>#DIV/0!</text:p>
          </table:table-cell>
          <table:table-cell table:formula="of:=AVERAGE([.G140:.K1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1:.E141])" office:value-type="string" office:string-value="" calcext:value-type="error">
            <text:p>#DIV/0!</text:p>
          </table:table-cell>
          <table:table-cell table:formula="of:=AVERAGE([.G141:.K1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2:.E142])" office:value-type="string" office:string-value="" calcext:value-type="error">
            <text:p>#DIV/0!</text:p>
          </table:table-cell>
          <table:table-cell table:formula="of:=AVERAGE([.G142:.K1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3:.E143])" office:value-type="string" office:string-value="" calcext:value-type="error">
            <text:p>#DIV/0!</text:p>
          </table:table-cell>
          <table:table-cell table:formula="of:=AVERAGE([.G143:.K1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4:.E144])" office:value-type="string" office:string-value="" calcext:value-type="error">
            <text:p>#DIV/0!</text:p>
          </table:table-cell>
          <table:table-cell table:formula="of:=AVERAGE([.G144:.K1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5:.E145])" office:value-type="string" office:string-value="" calcext:value-type="error">
            <text:p>#DIV/0!</text:p>
          </table:table-cell>
          <table:table-cell table:formula="of:=AVERAGE([.G145:.K1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6:.E146])" office:value-type="string" office:string-value="" calcext:value-type="error">
            <text:p>#DIV/0!</text:p>
          </table:table-cell>
          <table:table-cell table:formula="of:=AVERAGE([.G146:.K1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7:.E147])" office:value-type="string" office:string-value="" calcext:value-type="error">
            <text:p>#DIV/0!</text:p>
          </table:table-cell>
          <table:table-cell table:formula="of:=AVERAGE([.G147:.K1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8:.E148])" office:value-type="string" office:string-value="" calcext:value-type="error">
            <text:p>#DIV/0!</text:p>
          </table:table-cell>
          <table:table-cell table:formula="of:=AVERAGE([.G148:.K1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9:.E149])" office:value-type="string" office:string-value="" calcext:value-type="error">
            <text:p>#DIV/0!</text:p>
          </table:table-cell>
          <table:table-cell table:formula="of:=AVERAGE([.G149:.K1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0:.E150])" office:value-type="string" office:string-value="" calcext:value-type="error">
            <text:p>#DIV/0!</text:p>
          </table:table-cell>
          <table:table-cell table:formula="of:=AVERAGE([.G150:.K1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1:.E151])" office:value-type="string" office:string-value="" calcext:value-type="error">
            <text:p>#DIV/0!</text:p>
          </table:table-cell>
          <table:table-cell table:formula="of:=AVERAGE([.G151:.K1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2:.E152])" office:value-type="string" office:string-value="" calcext:value-type="error">
            <text:p>#DIV/0!</text:p>
          </table:table-cell>
          <table:table-cell table:formula="of:=AVERAGE([.G152:.K1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3:.E153])" office:value-type="string" office:string-value="" calcext:value-type="error">
            <text:p>#DIV/0!</text:p>
          </table:table-cell>
          <table:table-cell table:formula="of:=AVERAGE([.G153:.K1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4:.E154])" office:value-type="string" office:string-value="" calcext:value-type="error">
            <text:p>#DIV/0!</text:p>
          </table:table-cell>
          <table:table-cell table:formula="of:=AVERAGE([.G154:.K1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5:.E155])" office:value-type="string" office:string-value="" calcext:value-type="error">
            <text:p>#DIV/0!</text:p>
          </table:table-cell>
          <table:table-cell table:formula="of:=AVERAGE([.G155:.K1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6:.E156])" office:value-type="string" office:string-value="" calcext:value-type="error">
            <text:p>#DIV/0!</text:p>
          </table:table-cell>
          <table:table-cell table:formula="of:=AVERAGE([.G156:.K1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7:.E157])" office:value-type="string" office:string-value="" calcext:value-type="error">
            <text:p>#DIV/0!</text:p>
          </table:table-cell>
          <table:table-cell table:formula="of:=AVERAGE([.G157:.K1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8:.E158])" office:value-type="string" office:string-value="" calcext:value-type="error">
            <text:p>#DIV/0!</text:p>
          </table:table-cell>
          <table:table-cell table:formula="of:=AVERAGE([.G158:.K1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9:.E159])" office:value-type="string" office:string-value="" calcext:value-type="error">
            <text:p>#DIV/0!</text:p>
          </table:table-cell>
          <table:table-cell table:formula="of:=AVERAGE([.G159:.K1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0:.E160])" office:value-type="string" office:string-value="" calcext:value-type="error">
            <text:p>#DIV/0!</text:p>
          </table:table-cell>
          <table:table-cell table:formula="of:=AVERAGE([.G160:.K1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1:.E161])" office:value-type="string" office:string-value="" calcext:value-type="error">
            <text:p>#DIV/0!</text:p>
          </table:table-cell>
          <table:table-cell table:formula="of:=AVERAGE([.G161:.K1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2:.E162])" office:value-type="string" office:string-value="" calcext:value-type="error">
            <text:p>#DIV/0!</text:p>
          </table:table-cell>
          <table:table-cell table:formula="of:=AVERAGE([.G162:.K1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3:.E163])" office:value-type="string" office:string-value="" calcext:value-type="error">
            <text:p>#DIV/0!</text:p>
          </table:table-cell>
          <table:table-cell table:formula="of:=AVERAGE([.G163:.K1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4:.E164])" office:value-type="string" office:string-value="" calcext:value-type="error">
            <text:p>#DIV/0!</text:p>
          </table:table-cell>
          <table:table-cell table:formula="of:=AVERAGE([.G164:.K1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5:.E165])" office:value-type="string" office:string-value="" calcext:value-type="error">
            <text:p>#DIV/0!</text:p>
          </table:table-cell>
          <table:table-cell table:formula="of:=AVERAGE([.G165:.K1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6:.E166])" office:value-type="string" office:string-value="" calcext:value-type="error">
            <text:p>#DIV/0!</text:p>
          </table:table-cell>
          <table:table-cell table:formula="of:=AVERAGE([.G166:.K1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7:.E167])" office:value-type="string" office:string-value="" calcext:value-type="error">
            <text:p>#DIV/0!</text:p>
          </table:table-cell>
          <table:table-cell table:formula="of:=AVERAGE([.G167:.K1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8:.E168])" office:value-type="string" office:string-value="" calcext:value-type="error">
            <text:p>#DIV/0!</text:p>
          </table:table-cell>
          <table:table-cell table:formula="of:=AVERAGE([.G168:.K1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9:.E169])" office:value-type="string" office:string-value="" calcext:value-type="error">
            <text:p>#DIV/0!</text:p>
          </table:table-cell>
          <table:table-cell table:formula="of:=AVERAGE([.G169:.K1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0:.E170])" office:value-type="string" office:string-value="" calcext:value-type="error">
            <text:p>#DIV/0!</text:p>
          </table:table-cell>
          <table:table-cell table:formula="of:=AVERAGE([.G170:.K1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1:.E171])" office:value-type="string" office:string-value="" calcext:value-type="error">
            <text:p>#DIV/0!</text:p>
          </table:table-cell>
          <table:table-cell table:formula="of:=AVERAGE([.G171:.K1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2:.E172])" office:value-type="string" office:string-value="" calcext:value-type="error">
            <text:p>#DIV/0!</text:p>
          </table:table-cell>
          <table:table-cell table:formula="of:=AVERAGE([.G172:.K1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3:.E173])" office:value-type="string" office:string-value="" calcext:value-type="error">
            <text:p>#DIV/0!</text:p>
          </table:table-cell>
          <table:table-cell table:formula="of:=AVERAGE([.G173:.K1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4:.E174])" office:value-type="string" office:string-value="" calcext:value-type="error">
            <text:p>#DIV/0!</text:p>
          </table:table-cell>
          <table:table-cell table:formula="of:=AVERAGE([.G174:.K1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5:.E175])" office:value-type="string" office:string-value="" calcext:value-type="error">
            <text:p>#DIV/0!</text:p>
          </table:table-cell>
          <table:table-cell table:formula="of:=AVERAGE([.G175:.K1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6:.E176])" office:value-type="string" office:string-value="" calcext:value-type="error">
            <text:p>#DIV/0!</text:p>
          </table:table-cell>
          <table:table-cell table:formula="of:=AVERAGE([.G176:.K1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7:.E177])" office:value-type="string" office:string-value="" calcext:value-type="error">
            <text:p>#DIV/0!</text:p>
          </table:table-cell>
          <table:table-cell table:formula="of:=AVERAGE([.G177:.K1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8:.E178])" office:value-type="string" office:string-value="" calcext:value-type="error">
            <text:p>#DIV/0!</text:p>
          </table:table-cell>
          <table:table-cell table:formula="of:=AVERAGE([.G178:.K1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9:.E179])" office:value-type="string" office:string-value="" calcext:value-type="error">
            <text:p>#DIV/0!</text:p>
          </table:table-cell>
          <table:table-cell table:formula="of:=AVERAGE([.G179:.K1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0:.E180])" office:value-type="string" office:string-value="" calcext:value-type="error">
            <text:p>#DIV/0!</text:p>
          </table:table-cell>
          <table:table-cell table:formula="of:=AVERAGE([.G180:.K1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1:.E181])" office:value-type="string" office:string-value="" calcext:value-type="error">
            <text:p>#DIV/0!</text:p>
          </table:table-cell>
          <table:table-cell table:formula="of:=AVERAGE([.G181:.K1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2:.E182])" office:value-type="string" office:string-value="" calcext:value-type="error">
            <text:p>#DIV/0!</text:p>
          </table:table-cell>
          <table:table-cell table:formula="of:=AVERAGE([.G182:.K1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3:.E183])" office:value-type="string" office:string-value="" calcext:value-type="error">
            <text:p>#DIV/0!</text:p>
          </table:table-cell>
          <table:table-cell table:formula="of:=AVERAGE([.G183:.K1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4:.E184])" office:value-type="string" office:string-value="" calcext:value-type="error">
            <text:p>#DIV/0!</text:p>
          </table:table-cell>
          <table:table-cell table:formula="of:=AVERAGE([.G184:.K1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5:.E185])" office:value-type="string" office:string-value="" calcext:value-type="error">
            <text:p>#DIV/0!</text:p>
          </table:table-cell>
          <table:table-cell table:formula="of:=AVERAGE([.G185:.K1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6:.E186])" office:value-type="string" office:string-value="" calcext:value-type="error">
            <text:p>#DIV/0!</text:p>
          </table:table-cell>
          <table:table-cell table:formula="of:=AVERAGE([.G186:.K1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7:.E187])" office:value-type="string" office:string-value="" calcext:value-type="error">
            <text:p>#DIV/0!</text:p>
          </table:table-cell>
          <table:table-cell table:formula="of:=AVERAGE([.G187:.K1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8:.E188])" office:value-type="string" office:string-value="" calcext:value-type="error">
            <text:p>#DIV/0!</text:p>
          </table:table-cell>
          <table:table-cell table:formula="of:=AVERAGE([.G188:.K1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9:.E189])" office:value-type="string" office:string-value="" calcext:value-type="error">
            <text:p>#DIV/0!</text:p>
          </table:table-cell>
          <table:table-cell table:formula="of:=AVERAGE([.G189:.K1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0:.E190])" office:value-type="string" office:string-value="" calcext:value-type="error">
            <text:p>#DIV/0!</text:p>
          </table:table-cell>
          <table:table-cell table:formula="of:=AVERAGE([.G190:.K1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1:.E191])" office:value-type="string" office:string-value="" calcext:value-type="error">
            <text:p>#DIV/0!</text:p>
          </table:table-cell>
          <table:table-cell table:formula="of:=AVERAGE([.G191:.K1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2:.E192])" office:value-type="string" office:string-value="" calcext:value-type="error">
            <text:p>#DIV/0!</text:p>
          </table:table-cell>
          <table:table-cell table:formula="of:=AVERAGE([.G192:.K1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3:.E193])" office:value-type="string" office:string-value="" calcext:value-type="error">
            <text:p>#DIV/0!</text:p>
          </table:table-cell>
          <table:table-cell table:formula="of:=AVERAGE([.G193:.K1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4:.E194])" office:value-type="string" office:string-value="" calcext:value-type="error">
            <text:p>#DIV/0!</text:p>
          </table:table-cell>
          <table:table-cell table:formula="of:=AVERAGE([.G194:.K1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5:.E195])" office:value-type="string" office:string-value="" calcext:value-type="error">
            <text:p>#DIV/0!</text:p>
          </table:table-cell>
          <table:table-cell table:formula="of:=AVERAGE([.G195:.K1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6:.E196])" office:value-type="string" office:string-value="" calcext:value-type="error">
            <text:p>#DIV/0!</text:p>
          </table:table-cell>
          <table:table-cell table:formula="of:=AVERAGE([.G196:.K1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7:.E197])" office:value-type="string" office:string-value="" calcext:value-type="error">
            <text:p>#DIV/0!</text:p>
          </table:table-cell>
          <table:table-cell table:formula="of:=AVERAGE([.G197:.K1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8:.E198])" office:value-type="string" office:string-value="" calcext:value-type="error">
            <text:p>#DIV/0!</text:p>
          </table:table-cell>
          <table:table-cell table:formula="of:=AVERAGE([.G198:.K1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9:.E199])" office:value-type="string" office:string-value="" calcext:value-type="error">
            <text:p>#DIV/0!</text:p>
          </table:table-cell>
          <table:table-cell table:formula="of:=AVERAGE([.G199:.K1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0:.E200])" office:value-type="string" office:string-value="" calcext:value-type="error">
            <text:p>#DIV/0!</text:p>
          </table:table-cell>
          <table:table-cell table:formula="of:=AVERAGE([.G200:.K2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1:.E201])" office:value-type="string" office:string-value="" calcext:value-type="error">
            <text:p>#DIV/0!</text:p>
          </table:table-cell>
          <table:table-cell table:formula="of:=AVERAGE([.G201:.K2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2:.E202])" office:value-type="string" office:string-value="" calcext:value-type="error">
            <text:p>#DIV/0!</text:p>
          </table:table-cell>
          <table:table-cell table:formula="of:=AVERAGE([.G202:.K2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3:.E203])" office:value-type="string" office:string-value="" calcext:value-type="error">
            <text:p>#DIV/0!</text:p>
          </table:table-cell>
          <table:table-cell table:formula="of:=AVERAGE([.G203:.K2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4:.E204])" office:value-type="string" office:string-value="" calcext:value-type="error">
            <text:p>#DIV/0!</text:p>
          </table:table-cell>
          <table:table-cell table:formula="of:=AVERAGE([.G204:.K2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5:.E205])" office:value-type="string" office:string-value="" calcext:value-type="error">
            <text:p>#DIV/0!</text:p>
          </table:table-cell>
          <table:table-cell table:formula="of:=AVERAGE([.G205:.K2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6:.E206])" office:value-type="string" office:string-value="" calcext:value-type="error">
            <text:p>#DIV/0!</text:p>
          </table:table-cell>
          <table:table-cell table:formula="of:=AVERAGE([.G206:.K2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7:.E207])" office:value-type="string" office:string-value="" calcext:value-type="error">
            <text:p>#DIV/0!</text:p>
          </table:table-cell>
          <table:table-cell table:formula="of:=AVERAGE([.G207:.K2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8:.E208])" office:value-type="string" office:string-value="" calcext:value-type="error">
            <text:p>#DIV/0!</text:p>
          </table:table-cell>
          <table:table-cell table:formula="of:=AVERAGE([.G208:.K2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9:.E209])" office:value-type="string" office:string-value="" calcext:value-type="error">
            <text:p>#DIV/0!</text:p>
          </table:table-cell>
          <table:table-cell table:formula="of:=AVERAGE([.G209:.K2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0:.E210])" office:value-type="string" office:string-value="" calcext:value-type="error">
            <text:p>#DIV/0!</text:p>
          </table:table-cell>
          <table:table-cell table:formula="of:=AVERAGE([.G210:.K2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1:.E211])" office:value-type="string" office:string-value="" calcext:value-type="error">
            <text:p>#DIV/0!</text:p>
          </table:table-cell>
          <table:table-cell table:formula="of:=AVERAGE([.G211:.K2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2:.E212])" office:value-type="string" office:string-value="" calcext:value-type="error">
            <text:p>#DIV/0!</text:p>
          </table:table-cell>
          <table:table-cell table:formula="of:=AVERAGE([.G212:.K2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3:.E213])" office:value-type="string" office:string-value="" calcext:value-type="error">
            <text:p>#DIV/0!</text:p>
          </table:table-cell>
          <table:table-cell table:formula="of:=AVERAGE([.G213:.K2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4:.E214])" office:value-type="string" office:string-value="" calcext:value-type="error">
            <text:p>#DIV/0!</text:p>
          </table:table-cell>
          <table:table-cell table:formula="of:=AVERAGE([.G214:.K2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5:.E215])" office:value-type="string" office:string-value="" calcext:value-type="error">
            <text:p>#DIV/0!</text:p>
          </table:table-cell>
          <table:table-cell table:formula="of:=AVERAGE([.G215:.K2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6:.E216])" office:value-type="string" office:string-value="" calcext:value-type="error">
            <text:p>#DIV/0!</text:p>
          </table:table-cell>
          <table:table-cell table:formula="of:=AVERAGE([.G216:.K2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7:.E217])" office:value-type="string" office:string-value="" calcext:value-type="error">
            <text:p>#DIV/0!</text:p>
          </table:table-cell>
          <table:table-cell table:formula="of:=AVERAGE([.G217:.K2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8:.E218])" office:value-type="string" office:string-value="" calcext:value-type="error">
            <text:p>#DIV/0!</text:p>
          </table:table-cell>
          <table:table-cell table:formula="of:=AVERAGE([.G218:.K2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9:.E219])" office:value-type="string" office:string-value="" calcext:value-type="error">
            <text:p>#DIV/0!</text:p>
          </table:table-cell>
          <table:table-cell table:formula="of:=AVERAGE([.G219:.K2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0:.E220])" office:value-type="string" office:string-value="" calcext:value-type="error">
            <text:p>#DIV/0!</text:p>
          </table:table-cell>
          <table:table-cell table:formula="of:=AVERAGE([.G220:.K2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1:.E221])" office:value-type="string" office:string-value="" calcext:value-type="error">
            <text:p>#DIV/0!</text:p>
          </table:table-cell>
          <table:table-cell table:formula="of:=AVERAGE([.G221:.K2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2:.E222])" office:value-type="string" office:string-value="" calcext:value-type="error">
            <text:p>#DIV/0!</text:p>
          </table:table-cell>
          <table:table-cell table:formula="of:=AVERAGE([.G222:.K2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3:.E223])" office:value-type="string" office:string-value="" calcext:value-type="error">
            <text:p>#DIV/0!</text:p>
          </table:table-cell>
          <table:table-cell table:formula="of:=AVERAGE([.G223:.K2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4:.E224])" office:value-type="string" office:string-value="" calcext:value-type="error">
            <text:p>#DIV/0!</text:p>
          </table:table-cell>
          <table:table-cell table:formula="of:=AVERAGE([.G224:.K2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5:.E225])" office:value-type="string" office:string-value="" calcext:value-type="error">
            <text:p>#DIV/0!</text:p>
          </table:table-cell>
          <table:table-cell table:formula="of:=AVERAGE([.G225:.K2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6:.E226])" office:value-type="string" office:string-value="" calcext:value-type="error">
            <text:p>#DIV/0!</text:p>
          </table:table-cell>
          <table:table-cell table:formula="of:=AVERAGE([.G226:.K2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7:.E227])" office:value-type="string" office:string-value="" calcext:value-type="error">
            <text:p>#DIV/0!</text:p>
          </table:table-cell>
          <table:table-cell table:formula="of:=AVERAGE([.G227:.K2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8:.E228])" office:value-type="string" office:string-value="" calcext:value-type="error">
            <text:p>#DIV/0!</text:p>
          </table:table-cell>
          <table:table-cell table:formula="of:=AVERAGE([.G228:.K2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9:.E229])" office:value-type="string" office:string-value="" calcext:value-type="error">
            <text:p>#DIV/0!</text:p>
          </table:table-cell>
          <table:table-cell table:formula="of:=AVERAGE([.G229:.K2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0:.E230])" office:value-type="string" office:string-value="" calcext:value-type="error">
            <text:p>#DIV/0!</text:p>
          </table:table-cell>
          <table:table-cell table:formula="of:=AVERAGE([.G230:.K2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1:.E231])" office:value-type="string" office:string-value="" calcext:value-type="error">
            <text:p>#DIV/0!</text:p>
          </table:table-cell>
          <table:table-cell table:formula="of:=AVERAGE([.G231:.K2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2:.E232])" office:value-type="string" office:string-value="" calcext:value-type="error">
            <text:p>#DIV/0!</text:p>
          </table:table-cell>
          <table:table-cell table:formula="of:=AVERAGE([.G232:.K2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3:.E233])" office:value-type="string" office:string-value="" calcext:value-type="error">
            <text:p>#DIV/0!</text:p>
          </table:table-cell>
          <table:table-cell table:formula="of:=AVERAGE([.G233:.K2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4:.E234])" office:value-type="string" office:string-value="" calcext:value-type="error">
            <text:p>#DIV/0!</text:p>
          </table:table-cell>
          <table:table-cell table:formula="of:=AVERAGE([.G234:.K2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5:.E235])" office:value-type="string" office:string-value="" calcext:value-type="error">
            <text:p>#DIV/0!</text:p>
          </table:table-cell>
          <table:table-cell table:formula="of:=AVERAGE([.G235:.K2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6:.E236])" office:value-type="string" office:string-value="" calcext:value-type="error">
            <text:p>#DIV/0!</text:p>
          </table:table-cell>
          <table:table-cell table:formula="of:=AVERAGE([.G236:.K2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7:.E237])" office:value-type="string" office:string-value="" calcext:value-type="error">
            <text:p>#DIV/0!</text:p>
          </table:table-cell>
          <table:table-cell table:formula="of:=AVERAGE([.G237:.K2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8:.E238])" office:value-type="string" office:string-value="" calcext:value-type="error">
            <text:p>#DIV/0!</text:p>
          </table:table-cell>
          <table:table-cell table:formula="of:=AVERAGE([.G238:.K2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9:.E239])" office:value-type="string" office:string-value="" calcext:value-type="error">
            <text:p>#DIV/0!</text:p>
          </table:table-cell>
          <table:table-cell table:formula="of:=AVERAGE([.G239:.K2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0:.E240])" office:value-type="string" office:string-value="" calcext:value-type="error">
            <text:p>#DIV/0!</text:p>
          </table:table-cell>
          <table:table-cell table:formula="of:=AVERAGE([.G240:.K2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1:.E241])" office:value-type="string" office:string-value="" calcext:value-type="error">
            <text:p>#DIV/0!</text:p>
          </table:table-cell>
          <table:table-cell table:formula="of:=AVERAGE([.G241:.K2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2:.E242])" office:value-type="string" office:string-value="" calcext:value-type="error">
            <text:p>#DIV/0!</text:p>
          </table:table-cell>
          <table:table-cell table:formula="of:=AVERAGE([.G242:.K2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3:.E243])" office:value-type="string" office:string-value="" calcext:value-type="error">
            <text:p>#DIV/0!</text:p>
          </table:table-cell>
          <table:table-cell table:formula="of:=AVERAGE([.G243:.K2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4:.E244])" office:value-type="string" office:string-value="" calcext:value-type="error">
            <text:p>#DIV/0!</text:p>
          </table:table-cell>
          <table:table-cell table:formula="of:=AVERAGE([.G244:.K2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5:.E245])" office:value-type="string" office:string-value="" calcext:value-type="error">
            <text:p>#DIV/0!</text:p>
          </table:table-cell>
          <table:table-cell table:formula="of:=AVERAGE([.G245:.K2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6:.E246])" office:value-type="string" office:string-value="" calcext:value-type="error">
            <text:p>#DIV/0!</text:p>
          </table:table-cell>
          <table:table-cell table:formula="of:=AVERAGE([.G246:.K2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7:.E247])" office:value-type="string" office:string-value="" calcext:value-type="error">
            <text:p>#DIV/0!</text:p>
          </table:table-cell>
          <table:table-cell table:formula="of:=AVERAGE([.G247:.K2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8:.E248])" office:value-type="string" office:string-value="" calcext:value-type="error">
            <text:p>#DIV/0!</text:p>
          </table:table-cell>
          <table:table-cell table:formula="of:=AVERAGE([.G248:.K2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9:.E249])" office:value-type="string" office:string-value="" calcext:value-type="error">
            <text:p>#DIV/0!</text:p>
          </table:table-cell>
          <table:table-cell table:formula="of:=AVERAGE([.G249:.K2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0:.E250])" office:value-type="string" office:string-value="" calcext:value-type="error">
            <text:p>#DIV/0!</text:p>
          </table:table-cell>
          <table:table-cell table:formula="of:=AVERAGE([.G250:.K2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1:.E251])" office:value-type="string" office:string-value="" calcext:value-type="error">
            <text:p>#DIV/0!</text:p>
          </table:table-cell>
          <table:table-cell table:formula="of:=AVERAGE([.G251:.K2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2:.E252])" office:value-type="string" office:string-value="" calcext:value-type="error">
            <text:p>#DIV/0!</text:p>
          </table:table-cell>
          <table:table-cell table:formula="of:=AVERAGE([.G252:.K2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3:.E253])" office:value-type="string" office:string-value="" calcext:value-type="error">
            <text:p>#DIV/0!</text:p>
          </table:table-cell>
          <table:table-cell table:formula="of:=AVERAGE([.G253:.K2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4:.E254])" office:value-type="string" office:string-value="" calcext:value-type="error">
            <text:p>#DIV/0!</text:p>
          </table:table-cell>
          <table:table-cell table:formula="of:=AVERAGE([.G254:.K2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5:.E255])" office:value-type="string" office:string-value="" calcext:value-type="error">
            <text:p>#DIV/0!</text:p>
          </table:table-cell>
          <table:table-cell table:formula="of:=AVERAGE([.G255:.K2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6:.E256])" office:value-type="string" office:string-value="" calcext:value-type="error">
            <text:p>#DIV/0!</text:p>
          </table:table-cell>
          <table:table-cell table:formula="of:=AVERAGE([.G256:.K2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7:.E257])" office:value-type="string" office:string-value="" calcext:value-type="error">
            <text:p>#DIV/0!</text:p>
          </table:table-cell>
          <table:table-cell table:formula="of:=AVERAGE([.G257:.K2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8:.E258])" office:value-type="string" office:string-value="" calcext:value-type="error">
            <text:p>#DIV/0!</text:p>
          </table:table-cell>
          <table:table-cell table:formula="of:=AVERAGE([.G258:.K2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9:.E259])" office:value-type="string" office:string-value="" calcext:value-type="error">
            <text:p>#DIV/0!</text:p>
          </table:table-cell>
          <table:table-cell table:formula="of:=AVERAGE([.G259:.K2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0:.E260])" office:value-type="string" office:string-value="" calcext:value-type="error">
            <text:p>#DIV/0!</text:p>
          </table:table-cell>
          <table:table-cell table:formula="of:=AVERAGE([.G260:.K2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1:.E261])" office:value-type="string" office:string-value="" calcext:value-type="error">
            <text:p>#DIV/0!</text:p>
          </table:table-cell>
          <table:table-cell table:formula="of:=AVERAGE([.G261:.K2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2:.E262])" office:value-type="string" office:string-value="" calcext:value-type="error">
            <text:p>#DIV/0!</text:p>
          </table:table-cell>
          <table:table-cell table:formula="of:=AVERAGE([.G262:.K2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3:.E263])" office:value-type="string" office:string-value="" calcext:value-type="error">
            <text:p>#DIV/0!</text:p>
          </table:table-cell>
          <table:table-cell table:formula="of:=AVERAGE([.G263:.K2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4:.E264])" office:value-type="string" office:string-value="" calcext:value-type="error">
            <text:p>#DIV/0!</text:p>
          </table:table-cell>
          <table:table-cell table:formula="of:=AVERAGE([.G264:.K2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5:.E265])" office:value-type="string" office:string-value="" calcext:value-type="error">
            <text:p>#DIV/0!</text:p>
          </table:table-cell>
          <table:table-cell table:formula="of:=AVERAGE([.G265:.K2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6:.E266])" office:value-type="string" office:string-value="" calcext:value-type="error">
            <text:p>#DIV/0!</text:p>
          </table:table-cell>
          <table:table-cell table:formula="of:=AVERAGE([.G266:.K2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7:.E267])" office:value-type="string" office:string-value="" calcext:value-type="error">
            <text:p>#DIV/0!</text:p>
          </table:table-cell>
          <table:table-cell table:formula="of:=AVERAGE([.G267:.K2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8:.E268])" office:value-type="string" office:string-value="" calcext:value-type="error">
            <text:p>#DIV/0!</text:p>
          </table:table-cell>
          <table:table-cell table:formula="of:=AVERAGE([.G268:.K2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9:.E269])" office:value-type="string" office:string-value="" calcext:value-type="error">
            <text:p>#DIV/0!</text:p>
          </table:table-cell>
          <table:table-cell table:formula="of:=AVERAGE([.G269:.K2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0:.E270])" office:value-type="string" office:string-value="" calcext:value-type="error">
            <text:p>#DIV/0!</text:p>
          </table:table-cell>
          <table:table-cell table:formula="of:=AVERAGE([.G270:.K2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1:.E271])" office:value-type="string" office:string-value="" calcext:value-type="error">
            <text:p>#DIV/0!</text:p>
          </table:table-cell>
          <table:table-cell table:formula="of:=AVERAGE([.G271:.K2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2:.E272])" office:value-type="string" office:string-value="" calcext:value-type="error">
            <text:p>#DIV/0!</text:p>
          </table:table-cell>
          <table:table-cell table:formula="of:=AVERAGE([.G272:.K2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3:.E273])" office:value-type="string" office:string-value="" calcext:value-type="error">
            <text:p>#DIV/0!</text:p>
          </table:table-cell>
          <table:table-cell table:formula="of:=AVERAGE([.G273:.K2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4:.E274])" office:value-type="string" office:string-value="" calcext:value-type="error">
            <text:p>#DIV/0!</text:p>
          </table:table-cell>
          <table:table-cell table:formula="of:=AVERAGE([.G274:.K2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5:.E275])" office:value-type="string" office:string-value="" calcext:value-type="error">
            <text:p>#DIV/0!</text:p>
          </table:table-cell>
          <table:table-cell table:formula="of:=AVERAGE([.G275:.K2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6:.E276])" office:value-type="string" office:string-value="" calcext:value-type="error">
            <text:p>#DIV/0!</text:p>
          </table:table-cell>
          <table:table-cell table:formula="of:=AVERAGE([.G276:.K2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7:.E277])" office:value-type="string" office:string-value="" calcext:value-type="error">
            <text:p>#DIV/0!</text:p>
          </table:table-cell>
          <table:table-cell table:formula="of:=AVERAGE([.G277:.K2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8:.E278])" office:value-type="string" office:string-value="" calcext:value-type="error">
            <text:p>#DIV/0!</text:p>
          </table:table-cell>
          <table:table-cell table:formula="of:=AVERAGE([.G278:.K2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9:.E279])" office:value-type="string" office:string-value="" calcext:value-type="error">
            <text:p>#DIV/0!</text:p>
          </table:table-cell>
          <table:table-cell table:formula="of:=AVERAGE([.G279:.K2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0:.E280])" office:value-type="string" office:string-value="" calcext:value-type="error">
            <text:p>#DIV/0!</text:p>
          </table:table-cell>
          <table:table-cell table:formula="of:=AVERAGE([.G280:.K2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1:.E281])" office:value-type="string" office:string-value="" calcext:value-type="error">
            <text:p>#DIV/0!</text:p>
          </table:table-cell>
          <table:table-cell table:formula="of:=AVERAGE([.G281:.K2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2:.E282])" office:value-type="string" office:string-value="" calcext:value-type="error">
            <text:p>#DIV/0!</text:p>
          </table:table-cell>
          <table:table-cell table:formula="of:=AVERAGE([.G282:.K2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3:.E283])" office:value-type="string" office:string-value="" calcext:value-type="error">
            <text:p>#DIV/0!</text:p>
          </table:table-cell>
          <table:table-cell table:formula="of:=AVERAGE([.G283:.K2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4:.E284])" office:value-type="string" office:string-value="" calcext:value-type="error">
            <text:p>#DIV/0!</text:p>
          </table:table-cell>
          <table:table-cell table:formula="of:=AVERAGE([.G284:.K2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5:.E285])" office:value-type="string" office:string-value="" calcext:value-type="error">
            <text:p>#DIV/0!</text:p>
          </table:table-cell>
          <table:table-cell table:formula="of:=AVERAGE([.G285:.K2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6:.E286])" office:value-type="string" office:string-value="" calcext:value-type="error">
            <text:p>#DIV/0!</text:p>
          </table:table-cell>
          <table:table-cell table:formula="of:=AVERAGE([.G286:.K2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7:.E287])" office:value-type="string" office:string-value="" calcext:value-type="error">
            <text:p>#DIV/0!</text:p>
          </table:table-cell>
          <table:table-cell table:formula="of:=AVERAGE([.G287:.K2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8:.E288])" office:value-type="string" office:string-value="" calcext:value-type="error">
            <text:p>#DIV/0!</text:p>
          </table:table-cell>
          <table:table-cell table:formula="of:=AVERAGE([.G288:.K2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9:.E289])" office:value-type="string" office:string-value="" calcext:value-type="error">
            <text:p>#DIV/0!</text:p>
          </table:table-cell>
          <table:table-cell table:formula="of:=AVERAGE([.G289:.K2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0:.E290])" office:value-type="string" office:string-value="" calcext:value-type="error">
            <text:p>#DIV/0!</text:p>
          </table:table-cell>
          <table:table-cell table:formula="of:=AVERAGE([.G290:.K2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1:.E291])" office:value-type="string" office:string-value="" calcext:value-type="error">
            <text:p>#DIV/0!</text:p>
          </table:table-cell>
          <table:table-cell table:formula="of:=AVERAGE([.G291:.K2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2:.E292])" office:value-type="string" office:string-value="" calcext:value-type="error">
            <text:p>#DIV/0!</text:p>
          </table:table-cell>
          <table:table-cell table:formula="of:=AVERAGE([.G292:.K2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3:.E293])" office:value-type="string" office:string-value="" calcext:value-type="error">
            <text:p>#DIV/0!</text:p>
          </table:table-cell>
          <table:table-cell table:formula="of:=AVERAGE([.G293:.K2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4:.E294])" office:value-type="string" office:string-value="" calcext:value-type="error">
            <text:p>#DIV/0!</text:p>
          </table:table-cell>
          <table:table-cell table:formula="of:=AVERAGE([.G294:.K2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5:.E295])" office:value-type="string" office:string-value="" calcext:value-type="error">
            <text:p>#DIV/0!</text:p>
          </table:table-cell>
          <table:table-cell table:formula="of:=AVERAGE([.G295:.K2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6:.E296])" office:value-type="string" office:string-value="" calcext:value-type="error">
            <text:p>#DIV/0!</text:p>
          </table:table-cell>
          <table:table-cell table:formula="of:=AVERAGE([.G296:.K2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7:.E297])" office:value-type="string" office:string-value="" calcext:value-type="error">
            <text:p>#DIV/0!</text:p>
          </table:table-cell>
          <table:table-cell table:formula="of:=AVERAGE([.G297:.K2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8:.E298])" office:value-type="string" office:string-value="" calcext:value-type="error">
            <text:p>#DIV/0!</text:p>
          </table:table-cell>
          <table:table-cell table:formula="of:=AVERAGE([.G298:.K2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9:.E299])" office:value-type="string" office:string-value="" calcext:value-type="error">
            <text:p>#DIV/0!</text:p>
          </table:table-cell>
          <table:table-cell table:formula="of:=AVERAGE([.G299:.K2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0:.E300])" office:value-type="string" office:string-value="" calcext:value-type="error">
            <text:p>#DIV/0!</text:p>
          </table:table-cell>
          <table:table-cell table:formula="of:=AVERAGE([.G300:.K3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1:.E301])" office:value-type="string" office:string-value="" calcext:value-type="error">
            <text:p>#DIV/0!</text:p>
          </table:table-cell>
          <table:table-cell table:formula="of:=AVERAGE([.G301:.K301])" office:value-type="string" office:string-value="" calcext:value-type="error">
            <text:p>#DIV/0!</text:p>
          </table:table-cell>
        </table:table-row>
      </table:table>
      <table:table table:name="random_64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13"/>
          <table:table-cell table:formula="of:=AVERAGE([.A2:.E2])" office:value-type="string" office:string-value="" calcext:value-type="error">
            <text:p>#DIV/0!</text:p>
          </table:table-cell>
          <table:table-cell table:formula="of:=AVERAGE([.G2:.K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:.E3])" office:value-type="string" office:string-value="" calcext:value-type="error">
            <text:p>#DIV/0!</text:p>
          </table:table-cell>
          <table:table-cell table:formula="of:=AVERAGE([.G3:.K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:.E4])" office:value-type="string" office:string-value="" calcext:value-type="error">
            <text:p>#DIV/0!</text:p>
          </table:table-cell>
          <table:table-cell table:formula="of:=AVERAGE([.G4:.K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:.E5])" office:value-type="string" office:string-value="" calcext:value-type="error">
            <text:p>#DIV/0!</text:p>
          </table:table-cell>
          <table:table-cell table:formula="of:=AVERAGE([.G5:.K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:.E6])" office:value-type="string" office:string-value="" calcext:value-type="error">
            <text:p>#DIV/0!</text:p>
          </table:table-cell>
          <table:table-cell table:formula="of:=AVERAGE([.G6:.K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:.E7])" office:value-type="string" office:string-value="" calcext:value-type="error">
            <text:p>#DIV/0!</text:p>
          </table:table-cell>
          <table:table-cell table:formula="of:=AVERAGE([.G7:.K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:.E8])" office:value-type="string" office:string-value="" calcext:value-type="error">
            <text:p>#DIV/0!</text:p>
          </table:table-cell>
          <table:table-cell table:formula="of:=AVERAGE([.G8:.K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:.E9])" office:value-type="string" office:string-value="" calcext:value-type="error">
            <text:p>#DIV/0!</text:p>
          </table:table-cell>
          <table:table-cell table:formula="of:=AVERAGE([.G9:.K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:.E10])" office:value-type="string" office:string-value="" calcext:value-type="error">
            <text:p>#DIV/0!</text:p>
          </table:table-cell>
          <table:table-cell table:formula="of:=AVERAGE([.G10:.K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:.E11])" office:value-type="string" office:string-value="" calcext:value-type="error">
            <text:p>#DIV/0!</text:p>
          </table:table-cell>
          <table:table-cell table:formula="of:=AVERAGE([.G11:.K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:.E12])" office:value-type="string" office:string-value="" calcext:value-type="error">
            <text:p>#DIV/0!</text:p>
          </table:table-cell>
          <table:table-cell table:formula="of:=AVERAGE([.G12:.K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:.E13])" office:value-type="string" office:string-value="" calcext:value-type="error">
            <text:p>#DIV/0!</text:p>
          </table:table-cell>
          <table:table-cell table:formula="of:=AVERAGE([.G13:.K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:.E14])" office:value-type="string" office:string-value="" calcext:value-type="error">
            <text:p>#DIV/0!</text:p>
          </table:table-cell>
          <table:table-cell table:formula="of:=AVERAGE([.G14:.K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:.E15])" office:value-type="string" office:string-value="" calcext:value-type="error">
            <text:p>#DIV/0!</text:p>
          </table:table-cell>
          <table:table-cell table:formula="of:=AVERAGE([.G15:.K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:.E16])" office:value-type="string" office:string-value="" calcext:value-type="error">
            <text:p>#DIV/0!</text:p>
          </table:table-cell>
          <table:table-cell table:formula="of:=AVERAGE([.G16:.K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:.E17])" office:value-type="string" office:string-value="" calcext:value-type="error">
            <text:p>#DIV/0!</text:p>
          </table:table-cell>
          <table:table-cell table:formula="of:=AVERAGE([.G17:.K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:.E18])" office:value-type="string" office:string-value="" calcext:value-type="error">
            <text:p>#DIV/0!</text:p>
          </table:table-cell>
          <table:table-cell table:formula="of:=AVERAGE([.G18:.K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:.E19])" office:value-type="string" office:string-value="" calcext:value-type="error">
            <text:p>#DIV/0!</text:p>
          </table:table-cell>
          <table:table-cell table:formula="of:=AVERAGE([.G19:.K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:.E20])" office:value-type="string" office:string-value="" calcext:value-type="error">
            <text:p>#DIV/0!</text:p>
          </table:table-cell>
          <table:table-cell table:formula="of:=AVERAGE([.G20:.K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:.E21])" office:value-type="string" office:string-value="" calcext:value-type="error">
            <text:p>#DIV/0!</text:p>
          </table:table-cell>
          <table:table-cell table:formula="of:=AVERAGE([.G21:.K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:.E22])" office:value-type="string" office:string-value="" calcext:value-type="error">
            <text:p>#DIV/0!</text:p>
          </table:table-cell>
          <table:table-cell table:formula="of:=AVERAGE([.G22:.K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:.E23])" office:value-type="string" office:string-value="" calcext:value-type="error">
            <text:p>#DIV/0!</text:p>
          </table:table-cell>
          <table:table-cell table:formula="of:=AVERAGE([.G23:.K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:.E24])" office:value-type="string" office:string-value="" calcext:value-type="error">
            <text:p>#DIV/0!</text:p>
          </table:table-cell>
          <table:table-cell table:formula="of:=AVERAGE([.G24:.K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:.E25])" office:value-type="string" office:string-value="" calcext:value-type="error">
            <text:p>#DIV/0!</text:p>
          </table:table-cell>
          <table:table-cell table:formula="of:=AVERAGE([.G25:.K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:.E26])" office:value-type="string" office:string-value="" calcext:value-type="error">
            <text:p>#DIV/0!</text:p>
          </table:table-cell>
          <table:table-cell table:formula="of:=AVERAGE([.G26:.K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:.E27])" office:value-type="string" office:string-value="" calcext:value-type="error">
            <text:p>#DIV/0!</text:p>
          </table:table-cell>
          <table:table-cell table:formula="of:=AVERAGE([.G27:.K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:.E28])" office:value-type="string" office:string-value="" calcext:value-type="error">
            <text:p>#DIV/0!</text:p>
          </table:table-cell>
          <table:table-cell table:formula="of:=AVERAGE([.G28:.K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:.E29])" office:value-type="string" office:string-value="" calcext:value-type="error">
            <text:p>#DIV/0!</text:p>
          </table:table-cell>
          <table:table-cell table:formula="of:=AVERAGE([.G29:.K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:.E30])" office:value-type="string" office:string-value="" calcext:value-type="error">
            <text:p>#DIV/0!</text:p>
          </table:table-cell>
          <table:table-cell table:formula="of:=AVERAGE([.G30:.K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1:.E31])" office:value-type="string" office:string-value="" calcext:value-type="error">
            <text:p>#DIV/0!</text:p>
          </table:table-cell>
          <table:table-cell table:formula="of:=AVERAGE([.G31:.K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2:.E32])" office:value-type="string" office:string-value="" calcext:value-type="error">
            <text:p>#DIV/0!</text:p>
          </table:table-cell>
          <table:table-cell table:formula="of:=AVERAGE([.G32:.K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3:.E33])" office:value-type="string" office:string-value="" calcext:value-type="error">
            <text:p>#DIV/0!</text:p>
          </table:table-cell>
          <table:table-cell table:formula="of:=AVERAGE([.G33:.K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4:.E34])" office:value-type="string" office:string-value="" calcext:value-type="error">
            <text:p>#DIV/0!</text:p>
          </table:table-cell>
          <table:table-cell table:formula="of:=AVERAGE([.G34:.K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5:.E35])" office:value-type="string" office:string-value="" calcext:value-type="error">
            <text:p>#DIV/0!</text:p>
          </table:table-cell>
          <table:table-cell table:formula="of:=AVERAGE([.G35:.K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6:.E36])" office:value-type="string" office:string-value="" calcext:value-type="error">
            <text:p>#DIV/0!</text:p>
          </table:table-cell>
          <table:table-cell table:formula="of:=AVERAGE([.G36:.K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7:.E37])" office:value-type="string" office:string-value="" calcext:value-type="error">
            <text:p>#DIV/0!</text:p>
          </table:table-cell>
          <table:table-cell table:formula="of:=AVERAGE([.G37:.K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8:.E38])" office:value-type="string" office:string-value="" calcext:value-type="error">
            <text:p>#DIV/0!</text:p>
          </table:table-cell>
          <table:table-cell table:formula="of:=AVERAGE([.G38:.K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9:.E39])" office:value-type="string" office:string-value="" calcext:value-type="error">
            <text:p>#DIV/0!</text:p>
          </table:table-cell>
          <table:table-cell table:formula="of:=AVERAGE([.G39:.K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0:.E40])" office:value-type="string" office:string-value="" calcext:value-type="error">
            <text:p>#DIV/0!</text:p>
          </table:table-cell>
          <table:table-cell table:formula="of:=AVERAGE([.G40:.K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1:.E41])" office:value-type="string" office:string-value="" calcext:value-type="error">
            <text:p>#DIV/0!</text:p>
          </table:table-cell>
          <table:table-cell table:formula="of:=AVERAGE([.G41:.K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2:.E42])" office:value-type="string" office:string-value="" calcext:value-type="error">
            <text:p>#DIV/0!</text:p>
          </table:table-cell>
          <table:table-cell table:formula="of:=AVERAGE([.G42:.K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3:.E43])" office:value-type="string" office:string-value="" calcext:value-type="error">
            <text:p>#DIV/0!</text:p>
          </table:table-cell>
          <table:table-cell table:formula="of:=AVERAGE([.G43:.K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4:.E44])" office:value-type="string" office:string-value="" calcext:value-type="error">
            <text:p>#DIV/0!</text:p>
          </table:table-cell>
          <table:table-cell table:formula="of:=AVERAGE([.G44:.K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5:.E45])" office:value-type="string" office:string-value="" calcext:value-type="error">
            <text:p>#DIV/0!</text:p>
          </table:table-cell>
          <table:table-cell table:formula="of:=AVERAGE([.G45:.K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6:.E46])" office:value-type="string" office:string-value="" calcext:value-type="error">
            <text:p>#DIV/0!</text:p>
          </table:table-cell>
          <table:table-cell table:formula="of:=AVERAGE([.G46:.K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7:.E47])" office:value-type="string" office:string-value="" calcext:value-type="error">
            <text:p>#DIV/0!</text:p>
          </table:table-cell>
          <table:table-cell table:formula="of:=AVERAGE([.G47:.K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8:.E48])" office:value-type="string" office:string-value="" calcext:value-type="error">
            <text:p>#DIV/0!</text:p>
          </table:table-cell>
          <table:table-cell table:formula="of:=AVERAGE([.G48:.K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49:.E49])" office:value-type="string" office:string-value="" calcext:value-type="error">
            <text:p>#DIV/0!</text:p>
          </table:table-cell>
          <table:table-cell table:formula="of:=AVERAGE([.G49:.K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0:.E50])" office:value-type="string" office:string-value="" calcext:value-type="error">
            <text:p>#DIV/0!</text:p>
          </table:table-cell>
          <table:table-cell table:formula="of:=AVERAGE([.G50:.K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1:.E51])" office:value-type="string" office:string-value="" calcext:value-type="error">
            <text:p>#DIV/0!</text:p>
          </table:table-cell>
          <table:table-cell table:formula="of:=AVERAGE([.G51:.K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2:.E52])" office:value-type="string" office:string-value="" calcext:value-type="error">
            <text:p>#DIV/0!</text:p>
          </table:table-cell>
          <table:table-cell table:formula="of:=AVERAGE([.G52:.K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3:.E53])" office:value-type="string" office:string-value="" calcext:value-type="error">
            <text:p>#DIV/0!</text:p>
          </table:table-cell>
          <table:table-cell table:formula="of:=AVERAGE([.G53:.K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4:.E54])" office:value-type="string" office:string-value="" calcext:value-type="error">
            <text:p>#DIV/0!</text:p>
          </table:table-cell>
          <table:table-cell table:formula="of:=AVERAGE([.G54:.K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5:.E55])" office:value-type="string" office:string-value="" calcext:value-type="error">
            <text:p>#DIV/0!</text:p>
          </table:table-cell>
          <table:table-cell table:formula="of:=AVERAGE([.G55:.K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6:.E56])" office:value-type="string" office:string-value="" calcext:value-type="error">
            <text:p>#DIV/0!</text:p>
          </table:table-cell>
          <table:table-cell table:formula="of:=AVERAGE([.G56:.K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7:.E57])" office:value-type="string" office:string-value="" calcext:value-type="error">
            <text:p>#DIV/0!</text:p>
          </table:table-cell>
          <table:table-cell table:formula="of:=AVERAGE([.G57:.K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8:.E58])" office:value-type="string" office:string-value="" calcext:value-type="error">
            <text:p>#DIV/0!</text:p>
          </table:table-cell>
          <table:table-cell table:formula="of:=AVERAGE([.G58:.K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59:.E59])" office:value-type="string" office:string-value="" calcext:value-type="error">
            <text:p>#DIV/0!</text:p>
          </table:table-cell>
          <table:table-cell table:formula="of:=AVERAGE([.G59:.K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0:.E60])" office:value-type="string" office:string-value="" calcext:value-type="error">
            <text:p>#DIV/0!</text:p>
          </table:table-cell>
          <table:table-cell table:formula="of:=AVERAGE([.G60:.K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1:.E61])" office:value-type="string" office:string-value="" calcext:value-type="error">
            <text:p>#DIV/0!</text:p>
          </table:table-cell>
          <table:table-cell table:formula="of:=AVERAGE([.G61:.K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2:.E62])" office:value-type="string" office:string-value="" calcext:value-type="error">
            <text:p>#DIV/0!</text:p>
          </table:table-cell>
          <table:table-cell table:formula="of:=AVERAGE([.G62:.K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3:.E63])" office:value-type="string" office:string-value="" calcext:value-type="error">
            <text:p>#DIV/0!</text:p>
          </table:table-cell>
          <table:table-cell table:formula="of:=AVERAGE([.G63:.K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4:.E64])" office:value-type="string" office:string-value="" calcext:value-type="error">
            <text:p>#DIV/0!</text:p>
          </table:table-cell>
          <table:table-cell table:formula="of:=AVERAGE([.G64:.K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5:.E65])" office:value-type="string" office:string-value="" calcext:value-type="error">
            <text:p>#DIV/0!</text:p>
          </table:table-cell>
          <table:table-cell table:formula="of:=AVERAGE([.G65:.K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6:.E66])" office:value-type="string" office:string-value="" calcext:value-type="error">
            <text:p>#DIV/0!</text:p>
          </table:table-cell>
          <table:table-cell table:formula="of:=AVERAGE([.G66:.K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7:.E67])" office:value-type="string" office:string-value="" calcext:value-type="error">
            <text:p>#DIV/0!</text:p>
          </table:table-cell>
          <table:table-cell table:formula="of:=AVERAGE([.G67:.K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8:.E68])" office:value-type="string" office:string-value="" calcext:value-type="error">
            <text:p>#DIV/0!</text:p>
          </table:table-cell>
          <table:table-cell table:formula="of:=AVERAGE([.G68:.K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69:.E69])" office:value-type="string" office:string-value="" calcext:value-type="error">
            <text:p>#DIV/0!</text:p>
          </table:table-cell>
          <table:table-cell table:formula="of:=AVERAGE([.G69:.K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0:.E70])" office:value-type="string" office:string-value="" calcext:value-type="error">
            <text:p>#DIV/0!</text:p>
          </table:table-cell>
          <table:table-cell table:formula="of:=AVERAGE([.G70:.K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1:.E71])" office:value-type="string" office:string-value="" calcext:value-type="error">
            <text:p>#DIV/0!</text:p>
          </table:table-cell>
          <table:table-cell table:formula="of:=AVERAGE([.G71:.K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2:.E72])" office:value-type="string" office:string-value="" calcext:value-type="error">
            <text:p>#DIV/0!</text:p>
          </table:table-cell>
          <table:table-cell table:formula="of:=AVERAGE([.G72:.K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3:.E73])" office:value-type="string" office:string-value="" calcext:value-type="error">
            <text:p>#DIV/0!</text:p>
          </table:table-cell>
          <table:table-cell table:formula="of:=AVERAGE([.G73:.K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4:.E74])" office:value-type="string" office:string-value="" calcext:value-type="error">
            <text:p>#DIV/0!</text:p>
          </table:table-cell>
          <table:table-cell table:formula="of:=AVERAGE([.G74:.K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5:.E75])" office:value-type="string" office:string-value="" calcext:value-type="error">
            <text:p>#DIV/0!</text:p>
          </table:table-cell>
          <table:table-cell table:formula="of:=AVERAGE([.G75:.K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6:.E76])" office:value-type="string" office:string-value="" calcext:value-type="error">
            <text:p>#DIV/0!</text:p>
          </table:table-cell>
          <table:table-cell table:formula="of:=AVERAGE([.G76:.K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7:.E77])" office:value-type="string" office:string-value="" calcext:value-type="error">
            <text:p>#DIV/0!</text:p>
          </table:table-cell>
          <table:table-cell table:formula="of:=AVERAGE([.G77:.K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8:.E78])" office:value-type="string" office:string-value="" calcext:value-type="error">
            <text:p>#DIV/0!</text:p>
          </table:table-cell>
          <table:table-cell table:formula="of:=AVERAGE([.G78:.K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79:.E79])" office:value-type="string" office:string-value="" calcext:value-type="error">
            <text:p>#DIV/0!</text:p>
          </table:table-cell>
          <table:table-cell table:formula="of:=AVERAGE([.G79:.K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0:.E80])" office:value-type="string" office:string-value="" calcext:value-type="error">
            <text:p>#DIV/0!</text:p>
          </table:table-cell>
          <table:table-cell table:formula="of:=AVERAGE([.G80:.K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1:.E81])" office:value-type="string" office:string-value="" calcext:value-type="error">
            <text:p>#DIV/0!</text:p>
          </table:table-cell>
          <table:table-cell table:formula="of:=AVERAGE([.G81:.K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2:.E82])" office:value-type="string" office:string-value="" calcext:value-type="error">
            <text:p>#DIV/0!</text:p>
          </table:table-cell>
          <table:table-cell table:formula="of:=AVERAGE([.G82:.K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3:.E83])" office:value-type="string" office:string-value="" calcext:value-type="error">
            <text:p>#DIV/0!</text:p>
          </table:table-cell>
          <table:table-cell table:formula="of:=AVERAGE([.G83:.K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4:.E84])" office:value-type="string" office:string-value="" calcext:value-type="error">
            <text:p>#DIV/0!</text:p>
          </table:table-cell>
          <table:table-cell table:formula="of:=AVERAGE([.G84:.K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5:.E85])" office:value-type="string" office:string-value="" calcext:value-type="error">
            <text:p>#DIV/0!</text:p>
          </table:table-cell>
          <table:table-cell table:formula="of:=AVERAGE([.G85:.K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6:.E86])" office:value-type="string" office:string-value="" calcext:value-type="error">
            <text:p>#DIV/0!</text:p>
          </table:table-cell>
          <table:table-cell table:formula="of:=AVERAGE([.G86:.K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7:.E87])" office:value-type="string" office:string-value="" calcext:value-type="error">
            <text:p>#DIV/0!</text:p>
          </table:table-cell>
          <table:table-cell table:formula="of:=AVERAGE([.G87:.K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8:.E88])" office:value-type="string" office:string-value="" calcext:value-type="error">
            <text:p>#DIV/0!</text:p>
          </table:table-cell>
          <table:table-cell table:formula="of:=AVERAGE([.G88:.K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89:.E89])" office:value-type="string" office:string-value="" calcext:value-type="error">
            <text:p>#DIV/0!</text:p>
          </table:table-cell>
          <table:table-cell table:formula="of:=AVERAGE([.G89:.K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0:.E90])" office:value-type="string" office:string-value="" calcext:value-type="error">
            <text:p>#DIV/0!</text:p>
          </table:table-cell>
          <table:table-cell table:formula="of:=AVERAGE([.G90:.K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1:.E91])" office:value-type="string" office:string-value="" calcext:value-type="error">
            <text:p>#DIV/0!</text:p>
          </table:table-cell>
          <table:table-cell table:formula="of:=AVERAGE([.G91:.K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2:.E92])" office:value-type="string" office:string-value="" calcext:value-type="error">
            <text:p>#DIV/0!</text:p>
          </table:table-cell>
          <table:table-cell table:formula="of:=AVERAGE([.G92:.K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3:.E93])" office:value-type="string" office:string-value="" calcext:value-type="error">
            <text:p>#DIV/0!</text:p>
          </table:table-cell>
          <table:table-cell table:formula="of:=AVERAGE([.G93:.K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4:.E94])" office:value-type="string" office:string-value="" calcext:value-type="error">
            <text:p>#DIV/0!</text:p>
          </table:table-cell>
          <table:table-cell table:formula="of:=AVERAGE([.G94:.K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5:.E95])" office:value-type="string" office:string-value="" calcext:value-type="error">
            <text:p>#DIV/0!</text:p>
          </table:table-cell>
          <table:table-cell table:formula="of:=AVERAGE([.G95:.K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6:.E96])" office:value-type="string" office:string-value="" calcext:value-type="error">
            <text:p>#DIV/0!</text:p>
          </table:table-cell>
          <table:table-cell table:formula="of:=AVERAGE([.G96:.K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7:.E97])" office:value-type="string" office:string-value="" calcext:value-type="error">
            <text:p>#DIV/0!</text:p>
          </table:table-cell>
          <table:table-cell table:formula="of:=AVERAGE([.G97:.K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8:.E98])" office:value-type="string" office:string-value="" calcext:value-type="error">
            <text:p>#DIV/0!</text:p>
          </table:table-cell>
          <table:table-cell table:formula="of:=AVERAGE([.G98:.K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99:.E99])" office:value-type="string" office:string-value="" calcext:value-type="error">
            <text:p>#DIV/0!</text:p>
          </table:table-cell>
          <table:table-cell table:formula="of:=AVERAGE([.G99:.K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0:.E100])" office:value-type="string" office:string-value="" calcext:value-type="error">
            <text:p>#DIV/0!</text:p>
          </table:table-cell>
          <table:table-cell table:formula="of:=AVERAGE([.G100:.K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1:.E101])" office:value-type="string" office:string-value="" calcext:value-type="error">
            <text:p>#DIV/0!</text:p>
          </table:table-cell>
          <table:table-cell table:formula="of:=AVERAGE([.G101:.K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2:.E102])" office:value-type="string" office:string-value="" calcext:value-type="error">
            <text:p>#DIV/0!</text:p>
          </table:table-cell>
          <table:table-cell table:formula="of:=AVERAGE([.G102:.K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3:.E103])" office:value-type="string" office:string-value="" calcext:value-type="error">
            <text:p>#DIV/0!</text:p>
          </table:table-cell>
          <table:table-cell table:formula="of:=AVERAGE([.G103:.K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4:.E104])" office:value-type="string" office:string-value="" calcext:value-type="error">
            <text:p>#DIV/0!</text:p>
          </table:table-cell>
          <table:table-cell table:formula="of:=AVERAGE([.G104:.K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5:.E105])" office:value-type="string" office:string-value="" calcext:value-type="error">
            <text:p>#DIV/0!</text:p>
          </table:table-cell>
          <table:table-cell table:formula="of:=AVERAGE([.G105:.K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6:.E106])" office:value-type="string" office:string-value="" calcext:value-type="error">
            <text:p>#DIV/0!</text:p>
          </table:table-cell>
          <table:table-cell table:formula="of:=AVERAGE([.G106:.K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7:.E107])" office:value-type="string" office:string-value="" calcext:value-type="error">
            <text:p>#DIV/0!</text:p>
          </table:table-cell>
          <table:table-cell table:formula="of:=AVERAGE([.G107:.K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8:.E108])" office:value-type="string" office:string-value="" calcext:value-type="error">
            <text:p>#DIV/0!</text:p>
          </table:table-cell>
          <table:table-cell table:formula="of:=AVERAGE([.G108:.K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09:.E109])" office:value-type="string" office:string-value="" calcext:value-type="error">
            <text:p>#DIV/0!</text:p>
          </table:table-cell>
          <table:table-cell table:formula="of:=AVERAGE([.G109:.K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0:.E110])" office:value-type="string" office:string-value="" calcext:value-type="error">
            <text:p>#DIV/0!</text:p>
          </table:table-cell>
          <table:table-cell table:formula="of:=AVERAGE([.G110:.K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1:.E111])" office:value-type="string" office:string-value="" calcext:value-type="error">
            <text:p>#DIV/0!</text:p>
          </table:table-cell>
          <table:table-cell table:formula="of:=AVERAGE([.G111:.K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2:.E112])" office:value-type="string" office:string-value="" calcext:value-type="error">
            <text:p>#DIV/0!</text:p>
          </table:table-cell>
          <table:table-cell table:formula="of:=AVERAGE([.G112:.K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3:.E113])" office:value-type="string" office:string-value="" calcext:value-type="error">
            <text:p>#DIV/0!</text:p>
          </table:table-cell>
          <table:table-cell table:formula="of:=AVERAGE([.G113:.K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4:.E114])" office:value-type="string" office:string-value="" calcext:value-type="error">
            <text:p>#DIV/0!</text:p>
          </table:table-cell>
          <table:table-cell table:formula="of:=AVERAGE([.G114:.K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5:.E115])" office:value-type="string" office:string-value="" calcext:value-type="error">
            <text:p>#DIV/0!</text:p>
          </table:table-cell>
          <table:table-cell table:formula="of:=AVERAGE([.G115:.K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6:.E116])" office:value-type="string" office:string-value="" calcext:value-type="error">
            <text:p>#DIV/0!</text:p>
          </table:table-cell>
          <table:table-cell table:formula="of:=AVERAGE([.G116:.K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7:.E117])" office:value-type="string" office:string-value="" calcext:value-type="error">
            <text:p>#DIV/0!</text:p>
          </table:table-cell>
          <table:table-cell table:formula="of:=AVERAGE([.G117:.K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8:.E118])" office:value-type="string" office:string-value="" calcext:value-type="error">
            <text:p>#DIV/0!</text:p>
          </table:table-cell>
          <table:table-cell table:formula="of:=AVERAGE([.G118:.K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19:.E119])" office:value-type="string" office:string-value="" calcext:value-type="error">
            <text:p>#DIV/0!</text:p>
          </table:table-cell>
          <table:table-cell table:formula="of:=AVERAGE([.G119:.K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0:.E120])" office:value-type="string" office:string-value="" calcext:value-type="error">
            <text:p>#DIV/0!</text:p>
          </table:table-cell>
          <table:table-cell table:formula="of:=AVERAGE([.G120:.K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1:.E121])" office:value-type="string" office:string-value="" calcext:value-type="error">
            <text:p>#DIV/0!</text:p>
          </table:table-cell>
          <table:table-cell table:formula="of:=AVERAGE([.G121:.K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2:.E122])" office:value-type="string" office:string-value="" calcext:value-type="error">
            <text:p>#DIV/0!</text:p>
          </table:table-cell>
          <table:table-cell table:formula="of:=AVERAGE([.G122:.K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3:.E123])" office:value-type="string" office:string-value="" calcext:value-type="error">
            <text:p>#DIV/0!</text:p>
          </table:table-cell>
          <table:table-cell table:formula="of:=AVERAGE([.G123:.K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4:.E124])" office:value-type="string" office:string-value="" calcext:value-type="error">
            <text:p>#DIV/0!</text:p>
          </table:table-cell>
          <table:table-cell table:formula="of:=AVERAGE([.G124:.K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5:.E125])" office:value-type="string" office:string-value="" calcext:value-type="error">
            <text:p>#DIV/0!</text:p>
          </table:table-cell>
          <table:table-cell table:formula="of:=AVERAGE([.G125:.K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6:.E126])" office:value-type="string" office:string-value="" calcext:value-type="error">
            <text:p>#DIV/0!</text:p>
          </table:table-cell>
          <table:table-cell table:formula="of:=AVERAGE([.G126:.K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7:.E127])" office:value-type="string" office:string-value="" calcext:value-type="error">
            <text:p>#DIV/0!</text:p>
          </table:table-cell>
          <table:table-cell table:formula="of:=AVERAGE([.G127:.K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8:.E128])" office:value-type="string" office:string-value="" calcext:value-type="error">
            <text:p>#DIV/0!</text:p>
          </table:table-cell>
          <table:table-cell table:formula="of:=AVERAGE([.G128:.K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29:.E129])" office:value-type="string" office:string-value="" calcext:value-type="error">
            <text:p>#DIV/0!</text:p>
          </table:table-cell>
          <table:table-cell table:formula="of:=AVERAGE([.G129:.K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0:.E130])" office:value-type="string" office:string-value="" calcext:value-type="error">
            <text:p>#DIV/0!</text:p>
          </table:table-cell>
          <table:table-cell table:formula="of:=AVERAGE([.G130:.K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1:.E131])" office:value-type="string" office:string-value="" calcext:value-type="error">
            <text:p>#DIV/0!</text:p>
          </table:table-cell>
          <table:table-cell table:formula="of:=AVERAGE([.G131:.K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2:.E132])" office:value-type="string" office:string-value="" calcext:value-type="error">
            <text:p>#DIV/0!</text:p>
          </table:table-cell>
          <table:table-cell table:formula="of:=AVERAGE([.G132:.K1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3:.E133])" office:value-type="string" office:string-value="" calcext:value-type="error">
            <text:p>#DIV/0!</text:p>
          </table:table-cell>
          <table:table-cell table:formula="of:=AVERAGE([.G133:.K1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4:.E134])" office:value-type="string" office:string-value="" calcext:value-type="error">
            <text:p>#DIV/0!</text:p>
          </table:table-cell>
          <table:table-cell table:formula="of:=AVERAGE([.G134:.K1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5:.E135])" office:value-type="string" office:string-value="" calcext:value-type="error">
            <text:p>#DIV/0!</text:p>
          </table:table-cell>
          <table:table-cell table:formula="of:=AVERAGE([.G135:.K1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6:.E136])" office:value-type="string" office:string-value="" calcext:value-type="error">
            <text:p>#DIV/0!</text:p>
          </table:table-cell>
          <table:table-cell table:formula="of:=AVERAGE([.G136:.K1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7:.E137])" office:value-type="string" office:string-value="" calcext:value-type="error">
            <text:p>#DIV/0!</text:p>
          </table:table-cell>
          <table:table-cell table:formula="of:=AVERAGE([.G137:.K1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8:.E138])" office:value-type="string" office:string-value="" calcext:value-type="error">
            <text:p>#DIV/0!</text:p>
          </table:table-cell>
          <table:table-cell table:formula="of:=AVERAGE([.G138:.K1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39:.E139])" office:value-type="string" office:string-value="" calcext:value-type="error">
            <text:p>#DIV/0!</text:p>
          </table:table-cell>
          <table:table-cell table:formula="of:=AVERAGE([.G139:.K1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0:.E140])" office:value-type="string" office:string-value="" calcext:value-type="error">
            <text:p>#DIV/0!</text:p>
          </table:table-cell>
          <table:table-cell table:formula="of:=AVERAGE([.G140:.K1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1:.E141])" office:value-type="string" office:string-value="" calcext:value-type="error">
            <text:p>#DIV/0!</text:p>
          </table:table-cell>
          <table:table-cell table:formula="of:=AVERAGE([.G141:.K1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2:.E142])" office:value-type="string" office:string-value="" calcext:value-type="error">
            <text:p>#DIV/0!</text:p>
          </table:table-cell>
          <table:table-cell table:formula="of:=AVERAGE([.G142:.K1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3:.E143])" office:value-type="string" office:string-value="" calcext:value-type="error">
            <text:p>#DIV/0!</text:p>
          </table:table-cell>
          <table:table-cell table:formula="of:=AVERAGE([.G143:.K1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4:.E144])" office:value-type="string" office:string-value="" calcext:value-type="error">
            <text:p>#DIV/0!</text:p>
          </table:table-cell>
          <table:table-cell table:formula="of:=AVERAGE([.G144:.K1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5:.E145])" office:value-type="string" office:string-value="" calcext:value-type="error">
            <text:p>#DIV/0!</text:p>
          </table:table-cell>
          <table:table-cell table:formula="of:=AVERAGE([.G145:.K1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6:.E146])" office:value-type="string" office:string-value="" calcext:value-type="error">
            <text:p>#DIV/0!</text:p>
          </table:table-cell>
          <table:table-cell table:formula="of:=AVERAGE([.G146:.K1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7:.E147])" office:value-type="string" office:string-value="" calcext:value-type="error">
            <text:p>#DIV/0!</text:p>
          </table:table-cell>
          <table:table-cell table:formula="of:=AVERAGE([.G147:.K1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8:.E148])" office:value-type="string" office:string-value="" calcext:value-type="error">
            <text:p>#DIV/0!</text:p>
          </table:table-cell>
          <table:table-cell table:formula="of:=AVERAGE([.G148:.K1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49:.E149])" office:value-type="string" office:string-value="" calcext:value-type="error">
            <text:p>#DIV/0!</text:p>
          </table:table-cell>
          <table:table-cell table:formula="of:=AVERAGE([.G149:.K1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0:.E150])" office:value-type="string" office:string-value="" calcext:value-type="error">
            <text:p>#DIV/0!</text:p>
          </table:table-cell>
          <table:table-cell table:formula="of:=AVERAGE([.G150:.K1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1:.E151])" office:value-type="string" office:string-value="" calcext:value-type="error">
            <text:p>#DIV/0!</text:p>
          </table:table-cell>
          <table:table-cell table:formula="of:=AVERAGE([.G151:.K1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2:.E152])" office:value-type="string" office:string-value="" calcext:value-type="error">
            <text:p>#DIV/0!</text:p>
          </table:table-cell>
          <table:table-cell table:formula="of:=AVERAGE([.G152:.K1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3:.E153])" office:value-type="string" office:string-value="" calcext:value-type="error">
            <text:p>#DIV/0!</text:p>
          </table:table-cell>
          <table:table-cell table:formula="of:=AVERAGE([.G153:.K1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4:.E154])" office:value-type="string" office:string-value="" calcext:value-type="error">
            <text:p>#DIV/0!</text:p>
          </table:table-cell>
          <table:table-cell table:formula="of:=AVERAGE([.G154:.K1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5:.E155])" office:value-type="string" office:string-value="" calcext:value-type="error">
            <text:p>#DIV/0!</text:p>
          </table:table-cell>
          <table:table-cell table:formula="of:=AVERAGE([.G155:.K1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6:.E156])" office:value-type="string" office:string-value="" calcext:value-type="error">
            <text:p>#DIV/0!</text:p>
          </table:table-cell>
          <table:table-cell table:formula="of:=AVERAGE([.G156:.K1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7:.E157])" office:value-type="string" office:string-value="" calcext:value-type="error">
            <text:p>#DIV/0!</text:p>
          </table:table-cell>
          <table:table-cell table:formula="of:=AVERAGE([.G157:.K1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8:.E158])" office:value-type="string" office:string-value="" calcext:value-type="error">
            <text:p>#DIV/0!</text:p>
          </table:table-cell>
          <table:table-cell table:formula="of:=AVERAGE([.G158:.K1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59:.E159])" office:value-type="string" office:string-value="" calcext:value-type="error">
            <text:p>#DIV/0!</text:p>
          </table:table-cell>
          <table:table-cell table:formula="of:=AVERAGE([.G159:.K1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0:.E160])" office:value-type="string" office:string-value="" calcext:value-type="error">
            <text:p>#DIV/0!</text:p>
          </table:table-cell>
          <table:table-cell table:formula="of:=AVERAGE([.G160:.K1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1:.E161])" office:value-type="string" office:string-value="" calcext:value-type="error">
            <text:p>#DIV/0!</text:p>
          </table:table-cell>
          <table:table-cell table:formula="of:=AVERAGE([.G161:.K1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2:.E162])" office:value-type="string" office:string-value="" calcext:value-type="error">
            <text:p>#DIV/0!</text:p>
          </table:table-cell>
          <table:table-cell table:formula="of:=AVERAGE([.G162:.K1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3:.E163])" office:value-type="string" office:string-value="" calcext:value-type="error">
            <text:p>#DIV/0!</text:p>
          </table:table-cell>
          <table:table-cell table:formula="of:=AVERAGE([.G163:.K1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4:.E164])" office:value-type="string" office:string-value="" calcext:value-type="error">
            <text:p>#DIV/0!</text:p>
          </table:table-cell>
          <table:table-cell table:formula="of:=AVERAGE([.G164:.K1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5:.E165])" office:value-type="string" office:string-value="" calcext:value-type="error">
            <text:p>#DIV/0!</text:p>
          </table:table-cell>
          <table:table-cell table:formula="of:=AVERAGE([.G165:.K1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6:.E166])" office:value-type="string" office:string-value="" calcext:value-type="error">
            <text:p>#DIV/0!</text:p>
          </table:table-cell>
          <table:table-cell table:formula="of:=AVERAGE([.G166:.K1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7:.E167])" office:value-type="string" office:string-value="" calcext:value-type="error">
            <text:p>#DIV/0!</text:p>
          </table:table-cell>
          <table:table-cell table:formula="of:=AVERAGE([.G167:.K1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8:.E168])" office:value-type="string" office:string-value="" calcext:value-type="error">
            <text:p>#DIV/0!</text:p>
          </table:table-cell>
          <table:table-cell table:formula="of:=AVERAGE([.G168:.K1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69:.E169])" office:value-type="string" office:string-value="" calcext:value-type="error">
            <text:p>#DIV/0!</text:p>
          </table:table-cell>
          <table:table-cell table:formula="of:=AVERAGE([.G169:.K1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0:.E170])" office:value-type="string" office:string-value="" calcext:value-type="error">
            <text:p>#DIV/0!</text:p>
          </table:table-cell>
          <table:table-cell table:formula="of:=AVERAGE([.G170:.K1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1:.E171])" office:value-type="string" office:string-value="" calcext:value-type="error">
            <text:p>#DIV/0!</text:p>
          </table:table-cell>
          <table:table-cell table:formula="of:=AVERAGE([.G171:.K1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2:.E172])" office:value-type="string" office:string-value="" calcext:value-type="error">
            <text:p>#DIV/0!</text:p>
          </table:table-cell>
          <table:table-cell table:formula="of:=AVERAGE([.G172:.K1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3:.E173])" office:value-type="string" office:string-value="" calcext:value-type="error">
            <text:p>#DIV/0!</text:p>
          </table:table-cell>
          <table:table-cell table:formula="of:=AVERAGE([.G173:.K1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4:.E174])" office:value-type="string" office:string-value="" calcext:value-type="error">
            <text:p>#DIV/0!</text:p>
          </table:table-cell>
          <table:table-cell table:formula="of:=AVERAGE([.G174:.K1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5:.E175])" office:value-type="string" office:string-value="" calcext:value-type="error">
            <text:p>#DIV/0!</text:p>
          </table:table-cell>
          <table:table-cell table:formula="of:=AVERAGE([.G175:.K1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6:.E176])" office:value-type="string" office:string-value="" calcext:value-type="error">
            <text:p>#DIV/0!</text:p>
          </table:table-cell>
          <table:table-cell table:formula="of:=AVERAGE([.G176:.K1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7:.E177])" office:value-type="string" office:string-value="" calcext:value-type="error">
            <text:p>#DIV/0!</text:p>
          </table:table-cell>
          <table:table-cell table:formula="of:=AVERAGE([.G177:.K1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8:.E178])" office:value-type="string" office:string-value="" calcext:value-type="error">
            <text:p>#DIV/0!</text:p>
          </table:table-cell>
          <table:table-cell table:formula="of:=AVERAGE([.G178:.K1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79:.E179])" office:value-type="string" office:string-value="" calcext:value-type="error">
            <text:p>#DIV/0!</text:p>
          </table:table-cell>
          <table:table-cell table:formula="of:=AVERAGE([.G179:.K1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0:.E180])" office:value-type="string" office:string-value="" calcext:value-type="error">
            <text:p>#DIV/0!</text:p>
          </table:table-cell>
          <table:table-cell table:formula="of:=AVERAGE([.G180:.K1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1:.E181])" office:value-type="string" office:string-value="" calcext:value-type="error">
            <text:p>#DIV/0!</text:p>
          </table:table-cell>
          <table:table-cell table:formula="of:=AVERAGE([.G181:.K1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2:.E182])" office:value-type="string" office:string-value="" calcext:value-type="error">
            <text:p>#DIV/0!</text:p>
          </table:table-cell>
          <table:table-cell table:formula="of:=AVERAGE([.G182:.K1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3:.E183])" office:value-type="string" office:string-value="" calcext:value-type="error">
            <text:p>#DIV/0!</text:p>
          </table:table-cell>
          <table:table-cell table:formula="of:=AVERAGE([.G183:.K1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4:.E184])" office:value-type="string" office:string-value="" calcext:value-type="error">
            <text:p>#DIV/0!</text:p>
          </table:table-cell>
          <table:table-cell table:formula="of:=AVERAGE([.G184:.K1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5:.E185])" office:value-type="string" office:string-value="" calcext:value-type="error">
            <text:p>#DIV/0!</text:p>
          </table:table-cell>
          <table:table-cell table:formula="of:=AVERAGE([.G185:.K1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6:.E186])" office:value-type="string" office:string-value="" calcext:value-type="error">
            <text:p>#DIV/0!</text:p>
          </table:table-cell>
          <table:table-cell table:formula="of:=AVERAGE([.G186:.K1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7:.E187])" office:value-type="string" office:string-value="" calcext:value-type="error">
            <text:p>#DIV/0!</text:p>
          </table:table-cell>
          <table:table-cell table:formula="of:=AVERAGE([.G187:.K1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8:.E188])" office:value-type="string" office:string-value="" calcext:value-type="error">
            <text:p>#DIV/0!</text:p>
          </table:table-cell>
          <table:table-cell table:formula="of:=AVERAGE([.G188:.K1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89:.E189])" office:value-type="string" office:string-value="" calcext:value-type="error">
            <text:p>#DIV/0!</text:p>
          </table:table-cell>
          <table:table-cell table:formula="of:=AVERAGE([.G189:.K1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0:.E190])" office:value-type="string" office:string-value="" calcext:value-type="error">
            <text:p>#DIV/0!</text:p>
          </table:table-cell>
          <table:table-cell table:formula="of:=AVERAGE([.G190:.K1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1:.E191])" office:value-type="string" office:string-value="" calcext:value-type="error">
            <text:p>#DIV/0!</text:p>
          </table:table-cell>
          <table:table-cell table:formula="of:=AVERAGE([.G191:.K1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2:.E192])" office:value-type="string" office:string-value="" calcext:value-type="error">
            <text:p>#DIV/0!</text:p>
          </table:table-cell>
          <table:table-cell table:formula="of:=AVERAGE([.G192:.K1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3:.E193])" office:value-type="string" office:string-value="" calcext:value-type="error">
            <text:p>#DIV/0!</text:p>
          </table:table-cell>
          <table:table-cell table:formula="of:=AVERAGE([.G193:.K1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4:.E194])" office:value-type="string" office:string-value="" calcext:value-type="error">
            <text:p>#DIV/0!</text:p>
          </table:table-cell>
          <table:table-cell table:formula="of:=AVERAGE([.G194:.K1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5:.E195])" office:value-type="string" office:string-value="" calcext:value-type="error">
            <text:p>#DIV/0!</text:p>
          </table:table-cell>
          <table:table-cell table:formula="of:=AVERAGE([.G195:.K1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6:.E196])" office:value-type="string" office:string-value="" calcext:value-type="error">
            <text:p>#DIV/0!</text:p>
          </table:table-cell>
          <table:table-cell table:formula="of:=AVERAGE([.G196:.K1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7:.E197])" office:value-type="string" office:string-value="" calcext:value-type="error">
            <text:p>#DIV/0!</text:p>
          </table:table-cell>
          <table:table-cell table:formula="of:=AVERAGE([.G197:.K1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8:.E198])" office:value-type="string" office:string-value="" calcext:value-type="error">
            <text:p>#DIV/0!</text:p>
          </table:table-cell>
          <table:table-cell table:formula="of:=AVERAGE([.G198:.K1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199:.E199])" office:value-type="string" office:string-value="" calcext:value-type="error">
            <text:p>#DIV/0!</text:p>
          </table:table-cell>
          <table:table-cell table:formula="of:=AVERAGE([.G199:.K1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0:.E200])" office:value-type="string" office:string-value="" calcext:value-type="error">
            <text:p>#DIV/0!</text:p>
          </table:table-cell>
          <table:table-cell table:formula="of:=AVERAGE([.G200:.K2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1:.E201])" office:value-type="string" office:string-value="" calcext:value-type="error">
            <text:p>#DIV/0!</text:p>
          </table:table-cell>
          <table:table-cell table:formula="of:=AVERAGE([.G201:.K2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2:.E202])" office:value-type="string" office:string-value="" calcext:value-type="error">
            <text:p>#DIV/0!</text:p>
          </table:table-cell>
          <table:table-cell table:formula="of:=AVERAGE([.G202:.K2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3:.E203])" office:value-type="string" office:string-value="" calcext:value-type="error">
            <text:p>#DIV/0!</text:p>
          </table:table-cell>
          <table:table-cell table:formula="of:=AVERAGE([.G203:.K2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4:.E204])" office:value-type="string" office:string-value="" calcext:value-type="error">
            <text:p>#DIV/0!</text:p>
          </table:table-cell>
          <table:table-cell table:formula="of:=AVERAGE([.G204:.K2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5:.E205])" office:value-type="string" office:string-value="" calcext:value-type="error">
            <text:p>#DIV/0!</text:p>
          </table:table-cell>
          <table:table-cell table:formula="of:=AVERAGE([.G205:.K2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6:.E206])" office:value-type="string" office:string-value="" calcext:value-type="error">
            <text:p>#DIV/0!</text:p>
          </table:table-cell>
          <table:table-cell table:formula="of:=AVERAGE([.G206:.K2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7:.E207])" office:value-type="string" office:string-value="" calcext:value-type="error">
            <text:p>#DIV/0!</text:p>
          </table:table-cell>
          <table:table-cell table:formula="of:=AVERAGE([.G207:.K2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8:.E208])" office:value-type="string" office:string-value="" calcext:value-type="error">
            <text:p>#DIV/0!</text:p>
          </table:table-cell>
          <table:table-cell table:formula="of:=AVERAGE([.G208:.K2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09:.E209])" office:value-type="string" office:string-value="" calcext:value-type="error">
            <text:p>#DIV/0!</text:p>
          </table:table-cell>
          <table:table-cell table:formula="of:=AVERAGE([.G209:.K2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0:.E210])" office:value-type="string" office:string-value="" calcext:value-type="error">
            <text:p>#DIV/0!</text:p>
          </table:table-cell>
          <table:table-cell table:formula="of:=AVERAGE([.G210:.K2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1:.E211])" office:value-type="string" office:string-value="" calcext:value-type="error">
            <text:p>#DIV/0!</text:p>
          </table:table-cell>
          <table:table-cell table:formula="of:=AVERAGE([.G211:.K2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2:.E212])" office:value-type="string" office:string-value="" calcext:value-type="error">
            <text:p>#DIV/0!</text:p>
          </table:table-cell>
          <table:table-cell table:formula="of:=AVERAGE([.G212:.K2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3:.E213])" office:value-type="string" office:string-value="" calcext:value-type="error">
            <text:p>#DIV/0!</text:p>
          </table:table-cell>
          <table:table-cell table:formula="of:=AVERAGE([.G213:.K2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4:.E214])" office:value-type="string" office:string-value="" calcext:value-type="error">
            <text:p>#DIV/0!</text:p>
          </table:table-cell>
          <table:table-cell table:formula="of:=AVERAGE([.G214:.K2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5:.E215])" office:value-type="string" office:string-value="" calcext:value-type="error">
            <text:p>#DIV/0!</text:p>
          </table:table-cell>
          <table:table-cell table:formula="of:=AVERAGE([.G215:.K2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6:.E216])" office:value-type="string" office:string-value="" calcext:value-type="error">
            <text:p>#DIV/0!</text:p>
          </table:table-cell>
          <table:table-cell table:formula="of:=AVERAGE([.G216:.K2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7:.E217])" office:value-type="string" office:string-value="" calcext:value-type="error">
            <text:p>#DIV/0!</text:p>
          </table:table-cell>
          <table:table-cell table:formula="of:=AVERAGE([.G217:.K2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8:.E218])" office:value-type="string" office:string-value="" calcext:value-type="error">
            <text:p>#DIV/0!</text:p>
          </table:table-cell>
          <table:table-cell table:formula="of:=AVERAGE([.G218:.K2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19:.E219])" office:value-type="string" office:string-value="" calcext:value-type="error">
            <text:p>#DIV/0!</text:p>
          </table:table-cell>
          <table:table-cell table:formula="of:=AVERAGE([.G219:.K2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0:.E220])" office:value-type="string" office:string-value="" calcext:value-type="error">
            <text:p>#DIV/0!</text:p>
          </table:table-cell>
          <table:table-cell table:formula="of:=AVERAGE([.G220:.K2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1:.E221])" office:value-type="string" office:string-value="" calcext:value-type="error">
            <text:p>#DIV/0!</text:p>
          </table:table-cell>
          <table:table-cell table:formula="of:=AVERAGE([.G221:.K2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2:.E222])" office:value-type="string" office:string-value="" calcext:value-type="error">
            <text:p>#DIV/0!</text:p>
          </table:table-cell>
          <table:table-cell table:formula="of:=AVERAGE([.G222:.K2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3:.E223])" office:value-type="string" office:string-value="" calcext:value-type="error">
            <text:p>#DIV/0!</text:p>
          </table:table-cell>
          <table:table-cell table:formula="of:=AVERAGE([.G223:.K2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4:.E224])" office:value-type="string" office:string-value="" calcext:value-type="error">
            <text:p>#DIV/0!</text:p>
          </table:table-cell>
          <table:table-cell table:formula="of:=AVERAGE([.G224:.K2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5:.E225])" office:value-type="string" office:string-value="" calcext:value-type="error">
            <text:p>#DIV/0!</text:p>
          </table:table-cell>
          <table:table-cell table:formula="of:=AVERAGE([.G225:.K2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6:.E226])" office:value-type="string" office:string-value="" calcext:value-type="error">
            <text:p>#DIV/0!</text:p>
          </table:table-cell>
          <table:table-cell table:formula="of:=AVERAGE([.G226:.K2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7:.E227])" office:value-type="string" office:string-value="" calcext:value-type="error">
            <text:p>#DIV/0!</text:p>
          </table:table-cell>
          <table:table-cell table:formula="of:=AVERAGE([.G227:.K2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8:.E228])" office:value-type="string" office:string-value="" calcext:value-type="error">
            <text:p>#DIV/0!</text:p>
          </table:table-cell>
          <table:table-cell table:formula="of:=AVERAGE([.G228:.K2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29:.E229])" office:value-type="string" office:string-value="" calcext:value-type="error">
            <text:p>#DIV/0!</text:p>
          </table:table-cell>
          <table:table-cell table:formula="of:=AVERAGE([.G229:.K2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0:.E230])" office:value-type="string" office:string-value="" calcext:value-type="error">
            <text:p>#DIV/0!</text:p>
          </table:table-cell>
          <table:table-cell table:formula="of:=AVERAGE([.G230:.K2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1:.E231])" office:value-type="string" office:string-value="" calcext:value-type="error">
            <text:p>#DIV/0!</text:p>
          </table:table-cell>
          <table:table-cell table:formula="of:=AVERAGE([.G231:.K2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2:.E232])" office:value-type="string" office:string-value="" calcext:value-type="error">
            <text:p>#DIV/0!</text:p>
          </table:table-cell>
          <table:table-cell table:formula="of:=AVERAGE([.G232:.K2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3:.E233])" office:value-type="string" office:string-value="" calcext:value-type="error">
            <text:p>#DIV/0!</text:p>
          </table:table-cell>
          <table:table-cell table:formula="of:=AVERAGE([.G233:.K2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4:.E234])" office:value-type="string" office:string-value="" calcext:value-type="error">
            <text:p>#DIV/0!</text:p>
          </table:table-cell>
          <table:table-cell table:formula="of:=AVERAGE([.G234:.K2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5:.E235])" office:value-type="string" office:string-value="" calcext:value-type="error">
            <text:p>#DIV/0!</text:p>
          </table:table-cell>
          <table:table-cell table:formula="of:=AVERAGE([.G235:.K2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6:.E236])" office:value-type="string" office:string-value="" calcext:value-type="error">
            <text:p>#DIV/0!</text:p>
          </table:table-cell>
          <table:table-cell table:formula="of:=AVERAGE([.G236:.K2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7:.E237])" office:value-type="string" office:string-value="" calcext:value-type="error">
            <text:p>#DIV/0!</text:p>
          </table:table-cell>
          <table:table-cell table:formula="of:=AVERAGE([.G237:.K2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8:.E238])" office:value-type="string" office:string-value="" calcext:value-type="error">
            <text:p>#DIV/0!</text:p>
          </table:table-cell>
          <table:table-cell table:formula="of:=AVERAGE([.G238:.K2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39:.E239])" office:value-type="string" office:string-value="" calcext:value-type="error">
            <text:p>#DIV/0!</text:p>
          </table:table-cell>
          <table:table-cell table:formula="of:=AVERAGE([.G239:.K2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0:.E240])" office:value-type="string" office:string-value="" calcext:value-type="error">
            <text:p>#DIV/0!</text:p>
          </table:table-cell>
          <table:table-cell table:formula="of:=AVERAGE([.G240:.K2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1:.E241])" office:value-type="string" office:string-value="" calcext:value-type="error">
            <text:p>#DIV/0!</text:p>
          </table:table-cell>
          <table:table-cell table:formula="of:=AVERAGE([.G241:.K2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2:.E242])" office:value-type="string" office:string-value="" calcext:value-type="error">
            <text:p>#DIV/0!</text:p>
          </table:table-cell>
          <table:table-cell table:formula="of:=AVERAGE([.G242:.K2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3:.E243])" office:value-type="string" office:string-value="" calcext:value-type="error">
            <text:p>#DIV/0!</text:p>
          </table:table-cell>
          <table:table-cell table:formula="of:=AVERAGE([.G243:.K2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4:.E244])" office:value-type="string" office:string-value="" calcext:value-type="error">
            <text:p>#DIV/0!</text:p>
          </table:table-cell>
          <table:table-cell table:formula="of:=AVERAGE([.G244:.K2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5:.E245])" office:value-type="string" office:string-value="" calcext:value-type="error">
            <text:p>#DIV/0!</text:p>
          </table:table-cell>
          <table:table-cell table:formula="of:=AVERAGE([.G245:.K2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6:.E246])" office:value-type="string" office:string-value="" calcext:value-type="error">
            <text:p>#DIV/0!</text:p>
          </table:table-cell>
          <table:table-cell table:formula="of:=AVERAGE([.G246:.K2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7:.E247])" office:value-type="string" office:string-value="" calcext:value-type="error">
            <text:p>#DIV/0!</text:p>
          </table:table-cell>
          <table:table-cell table:formula="of:=AVERAGE([.G247:.K2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8:.E248])" office:value-type="string" office:string-value="" calcext:value-type="error">
            <text:p>#DIV/0!</text:p>
          </table:table-cell>
          <table:table-cell table:formula="of:=AVERAGE([.G248:.K2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49:.E249])" office:value-type="string" office:string-value="" calcext:value-type="error">
            <text:p>#DIV/0!</text:p>
          </table:table-cell>
          <table:table-cell table:formula="of:=AVERAGE([.G249:.K2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0:.E250])" office:value-type="string" office:string-value="" calcext:value-type="error">
            <text:p>#DIV/0!</text:p>
          </table:table-cell>
          <table:table-cell table:formula="of:=AVERAGE([.G250:.K2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1:.E251])" office:value-type="string" office:string-value="" calcext:value-type="error">
            <text:p>#DIV/0!</text:p>
          </table:table-cell>
          <table:table-cell table:formula="of:=AVERAGE([.G251:.K2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2:.E252])" office:value-type="string" office:string-value="" calcext:value-type="error">
            <text:p>#DIV/0!</text:p>
          </table:table-cell>
          <table:table-cell table:formula="of:=AVERAGE([.G252:.K2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3:.E253])" office:value-type="string" office:string-value="" calcext:value-type="error">
            <text:p>#DIV/0!</text:p>
          </table:table-cell>
          <table:table-cell table:formula="of:=AVERAGE([.G253:.K2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4:.E254])" office:value-type="string" office:string-value="" calcext:value-type="error">
            <text:p>#DIV/0!</text:p>
          </table:table-cell>
          <table:table-cell table:formula="of:=AVERAGE([.G254:.K2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5:.E255])" office:value-type="string" office:string-value="" calcext:value-type="error">
            <text:p>#DIV/0!</text:p>
          </table:table-cell>
          <table:table-cell table:formula="of:=AVERAGE([.G255:.K2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6:.E256])" office:value-type="string" office:string-value="" calcext:value-type="error">
            <text:p>#DIV/0!</text:p>
          </table:table-cell>
          <table:table-cell table:formula="of:=AVERAGE([.G256:.K2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7:.E257])" office:value-type="string" office:string-value="" calcext:value-type="error">
            <text:p>#DIV/0!</text:p>
          </table:table-cell>
          <table:table-cell table:formula="of:=AVERAGE([.G257:.K2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8:.E258])" office:value-type="string" office:string-value="" calcext:value-type="error">
            <text:p>#DIV/0!</text:p>
          </table:table-cell>
          <table:table-cell table:formula="of:=AVERAGE([.G258:.K2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59:.E259])" office:value-type="string" office:string-value="" calcext:value-type="error">
            <text:p>#DIV/0!</text:p>
          </table:table-cell>
          <table:table-cell table:formula="of:=AVERAGE([.G259:.K2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0:.E260])" office:value-type="string" office:string-value="" calcext:value-type="error">
            <text:p>#DIV/0!</text:p>
          </table:table-cell>
          <table:table-cell table:formula="of:=AVERAGE([.G260:.K2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1:.E261])" office:value-type="string" office:string-value="" calcext:value-type="error">
            <text:p>#DIV/0!</text:p>
          </table:table-cell>
          <table:table-cell table:formula="of:=AVERAGE([.G261:.K2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2:.E262])" office:value-type="string" office:string-value="" calcext:value-type="error">
            <text:p>#DIV/0!</text:p>
          </table:table-cell>
          <table:table-cell table:formula="of:=AVERAGE([.G262:.K2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3:.E263])" office:value-type="string" office:string-value="" calcext:value-type="error">
            <text:p>#DIV/0!</text:p>
          </table:table-cell>
          <table:table-cell table:formula="of:=AVERAGE([.G263:.K2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4:.E264])" office:value-type="string" office:string-value="" calcext:value-type="error">
            <text:p>#DIV/0!</text:p>
          </table:table-cell>
          <table:table-cell table:formula="of:=AVERAGE([.G264:.K2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5:.E265])" office:value-type="string" office:string-value="" calcext:value-type="error">
            <text:p>#DIV/0!</text:p>
          </table:table-cell>
          <table:table-cell table:formula="of:=AVERAGE([.G265:.K2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6:.E266])" office:value-type="string" office:string-value="" calcext:value-type="error">
            <text:p>#DIV/0!</text:p>
          </table:table-cell>
          <table:table-cell table:formula="of:=AVERAGE([.G266:.K2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7:.E267])" office:value-type="string" office:string-value="" calcext:value-type="error">
            <text:p>#DIV/0!</text:p>
          </table:table-cell>
          <table:table-cell table:formula="of:=AVERAGE([.G267:.K2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8:.E268])" office:value-type="string" office:string-value="" calcext:value-type="error">
            <text:p>#DIV/0!</text:p>
          </table:table-cell>
          <table:table-cell table:formula="of:=AVERAGE([.G268:.K2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69:.E269])" office:value-type="string" office:string-value="" calcext:value-type="error">
            <text:p>#DIV/0!</text:p>
          </table:table-cell>
          <table:table-cell table:formula="of:=AVERAGE([.G269:.K2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0:.E270])" office:value-type="string" office:string-value="" calcext:value-type="error">
            <text:p>#DIV/0!</text:p>
          </table:table-cell>
          <table:table-cell table:formula="of:=AVERAGE([.G270:.K2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1:.E271])" office:value-type="string" office:string-value="" calcext:value-type="error">
            <text:p>#DIV/0!</text:p>
          </table:table-cell>
          <table:table-cell table:formula="of:=AVERAGE([.G271:.K2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2:.E272])" office:value-type="string" office:string-value="" calcext:value-type="error">
            <text:p>#DIV/0!</text:p>
          </table:table-cell>
          <table:table-cell table:formula="of:=AVERAGE([.G272:.K2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3:.E273])" office:value-type="string" office:string-value="" calcext:value-type="error">
            <text:p>#DIV/0!</text:p>
          </table:table-cell>
          <table:table-cell table:formula="of:=AVERAGE([.G273:.K2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4:.E274])" office:value-type="string" office:string-value="" calcext:value-type="error">
            <text:p>#DIV/0!</text:p>
          </table:table-cell>
          <table:table-cell table:formula="of:=AVERAGE([.G274:.K2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5:.E275])" office:value-type="string" office:string-value="" calcext:value-type="error">
            <text:p>#DIV/0!</text:p>
          </table:table-cell>
          <table:table-cell table:formula="of:=AVERAGE([.G275:.K2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6:.E276])" office:value-type="string" office:string-value="" calcext:value-type="error">
            <text:p>#DIV/0!</text:p>
          </table:table-cell>
          <table:table-cell table:formula="of:=AVERAGE([.G276:.K2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7:.E277])" office:value-type="string" office:string-value="" calcext:value-type="error">
            <text:p>#DIV/0!</text:p>
          </table:table-cell>
          <table:table-cell table:formula="of:=AVERAGE([.G277:.K2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8:.E278])" office:value-type="string" office:string-value="" calcext:value-type="error">
            <text:p>#DIV/0!</text:p>
          </table:table-cell>
          <table:table-cell table:formula="of:=AVERAGE([.G278:.K2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79:.E279])" office:value-type="string" office:string-value="" calcext:value-type="error">
            <text:p>#DIV/0!</text:p>
          </table:table-cell>
          <table:table-cell table:formula="of:=AVERAGE([.G279:.K2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0:.E280])" office:value-type="string" office:string-value="" calcext:value-type="error">
            <text:p>#DIV/0!</text:p>
          </table:table-cell>
          <table:table-cell table:formula="of:=AVERAGE([.G280:.K2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1:.E281])" office:value-type="string" office:string-value="" calcext:value-type="error">
            <text:p>#DIV/0!</text:p>
          </table:table-cell>
          <table:table-cell table:formula="of:=AVERAGE([.G281:.K2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2:.E282])" office:value-type="string" office:string-value="" calcext:value-type="error">
            <text:p>#DIV/0!</text:p>
          </table:table-cell>
          <table:table-cell table:formula="of:=AVERAGE([.G282:.K2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3:.E283])" office:value-type="string" office:string-value="" calcext:value-type="error">
            <text:p>#DIV/0!</text:p>
          </table:table-cell>
          <table:table-cell table:formula="of:=AVERAGE([.G283:.K2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4:.E284])" office:value-type="string" office:string-value="" calcext:value-type="error">
            <text:p>#DIV/0!</text:p>
          </table:table-cell>
          <table:table-cell table:formula="of:=AVERAGE([.G284:.K2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5:.E285])" office:value-type="string" office:string-value="" calcext:value-type="error">
            <text:p>#DIV/0!</text:p>
          </table:table-cell>
          <table:table-cell table:formula="of:=AVERAGE([.G285:.K2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6:.E286])" office:value-type="string" office:string-value="" calcext:value-type="error">
            <text:p>#DIV/0!</text:p>
          </table:table-cell>
          <table:table-cell table:formula="of:=AVERAGE([.G286:.K2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7:.E287])" office:value-type="string" office:string-value="" calcext:value-type="error">
            <text:p>#DIV/0!</text:p>
          </table:table-cell>
          <table:table-cell table:formula="of:=AVERAGE([.G287:.K2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8:.E288])" office:value-type="string" office:string-value="" calcext:value-type="error">
            <text:p>#DIV/0!</text:p>
          </table:table-cell>
          <table:table-cell table:formula="of:=AVERAGE([.G288:.K2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89:.E289])" office:value-type="string" office:string-value="" calcext:value-type="error">
            <text:p>#DIV/0!</text:p>
          </table:table-cell>
          <table:table-cell table:formula="of:=AVERAGE([.G289:.K2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0:.E290])" office:value-type="string" office:string-value="" calcext:value-type="error">
            <text:p>#DIV/0!</text:p>
          </table:table-cell>
          <table:table-cell table:formula="of:=AVERAGE([.G290:.K2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1:.E291])" office:value-type="string" office:string-value="" calcext:value-type="error">
            <text:p>#DIV/0!</text:p>
          </table:table-cell>
          <table:table-cell table:formula="of:=AVERAGE([.G291:.K2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2:.E292])" office:value-type="string" office:string-value="" calcext:value-type="error">
            <text:p>#DIV/0!</text:p>
          </table:table-cell>
          <table:table-cell table:formula="of:=AVERAGE([.G292:.K2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3:.E293])" office:value-type="string" office:string-value="" calcext:value-type="error">
            <text:p>#DIV/0!</text:p>
          </table:table-cell>
          <table:table-cell table:formula="of:=AVERAGE([.G293:.K2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4:.E294])" office:value-type="string" office:string-value="" calcext:value-type="error">
            <text:p>#DIV/0!</text:p>
          </table:table-cell>
          <table:table-cell table:formula="of:=AVERAGE([.G294:.K2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5:.E295])" office:value-type="string" office:string-value="" calcext:value-type="error">
            <text:p>#DIV/0!</text:p>
          </table:table-cell>
          <table:table-cell table:formula="of:=AVERAGE([.G295:.K2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6:.E296])" office:value-type="string" office:string-value="" calcext:value-type="error">
            <text:p>#DIV/0!</text:p>
          </table:table-cell>
          <table:table-cell table:formula="of:=AVERAGE([.G296:.K2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7:.E297])" office:value-type="string" office:string-value="" calcext:value-type="error">
            <text:p>#DIV/0!</text:p>
          </table:table-cell>
          <table:table-cell table:formula="of:=AVERAGE([.G297:.K2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8:.E298])" office:value-type="string" office:string-value="" calcext:value-type="error">
            <text:p>#DIV/0!</text:p>
          </table:table-cell>
          <table:table-cell table:formula="of:=AVERAGE([.G298:.K2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299:.E299])" office:value-type="string" office:string-value="" calcext:value-type="error">
            <text:p>#DIV/0!</text:p>
          </table:table-cell>
          <table:table-cell table:formula="of:=AVERAGE([.G299:.K2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0:.E300])" office:value-type="string" office:string-value="" calcext:value-type="error">
            <text:p>#DIV/0!</text:p>
          </table:table-cell>
          <table:table-cell table:formula="of:=AVERAGE([.G300:.K3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formula="of:=AVERAGE([.A301:.E301])" office:value-type="string" office:string-value="" calcext:value-type="error">
            <text:p>#DIV/0!</text:p>
          </table:table-cell>
          <table:table-cell table:formula="of:=AVERAGE([.G301:.K301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3:27:36.865917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9:25:58.874336439</meta:creation-date>
    <dc:date>2016-08-17T13:31:53.120206446</dc:date>
    <meta:editing-duration>PT5M5S</meta:editing-duration>
    <meta:editing-cycles>8</meta:editing-cycles>
    <meta:generator>LibreOffice/4.2.8.2$Linux_X86_64 LibreOffice_project/420m0$Build-2</meta:generator>
    <meta:document-statistic meta:table-count="5" meta:cell-count="120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shannonAvg_8.N1:shannonAvg_8.O301" chart:data-source-has-labels="row" svg:x="0.32cm" svg:y="0.18cm" svg:width="12.799cm" svg:height="8.64cm">
          <chartooo:coordinate-region svg:x="1.312cm" svg:y="0.38cm" svg:width="11.80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annonAvg_8.N2:shannonAvg_8.N301" chart:label-cell-address="shannonAvg_8.N1:shannonAvg_8.N1" chart:class="chart:line">
            <chart:data-point chart:repeated="300"/>
          </chart:series>
          <chart:series chart:style-name="ch7" chart:values-cell-range-address="shannonAvg_8.O2:shannonAvg_8.O301" chart:label-cell-address="shannonAvg_8.O1:shannonAvg_8.O1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shannonAvg_8.N1:shannonAvg_8.N1</svg:desc>
                </draw:g>
              </table:table-cell>
              <table:table-cell office:value-type="string">
                <text:p>average</text:p>
                <draw:g>
                  <svg:desc>shannonAvg_8.O1:shannonAvg_8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27.6">
                <text:p>1227.6</text:p>
                <draw:g>
                  <svg:desc>shannonAvg_8.N2:shannonAvg_8.N301</svg:desc>
                </draw:g>
              </table:table-cell>
              <table:table-cell office:value-type="float" office:value="208.846">
                <text:p>208.846</text:p>
                <draw:g>
                  <svg:desc>shannonAvg_8.O2:shannonAvg_8.O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6.2">
                <text:p>1496.2</text:p>
              </table:table-cell>
              <table:table-cell office:value-type="float" office:value="460.746">
                <text:p>460.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9.2">
                <text:p>1679.2</text:p>
              </table:table-cell>
              <table:table-cell office:value-type="float" office:value="618.358">
                <text:p>618.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2.8">
                <text:p>1672.8</text:p>
              </table:table-cell>
              <table:table-cell office:value-type="float" office:value="766.584">
                <text:p>766.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.6">
                <text:p>1964.6</text:p>
              </table:table-cell>
              <table:table-cell office:value-type="float" office:value="793.184">
                <text:p>793.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5.2">
                <text:p>1945.2</text:p>
              </table:table-cell>
              <table:table-cell office:value-type="float" office:value="860.01">
                <text:p>86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7.8">
                <text:p>1977.8</text:p>
              </table:table-cell>
              <table:table-cell office:value-type="float" office:value="920.638">
                <text:p>920.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31.4">
                <text:p>1931.4</text:p>
              </table:table-cell>
              <table:table-cell office:value-type="float" office:value="934.636">
                <text:p>934.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1">
                <text:p>2181</text:p>
              </table:table-cell>
              <table:table-cell office:value-type="float" office:value="949.686">
                <text:p>949.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915.566">
                <text:p>915.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4.8">
                <text:p>2104.8</text:p>
              </table:table-cell>
              <table:table-cell office:value-type="float" office:value="968.342">
                <text:p>968.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7.8">
                <text:p>2107.8</text:p>
              </table:table-cell>
              <table:table-cell office:value-type="float" office:value="1006.342">
                <text:p>1006.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.6">
                <text:p>2012.6</text:p>
              </table:table-cell>
              <table:table-cell office:value-type="float" office:value="1000.1">
                <text:p>100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5.6">
                <text:p>2035.6</text:p>
              </table:table-cell>
              <table:table-cell office:value-type="float" office:value="945.264">
                <text:p>945.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1.4">
                <text:p>1911.4</text:p>
              </table:table-cell>
              <table:table-cell office:value-type="float" office:value="917.296">
                <text:p>917.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4.4">
                <text:p>2194.4</text:p>
              </table:table-cell>
              <table:table-cell office:value-type="float" office:value="980.554">
                <text:p>980.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4.4">
                <text:p>2024.4</text:p>
              </table:table-cell>
              <table:table-cell office:value-type="float" office:value="986.862">
                <text:p>986.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2.2">
                <text:p>2142.2</text:p>
              </table:table-cell>
              <table:table-cell office:value-type="float" office:value="1068.662">
                <text:p>1068.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47.4">
                <text:p>2247.4</text:p>
              </table:table-cell>
              <table:table-cell office:value-type="float" office:value="1078.544">
                <text:p>1078.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6.4">
                <text:p>2046.4</text:p>
              </table:table-cell>
              <table:table-cell office:value-type="float" office:value="1009.53">
                <text:p>1009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80.4">
                <text:p>2080.4</text:p>
              </table:table-cell>
              <table:table-cell office:value-type="float" office:value="1058.264">
                <text:p>1058.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3.8">
                <text:p>2203.8</text:p>
              </table:table-cell>
              <table:table-cell office:value-type="float" office:value="1055.23">
                <text:p>1055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6.8">
                <text:p>2096.8</text:p>
              </table:table-cell>
              <table:table-cell office:value-type="float" office:value="1052.302">
                <text:p>1052.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61.4">
                <text:p>2061.4</text:p>
              </table:table-cell>
              <table:table-cell office:value-type="float" office:value="1075.282">
                <text:p>1075.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2.2">
                <text:p>2192.2</text:p>
              </table:table-cell>
              <table:table-cell office:value-type="float" office:value="1030.748">
                <text:p>1030.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4.2">
                <text:p>2164.2</text:p>
              </table:table-cell>
              <table:table-cell office:value-type="float" office:value="1102.794">
                <text:p>1102.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93">
                <text:p>2293</text:p>
              </table:table-cell>
              <table:table-cell office:value-type="float" office:value="1057.636">
                <text:p>1057.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1.2">
                <text:p>2141.2</text:p>
              </table:table-cell>
              <table:table-cell office:value-type="float" office:value="1106.136">
                <text:p>1106.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27">
                <text:p>2227</text:p>
              </table:table-cell>
              <table:table-cell office:value-type="float" office:value="1116.812">
                <text:p>1116.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6.2">
                <text:p>2046.2</text:p>
              </table:table-cell>
              <table:table-cell office:value-type="float" office:value="1096.384">
                <text:p>1096.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1.2">
                <text:p>2001.2</text:p>
              </table:table-cell>
              <table:table-cell office:value-type="float" office:value="1075.41">
                <text:p>1075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96.4">
                <text:p>2196.4</text:p>
              </table:table-cell>
              <table:table-cell office:value-type="float" office:value="1080.962">
                <text:p>1080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4">
                <text:p>2084</text:p>
              </table:table-cell>
              <table:table-cell office:value-type="float" office:value="1089.196">
                <text:p>1089.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10.6">
                <text:p>2210.6</text:p>
              </table:table-cell>
              <table:table-cell office:value-type="float" office:value="1065.374">
                <text:p>1065.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69.2">
                <text:p>2169.2</text:p>
              </table:table-cell>
              <table:table-cell office:value-type="float" office:value="1078.872">
                <text:p>1078.8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6.6">
                <text:p>2026.6</text:p>
              </table:table-cell>
              <table:table-cell office:value-type="float" office:value="1110.644">
                <text:p>1110.6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50.8">
                <text:p>2050.8</text:p>
              </table:table-cell>
              <table:table-cell office:value-type="float" office:value="1044.476">
                <text:p>1044.4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37.4">
                <text:p>2137.4</text:p>
              </table:table-cell>
              <table:table-cell office:value-type="float" office:value="1054.432">
                <text:p>1054.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76.2">
                <text:p>2176.2</text:p>
              </table:table-cell>
              <table:table-cell office:value-type="float" office:value="1094.112">
                <text:p>1094.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91">
                <text:p>2191</text:p>
              </table:table-cell>
              <table:table-cell office:value-type="float" office:value="1072.352">
                <text:p>1072.3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39.4">
                <text:p>2139.4</text:p>
              </table:table-cell>
              <table:table-cell office:value-type="float" office:value="1085.132">
                <text:p>1085.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82.4">
                <text:p>1982.4</text:p>
              </table:table-cell>
              <table:table-cell office:value-type="float" office:value="1068.376">
                <text:p>1068.3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70.6">
                <text:p>2170.6</text:p>
              </table:table-cell>
              <table:table-cell office:value-type="float" office:value="1088.772">
                <text:p>1088.7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30.2">
                <text:p>2330.2</text:p>
              </table:table-cell>
              <table:table-cell office:value-type="float" office:value="1130.77">
                <text:p>1130.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44.6">
                <text:p>2244.6</text:p>
              </table:table-cell>
              <table:table-cell office:value-type="float" office:value="1101.844">
                <text:p>1101.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12.4">
                <text:p>2112.4</text:p>
              </table:table-cell>
              <table:table-cell office:value-type="float" office:value="1175.842">
                <text:p>1175.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74">
                <text:p>2274</text:p>
              </table:table-cell>
              <table:table-cell office:value-type="float" office:value="1162.44">
                <text:p>1162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73.8">
                <text:p>2273.8</text:p>
              </table:table-cell>
              <table:table-cell office:value-type="float" office:value="1098.91">
                <text:p>1098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82.6">
                <text:p>2082.6</text:p>
              </table:table-cell>
              <table:table-cell office:value-type="float" office:value="1135.436">
                <text:p>1135.4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77.8">
                <text:p>2077.8</text:p>
              </table:table-cell>
              <table:table-cell office:value-type="float" office:value="1075.266">
                <text:p>1075.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57.4">
                <text:p>2157.4</text:p>
              </table:table-cell>
              <table:table-cell office:value-type="float" office:value="1128.85">
                <text:p>1128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30.8">
                <text:p>2130.8</text:p>
              </table:table-cell>
              <table:table-cell office:value-type="float" office:value="1100.266">
                <text:p>1100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22.8">
                <text:p>2022.8</text:p>
              </table:table-cell>
              <table:table-cell office:value-type="float" office:value="1062.304">
                <text:p>1062.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90.8">
                <text:p>2290.8</text:p>
              </table:table-cell>
              <table:table-cell office:value-type="float" office:value="1064.648">
                <text:p>1064.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5.2">
                <text:p>2175.2</text:p>
              </table:table-cell>
              <table:table-cell office:value-type="float" office:value="1126.186">
                <text:p>1126.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41.2">
                <text:p>2141.2</text:p>
              </table:table-cell>
              <table:table-cell office:value-type="float" office:value="1108.53">
                <text:p>1108.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2">
                <text:p>2192</text:p>
              </table:table-cell>
              <table:table-cell office:value-type="float" office:value="1039.526">
                <text:p>1039.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11.6">
                <text:p>2111.6</text:p>
              </table:table-cell>
              <table:table-cell office:value-type="float" office:value="1109.252">
                <text:p>1109.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00">
                <text:p>2200</text:p>
              </table:table-cell>
              <table:table-cell office:value-type="float" office:value="1117.27">
                <text:p>1117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03.4">
                <text:p>2103.4</text:p>
              </table:table-cell>
              <table:table-cell office:value-type="float" office:value="1066.702">
                <text:p>1066.7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3.8">
                <text:p>2173.8</text:p>
              </table:table-cell>
              <table:table-cell office:value-type="float" office:value="1096.966">
                <text:p>1096.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0.4">
                <text:p>2180.4</text:p>
              </table:table-cell>
              <table:table-cell office:value-type="float" office:value="1151.942">
                <text:p>1151.9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97.2">
                <text:p>2097.2</text:p>
              </table:table-cell>
              <table:table-cell office:value-type="float" office:value="1128.756">
                <text:p>1128.7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93.2">
                <text:p>2093.2</text:p>
              </table:table-cell>
              <table:table-cell office:value-type="float" office:value="1148.112">
                <text:p>1148.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78.2">
                <text:p>2178.2</text:p>
              </table:table-cell>
              <table:table-cell office:value-type="float" office:value="1088.76">
                <text:p>1088.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45.4">
                <text:p>2145.4</text:p>
              </table:table-cell>
              <table:table-cell office:value-type="float" office:value="1096.624">
                <text:p>1096.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6.6">
                <text:p>2066.6</text:p>
              </table:table-cell>
              <table:table-cell office:value-type="float" office:value="1116.882">
                <text:p>1116.8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56.8">
                <text:p>2256.8</text:p>
              </table:table-cell>
              <table:table-cell office:value-type="float" office:value="1078.442">
                <text:p>1078.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57.8">
                <text:p>2057.8</text:p>
              </table:table-cell>
              <table:table-cell office:value-type="float" office:value="1098.8">
                <text:p>1098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20.6">
                <text:p>2120.6</text:p>
              </table:table-cell>
              <table:table-cell office:value-type="float" office:value="1127.372">
                <text:p>1127.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39.6">
                <text:p>2239.6</text:p>
              </table:table-cell>
              <table:table-cell office:value-type="float" office:value="1143.104">
                <text:p>1143.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51">
                <text:p>2151</text:p>
              </table:table-cell>
              <table:table-cell office:value-type="float" office:value="1111.958">
                <text:p>1111.9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4">
                <text:p>2084</text:p>
              </table:table-cell>
              <table:table-cell office:value-type="float" office:value="1103.84">
                <text:p>1103.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22.2">
                <text:p>2122.2</text:p>
              </table:table-cell>
              <table:table-cell office:value-type="float" office:value="1088.84">
                <text:p>1088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06.4">
                <text:p>2206.4</text:p>
              </table:table-cell>
              <table:table-cell office:value-type="float" office:value="1126.044">
                <text:p>1126.0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8.8">
                <text:p>2008.8</text:p>
              </table:table-cell>
              <table:table-cell office:value-type="float" office:value="1065.706">
                <text:p>1065.7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87.8">
                <text:p>2287.8</text:p>
              </table:table-cell>
              <table:table-cell office:value-type="float" office:value="1100.288">
                <text:p>1100.2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98.4">
                <text:p>2198.4</text:p>
              </table:table-cell>
              <table:table-cell office:value-type="float" office:value="1103.838">
                <text:p>1103.8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34.2">
                <text:p>2334.2</text:p>
              </table:table-cell>
              <table:table-cell office:value-type="float" office:value="1088.338">
                <text:p>1088.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61.2">
                <text:p>2161.2</text:p>
              </table:table-cell>
              <table:table-cell office:value-type="float" office:value="1091.658">
                <text:p>1091.6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58.4">
                <text:p>2258.4</text:p>
              </table:table-cell>
              <table:table-cell office:value-type="float" office:value="1114.012">
                <text:p>1114.0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11.6">
                <text:p>2111.6</text:p>
              </table:table-cell>
              <table:table-cell office:value-type="float" office:value="1092.702">
                <text:p>1092.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83.6">
                <text:p>2183.6</text:p>
              </table:table-cell>
              <table:table-cell office:value-type="float" office:value="1110.91">
                <text:p>1110.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34.4">
                <text:p>2134.4</text:p>
              </table:table-cell>
              <table:table-cell office:value-type="float" office:value="1101.904">
                <text:p>1101.9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47">
                <text:p>2147</text:p>
              </table:table-cell>
              <table:table-cell office:value-type="float" office:value="1097.17">
                <text:p>1097.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38.4">
                <text:p>2138.4</text:p>
              </table:table-cell>
              <table:table-cell office:value-type="float" office:value="1095.612">
                <text:p>1095.6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6.8">
                <text:p>2116.8</text:p>
              </table:table-cell>
              <table:table-cell office:value-type="float" office:value="1101.054">
                <text:p>1101.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74.8">
                <text:p>2174.8</text:p>
              </table:table-cell>
              <table:table-cell office:value-type="float" office:value="1151.228">
                <text:p>1151.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22.6">
                <text:p>2022.6</text:p>
              </table:table-cell>
              <table:table-cell office:value-type="float" office:value="1084.002">
                <text:p>1084.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56.2">
                <text:p>2056.2</text:p>
              </table:table-cell>
              <table:table-cell office:value-type="float" office:value="1073.136">
                <text:p>1073.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40.6">
                <text:p>2140.6</text:p>
              </table:table-cell>
              <table:table-cell office:value-type="float" office:value="1083.446">
                <text:p>1083.4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82.8">
                <text:p>1982.8</text:p>
              </table:table-cell>
              <table:table-cell office:value-type="float" office:value="1097.616">
                <text:p>1097.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69.8">
                <text:p>1969.8</text:p>
              </table:table-cell>
              <table:table-cell office:value-type="float" office:value="1083.84">
                <text:p>1083.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37">
                <text:p>2137</text:p>
              </table:table-cell>
              <table:table-cell office:value-type="float" office:value="1090.446">
                <text:p>1090.4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17.8">
                <text:p>2117.8</text:p>
              </table:table-cell>
              <table:table-cell office:value-type="float" office:value="1099.182">
                <text:p>1099.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5.4">
                <text:p>2015.4</text:p>
              </table:table-cell>
              <table:table-cell office:value-type="float" office:value="1084.202">
                <text:p>1084.2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23.2">
                <text:p>2123.2</text:p>
              </table:table-cell>
              <table:table-cell office:value-type="float" office:value="1077.474">
                <text:p>1077.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94.2">
                <text:p>2194.2</text:p>
              </table:table-cell>
              <table:table-cell office:value-type="float" office:value="1098.26">
                <text:p>1098.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13.2">
                <text:p>2013.2</text:p>
              </table:table-cell>
              <table:table-cell office:value-type="float" office:value="1079.002">
                <text:p>1079.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31">
                <text:p>2131</text:p>
              </table:table-cell>
              <table:table-cell office:value-type="float" office:value="1131.76">
                <text:p>1131.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92.2">
                <text:p>2192.2</text:p>
              </table:table-cell>
              <table:table-cell office:value-type="float" office:value="1119.878">
                <text:p>1119.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77.4">
                <text:p>1977.4</text:p>
              </table:table-cell>
              <table:table-cell office:value-type="float" office:value="1096.71">
                <text:p>1096.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56.8">
                <text:p>2156.8</text:p>
              </table:table-cell>
              <table:table-cell office:value-type="float" office:value="1083.318">
                <text:p>1083.3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62.4">
                <text:p>2162.4</text:p>
              </table:table-cell>
              <table:table-cell office:value-type="float" office:value="1112.568">
                <text:p>1112.5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7.8">
                <text:p>2007.8</text:p>
              </table:table-cell>
              <table:table-cell office:value-type="float" office:value="1081.338">
                <text:p>1081.3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86.2">
                <text:p>2086.2</text:p>
              </table:table-cell>
              <table:table-cell office:value-type="float" office:value="1083.12">
                <text:p>1083.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70.2">
                <text:p>2170.2</text:p>
              </table:table-cell>
              <table:table-cell office:value-type="float" office:value="1080.806">
                <text:p>1080.8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44.4">
                <text:p>2044.4</text:p>
              </table:table-cell>
              <table:table-cell office:value-type="float" office:value="1100.838">
                <text:p>1100.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87.8">
                <text:p>2087.8</text:p>
              </table:table-cell>
              <table:table-cell office:value-type="float" office:value="1084.234">
                <text:p>1084.2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61.4">
                <text:p>2061.4</text:p>
              </table:table-cell>
              <table:table-cell office:value-type="float" office:value="1104.802">
                <text:p>1104.8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57">
                <text:p>2157</text:p>
              </table:table-cell>
              <table:table-cell office:value-type="float" office:value="1125.138">
                <text:p>1125.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47.2">
                <text:p>2147.2</text:p>
              </table:table-cell>
              <table:table-cell office:value-type="float" office:value="1092.384">
                <text:p>1092.3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82">
                <text:p>2082</text:p>
              </table:table-cell>
              <table:table-cell office:value-type="float" office:value="1080.796">
                <text:p>1080.7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04.6">
                <text:p>2204.6</text:p>
              </table:table-cell>
              <table:table-cell office:value-type="float" office:value="1140.028">
                <text:p>1140.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42.2">
                <text:p>2142.2</text:p>
              </table:table-cell>
              <table:table-cell office:value-type="float" office:value="1102.07">
                <text:p>1102.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38.2">
                <text:p>2238.2</text:p>
              </table:table-cell>
              <table:table-cell office:value-type="float" office:value="1034.77">
                <text:p>1034.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01.6">
                <text:p>2101.6</text:p>
              </table:table-cell>
              <table:table-cell office:value-type="float" office:value="1051.058">
                <text:p>1051.0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13.8">
                <text:p>2213.8</text:p>
              </table:table-cell>
              <table:table-cell office:value-type="float" office:value="1105.326">
                <text:p>1105.3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93.6">
                <text:p>2093.6</text:p>
              </table:table-cell>
              <table:table-cell office:value-type="float" office:value="1108.322">
                <text:p>1108.3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88.4">
                <text:p>1988.4</text:p>
              </table:table-cell>
              <table:table-cell office:value-type="float" office:value="1072.376">
                <text:p>1072.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87.6">
                <text:p>2087.6</text:p>
              </table:table-cell>
              <table:table-cell office:value-type="float" office:value="1086.834">
                <text:p>1086.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91.8">
                <text:p>2091.8</text:p>
              </table:table-cell>
              <table:table-cell office:value-type="float" office:value="1092.9">
                <text:p>1092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69.2">
                <text:p>2069.2</text:p>
              </table:table-cell>
              <table:table-cell office:value-type="float" office:value="1077.976">
                <text:p>1077.9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19.6">
                <text:p>2219.6</text:p>
              </table:table-cell>
              <table:table-cell office:value-type="float" office:value="1111.792">
                <text:p>1111.7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81.2">
                <text:p>2081.2</text:p>
              </table:table-cell>
              <table:table-cell office:value-type="float" office:value="1075.296">
                <text:p>1075.2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52.6">
                <text:p>2152.6</text:p>
              </table:table-cell>
              <table:table-cell office:value-type="float" office:value="1065.072">
                <text:p>1065.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42.2">
                <text:p>2042.2</text:p>
              </table:table-cell>
              <table:table-cell office:value-type="float" office:value="1077.128">
                <text:p>1077.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68.2">
                <text:p>1968.2</text:p>
              </table:table-cell>
              <table:table-cell office:value-type="float" office:value="1123.53">
                <text:p>1123.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34">
                <text:p>2034</text:p>
              </table:table-cell>
              <table:table-cell office:value-type="float" office:value="1098.144">
                <text:p>1098.1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85.6">
                <text:p>2085.6</text:p>
              </table:table-cell>
              <table:table-cell office:value-type="float" office:value="1124.442">
                <text:p>1124.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08.2">
                <text:p>2108.2</text:p>
              </table:table-cell>
              <table:table-cell office:value-type="float" office:value="1137.93">
                <text:p>1137.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58.2">
                <text:p>2058.2</text:p>
              </table:table-cell>
              <table:table-cell office:value-type="float" office:value="1095.438">
                <text:p>1095.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50.2">
                <text:p>2250.2</text:p>
              </table:table-cell>
              <table:table-cell office:value-type="float" office:value="1103.734">
                <text:p>1103.7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25.2">
                <text:p>2125.2</text:p>
              </table:table-cell>
              <table:table-cell office:value-type="float" office:value="1110.448">
                <text:p>1110.4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80.8">
                <text:p>2180.8</text:p>
              </table:table-cell>
              <table:table-cell office:value-type="float" office:value="1157.088">
                <text:p>1157.0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45">
                <text:p>2045</text:p>
              </table:table-cell>
              <table:table-cell office:value-type="float" office:value="1132.838">
                <text:p>1132.8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66.2">
                <text:p>2166.2</text:p>
              </table:table-cell>
              <table:table-cell office:value-type="float" office:value="1095.634">
                <text:p>1095.6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93.8">
                <text:p>1993.8</text:p>
              </table:table-cell>
              <table:table-cell office:value-type="float" office:value="1109.028">
                <text:p>1109.0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9.6">
                <text:p>2099.6</text:p>
              </table:table-cell>
              <table:table-cell office:value-type="float" office:value="1093.67">
                <text:p>1093.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18.2">
                <text:p>2018.2</text:p>
              </table:table-cell>
              <table:table-cell office:value-type="float" office:value="1138.374">
                <text:p>1138.3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14.6">
                <text:p>2114.6</text:p>
              </table:table-cell>
              <table:table-cell office:value-type="float" office:value="1108.07">
                <text:p>1108.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07.6">
                <text:p>2107.6</text:p>
              </table:table-cell>
              <table:table-cell office:value-type="float" office:value="1136.652">
                <text:p>1136.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09.6">
                <text:p>2209.6</text:p>
              </table:table-cell>
              <table:table-cell office:value-type="float" office:value="1138.452">
                <text:p>1138.4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27.8">
                <text:p>2127.8</text:p>
              </table:table-cell>
              <table:table-cell office:value-type="float" office:value="1153.318">
                <text:p>1153.3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7.6">
                <text:p>2297.6</text:p>
              </table:table-cell>
              <table:table-cell office:value-type="float" office:value="1108.346">
                <text:p>1108.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35.4">
                <text:p>2235.4</text:p>
              </table:table-cell>
              <table:table-cell office:value-type="float" office:value="1131.094">
                <text:p>1131.0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23.6">
                <text:p>2323.6</text:p>
              </table:table-cell>
              <table:table-cell office:value-type="float" office:value="1159.794">
                <text:p>1159.7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50.8">
                <text:p>2350.8</text:p>
              </table:table-cell>
              <table:table-cell office:value-type="float" office:value="1143.81">
                <text:p>1143.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60.8">
                <text:p>2260.8</text:p>
              </table:table-cell>
              <table:table-cell office:value-type="float" office:value="1094.954">
                <text:p>1094.9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86.2">
                <text:p>2186.2</text:p>
              </table:table-cell>
              <table:table-cell office:value-type="float" office:value="1135.172">
                <text:p>1135.1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99.2">
                <text:p>2199.2</text:p>
              </table:table-cell>
              <table:table-cell office:value-type="float" office:value="1067.462">
                <text:p>1067.4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14.8">
                <text:p>2314.8</text:p>
              </table:table-cell>
              <table:table-cell office:value-type="float" office:value="1125.77">
                <text:p>1125.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54.8">
                <text:p>2154.8</text:p>
              </table:table-cell>
              <table:table-cell office:value-type="float" office:value="1111.182">
                <text:p>1111.1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11.6">
                <text:p>2211.6</text:p>
              </table:table-cell>
              <table:table-cell office:value-type="float" office:value="1116.656">
                <text:p>1116.6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25.2">
                <text:p>2125.2</text:p>
              </table:table-cell>
              <table:table-cell office:value-type="float" office:value="1146.358">
                <text:p>1146.3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82.4">
                <text:p>2282.4</text:p>
              </table:table-cell>
              <table:table-cell office:value-type="float" office:value="1122.156">
                <text:p>1122.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52.4">
                <text:p>2052.4</text:p>
              </table:table-cell>
              <table:table-cell office:value-type="float" office:value="1144.302">
                <text:p>1144.3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01.6">
                <text:p>2201.6</text:p>
              </table:table-cell>
              <table:table-cell office:value-type="float" office:value="1162.932">
                <text:p>1162.9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05.2">
                <text:p>2205.2</text:p>
              </table:table-cell>
              <table:table-cell office:value-type="float" office:value="1210.386">
                <text:p>1210.3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05.6">
                <text:p>2305.6</text:p>
              </table:table-cell>
              <table:table-cell office:value-type="float" office:value="1179.356">
                <text:p>1179.3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41">
                <text:p>2341</text:p>
              </table:table-cell>
              <table:table-cell office:value-type="float" office:value="1184.72">
                <text:p>1184.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24">
                <text:p>2124</text:p>
              </table:table-cell>
              <table:table-cell office:value-type="float" office:value="1142.954">
                <text:p>1142.9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33.2">
                <text:p>2133.2</text:p>
              </table:table-cell>
              <table:table-cell office:value-type="float" office:value="1175.264">
                <text:p>1175.2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72">
                <text:p>2272</text:p>
              </table:table-cell>
              <table:table-cell office:value-type="float" office:value="1179.674">
                <text:p>1179.6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67.4">
                <text:p>2367.4</text:p>
              </table:table-cell>
              <table:table-cell office:value-type="float" office:value="1185.956">
                <text:p>1185.9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66.8">
                <text:p>2166.8</text:p>
              </table:table-cell>
              <table:table-cell office:value-type="float" office:value="1183.526">
                <text:p>1183.5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61.4">
                <text:p>2261.4</text:p>
              </table:table-cell>
              <table:table-cell office:value-type="float" office:value="1155.2">
                <text:p>1155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54.8">
                <text:p>2154.8</text:p>
              </table:table-cell>
              <table:table-cell office:value-type="float" office:value="1178.864">
                <text:p>1178.8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5.2">
                <text:p>2175.2</text:p>
              </table:table-cell>
              <table:table-cell office:value-type="float" office:value="1178.312">
                <text:p>1178.3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45">
                <text:p>2145</text:p>
              </table:table-cell>
              <table:table-cell office:value-type="float" office:value="1158.314">
                <text:p>1158.3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98.4">
                <text:p>2298.4</text:p>
              </table:table-cell>
              <table:table-cell office:value-type="float" office:value="1172.238">
                <text:p>1172.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20.4">
                <text:p>2120.4</text:p>
              </table:table-cell>
              <table:table-cell office:value-type="float" office:value="1222.052">
                <text:p>1222.0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55.6">
                <text:p>2355.6</text:p>
              </table:table-cell>
              <table:table-cell office:value-type="float" office:value="1190.982">
                <text:p>1190.9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15.6">
                <text:p>2215.6</text:p>
              </table:table-cell>
              <table:table-cell office:value-type="float" office:value="1227.032">
                <text:p>1227.0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31.2">
                <text:p>2331.2</text:p>
              </table:table-cell>
              <table:table-cell office:value-type="float" office:value="1227.228">
                <text:p>1227.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08.8">
                <text:p>2308.8</text:p>
              </table:table-cell>
              <table:table-cell office:value-type="float" office:value="1179.996">
                <text:p>1179.9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31.6">
                <text:p>2131.6</text:p>
              </table:table-cell>
              <table:table-cell office:value-type="float" office:value="1197.704">
                <text:p>1197.7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9.2">
                <text:p>2199.2</text:p>
              </table:table-cell>
              <table:table-cell office:value-type="float" office:value="1186.596">
                <text:p>1186.5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53.2">
                <text:p>2353.2</text:p>
              </table:table-cell>
              <table:table-cell office:value-type="float" office:value="1201.292">
                <text:p>1201.2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92.4">
                <text:p>2292.4</text:p>
              </table:table-cell>
              <table:table-cell office:value-type="float" office:value="1179.486">
                <text:p>1179.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4.2">
                <text:p>2094.2</text:p>
              </table:table-cell>
              <table:table-cell office:value-type="float" office:value="1178.412">
                <text:p>1178.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44.8">
                <text:p>2344.8</text:p>
              </table:table-cell>
              <table:table-cell office:value-type="float" office:value="1213.402">
                <text:p>1213.4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24.2">
                <text:p>2324.2</text:p>
              </table:table-cell>
              <table:table-cell office:value-type="float" office:value="1196.2">
                <text:p>1196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54.2">
                <text:p>2254.2</text:p>
              </table:table-cell>
              <table:table-cell office:value-type="float" office:value="1228.184">
                <text:p>1228.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12.8">
                <text:p>2212.8</text:p>
              </table:table-cell>
              <table:table-cell office:value-type="float" office:value="1229.506">
                <text:p>1229.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77.2">
                <text:p>2277.2</text:p>
              </table:table-cell>
              <table:table-cell office:value-type="float" office:value="1218.31">
                <text:p>1218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61">
                <text:p>2261</text:p>
              </table:table-cell>
              <table:table-cell office:value-type="float" office:value="1261.458">
                <text:p>1261.4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70.6">
                <text:p>2270.6</text:p>
              </table:table-cell>
              <table:table-cell office:value-type="float" office:value="1196.99">
                <text:p>1196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00">
                <text:p>2200</text:p>
              </table:table-cell>
              <table:table-cell office:value-type="float" office:value="1278.956">
                <text:p>1278.9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32.6">
                <text:p>2232.6</text:p>
              </table:table-cell>
              <table:table-cell office:value-type="float" office:value="1232.444">
                <text:p>1232.4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50.6">
                <text:p>2150.6</text:p>
              </table:table-cell>
              <table:table-cell office:value-type="float" office:value="1234.696">
                <text:p>1234.6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10.8">
                <text:p>2410.8</text:p>
              </table:table-cell>
              <table:table-cell office:value-type="float" office:value="1225.284">
                <text:p>1225.2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21.2">
                <text:p>2321.2</text:p>
              </table:table-cell>
              <table:table-cell office:value-type="float" office:value="1250.994">
                <text:p>1250.9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87">
                <text:p>2387</text:p>
              </table:table-cell>
              <table:table-cell office:value-type="float" office:value="1264.462">
                <text:p>1264.4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63">
                <text:p>2363</text:p>
              </table:table-cell>
              <table:table-cell office:value-type="float" office:value="1253.394">
                <text:p>1253.3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76.4">
                <text:p>2376.4</text:p>
              </table:table-cell>
              <table:table-cell office:value-type="float" office:value="1265.05">
                <text:p>1265.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88.6">
                <text:p>2288.6</text:p>
              </table:table-cell>
              <table:table-cell office:value-type="float" office:value="1176.952">
                <text:p>1176.9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37.2">
                <text:p>2437.2</text:p>
              </table:table-cell>
              <table:table-cell office:value-type="float" office:value="1207.66">
                <text:p>1207.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75.8">
                <text:p>2475.8</text:p>
              </table:table-cell>
              <table:table-cell office:value-type="float" office:value="1231.454">
                <text:p>1231.4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24">
                <text:p>2224</text:p>
              </table:table-cell>
              <table:table-cell office:value-type="float" office:value="1244.546">
                <text:p>1244.5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54.4">
                <text:p>2354.4</text:p>
              </table:table-cell>
              <table:table-cell office:value-type="float" office:value="1251.656">
                <text:p>1251.6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25">
                <text:p>2425</text:p>
              </table:table-cell>
              <table:table-cell office:value-type="float" office:value="1272.974">
                <text:p>1272.9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62.8">
                <text:p>2362.8</text:p>
              </table:table-cell>
              <table:table-cell office:value-type="float" office:value="1243.402">
                <text:p>1243.4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1.6">
                <text:p>2321.6</text:p>
              </table:table-cell>
              <table:table-cell office:value-type="float" office:value="1215.242">
                <text:p>1215.2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13.2">
                <text:p>2413.2</text:p>
              </table:table-cell>
              <table:table-cell office:value-type="float" office:value="1238.864">
                <text:p>1238.8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05.4">
                <text:p>2305.4</text:p>
              </table:table-cell>
              <table:table-cell office:value-type="float" office:value="1248.498">
                <text:p>1248.4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38">
                <text:p>2238</text:p>
              </table:table-cell>
              <table:table-cell office:value-type="float" office:value="1208.462">
                <text:p>1208.4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53">
                <text:p>2353</text:p>
              </table:table-cell>
              <table:table-cell office:value-type="float" office:value="1220.598">
                <text:p>1220.5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28.2">
                <text:p>2228.2</text:p>
              </table:table-cell>
              <table:table-cell office:value-type="float" office:value="1201.31">
                <text:p>1201.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20.8">
                <text:p>2220.8</text:p>
              </table:table-cell>
              <table:table-cell office:value-type="float" office:value="1198.73">
                <text:p>1198.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35.4">
                <text:p>2435.4</text:p>
              </table:table-cell>
              <table:table-cell office:value-type="float" office:value="1246.976">
                <text:p>1246.9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94.6">
                <text:p>2394.6</text:p>
              </table:table-cell>
              <table:table-cell office:value-type="float" office:value="1229.984">
                <text:p>1229.9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1">
                <text:p>2271</text:p>
              </table:table-cell>
              <table:table-cell office:value-type="float" office:value="1258.15">
                <text:p>1258.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55.4">
                <text:p>2255.4</text:p>
              </table:table-cell>
              <table:table-cell office:value-type="float" office:value="1235.266">
                <text:p>1235.2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67.8">
                <text:p>2267.8</text:p>
              </table:table-cell>
              <table:table-cell office:value-type="float" office:value="1240.642">
                <text:p>1240.6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29.4">
                <text:p>2329.4</text:p>
              </table:table-cell>
              <table:table-cell office:value-type="float" office:value="1204.538">
                <text:p>1204.5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03.6">
                <text:p>2403.6</text:p>
              </table:table-cell>
              <table:table-cell office:value-type="float" office:value="1206.92">
                <text:p>1206.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17.8">
                <text:p>2317.8</text:p>
              </table:table-cell>
              <table:table-cell office:value-type="float" office:value="1181.984">
                <text:p>1181.9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1.2">
                <text:p>2181.2</text:p>
              </table:table-cell>
              <table:table-cell office:value-type="float" office:value="1167.262">
                <text:p>1167.2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76.4">
                <text:p>2376.4</text:p>
              </table:table-cell>
              <table:table-cell office:value-type="float" office:value="1193.598">
                <text:p>1193.5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24.6">
                <text:p>2324.6</text:p>
              </table:table-cell>
              <table:table-cell office:value-type="float" office:value="1208.67">
                <text:p>1208.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42.4">
                <text:p>2342.4</text:p>
              </table:table-cell>
              <table:table-cell office:value-type="float" office:value="1230.348">
                <text:p>1230.3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4">
                <text:p>2234</text:p>
              </table:table-cell>
              <table:table-cell office:value-type="float" office:value="1247.55">
                <text:p>1247.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07.6">
                <text:p>2207.6</text:p>
              </table:table-cell>
              <table:table-cell office:value-type="float" office:value="1234.952">
                <text:p>1234.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72.8">
                <text:p>2172.8</text:p>
              </table:table-cell>
              <table:table-cell office:value-type="float" office:value="1216.9">
                <text:p>1216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89.2">
                <text:p>2389.2</text:p>
              </table:table-cell>
              <table:table-cell office:value-type="float" office:value="1221.932">
                <text:p>1221.9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77.8">
                <text:p>2177.8</text:p>
              </table:table-cell>
              <table:table-cell office:value-type="float" office:value="1230.52">
                <text:p>1230.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13">
                <text:p>2313</text:p>
              </table:table-cell>
              <table:table-cell office:value-type="float" office:value="1259.02">
                <text:p>1259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65">
                <text:p>2365</text:p>
              </table:table-cell>
              <table:table-cell office:value-type="float" office:value="1247.78">
                <text:p>1247.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88.8">
                <text:p>2388.8</text:p>
              </table:table-cell>
              <table:table-cell office:value-type="float" office:value="1245.162">
                <text:p>1245.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0.2">
                <text:p>2450.2</text:p>
              </table:table-cell>
              <table:table-cell office:value-type="float" office:value="1254.804">
                <text:p>1254.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5.2">
                <text:p>2315.2</text:p>
              </table:table-cell>
              <table:table-cell office:value-type="float" office:value="1226.486">
                <text:p>1226.4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53.2">
                <text:p>2253.2</text:p>
              </table:table-cell>
              <table:table-cell office:value-type="float" office:value="1260.31">
                <text:p>1260.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00">
                <text:p>2300</text:p>
              </table:table-cell>
              <table:table-cell office:value-type="float" office:value="1201.272">
                <text:p>1201.2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74.8">
                <text:p>2274.8</text:p>
              </table:table-cell>
              <table:table-cell office:value-type="float" office:value="1243.666">
                <text:p>1243.6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13.4">
                <text:p>2313.4</text:p>
              </table:table-cell>
              <table:table-cell office:value-type="float" office:value="1284.92">
                <text:p>1284.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40">
                <text:p>2240</text:p>
              </table:table-cell>
              <table:table-cell office:value-type="float" office:value="1260.308">
                <text:p>1260.3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30.6">
                <text:p>2330.6</text:p>
              </table:table-cell>
              <table:table-cell office:value-type="float" office:value="1278.864">
                <text:p>1278.8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54.8">
                <text:p>2354.8</text:p>
              </table:table-cell>
              <table:table-cell office:value-type="float" office:value="1266.34">
                <text:p>1266.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81.2">
                <text:p>2481.2</text:p>
              </table:table-cell>
              <table:table-cell office:value-type="float" office:value="1262.744">
                <text:p>1262.7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6.6">
                <text:p>2426.6</text:p>
              </table:table-cell>
              <table:table-cell office:value-type="float" office:value="1287.52">
                <text:p>1287.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57.6">
                <text:p>2357.6</text:p>
              </table:table-cell>
              <table:table-cell office:value-type="float" office:value="1279.392">
                <text:p>1279.3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09.6">
                <text:p>2309.6</text:p>
              </table:table-cell>
              <table:table-cell office:value-type="float" office:value="1232.204">
                <text:p>1232.2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00">
                <text:p>2300</text:p>
              </table:table-cell>
              <table:table-cell office:value-type="float" office:value="1259.35">
                <text:p>1259.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86.8">
                <text:p>2286.8</text:p>
              </table:table-cell>
              <table:table-cell office:value-type="float" office:value="1219.156">
                <text:p>1219.1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78.2">
                <text:p>2378.2</text:p>
              </table:table-cell>
              <table:table-cell office:value-type="float" office:value="1210.668">
                <text:p>1210.6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92">
                <text:p>2192</text:p>
              </table:table-cell>
              <table:table-cell office:value-type="float" office:value="1212.612">
                <text:p>1212.6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28">
                <text:p>2328</text:p>
              </table:table-cell>
              <table:table-cell office:value-type="float" office:value="1214.202">
                <text:p>1214.2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88.8">
                <text:p>2288.8</text:p>
              </table:table-cell>
              <table:table-cell office:value-type="float" office:value="1228.122">
                <text:p>1228.1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94">
                <text:p>2294</text:p>
              </table:table-cell>
              <table:table-cell office:value-type="float" office:value="1225.636">
                <text:p>1225.6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21.4">
                <text:p>2421.4</text:p>
              </table:table-cell>
              <table:table-cell office:value-type="float" office:value="1262.846">
                <text:p>1262.8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11">
                <text:p>2311</text:p>
              </table:table-cell>
              <table:table-cell office:value-type="float" office:value="1249.31">
                <text:p>1249.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20.8">
                <text:p>2420.8</text:p>
              </table:table-cell>
              <table:table-cell office:value-type="float" office:value="1198.266">
                <text:p>1198.2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72.2">
                <text:p>2472.2</text:p>
              </table:table-cell>
              <table:table-cell office:value-type="float" office:value="1268.88">
                <text:p>1268.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65.4">
                <text:p>2465.4</text:p>
              </table:table-cell>
              <table:table-cell office:value-type="float" office:value="1237.706">
                <text:p>1237.7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23">
                <text:p>2423</text:p>
              </table:table-cell>
              <table:table-cell office:value-type="float" office:value="1268.132">
                <text:p>1268.1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44.2">
                <text:p>2344.2</text:p>
              </table:table-cell>
              <table:table-cell office:value-type="float" office:value="1288.228">
                <text:p>1288.2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93">
                <text:p>2293</text:p>
              </table:table-cell>
              <table:table-cell office:value-type="float" office:value="1235.496">
                <text:p>1235.4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38">
                <text:p>2438</text:p>
              </table:table-cell>
              <table:table-cell office:value-type="float" office:value="1270.404">
                <text:p>1270.4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52.4">
                <text:p>2552.4</text:p>
              </table:table-cell>
              <table:table-cell office:value-type="float" office:value="1281.56">
                <text:p>1281.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18.4">
                <text:p>2418.4</text:p>
              </table:table-cell>
              <table:table-cell office:value-type="float" office:value="1261.736">
                <text:p>1261.7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94.8">
                <text:p>2394.8</text:p>
              </table:table-cell>
              <table:table-cell office:value-type="float" office:value="1244.648">
                <text:p>1244.6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17">
                <text:p>2317</text:p>
              </table:table-cell>
              <table:table-cell office:value-type="float" office:value="1264.328">
                <text:p>1264.3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06.8">
                <text:p>2506.8</text:p>
              </table:table-cell>
              <table:table-cell office:value-type="float" office:value="1261.794">
                <text:p>1261.7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44">
                <text:p>2444</text:p>
              </table:table-cell>
              <table:table-cell office:value-type="float" office:value="1246.804">
                <text:p>1246.8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75.2">
                <text:p>2375.2</text:p>
              </table:table-cell>
              <table:table-cell office:value-type="float" office:value="1227.062">
                <text:p>1227.0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77.8">
                <text:p>2377.8</text:p>
              </table:table-cell>
              <table:table-cell office:value-type="float" office:value="1271.914">
                <text:p>1271.9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66.2">
                <text:p>2366.2</text:p>
              </table:table-cell>
              <table:table-cell office:value-type="float" office:value="1246.414">
                <text:p>1246.4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39.8">
                <text:p>2339.8</text:p>
              </table:table-cell>
              <table:table-cell office:value-type="float" office:value="1256.276">
                <text:p>1256.2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98">
                <text:p>2398</text:p>
              </table:table-cell>
              <table:table-cell office:value-type="float" office:value="1260.096">
                <text:p>1260.0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75">
                <text:p>2375</text:p>
              </table:table-cell>
              <table:table-cell office:value-type="float" office:value="1225.65">
                <text:p>1225.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08">
                <text:p>2308</text:p>
              </table:table-cell>
              <table:table-cell office:value-type="float" office:value="1306.322">
                <text:p>1306.3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5">
                <text:p>2475</text:p>
              </table:table-cell>
              <table:table-cell office:value-type="float" office:value="1236.26">
                <text:p>1236.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72.6">
                <text:p>2472.6</text:p>
              </table:table-cell>
              <table:table-cell office:value-type="float" office:value="1282.044">
                <text:p>1282.0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8.6">
                <text:p>2458.6</text:p>
              </table:table-cell>
              <table:table-cell office:value-type="float" office:value="1271.182">
                <text:p>1271.1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10.4">
                <text:p>2410.4</text:p>
              </table:table-cell>
              <table:table-cell office:value-type="float" office:value="1242.462">
                <text:p>1242.4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23">
                <text:p>2423</text:p>
              </table:table-cell>
              <table:table-cell office:value-type="float" office:value="1265.194">
                <text:p>1265.1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97.6">
                <text:p>2397.6</text:p>
              </table:table-cell>
              <table:table-cell office:value-type="float" office:value="1282.202">
                <text:p>1282.2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26.4">
                <text:p>2526.4</text:p>
              </table:table-cell>
              <table:table-cell office:value-type="float" office:value="1301.628">
                <text:p>1301.6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96.2">
                <text:p>2496.2</text:p>
              </table:table-cell>
              <table:table-cell office:value-type="float" office:value="1269.796">
                <text:p>1269.7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15.4">
                <text:p>2415.4</text:p>
              </table:table-cell>
              <table:table-cell office:value-type="float" office:value="1307.796">
                <text:p>1307.7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03.2">
                <text:p>2403.2</text:p>
              </table:table-cell>
              <table:table-cell office:value-type="float" office:value="1319.902">
                <text:p>1319.9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61.2">
                <text:p>2361.2</text:p>
              </table:table-cell>
              <table:table-cell office:value-type="float" office:value="1295.844">
                <text:p>1295.8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01.8">
                <text:p>2401.8</text:p>
              </table:table-cell>
              <table:table-cell office:value-type="float" office:value="1283.806">
                <text:p>1283.8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53.8">
                <text:p>2453.8</text:p>
              </table:table-cell>
              <table:table-cell office:value-type="float" office:value="1258.398">
                <text:p>1258.3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43.2">
                <text:p>2443.2</text:p>
              </table:table-cell>
              <table:table-cell office:value-type="float" office:value="1278.168">
                <text:p>1278.1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60">
                <text:p>2560</text:p>
              </table:table-cell>
              <table:table-cell office:value-type="float" office:value="1257.882">
                <text:p>1257.8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80.6">
                <text:p>2580.6</text:p>
              </table:table-cell>
              <table:table-cell office:value-type="float" office:value="1242.426">
                <text:p>1242.4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00.8">
                <text:p>2300.8</text:p>
              </table:table-cell>
              <table:table-cell office:value-type="float" office:value="1249.702">
                <text:p>1249.7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18.4">
                <text:p>2418.4</text:p>
              </table:table-cell>
              <table:table-cell office:value-type="float" office:value="1301.898">
                <text:p>1301.8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33.4">
                <text:p>2433.4</text:p>
              </table:table-cell>
              <table:table-cell office:value-type="float" office:value="1294.684">
                <text:p>1294.6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38.8">
                <text:p>2438.8</text:p>
              </table:table-cell>
              <table:table-cell office:value-type="float" office:value="1255.902">
                <text:p>1255.9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03.4">
                <text:p>2503.4</text:p>
              </table:table-cell>
              <table:table-cell office:value-type="float" office:value="1253.01">
                <text:p>1253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306.2">
                <text:p>2306.2</text:p>
              </table:table-cell>
              <table:table-cell office:value-type="float" office:value="1239.356">
                <text:p>1239.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09.6">
                <text:p>2409.6</text:p>
              </table:table-cell>
              <table:table-cell office:value-type="float" office:value="1230.692">
                <text:p>1230.6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73.8">
                <text:p>2273.8</text:p>
              </table:table-cell>
              <table:table-cell office:value-type="float" office:value="1228.666">
                <text:p>1228.6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28">
                <text:p>2328</text:p>
              </table:table-cell>
              <table:table-cell office:value-type="float" office:value="1257.388">
                <text:p>1257.3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15">
                <text:p>2415</text:p>
              </table:table-cell>
              <table:table-cell office:value-type="float" office:value="1307.09">
                <text:p>1307.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57.2">
                <text:p>2457.2</text:p>
              </table:table-cell>
              <table:table-cell office:value-type="float" office:value="1271.934">
                <text:p>1271.9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39.6">
                <text:p>2339.6</text:p>
              </table:table-cell>
              <table:table-cell office:value-type="float" office:value="1315.368">
                <text:p>1315.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random_8.N1:random_8.O301" chart:data-source-has-labels="row" svg:x="0.32cm" svg:y="0.18cm" svg:width="12.799cm" svg:height="8.64cm">
          <chartooo:coordinate-region svg:x="1.312cm" svg:y="0.379cm" svg:width="11.80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_8.N2:random_8.N301" chart:label-cell-address="random_8.N1:random_8.N1" chart:class="chart:line">
            <chart:data-point chart:repeated="300"/>
          </chart:series>
          <chart:series chart:style-name="ch7" chart:values-cell-range-address="random_8.O2:random_8.O301" chart:label-cell-address="random_8.O1:random_8.O1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random_8.N1:random_8.N1</svg:desc>
                </draw:g>
              </table:table-cell>
              <table:table-cell office:value-type="string">
                <text:p>average</text:p>
                <draw:g>
                  <svg:desc>random_8.O1:random_8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5.6">
                <text:p>1265.6</text:p>
                <draw:g>
                  <svg:desc>random_8.N2:random_8.N301</svg:desc>
                </draw:g>
              </table:table-cell>
              <table:table-cell office:value-type="float" office:value="232.69">
                <text:p>232.69</text:p>
                <draw:g>
                  <svg:desc>random_8.O2:random_8.O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5">
                <text:p>1575</text:p>
              </table:table-cell>
              <table:table-cell office:value-type="float" office:value="455.89">
                <text:p>455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5.4">
                <text:p>1625.4</text:p>
              </table:table-cell>
              <table:table-cell office:value-type="float" office:value="598.766">
                <text:p>598.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2.2">
                <text:p>1752.2</text:p>
              </table:table-cell>
              <table:table-cell office:value-type="float" office:value="606.91">
                <text:p>606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3.2">
                <text:p>1813.2</text:p>
              </table:table-cell>
              <table:table-cell office:value-type="float" office:value="630.086">
                <text:p>630.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1.6">
                <text:p>1801.6</text:p>
              </table:table-cell>
              <table:table-cell office:value-type="float" office:value="758.104">
                <text:p>758.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4.6">
                <text:p>1744.6</text:p>
              </table:table-cell>
              <table:table-cell office:value-type="float" office:value="748.884">
                <text:p>748.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30.4">
                <text:p>1930.4</text:p>
              </table:table-cell>
              <table:table-cell office:value-type="float" office:value="811.67">
                <text:p>811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1.4">
                <text:p>1901.4</text:p>
              </table:table-cell>
              <table:table-cell office:value-type="float" office:value="810.482">
                <text:p>810.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27.6">
                <text:p>1927.6</text:p>
              </table:table-cell>
              <table:table-cell office:value-type="float" office:value="837.312">
                <text:p>837.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37.8">
                <text:p>1837.8</text:p>
              </table:table-cell>
              <table:table-cell office:value-type="float" office:value="877.274">
                <text:p>877.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8.8">
                <text:p>1798.8</text:p>
              </table:table-cell>
              <table:table-cell office:value-type="float" office:value="830.058">
                <text:p>830.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6">
                <text:p>1856</text:p>
              </table:table-cell>
              <table:table-cell office:value-type="float" office:value="868.426">
                <text:p>868.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0.6">
                <text:p>1980.6</text:p>
              </table:table-cell>
              <table:table-cell office:value-type="float" office:value="839.108">
                <text:p>839.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1.6">
                <text:p>1931.6</text:p>
              </table:table-cell>
              <table:table-cell office:value-type="float" office:value="900.258">
                <text:p>900.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7.4">
                <text:p>1947.4</text:p>
              </table:table-cell>
              <table:table-cell office:value-type="float" office:value="867.096">
                <text:p>867.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5.8">
                <text:p>1885.8</text:p>
              </table:table-cell>
              <table:table-cell office:value-type="float" office:value="867.912">
                <text:p>867.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86.2">
                <text:p>2086.2</text:p>
              </table:table-cell>
              <table:table-cell office:value-type="float" office:value="915.73">
                <text:p>915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9">
                <text:p>1979</text:p>
              </table:table-cell>
              <table:table-cell office:value-type="float" office:value="936.968">
                <text:p>936.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9.6">
                <text:p>2069.6</text:p>
              </table:table-cell>
              <table:table-cell office:value-type="float" office:value="907.52">
                <text:p>907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95.6">
                <text:p>2195.6</text:p>
              </table:table-cell>
              <table:table-cell office:value-type="float" office:value="891.164">
                <text:p>891.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33.4">
                <text:p>1933.4</text:p>
              </table:table-cell>
              <table:table-cell office:value-type="float" office:value="882.404">
                <text:p>882.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5.8">
                <text:p>1925.8</text:p>
              </table:table-cell>
              <table:table-cell office:value-type="float" office:value="929.046">
                <text:p>929.0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0.8">
                <text:p>2010.8</text:p>
              </table:table-cell>
              <table:table-cell office:value-type="float" office:value="920.786">
                <text:p>920.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4.8">
                <text:p>2014.8</text:p>
              </table:table-cell>
              <table:table-cell office:value-type="float" office:value="912.206">
                <text:p>912.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10.6">
                <text:p>2110.6</text:p>
              </table:table-cell>
              <table:table-cell office:value-type="float" office:value="920.99">
                <text:p>920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5.2">
                <text:p>1955.2</text:p>
              </table:table-cell>
              <table:table-cell office:value-type="float" office:value="911.056">
                <text:p>911.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81.2">
                <text:p>1881.2</text:p>
              </table:table-cell>
              <table:table-cell office:value-type="float" office:value="918.808">
                <text:p>918.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3.8">
                <text:p>2043.8</text:p>
              </table:table-cell>
              <table:table-cell office:value-type="float" office:value="912.86">
                <text:p>912.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1.8">
                <text:p>2011.8</text:p>
              </table:table-cell>
              <table:table-cell office:value-type="float" office:value="973.978">
                <text:p>973.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7.8">
                <text:p>1997.8</text:p>
              </table:table-cell>
              <table:table-cell office:value-type="float" office:value="992.896">
                <text:p>992.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0.8">
                <text:p>2080.8</text:p>
              </table:table-cell>
              <table:table-cell office:value-type="float" office:value="974.088">
                <text:p>974.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71.2">
                <text:p>2071.2</text:p>
              </table:table-cell>
              <table:table-cell office:value-type="float" office:value="975.562">
                <text:p>975.5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4.8">
                <text:p>2204.8</text:p>
              </table:table-cell>
              <table:table-cell office:value-type="float" office:value="938.656">
                <text:p>938.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3.6">
                <text:p>2003.6</text:p>
              </table:table-cell>
              <table:table-cell office:value-type="float" office:value="973.97">
                <text:p>973.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1.2">
                <text:p>2071.2</text:p>
              </table:table-cell>
              <table:table-cell office:value-type="float" office:value="998.752">
                <text:p>998.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23">
                <text:p>2023</text:p>
              </table:table-cell>
              <table:table-cell office:value-type="float" office:value="964.926">
                <text:p>964.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8.2">
                <text:p>1928.2</text:p>
              </table:table-cell>
              <table:table-cell office:value-type="float" office:value="947.956">
                <text:p>947.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2">
                <text:p>1992</text:p>
              </table:table-cell>
              <table:table-cell office:value-type="float" office:value="942.554">
                <text:p>942.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2.2">
                <text:p>2022.2</text:p>
              </table:table-cell>
              <table:table-cell office:value-type="float" office:value="954.21">
                <text:p>954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.6">
                <text:p>2100.6</text:p>
              </table:table-cell>
              <table:table-cell office:value-type="float" office:value="982.216">
                <text:p>982.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5">
                <text:p>2015</text:p>
              </table:table-cell>
              <table:table-cell office:value-type="float" office:value="961.536">
                <text:p>961.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55">
                <text:p>2055</text:p>
              </table:table-cell>
              <table:table-cell office:value-type="float" office:value="923.404">
                <text:p>923.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23.4">
                <text:p>2023.4</text:p>
              </table:table-cell>
              <table:table-cell office:value-type="float" office:value="955.274">
                <text:p>955.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24">
                <text:p>2024</text:p>
              </table:table-cell>
              <table:table-cell office:value-type="float" office:value="919.152">
                <text:p>919.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98.6">
                <text:p>2098.6</text:p>
              </table:table-cell>
              <table:table-cell office:value-type="float" office:value="961.706">
                <text:p>961.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7">
                <text:p>1927</text:p>
              </table:table-cell>
              <table:table-cell office:value-type="float" office:value="967.452">
                <text:p>967.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1.6">
                <text:p>1961.6</text:p>
              </table:table-cell>
              <table:table-cell office:value-type="float" office:value="932.326">
                <text:p>932.3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14">
                <text:p>2114</text:p>
              </table:table-cell>
              <table:table-cell office:value-type="float" office:value="932.106">
                <text:p>932.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04.2">
                <text:p>2104.2</text:p>
              </table:table-cell>
              <table:table-cell office:value-type="float" office:value="945.6">
                <text:p>945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8.2">
                <text:p>1858.2</text:p>
              </table:table-cell>
              <table:table-cell office:value-type="float" office:value="940.096">
                <text:p>940.0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0.4">
                <text:p>1970.4</text:p>
              </table:table-cell>
              <table:table-cell office:value-type="float" office:value="905.542">
                <text:p>905.5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36.2">
                <text:p>2136.2</text:p>
              </table:table-cell>
              <table:table-cell office:value-type="float" office:value="950.846">
                <text:p>950.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5.2">
                <text:p>2045.2</text:p>
              </table:table-cell>
              <table:table-cell office:value-type="float" office:value="961.73">
                <text:p>961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89.6">
                <text:p>2189.6</text:p>
              </table:table-cell>
              <table:table-cell office:value-type="float" office:value="986.906">
                <text:p>986.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65.4">
                <text:p>2165.4</text:p>
              </table:table-cell>
              <table:table-cell office:value-type="float" office:value="968.194">
                <text:p>968.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79">
                <text:p>2079</text:p>
              </table:table-cell>
              <table:table-cell office:value-type="float" office:value="959.364">
                <text:p>959.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6.2">
                <text:p>2006.2</text:p>
              </table:table-cell>
              <table:table-cell office:value-type="float" office:value="956.294">
                <text:p>956.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30">
                <text:p>2030</text:p>
              </table:table-cell>
              <table:table-cell office:value-type="float" office:value="925.42">
                <text:p>925.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94.6">
                <text:p>1894.6</text:p>
              </table:table-cell>
              <table:table-cell office:value-type="float" office:value="963.376">
                <text:p>963.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72.8">
                <text:p>2072.8</text:p>
              </table:table-cell>
              <table:table-cell office:value-type="float" office:value="959.518">
                <text:p>959.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1.4">
                <text:p>1851.4</text:p>
              </table:table-cell>
              <table:table-cell office:value-type="float" office:value="956.612">
                <text:p>956.6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22.6">
                <text:p>2122.6</text:p>
              </table:table-cell>
              <table:table-cell office:value-type="float" office:value="1007.886">
                <text:p>1007.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54.8">
                <text:p>2054.8</text:p>
              </table:table-cell>
              <table:table-cell office:value-type="float" office:value="976.158">
                <text:p>976.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8.8">
                <text:p>2048.8</text:p>
              </table:table-cell>
              <table:table-cell office:value-type="float" office:value="971.768">
                <text:p>971.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7.6">
                <text:p>1987.6</text:p>
              </table:table-cell>
              <table:table-cell office:value-type="float" office:value="953.876">
                <text:p>953.8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53">
                <text:p>2053</text:p>
              </table:table-cell>
              <table:table-cell office:value-type="float" office:value="970.706">
                <text:p>970.7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79.6">
                <text:p>1879.6</text:p>
              </table:table-cell>
              <table:table-cell office:value-type="float" office:value="975.33">
                <text:p>975.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51.2">
                <text:p>2151.2</text:p>
              </table:table-cell>
              <table:table-cell office:value-type="float" office:value="979.106">
                <text:p>979.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7.8">
                <text:p>1967.8</text:p>
              </table:table-cell>
              <table:table-cell office:value-type="float" office:value="988.642">
                <text:p>988.6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4.6">
                <text:p>2044.6</text:p>
              </table:table-cell>
              <table:table-cell office:value-type="float" office:value="1014.814">
                <text:p>1014.8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8.8">
                <text:p>2068.8</text:p>
              </table:table-cell>
              <table:table-cell office:value-type="float" office:value="1031.516">
                <text:p>1031.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46.4">
                <text:p>2146.4</text:p>
              </table:table-cell>
              <table:table-cell office:value-type="float" office:value="1025.006">
                <text:p>1025.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43.2">
                <text:p>2043.2</text:p>
              </table:table-cell>
              <table:table-cell office:value-type="float" office:value="1043.634">
                <text:p>1043.6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62.6">
                <text:p>1962.6</text:p>
              </table:table-cell>
              <table:table-cell office:value-type="float" office:value="986.912">
                <text:p>986.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42.2">
                <text:p>2142.2</text:p>
              </table:table-cell>
              <table:table-cell office:value-type="float" office:value="1027.446">
                <text:p>1027.4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96.4">
                <text:p>2196.4</text:p>
              </table:table-cell>
              <table:table-cell office:value-type="float" office:value="1008.402">
                <text:p>1008.4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4">
                <text:p>2034</text:p>
              </table:table-cell>
              <table:table-cell office:value-type="float" office:value="999.424">
                <text:p>999.4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5.2">
                <text:p>2015.2</text:p>
              </table:table-cell>
              <table:table-cell office:value-type="float" office:value="993.422">
                <text:p>993.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66.8">
                <text:p>1966.8</text:p>
              </table:table-cell>
              <table:table-cell office:value-type="float" office:value="1009.304">
                <text:p>1009.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.4">
                <text:p>2184.4</text:p>
              </table:table-cell>
              <table:table-cell office:value-type="float" office:value="1027.816">
                <text:p>1027.8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58.4">
                <text:p>2158.4</text:p>
              </table:table-cell>
              <table:table-cell office:value-type="float" office:value="1039.136">
                <text:p>1039.1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32.2">
                <text:p>2032.2</text:p>
              </table:table-cell>
              <table:table-cell office:value-type="float" office:value="1004.218">
                <text:p>1004.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11.6">
                <text:p>2011.6</text:p>
              </table:table-cell>
              <table:table-cell office:value-type="float" office:value="1032.05">
                <text:p>1032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13.2">
                <text:p>2113.2</text:p>
              </table:table-cell>
              <table:table-cell office:value-type="float" office:value="1014.884">
                <text:p>1014.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8.6">
                <text:p>1998.6</text:p>
              </table:table-cell>
              <table:table-cell office:value-type="float" office:value="1026.18">
                <text:p>1026.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31.4">
                <text:p>1931.4</text:p>
              </table:table-cell>
              <table:table-cell office:value-type="float" office:value="990.866">
                <text:p>990.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01.4">
                <text:p>2101.4</text:p>
              </table:table-cell>
              <table:table-cell office:value-type="float" office:value="999.298">
                <text:p>999.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84.6">
                <text:p>2184.6</text:p>
              </table:table-cell>
              <table:table-cell office:value-type="float" office:value="1048.072">
                <text:p>1048.0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95.8">
                <text:p>2095.8</text:p>
              </table:table-cell>
              <table:table-cell office:value-type="float" office:value="1015.148">
                <text:p>1015.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3.6">
                <text:p>2013.6</text:p>
              </table:table-cell>
              <table:table-cell office:value-type="float" office:value="982.038">
                <text:p>982.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22.6">
                <text:p>2022.6</text:p>
              </table:table-cell>
              <table:table-cell office:value-type="float" office:value="1000.864">
                <text:p>1000.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10.4">
                <text:p>1910.4</text:p>
              </table:table-cell>
              <table:table-cell office:value-type="float" office:value="984.916">
                <text:p>984.9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71.2">
                <text:p>2271.2</text:p>
              </table:table-cell>
              <table:table-cell office:value-type="float" office:value="1014.77">
                <text:p>1014.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0.2">
                <text:p>1990.2</text:p>
              </table:table-cell>
              <table:table-cell office:value-type="float" office:value="993.774">
                <text:p>993.7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43.6">
                <text:p>2043.6</text:p>
              </table:table-cell>
              <table:table-cell office:value-type="float" office:value="1016.98">
                <text:p>1016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85.8">
                <text:p>1985.8</text:p>
              </table:table-cell>
              <table:table-cell office:value-type="float" office:value="999.384">
                <text:p>999.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70.8">
                <text:p>2270.8</text:p>
              </table:table-cell>
              <table:table-cell office:value-type="float" office:value="1015.946">
                <text:p>1015.9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08">
                <text:p>2208</text:p>
              </table:table-cell>
              <table:table-cell office:value-type="float" office:value="1040.474">
                <text:p>1040.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52.2">
                <text:p>2052.2</text:p>
              </table:table-cell>
              <table:table-cell office:value-type="float" office:value="1021.222">
                <text:p>1021.2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36">
                <text:p>2036</text:p>
              </table:table-cell>
              <table:table-cell office:value-type="float" office:value="1023.452">
                <text:p>1023.4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90.4">
                <text:p>2090.4</text:p>
              </table:table-cell>
              <table:table-cell office:value-type="float" office:value="1008.03">
                <text:p>1008.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80.2">
                <text:p>2080.2</text:p>
              </table:table-cell>
              <table:table-cell office:value-type="float" office:value="1037.132">
                <text:p>1037.1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1.2">
                <text:p>2121.2</text:p>
              </table:table-cell>
              <table:table-cell office:value-type="float" office:value="1035.21">
                <text:p>1035.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11.6">
                <text:p>2111.6</text:p>
              </table:table-cell>
              <table:table-cell office:value-type="float" office:value="1020.214">
                <text:p>1020.2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23.2">
                <text:p>2023.2</text:p>
              </table:table-cell>
              <table:table-cell office:value-type="float" office:value="1031.844">
                <text:p>1031.8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2.4">
                <text:p>2142.4</text:p>
              </table:table-cell>
              <table:table-cell office:value-type="float" office:value="1076.332">
                <text:p>1076.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5.2">
                <text:p>2155.2</text:p>
              </table:table-cell>
              <table:table-cell office:value-type="float" office:value="1070.756">
                <text:p>1070.7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59.8">
                <text:p>2259.8</text:p>
              </table:table-cell>
              <table:table-cell office:value-type="float" office:value="1116.374">
                <text:p>1116.3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5.6">
                <text:p>2195.6</text:p>
              </table:table-cell>
              <table:table-cell office:value-type="float" office:value="1085.11">
                <text:p>1085.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49.4">
                <text:p>2349.4</text:p>
              </table:table-cell>
              <table:table-cell office:value-type="float" office:value="1056.492">
                <text:p>1056.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36">
                <text:p>2136</text:p>
              </table:table-cell>
              <table:table-cell office:value-type="float" office:value="1044.788">
                <text:p>1044.7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47.2">
                <text:p>2047.2</text:p>
              </table:table-cell>
              <table:table-cell office:value-type="float" office:value="1016.856">
                <text:p>1016.8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81.6">
                <text:p>2181.6</text:p>
              </table:table-cell>
              <table:table-cell office:value-type="float" office:value="1014.26">
                <text:p>1014.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68.6">
                <text:p>2168.6</text:p>
              </table:table-cell>
              <table:table-cell office:value-type="float" office:value="1004.464">
                <text:p>1004.4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68.2">
                <text:p>1968.2</text:p>
              </table:table-cell>
              <table:table-cell office:value-type="float" office:value="1004.682">
                <text:p>1004.6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64.8">
                <text:p>2164.8</text:p>
              </table:table-cell>
              <table:table-cell office:value-type="float" office:value="1038.28">
                <text:p>1038.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45.6">
                <text:p>2045.6</text:p>
              </table:table-cell>
              <table:table-cell office:value-type="float" office:value="1039.204">
                <text:p>1039.2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71">
                <text:p>2171</text:p>
              </table:table-cell>
              <table:table-cell office:value-type="float" office:value="1034.52">
                <text:p>1034.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91.4">
                <text:p>2091.4</text:p>
              </table:table-cell>
              <table:table-cell office:value-type="float" office:value="1034.308">
                <text:p>1034.3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8.8">
                <text:p>2008.8</text:p>
              </table:table-cell>
              <table:table-cell office:value-type="float" office:value="1024.66">
                <text:p>1024.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90.4">
                <text:p>2190.4</text:p>
              </table:table-cell>
              <table:table-cell office:value-type="float" office:value="1021.104">
                <text:p>1021.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50.4">
                <text:p>2150.4</text:p>
              </table:table-cell>
              <table:table-cell office:value-type="float" office:value="1041.042">
                <text:p>1041.0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41.8">
                <text:p>2141.8</text:p>
              </table:table-cell>
              <table:table-cell office:value-type="float" office:value="1052.21">
                <text:p>1052.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30.2">
                <text:p>2130.2</text:p>
              </table:table-cell>
              <table:table-cell office:value-type="float" office:value="1050.008">
                <text:p>1050.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85.6">
                <text:p>2085.6</text:p>
              </table:table-cell>
              <table:table-cell office:value-type="float" office:value="1035.676">
                <text:p>1035.6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36.2">
                <text:p>2036.2</text:p>
              </table:table-cell>
              <table:table-cell office:value-type="float" office:value="1040.16">
                <text:p>1040.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36.2">
                <text:p>2136.2</text:p>
              </table:table-cell>
              <table:table-cell office:value-type="float" office:value="1032.494">
                <text:p>1032.4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11.6">
                <text:p>2311.6</text:p>
              </table:table-cell>
              <table:table-cell office:value-type="float" office:value="1050.31">
                <text:p>1050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4.8">
                <text:p>2204.8</text:p>
              </table:table-cell>
              <table:table-cell office:value-type="float" office:value="1052.838">
                <text:p>1052.8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11.6">
                <text:p>2211.6</text:p>
              </table:table-cell>
              <table:table-cell office:value-type="float" office:value="1000.686">
                <text:p>1000.6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19.2">
                <text:p>2119.2</text:p>
              </table:table-cell>
              <table:table-cell office:value-type="float" office:value="1031.788">
                <text:p>1031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14">
                <text:p>1914</text:p>
              </table:table-cell>
              <table:table-cell office:value-type="float" office:value="1073.898">
                <text:p>1073.8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30.8">
                <text:p>2130.8</text:p>
              </table:table-cell>
              <table:table-cell office:value-type="float" office:value="1031.944">
                <text:p>1031.9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89.6">
                <text:p>2189.6</text:p>
              </table:table-cell>
              <table:table-cell office:value-type="float" office:value="1039.768">
                <text:p>1039.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38">
                <text:p>1938</text:p>
              </table:table-cell>
              <table:table-cell office:value-type="float" office:value="1035.688">
                <text:p>1035.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44">
                <text:p>1944</text:p>
              </table:table-cell>
              <table:table-cell office:value-type="float" office:value="1021.542">
                <text:p>1021.5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6">
                <text:p>2106</text:p>
              </table:table-cell>
              <table:table-cell office:value-type="float" office:value="1044.438">
                <text:p>1044.4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21.6">
                <text:p>2021.6</text:p>
              </table:table-cell>
              <table:table-cell office:value-type="float" office:value="1056.38">
                <text:p>1056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32.4">
                <text:p>2132.4</text:p>
              </table:table-cell>
              <table:table-cell office:value-type="float" office:value="1104.706">
                <text:p>1104.7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23.4">
                <text:p>2323.4</text:p>
              </table:table-cell>
              <table:table-cell office:value-type="float" office:value="1063.78">
                <text:p>1063.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3.4">
                <text:p>1953.4</text:p>
              </table:table-cell>
              <table:table-cell office:value-type="float" office:value="1026.802">
                <text:p>1026.8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49">
                <text:p>2249</text:p>
              </table:table-cell>
              <table:table-cell office:value-type="float" office:value="1095.916">
                <text:p>1095.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31.8">
                <text:p>2131.8</text:p>
              </table:table-cell>
              <table:table-cell office:value-type="float" office:value="1058.462">
                <text:p>1058.4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37.4">
                <text:p>2237.4</text:p>
              </table:table-cell>
              <table:table-cell office:value-type="float" office:value="1082.292">
                <text:p>1082.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79.6">
                <text:p>2079.6</text:p>
              </table:table-cell>
              <table:table-cell office:value-type="float" office:value="1071.488">
                <text:p>1071.4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81.2">
                <text:p>2081.2</text:p>
              </table:table-cell>
              <table:table-cell office:value-type="float" office:value="1055.832">
                <text:p>1055.8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76.6">
                <text:p>2276.6</text:p>
              </table:table-cell>
              <table:table-cell office:value-type="float" office:value="1034.62">
                <text:p>1034.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95.8">
                <text:p>2095.8</text:p>
              </table:table-cell>
              <table:table-cell office:value-type="float" office:value="1084.408">
                <text:p>1084.4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09">
                <text:p>2109</text:p>
              </table:table-cell>
              <table:table-cell office:value-type="float" office:value="1106.238">
                <text:p>1106.2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54.2">
                <text:p>2154.2</text:p>
              </table:table-cell>
              <table:table-cell office:value-type="float" office:value="1071.26">
                <text:p>1071.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84.4">
                <text:p>2184.4</text:p>
              </table:table-cell>
              <table:table-cell office:value-type="float" office:value="1080.348">
                <text:p>1080.3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55.8">
                <text:p>2255.8</text:p>
              </table:table-cell>
              <table:table-cell office:value-type="float" office:value="1029.164">
                <text:p>1029.1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40.4">
                <text:p>2040.4</text:p>
              </table:table-cell>
              <table:table-cell office:value-type="float" office:value="1081.956">
                <text:p>1081.9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69.4">
                <text:p>2169.4</text:p>
              </table:table-cell>
              <table:table-cell office:value-type="float" office:value="1065.87">
                <text:p>1065.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80.4">
                <text:p>2280.4</text:p>
              </table:table-cell>
              <table:table-cell office:value-type="float" office:value="1088.864">
                <text:p>1088.8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10.6">
                <text:p>2010.6</text:p>
              </table:table-cell>
              <table:table-cell office:value-type="float" office:value="1072.468">
                <text:p>1072.4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94.2">
                <text:p>2194.2</text:p>
              </table:table-cell>
              <table:table-cell office:value-type="float" office:value="1059.014">
                <text:p>1059.0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51.6">
                <text:p>2151.6</text:p>
              </table:table-cell>
              <table:table-cell office:value-type="float" office:value="1108.764">
                <text:p>1108.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10.8">
                <text:p>2210.8</text:p>
              </table:table-cell>
              <table:table-cell office:value-type="float" office:value="1122.734">
                <text:p>1122.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08.6">
                <text:p>2308.6</text:p>
              </table:table-cell>
              <table:table-cell office:value-type="float" office:value="1100.172">
                <text:p>1100.1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00.4">
                <text:p>2200.4</text:p>
              </table:table-cell>
              <table:table-cell office:value-type="float" office:value="1035.816">
                <text:p>1035.8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61.2">
                <text:p>2161.2</text:p>
              </table:table-cell>
              <table:table-cell office:value-type="float" office:value="1052.628">
                <text:p>1052.6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13.8">
                <text:p>2213.8</text:p>
              </table:table-cell>
              <table:table-cell office:value-type="float" office:value="1099.11">
                <text:p>1099.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70.2">
                <text:p>2170.2</text:p>
              </table:table-cell>
              <table:table-cell office:value-type="float" office:value="1102.812">
                <text:p>1102.8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64.6">
                <text:p>2264.6</text:p>
              </table:table-cell>
              <table:table-cell office:value-type="float" office:value="1111.294">
                <text:p>1111.2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53.6">
                <text:p>2153.6</text:p>
              </table:table-cell>
              <table:table-cell office:value-type="float" office:value="1132.918">
                <text:p>1132.9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00">
                <text:p>2100</text:p>
              </table:table-cell>
              <table:table-cell office:value-type="float" office:value="1135.124">
                <text:p>1135.1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42.2">
                <text:p>2242.2</text:p>
              </table:table-cell>
              <table:table-cell office:value-type="float" office:value="1100.924">
                <text:p>1100.9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80.8">
                <text:p>2080.8</text:p>
              </table:table-cell>
              <table:table-cell office:value-type="float" office:value="1129.352">
                <text:p>1129.3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94.4">
                <text:p>2094.4</text:p>
              </table:table-cell>
              <table:table-cell office:value-type="float" office:value="1111.006">
                <text:p>1111.0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97.6">
                <text:p>2197.6</text:p>
              </table:table-cell>
              <table:table-cell office:value-type="float" office:value="1078.49">
                <text:p>1078.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39">
                <text:p>2039</text:p>
              </table:table-cell>
              <table:table-cell office:value-type="float" office:value="1112.948">
                <text:p>1112.9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45">
                <text:p>2245</text:p>
              </table:table-cell>
              <table:table-cell office:value-type="float" office:value="1106.374">
                <text:p>1106.3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70.4">
                <text:p>2270.4</text:p>
              </table:table-cell>
              <table:table-cell office:value-type="float" office:value="1141.506">
                <text:p>1141.5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02">
                <text:p>2102</text:p>
              </table:table-cell>
              <table:table-cell office:value-type="float" office:value="1089.25">
                <text:p>1089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62.2">
                <text:p>2162.2</text:p>
              </table:table-cell>
              <table:table-cell office:value-type="float" office:value="1127.412">
                <text:p>1127.4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22.4">
                <text:p>2122.4</text:p>
              </table:table-cell>
              <table:table-cell office:value-type="float" office:value="1133.37">
                <text:p>1133.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04.8">
                <text:p>2204.8</text:p>
              </table:table-cell>
              <table:table-cell office:value-type="float" office:value="1084.67">
                <text:p>1084.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99.2">
                <text:p>2299.2</text:p>
              </table:table-cell>
              <table:table-cell office:value-type="float" office:value="1109.954">
                <text:p>1109.9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76.6">
                <text:p>2076.6</text:p>
              </table:table-cell>
              <table:table-cell office:value-type="float" office:value="1092.142">
                <text:p>1092.1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77.8">
                <text:p>2177.8</text:p>
              </table:table-cell>
              <table:table-cell office:value-type="float" office:value="1094.034">
                <text:p>1094.0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89.4">
                <text:p>2089.4</text:p>
              </table:table-cell>
              <table:table-cell office:value-type="float" office:value="1117.302">
                <text:p>1117.3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6">
                <text:p>2176</text:p>
              </table:table-cell>
              <table:table-cell office:value-type="float" office:value="1112.842">
                <text:p>1112.8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08.2">
                <text:p>2208.2</text:p>
              </table:table-cell>
              <table:table-cell office:value-type="float" office:value="1101.918">
                <text:p>1101.9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16.2">
                <text:p>2316.2</text:p>
              </table:table-cell>
              <table:table-cell office:value-type="float" office:value="1142.976">
                <text:p>1142.9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64">
                <text:p>2264</text:p>
              </table:table-cell>
              <table:table-cell office:value-type="float" office:value="1134.036">
                <text:p>1134.0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74.4">
                <text:p>2274.4</text:p>
              </table:table-cell>
              <table:table-cell office:value-type="float" office:value="1108.666">
                <text:p>1108.6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83.4">
                <text:p>2183.4</text:p>
              </table:table-cell>
              <table:table-cell office:value-type="float" office:value="1124.708">
                <text:p>1124.7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15.2">
                <text:p>2015.2</text:p>
              </table:table-cell>
              <table:table-cell office:value-type="float" office:value="1119.688">
                <text:p>1119.6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03.8">
                <text:p>2203.8</text:p>
              </table:table-cell>
              <table:table-cell office:value-type="float" office:value="1148.988">
                <text:p>1148.9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65.8">
                <text:p>2165.8</text:p>
              </table:table-cell>
              <table:table-cell office:value-type="float" office:value="1122.7">
                <text:p>1122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73.6">
                <text:p>2273.6</text:p>
              </table:table-cell>
              <table:table-cell office:value-type="float" office:value="1127.868">
                <text:p>1127.8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65.6">
                <text:p>2265.6</text:p>
              </table:table-cell>
              <table:table-cell office:value-type="float" office:value="1152.638">
                <text:p>1152.6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78.6">
                <text:p>2278.6</text:p>
              </table:table-cell>
              <table:table-cell office:value-type="float" office:value="1189.41">
                <text:p>1189.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35.6">
                <text:p>2235.6</text:p>
              </table:table-cell>
              <table:table-cell office:value-type="float" office:value="1152.408">
                <text:p>1152.4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16">
                <text:p>2216</text:p>
              </table:table-cell>
              <table:table-cell office:value-type="float" office:value="1117.56">
                <text:p>1117.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92.6">
                <text:p>2192.6</text:p>
              </table:table-cell>
              <table:table-cell office:value-type="float" office:value="1118.132">
                <text:p>1118.1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94.6">
                <text:p>2194.6</text:p>
              </table:table-cell>
              <table:table-cell office:value-type="float" office:value="1043.876">
                <text:p>1043.8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37.2">
                <text:p>2137.2</text:p>
              </table:table-cell>
              <table:table-cell office:value-type="float" office:value="1077.39">
                <text:p>1077.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07.4">
                <text:p>2307.4</text:p>
              </table:table-cell>
              <table:table-cell office:value-type="float" office:value="1105.92">
                <text:p>1105.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18">
                <text:p>2218</text:p>
              </table:table-cell>
              <table:table-cell office:value-type="float" office:value="1092.638">
                <text:p>1092.6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48">
                <text:p>2148</text:p>
              </table:table-cell>
              <table:table-cell office:value-type="float" office:value="1098.082">
                <text:p>1098.0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38.6">
                <text:p>2338.6</text:p>
              </table:table-cell>
              <table:table-cell office:value-type="float" office:value="1133.838">
                <text:p>1133.8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06.8">
                <text:p>2106.8</text:p>
              </table:table-cell>
              <table:table-cell office:value-type="float" office:value="1120.054">
                <text:p>1120.0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78.8">
                <text:p>2278.8</text:p>
              </table:table-cell>
              <table:table-cell office:value-type="float" office:value="1092.318">
                <text:p>1092.3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83.6">
                <text:p>2183.6</text:p>
              </table:table-cell>
              <table:table-cell office:value-type="float" office:value="1125.75">
                <text:p>1125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48.6">
                <text:p>2148.6</text:p>
              </table:table-cell>
              <table:table-cell office:value-type="float" office:value="1120.838">
                <text:p>1120.8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36">
                <text:p>2336</text:p>
              </table:table-cell>
              <table:table-cell office:value-type="float" office:value="1088.98">
                <text:p>1088.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43.4">
                <text:p>2143.4</text:p>
              </table:table-cell>
              <table:table-cell office:value-type="float" office:value="1128.6">
                <text:p>1128.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1.2">
                <text:p>2121.2</text:p>
              </table:table-cell>
              <table:table-cell office:value-type="float" office:value="1106.628">
                <text:p>1106.6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50">
                <text:p>2250</text:p>
              </table:table-cell>
              <table:table-cell office:value-type="float" office:value="1154.126">
                <text:p>1154.1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23.8">
                <text:p>2223.8</text:p>
              </table:table-cell>
              <table:table-cell office:value-type="float" office:value="1132.522">
                <text:p>1132.5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0.2">
                <text:p>2150.2</text:p>
              </table:table-cell>
              <table:table-cell office:value-type="float" office:value="1096.032">
                <text:p>1096.0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29.8">
                <text:p>2329.8</text:p>
              </table:table-cell>
              <table:table-cell office:value-type="float" office:value="1098.278">
                <text:p>1098.2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02.2">
                <text:p>2102.2</text:p>
              </table:table-cell>
              <table:table-cell office:value-type="float" office:value="1117.398">
                <text:p>1117.3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44.6">
                <text:p>2144.6</text:p>
              </table:table-cell>
              <table:table-cell office:value-type="float" office:value="1077.43">
                <text:p>1077.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89">
                <text:p>2289</text:p>
              </table:table-cell>
              <table:table-cell office:value-type="float" office:value="1103.89">
                <text:p>1103.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53.6">
                <text:p>2253.6</text:p>
              </table:table-cell>
              <table:table-cell office:value-type="float" office:value="1102.188">
                <text:p>1102.1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6.2">
                <text:p>2226.2</text:p>
              </table:table-cell>
              <table:table-cell office:value-type="float" office:value="1053.718">
                <text:p>1053.7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87">
                <text:p>2187</text:p>
              </table:table-cell>
              <table:table-cell office:value-type="float" office:value="1067.456">
                <text:p>1067.4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0">
                <text:p>2370</text:p>
              </table:table-cell>
              <table:table-cell office:value-type="float" office:value="1075.72">
                <text:p>1075.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11.8">
                <text:p>2311.8</text:p>
              </table:table-cell>
              <table:table-cell office:value-type="float" office:value="1086.914">
                <text:p>1086.9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2">
                <text:p>2242</text:p>
              </table:table-cell>
              <table:table-cell office:value-type="float" office:value="1140.992">
                <text:p>1140.9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83.2">
                <text:p>2083.2</text:p>
              </table:table-cell>
              <table:table-cell office:value-type="float" office:value="1136.02">
                <text:p>1136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57.8">
                <text:p>2357.8</text:p>
              </table:table-cell>
              <table:table-cell office:value-type="float" office:value="1132.186">
                <text:p>1132.1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98">
                <text:p>2098</text:p>
              </table:table-cell>
              <table:table-cell office:value-type="float" office:value="1110.434">
                <text:p>1110.4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62.4">
                <text:p>2162.4</text:p>
              </table:table-cell>
              <table:table-cell office:value-type="float" office:value="1092.314">
                <text:p>1092.3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68.2">
                <text:p>2168.2</text:p>
              </table:table-cell>
              <table:table-cell office:value-type="float" office:value="1094.456">
                <text:p>1094.4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22">
                <text:p>2322</text:p>
              </table:table-cell>
              <table:table-cell office:value-type="float" office:value="1107.716">
                <text:p>1107.7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29.8">
                <text:p>2129.8</text:p>
              </table:table-cell>
              <table:table-cell office:value-type="float" office:value="1079.776">
                <text:p>1079.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64.6">
                <text:p>2164.6</text:p>
              </table:table-cell>
              <table:table-cell office:value-type="float" office:value="1087.63">
                <text:p>1087.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81.2">
                <text:p>2181.2</text:p>
              </table:table-cell>
              <table:table-cell office:value-type="float" office:value="1087.946">
                <text:p>1087.9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65.8">
                <text:p>2165.8</text:p>
              </table:table-cell>
              <table:table-cell office:value-type="float" office:value="1020.096">
                <text:p>1020.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25.4">
                <text:p>2225.4</text:p>
              </table:table-cell>
              <table:table-cell office:value-type="float" office:value="1072.466">
                <text:p>1072.4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17.2">
                <text:p>2217.2</text:p>
              </table:table-cell>
              <table:table-cell office:value-type="float" office:value="1092.468">
                <text:p>1092.4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84.2">
                <text:p>2284.2</text:p>
              </table:table-cell>
              <table:table-cell office:value-type="float" office:value="1103.906">
                <text:p>1103.9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24">
                <text:p>2224</text:p>
              </table:table-cell>
              <table:table-cell office:value-type="float" office:value="1074.688">
                <text:p>1074.6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77.2">
                <text:p>2277.2</text:p>
              </table:table-cell>
              <table:table-cell office:value-type="float" office:value="1089.614">
                <text:p>1089.6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31.4">
                <text:p>2231.4</text:p>
              </table:table-cell>
              <table:table-cell office:value-type="float" office:value="1112.124">
                <text:p>1112.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65.4">
                <text:p>2165.4</text:p>
              </table:table-cell>
              <table:table-cell office:value-type="float" office:value="1070.63">
                <text:p>1070.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65">
                <text:p>2165</text:p>
              </table:table-cell>
              <table:table-cell office:value-type="float" office:value="1081.9">
                <text:p>1081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53.2">
                <text:p>2153.2</text:p>
              </table:table-cell>
              <table:table-cell office:value-type="float" office:value="1090.304">
                <text:p>1090.3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75.8">
                <text:p>2075.8</text:p>
              </table:table-cell>
              <table:table-cell office:value-type="float" office:value="1126.826">
                <text:p>1126.8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33.6">
                <text:p>2233.6</text:p>
              </table:table-cell>
              <table:table-cell office:value-type="float" office:value="1118.94">
                <text:p>1118.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68">
                <text:p>2168</text:p>
              </table:table-cell>
              <table:table-cell office:value-type="float" office:value="1114.968">
                <text:p>1114.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45.4">
                <text:p>2145.4</text:p>
              </table:table-cell>
              <table:table-cell office:value-type="float" office:value="1085.428">
                <text:p>1085.4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25.8">
                <text:p>2325.8</text:p>
              </table:table-cell>
              <table:table-cell office:value-type="float" office:value="1093.774">
                <text:p>1093.7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41.4">
                <text:p>2141.4</text:p>
              </table:table-cell>
              <table:table-cell office:value-type="float" office:value="1093.06">
                <text:p>1093.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41.2">
                <text:p>2141.2</text:p>
              </table:table-cell>
              <table:table-cell office:value-type="float" office:value="1059.514">
                <text:p>1059.5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31.2">
                <text:p>2331.2</text:p>
              </table:table-cell>
              <table:table-cell office:value-type="float" office:value="1071.97">
                <text:p>1071.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23.2">
                <text:p>2223.2</text:p>
              </table:table-cell>
              <table:table-cell office:value-type="float" office:value="1087.136">
                <text:p>1087.1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92.8">
                <text:p>2292.8</text:p>
              </table:table-cell>
              <table:table-cell office:value-type="float" office:value="1085.436">
                <text:p>1085.4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72">
                <text:p>2372</text:p>
              </table:table-cell>
              <table:table-cell office:value-type="float" office:value="1058.072">
                <text:p>1058.0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25">
                <text:p>2125</text:p>
              </table:table-cell>
              <table:table-cell office:value-type="float" office:value="1111.214">
                <text:p>1111.2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89.8">
                <text:p>2189.8</text:p>
              </table:table-cell>
              <table:table-cell office:value-type="float" office:value="1063.096">
                <text:p>1063.0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27">
                <text:p>2127</text:p>
              </table:table-cell>
              <table:table-cell office:value-type="float" office:value="1073.688">
                <text:p>1073.6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47.2">
                <text:p>2147.2</text:p>
              </table:table-cell>
              <table:table-cell office:value-type="float" office:value="1110.684">
                <text:p>1110.6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23.4">
                <text:p>2223.4</text:p>
              </table:table-cell>
              <table:table-cell office:value-type="float" office:value="1154.452">
                <text:p>1154.4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87.6">
                <text:p>2087.6</text:p>
              </table:table-cell>
              <table:table-cell office:value-type="float" office:value="1119.598">
                <text:p>1119.5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73.8">
                <text:p>2073.8</text:p>
              </table:table-cell>
              <table:table-cell office:value-type="float" office:value="1117.2">
                <text:p>1117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83.2">
                <text:p>2183.2</text:p>
              </table:table-cell>
              <table:table-cell office:value-type="float" office:value="1139.438">
                <text:p>1139.4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49">
                <text:p>1949</text:p>
              </table:table-cell>
              <table:table-cell office:value-type="float" office:value="1050.23">
                <text:p>1050.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07">
                <text:p>2107</text:p>
              </table:table-cell>
              <table:table-cell office:value-type="float" office:value="1085.636">
                <text:p>1085.6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16.2">
                <text:p>2016.2</text:p>
              </table:table-cell>
              <table:table-cell office:value-type="float" office:value="1080.524">
                <text:p>1080.5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07.2">
                <text:p>2007.2</text:p>
              </table:table-cell>
              <table:table-cell office:value-type="float" office:value="1085.036">
                <text:p>1085.0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29.2">
                <text:p>2129.2</text:p>
              </table:table-cell>
              <table:table-cell office:value-type="float" office:value="1061.966">
                <text:p>1061.9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23.8">
                <text:p>2023.8</text:p>
              </table:table-cell>
              <table:table-cell office:value-type="float" office:value="1104.208">
                <text:p>1104.2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49">
                <text:p>2049</text:p>
              </table:table-cell>
              <table:table-cell office:value-type="float" office:value="1089.65">
                <text:p>1089.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65.6">
                <text:p>2165.6</text:p>
              </table:table-cell>
              <table:table-cell office:value-type="float" office:value="1114.952">
                <text:p>1114.9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52.8">
                <text:p>2152.8</text:p>
              </table:table-cell>
              <table:table-cell office:value-type="float" office:value="1140.866">
                <text:p>1140.8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4.2">
                <text:p>2104.2</text:p>
              </table:table-cell>
              <table:table-cell office:value-type="float" office:value="1146.36">
                <text:p>1146.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57.4">
                <text:p>2057.4</text:p>
              </table:table-cell>
              <table:table-cell office:value-type="float" office:value="1115.724">
                <text:p>1115.7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48.6">
                <text:p>2048.6</text:p>
              </table:table-cell>
              <table:table-cell office:value-type="float" office:value="1121.238">
                <text:p>1121.2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34.6">
                <text:p>2134.6</text:p>
              </table:table-cell>
              <table:table-cell office:value-type="float" office:value="1086.722">
                <text:p>1086.7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12">
                <text:p>2212</text:p>
              </table:table-cell>
              <table:table-cell office:value-type="float" office:value="1100.77">
                <text:p>1100.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82.6">
                <text:p>2082.6</text:p>
              </table:table-cell>
              <table:table-cell office:value-type="float" office:value="1071.37">
                <text:p>1071.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64.6">
                <text:p>2064.6</text:p>
              </table:table-cell>
              <table:table-cell office:value-type="float" office:value="1067.19">
                <text:p>1067.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40.8">
                <text:p>2040.8</text:p>
              </table:table-cell>
              <table:table-cell office:value-type="float" office:value="1079.994">
                <text:p>1079.9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38.2">
                <text:p>2138.2</text:p>
              </table:table-cell>
              <table:table-cell office:value-type="float" office:value="1088.142">
                <text:p>1088.1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18.4">
                <text:p>2018.4</text:p>
              </table:table-cell>
              <table:table-cell office:value-type="float" office:value="1082.462">
                <text:p>1082.4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41.4">
                <text:p>2241.4</text:p>
              </table:table-cell>
              <table:table-cell office:value-type="float" office:value="1114.32">
                <text:p>1114.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31.6">
                <text:p>2231.6</text:p>
              </table:table-cell>
              <table:table-cell office:value-type="float" office:value="1120.562">
                <text:p>1120.5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78.8">
                <text:p>2278.8</text:p>
              </table:table-cell>
              <table:table-cell office:value-type="float" office:value="1113.09">
                <text:p>1113.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92">
                <text:p>2192</text:p>
              </table:table-cell>
              <table:table-cell office:value-type="float" office:value="1119.924">
                <text:p>1119.9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79.8">
                <text:p>2079.8</text:p>
              </table:table-cell>
              <table:table-cell office:value-type="float" office:value="1086.968">
                <text:p>1086.9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93.6">
                <text:p>2093.6</text:p>
              </table:table-cell>
              <table:table-cell office:value-type="float" office:value="1080.314">
                <text:p>1080.3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42.2">
                <text:p>2142.2</text:p>
              </table:table-cell>
              <table:table-cell office:value-type="float" office:value="1063.622">
                <text:p>1063.6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49">
                <text:p>2049</text:p>
              </table:table-cell>
              <table:table-cell office:value-type="float" office:value="1084.788">
                <text:p>1084.7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55.2">
                <text:p>2255.2</text:p>
              </table:table-cell>
              <table:table-cell office:value-type="float" office:value="1169.188">
                <text:p>1169.1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33.8">
                <text:p>2333.8</text:p>
              </table:table-cell>
              <table:table-cell office:value-type="float" office:value="1092.428">
                <text:p>1092.4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59.2">
                <text:p>2259.2</text:p>
              </table:table-cell>
              <table:table-cell office:value-type="float" office:value="1128.052">
                <text:p>1128.0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18.8">
                <text:p>2118.8</text:p>
              </table:table-cell>
              <table:table-cell office:value-type="float" office:value="1086.934">
                <text:p>1086.9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67.2">
                <text:p>2167.2</text:p>
              </table:table-cell>
              <table:table-cell office:value-type="float" office:value="1090.896">
                <text:p>1090.8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64.8">
                <text:p>2164.8</text:p>
              </table:table-cell>
              <table:table-cell office:value-type="float" office:value="1094.222">
                <text:p>1094.2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25">
                <text:p>2325</text:p>
              </table:table-cell>
              <table:table-cell office:value-type="float" office:value="1147.04">
                <text:p>1147.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54.4">
                <text:p>2354.4</text:p>
              </table:table-cell>
              <table:table-cell office:value-type="float" office:value="1129.746">
                <text:p>1129.7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13.8">
                <text:p>2113.8</text:p>
              </table:table-cell>
              <table:table-cell office:value-type="float" office:value="1116.01">
                <text:p>1116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56.8">
                <text:p>2256.8</text:p>
              </table:table-cell>
              <table:table-cell office:value-type="float" office:value="1142.02">
                <text:p>1142.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79.6">
                <text:p>2079.6</text:p>
              </table:table-cell>
              <table:table-cell office:value-type="float" office:value="1111.434">
                <text:p>1111.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random_16.N1:random_16.O301" chart:data-source-has-labels="row" svg:x="0.32cm" svg:y="0.18cm" svg:width="12.799cm" svg:height="8.64cm">
          <chartooo:coordinate-region svg:x="1.312cm" svg:y="0.38cm" svg:width="11.80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_16.N2:random_16.N301" chart:label-cell-address="random_16.N1:random_16.N1" chart:class="chart:line">
            <chart:data-point chart:repeated="300"/>
          </chart:series>
          <chart:series chart:style-name="ch7" chart:values-cell-range-address="random_16.O2:random_16.O301" chart:label-cell-address="random_16.O1:random_16.O1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random_16.N1:random_16.N1</svg:desc>
                </draw:g>
              </table:table-cell>
              <table:table-cell office:value-type="string">
                <text:p>average</text:p>
                <draw:g>
                  <svg:desc>random_16.O1:random_16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8.6">
                <text:p>1538.6</text:p>
                <draw:g>
                  <svg:desc>random_16.N2:random_16.N301</svg:desc>
                </draw:g>
              </table:table-cell>
              <table:table-cell office:value-type="float" office:value="202.712">
                <text:p>202.712</text:p>
                <draw:g>
                  <svg:desc>random_16.O2:random_16.O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4.4">
                <text:p>1714.4</text:p>
              </table:table-cell>
              <table:table-cell office:value-type="float" office:value="462.398">
                <text:p>462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9">
                <text:p>1839</text:p>
              </table:table-cell>
              <table:table-cell office:value-type="float" office:value="596.106">
                <text:p>596.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2.6">
                <text:p>2012.6</text:p>
              </table:table-cell>
              <table:table-cell office:value-type="float" office:value="730.682">
                <text:p>730.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2">
                <text:p>2052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4.2">
                <text:p>2184.2</text:p>
              </table:table-cell>
              <table:table-cell office:value-type="float" office:value="831.872">
                <text:p>831.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9.2">
                <text:p>2159.2</text:p>
              </table:table-cell>
              <table:table-cell office:value-type="float" office:value="899.438">
                <text:p>899.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11.2">
                <text:p>2211.2</text:p>
              </table:table-cell>
              <table:table-cell office:value-type="float" office:value="969.354">
                <text:p>969.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0.4">
                <text:p>2230.4</text:p>
              </table:table-cell>
              <table:table-cell office:value-type="float" office:value="1005.594">
                <text:p>1005.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5.8">
                <text:p>2205.8</text:p>
              </table:table-cell>
              <table:table-cell office:value-type="float" office:value="1014.286">
                <text:p>1014.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0.8">
                <text:p>2210.8</text:p>
              </table:table-cell>
              <table:table-cell office:value-type="float" office:value="978.818">
                <text:p>978.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6.2">
                <text:p>2296.2</text:p>
              </table:table-cell>
              <table:table-cell office:value-type="float" office:value="1038.832">
                <text:p>1038.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43">
                <text:p>2143</text:p>
              </table:table-cell>
              <table:table-cell office:value-type="float" office:value="1053.608">
                <text:p>1053.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9.6">
                <text:p>2219.6</text:p>
              </table:table-cell>
              <table:table-cell office:value-type="float" office:value="1051.748">
                <text:p>1051.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8.8">
                <text:p>2228.8</text:p>
              </table:table-cell>
              <table:table-cell office:value-type="float" office:value="1120.32">
                <text:p>1120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6">
                <text:p>2176</text:p>
              </table:table-cell>
              <table:table-cell office:value-type="float" office:value="1044.872">
                <text:p>1044.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8">
                <text:p>2158</text:p>
              </table:table-cell>
              <table:table-cell office:value-type="float" office:value="1093.694">
                <text:p>1093.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6.6">
                <text:p>2316.6</text:p>
              </table:table-cell>
              <table:table-cell office:value-type="float" office:value="1157.18">
                <text:p>1157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9.2">
                <text:p>2299.2</text:p>
              </table:table-cell>
              <table:table-cell office:value-type="float" office:value="1135.07">
                <text:p>1135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5">
                <text:p>2195</text:p>
              </table:table-cell>
              <table:table-cell office:value-type="float" office:value="1119.91">
                <text:p>1119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6">
                <text:p>2396</text:p>
              </table:table-cell>
              <table:table-cell office:value-type="float" office:value="1130.41">
                <text:p>1130.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89.6">
                <text:p>2189.6</text:p>
              </table:table-cell>
              <table:table-cell office:value-type="float" office:value="1105.274">
                <text:p>1105.2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8.6">
                <text:p>2208.6</text:p>
              </table:table-cell>
              <table:table-cell office:value-type="float" office:value="1119.288">
                <text:p>1119.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2.4">
                <text:p>2302.4</text:p>
              </table:table-cell>
              <table:table-cell office:value-type="float" office:value="1119.128">
                <text:p>1119.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29.8">
                <text:p>2229.8</text:p>
              </table:table-cell>
              <table:table-cell office:value-type="float" office:value="1107.942">
                <text:p>1107.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21.4">
                <text:p>2321.4</text:p>
              </table:table-cell>
              <table:table-cell office:value-type="float" office:value="1096.592">
                <text:p>1096.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63.2">
                <text:p>2263.2</text:p>
              </table:table-cell>
              <table:table-cell office:value-type="float" office:value="1132.3">
                <text:p>1132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2.8">
                <text:p>2202.8</text:p>
              </table:table-cell>
              <table:table-cell office:value-type="float" office:value="1124.136">
                <text:p>1124.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01.8">
                <text:p>2201.8</text:p>
              </table:table-cell>
              <table:table-cell office:value-type="float" office:value="1140.12">
                <text:p>1140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17">
                <text:p>2217</text:p>
              </table:table-cell>
              <table:table-cell office:value-type="float" office:value="1144.64">
                <text:p>1144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8.2">
                <text:p>2288.2</text:p>
              </table:table-cell>
              <table:table-cell office:value-type="float" office:value="1161.32">
                <text:p>1161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83.8">
                <text:p>2283.8</text:p>
              </table:table-cell>
              <table:table-cell office:value-type="float" office:value="1113.678">
                <text:p>1113.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91">
                <text:p>2291</text:p>
              </table:table-cell>
              <table:table-cell office:value-type="float" office:value="1118.094">
                <text:p>1118.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77">
                <text:p>2277</text:p>
              </table:table-cell>
              <table:table-cell office:value-type="float" office:value="1169.608">
                <text:p>1169.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82.6">
                <text:p>2282.6</text:p>
              </table:table-cell>
              <table:table-cell office:value-type="float" office:value="1125.008">
                <text:p>1125.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7.8">
                <text:p>2217.8</text:p>
              </table:table-cell>
              <table:table-cell office:value-type="float" office:value="1142.978">
                <text:p>1142.9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2.6">
                <text:p>2332.6</text:p>
              </table:table-cell>
              <table:table-cell office:value-type="float" office:value="1095.346">
                <text:p>1095.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85">
                <text:p>2185</text:p>
              </table:table-cell>
              <table:table-cell office:value-type="float" office:value="1119.848">
                <text:p>1119.8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1.2">
                <text:p>2291.2</text:p>
              </table:table-cell>
              <table:table-cell office:value-type="float" office:value="1125.526">
                <text:p>1125.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5.8">
                <text:p>2325.8</text:p>
              </table:table-cell>
              <table:table-cell office:value-type="float" office:value="1125.334">
                <text:p>1125.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16">
                <text:p>2216</text:p>
              </table:table-cell>
              <table:table-cell office:value-type="float" office:value="1158.16">
                <text:p>1158.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22.6">
                <text:p>2222.6</text:p>
              </table:table-cell>
              <table:table-cell office:value-type="float" office:value="1131.26">
                <text:p>1131.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87">
                <text:p>2287</text:p>
              </table:table-cell>
              <table:table-cell office:value-type="float" office:value="1169.924">
                <text:p>1169.9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4.8">
                <text:p>2294.8</text:p>
              </table:table-cell>
              <table:table-cell office:value-type="float" office:value="1153.41">
                <text:p>1153.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12.2">
                <text:p>2312.2</text:p>
              </table:table-cell>
              <table:table-cell office:value-type="float" office:value="1141.366">
                <text:p>1141.3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96.2">
                <text:p>2296.2</text:p>
              </table:table-cell>
              <table:table-cell office:value-type="float" office:value="1172.026">
                <text:p>1172.0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15.8">
                <text:p>2315.8</text:p>
              </table:table-cell>
              <table:table-cell office:value-type="float" office:value="1153.95">
                <text:p>1153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41.8">
                <text:p>2241.8</text:p>
              </table:table-cell>
              <table:table-cell office:value-type="float" office:value="1181.654">
                <text:p>1181.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52">
                <text:p>2252</text:p>
              </table:table-cell>
              <table:table-cell office:value-type="float" office:value="1077.352">
                <text:p>1077.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8.2">
                <text:p>2308.2</text:p>
              </table:table-cell>
              <table:table-cell office:value-type="float" office:value="1123.366">
                <text:p>1123.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27.6">
                <text:p>2327.6</text:p>
              </table:table-cell>
              <table:table-cell office:value-type="float" office:value="1131.22">
                <text:p>1131.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32.4">
                <text:p>2332.4</text:p>
              </table:table-cell>
              <table:table-cell office:value-type="float" office:value="1193.33">
                <text:p>1193.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88.6">
                <text:p>2288.6</text:p>
              </table:table-cell>
              <table:table-cell office:value-type="float" office:value="1183.532">
                <text:p>1183.5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77">
                <text:p>2277</text:p>
              </table:table-cell>
              <table:table-cell office:value-type="float" office:value="1165.904">
                <text:p>1165.9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2.6">
                <text:p>2172.6</text:p>
              </table:table-cell>
              <table:table-cell office:value-type="float" office:value="1147.636">
                <text:p>1147.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32.4">
                <text:p>2232.4</text:p>
              </table:table-cell>
              <table:table-cell office:value-type="float" office:value="1176.576">
                <text:p>1176.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29.2">
                <text:p>2229.2</text:p>
              </table:table-cell>
              <table:table-cell office:value-type="float" office:value="1210.05">
                <text:p>121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59">
                <text:p>2259</text:p>
              </table:table-cell>
              <table:table-cell office:value-type="float" office:value="1181.458">
                <text:p>1181.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4.8">
                <text:p>2364.8</text:p>
              </table:table-cell>
              <table:table-cell office:value-type="float" office:value="1162.362">
                <text:p>1162.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82.8">
                <text:p>2182.8</text:p>
              </table:table-cell>
              <table:table-cell office:value-type="float" office:value="1174.902">
                <text:p>1174.9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5.6">
                <text:p>2315.6</text:p>
              </table:table-cell>
              <table:table-cell office:value-type="float" office:value="1146.366">
                <text:p>1146.3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34.8">
                <text:p>2234.8</text:p>
              </table:table-cell>
              <table:table-cell office:value-type="float" office:value="1174.628">
                <text:p>1174.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37">
                <text:p>2337</text:p>
              </table:table-cell>
              <table:table-cell office:value-type="float" office:value="1129.006">
                <text:p>1129.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51.8">
                <text:p>2351.8</text:p>
              </table:table-cell>
              <table:table-cell office:value-type="float" office:value="1196.066">
                <text:p>1196.0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56.2">
                <text:p>2256.2</text:p>
              </table:table-cell>
              <table:table-cell office:value-type="float" office:value="1172.606">
                <text:p>1172.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09.8">
                <text:p>2309.8</text:p>
              </table:table-cell>
              <table:table-cell office:value-type="float" office:value="1194.47">
                <text:p>1194.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9.6">
                <text:p>2299.6</text:p>
              </table:table-cell>
              <table:table-cell office:value-type="float" office:value="1116.074">
                <text:p>1116.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87.8">
                <text:p>2187.8</text:p>
              </table:table-cell>
              <table:table-cell office:value-type="float" office:value="1194.238">
                <text:p>1194.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79.8">
                <text:p>2279.8</text:p>
              </table:table-cell>
              <table:table-cell office:value-type="float" office:value="1223.784">
                <text:p>1223.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25">
                <text:p>2325</text:p>
              </table:table-cell>
              <table:table-cell office:value-type="float" office:value="1190.698">
                <text:p>1190.6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7.2">
                <text:p>2187.2</text:p>
              </table:table-cell>
              <table:table-cell office:value-type="float" office:value="1198.344">
                <text:p>1198.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2.2">
                <text:p>2312.2</text:p>
              </table:table-cell>
              <table:table-cell office:value-type="float" office:value="1154.946">
                <text:p>1154.9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16.8">
                <text:p>2216.8</text:p>
              </table:table-cell>
              <table:table-cell office:value-type="float" office:value="1229.326">
                <text:p>1229.3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88.2">
                <text:p>2188.2</text:p>
              </table:table-cell>
              <table:table-cell office:value-type="float" office:value="1218.47">
                <text:p>1218.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1.6">
                <text:p>2261.6</text:p>
              </table:table-cell>
              <table:table-cell office:value-type="float" office:value="1159.11">
                <text:p>1159.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00.8">
                <text:p>2200.8</text:p>
              </table:table-cell>
              <table:table-cell office:value-type="float" office:value="1167.52">
                <text:p>1167.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94">
                <text:p>2294</text:p>
              </table:table-cell>
              <table:table-cell office:value-type="float" office:value="1165.506">
                <text:p>1165.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2">
                <text:p>2292</text:p>
              </table:table-cell>
              <table:table-cell office:value-type="float" office:value="1209.102">
                <text:p>1209.1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25.2">
                <text:p>2225.2</text:p>
              </table:table-cell>
              <table:table-cell office:value-type="float" office:value="1161.496">
                <text:p>1161.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35.2">
                <text:p>2235.2</text:p>
              </table:table-cell>
              <table:table-cell office:value-type="float" office:value="1170.274">
                <text:p>1170.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88.8">
                <text:p>2288.8</text:p>
              </table:table-cell>
              <table:table-cell office:value-type="float" office:value="1178.352">
                <text:p>1178.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67.8">
                <text:p>2267.8</text:p>
              </table:table-cell>
              <table:table-cell office:value-type="float" office:value="1183.116">
                <text:p>1183.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73">
                <text:p>2273</text:p>
              </table:table-cell>
              <table:table-cell office:value-type="float" office:value="1177.902">
                <text:p>1177.9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9.2">
                <text:p>2229.2</text:p>
              </table:table-cell>
              <table:table-cell office:value-type="float" office:value="1184.994">
                <text:p>1184.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94.8">
                <text:p>2294.8</text:p>
              </table:table-cell>
              <table:table-cell office:value-type="float" office:value="1194.578">
                <text:p>1194.5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6">
                <text:p>2279.6</text:p>
              </table:table-cell>
              <table:table-cell office:value-type="float" office:value="1183.018">
                <text:p>1183.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46.6">
                <text:p>2246.6</text:p>
              </table:table-cell>
              <table:table-cell office:value-type="float" office:value="1197.8">
                <text:p>1197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3.2">
                <text:p>2283.2</text:p>
              </table:table-cell>
              <table:table-cell office:value-type="float" office:value="1179.888">
                <text:p>1179.8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85.6">
                <text:p>2385.6</text:p>
              </table:table-cell>
              <table:table-cell office:value-type="float" office:value="1167.99">
                <text:p>1167.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02.6">
                <text:p>2202.6</text:p>
              </table:table-cell>
              <table:table-cell office:value-type="float" office:value="1182.024">
                <text:p>1182.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81.2">
                <text:p>2181.2</text:p>
              </table:table-cell>
              <table:table-cell office:value-type="float" office:value="1185.294">
                <text:p>1185.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20">
                <text:p>2220</text:p>
              </table:table-cell>
              <table:table-cell office:value-type="float" office:value="1203.574">
                <text:p>1203.5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85.8">
                <text:p>2285.8</text:p>
              </table:table-cell>
              <table:table-cell office:value-type="float" office:value="1185.73">
                <text:p>1185.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48.6">
                <text:p>2348.6</text:p>
              </table:table-cell>
              <table:table-cell office:value-type="float" office:value="1180.96">
                <text:p>1180.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32.6">
                <text:p>2232.6</text:p>
              </table:table-cell>
              <table:table-cell office:value-type="float" office:value="1105.98">
                <text:p>1105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35">
                <text:p>2335</text:p>
              </table:table-cell>
              <table:table-cell office:value-type="float" office:value="1140.288">
                <text:p>1140.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90.8">
                <text:p>2190.8</text:p>
              </table:table-cell>
              <table:table-cell office:value-type="float" office:value="1160.938">
                <text:p>1160.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85.6">
                <text:p>2185.6</text:p>
              </table:table-cell>
              <table:table-cell office:value-type="float" office:value="1108.146">
                <text:p>1108.1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93.4">
                <text:p>2293.4</text:p>
              </table:table-cell>
              <table:table-cell office:value-type="float" office:value="1116.17">
                <text:p>1116.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83.6">
                <text:p>2083.6</text:p>
              </table:table-cell>
              <table:table-cell office:value-type="float" office:value="1119.322">
                <text:p>1119.3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03.8">
                <text:p>2203.8</text:p>
              </table:table-cell>
              <table:table-cell office:value-type="float" office:value="1164.386">
                <text:p>1164.3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51.6">
                <text:p>2251.6</text:p>
              </table:table-cell>
              <table:table-cell office:value-type="float" office:value="1133.776">
                <text:p>1133.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85">
                <text:p>2185</text:p>
              </table:table-cell>
              <table:table-cell office:value-type="float" office:value="1122.246">
                <text:p>1122.2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24.2">
                <text:p>2224.2</text:p>
              </table:table-cell>
              <table:table-cell office:value-type="float" office:value="1130.8">
                <text:p>113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59.6">
                <text:p>2259.6</text:p>
              </table:table-cell>
              <table:table-cell office:value-type="float" office:value="1148.406">
                <text:p>1148.4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45.8">
                <text:p>2245.8</text:p>
              </table:table-cell>
              <table:table-cell office:value-type="float" office:value="1155.426">
                <text:p>1155.4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24.8">
                <text:p>2224.8</text:p>
              </table:table-cell>
              <table:table-cell office:value-type="float" office:value="1146.18">
                <text:p>1146.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23.2">
                <text:p>2323.2</text:p>
              </table:table-cell>
              <table:table-cell office:value-type="float" office:value="1133.03">
                <text:p>1133.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75">
                <text:p>2275</text:p>
              </table:table-cell>
              <table:table-cell office:value-type="float" office:value="1163.53">
                <text:p>1163.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96.6">
                <text:p>2296.6</text:p>
              </table:table-cell>
              <table:table-cell office:value-type="float" office:value="1166.04">
                <text:p>1166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5">
                <text:p>2365</text:p>
              </table:table-cell>
              <table:table-cell office:value-type="float" office:value="1166.912">
                <text:p>1166.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66">
                <text:p>2266</text:p>
              </table:table-cell>
              <table:table-cell office:value-type="float" office:value="1146.382">
                <text:p>1146.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76.2">
                <text:p>2276.2</text:p>
              </table:table-cell>
              <table:table-cell office:value-type="float" office:value="1173.044">
                <text:p>1173.0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8">
                <text:p>2288</text:p>
              </table:table-cell>
              <table:table-cell office:value-type="float" office:value="1157.56">
                <text:p>1157.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48.8">
                <text:p>2248.8</text:p>
              </table:table-cell>
              <table:table-cell office:value-type="float" office:value="1108.026">
                <text:p>1108.0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31.8">
                <text:p>2231.8</text:p>
              </table:table-cell>
              <table:table-cell office:value-type="float" office:value="1158.478">
                <text:p>1158.4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50">
                <text:p>2150</text:p>
              </table:table-cell>
              <table:table-cell office:value-type="float" office:value="1140.492">
                <text:p>1140.4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20">
                <text:p>2320</text:p>
              </table:table-cell>
              <table:table-cell office:value-type="float" office:value="1187.144">
                <text:p>1187.1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76">
                <text:p>2176</text:p>
              </table:table-cell>
              <table:table-cell office:value-type="float" office:value="1182.658">
                <text:p>1182.6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97.4">
                <text:p>2197.4</text:p>
              </table:table-cell>
              <table:table-cell office:value-type="float" office:value="1159.004">
                <text:p>1159.0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92.6">
                <text:p>2292.6</text:p>
              </table:table-cell>
              <table:table-cell office:value-type="float" office:value="1134.014">
                <text:p>1134.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24.4">
                <text:p>2324.4</text:p>
              </table:table-cell>
              <table:table-cell office:value-type="float" office:value="1175.556">
                <text:p>1175.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94.2">
                <text:p>2194.2</text:p>
              </table:table-cell>
              <table:table-cell office:value-type="float" office:value="1140.082">
                <text:p>1140.0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40.8">
                <text:p>2140.8</text:p>
              </table:table-cell>
              <table:table-cell office:value-type="float" office:value="1142.75">
                <text:p>1142.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32.8">
                <text:p>2132.8</text:p>
              </table:table-cell>
              <table:table-cell office:value-type="float" office:value="1122.7">
                <text:p>1122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84.6">
                <text:p>2284.6</text:p>
              </table:table-cell>
              <table:table-cell office:value-type="float" office:value="1191.274">
                <text:p>1191.2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23.4">
                <text:p>2223.4</text:p>
              </table:table-cell>
              <table:table-cell office:value-type="float" office:value="1116.97">
                <text:p>1116.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36.2">
                <text:p>2236.2</text:p>
              </table:table-cell>
              <table:table-cell office:value-type="float" office:value="1155.49">
                <text:p>1155.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38.8">
                <text:p>2338.8</text:p>
              </table:table-cell>
              <table:table-cell office:value-type="float" office:value="1178.05">
                <text:p>1178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90.8">
                <text:p>2190.8</text:p>
              </table:table-cell>
              <table:table-cell office:value-type="float" office:value="1154.02">
                <text:p>1154.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20.2">
                <text:p>2320.2</text:p>
              </table:table-cell>
              <table:table-cell office:value-type="float" office:value="1173.96">
                <text:p>1173.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42">
                <text:p>2242</text:p>
              </table:table-cell>
              <table:table-cell office:value-type="float" office:value="1170.944">
                <text:p>1170.9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74.6">
                <text:p>2274.6</text:p>
              </table:table-cell>
              <table:table-cell office:value-type="float" office:value="1169.074">
                <text:p>1169.0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98.8">
                <text:p>2198.8</text:p>
              </table:table-cell>
              <table:table-cell office:value-type="float" office:value="1134.614">
                <text:p>1134.6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20.2">
                <text:p>2320.2</text:p>
              </table:table-cell>
              <table:table-cell office:value-type="float" office:value="1151.746">
                <text:p>1151.7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16.2">
                <text:p>2316.2</text:p>
              </table:table-cell>
              <table:table-cell office:value-type="float" office:value="1201.854">
                <text:p>1201.8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43.8">
                <text:p>2243.8</text:p>
              </table:table-cell>
              <table:table-cell office:value-type="float" office:value="1189.874">
                <text:p>1189.8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00.2">
                <text:p>2300.2</text:p>
              </table:table-cell>
              <table:table-cell office:value-type="float" office:value="1173.256">
                <text:p>1173.2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17">
                <text:p>2317</text:p>
              </table:table-cell>
              <table:table-cell office:value-type="float" office:value="1172.864">
                <text:p>1172.8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28.4">
                <text:p>2328.4</text:p>
              </table:table-cell>
              <table:table-cell office:value-type="float" office:value="1179.576">
                <text:p>1179.5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56">
                <text:p>2356</text:p>
              </table:table-cell>
              <table:table-cell office:value-type="float" office:value="1189.25">
                <text:p>1189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98">
                <text:p>2198</text:p>
              </table:table-cell>
              <table:table-cell office:value-type="float" office:value="1141.796">
                <text:p>1141.7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33.8">
                <text:p>2233.8</text:p>
              </table:table-cell>
              <table:table-cell office:value-type="float" office:value="1174.262">
                <text:p>1174.2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96.8">
                <text:p>2396.8</text:p>
              </table:table-cell>
              <table:table-cell office:value-type="float" office:value="1143.398">
                <text:p>1143.3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62.8">
                <text:p>2162.8</text:p>
              </table:table-cell>
              <table:table-cell office:value-type="float" office:value="1118.346">
                <text:p>1118.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81.2">
                <text:p>2181.2</text:p>
              </table:table-cell>
              <table:table-cell office:value-type="float" office:value="1142.836">
                <text:p>1142.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93.6">
                <text:p>2193.6</text:p>
              </table:table-cell>
              <table:table-cell office:value-type="float" office:value="1133.782">
                <text:p>1133.7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58.8">
                <text:p>2358.8</text:p>
              </table:table-cell>
              <table:table-cell office:value-type="float" office:value="1117.914">
                <text:p>1117.9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67.4">
                <text:p>2267.4</text:p>
              </table:table-cell>
              <table:table-cell office:value-type="float" office:value="1139.352">
                <text:p>1139.3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20.6">
                <text:p>2220.6</text:p>
              </table:table-cell>
              <table:table-cell office:value-type="float" office:value="1105.072">
                <text:p>1105.0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61.6">
                <text:p>2261.6</text:p>
              </table:table-cell>
              <table:table-cell office:value-type="float" office:value="1110.234">
                <text:p>1110.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50.4">
                <text:p>2250.4</text:p>
              </table:table-cell>
              <table:table-cell office:value-type="float" office:value="1151.29">
                <text:p>1151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51">
                <text:p>2251</text:p>
              </table:table-cell>
              <table:table-cell office:value-type="float" office:value="1180.344">
                <text:p>1180.3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22.2">
                <text:p>2322.2</text:p>
              </table:table-cell>
              <table:table-cell office:value-type="float" office:value="1195.174">
                <text:p>1195.1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28.6">
                <text:p>2228.6</text:p>
              </table:table-cell>
              <table:table-cell office:value-type="float" office:value="1129.506">
                <text:p>1129.5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21.2">
                <text:p>2221.2</text:p>
              </table:table-cell>
              <table:table-cell office:value-type="float" office:value="1149.422">
                <text:p>1149.4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46.8">
                <text:p>2246.8</text:p>
              </table:table-cell>
              <table:table-cell office:value-type="float" office:value="1159.576">
                <text:p>1159.5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69.4">
                <text:p>2169.4</text:p>
              </table:table-cell>
              <table:table-cell office:value-type="float" office:value="1158.246">
                <text:p>1158.2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86.6">
                <text:p>2286.6</text:p>
              </table:table-cell>
              <table:table-cell office:value-type="float" office:value="1147.122">
                <text:p>1147.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18.4">
                <text:p>2118.4</text:p>
              </table:table-cell>
              <table:table-cell office:value-type="float" office:value="1184.422">
                <text:p>1184.4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29">
                <text:p>2229</text:p>
              </table:table-cell>
              <table:table-cell office:value-type="float" office:value="1136.452">
                <text:p>1136.4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58.4">
                <text:p>2258.4</text:p>
              </table:table-cell>
              <table:table-cell office:value-type="float" office:value="1158.512">
                <text:p>1158.5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79.2">
                <text:p>2279.2</text:p>
              </table:table-cell>
              <table:table-cell office:value-type="float" office:value="1178.632">
                <text:p>1178.6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39.4">
                <text:p>2239.4</text:p>
              </table:table-cell>
              <table:table-cell office:value-type="float" office:value="1193.728">
                <text:p>1193.7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69.4">
                <text:p>2269.4</text:p>
              </table:table-cell>
              <table:table-cell office:value-type="float" office:value="1176.348">
                <text:p>1176.3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59.8">
                <text:p>2359.8</text:p>
              </table:table-cell>
              <table:table-cell office:value-type="float" office:value="1162.04">
                <text:p>1162.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27.2">
                <text:p>2327.2</text:p>
              </table:table-cell>
              <table:table-cell office:value-type="float" office:value="1156.498">
                <text:p>1156.4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70.8">
                <text:p>2270.8</text:p>
              </table:table-cell>
              <table:table-cell office:value-type="float" office:value="1180.254">
                <text:p>1180.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66.6">
                <text:p>2266.6</text:p>
              </table:table-cell>
              <table:table-cell office:value-type="float" office:value="1191.436">
                <text:p>1191.4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04.2">
                <text:p>2304.2</text:p>
              </table:table-cell>
              <table:table-cell office:value-type="float" office:value="1193.546">
                <text:p>1193.5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38.6">
                <text:p>2238.6</text:p>
              </table:table-cell>
              <table:table-cell office:value-type="float" office:value="1217.43">
                <text:p>1217.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03.2">
                <text:p>2203.2</text:p>
              </table:table-cell>
              <table:table-cell office:value-type="float" office:value="1161.294">
                <text:p>1161.2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54.8">
                <text:p>2254.8</text:p>
              </table:table-cell>
              <table:table-cell office:value-type="float" office:value="1195.13">
                <text:p>1195.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60.2">
                <text:p>2360.2</text:p>
              </table:table-cell>
              <table:table-cell office:value-type="float" office:value="1197.574">
                <text:p>1197.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18.4">
                <text:p>2218.4</text:p>
              </table:table-cell>
              <table:table-cell office:value-type="float" office:value="1163.662">
                <text:p>1163.6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49.4">
                <text:p>2349.4</text:p>
              </table:table-cell>
              <table:table-cell office:value-type="float" office:value="1202.908">
                <text:p>1202.9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17.4">
                <text:p>2317.4</text:p>
              </table:table-cell>
              <table:table-cell office:value-type="float" office:value="1177.034">
                <text:p>1177.0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80.2">
                <text:p>2380.2</text:p>
              </table:table-cell>
              <table:table-cell office:value-type="float" office:value="1202.504">
                <text:p>1202.5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51.2">
                <text:p>2251.2</text:p>
              </table:table-cell>
              <table:table-cell office:value-type="float" office:value="1240.06">
                <text:p>124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86.8">
                <text:p>2286.8</text:p>
              </table:table-cell>
              <table:table-cell office:value-type="float" office:value="1179.926">
                <text:p>1179.9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81.8">
                <text:p>2281.8</text:p>
              </table:table-cell>
              <table:table-cell office:value-type="float" office:value="1173.912">
                <text:p>1173.9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75.4">
                <text:p>2175.4</text:p>
              </table:table-cell>
              <table:table-cell office:value-type="float" office:value="1221.442">
                <text:p>1221.4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04.8">
                <text:p>2304.8</text:p>
              </table:table-cell>
              <table:table-cell office:value-type="float" office:value="1241.07">
                <text:p>1241.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68.8">
                <text:p>2368.8</text:p>
              </table:table-cell>
              <table:table-cell office:value-type="float" office:value="1228.37">
                <text:p>1228.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28.4">
                <text:p>2328.4</text:p>
              </table:table-cell>
              <table:table-cell office:value-type="float" office:value="1209.806">
                <text:p>1209.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35.8">
                <text:p>2235.8</text:p>
              </table:table-cell>
              <table:table-cell office:value-type="float" office:value="1194.904">
                <text:p>1194.9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19.8">
                <text:p>2319.8</text:p>
              </table:table-cell>
              <table:table-cell office:value-type="float" office:value="1224.698">
                <text:p>1224.6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16.4">
                <text:p>2316.4</text:p>
              </table:table-cell>
              <table:table-cell office:value-type="float" office:value="1233.924">
                <text:p>1233.9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40.4">
                <text:p>2340.4</text:p>
              </table:table-cell>
              <table:table-cell office:value-type="float" office:value="1184.562">
                <text:p>1184.5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19.6">
                <text:p>2219.6</text:p>
              </table:table-cell>
              <table:table-cell office:value-type="float" office:value="1192.538">
                <text:p>1192.5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38.8">
                <text:p>2338.8</text:p>
              </table:table-cell>
              <table:table-cell office:value-type="float" office:value="1210.764">
                <text:p>1210.7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64.2">
                <text:p>2164.2</text:p>
              </table:table-cell>
              <table:table-cell office:value-type="float" office:value="1216.372">
                <text:p>1216.3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84">
                <text:p>2184</text:p>
              </table:table-cell>
              <table:table-cell office:value-type="float" office:value="1197.652">
                <text:p>1197.6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17.8">
                <text:p>2217.8</text:p>
              </table:table-cell>
              <table:table-cell office:value-type="float" office:value="1161.738">
                <text:p>1161.7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18">
                <text:p>2318</text:p>
              </table:table-cell>
              <table:table-cell office:value-type="float" office:value="1145.006">
                <text:p>1145.0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10">
                <text:p>2210</text:p>
              </table:table-cell>
              <table:table-cell office:value-type="float" office:value="1171.692">
                <text:p>1171.6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15.8">
                <text:p>2315.8</text:p>
              </table:table-cell>
              <table:table-cell office:value-type="float" office:value="1190.894">
                <text:p>1190.8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85.2">
                <text:p>2285.2</text:p>
              </table:table-cell>
              <table:table-cell office:value-type="float" office:value="1190.148">
                <text:p>1190.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00.2">
                <text:p>2400.2</text:p>
              </table:table-cell>
              <table:table-cell office:value-type="float" office:value="1217.996">
                <text:p>1217.9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15">
                <text:p>2215</text:p>
              </table:table-cell>
              <table:table-cell office:value-type="float" office:value="1217.056">
                <text:p>1217.0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25.4">
                <text:p>2225.4</text:p>
              </table:table-cell>
              <table:table-cell office:value-type="float" office:value="1158.568">
                <text:p>1158.5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06">
                <text:p>2306</text:p>
              </table:table-cell>
              <table:table-cell office:value-type="float" office:value="1174.852">
                <text:p>1174.8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61.8">
                <text:p>2261.8</text:p>
              </table:table-cell>
              <table:table-cell office:value-type="float" office:value="1143.194">
                <text:p>1143.1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81">
                <text:p>2281</text:p>
              </table:table-cell>
              <table:table-cell office:value-type="float" office:value="1212.518">
                <text:p>1212.5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91.6">
                <text:p>2291.6</text:p>
              </table:table-cell>
              <table:table-cell office:value-type="float" office:value="1156.154">
                <text:p>1156.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06.2">
                <text:p>2306.2</text:p>
              </table:table-cell>
              <table:table-cell office:value-type="float" office:value="1190.498">
                <text:p>1190.4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46.2">
                <text:p>2246.2</text:p>
              </table:table-cell>
              <table:table-cell office:value-type="float" office:value="1134.618">
                <text:p>1134.6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1.2">
                <text:p>2231.2</text:p>
              </table:table-cell>
              <table:table-cell office:value-type="float" office:value="1208.616">
                <text:p>1208.6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19">
                <text:p>2319</text:p>
              </table:table-cell>
              <table:table-cell office:value-type="float" office:value="1162.206">
                <text:p>1162.2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26.4">
                <text:p>2226.4</text:p>
              </table:table-cell>
              <table:table-cell office:value-type="float" office:value="1196.326">
                <text:p>1196.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45">
                <text:p>2345</text:p>
              </table:table-cell>
              <table:table-cell office:value-type="float" office:value="1183.22">
                <text:p>1183.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77.8">
                <text:p>2177.8</text:p>
              </table:table-cell>
              <table:table-cell office:value-type="float" office:value="1136.14">
                <text:p>1136.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84.6">
                <text:p>2184.6</text:p>
              </table:table-cell>
              <table:table-cell office:value-type="float" office:value="1131.758">
                <text:p>1131.7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05.6">
                <text:p>2305.6</text:p>
              </table:table-cell>
              <table:table-cell office:value-type="float" office:value="1166.292">
                <text:p>1166.2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00.4">
                <text:p>2200.4</text:p>
              </table:table-cell>
              <table:table-cell office:value-type="float" office:value="1132.502">
                <text:p>1132.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3.8">
                <text:p>2303.8</text:p>
              </table:table-cell>
              <table:table-cell office:value-type="float" office:value="1138.336">
                <text:p>1138.3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15.8">
                <text:p>2415.8</text:p>
              </table:table-cell>
              <table:table-cell office:value-type="float" office:value="1160.91">
                <text:p>1160.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89.8">
                <text:p>2289.8</text:p>
              </table:table-cell>
              <table:table-cell office:value-type="float" office:value="1204.884">
                <text:p>1204.8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6">
                <text:p>2196</text:p>
              </table:table-cell>
              <table:table-cell office:value-type="float" office:value="1138.724">
                <text:p>1138.7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6">
                <text:p>2226</text:p>
              </table:table-cell>
              <table:table-cell office:value-type="float" office:value="1157.116">
                <text:p>1157.1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83.2">
                <text:p>2283.2</text:p>
              </table:table-cell>
              <table:table-cell office:value-type="float" office:value="1200.484">
                <text:p>1200.4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41.6">
                <text:p>2241.6</text:p>
              </table:table-cell>
              <table:table-cell office:value-type="float" office:value="1192.224">
                <text:p>1192.2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80.8">
                <text:p>2280.8</text:p>
              </table:table-cell>
              <table:table-cell office:value-type="float" office:value="1204.856">
                <text:p>1204.8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4.2">
                <text:p>2224.2</text:p>
              </table:table-cell>
              <table:table-cell office:value-type="float" office:value="1226.61">
                <text:p>1226.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9.8">
                <text:p>2409.8</text:p>
              </table:table-cell>
              <table:table-cell office:value-type="float" office:value="1186.782">
                <text:p>1186.7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2.4">
                <text:p>2282.4</text:p>
              </table:table-cell>
              <table:table-cell office:value-type="float" office:value="1202.076">
                <text:p>1202.0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31">
                <text:p>2231</text:p>
              </table:table-cell>
              <table:table-cell office:value-type="float" office:value="1190.784">
                <text:p>1190.7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14.4">
                <text:p>2414.4</text:p>
              </table:table-cell>
              <table:table-cell office:value-type="float" office:value="1190.578">
                <text:p>1190.5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49.8">
                <text:p>2349.8</text:p>
              </table:table-cell>
              <table:table-cell office:value-type="float" office:value="1166.326">
                <text:p>1166.3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91.2">
                <text:p>2191.2</text:p>
              </table:table-cell>
              <table:table-cell office:value-type="float" office:value="1186.994">
                <text:p>1186.9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6.6">
                <text:p>2296.6</text:p>
              </table:table-cell>
              <table:table-cell office:value-type="float" office:value="1159.15">
                <text:p>1159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37">
                <text:p>2237</text:p>
              </table:table-cell>
              <table:table-cell office:value-type="float" office:value="1186.476">
                <text:p>1186.4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12.6">
                <text:p>2212.6</text:p>
              </table:table-cell>
              <table:table-cell office:value-type="float" office:value="1201.898">
                <text:p>1201.8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94">
                <text:p>2294</text:p>
              </table:table-cell>
              <table:table-cell office:value-type="float" office:value="1186.972">
                <text:p>1186.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81.6">
                <text:p>2281.6</text:p>
              </table:table-cell>
              <table:table-cell office:value-type="float" office:value="1212.326">
                <text:p>1212.3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75">
                <text:p>2175</text:p>
              </table:table-cell>
              <table:table-cell office:value-type="float" office:value="1158.084">
                <text:p>1158.0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93.8">
                <text:p>2193.8</text:p>
              </table:table-cell>
              <table:table-cell office:value-type="float" office:value="1112.534">
                <text:p>1112.5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56.4">
                <text:p>2256.4</text:p>
              </table:table-cell>
              <table:table-cell office:value-type="float" office:value="1125.634">
                <text:p>1125.6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20">
                <text:p>2120</text:p>
              </table:table-cell>
              <table:table-cell office:value-type="float" office:value="1144.888">
                <text:p>1144.8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94.6">
                <text:p>2294.6</text:p>
              </table:table-cell>
              <table:table-cell office:value-type="float" office:value="1176.218">
                <text:p>1176.2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55.4">
                <text:p>2255.4</text:p>
              </table:table-cell>
              <table:table-cell office:value-type="float" office:value="1131.522">
                <text:p>1131.5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51.8">
                <text:p>2251.8</text:p>
              </table:table-cell>
              <table:table-cell office:value-type="float" office:value="1168.268">
                <text:p>1168.2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92.6">
                <text:p>2192.6</text:p>
              </table:table-cell>
              <table:table-cell office:value-type="float" office:value="1192.232">
                <text:p>1192.2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52.8">
                <text:p>2252.8</text:p>
              </table:table-cell>
              <table:table-cell office:value-type="float" office:value="1128.012">
                <text:p>1128.0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56.4">
                <text:p>2256.4</text:p>
              </table:table-cell>
              <table:table-cell office:value-type="float" office:value="1178.124">
                <text:p>1178.1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68.8">
                <text:p>2168.8</text:p>
              </table:table-cell>
              <table:table-cell office:value-type="float" office:value="1162.328">
                <text:p>1162.3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54.2">
                <text:p>2254.2</text:p>
              </table:table-cell>
              <table:table-cell office:value-type="float" office:value="1131.662">
                <text:p>1131.6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51.2">
                <text:p>2351.2</text:p>
              </table:table-cell>
              <table:table-cell office:value-type="float" office:value="1174.814">
                <text:p>1174.8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66.6">
                <text:p>2266.6</text:p>
              </table:table-cell>
              <table:table-cell office:value-type="float" office:value="1110.648">
                <text:p>1110.6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50.6">
                <text:p>2150.6</text:p>
              </table:table-cell>
              <table:table-cell office:value-type="float" office:value="1141.846">
                <text:p>1141.8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80.8">
                <text:p>2180.8</text:p>
              </table:table-cell>
              <table:table-cell office:value-type="float" office:value="1137.408">
                <text:p>1137.4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88">
                <text:p>2188</text:p>
              </table:table-cell>
              <table:table-cell office:value-type="float" office:value="1145.622">
                <text:p>1145.6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97.2">
                <text:p>2197.2</text:p>
              </table:table-cell>
              <table:table-cell office:value-type="float" office:value="1194.146">
                <text:p>1194.1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90.4">
                <text:p>2190.4</text:p>
              </table:table-cell>
              <table:table-cell office:value-type="float" office:value="1168.496">
                <text:p>1168.4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74.4">
                <text:p>2274.4</text:p>
              </table:table-cell>
              <table:table-cell office:value-type="float" office:value="1218.306">
                <text:p>1218.3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09.4">
                <text:p>2309.4</text:p>
              </table:table-cell>
              <table:table-cell office:value-type="float" office:value="1209.274">
                <text:p>1209.2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59">
                <text:p>2359</text:p>
              </table:table-cell>
              <table:table-cell office:value-type="float" office:value="1165.706">
                <text:p>1165.7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69.4">
                <text:p>2269.4</text:p>
              </table:table-cell>
              <table:table-cell office:value-type="float" office:value="1193.798">
                <text:p>1193.7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32">
                <text:p>2232</text:p>
              </table:table-cell>
              <table:table-cell office:value-type="float" office:value="1157.968">
                <text:p>1157.9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15.4">
                <text:p>2315.4</text:p>
              </table:table-cell>
              <table:table-cell office:value-type="float" office:value="1157.522">
                <text:p>1157.5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68.8">
                <text:p>2268.8</text:p>
              </table:table-cell>
              <table:table-cell office:value-type="float" office:value="1208.966">
                <text:p>1208.9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07.6">
                <text:p>2207.6</text:p>
              </table:table-cell>
              <table:table-cell office:value-type="float" office:value="1142.772">
                <text:p>1142.7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04">
                <text:p>2404</text:p>
              </table:table-cell>
              <table:table-cell office:value-type="float" office:value="1164.876">
                <text:p>1164.8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70.2">
                <text:p>2270.2</text:p>
              </table:table-cell>
              <table:table-cell office:value-type="float" office:value="1141.53">
                <text:p>1141.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21.2">
                <text:p>2321.2</text:p>
              </table:table-cell>
              <table:table-cell office:value-type="float" office:value="1148.584">
                <text:p>1148.5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33.4">
                <text:p>2233.4</text:p>
              </table:table-cell>
              <table:table-cell office:value-type="float" office:value="1158.068">
                <text:p>1158.0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60.8">
                <text:p>2260.8</text:p>
              </table:table-cell>
              <table:table-cell office:value-type="float" office:value="1164.438">
                <text:p>1164.4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30">
                <text:p>2330</text:p>
              </table:table-cell>
              <table:table-cell office:value-type="float" office:value="1135.338">
                <text:p>1135.3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59.2">
                <text:p>2359.2</text:p>
              </table:table-cell>
              <table:table-cell office:value-type="float" office:value="1197.6">
                <text:p>1197.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84.2">
                <text:p>2284.2</text:p>
              </table:table-cell>
              <table:table-cell office:value-type="float" office:value="1203.208">
                <text:p>1203.2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27">
                <text:p>2127</text:p>
              </table:table-cell>
              <table:table-cell office:value-type="float" office:value="1180.656">
                <text:p>1180.6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20.8">
                <text:p>2320.8</text:p>
              </table:table-cell>
              <table:table-cell office:value-type="float" office:value="1207.222">
                <text:p>1207.2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70.2">
                <text:p>2270.2</text:p>
              </table:table-cell>
              <table:table-cell office:value-type="float" office:value="1221.078">
                <text:p>1221.0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14">
                <text:p>2214</text:p>
              </table:table-cell>
              <table:table-cell office:value-type="float" office:value="1189.028">
                <text:p>1189.0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66.4">
                <text:p>2366.4</text:p>
              </table:table-cell>
              <table:table-cell office:value-type="float" office:value="1227.426">
                <text:p>1227.4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04">
                <text:p>2204</text:p>
              </table:table-cell>
              <table:table-cell office:value-type="float" office:value="1138.35">
                <text:p>1138.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80">
                <text:p>2180</text:p>
              </table:table-cell>
              <table:table-cell office:value-type="float" office:value="1187.276">
                <text:p>1187.2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13.2">
                <text:p>2313.2</text:p>
              </table:table-cell>
              <table:table-cell office:value-type="float" office:value="1172.306">
                <text:p>1172.3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79.6">
                <text:p>2279.6</text:p>
              </table:table-cell>
              <table:table-cell office:value-type="float" office:value="1164.64">
                <text:p>1164.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37.8">
                <text:p>2237.8</text:p>
              </table:table-cell>
              <table:table-cell office:value-type="float" office:value="1186.522">
                <text:p>1186.5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01">
                <text:p>2301</text:p>
              </table:table-cell>
              <table:table-cell office:value-type="float" office:value="1208.414">
                <text:p>1208.4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05.6">
                <text:p>2205.6</text:p>
              </table:table-cell>
              <table:table-cell office:value-type="float" office:value="1181.62">
                <text:p>1181.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92.4">
                <text:p>2192.4</text:p>
              </table:table-cell>
              <table:table-cell office:value-type="float" office:value="1190.398">
                <text:p>1190.3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80.2">
                <text:p>2280.2</text:p>
              </table:table-cell>
              <table:table-cell office:value-type="float" office:value="1170.526">
                <text:p>1170.5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19">
                <text:p>2319</text:p>
              </table:table-cell>
              <table:table-cell office:value-type="float" office:value="1158.244">
                <text:p>1158.2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64.4">
                <text:p>2264.4</text:p>
              </table:table-cell>
              <table:table-cell office:value-type="float" office:value="1184.626">
                <text:p>1184.6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67">
                <text:p>2367</text:p>
              </table:table-cell>
              <table:table-cell office:value-type="float" office:value="1222.57">
                <text:p>1222.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88.2">
                <text:p>2388.2</text:p>
              </table:table-cell>
              <table:table-cell office:value-type="float" office:value="1195.34">
                <text:p>1195.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29">
                <text:p>2329</text:p>
              </table:table-cell>
              <table:table-cell office:value-type="float" office:value="1227.804">
                <text:p>1227.8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23.8">
                <text:p>2323.8</text:p>
              </table:table-cell>
              <table:table-cell office:value-type="float" office:value="1233.846">
                <text:p>1233.8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22.4">
                <text:p>2222.4</text:p>
              </table:table-cell>
              <table:table-cell office:value-type="float" office:value="1216.522">
                <text:p>1216.5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43.2">
                <text:p>2243.2</text:p>
              </table:table-cell>
              <table:table-cell office:value-type="float" office:value="1245.78">
                <text:p>1245.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59.2">
                <text:p>2259.2</text:p>
              </table:table-cell>
              <table:table-cell office:value-type="float" office:value="1185.258">
                <text:p>1185.2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73">
                <text:p>2273</text:p>
              </table:table-cell>
              <table:table-cell office:value-type="float" office:value="1222.744">
                <text:p>1222.7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7.8">
                <text:p>2257.8</text:p>
              </table:table-cell>
              <table:table-cell office:value-type="float" office:value="1213.82">
                <text:p>1213.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14.2">
                <text:p>2214.2</text:p>
              </table:table-cell>
              <table:table-cell office:value-type="float" office:value="1192.058">
                <text:p>1192.0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20.4">
                <text:p>2320.4</text:p>
              </table:table-cell>
              <table:table-cell office:value-type="float" office:value="1267.042">
                <text:p>1267.0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05.4">
                <text:p>2305.4</text:p>
              </table:table-cell>
              <table:table-cell office:value-type="float" office:value="1260.37">
                <text:p>1260.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34.4">
                <text:p>2434.4</text:p>
              </table:table-cell>
              <table:table-cell office:value-type="float" office:value="1227.444">
                <text:p>1227.4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81.2">
                <text:p>2281.2</text:p>
              </table:table-cell>
              <table:table-cell office:value-type="float" office:value="1227.046">
                <text:p>1227.0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